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8">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49">
    </style:style>
    <style:style style:name="P57" style:family="paragraph" style:parent-style-name="Text_20_body" style:list-style-name="L50">
    </style:style>
    <style:style style:name="P58" style:family="paragraph" style:parent-style-name="Text_20_body" style:list-style-name="L51">
    </style:style>
    <style:style style:name="P59" style:family="paragraph" style:parent-style-name="Text_20_body" style:list-style-name="L52">
    </style:style>
    <style:style style:name="P60" style:family="paragraph" style:parent-style-name="Text_20_body" style:list-style-name="L53">
    </style:style>
    <style:style style:name="P61" style:family="paragraph" style:parent-style-name="Text_20_body" style:list-style-name="L54">
    </style:style>
    <style:style style:name="P62" style:family="paragraph" style:parent-style-name="Text_20_body" style:list-style-name="L55">
    </style:style>
    <style:style style:name="P63" style:family="paragraph" style:parent-style-name="Preformatted_20_Text">
    </style:style>
    <style:style style:name="P64" style:family="paragraph" style:parent-style-name="Text_20_body" style:list-style-name="L56">
    </style:style>
    <style:style style:name="P65" style:family="paragraph" style:parent-style-name="Text_20_body" style:list-style-name="L57">
    </style:style>
    <style:style style:name="P66" style:family="paragraph" style:parent-style-name="Text_20_body" style:list-style-name="L58">
    </style:style>
    <style:style style:name="P67" style:family="paragraph" style:parent-style-name="Text_20_body" style:list-style-name="L59">
    </style:style>
    <style:style style:name="P68" style:family="paragraph" style:parent-style-name="Preformatted_20_Text">
    </style:style>
    <style:style style:name="P69" style:family="paragraph" style:parent-style-name="Text_20_body" style:list-style-name="L60">
    </style:style>
    <style:style style:name="P70" style:family="paragraph" style:parent-style-name="Text_20_body" style:list-style-name="L61">
    </style:style>
    <style:style style:name="P71" style:family="paragraph" style:parent-style-name="Text_20_body" style:list-style-name="L62">
    </style:style>
    <style:style style:name="P72" style:family="paragraph" style:parent-style-name="Preformatted_20_Text">
    </style:style>
    <style:style style:name="P73" style:family="paragraph" style:parent-style-name="Text_20_body" style:list-style-name="L63">
    </style:style>
    <style:style style:name="P74" style:family="paragraph" style:parent-style-name="Text_20_body" style:list-style-name="L64">
    </style:style>
    <style:style style:name="P75" style:family="paragraph" style:parent-style-name="Text_20_body" style:list-style-name="L65">
    </style:style>
    <style:style style:name="P76" style:family="paragraph" style:parent-style-name="Text_20_body" style:list-style-name="L66">
    </style:style>
    <style:style style:name="P77" style:family="paragraph" style:parent-style-name="Preformatted_20_Text">
    </style:style>
    <style:style style:name="P78" style:family="paragraph" style:parent-style-name="Text_20_body" style:list-style-name="L67">
    </style:style>
    <style:style style:name="P79" style:family="paragraph" style:parent-style-name="Text_20_body" style:list-style-name="L68">
    </style:style>
    <style:style style:name="P80" style:family="paragraph" style:parent-style-name="Text_20_body" style:list-style-name="L69">
    </style:style>
    <style:style style:name="P81" style:family="paragraph" style:parent-style-name="Text_20_body" style:list-style-name="L70">
    </style:style>
    <style:style style:name="P82" style:family="paragraph" style:parent-style-name="Text_20_body" style:list-style-name="L71">
    </style:style>
    <style:style style:name="P83" style:family="paragraph" style:parent-style-name="Preformatted_20_Text">
    </style:style>
    <style:style style:name="P84" style:family="paragraph" style:parent-style-name="Text_20_body" style:list-style-name="L72">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73">
    </style:style>
    <style:style style:name="P90" style:family="paragraph" style:parent-style-name="Text_20_body" style:list-style-name="L74">
    </style:style>
    <style:style style:name="P91" style:family="paragraph" style:parent-style-name="Text_20_body" style:list-style-name="L75">
    </style:style>
    <style:style style:name="P92" style:family="paragraph" style:parent-style-name="Text_20_body" style:list-style-name="L76">
    </style:style>
    <style:style style:name="P93" style:family="paragraph" style:parent-style-name="Preformatted_20_Text">
    </style:style>
    <style:style style:name="P94" style:family="paragraph" style:parent-style-name="Text_20_body" style:list-style-name="L77">
    </style:style>
    <style:style style:name="P95" style:family="paragraph" style:parent-style-name="Text_20_body" style:list-style-name="L78">
    </style:style>
    <style:style style:name="P96" style:family="paragraph" style:parent-style-name="Text_20_body" style:list-style-name="L79">
    </style:style>
    <style:style style:name="P97" style:family="paragraph" style:parent-style-name="Preformatted_20_Text">
    </style:style>
    <style:style style:name="P98" style:family="paragraph" style:parent-style-name="Text_20_body" style:list-style-name="L80">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81">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82">
    </style:style>
    <style:style style:name="P105" style:family="paragraph" style:parent-style-name="Preformatted_20_Text">
    </style:style>
    <style:style style:name="P106" style:family="paragraph" style:parent-style-name="Text_20_body" style:list-style-name="L83">
    </style:style>
    <style:style style:name="P107" style:family="paragraph" style:parent-style-name="Preformatted_20_Text">
    </style:style>
    <style:style style:name="P108" style:family="paragraph" style:parent-style-name="Preformatted_20_Text">
    </style:style>
    <style:style style:name="P109" style:family="paragraph" style:parent-style-name="Text_20_body" style:list-style-name="L84">
    </style:style>
    <style:style style:name="P110" style:family="paragraph" style:parent-style-name="Text_20_body" style:list-style-name="L85">
    </style:style>
    <style:style style:name="P111" style:family="paragraph" style:parent-style-name="Preformatted_20_Text">
    </style:style>
    <style:style style:name="P112" style:family="paragraph" style:parent-style-name="Text_20_body" style:list-style-name="L86">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87">
    </style:style>
    <style:style style:name="P116" style:family="paragraph" style:parent-style-name="Text_20_body" style:list-style-name="L88">
    </style:style>
    <style:style style:name="P117" style:family="paragraph" style:parent-style-name="Text_20_body" style:list-style-name="L89">
    </style:style>
    <style:style style:name="P118" style:family="paragraph" style:parent-style-name="Preformatted_20_Text">
    </style:style>
    <style:style style:name="P119" style:family="paragraph" style:parent-style-name="Preformatted_20_Text">
    </style:style>
    <style:style style:name="P120" style:family="paragraph" style:parent-style-name="Text_20_body" style:list-style-name="L90">
    </style:style>
    <style:style style:name="P121" style:family="paragraph" style:parent-style-name="Text_20_body" style:list-style-name="L91">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92">
    </style:style>
    <style:style style:name="P128" style:family="paragraph" style:parent-style-name="Text_20_body" style:list-style-name="L93">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Text_20_body" style:list-style-name="L94">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3" style:family="table">
      <style:table-properties table:align="center"/>
    </style:style>
    <style:style style:name="Table3.A" style:family="table-column">
      <style:table-column-properties style:rel-column-width="21844*"/>
    </style:style>
    <style:style style:name="Table3.B" style:family="table-column">
      <style:table-column-properties style:rel-column-width="21844*"/>
    </style:style>
    <style:style style:name="Table3.C" style:family="table-column">
      <style:table-column-properties style:rel-column-width="21845*"/>
    </style:style>
    <style:style style:name="Table4" style:family="table">
      <style:table-properties table:align="center"/>
    </style:style>
    <style:style style:name="Table4.A" style:family="table-column">
      <style:table-column-properties style:rel-column-width="21844*"/>
    </style:style>
    <style:style style:name="Table4.B" style:family="table-column">
      <style:table-column-properties style:rel-column-width="21844*"/>
    </style:style>
    <style:style style:name="Table4.C" style:family="table-column">
      <style:table-column-properties style:rel-column-width="21845*"/>
    </style:style>
    <style:style style:name="Table5" style:family="table">
      <style:table-properties table:align="center"/>
    </style:style>
    <style:style style:name="Table5.A" style:family="table-column">
      <style:table-column-properties style:rel-column-width="21844*"/>
    </style:style>
    <style:style style:name="Table5.B" style:family="table-column">
      <style:table-column-properties style:rel-column-width="21844*"/>
    </style:style>
    <style:style style:name="Table5.C" style:family="table-column">
      <style:table-column-properties style:rel-column-width="21845*"/>
    </style:style>
    <style:style style:name="Table6" style:family="table">
      <style:table-properties table:align="center"/>
    </style:style>
    <style:style style:name="Table6.A" style:family="table-column">
      <style:table-column-properties style:rel-column-width="21844*"/>
    </style:style>
    <style:style style:name="Table6.B" style:family="table-column">
      <style:table-column-properties style:rel-column-width="21844*"/>
    </style:style>
    <style:style style:name="Table6.C" style:family="table-column">
      <style:table-column-properties style:rel-column-width="21845*"/>
    </style:style>
    <style:style style:name="Table7" style:family="table">
      <style:table-properties table:align="center"/>
    </style:style>
    <style:style style:name="Table7.A" style:family="table-column">
      <style:table-column-properties style:rel-column-width="21844*"/>
    </style:style>
    <style:style style:name="Table7.B" style:family="table-column">
      <style:table-column-properties style:rel-column-width="21844*"/>
    </style:style>
    <style:style style:name="Table7.C" style:family="table-column">
      <style:table-column-properties style:rel-column-width="21845*"/>
    </style:style>
    <style:style style:name="Table8" style:family="table">
      <style:table-properties table:align="center"/>
    </style:style>
    <style:style style:name="Table8.A" style:family="table-column">
      <style:table-column-properties style:rel-column-width="32767*"/>
    </style:style>
    <style:style style:name="Table8.B" style:family="table-column">
      <style:table-column-properties style:rel-column-width="32767*"/>
    </style:style>
    <style:style style:name="Table9" style:family="table">
      <style:table-properties table:align="center"/>
    </style:style>
    <style:style style:name="Table9.A" style:family="table-column">
      <style:table-column-properties style:rel-column-width="32767*"/>
    </style:style>
    <style:style style:name="Table9.B" style:family="table-column">
      <style:table-column-properties style:rel-column-width="32767*"/>
    </style:style>
    <style:style style:name="Table10" style:family="table">
      <style:table-properties table:align="center"/>
    </style:style>
    <style:style style:name="Table10.A" style:family="table-column">
      <style:table-column-properties style:rel-column-width="32767*"/>
    </style:style>
    <style:style style:name="Table10.B" style:family="table-column">
      <style:table-column-properties style:rel-column-width="32767*"/>
    </style:style>
    <style:style style:name="Table11" style:family="table">
      <style:table-properties table:align="center"/>
    </style:style>
    <style:style style:name="Table11.A" style:family="table-column">
      <style:table-column-properties style:rel-column-width="32767*"/>
    </style:style>
    <style:style style:name="Table11.B" style:family="table-column">
      <style:table-column-properties style:rel-column-width="32767*"/>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3" style:family="table">
      <style:table-properties table:align="center"/>
    </style:style>
    <style:style style:name="Table13.A" style:family="table-column">
      <style:table-column-properties style:rel-column-width="32767*"/>
    </style:style>
    <style:style style:name="Table13.B" style:family="table-column">
      <style:table-column-properties style:rel-column-width="32767*"/>
    </style:style>
    <style:style style:name="Table14" style:family="table">
      <style:table-properties table:align="center"/>
    </style:style>
    <style:style style:name="Table14.A" style:family="table-column">
      <style:table-column-properties style:rel-column-width="21844*"/>
    </style:style>
    <style:style style:name="Table14.B" style:family="table-column">
      <style:table-column-properties style:rel-column-width="21844*"/>
    </style:style>
    <style:style style:name="Table14.C" style:family="table-column">
      <style:table-column-properties style:rel-column-width="21845*"/>
    </style:style>
    <style:style style:name="Table15" style:family="table">
      <style:table-properties table:align="center"/>
    </style:style>
    <style:style style:name="Table15.A" style:family="table-column">
      <style:table-column-properties style:rel-column-width="32767*"/>
    </style:style>
    <style:style style:name="Table15.B" style:family="table-column">
      <style:table-column-properties style:rel-column-width="32767*"/>
    </style:style>
  </office:automatic-styles>
  <office:body>
    <office:text>
      <text:h text:style-name="Heading_20_3" text:outline-level="3"><text:bookmark-start text:name="création-du-personnage"/>Création du personnage<text:bookmark-end text:name="création-du-personnage"/></text:h>
      <text:p text:style-name="First_20_paragraph">mdi-drama-masks Feuille de personnage PDF</text:p>
      <text:h text:style-name="Heading_20_4" text:outline-level="4"><text:bookmark-start text:name="_1_choisir_une_ethnie"/>1. Choisir une ethnie<text:bookmark-end text:name="_1_choisir_une_ethnie"/></text:h>
      <text:p text:style-name="First_20_paragraph">Le chapitre <text:a xlink:type="simple" xlink:href="/ethnies/" office:name=""><text:span text:style-name="Definition">Ethnies</text:span></text:a>, donne plus de détails sur chaque ethnie et chaque variante.</text:p>
      <text:p text:style-name="Text_20_body">Chaque ethnie fournit aussi des éléments techniques, les traits, que vous devez recopier sur votre feuille de personnage, ainsi que votre vitesse de déplacement et les langues que connaît votre personnage.</text:p>
      <text:h text:style-name="Heading_20_4" text:outline-level="4"><text:bookmark-start text:name="_2_choisir_un_historique"/>2. Choisir un historique<text:bookmark-end text:name="_2_choisir_un_historique"/></text:h>
      <text:p text:style-name="First_20_paragraph">Référez-vous au chapitre <text:a xlink:type="simple" xlink:href="/personnalite-et-historique/" office:name=""><text:span text:style-name="Definition">Personnalité et historique</text:span></text:a> pour plus de détails.</text:p>
      <text:p text:style-name="Text_20_body">Chaque historique vous permet d’obtenir la maîtrise de deux compétences (cochez les cases correspondantes sur votre feuille de personnage) et parfois d’un ou plusieurs outils ou véhicules (notez-les dans le cadre intitulé Autres maîtrises &amp; langues). Ici aussi, chaque grande catégorie d’historique présente plusieurs variantes. Si vous choisissez l’une d’elle, souvenez-vous que les compétences ou l’équipement de ces variantes ne s’ajoutent pas à celles de l’historique de base mais les remplacent.</text:p>
      <text:h text:style-name="Heading_20_4" text:outline-level="4"><text:bookmark-start text:name="_3_choisir_une_voie"/>3. Choisir une Voie<text:bookmark-end text:name="_3_choisir_une_voie"/></text:h>
      <text:p text:style-name="First_20_paragraph">Les différentes Voies sont présentées au chapitre <text:a xlink:type="simple" xlink:href="/voies/" office:name=""><text:span text:style-name="Definition">Voies</text:span></text:a>.</text:p>
      <text:p text:style-name="Text_20_body">Maîtriser une action ou un objet vous permet soit d’être autorisé à l’utiliser (dans le cas des armes et des armures), soit d’ajouter votre bonus de maîtrise aux tests que vous effectuez. Ce bonus dépend de votre niveau. Inscrivez sur votre feuille de personnage toutes les <text:span text:style-name="T1">aptitudes</text:span> et les maîtrises dont votre personnage bénéficie au niveau 1.</text:p>
      <text:p text:style-name="Text_20_body">Au moment du choix de la classe de votre personnage, même s’il n’est encore que niveau 1, veillez à porter attention aux aptitudes de la classe à plus haut niveau, notamment les archétypes disponibles. Chaque archétype est une sorte de spécialisation. Vous serez amené à sélectionner l’un d’entre eux lors de la progression du personnage.</text:p>
      <text:h text:style-name="Heading_20_5" text:outline-level="5"><text:bookmark-start text:name="_niveau"/>Niveau<text:bookmark-end text:name="_niveau"/></text:h>
      <text:p text:style-name="First_20_paragraph">En règle générale, <text:span text:style-name="T1">chaque personnage débute sa vie d’aventurier au niveau 1</text:span>.</text:p>
      <text:h text:style-name="Heading_20_5" text:outline-level="5"><text:bookmark-start text:name="_rituels_magiques"/>Rituels magiques<text:bookmark-end text:name="_rituels_magiques"/></text:h>
      <text:p text:style-name="First_20_paragraph">Si vous avez opté pour la voie de la magie, vous disposez d’une capacité supérieure à exécuter des rituels. Jusqu’au moment de choisir votre archétype, vous êtes un simple élève dont la seule capacité magique est d’assister l’un des vos maîtres lors de ces rituels. C’est au niveau 3 que vous êtes réellement initiés à votre voie magique. Suivant l’archétype choisi vous développerez des points de magie (MP) basés sur la caractéristique intelligence ou des points de foi (PF) basés sur la caractéristique sagesse. Généralement, les archétypes de type religieux développent la sagesse (SAG) et les archétype de type mages développent l’intelligence (INT) Pour ce faire, vous pouvez consulter les listes présentées dans les chapitres <text:a xlink:type="simple" xlink:href="/lancer-des-sorts/" office:name=""><text:span text:style-name="Definition">Lancer des sorts</text:span></text:a> et <text:a xlink:type="simple" xlink:href="/grimoire/" office:name=""><text:span text:style-name="Definition">Listes de sorts</text:span></text:a>.</text:p>
      <text:h text:style-name="Heading_20_4" text:outline-level="4"><text:bookmark-start text:name="_4_déterminer_les_caractéristiques"/>4. Déterminer les caractéristiques<text:bookmark-end text:name="_4_déterminer_les_caractéristiques"/></text:h>
      <text:p text:style-name="First_20_paragraph">La <text:span text:style-name="T1">Force</text:span> mesure la puissance physique du personnage : sa taille, sa musculature, sa vigueur. Elle lui permet de mieux utiliser ses armes de corps-à-corps, que ce soit en termes d’attaque ou de dégâts, de soulever de lourdes charges, d’immobiliser plus aisément un adversaire, etc.</text:p>
      <text:p text:style-name="Text_20_body">La <text:span text:style-name="T1">Dextérité</text:span> mesure à la fois la rapidité, la souplesse et l’adresse du personnage. Elle est utile afin d’agir avant l’ennemi, d’utiliser des armes en finesse ou avec précision, et dans toutes les actions qui requièrent soit de la précision et du doigté, soit le sens de l’équilibre et de l’agilité.</text:p>
      <text:p text:style-name="Text_20_body">La <text:span text:style-name="T1">Constitution</text:span> traduit la robustesse, la santé et la vitalité du personnage. Une forte Constitution permet de mieux résister aux dégâts, aux maladies et aux poisons. Elle permet d’ignorer la fatigue et les rigueurs de la vie d’aventurier.La constitution permet de calculer les points d’action (PA).</text:p>
      <text:p text:style-name="Text_20_body">L'<text:span text:style-name="T1">Intelligence</text:span> correspond à la vivacité d’esprit, à la mémoire et aux capacités de déduction du personnage. À sa culture générale, aussi. Tout ce qui nécessite de la réflexion et une certaine compréhension du monde passe par cette caractéristique. L’intelligence permet de calculer les points de magie (PM).</text:p>
      <text:p text:style-name="Text_20_body">La <text:span text:style-name="T1">Sagesse</text:span> mesure l’intuition et la perspicacité du personnage, sa capacité à tirer des conclusions valides de ce qu’il perçoit, devine ou ressent. La sagesse permet de calculer les points de foi (PF).</text:p>
      <text:p text:style-name="Text_20_body">Le <text:span text:style-name="T1">Charisme</text:span> traduit les aptitudes sociales du personnage et sa personnalité. C’est le Charisme qui permet de persuader, d’enjoliver ou d’attirer les regards sur soi au moment opportun. Le charisme permet de calculer les points d’honneur (PH).</text:p>
      <text:p text:style-name="Text_20_body">Plus d’informations sont fournies sur ces six caractéristiques au <text:a xlink:type="simple" xlink:href="/utiliser-les-caracteristiques/" office:name=""><text:span text:style-name="Definition">Utiliser les caractéristiques</text:span></text:a>.</text:p>
      <text:h text:style-name="Heading_20_5" text:outline-level="5"><text:bookmark-start text:name="_répartition_des_points_de_caractéristiques"/>Répartition des points de caractéristiques<text:bookmark-end text:name="_répartition_des_points_de_caractéristiques"/></text:h>
      <text:p text:style-name="First_20_paragraph">Le personnage du joueur commence avec 10 dans toutes les caractéristiques ce qui représente un personnage moyen. Pour plus de personnalisation, le joueur a la possibilité de moduler les caractéristiques comme il le souhaite d’un point pour un point. Il ne peut cependant pas mettre plus de 12 et moins de 8 dans une caractéristique dans un soucis de jouabilité . Les caractéristiques seront alors ajustée par le bonus de l’ethnie choisie. Ce bonus permet de dépasser 12 à la création. Les caractéristiques augmenteront ensuite régulièrement avec la progression du personnage en gagnant 2 points de caractéristique à chaque niveau pair et 1 point de caractéristique à chaque niveau impair. Les caractéristiques ne peuvent jamais dépasser 20.</text:p>
      <text:h text:style-name="Heading_20_5" text:outline-level="5"><text:bookmark-start text:name="_valeurs_et_modificateurs"/>Valeurs et modificateurs<text:bookmark-end text:name="_valeurs_et_modificateurs"/></text:h>
      <text:p text:style-name="First_20_paragraph">Une fois les valeurs des caractéristiques de votre personnages établies (n’oubliez pas d’appliquer les éventuels modificateurs de votre race), il suffit de déterminer les <text:span text:style-name="T1">modificateurs</text:span> correspondants et de les inscrire sur votre feuille de personnage. Pour chaque caractéristique, calculer le modificateur est très simple : soustrayez 10 à la valeur puis divisez par deux, en arrondissant à l’inférieur. Vous pouvez aussi consulter la table ci-dessous.</text:p>
      <text:p text:style-name="Text_20_body">§§§ .table-container</text:p>
      <text:h text:style-name="Heading_20_6" text:outline-level="6"><text:bookmark-start text:name="_table_des_modificateurs"/>Table des modificateurs<text:bookmark-end text:name="_table_des_modificateurs"/></text:h>
      <table:table table:name="Table1" table:style-name="Table1">
        <table:table-column table:style-name="Table1.A"/>
        <table:table-column table:style-name="Table1.B"/>
        <table:table-header-rows>
          <table:table-row>
            <table:table-cell table:style-name="TableHeaderRowCell" office:value-type="string">
              <text:p text:style-name="Table_20_Heading">Valeur</text:p>
            </table:table-cell>
            <table:table-cell table:style-name="TableHeaderRowCell" office:value-type="string">
              <text:p text:style-name="Table_20_Heading">Modificateur</text:p>
            </table:table-cell>
          </table:table-row>
        </table:table-header-rows>
        <table:table-row>
          <table:table-cell table:style-name="TableRowCell" office:value-type="string">
            <text:p text:style-name="Table_20_Contents"><text:span text:style-name="T1">2-3</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11</text:span></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T1">12-13</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4-15</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6-17</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8-19</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20-21</text:span></text:p>
          </table:table-cell>
          <table:table-cell table:style-name="TableRowCell" office:value-type="string">
            <text:p text:style-name="Table_20_Contents">+5</text:p>
          </table:table-cell>
        </table:table-row>
      </table:table>
      <text:p text:style-name="First_20_paragraph">§§§</text:p>
      <text:h text:style-name="Heading_20_5" text:outline-level="5"><text:bookmark-start text:name="_points_daction"/>Points d’Action<text:bookmark-end text:name="_points_daction"/></text:h>
      <text:p text:style-name="First_20_paragraph">Une fois le score et le modificateur de Constitution définis, il est possible de calculer les <text:span text:style-name="T1">Points d’Action (PA)</text:span> de départ de votre personnage. Les PA reflètent l’énergie et la forme physique du personnage, son aptitude à poursuivre le combat malgré la fatigue et la douleur. Pour plus de détails sur les points et les points d’action, ainsi que les notions de blessure, de soins et de fatigue, consultez le chapitre <text:a xlink:type="simple" xlink:href="/gerer-la-sante-du-personnage/" office:name=""><text:span text:style-name="Definition">Gérer la santé du personnage</text:span></text:a>.</text:p>
      <text:p text:style-name="Text_20_body">Chaque Voie indique le type de <text:span text:style-name="T1">Points d’Action (PA)</text:span> qu’elle gagne par niveau. Au niveau 1, votre personnage dispose de ce nombre plus la valeur de caractéristique Constitution. Aux niveaux suivants, le nombre de PA obtenus est fixe, mais dépend toujours du PA de la classe et de la valeur de Constitution du personnage. Ce total est le nombre maximum de PA du personnage.</text:p>
      <text:h text:style-name="Heading_20_5" text:outline-level="5"><text:bookmark-start text:name="_compétences_et_jets_de_sauvegarde"/>Compétences et jets de sauvegarde<text:bookmark-end text:name="_compétences_et_jets_de_sauvegarde"/></text:h>
      <text:p text:style-name="First_20_paragraph">Vous pouvez désormais calculer vos <text:span text:style-name="T1">bonus de compétence</text:span> et de <text:span text:style-name="T1">jets de sauvegarde</text:span> et les indiquer sur votre feuille de personnage. La caractéristique utilisée par chaque compétence est précisée sur celle-ci. Le bonus de maîtrise du personnage doit aussi y être noté. Marquez les compétences et les jets de sauvegarde que votre personnage maîtrise. Le bonus de maîtrise s’ajoute alors au modificateur de caractéristique afin de calculer le bonus total. Enfin, déterminez le score de Perception passive du personnage, qui est égal à 10 + votre bonus de Perception.</text:p>
      <text:h text:style-name="Heading_20_4" text:outline-level="4"><text:bookmark-start text:name="_5_équiper_le_personnage"/>5. Équiper le personnage<text:bookmark-end text:name="_5_équiper_le_personnage"/></text:h>
      <text:p text:style-name="First_20_paragraph">L’historique et la classe que vous avez choisis suggèrent un équipement de base, avec quelques choix possibles. Si vous souhaitez aller vite et que ces propositions vous suffisent, inscrivez simplement l’équipement sélectionné sur la fiche de votre personnage. Vous pouvez ensuite passer à l’étape suivante.</text:p>
      <text:p text:style-name="Text_20_body">Si vous préférez faire un choix plus complet, le chapitre <text:a xlink:type="simple" xlink:href="/equipement" office:name=""><text:span text:style-name="Definition">Équipement</text:span></text:a> détaille les objets les plus couramment utilisés par les héros pendant leurs aventures. Il explique aussi le fonctionnement de la monnaie et les caractéristiques des armes et armures les plus courantes. Chaque objet a une valeur (généralement exprimée en pièces d’or) et un poids. En effet, même s’il est un héros, votre personnage ne peut pas espérer transporter de trop lourdes charges sans se fatiguer et être encombré. Le chapitre <text:a xlink:type="simple" xlink:href="/utiliser-les-caracteristiques/" office:name=""><text:span text:style-name="Definition">Utiliser les caractéristiques</text:span></text:a> vous en dira plus à ce propos.</text:p>
      <text:h text:style-name="Heading_20_5" text:outline-level="5"><text:bookmark-start text:name="_valeur_de_défence"/>Valeur de défence<text:bookmark-end text:name="_valeur_de_défence"/></text:h>
      <text:p text:style-name="First_20_paragraph">La <text:span text:style-name="T1">Valeur de défense (VD)</text:span> de votre personnage détermine sa capacité à éviter les coups, mais aussi à les encaisser sans être blessé. Entrent en jeu à la fois la Dextérité du personnage et d’éventuels bonus d’armure et de bouclier. Le chapitre <text:a xlink:type="simple" xlink:href="/armures/" office:name=""><text:span text:style-name="Definition">Équipement - Armures</text:span></text:a> détaille le calcul de la Valeur de défense en fonction de l’équipement du personnage. En règle générale, la VD de votre personnage est de 10 + la somme des modificateurs qui s’appliquent.</text:p>
      <text:p text:style-name="Text_20_body">Une chose importante toutefois : pour bénéficier pleinement de la protection d’une armure ou d’un bouclier, il est nécessaire de maîtriser cet équipement. Chaque classe indique les armures maîtrisées et la possibilité d’utiliser ou non un bouclier. Porter une armure que votre personnage ne maîtrise pas vous expose à des pénalités décrites elles aussi dans le chapitre <text:a xlink:type="simple" xlink:href="/armures/" office:name=""><text:span text:style-name="Definition">Équipement - Armures</text:span></text:a>.</text:p>
      <text:h text:style-name="Heading_20_5" text:outline-level="5"><text:bookmark-start text:name="_armes_et_valeur_offensive"/>Armes et Valeur offensive<text:bookmark-end text:name="_armes_et_valeur_offensive"/></text:h>
      <text:p text:style-name="First_20_paragraph">Pour chaque arme que porte votre personnage, il vous faut maintenant calculer la <text:span text:style-name="T1">Valeur Offensive (VO)</text:span> lorsque vous utilisez cette arme. La Valeur Offensive est la somme de votre bonus de maîtrise et du modificateur de caractéristique approprié :</text:p>
      <text:list text:style-name="L1">
        <text:list-item>
          <text:p text:style-name="P1">La Force si vous utilisez une arme de corps à corps. Vous pouvez aussi choisir d’utiliser la Force pour une arme à distance dotée de la propriété Lancer.</text:p>
        </text:list-item>
        <text:list-item>
          <text:p text:style-name="P1">La Dextérité si vous utilisez une arme à distance. Vous pouvez aussi choisir d’utiliser la Dextérité pour une arme de corps à corps dotée de la propriété Finesse.</text:p>
        </text:list-item>
      </text:list>
      <text:p text:style-name="First_20_paragraph">Les armes infligent des dégâts de base, qui sont indiqués dans la liste des armes au chapitre <text:a xlink:type="simple" xlink:href="/armes/" office:name=""><text:span text:style-name="Definition">Équipement - Armes</text:span></text:a>. Les dégâts se calculent en faisant la somme des dégâts de l’arme et de la marge de réussite de l’attaque (c’est à dire le nombre de points qui dépasse la valeur de défense).</text:p>
      <text:h text:style-name="Heading_20_3" text:outline-level="3"><text:bookmark-start text:name="_au_delà_du_niveau_1"/>Au-delà du niveau 1<text:bookmark-end text:name="_au_delà_du_niveau_1"/></text:h>
      <text:p text:style-name="First_20_paragraph">Quand votre personnage gagne un niveau, il a souvent accès à des aptitudes supplémentaires détaillées dans la description de sa voie et de sa spécialisation. Les caractéristiques augmenteront ensuite régulièrement avec la progression du personnage en gagnant 2 points de caractéristique à chaque niveau pair et 1 point de caractéristique à chaque niveau impair. Les caractéristiques ne peuvent jamais dépasser 20. En plus de cela, le bonus de maîtrise de chaque personnage augmente à certains niveaux.</text:p>
      <text:p text:style-name="Text_20_body">À chaque fois que vous gagnez un niveau, vous gagnez un nombre de points d’action supplémentaire dépendant de la voie.</text:p>
      <text:p text:style-name="Text_20_body">Quand votre modificateur de Constitution augmente de 1, votre maximum de Points d’Action augmente de 1.</text:p>
      <text:p text:style-name="Text_20_body">Le tableau d’évolution des personnages ci-dessous vous indique le nombre de points d’expérience nécessaire pour évoluer du niveau 1 au niveau 30 et le bonus de maîtrise correspondant à chaque niveau. Consultez la description de classe de votre personnage pour savoir ce qu’il gagne à chaque niveau.</text:p>
      <text:p text:style-name="Text_20_body">§§§ .table-container</text:p>
      <text:h text:style-name="Heading_20_4" text:outline-level="4"><text:bookmark-start text:name="_évolution_des_personnages"/>Évolution des personnages<text:bookmark-end text:name="_évolution_des_personnage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Points d’expérience</text:p>
            </table:table-cell>
            <table:table-cell table:style-name="TableHeaderRowCell" office:value-type="string">
              <text:p text:style-name="Table_20_Heading">Niveau</text:p>
            </table:table-cell>
            <table:table-cell table:style-name="TableHeaderRowCell" office:value-type="string">
              <text:p text:style-name="Table_20_Heading">Bonus de maîtrise</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1</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300</text:span></text:p>
          </table:table-cell>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900</text:span></text:p>
          </table:table-cell>
          <table:table-cell table:style-name="TableRowCell" office:value-type="string">
            <text:p text:style-name="Table_20_Contents">3</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2700</text:span></text:p>
          </table:table-cell>
          <table:table-cell table:style-name="TableRowCell" office:value-type="string">
            <text:p text:style-name="Table_20_Contents">4</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6500</text:span></text:p>
          </table:table-cell>
          <table:table-cell table:style-name="TableRowCell" office:value-type="string">
            <text:p text:style-name="Table_20_Contents">5</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4000</text:span></text:p>
          </table:table-cell>
          <table:table-cell table:style-name="TableRowCell" office:value-type="string">
            <text:p text:style-name="Table_20_Contents">6</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23000</text:span></text:p>
          </table:table-cell>
          <table:table-cell table:style-name="TableRowCell" office:value-type="string">
            <text:p text:style-name="Table_20_Contents">7</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34000</text:span></text:p>
          </table:table-cell>
          <table:table-cell table:style-name="TableRowCell" office:value-type="string">
            <text:p text:style-name="Table_20_Contents">8</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48000</text:span></text:p>
          </table:table-cell>
          <table:table-cell table:style-name="TableRowCell" office:value-type="string">
            <text:p text:style-name="Table_20_Contents">9</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64000</text:span></text:p>
          </table:table-cell>
          <table:table-cell table:style-name="TableRowCell" office:value-type="string">
            <text:p text:style-name="Table_20_Contents">10</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85000</text:span></text:p>
          </table:table-cell>
          <table:table-cell table:style-name="TableRowCell" office:value-type="string">
            <text:p text:style-name="Table_20_Contents">11</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100000</text:span></text:p>
          </table:table-cell>
          <table:table-cell table:style-name="TableRowCell" office:value-type="string">
            <text:p text:style-name="Table_20_Contents">12</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120000</text:span></text:p>
          </table:table-cell>
          <table:table-cell table:style-name="TableRowCell" office:value-type="string">
            <text:p text:style-name="Table_20_Contents">13</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40000</text:span></text:p>
          </table:table-cell>
          <table:table-cell table:style-name="TableRowCell" office:value-type="string">
            <text:p text:style-name="Table_20_Contents">14</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65000</text:span></text:p>
          </table:table-cell>
          <table:table-cell table:style-name="TableRowCell" office:value-type="string">
            <text:p text:style-name="Table_20_Contents">15</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95000</text:span></text:p>
          </table:table-cell>
          <table:table-cell table:style-name="TableRowCell" office:value-type="string">
            <text:p text:style-name="Table_20_Contents">16</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25000</text:span></text:p>
          </table:table-cell>
          <table:table-cell table:style-name="TableRowCell" office:value-type="string">
            <text:p text:style-name="Table_20_Contents">17</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65000</text:span></text:p>
          </table:table-cell>
          <table:table-cell table:style-name="TableRowCell" office:value-type="string">
            <text:p text:style-name="Table_20_Contents">18</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305000</text:span></text:p>
          </table:table-cell>
          <table:table-cell table:style-name="TableRowCell" office:value-type="string">
            <text:p text:style-name="Table_20_Contents">19</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355000</text:span></text:p>
          </table:table-cell>
          <table:table-cell table:style-name="TableRowCell" office:value-type="string">
            <text:p text:style-name="Table_20_Contents">20</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405000</text:span></text:p>
          </table:table-cell>
          <table:table-cell table:style-name="TableRowCell" office:value-type="string">
            <text:p text:style-name="Table_20_Contents">21</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455000</text:span></text:p>
          </table:table-cell>
          <table:table-cell table:style-name="TableRowCell" office:value-type="string">
            <text:p text:style-name="Table_20_Contents">22</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515000</text:span></text:p>
          </table:table-cell>
          <table:table-cell table:style-name="TableRowCell" office:value-type="string">
            <text:p text:style-name="Table_20_Contents">23</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575000</text:span></text:p>
          </table:table-cell>
          <table:table-cell table:style-name="TableRowCell" office:value-type="string">
            <text:p text:style-name="Table_20_Contents">24</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645000</text:span></text:p>
          </table:table-cell>
          <table:table-cell table:style-name="TableRowCell" office:value-type="string">
            <text:p text:style-name="Table_20_Contents">25</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715000</text:span></text:p>
          </table:table-cell>
          <table:table-cell table:style-name="TableRowCell" office:value-type="string">
            <text:p text:style-name="Table_20_Contents">26</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795000</text:span></text:p>
          </table:table-cell>
          <table:table-cell table:style-name="TableRowCell" office:value-type="string">
            <text:p text:style-name="Table_20_Contents">2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875000</text:span></text:p>
          </table:table-cell>
          <table:table-cell table:style-name="TableRowCell" office:value-type="string">
            <text:p text:style-name="Table_20_Contents">28</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965000</text:span></text:p>
          </table:table-cell>
          <table:table-cell table:style-name="TableRowCell" office:value-type="string">
            <text:p text:style-name="Table_20_Contents">29</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1100000</text:span></text:p>
          </table:table-cell>
          <table:table-cell table:style-name="TableRowCell" office:value-type="string">
            <text:p text:style-name="Table_20_Contents">30</text:p>
          </table:table-cell>
          <table:table-cell table:style-name="TableRowCell" office:value-type="string">
            <text:p text:style-name="Table_20_Contents">+9</text:p>
          </table:table-cell>
        </table:table-row>
      </table:table>
      <text:h text:style-name="Heading_20_4" text:outline-level="4"><text:bookmark-start text:name="section"/>§§§<text:bookmark-end text:name="section"/></text:h>
      <text:p text:style-name="First_20_paragraph">title: "Ethnies" — </text:p>
      <text:h text:style-name="Heading_20_3" text:outline-level="3"><text:bookmark-start text:name="_les_ethnies"/>Les ethnies<text:bookmark-end text:name="_les_ethnies"/></text:h>
      <text:h text:style-name="Heading_20_4" text:outline-level="4"><text:bookmark-start text:name="_traits_ethniques"/>Traits ethniques<text:bookmark-end text:name="_traits_ethniques"/></text:h>
      <text:p text:style-name="First_20_paragraph">Chaque ethnie possède des traits ethniques communs à tous ses membres. Vous pourrez trouver la terminologie suivante parmi les traits de la plupart des ethnies.</text:p>
      <text:h text:style-name="Heading_20_5" text:outline-level="5"><text:bookmark-start text:name="_augmentation_de_caractéristiques"/>Augmentation de caractéristiques<text:bookmark-end text:name="_augmentation_de_caractéristiques"/></text:h>
      <text:p text:style-name="First_20_paragraph">Chaque ethnie accorde un bonus à une ou plusieurs caractéristiques du personnage.</text:p>
      <text:h text:style-name="Heading_20_5" text:outline-level="5"><text:bookmark-start text:name="_âge"/>Âge<text:bookmark-end text:name="_âge"/></text:h>
      <text:p text:style-name="First_20_paragraph">Cette entrée indique l’âge à partir duquel un individu est considéré comme un adulte ainsi que la longévité moyenne des représentants de cette ethnie. Cette information peut vous aider à choisir l’âge de votre personnage au début du jeu. Vous êtes libre de lui donner l’âge de votre choix. Ce dernier peut expliquer la répartition de vos valeurs de caractéristiques. Par exemple, si vous jouez un personnage jeune ou très vieux, votre âge pourra expliquer des valeurs de Force et Constitution particulièrement basses, et un âge avancé pourra justifier de bonnes valeurs d’Intelligence et de Sagesse.</text:p>
      <text:h text:style-name="Heading_20_5" text:outline-level="5"><text:bookmark-start text:name="_alignement"/>Alignement<text:bookmark-end text:name="_alignement"/></text:h>
      <text:p text:style-name="First_20_paragraph">La plupart des ethnies tendent naturellement vers un alignement donné, mentionné dans cette entrée. L’alignement est indiqué à titre informatif et les joueurs ne sont pas obligés de l’adopter, mais si vous vous demandez pourquoi votre personnage est d’alignement Chaotique, en rébellion par rapport à une société plutôt loyale, par exemple, cela peut vous aider à mieux déterminer son comportement.</text:p>
      <text:h text:style-name="Heading_20_5" text:outline-level="5"><text:bookmark-start text:name="_taille"/>Taille<text:bookmark-end text:name="_taille"/></text:h>
      <text:p text:style-name="First_20_paragraph">Les personnages de la plupart des races sont de taille moyenne, une catégorie qui regroupe les créatures qui se situent entre 1,20 mètre et 2,1 mètres.</text:p>
      <text:h text:style-name="Heading_20_5" text:outline-level="5"><text:bookmark-start text:name="_vitesse"/>Vitesse<text:bookmark-end text:name="_vitesse"/></text:h>
      <text:p text:style-name="First_20_paragraph">Votre vitesse correspond à la distance que vous pouvez parcourir quand vous voyagez ou quand vous combattez.</text:p>
      <text:h text:style-name="Heading_20_5" text:outline-level="5"><text:bookmark-start text:name="_langues"/>Langues<text:bookmark-end text:name="_langues"/></text:h>
      <text:p text:style-name="First_20_paragraph">Le fait d’appartenir à une race donnée vous permet de parler, lire et écrire certaines langues.</text:p>
      <text:h text:style-name="Heading_20_5" text:outline-level="5"><text:bookmark-start text:name="_peuples"/>Peuples<text:bookmark-end text:name="_peuples"/></text:h>
      <text:p text:style-name="First_20_paragraph">Certaines ethnie se divisent en plusieurs peuples avec des différences culturelles et parfois physiques. Les membres de chaque peuple possèdent les traits de l’ethnie dont ils sont issus, ainsi que ceux du peuple auquel ils appartiennent. Les relations entre les diverses populations d’une même ethnie peuvent varier énormément d’une ethnie ou d’un territoire à l’autre.Taille et poids habituels La taille et le poids sont à la discrétion du joueur lors de la création du personnage mais elle devrait prendre en compte certains aspects physiques comme la constitution et la force.</text:p>
      <text:h text:style-name="Heading_20_3" text:outline-level="3"><text:bookmark-start text:name="_impériaux"/>Impériaux<text:bookmark-end text:name="_impériaux"/></text:h>
      <text:h text:style-name="Heading_20_5" text:outline-level="5"><text:bookmark-start text:name="_alcante"/>Alcante.<text:bookmark-end text:name="_alcante"/></text:h>
      <text:p text:style-name="First_20_paragraph">Personne originaire d’Alicantys et par extension, originaire de l’Empire. Alicantys est l''une des trois principales cités de l’empire alcante avec Cordouès et Avalina. Considérée comme la capitale, Alicantys surplombe la baie d’émeraude. Les Alcantes vénèrent Alyca, femme à l’origine de l’empire alcante, épouse du dieu Myrh et mère d’Avalynn.</text:p>
      <text:h text:style-name="Heading_20_4" text:outline-level="4"><text:bookmark-start text:name="_traits_communs"/>Traits communs<text:bookmark-end text:name="_traits_communs"/></text:h>
      <text:p text:style-name="First_20_paragraph"><text:span text:style-name="T1">Augmentation de caractéristiques</text:span>. Votre valeur d’intelligence augmente de 1. + <text:span text:style-name="T1">Vitesse</text:span>. Votre vitesse au sol de base est de 9 mètres. + <text:span text:style-name="T1">Langues</text:span>. Vous parlez et écrivez l’<text:span text:style-name="T2">Alcath</text:span>, le commun impérial ainsi que la langue alcante, l’<text:span text:style-name="T2">Alcane</text:span>.</text:p>
      <text:h text:style-name="Heading_20_4" text:outline-level="4"><text:bookmark-start text:name="_les_peuples"/>Les peuples<text:bookmark-end text:name="_les_peuples"/></text:h>
      <text:h text:style-name="Heading_20_5" text:outline-level="5"><text:bookmark-start text:name="_peuple_alycante"/>Peuple Alycante<text:bookmark-end text:name="_peuple_alycante"/></text:h>
      <text:p text:style-name="First_20_paragraph"><text:span text:style-name="T1">Augmentation de caractéristiques</text:span>. Votre valeur sagesse augmente de 1. + <text:span text:style-name="T1">Entraînement aux armes</text:span>. Vous maîtrisez l’épée courte. + Langues supplémentaires. Vous pouvez parler le dialecte de la cité d’Alycantis, l’<text:span text:style-name="T2">Alcante</text:span>, et parler, lire et écrire une langue supplémentaire de votre choix.</text:p>
      <text:h text:style-name="Heading_20_5" text:outline-level="5"><text:bookmark-start text:name="_peuple_avalin"/>Peuple Avalin<text:bookmark-end text:name="_peuple_avalin"/></text:h>
      <text:p text:style-name="First_20_paragraph"><text:span text:style-name="T1">Augmentation de caractéristiques</text:span>. Votre valeur charisme augmente de 1. + <text:span text:style-name="T1">Entraînement aux armes</text:span>. Vous maîtrisez l’épée courte. + <text:span text:style-name="T1">Langues supplémentaires</text:span>. Vous pouvez parler le dialecte de la cité d’Avaline, l’<text:span text:style-name="T2">Avalinae</text:span>, et parler, lire et écrire une langue supplémentaire de votre choix.</text:p>
      <text:h text:style-name="Heading_20_5" text:outline-level="5"><text:bookmark-start text:name="_peuple_courdo"/>Peuple Courdo<text:bookmark-end text:name="_peuple_courdo"/></text:h>
      <text:p text:style-name="First_20_paragraph"><text:span text:style-name="T1">Augmentation de caractéristiques</text:span>. Votre valeur dextérité augmente de 1. + <text:span text:style-name="T1">Entraînement aux armes</text:span>. Vous maîtrisez l’épée courte. + <text:span text:style-name="T1">Langues supplémentaires</text:span>. Vous pouvez parler le dialecte de la cité de <text:span text:style-name="T2">Coudoès</text:span>, le <text:span text:style-name="T2">courdote</text:span>, et parler, lire et écrire une langue supplémentaire de votre choix.</text:p>
      <text:h text:style-name="Heading_20_5" text:outline-level="5"><text:bookmark-start text:name="_peuple_lacède"/>Peuple Lacède<text:bookmark-end text:name="_peuple_lacède"/></text:h>
      <text:p text:style-name="First_20_paragraph"><text:span text:style-name="T1">Augmentation de caractéristiques</text:span>. Votre valeur de sagesse de 1. + <text:span text:style-name="T1">Vitesse</text:span>. Votre vitesse au sol de base est de 9 mètres. + <text:span text:style-name="T1">Compétences maîtrisées</text:span>. Vous maîtrisez la lance et le bouclier. + <text:span text:style-name="T1">Langues supplémentaires</text:span>. Vous parlez et écrivez le <text:span text:style-name="T2">Cyrynith</text:span>, votre langue maternelle. Le lacède choisit un dialecte parmi les suivants : <text:span text:style-name="T2">Thessal</text:span>, <text:span text:style-name="T2">Athos</text:span>, <text:span text:style-name="T2">Mécède</text:span>. Vous pouvez parler, lire et écrire une langue supplémentaire de votre choix.</text:p>
      <text:h text:style-name="Heading_20_5" text:outline-level="5"><text:bookmark-start text:name="_peuple_saramath"/>Peuple Saramath<text:bookmark-end text:name="_peuple_saramath"/></text:h>
      <text:p text:style-name="First_20_paragraph"><text:span text:style-name="T1">Saramath</text:span>. peuple de bergers et de guerriers montagnards. Ils vivent dans les monts Pithakrès entre les royaumes lacèdes et l’empire alcante. + <text:span text:style-name="T1">Augmentation de caractéristiques</text:span>. Votre valeur de dextérité augmente de 1. + <text:span text:style-name="T1">Vitesse</text:span>. Votre vitesse au sol de base est de 9 mètres. + <text:span text:style-name="T1">Compétences maîtrisées</text:span>. Vous maîtrisez sabre. + <text:span text:style-name="T1">Langues supplémentaires</text:span>.Vous parlez et écrivez le <text:span text:style-name="T2">Saramath</text:span>, votre langue maternelle. Vous pouvez parler, lire et écrire une langue supplémentaire de votre choix.</text:p>
      <text:h text:style-name="Heading_20_3" text:outline-level="3"><text:bookmark-start text:name="_les_clans_nordiques"/>Les Clans Nordiques<text:bookmark-end text:name="_les_clans_nordiques"/></text:h>
      <text:h text:style-name="Heading_20_4" text:outline-level="4"><text:bookmark-start text:name="_traits_communs_2"/>Traits communs<text:bookmark-end text:name="_traits_communs_2"/></text:h>
      <text:p text:style-name="First_20_paragraph"><text:span text:style-name="T1">Vitesse</text:span>. Votre vitesse au sol de base est de 9 mètres. + <text:span text:style-name="T1">Langues</text:span>. Vous parlez et écrivez le <text:span text:style-name="T2">Weslèdh</text:span>, le commun nordique.</text:p>
      <text:h text:style-name="Heading_20_5" text:outline-level="5"><text:bookmark-start text:name="_traits_du_khernaë"/>Traits du Khernaë<text:bookmark-end text:name="_traits_du_khernaë"/></text:h>
      <text:p text:style-name="First_20_paragraph"><text:span text:style-name="T1">Augmentation de caractéristiques</text:span>. Votre valeur de dextérité augmente de 2. + <text:span text:style-name="T1">Vitesse</text:span>. Votre vitesse au sol de base est de 9 mètres. + <text:span text:style-name="T1">Compétences maîtrisées</text:span>. Vous maîtrisez le glaive et la hachette. + <text:span text:style-name="T1">Langues supplémentaires</text:span>. Vous parlez le <text:span text:style-name="T2">Khern</text:span>, votre langue maternelle. La langue écrite des Khernaë, les <text:span text:style-name="T2">Omaths</text:span> est sacrée et enseignée à très peu de personnes. Vous pouvez choisir un dialecte local entre le <text:span text:style-name="T2">Bena’ch</text:span> et le <text:span text:style-name="T2">Mor’vron</text:span>. Vous pouvez parler, lire et écrire une langue supplémentaire de votre choix.</text:p>
      <text:h text:style-name="Heading_20_5" text:outline-level="5"><text:bookmark-start text:name="_traits_du_meldète"/>Traits du Meldète<text:bookmark-end text:name="_traits_du_meldète"/></text:h>
      <text:p text:style-name="First_20_paragraph"><text:span text:style-name="T1">Meldète</text:span>:Peuple voisin des Khernaës, les Meldètes ont autrefois vécu dans le Grand Nord, mais ils en auraient été chassés par des traîtres. Ils ont ensuite longtemps vécu à l’est du continent, puis ils se sont déplacés vers l’ouest et le sud par vagues successives. Autrefois société de chasseurs-cueilleurs nomades, les Meldètes se sont sédentarisés au fil des siècles dans de petits villages indépendants. De grands royaumes ont été créés par regroupements d’intérêts. Au-delà du pouvoir des chefs militaires, le véritable pouvoir dominant est celui des drodanos, l’élite religieuse et intellectuelle.</text:p>
      <text:p text:style-name="Text_20_body"><text:span text:style-name="T1">Augmentation de caractéristiques</text:span>. Votre valeur de constitution augmente de 2. + <text:span text:style-name="T1">Vitesse</text:span>. Votre vitesse au sol de base est de 9 mètres. + <text:span text:style-name="T1">Compétences maîtrisées</text:span>. Vous maîtrisez le glaive et la hache. + <text:span text:style-name="T1">Langues supplémentaires</text:span>. Vous parlez le <text:span text:style-name="T2">Mèlde</text:span>, votre langue maternelle. La langue écrite, le <text:span text:style-name="T2">Drods</text:span> des Meldètes est sacrée et donc enseignée seulement aux Drodanos et certains rares lettrés. Vous pouvez choisir un dialect entre le <text:span text:style-name="T2">Mèldon</text:span>, le <text:span text:style-name="T2">Dorodane</text:span>, le <text:span text:style-name="T2">Brèdète</text:span> et le <text:span text:style-name="T2">Nordhème</text:span>. Vous pouvez parler, lire et écrire une langue supplémentaire de votre choix.</text:p>
      <text:h text:style-name="Heading_20_5" text:outline-level="5"><text:bookmark-start text:name="_traits_du_melg"/>Traits du Melg<text:bookmark-end text:name="_traits_du_melg"/></text:h>
      <text:p text:style-name="First_20_paragraph"><text:span text:style-name="T1">Melg(e)</text:span> : Les Melgs ont occupé le centre du continent et la zone nord sous le cercle polaire depuis les origines. Leurs terres avaient auparavant été occupées par des ancêtres des Khernaës qui ont laissé des cercles de pierres levées, des dolmens et des menhirs. Les Melgs les ont réutilisés pour leurs cultes, en gravant dessus de nombreux holtars et en rajoutant des gravures de dragons, serpents et autres animaux mythiques. Ils sont venus par vagues successives des terres du grand Est, et ont lentement colonisé les plaines et les côtes en suivant les fleuves. Ce sont d’excellents marins et bâtisseurs de bateaux. Leurs origines se perdent dans la nuit des temps, mais leurs traditions les font remonter aux premiers fruits de l’arbre originel Rokolf. On distingue trois branches principales dans le peuple melg : les draükarns qui vivent au bord de la mer, les znorkarns qui vivent dans les plaines de l’est et les welkarns qui habitent à l’ouest. Aujourd’hui repoussés par les Minghours, ils se pressent aux portes des royaumes khernaës et meldètes. + <text:span text:style-name="T1">Augmentation de caractéristiques</text:span>. Votre valeur de force augmente de 2. + <text:span text:style-name="T1">Vitesse</text:span>. Votre vitesse au sol de base est de 9 mètres. + <text:span text:style-name="T1">Compétences maîtrisées</text:span>. Vous maîtrisez la hache et la pique. + <text:span text:style-name="T1">Langues supplémentaires</text:span>. Vous parlez le <text:span text:style-name="T2">Melg</text:span> et écrivez en <text:span text:style-name="T2">Bergaf</text:span>, votre langue maternelle. Vous pouvez choisir un dialecte entre le <text:span text:style-name="T2">Draükarn</text:span>, le <text:span text:style-name="T2">Welkarn</text:span> et le <text:span text:style-name="T2">Znorkarn</text:span>. Vous pouvez parler, lire et écrire une langue supplémentaire de votre choix.</text:p>
      <text:h text:style-name="Heading_20_3" text:outline-level="3"><text:bookmark-start text:name="_peuples_asiatiques"/>Peuples asiatiques<text:bookmark-end text:name="_peuples_asiatiques"/></text:h>
      <text:h text:style-name="Heading_20_5" text:outline-level="5"><text:bookmark-start text:name="_minghoure"/>Minghour(e).<text:bookmark-end text:name="_minghoure"/></text:h>
      <text:p text:style-name="First_20_paragraph">Peuple d’orient sur le point d’envahir les terres de l’ouest. Ils sont constitués de nombreuses tribus et peuples dont les Yotakaïs, les Oynours ou les Ygouths. Les Oynours forment la principale force de l’invasion minghoure, ce sont des cavaliers nomades cruels. Les Ygouths sont organisés en tribus souvent installés dans des montagnes, Il forme un peuple robuste et combatif. Les Yotakaï littéralement "les coureurs du vent" forment une tribu minghoure. Les Yotakaïs forment de grands cavaliers et fantassins, redoutables au sabre.</text:p>
      <text:h text:style-name="Heading_20_4" text:outline-level="4"><text:bookmark-start text:name="_traits_des_ethnies_minghour"/>Traits des ethnies Minghour<text:bookmark-end text:name="_traits_des_ethnies_minghour"/></text:h>
      <text:p text:style-name="First_20_paragraph"><text:span text:style-name="T1">Augmentation de caractéristiques</text:span>. Votre valeur de dextérité augmente de 1. + <text:span text:style-name="T1">Vitesse</text:span>. Votre vitesse au sol de base est de 9 mètres. + <text:span text:style-name="T1">Langues</text:span>. Vous parlez et écrivez le commun Minghour, le <text:span text:style-name="T2">Minghour</text:span> et sa déclinaison écrite le <text:span text:style-name="T2">Minghath</text:span>.</text:p>
      <text:h text:style-name="Heading_20_5" text:outline-level="5"><text:bookmark-start text:name="_minghour_oynours"/>Minghour Oynours<text:bookmark-end text:name="_minghour_oynours"/></text:h>
      <text:p text:style-name="First_20_paragraph"><text:span text:style-name="T1">Augmentation de caractéristiques</text:span>. Votre valeur dextérité augmente de 1. + <text:span text:style-name="T1">Entraînement aux armes</text:span>. Vous maîtrisez l’arc. + <text:span text:style-name="T1">Langues supplémentaires</text:span>. Vous parlez et écrivez l’<text:span text:style-name="T2">Oynote</text:span>, votre langue natale. Vous pouvez parler, lire et écrire une langue supplémentaire de votre choix.</text:p>
      <text:h text:style-name="Heading_20_5" text:outline-level="5"><text:bookmark-start text:name="_minghour_ygouths"/>Minghour Ygouths<text:bookmark-end text:name="_minghour_ygouths"/></text:h>
      <text:p text:style-name="First_20_paragraph"><text:span text:style-name="T1">Augmentation de caractéristiques</text:span>. Votre valeur sagesse augmente de 1. + <text:span text:style-name="T1">Entraînement aux armes</text:span>. Vous maîtrisez épée. + <text:span text:style-name="T1">Langues supplémentaires</text:span>. Vous parlez l’<text:span text:style-name="T2">Ygouthy</text:span> et écrivez l’<text:span text:style-name="T2">Ygh</text:span>, votre langue maternelle. Vous pouvez parler, lire et écrire une langue supplémentaire de votre choix.</text:p>
      <text:h text:style-name="Heading_20_5" text:outline-level="5"><text:bookmark-start text:name="_minghour_yotakaïs"/>Minghour Yotakaïs<text:bookmark-end text:name="_minghour_yotakaïs"/></text:h>
      <text:p text:style-name="First_20_paragraph"><text:span text:style-name="T1">Augmentation de caractéristiques</text:span>. Votre valeur sagesse augmente de 1. + <text:span text:style-name="T1">Entraînement aux armes</text:span>. Vous maîtrisez sabre. + <text:span text:style-name="T1">Langues supplémentaires</text:span>. Vous pouvez parler le <text:span text:style-name="T2">Yotaï</text:span> et écrire le <text:span text:style-name="T2">Yohaï</text:span>, votre langue maternelle. Vous pouvez choisir un dialect local entre le <text:span text:style-name="T2">Yoth</text:span> (Nord) et le <text:span text:style-name="T2">Athaï</text:span> (Sud) Vous pouvez parler, lire et écrire une langue supplémentaire de votre choix.</text:p>
      <text:h text:style-name="Heading_20_3" text:outline-level="3"><text:bookmark-start text:name="_race_ancienne"/>Race ancienne<text:bookmark-end text:name="_race_ancienne"/></text:h>
      <text:h text:style-name="Heading_20_4" text:outline-level="4"><text:bookmark-start text:name="_traits_du_selmonite"/>Traits du Selmonite<text:bookmark-end text:name="_traits_du_selmonite"/></text:h>
      <text:h text:style-name="Heading_20_5" text:outline-level="5"><text:bookmark-start text:name="_selmonite"/>Selmonite.<text:bookmark-end text:name="_selmonite"/></text:h>
      <text:p text:style-name="First_20_paragraph">Ancienne race mystérieuse qui a laissé de nombreuses ruines d’un passé glorieux. + <text:span text:style-name="T1">Augmentation de caractéristiques</text:span>. Votre valeur d’intelligence augmente de 2. + <text:span text:style-name="T1">Vitesse</text:span>. Votre vitesse au sol de base est de 9 mètres. + <text:span text:style-name="T1">Entraînement aux armes</text:span>.Vous maîtrisez glaive. + <text:span text:style-name="T1">Langues</text:span>. Vous parlez et écrivez les langues communes : le <text:span text:style-name="T2">Weslèdh</text:span>, l’<text:span text:style-name="T2">Alcath</text:span>, le <text:span text:style-name="T2">Minghour/Mingath</text:span> et le <text:span text:style-name="T2">Shahim/Shaiate</text:span>. Vous parlez et écrivez le <text:span text:style-name="T2">Selmh</text:span>, votre langue natale qui a la particularité de résoner comme le sifflement d’un serpent. Vous pouvez parler, lire et écrire une langue supplémentaire de votre choix. + <text:span text:style-name="T1">Symbiote démoniaque</text:span>. Votre vie symbiotique est étendue à 300 cycles et vous ne craignez pas les maladies, même d’origine magique.</text:p>
      <text:h text:style-name="Heading_20_3" text:outline-level="3"><text:bookmark-start text:name="_royaumes_de_shaia"/>Royaumes de Shaia<text:bookmark-end text:name="_royaumes_de_shaia"/></text:h>
      <text:h text:style-name="Heading_20_4" text:outline-level="4"><text:bookmark-start text:name="_traits_des_ethnies_shahims"/>Traits des ethnies shahims<text:bookmark-end text:name="_traits_des_ethnies_shahims"/></text:h>
      <text:h text:style-name="Heading_20_5" text:outline-level="5"><text:bookmark-start text:name="_shahima"/>Shahim(a).<text:bookmark-end text:name="_shahima"/></text:h>
      <text:p text:style-name="First_20_paragraph">Peuples du sud en guerre perpétuelle contre les royaumes Alcantes et Lacèdes. Les Shahims sont composés des éthnies Assyrhims, Ptolèmes, Shèmes, Ashkemites et Lassymides. Les Ptolèmes sont géographiquement voisins des royaumes de Lacède. Les Assyrhims forment une civilisation évoluée à l’est de la mer sur un territoire fertile et luxuriant. Les Shèmes vivent dans de grandes cités dans des déserts de roches sur les routes commerciales des épices et des métaux précieux. Les Ashkemites sont des cavaliers nomades qui parcourent le territoire des royaumes de Shahia et les Lassymides forme un peuple de marin, rompu à la piraterie. Tous ces peuples partagent un ancêtre mythologique commun, Sha le premier homme.</text:p>
      <text:p text:style-name="Text_20_body"><text:span text:style-name="T1">Augmentation de caractéristiques</text:span>. Votre valeur de dextérité augmente de 1. + <text:span text:style-name="T1">Vitesse</text:span>. Votre vitesse au sol de base est de 9 mètres. + <text:span text:style-name="T1">Langues</text:span>. Vous parlez et écrivez le commun des royaumes de Shaia, le <text:span text:style-name="T2">Shahim</text:span> et sa déclinaison écrite le <text:span text:style-name="T2">Shahiate</text:span>.</text:p>
      <text:h text:style-name="Heading_20_5" text:outline-level="5"><text:bookmark-start text:name="_peuple_ashkémites"/>Peuple Ashkémites<text:bookmark-end text:name="_peuple_ashkémites"/></text:h>
      <text:p text:style-name="First_20_paragraph"><text:span text:style-name="T1">Augmentation de caractéristiques</text:span>. Votre valeur constitution augmente de 1. + <text:span text:style-name="T1">Entraînement aux armes</text:span>. Vous maîtrisez sabre. + <text:span text:style-name="T1">Langues supplémentaires</text:span>. Vous parlez l’<text:span text:style-name="T2">Ashkhèm</text:span> et écrivez l’<text:span text:style-name="T2">Ashkheth</text:span>, votre langue maternelle. Vous pouvez choisir un dialecte local parmis l’<text:span text:style-name="T2">Ashkham</text:span>, <text:span text:style-name="T2">Shkhaam</text:span> et l’<text:span text:style-name="T2">Ashkhérite</text:span>. Vous pouvez parler, lire et écrire une langue supplémentaire de votre choix.</text:p>
      <text:h text:style-name="Heading_20_5" text:outline-level="5"><text:bookmark-start text:name="_peuple_assyrhims"/>Peuple Assyrhims<text:bookmark-end text:name="_peuple_assyrhims"/></text:h>
      <text:p text:style-name="First_20_paragraph"><text:span text:style-name="T1">Augmentation de caractéristiques</text:span>. Votre valeur sagesse augmente de 1. + <text:span text:style-name="T1">Entraînement aux armes</text:span>. Vous maîtrisez javelot. + <text:span text:style-name="T1">Langues supplémentaires</text:span>. Vous parlez l’<text:span text:style-name="T2">Assyrhiote</text:span> et écrivez le <text:span text:style-name="T2">Syride</text:span> votre langue maternelle. Vous pouvez choisir un dialecte local parmis l’<text:span text:style-name="T2">Assyrith</text:span>, <text:span text:style-name="T2">Cyrènide</text:span> et le <text:span text:style-name="T2">Syrioth</text:span>. Vous pouvez parler, lire et écrire une langue supplémentaire de votre choix.</text:p>
      <text:h text:style-name="Heading_20_5" text:outline-level="5"><text:bookmark-start text:name="_peuple_lassymides"/>Peuple Lassymides<text:bookmark-end text:name="_peuple_lassymides"/></text:h>
      <text:p text:style-name="First_20_paragraph"><text:span text:style-name="T1">Augmentation de caractéristiques</text:span>. Votre valeur dextérité augmente de 1. + <text:span text:style-name="T1">Entraînement aux armes</text:span>. Vous maîtrisez l’arc. + <text:span text:style-name="T1">Langues supplémentaires</text:span>. Vous parlez le <text:span text:style-name="T2">Lassym</text:span> et écrivez le <text:span text:style-name="T2">Lassyth</text:span>, votre langue maternelle. Vous pouvez parler, lire et écrire une langue supplémentaire de votre choix.</text:p>
      <text:h text:style-name="Heading_20_5" text:outline-level="5"><text:bookmark-start text:name="_peuple_shèmes"/>Peuple Shèmes<text:bookmark-end text:name="_peuple_shèmes"/></text:h>
      <text:p text:style-name="First_20_paragraph"><text:span text:style-name="T1">Augmentation de caractéristiques</text:span>. Votre valeur force augmente de 1. + <text:span text:style-name="T1">Entraînement aux armes</text:span>. Vous maîtrisez hache. + <text:span text:style-name="T1">Langues supplémentaires</text:span>. Vous parlez le <text:span text:style-name="T2">Shèmide</text:span> et écrivez le <text:span text:style-name="T2">Shèm</text:span>, votre langue maternelle. Vous pouvez parler, lire et écrire une langue supplémentaire de votre choix.</text:p>
      <text:h text:style-name="Heading_20_5" text:outline-level="5"><text:bookmark-start text:name="_peuple_ptolèmes"/>Peuple Ptolèmes<text:bookmark-end text:name="_peuple_ptolèmes"/></text:h>
      <text:p text:style-name="First_20_paragraph"><text:span text:style-name="T1">Augmentation de caractéristiques</text:span>. Votre valeur force augmente de 1. + <text:span text:style-name="T1">Entraînement aux armes</text:span>. Vous maîtrisez lance et le glaive. + <text:span text:style-name="T1">Langues supplémentaires</text:span>.Vous parlez le <text:span text:style-name="T2">Ptolémique</text:span> et écrivez le <text:span text:style-name="T2">Ptolh</text:span>, votre langue maternelle. Vous pouvez parler, lire et écrire une langue supplémentaire de votre choix.</text:p>
      <text:h text:style-name="Heading_20_3" text:outline-level="3"><text:bookmark-start text:name="_le_lointain_sud"/>Le lointain sud<text:bookmark-end text:name="_le_lointain_sud"/></text:h>
      <text:h text:style-name="Heading_20_4" text:outline-level="4"><text:bookmark-start text:name="_traits_du_sooghaï"/>Traits du Sooghaï<text:bookmark-end text:name="_traits_du_sooghaï"/></text:h>
      <text:h text:style-name="Heading_20_5" text:outline-level="5"><text:bookmark-start text:name="_sooghaï"/>Sooghaï.<text:bookmark-end text:name="_sooghaï"/></text:h>
      <text:p text:style-name="First_20_paragraph">Peuple à la peau noire des royaumes du sud.</text:p>
      <text:h text:style-name="Heading_20_5" text:outline-level="5"><text:bookmark-start text:name="_peuple_sooghaï"/>Peuple Sooghaï<text:bookmark-end text:name="_peuple_sooghaï"/></text:h>
      <text:p text:style-name="First_20_paragraph"><text:span text:style-name="T1">Augmentation de caractéristiques</text:span>. Votre valeur de constitution augmente de 2. + <text:span text:style-name="T1">Vitesse</text:span>. Votre vitesse au sol de base est de 9 mètres. + <text:span text:style-name="T1">Entraînement aux armes</text:span>. La lance et la massue. + <text:span text:style-name="T1">Langues</text:span>. Vous pouvez parler le <text:span text:style-name="T2">Sogh</text:span>, langue commune des peuples du sud qui n’a pas de version écrite. Vous parlez le dialecte de votre tribu. Vous pouvez parler, lire et écrire une langue supplémentaire de votre choix. + — title: Personnalité &amp; Historique — </text:p>
      <text:h text:style-name="Heading_20_3" text:outline-level="3"><text:bookmark-start text:name="_personnalité_historique"/>Personnalité &amp; Historique<text:bookmark-end text:name="_personnalité_historique"/></text:h>
      <text:h text:style-name="Heading_20_4" text:outline-level="4"><text:bookmark-start text:name="_alignement_2"/>Alignement<text:bookmark-end text:name="_alignement_2"/></text:h>
      <text:p text:style-name="First_20_paragraph">Une créature typique de l’univers du jeu a un alignement qui permet de donner une idée générale de son point de vue moral et de ce qui dicte son attitude. L’alignement est une combinaison de deux facteurs : l’un identifie la morale (Bon, Mauvais ou Neutre) et l’autre son positionnement par rapport à la société et à l’ordre (Loyal, Chaotique ou Neutre). Il existe neuf combinaisons de ces deux critères, et donc neuf alignements possibles.</text:p>
      <text:p text:style-name="Text_20_body">Voici ci-dessous un bref résumé du comportement typique que l’on peut attendre d’une créature en fonction de son alignement. Chaque individu peut avoir un comportement très différent des exemples proposés. Il se trouve en effet peu de créatures qui adhèrent et correspondent parfaitement à leur alignement.</text:p>
      <text:h text:style-name="Heading_20_5" text:outline-level="5"><text:bookmark-start text:name="_loyal_bon_lb"/>Loyal Bon (LB).<text:bookmark-end text:name="_loyal_bon_lb"/></text:h>
      <text:p text:style-name="First_20_paragraph">On peut compter sur cet alignement pour faire ce qui est considéré comme bien en société.</text:p>
      <text:h text:style-name="Heading_20_5" text:outline-level="5"><text:bookmark-start text:name="_neutre_bon_nb"/>Neutre Bon (NB).<text:bookmark-end text:name="_neutre_bon_nb"/></text:h>
      <text:p text:style-name="First_20_paragraph">Ceux de cet alignement font de leur mieux pour aider les autres en fonction de leurs besoins.</text:p>
      <text:h text:style-name="Heading_20_5" text:outline-level="5"><text:bookmark-start text:name="_chaotique_bon_cb"/>Chaotique Bon (CB).<text:bookmark-end text:name="_chaotique_bon_cb"/></text:h>
      <text:p text:style-name="First_20_paragraph">Ceux de cet alignement agissent en suivant leur conscience, sans tenir compte des attentes des autres, tout en conservant un grand respect pour la vie.</text:p>
      <text:h text:style-name="Heading_20_5" text:outline-level="5"><text:bookmark-start text:name="_loyal_neutre_ln"/>Loyal Neutre (LN).<text:bookmark-end text:name="_loyal_neutre_ln"/></text:h>
      <text:p text:style-name="First_20_paragraph">Ces individus sont respectueux de la loi, d’une tradition ou de leur code de conduite personnel. C’est le cas de nombreux moines et magiciens.</text:p>
      <text:h text:style-name="Heading_20_5" text:outline-level="5"><text:bookmark-start text:name="_neutre_n"/>Neutre (N).<text:bookmark-end text:name="_neutre_n"/></text:h>
      <text:p text:style-name="First_20_paragraph">C’est l’alignement de ceux qui préfèrent se tenir à distance des dilemmes moraux et n’aiment pas prendre parti. Ils font ce qui leur paraît approprié sur le moment. La plupart des druides et de nombreux humains sont d’alignement Neutre.</text:p>
      <text:h text:style-name="Heading_20_5" text:outline-level="5"><text:bookmark-start text:name="_chaotique_neutre_cn"/>Chaotique Neutre (CN).<text:bookmark-end text:name="_chaotique_neutre_cn"/></text:h>
      <text:p text:style-name="First_20_paragraph">Ceux de cet alignement écoutent leurs désirs et font passer leur propre liberté avant tout. On trouve parmi ceux d’alignement Chaotique Neutre de nombreux barbares et roublards et quelques bardes.</text:p>
      <text:h text:style-name="Heading_20_5" text:outline-level="5"><text:bookmark-start text:name="_neutre_mauvais_nm"/>Neutre Mauvais (NM)<text:bookmark-end text:name="_neutre_mauvais_nm"/></text:h>
      <text:p text:style-name="First_20_paragraph">C’est l’alignement des créatures qui font ce qu’elles veulent tant qu’elles peuvent s’en tirer.</text:p>
      <text:h text:style-name="Heading_20_5" text:outline-level="5"><text:bookmark-start text:name="_chaotique_mauvais_cm"/>Chaotique Mauvais (CM)<text:bookmark-end text:name="_chaotique_mauvais_cm"/></text:h>
      <text:p text:style-name="First_20_paragraph">Ces personnes n’hésitent pas à être violentes de manière arbitraire. Elles se laissent mener par leur cupidité, leur haine ou leur soif de sang.</text:p>
      <text:h text:style-name="Heading_20_4" text:outline-level="4"><text:bookmark-start text:name="_langues_2"/>Langues<text:bookmark-end text:name="_langues_2"/></text:h>
      <text:p text:style-name="First_20_paragraph">L’ethnie d’un personnage détermine la langue qu’il parle par défaut et son historique peut lui permettre de parler une ou deux langues supplémentaires au choix. Ces langues doivent être notées sur la fiche de personnage.</text:p>
      <text:p text:style-name="Text_20_body">Choisissez vos langues dans le tableau ci-dessous, ou une langue couramment utilisée dans la campagne à laquelle vous participez. Si votre MJ vous en donne la permission, vous pouvez choisir à la place une langue sacrée ou un langage secret, comme l’argot des voleurs.</text:p>
      <text:p text:style-name="Text_20_body">Certaines de ces langues sont en réalité une famille de langues comportant plusieurs dialectes.</text:p>
      <text:p text:style-name="Text_20_body">§§§ .table-container</text:p>
      <text:h text:style-name="Heading_20_5" text:outline-level="5"><text:bookmark-start text:name="_langues_impériales"/>Langues impériales<text:bookmark-end text:name="_langues_impériales"/></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angue</text:p>
            </table:table-cell>
            <table:table-cell table:style-name="TableHeaderRowCell" office:value-type="string">
              <text:p text:style-name="Table_20_Heading">Parlée par…​</text:p>
            </table:table-cell>
            <table:table-cell table:style-name="TableHeaderRowCell" office:value-type="string">
              <text:p text:style-name="Table_20_Heading">Alphabet</text:p>
            </table:table-cell>
          </table:table-row>
        </table:table-header-rows>
        <table:table-row>
          <table:table-cell table:style-name="TableRowCell" office:value-type="string">
            <text:p text:style-name="Table_20_Contents"><text:span text:style-name="T1">Alcane</text:span></text:p>
          </table:table-cell>
          <table:table-cell table:style-name="TableRowCell" office:value-type="string">
            <text:p text:style-name="Table_20_Contents">Ethnies impériales</text:p>
          </table:table-cell>
          <table:table-cell table:style-name="TableRowCell" office:value-type="string">
            <text:p text:style-name="Table_20_Contents">Alcath</text:p>
          </table:table-cell>
        </table:table-row>
        <table:table-row>
          <table:table-cell table:style-name="TableRowCell" office:value-type="string">
            <text:p text:style-name="Table_20_Contents"><text:span text:style-name="T1">Avalinae</text:span></text:p>
          </table:table-cell>
          <table:table-cell table:style-name="TableRowCell" office:value-type="string">
            <text:p text:style-name="Table_20_Contents">Peuple Avalin</text:p>
          </table:table-cell>
          <table:table-cell table:style-name="TableRowCell" office:value-type="string">
            <text:p text:style-name="Table_20_Contents">Alcath</text:p>
          </table:table-cell>
        </table:table-row>
        <table:table-row>
          <table:table-cell table:style-name="TableRowCell" office:value-type="string">
            <text:p text:style-name="Table_20_Contents"><text:span text:style-name="T1">Alcante</text:span></text:p>
          </table:table-cell>
          <table:table-cell table:style-name="TableRowCell" office:value-type="string">
            <text:p text:style-name="Table_20_Contents">Peuple Alycante</text:p>
          </table:table-cell>
          <table:table-cell table:style-name="TableRowCell" office:value-type="string">
            <text:p text:style-name="Table_20_Contents">Alcath</text:p>
          </table:table-cell>
        </table:table-row>
        <table:table-row>
          <table:table-cell table:style-name="TableRowCell" office:value-type="string">
            <text:p text:style-name="Table_20_Contents"><text:span text:style-name="T1">Courdote</text:span></text:p>
          </table:table-cell>
          <table:table-cell table:style-name="TableRowCell" office:value-type="string">
            <text:p text:style-name="Table_20_Contents">Peuple Courdo</text:p>
          </table:table-cell>
          <table:table-cell table:style-name="TableRowCell" office:value-type="string">
            <text:p text:style-name="Table_20_Contents">Alcath</text:p>
          </table:table-cell>
        </table:table-row>
        <table:table-row>
          <table:table-cell table:style-name="TableRowCell" office:value-type="string">
            <text:p text:style-name="Table_20_Contents"><text:span text:style-name="T1">Cyrynith</text:span></text:p>
          </table:table-cell>
          <table:table-cell table:style-name="TableRowCell" office:value-type="string">
            <text:p text:style-name="Table_20_Contents">Peuple Lacède</text:p>
          </table:table-cell>
          <table:table-cell table:style-name="TableRowCell" office:value-type="string">
            <text:p text:style-name="Table_20_Contents">Cyrynith</text:p>
          </table:table-cell>
        </table:table-row>
        <table:table-row>
          <table:table-cell table:style-name="TableRowCell" office:value-type="string">
            <text:p text:style-name="Table_20_Contents"><text:span text:style-name="T1">Athos</text:span></text:p>
          </table:table-cell>
          <table:table-cell table:style-name="TableRowCell" office:value-type="string">
            <text:p text:style-name="Table_20_Contents">Peuple Lacède</text:p>
          </table:table-cell>
          <table:table-cell table:style-name="TableRowCell" office:value-type="string">
            <text:p text:style-name="Table_20_Contents">Cyrynith</text:p>
          </table:table-cell>
        </table:table-row>
        <table:table-row>
          <table:table-cell table:style-name="TableRowCell" office:value-type="string">
            <text:p text:style-name="Table_20_Contents"><text:span text:style-name="T1">Mécède</text:span></text:p>
          </table:table-cell>
          <table:table-cell table:style-name="TableRowCell" office:value-type="string">
            <text:p text:style-name="Table_20_Contents">Peuple Lacède</text:p>
          </table:table-cell>
          <table:table-cell table:style-name="TableRowCell" office:value-type="string">
            <text:p text:style-name="Table_20_Contents">Cyrynith</text:p>
          </table:table-cell>
        </table:table-row>
        <table:table-row>
          <table:table-cell table:style-name="TableRowCell" office:value-type="string">
            <text:p text:style-name="Table_20_Contents"><text:span text:style-name="T1">Thessal</text:span></text:p>
          </table:table-cell>
          <table:table-cell table:style-name="TableRowCell" office:value-type="string">
            <text:p text:style-name="Table_20_Contents">Peuple Lacède</text:p>
          </table:table-cell>
          <table:table-cell table:style-name="TableRowCell" office:value-type="string">
            <text:p text:style-name="Table_20_Contents">Cyrynith</text:p>
          </table:table-cell>
        </table:table-row>
        <table:table-row>
          <table:table-cell table:style-name="TableRowCell" office:value-type="string">
            <text:p text:style-name="Table_20_Contents"><text:span text:style-name="T1">Saramath</text:span></text:p>
          </table:table-cell>
          <table:table-cell table:style-name="TableRowCell" office:value-type="string">
            <text:p text:style-name="Table_20_Contents">Peuple Saramath</text:p>
          </table:table-cell>
          <table:table-cell table:style-name="TableRowCell" office:value-type="string">
            <text:p text:style-name="Table_20_Contents">Saramath</text:p>
          </table:table-cell>
        </table:table-row>
      </table:table>
      <text:p text:style-name="First_20_paragraph">§§§</text:p>
      <text:p text:style-name="Text_20_body">§§§ .table-container</text:p>
      <text:h text:style-name="Heading_20_5" text:outline-level="5"><text:bookmark-start text:name="_langues_nordiques"/>Langues Nordiques<text:bookmark-end text:name="_langues_nordiques"/></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Langue</text:p>
            </table:table-cell>
            <table:table-cell table:style-name="TableHeaderRowCell" office:value-type="string">
              <text:p text:style-name="Table_20_Heading">Parlée par…​</text:p>
            </table:table-cell>
            <table:table-cell table:style-name="TableHeaderRowCell" office:value-type="string">
              <text:p text:style-name="Table_20_Heading">Alphabet</text:p>
            </table:table-cell>
          </table:table-row>
        </table:table-header-rows>
        <table:table-row>
          <table:table-cell table:style-name="TableRowCell" office:value-type="string">
            <text:p text:style-name="Table_20_Contents"><text:span text:style-name="T1">Weslèdh</text:span></text:p>
          </table:table-cell>
          <table:table-cell table:style-name="TableRowCell" office:value-type="string">
            <text:p text:style-name="Table_20_Contents">Ethnies Nordiques</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Khern</text:span></text:p>
          </table:table-cell>
          <table:table-cell table:style-name="TableRowCell" office:value-type="string">
            <text:p text:style-name="Table_20_Contents">Peuple khernaë</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Bena’ch</text:span></text:p>
          </table:table-cell>
          <table:table-cell table:style-name="TableRowCell" office:value-type="string">
            <text:p text:style-name="Table_20_Contents">Peuple khernaë</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Mor’vron</text:span></text:p>
          </table:table-cell>
          <table:table-cell table:style-name="TableRowCell" office:value-type="string">
            <text:p text:style-name="Table_20_Contents">Peuple khernaë</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Mèlde</text:span></text:p>
          </table:table-cell>
          <table:table-cell table:style-name="TableRowCell" office:value-type="string">
            <text:p text:style-name="Table_20_Contents">Peuple Meldète</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Brèdète</text:span></text:p>
          </table:table-cell>
          <table:table-cell table:style-name="TableRowCell" office:value-type="string">
            <text:p text:style-name="Table_20_Contents">Peuple Meldète</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Dorodane</text:span></text:p>
          </table:table-cell>
          <table:table-cell table:style-name="TableRowCell" office:value-type="string">
            <text:p text:style-name="Table_20_Contents">Peuple Meldète</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Mèldon</text:span></text:p>
          </table:table-cell>
          <table:table-cell table:style-name="TableRowCell" office:value-type="string">
            <text:p text:style-name="Table_20_Contents">Peuple Meldète</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Nordhème</text:span></text:p>
          </table:table-cell>
          <table:table-cell table:style-name="TableRowCell" office:value-type="string">
            <text:p text:style-name="Table_20_Contents">Peuple Meldète</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Melg</text:span></text:p>
          </table:table-cell>
          <table:table-cell table:style-name="TableRowCell" office:value-type="string">
            <text:p text:style-name="Table_20_Contents">Peuple Melg</text:p>
          </table:table-cell>
          <table:table-cell table:style-name="TableRowCell" office:value-type="string">
            <text:p text:style-name="Table_20_Contents">Bergaf</text:p>
          </table:table-cell>
        </table:table-row>
        <table:table-row>
          <table:table-cell table:style-name="TableRowCell" office:value-type="string">
            <text:p text:style-name="Table_20_Contents"><text:span text:style-name="T1">Draükarn</text:span></text:p>
          </table:table-cell>
          <table:table-cell table:style-name="TableRowCell" office:value-type="string">
            <text:p text:style-name="Table_20_Contents">Peuple Melg</text:p>
          </table:table-cell>
          <table:table-cell table:style-name="TableRowCell" office:value-type="string">
            <text:p text:style-name="Table_20_Contents">Bergaf</text:p>
          </table:table-cell>
        </table:table-row>
        <table:table-row>
          <table:table-cell table:style-name="TableRowCell" office:value-type="string">
            <text:p text:style-name="Table_20_Contents"><text:span text:style-name="T1">Welkarn</text:span></text:p>
          </table:table-cell>
          <table:table-cell table:style-name="TableRowCell" office:value-type="string">
            <text:p text:style-name="Table_20_Contents">Peuple Melg</text:p>
          </table:table-cell>
          <table:table-cell table:style-name="TableRowCell" office:value-type="string">
            <text:p text:style-name="Table_20_Contents">Bergaf</text:p>
          </table:table-cell>
        </table:table-row>
        <table:table-row>
          <table:table-cell table:style-name="TableRowCell" office:value-type="string">
            <text:p text:style-name="Table_20_Contents"><text:span text:style-name="T1">Znorkarn</text:span></text:p>
          </table:table-cell>
          <table:table-cell table:style-name="TableRowCell" office:value-type="string">
            <text:p text:style-name="Table_20_Contents">Peuple Melg</text:p>
          </table:table-cell>
          <table:table-cell table:style-name="TableRowCell" office:value-type="string">
            <text:p text:style-name="Table_20_Contents">Bergaf</text:p>
          </table:table-cell>
        </table:table-row>
      </table:table>
      <text:p text:style-name="First_20_paragraph">§§§</text:p>
      <text:p text:style-name="Text_20_body">§§§ .table-container</text:p>
      <text:h text:style-name="Heading_20_5" text:outline-level="5"><text:bookmark-start text:name="_langues_asiatiques"/>Langues Asiatiques<text:bookmark-end text:name="_langues_asiatique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Langue</text:p>
            </table:table-cell>
            <table:table-cell table:style-name="TableHeaderRowCell" office:value-type="string">
              <text:p text:style-name="Table_20_Heading">Parlée par…​</text:p>
            </table:table-cell>
            <table:table-cell table:style-name="TableHeaderRowCell" office:value-type="string">
              <text:p text:style-name="Table_20_Heading">Alphabet</text:p>
            </table:table-cell>
          </table:table-row>
        </table:table-header-rows>
        <table:table-row>
          <table:table-cell table:style-name="TableRowCell" office:value-type="string">
            <text:p text:style-name="Table_20_Contents"><text:span text:style-name="T1">Minghour</text:span></text:p>
          </table:table-cell>
          <table:table-cell table:style-name="TableRowCell" office:value-type="string">
            <text:p text:style-name="Table_20_Contents">Ethnies Asiatiques</text:p>
          </table:table-cell>
          <table:table-cell table:style-name="TableRowCell" office:value-type="string">
            <text:p text:style-name="Table_20_Contents">Mingath</text:p>
          </table:table-cell>
        </table:table-row>
        <table:table-row>
          <table:table-cell table:style-name="TableRowCell" office:value-type="string">
            <text:p text:style-name="Table_20_Contents"><text:span text:style-name="T1">Oynote</text:span></text:p>
          </table:table-cell>
          <table:table-cell table:style-name="TableRowCell" office:value-type="string">
            <text:p text:style-name="Table_20_Contents">Peuple Oynour</text:p>
          </table:table-cell>
          <table:table-cell table:style-name="TableRowCell" office:value-type="string">
            <text:p text:style-name="Table_20_Contents">Oynote</text:p>
          </table:table-cell>
        </table:table-row>
        <table:table-row>
          <table:table-cell table:style-name="TableRowCell" office:value-type="string">
            <text:p text:style-name="Table_20_Contents"><text:span text:style-name="T1">Ygouthy</text:span></text:p>
          </table:table-cell>
          <table:table-cell table:style-name="TableRowCell" office:value-type="string">
            <text:p text:style-name="Table_20_Contents">Peuple Ygouth</text:p>
          </table:table-cell>
          <table:table-cell table:style-name="TableRowCell" office:value-type="string">
            <text:p text:style-name="Table_20_Contents">Ygh</text:p>
          </table:table-cell>
        </table:table-row>
        <table:table-row>
          <table:table-cell table:style-name="TableRowCell" office:value-type="string">
            <text:p text:style-name="Table_20_Contents"><text:span text:style-name="T1">Yotaï</text:span></text:p>
          </table:table-cell>
          <table:table-cell table:style-name="TableRowCell" office:value-type="string">
            <text:p text:style-name="Table_20_Contents">Peuple Yotakaï</text:p>
          </table:table-cell>
          <table:table-cell table:style-name="TableRowCell" office:value-type="string">
            <text:p text:style-name="Table_20_Contents">Yohaï</text:p>
          </table:table-cell>
        </table:table-row>
        <table:table-row>
          <table:table-cell table:style-name="TableRowCell" office:value-type="string">
            <text:p text:style-name="Table_20_Contents"><text:span text:style-name="T1">Athaï</text:span></text:p>
          </table:table-cell>
          <table:table-cell table:style-name="TableRowCell" office:value-type="string">
            <text:p text:style-name="Table_20_Contents">Peuple Yotakaï</text:p>
          </table:table-cell>
          <table:table-cell table:style-name="TableRowCell" office:value-type="string">
            <text:p text:style-name="Table_20_Contents">Yohaï</text:p>
          </table:table-cell>
        </table:table-row>
        <table:table-row>
          <table:table-cell table:style-name="TableRowCell" office:value-type="string">
            <text:p text:style-name="Table_20_Contents"><text:span text:style-name="T1">Yoth</text:span></text:p>
          </table:table-cell>
          <table:table-cell table:style-name="TableRowCell" office:value-type="string">
            <text:p text:style-name="Table_20_Contents">Peuple Meldète</text:p>
          </table:table-cell>
          <table:table-cell table:style-name="TableRowCell" office:value-type="string">
            <text:p text:style-name="Table_20_Contents">Yohaï</text:p>
          </table:table-cell>
        </table:table-row>
      </table:table>
      <text:p text:style-name="First_20_paragraph">§§§</text:p>
      <text:p text:style-name="Text_20_body">§§§</text:p>
      <text:p text:style-name="Text_20_body">§§§ .table-container</text:p>
      <text:h text:style-name="Heading_20_5" text:outline-level="5"><text:bookmark-start text:name="_langues_des_royaumes_de_shahia"/>Langues des Royaumes de Shahia<text:bookmark-end text:name="_langues_des_royaumes_de_shahia"/></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Langue</text:p>
            </table:table-cell>
            <table:table-cell table:style-name="TableHeaderRowCell" office:value-type="string">
              <text:p text:style-name="Table_20_Heading">Parlée par…​</text:p>
            </table:table-cell>
            <table:table-cell table:style-name="TableHeaderRowCell" office:value-type="string">
              <text:p text:style-name="Table_20_Heading">Alphabet</text:p>
            </table:table-cell>
          </table:table-row>
        </table:table-header-rows>
        <table:table-row>
          <table:table-cell table:style-name="TableRowCell" office:value-type="string">
            <text:p text:style-name="Table_20_Contents"><text:span text:style-name="T1">Shahim</text:span></text:p>
          </table:table-cell>
          <table:table-cell table:style-name="TableRowCell" office:value-type="string">
            <text:p text:style-name="Table_20_Contents">Ethnies Shahimas</text:p>
          </table:table-cell>
          <table:table-cell table:style-name="TableRowCell" office:value-type="string">
            <text:p text:style-name="Table_20_Contents">Shahiate</text:p>
          </table:table-cell>
        </table:table-row>
        <table:table-row>
          <table:table-cell table:style-name="TableRowCell" office:value-type="string">
            <text:p text:style-name="Table_20_Contents"><text:span text:style-name="T1">Assyrhiote</text:span></text:p>
          </table:table-cell>
          <table:table-cell table:style-name="TableRowCell" office:value-type="string">
            <text:p text:style-name="Table_20_Contents">Peuple Assyrhim</text:p>
          </table:table-cell>
          <table:table-cell table:style-name="TableRowCell" office:value-type="string">
            <text:p text:style-name="Table_20_Contents">Syride</text:p>
          </table:table-cell>
        </table:table-row>
        <table:table-row>
          <table:table-cell table:style-name="TableRowCell" office:value-type="string">
            <text:p text:style-name="Table_20_Contents"><text:span text:style-name="T1">Assyrith</text:span></text:p>
          </table:table-cell>
          <table:table-cell table:style-name="TableRowCell" office:value-type="string">
            <text:p text:style-name="Table_20_Contents">Peuple Assyrhim</text:p>
          </table:table-cell>
          <table:table-cell table:style-name="TableRowCell" office:value-type="string">
            <text:p text:style-name="Table_20_Contents">Syride</text:p>
          </table:table-cell>
        </table:table-row>
        <table:table-row>
          <table:table-cell table:style-name="TableRowCell" office:value-type="string">
            <text:p text:style-name="Table_20_Contents"><text:span text:style-name="T1">Cyrènide</text:span></text:p>
          </table:table-cell>
          <table:table-cell table:style-name="TableRowCell" office:value-type="string">
            <text:p text:style-name="Table_20_Contents">Peuple Assyrhim</text:p>
          </table:table-cell>
          <table:table-cell table:style-name="TableRowCell" office:value-type="string">
            <text:p text:style-name="Table_20_Contents">Syride</text:p>
          </table:table-cell>
        </table:table-row>
        <table:table-row>
          <table:table-cell table:style-name="TableRowCell" office:value-type="string">
            <text:p text:style-name="Table_20_Contents"><text:span text:style-name="T1">Syrioth</text:span></text:p>
          </table:table-cell>
          <table:table-cell table:style-name="TableRowCell" office:value-type="string">
            <text:p text:style-name="Table_20_Contents">Peuple Assyrhim</text:p>
          </table:table-cell>
          <table:table-cell table:style-name="TableRowCell" office:value-type="string">
            <text:p text:style-name="Table_20_Contents">Syride</text:p>
          </table:table-cell>
        </table:table-row>
        <table:table-row>
          <table:table-cell table:style-name="TableRowCell" office:value-type="string">
            <text:p text:style-name="Table_20_Contents"><text:span text:style-name="T1">Lassym</text:span></text:p>
          </table:table-cell>
          <table:table-cell table:style-name="TableRowCell" office:value-type="string">
            <text:p text:style-name="Table_20_Contents">Peuple Lassymide</text:p>
          </table:table-cell>
          <table:table-cell table:style-name="TableRowCell" office:value-type="string">
            <text:p text:style-name="Table_20_Contents">Lassyth</text:p>
          </table:table-cell>
        </table:table-row>
        <table:table-row>
          <table:table-cell table:style-name="TableRowCell" office:value-type="string">
            <text:p text:style-name="Table_20_Contents"><text:span text:style-name="T1">Shèmide</text:span></text:p>
          </table:table-cell>
          <table:table-cell table:style-name="TableRowCell" office:value-type="string">
            <text:p text:style-name="Table_20_Contents">Peuple Shème</text:p>
          </table:table-cell>
          <table:table-cell table:style-name="TableRowCell" office:value-type="string">
            <text:p text:style-name="Table_20_Contents">Shèm</text:p>
          </table:table-cell>
        </table:table-row>
        <table:table-row>
          <table:table-cell table:style-name="TableRowCell" office:value-type="string">
            <text:p text:style-name="Table_20_Contents"><text:span text:style-name="T1">Ptolémique</text:span></text:p>
          </table:table-cell>
          <table:table-cell table:style-name="TableRowCell" office:value-type="string">
            <text:p text:style-name="Table_20_Contents">Peuple Ptolème</text:p>
          </table:table-cell>
          <table:table-cell table:style-name="TableRowCell" office:value-type="string">
            <text:p text:style-name="Table_20_Contents">Ptolh</text:p>
          </table:table-cell>
        </table:table-row>
      </table:table>
      <text:p text:style-name="First_20_paragraph">§§§</text:p>
      <text:p text:style-name="Text_20_body">§§§ .table-container</text:p>
      <text:h text:style-name="Heading_20_5" text:outline-level="5"><text:bookmark-start text:name="_langues_sacrées_anciennes_et_secrètes"/>Langues sacrées, anciennes et secrètes<text:bookmark-end text:name="_langues_sacrées_anciennes_et_secrète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Langue</text:p>
            </table:table-cell>
            <table:table-cell table:style-name="TableHeaderRowCell" office:value-type="string">
              <text:p text:style-name="Table_20_Heading">Parlée par…​</text:p>
            </table:table-cell>
            <table:table-cell table:style-name="TableHeaderRowCell" office:value-type="string">
              <text:p text:style-name="Table_20_Heading">Alphabet</text:p>
            </table:table-cell>
          </table:table-row>
        </table:table-header-rows>
        <table:table-row>
          <table:table-cell table:style-name="TableRowCell" office:value-type="string">
            <text:p text:style-name="Table_20_Contents"><text:span text:style-name="T1">-</text:span></text:p>
          </table:table-cell>
          <table:table-cell table:style-name="TableRowCell" office:value-type="string">
            <text:p text:style-name="Table_20_Contents">Bhegelm</text:p>
          </table:table-cell>
          <table:table-cell table:style-name="TableRowCell" office:value-type="string">
            <text:p text:style-name="Table_20_Contents">Omath</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Drodan</text:p>
          </table:table-cell>
          <table:table-cell table:style-name="TableRowCell" office:value-type="string">
            <text:p text:style-name="Table_20_Contents">Oghen</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Peuple Melg</text:p>
          </table:table-cell>
          <table:table-cell table:style-name="TableRowCell" office:value-type="string">
            <text:p text:style-name="Table_20_Contents">Holtar</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Mages, Sorcer</text:p>
          </table:table-cell>
          <table:table-cell table:style-name="TableRowCell" office:value-type="string">
            <text:p text:style-name="Table_20_Contents">Magus</text:p>
          </table:table-cell>
        </table:table-row>
        <table:table-row>
          <table:table-cell table:style-name="TableRowCell" office:value-type="string">
            <text:p text:style-name="Table_20_Contents"><text:span text:style-name="T1">Nayanide</text:span></text:p>
          </table:table-cell>
          <table:table-cell table:style-name="TableRowCell" office:value-type="string">
            <text:p text:style-name="Table_20_Contents">Nayane</text:p>
          </table:table-cell>
          <table:table-cell table:style-name="TableRowCell" office:value-type="string">
            <text:p text:style-name="Table_20_Contents">Naya</text:p>
          </table:table-cell>
        </table:table-row>
        <table:table-row>
          <table:table-cell table:style-name="TableRowCell" office:value-type="string">
            <text:p text:style-name="Table_20_Contents"><text:span text:style-name="T1">Selmh</text:span></text:p>
          </table:table-cell>
          <table:table-cell table:style-name="TableRowCell" office:value-type="string">
            <text:p text:style-name="Table_20_Contents">Selmonite</text:p>
          </table:table-cell>
          <table:table-cell table:style-name="TableRowCell" office:value-type="string">
            <text:p text:style-name="Table_20_Contents">Selmh</text:p>
          </table:table-cell>
        </table:table-row>
        <table:table-row>
          <table:table-cell table:style-name="TableRowCell" office:value-type="string">
            <text:p text:style-name="Table_20_Contents"><text:span text:style-name="T1">Sogh</text:span></text:p>
          </table:table-cell>
          <table:table-cell table:style-name="TableRowCell" office:value-type="string">
            <text:p text:style-name="Table_20_Contents">Peuple Sooghaï</text:p>
          </table:table-cell>
          <table:table-cell table:style-name="TableRowCell" office:value-type="string">
            <text:p text:style-name="Table_20_Contents">-</text:p>
          </table:table-cell>
        </table:table-row>
      </table:table>
      <text:p text:style-name="First_20_paragraph">§§§</text:p>
      <text:h text:style-name="Heading_20_4" text:outline-level="4"><text:bookmark-start text:name="_inspiration"/>Inspiration<text:bookmark-end text:name="_inspiration"/></text:h>
      <text:p text:style-name="First_20_paragraph">L’inspiration est une règle que le Narrateur peut utiliser pour récompenser un joueur qui interprète son personnage de manière particulièrement juste, en restant fidèle à ses traits de personnalité, ses Idéaux, ses liens et ses défauts. L’inspiration vous permet par exemple d’exploiter la compassion dont fait preuve votre personnage pour les plus démunis pour avoir un ascendant lors d’une négociation avec le prince mendiant, ou encore d’utiliser votre promesse de défendre votre village natal pour vous délivrer des effets d’un sort qui vous a été lancé.</text:p>
      <text:h text:style-name="Heading_20_5" text:outline-level="5"><text:bookmark-start text:name="_gagner_de_linspiration"/>Gagner de l’inspiration<text:bookmark-end text:name="_gagner_de_linspiration"/></text:h>
      <text:p text:style-name="First_20_paragraph">Votre Narrateur a de nombreuses excuses pour vous permettre d’utiliser l’inspiration. Généralement, il vous récompense ainsi quand vous avez su jouer les traits de personnalité de votre personnage, les inconvénients liés à ses défauts ou son lien, ou plus généralement si vous avez réussi à l’interpréter de manière convaincante. Il y a des façons différentes de gagner de l’inspiration pendant le jeu. + Vous êtes soit inspiré, soit vous ne l’êtes pas. Ils est possible d’emmagasiner des « inspirations » que vous pourrez utiliser plus tard à votre convenance. + Il est distingué les inspirations « bardiques » qui sont gagnées grâce aux capacités des bardes (Bhaner, Llawenos…​). + L’une des autres méthodes est la pratique religieuse en vénérants ses dieux. Une fois par tranche de 24h, cycle de jour et de la nuit, il est possible de prier pour un minimum de 10 minutes. Ainsi, le personnage dépense 5 points de Foi et gagne une inspiration de Foi. Il peut en avoir plusieurs pour un maximum de 1 par tranche de 5 points de sagesse soit 1 à 5, 2 à 10, 3 à 15 et 4 à 20. Les points de Foi se restaurent comme il est expliqué dans la section Repos ci-avant. + Ces inspirations sont conférées en échanges de prières et d’offrandes. La valeur moyenne pour obtenir une inspiration est de 5po d’offrandes (en valeur).</text:p>
      <text:h text:style-name="Heading_20_5" text:outline-level="5"><text:bookmark-start text:name="_utiliser_linspiration"/>Utiliser l’inspiration<text:bookmark-end text:name="_utiliser_linspiration"/></text:h>
      <text:p text:style-name="First_20_paragraph">Si vous êtes sous le coup de l’inspiration, vous pouvez l’utiliser pour faire un <text:a xlink:type="simple" xlink:href="/combattre/#jets-d-attaque" office:name=""><text:span text:style-name="Definition">jet d’attaque</text:span></text:a>, un <text:a xlink:type="simple" xlink:href="/utiliser-les-caracteristiques/#jets-de-sauvegarde" office:name=""><text:span text:style-name="Definition">jet de sauvegarde</text:span></text:a> ou un <text:a xlink:type="simple" xlink:href="/utiliser-les-caracteristiques/#tests-de-caracteristique" office:name=""><text:span text:style-name="Definition">test de caractéristique</text:span></text:a>. Si vous utilisez votre inspiration, vous obtenez l’<text:a xlink:type="simple" xlink:href="/utiliser-les-caracteristiques/#avantage-et-desavantage" office:name=""><text:span text:style-name="Definition"><text:span text:style-name="T2">avantage</text:span></text:span></text:a> sur ce lancer de dés.</text:p>
      <text:p text:style-name="Text_20_body">De plus, si vous êtes sous le coup de l’inspiration, vous pouvez récompenser un autre joueur pour son jeu, sa perspicacité, ou simplement pour avoir rendu la partie plus intéressante par ses actions. Quand le personnage de ce joueur fait quelque chose qui contribue à l’histoire de manière intéressante et drôle, vous pouvez décider de lui céder votre inspiration.</text:p>
      <text:h text:style-name="Heading_20_4" text:outline-level="4"><text:bookmark-start text:name="_historique"/>Historique<text:bookmark-end text:name="_historique"/></text:h>
      <text:p text:style-name="First_20_paragraph">Vous trouverez dans ce chapitre des exemples d’historiques de personnages concrets (aptitudes, maîtrises et langues) et des suggestions d’interprétation.</text:p>
      <text:h text:style-name="Heading_20_5" text:outline-level="5"><text:bookmark-start text:name="_maîtrises"/>Maîtrises<text:bookmark-end text:name="_maîtrises"/></text:h>
      <text:p text:style-name="First_20_paragraph">Chaque historique confère à un personnage la maîtrise de deux compétences. Ces compétences sont décrites dans le <text:a xlink:type="simple" xlink:href="/utiliser-les-caracteristiques" office:name=""><text:span text:style-name="Definition">Utiliser les caractéristiques</text:span></text:a>. En plus de cela, la plupart des historiques permettent à un personnage d’acquérir la maîtrise d’un ou plusieurs outils. Ces outils sont décrits dans le chapitre <text:a xlink:type="simple" xlink:href="/outils/" office:name=""><text:span text:style-name="Definition">Équipement - Outils</text:span></text:a>. Si un personnage gagne une même maîtrise de deux sources différentes, il peut choisir une maîtrise différente du même type (compétence ou outil) à la place.</text:p>
      <text:h text:style-name="Heading_20_5" text:outline-level="5"><text:bookmark-start text:name="_langues_3"/>Langues<text:bookmark-end text:name="_langues_3"/></text:h>
      <text:p text:style-name="First_20_paragraph">Le passé de certains personnages leur donne la capacité de pratiquer des langues supplémentaires à celles accordées par leur race. Reportez-vous à la section <text:a xlink:type="simple" xlink:href="/personnalite-et-historique/#langues" office:name=""><text:span text:style-name="Definition">Langues</text:span></text:a>.</text:p>
      <text:h text:style-name="Heading_20_5" text:outline-level="5"><text:bookmark-start text:name="_équipement"/>Équipement<text:bookmark-end text:name="_équipement"/></text:h>
      <text:p text:style-name="First_20_paragraph">Chaque historique donne accès à un équipement de départ. Si vous utilisez la règle optionnelle qui vous permet à la place d’acheter votre propre équipement, vous ne recevez aucun équipement lié à votre historique. Cette option est décrite dans le chapitre <text:a xlink:type="simple" xlink:href="/creation-du-personnage/#_5-equiper-le-personnage" office:name=""><text:span text:style-name="Definition">Création du personnage</text:span></text:a>.</text:p>
      <text:h text:style-name="Heading_20_5" text:outline-level="5"><text:bookmark-start text:name="_personnaliser_votre_historique"/>Personnaliser votre historique<text:bookmark-end text:name="_personnaliser_votre_historique"/></text:h>
      <text:p text:style-name="First_20_paragraph">Vous voudrez peut-être adapter certains détails d’un historique pour qu’il corresponde mieux à votre personnage ou au cadre de la campagne. Afin de le personnaliser, vous pouvez remplacer une aptitude par une autre, choisir deux compétences et un total de deux maîtrises d’outils ou de deux langues parmi les historiques qui vous sont proposés ici. Vous pouvez choisir d’utiliser l’équipement de départ proposé ou d’acheter vous-même votre équipement, comme expliqué au chapitre <text:a xlink:type="simple" xlink:href="/creation-du-personnage/#_2-choisir-un-historique" office:name=""><text:span text:style-name="Definition">Création du personnage</text:span></text:a>. Enfin, vous pouvez choisir deux traits de personnalité, un idéal, un lien et un défaut.</text:p>
      <text:h text:style-name="Heading_20_3" text:outline-level="3"><text:bookmark-start text:name="_les_historiques_de_douaratil"/>Les historiques de Douaratil<text:bookmark-end text:name="_les_historiques_de_douaratil"/></text:h>
      <text:p text:style-name="First_20_paragraph">Voici les historiques proposés dans <text:span text:style-name="T2">*Douaratil*</text:span>.</text:p>
      <text:h text:style-name="Heading_20_4" text:outline-level="4"><text:bookmark-start text:name="_artisan"/>Artisan<text:bookmark-end text:name="_artisan"/></text:h>
      <text:p text:style-name="First_20_paragraph">Vous pouvez sélectionner ou déterminer au hasard le type d’artisanat dans lequel vous vous êtes spécialisé.</text:p>
      <table:table table:name="Table8" table:style-name="Table8">
        <table:table-column table:style-name="Table8.A"/>
        <table:table-column table:style-name="Table8.B"/>
        <table:table-header-rows>
          <table:table-row>
            <table:table-cell table:style-name="TableHeaderRowCell" office:value-type="string">
              <text:p text:style-name="Table_20_Heading">2D6</text:p>
            </table:table-cell>
            <table:table-cell table:style-name="TableHeaderRowCell" office:value-type="string">
              <text:p text:style-name="Table_20_Heading">Artisanat</text:p>
            </table:table-cell>
          </table:table-row>
        </table:table-header-rows>
        <table:table-row>
          <table:table-cell table:style-name="TableRowCell" office:value-type="string">
            <text:p text:style-name="Table_20_Contents"><text:span text:style-name="T1">2</text:span></text:p>
          </table:table-cell>
          <table:table-cell table:style-name="TableRowCell" office:value-type="string">
            <text:p text:style-name="Table_20_Contents">Travail du bois (charpentier, menuisier, tonnelier, etc.)</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ravail de la pierre (maçon, tailleur de pierre, etc.)</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Travail du cuir (maroquinier, tanneur, cordonnier, etc.)</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Travail du tissu (tisserand, teinturier, etc.)</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Travail du métal (armurier, forgeron, rétameur, etc.)</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ravail du verre (vitrier, verrier, etc.)</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ravail de précision (orfèvre, joaillier, enlumineur, etc.)</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utre (potier, peintre, boulanger, apothicaire, etc.)</text:p>
          </table:table-cell>
        </table:table-row>
      </table:table>
      <text:p text:style-name="First_20_paragraph"><text:span text:style-name="T1">Compétences</text:span> : Athlétisme, Perspicacité. + <text:span text:style-name="T1">Outils maîtrisés</text:span> : Deux ensembles d’outils d’artisan au choix. + <text:span text:style-name="T1">Équipement</text:span> : Habits de bonne qualité, insigne, emblème ou lettre de marque prouvant votre appartenance à votre guilde, deux ensembles d’outils d’artisan correspondant à votre métier, sceau de la guilde,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artisan_local"/>Artisan local<text:bookmark-end text:name="_artisan_local"/></text:h>
      <text:p text:style-name="First_20_paragraph"><text:span text:style-name="T1">Compétences</text:span> : Athlétisme, Nature. + <text:span text:style-name="T1">Outils maîtrisés</text:span> : Deux ensembles d’outils d’artisan au choix parmi les outils de forgeron, de menuisier, de maçon, de bricoleur, ou de charpentier. + <text:span text:style-name="T1">Équipement</text:span> : Habits courants, deux ensembles d’outils d’artisan que vous maîtrisez,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assassin"/>Assassin<text:bookmark-end text:name="_assassin"/></text:h>
      <text:p text:style-name="First_20_paragraph"><text:span text:style-name="T1">Compétences</text:span> : Discrétion, Investigation ou Perspicacité. + <text:span text:style-name="T1">Outils maîtrisés</text:span> : Matériel d’empoisonneur. + <text:span text:style-name="T1">Langues maîtrisées</text:span> : Une langue au choix. + <text:span text:style-name="T1">Équipement</text:span> : Vêtements discrets, cape ou manteau à capuche, insigne, emblème ou lettre de marque prouvant votre appartenance à votre guilde, matériel d’empoisonneur, bourse contenant 20 po. <text:span text:style-name="T1">Aptitude</text:span> : <text:a xlink:type="simple" xlink:href="/personnalite-et-historique/#marque-de-la-mort" office:name=""><text:span text:style-name="Definition">Marque de la mort</text:span></text:a></text:p>
      <text:h text:style-name="Heading_20_4" text:outline-level="4"><text:bookmark-start text:name="_bandit_de_grand_chemin"/>Bandit de grand chemin<text:bookmark-end text:name="_bandit_de_grand_chemin"/></text:h>
      <text:p text:style-name="First_20_paragraph"><text:span text:style-name="T1">Compétences</text:span> : Intimidation, Survie. + <text:span text:style-name="T1">Outils maîtrisés</text:span> : Véhicules (terrestres). + <text:span text:style-name="T1">Langues maîtrisées</text:span> : Une langue au choix. + <text:span text:style-name="T1">Équipement</text:span> : Couverture, vêtements de voyageur, quelques chausse-trappes, boîte à amadou, outre d’eau, bourse contenant 10 po. <text:span text:style-name="T1">Aptitude</text:span> : <text:a xlink:type="simple" xlink:href="/personnalite-et-historique/#signes-de-piste" office:name=""><text:span text:style-name="Definition">Signes de piste</text:span></text:a></text:p>
      <text:h text:style-name="Heading_20_4" text:outline-level="4"><text:bookmark-start text:name="_bâtard"/>Bâtard<text:bookmark-end text:name="_bâtard"/></text:h>
      <text:p text:style-name="First_20_paragraph"><text:span text:style-name="T1">Compétences</text:span> : Histoire, Supercherie. + <text:span text:style-name="T1">Outils maîtrisés</text:span> : Véhicules (terrestres), un ensemble d’outils d’artisan au choix. + <text:span text:style-name="T1">Équipement</text:span> : Habits de bonne qualité, outils d’artisan, objet ou symbole appartenant à la famille de votre parent noble, bourse contenant 20 po. <text:span text:style-name="T1">Aptitude</text:span> : <text:a xlink:type="simple" xlink:href="/personnalite-et-historique/#Ni-noble,-ni-homme-du-peuple" office:name=""><text:span text:style-name="Definition">Ni noble, ni homme du peuple</text:span></text:a></text:p>
      <text:h text:style-name="Heading_20_4" text:outline-level="4"><text:bookmark-start text:name="_brigand"/>Brigand<text:bookmark-end text:name="_brigand"/></text:h>
      <text:p text:style-name="First_20_paragraph"><text:span text:style-name="T1">Compétences</text:span> : Discrétion, Survie. + <text:span text:style-name="T1">Outils maîtrisés</text:span> : Véhicules (terrestres), un type de jeu au choix. + <text:span text:style-name="T1">Équipement</text:span> : Couverture, vêtements de voyageur, piège à mâchoires, boîte à amadou, matériel de pêche, outre d’eau, bourse contenant 10 po. <text:span text:style-name="T1">Aptitude</text:span> : <text:a xlink:type="simple" xlink:href="/personnalite-et-historique/#signes-de-piste" office:name=""><text:span text:style-name="Definition">Signes de piste</text:span></text:a></text:p>
      <text:h text:style-name="Heading_20_4" text:outline-level="4"><text:bookmark-start text:name="_cambrioleur"/>Cambrioleur<text:bookmark-end text:name="_cambrioleur"/></text:h>
      <text:p text:style-name="First_20_paragraph"><text:span text:style-name="T1">Compétences</text:span> : Acrobaties ou Athlétisme, Discrétion. + <text:span text:style-name="T1">Outils maîtrisés</text:span> : Outils de voleur, accessoires de déguisement. + <text:span text:style-name="T1">Équipement</text:span> : Vêtements discrets équipés d’une capuche, pied-de-biche, corde en soie (15 m), grappin, bourse contenant 10 po. <text:span text:style-name="T1">Aptitude</text:span> : <text:a xlink:type="simple" xlink:href="/personnalite-et-historique/#enfant-de-la-rue" office:name=""><text:span text:style-name="Definition">Enfant de la rue</text:span></text:a></text:p>
      <text:h text:style-name="Heading_20_4" text:outline-level="4"><text:bookmark-start text:name="_chasseur"/>Chasseur<text:bookmark-end text:name="_chasseur"/></text:h>
      <text:p text:style-name="First_20_paragraph"><text:span text:style-name="T1">Compétences</text:span> : Discrétion, Survie. + <text:span text:style-name="T1">Outils maîtrisés</text:span> : Un type de jeu au choix, véhicules (terrestres). + <text:span text:style-name="T1">Équipement</text:span> : Couverture, tenue de voyageur, quelques pièges, peau tannée d’un animal que vous avez tué de vos mains, sacoche contenant des pierres précieuses ou des morceaux d’ivoire pour une valeur de 10 po. + <text:span text:style-name="T1">Aptitude</text:span> : <text:a xlink:type="simple" xlink:href="/personnalite-et-historique/#fils-de-la-nature" office:name=""><text:span text:style-name="Definition">Fils de la nature</text:span></text:a></text:p>
      <text:h text:style-name="Heading_20_4" text:outline-level="4"><text:bookmark-start text:name="_colporteur"/>Colporteur<text:bookmark-end text:name="_colporteur"/></text:h>
      <text:p text:style-name="First_20_paragraph"><text:span text:style-name="T1">Compétences</text:span> : Persuasion, Survie. + <text:span text:style-name="T1">Outils maîtrisés</text:span> : Véhicules (terrestres) ou véhicules (marins). + <text:span text:style-name="T1">Langues maîtrisées</text:span> : Une langue au choix. + <text:span text:style-name="T1">Équipement</text:span> : Tenue de voyageur équipés d’une capuche, panier, tente pour une personne et couverture, bourse contenant 10 po. + <text:span text:style-name="T1">Aptitude</text:span> : <text:a xlink:type="simple" xlink:href="/personnalite-et-historique/#voyageur" office:name=""><text:span text:style-name="Definition">Voyageur</text:span></text:a></text:p>
      <text:h text:style-name="Heading_20_4" text:outline-level="4"><text:bookmark-start text:name="_commerçant"/>Commerçant<text:bookmark-end text:name="_commerçant"/></text:h>
      <text:p text:style-name="First_20_paragraph">En accord avec votre MJ, sélectionnez ou déterminez au hasard une des catégories suivantes pour déterminer le négoce principal de votre guilde.</text:p>
      <table:table table:name="Table9" table:style-name="Table9">
        <table:table-column table:style-name="Table9.A"/>
        <table:table-column table:style-name="Table9.B"/>
        <table:table-header-rows>
          <table:table-row>
            <table:table-cell table:style-name="TableHeaderRowCell" office:value-type="string">
              <text:p text:style-name="Table_20_Heading">2d6</text:p>
            </table:table-cell>
            <table:table-cell table:style-name="TableHeaderRowCell" office:value-type="string">
              <text:p text:style-name="Table_20_Heading">Négoce</text:p>
            </table:table-cell>
          </table:table-row>
        </table:table-header-rows>
        <table:table-row>
          <table:table-cell table:style-name="TableRowCell" office:value-type="string">
            <text:p text:style-name="Table_20_Contents"><text:span text:style-name="T1">2-3</text:span></text:p>
          </table:table-cell>
          <table:table-cell table:style-name="TableRowCell" office:value-type="string">
            <text:p text:style-name="Table_20_Contents">Matériaux de construction (bois, pierres, fer, marbre, etc.)</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Aliments de première nécessité (céréales, viande, sel, etc.)</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Vin, bière et autres alcools</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Cuirs, peaux et tissus (laine, coton, soie, étoffes, etc.)</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Métaux précieux et joaillerie (or, gemmes, bijoux, etc.)</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Curiosités (porcelaine, fourrures, œuvres d’art, etc.)</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Aliments exotiques (cacao, thé, poivre, sucre, épices, etc.)</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Esclaves, contrebande, recel, produits interdits</text:p>
          </table:table-cell>
        </table:table-row>
      </table:table>
      <text:p text:style-name="First_20_paragraph"><text:span text:style-name="T1">Compétences</text:span> : Perspicacité, Persuasion. + <text:span text:style-name="T1">Langues maîtrisées</text:span> : Deux langues au choix. + <text:span text:style-name="T1">Équipement</text:span> : Habits de bonne qualité, insigne, emblème ou lettre de marque prouvant votre appartenance à votre guilde, sceau de la guilde, balance de marchand, livre de comptes, plume et encre,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cuisinier"/>Cuisinier<text:bookmark-end text:name="_cuisinier"/></text:h>
      <text:p text:style-name="First_20_paragraph"><text:span text:style-name="T1">Compétences</text:span> : Discrétion, Perspicacité. + <text:span text:style-name="T1">Outils maîtrisés</text:span> : Ustensiles de cuisinier. + <text:span text:style-name="T1">Langues maîtrisées</text:span> : Une langue au choix. + <text:span text:style-name="T1">Équipement</text:span> : Habits courants, ustensiles de cuisinier, colifichet signe de l’affection que vous portait votre employeur, outre de bon vin, bourse contenant 15 po. + <text:span text:style-name="T1">Aptitude</text:span> : <text:a xlink:type="simple" xlink:href="/personnalite-et-historique/#reconfort-du-foyer" office:name=""><text:span text:style-name="Definition">Réconfort du foyer</text:span></text:a></text:p>
      <text:h text:style-name="Heading_20_4" text:outline-level="4"><text:bookmark-start text:name="_crapule"/>Crapule<text:bookmark-end text:name="_crapule"/></text:h>
      <text:p text:style-name="First_20_paragraph"><text:span text:style-name="T1">Compétences</text:span> : Escamotage, Intimidation. + <text:span text:style-name="T1">Outils maîtrisés</text:span> : Outils de voleur, un type de jeu au choix. + <text:span text:style-name="T1">Équipement</text:span> : Vêtements discrets équipés d’une capuche, quelques chausse-trappes, objet brillant mais de peu de valeur volé il y a longtemps à une personne importante, bourse contenant 10 po. + <text:span text:style-name="T1">Aptitude</text:span> : <text:a xlink:type="simple" xlink:href="/personnalite-et-historique/#enfant-de-la-rue" office:name=""><text:span text:style-name="Definition">Enfant de la rue</text:span></text:a></text:p>
      <text:h text:style-name="Heading_20_4" text:outline-level="4"><text:bookmark-start text:name="_dévot"/>Dévot<text:bookmark-end text:name="_dévot"/></text:h>
      <text:p text:style-name="First_20_paragraph"><text:span text:style-name="T1">Compétences</text:span> : Perspicacité, Religion. + <text:span text:style-name="T1">Langues maîtrisées</text:span> : Deux langues au choix. + <text:span text:style-name="T1">Équipement</text:span> : Symbole sacré (qui vous a été remis quand vous êtes entré dans les ordres), livre de prière ou moulin à prière, 5 bâtons d’encens, tenue de cérémonie, habits courants,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éclaireur"/>Éclaireur<text:bookmark-end text:name="_éclaireur"/></text:h>
      <text:p text:style-name="First_20_paragraph"><text:span text:style-name="T1">Compétences</text:span> : Discrétion, Survie. + <text:span text:style-name="T1">Outils maîtrisés</text:span> : Accessoires de déguisement. + <text:span text:style-name="T1">Langues maîtrisées</text:span> : Une langue au choix. + <text:span text:style-name="T1">Équipement</text:span> : Tenue de voyageur, sac contenant couverture et tente, outre d’eau, accessoires de déguisement,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ermite"/>Ermite<text:bookmark-end text:name="_ermite"/></text:h>
      <text:p text:style-name="First_20_paragraph"><text:span text:style-name="T1">Compétences</text:span> : Perspicacité ou Survie, Religion. + <text:span text:style-name="T1">Outils maîtrisés</text:span> : Deux ensembles d’outils d’artisan au choix entre ustensiles de cuisinier, outils de tanneur, de potier, de forgeron, de tisserand ou de menuisier. Vous pouvez remplacer l’un de ces outils par un instrument de musique rituel ou du matériel d’herboriste. + <text:span text:style-name="T1">Équipement</text:span> : Habits courants, ensemble d’outils ou instrument de musique parmi ceux maîtrisés, 5 bâtons d’encens, bourse contenant 10 po. + <text:span text:style-name="T1">Aptitude</text:span> : <text:a xlink:type="simple" xlink:href="/personnalite-et-historique/#revelation" office:name=""><text:span text:style-name="Definition">Révélation</text:span></text:a></text:p>
      <text:h text:style-name="Heading_20_4" text:outline-level="4"><text:bookmark-start text:name="_érudit"/>Érudit<text:bookmark-end text:name="_érudit"/></text:h>
      <text:p text:style-name="First_20_paragraph"><text:span text:style-name="T1">Compétences</text:span> : Arcanes, Histoire. + <text:span text:style-name="T1">Outils maîtrisés</text:span> : Un au choix parmi : matériel de calligraphie, outils de cartographe ou matériel d’alchimiste. + <text:span text:style-name="T1">Langues maîtrisées</text:span> : Une langue au choix. + <text:span text:style-name="T1">Équipement</text:span> : Habits de bonne qualité, deux bougies, matériel de calligraphie ou outils de cartographe ou matériel d’alchimiste, quelques lettres de correspondance avec un ou plusieurs confrères, bourse contenant 20 po. + <text:span text:style-name="T1">Aptitude</text:span> : <text:a xlink:type="simple" xlink:href="/personnalite-et-historique/#culture-genérale" office:name=""><text:span text:style-name="Definition">Culture générale</text:span></text:a></text:p>
      <text:h text:style-name="Heading_20_4" text:outline-level="4"><text:bookmark-start text:name="_escroc"/>Escroc<text:bookmark-end text:name="_escroc"/></text:h>
      <text:p text:style-name="First_20_paragraph"><text:span text:style-name="T1">Compétences</text:span> : Persuasion, Supercherie. + <text:span text:style-name="T1">Outils maîtrisés</text:span> : Deux au choix parmi un type de jeu, accessoires de faussaire, accessoires de déguisement. + <text:span text:style-name="T1">Équipement</text:span> : Accessoires de faussaire ou jeu, deux ensembles de d’habits courants, bourse contenant 10 po. + <text:span text:style-name="T1">Aptitude</text:span> : <text:a xlink:type="simple" xlink:href="/personnalite-et-historique/#fausse-identite" office:name=""><text:span text:style-name="Definition">Fausse identité</text:span></text:a></text:p>
      <text:h text:style-name="Heading_20_4" text:outline-level="4"><text:bookmark-start text:name="_explorateur"/>Explorateur<text:bookmark-end text:name="_explorateur"/></text:h>
      <text:p text:style-name="First_20_paragraph"><text:span text:style-name="T1">Compétences</text:span> : Athlétisme, Survie. + <text:span text:style-name="T1">Outils maîtrisés</text:span> : Véhicules (terrestres). + <text:span text:style-name="T1">Langues maîtrisées</text:span> : Une langue au choix. + <text:span text:style-name="T1">Équipement</text:span> : Tenue de voyageur, sac contenant couverture et tente, outre d’eau, corde en soie (15 m),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garde"/>Garde<text:bookmark-end text:name="_garde"/></text:h>
      <text:p text:style-name="First_20_paragraph"><text:span text:style-name="T1">Compétences</text:span> : Intimidation, Perspicacité. + <text:span text:style-name="T1">Outils maîtrisés</text:span> : Un type de jeu au choix. + <text:span text:style-name="T1">Langues maîtrisées</text:span> : Une langue au choix. + <text:span text:style-name="T1">Équipement</text:span> : Vêtements courants, paquet de cartes ou dés, insigne ou emblème de votre unité et de votre rang, pierre à affûter, outre de vin, bourse contenant 15 po. + <text:span text:style-name="T1">Aptitude</text:span> : <text:a xlink:type="simple" xlink:href="/personnalite-et-historique/#freres-d’armes" office:name=""><text:span text:style-name="Definition">Frères d’armes</text:span></text:a></text:p>
      <text:h text:style-name="Heading_20_4" text:outline-level="4"><text:bookmark-start text:name="_gardien_tribal"/>Gardien tribal<text:bookmark-end text:name="_gardien_tribal"/></text:h>
      <text:p text:style-name="First_20_paragraph"><text:span text:style-name="T1">Compétences</text:span> : Perspicacité, Survie. + <text:span text:style-name="T1">Outils maîtrisés</text:span> : Véhicules (terrestres), un instrument de musique au choix. + <text:span text:style-name="T1">Équipement</text:span> : Sac contenant une tente et une couverture, bâton de marche, tenue de voyage grossiers, instrument de musique de votre tribu, amulette à l’effigie de votre gardien spirituel, sacoche contenant des pierres précieuses ou des fragments d’ivoire pour une valeur de 10 po. <text:span text:style-name="T1">Aptitude</text:span> : <text:a xlink:type="simple" xlink:href="/personnalite-et-historique/#esprit-protecteur" office:name=""><text:span text:style-name="Definition">Esprit protecteur</text:span></text:a></text:p>
      <text:h text:style-name="Heading_20_4" text:outline-level="4"><text:bookmark-start text:name="_gens_du_voyage"/>Gens du voyage<text:bookmark-end text:name="_gens_du_voyage"/></text:h>
      <text:p text:style-name="First_20_paragraph"><text:span text:style-name="T1">Compétences</text:span> : Deux au choix parmi Intimidation, Représentation, Supercherie. + <text:span text:style-name="T1">Outils maîtrisés</text:span> : Véhicules (terrestres), instrument de musique au choix. + <text:span text:style-name="T1">Équipement</text:span> : Tenue de voyageur, instrument de musique, chien ou petit animal de compagnie, sac de voyage, bourse contenant 10 po. + <text:span text:style-name="T1">Aptitude</text:span> : <text:a xlink:type="simple" xlink:href="/personnalite-et-historique/#voyageur" office:name=""><text:span text:style-name="Definition">Voyageur</text:span></text:a></text:p>
      <text:h text:style-name="Heading_20_4" text:outline-level="4"><text:bookmark-start text:name="_guide"/>Guide<text:bookmark-end text:name="_guide"/></text:h>
      <text:p text:style-name="First_20_paragraph"><text:span text:style-name="T1">Compétences</text:span> : Athlétisme, Survie. + <text:span text:style-name="T1">Outils maîtrisés</text:span> : Véhicules (terrestres), un type de jeu au choix. + <text:span text:style-name="T1">Équipement</text:span> : Tenue de voyageur, sac contenant tente et couverture, boîte à amadou, bourse contenant 15 po. + <text:span text:style-name="T1">Aptitude</text:span> : <text:a xlink:type="simple" xlink:href="/personnalite-et-historique/#besoin-de-personne" office:name=""><text:span text:style-name="Definition">Besoin de personne</text:span></text:a></text:p>
      <text:h text:style-name="Heading_20_4" text:outline-level="4"><text:bookmark-start text:name="_homme_de_loi"/>Homme de loi<text:bookmark-end text:name="_homme_de_loi"/></text:h>
      <text:p text:style-name="First_20_paragraph"><text:span text:style-name="T1">Compétences</text:span> : Investigation ou Persuasion, Perspicacité. + <text:span text:style-name="T1">Outils maîtrisés</text:span> : Matériel de calligraphie, véhicules (terrestres). + <text:span text:style-name="T1">Équipement</text:span> : Épais journal vierge pour consigner ses investigations, matériel de calligraphie, tenue de voyageur, symbole (sceau ou médaillon) représentant son office,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homme_médecine"/>Homme-médecine<text:bookmark-end text:name="_homme_médecine"/></text:h>
      <text:p text:style-name="First_20_paragraph"><text:span text:style-name="T1">Compétences</text:span> : Médecine, Nature. + <text:span text:style-name="T1">Outils maîtrisés</text:span> : Matériel d’herboriste. + <text:span text:style-name="T1">Langues maîtrisées</text:span> : Une langue au choix. + <text:span text:style-name="T1">Équipement</text:span> : Sac contenant une tente et une couverture, bâton de marche, tenue de voyageur, matériel d’herboriste, bourse contenant des bijoux et des morceaux d’ivoire pour une valeur de 10 po. + <text:span text:style-name="T1">Aptitude</text:span> : <text:a xlink:type="simple" xlink:href="/personnalite-et-historique/#fils-de-la-nature" office:name=""><text:span text:style-name="Definition">Fils de la nature</text:span></text:a></text:p>
      <text:h text:style-name="Heading_20_4" text:outline-level="4"><text:bookmark-start text:name="_initié"/>Initié<text:bookmark-end text:name="_initié"/></text:h>
      <text:p text:style-name="First_20_paragraph"><text:span text:style-name="T1">Compétences</text:span> : Investigation, Religion. + <text:span text:style-name="T1">Outils maîtrisés</text:span> : Un instrument de musique (utilisé dans les cérémonies de votre religion) ou un ensemble d’outils d’artisan. + <text:span text:style-name="T1">Langues maîtrisées</text:span> : Une langue au choix. + <text:span text:style-name="T1">Équipement</text:span> : Symbole sacré (qui vous a été remis quand vous êtes entré dans les ordres), instrument de musique ou outils d’artisan, tenue de cérémonie, habits courants,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inquisiteur"/>Inquisiteur<text:bookmark-end text:name="_inquisiteur"/></text:h>
      <text:p text:style-name="First_20_paragraph"><text:span text:style-name="T1">Compétences</text:span> : Intimidation, Religion. + <text:span text:style-name="T1">Outils maîtrisés</text:span> : Matériel de calligraphie. + <text:span text:style-name="T1">Langues maîtrisées</text:span> : Une langue au choix. + <text:span text:style-name="T1">Équipement</text:span> : Insigne représentant sa religion et sa fonction, habits de bonne qualité, épais journal vierge pour consigner ses investigations, matériel de calligraphie,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itinérant"/>Itinérant<text:bookmark-end text:name="_itinérant"/></text:h>
      <text:p text:style-name="First_20_paragraph"><text:span text:style-name="T1">Compétences</text:span> : Représentation, Survie. + <text:span text:style-name="T1">Outils maîtrisés</text:span> : Véhicules (terrestres) ou véhicules (marins). + <text:span text:style-name="T1">Langues maîtrisées</text:span> : Une langue au choix. + <text:span text:style-name="T1">Équipement</text:span> : Tenue de voyageur, costume ou vêtements tape-à-l’œil, tente pour une personne et couverture, sac de voyage, bourse contenant 10 po. + <text:span text:style-name="T1">Aptitude</text:span> : <text:a xlink:type="simple" xlink:href="/personnalite-et-historique/#voyageur" office:name=""><text:span text:style-name="Definition">Voyageur</text:span></text:a></text:p>
      <text:h text:style-name="Heading_20_4" text:outline-level="4"><text:bookmark-start text:name="_journalier"/>Journalier<text:bookmark-end text:name="_journalier"/></text:h>
      <text:p text:style-name="First_20_paragraph"><text:span text:style-name="T1">Compétences</text:span> : Athlétisme, Survie. + <text:span text:style-name="T1">Outils maîtrisés</text:span> : Véhicules (terrestres), un ensemble d’outils au choix parmi : outils de charpentier, outils de cordonnier, outils de tanneur, outils de maçon, matériel de peintre, outils de potier, outils de forgeron, outils de menuisier. + <text:span text:style-name="T1">Équipement</text:span> : Habits courants, outre de vin, ensemble d’outils dépendant de son métier, couverture, bourse contenant 10 po. + <text:span text:style-name="T1">Aptitude</text:span> : <text:a xlink:type="simple" xlink:href="/personnalite-et-historique/#communaute" office:name=""><text:span text:style-name="Definition">Communauté</text:span></text:a></text:p>
      <text:h text:style-name="Heading_20_4" text:outline-level="4"><text:bookmark-start text:name="_juriste"/>Juriste<text:bookmark-end text:name="_juriste"/></text:h>
      <text:p text:style-name="First_20_paragraph"><text:span text:style-name="T1">Compétences</text:span> : Histoire ou Religion, Persuasion + <text:span text:style-name="T1">Langues maîtrisées</text:span> : Deux langues au choix. + <text:span text:style-name="T1">Équipement</text:span> : Habits de bonne qualité, symbole ou emblème attestant de votre charge ou vos compétences, étui à parchemins avec 10 feuilles, plume et encre, bourse contenant 20 po. + <text:span text:style-name="T1">Aptitude</text:span> : <text:a xlink:type="simple" xlink:href="/personnalite-et-historique/#rouages-de-la-justice" office:name=""><text:span text:style-name="Definition">Rouages de la justice</text:span></text:a></text:p>
      <text:h text:style-name="Heading_20_4" text:outline-level="4"><text:bookmark-start text:name="_laboureur"/>Laboureur<text:bookmark-end text:name="_laboureur"/></text:h>
      <text:p text:style-name="First_20_paragraph"><text:span text:style-name="T1">Compétences</text:span> : Athlétisme, Dressage. + <text:span text:style-name="T1">Outils maîtrisés</text:span> : Véhicules (terrestres), un ensemble d’outils d’artisan au choix entre des outils de forgeron, de cordonnier, de tanneur, de menuisier, de maçon, de potier, de bricoleur, de brasseur ou de charpentier. + <text:span text:style-name="T1">Équipement</text:span> : Ensemble d’outils d’artisan, habits courants, objet hérité de l’un de vos parents dont la valeur est sentimentale, pelle,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limier"/>Limier<text:bookmark-end text:name="_limier"/></text:h>
      <text:p text:style-name="First_20_paragraph"><text:span text:style-name="T1">Compétences</text:span> : Investigation ou Perspicacité, Supercherie. + <text:span text:style-name="T1">Outils maîtrisés</text:span> : Accessoires de déguisement, outils de voleur. + <text:span text:style-name="T1">Équipement</text:span> : Accessoires de déguisement, outils de voleur, vêtements discrets, insigne officiel, bourse contenant 20 po. + <text:span text:style-name="T1">Aptitude</text:span> : <text:a xlink:type="simple" xlink:href="/personnalite-et-historique/#entre-deux-mondes" office:name=""><text:span text:style-name="Definition">Entre deux mondes</text:span></text:a></text:p>
      <text:h text:style-name="Heading_20_4" text:outline-level="4"><text:bookmark-start text:name="_manouvrier"/>Manouvrier<text:bookmark-end text:name="_manouvrier"/></text:h>
      <text:p text:style-name="First_20_paragraph"><text:span text:style-name="T1">Compétences</text:span> : Athlétisme, Escamotage. + <text:span text:style-name="T1">Outils maîtrisés</text:span> : Un type de jeu au choix, un ensemble d’outils au choix parmi : outils de charpentier, outils de cordonnier, outils de tanneur, outils de maçon, matériel de peintre, outils de potier, outils de forgeron, outils de menuisier. + <text:span text:style-name="T1">Équipement</text:span> : Habits courants, outre de vin, ensemble d’outils dépendant de son métier, pot en fer, lettres de recommandation d’anciens employeurs, bourse contenant 10 po. + <text:span text:style-name="T1">Aptitude</text:span> : <text:a xlink:type="simple" xlink:href="/personnalite-et-historique/#communaute" office:name=""><text:span text:style-name="Definition">Communauté</text:span></text:a></text:p>
      <text:h text:style-name="Heading_20_4" text:outline-level="4"><text:bookmark-start text:name="_matelot"/>Matelot<text:bookmark-end text:name="_matelot"/></text:h>
      <text:p text:style-name="First_20_paragraph"><text:span text:style-name="T1">Compétences</text:span> : Acrobaties, Athlétisme. + <text:span text:style-name="T1">Outils maîtrisés</text:span> : Véhicules (marins), ensemble d’outils au choix parmi outils de charpentier, outils de menuisier, instruments de navigation. + <text:span text:style-name="T1">Équipement</text:span> : Tenue de voyageur, un ensemble d’outils parmi ceux maîtrisés, bouteille d’alcool fort,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médecin"/>Médecin<text:bookmark-end text:name="_médecin"/></text:h>
      <text:p text:style-name="First_20_paragraph"><text:span text:style-name="T1">Compétences</text:span> : Médecine, Nature. + <text:span text:style-name="T1">Outils maîtrisés</text:span> : Matériel d’herboriste, matériel d’empoisonneur. + <text:span text:style-name="T1">Équipement</text:span> : Habits de bonne qualité, deux bougies, matériel d’herboriste, trousse de soins, bourse contenant 20 po. + <text:span text:style-name="T1">Aptitude</text:span> : <text:a xlink:type="simple" xlink:href="/personnalite-et-historique/#culture-genérale" office:name=""><text:span text:style-name="Definition">Culture générale</text:span></text:a></text:p>
      <text:h text:style-name="Heading_20_4" text:outline-level="4"><text:bookmark-start text:name="_membre_de_guilde"/>Membre de guilde<text:bookmark-end text:name="_membre_de_guilde"/></text:h>
      <text:p text:style-name="First_20_paragraph"><text:span text:style-name="T1">Compétences</text:span> : Perspicacité, Persuasion. + <text:span text:style-name="T1">Outils maîtrisés</text:span> : Un ensemble d’outils d’artisan au choix. + <text:span text:style-name="T1">Langues maîtrisées</text:span> : Une langue au choix. + <text:span text:style-name="T1">Équipement</text:span> : Habits de bonne qualité, insigne, emblème ou lettre de marque prouvant votre appartenance à votre guilde, outils d’artisan correspondant à votre métier, sceau de la guilde, étui avec quelques cartes terrestres ou maritimes,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mendiant"/>Mendiant<text:bookmark-end text:name="_mendiant"/></text:h>
      <text:p text:style-name="First_20_paragraph"><text:span text:style-name="T1">Compétences</text:span> : Escamotage, Supercherie. + <text:span text:style-name="T1">Outils maîtrisés</text:span> : Un instrument de musique (parmi tambours, flûte, chalumeau), un type de jeu au choix. + <text:span text:style-name="T1">Équipement</text:span> : Couverture rapiécée, habits courants, instrument de musique parmi ceux maîtrisés, bourse contenant 5 po. + <text:span text:style-name="T1">Aptitude</text:span> : <text:a xlink:type="simple" xlink:href="/personnalite-et-historique/#refuge" office:name=""><text:span text:style-name="Definition">Refuge</text:span></text:a></text:p>
      <text:h text:style-name="Heading_20_4" text:outline-level="4"><text:bookmark-start text:name="_mercenaire"/>Mercenaire<text:bookmark-end text:name="_mercenaire"/></text:h>
      <text:p text:style-name="First_20_paragraph"><text:span text:style-name="T1">Compétences</text:span> : Athlétisme, Supercherie. + <text:span text:style-name="T1">Outils maîtrisés</text:span> : Véhicules (terrestres), un type de jeu au choix. + <text:span text:style-name="T1">Équipement</text:span> : Habits courants, paquet de cartes ou dés, objet de valeur récupéré sur un champ de bataille ou lors d’un siège, pierre à affûter, outre de vin, bourse contenant 15 po. + <text:span text:style-name="T1">Aptitude</text:span> : <text:a xlink:type="simple" xlink:href="/personnalite-et-historique/#freres-d’armes" office:name=""><text:span text:style-name="Definition">Frères d’armes</text:span></text:a></text:p>
      <text:h text:style-name="Heading_20_4" text:outline-level="4"><text:bookmark-start text:name="_militaire"/>Militaire<text:bookmark-end text:name="_militaire"/></text:h>
      <text:p text:style-name="First_20_paragraph"><text:span text:style-name="T1">Compétences</text:span> : Athlétisme, Intimidation. + <text:span text:style-name="T1">Outils maîtrisés</text:span> : Véhicules (terrestres), un type de jeu au choix. + <text:span text:style-name="T1">Équipement</text:span> : Couverture, habits courants, paquet de cartes ou dés, insigne ou emblème de votre unité et de votre rang, pierre à affûter, bourse contenant 15 po. + <text:span text:style-name="T1">Aptitude</text:span> : <text:a xlink:type="simple" xlink:href="/personnalite-et-historique/#freres-d’armes" office:name=""><text:span text:style-name="Definition">Frères d’armes</text:span></text:a></text:p>
      <text:p text:style-name="Text_20_body"><text:span text:style-name="T1">Unité</text:span> Vous avez passé une large part de votre temps dans une unité en particulier. Établissez avec votre MJ le type d’unité et son rôle, ainsi que d’éventuelles batailles ou sièges auxquels vous avez participé. Vous pouvez vous inspirer de la liste suivante, ou déterminer aléatoirement le rôle de votre unité.</text:p>
      <table:table table:name="Table10" table:style-name="Table10">
        <table:table-column table:style-name="Table10.A"/>
        <table:table-column table:style-name="Table10.B"/>
        <table:table-header-rows>
          <table:table-row>
            <table:table-cell table:style-name="TableHeaderRowCell" office:value-type="string">
              <text:p text:style-name="Table_20_Heading">D6</text:p>
            </table:table-cell>
            <table:table-cell table:style-name="TableHeaderRowCell" office:value-type="string">
              <text:p text:style-name="Table_20_Heading">Type d’unité</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Fantassins/Piquiers</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Archers/Arbalétriers</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Ravitaillement/Soutien</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Cavalerie légère</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Irréguliers/Éclaireurs</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Sapeurs/Ingénieurs</text:p>
          </table:table-cell>
        </table:table-row>
      </table:table>
      <text:h text:style-name="Heading_20_4" text:outline-level="4"><text:bookmark-start text:name="_miséreux"/>Miséreux<text:bookmark-end text:name="_miséreux"/></text:h>
      <text:p text:style-name="First_20_paragraph"><text:span text:style-name="T1">Compétences</text:span> : Discrétion, Escamotage. + <text:span text:style-name="T1">Outils maîtrisés</text:span> : Un type de jeu au choix, outils de voleur. + <text:span text:style-name="T1">Équipement</text:span> : Couverture rapiécée, vêtements courants, paquet de cartes ou dés, bourse contenant 5 po. + <text:span text:style-name="T1">Aptitude</text:span> : <text:a xlink:type="simple" xlink:href="/personnalite-et-historique/#refuge" office:name=""><text:span text:style-name="Definition">Refuge</text:span></text:a></text:p>
      <text:h text:style-name="Heading_20_4" text:outline-level="4"><text:bookmark-start text:name="_noblesse_dépée"/>Noblesse d’épée<text:bookmark-end text:name="_noblesse_dépée"/></text:h>
      <text:p text:style-name="First_20_paragraph"><text:span text:style-name="T1">Compétences</text:span> : Athlétisme ou Dressage, Histoire. + <text:span text:style-name="T1">Outils maîtrisés</text:span> : Véhicules (terrestres). + <text:span text:style-name="T1">Langue</text:span> : Une langue au choix. + <text:span text:style-name="T1">Équipement</text:span> : Vêtements de qualité, monture, chevalière portant le sceau familial, pierre à affûter,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noblesse_de_robe"/>Noblesse de robe<text:bookmark-end text:name="_noblesse_de_robe"/></text:h>
      <text:p text:style-name="First_20_paragraph"><text:span text:style-name="T1">Compétences</text:span> : Histoire, Perspicacité ou Persuasion. + <text:span text:style-name="T1">Outils maîtrisés</text:span> : Un instrument de musique au choix, un ensemble d’outils d’artisan au choix parmi matériel d’alchimiste, outils de cartographe, matériel de peintre et outils de tisserand. + <text:span text:style-name="T1">Langues maîtrisées</text:span> : Chaque outil peut être remplacé par une langue au choix. + <text:span text:style-name="T1">Équipement</text:span> : Habits de bonne qualité, instrument de musique ou ensemble d’outils d’artisan, emblème ou symbole familial,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officier"/>Officier<text:bookmark-end text:name="_officier"/></text:h>
      <text:p text:style-name="First_20_paragraph"><text:span text:style-name="T1">Compétences</text:span> : Athlétisme ou Dressage, Persuasion. + <text:span text:style-name="T1">Outils maîtrisés</text:span> : Véhicules (terrestres). + <text:span text:style-name="T1">Langues maîtrisées</text:span> : Une langue au choix. + <text:span text:style-name="T1">Équipement</text:span> : Monture, habits de bonne qualité, insigne ou emblème de votre unité et de votre rang, bourse contenant 15 po. + <text:span text:style-name="T1">Aptitude</text:span> : <text:a xlink:type="simple" xlink:href="/personnalite-et-historique/#position-d’autorite" office:name=""><text:span text:style-name="Definition">Position d’autorité</text:span></text:a></text:p>
      <text:h text:style-name="Heading_20_4" text:outline-level="4"><text:bookmark-start text:name="_orphelin"/>Orphelin<text:bookmark-end text:name="_orphelin"/></text:h>
      <text:p text:style-name="First_20_paragraph"><text:span text:style-name="T1">Compétences</text:span> : Acrobaties ou Discrétion, Escamotage. + <text:span text:style-name="T1">Outils maîtrisés</text:span> : Un type de jeu au choix, accessoires de déguisement. + <text:span text:style-name="T1">Équipement</text:span> : Habits courants, paquet de cartes ou dés, quelques chausse-trappes, colifichet vous rappelant votre enfance et — si vous les avez connus — vos parents, bourse contenant 5 po. + <text:span text:style-name="T1">Aptitude</text:span> : <text:a xlink:type="simple" xlink:href="/personnalite-et-historique/#mouches-des-rues" office:name=""><text:span text:style-name="Definition">Mouches des rues</text:span></text:a></text:p>
      <text:h text:style-name="Heading_20_4" text:outline-level="4"><text:bookmark-start text:name="_palefrenier"/>Palefrenier<text:bookmark-end text:name="_palefrenier"/></text:h>
      <text:p text:style-name="First_20_paragraph"><text:span text:style-name="T1">Compétences</text:span> : Dressage, Perspicacité. + <text:span text:style-name="T1">Outils maîtrisés</text:span> : Véhicules (terrestres), outils de tanneur. + <text:span text:style-name="T1">Équipement</text:span> : Habits courants, outils de tanneur, colifichet signe de l’affection que vous portait votre employeur, bourse contenant 15 po. + <text:span text:style-name="T1">Aptitude</text:span> : <text:a xlink:type="simple" xlink:href="/personnalite-et-historique/#domesticite" office:name=""><text:span text:style-name="Definition">Domesticité</text:span></text:a></text:p>
      <text:h text:style-name="Heading_20_4" text:outline-level="4"><text:bookmark-start text:name="_patrouilleur"/>Patrouilleur<text:bookmark-end text:name="_patrouilleur"/></text:h>
      <text:p text:style-name="First_20_paragraph"><text:span text:style-name="T1">Compétences</text:span> : Perspicacité, Survie. + <text:span text:style-name="T1">Outils maîtrisés</text:span> : Véhicules (terrestres). + <text:span text:style-name="T1">Langue</text:span> : Une langue au choix. + <text:span text:style-name="T1">Équipement</text:span> : Monture, tenue de voyageur, tente, boîte à amadou, insigne officiel,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précepteur"/>Précepteur<text:bookmark-end text:name="_précepteur"/></text:h>
      <text:p text:style-name="First_20_paragraph"><text:span text:style-name="T1">Compétences</text:span> : Histoire, Perspicacité. + <text:span text:style-name="T1">Langues maîtrisées</text:span> : Deux langues au choix. + <text:span text:style-name="T1">Équipement</text:span> : Habits de bonne qualité, 2 bougies, livre d’histoire ou de langue ancienne, plume et encre, étui avec 10 feuilles de parchemin, bourse contenant 15 po. + <text:span text:style-name="T1">Aptitude</text:span> : <text:a xlink:type="simple" xlink:href="/personnalite-et-historique/#domesticite" office:name=""><text:span text:style-name="Definition">Domesticité</text:span></text:a></text:p>
      <text:h text:style-name="Heading_20_4" text:outline-level="4"><text:bookmark-start text:name="_pilleur_de_ruines"/>Pilleur de ruines<text:bookmark-end text:name="_pilleur_de_ruines"/></text:h>
      <text:p text:style-name="First_20_paragraph"><text:span text:style-name="T1">Compétences</text:span> : Histoire, Investigation. + <text:span text:style-name="T1">Outils maîtrisés</text:span> : Outils de voleur. + <text:span text:style-name="T1">Langues maîtrisées</text:span> : Une langue au choix. + <text:span text:style-name="T1">Équipement</text:span> : Tenue de voyageur, outre d’eau, pelle, pied-de-biche, bourse contenant 15 po. + <text:span text:style-name="T1">Aptitude</text:span> : <text:a xlink:type="simple" xlink:href="/personnalite-et-historique/#estimation" office:name=""><text:span text:style-name="Definition">Estimation</text:span></text:a></text:p>
      <text:h text:style-name="Heading_20_4" text:outline-level="4"><text:bookmark-start text:name="_pirate"/>Pirate<text:bookmark-end text:name="_pirate"/></text:h>
      <text:p text:style-name="First_20_paragraph"><text:span text:style-name="T1">Compétences</text:span> : Athlétisme, Supercherie. + <text:span text:style-name="T1">Outils maîtrisés</text:span> : Instruments de navigation, véhicules (marins). + <text:span text:style-name="T1">Équipement</text:span> : Couverture, vêtements de voyageur, longue-vue, instruments de navigation, matériel de pêche, bouteille d’alcool fort, bourse contenant 10 po. + <text:span text:style-name="T1">Aptitude</text:span> : <text:a xlink:type="simple" xlink:href="/personnalite-et-historique/#confrerie" office:name=""><text:span text:style-name="Definition">Confrérie</text:span></text:a></text:p>
      <text:h text:style-name="Heading_20_4" text:outline-level="4"><text:bookmark-start text:name="_prédicateur"/>Prédicateur<text:bookmark-end text:name="_prédicateur"/></text:h>
      <text:p text:style-name="First_20_paragraph"><text:span text:style-name="T1">Compétences</text:span> : Religion, Représentation. + <text:span text:style-name="T1">Outils maîtrisés</text:span> : Véhicules (terrestres) ou véhicules (marins). + <text:span text:style-name="T1">Langues maîtrisées</text:span> : Une langue au choix. + <text:span text:style-name="T1">Équipement</text:span> : Symbole sacré, livre de prière ou moulin à prière, 5 bâtons d’encens, tenue de cérémonie, fiole d’eau bénite, tenue de voyageur,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rebouteux"/>Rebouteux<text:bookmark-end text:name="_rebouteux"/></text:h>
      <text:p text:style-name="First_20_paragraph"><text:span text:style-name="T1">Compétences</text:span> : Médecine, Nature ou Religion. + <text:span text:style-name="T1">Outils maîtrisés</text:span> : Deux au choix parmi matériel d’herboriste, d’empoisonneur et d’alchimiste. + <text:span text:style-name="T1">Équipement</text:span> : Habits courants, bâton, des grisgris ou des fioles contenant d’étranges décoctions, bourse contenant 10 po. + <text:span text:style-name="T1">Aptitude</text:span> : <text:a xlink:type="simple" xlink:href="/personnalite-et-historique/#aime-et-deteste" office:name=""><text:span text:style-name="Definition">Aimé et Détesté</text:span></text:a></text:p>
      <text:h text:style-name="Heading_20_4" text:outline-level="4"><text:bookmark-start text:name="_repenti"/>Repenti<text:bookmark-end text:name="_repenti"/></text:h>
      <text:p text:style-name="First_20_paragraph"><text:span text:style-name="T1">Compétences</text:span> : Religion, Supercherie. + <text:span text:style-name="T1">Outils maîtrisés</text:span> : Accessoires de déguisement, Véhicules (terrestres). + <text:span text:style-name="T1">Équipement</text:span> : Symbole sacré (qui vous a été remis quand vous êtes entré dans les ordres), livre de prière ou moulin à prière, habits courants, bourse contenant 10 po. + <text:span text:style-name="T1">Aptitude</text:span> : <text:a xlink:type="simple" xlink:href="/personnalite-et-historique/#ancienne-vie" office:name=""><text:span text:style-name="Definition">Ancienne vie</text:span></text:a></text:p>
      <text:h text:style-name="Heading_20_4" text:outline-level="4"><text:bookmark-start text:name="_saltimbanque"/>Saltimbanque<text:bookmark-end text:name="_saltimbanque"/></text:h>
      <text:p text:style-name="First_20_paragraph"><text:span text:style-name="T1">Spécialité</text:span> Vous maîtrisez un art en particulier, avec lequel vous avez appris à gagner votre vie. Ce dernier vous ouvre l’accès à la maîtrise d’une compétence spécifique.</text:p>
      <table:table table:name="Table11" table:style-name="Table11">
        <table:table-column table:style-name="Table11.A"/>
        <table:table-column table:style-name="Table11.B"/>
        <table:table-header-rows>
          <table:table-row>
            <table:table-cell table:style-name="TableHeaderRowCell" office:value-type="string">
              <text:p text:style-name="Table_20_Heading">D6</text:p>
            </table:table-cell>
            <table:table-cell table:style-name="TableHeaderRowCell" office:value-type="string">
              <text:p text:style-name="Table_20_Heading">Spécialité</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Musicien/Conteur (Histoire ou Religion)</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Acteur (Persuasion ou Supercherie)</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Acrobate (Acrobaties)</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Jongleur (Escamotage)</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Montreur d’animaux (Dressage)</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Diseuse de bonne aventure (Perspicacité)</text:p>
          </table:table-cell>
        </table:table-row>
      </table:table>
      <text:p text:style-name="First_20_paragraph"><text:span text:style-name="T1">Compétences</text:span> : Une compétence dépendant de la spécialité, Représentation. + <text:span text:style-name="T1">Outils maîtrisés</text:span> : Un instrument de musique au choix, véhicules (terrestres). + <text:span text:style-name="T1">Langues maîtrisées</text:span> : Vous pouvez remplacer l’instrument de musique par une langue au choix. + <text:span text:style-name="T1">Équipement</text:span> : Tenue de voyageur, costume ou vêtements tape à l’œil, outils nécessaires à votre art (instrument, animal dressé, outils pour vos jongleries, etc.), sac de voyage, bourse contenant 15 po. + <text:span text:style-name="T1">Aptitude</text:span> : <text:a xlink:type="simple" xlink:href="/personnalite-et-historique/#spectacle-ambulant" office:name=""><text:span text:style-name="Definition">Spectacle ambulant</text:span></text:a></text:p>
      <text:h text:style-name="Heading_20_4" text:outline-level="4"><text:bookmark-start text:name="_sang_bleu"/>Sang-bleu<text:bookmark-end text:name="_sang_bleu"/></text:h>
      <text:p text:style-name="First_20_paragraph"><text:span text:style-name="T1">Compétences</text:span> : Histoire, Persuasion. + <text:span text:style-name="T1">Outils maîtrisés</text:span> : Véhicules (terrestres). + <text:span text:style-name="T1">Langues maîtrisées</text:span> : Une langue au choix. + <text:span text:style-name="T1">Équipement</text:span> : Habits de bonne qualité, monture, chevalière portant le sceau familial,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serveur"/>Serveur<text:bookmark-end text:name="_serveur"/></text:h>
      <text:p text:style-name="First_20_paragraph"><text:span text:style-name="T1">Compétences</text:span> : Athlétisme, Représentation. + <text:span text:style-name="T1">Outils maîtrisés</text:span> : Ustensiles de cuisinier ou un type de jeu au choix. + <text:span text:style-name="T1">Langues maîtrisées</text:span> : Une langue au choix. + <text:span text:style-name="T1">Équipement</text:span> : Habits courants, dés ou paquet de cartes ou ustensiles de cuisinier, bouteille d’alcool fort, bourse contenant 10 po. + <text:span text:style-name="T1">Aptitude</text:span> : <text:a xlink:type="simple" xlink:href="/personnalite-et-historique/#histoires-de-terres-lointaines" office:name=""><text:span text:style-name="Definition">Histoires de terres lointaines</text:span></text:a></text:p>
      <text:h text:style-name="Heading_20_4" text:outline-level="4"><text:bookmark-start text:name="_solitaire"/>Solitaire<text:bookmark-end text:name="_solitaire"/></text:h>
      <text:p text:style-name="First_20_paragraph"><text:span text:style-name="T1">Compétences</text:span> : Nature, Survie. + <text:span text:style-name="T1">Outils maîtrisés</text:span> : Deux ensembles d’outils d’artisan au choix entre ustensiles de cuisinier, outils de tanneur, de potier, de forgeron, de tisserand ou de menuisier. + <text:span text:style-name="T1">Équipement</text:span> : Tenue de voyageur, couverture, boîte à amadou, bout de bois taillé ou pierre étrange portée comme un talisman, matériel de pêche, bourse contenant 10 po. + <text:span text:style-name="T1">Aptitude</text:span> : <text:a xlink:type="simple" xlink:href="/personnalite-et-historique/#besoin-de-personne" office:name=""><text:span text:style-name="Definition">Besoin de personne</text:span></text:a></text:p>
      <text:h text:style-name="Heading_20_4" text:outline-level="4"><text:bookmark-start text:name="_trappeur"/>Trappeur<text:bookmark-end text:name="_trappeur"/></text:h>
      <text:p text:style-name="First_20_paragraph"><text:span text:style-name="T1">Compétences</text:span> : Discrétion, Survie. + <text:span text:style-name="T1">Outils maîtrisés</text:span> : Un type de jeu, un ensemble d’outils d’artisans au choix entre ustensiles de cuisinier, outils de tanneur, de potier, de forgeron, de tisserand ou de menuisier. + <text:span text:style-name="T1">Équipement</text:span> : Tenue de voyageur, couverture, boîte à amadou, fourrure d’un animal que vous avez tué et qui vous sert de couverture, piège à mâchoires, bourse contenant 10 po. + <text:span text:style-name="T1">Aptitude</text:span> : <text:a xlink:type="simple" xlink:href="/personnalite-et-historique/#besoin-de-personne" office:name=""><text:span text:style-name="Definition">Besoin de personne</text:span></text:a></text:p>
      <text:h text:style-name="Heading_20_4" text:outline-level="4"><text:bookmark-start text:name="_vagabond"/>Vagabond<text:bookmark-end text:name="_vagabond"/></text:h>
      <text:p text:style-name="First_20_paragraph"><text:span text:style-name="T1">Compétences</text:span> : Escamotage, Survie. + <text:span text:style-name="T1">Outils maîtrisés</text:span> : Matériel d’herboriste. + <text:span text:style-name="T1">Langues maîtrisées</text:span> : Une langue au choix. + <text:span text:style-name="T1">Équipement</text:span> : Couverture, habits courants, matériel d’herboriste, bourse contenant 5 po. + <text:span text:style-name="T1">Aptitude</text:span> : <text:a xlink:type="simple" xlink:href="/personnalite-et-historique/#refuge" office:name=""><text:span text:style-name="Definition">Refuge</text:span></text:a></text:p>
      <text:h text:style-name="Heading_20_4" text:outline-level="4"><text:bookmark-start text:name="_villageois"/>Villageois<text:bookmark-end text:name="_villageois"/></text:h>
      <text:p text:style-name="First_20_paragraph"><text:span text:style-name="T1">Compétences</text:span> : Dressage, Nature. + <text:span text:style-name="T1">Outils maîtrisés</text:span> : Véhicules (terrestres), un ensemble d’outils d’artisan au choix entre des outils de forgeron, de cordonnier, de tanneur, de menuisier, de maçon, de potier, de bricoleur, de brasseur ou de charpentier. + <text:span text:style-name="T1">Équipement</text:span> : Ensemble d’outils d’artisan, vêtements courants, objet hérité de l’un de vos parents et dont la valeur est sentimentale,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voleur_à_la_tire"/>Voleur à la tire<text:bookmark-end text:name="_voleur_à_la_tire"/></text:h>
      <text:p text:style-name="First_20_paragraph"><text:span text:style-name="T1">Compétences</text:span> : Escamotage, Supercherie. + <text:span text:style-name="T1">Outils maîtrisés</text:span> : Accessoires de déguisement. + <text:span text:style-name="T1">Langues maîtrisées</text:span> : Argot des voleurs. + <text:span text:style-name="T1">Équipement</text:span> : Vêtements discrets équipés d’une capuche, objet brillant mais de peu de valeur volé il y a longtemps à une personne importante, bourse contenant 10 po. + <text:span text:style-name="T1">Aptitude</text:span> : <text:a xlink:type="simple" xlink:href="/personnalite-et-historique/#enfant-de-la-rue" office:name=""><text:span text:style-name="Definition">Enfant de la rue</text:span></text:a></text:p>
      <text:h text:style-name="Heading_20_4" text:outline-level="4"><text:bookmark-start text:name="_les_aptitudes"/>Les Aptitudes<text:bookmark-end text:name="_les_aptitudes"/></text:h>
      <text:h text:style-name="Heading_20_5" text:outline-level="5"><text:bookmark-start text:name="_aimé_et_détesté"/>Aimé et Détesté<text:bookmark-end text:name="_aimé_et_détesté"/></text:h>
      <text:p text:style-name="First_20_paragraph">Vous exercez à la fois fascination et répulsion sur les gens du commun. Lorsque vous êtes en leur présence, vous avez la capacité d’attirer leur regard. Quand vous choisissez de le faire, vous êtes alors, l’espace d’un instant, le centre de l’attention. Les personnes réagissent en fonction de leurs personnalités respectives (pouvant ainsi vous rejeter, voire se montrer grossières ou violentes), mais, pendant un court moment, elles ne se préoccupent plus de ce qui les entoure (à moins qu’on les agresse ou leur porte ouvertement tort).</text:p>
      <text:h text:style-name="Heading_20_5" text:outline-level="5"><text:bookmark-start text:name="_ancienne_vie"/>Ancienne vie<text:bookmark-end text:name="_ancienne_vie"/></text:h>
      <text:p text:style-name="First_20_paragraph">Vous étiez autre chose, avant. En plus de l’aptitude de dévot, choisissez l’aptitude d’un historique approprié à refléter votre passé. Quand vous le désirez, vous pouvez reprendre momentanément votre ancienne vie et votre ancienne identité afin de pouvoir l’utiliser en plus de l’aptitude de base de dévot. Mais si votre nouvelle vie devait être découverte par l’un de vos ennemis, ou si le temple qui vous a accueilli devait se rendre compte de votre rechute, vous ne pourriez plus utiliser cette aptitude. De plus, vous ne pourrez plus non plus utiliser votre aptitude de dévot tant que vous n’aurez pas fait sincère pénitence aux yeux de ceux qui ont accepté de vous accueillir pour que vous changiez de vie.</text:p>
      <text:h text:style-name="Heading_20_5" text:outline-level="5"><text:bookmark-start text:name="_besoin_de_personne"/>Besoin de personne<text:bookmark-end text:name="_besoin_de_personne"/></text:h>
      <text:p text:style-name="First_20_paragraph">Vous avez appris à vous débrouiller seul. Vous savez toujours où trouver un abri discret où se reposer et faire du feu la nuit tombée. De plus, vous repérez facilement les zones contenant des herbes médicinales ou des champignons comestibles.</text:p>
      <text:h text:style-name="Heading_20_5" text:outline-level="5"><text:bookmark-start text:name="_confrérie"/>Confrérie<text:bookmark-end text:name="_confrérie"/></text:h>
      <text:p text:style-name="First_20_paragraph">Vous appartenez à une confrérie universelle qui possède ses propres usages et ses propres codes. Quel que soit le port dans lequel vous vous trouvez, vous êtes capables de dénicher une auberge ou une taverne fréquentée par les vôtres, qui en cas de besoin peut servir de refuge ou d’endroit idéal pour dénicher des informations.</text:p>
      <text:h text:style-name="Heading_20_5" text:outline-level="5"><text:bookmark-start text:name="_communauté"/>Communauté<text:bookmark-end text:name="_communauté"/></text:h>
      <text:p text:style-name="First_20_paragraph">Les manouvriers et journaliers forment une communauté soudée qui se serre les coudes en période de vaches maigres, et qui sait que les quelques pièces obtenues du travail d’une journée peuvent parfois faire la différence entre la vie et la mort. En cas de besoin, vous savez faire appel à la solidarité de vos anciens collègues pour obtenir des informations, un peu d’aide ou l’hospitalité.</text:p>
      <text:h text:style-name="Heading_20_5" text:outline-level="5"><text:bookmark-start text:name="_culture_générale"/>Culture générale<text:bookmark-end text:name="_culture_générale"/></text:h>
      <text:p text:style-name="First_20_paragraph">Même si vous avez une spécialité, vous avez dû appréhender de multiples sujets d’études pour atteindre votre niveau d’érudition actuel. Vous disposez de connaissances de base dans la plupart des domaines, même les plus inaccessibles. Et lorsque vous ne disposez pas vous-même d’une connaissance, vous savez où l’obtenir et êtes capables d’identifier une personne ou un lieu auprès duquel vous renseigner. Il peut s’agir d’une bibliothèque, d’un monastère, d’un autre érudit, mais aussi d’un endroit perdu ou inaccessible.</text:p>
      <text:h text:style-name="Heading_20_5" text:outline-level="5"><text:bookmark-start text:name="_découvreur"/>Découvreur<text:bookmark-end text:name="_découvreur"/></text:h>
      <text:p text:style-name="First_20_paragraph">Même dans une région qui vous est inconnue, vous êtes capable de déterminer la meilleure route à suivre pour relier un point à un autre, en fonction du climat et du terrain. Toutefois, vos choix ne tiennent pas forcément compte des particularités locales, comme des prédateurs ou des tribus hostiles. Dans un territoire déjà visité, vous êtes capable de dénicher une solution de transport qui vous permet de rallier votre destination. Selon les cas, il peut s’agir d’une caravane, d’un bateau, ou d’un simple chariot emprunté à un paysan. Ce ne sera pas forcément la solution la plus rapide ou la plus confortable, mais elle sera généralement sûre et vous mènera à bon port.</text:p>
      <text:h text:style-name="Heading_20_5" text:outline-level="5"><text:bookmark-start text:name="_de_la_haute"/>De la haute<text:bookmark-end text:name="_de_la_haute"/></text:h>
      <text:p text:style-name="First_20_paragraph">Vous êtes à l’aise dans les cercles de la haute société, et votre statut est aisément reconnaissable. Dès que l’on sait que vous êtes de noble lignage, les gens du peuple ont tendance à vous traiter avec déférence et respect, par devant tout du moins. Les miliciens et les gardes vous laissent tranquille, et les portes des grandes maisons et des cercles de pouvoir s’ouvrent plus facilement, pour peu que vous y mettiez les formes.</text:p>
      <text:h text:style-name="Heading_20_5" text:outline-level="5"><text:bookmark-start text:name="_domesticité"/>Domesticité<text:bookmark-end text:name="_domesticité"/></text:h>
      <text:p text:style-name="First_20_paragraph">Vous avez l’habitude du fonctionnement général des maisons avec domestiques. De ce fait, vous êtes capable de dénicher facilement certaines informations à propos de la maîtresse ou du maître de maison sans alerter qui que ce soit sur vos intentions. De plus, dans votre région d’origine et le milieu social dans lequel vous travailliez, vous connaissez la plupart des individus importants, au moins de nom.</text:p>
      <text:h text:style-name="Heading_20_5" text:outline-level="5"><text:bookmark-start text:name="_enfant_de_la_rue"/>Enfant de la rue<text:bookmark-end text:name="_enfant_de_la_rue"/></text:h>
      <text:p text:style-name="First_20_paragraph">Vous avez toujours évolué dans les rues des bas-fonds. Vous avez l’œil, vous savez reconnaître les lieux fréquentés par les personnes de votre genre. Si vous cherchez un lieu fréquenté par les crapules de la cité, vous arrivez toujours à le trouver sans trop d’effort. Vous ne pouvez découvrir automatiquement les lieux cachés et les bases d’opérations secrètes ou autres, mais vous trouvez toujours à qui poser la bonne question. Cette recherche ne vous prend jamais plus d’une ou deux heures. De plus, vous connaissez les codes et les manières des bas-fonds, et savez toujours comment vous comporter afin que l’on comprenne que vous appartenez au même milieu, ce qui rend votre intégration plus aisée.</text:p>
      <text:h text:style-name="Heading_20_5" text:outline-level="5"><text:bookmark-start text:name="_entre_deux_mondes"/>Entre deux mondes<text:bookmark-end text:name="_entre_deux_mondes"/></text:h>
      <text:p text:style-name="First_20_paragraph">Vous évoluez autant au sein des cercles officiels qu’en dehors. Cela fait que les autorités de la ville vous voient comme un atout que l’on peut sacrifier. Vous avez accès aux locaux de votre organisation et on vous laisse tranquille quand on connaît votre véritable identité. Dans tout autre cas, vous êtes traité comme tout un chacun. Cependant, vous disposez d’un contact dans le monde de la pègre ou dans les bas-fonds capable de vous obtenir des renseignements et des services auxquels les autres n’ont pas accès. Et s’il ne peut vous aider, peut-être connaissez-vous l’un de ses amis, prêt à louer ses talents.</text:p>
      <text:h text:style-name="Heading_20_5" text:outline-level="5"><text:bookmark-start text:name="_esprit_protecteur"/>Esprit protecteur<text:bookmark-end text:name="_esprit_protecteur"/></text:h>
      <text:p text:style-name="First_20_paragraph">Vous avez un gardien spirituel qui vous suit, invisible, et vous aide parfois. Il incarne la puissance naturelle et animale. Les animaux vous sont rarement hostiles, à moins que vous les menaciez. Au pire ils préfèrent vous éviter. Quand un animal sauvage se présente, il ne prend que rarement la peine de s’enfuir et ne vous agresse que dans des cas extrêmes. De plus, vous êtes toujours capable de retrouver votre chemin en pleine nature.</text:p>
      <text:h text:style-name="Heading_20_5" text:outline-level="5"><text:bookmark-start text:name="_estimation"/>Estimation<text:bookmark-end text:name="_estimation"/></text:h>
      <text:p text:style-name="First_20_paragraph">Vous êtes capable d’évaluer en quelques secondes la valeur approximative d’un trésor, d’un artefact ancien ou de pierres précieuses. Vous ne disposez pas d’une évaluation précise, et il vous arrive exceptionnellement de vous tromper, mais vous avez assez l’habitude de ce genre de choses pour distinguer en très peu de temps les objets qui ont une réelle valeur, et séparer le bon grain de l’ivraie.</text:p>
      <text:h text:style-name="Heading_20_5" text:outline-level="5"><text:bookmark-start text:name="_fausse_identité"/>Fausse identité<text:bookmark-end text:name="_fausse_identité"/></text:h>
      <text:p text:style-name="First_20_paragraph">Vous disposez d’une seconde identité afin d’éviter que l’on puisse vous retrouver. Vous possédez tous les documents et les objets nécessaires à l’entretenir et vous y recourez quand le besoin se fait sentir.</text:p>
      <text:h text:style-name="Heading_20_5" text:outline-level="5"><text:bookmark-start text:name="_fils_de_la_nature"/>Fils de la nature<text:bookmark-end text:name="_fils_de_la_nature"/></text:h>
      <text:p text:style-name="First_20_paragraph">Vous savez survivre dans la nature. Vous trouvez toujours les points d’eau, les buissons de baies et les lieux propices à la chasse. Vous savez lire la nature et n’êtes jamais vraiment perdu. De plus, vous savez identifier les indices attestant de la présence d’autres clans primitifs : si un tel clan, ou une tribu (ou même un individu) est présent, vous savez remonter la trace jusqu’à son campement.</text:p>
      <text:h text:style-name="Heading_20_5" text:outline-level="5"><text:bookmark-start text:name="_frères_darmes"/>Frères d’armes<text:bookmark-end text:name="_frères_darmes"/></text:h>
      <text:p text:style-name="First_20_paragraph">Vous avez une longue pratique des codes et du vocabulaire soldatesque, et vous savez intuitivement à qui vous adresser et de quelle manière au sein d’une unité militaire. Vous avez aussi une connaissance approfondie des rivalités seigneuriales dans votre région d’origine, et savez parfaitement reconnaître d’éventuels soldats « amis », auprès de qui vous pouvez solliciter de l’aide en cas de nécessité.</text:p>
      <text:h text:style-name="Heading_20_5" text:outline-level="5"><text:bookmark-start text:name="_histoires_de_terres_lointaines"/>Histoires de terres lointaines<text:bookmark-end text:name="_histoires_de_terres_lointaines"/></text:h>
      <text:p text:style-name="First_20_paragraph">Vous ne comptez plus le nombre d’histoires de terres inconnues et lointaines que vous avez entendues alors que vous alliez et veniez entre les tables. Même si vous n’avez jamais vu aucune de ces régions mystérieuses, vous avez l’impression d’en connaître certaines intimement. Lorsque vous voyagez vers une contrée inconnue, vous pouvez demander au MJ de vous fournir des informations de base sur votre destination. De plus, lorsque vous et vos compagnons vous trouvez dans une taverne ou une auberge, vous pouvez vous attirer les faveurs du tenancier et de quelques clients en racontant vos histoires ou en profitant de votre expérience. Cela peut vous permettre de glaner quelques informations ou une aide ponctuelle.</text:p>
      <text:h text:style-name="Heading_20_5" text:outline-level="5"><text:bookmark-start text:name="_marque_de_la_mort"/>Marque de la mort<text:bookmark-end text:name="_marque_de_la_mort"/></text:h>
      <text:p text:style-name="First_20_paragraph">Par le truchement de votre guilde, vous savez avec qui prendre contact dans la plupart des villes de votre région d’origine, au cas où vous voudriez vous débarrasser d’un indésirable pour une somme modique, ou bien si vous souhaitez vous procurer du poison. Votre guilde entretient en outre une aura de mystère et de menace par une subtile manipulation de l’information, qui vous permet de vous prévaloir, grâce à quelques menaces voilées, d’aide ou d’information auprès de la population des cités où la guilde opère.</text:p>
      <text:h text:style-name="Heading_20_5" text:outline-level="5"><text:bookmark-start text:name="_mouches_des_rues"/>Mouches des rues<text:bookmark-end text:name="_mouches_des_rues"/></text:h>
      <text:p text:style-name="First_20_paragraph">Vous avez une connexion particulière avec les gamins des rues qui traînent dans toutes les cités et les villes du monde. Vous savez comment vous adresser à eux et les récompenser de quelques pièces pour obtenir de l’aide ou des informations. Ils ne risqueront pas leur peau pour vous, mais ils peuvent rendre de précieux services à qui sait utiliser leurs talents avec discernement.</text:p>
      <text:h text:style-name="Heading_20_5" text:outline-level="5"><text:bookmark-start text:name="_ni_noble_ni_homme_du_peuple"/>Ni noble, ni homme du peuple<text:bookmark-end text:name="_ni_noble_ni_homme_du_peuple"/></text:h>
      <text:p text:style-name="First_20_paragraph">Vous êtes à l’aise auprès des gens du peuple, et savez comment vous faire passer pour l’un d’entre eux. Mais vous pouvez aussi vous faire passer pour un homme de noble lignage si nécessaire. Les gardes, soldats, miliciens et sous-fifres vous considèrent toujours comme un noble si vous le désirez. Mais vous savez aussi toujours où trouver une personne à qui parler parmi les serviteurs afin de découvrir l’information de votre choix (avec l’aval du MJ).</text:p>
      <text:h text:style-name="Heading_20_5" text:outline-level="5"><text:bookmark-start text:name="_position_dautorité"/>Position d’autorité<text:bookmark-end text:name="_position_dautorité"/></text:h>
      <text:p text:style-name="First_20_paragraph">Votre rang dans les forces de l’ordre ou dans votre communauté vous accorde des privilèges tout particuliers. Ainsi, les forces de l’ordre des communautés alliées ou en bon terme avec la vôtre ont toujours un a priori positif sur vous (sauf cas particulier). De plus, si vous vous trouvez dans votre propre juridiction, vous exercez les droits et prérogatives liés à votre rang. Vous pouvez ainsi arrêter ou demander la détention d’un suspect, ou agir de la manière la plus appropriée à votre fonction. Vous avez aussi plus facilement accès aux bâtiments officiels liés à votre activité ainsi qu’aux archives et lieux de détention. De plus, dans votre juridiction, on vous offre le gîte et le couvert. Si vous n’occupez plus votre fonction, l’octroi de cette aide nécessitera peut-être de convaincre vos interlocuteurs, mais ils seront considérés comme neutres ou amicaux.</text:p>
      <text:h text:style-name="Heading_20_5" text:outline-level="5"><text:bookmark-start text:name="_réconfort_du_foyer"/>Réconfort du foyer<text:bookmark-end text:name="_réconfort_du_foyer"/></text:h>
      <text:p text:style-name="First_20_paragraph">À partir du moment où vous disposez d’un feu et de quelques aliments et ustensiles de base, vous êtes capable de préparer un repas revigorant qui saura contenter les estomacs vides et faire oublier les rigueurs d’un long voyage. Vous avez toujours sur vous les quelques épices indispensables pour ce faire.</text:p>
      <text:h text:style-name="Heading_20_5" text:outline-level="5"><text:bookmark-start text:name="_refuge"/>Refuge<text:bookmark-end text:name="_refuge"/></text:h>
      <text:p text:style-name="First_20_paragraph">Vous avez une connaissance intime des zones urbaines, qui vous permet de dénicher un refuge sûr pour vous et vos compagnons. Ce n’est pas un endroit particulièrement confortable ou accueillant, mais vous pouvez gratuitement y trouver un peu de repos sans être inquiété par les intempéries ou les autorités.</text:p>
      <text:h text:style-name="Heading_20_5" text:outline-level="5"><text:bookmark-start text:name="_refuge_du_pèlerin"/>Refuge du pèlerin<text:bookmark-end text:name="_refuge_du_pèlerin"/></text:h>
      <text:p text:style-name="First_20_paragraph">Vous êtes un acolyte et recevez le respect de ceux qui partagent votre foi. Vous pouvez accomplir les cérémonies religieuses liées à votre déité. Vous et vos compagnons d’aventure pouvez espérer recevoir des soins gratuits dans les temples, autels et autres endroits dédiés à la divinité que vous vénérez. Cela ne vous dispense par contre pas de fournir les ingrédients nécessaires au lancement des sorts. Ceux qui partagent votre religion peuvent aussi vous donner (mais seulement à vous) de quoi mener un train de vie modeste. Vous pouvez être lié à un temple spécifique dédié à votre déité ou votre panthéon et dans lequel vous avez un logement. Cela peut être le temple dans lequel vous officiez, si vous êtes resté en bons termes avec ses occupants, ou un temple qui est devenu votre nouvelle maison. Quand vous vous trouvez à proximité de votre temple, vous pouvez demander l’assistance des clercs qui s’y trouvent, dans la mesure où l’aide qu’ils vous apportent ne les met pas en danger et que vous êtes en bons termes avec eux.</text:p>
      <text:h text:style-name="Heading_20_5" text:outline-level="5"><text:bookmark-start text:name="_réseau_de_guilde"/>Réseau de guilde<text:bookmark-end text:name="_réseau_de_guilde"/></text:h>
      <text:p text:style-name="First_20_paragraph">En se positionnant comme intermédiaire privilégié dans une catégorie de biens ou de service, chaque guilde s’assure de contrôler au maximum le commerce et les échanges dans sa zone d’opération. De fait, les membres bénéficient d’un traitement de faveur partout où la guilde est installée. Outre des tarifs préférentiels pour le négoce, cela vous permet aussi d’accéder aux bâtiments de la guilde, d’y trouver éventuellement un abri confortable et de quoi vous approvisionner, ainsi que des informations via les membres locaux. Cela vous permet aussi d’accéder à certains services privilégiés, par des intermédiaires clandestins faisant affaire avec la guilde : contrebande, prostitution et trafics en tous genres.</text:p>
      <text:h text:style-name="Heading_20_5" text:outline-level="5"><text:bookmark-start text:name="_révélation"/>Révélation<text:bookmark-end text:name="_révélation"/></text:h>
      <text:p text:style-name="First_20_paragraph">Vous avez eu une révélation. Votre vie solitaire et votre méditation vous ont donné les clés d’un secret dont vous ne comprenez pas encore tous les tenants et les aboutissants. Mais c’est elle qui vous a encouragé à sortir de votre réclusion volontaire. Déterminez un secret ou une révélation avec votre MJ. Il doit être assez flou pour vous pousser à l’aventure afin d’en savoir plus et, qui sait, de le contrer ou de le réaliser.</text:p>
      <text:h text:style-name="Heading_20_5" text:outline-level="5"><text:bookmark-start text:name="_rouages_de_la_justice"/>Rouages de la justice<text:bookmark-end text:name="_rouages_de_la_justice"/></text:h>
      <text:p text:style-name="First_20_paragraph">Vous connaissez les rouages de la justice telle qu’elle est pratiquée dans votre région d’origine. Vous savez exploiter ces connaissances et votre propre influence pour garantir une peine réduite si jamais vous ou un de vos compagnons êtes la cible des foudres judiciaires.</text:p>
      <text:h text:style-name="Heading_20_5" text:outline-level="5"><text:bookmark-start text:name="_signes_de_piste"/>Signes de piste<text:bookmark-end text:name="_signes_de_piste"/></text:h>
      <text:p text:style-name="First_20_paragraph">Lorsque vous évoluez dans votre milieu naturel de prédilection, vous savez lire les multiples signes de la nature qui sont invisibles à un œil moins averti que le vôtre. De plus, vous pratiquez un langage codé qui permet de laisser des indices à ceux qui, comme vous, ont embrassé le brigandage. Cela vous permet d’éviter la plupart des dangers et des embûches qui guettent souvent le voyageur dans les régions les moins civilisées du monde, et de communiquer avec d’autres brigands sans attirer l’attention.</text:p>
      <text:h text:style-name="Heading_20_5" text:outline-level="5"><text:bookmark-start text:name="_solidarité_populaire"/>Solidarité populaire<text:bookmark-end text:name="_solidarité_populaire"/></text:h>
      <text:p text:style-name="First_20_paragraph">Les gens du commun se reconnaissent facilement entre eux et se serrent les coudes. Dans n’importe quelle communauté rurale, vous recevez facilement le gîte et le couvert chez l’habitant, souvent en échange de menus travaux. De plus, quand vous en avez besoin, vous trouvez toujours une tâche pouvant vous rapporter quelques pièces durement gagnées dans une ferme des environs. vous savez aussi reconnaître des signes indiquant la proximité d’une ferme, d’un village ou d’un hameau à quelques kilomètres à la ronde, et pouvez le trouver sans effort.</text:p>
      <text:h text:style-name="Heading_20_5" text:outline-level="5"><text:bookmark-start text:name="_spectacle_ambulant"/>Spectacle ambulant<text:bookmark-end text:name="_spectacle_ambulant"/></text:h>
      <text:p text:style-name="First_20_paragraph">Votre art vous apporte bien des inconvénients, mais il a aussi ses bénéfices. Vous trouvez toujours un lieu où l’on vous offre le gîte et le couvert en échange d’une représentation pour égayer l’ambiance. Tant que vous prenez la peine de vous produire au moins une fois par jour (quand les clients sont nombreux), on vous fournit un logement et une nourriture aussi décente que possible. De plus, vous vous attirez les bonnes grâces de la foule, qui vous perçoit avec un excellent a priori. Cependant, vous ne passez jamais vraiment inaperçu, et plus vous restez dans une ville, plus on vous reconnaît.</text:p>
      <text:h text:style-name="Heading_20_5" text:outline-level="5"><text:bookmark-start text:name="_voyageur"/>Voyageur<text:bookmark-end text:name="_voyageur"/></text:h>
      <text:p text:style-name="First_20_paragraph">Vous connaissez les coutumes des petites communautés et des villages que vous traversez. Vous avez compris comment faire en sorte que l’on vous accepte sans pour autant vous imposer trop longtemps. Vous êtes capable de repérer la présence d’une communauté civilisée à plusieurs kilomètres, sachant où en trouver les traces. De plus, on vous offre toujours le gîte et le couvert, pour une nuit tout du moins. + — title: Les trois voies — </text:p>
      <text:h text:style-name="Heading_20_3" text:outline-level="3"><text:bookmark-start text:name="_les_trois_voies"/>Les trois voies<text:bookmark-end text:name="_les_trois_voies"/></text:h>
      <text:p text:style-name="First_20_paragraph">Vous avez choisi l’ethnie de votre personnage, puis son historique (la carrière qu’il faisait). Vous allez maintenant définir sa voie. Cette étape est très importante car elle définira une grande partie des capacités du personnage. L’Archétypes que vous choisirez à parti du niveau 3, viendra compléter le personnage et l’introduira dans son réel rôle dans le monde de Douaratil. Les Archétypes demandent souvent des prérequis d’origine ethnique par exemple ou des handicaps dans le cas de l’Ambeanamos meldète. Il est donc conseillé de regarder en amont l’Archétype que choisira le personnage. Grâce aux voies, chaque Archétype est formé de trois variantes. Prenons le cas des Bhegelms, ces druides khernaë. Celui qui choisi la voie des armes sera un Brezeler Sakr, un guerrier sacré. Celui qui choisit la voie de l’ombre sera un Gward Sakr, un garde sacré, sentinelle des forêt. Enfin celui qui choisi de la magie est un Douger Furnzeh Sakr, un porteur de la sagesse sacrée. Ces trois types de personnages feront partis du même ordre des Bhegelm mais n’auront ni les mêmes rôles, ni les mêmes possibilités.</text:p>
      <text:h text:style-name="Heading_20_3" text:outline-level="3"><text:bookmark-start text:name="_voie_des_armes"/>Voie des armes<text:bookmark-end text:name="_voie_des_armes"/></text:h>
      <text:h text:style-name="Heading_20_4" text:outline-level="4"><text:bookmark-start text:name="_évolution_de_la_voie_des_armes"/>Évolution de la voie des Armes<text:bookmark-end text:name="_évolution_de_la_voie_des_armes"/></text:h>
      <text:p text:style-name="First_20_paragraph">§§§ .table-container |Niveau|Points d’Action cumulés|Aptitudes| |:-:|:-:|:-| |<text:span text:style-name="T1">1</text:span>|+4|<text:a xlink:type="simple" xlink:href="#style-de-combat" office:name=""><text:span text:style-name="Definition">Style de combat</text:span></text:a>, <text:a xlink:type="simple" xlink:href="#second-souffle" office:name=""><text:span text:style-name="Definition">Second souffle</text:span></text:a>| |<text:span text:style-name="T1">2</text:span>|+8|<text:a xlink:type="simple" xlink:href="sursaut-d&amp;.html#8217;activité" office:name=""><text:span text:style-name="Definition">Sursaut d’activité</text:span></text:a>| |<text:span text:style-name="T1">3</text:span>|+12|<text:a xlink:type="simple" xlink:href="#archetype-martial" office:name=""><text:span text:style-name="Definition">Archetype martial</text:span></text:a>| |<text:span text:style-name="T1">4</text:span>|+16|-| |<text:span text:style-name="T1">5</text:span>|+20|<text:a xlink:type="simple" xlink:href="#attaque-supplémentaire" office:name=""><text:span text:style-name="Definition">Attaque supplémentaire</text:span></text:a>| |<text:span text:style-name="T1">6</text:span>|+24|-| |<text:span text:style-name="T1">7</text:span>|+28|-| |<text:span text:style-name="T1">8</text:span>|+32|-| |<text:span text:style-name="T1">9</text:span>|+36|<text:a xlink:type="simple" xlink:href="#indomptable" office:name=""><text:span text:style-name="Definition">Indomptable</text:span></text:a>| |<text:span text:style-name="T1">10</text:span>|+40|-| |<text:span text:style-name="T1">11</text:span>|+44|<text:a xlink:type="simple" xlink:href="#attaque-supplémentaire" office:name=""><text:span text:style-name="Definition">Attaque supplémentaire</text:span></text:a>| |<text:span text:style-name="T1">12</text:span>|+48|-| |<text:span text:style-name="T1">13</text:span>|+52|<text:a xlink:type="simple" xlink:href="#indomptable" office:name=""><text:span text:style-name="Definition">Indomptable X 2</text:span></text:a>| |<text:span text:style-name="T1">14</text:span>|+56|-| |<text:span text:style-name="T1">15</text:span>|+60|-| |<text:span text:style-name="T1">16</text:span>|+64|-| |<text:span text:style-name="T1">17</text:span>|+68|<text:a xlink:type="simple" xlink:href="#indomptable" office:name=""><text:span text:style-name="Definition">Indomptable X 3</text:span></text:a>| |<text:span text:style-name="T1">18</text:span>|+72|-| |<text:span text:style-name="T1">19</text:span>|+76|-| |<text:span text:style-name="T1">20</text:span>|+80|<text:a xlink:type="simple" xlink:href="#attaque-supplémentaire" office:name=""><text:span text:style-name="Definition">Attaque supplémentaire</text:span></text:a>| §§§ Parmi les trois voie proposées, la voie des armes correspond à toutes les voies guerrières.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Aptitudes de classe<text:bookmark-end text:name="_aptitudes_de_classe"/></text:h>
      <text:p text:style-name="First_20_paragraph">En tant que voie des armes, vous bénéficiez des aptitudes de classe suivantes.</text:p>
      <text:h text:style-name="Heading_20_5" text:outline-level="5"><text:bookmark-start text:name="_points_daction_2"/>Points d’action<text:bookmark-end text:name="_points_daction_2"/></text:h>
      <text:p text:style-name="First_20_paragraph"><text:span text:style-name="T1">Points d’action au niveau 1</text:span> : 4 + votre valeur de Constitution + <text:span text:style-name="T1">Points d’action aux niveaux supérieurs</text:span> : 4 par niveau de voie des armes après le niveau 1</text:p>
      <text:h text:style-name="Heading_20_5" text:outline-level="5"><text:bookmark-start text:name="_maîtrises_2"/>Maîtrises<text:bookmark-end text:name="_maîtrises_2"/></text:h>
      <text:p text:style-name="First_20_paragraph"><text:span text:style-name="T1">Armures</text:span> : toutes les armures, boucliers + <text:span text:style-name="T1">Armes</text:span> : armes courantes, armes de guerre + <text:span text:style-name="T1">Outils</text:span> : aucuns + <text:span text:style-name="T1">Jets de sauvegarde</text:span> : Force, Constitution + <text:span text:style-name="T1">Compétences</text:span> : choisissez deux compétences parmi les suivantes : Acrobaties, Athlétisme, Dressage, Histoire, Intimidation, Perception, Perspicacité et Survie</text:p>
      <text:h text:style-name="Heading_20_5" text:outline-level="5"><text:bookmark-start text:name="_style_de_combat"/>Style de combat<text:bookmark-end text:name="_style_de_combat"/></text:h>
      <text:p text:style-name="First_20_paragraph">Vous choisissez de vous spécialiser dans un style de combat particulier. Choisissez l’une des options suivantes. Même si vous pouvez choisir un autre style plus tard, vous ne pouvez pas prendre deux fois un même style de combat. + <text:span text:style-name="T1">Archerie</text:span> Vous gagnez un bonus de +2 aux jets d’attaque quand vous attaquez avec des armes à distance. + <text:span text:style-name="T1">Armes à deux mains</text:span>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 + <text:span text:style-name="T1">Combat à deux armes</text:span> Quand vous combattez avec deux armes, vous pouvez ajouter votre modificateur de caractéristique à la deuxième attaque. + <text:span text:style-name="T1">Défense</text:span> Quand vous portez une armure, vous gagnez un bonus de +1 à votre VD. + <text:span text:style-name="T1">Duel</text:span> Quand vous maniez une arme de corps-à-corps à une main et aucune autre arme, vous gagnez un bonus de +2 aux dégâts infligés avec cette arme. + <text:span text:style-name="T1">Protection</text:span> Quand une créature qui se trouve dans votre champ de vision attaque une cible autre que vous qui se trouve dans un rayon de 1,50 mètre, vous pouvez utiliser votre réaction pour imposer un désavantage à l’attaquant sur son jet d’attaque. Vous devez porter un bouclier pour pouvoir utiliser cette aptitude.</text:p>
      <text:h text:style-name="Heading_20_5" text:outline-level="5"><text:bookmark-start text:name="_second_souffle"/>Second souffle<text:bookmark-end text:name="_second_souffle"/></text:h>
      <text:p text:style-name="First_20_paragraph">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_repos long</text:span></text:span></text:a>_](/gerer-la-sante-du-personnage/#repos-long) avant de l’utiliser de nouveau.</text:p>
      <text:h text:style-name="Heading_20_5" text:outline-level="5"><text:bookmark-start text:name="_sursaut_dactivité"/>Sursaut d’activité<text:bookmark-end text:name="_sursaut_dactivité"/></text:h>
      <text:p text:style-name="First_20_paragraph">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 À partir du niveau 17, vous pouvez l’utiliser deux fois avant d’avoir besoin de vous reposer, mais vous ne pouvez pas l’utiliser plus d’une fois par tour.</text:p>
      <text:h text:style-name="Heading_20_5" text:outline-level="5"><text:bookmark-start text:name="_archétype_martial"/>Archétype martial<text:bookmark-end text:name="_archétype_martial"/></text:h>
      <text:p text:style-name="First_20_paragraph">Au niveau 3, vous choisissez un archétype.</text:p>
      <text:h text:style-name="Heading_20_5" text:outline-level="5"><text:bookmark-start text:name="_attaque_supplémentaire"/>Attaque supplémentaire<text:bookmark-end text:name="_attaque_supplémentaire"/></text:h>
      <text:p text:style-name="First_20_paragraph">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h text:style-name="Heading_20_5" text:outline-level="5"><text:bookmark-start text:name="_indomptable"/>Indomptable<text:bookmark-end text:name="_indomptable"/></text:h>
      <text:p text:style-name="First_20_paragraph">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 À partir du niveau 13, vous pouvez utiliser cette aptitude deux fois entre deux <text:a xlink:type="simple" xlink:href="/gerer-la-sante-du-personnage/#repos-long" office:name=""><text:span text:style-name="Definition"><text:span text:style-name="T2">repos long</text:span></text:span></text:a>s et trois fois à partir du niveau 17.</text:p>
      <text:h text:style-name="Heading_20_3" text:outline-level="3"><text:bookmark-start text:name="_voie_de_lombre"/>Voie de l’ombre<text:bookmark-end text:name="_voie_de_lombre"/></text:h>
      <text:h text:style-name="Heading_20_4" text:outline-level="4"><text:bookmark-start text:name="_évolution_de_la_voie_de_lombre"/>Évolution de la voie de l’ombre<text:bookmark-end text:name="_évolution_de_la_voie_de_lombre"/></text:h>
      <text:p text:style-name="First_20_paragraph">§§§ .table-container |Niveau|Points d’Action cumulés|Aptitudes|Dégâts de l’attaque sournoise| |:-:|:-:|:-:|:-:| |<text:span text:style-name="T1">1</text:span>|+3|<text:a xlink:type="simple" xlink:href="#expertise" office:name=""><text:span text:style-name="Definition">Expertise</text:span></text:a>, <text:a xlink:type="simple" xlink:href="#attaque-sournoise" office:name=""><text:span text:style-name="Definition">Attaque sournoise</text:span></text:a>|+1d6| |<text:span text:style-name="T1">2</text:span>|+6|<text:a xlink:type="simple" xlink:href="#ruse" office:name=""><text:span text:style-name="Definition">Ruse</text:span></text:a>|+1d6| |<text:span text:style-name="T1">3</text:span>|+9|<text:a xlink:type="simple" xlink:href="#archetype-sournois" office:name=""><text:span text:style-name="Definition">Archétype sournois</text:span></text:a>|+2d6| |<text:span text:style-name="T1">4</text:span>|+12|-|+2d6| |<text:span text:style-name="T1">5</text:span>|+15|<text:a xlink:type="simple" xlink:href="#esquive-instinctive" office:name=""><text:span text:style-name="Definition">Esquive instinctive</text:span></text:a>|+3d6| |<text:span text:style-name="T1">6</text:span>|+18|<text:a xlink:type="simple" xlink:href="#expertise" office:name=""><text:span text:style-name="Definition">Expertise</text:span></text:a>|+3d6| |<text:span text:style-name="T1">7</text:span>|+21|<text:a xlink:type="simple" xlink:href="#derobade" office:name=""><text:span text:style-name="Definition">Dérobade</text:span></text:a>|+4d6| |<text:span text:style-name="T1">8</text:span>|+24|-|+4d6| |<text:span text:style-name="T1">9</text:span>|+27|-|+5d6| |<text:span text:style-name="T1">10</text:span>|+30|-|+5d6| |<text:span text:style-name="T1">11</text:span>|+33|<text:a xlink:type="simple" xlink:href="#talent" office:name=""><text:span text:style-name="Definition">Talent</text:span></text:a>|+6d6| |<text:span text:style-name="T1">12</text:span>|+36|-|+6d6| |<text:span text:style-name="T1">13</text:span>|+39|-|+7d6| |<text:span text:style-name="T1">14</text:span>|+42|<text:a xlink:type="simple" xlink:href="#ouie-fine" office:name=""><text:span text:style-name="Definition">Ouïe fine</text:span></text:a>|+7d6| |<text:span text:style-name="T1">15</text:span>|+45|<text:a xlink:type="simple" xlink:href="#esprit-impenetrable" office:name=""><text:span text:style-name="Definition">Esprit impénétrable</text:span></text:a>|+8d6| |<text:span text:style-name="T1">16</text:span>|+48|-|+8d6| |<text:span text:style-name="T1">17</text:span>|+51|-|+9d6| |<text:span text:style-name="T1">18</text:span>|+54|<text:a xlink:type="simple" xlink:href="#insaisissable" office:name=""><text:span text:style-name="Definition">Insaisissable</text:span></text:a>|+9d6| |<text:span text:style-name="T1">19</text:span>|+57|-|+10d6| |<text:span text:style-name="T1">20</text:span>|+60|<text:a xlink:type="simple" xlink:href="#coup-de-chance" office:name=""><text:span text:style-name="Definition">Coup de chance</text:span></text:a>|+10d6| §§§ Parmi les trois voie proposées, la voie de l’ombre correspond à toutes les voies tournées vers les subterfuges et la discrétion.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_2"/>Aptitudes de classe<text:bookmark-end text:name="_aptitudes_de_classe_2"/></text:h>
      <text:p text:style-name="First_20_paragraph">En tant que voie de l’ombres, vous bénéficiez des aptitudes de classe suivantes.</text:p>
      <text:h text:style-name="Heading_20_5" text:outline-level="5"><text:bookmark-start text:name="_points_daction_3"/>Points d’action<text:bookmark-end text:name="_points_daction_3"/></text:h>
      <text:p text:style-name="First_20_paragraph"><text:span text:style-name="T1">Points d’action au niveau 1</text:span> : 3 + votre valeur de Constitution + <text:span text:style-name="T1">Points d’action aux niveaux supérieurs</text:span> : 3 par niveau de voie de l’ombres après le niveau 1</text:p>
      <text:h text:style-name="Heading_20_5" text:outline-level="5"><text:bookmark-start text:name="_maîtrises_3"/>Maîtrises<text:bookmark-end text:name="_maîtrises_3"/></text:h>
      <text:p text:style-name="First_20_paragraph"><text:span text:style-name="T1">Armures</text:span> : armures légères + <text:span text:style-name="T1">Armes</text:span> : armes courantes, épées longues, rapières, épées courtes + <text:span text:style-name="T1">Outils</text:span> : outils de voleur + <text:span text:style-name="T1">Jets de sauvegarde</text:span> : Dextérité, Intelligence + <text:span text:style-name="T1">Compétences</text:span> : choisissez quatre compétences parmi Acrobaties, Athlétisme, Discrétion, Escamotage, Intimidation, Investigation, Perception, Perspicacité, Persuasion, Représentation et Supercherie</text:p>
      <text:h text:style-name="Heading_20_5" text:outline-level="5"><text:bookmark-start text:name="_expertise"/>Expertise<text:bookmark-end text:name="_expertise"/></text:h>
      <text:p text:style-name="First_20_paragraph">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text:p>
      <text:h text:style-name="Heading_20_5" text:outline-level="5"><text:bookmark-start text:name="_attaque_sournoise"/>Attaque sournoise<text:bookmark-end text:name="_attaque_sournoise"/></text:h>
      <text:p text:style-name="First_20_paragraph">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h text:style-name="Heading_20_5" text:outline-level="5"><text:bookmark-start text:name="_ruse"/>Ruse<text:bookmark-end text:name="_ruse"/></text:h>
      <text:p text:style-name="First_20_paragraph">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h text:style-name="Heading_20_5" text:outline-level="5"><text:bookmark-start text:name="_archétype_sournois"/>Archétype sournois<text:bookmark-end text:name="_archétype_sournois"/></text:h>
      <text:p text:style-name="First_20_paragraph">Au niveau 3, vous choisissez un archétype .</text:p>
      <text:h text:style-name="Heading_20_5" text:outline-level="5"><text:bookmark-start text:name="_esquive_instinctive"/>Esquive instinctive<text:bookmark-end text:name="_esquive_instinctive"/></text:h>
      <text:p text:style-name="First_20_paragraph">À partir du niveau 5, quand un attaquant que vous pouvez voir réussit une attaque contre vous, vous pouvez utiliser votre réaction pour réduire de moitié les dégâts causés par cette attaque en lieu et place d’une parade ou d’une esquive.</text:p>
      <text:h text:style-name="Heading_20_5" text:outline-level="5"><text:bookmark-start text:name="_dérobade"/>Dérobade<text:bookmark-end text:name="_dérobade"/></text:h>
      <text:p text:style-name="First_20_paragraph">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h text:style-name="Heading_20_5" text:outline-level="5"><text:bookmark-start text:name="_talent"/>Talent<text:bookmark-end text:name="_talent"/></text:h>
      <text:p text:style-name="First_20_paragraph">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h text:style-name="Heading_20_5" text:outline-level="5"><text:bookmark-start text:name="_ouïe_fine"/>Ouïe fine<text:bookmark-end text:name="_ouïe_fine"/></text:h>
      <text:p text:style-name="First_20_paragraph">À partir du niveau 14, tant que vous pouvez entendre ce qui se passe autour de vous, vous êtes en mesure de déterminer la position de toute créature invisible ou cachée qui se trouve dans un rayon de 3 mètres.</text:p>
      <text:h text:style-name="Heading_20_5" text:outline-level="5"><text:bookmark-start text:name="_esprit_impénétrable"/>Esprit impénétrable<text:bookmark-end text:name="_esprit_impénétrable"/></text:h>
      <text:p text:style-name="First_20_paragraph">Au niveau 15, votre force mentale s’est notablement renforcée. Vous maîtrisez maintenant les jets de sauvegarde de Sagesse.</text:p>
      <text:h text:style-name="Heading_20_5" text:outline-level="5"><text:bookmark-start text:name="_insaisissable"/>Insaisissable<text:bookmark-end text:name="_insaisissable"/></text:h>
      <text:p text:style-name="First_20_paragraph">Au niveau 18, vous êtes tellement agile que vos ennemis ont rarement le dessus quand ils vous affrontent. Tant que vous n’êtes pas neutralisé, aucun jet d’attaque qui vous cible ne peut bénéficier d’un avantage.</text:p>
      <text:h text:style-name="Heading_20_5" text:outline-level="5"><text:bookmark-start text:name="_coup_de_chance"/>Coup de chance<text:bookmark-end text:name="_coup_de_chance"/></text:h>
      <text:p text:style-name="First_20_paragraph">Au niveau 20, vous avez acquis la mystérieuse faculté de réussir ce que vous entreprenez au moment opportun. Si vous attaquez une cible qui se trouve à votre portée et que vous échouez à votre jet d’attaque, vous pouvez transformer cet échec en une réussite. Alternativement, si vous échouez à un test de caractéristique, vous pouvez transformer le résultat du 3d6 en 20. Une fois que vous avez utilisé cette aptitude, vous devez attendre de terminer un <text:a xlink:type="simple" xlink:href="/gerer-la-sante-du-personnage/#repos-long" office:name=""><text:span text:style-name="Definition"><text:span text:style-name="T2">repos long</text:span></text:span></text:a> avant de pouvoir l’utiliser de nouveau.</text:p>
      <text:h text:style-name="Heading_20_3" text:outline-level="3"><text:bookmark-start text:name="_voie_de_la_magie"/>Voie de la magie<text:bookmark-end text:name="_voie_de_la_magie"/></text:h>
      <text:h text:style-name="Heading_20_4" text:outline-level="4"><text:bookmark-start text:name="_évolution_de_la_voie_de_la_magie"/>Évolution de la voie de la magie<text:bookmark-end text:name="_évolution_de_la_voie_de_la_magie"/></text:h>
      <text:p text:style-name="First_20_paragraph">§§§ .table-container |Niveau|Points d’Action cumulés|Aptitudes|Points de Magie ou de Foi cumulés| |:-:|:-:|:-:|:-:| |<text:span text:style-name="T1">1</text:span>|+2|<text:a xlink:type="simple" xlink:href="#incantations" office:name=""><text:span text:style-name="Definition">Incantations</text:span></text:a>, <text:a xlink:type="simple" xlink:href="#loi-primordiale" office:name=""><text:span text:style-name="Definition">Loi primordiale</text:span></text:a>, <text:a xlink:type="simple" xlink:href="#duel-arcanique" office:name=""><text:span text:style-name="Definition">Duel Arcanique</text:span></text:a> <text:a xlink:type="simple" xlink:href="#restauration-magique" office:name=""><text:span text:style-name="Definition">Restauration magique (1d6)</text:span></text:a>|+4| |<text:span text:style-name="T1">2</text:span>|+4|-|+8| |<text:span text:style-name="T1">3</text:span>|+6|<text:a xlink:type="simple" xlink:href="#archetype-arcanique" office:name=""><text:span text:style-name="Definition">,Archétype arcanique</text:span></text:a>|+12| |<text:span text:style-name="T1">4</text:span>|+8|<text:a xlink:type="simple" xlink:href="#restauration-magique" office:name=""><text:span text:style-name="Definition">Restauration magique (2d6)</text:span></text:a>|+16| |<text:span text:style-name="T1">5</text:span>|+10|-|+20| |<text:span text:style-name="T1">6</text:span>|+12|-|+24| |<text:span text:style-name="T1">7</text:span>|+14|<text:a xlink:type="simple" xlink:href="#restauration-magique" office:name=""><text:span text:style-name="Definition">Restauration magique (3d6)</text:span></text:a>|+28| |<text:span text:style-name="T1">8</text:span>|+16|-|+32| |<text:span text:style-name="T1">9</text:span>|+18|-|+36| |<text:span text:style-name="T1">10</text:span>|+20|<text:a xlink:type="simple" xlink:href="#restauration-magique" office:name=""><text:span text:style-name="Definition">Restauration magique (4d6)</text:span></text:a>|+40| |<text:span text:style-name="T1">11</text:span>|+22|-|+44| |<text:span text:style-name="T1">12</text:span>|+24|-|+48| |<text:span text:style-name="T1">13</text:span>|+26|<text:a xlink:type="simple" xlink:href="#restauration-magique" office:name=""><text:span text:style-name="Definition">Restauration magique (5d6)</text:span></text:a>, <text:a xlink:type="simple" xlink:href="#lancer-des-sorts" office:name=""><text:span text:style-name="Definition">Lancer des sorts d’adepte (Carac 17)</text:span></text:a>|+52| |<text:span text:style-name="T1">14</text:span>|+28|-|+56| |<text:span text:style-name="T1">15</text:span>|+30|-|+60| |<text:span text:style-name="T1">16</text:span>|+32|<text:a xlink:type="simple" xlink:href="#restauration-magique" office:name=""><text:span text:style-name="Definition">Restauration magique (6d6)</text:span></text:a>|+64| |<text:span text:style-name="T1">17</text:span>|+34|-|+68| |<text:span text:style-name="T1">18</text:span>|+36|<text:a xlink:type="simple" xlink:href="#maitrise-des-sorts" office:name=""><text:span text:style-name="Definition">Maîtrise des sorts</text:span></text:a>|+72| |<text:span text:style-name="T1">19</text:span>|+38|<text:a xlink:type="simple" xlink:href="#restauration-magique" office:name=""><text:span text:style-name="Definition">Restauration magique (7d6)</text:span></text:a>|+76| |<text:span text:style-name="T1">20</text:span>|+40|<text:a xlink:type="simple" xlink:href="#sorts-de-predilection" office:name=""><text:span text:style-name="Definition">Sorts de prédilection</text:span></text:a>|+80| §§§ Parmi les trois voie proposées, la voie de la magie correspond à toutes les voies tournées vers les arts de la magie et des religions.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_3"/>Aptitudes de classe<text:bookmark-end text:name="_aptitudes_de_classe_3"/></text:h>
      <text:p text:style-name="First_20_paragraph">En tant que voie de la magie, vous bénéficiez des aptitudes de classe suivantes.</text:p>
      <text:h text:style-name="Heading_20_5" text:outline-level="5"><text:bookmark-start text:name="_points_daction_4"/>Points d’action<text:bookmark-end text:name="_points_daction_4"/></text:h>
      <text:p text:style-name="First_20_paragraph"><text:span text:style-name="T1">Points d’action au niveau 1</text:span> : 2 + votre valeur de Constitution + <text:span text:style-name="T1">Points d’action aux niveaux supérieurs</text:span> : 2 par niveau de voie de la magie après le niveau 1 + <text:span text:style-name="T1">Points de Magie ou de Foi au niveau 1</text:span> : 4 + votre valeur de d’Intelligence (PM) ou de Sagesse (PF) + <text:span text:style-name="T1">Points de Magie ou de Foi aux niveaux supérieurs</text:span> : 4 par niveau de voie de la Magie après le niveau 1</text:p>
      <text:h text:style-name="Heading_20_5" text:outline-level="5"><text:bookmark-start text:name="_maîtrises_4"/>Maîtrises<text:bookmark-end text:name="_maîtrises_4"/></text:h>
      <text:p text:style-name="First_20_paragraph"><text:span text:style-name="T1">Armures</text:span>: aucune + <text:span text:style-name="T1">Armes</text:span>: dagues, fléchettes, frondes, bâtons + <text:span text:style-name="T1">Outils</text:span> : aucun + <text:span text:style-name="T1">Jets de sauvegarde</text:span>: Intelligence, Sagesse + <text:span text:style-name="T1">Compétences</text:span> : choisissez deux compétences parmi Arcanes, Histoire, Intimidation, Investigation, Médecine, Perspicacité et Religion</text:p>
      <text:h text:style-name="Heading_20_5" text:outline-level="5"><text:bookmark-start text:name="_incantations"/>Incantations<text:bookmark-end text:name="_incantations"/></text:h>
      <text:p text:style-name="First_20_paragraph">En tant qu’étudiant de la voie de la magie, vous pourrez incanter afin de participer à des rituels qui permettront de lancer des sorts ou dire des prières qui ne sont qu’un premier pas vers la véritable puissance. Lorsque vous choisirez l’archétype au niveau 3, votre magie puisera sa source soit dans les points de magie (PM) basé sur la caractéristique intelligence ou les points de foi (PF) basé sur la caractéristique sagesse. Votre archétype devrait définir votre source primaire et votre source secondaire. Vous gagnerez 4 points PM ou PF par niveau. Certains archétypes peuvent bousculer cette loi. Ils sont appelés "hybides" (cf: Sohoten).</text:p>
      <text:h text:style-name="Heading_20_5" text:outline-level="5"><text:bookmark-start text:name="_loi_primordiale"/>Loi primordiale<text:bookmark-end text:name="_loi_primordiale"/></text:h>
      <text:p text:style-name="First_20_paragraph">"Les loups ne se dévorent pas entre eux". Ainsi en va t’il des manipulateurs de la voie de la magie. Il existe un code d’honneur immémorial qui interdit un mage d’utiliser des sorts contre un autre utilisateur de la voie de la magie. L’utilisateur de la voie de la magie évite même les sorts de zone qui pourraient blesser directement ou indirectement un adversaire utilisateur de la voie de la magie. C’est pourquoi, souvent les utilisateurs de la voie de la Magie s’en prennent aux compagnons de son adversaire. Et dans ce cas, tous les coups sont permis. + Cette règle perment aux utilisateurs de la voie de la Magie de se cotoyer ou de se rencontrer sans craindre une traitrise. cette loi est respectée car l’enfreindre entraine des conséquences terribles. En effet, un ancien sortilège, ou bien un pacte, ou encore la décision des dieux, sanctionne l’utilisateur de la magie qui enfreint cette loi. En punition, il perd en effet tous ses pouvoirs magiques pour la durée d’une lune. S’il réitère, la sanction est de trois lunes (1 trimestre), puis 1 cycle (1 an). + Même les plus vils utilisateurs de la voie de la magie sont amenès à respecter la loi primordiale. + En échange, les utilisateurs de la voie de la magie s’identifient entre eux au premier regard.</text:p>
      <text:h text:style-name="Heading_20_5" text:outline-level="5"><text:bookmark-start text:name="_duel_arcanique"/>Duel arcanique<text:bookmark-end text:name="_duel_arcanique"/></text:h>
      <text:p text:style-name="First_20_paragraph">En respectant la loi primordiale, les utilisateurs de la voie de la magie peuvent s’affronter en utilisant leur puissance dans ce qui est communément nommé <text:span text:style-name="T1">duel arcanique</text:span>. + Refuser un duel arcanique est une honte. Le refuse entraine la perte immédiate de 3d6 points d’honneur. Une provocation en duel ne peut avoir lieu qu’une fois par période de 24 heure. Il n’est ainsi pas possible d’harceler un adversaire qui a refusé un duel. + Les deux adversaires ne doivent pas être à plus de 18 mètres l’un de l’autre. Lorsque le duel commence, des effets extérieurs se font sentir. L’air se charge d’electricité et des vents tourbillonnants entourent les deux duellistes. + Toute personne extérieur au duel qui intervient pour l’intérrompre encourt de graves conséquences. En effet, pour chaque round de duel, la puissance magique se cumule au rythme de 1d6. Cela dure autant de rounds que le duelliste à de niveau. Lorsqu’il ne peut plus investi de d6, il maintient sa charge en attendant que l’autre ait terminé. La charge est ensuite libérée. Les dés sont lancés et celui qui possède le plus gros score gagne le duel. Le perdant se voit vidé de tous ses points de Magie et de Foi alors que le vainqueur bénéficie d’un bonus temporaire de points de magie égal à la différence obtenu. Il le réparti à sa guise entre sa réserve de Magie et de Foi. Cette énergie se dissipe peu à peu au rythme de 1d6 par heure. En attendant, elle peut être utilisée librement pour lancer des sorts. Une personna qui intervient ou touche un duelliste durant l’affrontement subit un choque dont les dégâts correspondent à la puissance du duel, soit 1d6 par round d’engagement. D’autre part, une personne frappée par cet effet est soudain submergé de terreur (DD22).</text:p>
      <text:h text:style-name="Heading_20_5" text:outline-level="5"><text:bookmark-start text:name="_restauration_magique"/>Restauration magique<text:bookmark-end text:name="_restauration_magique"/></text:h>
      <text:p text:style-name="First_20_paragraph">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text:p>
      <text:h text:style-name="Heading_20_5" text:outline-level="5"><text:bookmark-start text:name="_archétype_arcanique"/>Archétype arcanique<text:bookmark-end text:name="_archétype_arcanique"/></text:h>
      <text:p text:style-name="First_20_paragraph">Au niveau 3, vous choisissez un archétype .</text:p>
      <text:h text:style-name="Heading_20_5" text:outline-level="5"><text:bookmark-start text:name="_maîtrise_des_sorts"/>Maîtrise des sorts<text:bookmark-end text:name="_maîtrise_des_sorts"/></text:h>
      <text:p text:style-name="First_20_paragraph">Au niveau 18, vous avez acquis une telle maîtrise de certains rituels que vous pouvez les lancer à volonté. Choisissez deux rituels de novice que vous pouvez utiliser à volonté. Vous pouvez échanger l’un de ces rituels ou les deux pour des rituels de même niveau en passant 8 heures à étudier.</text:p>
      <text:h text:style-name="Heading_20_5" text:outline-level="5"><text:bookmark-start text:name="_sorts_de_prédilection"/>Sorts de prédilection<text:bookmark-end text:name="_sorts_de_prédilection"/></text:h>
      <text:p text:style-name="First_20_paragraph">Quand vous atteignez le niveau 20, vous maîtrisez deux puissants rituels que vous pouvez lancer très facilement. Choisissez deux rituels de niveau disciple que vous connaissez, qui deviendront vos sorts de prédilection. Vous pouvez lancer chacun d’eux une fois sans dépenser de point de magie ou de foi. Une fois que vous avez lancé un de ces sorts ou les deux, vous ne pouvez pas les relancer gratuitement tant que vous n’avez pas terminé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 title: Les Archétypes — </text:p>
      <text:h text:style-name="Heading_20_3" text:outline-level="3"><text:bookmark-start text:name="_les_archétypes"/>Les Archétypes<text:bookmark-end text:name="_les_archétypes"/></text:h>
      <text:p text:style-name="First_20_paragraph">Vous trouverez dans cette rubriques les Archétypes de personnage disponibles. Les Archétypes sont des Voies choisies par les personnages à partir du niveau de leur Voie principale. Elles agissent comme une spécialisation et les avantages viennent se cumuler en matière d’outils, de JS de maîtrise ou de compétences.</text:p>
      <text:p text:style-name="Text_20_body">Les Archétypes actuellement disponibles sont :</text:p>
      <text:list text:style-name="L2">
        <text:list-item>
          <text:p text:style-name="P2"><text:a xlink:type="simple" xlink:href="/archetypes/ambeanamos/" office:name=""><text:span text:style-name="Definition">Ambeanamos</text:span></text:a>, sorcier meldète.</text:p>
        </text:list-item>
        <text:list-item>
          <text:p text:style-name="P2"><text:a xlink:type="simple" xlink:href="/archetypes/astartes/" office:name=""><text:span text:style-name="Definition">Astartes</text:span></text:a>, guerrier ancante.</text:p>
        </text:list-item>
        <text:list-item>
          <text:p text:style-name="P2"><text:a xlink:type="simple" xlink:href="/archetypes/bhaner/" office:name=""><text:span text:style-name="Definition">Bhaner</text:span></text:a>, barde khernaë.</text:p>
        </text:list-item>
        <text:list-item>
          <text:p text:style-name="P2"><text:a xlink:type="simple" xlink:href="/archetypes/bhegelm/" office:name=""><text:span text:style-name="Definition">Bhegelm</text:span></text:a>, druide khernaë.</text:p>
        </text:list-item>
        <text:list-item>
          <text:p text:style-name="P2"><text:a xlink:type="simple" xlink:href="/archetypes/dall-dawnser/" office:name=""><text:span text:style-name="Definition">Dall Dawnser</text:span></text:a>, guerrier mystique khernaë.</text:p>
        </text:list-item>
        <text:list-item>
          <text:p text:style-name="P2"><text:a xlink:type="simple" xlink:href="/archetypes/drodan/" office:name=""><text:span text:style-name="Definition">Drodan</text:span></text:a>, druide meldète.</text:p>
        </text:list-item>
        <text:list-item>
          <text:p text:style-name="P2"><text:a xlink:type="simple" xlink:href="/archetypes/furtane/" office:name=""><text:span text:style-name="Definition">Fürtane</text:span></text:a>, guerrière furie khernaëe.</text:p>
        </text:list-item>
        <text:list-item>
          <text:p text:style-name="P2"><text:a xlink:type="simple" xlink:href="/archetypes/gwylwir/" office:name=""><text:span text:style-name="Definition">Gwylwir</text:span></text:a>, guerrier meldète.</text:p>
        </text:list-item>
        <text:list-item>
          <text:p text:style-name="P2"><text:a xlink:type="simple" xlink:href="/archetypes/herredyr/" office:name=""><text:span text:style-name="Definition">Herredyr</text:span></text:a>, homme bête de culture clanique.</text:p>
        </text:list-item>
        <text:list-item>
          <text:p text:style-name="P2"><text:a xlink:type="simple" xlink:href="/archetypes/ior/" office:name=""><text:span text:style-name="Definition">Ior</text:span></text:a>, guerrier frénétique meldète.</text:p>
        </text:list-item>
        <text:list-item>
          <text:p text:style-name="P2"><text:a xlink:type="simple" xlink:href="/archetypes/jargl/" office:name=""><text:span text:style-name="Definition">Jargl</text:span></text:a>, champion khernaë.</text:p>
        </text:list-item>
        <text:list-item>
          <text:p text:style-name="P2"><text:a xlink:type="simple" xlink:href="/archetypes/jorghal/" office:name=""><text:span text:style-name="Definition">Jörghal</text:span></text:a>, champion melg.</text:p>
        </text:list-item>
        <text:list-item>
          <text:p text:style-name="P2"><text:a xlink:type="simple" xlink:href="/archetypes/legatos/" office:name=""><text:span text:style-name="Definition">Legatos</text:span></text:a>, leader alcante.</text:p>
        </text:list-item>
        <text:list-item>
          <text:p text:style-name="P2"><text:a xlink:type="simple" xlink:href="/archetypes/llawenos/" office:name=""><text:span text:style-name="Definition">Llawenos</text:span></text:a>, barde mledète.</text:p>
        </text:list-item>
        <text:list-item>
          <text:p text:style-name="P2"><text:a xlink:type="simple" xlink:href="/archetypes/magios/" office:name=""><text:span text:style-name="Definition">Magios</text:span></text:a>, mage alcante.</text:p>
        </text:list-item>
        <text:list-item>
          <text:p text:style-name="P2"><text:a xlink:type="simple" xlink:href="/archetypes/nayane/" office:name=""><text:span text:style-name="Definition">Nayane</text:span></text:a>, femme démon assassin.</text:p>
        </text:list-item>
        <text:list-item>
          <text:p text:style-name="P2"><text:a xlink:type="simple" xlink:href="/archetypes/seibahkami/" office:name=""><text:span text:style-name="Definition">Seibahkami</text:span></text:a>, guerrier yotakaï.</text:p>
        </text:list-item>
        <text:list-item>
          <text:p text:style-name="P2"><text:a xlink:type="simple" xlink:href="/archetypes/sermazloth/" office:name=""><text:span text:style-name="Definition">Sermazloth</text:span></text:a>, moniale khernaëe.</text:p>
        </text:list-item>
        <text:list-item>
          <text:p text:style-name="P2"><text:a xlink:type="simple" xlink:href="/archetypes/shangharah/" office:name=""><text:span text:style-name="Definition">Shangharah</text:span></text:a>, soigneuse sooghaï.</text:p>
        </text:list-item>
        <text:list-item>
          <text:p text:style-name="P2"><text:a xlink:type="simple" xlink:href="/archetypes/skell/" office:name=""><text:span text:style-name="Definition">Skell</text:span></text:a>, guerrier barde melg.</text:p>
        </text:list-item>
        <text:list-item>
          <text:p text:style-name="P2"><text:a xlink:type="simple" xlink:href="/archetypes/shohoten/" office:name=""><text:span text:style-name="Definition">Sohoten</text:span></text:a>, guerrier moine yotakaï.</text:p>
        </text:list-item>
        <text:list-item>
          <text:p text:style-name="P2"><text:a xlink:type="simple" xlink:href="/archetypes/sorser/" office:name=""><text:span text:style-name="Definition">Sorser</text:span></text:a>, sorcier khernaë.</text:p>
        </text:list-item>
        <text:list-item>
          <text:p text:style-name="First_20_paragraph">== <text:a xlink:type="simple" xlink:href="/archetypes/vitnar/" office:name=""><text:span text:style-name="Definition">Vitnar</text:span></text:a>, chaman melg.</text:p>
          <text:p text:style-name="Text_20_body">title: Ambeanamos — </text:p>
          <text:p text:style-name="Text_20_body">= Ambeanamos</text:p>
        </text:list-item>
      </text:list>
      <text:h text:style-name="Heading_20_4" text:outline-level="4"><text:bookmark-start text:name="_évolution_de_lambeanamos"/>Évolution de l’Ambeanamos<text:bookmark-end text:name="_évolution_de_lambeanamos"/></text:h>
      <text:p text:style-name="First_20_paragraph">§§§ .table-container |Niveau|Aptitudes| |:-:|:-:| |<text:span text:style-name="T1">3</text:span>|<text:a xlink:type="simple" xlink:href="#la-marque-des-dieux" office:name=""><text:span text:style-name="Definition">La marque des dieux</text:span></text:a>, <text:a xlink:type="simple" xlink:href="#manipulation-de-la-magie-ou-metamagie" office:name=""><text:span text:style-name="Definition">Manipulation de la magie ou métamagie</text:span></text:a> | |<text:span text:style-name="T1">4</text:span>|<text:a xlink:type="simple" xlink:href="#malediction-de-l-ombre" office:name=""><text:span text:style-name="Definition">Malédiction de l’ombre</text:span></text:a>| |<text:span text:style-name="T1">5</text:span>|<text:a xlink:type="simple" xlink:href="#affinite-ancestrale" office:name=""><text:span text:style-name="Definition">Affinité ancestrale</text:span></text:a>| |<text:span text:style-name="T1">6</text:span>|<text:a xlink:type="simple" xlink:href="#energie-positive" office:name=""><text:span text:style-name="Definition">Énergie positive</text:span></text:a>| |<text:span text:style-name="T1">8</text:span>|<text:a xlink:type="simple" xlink:href="#compagnon-animal" office:name=""><text:span text:style-name="Definition">Compagnon animal</text:span></text:a>, <text:a xlink:type="simple" xlink:href="#magie-du-sang" office:name=""><text:span text:style-name="Definition">Magie du sang</text:span></text:a>| |<text:span text:style-name="T1">14</text:span>|<text:a xlink:type="simple" xlink:href="#charme-intense" office:name=""><text:span text:style-name="Definition">Charme intense</text:span></text:a>| |<text:span text:style-name="T1">16</text:span>|<text:a xlink:type="simple" xlink:href="#second-compagnon-animal" office:name=""><text:span text:style-name="Definition">Second compagnon animal</text:span></text:a>| |<text:span text:style-name="T1">18</text:span>|<text:a xlink:type="simple" xlink:href="#presence-puissante" office:name=""><text:span text:style-name="Definition">Présence puissante</text:span></text:a>| |<text:span text:style-name="T1">20</text:span>|<text:a xlink:type="simple" xlink:href="#veritable-ambeanamos" office:name=""><text:span text:style-name="Definition">Véritable Ambeanamos</text:span></text:a>| §§§</text:p>
      <text:h text:style-name="Heading_20_4" text:outline-level="4"><text:bookmark-start text:name="_aptitudes_darchétype"/>Aptitudes d’Archétype<text:bookmark-end text:name="_aptitudes_darchétype"/></text:h>
      <text:p text:style-name="First_20_paragraph">En tant qu’Ambeanamos, vous bénéficiez des aptitudes d’Archétype suivantes.</text:p>
      <text:h text:style-name="Heading_20_5" text:outline-level="5"><text:bookmark-start text:name="_maîtrises_5"/>Maîtrises<text:bookmark-end text:name="_maîtrises_5"/></text:h>
      <text:p text:style-name="First_20_paragraph"><text:span text:style-name="T1">Armures</text:span> : armures légères + <text:span text:style-name="T1">Armes</text:span> : armes courantes + <text:span text:style-name="T1">Outils</text:span> : aucun + <text:span text:style-name="T1">Jets de sauvegarde</text:span> : Sagesse, Charisme + <text:span text:style-name="T1">Compétences</text:span> : choisissez deux compétences parmi les suivantes : Arcanes, Histoire, Intimidation, Investigation, Nature, Religion et Supercherie + <text:span text:style-name="T1">Conditions d’accessibilité</text:span>: Être Meldète de la caste des Anamos et avoir été vendu à un autre Ambeanamos. + <text:span text:style-name="T1">Points de Magie</text:span> : L’Ambeanamos fait partie des mages, de ce fait, il développe les points de Magie (PM). + <text:span text:style-name="T1">Limitations d’historique</text:span> : L’Ambeanamos fait exclusivement partie de la caste des Anamos, les intouchables. De ce fait, pour sa création, le personnage ne peut choisir ses historiques que parmi les suivants : Brigand, Crapule, Mendiant, Miséreux, Orphelin, Rebouteux ou Solitaire.</text:p>
      <text:p text:style-name="Text_20_body">L’Ambeanamos est une caste de mage très importante chez les Meldètes. Ils sont issus de la caste des Anamos, les intouchables. Les handicapés de naissance sont considérés comme maudits par les dieux et sont généralement offerts aux sorciers pour servir et dans de rares cas, pour être initié à la sorcellerie. C’est le cas chez les Ambeanamos. + Chez les Meldètes, la caste des Anamos regroupe les « intouchables », les hors castes : esclaves, prisonniers sans valeur, criminels déchus de leur caste, malheureux mal-formés de naissance. Leur crane est rasé et un fer rouge est appliqué sur leurs joues pour tracer trois barres, la marque d’infamie. Un Anam ne pourra jamais sortir de sa caste, à moins que le conseil des anciens drodanos ne décide de le récompenser pour un acte exceptionnel en l’intégrant dans ses rangs. Cet événement ne s’est produit que trois fois, et toujours avec des individus au destin exceptionnel. Au sein de cette caste méprisée, il existe pourtant une sorte d’élite : les Ambeanamos. Ce sont les malheureux nés difformes qui ont rejetés par leurs parents, dont un Ambeanam a repéré les pouvoirs. La muette, le bossu, le boiteux…​ leur destin est d’avoir une vie misérable et même de mourir jeune car on pense qu’ils ont un « Forag » dans leurs ancêtres. Pourtant, si le hasard leur confère le don de magie, leur vie peut devenir beaucoup plus facile. Initiés aux arts de la sorcellerie, ils apprennent à maudire, à lire l’avenir en consultant les morts, à guérir le bétail ou à favoriser les récoltes. Leurs talents se vendent fort cher, mais comme ils ne demandent que de l’argent et pas d’obéissance en échange (contrairement aux drodanos !) nombreux sont ceux qui les demandent. Au sein de la caste des anamos, les ambeanamos sont faciles à reconnaître car une étoile à neuf branches leur est tatouée sur le front lors de leur initiation. Les Ambeanamos qui viennent de la Voie des Armes sont appelés Medelwyr, c’est à dire littéralement « Le Faucheur ». Les Ambeanamos qui viennent de la Voie de l’Ombre sont appelés Cysgodol, c’est à dire littéralement « L’Ombre ». Les Ambeanamos qui viennent de la Voie la Magie sont appelés Am’fàidh, c’est à dire littéralement « Le Prophète ».</text:p>
      <text:h text:style-name="Heading_20_5" text:outline-level="5"><text:bookmark-start text:name="_la_marque_des_dieux"/>La marque des dieux<text:bookmark-end text:name="_la_marque_des_dieux"/></text:h>
      <text:p text:style-name="First_20_paragraph"><text:span text:style-name="T1">En Meldète : Machniathan</text:span> + L’Ambeanamos, en plus d’être marqué au fer rouge et d’être tatoué, est affecté par des handicaps. (Il serait pertinent de définir ces handicaps dés le niveau 1 du personnage). + Lancer 1D6 (non explosif) pour connaître le nombre de lancers. Les pénalités ne se cumulent pas lorsqu’elles sont similaires. + Ces handicaps donnent un <text:a xlink:type="simple" xlink:href="/utiliser-les-caracteristiques/#avantage-et-desavantage" office:name=""><text:span text:style-name="Definition"><text:span text:style-name="T2">avantage</text:span></text:span></text:a> au tests d’intimidation car ses interlocuteurs pensent qu’il est maudit ou bénit des dieux. + §§§ .table-container |Lancer 2d6 |Résultat| |:-:|:-:| |2-3 |Doigts crochus (<text:a xlink:type="simple" xlink:href="/utiliser-les-caracteristiques/#avantage-et-desavantage" office:name=""><text:span text:style-name="Definition"><text:span text:style-name="T2">désavantage</text:span></text:span></text:a> tests de manipulation d’objets)| |4 |Oeil blanc (<text:a xlink:type="simple" xlink:href="/utiliser-les-caracteristiques/#avantage-et-desavantage" office:name=""><text:span text:style-name="Definition"><text:span text:style-name="T2">désavantage</text:span></text:span></text:a> aux tests de perception visuelle)| |5| Oeil rouge (<text:a xlink:type="simple" xlink:href="/utiliser-les-caracteristiques/#avantage-et-desavantage" office:name=""><text:span text:style-name="Definition"><text:span text:style-name="T2">désavantage</text:span></text:span></text:a> aux tests de perception visuelle)| |6| Bossu (<text:a xlink:type="simple" xlink:href="/utiliser-les-caracteristiques/#avantage-et-desavantage" office:name=""><text:span text:style-name="Definition"><text:span text:style-name="T2">désavantage</text:span></text:span></text:a> aux tests d’Athlétisme et d’acrobatie)| |7-8| Tache de vin (<text:a xlink:type="simple" xlink:href="/utiliser-les-caracteristiques/#avantage-et-desavantage" office:name=""><text:span text:style-name="Definition"><text:span text:style-name="T2">désavantage</text:span></text:span></text:a> aux tests de persuasion)| |9| Dépigmentation peau (<text:a xlink:type="simple" xlink:href="/utiliser-les-caracteristiques/#avantage-et-desavantage" office:name=""><text:span text:style-name="Definition"><text:span text:style-name="T2">désavantage</text:span></text:span></text:a> aux tests de persuasion)| |10| Dépigmentation des cheveux (<text:a xlink:type="simple" xlink:href="/utiliser-les-caracteristiques/#avantage-et-desavantage" office:name=""><text:span text:style-name="Definition"><text:span text:style-name="T2">désavantage</text:span></text:span></text:a> aux tests de persuasion)| |11| Claudication (mouvement réduit de 1m)| |12| Hémiplégie faciale (<text:a xlink:type="simple" xlink:href="/utiliser-les-caracteristiques/#avantage-et-desavantage" office:name=""><text:span text:style-name="Definition"><text:span text:style-name="T2">désavantage</text:span></text:span></text:a> aux tests de persuasion)| §§§</text:p>
      <text:h text:style-name="Heading_20_5" text:outline-level="5"><text:bookmark-start text:name="_manipulation_de_la_magie_ou_métamagie"/>Manipulation de la magie ou métamagie<text:bookmark-end text:name="_manipulation_de_la_magie_ou_métamagie"/></text:h>
      <text:p text:style-name="First_20_paragraph"><text:span text:style-name="T1">En Meldète : Làimdraoid</text:span> + Au niveau 3, vous gagnez la capacité de modifier vos sorts pour les adapter à vos besoins en dépensant le double de points de magie (PM). Vous gagnez une de métamagie de votre choix parmi les suivantes. Vous en gagnerez une nouvelle au niveau 7, une au niveau 10 et une dernière au niveau 17. + Vous ne pouvez appliquer qu’une seule option de métamagie à un sort quand vous le lancez, sauf mention contraire.</text:p>
      <text:p text:style-name="Text_20_body"><text:span text:style-name="T2">Invocation prudente</text:span> Quand vous lancez un sort qui force d’autres créatures à faire un jet de sauvegarde, vous pouvez choisir d’atténuer l’effet du sort pour certaines de ces créatures. Sélectionnez un nombre de créatures dont le maximum est égal à votre modificateur d’Intelligence (avec un minimum d’une créature). Les créatures désignées réussissent automatiquement leur jet de sauvegarde contre ce sort.</text:p>
      <text:p text:style-name="Text_20_body"><text:span text:style-name="T2">Sort distant</text:span> + Quand vous lancez un sort qui a une portée de 1,50 mètre ou plus, vous pouvez doubler la portée de ce sort. Quand vous lancez un sort de contact, vous pouvez dépenser en modifier la portée à 9 mètres.</text:p>
      <text:p text:style-name="Text_20_body"><text:span text:style-name="T2">Sort puissant</text:span> + Quand vous lancez un sort qui cause des dégâts, vous pouvez annuler les résultats d’un nombre de dés inférieur ou égal à votre modificateur d’Intelligence (avec un minimum de un) et les relancer. Vous devez utiliser les résultats du nouveau lancer. Vous pouvez utiliser sort puissant même si vous avez déjà utilisé une autre option de métamagie pour modifier ce sort mais le coût total du sort est le triple de point de magie (PM).</text:p>
      <text:p text:style-name="Text_20_body"><text:span text:style-name="T2">Sort étendu</text:span> + Quand vous lancez un sort qui dure 1 minute ou plus, vous pouvez doubler sa durée jusqu’à un maximum de 24 heures.</text:p>
      <text:p text:style-name="Text_20_body"><text:span text:style-name="T2">Sort intense</text:span> + Quand vous lancez un sort qui force une créature à faire un jet de sauvegarde pour résister à ses effets, vous pouvez infliger un désavantage à la cible lors de son premier jet de sauvegarde contre le sort.</text:p>
      <text:p text:style-name="Text_20_body"><text:span text:style-name="T2">Sort accéléré</text:span> + Quand vous lancez un sort dont le temps d’incantation est d’une action, vous pouvez transformer ce temps d’incantation en une action bonus pour cette fois-ci.</text:p>
      <text:p text:style-name="Text_20_body"><text:span text:style-name="T2">Sort subtil</text:span> + Quand vous lancez un sort, vous pouvez le lancer sans utiliser de composante verbale ni somatique.</text:p>
      <text:p text:style-name="Text_20_body"><text:span text:style-name="T2">Sort jumeau</text:span> + Quand vous lancez un sort qui a pour cible une seule créature et dont la portée n’est pas personnelle, vous pouvez cibler une seconde créature qui se trouve à portée avec le même sort.</text:p>
      <text:h text:style-name="Heading_20_5" text:outline-level="5"><text:bookmark-start text:name="_malédiction_de_lombre"/>Malédiction de l’ombre<text:bookmark-end text:name="_malédiction_de_lombre"/></text:h>
      <text:p text:style-name="First_20_paragraph"><text:span text:style-name="T1">En Meldète : Mallaksgàil</text:span> + Au niveau 4, l’Ambeanamos obtient la possibilité de maudire une personne simplement en poignardant son ombre. L’effet de cette malédiction est très crainte, particulièrement chez les Meldètes. L’Ambeanamos peut maintenir un nombre de malédiction égal à son modificateur d’Intelligence. Si le maximum est atteint, il doit alors libérer l’une de ses victimes. La malédiction a pour effet d’imposer un <text:a xlink:type="simple" xlink:href="/utiliser-les-caracteristiques/#avantage-et-desavantage" office:name=""><text:span text:style-name="Definition"><text:span text:style-name="T2">désavantage</text:span></text:span></text:a> à tous les tests à sa victime et pour une durée illimité. Il n’y a pas de test de sauvegarde contre cet effet. Si l’Ambeanamos est tué, la malédiction perdure pendant une durée d’une lune par niveau. Globalement, les victimes d’une malédiction préfèrent négocier avec l’Ambeanamos pour être libéré. L’Ambeanamos peut imposer une seconde malédiction à la même victime qui a pour effet d’augmenter la difficulté des ses actions de un palier, rendant le dernier impossible à réaliser. Cette seconde malédiction compte dans le nombre de malédiction maintenue. La malédiction ne peut pas être lancée durant un combat où un action vive et pour qu’elle ait effet, elle doit être jetée devant des témoins.</text:p>
      <text:h text:style-name="Heading_20_5" text:outline-level="5"><text:bookmark-start text:name="_affinité_ancestrale"/>Affinité ancestrale<text:bookmark-end text:name="_affinité_ancestrale"/></text:h>
      <text:p text:style-name="First_20_paragraph"><text:span text:style-name="T1">En Meldète : Dàimshinn</text:span> + Au niveau 5, à chaque fois que vous faites un test de Charisme alors que vous interagissez avec des esprits, votre bonus de maîtrise est doublé s’il s’applique.</text:p>
      <text:h text:style-name="Heading_20_5" text:outline-level="5"><text:bookmark-start text:name="_énergie_positive"/>Énergie positive<text:bookmark-end text:name="_énergie_positive"/></text:h>
      <text:p text:style-name="First_20_paragraph"><text:span text:style-name="T1">En Meldète : Lùthartach</text:span> + Au niveau 6, vous bénéficiez d’un <text:a xlink:type="simple" xlink:href="/utiliser-les-caracteristiques/#avantage-et-desavantage" office:name=""><text:span text:style-name="Definition"><text:span text:style-name="T2">avantage</text:span></text:span></text:a> tous les jets de sauvegarde contre l’état <text:a xlink:type="simple" xlink:href="/gerer-la-sante-du-personnage/#terrorise" office:name=""><text:span text:style-name="Definition"><text:span text:style-name="T2">terrorisée</text:span></text:span></text:a>. Lorsque vous êtes terrorisé, vous divisez la durée de l’effet par deux. L’utilisation de la magie produit un flux d’énergie positive dans votre corps. À chaque fois que vous dépensez des points de magie en utilisant de la <text:a xlink:type="simple" xlink:href="#manipulation-de-la-magie-ou-metamagie" office:name=""><text:span text:style-name="Definition">Métamagie</text:span></text:a>, vous récupérez le montant de points de d’action (PA) que de points de magie (PM) utilisés normalement pour le sort (C’est à dire avant la majoration liée à l’usage de la <text:a xlink:type="simple" xlink:href="#manipulation-de-la-magie-ou-metamagie" office:name=""><text:span text:style-name="Definition">Métamagie</text:span></text:a>).</text:p>
      <text:h text:style-name="Heading_20_5" text:outline-level="5"><text:bookmark-start text:name="_compagnon_animal"/>Compagnon animal<text:bookmark-end text:name="_compagnon_animal"/></text:h>
      <text:p text:style-name="First_20_paragraph"><text:span text:style-name="T1">En Meldète : Compabeath</text:span> + À partir du niveau 8, l’Ambeanamos se lie avec une chouette. Il doit s’agir d’un animal qui vit dans les contrées où réside l’Ambeanamos. Si la chouette devait disparaître pour une quelconque raison, une autre viendra la remplacer à la pleine lune suivante. Ce compagnon animal est utile à plusieurs égards. Il peut avertir de l’arrivée d’un intrus en chuintant. La chouette peut partager sa chasse avec son maître. Elle peut fournir un rongeur, un écureuil, un petit lapin ou un poisson, tous les jours à l’Ambeanamos. Enfin, elle peut transporter des petits objets ou des messages. L’animal ne s’éloigne jamais plus de 50 mètres par niveau de l’Ambeanamos.</text:p>
      <text:h text:style-name="Heading_20_5" text:outline-level="5"><text:bookmark-start text:name="_magie_du_sang"/>Magie du sang<text:bookmark-end text:name="_magie_du_sang"/></text:h>
      <text:p text:style-name="First_20_paragraph"><text:span text:style-name="T1">En Meldète : Draoidfala</text:span> + À partir du niveau 8, vous avez découvert que votre propre sang avait des propriétés magiques et que vous pouvez le sacrifier pour augmenter votre pouvoir. Vous pouvez utiliser une action bonus pour faire couler votre sang à l’aide d’une arme tranchante ou perforante, vous perdez 1d6 points d’action (PA) et vous gagnez immédiatement 1d6 point de magie (PM) que vous devez utiliser dans le même round. Vous pouvez sacrifier 1d6 points de d’actions supplémentaires pour chaque d6 de point de magie supplémentaire que vous souhaitez obtenir. Vous pouvez sacrifier de cette façon un nombre total de d6 égal au maximum à votre bonus de maîtrise entre deux <text:a xlink:type="simple" xlink:href="/gerer-la-sante-du-personnage/#repos-court" office:name=""><text:span text:style-name="Definition"><text:span text:style-name="T2">repos court</text:span></text:span></text:a>s ou longs. Cette utilisation est dangereuse car les dés sont explosifs et il est arrivé qu’un Ambeanamos perde la vie lors de cet usage de la magie.</text:p>
      <text:h text:style-name="Heading_20_5" text:outline-level="5"><text:bookmark-start text:name="_charme_intense"/>Charme intense<text:bookmark-end text:name="_charme_intense"/></text:h>
      <text:p text:style-name="First_20_paragraph"><text:span text:style-name="T1">En Meldète : Seundian</text:span> + Au niveau 14, lorsque vous lancez un sort de l’école d’enchantement, vous pouvez utiliser votre réaction pour obtenir 1d6 point de magie (PM) que vous devez obligatoirement dépenser sur ce sort. Vous pouvez y ajouter d’autres points de sorcellerie que vous dépensez de façon ordinaire par une action bonus. De plus, vous bénéficiez d’un <text:a xlink:type="simple" xlink:href="/utiliser-les-caracteristiques/#avantage-et-desavantage" office:name=""><text:span text:style-name="Definition"><text:span text:style-name="T2">avantage</text:span></text:span></text:a> aux jets de sauvegarde contre tous les sorts et les pouvoirs de charme ou d’enchantement.</text:p>
      <text:h text:style-name="Heading_20_5" text:outline-level="5"><text:bookmark-start text:name="_second_compagnon_animal"/>Second compagnon animal<text:bookmark-end text:name="_second_compagnon_animal"/></text:h>
      <text:p text:style-name="First_20_paragraph"><text:span text:style-name="T1">En Meldète : Compabeath</text:span> + À partir du niveau 16, l’Ambeanamos se lie une seconde chouette qui vient ainsi former un couple au service du mage.</text:p>
      <text:h text:style-name="Heading_20_5" text:outline-level="5"><text:bookmark-start text:name="_présence_puissante"/>Présence puissante<text:bookmark-end text:name="_présence_puissante"/></text:h>
      <text:p text:style-name="First_20_paragraph"><text:span text:style-name="T1">En Meldète : Làthaircumdach</text:span> + À partir du niveau 18, vous pouvez invoquer la redoutable présence de votre ancêtre, causant fascination ou terreur parmi les créatures qui vous entourent. Vous pouvez utiliser une action afin de puiser dans ce pouvoir et dégager une aura de fascination ou de terreur (à vous de choisir) dans un rayon de 18 mètres. Pendant 1 minute, ou jusqu’à ce que vous perdiez votre concentration (avec les mêmes règles que si vous lanciez un sort requérant votre concentration), chaque créature hostile qui débute son tour dans la zone d’effet de cette aura doit réussir un jet de sauvegarde de Sagesse ou bien devenir <text:a xlink:type="simple" xlink:href="/gerer-la-sante-du-personnage/#charme" office:name=""><text:span text:style-name="Definition"><text:span text:style-name="T2">charmée</text:span></text:span></text:a> (si vous choisissez la fascination) ou <text:a xlink:type="simple" xlink:href="/gerer-la-sante-du-personnage/#terrorise" office:name=""><text:span text:style-name="Definition"><text:span text:style-name="T2">terrorisée</text:span></text:span></text:a> (si vous choisissez la terreur) jusqu’à ce que l’aura se dissipe. Une créature qui réussit son jet de sauvegarde est immunisée à votre aura pendant 24 heures. Vous ne pouvez utiliser ce pouvoir un nombre de fois maximum égal à votre bonus d’Intelligence entre deux <text:a xlink:type="simple" xlink:href="/gerer-la-sante-du-personnage/#repos-long" office:name=""><text:span text:style-name="Definition">[<text:span text:style-name="T2">repos long</text:span>](/gerer-la-sante-du-personnage/#repos-long)s</text:span></text:a>.</text:p>
      <text:h text:style-name="Heading_20_5" text:outline-level="5"><text:bookmark-start text:name="_véritable_ambeanamos"/>Véritable Ambeanamos<text:bookmark-end text:name="_véritable_ambeanamos"/></text:h>
      <text:p text:style-name="First_20_paragraph"><text:span text:style-name="T1">En Meldète : Ambeanamos</text:span> + Au niveau 20, l’Ambeanamos est accompli et augmente ses caractéristiques de Sagesse et de Charisme de 2 points sans pouvoir dépasser 22. — title: Astartes — </text:p>
      <text:h text:style-name="Heading_20_3" text:outline-level="3"><text:bookmark-start text:name="_astartes"/>Astartes<text:bookmark-end text:name="_astartes"/></text:h>
      <text:h text:style-name="Heading_20_4" text:outline-level="4"><text:bookmark-start text:name="_évolution_du_astartes"/>Évolution du Astartes<text:bookmark-end text:name="_évolution_du_astartes"/></text:h>
      <text:p text:style-name="First_20_paragraph">§§§ .table-container |Niveau|Aptitudes| |:-:|:-:| |<text:span text:style-name="T1">3</text:span>|<text:a xlink:type="simple" xlink:href="#chatiment" office:name=""><text:span text:style-name="Definition">Châtiment</text:span></text:a>| |<text:span text:style-name="T1">4</text:span>|<text:a xlink:type="simple" xlink:href="#sante" office:name=""><text:span text:style-name="Definition">Santé</text:span></text:a>| |<text:span text:style-name="T1">5</text:span>|<text:a xlink:type="simple" xlink:href="#seconde-attaque" office:name=""><text:span text:style-name="Definition">Seconde attaque</text:span></text:a>| |<text:span text:style-name="T1">6</text:span>|<text:a xlink:type="simple" xlink:href="#aura-de-protection" office:name=""><text:span text:style-name="Definition">Aura de protection</text:span></text:a>| |<text:span text:style-name="T1">7</text:span>|<text:a xlink:type="simple" xlink:href="#aura-de-devotion" office:name=""><text:span text:style-name="Definition">Aura de dévotion</text:span></text:a>| |<text:span text:style-name="T1">8</text:span>|<text:a xlink:type="simple" xlink:href="#cri-de-ralliement" office:name=""><text:span text:style-name="Definition">Cri de ralliement</text:span></text:a>| |<text:span text:style-name="T1">10</text:span>|<text:a xlink:type="simple" xlink:href="#aura-de-courage" office:name=""><text:span text:style-name="Definition">Aura de courage</text:span></text:a>| |<text:span text:style-name="T1">11</text:span>|<text:a xlink:type="simple" xlink:href="#chatiment-ameliore" office:name=""><text:span text:style-name="Definition">Châtiment amélioré</text:span></text:a>| |<text:span text:style-name="T1">13</text:span>|<text:a xlink:type="simple" xlink:href="#chevalier-sans-peur" office:name=""><text:span text:style-name="Definition">Chevalier sans peur</text:span></text:a>| |<text:span text:style-name="T1">14</text:span>|<text:a xlink:type="simple" xlink:href="#contact-purifiant" office:name=""><text:span text:style-name="Definition">Contact purifiant</text:span></text:a>| |<text:span text:style-name="T1">15</text:span>|<text:a xlink:type="simple" xlink:href="#chevalier-prestigieux" office:name=""><text:span text:style-name="Definition">Chevalier prestigieux</text:span></text:a>| |<text:span text:style-name="T1">16</text:span>|<text:a xlink:type="simple" xlink:href="#chatiment" office:name=""><text:span text:style-name="Definition">Châtiment</text:span></text:a>| |<text:span text:style-name="T1">17</text:span>|<text:a xlink:type="simple" xlink:href="#troisieme-attaque" office:name=""><text:span text:style-name="Definition">Troisième Attaque</text:span></text:a>| |<text:span text:style-name="T1">19</text:span>|<text:a xlink:type="simple" xlink:href="#parangon-heroïque" office:name=""><text:span text:style-name="Definition">Parangon héroïque</text:span></text:a>| |<text:span text:style-name="T1">20</text:span>|<text:a xlink:type="simple" xlink:href="#veritable-astartes" office:name=""><text:span text:style-name="Definition">Véritable Astartes</text:span></text:a>| §§§</text:p>
      <text:h text:style-name="Heading_20_4" text:outline-level="4"><text:bookmark-start text:name="_aptitudes_darchétype_2"/>Aptitudes d’Archétype<text:bookmark-end text:name="_aptitudes_darchétype_2"/></text:h>
      <text:p text:style-name="First_20_paragraph">En tant que Astartes, vous bénéficiez des aptitudes d’Archétype suivantes.</text:p>
      <text:h text:style-name="Heading_20_5" text:outline-level="5"><text:bookmark-start text:name="_maîtrises_6"/>Maîtrises<text:bookmark-end text:name="_maîtrises_6"/></text:h>
      <text:p text:style-name="First_20_paragraph"><text:span text:style-name="T1">Armures</text:span> : toutes les armures, boucliers + <text:span text:style-name="T1">Armes</text:span> : armes courantes, épée courte, glaive (épée longue), trident, filet + <text:span text:style-name="T1">Outils</text:span> :aucun + <text:span text:style-name="T1">Jets de sauvegarde</text:span> : Force, Dextérité + <text:span text:style-name="T1">Compétences</text:span> : choisissez deux compétences parmi les suivantes : Athlétisme, Intimidation, Médecine, Perspicacité, Persuasion et Religion + <text:span text:style-name="T1">Conditions d’accessibilité</text:span>: Être Alcante, Lacède ou Saramath + <text:span text:style-name="T1">Points de Magie</text:span> : L’Astartes est un guerrier mystique, le personnage développe les points de Foi(PF).</text:p>
      <text:p text:style-name="Text_20_body">Les Astartes sont guerriers mystiques. Ils ont une grande foi dans les dieux qu’ils vénèrent. Ils essaient de les glorifier en ayant une vie exemplaire d’exigences. Les Astartes combattent souvent en temps de paix dans les jeux du cirque mais en temps de guerre, ils accompagnent les légions. Pour autant, les Astartes n’ont pas de pouvoirs spirituels qu’ils pourraient revendiquer dans la société alcante. Les Astartes qui viennent de la Voie des Armes sont appelés Illuminatis, littéralement les illuminés. Ceux qui viennent de la Voie de l’Ombre sont appelés Illustratos, littéralement les éclairés, et enfin ceux qui viennent de la Voie de la Magie sont appelés Professor, c’est à dire ceux qui savent.</text:p>
      <text:h text:style-name="Heading_20_5" text:outline-level="5"><text:bookmark-start text:name="_châtiment"/>Châtiment<text:bookmark-end text:name="_châtiment"/></text:h>
      <text:p text:style-name="First_20_paragraph"><text:span text:style-name="T1">En Alcante : Supplicio</text:span> + À partir du niveau 3, quand vous touchez un adversaire avec une arme de corps-à-corps, vous pouvez utiliser 1d6 points de Foi pour infliger des dégâts supplémentaires à cet adversaire en plus des dégâts normaux de l’arme. Vous infligez 1d6 dégâts supplémentaires.</text:p>
      <text:h text:style-name="Heading_20_5" text:outline-level="5"><text:bookmark-start text:name="_santé"/>Santé<text:bookmark-end text:name="_santé"/></text:h>
      <text:p text:style-name="First_20_paragraph"><text:span text:style-name="T1">En Alcante : Salutis</text:span> + Au niveau 4, la foi qui vous anime vous immunise contre les maladies.</text:p>
      <text:h text:style-name="Heading_20_5" text:outline-level="5"><text:bookmark-start text:name="_seconde_attaque"/>Seconde attaque<text:bookmark-end text:name="_seconde_attaque"/></text:h>
      <text:p text:style-name="First_20_paragraph"><text:span text:style-name="T1">En Alcante : Secundos Impetos</text:span> + À partir du niveau 5,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aura_de_protection"/>Aura de protection<text:bookmark-end text:name="_aura_de_protection"/></text:h>
      <text:p text:style-name="First_20_paragraph"><text:span text:style-name="T1">En Alcante : Sphaera praesid</text:span> + À partir du niveau 6, quand vous ou une personne amicale qui se trouve dans un rayon de 3 mètres doit faire un jet de sauvegarde, cette créature gagne un bonus à son jet de sauvegarde égal à votre modificateur de Charisme (avec un bonus minimum de +1). Vous ne devez pas être <text:a xlink:type="simple" xlink:href="/gerer-la-sante-du-personnage/#inconscient" office:name=""><text:span text:style-name="Definition"><text:span text:style-name="T2">inconscient</text:span></text:span></text:a> pour que ce bonus soit pris en compte. + Au niveau 18, le rayon de cette aura atteint 9 mètres.</text:p>
      <text:h text:style-name="Heading_20_5" text:outline-level="5"><text:bookmark-start text:name="_aura_de_dévotion"/>Aura de dévotion<text:bookmark-end text:name="_aura_de_dévotion"/></text:h>
      <text:p text:style-name="First_20_paragraph"><text:span text:style-name="T1">En Alcante : Sphaera studio</text:span> + À partir du niveau 7, vous et les créatures amicales qui se trouvent à 3 mètres de vous ne pouvez pas être <text:a xlink:type="simple" xlink:href="/gerer-la-sante-du-personnage/#charme" office:name=""><text:span text:style-name="Definition"><text:span text:style-name="T2">charmés</text:span></text:span></text:a>. Cette aura persiste tant que vous n’êtes pas <text:a xlink:type="simple" xlink:href="/gerer-la-sante-du-personnage/#inconscient" office:name=""><text:span text:style-name="Definition"><text:span text:style-name="T2">inconscient</text:span></text:span></text:a>. + Au niveau 18, le rayon de cette aura s’étend à 9 mètres.</text:p>
      <text:h text:style-name="Heading_20_5" text:outline-level="5"><text:bookmark-start text:name="_cri_de_ralliement"/>Cri de ralliement<text:bookmark-end text:name="_cri_de_ralliement"/></text:h>
      <text:p text:style-name="First_20_paragraph"><text:span text:style-name="T1">En Alcante : Clamor concursum</text:span> + À partir du niveau 8, l’Astartes peut au prix d’une action bonus, crier et rallier ses alliés <text:a xlink:type="simple" xlink:href="/gerer-la-sante-du-personnage/#charme" office:name=""><text:span text:style-name="Definition"><text:span text:style-name="T2">charmés</text:span></text:span></text:a>, <text:a xlink:type="simple" xlink:href="/gerer-la-sante-du-personnage/#etourdi" office:name=""><text:span text:style-name="Definition"><text:span text:style-name="T2">étourdis</text:span></text:span></text:a>, <text:a xlink:type="simple" xlink:href="/gerer-la-sante-du-personnage/#terrorise" office:name=""><text:span text:style-name="Definition"><text:span text:style-name="T2">terrorisés</text:span></text:span></text:a> ou <text:a xlink:type="simple" xlink:href="/gerer-la-sante-du-personnage/#repoussee" office:name=""><text:span text:style-name="Definition"><text:span text:style-name="T2">repoussés</text:span></text:span></text:a> dans un rayon de 18m. Les effets sont immédiatement dissipés. Cette capacité ne peut être utilisée de nouveau qu’après un <text:a xlink:type="simple" xlink:href="/gerer-la-sante-du-personnage/#repos-long" office:name=""><text:span text:style-name="Definition"><text:span text:style-name="T2">repos long</text:span></text:span></text:a>.</text:p>
      <text:h text:style-name="Heading_20_5" text:outline-level="5"><text:bookmark-start text:name="_aura_de_courage"/>Aura de courage<text:bookmark-end text:name="_aura_de_courage"/></text:h>
      <text:p text:style-name="First_20_paragraph"><text:span text:style-name="T1">En Alcante : Sphaera animo</text:span> + À partir du niveau 10, vous, ainsi que toute personne amicale qui se trouve à 3 mètres de vous, ne pouvez être <text:a xlink:type="simple" xlink:href="/gerer-la-sante-du-personnage/#terrorise" office:name=""><text:span text:style-name="Definition"><text:span text:style-name="T2">terrorisés</text:span></text:span></text:a>. Cette aura persiste tant que vous n’êtes pas <text:a xlink:type="simple" xlink:href="/gerer-la-sante-du-personnage/#inconscient" office:name=""><text:span text:style-name="Definition"><text:span text:style-name="T2">inconscient</text:span></text:span></text:a>.</text:p>
      <text:h text:style-name="Heading_20_5" text:outline-level="5"><text:bookmark-start text:name="_châtiment_amélioré"/>Châtiment amélioré<text:bookmark-end text:name="_châtiment_amélioré"/></text:h>
      <text:p text:style-name="First_20_paragraph"><text:span text:style-name="T1">En Alcante : Supplicio Major</text:span> + Au niveau 11, vous débordez tellement de vertu que tous les coups que vous portez avec vos armes de corps-à-corps sont alimentés par votre Foi. Quand vous touchez un adversaire avec une arme de corps-à-corps, celle-ci subit 2d6 dégâts supplémentaires. Si vous utilisez aussi votre châtiment lors d’une attaque, vous additionnez ces dégâts aux dégâts supplémentaires de votre châtiment.</text:p>
      <text:h text:style-name="Heading_20_5" text:outline-level="5"><text:bookmark-start text:name="_chevalier_sans_peur"/>Chevalier sans peur<text:bookmark-end text:name="_chevalier_sans_peur"/></text:h>
      <text:p text:style-name="First_20_paragraph"><text:span text:style-name="T1">En Alcante : Equès sine timoro</text:span> + Au niveau 13, lorsque vous combattez avec ferveur, vous obtenez un <text:a xlink:type="simple" xlink:href="/utiliser-les-caracteristiques/#avantage-et-desavantage" office:name=""><text:span text:style-name="Definition"><text:span text:style-name="T2">avantage</text:span></text:span></text:a> en attaque sur chaque attaque effectuée après un déplacement d’au moins 6 mètres et, si vous blessez un adversaire, elle doit réaliser un jet de sauvegarde de Force ou se retrouver <text:a xlink:type="simple" xlink:href="/gerer-la-sante-du-personnage/#a-terre" office:name=""><text:span text:style-name="Definition"><text:span text:style-name="T2">à terre</text:span></text:span></text:a> (voir la section Combat monté si la cible est elle-même sur une monture).</text:p>
      <text:h text:style-name="Heading_20_5" text:outline-level="5"><text:bookmark-start text:name="_contact_purifiant"/>Contact purifiant<text:bookmark-end text:name="_contact_purifiant"/></text:h>
      <text:p text:style-name="First_20_paragraph"><text:span text:style-name="T1">En Alcante : Tangere Integro</text:span> + À partir du niveau 14, vous pouvez utiliser votre action pour mettre fin à un sort qui vous affecte ou qui affecte une créature consentante que vous touchez. + Vous pouvez utiliser cette aptitude un nombre de fois égal à votre modificateur de Charisme (avec un minimum d’une fois) entre deux <text:a xlink:type="simple" xlink:href="/gerer-la-sante-du-personnage/#repos-long" office:name=""><text:span text:style-name="Definition"><text:span text:style-name="T2">repos long</text:span></text:span></text:a>s.</text:p>
      <text:h text:style-name="Heading_20_5" text:outline-level="5"><text:bookmark-start text:name="_chevalier_prestigieux"/>Chevalier prestigieux<text:bookmark-end text:name="_chevalier_prestigieux"/></text:h>
      <text:p text:style-name="First_20_paragraph"><text:span text:style-name="T1">En Alcante : Equès Gloriosum</text:span> + À partir du niveau 15, lorsque vous contrôlez une monture, vous pouvez lui faire utiliser son action pour attaquer.</text:p>
      <text:h text:style-name="Heading_20_5" text:outline-level="5"><text:bookmark-start text:name="_troisième_attaque"/>Troisième attaque<text:bookmark-end text:name="_troisième_attaque"/></text:h>
      <text:p text:style-name="First_20_paragraph"><text:span text:style-name="T1">En Alcante : Tertio Impetos</text:span> + À partir du niveau 17, vous pouvez <text:a xlink:type="simple" xlink:href="/combattre/#attaquer" office:name=""><text:span text:style-name="Definition"><text:span text:style-name="T2">attaquer</text:span></text:span></text:a> trois fois au lieu d’une à chaque fois que vous choisissez l’action attaquer pendant votre tour. Si vous avez déjà une deuxième attaque, vous ajoutez +3 aux dégâts en compensation.</text:p>
      <text:h text:style-name="Heading_20_5" text:outline-level="5"><text:bookmark-start text:name="_parangon_héroïque"/>Parangon héroïque<text:bookmark-end text:name="_parangon_héroïque"/></text:h>
      <text:p text:style-name="First_20_paragraph"><text:span text:style-name="T1">En Alcante : Nosterio Herkhos</text:span> + Au niveau 19, au prix d’une action, vous pouvez devenir un parangon d’héroïsme. Pendant 1 minute, votre peau semble prendre la teinte de l’or pur et émet une faible lumière dorée dans un rayon de 6 mètres autour de vous. De plus, vous devenez résistant à tous les dégâts subis et vous obtenez un <text:a xlink:type="simple" xlink:href="/utiliser-les-caracteristiques/#avantage-et-desavantage" office:name=""><text:span text:style-name="Definition"><text:span text:style-name="T2">avantage</text:span></text:span></text:a> à toutes vos attaques au corps-à-corps, ainsi que vos tests de Force, de Constitution, de Sagesse et de Charisme (jets de sauvegarde et tests de compétence). Vous devez terminer un <text:a xlink:type="simple" xlink:href="/gerer-la-sante-du-personnage/#repos-long" office:name=""><text:span text:style-name="Definition"><text:span text:style-name="T2">repos long</text:span></text:span></text:a> avant de pouvoir de nouveau utiliser cette aptitude.</text:p>
      <text:h text:style-name="Heading_20_5" text:outline-level="5"><text:bookmark-start text:name="_véritable_astartes"/>Véritable Astartes<text:bookmark-end text:name="_véritable_astartes"/></text:h>
      <text:p text:style-name="First_20_paragraph"><text:span text:style-name="T1">En Alcante : Astartes</text:span> + Au niveau 20, l’Astartes est accompli et augmente ses caractéristiques de dextérité et de Force de 2 points sans pouvoir dépasser 22. + — title: bhaner — </text:p>
      <text:h text:style-name="Heading_20_3" text:outline-level="3"><text:bookmark-start text:name="_bhaner"/>Bhaner<text:bookmark-end text:name="_bhaner"/></text:h>
      <text:h text:style-name="Heading_20_4" text:outline-level="4"><text:bookmark-start text:name="_évolution_du_bhaner"/>Évolution du Bhaner<text:bookmark-end text:name="_évolution_du_bhaner"/></text:h>
      <text:p text:style-name="First_20_paragraph">§§§ .table-container |Niveau|Aptitudes| |:-:|:-:| |<text:span text:style-name="T1">3</text:span>|<text:a xlink:type="simple" xlink:href="#inspiration-bardique" office:name=""><text:span text:style-name="Definition">Inspiration bardique (1d6/1rd)</text:span></text:a>, <text:a xlink:type="simple" xlink:href="#touche-a-tout" office:name=""><text:span text:style-name="Definition">Touche-à-tout</text:span></text:a>, <text:a xlink:type="simple" xlink:href="#chant-reposant" office:name=""><text:span text:style-name="Definition">Chant reposant (1d6)</text:span></text:a>| |<text:span text:style-name="T1">5</text:span>|<text:a xlink:type="simple" xlink:href="#expertise" office:name=""><text:span text:style-name="Definition">Expertise</text:span></text:a>, <text:a xlink:type="simple" xlink:href="#source-d-inspiration" office:name=""><text:span text:style-name="Definition">Source d’inspiration</text:span></text:a>| |<text:span text:style-name="T1">6</text:span>|<text:a xlink:type="simple" xlink:href="#inspiration-bardique" office:name=""><text:span text:style-name="Definition">Inspiration bardique (2d6/2rd)</text:span></text:a>, <text:a xlink:type="simple" xlink:href="#contre-charme" office:name=""><text:span text:style-name="Definition">Contre-charme</text:span></text:a>| |<text:span text:style-name="T1">7</text:span>|<text:a xlink:type="simple" xlink:href="#mots-cinglants" office:name=""><text:span text:style-name="Definition">Mots cinglants</text:span></text:a>| |<text:span text:style-name="T1">8</text:span>|<text:a xlink:type="simple" xlink:href="#orateur-exceptionnel" office:name=""><text:span text:style-name="Definition">Orateur exceptionnel</text:span></text:a>| |<text:span text:style-name="T1">9</text:span>|<text:a xlink:type="simple" xlink:href="#heraldique" office:name=""><text:span text:style-name="Definition">Héraldique</text:span></text:a>| |<text:span text:style-name="T1">10</text:span>|<text:a xlink:type="simple" xlink:href="#inspiration-bardique" office:name=""><text:span text:style-name="Definition">Inspiration bardique (3d6/3rd)</text:span></text:a>, <text:a xlink:type="simple" xlink:href="#par-monts-et-par-vaux" office:name=""><text:span text:style-name="Definition">Par monts et par vaux</text:span></text:a>| |<text:span text:style-name="T1">11</text:span>|<text:a xlink:type="simple" xlink:href="#sur-un-champ-de-bataille" office:name=""><text:span text:style-name="Definition">Sur un champ de bataille</text:span></text:a>| |<text:span text:style-name="T1">13</text:span>|<text:a xlink:type="simple" xlink:href="#chant-reposant" office:name=""><text:span text:style-name="Definition">Chant reposant (3d6)</text:span></text:a>| |<text:span text:style-name="T1">14</text:span>|<text:a xlink:type="simple" xlink:href="#inspirer-la-bravoure" office:name=""><text:span text:style-name="Definition">Inspirer la bravoure</text:span></text:a>| |<text:span text:style-name="T1">15</text:span>|<text:a xlink:type="simple" xlink:href="#inspiration-bardique" office:name=""><text:span text:style-name="Definition">Inspiration bardique (4d6/4rd)</text:span></text:a>| |<text:span text:style-name="T1">16</text:span>|<text:a xlink:type="simple" xlink:href="#compétence-hors-pair" office:name=""><text:span text:style-name="Definition">Compétence hors pair</text:span></text:a>| |<text:span text:style-name="T1">17</text:span>|<text:a xlink:type="simple" xlink:href="#chant-reposant" office:name=""><text:span text:style-name="Definition">Chant reposant (4d6)</text:span></text:a>| |<text:span text:style-name="T1">19</text:span>|<text:a xlink:type="simple" xlink:href="#inspiration-supérieure" office:name=""><text:span text:style-name="Definition">Inspiration supérieure</text:span></text:a>| |<text:span text:style-name="T1">20</text:span>|<text:a xlink:type="simple" xlink:href="#veritable-bhaner" office:name=""><text:span text:style-name="Definition">Véritable Bhaner</text:span></text:a>| §§§</text:p>
      <text:h text:style-name="Heading_20_4" text:outline-level="4"><text:bookmark-start text:name="_aptitudes_darchétype_3"/>Aptitudes d’Archétype<text:bookmark-end text:name="_aptitudes_darchétype_3"/></text:h>
      <text:p text:style-name="First_20_paragraph">En tant que Bhaner, vous bénéficiez des aptitudes d’Archétype suivantes.</text:p>
      <text:h text:style-name="Heading_20_5" text:outline-level="5"><text:bookmark-start text:name="_maîtrises_7"/>Maîtrises<text:bookmark-end text:name="_maîtrises_7"/></text:h>
      <text:p text:style-name="First_20_paragraph"><text:span text:style-name="T1">Armures</text:span> : armures légères + <text:span text:style-name="T1">Armes</text:span> : armes courantes, épée longue, épée courte, arc long <text:span text:style-name="T1">Outils</text:span> : trois instruments de musique de votre choix + <text:span text:style-name="T1">Jets de sauvegarde</text:span> : Dextérité, Charisme + <text:span text:style-name="T1">Compétences</text:span> : choisissez trois compétences au choix <text:span text:style-name="T1">Conditions d’accessibilité</text:span>: Être de culture Khernaëe + <text:span text:style-name="T1">Points de Magie</text:span> : Le Bhaner est un Archétype basé sur les connaissances anciennes, de ce fait, il développe les points de Magie (PM) s’il emprunte la voie de la Magie.</text:p>
      <text:p text:style-name="Text_20_body">Il peut être homme ou femme. Le Bhaner est libre d’aller où il veut et il est grave de lever la main sur lui. Il colporte les informations, les histoires, ainsi que les Leznen, loi ou commandement oral, édicté par les druides. Le Bhaner sait chanter et souvent jouer d’un instrument. Il est quelquefois poète. Son rôle est de divertir et d’informer, de conseiller. Les Bhaners qui viennent de la Voie des Armes sont appelés Heni Khanan Khan , c’est à dire littéralement «Celui qui chante au combat ». Les Bhaners qui viennent de la Voie de l’Ombre sont appelés Heni Khanan Noz, c’est à dire littéralement « Celui qui chante dans la nuit » . Les Bhaners qui viennent de la Voie de la Magie sont appelés Heni Khanan Gouzout, c’est à dire littéralement « Celui qui chante le savoir » .</text:p>
      <text:h text:style-name="Heading_20_5" text:outline-level="5"><text:bookmark-start text:name="_inspiration_bardique"/>Inspiration bardique<text:bookmark-end text:name="_inspiration_bardique"/></text:h>
      <text:p text:style-name="First_20_paragraph"><text:span text:style-name="T1">En Khern : Awen</text:span> +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h text:style-name="Heading_20_5" text:outline-level="5"><text:bookmark-start text:name="_touche_à_tout"/>Touche-à-tout<text:bookmark-end text:name="_touche_à_tout"/></text:h>
      <text:p text:style-name="First_20_paragraph"><text:span text:style-name="T1">En Khern : Stokan</text:span> + À partir du niveau 3, vous pouvez ajouter la moitié de votre bonus de maîtrise (arrondi au chiffre inférieur) à tous vos tests de caractéristiques qui ne prennent pas déjà en compte votre bonus de maîtrise.</text:p>
      <text:h text:style-name="Heading_20_5" text:outline-level="5"><text:bookmark-start text:name="_chant_reposant"/>Chant reposant<text:bookmark-end text:name="_chant_reposant"/></text:h>
      <text:p text:style-name="First_20_paragraph"><text:span text:style-name="T1">En Khern : Arsavh</text:span> +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e vie, chacune des créatures concernées gagne 1d6 points de vie supplémentaires. + Plus votre niveau de barde est élevé, plus le nombre de points de vie récupérés augmente : 2d6 au niveau 9, 3d6 au niveau 13 et 4d6 au niveau 17.</text:p>
      <text:h text:style-name="Heading_20_5" text:outline-level="5"><text:bookmark-start text:name="_expertise_2"/>Expertise<text:bookmark-end text:name="_expertise_2"/></text:h>
      <text:p text:style-name="First_20_paragraph"><text:span text:style-name="T1">En Khern : Prizachan</text:span> + Au niveau 5, sélectionnez deux compétences que vous maîtrisez. À chaque fois que vous utilisez l’une ou l’autre, votre bonus de maîtrise est doublé pour tout test de caractéristiques qui met en jeu ces compétences. + Au niveau 10, vous pouvez choisir deux compétences supplémentaires et les utiliser de la même manière.</text:p>
      <text:h text:style-name="Heading_20_5" text:outline-level="5"><text:bookmark-start text:name="_source_dinspiration"/>Source d’inspiration<text:bookmark-end text:name="_source_dinspiration"/></text:h>
      <text:p text:style-name="First_20_paragraph"><text:span text:style-name="T1">En Khern : Soursenn Awen</text:span> +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h text:style-name="Heading_20_5" text:outline-level="5"><text:bookmark-start text:name="_contre_charme"/>Contre-charme<text:bookmark-end text:name="_contre_charme"/></text:h>
      <text:p text:style-name="First_20_paragraph"><text:span text:style-name="T1">En Khern : Enep Gwezenn</text:span> +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h text:style-name="Heading_20_5" text:outline-level="5"><text:bookmark-start text:name="_mots_cinglants"/>Mots cinglants<text:bookmark-end text:name="_mots_cinglants"/></text:h>
      <text:p text:style-name="First_20_paragraph"><text:span text:style-name="T1">En Khern : Geregin</text:span> +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h text:style-name="Heading_20_5" text:outline-level="5"><text:bookmark-start text:name="_orateur_exceptionnel"/>Orateur exceptionnel<text:bookmark-end text:name="_orateur_exceptionnel"/></text:h>
      <text:p text:style-name="First_20_paragraph"><text:span text:style-name="T1">En Khern : Areizher</text:span> + Également au niveau 8, vous pouvez dépenser une inspiration bardique et ajouter le résultat du dé d’inspiration bardique à tous vos tests de Sagesse (Perspicacité), de Charisme (Persuasion) et Charisme (Supercherie).</text:p>
      <text:h text:style-name="Heading_20_5" text:outline-level="5"><text:bookmark-start text:name="_héraldique"/>Héraldique<text:bookmark-end text:name="_héraldique"/></text:h>
      <text:p text:style-name="First_20_paragraph"><text:span text:style-name="T1">En Khern : Ardamezerezh</text:span> + Au niveau 9, vous pouvez ajouter le résultat de votre dé d’inspiration bardique à tous vos tests d’Intelligence (Histoire) qui concernent l’héraldique ou la noblesse. Cette utilisation ne dépense aucun point d’inspiration bardique.</text:p>
      <text:h text:style-name="Heading_20_5" text:outline-level="5"><text:bookmark-start text:name="_par_monts_et_par_vaux"/>Par monts et par vaux<text:bookmark-end text:name="_par_monts_et_par_vaux"/></text:h>
      <text:p text:style-name="First_20_paragraph"><text:span text:style-name="T1">En Khern : Kas-lizhiri</text:span> + Également au niveau 10, vous avez l’habitude en tant que messager de sillonner le pays, de survivre aux rigueurs du climat et de vous défendre contre les dangers rencontrés sur les routes. Vous pouvez dépenser une inspiration bardique et ajouter le résultat du dé d’inspiration bardique à tous vos tests de Sagesse (Survie). De plus, vous obtenez le bénéfice au choix d’un style de combat : + <text:span text:style-name="T1">Archerie</text:span>. Vous gagnez un bonus de +2 aux jets d’attaque quand vous attaquez avec des armes à distance. + <text:span text:style-name="T1">Combat à deux armes</text:span>. Quand vous combattez avec deux armes, vous pouvez ajouter votre modificateur de caractéristique à la deuxième attaque.</text:p>
      <text:h text:style-name="Heading_20_5" text:outline-level="5"><text:bookmark-start text:name="_sur_un_champ_de_bataille"/>Sur un champ de bataille<text:bookmark-end text:name="_sur_un_champ_de_bataille"/></text:h>
      <text:p text:style-name="First_20_paragraph"><text:span text:style-name="T1">En Khern : Krogad</text:span> + À partir du niveau 11, vous avez appris à vous battre afin d’accompagner les plus intrépides guerriers sur les champs de batailles. Désormais, vous pouvez attaquer deux fois au lieu d’une lorsque vous choisissez l’action attaquer si vous ne l’avez pas déjà, sinon vous ajoutez +2 aux dégâts de votre arme. Vous obtenez également la maîtrise des armures intermédiaires et de toutes les armes à une main tranchantes.</text:p>
      <text:h text:style-name="Heading_20_5" text:outline-level="5"><text:bookmark-start text:name="_inspirer_la_bravoure"/>Inspirer la bravoure<text:bookmark-end text:name="_inspirer_la_bravoure"/></text:h>
      <text:p text:style-name="First_20_paragraph"><text:span text:style-name="T1">En Khern : Awen Kalon</text:span> + Au niveau 14, sur un champ de bataille, votre simple présence assure les protagonistes que leurs exploits ne seront pas oubliés, les poussant à toujours plus de bravoure ! Durant un combat, vous pouvez dépenser une inspiration bardique et utiliser une action bonus pour permettre à tous vos alliés à moins de 12 mètres de lancer un dé d’inspiration bardique et d’ajouter le résultat à l’un de leurs jets d’attaque avant votre prochain tour. Ils peuvent aussi ajouter ce résultat à tous les jets de sauvegarde contre l’effet <text:a xlink:type="simple" xlink:href="/gerer-la-sante-du-personnage/#terrorise" office:name=""><text:span text:style-name="Definition"><text:span text:style-name="T2">terrorisée</text:span></text:span></text:a> pour la même durée.</text:p>
      <text:h text:style-name="Heading_20_5" text:outline-level="5"><text:bookmark-start text:name="_compétence_hors_pair"/>Compétence hors pair<text:bookmark-end text:name="_compétence_hors_pair"/></text:h>
      <text:p text:style-name="First_20_paragraph"><text:span text:style-name="T1">En Khern : Barregezh</text:span> + À partir du niveau 16,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inspiration_supérieure"/>Inspiration supérieure<text:bookmark-end text:name="_inspiration_supérieure"/></text:h>
      <text:p text:style-name="First_20_paragraph"><text:span text:style-name="T1">En Khern : Arz Awen</text:span> + Une fois que vous atteignez le niveau 19, quand vous faites un jet d’initiative et que vous n’avez plus aucune inspiration bardique disponible, vous en regagnez 1d6.</text:p>
      <text:h text:style-name="Heading_20_5" text:outline-level="5"><text:bookmark-start text:name="_véritable_bhaner"/>Véritable Bhaner<text:bookmark-end text:name="_véritable_bhaner"/></text:h>
      <text:p text:style-name="First_20_paragraph"><text:span text:style-name="T1">En Khern : Bhaner</text:span> + Au niveau 20, le Bhaner est accompli et augmente ses caractéristiques de dextérité et de Charisme de 2 points sans pouvoir dépasser 22. — title: Bhegelm — </text:p>
      <text:h text:style-name="Heading_20_3" text:outline-level="3"><text:bookmark-start text:name="_bhegelm"/>Bhegelm<text:bookmark-end text:name="_bhegelm"/></text:h>
      <text:h text:style-name="Heading_20_4" text:outline-level="4"><text:bookmark-start text:name="_évolution_du_bhegelm"/>Évolution du Bhegelm<text:bookmark-end text:name="_évolution_du_bhegelm"/></text:h>
      <text:p text:style-name="First_20_paragraph">§§§ .table-container |Niveau|Aptitudes| |:-:|:-:| |<text:span text:style-name="T1">3</text:span>|<text:a xlink:type="simple" xlink:href="#langue-sacree" office:name=""><text:span text:style-name="Definition">Langue sacrée</text:span></text:a>| |<text:span text:style-name="T1">4</text:span>|<text:a xlink:type="simple" xlink:href="#recupération-naturelle" office:name=""><text:span text:style-name="Definition">Récupération naturelle</text:span></text:a>| |<text:span text:style-name="T1">5</text:span>|<text:a xlink:type="simple" xlink:href="#compagnon-animal-corneille" office:name=""><text:span text:style-name="Definition">Compagnon animal corneille</text:span></text:a>| |<text:span text:style-name="T1">6</text:span>|<text:a xlink:type="simple" xlink:href="#forme-sauvage" office:name=""><text:span text:style-name="Definition">Forme sauvage</text:span></text:a>| |<text:span text:style-name="T1">7</text:span>|<text:a xlink:type="simple" xlink:href="#monture-sacree" office:name=""><text:span text:style-name="Definition">Monture sacrée</text:span></text:a>, <text:a xlink:type="simple" xlink:href="#traversee-des-terrains" office:name=""><text:span text:style-name="Definition">Traversée des terrains</text:span></text:a>| |<text:span text:style-name="T1">8</text:span>|<text:a xlink:type="simple" xlink:href="#compagnon-animal-corneille-a-tete-blanche" office:name=""><text:span text:style-name="Definition">Compagnon animal corneille à tête blanche</text:span></text:a>| |<text:span text:style-name="T1">10</text:span>|<text:a xlink:type="simple" xlink:href="#enfant-de-la-nature" office:name=""><text:span text:style-name="Definition">Enfant de la nature)</text:span></text:a>| |<text:span text:style-name="T1">13</text:span>|<text:a xlink:type="simple" xlink:href="#monture-sacree-superieure" office:name=""><text:span text:style-name="Definition">Monture sacrée supérieure</text:span></text:a>| |<text:span text:style-name="T1">14</text:span>|<text:a xlink:type="simple" xlink:href="#sanctuaire-de-la-nature" office:name=""><text:span text:style-name="Definition">Sanctuaire de la nature</text:span></text:a>| |<text:span text:style-name="T1">16</text:span>|<text:a xlink:type="simple" xlink:href="#compagnon-animal-corneille-blanche" office:name=""><text:span text:style-name="Definition">Compagnon animal corneille blanche</text:span></text:a>| |<text:span text:style-name="T1">17</text:span>|<text:a xlink:type="simple" xlink:href="#jeunesse-eternelle" office:name=""><text:span text:style-name="Definition">Jeunesse éternelle</text:span></text:a>| |<text:span text:style-name="T1">18</text:span>|<text:a xlink:type="simple" xlink:href="#incantation-animale" office:name=""><text:span text:style-name="Definition">Incantation animale)</text:span></text:a>| |<text:span text:style-name="T1">19</text:span>|<text:a xlink:type="simple" xlink:href="#monture-sacree-parfaite" office:name=""><text:span text:style-name="Definition">Monture sacrée parfaite</text:span></text:a>| |<text:span text:style-name="T1">20</text:span>|<text:a xlink:type="simple" xlink:href="#archidruide" office:name=""><text:span text:style-name="Definition">Archidruide</text:span></text:a>, <text:a xlink:type="simple" xlink:href="#veritable-bhegelm" office:name=""><text:span text:style-name="Definition">Véritable Bhegelm</text:span></text:a>| §§§</text:p>
      <text:h text:style-name="Heading_20_4" text:outline-level="4"><text:bookmark-start text:name="_aptitudes_darchétype_4"/>Aptitudes d’Archétype<text:bookmark-end text:name="_aptitudes_darchétype_4"/></text:h>
      <text:p text:style-name="First_20_paragraph">En tant que Bhegelm, vous bénéficiez des aptitudes d’Archétype suivantes.</text:p>
      <text:h text:style-name="Heading_20_5" text:outline-level="5"><text:bookmark-start text:name="_maîtrises_8"/>Maîtrises<text:bookmark-end text:name="_maîtrises_8"/></text:h>
      <text:p text:style-name="First_20_paragraph"><text:span text:style-name="T1">Armures</text:span> : armures légères, armures intermédiaires, boucliers (les druides n’utilisent pas d’armure ou de bouclier faits en métal) + <text:span text:style-name="T1">Armes</text:span> : gourdins, dagues, fléchettes, javelines, massues, bâtons, cimeterres, serpes, frondes, lances + <text:span text:style-name="T1">Outils</text:span> : matériel d’herboriste + <text:span text:style-name="T1">Jets de sauvegarde</text:span> : Intelligence, Sagesse + <text:span text:style-name="T1">Compétences</text:span> : choisissez deux compétences parmi les suivantes : Arcanes, Dressage, Médecine, Nature, Perception, Perspicacité, Religion et Survie + <text:span text:style-name="T1">Conditions d’accessibilité</text:span>: Être de culture Khernaëe + <text:span text:style-name="T1">Points de Magie</text:span> : Le Bhegelm fait partie des prêtres, de ce fait, il développe les points de Foi (PF).</text:p>
      <text:p text:style-name="Text_20_body">Le druide Khernaë ou Bhegelm fait des divinations, vénère les esprits et consulte les auspices. Il sert aussi de mémoire collective et transmet par oral les traditions. + Les détenteurs de la religion, ils sont solitaires ou organisés en confrérie. Ils vivent à l’écart des villages, mais sont souvent consultés. Les Bhegelms édictent des lois orales, les Leznen qui ne sont valables que localement et pour un temps donné se comptant souvent en lunes. + Les Bhegelms vénèrent aussi les esprits et les créatures sylvestres, les Jevkouarn ainsi que les Animaux Roi ou Maîtres des Bêtes, les Rek’nèveleth, créatures légendaires. + Le Bhegelm intervient dans tous les rites importants de la vie, la naissance, la mort, le mariage, le passage à l’âge adulte. Les grandes fêtes des saisons sont « les feux de Balt » pour l’arrivée de l’été, « Les Oraisons de Neveza » pour le printemps, « les Danses d’Amzer » pour l’arrivée de l’automne et « la Longue Nuit de Gohan » pour l’entrée dans l’hiver. Chacune de ces fêtes est communautaire. Les saisons sont des géants légendaires. Les Bhegelms qui viennent de la Voie des Armes sont appelés Beleg Kann , c’est à dire littéralement «le prêtre qui combat ». Les Bhegelms qui viennent de la Voie de l’Ombre sont appelés Beleg Sekred, c’est à dire littéralement « Le prêtre secret » . Les Bhegelms qui viennent de la Voie de la Magie sont appelés Beleg Furnez, c’est à dire littéralement « le prêtre qui a la sagesse » .</text:p>
      <text:h text:style-name="Heading_20_5" text:outline-level="5"><text:bookmark-start text:name="_langue_sacrée"/>Langue sacrée<text:bookmark-end text:name="_langue_sacrée"/></text:h>
      <text:p text:style-name="First_20_paragraph"><text:span text:style-name="T1">En Khern : Yezhsakr</text:span> + A partir du niveau 3,vous connaissez le Yezhsakr, la langue secrète des Beghelms. Vous pouvez parler cette langue et l’utiliser pour laisser des messages cachés. Vous, ainsi que toutes les autres personnes qui parlent le Yezhsakr, repérez immédiatement de tels messages. D’autres créatures peuvent aussi repérer la présence d’un message en réussissant un test de Sagesse (Perception) DD 15, mais elles doivent faire appel à la magie si elles veulent le déchiffrer. L’écriture est sacrée et utilise des signes qui s’appellent des Omaths.</text:p>
      <text:h text:style-name="Heading_20_5" text:outline-level="5"><text:bookmark-start text:name="_récupération_naturelle"/>Récupération naturelle<text:bookmark-end text:name="_récupération_naturelle"/></text:h>
      <text:p text:style-name="First_20_paragraph"><text:span text:style-name="T1">En Khern : Daspun Gwirion</text:span> + À partir du niveau 4, vous pouvez regagner une partie de votre énergie magique en méditant et en communiant avec la nature. Pendant un <text:a xlink:type="simple" xlink:href="/gerer-la-sante-du-personnage/#repos-court" office:name=""><text:span text:style-name="Definition"><text:span text:style-name="T2">repos court</text:span></text:span></text:a>, vous pouvez choisir de récupérer soit des points de Magie (PM), soit des points de Foi (PF). Le montant est de 1d6 tous les deux niveaux (1, 3, 5, 7, 9, 11, 13, 15, 17, 19) Vous ne pouvez pas utiliser cette aptitude de nouveau tant que vous n’avez pas terminé un <text:a xlink:type="simple" xlink:href="/gerer-la-sante-du-personnage/#repos-long" office:name=""><text:span text:style-name="Definition"><text:span text:style-name="T2">repos long</text:span></text:span></text:a>.</text:p>
      <text:h text:style-name="Heading_20_5" text:outline-level="5"><text:bookmark-start text:name="_compagnon_animal_corneille"/>Compagnon animal corneille<text:bookmark-end text:name="_compagnon_animal_corneille"/></text:h>
      <text:p text:style-name="First_20_paragraph"><text:span text:style-name="T1">En Khern : Kenellioen</text:span> + À partir du niveau 5, le Bhegelm se lie avec une corneille. Il doit s’agir d’un animal qui vit dans les contrées où réside le Bhegelm. Si la corneille devait disparaître pour une quelconque raison, une autre viendra la remplacer à la pleine lune suivante. Ce compagnon animal est utile à plusieurs égards. Il peut avertir de l’arrivée d’un intrus en croassant. La corneille peut partager sa chasse avec son maître. Elle peut fournir un rongeur, un écureuil, ou des baies et des fruits. + Enfin, elle peut transporter des petits objets ou des messages. L’animal ne s’éloigne jamais plus de 50 mètres par niveau du Bhegelm.</text:p>
      <text:h text:style-name="Heading_20_5" text:outline-level="5"><text:bookmark-start text:name="_forme_sauvage"/>Forme sauvage<text:bookmark-end text:name="_forme_sauvage"/></text:h>
      <text:p text:style-name="First_20_paragraph"><text:span text:style-name="T1">En Khern : Furm Gouez</text:span> + À partir du niveau 6,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Bhegelm détermine en quel animal vous pouvez vous connecter (voir le tableau des formes sauvages ci-après). Au niveau 6, par exemple, vous pouvez vous connecter à n’importe quel animal qui a un indice de dangerosité égal ou inférieur à 1/4 et qui n’a pas de vitesse de vol ou de nage.</text:p>
      <text:p text:style-name="Text_20_body">§§§ .table-container |Niveau|ID|Limitations|Exemple| |:-:|:-:|-:|-:| |6|1/4|Pas de vitesse de vol ou de nage|Loup| |7|1/2|Pas de vitesse de vol|Ours| |8|1|-|Aigle| §§§</text:p>
      <text:p text:style-name="Text_20_body">Cette connexion dure un nombre d’heures équivalent à la moitié de votre niveau de Bhegelm (arrondi à l’entier inférieur). Durant cette connexion, vous paraissez endormis. Vous bénéficiez des tous les sens de l’animal et vous le maîtrisez complètement. Vous pouvez vous connecter à un animal qui se trouve dans un rayon de 1km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h text:style-name="Heading_20_5" text:outline-level="5"><text:bookmark-start text:name="_monture_sacrée"/>Monture sacrée<text:bookmark-end text:name="_monture_sacrée"/></text:h>
      <text:p text:style-name="First_20_paragraph"><text:span text:style-name="T1">En Khern : Kezeg Helgae</text:span> + À partir du niveau 7,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au maximum de sa vitesse sans souffrir de la fatigue et n’a donc pas besoin de se reposer.</text:p>
      <text:h text:style-name="Heading_20_5" text:outline-level="5"><text:bookmark-start text:name="_traversée_des_terrains"/>Traversée des terrains<text:bookmark-end text:name="_traversée_des_terrains"/></text:h>
      <text:p text:style-name="First_20_paragraph"><text:span text:style-name="T1">En Khern : Enep Gwezenn</text:span> + À partir du niveau 7, traverser des terrains difficiles ne vous coûte pas de mouvement supplémentaire. Vous pouvez aussi traverser la végétation non magique sans qu’elle vous ralentisse ou vous inflige des dégâts si elle est dotée d’épines ou présente un quelconque risque de ce type.</text:p>
      <text:h text:style-name="Heading_20_5" text:outline-level="5"><text:bookmark-start text:name="_compagnon_animal_corneille_à_tête_blanche"/>Compagnon animal corneille à tête blanche<text:bookmark-end text:name="_compagnon_animal_corneille_à_tête_blanche"/></text:h>
      <text:p text:style-name="First_20_paragraph"><text:span text:style-name="T1">En Khern : Kenellioen</text:span> + À partir du niveau 8, le Bhegelm s’allie désormais avec une corneille à tête blanche. L’animal à une portée de 100 mètres par niveau.</text:p>
      <text:h text:style-name="Heading_20_5" text:outline-level="5"><text:bookmark-start text:name="_enfant_de_la_nature"/>Enfant de la nature<text:bookmark-end text:name="_enfant_de_la_nature"/></text:h>
      <text:p text:style-name="First_20_paragraph"><text:span text:style-name="T1">En Khern : Mab Gwirion</text:span> + Quand vous atteignez le niveau 10,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ar les élémentaires ou les fées, et vous êtes immunisé contre les poisons et les maladies.</text:p>
      <text:h text:style-name="Heading_20_5" text:outline-level="5"><text:bookmark-start text:name="_monture_sacrée_supérieure"/>Monture sacrée supérieure<text:bookmark-end text:name="_monture_sacrée_supérieure"/></text:h>
      <text:p text:style-name="First_20_paragraph"><text:span text:style-name="T1">En Khern : Kezeg Helgae</text:span> + À partir du niveau 7,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au maximum de sa vitesse sans souffrir de la fatigue et n’a donc pas besoin de se reposer.</text:p>
      <text:h text:style-name="Heading_20_5" text:outline-level="5"><text:bookmark-start text:name="_sanctuaire_de_la_nature"/>Sanctuaire de la nature<text:bookmark-end text:name="_sanctuaire_de_la_nature"/></text:h>
      <text:p text:style-name="First_20_paragraph"><text:span text:style-name="T1">En Khern : Santual Gwirion</text:span> + Quand vous atteignez le niveau 14, les créatures du monde naturel sentent votre connexion avec la nature et hésitent à vous attaquer. Quand un animal ou une plante vous attaque, cette créature doit faire un jet de sauvegarde de Sagesse contre votre DD de sauvegarde de sorts. Si la créature échoue, elle doit choisir une autre cible, sinon son attaque échoue automatiquement. Si elle réussit, la créature est immunisée à cet effet pendant 24 heures. + La créature est consciente de cet effet avant de vous attaquer.</text:p>
      <text:h text:style-name="Heading_20_5" text:outline-level="5"><text:bookmark-start text:name="_compagnon_animal_corneille_blanche"/>Compagnon animal corneille blanche<text:bookmark-end text:name="_compagnon_animal_corneille_blanche"/></text:h>
      <text:p text:style-name="First_20_paragraph"><text:span text:style-name="T1">En Khern : Kenellioen</text:span> + À partir du niveau 16, une corneille blanche vient au service du Bhegelm. Elle peut s’éloigner à 150 mètres par niveau. La corneille blanche voit le monde de l’invisible, les esprits et peut avertir le Bhegelm de leur présence.</text:p>
      <text:h text:style-name="Heading_20_5" text:outline-level="5"><text:bookmark-start text:name="_jeunesse_éternelle"/>Jeunesse éternelle<text:bookmark-end text:name="_jeunesse_éternelle"/></text:h>
      <text:p text:style-name="First_20_paragraph"><text:span text:style-name="T1">En Khern : Yaouann Badelezh</text:span> + À partir du niveau 17, la magie primitive que vous maniez vous permet de vieillir plus lentement. Pour chaque décennie qui passe, votre corps ne vieillit que d’un an.</text:p>
      <text:h text:style-name="Heading_20_5" text:outline-level="5"><text:bookmark-start text:name="_incantation_animale"/>Incantation animale<text:bookmark-end text:name="_incantation_animale"/></text:h>
      <text:p text:style-name="First_20_paragraph"><text:span text:style-name="T1">En Khern : Breou Ioen</text:span> + À partir du niveau 18,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monture_sacrée_parfaite"/>Monture sacrée parfaite<text:bookmark-end text:name="_monture_sacrée_parfaite"/></text:h>
      <text:p text:style-name="First_20_paragraph"><text:span text:style-name="T1">En Khern : Kezeg Helgae</text:span> + À partir du niveau 19, vous appelez un grand cerf blanc, qui outre le fait d’être majestueux se déplace à 2 fois la vitesse d’un cheval.</text:p>
      <text:h text:style-name="Heading_20_5" text:outline-level="5"><text:bookmark-start text:name="_archidruide"/>Archidruide<text:bookmark-end text:name="_archidruide"/></text:h>
      <text:p text:style-name="First_20_paragraph"><text:span text:style-name="T1">En Khern : Bras Drouiz</text:span> + Au niveau 20, vous pouvez utiliser votre forme sauvage autant de fois que vous le voulez. De plus, vous pouvez ignorer les composantes verbales et somatiques de vos sorts de druide ainsi que les composantes matérielles qui n’ont pas de coût et ne sont pas consommées par le sort. Ce bénéfice est valable à la fois sous votre forme normale et sous votre forme sauvage.</text:p>
      <text:h text:style-name="Heading_20_5" text:outline-level="5"><text:bookmark-start text:name="_véritable_bhegelm"/>Véritable Bhegelm<text:bookmark-end text:name="_véritable_bhegelm"/></text:h>
      <text:p text:style-name="First_20_paragraph"><text:span text:style-name="T1">En Khern : Bhegelm</text:span> Au niveau 20, le Bhegelm est accompli et augmente ses caractéristiques d’intelligence et de Sagesse de 2 points sans pouvoir dépasser 22. — title: Dall Dawnser — </text:p>
      <text:h text:style-name="Heading_20_3" text:outline-level="3"><text:bookmark-start text:name="_dall_dawnser"/>Dall Dawnser<text:bookmark-end text:name="_dall_dawnser"/></text:h>
      <text:h text:style-name="Heading_20_4" text:outline-level="4"><text:bookmark-start text:name="_évolution_du_dall_dawnser"/>Évolution du Dall Dawnser<text:bookmark-end text:name="_évolution_du_dall_dawnser"/></text:h>
      <text:p text:style-name="First_20_paragraph">§§§ .table-container |Niveau|Aptitudes| |:-:|:-:| |<text:span text:style-name="T1">3</text:span>|<text:a xlink:type="simple" xlink:href="#technique-de-combat" office:name=""><text:span text:style-name="Definition">Technique de combat</text:span></text:a>, <text:a xlink:type="simple" xlink:href="#force-d-'-ame" office:name=""><text:span text:style-name="Definition">Force d’âme</text:span></text:a>, <text:a xlink:type="simple" xlink:href="#deluge-de-frappe" office:name=""><text:span text:style-name="Definition">déluge de frappe</text:span></text:a>, <text:a xlink:type="simple" xlink:href="#défense-patiente" office:name=""><text:span text:style-name="Definition">défense patiente</text:span></text:a>, <text:a xlink:type="simple" xlink:href="#deplacement-aerien" office:name=""><text:span text:style-name="Definition">déplacement aérien</text:span></text:a>, <text:a xlink:type="simple" xlink:href="#deplacement-sans-armure" office:name=""><text:span text:style-name="Definition">déplacement sans armure</text:span></text:a> | |<text:span text:style-name="T1">4</text:span>|<text:a xlink:type="simple" xlink:href="#blocage-de-projectiles" office:name=""><text:span text:style-name="Definition">Blocage de projectiles</text:span></text:a>, <text:a xlink:type="simple" xlink:href="#griffe-du-prédateur" office:name=""><text:span text:style-name="Definition">Griffe du prédateur</text:span></text:a>, <text:a xlink:type="simple" xlink:href="#blocage" office:name=""><text:span text:style-name="Definition">Blocage</text:span></text:a>| |<text:span text:style-name="T1">5</text:span>|<text:a xlink:type="simple" xlink:href="#techniques-de-lutte" office:name=""><text:span text:style-name="Definition">Techniques de lutte</text:span></text:a>| |<text:span text:style-name="T1">6</text:span>|<text:a xlink:type="simple" xlink:href="#chute-ralentie" office:name=""><text:span text:style-name="Definition">Chute ralentie</text:span></text:a>| |<text:span text:style-name="T1">7</text:span>|<text:a xlink:type="simple" xlink:href="#attaque-supplementaire" office:name=""><text:span text:style-name="Definition">Attaque supplémentaire</text:span></text:a>| |<text:span text:style-name="T1">8</text:span>|<text:a xlink:type="simple" xlink:href="#frappe-etourdissante" office:name=""><text:span text:style-name="Definition">Frappe étourdissante</text:span></text:a>| |<text:span text:style-name="T1">9</text:span>|<text:a xlink:type="simple" xlink:href="#frappe-de-nerzhkalon" office:name=""><text:span text:style-name="Definition">Frappe de Nerzhkalon</text:span></text:a>| |<text:span text:style-name="T1">10</text:span>|<text:a xlink:type="simple" xlink:href="#morsure-empoisonnee" office:name=""><text:span text:style-name="Definition">Morsure empoisonnée</text:span></text:a>| |<text:span text:style-name="T1">11</text:span>|<text:a xlink:type="simple" xlink:href="#projection" office:name=""><text:span text:style-name="Definition">Projection</text:span></text:a>| |<text:span text:style-name="T1">12</text:span>|<text:a xlink:type="simple" xlink:href="#soins-physique" office:name=""><text:span text:style-name="Definition">soins physique</text:span></text:a>| |<text:span text:style-name="T1">13</text:span>|<text:a xlink:type="simple" xlink:href="#derobade" office:name=""><text:span text:style-name="Definition">Dérobade</text:span></text:a>, <text:a xlink:type="simple" xlink:href="#ame-tranquille" office:name=""><text:span text:style-name="Definition">âme tranquille</text:span></text:a>| |<text:span text:style-name="T1">14</text:span>|<text:a xlink:type="simple" xlink:href="#corps-clair" office:name=""><text:span text:style-name="Definition">Corps clair</text:span></text:a>| |<text:span text:style-name="T1">15</text:span>|<text:a xlink:type="simple" xlink:href="#vitesse" office:name=""><text:span text:style-name="Definition">Vitesse</text:span></text:a>| |<text:span text:style-name="T1">16</text:span>|<text:a xlink:type="simple" xlink:href="#absorber-les-coups" office:name=""><text:span text:style-name="Definition">Absorber les coups</text:span></text:a>| |<text:span text:style-name="T1">17</text:span>|<text:a xlink:type="simple" xlink:href="#ame-translucide" office:name=""><text:span text:style-name="Definition">Âme translucide</text:span></text:a>| |<text:span text:style-name="T1">18</text:span>|<text:a xlink:type="simple" xlink:href="#fureur" office:name=""><text:span text:style-name="Definition">Fureur</text:span></text:a>| |<text:span text:style-name="T1">19</text:span>|<text:a xlink:type="simple" xlink:href="#etreinte-mortelle" office:name=""><text:span text:style-name="Definition">étreinte mortelle</text:span></text:a>| |<text:span text:style-name="T1">20</text:span>|<text:a xlink:type="simple" xlink:href="#perfection" office:name=""><text:span text:style-name="Definition">Perfection</text:span></text:a>, <text:a xlink:type="simple" xlink:href="#veritable-dall-dawnser" office:name=""><text:span text:style-name="Definition">Véritable Dall Dawnser</text:span></text:a>| §§§</text:p>
      <text:h text:style-name="Heading_20_4" text:outline-level="4"><text:bookmark-start text:name="_aptitudes_darchétype_5"/>Aptitudes d’Archétype<text:bookmark-end text:name="_aptitudes_darchétype_5"/></text:h>
      <text:p text:style-name="First_20_paragraph">En tant que Dall Dawnser, vous bénéficiez des aptitudes d’Archétype suivantes.</text:p>
      <text:h text:style-name="Heading_20_5" text:outline-level="5"><text:bookmark-start text:name="_maîtrises_9"/>Maîtrises<text:bookmark-end text:name="_maîtrises_9"/></text:h>
      <text:p text:style-name="First_20_paragraph"><text:span text:style-name="T1">Armures</text:span> : aucune + <text:span text:style-name="T1">Armes</text:span> : armes courantes <text:span text:style-name="T1">Outils</text:span> : aucune <text:span text:style-name="T1">Jets de sauvegarde</text:span> : Dextérité, Sagesse + <text:span text:style-name="T1">Compétences</text:span> : choisissez trois compétences parmi Acrobaties, Athlétisme, Discrétion, Histoire, Perspicacité et Religion + <text:span text:style-name="T1">Conditions d’accessibilité</text:span>: Être de culture Khernaëe + <text:span text:style-name="T1">Points de Magie</text:span> : Le Dall Danwser est un Archétype mystique, de ce fait, il développe les points de Foi (PF) s’il emprunte la voie de la Magie.</text:p>
      <text:p text:style-name="Text_20_body">Le Danseur funeste ou semeur de morts est un guerrier solitaire qui est quelquefois accompagné d’un disciple. Maître dans l’art du combat à l’épée, si chère au guerrier khernaë, il base ses techniques de combat sur les esquives et la riposte, tout en prenant des postures d’animaux. Le Danseur funeste est craint en tant que duelliste, réputé pour sa capacité à affronter plusieurs adversaires simultanément. Le Danseur funeste est un voyageur qui se met au service d’une cause ou d’une personne pour un temps que lui seul définit. Il vit selon son code d’honneur et chacun de ses choix est une quête. Les Dall Dawnsers qui viennent de la Voie des Armes sont appelés Eoster , c’est à dire littéralement «le moissonneur». Les Dall Dawnsers qui viennent de la Voie de l’Ombre sont appelés Kutuilher, c’est à dire littéralement « Le cueilleurt » . Les Dall Dawnsers qui viennent de la Voie de la Magie sont appelés Foeltr, c’est à dire littéralement « foudre» .</text:p>
      <text:h text:style-name="Heading_20_5" text:outline-level="5"><text:bookmark-start text:name="_technique_de_combat"/>Technique de combat<text:bookmark-end text:name="_technique_de_combat"/></text:h>
      <text:p text:style-name="First_20_paragraph"><text:span text:style-name="T1">En Khern : Dall Hadur</text:span> + Dès le niveau 3, votre pratique des arts de combat Dall Hadur vous permet de maîtriser différents styles comme les épées courtes ou toutes les armes courantes qui n’ont pas la propriété à deux mains ou lourde. Le Dall Hadur est une technique de combat qui mélange l’usage des armes et des membres du Dall Dawnser, transformant tout son corps en arme. Mais le plus extraordinaire est que le Dall Dawnser apprends à se passer des armes. Certains Dall Dawnser étaient plus meurtriers que n’importe quel combattant simplement en utilsant leur main. + Les dégâts de combat à mains nues évoluent suivant le niveau de Dall Dawnser. §§§ .table-container |Niveau|Dégâts| |:-:|:-:| |<text:span text:style-name="T1">3</text:span>|1| |<text:span text:style-name="T1">5</text:span>|2| |<text:span text:style-name="T1">7</text:span>|3| |<text:span text:style-name="T1">10</text:span>|4| |<text:span text:style-name="T1">13</text:span>|5| |<text:span text:style-name="T1">16</text:span>|6| |<text:span text:style-name="T1">18</text:span>|7| |<text:span text:style-name="T1">20</text:span>|8| §§§ Tant que vous ne portez ni armure ni bouclier et que vous combattez avec ce type d’arme, vous obtenez les bénéfices suivants : •Vous pouvez utiliser votre Dextérité au lieu de votre Force pour vos jets d’attaque.</text:p>
      <text:h text:style-name="Heading_20_5" text:outline-level="5"><text:bookmark-start text:name="_force_dâme"/>Force d’âme<text:bookmark-end text:name="_force_dâme"/></text:h>
      <text:p text:style-name="First_20_paragraph"><text:span text:style-name="T1">En Khern : Nerzhkalon</text:span> + À partir du niveau 3, votre entraînement vous permet d’utiliser l’énergie mystique du Nerzhkalon (force intérieure ou force d’âme). Votre capacité à puiser dans cette énergie ce qui vous permet de puiser dans votre réserve de point de foi (PF) pour utiliser vos aptitudes de Dall Dawnser. Ces points vous permettent d’utiliser certaines aptitudes acquises lorsd de l’évolution de Dall Dawnser. Quand vous débutez, vous avez trois aptitudes de ce type : Glavtaol <text:a xlink:type="simple" xlink:href="#deluge-de-frappe" office:name=""><text:span text:style-name="Definition">déluge de frappe</text:span></text:a>, <text:a xlink:type="simple" xlink:href="#défense-patiente" office:name=""><text:span text:style-name="Definition">défense patiente</text:span></text:a> (Dival Teol) et <text:a xlink:type="simple" xlink:href="#deplacement-aerien" office:name=""><text:span text:style-name="Definition">déplacement aérien</text:span></text:a>(Finvalaer). Vous apprendrez de nouvelles aptitudes en gagnant des niveaux dans cet archétype. + Certaines de vos aptitudes permettent à votre cible de faire un jet de sauvegarde pour résister à leurs effets. Le DD du jet de sauvegarde est calculé ainsi : + <text:span text:style-name="T1">DD de sauvegarde contre le Nerzhkalon = 8 + votre bonus de maîtrise + votre modificateur de Sagesse</text:span>.</text:p>
      <text:h text:style-name="Heading_20_5" text:outline-level="5"><text:bookmark-start text:name="_déluge_de_frappe"/>Déluge de frappe<text:bookmark-end text:name="_déluge_de_frappe"/></text:h>
      <text:p text:style-name="First_20_paragraph"><text:span text:style-name="T1">En Khern : Glavtaol</text:span> + Immédiatement après avoir choisi l’action <text:a xlink:type="simple" xlink:href="/combattre/#attaquer" office:name=""><text:span text:style-name="Definition"><text:span text:style-name="T2">attaquer</text:span></text:span></text:a> lors de votre tour, vous pouvez dépenser 3 points de Foi et utiliser une action bonus pour porter une attaque supplémentaire.</text:p>
      <text:h text:style-name="Heading_20_5" text:outline-level="5"><text:bookmark-start text:name="_défense_patiente"/>Défense patiente<text:bookmark-end text:name="_défense_patiente"/></text:h>
      <text:p text:style-name="First_20_paragraph"><text:span text:style-name="T1">En Khern : Dival Teol</text:span> + Vous pouvez dépenser 3 points de Foi pour utiliser l’action <text:a xlink:type="simple" xlink:href="/combattre/#esquiver" office:name=""><text:span text:style-name="Definition"><text:span text:style-name="T2">esquiver</text:span></text:span></text:a> en action bonus lors de votre tour.</text:p>
      <text:h text:style-name="Heading_20_5" text:outline-level="5"><text:bookmark-start text:name="_déplacement_aérien"/>Déplacement aérien<text:bookmark-end text:name="_déplacement_aérien"/></text:h>
      <text:p text:style-name="First_20_paragraph"><text:span text:style-name="T1">En Khern : Finvalaer</text:span> + Vous pouvez dépenser 3 points de Foi pour utiliser l’action se <text:a xlink:type="simple" xlink:href="/combattre/#se-desengager" office:name=""><text:span text:style-name="Definition"><text:span text:style-name="T2">se désengager</text:span></text:span></text:a> ou se <text:a xlink:type="simple" xlink:href="/combattre/#se-precipiter" office:name=""><text:span text:style-name="Definition"><text:span text:style-name="T2">se précipiter</text:span></text:span></text:a> en action bonus lors de votre tour. En outre, votre distance de saut est doublée pendant ce tour.</text:p>
      <text:h text:style-name="Heading_20_5" text:outline-level="5"><text:bookmark-start text:name="_déplacement_sans_armure"/>Déplacement sans armure<text:bookmark-end text:name="_déplacement_sans_armure"/></text:h>
      <text:p text:style-name="First_20_paragraph"><text:span text:style-name="T1">En Khern : Finval San Harnez</text:span> + À partir du niveau 3, votre vitesse augmente de 3 mètres tant que vous ne portez pas d’armure ni de bouclier. Ce bonus s’accroît 3 mètres au niveau 12 et de 3 mètres supplémentaires au niveau 17. Au niveau 9, vous gagnez la capacité de vous déplacer sans chuter sur des surfaces verticales pendant votre tour, tant que vous finissez votre mouvement sur une surface plane et solide.</text:p>
      <text:h text:style-name="Heading_20_5" text:outline-level="5"><text:bookmark-start text:name="_blocage_de_projectiles"/>Blocage de projectiles<text:bookmark-end text:name="_blocage_de_projectiles"/></text:h>
      <text:p text:style-name="First_20_paragraph"><text:span text:style-name="T1">En Khern : Gwashkanban</text:span> + À partir du niveau 4, vous pouvez utiliser votre réaction pour parer ou attraper un projectile quand vous êtes touché par une attaque venant d’une arme à distance. Quand vous utilisez cette aptitude, les dégâts que vous subissez sont réduits de 2d6 + votre modificateur de Dextérité + votre niveau de Dall Dawnser. + Si les dégâts que vous subissez sont totalement annulés, vous pouvez attraper le projectile si vous avez une main de libre et qu’il est assez petit pour que vous puissiez le tenir dans une main. Si vous réussissez à attraper un projectile de cette manière, vous pouvez dépenser 3 points pour faire, toujours dans la même réaction, une attaque à distance avec l’arme ou la munition que vous venez d’attraper. Cette attaque est considérée comme maîtrisée, peu importe quelles armes vous maîtrisez ou non, et le projectile est considéré comme une arme de Dall Dawnser pour cette attaque, avec une portée normale de 6 mètres et une portée longue de 18 mètres.</text:p>
      <text:h text:style-name="Heading_20_5" text:outline-level="5"><text:bookmark-start text:name="_griffe_du_prédateur"/>Griffe du prédateur<text:bookmark-end text:name="_griffe_du_prédateur"/></text:h>
      <text:p text:style-name="First_20_paragraph"><text:span text:style-name="T1">En Khern : Skilfpreizher</text:span> + Vous faites l’acquisition de cette technique au niveau 4. La skilfpreizher vous permet d’infliger des dégâts tranchants pour vos dégâts bonus au lieu de contondants lorsque vous faites une attaque si vous le souhaitez. De plus, en dépensant 3 points de Foi, vous obtenez automatiquement le résultat maximum sur votre d6 bonus de dégâts. Si vous dépensez 6 points, vous obtenez le maximum de dégâts sur vos dégâts bonus à mains nues lors de votre tour entier.</text:p>
      <text:h text:style-name="Heading_20_5" text:outline-level="5"><text:bookmark-start text:name="_blocage"/>Blocage<text:bookmark-end text:name="_blocage"/></text:h>
      <text:p text:style-name="First_20_paragraph"><text:span text:style-name="T1">En Khern : Gwashkan</text:span> + Également à partir du niveau 4, la technique du Gwashkan vous permet, en dépensant votre réaction et 3 points de Foi, d’ajouter 1d6 à votre VD jusqu’à votre prochain tour.</text:p>
      <text:h text:style-name="Heading_20_5" text:outline-level="5"><text:bookmark-start text:name="_techniques_de_lutte"/>Techniques de lutte<text:bookmark-end text:name="_techniques_de_lutte"/></text:h>
      <text:p text:style-name="First_20_paragraph"><text:span text:style-name="T1">En Khern : Tekgouren</text:span> + Au niveau 5, vous apprenez à maîtriser toutes les techniques de saisie, de projection et d’immobilisation. À chaque fois que vous réussissez une empoignade, votre cible subit l’état <text:a xlink:type="simple" xlink:href="/gerer-la-sante-du-personnage/#entrave" office:name=""><text:span text:style-name="Definition"><text:span text:style-name="T2">entravé</text:span></text:span></text:a> au lieu d’être simplement <text:a xlink:type="simple" xlink:href="/gerer-la-sante-du-personnage/#empoigne" office:name=""><text:span text:style-name="Definition"><text:span text:style-name="T2">empoigné</text:span></text:span></text:a>. De plus, lorsque vous réussissez un test d’empoignade ou de bousculade, vous pouvez dépenser 2 points de Foi pour lui porter une attaque à mains nues. + La taille de votre adversaire n’est plus un obstacle lorsque vous réalisez une empoignade ou que vous tentez de le bousculer, car vous retournez sa propre force contre lui-même. Vous pouvez réussir une empoignade contre un adversaire jusqu’à deux tailles au-dessus de la vôtre et bousculer un adversaire jusqu’à trois tailles au-dessus de la votre. Enfin, vous bénéficiez d’un <text:a xlink:type="simple" xlink:href="/utiliser-les-caracteristiques/#avantage-et-desavantage" office:name=""><text:span text:style-name="Definition"><text:span text:style-name="T2">avantage</text:span></text:span></text:a> à tous vos tests pour résister aux empoignades et aux bousculades.</text:p>
      <text:h text:style-name="Heading_20_5" text:outline-level="5"><text:bookmark-start text:name="_chute_ralentie"/>Chute ralentie<text:bookmark-end text:name="_chute_ralentie"/></text:h>
      <text:p text:style-name="First_20_paragraph"><text:span text:style-name="T1">En Khern : Lammarouar</text:span> + À partir du niveau 6, quand vous êtes en train de chuter, vous pouvez utiliser votre réaction afin de réduire les dégâts de chute que vous subissez d’un montant égal à trois fois votre niveau de Dall Dawnser.</text:p>
      <text:h text:style-name="Heading_20_5" text:outline-level="5"><text:bookmark-start text:name="_attaque_supplémentaire_2"/>Attaque supplémentaire<text:bookmark-end text:name="_attaque_supplémentaire_2"/></text:h>
      <text:p text:style-name="First_20_paragraph"><text:span text:style-name="T1">En Khern : Argad Adh</text:span> + À partir du niveau 7, vous pouvez attaquer deux fois au lieu d’une à chaque fois que vous choisissez l’action <text:a xlink:type="simple" xlink:href="/combattre/#attaquer" office:name=""><text:span text:style-name="Definition"><text:span text:style-name="T2">attaquer</text:span></text:span></text:a> lors de votre tour. Si le Dall Dawnser vient de la voie des armes, il possèdera déjà ces attaques supplémentaires, en compensation, il ajoute +2 aux dégâts.</text:p>
      <text:h text:style-name="Heading_20_5" text:outline-level="5"><text:bookmark-start text:name="_frappe_étourdissante"/>Frappe étourdissante<text:bookmark-end text:name="_frappe_étourdissante"/></text:h>
      <text:p text:style-name="First_20_paragraph"><text:span text:style-name="T1">En Khern : Taolskanv</text:span> + À partir du niveau 8, vous pouvez interférer avec le flux du Nerzhkalon d’un de vos adversaires. Quand vous frappez une autre créature avec une arme de Dall Dawnser , vous pouvez dépenser 2 points pour tenter de réaliser une frappe étourdissante. La cible doit réussir un jet de sauvegarde de Constitution ou elle sera <text:a xlink:type="simple" xlink:href="/gerer-la-sante-du-personnage/#etourdi" office:name=""><text:span text:style-name="Definition"><text:span text:style-name="T2">étourdie</text:span></text:span></text:a> jusqu’à la fin de votre prochain tour.</text:p>
      <text:h text:style-name="Heading_20_5" text:outline-level="5"><text:bookmark-start text:name="_frappe_de_nerzhkalon"/>Frappe de Nerzhkalon<text:bookmark-end text:name="_frappe_de_nerzhkalon"/></text:h>
      <text:p text:style-name="First_20_paragraph"><text:span text:style-name="T1">En Khern : Taolnerzhkalon</text:span> + À partir du niveau 9, vos frappes sont considérées comme des attaques magiques quand vous êtes confronté à des résistances ou des immunités aux attaques et aux dégâts non magiques.</text:p>
      <text:h text:style-name="Heading_20_5" text:outline-level="5"><text:bookmark-start text:name="_morsure_empoisonnée"/>Morsure empoisonnée<text:bookmark-end text:name="_morsure_empoisonnée"/></text:h>
      <text:p text:style-name="First_20_paragraph"><text:span text:style-name="T1">En Khern : Dantapoezon</text:span> + Au niveau 10, vous apprenez la technique de la morsure du serpent. Elle vous permet d’infliger des dégâts perforants au lieu de contondants lorsque vous faites vos dégâts bonus si vous le souhaitez. De plus, en dépensant 2 points sur une attaque à mains nues , vous obligez votre cible à faire un jet de sauvegarde de Dextérité. En cas d’échec, elle est <text:a xlink:type="simple" xlink:href="/gerer-la-sante-du-personnage/#aveugle" office:name=""><text:span text:style-name="Definition"><text:span text:style-name="T2">aveuglée</text:span></text:span></text:a> jusqu’à la fin de son prochain tour. Cet effet ne peut être obtenu que lors d’une attaque sur une créature disposant de récepteurs sensoriels externes liés à la vue.</text:p>
      <text:h text:style-name="Heading_20_5" text:outline-level="5"><text:bookmark-start text:name="_projection"/>Projection<text:bookmark-end text:name="_projection"/></text:h>
      <text:p text:style-name="First_20_paragraph"><text:span text:style-name="T1">En Khern : Bannad</text:span> + Au niveau 11, vous apprenez des techniques de projection vous permettant de retourner sa propre force contre votre adversaire. Lorsqu’une créature vous attaque au corps-à-corps et vous rate, vous pouvez dépenser 2 points et votre réaction afin de l’obliger à effectuer un jet de sauvegarde de Dextérité. Si la valeur de Force de l’adversaire est supérieure à la vôtre, elle subit un <text:a xlink:type="simple" xlink:href="/utiliser-les-caracteristiques/#avantage-et-desavantage" office:name=""><text:span text:style-name="Definition"><text:span text:style-name="T2">désavantage</text:span></text:span></text:a>. En cas d’échec, la créature se retrouve <text:a xlink:type="simple" xlink:href="/gerer-la-sante-du-personnage/#a-terre" office:name=""><text:span text:style-name="Definition"><text:span text:style-name="T2">à terre</text:span></text:span></text:a> et vous pouvez en profiter pour lui porter une à mains nues.</text:p>
      <text:h text:style-name="Heading_20_5" text:outline-level="5"><text:bookmark-start text:name="_soins_physique"/>soins physique<text:bookmark-end text:name="_soins_physique"/></text:h>
      <text:p text:style-name="First_20_paragraph"><text:span text:style-name="T1">En Khern : Emellkorf</text:span> + Au niveau 12, vous gagnez la capacité de vous soigner seul. En utilisant une action, vous pouvez regagner un nombre de points d’action égal à trois fois votre niveau de Dall Dawnser. Vous devez finir un <text:a xlink:type="simple" xlink:href="/gerer-la-sante-du-personnage/#repos-long" office:name=""><text:span text:style-name="Definition"><text:span text:style-name="T2">repos long</text:span></text:span></text:a> avant de pouvoir utiliser cette aptitude de nouveau.</text:p>
      <text:h text:style-name="Heading_20_5" text:outline-level="5"><text:bookmark-start text:name="_dérobade_2"/>Dérobade<text:bookmark-end text:name="_dérobade_2"/></text:h>
      <text:p text:style-name="First_20_paragraph"><text:span text:style-name="T1">En Khern : Tech’hout</text:span> + Au niveau 13, votre agilité vous permet d’éviter instinctivement certaines zones d’effets. Si vous subissez un effet qui vous permet de faire un jet de sauvegarde de Dextérité pour ne subir que la moitié des dégâts en cas de succès, vous subissez à la place la moitié des dégâts sur un échec et aucun dégât sur un succès.</text:p>
      <text:h text:style-name="Heading_20_5" text:outline-level="5"><text:bookmark-start text:name="_âme_tranquille"/>Âme tranquille<text:bookmark-end text:name="_âme_tranquille"/></text:h>
      <text:p text:style-name="First_20_paragraph"><text:span text:style-name="T1">En Khern : Sioulkallon</text:span> + À partir du niveau 13, vous pouvez utiliser votre action pour mettre fin à un effet qui vous affecte et qui cause l’éta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text:p>
      <text:h text:style-name="Heading_20_5" text:outline-level="5"><text:bookmark-start text:name="_corps_clair"/>Corps clair<text:bookmark-end text:name="_corps_clair"/></text:h>
      <text:p text:style-name="First_20_paragraph"><text:span text:style-name="T1">En Khern : Korfsklaer</text:span> + Au niveau 14, la maîtrise du Nerzhkalon qui vous anime vous rend immunisé aux maladies et aux poisons.</text:p>
      <text:h text:style-name="Heading_20_5" text:outline-level="5"><text:bookmark-start text:name="_vitesse_2"/>Vitesse<text:bookmark-end text:name="_vitesse_2"/></text:h>
      <text:p text:style-name="First_20_paragraph"><text:span text:style-name="T1">En Khern : Tizh</text:span> + À partir du niveau 15, vous pouvez utiliser votre réaction et ajouter 1d6 par point de foi utilisé au résultat d’un jet de sauvegarde de Dextérité ou au résultat de n’importe quel test de Dextérité. L’investissement maximum et simultané des points de Foi est égal au bonus de sagesse (SAG).</text:p>
      <text:h text:style-name="Heading_20_5" text:outline-level="5"><text:bookmark-start text:name="_absorber_les_coups"/>Absorber les coups<text:bookmark-end text:name="_absorber_les_coups"/></text:h>
      <text:p text:style-name="First_20_paragraph"><text:span text:style-name="T1">En Khern : Lugantaol</text:span> + Lorsque vous atteignez le niveau 16, vous avez endurci votre corps et appris à absorber l’énergie des coups, vous devenez résistant aux dégâts contondants. De plus, chaque blessure reçue renforce votre détermination. Une fois par round, lorsqu’une attaque portée par un adversaire vous fait perdre au moins 5 points d’action, vous récupérez 2 point de Foi.</text:p>
      <text:h text:style-name="Heading_20_5" text:outline-level="5"><text:bookmark-start text:name="_âme_translucide"/>Âme translucide<text:bookmark-end text:name="_âme_translucide"/></text:h>
      <text:p text:style-name="First_20_paragraph"><text:span text:style-name="T1">En Khern : Damsklaer Kallon</text:span> + À partir du niveau 17, votre contrôle du Nerzhkalon vous permet de maîtriser tous les jets de sauvegarde. De plus, quand vous faites un jet de sauvegarde et échouez, vous pouvez dépenser 5 points de Foi pour le retenter et conserver le deuxième résultat.</text:p>
      <text:h text:style-name="Heading_20_5" text:outline-level="5"><text:bookmark-start text:name="_fureur"/>Fureur<text:bookmark-end text:name="_fureur"/></text:h>
      <text:p text:style-name="First_20_paragraph"><text:span text:style-name="T1">En Khern : Fhultard</text:span> + Lorsque vous atteignez le niveau 18, en dépensant 8 points de Foi, vous pouvez utiliser votre action pour porter une attaque contre chaque adversaire autour de vous dans un rayon de 4,50 mètres. Chaque créature de taille moyenne ou inférieure que vous blessez par cette attaque doit réussir un jet de sauvegarde de Force (DD = 8 + votre modificateur de Dextérité + votre bonus de maîtrise) ou se retrouver <text:a xlink:type="simple" xlink:href="/gerer-la-sante-du-personnage/#a-terre" office:name=""><text:span text:style-name="Definition"><text:span text:style-name="T2">à terre</text:span></text:span></text:a>.</text:p>
      <text:h text:style-name="Heading_20_5" text:outline-level="5"><text:bookmark-start text:name="_étreinte_mortelle"/>étreinte mortelle<text:bookmark-end text:name="_étreinte_mortelle"/></text:h>
      <text:p text:style-name="First_20_paragraph"><text:span text:style-name="T1">En Khern : Preder Marv</text:span> + À partir du niveau 19, vous maîtrisez des clés, des techniques d’étranglement ou de points de pression sur des nerfs qui vous permettent de plonger vos adversaires dans l’inconscience. Lorsque vous réussissez une empoignade, vous pouvez dépenser 6 points de Foi pour obliger votre adversaire à faire un jet de sauvegarde de Constitution (DD = 8 + votre modificateur de Dextérité + votre bonus de maîtrise). En cas d’échec, il devient inconscient pour 1d6 tours + votre modificateur de Sagesse.</text:p>
      <text:h text:style-name="Heading_20_5" text:outline-level="5"><text:bookmark-start text:name="_perfection"/>Perfection<text:bookmark-end text:name="_perfection"/></text:h>
      <text:p text:style-name="First_20_paragraph"><text:span text:style-name="T1">En Khern : Argad Adh</text:span> + Au niveau 20, si vous lancez votre dé d’initiative et que vous n’avez plus de points de Foi en réserve, vous regagnez automatiquement 2d6 points de Foi.</text:p>
      <text:h text:style-name="Heading_20_5" text:outline-level="5"><text:bookmark-start text:name="_véritable_dall_dawnser"/>Véritable Dall Dawnser<text:bookmark-end text:name="_véritable_dall_dawnser"/></text:h>
      <text:p text:style-name="First_20_paragraph"><text:span text:style-name="T1">En Khern : Dall Dawnser</text:span> + Au niveau 20, le Dall Dawnser est accompli et augmente ses caractéristiques de dextérité et de Sagesse de 2 points sans pouvoir dépasser 22. — title: Drodan — </text:p>
      <text:h text:style-name="Heading_20_3" text:outline-level="3"><text:bookmark-start text:name="_drodan"/>Drodan<text:bookmark-end text:name="_drodan"/></text:h>
      <text:h text:style-name="Heading_20_4" text:outline-level="4"><text:bookmark-start text:name="_évolution_du_drodan"/>Évolution du Drodan<text:bookmark-end text:name="_évolution_du_drodan"/></text:h>
      <text:p text:style-name="First_20_paragraph">§§§ .table-container |Niveau|Aptitudes| |:-:|:-:| |<text:span text:style-name="T1">3</text:span>|<text:a xlink:type="simple" xlink:href="#langue-sacree" office:name=""><text:span text:style-name="Definition">Langue sacrée</text:span></text:a>, <text:a xlink:type="simple" xlink:href="#vigueur-du-printemps" office:name=""><text:span text:style-name="Definition">Vigueur du printemps</text:span></text:a>, <text:a xlink:type="simple" xlink:href="#forme-sauvage" office:name=""><text:span text:style-name="Definition">Forme sauvage</text:span></text:a>| |<text:span text:style-name="T1">4</text:span>|<text:a xlink:type="simple" xlink:href="#compagnon-anima-faucon" office:name=""><text:span text:style-name="Definition">Compagnon animal faucon</text:span></text:a>| |<text:span text:style-name="T1">6</text:span>|<text:a xlink:type="simple" xlink:href="#migration-d-ete" office:name=""><text:span text:style-name="Definition">Migration d’été</text:span></text:a>| |<text:span text:style-name="T1">10</text:span>|<text:a xlink:type="simple" xlink:href="#refuge-d-automne" office:name=""><text:span text:style-name="Definition">Refuge d’automne</text:span></text:a>| |<text:span text:style-name="T1">12</text:span>|<text:a xlink:type="simple" xlink:href="#compagnon-anima-buse" office:name=""><text:span text:style-name="Definition">Compagnon animal buse</text:span></text:a>| |<text:span text:style-name="T1">14</text:span>|<text:a xlink:type="simple" xlink:href="#predateur-de-l-hiver" office:name=""><text:span text:style-name="Definition">Prédateur de l’hiver</text:span></text:a>| |<text:span text:style-name="T1">18</text:span>|<text:a xlink:type="simple" xlink:href="#jeunesse-eternelle" office:name=""><text:span text:style-name="Definition">Jeunesse éternelle</text:span></text:a>, <text:a xlink:type="simple" xlink:href="#incantation-animale" office:name=""><text:span text:style-name="Definition">Incantation animale)</text:span></text:a>| |<text:span text:style-name="T1">19</text:span>|<text:a xlink:type="simple" xlink:href="#compagnon-animal-aigle" office:name=""><text:span text:style-name="Definition">Compagnon animal Aigle)</text:span></text:a>| |<text:span text:style-name="T1">20</text:span>|<text:a xlink:type="simple" xlink:href="#archidruide" office:name=""><text:span text:style-name="Definition">Archidruide</text:span></text:a>, <text:a xlink:type="simple" xlink:href="#veritable-drodan" office:name=""><text:span text:style-name="Definition">Véritable Drodan</text:span></text:a>|</text:p>
      <text:p text:style-name="Text_20_body">§§§</text:p>
      <text:h text:style-name="Heading_20_4" text:outline-level="4"><text:bookmark-start text:name="_aptitudes_darchétype_6"/>Aptitudes d’Archétype<text:bookmark-end text:name="_aptitudes_darchétype_6"/></text:h>
      <text:p text:style-name="First_20_paragraph">En tant que Drodan, vous bénéficiez des aptitudes d’Archétype suivantes.</text:p>
      <text:h text:style-name="Heading_20_5" text:outline-level="5"><text:bookmark-start text:name="_maîtrises_10"/>Maîtrises<text:bookmark-end text:name="_maîtrises_10"/></text:h>
      <text:p text:style-name="First_20_paragraph"><text:span text:style-name="T1">Armures</text:span> : armures légères, armures intermédiaires, boucliers (les drodans n’utilisent pas d’armure ou de bouclier faits en métal) + <text:span text:style-name="T1">Armes</text:span> : gourdins, dagues, fléchettes, javelines, massues, bâtons, cimeterres, serpes, frondes, lances + <text:span text:style-name="T1">Outils</text:span> : matériel d’herboriste + <text:span text:style-name="T1">Jets de sauvegarde</text:span> : Intelligence, Sagesse + <text:span text:style-name="T1">Compétences</text:span> : choisissez deux compétences parmi les suivantes : Arcanes, Dressage, Médecine, Nature, Perception, Perspicacité, Religion et Survie + <text:span text:style-name="T1">Conditions d’accessibilité</text:span>: Être de culture Meldète + <text:span text:style-name="T1">Points de Magie</text:span> : Le Drodan fait partie des prêtres, de ce fait, il développe les points de Foi (PF).</text:p>
      <text:p text:style-name="Text_20_body">La caste des drodanos regroupe les sages du peuple meldète. Cette caste est la seule où un membre d’une autre caste peut rentrer facilement, à condition d’en être jugé digne par les anciens. Les tatouages de la caste d’origine seront alors tous recouverts par le motif traditionnel des drodanos : la ronce. Seuls les hommes sont admis dans cette caste, et ils n’ont pas le droit d’avoir des enfants (ce sont les Genos qui ont imposé cette loi il y a longtemps, pour éviter que cette caste déjà puissante devienne elle aussi héréditaire et leur fasse concurrence). Si un drodan « faute » avec une femme, l’enfant sera considéré sans père et pourra être banni par le clan si la mère ne veut pas l’intégrer dans sa caste. Il existe quatre rangs dans la caste des drodanos :</text:p>
      <text:p text:style-name="Text_20_body"><text:span text:style-name="T1">Ebol</text:span> : le nouveau venu dans la caste. Souvent des enfants offerts par de riches parents pour qu’ils deviennent des sages respectés, il arrive que des adultes se donnent aussi en échange de tous leurs biens. Les ebolos n’ont aucun droit dans la caste, ils doivent garder le silence sauf quand on leur pose une question et doivent une obéissance totale aux anciens. Le motif de la ronce leur est tracé sur le front, en couronne, et si l’ebol avait déjà des tatouages ceux-ci seront aussi recouverts du motif de la ronce. Si un ebol est trop bête ou incompétent il restera ebol toute sa vie, ce qui équivaut à un statut d’esclave au sein de sa caste…​</text:p>
      <text:p text:style-name="Text_20_body"><text:span text:style-name="T1">Noves</text:span> : Apprenti Drodan. Après de longues années d’études à apprendre à lire et à écrire les Galias (l’alphabet secret des meldètes), à maîtriser les secrets de la magie et à connaître par cœur les lois tribales, un jeune ebol pourra être choisi par un maître (un rédès ou un ladan) pour devenir son apprenti. Il le suivra dans tous ses déplacements et devra perfectionner ses connaissances. Parfois le maître lui demandera son avis dans les jugements, pour voir si son sens de la justice évolue dans le bon sens. Lors de son acceptation dans le rang de noves, le jeune reçoit le tatouage de la ronce sur ses avant bras. Cela correspond à un personnage niveau 1 avant son entrée dans l’Archétype de Drodan.</text:p>
      <text:p text:style-name="Text_20_body"><text:span text:style-name="T1">Rédès</text:span> : Initié de la caste drodan. Au bout d’une dizaine d’années d’apprentissage comme noves, le drodan reçoit son « gobal » (le couteau de pierre sacré), la tunique blanche (qui sera dorénavant son seul vêtement) et le bâton de chêne. Le tatouage de la ronce est tracé sur son torse, du nombril jusqu’à la gorge. Le rédès démarre sa carrière comme itinérant : il voyage de village en village, de ferme isolée en poste de garde, pour rendre la justice, pratiquer les rites funéraires ou la magie…​ Le port de la barbe est obligatoire chez les rédèssos, et cela les rend facilement identifiables avec leur tunique et leur bâton. Quand quelques années se sont écoulées et qu’un rédès établi dans un village vient à décéder, le conseil des anciens désigne un rédès itinérant pour s’établir et prendre sa place. Il cesse alors ses voyages et se consacre exclusivement à sa communauté. Cela correspond à un personnage niveau 3 lors du choix l’Archétype de Drodan.</text:p>
      <text:p text:style-name="Text_20_body"><text:span text:style-name="T1">Ladan</text:span> : Maître dans la caste des drodanos. Quand leur barbe blanchit sous le poids de l’âge et des responsabilités, les rédès sont convoqués par le conseil des anciens. On les interroge longuement, on leur présente des cas compliqués qu’ils doivent juger, on leur demande des actes de magie compliqués…​ Si les anciens sont satisfaits le rédès est alors reçu au rang le plus élevé de sa caste et devient un ladan. Le tatouage de la ronce est alors tracé sur son dos, du sacrum au sommet de sa nuque, puis divisé en deux jusqu’aux tempes. Le ladan reprend alors son ancienne vie, mais il est amené régulièrement à siéger dans un conseil des anciens. Un Rédès est un Drodan d’au minimum niveau 10. Dans la société meldète, le culte est très unifié grâce à l’omniprésence des drodanos dans la pratique religieuse. Leurs mythes fondateurs sont donc présents d’un bout à l’autre du continent, et seule la prononciation des noms peut varier. La vie meldète est rythmée par les fêtes religieuses qui se déroulent toute l’année. Chaque mois est placé sous le patronage d’un dieu à tête d’animal. Le mois débute au troisième jour de la nouvelle lune, et se termine au second jour de la nouvelle lune. Lors de la pleine lune, le dieu ou la déesse du mois en cours est honoré par des libations et le sacrifice d’un animal dédié au dieu : le sanglier pour Melo, une chouette ou un hibou pour Bath…​</text:p>
      <text:p text:style-name="Text_20_body"><text:span text:style-name="T1">Les quatre solstices sont l’occasion de fêtes dédiées au grands dieux </text:span><text:span text:style-name="T1">: +</text:span><text:span text:style-name="T1"> Le solstice d’hiver est dédié à Teutès</text:span>, qui incarne aussi la mort et le renouveau dans le sang. Un ennemi de renom est sacrifié devant toute la tribu (celui qui l’a capturé est grandement honoré), il est égorgé sur une pierre sacrée devant le tumulus de la tribu pour rejoindre les rangs des esclaves morts qui servent les ancêtres dans l’au-delà. Les feux sont tous éteints dans le village et le froid mordant de l’hiver s’infiltre partout. Les drodanos doivent rallumer le feu de l’année en frottant deux morceaux de bois l’un sur l’autre, sans pouvoir utiliser de métal ou d’artifices. Ce travail épuisant demande plusieurs heures d’efforts et les drodanos se font souvent aider par des hommes forts. Quand le feu prend enfin, chacun vient y allumer des torches et retourne à son domicile pour rallumer le foyer. Un grand banquet est ensuite donné dans la maison du chef.</text:p>
      <text:p text:style-name="Text_20_body"><text:span text:style-name="T1">Le solstice de printemps est dédié à Màthir</text:span>, maîtresse de la floraison et de la germination. Les restes de fourrage et de fruits séchés sont triés, et tout ce qui est moisi est cérémonieusement enterré devant les drodanos pour renaître à la belle saison. Des gâteaux sont cuisinés par les jeunes filles à marier, et la plus vieille femme du village vient dissimuler des fèves sèches dans chacun d’entre- eux. Les gâteaux sont ensuite partagés par toute la communauté et si c’est un jeune homme qui obtient la fève, la jeune fille qui a cuisiné le gâteau aura un fils comme premier enfant.</text:p>
      <text:p text:style-name="Text_20_body"><text:span text:style-name="T1">Le solstice d’été est dédié au puissant Lluched</text:span>, maître du soleil rayonnant. Chaque homme du village en age de se battre (à partir de 12/13 ans) s’entaille le pouce et fait couler son sang sur la pierre sacrificielle du village. Les drodanos leur servent ensuite un mélange de cidre fort et de plantes magiques qui leur donnent des visions. Les hommes tombent en transe et bavent abondamment, ils marmonnent et hurlent des paroles incompréhensibles que les drodanos étudient ensuite pour faire des prophéties.</text:p>
      <text:p text:style-name="Text_20_body"><text:span text:style-name="T1">Le solstice d’automne est dédié à Briach</text:span>, l’artificieux maître des secrets. Les forgerons de la région et les bardes se réunissent lors d’une grande fête à la cour du roi. Le peuple est réuni, et rares sont ceux qui ratent cette fête car un immense banquet est offert par le roi ! Durant plusieurs jours les forgerons présentent leurs chef-d’œuvre l’après midi et les bardes se défient dans des tournois de chants, de musique et de poésie. D’autres concours secondaires sont organisés : concours de cuisine ou de pâtisserie, de jonglerie, de course, de lutte…​ Le dernier jour, juste avant le banquet du roi et la remise des prix, un grand tournoi est organisé entre les guerriers désireux de montrer leur talent pour être recrutés par un seigneur ou simplement reconnus. Le tournoi est une suite de combats en trois catégories : à pied, à cheval et en mêlée. Même si les armes ne sont pas affûtées les blessures sont courantes et il y a régulièrement des morts…​ Le roi remet enfin les récompenses : une harpe d’or au gagnant du concours des bardes, un marteau d’or au meilleur forgeron, une épée d’or au meilleur guerrier et une couronne de feuilles de chêne à celui de ses vassaux qui s’est montré le plus loyal durant l’année. + Pour respecter le décalage entre l’année lunaire et l’année solaire, on rajoute un jour à l’année une année sur deux. Ce jour est dédié à Letha, et il est célébré juste avant le solstice de printemps. Dans les temps plus anciens, des ennemis étaient sacrifiés en étant brûlés vifs dans de grandes statues de paille auxquelles les drodanos mettent le feu. Tant que les sacrifiés hurlaient encore il était interdit de parler, de boire, de manger ou d’avoir des rapports sexuels (cela pouvait durer plusieurs heures car les drodanos dissimulent de la paille humide au milieu des fagots pour prolonger la cérémonie…​) Aujourd’hui, ces sacrifices sont simulées et des volontaires vont se cacher dans les fumées et hurlent. Lorsqu’ils n’ont plus de voix, ils sont considérés symboliquement mort. Alors un repas composé de pain, de lait frais, de fromages et d’œufs est ensuite servi et les libations sont puisées dans un grand bassin d’argent qui n’est utilisé que ce jour là. Les fêtes se prolongent tard dans la nuit et prennent parfois des allures orgiaques. + Les Drodanos de la voie des Armes sont appelés Gwallgof’diathan, littéralement «le fou des dieux». Les Drodanos de la voie de l’Ombre sont appelés Fel’diathan, littéralement «l’aimé des dieux». Les Drodanos de la voie de la Magie sont appelés Fhèarr’diathan, littéralement « le préféré des dieux ».</text:p>
      <text:h text:style-name="Heading_20_5" text:outline-level="5"><text:bookmark-start text:name="_langue_sacrée_2"/>Langue sacrée<text:bookmark-end text:name="_langue_sacrée_2"/></text:h>
      <text:p text:style-name="First_20_paragraph"><text:span text:style-name="T1">En Meldète : Drodan</text:span> + Vous connaissez le Drodan, la langue secrète des Drodanos. Vous pouvez parler cette langue et l’utiliser pour laisser des messages cachés. Vous, ainsi que toutes les autres personnes qui parlent le druidique, repérez immédiatement de tels messages. D’autres personnes peuvent aussi repérer la présence d’un message en réussissant un test de Sagesse (Perception) DD 15, mais elles doivent faire appel à la magie si elles veulent le déchiffrer. L’écriture est le Drods et les Oghens de Briach.</text:p>
      <text:h text:style-name="Heading_20_5" text:outline-level="5"><text:bookmark-start text:name="_vigueur_du_printemps"/>Vigueur du printemps<text:bookmark-end text:name="_vigueur_du_printemps"/></text:h>
      <text:p text:style-name="First_20_paragraph"><text:span text:style-name="T1">En Meldète : Gwylgwanwyn</text:span> + Au niveau 3, lorsque vous choisissez ce cercle, la vitalité et la jeunesse du printemps parcourent vos veines. Lorsque vous terminez un <text:a xlink:type="simple" xlink:href="/gerer-la-sante-du-personnage/#repos-long" office:name=""><text:span text:style-name="Definition"><text:span text:style-name="T2">repos long</text:span></text:span></text:a>, vous réduisez votre niveau d’épuisement de deux niveaux au lieu d’un seul. De plus, lorsque vous utilisez votre aptitude de forme sauvage, vous gagnez un nombre de points d’action temporaire égal au double de votre niveau de drodan. Vous ne conservez pas ces points d’action lorsque vous quittez la connexion avec l’animal.</text:p>
      <text:h text:style-name="Heading_20_5" text:outline-level="5"><text:bookmark-start text:name="_forme_sauvage_2"/>Forme sauvage<text:bookmark-end text:name="_forme_sauvage_2"/></text:h>
      <text:p text:style-name="First_20_paragraph"><text:span text:style-name="T1">En Meldète : Ffurfgwyllt</text:span> + À partir du niveau 3,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Drodan détermine en quel animal vous pouvez vous connecter (voir le tableau des formes sauvages ci-après). Au niveau 3, par exemple, vous pouvez vous transformer en n’importe quel animal qui a un indice de dangerosité égal ou inférieur à 1/4 et qui n’a pas de vitesse de vol ou de nage.</text:p>
      <text:p text:style-name="Text_20_body">§§§ .table-container |Niv. |ID |Limitations|Exemple| |:-:|:-:|:-:|:-:| |3 |1/4 |Pas de vitesse de vol ou de nage|Loup| |5 |1/2| Pas de vitesse de vol||Ours noir| |8 |1 |-|Ours brun| §§§ Vous pouvez conserver cette connexion pendant un nombre d’heures équivalent à la moitié de votre niveau de Drodan (arrondi à l’entier inférieur). Durant cette connexion, vous paraissez endormis. Vous bénéficiez des tous les sens de l’animal et vous le maîtrisez complètement. Vous pouvez vous connecter à un animal qui se trouve dans un rayon de 250 mètres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h text:style-name="Heading_20_5" text:outline-level="5"><text:bookmark-start text:name="_compagnon_animal_faucon"/>Compagnon animal faucon<text:bookmark-end text:name="_compagnon_animal_faucon"/></text:h>
      <text:p text:style-name="First_20_paragraph"><text:span text:style-name="T1">En Meldète : Compabeath</text:span> + À partir du niveau 4, le Drodan à une affinité avec les rapaces. Il se lie avec un faucon. Il doit s’agir d’un animal qui vit dans les contrées où réside le Drodan. Si le faucon devait disparaître pour une quelconque raison, un autre viendra le remplacer à la pleine lune suivante. Ce compagnon animal est utile à plusieurs égards. Il peut avertir de l’arrivée d’un intrus en glatissant. Le faucon peut partager sa chasse avec son maître. Elle peut fournir un rongeur, un écureuil, un petit lapin ou un poisson. + Enfin, elle peut transporter des petits objets ou des messages. L’animal ne s’éloigne jamais plus de 50 mètres par niveau du Drodan.</text:p>
      <text:h text:style-name="Heading_20_5" text:outline-level="5"><text:bookmark-start text:name="_migration_dété"/>Migration d’été<text:bookmark-end text:name="_migration_dété"/></text:h>
      <text:p text:style-name="First_20_paragraph"><text:span text:style-name="T1">En Meldète : Stòrnachaidh</text:span> + L’été est la période des voyages et des grandes migrations pour les animaux. Au niveau 6, vous augmentez votre vitesse de déplacement de 3 mètres. Malgré son nom, vous bénéficiez de cette aptitude quelle que soit la saison.</text:p>
      <text:h text:style-name="Heading_20_5" text:outline-level="5"><text:bookmark-start text:name="_refuge_dautomne"/>Refuge d’automne<text:bookmark-end text:name="_refuge_dautomne"/></text:h>
      <text:p text:style-name="First_20_paragraph"><text:span text:style-name="T1">En Meldète : Llochydref</text:span> + Après un été confortable, vous vous préparez déjà aux rigueurs à venir en renforçant votre corps et en le préparant au plus dur. Au niveau 10, vous devenez compétent pour les jets de sauvegarde de Constitution. Malgré son nom, vous bénéficiez de cette aptitude quelle que soit la saison.</text:p>
      <text:h text:style-name="Heading_20_5" text:outline-level="5"><text:bookmark-start text:name="_compagnon_animal_buse"/>Compagnon animal buse<text:bookmark-end text:name="_compagnon_animal_buse"/></text:h>
      <text:p text:style-name="First_20_paragraph"><text:span text:style-name="T1">En Meldète : Compabeath</text:span> + À partir du niveau 12, Le Drodan se lie avec une Buse. L’animal ne s’éloigne jamais plus de 150 mètres par niveau du Drodan. Plus massif, la buse peut capturer des animaux plus gros comme des lièvres.</text:p>
      <text:h text:style-name="Heading_20_5" text:outline-level="5"><text:bookmark-start text:name="_prédateur_de_lhiver"/>Prédateur de l’hiver<text:bookmark-end text:name="_prédateur_de_lhiver"/></text:h>
      <text:p text:style-name="First_20_paragraph"><text:span text:style-name="T1">En Meldète : Ysglyfaethwr’d’gaeaf</text:span> + L’hiver, la lutte pour la survie est âpre et vous devez vous adapter pour résister aux puissants prédateurs qui parcourent les étendues gelées. À partir du niveau 14, vous pouvez vous connecter en un terrible prédateur lorsque vous utilisez votre aptitude de forme sauvage. Vous pouvez introduire dans l’esprit d’une bête dont l’indice de dangerosité peut aller jusqu’à 2 (ex : Elan géant, Loup sanguinaire, ours polaire, sanglier géant) . De plus, lorsque vous êtes sous forme sauvage, vous obtenez la résistance au feu et au froid. Malgré son nom, vous bénéficiez de cette aptitude quelle que soit la saison.</text:p>
      <text:h text:style-name="Heading_20_5" text:outline-level="5"><text:bookmark-start text:name="_jeunesse_éternelle_2"/>Jeunesse éternelle<text:bookmark-end text:name="_jeunesse_éternelle_2"/></text:h>
      <text:p text:style-name="First_20_paragraph"><text:span text:style-name="T1">En Meldète : Ieuenctid’tragwyddol</text:span> + À partir du niveau 18, la magie primitive que vous maniez vous permet de vieillir plus lentement. Pour chaque décennie qui passe, votre corps ne vieillit que d’un an.</text:p>
      <text:h text:style-name="Heading_20_5" text:outline-level="5"><text:bookmark-start text:name="_incantation_animale_2"/>Incantation animale<text:bookmark-end text:name="_incantation_animale_2"/></text:h>
      <text:p text:style-name="First_20_paragraph"><text:span text:style-name="T1">En Meldète : Gwareid’anifeiliaid</text:span> + À partir du niveau 18, vous pouvez lancer la plupart de vos sorts de Drodan quelle que soit la forme que vous prenez grâce à l’aptitude forme sauvage. Vous pouvez accomplir les composantes verbales et somatiques d’un sort de Drodan pendant que vous avez une forme sauvage, mais vous ne pouvez pas utiliser de composantes matérielles.</text:p>
      <text:h text:style-name="Heading_20_5" text:outline-level="5"><text:bookmark-start text:name="_compagnon_animal_aigle"/>Compagnon animal Aigle<text:bookmark-end text:name="_compagnon_animal_aigle"/></text:h>
      <text:p text:style-name="First_20_paragraph"><text:span text:style-name="T1">En Meldète : Compabeath</text:span> + À partir du niveau 19, Le Drodan se lie avec un aigle. L’animal ne s’éloigne jamais plus de 300 mètres par niveau du Drodan. Plus massif, l'`aigle peut capturer des animaux plus gros pouvant aller jusqu’à la taille de petits chevreuil.</text:p>
      <text:h text:style-name="Heading_20_5" text:outline-level="5"><text:bookmark-start text:name="_archidruide_2"/>Archidruide<text:bookmark-end text:name="_archidruide_2"/></text:h>
      <text:p text:style-name="First_20_paragraph"><text:span text:style-name="T1">En Meldète : Archesgobaeth</text:span> + Au niveau 20, vous pouvez utiliser votre forme sauvage autant de fois que vous le voulez. + De plus, vous pouvez ignorer les composantes verbales et somatiques de vos sorts de Drodan ainsi que les composantes matérielles qui n’ont pas de coût et ne sont pas consommées par le sort. Ce bénéfice est valable à la fois sous votre forme normale et sous votre forme sauvage.</text:p>
      <text:h text:style-name="Heading_20_5" text:outline-level="5"><text:bookmark-start text:name="_véritable_drodan"/>Véritable Drodan<text:bookmark-end text:name="_véritable_drodan"/></text:h>
      <text:p text:style-name="First_20_paragraph"><text:span text:style-name="T1">En Meldète : Drodan</text:span> + Au niveau 20, le Drodan est accompli et augmente ses caractéristiques d’intelligence et de Sagesse de 2 points sans pouvoir dépasser 22. — title: Fürtane — </text:p>
      <text:h text:style-name="Heading_20_3" text:outline-level="3"><text:bookmark-start text:name="_fürtane"/>Fürtane<text:bookmark-end text:name="_fürtane"/></text:h>
      <text:h text:style-name="Heading_20_4" text:outline-level="4"><text:bookmark-start text:name="_évolution_de_la_fürtane"/>Évolution de la Fürtane<text:bookmark-end text:name="_évolution_de_la_fürtane"/></text:h>
      <text:p text:style-name="First_20_paragraph">§§§ .table-container |Niveau|Aptitudes| |:-:|:-:| |<text:span text:style-name="T1">3</text:span>|<text:a xlink:type="simple" xlink:href="#combat-a-deux-armes" office:name=""><text:span text:style-name="Definition">Combat à deux armes</text:span></text:a>| |<text:span text:style-name="T1">4</text:span>|<text:a xlink:type="simple" xlink:href="#deplacement-aerien" office:name=""><text:span text:style-name="Definition">Déplacement aérien</text:span></text:a>| |<text:span text:style-name="T1">5</text:span>|<text:a xlink:type="simple" xlink:href="#deplacement-sans-armure" office:name=""><text:span text:style-name="Definition">Déplacement sans armure</text:span></text:a>| |<text:span text:style-name="T1">6</text:span>|<text:a xlink:type="simple" xlink:href="#furie" office:name=""><text:span text:style-name="Definition">Furie</text:span></text:a>| |<text:span text:style-name="T1">7</text:span>|<text:a xlink:type="simple" xlink:href="#cercle-de-la-mort" office:name=""><text:span text:style-name="Definition">Cercle de la mort</text:span></text:a>| |<text:span text:style-name="T1">8</text:span>|<text:a xlink:type="simple" xlink:href="#ignorer-la-douleur" office:name=""><text:span text:style-name="Definition">Ignorer la douleur</text:span></text:a>| |<text:span text:style-name="T1">10</text:span>|<text:a xlink:type="simple" xlink:href="#portee-accrue" office:name=""><text:span text:style-name="Definition">Portée accrue</text:span></text:a>| |<text:span text:style-name="T1">11</text:span>|<text:a xlink:type="simple" xlink:href="#furie-implacable" office:name=""><text:span text:style-name="Definition">Furie implacable</text:span></text:a>| |<text:span text:style-name="T1">14</text:span>|<text:a xlink:type="simple" xlink:href="#insensible-a-la-douleur" office:name=""><text:span text:style-name="Definition">Insensible à la douleur</text:span></text:a>| |<text:span text:style-name="T1">15</text:span>|<text:a xlink:type="simple" xlink:href="#cercle-de-la-mort-implacable" office:name=""><text:span text:style-name="Definition">Cercle de la mort implacable</text:span></text:a>| |<text:span text:style-name="T1">17</text:span>|<text:a xlink:type="simple" xlink:href="#furie-indomptable" office:name=""><text:span text:style-name="Definition">Furie indomptable</text:span></text:a>| |<text:span text:style-name="T1">19</text:span>|<text:a xlink:type="simple" xlink:href="#cercle-de-la-mort-indomptable" office:name=""><text:span text:style-name="Definition">Cercle de la mort implacable</text:span></text:a>| |<text:span text:style-name="T1">20</text:span>|<text:a xlink:type="simple" xlink:href="#mere-louve" office:name=""><text:span text:style-name="Definition">Mère louve</text:span></text:a>, <text:a xlink:type="simple" xlink:href="#veritable-furtane" office:name=""><text:span text:style-name="Definition">Véritable Fürtane</text:span></text:a>| §§§</text:p>
      <text:h text:style-name="Heading_20_4" text:outline-level="4"><text:bookmark-start text:name="_aptitudes_darchétype_7"/>Aptitudes d’Archétype<text:bookmark-end text:name="_aptitudes_darchétype_7"/></text:h>
      <text:p text:style-name="First_20_paragraph">En tant que Fürtane, vous bénéficiez des aptitudes d’Archétype suivantes.</text:p>
      <text:h text:style-name="Heading_20_5" text:outline-level="5"><text:bookmark-start text:name="_maîtrises_11"/>Maîtrises<text:bookmark-end text:name="_maîtrises_11"/></text:h>
      <text:p text:style-name="First_20_paragraph"><text:span text:style-name="T1">Armures</text:span> : armures légères + <text:span text:style-name="T1">Armes</text:span> : armes courantes, épée courte + <text:span text:style-name="T1">Outils</text:span> : aucun + <text:span text:style-name="T1">Jets de sauvegarde</text:span> : Dextérité, Constitution + <text:span text:style-name="T1">Compétences</text:span> : choisissez trois compétences parmi : Acrobatie, Athlétisme, Discrétion, Dressage, Nature, Perception, Religion et Survie + <text:span text:style-name="T1">Conditions d’accessibilité</text:span>: Être de culture Khernaë, de sexe féminin et être marqué au fer rouge pour une infamie (le plus souvent viol, répudiation ou crime…​) + <text:span text:style-name="T1">Points de Magie</text:span> : La Fürtane est un Archétype mystique, de ce fait, elle développe les points de Foi (PF) s’il emprunte la voie de la Magie.</text:p>
      <text:p text:style-name="Text_20_body">Les Fürtanes sont des femmes khernaëes qui ont été bannies et marquées au fer rouge pour signifier leur statut de parias. Elles sont quelques fois bannies alors qu’elles sont victimes, les cas les plus fréquents sont les viols et les enfants hors mariage, mais aussi d’autres crimes. Elles espèrent se racheter en mourant au combat. Ce sont de redoutables guerrières qui sont appréciées sur les champs de bataille. Les Fürtanes de la voie des Armes sont appelés Bleizadiwal, littéralement «la louve protectrice». Les Fürtanes de la voie de l’Ombre sont appelés Bleizatenva, littéralement «la louve sombre». Les Fürtanes de la voie de la Magie sont appelés Bleizahncher, littéralement « la louve guide ».</text:p>
      <text:h text:style-name="Heading_20_5" text:outline-level="5"><text:bookmark-start text:name="_combat_à_deux_armes"/>Combat à deux armes<text:bookmark-end text:name="_combat_à_deux_armes"/></text:h>
      <text:p text:style-name="First_20_paragraph"><text:span text:style-name="T1">En Khern : Daou Menadh</text:span> + À partir du niveau 3, vous apprenez le style de combat à deux armes.</text:p>
      <text:h text:style-name="Heading_20_5" text:outline-level="5"><text:bookmark-start text:name="_déplacement_aérien_2"/>Déplacement aérien<text:bookmark-end text:name="_déplacement_aérien_2"/></text:h>
      <text:p text:style-name="First_20_paragraph"><text:span text:style-name="T1">En Khern : Finvalaer</text:span> + À partir du niveau 4, vous pouvez utiliser l’action se désengager ou se précipiter en action bonus lors de votre tour. En outre, votre distance de saut est doublée pendant ce tour.</text:p>
      <text:h text:style-name="Heading_20_5" text:outline-level="5"><text:bookmark-start text:name="_déplacement_sans_armure_2"/>Déplacement sans armure<text:bookmark-end text:name="_déplacement_sans_armure_2"/></text:h>
      <text:p text:style-name="First_20_paragraph"><text:span text:style-name="T1">En Khern : Finval San Harnez</text:span> + À partir du niveau 5, votre vitesse augmente de 2 mètres tant que vous ne portez pas d’armure ni de bouclier. Ce bonus s’accroît 2 mètres au niveau 8 et de 2 mètres supplémentaires au niveau 14.</text:p>
      <text:h text:style-name="Heading_20_5" text:outline-level="5"><text:bookmark-start text:name="_furie"/>Furie<text:bookmark-end text:name="_furie"/></text:h>
      <text:p text:style-name="First_20_paragraph"><text:span text:style-name="T1">En Khern : Fürtakh</text:span> + A partir du niveau 6,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1. + Ce bonus augmente en même temps que votre niveau.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 minute (10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deux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ercle_de_la_mort"/>Cercle de la mort<text:bookmark-end text:name="_cercle_de_la_mort"/></text:h>
      <text:p text:style-name="First_20_paragraph"><text:span text:style-name="T1">En Khern : Kel’chmarv</text:span> + À partir du niveau 7, la Fürtane peut, en utilisant son action attaquer, et ce, en lieu et place de toutes les attaques du tours, porter une attaque à tous les adversaires autours d’elle dans un rayon de 3 mètres et ce, qu’importe le nombre d’adversaire.</text:p>
      <text:h text:style-name="Heading_20_5" text:outline-level="5"><text:bookmark-start text:name="_ignorer_la_douleur"/>Ignorer la douleur<text:bookmark-end text:name="_ignorer_la_douleur"/></text:h>
      <text:p text:style-name="First_20_paragraph"><text:span text:style-name="T1">En Khern : Fae’Poan</text:span> + Au niveau 8, vous jouissez d’une réserve d’endurance dans laquelle vous pouvez puiser afin de vous protéger. Lors de votre tour, vous pouvez utiliser une action bonus pour regagner un nombre de points d’action égal à 3d6 + votre niveau de Fürtane.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 C’est exactement le même fonctionnement que <text:a xlink:type="simple" xlink:href="/voies/#second-souffle" office:name=""><text:span text:style-name="Definition">second souffle</text:span></text:a> et cela vient s’ajouter à la capacité de la voie des armes.</text:p>
      <text:h text:style-name="Heading_20_5" text:outline-level="5"><text:bookmark-start text:name="_portée_accrue"/>Portée accrue<text:bookmark-end text:name="_portée_accrue"/></text:h>
      <text:p text:style-name="First_20_paragraph"><text:span text:style-name="T1">En Khern : Postah’kadenn</text:span> + Au niveau 10, la Fürtane est redoutable sur le champs de bataille avec ses armes de lancer et utilise sa furie intérieure pour décupler sa force. Les portées de lancer sont doublées.</text:p>
      <text:h text:style-name="Heading_20_5" text:outline-level="5"><text:bookmark-start text:name="_furie_implacable"/>Furie implacable<text:bookmark-end text:name="_furie_implacable"/></text:h>
      <text:p text:style-name="First_20_paragraph"><text:span text:style-name="T1">En Khern : Fürtakh Dizahm</text:span> + A partir du niveau 11,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2. + Ce bonus augmente en même temps que votre niveau.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trois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insensible_à_la_douleur"/>Insensible à la douleur<text:bookmark-end text:name="_insensible_à_la_douleur"/></text:h>
      <text:p text:style-name="First_20_paragraph"><text:span text:style-name="T1">En Khern : Dizan’Poan</text:span> + Au niveau 14, vous jouissez d’une nouvelle réserve d’endurance qui s’ajoute à la première, dans laquelle vous pouvez puiser afin de vous protéger. Lors de votre tour, vous pouvez utiliser une action bonus pour regagner un nombre de points d’action égal à 4d6 + votre niveau de Fürtane.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 C’est exactement le même fonctionnement que <text:a xlink:type="simple" xlink:href="/voies/#second-souffle" office:name=""><text:span text:style-name="Definition">second souffle</text:span></text:a> et cela vient s’ajouter à la capacité de la voie des armes.</text:p>
      <text:h text:style-name="Heading_20_5" text:outline-level="5"><text:bookmark-start text:name="_cercle_de_la_mort_implacable"/>Cercle de la mort implacable<text:bookmark-end text:name="_cercle_de_la_mort_implacable"/></text:h>
      <text:p text:style-name="First_20_paragraph"><text:span text:style-name="T1">En Khern : Kel’chmarv Dizahm</text:span> + À partir du niveau 15, la Fürtane peut, en utilisant son action attaquer, et ce, en lieu et place de toutes les attaques du tours, porter une attaque à tous les adversaires autours d’elle dans un rayon de 3 mètres et ce, qu’importe le nombre d’adversaire avec un bonus de +2 aux dégâts. De plus, les adversaires directement engagés doivent réussir un JS de Sagesse contre un DD égal au charisme de la Fürtane ou être <text:a xlink:type="simple" xlink:href="/gerer-la-sante-du-personnage/#terrorise" office:name=""><text:span text:style-name="Definition"><text:span text:style-name="T2">terrorisés</text:span></text:span></text:a> le round en cours si la Fürtane a agi en première, ainsi que le round suivant.</text:p>
      <text:h text:style-name="Heading_20_5" text:outline-level="5"><text:bookmark-start text:name="_furie_indomptable"/>Furie indomptable<text:bookmark-end text:name="_furie_indomptable"/></text:h>
      <text:p text:style-name="First_20_paragraph"><text:span text:style-name="T1">En Khern : Fürtakh Amjestr</text:span> + A partir du niveau 17,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3.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quatre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ercle_de_la_mort_indomptable"/>Cercle de la mort indomptable<text:bookmark-end text:name="_cercle_de_la_mort_indomptable"/></text:h>
      <text:p text:style-name="First_20_paragraph"><text:span text:style-name="T1">En Khern : Kel’chmarv Amjestr</text:span> + À partir du niveau 19, la Fürtane peut, en utilisant son action attaquer, et ce, en lieu et place de toutes les attaques du tours, porter une attaque à tous les adversaires autours d’elle dans un rayon de 3 mètres et ce, qu’importe le nombre d’adversaire avec un bonus de +4 aux dégâts. De plus, les adversaires directement engagés doivent réussir un JS de Sagesse contre un DD égal au charisme de la Fürtane ou être <text:a xlink:type="simple" xlink:href="/gerer-la-sante-du-personnage/#terrorise" office:name=""><text:span text:style-name="Definition"><text:span text:style-name="T2">terrorisés</text:span></text:span></text:a> jusqu’à la fin du combat.</text:p>
      <text:h text:style-name="Heading_20_5" text:outline-level="5"><text:bookmark-start text:name="_mère_louve"/>Mère louve<text:bookmark-end text:name="_mère_louve"/></text:h>
      <text:p text:style-name="First_20_paragraph"><text:span text:style-name="T1">En Khern : Mamm’bleizez</text:span> + Au niveau 20, la Fürtane est complètement accomplie et devient l’exemple ultime à suivre pour toutes les autres Fürtanes. Elle ne peut plus être <text:a xlink:type="simple" xlink:href="/gerer-la-sante-du-personnage/#terrorise" office:name=""><text:span text:style-name="Definition"><text:span text:style-name="T2">terrorisée</text:span></text:span></text:a>. Les autres Fürtanes sous ses ordres obtiennent la même immunité dans un rayon de 30 mètres autours de la Mère louve. Elles obtiennent aussi un bonus de +2 pour l’action attaquer.</text:p>
      <text:h text:style-name="Heading_20_5" text:outline-level="5"><text:bookmark-start text:name="_véritable_fürtane"/>Véritable Fürtane<text:bookmark-end text:name="_véritable_fürtane"/></text:h>
      <text:p text:style-name="First_20_paragraph"><text:span text:style-name="T1">En Khern : Fürtane</text:span> + Au niveau 20, la Fürtane est accomplie et augmente ses caractéristiques de dextérité et de constitution de 2 points sans pouvoir dépasser 22. + — title: Gwylwir — </text:p>
      <text:h text:style-name="Heading_20_3" text:outline-level="3"><text:bookmark-start text:name="_gwylwir"/>Gwylwir<text:bookmark-end text:name="_gwylwir"/></text:h>
      <text:h text:style-name="Heading_20_4" text:outline-level="4"><text:bookmark-start text:name="_évolution_du_gwylwir"/>Évolution du Gwylwir<text:bookmark-end text:name="_évolution_du_gwylwir"/></text:h>
      <text:p text:style-name="First_20_paragraph">§§§ .table-container |Niveau|Aptitudes| |:-:|:-:| |<text:span text:style-name="T1">3</text:span>|<text:a xlink:type="simple" xlink:href="#ennemi-jure" office:name=""><text:span text:style-name="Definition">Ennemi juré</text:span></text:a>| |<text:span text:style-name="T1">4</text:span>|<text:a xlink:type="simple" xlink:href="#explorateur-ne" office:name=""><text:span text:style-name="Definition">Explorateur-né</text:span></text:a>| |<text:span text:style-name="T1">5</text:span>|<text:a xlink:type="simple" xlink:href="#style-de-combat" office:name=""><text:span text:style-name="Definition">Style de combat</text:span></text:a>| |<text:span text:style-name="T1">6</text:span>|<text:a xlink:type="simple" xlink:href="#attaque-supplementaire" office:name=""><text:span text:style-name="Definition">Attaque supplémentaire</text:span></text:a>| |<text:span text:style-name="T1">8</text:span>|<text:a xlink:type="simple" xlink:href="#style-de-combat-a-deux-armes" office:name=""><text:span text:style-name="Definition">Style de combat à deux armes</text:span></text:a>| |<text:span text:style-name="T1">9</text:span>|<text:a xlink:type="simple" xlink:href="#defense" office:name=""><text:span text:style-name="Definition">Défense</text:span></text:a>| |<text:span text:style-name="T1">11</text:span>|<text:a xlink:type="simple" xlink:href="#vigilance-primitive" office:name=""><text:span text:style-name="Definition">Vigilance primitive</text:span></text:a>| |<text:span text:style-name="T1">12</text:span>|<text:a xlink:type="simple" xlink:href="#traversee-des-terrains" office:name=""><text:span text:style-name="Definition">Traversée des terrains</text:span></text:a>| |<text:span text:style-name="T1">13</text:span>|<text:a xlink:type="simple" xlink:href="#camouflage-naturel" office:name=""><text:span text:style-name="Definition">Camouflage naturel</text:span></text:a>| |<text:span text:style-name="T1">14</text:span>|<text:a xlink:type="simple" xlink:href="#disparition" office:name=""><text:span text:style-name="Definition">Disparition</text:span></text:a>| |<text:span text:style-name="T1">15</text:span>|<text:a xlink:type="simple" xlink:href="#salve" office:name=""><text:span text:style-name="Definition">Salve</text:span></text:a>| |<text:span text:style-name="T1">18</text:span>|<text:a xlink:type="simple" xlink:href="#sens-sauvages" office:name=""><text:span text:style-name="Definition">Sens sauvages</text:span></text:a>| |<text:span text:style-name="T1">19</text:span>|<text:a xlink:type="simple" xlink:href="#attaque-tourbillonnante" office:name=""><text:span text:style-name="Definition">Attaque tourbillonnante</text:span></text:a>| |<text:span text:style-name="T1">20</text:span>|<text:a xlink:type="simple" xlink:href="#tueur-d-'-ennemis" office:name=""><text:span text:style-name="Definition">Tueur d’ennemis</text:span></text:a>, <text:a xlink:type="simple" xlink:href="#veritable-gwylvir" office:name=""><text:span text:style-name="Definition">Véritable Gwylvir</text:span></text:a>| §§§</text:p>
      <text:h text:style-name="Heading_20_4" text:outline-level="4"><text:bookmark-start text:name="_aptitudes_darchétype_8"/>Aptitudes d’Archétype<text:bookmark-end text:name="_aptitudes_darchétype_8"/></text:h>
      <text:p text:style-name="First_20_paragraph">En tant que Gwylwir, vous bénéficiez des aptitudes d’Archétype suivantes.</text:p>
      <text:h text:style-name="Heading_20_5" text:outline-level="5"><text:bookmark-start text:name="_maîtrises_12"/>Maîtrises<text:bookmark-end text:name="_maîtrises_12"/></text:h>
      <text:p text:style-name="First_20_paragraph"><text:span text:style-name="T1">Armures</text:span> : armures légères, armures intermédiaires, boucliers + <text:span text:style-name="T1">Armes</text:span> : armes courantes, arc long, arc composite + <text:span text:style-name="T1">Outils</text:span> : aucun + <text:span text:style-name="T1">Jets de sauvegarde</text:span> : Force, Dextérité + <text:span text:style-name="T1">Compétences</text:span> : choisissez trois compétences parmi : Athlétisme, Discrétion, Dressage, Investigation, Nature, Perception, Perspicacité et Survie + <text:span text:style-name="T1">Conditions d’accessibilité</text:span>: Être de culture Meldète <text:span text:style-name="T1">Points de Magie</text:span> : Le Gwylwir est un Archétype mystique, de ce fait, il développe les points de Foi (PF) s’il emprunte la voie de la Magie.</text:p>
      <text:p text:style-name="Text_20_body">Les Gwylwirs sont des combattants redoutables qui puisent une partie de leurs compétences dans la connaissance de leurs ennemis et du terrain. Ils apprennent à manipuler les arcs et à tendre des embuscades à leurs ennemis.Ils forment un groupe de sentinelles ou guetteurs qui protègent les frontières des royaumes meldètes. Les Gwylwirs de la voie des Armes sont appelés Mieri’dubh, littéralement «la ronce noire». Les Gwylwirs de la voie de l’Ombre sont appelés Mieri’gwenwynig, littéralement «la ronce venimeuse». Les Gwylwirs de la voie de la Magie sont appelés Eidhean’gwybod, littéralement « Le lierre qui sait ».</text:p>
      <text:h text:style-name="Heading_20_5" text:outline-level="5"><text:bookmark-start text:name="_ennemi_juré"/>Ennemi juré<text:bookmark-end text:name="_ennemi_juré"/></text:h>
      <text:p text:style-name="First_20_paragraph"><text:span text:style-name="T1">En Meldète : Gelyn Tyngu</text:span> + Dès le niveau 3, vous avez une expérience significative dans le combat contre un ennemi particulier qui a menacé par le passé votre clan. + Choisissez un type d’ennemi juré parmi une ethnie. Tous vos tests sociaux excepté intimidation subiront désormais un <text:a xlink:type="simple" xlink:href="/utiliser-les-caracteristiques/#avantage-et-desavantage" office:name=""><text:span text:style-name="Definition"><text:span text:style-name="T2">désavantage</text:span></text:span></text:a>. + Vous obtenez par contre un <text:a xlink:type="simple" xlink:href="/utiliser-les-caracteristiques/#avantage-et-desavantage" office:name=""><text:span text:style-name="Definition"><text:span text:style-name="T2">avantage</text:span></text:span></text:a> sur les tests de Sagesse (Survie) pour traquer vos ennemis jurés, ainsi que sur les tests d’Intelligence permettant de se rappeler d’informations les concernant. Quand vous gagnez cette aptitude, vous apprenez également une langue de votre choix qui est parlée par l’un de vos ennemis jurés, dans la mesure. + Vous pouvez choisir un nouvel ennemi juré ainsi qu’une langue qui lui est associée au niveau 6, puis au niveau 14. Ces choix devraient être faits en fonction du type d’ennemi que vous avez rencontrés pendant vos aventures.</text:p>
      <text:h text:style-name="Heading_20_5" text:outline-level="5"><text:bookmark-start text:name="_explorateur_né"/>Explorateur-né<text:bookmark-end text:name="_explorateur_né"/></text:h>
      <text:p text:style-name="First_20_paragraph"><text:span text:style-name="T1">En Meldète : Ransaichear</text:span> + A partir du niveau 4, vous êtes particulièrement familier d’un certain type d’environnement naturel et vous avez des facilités à voyager et survivre dans ce type de régions. Choisissez un terrain de prédilection parmi : arctique, littoral, désert, forêt, plaine, montagne ou marais. Ce choix doit être dicté par l’expérience du personnage. Quand vous faites un test d’Intelligence ou de Sagesse lié à votre terrain de prédilection, votre bonus de maîtrise est doublé si vous utilisez une compétence que vous maîtrisez. + Lorsque vous voyagez une heure ou plus sur votre terrain de prédilection, vous obtenez les bénéfices suivants : + • Les terrains difficiles ne ralentissent pas le déplacement de votre groupe. + • Votre groupe ne peut pas se perdre, sauf s’il est soumis à un effet magique. + • Même si vous avez commencé une autre activité pendant votre voyage (comme chercher de la nourriture, naviguer ou pister), vous restez vigilant. + • Si vous voyagez seul, vous pouvez vous déplacer discrètement tout en conservant une allure normale. + • Quand vous cherchez de la nourriture, vous trouvez deux fois plus de nourriture que normalement. + • Si vous pistez d’autres créatures, vous pouvez déterminer leur nombre exact, leur taille et quand elles ont traversé la zone que vous examinez. + Au niveau 6 et au niveau 10, vous pouvez choisir un terrain de prédilection supplémentaire.</text:p>
      <text:h text:style-name="Heading_20_5" text:outline-level="5"><text:bookmark-start text:name="_style_de_combat_2"/>Style de combat<text:bookmark-end text:name="_style_de_combat_2"/></text:h>
      <text:p text:style-name="First_20_paragraph"><text:span text:style-name="T1">En Meldète : Steil Ymladd</text:span> + Au niveau 5, vous choisissez le style de combat Archerie Vous gagnez un bonus de +2 aux jets d’attaque quand vous attaquez avec des armes à distance. Si Archerie a déjà été choisi par la Voie des Armes, le bonus est doublé.</text:p>
      <text:h text:style-name="Heading_20_5" text:outline-level="5"><text:bookmark-start text:name="_attaque_supplémentaire_3"/>Attaque supplémentaire<text:bookmark-end text:name="_attaque_supplémentaire_3"/></text:h>
      <text:p text:style-name="First_20_paragraph"><text:span text:style-name="T1">En Meldète : Onsaigh’bharrachd</text:span> + À partir du niveau 6, même pour ceux qui ne viennent pas de la voie des Armes, vous pouvez attaquer deux fois au lieu d’une quand vous choisissez l’action attaquer lors de votre tour. + Le nombre d’attaques que vous pouvez porter passe à trois quand vous atteignez le niveau 15. Si le Gwylwir vient de la voie des armes, il possèdera déjà ces attaques supplémentaires, en compensation, il ajoute +2 aux dégâts au niveau 6 et +3 au niveau 15.</text:p>
      <text:h text:style-name="Heading_20_5" text:outline-level="5"><text:bookmark-start text:name="_style_de_combat_à_deux_armes"/>Style de combat à deux armes<text:bookmark-end text:name="_style_de_combat_à_deux_armes"/></text:h>
      <text:p text:style-name="First_20_paragraph"><text:span text:style-name="T1">En Meldète : Steil Ymladd</text:span> + Au niveau 8 , vous choisissez le style de combat Combat à deux armes. Quand vous combattez avec deux armes, soit des dagues ou des épées courtes, vous pouvez ajouter votre modificateur de caractéristique à la deuxième attaque.</text:p>
      <text:h text:style-name="Heading_20_5" text:outline-level="5"><text:bookmark-start text:name="_défense"/>Défense<text:bookmark-end text:name="_défense"/></text:h>
      <text:p text:style-name="First_20_paragraph"><text:span text:style-name="T1">En Meldète : Dyionh</text:span> + Au niveau 9 , quand vous portez une armure, vous gagnez un bonus de +1 à votre Valeur de Défense (VD).</text:p>
      <text:h text:style-name="Heading_20_5" text:outline-level="5"><text:bookmark-start text:name="_vigilance_primitive"/>Vigilance primitive<text:bookmark-end text:name="_vigilance_primitive"/></text:h>
      <text:p text:style-name="First_20_paragraph"><text:span text:style-name="T1">En Meldète : Fairh’prìomdahl</text:span> + À partir du niveau 11, vous pouvez prendre 10 minutes pour observer depuis un point haut et ouvrir vos sens à la région qui vous entoure. Pendant un nombre de minutes à votre niveau, vous pouvez déterminer si vos ennemis jurés se trouvent dans un rayon de 1,5 kilomètre de vous (si vous êtes sur votre terrain de prédilection, ce rayon est de 9 kilomètres). Cette aptitude ne vous permet pas de savoir où se trouvent ces créatures, ni leur nombre.</text:p>
      <text:h text:style-name="Heading_20_5" text:outline-level="5"><text:bookmark-start text:name="_traversée_des_terrains_2"/>Traversée des terrains<text:bookmark-end text:name="_traversée_des_terrains_2"/></text:h>
      <text:p text:style-name="First_20_paragraph"><text:span text:style-name="T1">En Meldète : Croesi’daear</text:span> + À partir du niveau 12, traverser des terrains difficiles ne vous coûte pas de mouvement supplémentaire. Vous pouvez aussi traverser la végétation non magique sans qu’elle vous ralentisse ou vous inflige des dégâts si elle a des aiguilles, ou présente un quelconque risque de ce type.</text:p>
      <text:h text:style-name="Heading_20_5" text:outline-level="5"><text:bookmark-start text:name="_camouflage_naturel"/>Camouflage naturel<text:bookmark-end text:name="_camouflage_naturel"/></text:h>
      <text:p text:style-name="First_20_paragraph"><text:span text:style-name="T1">En Meldète : Cudliw Nàdara</text:span> + À partir du niveau 13, vous pouvez passer une minute à créer de quoi vous camoufler. Vous devez pour cela avoir accès à de la boue, de la terre, des plantes, de la suie et d’autres matériaux naturels avec lesquels créer votre camouflage. Une fois grimé, vous pouvez tenter de vous cacher en vous plaquant contre une surface solide, comme un arbre ou un mur, qui est au moins aussi grande et large que vous. Vous gagnez un bonus de +10 aux tests de Dextérité (Discrétion) tant que vous vous restez immobile et ne faites pas d’action. Dès que vous bougez ou choisissez d’effectuer une action ou une réaction, vous devez vous camoufler de nouveau pour regagner ce bonus.</text:p>
      <text:h text:style-name="Heading_20_5" text:outline-level="5"><text:bookmark-start text:name="_disparition"/>Disparition<text:bookmark-end text:name="_disparition"/></text:h>
      <text:p text:style-name="First_20_paragraph"><text:span text:style-name="T1">En Meldète : Falbhaidh</text:span> + À partir du niveau 14, vous pouvez utiliser l’action se cacher comme action bonus lors de votre tour. Vous arrivez aussi à échapper aux tentatives de pistage par tout moyen non magique, sauf si vous choisissez de laisser des traces de votre passage.</text:p>
      <text:h text:style-name="Heading_20_5" text:outline-level="5"><text:bookmark-start text:name="_salve"/>Salve<text:bookmark-end text:name="_salve"/></text:h>
      <text:p text:style-name="First_20_paragraph"><text:span text:style-name="T1">En Meldète : Halò’saeth</text:span> + À partir du niveau 15, vous pouvez utiliser votre action pour faire une attaque à distance contre autant de créatures que vous le voulez, dans la mesure où elles se trouvent dans un rayon de 3 mètres autour d’un point que vous avez défini dans la zone de portée de votre arme. Vous devez avoir une munition pour chaque cible, bien entendu, et vous lancez un jet d’attaque séparé pour chaque cible.</text:p>
      <text:h text:style-name="Heading_20_5" text:outline-level="5"><text:bookmark-start text:name="_sens_sauvages"/>Sens sauvages<text:bookmark-end text:name="_sens_sauvages"/></text:h>
      <text:p text:style-name="First_20_paragraph"><text:span text:style-name="T1">En Meldète : Ystyr’fiadhaich</text:span> + Au niveau 18, vous gagnez des sens surnaturels qui vous aident à combattre les adversaires que vous ne pouvez pas voir. Quand vous attaquez un adversaire que vous ne pouvez pas voir, le fait de ne pas la voir ne vous impose pas de <text:a xlink:type="simple" xlink:href="/utiliser-les-caracteristiques/#avantage-et-desavantage" office:name=""><text:span text:style-name="Definition"><text:span text:style-name="T2">désavantage</text:span></text:span></text:a> sur vos jets d’attaque contre cet adversaire. Vous arrivez aussi à percevoir l’endroit où se trouve toute créature <text:a xlink:type="simple" xlink:href="/gerer-la-sante-du-personnage/#invisible" office:name=""><text:span text:style-name="Definition"><text:span text:style-name="T2">invisible</text:span></text:span></text:a> dans un rayon de 9 mètres autour de vous, dans la mesure où elle n’est pas cachée et que vous n’êtes ni <text:a xlink:type="simple" xlink:href="/gerer-la-sante-du-personnage/#aveugle" office:name=""><text:span text:style-name="Definition"><text:span text:style-name="T2">aveuglé</text:span></text:span></text:a> ni <text:a xlink:type="simple" xlink:href="/gerer-la-sante-du-personnage/#assourdi" office:name=""><text:span text:style-name="Definition"><text:span text:style-name="T2">assourdi</text:span></text:span></text:a>.</text:p>
      <text:h text:style-name="Heading_20_5" text:outline-level="5"><text:bookmark-start text:name="_attaque_tourbillonnante"/>Attaque tourbillonnante<text:bookmark-end text:name="_attaque_tourbillonnante"/></text:h>
      <text:p text:style-name="First_20_paragraph"><text:span text:style-name="T1">En Meldète : Onsaigh’crith</text:span> + Au niveau 19, vous pouvez utiliser votre action pour faire une attaque de corps-à-corps contre autant de créatures que vous le souhaitez dans la mesure où elles se trouvent dans un rayon de 1,50 mètre autour de vous, en faisant un jet d’attaque séparé pour chaque créature.</text:p>
      <text:h text:style-name="Heading_20_5" text:outline-level="5"><text:bookmark-start text:name="_tueur_dennemis"/>Tueur d’ennemis<text:bookmark-end text:name="_tueur_dennemis"/></text:h>
      <text:p text:style-name="First_20_paragraph"><text:span text:style-name="T1">En Meldète : Marbhadh nàimhdean</text:span> + Au niveau 20, vous avez développé un talent exceptionnel pour éliminer vos ennemis. Une fois par tour, vous pouvez utiliser cette aptitude pour ajouter votre modificateur de Sagesse au jet d’attaque d’une attaque portée contre un de vos ennemis jurés. Vous pouvez choisir d’utiliser cette aptitude avant ou après avoir jeté les dés, mais vous devez vous être décidé avant que les effets de ce jet aient été appliqués.</text:p>
      <text:h text:style-name="Heading_20_5" text:outline-level="5"><text:bookmark-start text:name="_véritable_gwylvir"/>Véritable Gwylvir<text:bookmark-end text:name="_véritable_gwylvir"/></text:h>
      <text:p text:style-name="First_20_paragraph"><text:span text:style-name="T1">En Meldète : Gwylvir</text:span> + Au niveau 20, le Gwylvir est accompli et augmente ses caractéristiques de Force et de Dextérité de 2 points sans pouvoir dépasser 22. — title: Herredyr — </text:p>
      <text:h text:style-name="Heading_20_3" text:outline-level="3"><text:bookmark-start text:name="_herredyr"/>Herredyr<text:bookmark-end text:name="_herredyr"/></text:h>
      <text:h text:style-name="Heading_20_4" text:outline-level="4"><text:bookmark-start text:name="_évolution_du_herredyr"/>Évolution du Herredyr<text:bookmark-end text:name="_évolution_du_herredyr"/></text:h>
      <text:p text:style-name="First_20_paragraph">§§§ .table-container |Niveau|Aptitudes| |:-:|:-:| |<text:span text:style-name="T1">3</text:span>|<text:a xlink:type="simple" xlink:href="#allegeance-bestiale" office:name=""><text:span text:style-name="Definition">Allégeance bestiale</text:span></text:a>| |<text:span text:style-name="T1">4</text:span>|<text:a xlink:type="simple" xlink:href="#competence-bestiale" office:name=""><text:span text:style-name="Definition">Compétence bestiale</text:span></text:a>| |<text:span text:style-name="T1">5</text:span>|<text:a xlink:type="simple" xlink:href="#sursaut-bestial" office:name=""><text:span text:style-name="Definition">Sursaut bestial</text:span></text:a>| |<text:span text:style-name="T1">6</text:span>|<text:a xlink:type="simple" xlink:href="#ferocite-bestiale" office:name=""><text:span text:style-name="Definition">Férocité bestiale</text:span></text:a>| |<text:span text:style-name="T1">8</text:span>|<text:a xlink:type="simple" xlink:href="#compagnon-bestial" office:name=""><text:span text:style-name="Definition">Compagnon bestial</text:span></text:a>| |<text:span text:style-name="T1">9</text:span>|<text:a xlink:type="simple" xlink:href="#defense" office:name=""><text:span text:style-name="Definition">Défense</text:span></text:a>| |<text:span text:style-name="T1">10</text:span>|<text:a xlink:type="simple" xlink:href="#sens-bestiale" office:name=""><text:span text:style-name="Definition">Sens bestiale</text:span></text:a>| |<text:span text:style-name="T1">12</text:span>|<text:a xlink:type="simple" xlink:href="#rage-bestiale" office:name=""><text:span text:style-name="Definition">Rage bestiale (+1d6)</text:span></text:a>| |<text:span text:style-name="T1">13</text:span>|<text:a xlink:type="simple" xlink:href="#camouflage-naturel" office:name=""><text:span text:style-name="Definition">Camouflage naturel</text:span></text:a>| |<text:span text:style-name="T1">14</text:span>|<text:a xlink:type="simple" xlink:href="#disparition" office:name=""><text:span text:style-name="Definition">Disparition</text:span></text:a>| |<text:span text:style-name="T1">15</text:span>|<text:a xlink:type="simple" xlink:href="#longevite-bestiale" office:name=""><text:span text:style-name="Definition">longévité bestiale</text:span></text:a>| |<text:span text:style-name="T1">16</text:span>|<text:a xlink:type="simple" xlink:href="#rage-bestiale" office:name=""><text:span text:style-name="Definition">Rage bestiale (+2d6)</text:span></text:a>| |<text:span text:style-name="T1">20</text:span>|<text:a xlink:type="simple" xlink:href="#seigneur-des-betes" office:name=""><text:span text:style-name="Definition">Seigneur des bêtes</text:span></text:a>,<text:a xlink:type="simple" xlink:href="#rage-bestiale" office:name=""><text:span text:style-name="Definition">Rage bestiale (+3d6)</text:span></text:a>| §§§</text:p>
      <text:h text:style-name="Heading_20_4" text:outline-level="4"><text:bookmark-start text:name="_aptitudes_darchétype_9"/>Aptitudes d’Archétype<text:bookmark-end text:name="_aptitudes_darchétype_9"/></text:h>
      <text:p text:style-name="First_20_paragraph">En tant que Herredyr, vous bénéficiez des aptitudes d’Archétype suivantes.</text:p>
      <text:h text:style-name="Heading_20_5" text:outline-level="5"><text:bookmark-start text:name="_maîtrises_13"/>Maîtrises<text:bookmark-end text:name="_maîtrises_13"/></text:h>
      <text:p text:style-name="First_20_paragraph"><text:span text:style-name="T1">Armures</text:span> : armures légères, armures intermédiaires, boucliers + <text:span text:style-name="T1">Armes</text:span> : armes courantes, épée courte, épée longue + <text:span text:style-name="T1">Outils</text:span> : aucun + <text:span text:style-name="T1">Jets de sauvegarde</text:span> : Variable (voir allégeance bestiale) + <text:span text:style-name="T1">Compétences</text:span> : choisissez trois compétences parmi : Athlétisme, Acrobatie, Discrétion, Dressage, Intimidation, Nature, Perception et Survie + <text:span text:style-name="T1">Conditions d’accessibilité</text:span>: Être de culture clanique, c’est à dire Khernaë, Meldète ou Melg + <text:span text:style-name="T1">Points de Magie</text:span> : Le Herredyr est un Archétype magique, de ce fait, il développe les points de Foi (PM) s’il emprunte la voie de la Magie.</text:p>
      <text:p text:style-name="Text_20_body">Les Herredyr sont des individus qui gardent les tracent de l’ancienne alliance avec les Seigneurs des Bêtes. Ils sont souvent relativement asociaux car quelque chose en eux n’est pas en accord avec la vie civilisée. Les Herredyrs de la voie des Armes sont appelés Gorach’rughadh, littéralement «La bête rugissante». Les Herredyrs de la voie de l’Ombre sont appelés Gorach’dubh, littéralement «La bête noire». Les Herredyrs de la voie de la Magie sont appelés Gorach’gwybod, littéralement « La bête qui sait». + <text:span text:style-name="T2">Règle particulière : il est conseillé de limiter cet Archétype à un seul par groupe de personnage.</text:span></text:p>
      <text:h text:style-name="Heading_20_5" text:outline-level="5"><text:bookmark-start text:name="_allégeance_bestiale"/>Allégeance bestiale<text:bookmark-end text:name="_allégeance_bestiale"/></text:h>
      <text:p text:style-name="First_20_paragraph"><text:span text:style-name="T1">En Khernaë :Fealded Chatakh</text:span> + <text:span text:style-name="T1">En Meldète : Dílseacht’Beithigh</text:span> + <text:span text:style-name="T1">En Melg :Uskolisuta Eläimen</text:span> + Dès le niveau 3, vous découvrez votre allégeance bestiale, de quel origine est le sang qui coule dans vos veines. De cette allégeance dépendra l’évolution du personnage.</text:p>
      <text:p text:style-name="Text_20_body">§§§ .table-container |Type|Jets de sauvegarde| |:-:|:-:| |<text:span text:style-name="T1">Aigle</text:span>|Force, Charisme| |<text:span text:style-name="T1">Cerf</text:span>|Force, Constitution| |<text:span text:style-name="T1">Chouette</text:span>|Dextérité, Sagesse| |<text:span text:style-name="T1">Hibou</text:span>|Intelligence, Sagesse| |<text:span text:style-name="T1">Loup</text:span>|Intelligence, Charisme| |<text:span text:style-name="T1">Lynx</text:span>|Dextérité, Intelligence| |<text:span text:style-name="T1">Ours</text:span>|Force, Constitution| |<text:span text:style-name="T1">Panthère</text:span>|Dextérité, Sagesse| |<text:span text:style-name="T1">Sanglier</text:span>|Force, Constitution|</text:p>
      <text:p text:style-name="Text_20_body">L’Herredyr a toujours des rapports amicaux avec l’animal issue de son allégeance. Celui-ci ne l’attaquera jamais, sauf pour se défendre. Mieux, l’animal portera toujours secours à l’Herredyr pour répondre au pacte ancestral. + *Pour le cerf, prendre les caractéristiques d’un élan. + *Pour le lynx, prendre les caractéristiques de la panthère.</text:p>
      <text:p text:style-name="Text_20_body">§§§</text:p>
      <text:h text:style-name="Heading_20_5" text:outline-level="5"><text:bookmark-start text:name="_compétence_bestiale"/>Compétence bestiale<text:bookmark-end text:name="_compétence_bestiale"/></text:h>
      <text:p text:style-name="First_20_paragraph"><text:span text:style-name="T1">En Khernaë :Ghalloud Chatakh</text:span> + <text:span text:style-name="T1">En Meldète : Scil’Beithigh</text:span> + <text:span text:style-name="T1">En Melg :Skicklighet Eläimen</text:span> + Dès le niveau 4, votre allégeance bestiale vous donne la maîtrise de la compétence suivante:</text:p>
      <text:p text:style-name="Text_20_body">§§§ .table-container |Type|Compétence maîtrisée| |:-:|:-:| |<text:span text:style-name="T1">Aigle</text:span>|Persuasion| |<text:span text:style-name="T1">Cerf</text:span>|Athlétisme| |<text:span text:style-name="T1">Chouette</text:span>|Perspicacité| |<text:span text:style-name="T1">Hibou</text:span>|Arcanes| |<text:span text:style-name="T1">Loup</text:span>|Survie| |<text:span text:style-name="T1">Lynx</text:span>|Discrétion| |<text:span text:style-name="T1">Ours</text:span>|Intimidation| |<text:span text:style-name="T1">Panthère</text:span>|Nature| |<text:span text:style-name="T1">Sanglier</text:span>|Survie|</text:p>
      <text:p text:style-name="Text_20_body">§§§</text:p>
      <text:h text:style-name="Heading_20_5" text:outline-level="5"><text:bookmark-start text:name="_sursaut_bestial"/>Sursaut bestial<text:bookmark-end text:name="_sursaut_bestial"/></text:h>
      <text:p text:style-name="First_20_paragraph"><text:span text:style-name="T1">En Khernaë :Sailh Chatakh</text:span> + <text:span text:style-name="T1">En Meldète : Leim’Beithigh</text:span> + <text:span text:style-name="T1">En Melg :Skrämma Eläimen</text:span> + Dès le niveau 5, votre allégeance bestiale vous donne la capacité de puiser dans vos ressources profondes pour changer le cour d’une situation et obtenir un avantage à vos jets de dés. Votre nombre d’avantage dépend de votre bonus de caractéristique selon le tableau suivant.</text:p>
      <text:p text:style-name="Text_20_body">§§§ .table-container |Type|Caractéristique liée| |:-:|:-:| |<text:span text:style-name="T1">Aigle</text:span>|Charisme| |<text:span text:style-name="T1">Cerf</text:span>|Constitution| |<text:span text:style-name="T1">Chouette</text:span>|Sagesse| |<text:span text:style-name="T1">Hibou</text:span>|Intelligence| |<text:span text:style-name="T1">Loup</text:span>|Intelligence| |<text:span text:style-name="T1">Lynx</text:span>|Dextérité| |<text:span text:style-name="T1">Ours</text:span>|Force| |<text:span text:style-name="T1">Panthère</text:span>|Sagesse| |<text:span text:style-name="T1">Sanglier</text:span>|Constitution|</text:p>
      <text:p text:style-name="Text_20_body">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 + §§§</text:p>
      <text:h text:style-name="Heading_20_5" text:outline-level="5"><text:bookmark-start text:name="_férocité_bestiale"/>Férocité bestiale<text:bookmark-end text:name="_férocité_bestiale"/></text:h>
      <text:p text:style-name="First_20_paragraph"><text:span text:style-name="T1">En Khernaë :Kaz Chatakh</text:span> + <text:span text:style-name="T1">En Meldète : Fíochmhar’Beithigh</text:span> + <text:span text:style-name="T1">En Melg :Grymhet Eläimen</text:span> + Dès le niveau 6, votre allégeance bestiale vous donne la capacité de porter deux attaques lorsque vous utilisez l’action attaquer. Le nombre d’attaque est portée à trois au niveau 12. Si vous avez déjà cette capacité (par la voie des armes), vous pouvez ajouter un bonus de +2 à chaque fois en compensation (+4 au niveau 12) .</text:p>
      <text:h text:style-name="Heading_20_5" text:outline-level="5"><text:bookmark-start text:name="_compagnon_bestial"/>Compagnon bestial<text:bookmark-end text:name="_compagnon_bestial"/></text:h>
      <text:p text:style-name="First_20_paragraph"><text:span text:style-name="T1">En Khernaë :Kile Chatakh</text:span> + <text:span text:style-name="T1">En Meldète : Chompánach’Beithigh</text:span> + <text:span text:style-name="T1">En Melg :Följeslagare Eläimen</text:span> + Dès le niveau 8, votre allégeance bestiale vous permet d’avoir un compagnon animal qui sera fidèle en toute chose à l’Herredyr. SI le compagnon devait mourir, l’Herredyr ne pourrait plus en avoir avant le début de la saison suivante. + Le compagnon est particulièrement puissant car il a le même indice de dangerosité (ID) que l’Herredyr, ce qui modifie ses PA et sa VO, <text:span text:style-name="T1">avec une limitation, celle de ne pas dépasser l’ID20 même si le personnage continue sa progression au delà</text:span>.</text:p>
      <text:p text:style-name="Text_20_body">Progression du compagnon</text:p>
      <text:p text:style-name="Text_20_body">§§§ .table-container |Type|Taille|PA/niveau|VO jusqu’au niv 4|VO jusqu’au niv 8|VO jusqu’au niv 12|VO jusqu’au niv 16|VO jusqu’au niv 20| |:-:|:-:|:-:|:-:|:-:|:-:|:-:|:-:| |<text:span text:style-name="T1">Aigle</text:span>|Petite|3|+4|+5|+6|+7|+8| |<text:span text:style-name="T1">Cerf</text:span>|Grande|6|+5|+6|+7|+8|+9| |<text:span text:style-name="T1">Chouette</text:span>|très petite|2|+3|+4|+5|+6|+7| |<text:span text:style-name="T1">Hibou</text:span>|Petite|3|+4|+5|+6|+7|+8| |<text:span text:style-name="T1">Loup</text:span>|Moyenne|4|+4|+5|+6|+7|+8| |<text:span text:style-name="T1">Lynx</text:span>|Moyenne|4|+4|+5|+6|+7|+8| |<text:span text:style-name="T1">Ours</text:span>|Grande|6|+5|+6|+7|+8|+9| |<text:span text:style-name="T1">Panthère</text:span>|Moyenne|4|+4|+5|+6|+7|+8| |<text:span text:style-name="T1">Sanglier</text:span>|Moyenne|4|+3|+4|+5|+6|+7|</text:p>
      <text:p text:style-name="Text_20_body">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 + §§§</text:p>
      <text:h text:style-name="Heading_20_5" text:outline-level="5"><text:bookmark-start text:name="_sens_bestiale"/>Sens bestiale<text:bookmark-end text:name="_sens_bestiale"/></text:h>
      <text:p text:style-name="First_20_paragraph"><text:span text:style-name="T1">En Khernaë :Merzadenn Chatakh</text:span> + <text:span text:style-name="T1">En Meldète : Aireachtáil’Beithigh</text:span> + <text:span text:style-name="T1">En Melg :Upfatning Eläimen</text:span> + Dès le niveau 10, votre allégeance bestiale vous permet développer les sens de votre seigneur animal. Cela se traduit par un avantage permanent aux tests de Perception liés à ce sens.</text:p>
      <text:p text:style-name="Text_20_body">Progression du compagnon</text:p>
      <text:p text:style-name="Text_20_body">§§§ .table-container |Type|Sens concerné|Spécial| |:-:|:-:|:-:| |<text:span text:style-name="T1">Aigle</text:span>|Vue|-| |<text:span text:style-name="T1">Cerf</text:span>|Odorat|peut subir un désavantage selon le sens du vent| |<text:span text:style-name="T1">Chouette</text:span>|Vue|Désavantage le jour, mais vision dans le noir à 36 mètres| |<text:span text:style-name="T1">Hibou</text:span>|Vue|Désavantage le jour, mais vision dans le noir à 36 mètres| |<text:span text:style-name="T1">Loup</text:span>|odorat|peut subir un désavantage selon le sens du vent| |<text:span text:style-name="T1">Lynx</text:span>|Ouie|-| |<text:span text:style-name="T1">Ours</text:span>|Odorat|peut subir un désavantage selon le sens du vent| |<text:span text:style-name="T1">Panthère</text:span>|Ouie|-| |<text:span text:style-name="T1">Sanglier</text:span>|Ouie|-|</text:p>
      <text:p text:style-name="Text_20_body">§§§</text:p>
      <text:h text:style-name="Heading_20_5" text:outline-level="5"><text:bookmark-start text:name="_rage_bestiale"/>Rage bestiale<text:bookmark-end text:name="_rage_bestiale"/></text:h>
      <text:p text:style-name="First_20_paragraph"><text:span text:style-name="T1">En Khernaë :Khoun Chatakh</text:span> + <text:span text:style-name="T1">En Meldète : Haoirí’Beithigh</text:span> + <text:span text:style-name="T1">En Melg :Raivo Eläimen</text:span> + Dès le niveau 12, votre allégeance bestiale vous permet développer la rage bestiale qui représente votre capacité de survie et combat. Vos dégâts sont augmenté de 1d6. Au niveau 16, les dégâts passent à 2d6 et enfin 3d6 au niveau 20.</text:p>
      <text:h text:style-name="Heading_20_5" text:outline-level="5"><text:bookmark-start text:name="_longévité_bestiale"/>longévité bestiale<text:bookmark-end text:name="_longévité_bestiale"/></text:h>
      <text:p text:style-name="First_20_paragraph"><text:span text:style-name="T1">En Khernaë : Hoalegezh Chatakh</text:span> + <text:span text:style-name="T1">En Meldète : Fad’Saoil’Beithigh</text:span> + <text:span text:style-name="T1">En Melg :Livslängd Eläimen</text:span> + Dès le niveau 15, votre allégeance bestiale vous permet d’allonger votre durée de vie. Vous gagnez 25 ans par point de bonus de constitution. Durant cette période, l’Herredyr se stabilise à un âge mûr. Il ne vieillit que les 10 dernières années de sa vie.</text:p>
      <text:h text:style-name="Heading_20_5" text:outline-level="5"><text:bookmark-start text:name="_seigneur_des_bêtes"/>Seigneur des bêtes<text:bookmark-end text:name="_seigneur_des_bêtes"/></text:h>
      <text:p text:style-name="First_20_paragraph"><text:span text:style-name="T1">En Khernaë :Aotrou Chatakh</text:span> + <text:span text:style-name="T1">En Meldète : A’Thiarna’Beithigh</text:span> + <text:span text:style-name="T1">En Melg :Herra Eläimen</text:span> + Dès le niveau 20, vous devenez un avatar de votre allégeance bestiale. Vos caractéristiques liées à votre animal augmentent de 2 de façon permanente, jusqu’à un maximum de 22. + Vos déplacements augmentent de 6 mètres par tour pour représenter votre rapidité animale. + — title: Holtseidar — </text:p>
      <text:h text:style-name="Heading_20_3" text:outline-level="3"><text:bookmark-start text:name="_holtseidar"/>Holtseidar<text:bookmark-end text:name="_holtseidar"/></text:h>
      <text:h text:style-name="Heading_20_4" text:outline-level="4"><text:bookmark-start text:name="_évolution_du_holtseidar"/>Évolution du Holtseidar<text:bookmark-end text:name="_évolution_du_holtseidar"/></text:h>
      <text:p text:style-name="First_20_paragraph">§§§ .table-container |Niveau|Aptitudes| |:-:|:-:| |<text:span text:style-name="T1">3</text:span>|<text:a xlink:type="simple" xlink:href="#expert" office:name=""><text:span text:style-name="Definition">Expert</text:span></text:a>| |<text:span text:style-name="T1">5</text:span>|<text:a xlink:type="simple" xlink:href="#oeil-du-gardien-des-runes" office:name=""><text:span text:style-name="Definition">Oeil du gardien des runes</text:span></text:a>| |<text:span text:style-name="T1">6</text:span>|<text:a xlink:type="simple" xlink:href="#pierre-de-puissance" office:name=""><text:span text:style-name="Definition">Pierre de puissance</text:span></text:a>| |<text:span text:style-name="T1">7</text:span>|<text:a xlink:type="simple" xlink:href="#compagnon-animal-renard" office:name=""><text:span text:style-name="Definition">Compagnon animal renard</text:span></text:a>| |<text:span text:style-name="T1">8</text:span>|<text:a xlink:type="simple" xlink:href="#critique-brutal" office:name=""><text:span text:style-name="Definition">Critique brutal (+1d6)</text:span></text:a>| |<text:span text:style-name="T1">9</text:span>|<text:a xlink:type="simple" xlink:href="#seconde-attaque" office:name=""><text:span text:style-name="Definition">Seconde Attaque</text:span></text:a>| |<text:span text:style-name="T1">10</text:span>|<text:a xlink:type="simple" xlink:href="#pierre-de-puissance-superieure" office:name=""><text:span text:style-name="Definition">Pierre de puissance supérieure</text:span></text:a>| |<text:span text:style-name="T1">11</text:span>|<text:a xlink:type="simple" xlink:href="#compagnon-animal-loup" office:name=""><text:span text:style-name="Definition">Compagnon animal loup</text:span></text:a>| |<text:span text:style-name="T1">12</text:span>|<text:a xlink:type="simple" xlink:href="#pierre-de-puissance-supreme" office:name=""><text:span text:style-name="Definition">Pierre de puissance suprême</text:span></text:a>| |<text:span text:style-name="T1">13</text:span>|<text:a xlink:type="simple" xlink:href="#critique-brutal" office:name=""><text:span text:style-name="Definition">Critique brutal (+2d6)</text:span></text:a>| |<text:span text:style-name="T1">14</text:span>|<text:a xlink:type="simple" xlink:href="#comprehension" office:name=""><text:span text:style-name="Definition">Compréhension</text:span></text:a>| |<text:span text:style-name="T1">17</text:span>|<text:a xlink:type="simple" xlink:href="#compagnon-animal-second-loup" office:name=""><text:span text:style-name="Definition">Compagnon animal second loup</text:span></text:a>, <text:a xlink:type="simple" xlink:href="#critique-brutal" office:name=""><text:span text:style-name="Definition">Critique brutal (+3d6)</text:span></text:a>| |<text:span text:style-name="T1">19</text:span>|<text:a xlink:type="simple" xlink:href="#troisieme-attaque" office:name=""><text:span text:style-name="Definition">Troisième Attaque</text:span></text:a>| |<text:span text:style-name="T1">20</text:span>|<text:a xlink:type="simple" xlink:href="#veritable-holtseidar" office:name=""><text:span text:style-name="Definition">Véritable Holtseidar</text:span></text:a>| §§§</text:p>
      <text:h text:style-name="Heading_20_4" text:outline-level="4"><text:bookmark-start text:name="_aptitudes_darchétype_10"/>Aptitudes d’Archétype<text:bookmark-end text:name="_aptitudes_darchétype_10"/></text:h>
      <text:p text:style-name="First_20_paragraph">En tant que Holtseidar, vous bénéficiez des aptitudes d’Archétype suivantes.</text:p>
      <text:h text:style-name="Heading_20_5" text:outline-level="5"><text:bookmark-start text:name="_maîtrises_14"/>Maîtrises<text:bookmark-end text:name="_maîtrises_14"/></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g + <text:span text:style-name="T1">Points de Magie</text:span> : Le Holtseidar est un Archétype de connaissance, de ce fait, il développe les points de Magie (PM) s’il emprunte la voie de la Magie.</text:p>
      <text:p text:style-name="Text_20_body">Les Holtseidars l’une des castes magiques chez les Melgs. D’approche moins chamanique que le Vitnar, il marque son pouvoir dans la pierre à l’aide de runes puissantes. Considérés chez les Melgs comme des personnes hors du commun, les Holtseidars sont rarement inquiétés et sont laissés libres par les Rolfs qui apprécient à l’occasion faire appel à leurs services. Redoutables sur le champs de bataille, certains se consacrent plus au renseignement ou à l’enseignement. Il connaissent la plupart du temps de nombreuses légendes et sont appréciés lors des longues soirées d’hiver dans la hutte principale au coin du feu. Les Holtseidars de la voie des Armes sont appelés Rûnya Styrke, littéralement «Rune de force». Les Holtseidars de la voie de l’Ombre sont appelés Rûnya Snabb, littéralement «Rune de vitesse». Les Holtseidars de la voie de la Magie sont appelés Rûnya Syn, littéralement « Ruune de vision».</text:p>
      <text:h text:style-name="Heading_20_5" text:outline-level="5"><text:bookmark-start text:name="_expert"/>Expert<text:bookmark-end text:name="_expert"/></text:h>
      <text:p text:style-name="First_20_paragraph"><text:span text:style-name="T1">En Melg : Ekspert</text:span> + À partir du niveau 3, en remplacement de l’aptitude vigilance primitive, vous obtenez la maîtrise de deux compétences supplémentaires au choix. Vous pouvez choisir deux compétences parmi celles que vous maîtrisez déjà, et dans ce cas vous doublez leur bonus de maîtrise.</text:p>
      <text:h text:style-name="Heading_20_5" text:outline-level="5"><text:bookmark-start text:name="_oeil_du_gardien_des_runes"/>Oeil du gardien des runes<text:bookmark-end text:name="_oeil_du_gardien_des_runes"/></text:h>
      <text:p text:style-name="First_20_paragraph"><text:span text:style-name="T1">En Melg : Oye Vaktare Runa</text:span> + À partir du niveau 5, vous pouvez lire toutes les formes d’écriture runique des traditions claniques c’est à dire les Bergafs, les Holtars, les Omaths et autres écritures approchants.</text:p>
      <text:h text:style-name="Heading_20_5" text:outline-level="5"><text:bookmark-start text:name="_pierre_de_puissance"/>Pierre de puissance<text:bookmark-end text:name="_pierre_de_puissance"/></text:h>
      <text:p text:style-name="First_20_paragraph"><text:span text:style-name="T1">En Melg : Sten Strom</text:span> + À partir du niveau 6, Le Skell enchante une pierre. Il ne peut y en avoir qu’une seule d’active. Cette pierre lui donne un bonus de +1 à une catégorie de Jet de sauvegarde tant que la pierre est portée. La pierre doit être semi-précieuse d’une valeur de 100po.</text:p>
      <text:h text:style-name="Heading_20_5" text:outline-level="5"><text:bookmark-start text:name="_compagnon_animal_renard"/>Compagnon animal renard<text:bookmark-end text:name="_compagnon_animal_renard"/></text:h>
      <text:p text:style-name="First_20_paragraph"><text:span text:style-name="T1">En Melg : Dyrefølger</text:span> + À partir du niveau 7, le Skell s’attache les services d’un renard roux. L’animal ne s’éloigne jamais plus de 20 mètres par niveau du Skell. Il peut capturer des animaux comme des lièvres.</text:p>
      <text:h text:style-name="Heading_20_5" text:outline-level="5"><text:bookmark-start text:name="_critique_brutal"/>Critique brutal<text:bookmark-end text:name="_critique_brutal"/></text:h>
      <text:p text:style-name="First_20_paragraph"><text:span text:style-name="T1">En Melg : Krit Valdsam</text:span> + À partir du niveau 8, quand vous blessez un adversaire et que vous lui causez un coup critique (c’est à dire plus de dégâts que sa valeur de constitution), vous pouvez lancer un dé de dégâts additionnel quand vous déterminez les dégâts. À partir du niveau 13, vous lancez deux dés additionnels, et trois dés à partir du niveau 17.</text:p>
      <text:h text:style-name="Heading_20_5" text:outline-level="5"><text:bookmark-start text:name="_seconde_attaque_2"/>Seconde Attaque<text:bookmark-end text:name="_seconde_attaque_2"/></text:h>
      <text:p text:style-name="First_20_paragraph"><text:span text:style-name="T1">En Melg : SekundAngreb</text:span> + À partir du niveau 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choisissez une arme de prédilection parmi celles que vous maîtrisez et vous ajoutez +2 aux Dégâts.</text:p>
      <text:h text:style-name="Heading_20_5" text:outline-level="5"><text:bookmark-start text:name="_pierre_de_puissance_supérieure"/>Pierre de puissance supérieure<text:bookmark-end text:name="_pierre_de_puissance_supérieure"/></text:h>
      <text:p text:style-name="First_20_paragraph"><text:span text:style-name="T1">En Melg : Sten Strom överlägsen</text:span> + À partir du niveau 10, Le Skell enchante une pierre. Il ne peut y en avoir qu’une seule d’active. Cette pierre lui donne un bonus de +2 à une catégorie de Jet de sauvegarde tant que la pierre est portée. La pierre doit être précieuse d’une valeur de 300po.</text:p>
      <text:h text:style-name="Heading_20_5" text:outline-level="5"><text:bookmark-start text:name="_compagnon_animal_loup"/>Compagnon animal loup<text:bookmark-end text:name="_compagnon_animal_loup"/></text:h>
      <text:p text:style-name="First_20_paragraph"><text:span text:style-name="T1">En Melg : Dyrefølger</text:span> + À partir du niveau 11, le Skell s’attache les services d’un loup. L’animal ne s’éloigne jamais plus de 40 mètres par niveau du Skell. Il peut capturer des animaux comme des lièvres.</text:p>
      <text:h text:style-name="Heading_20_5" text:outline-level="5"><text:bookmark-start text:name="_pierre_de_puissance_suprême"/>Pierre de puissance suprême<text:bookmark-end text:name="_pierre_de_puissance_suprême"/></text:h>
      <text:p text:style-name="First_20_paragraph"><text:span text:style-name="T1">En Melg : Sten Strom överpeme</text:span> + À partir du niveau 12, Le Skell enchante une pierre. Il ne peut y en avoir qu’une seule d’active. Cette pierre lui donne un bonus de +3 à une catégorie de Jet de sauvegarde tant que la pierre est portée. La pierre doit être précieuse d’une valeur de 600po.</text:p>
      <text:h text:style-name="Heading_20_5" text:outline-level="5"><text:bookmark-start text:name="_compréhension"/>Compréhension<text:bookmark-end text:name="_compréhension"/></text:h>
      <text:p text:style-name="First_20_paragraph"><text:span text:style-name="T1">En Melg : Förstå</text:span> + À partir du niveau 14, le Skell apprend une langue supplémentaire.</text:p>
      <text:h text:style-name="Heading_20_5" text:outline-level="5"><text:bookmark-start text:name="_compagnon_animal_second_loup"/>Compagnon animal second loup<text:bookmark-end text:name="_compagnon_animal_second_loup"/></text:h>
      <text:p text:style-name="First_20_paragraph"><text:span text:style-name="T1">En Melg : Dyrefølger</text:span> + À partir du niveau 17, le Skell s’attache les services d’un second loup. L’animal ne s’éloigne jamais plus de 80 mètres par niveau du Skell. Il peut capturer des animaux comme des lièvres.</text:p>
      <text:h text:style-name="Heading_20_5" text:outline-level="5"><text:bookmark-start text:name="_troisième_attaque_2"/>Troisième Attaque<text:bookmark-end text:name="_troisième_attaque_2"/></text:h>
      <text:p text:style-name="First_20_paragraph"><text:span text:style-name="T1">En Melg : Tredje Angreb</text:span> + À partir du niveau 1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ajoutez +4 aux Dégâts supplémentaires à l’arme de prédilection que vous aviez choisis précédemment.</text:p>
      <text:h text:style-name="Heading_20_5" text:outline-level="5"><text:bookmark-start text:name="_véritable_holtseidar"/>Véritable Holtseidar<text:bookmark-end text:name="_véritable_holtseidar"/></text:h>
      <text:p text:style-name="First_20_paragraph"><text:span text:style-name="T1">En Melg : Holtseidar</text:span> + Au niveau 20, le Holtseidar est accompli et augmente ses caractéristiques de * et de * de 2 points sans pouvoir dépasser 22. — title: Ior — </text:p>
      <text:h text:style-name="Heading_20_3" text:outline-level="3"><text:bookmark-start text:name="_ior"/>Ior<text:bookmark-end text:name="_ior"/></text:h>
      <text:h text:style-name="Heading_20_4" text:outline-level="4"><text:bookmark-start text:name="_évolution_du_ior"/>Évolution du Ior<text:bookmark-end text:name="_évolution_du_ior"/></text:h>
      <text:p text:style-name="First_20_paragraph">§§§ .table-container |Niveau|Aptitudes| |:-:|:-:| |<text:span text:style-name="T1">3</text:span>|<text:a xlink:type="simple" xlink:href="#rage-de-teutes" office:name=""><text:span text:style-name="Definition">Rage de Teutès</text:span></text:a>| |<text:span text:style-name="T1">4</text:span>|<text:a xlink:type="simple" xlink:href="#temerite" office:name=""><text:span text:style-name="Definition">Témérité</text:span></text:a>| |<text:span text:style-name="T1">6</text:span>|<text:a xlink:type="simple" xlink:href="#rage-aveugle" office:name=""><text:span text:style-name="Definition">Rage aveugle</text:span></text:a>| |<text:span text:style-name="T1">7</text:span>|<text:a xlink:type="simple" xlink:href="#instinct-sauvage-de-teutes" office:name=""><text:span text:style-name="Definition">Instinct sauvage de Teutès</text:span></text:a>| |<text:span text:style-name="T1">8</text:span>|<text:a xlink:type="simple" xlink:href="#attaque-supplementaire" office:name=""><text:span text:style-name="Definition">Attaque supplémentaire</text:span></text:a>| |<text:span text:style-name="T1">9</text:span>|<text:a xlink:type="simple" xlink:href="#toujours-debout" office:name=""><text:span text:style-name="Definition">Toujours debout</text:span></text:a>| |<text:span text:style-name="T1">10</text:span>|<text:a xlink:type="simple" xlink:href="#cri-sauvage" office:name=""><text:span text:style-name="Definition">Cri sauvage</text:span></text:a>| |<text:span text:style-name="T1">11</text:span>|<text:a xlink:type="simple" xlink:href="#rage-implaccable-de-teutes" office:name=""><text:span text:style-name="Definition">Rage Implacable de Teutès</text:span></text:a>| |<text:span text:style-name="T1">15</text:span>|<text:a xlink:type="simple" xlink:href="#attaque-supplementaire" office:name=""><text:span text:style-name="Definition">Attaque supplémentaire</text:span></text:a>| |<text:span text:style-name="T1">16</text:span>|<text:a xlink:type="simple" xlink:href="#rage-indomptable-de-teutes" office:name=""><text:span text:style-name="Definition">Rage Indomptable de Teutès</text:span></text:a>| |<text:span text:style-name="T1">20</text:span>|<text:a xlink:type="simple" xlink:href="#champion-de-teutes" office:name=""><text:span text:style-name="Definition">Champion de Teutès</text:span></text:a>, <text:a xlink:type="simple" xlink:href="#veritable-ior" office:name=""><text:span text:style-name="Definition">Véritable Ior</text:span></text:a>| §§§</text:p>
      <text:h text:style-name="Heading_20_4" text:outline-level="4"><text:bookmark-start text:name="_aptitudes_darchétype_11"/>Aptitudes d’Archétype<text:bookmark-end text:name="_aptitudes_darchétype_11"/></text:h>
      <text:p text:style-name="First_20_paragraph">En tant que Ior, vous bénéficiez des aptitudes d’Archétype suivantes.</text:p>
      <text:h text:style-name="Heading_20_5" text:outline-level="5"><text:bookmark-start text:name="_maîtrises_15"/>Maîtrises<text:bookmark-end text:name="_maîtrises_15"/></text:h>
      <text:p text:style-name="First_20_paragraph"><text:span text:style-name="T1">Armures</text:span> : armures légères, armures intermédiaires. + <text:span text:style-name="T1">Armes</text:span> : armes courantes, Hache, Hache à deux mains. + <text:span text:style-name="T1">Outils</text:span> : aucun + <text:span text:style-name="T1">Jets de sauvegarde</text:span> : Force, Constitution. + <text:span text:style-name="T1">Compétences</text:span> : Athlétisme, Dressage, Intimidation, Perception, Survie. + <text:span text:style-name="T1">Conditions d’accessibilité</text:span>: Être de culture Meldète + <text:span text:style-name="T1">Points de Magie</text:span> : Le Ior est un Archétype sacré, de ce fait, il développe les points de Foi (PF) s’il emprunte la voie de la Magie.</text:p>
      <text:p text:style-name="Text_20_body">La caste des Ioros regroupe une élite meldètes qui décide de vivre de la guerre pour la gloire du dieu de la guerre Teutès. Souvent placés auprès de membres de la caste des Genos, plus rarement guerriers itinérants ou mercenaires, les Ioros sont facilement reconnaissables au tatouage de deux yeux sur leur front (le « regard de Teutès »). Tout membre de la caste des Ioros qui n’est pas engagé au service d’un Genos ou d’un roi peut être requis par le roi local ou un drodan pour accomplir une mission. Un prix sera toujours fixé, dont la moitié sera versée d’avance. Un Ior peut refuser une mission, mais cela peut entacher son « Tor » et le faire passer pour un lâche. Si un membre de cette caste acquiert une réputation de lâche, les autres Ioros auront le devoir sacré de le traquer, de le défier et de le tuer pour exposer sa carcasse aux charognards. + Les Ioros de la voie des Armes sont appelés Edrich’Marv, littéralement «Le Regard de la Mort». Les Ioros de la voie de l’Ombre sont appelés Edrich’Ofn, littéralement «Le regard de la Peur». Les Ioros de la voie de la Magie sont appelés Edrich’Poen, littéralement «Le regard de Souffrance».</text:p>
      <text:h text:style-name="Heading_20_5" text:outline-level="5"><text:bookmark-start text:name="_rage_de_teutès"/>Rage de Teutès<text:bookmark-end text:name="_rage_de_teutès"/></text:h>
      <text:p text:style-name="First_20_paragraph"><text:span text:style-name="T1">En Meldète : Cyndared’Teutès</text:span> + A partir du niveau 3, quand vous vous retrouvez au cœur de la bataille, vous êtes animé d’une férocité animale. Lors de votre tour, vous pouvez utiliser une action bonus pour être pris de rage. Tant que vous êtes enragé, et si vous ne portez pas d’armure lourde, vous obtenez les bénéfices suivants :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2. Ce bonus augmente en même temps que votre niveau. + • Vous devenez résistant aux dégâts contondants, perforants et tranchants. Par contre, tant que vous êtes enragé, vous ne pouvez pas lancer de sort ou vous concentrer sur des sorts, même si vous en avez normalement la capacité. + Votre rag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e Ior possède <text:span text:style-name="T1">deux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témérité"/>Témérité<text:bookmark-end text:name="_témérité"/></text:h>
      <text:p text:style-name="First_20_paragraph"><text:span text:style-name="T1">En Meldète : Chùramach</text:span> + À partir du niveau 4, vous pouvez mettre de côté toute tentative de vous défendre pour attaquer avec l’énergie du désespoir. Lors de votre tour, quand vous faites votre première attaque, vous pouvez décider d’attaquer avec témérité. Vous bénéficiez d’un <text:a xlink:type="simple" xlink:href="/utiliser-les-caracteristiques/#avantage-et-desavantage" office:name=""><text:span text:style-name="Definition"><text:span text:style-name="T2">avantage</text:span></text:span></text:a> sur toutes vos attaques de corps-à- corps basées sur la Force pendant ce tour, mais les attaques dirigées contre vous bénéficient aussi d’un <text:a xlink:type="simple" xlink:href="/utiliser-les-caracteristiques/#avantage-et-desavantage" office:name=""><text:span text:style-name="Definition"><text:span text:style-name="T2">avantage</text:span></text:span></text:a> jusqu’à votre prochain tour.</text:p>
      <text:h text:style-name="Heading_20_5" text:outline-level="5"><text:bookmark-start text:name="_rage_aveugle"/>Rage aveugle<text:bookmark-end text:name="_rage_aveugle"/></text:h>
      <text:p text:style-name="First_20_paragraph"><text:span text:style-name="T1">En Meldète : Cyndared’Dall</text:span> + À partir du niveau 6,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endant que vous êtes enragé. Si vous êtes déjà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au moment où vous vous mettez en rage, l’effet est suspendu le temps de la rage.</text:p>
      <text:h text:style-name="Heading_20_5" text:outline-level="5"><text:bookmark-start text:name="_instinct_sauvage_de_teutès"/>Instinct sauvage de Teutès<text:bookmark-end text:name="_instinct_sauvage_de_teutès"/></text:h>
      <text:p text:style-name="First_20_paragraph"><text:span text:style-name="T1">En Meldète : Gredf’Gwyllt’Teutès</text:span> + Au niveau 7, votre instinct s’est affiné au point que vous bénéficiez d’un <text:a xlink:type="simple" xlink:href="/utiliser-les-caracteristiques/#avantage-et-desavantage" office:name=""><text:span text:style-name="Definition"><text:span text:style-name="T2">avantage</text:span></text:span></text:a> sur vos jets d’initiative. + De plus, si vous êtes <text:a xlink:type="simple" xlink:href="/gerer-la-sante-du-personnage/#surpris" office:name=""><text:span text:style-name="Definition"><text:span text:style-name="T2">surpris</text:span></text:span></text:a> au début d’un combat mais que vous n’êtes pas <text:a xlink:type="simple" xlink:href="/gerer-la-sante-du-personnage/#neutralise" office:name=""><text:span text:style-name="Definition"><text:span text:style-name="T2">neutralisé</text:span></text:span></text:a>, vous avez la possibilité d’agir normalement pendant votre premier tour si vous le commencez en entrant dans un état de rage.</text:p>
      <text:h text:style-name="Heading_20_5" text:outline-level="5"><text:bookmark-start text:name="_attaque_supplémentaire_4"/>Attaque supplémentaire<text:bookmark-end text:name="_attaque_supplémentaire_4"/></text:h>
      <text:p text:style-name="First_20_paragraph"><text:span text:style-name="T1">En Meldète : Ionnsaigh’Mwy</text:span> + À partir du niveau 8, vous pouvez attaquer deux fois au lieu d’une quand vous choisissez l’action <text:a xlink:type="simple" xlink:href="/combattre/#attaquer" office:name=""><text:span text:style-name="Definition"><text:span text:style-name="T2">attaquer</text:span></text:span></text:a> lors de votre tour. Si vous possédez déjà une attaque supplémentaire, vous ajoutez +1 aux dégâts de l’arme.</text:p>
      <text:h text:style-name="Heading_20_5" text:outline-level="5"><text:bookmark-start text:name="_toujours_debout"/>Toujours debout<text:bookmark-end text:name="_toujours_debout"/></text:h>
      <text:p text:style-name="First_20_paragraph"><text:span text:style-name="T1">En Meldète : An-còmhnaidh’seffyl</text:span> + A partir du niveau 9, quand vous êtes en état de rage, vous devenez insensible et lorsque vous encaissez des coups critiques, l’effet d’inconscience ne s’applique pas lorsque vous échouez votre JS de constitution entre 1 et 10. L’effet est simplement ignoré.</text:p>
      <text:h text:style-name="Heading_20_5" text:outline-level="5"><text:bookmark-start text:name="_cri_sauvage"/>Cri sauvage<text:bookmark-end text:name="_cri_sauvage"/></text:h>
      <text:p text:style-name="First_20_paragraph"><text:span text:style-name="T1">En Meldète : Eigh’Gwyllt</text:span> + Le cri sauvage est à la fois un cri de guerre et de joie sauvage que vous poussez lorsque vous frappez un ennemi de toutes vos forces. À partir du niveau 10, lorsque vous choisissez d’utiliser votre aptitude témérité, vous pouvez dépenser une action bonus pour pousser un cri sauvage et obtenir un bonus de 1d6 aux dégâts infligés par une attaque au corps-à-corps à votre tour. Si vous êtes à ce moment-là en rage, vous ajoutez 2d6 aux dégâts de l’attaque au lieu de 1d6.</text:p>
      <text:h text:style-name="Heading_20_5" text:outline-level="5"><text:bookmark-start text:name="_rage_implacable_de_teutès"/>Rage Implacable de Teutès<text:bookmark-end text:name="_rage_implacable_de_teutès"/></text:h>
      <text:p text:style-name="First_20_paragraph"><text:span text:style-name="T1">En Meldète : Cyndared’didostur’Teutès</text:span> + A partir du niveau 11, quand vous vous retrouvez en rage dans les mêmes conditions que la capacité de niveau 3 <text:span text:style-name="T1">Cyndared’Teutès</text:span> , vous obtenez les bénéfices suivants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3. Ce bonus augmente en même temps que votre niveau. + • Vous devenez <text:a xlink:type="simple" xlink:href="/combattre/#resistance-et-vulnerabilite-aux-degats" office:name=""><text:span text:style-name="Definition"><text:span text:style-name="T2">résistant</text:span></text:span></text:a> aux dégâts contondants, perforants et tranchants. + Par contre, tant que vous êtes enragé, vous ne pouvez pas lancer de sort ou vous concentrer sur des sorts, même si vous en avez normalement la capacité. + Votre rage dure 1 minute (10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e Ior possède <text:span text:style-name="T1">quatre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attaque_supplémentaire_5"/>Attaque supplémentaire<text:bookmark-end text:name="_attaque_supplémentaire_5"/></text:h>
      <text:p text:style-name="First_20_paragraph"><text:span text:style-name="T1">En Meldète : Ionnsaigh’Mwy</text:span> + À partir du niveau 15, vous pouvez attaquer trois fois au lieu d’une quand vous choisissez l’action <text:a xlink:type="simple" xlink:href="/combattre/#attaquer" office:name=""><text:span text:style-name="Definition"><text:span text:style-name="T2">attaquer</text:span></text:span></text:a> lors de votre tour. Si vous possédez déjà une attaque supplémentaire, vous ajoutez +2 aux dégâts de l’arme.</text:p>
      <text:h text:style-name="Heading_20_5" text:outline-level="5"><text:bookmark-start text:name="_rage_indomptable_de_teutès"/>Rage Indomptable de Teutès<text:bookmark-end text:name="_rage_indomptable_de_teutès"/></text:h>
      <text:p text:style-name="First_20_paragraph"><text:span text:style-name="T1">En Meldète : Cyndared’Anorchfygol’Teutès</text:span> + A partir du niveau 16, quand vous vous retrouvez en rage dans les mêmes conditions que la capacité de niveau 3 <text:span text:style-name="T1">Cyndared’Teutès</text:span> , vous obtenez les bénéfices suivants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4. Ce bonus augmente en même temps que votre niveau. + • Vous devenez <text:a xlink:type="simple" xlink:href="/combattre/#resistance-et-vulnerabilite-aux-degats" office:name=""><text:span text:style-name="Definition"><text:span text:style-name="T2">résistant</text:span></text:span></text:a> aux dégâts contondants, perforants et tranchants. + Par contre, tant que vous êtes enragé, vous ne pouvez pas lancer de sort ou vous concentrer sur des sorts, même si vous en avez normalement la capacité. + Vous êtes habité d’une telle rage qu’elle ne prend fin prématurément que si vous êtes inconscient ou que vous choisissez de sortir de cet état. Vous pouvez aussi utiliser une action bonus pour mettre fin à cet état pendant votre tour. Le Ior possède <text:span text:style-name="T1">six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hampion_de_teutès"/>Champion de Teutès<text:bookmark-end text:name="_champion_de_teutès"/></text:h>
      <text:p text:style-name="First_20_paragraph"><text:span text:style-name="T1">En Meldète : Campwerh’Teutès</text:span> + Au niveau 20, vous êtes devenu une véritable force de la puissance de Teutès. Vous pouvez rentrer en rage de façon illimitée.</text:p>
      <text:h text:style-name="Heading_20_5" text:outline-level="5"><text:bookmark-start text:name="_véritable_ior"/>Véritable Ior<text:bookmark-end text:name="_véritable_ior"/></text:h>
      <text:p text:style-name="First_20_paragraph"><text:span text:style-name="T1">En Meldète : Ior</text:span> + Au niveau 20, le Ior est accompli et augmente ses caractéristiques de Force et de Constitution de 2 points sans pouvoir dépasser 22. — title: Jargl — </text:p>
      <text:h text:style-name="Heading_20_3" text:outline-level="3"><text:bookmark-start text:name="_jargl"/>Jargl<text:bookmark-end text:name="_jargl"/></text:h>
      <text:h text:style-name="Heading_20_4" text:outline-level="4"><text:bookmark-start text:name="_évolution_du_jargl"/>Évolution du Jargl<text:bookmark-end text:name="_évolution_du_jargl"/></text:h>
      <text:p text:style-name="First_20_paragraph">§§§ .table-container |Niveau|Aptitudes| |:-:|:-:| |<text:span text:style-name="T1">3</text:span>|<text:a xlink:type="simple" xlink:href="#trompe-la-mort" office:name=""><text:span text:style-name="Definition">Trompe la mort</text:span></text:a>| |<text:span text:style-name="T1">5</text:span>|<text:a xlink:type="simple" xlink:href="#champion" office:name=""><text:span text:style-name="Definition">Champion (Seuil de critique 5)</text:span></text:a>| |<text:span text:style-name="T1">6</text:span>|<text:a xlink:type="simple" xlink:href="#rapidite" office:name=""><text:span text:style-name="Definition">Rapidité (+3m)</text:span></text:a>| |<text:span text:style-name="T1">7</text:span>|<text:a xlink:type="simple" xlink:href="#attaque-supplementaire" office:name=""><text:span text:style-name="Definition">Attaque supplémentaire (seconde attaque)</text:span></text:a>| |<text:span text:style-name="T1">8</text:span>|<text:a xlink:type="simple" xlink:href="#endurance" office:name=""><text:span text:style-name="Definition">Endurance</text:span></text:a>| |<text:span text:style-name="T1">10</text:span>|<text:a xlink:type="simple" xlink:href="#survivant" office:name=""><text:span text:style-name="Definition">Survivant</text:span></text:a>| |<text:span text:style-name="T1">12</text:span>|<text:a xlink:type="simple" xlink:href="#rapidite" office:name=""><text:span text:style-name="Definition">Rapidité (+6m)</text:span></text:a>| |<text:span text:style-name="T1">14</text:span>|<text:a xlink:type="simple" xlink:href="#represailles" office:name=""><text:span text:style-name="Definition">Représailles</text:span></text:a>| |<text:span text:style-name="T1">15</text:span>|<text:a xlink:type="simple" xlink:href="#champion" office:name=""><text:span text:style-name="Definition">Champion (Seuil de critique 4)</text:span></text:a>| |<text:span text:style-name="T1">18</text:span>|<text:a xlink:type="simple" xlink:href="#attaque-supplementaire" office:name=""><text:span text:style-name="Definition">Attaque supplémentaire (troisième attaque)</text:span></text:a>| |<text:span text:style-name="T1">19</text:span>|<text:a xlink:type="simple" xlink:href="#champion" office:name=""><text:span text:style-name="Definition">Champion (Seuil de critique 3)</text:span></text:a>, <text:a xlink:type="simple" xlink:href="#champion-mythique" office:name=""><text:span text:style-name="Definition">Champion mythique</text:span></text:a>| |<text:span text:style-name="T1">20</text:span>|<text:a xlink:type="simple" xlink:href="#veritable-jargl" office:name=""><text:span text:style-name="Definition">Véritable Jargl</text:span></text:a>| §§§</text:p>
      <text:h text:style-name="Heading_20_4" text:outline-level="4"><text:bookmark-start text:name="_aptitudes_darchétype_12"/>Aptitudes d’Archétype<text:bookmark-end text:name="_aptitudes_darchétype_12"/></text:h>
      <text:p text:style-name="First_20_paragraph">En tant que Jargl, vous bénéficiez des aptitudes d’Archétype suivantes.</text:p>
      <text:h text:style-name="Heading_20_5" text:outline-level="5"><text:bookmark-start text:name="_maîtrises_16"/>Maîtrises<text:bookmark-end text:name="_maîtrises_16"/></text:h>
      <text:p text:style-name="First_20_paragraph"><text:span text:style-name="T1">Armures</text:span> : armures légères, boucliers + <text:span text:style-name="T1">Armes</text:span> : armes courantes, épée longue, Hache de bataille + <text:span text:style-name="T1">Outils</text:span> : Véhicule terrestre + <text:span text:style-name="T1">Jets de sauvegarde</text:span> : Dextérité, Constitution + <text:span text:style-name="T1">Compétences</text:span> : choisissez trois compétences parmi Acrobaties, Athlétisme, Dressage, Discrétion, Intimidation, Perception et Survie + <text:span text:style-name="T1">Conditions d’accessibilité</text:span>: Être de culture Khernaëe + <text:span text:style-name="T1">Points de Magie</text:span> : Le Jargl est un Archétype mystique, de ce fait, il développe les points de Foi (PF) s’il emprunte la voie de la Magie.</text:p>
      <text:p text:style-name="Text_20_body">Les Jargls sont des champions qui se mettent au service d’un Rek khernaë. + Les Jargls de la voie des Armes sont appelés Karreg, littéralement «Le Rocher». Les Jargls de la voie de l’Ombre sont appelés Avel Marv, littéralement «Le vent de la mort». Les Jargls de la voie de la Magie sont appelés Braouach, littéralement « Terrible».</text:p>
      <text:h text:style-name="Heading_20_5" text:outline-level="5"><text:bookmark-start text:name="_trompe_la_mort"/>Trompe la mort<text:bookmark-end text:name="_trompe_la_mort"/></text:h>
      <text:p text:style-name="First_20_paragraph"><text:span text:style-name="T1">En Khern : Khorn’Marv</text:span> + À partir du niveau 3, le champion gagne un bonus de +1 point d’action (PA) par niveau, quelque soit sa voie.</text:p>
      <text:h text:style-name="Heading_20_5" text:outline-level="5"><text:bookmark-start text:name="_champion"/>Champion<text:bookmark-end text:name="_champion"/></text:h>
      <text:p text:style-name="First_20_paragraph"><text:span text:style-name="T1">En Khern : Maout</text:span> + À partir du niveau 5, le Jargl peut utiliser sa capacité de champion pour être redoutable et imprévisible au combat pendant un court instant. + Pour 1d6 rounds + son modificateur de constitution, pour l’action attaquer et uniquement pour ce type d’action, le seuil de critique du dés passe à 5, il passe à 4 au niveau 15 et 3 au niveau 19. Vous devez faire un <text:a xlink:type="simple" xlink:href="/gerer-la-sante-du-personnage/#repos-long" office:name=""><text:span text:style-name="Definition"><text:span text:style-name="T2">repos long</text:span></text:span></text:a> avant de pouvoir réutiliser cette capacité.</text:p>
      <text:h text:style-name="Heading_20_5" text:outline-level="5"><text:bookmark-start text:name="_rapidité"/>Rapidité<text:bookmark-end text:name="_rapidité"/></text:h>
      <text:p text:style-name="First_20_paragraph"><text:span text:style-name="T1">En Khern : Taoler</text:span> + À partir du niveau 6, le Jargl se déplace rapidement. Il gagne 3 mètres de déplacement par round. Il gagne 3 mètres supplémentaire au niveau 12 et 3 mètres encore au niveau 18</text:p>
      <text:h text:style-name="Heading_20_5" text:outline-level="5"><text:bookmark-start text:name="_attaque_supplémentaire_6"/>Attaque supplémentaire<text:bookmark-end text:name="_attaque_supplémentaire_6"/></text:h>
      <text:p text:style-name="First_20_paragraph"><text:span text:style-name="T1">En Khern : Argad Adh</text:span> + À partir du niveau 7, vous pouvez attaquer deux fois au lieu d’une à chaque fois que vous choisissez l’action attaquer pendant votre tour. Si vous avez déjà une deuxième attaque, vous ajoutez +1 aux dégâts en compensation.</text:p>
      <text:h text:style-name="Heading_20_5" text:outline-level="5"><text:bookmark-start text:name="_endurance"/>Endurance<text:bookmark-end text:name="_endurance"/></text:h>
      <text:p text:style-name="First_20_paragraph"><text:span text:style-name="T1">En Khern : Andur</text:span> + À partir du niveau 8, le Jargl peut se déplacer en courant grâce à son endurance hors norme. Souvent, le Jargl court à côté de son roi qui est à cheval. Pour se faire, ils sont des coureurs exceptionnellement endurants. Ainsi, ils peuvent courir (chargé) 1 heure de plus par point de modificateur de constitution.</text:p>
      <text:h text:style-name="Heading_20_5" text:outline-level="5"><text:bookmark-start text:name="_survivant"/>Survivant<text:bookmark-end text:name="_survivant"/></text:h>
      <text:p text:style-name="First_20_paragraph"><text:span text:style-name="T1">En Khern : Rebohserzh</text:span> + À partir du niveau 10, vous obtenez un avantage permanent pour vos tests d’athlétisme et de survie.</text:p>
      <text:h text:style-name="Heading_20_5" text:outline-level="5"><text:bookmark-start text:name="_représailles"/>Représailles<text:bookmark-end text:name="_représailles"/></text:h>
      <text:p text:style-name="First_20_paragraph"><text:span text:style-name="T1">En Khern : Rebohserzh</text:span> + À partir du niveau 14, quand vous subissez des dégâts de la part d’une créature qui se trouve dans un rayon de 1,50 mètre autour de vous, vous pouvez utiliser votre réaction pour faire une action attaquer de corps-à-corps visant cette créature en représailles. Vous devez faire un <text:a xlink:type="simple" xlink:href="/gerer-la-sante-du-personnage/#repos-court" office:name=""><text:span text:style-name="Definition"><text:span text:style-name="T2">repos court</text:span></text:span></text:a> avant de pouvoir réutiliser cette capacité.</text:p>
      <text:h text:style-name="Heading_20_5" text:outline-level="5"><text:bookmark-start text:name="_attaque_supplémentaire_7"/>Attaque supplémentaire<text:bookmark-end text:name="_attaque_supplémentaire_7"/></text:h>
      <text:p text:style-name="First_20_paragraph"><text:span text:style-name="T1">En Khern : Argad Adh</text:span> + À partir du niveau 18, vous pouvez attaquer trois fois au lieu d’une à chaque fois que vous choisissez l’action attaquer pendant votre tour. Si vous avez déjà une troisième attaque, vous ajoutez +3 aux dégâts en compensation.</text:p>
      <text:h text:style-name="Heading_20_5" text:outline-level="5"><text:bookmark-start text:name="_champion_mythique"/>Champion mythique<text:bookmark-end text:name="_champion_mythique"/></text:h>
      <text:p text:style-name="First_20_paragraph"><text:span text:style-name="T1">En Khern : Maout’Mojenn</text:span> + Au niveau 19, vos incarnez le champion mythique. + Vous devenez résistant aux dégâts contondants, perforants et tranchants.</text:p>
      <text:h text:style-name="Heading_20_5" text:outline-level="5"><text:bookmark-start text:name="_véritable_jargl"/>Véritable Jargl<text:bookmark-end text:name="_véritable_jargl"/></text:h>
      <text:p text:style-name="First_20_paragraph"><text:span text:style-name="T1">En Khern : Jargl</text:span> + Au niveau 20, le Jargl est accompli et augmente ses caractéristiques de Constitution et de Dextérité de 2 points sans pouvoir dépasser 22. — title: "Jörghal" — </text:p>
      <text:h text:style-name="Heading_20_3" text:outline-level="3"><text:bookmark-start text:name="_jörghal"/>Jörghal<text:bookmark-end text:name="_jörghal"/></text:h>
      <text:h text:style-name="Heading_20_4" text:outline-level="4"><text:bookmark-start text:name="_évolution_du_jörghal"/>Évolution du Jörghal<text:bookmark-end text:name="_évolution_du_jörghal"/></text:h>
      <text:p text:style-name="First_20_paragraph">§§§ .table-container |Niveau|Aptitudes| |:-:|:-:| |<text:span text:style-name="T1">3</text:span>|<text:a xlink:type="simple" xlink:href="#vengeance" office:name=""><text:span text:style-name="Definition">Vengeance</text:span></text:a>| |<text:span text:style-name="T1">5</text:span>|<text:a xlink:type="simple" xlink:href="#champion" office:name=""><text:span text:style-name="Definition">Champion (Seuil de critique 5)</text:span></text:a>| |<text:span text:style-name="T1">6</text:span>|<text:a xlink:type="simple" xlink:href="#maitre-des-haches" office:name=""><text:span text:style-name="Definition">Maître des haches</text:span></text:a>| |<text:span text:style-name="T1">7</text:span>|<text:a xlink:type="simple" xlink:href="#attaque-supplementaire" office:name=""><text:span text:style-name="Definition">Attaque supplémentaire (seconde attaque)</text:span></text:a>| |<text:span text:style-name="T1">9</text:span>|<text:a xlink:type="simple" xlink:href="#colosse" office:name=""><text:span text:style-name="Definition">Colosse</text:span></text:a>| |<text:span text:style-name="T1">10</text:span>|<text:a xlink:type="simple" xlink:href="#survivant" office:name=""><text:span text:style-name="Definition">Survivant</text:span></text:a>| |<text:span text:style-name="T1">12</text:span>|<text:a xlink:type="simple" xlink:href="#ame-du-guerrier" office:name=""><text:span text:style-name="Definition">Âme du guerrier</text:span></text:a>| |<text:span text:style-name="T1">14</text:span>|<text:a xlink:type="simple" xlink:href="#represailles" office:name=""><text:span text:style-name="Definition">Représailles</text:span></text:a>| |<text:span text:style-name="T1">17</text:span>|<text:a xlink:type="simple" xlink:href="#attaque-supplementaire" office:name=""><text:span text:style-name="Definition">Attaque supplémentaire (troisième attaque)</text:span></text:a>| |<text:span text:style-name="T1">18</text:span>|<text:a xlink:type="simple" xlink:href="#champion" office:name=""><text:span text:style-name="Definition">Champion (Seuil de critique 4)</text:span></text:a>| |<text:span text:style-name="T1">20</text:span>|<text:a xlink:type="simple" xlink:href="#veritable-jorghal" office:name=""><text:span text:style-name="Definition">Véritable Jörghal</text:span></text:a>| §§§</text:p>
      <text:h text:style-name="Heading_20_4" text:outline-level="4"><text:bookmark-start text:name="_aptitudes_darchétype_13"/>Aptitudes d’Archétype<text:bookmark-end text:name="_aptitudes_darchétype_13"/></text:h>
      <text:p text:style-name="First_20_paragraph">En tant que Jörghal, vous bénéficiez des aptitudes d’Archétype suivantes.</text:p>
      <text:h text:style-name="Heading_20_5" text:outline-level="5"><text:bookmark-start text:name="_maîtrises_17"/>Maîtrises<text:bookmark-end text:name="_maîtrises_17"/></text:h>
      <text:p text:style-name="First_20_paragraph"><text:span text:style-name="T1">Armures</text:span> : armures lourdes + <text:span text:style-name="T1">Armes</text:span> : armes courantes, épée longue, Hache de bataille + <text:span text:style-name="T1">Outils</text:span> : Véhicule terrestre + <text:span text:style-name="T1">Jets de sauvegarde</text:span> : Force, Constitution + <text:span text:style-name="T1">Compétences</text:span> : choisissez trois compétences parmi Athlétisme, Dressage, Intimidation, Perception et Survie + <text:span text:style-name="T1">Conditions d’accessibilité</text:span>: Être de culture melge + <text:span text:style-name="T1">Points de Magie</text:span> : Le Jörghal est un Archétype mystique, de ce fait, il développe les points de Foi (PF) s’il emprunte la voie de la Magie.</text:p>
      <text:p text:style-name="Text_20_body">Les Jörghals sont des champions qui se mettent au service d’un Rolf melg. + Les Jörghals de la voie des Armes sont appelés Bjerg Ofrahkölig, littéralement «La montagne infranchissable». Les Jörghals de la voie de l’Ombre sont appelés Andetag Norr, littéralement «Le souffle du nord». Les Jörghals de la voie de la Magie sont appelés Obeveklig, littéralement « inéxorable».</text:p>
      <text:h text:style-name="Heading_20_5" text:outline-level="5"><text:bookmark-start text:name="_vengeance"/>Vengeance<text:bookmark-end text:name="_vengeance"/></text:h>
      <text:p text:style-name="First_20_paragraph"><text:span text:style-name="T1">En Melg : Hämnad</text:span> + À partir du niveau 3, le champion gagne un bonus de +1d6 aux dégâts contre un adversaire qui l’a déjà blessé. Un Jörghal blessé est toujours plus dangereux et animé d’une rage.</text:p>
      <text:h text:style-name="Heading_20_5" text:outline-level="5"><text:bookmark-start text:name="_champion_2"/>Champion<text:bookmark-end text:name="_champion_2"/></text:h>
      <text:p text:style-name="First_20_paragraph"><text:span text:style-name="T1">En Melg : Mästareh</text:span> + À partir du niveau 5, le Jörghal peut utiliser sa capacité de champion pour être redoutable et imprévisible au combat pendant un court instant. + Pour 1d6 rounds, pour l’action attaquer et uniquement pour ce type d’action, le seuil de critique du dés passe à 5, il passe à 4 au niveau 18. Vous devez faire un <text:a xlink:type="simple" xlink:href="/gerer-la-sante-du-personnage/#repos-court" office:name=""><text:span text:style-name="Definition"><text:span text:style-name="T2">repos court</text:span></text:span></text:a> ou long avant de pouvoir réutiliser cette capacité.</text:p>
      <text:h text:style-name="Heading_20_5" text:outline-level="5"><text:bookmark-start text:name="_maître_des_haches"/>Maître des haches<text:bookmark-end text:name="_maître_des_haches"/></text:h>
      <text:p text:style-name="First_20_paragraph"><text:span text:style-name="T1">En Melg : Mastraë’hackad</text:span> + À partir du niveau 6, le Jörghal se utilise de préférence des armes de type hache au combat. Il obtient un bonus de +2 aux dommages avec une hache de bataille à deux mains. Il obtient la capacité de se battre avec une hache d’arme dans chaque main sans pénalités. Il augmente la portée de lancer des hachettes de 6m (12/24)</text:p>
      <text:h text:style-name="Heading_20_5" text:outline-level="5"><text:bookmark-start text:name="_attaque_supplémentaire_8"/>Attaque supplémentaire<text:bookmark-end text:name="_attaque_supplémentaire_8"/></text:h>
      <text:p text:style-name="First_20_paragraph"><text:span text:style-name="T1">En Melg : Yttelgatk</text:span> + À partir du niveau 7, vous pouvez attaquer deux fois au lieu d’une à chaque fois que vous choisissez l’action attaquer pendant votre tour. Si vous avez déjà une deuxième attaque, vous ajoutez +2 aux dégâts en compensation.</text:p>
      <text:h text:style-name="Heading_20_5" text:outline-level="5"><text:bookmark-start text:name="_colosse"/>Colosse<text:bookmark-end text:name="_colosse"/></text:h>
      <text:p text:style-name="First_20_paragraph"><text:span text:style-name="T1">En Melg : Kolosh</text:span> + À partir du niveau 9, le Jörghal peut utiliser sa force un nombre de fois égale à son modificateur de force. Il obtient ainsi un avantage pour tout test de force (JS, combat, compétences…​). Il doit attendre un <text:a xlink:type="simple" xlink:href="/gerer-la-sante-du-personnage/#repos-court" office:name=""><text:span text:style-name="Definition"><text:span text:style-name="T2">repos court</text:span></text:span></text:a> ou long pour récupérer cette capacité.</text:p>
      <text:h text:style-name="Heading_20_5" text:outline-level="5"><text:bookmark-start text:name="_survivant_2"/>Survivant<text:bookmark-end text:name="_survivant_2"/></text:h>
      <text:p text:style-name="First_20_paragraph"><text:span text:style-name="T1">En Melg : Rebohserzh</text:span> + À partir du niveau 10, vous obtenez un avantage permanent pour vos tests de récupération des blessures graves lors des repos ou des intermèdes.</text:p>
      <text:h text:style-name="Heading_20_5" text:outline-level="5"><text:bookmark-start text:name="_âme_du_guerrier"/>Âme du guerrier<text:bookmark-end text:name="_âme_du_guerrier"/></text:h>
      <text:p text:style-name="First_20_paragraph"><text:span text:style-name="T1">En Melg : Sjaelkriger</text:span> + À partir du niveau 12, le Jörghal ne peut plus être <text:a xlink:type="simple" xlink:href="/gerer-la-sante-du-personnage/#terrorise" office:name=""><text:span text:style-name="Definition"><text:span text:style-name="T2">terrorisé</text:span></text:span></text:a>. La peur est une notion qui lui est étrangère.</text:p>
      <text:h text:style-name="Heading_20_5" text:outline-level="5"><text:bookmark-start text:name="_représailles_2"/>Représailles<text:bookmark-end text:name="_représailles_2"/></text:h>
      <text:p text:style-name="First_20_paragraph"><text:span text:style-name="T1">En Melg : Rebohserzh</text:span> + À partir du niveau 14, quand vous subissez des dégâts de la part d’une créature qui se trouve dans un rayon de 1,50 mètre autour de vous, vous pouvez utiliser votre réaction pour faire une action attaquer de corps-à-corps visant cette créature en représailles. Vous devez faire un <text:a xlink:type="simple" xlink:href="/gerer-la-sante-du-personnage/#repos-court" office:name=""><text:span text:style-name="Definition"><text:span text:style-name="T2">repos court</text:span></text:span></text:a> avant de pouvoir réutiliser cette capacité.</text:p>
      <text:h text:style-name="Heading_20_5" text:outline-level="5"><text:bookmark-start text:name="_attaque_supplémentaire_9"/>Attaque supplémentaire<text:bookmark-end text:name="_attaque_supplémentaire_9"/></text:h>
      <text:p text:style-name="First_20_paragraph"><text:span text:style-name="T1">En Melg : Yttelgatk</text:span> + À partir du niveau 17, vous pouvez attaquer trois fois au lieu d’une à chaque fois que vous choisissez l’action attaquer pendant votre tour. Si vous avez déjà une troisième attaque, vous ajoutez +4 aux dégâts en compensation.</text:p>
      <text:h text:style-name="Heading_20_5" text:outline-level="5"><text:bookmark-start text:name="_champion_mythique_2"/>Champion mythique<text:bookmark-end text:name="_champion_mythique_2"/></text:h>
      <text:p text:style-name="First_20_paragraph"><text:span text:style-name="T1">En Melg : Maout’Mojenn</text:span> + Au niveau 19, vos incarnez le champion mythique. + Vous devenez résistant aux dégâts contondants, perforants et tranchants.</text:p>
      <text:h text:style-name="Heading_20_5" text:outline-level="5"><text:bookmark-start text:name="_véritable_jörghal"/>Véritable Jörghal<text:bookmark-end text:name="_véritable_jörghal"/></text:h>
      <text:p text:style-name="First_20_paragraph"><text:span text:style-name="T1">En Melg : Melg</text:span> + Au niveau 20, le Jörghal est accompli et augmente ses caractéristiques de Constitution et de Force de 2 points sans pouvoir dépasser 22. — title: Legatos — </text:p>
      <text:h text:style-name="Heading_20_3" text:outline-level="3"><text:bookmark-start text:name="_legatos"/>Legatos<text:bookmark-end text:name="_legatos"/></text:h>
      <text:h text:style-name="Heading_20_4" text:outline-level="4"><text:bookmark-start text:name="_évolution_du_legatos"/>Évolution du Legatos<text:bookmark-end text:name="_évolution_du_legatos"/></text:h>
      <text:p text:style-name="First_20_paragraph">§§§ .table-container |Niveau|Aptitudes| |:-:|:-:| |<text:span text:style-name="T1">3</text:span>|<text:a xlink:type="simple" xlink:href="#le-choix-des-armes" office:name=""><text:span text:style-name="Definition">Le choix des armes</text:span></text:a>| |<text:span text:style-name="T1">4</text:span>|<text:a xlink:type="simple" xlink:href="#autorite-legitime" office:name=""><text:span text:style-name="Definition">Autorité légitime</text:span></text:a>| |<text:span text:style-name="T1">5</text:span>|<text:a xlink:type="simple" xlink:href="#ancrage" office:name=""><text:span text:style-name="Definition">Ancrage</text:span></text:a>| |<text:span text:style-name="T1">6</text:span>|<text:a xlink:type="simple" xlink:href="#influence" office:name=""><text:span text:style-name="Definition">Influence</text:span></text:a>| |<text:span text:style-name="T1">7</text:span>|<text:a xlink:type="simple" xlink:href="#laceration-égotique" office:name=""><text:span text:style-name="Definition">Lacération égotique (1d6)</text:span></text:a>| |<text:span text:style-name="T1">8</text:span>|<text:a xlink:type="simple" xlink:href="#cri-de-ralliement" office:name=""><text:span text:style-name="Definition">Cri de ralliement</text:span></text:a>| |<text:span text:style-name="T1">10</text:span>|<text:a xlink:type="simple" xlink:href="#seconde-attaque" office:name=""><text:span text:style-name="Definition">Seconde attaque</text:span></text:a>| |<text:span text:style-name="T1">11</text:span>|<text:a xlink:type="simple" xlink:href="#laceration-égotique" office:name=""><text:span text:style-name="Definition">Lacération égotique (2d6)</text:span></text:a>| |<text:span text:style-name="T1">17</text:span>|[<text:a xlink:type="simple" xlink:href="#laceration-égotique" office:name=""><text:span text:style-name="Definition">Lacération égotique (3d6)</text:span></text:a>| |<text:span text:style-name="T1">18</text:span>|<text:a xlink:type="simple" xlink:href="#troisieme-attaque" office:name=""><text:span text:style-name="Definition">Troisième attaque</text:span></text:a>| |<text:span text:style-name="T1">19</text:span>|<text:a xlink:type="simple" xlink:href="#infaillible" office:name=""><text:span text:style-name="Definition">Infaillible</text:span></text:a>| |<text:span text:style-name="T1">20</text:span>|<text:a xlink:type="simple" xlink:href="#veritable-legatos" office:name=""><text:span text:style-name="Definition">Véritable Legatos</text:span></text:a>| §§§</text:p>
      <text:h text:style-name="Heading_20_4" text:outline-level="4"><text:bookmark-start text:name="_aptitudes_darchétype_14"/>Aptitudes d’Archétype<text:bookmark-end text:name="_aptitudes_darchétype_14"/></text:h>
      <text:p text:style-name="First_20_paragraph">En tant que Legatos, vous bénéficiez des aptitudes d’Archétype suivantes.</text:p>
      <text:h text:style-name="Heading_20_5" text:outline-level="5"><text:bookmark-start text:name="_maîtrises_18"/>Maîtrises<text:bookmark-end text:name="_maîtrises_18"/></text:h>
      <text:p text:style-name="First_20_paragraph"><text:span text:style-name="T1">Armures</text:span> : armures légères + <text:span text:style-name="T1">Armes</text:span> : armes courantes + <text:span text:style-name="T1">Outils</text:span> :Outils de Calligraphie + <text:span text:style-name="T1">Jets de sauvegarde</text:span> : Sagesse, Charisme + <text:span text:style-name="T1">Compétences</text:span> : choisissez trois compétences parmi les suivantes : Arcanes, Histoire, Intimidation, Investigation, Médecine, Religion et Supercherie + <text:span text:style-name="T1">Conditions d’accessibilité</text:span>: Être Alcante, Lacède ou Saramath + <text:span text:style-name="T1">Points de Magie</text:span> : Le Legatos est Archétype de connaissance, de ce fait, il développe les points de Foi (PF) s’il emprunte la voie de la Magie.</text:p>
      <text:p text:style-name="Text_20_body">Les Legatos sont des meneurs d’hommes et puits de connaissances. Il stocke, archivent et recueillent les connaissances et les lois de part le monde, le plus souvent pour le compte des grandes universités et bibliothèques impériales. De part leurs connaissances des lois et des traditions, les Legatos font souvent office de conseillés ou de juge. Ils mettent parfois à exécution eux-même leurs décisions. Les Legatos de la voie des Armes sont appelés Mano iudex, littéralement «la main qui juge». Les Legatos de la voie de l’Ombre sont appelés Auditas , littéralement «Celui qui écoute». Les Legatos de la voie de la Magie sont appelés Intellegatos, littéralement « Celui qui comprends».</text:p>
      <text:h text:style-name="Heading_20_5" text:outline-level="5"><text:bookmark-start text:name="_le_choix_des_armes"/>Le choix des armes<text:bookmark-end text:name="_le_choix_des_armes"/></text:h>
      <text:p text:style-name="First_20_paragraph"><text:span text:style-name="T1">En Alcante : Elegit Arma</text:span> + À partir du niveau 3, quand vous maîtrisez aux choix <text:a xlink:type="simple" xlink:href="/equipement/#tableau-des-armes" office:name=""><text:span text:style-name="Definition">l’épée longue ou le trident</text:span></text:a>.</text:p>
      <text:h text:style-name="Heading_20_5" text:outline-level="5"><text:bookmark-start text:name="_autorité_légitime"/>Autorité légitime<text:bookmark-end text:name="_autorité_légitime"/></text:h>
      <text:p text:style-name="First_20_paragraph"><text:span text:style-name="T1">En Alcante : Autorita Legit</text:span> + Au niveau 4, Le legatos sait imposer son autorité et maîtrise les compétences d’<text:a xlink:type="simple" xlink:href="/utiliser-les-caracteristiques/intimidation" office:name=""><text:span text:style-name="Definition">intimidation</text:span></text:a> et de <text:a xlink:type="simple" xlink:href="/utiliser-les-caracteristiques/persuasion" office:name=""><text:span text:style-name="Definition">Persuasion</text:span></text:a>.</text:p>
      <text:h text:style-name="Heading_20_5" text:outline-level="5"><text:bookmark-start text:name="_ancrage"/>Ancrage<text:bookmark-end text:name="_ancrage"/></text:h>
      <text:p text:style-name="First_20_paragraph"><text:span text:style-name="T1">En Alcante : Ancora</text:span> + À partir du niveau 5, vous avez toujours un <text:a xlink:type="simple" xlink:href="/utiliser-les-caracteristiques/#avantage-et-desavantage" office:name=""><text:span text:style-name="Definition"><text:span text:style-name="T2">avantage</text:span></text:span></text:a> contre l’effe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text:p>
      <text:h text:style-name="Heading_20_5" text:outline-level="5"><text:bookmark-start text:name="_influence"/>Influence<text:bookmark-end text:name="_influence"/></text:h>
      <text:p text:style-name="First_20_paragraph"><text:span text:style-name="T1">En Alcante : Potentiam</text:span> + À partir du niveau 6, quand vous parlez devant une assemblée, vous asseyez votre autorité naturelle. Vous avez un <text:a xlink:type="simple" xlink:href="/utiliser-les-caracteristiques/#avantage-et-desavantage" office:name=""><text:span text:style-name="Definition"><text:span text:style-name="T2">avantage</text:span></text:span></text:a> pour vos tests d’<text:a xlink:type="simple" xlink:href="/utiliser-les-caracteristiques/intimidation" office:name=""><text:span text:style-name="Definition">intimidation</text:span></text:a> et de <text:a xlink:type="simple" xlink:href="/utiliser-les-caracteristiques/persuasion" office:name=""><text:span text:style-name="Definition">Persuasion</text:span></text:a>.</text:p>
      <text:h text:style-name="Heading_20_5" text:outline-level="5"><text:bookmark-start text:name="_lacération_égotique"/>Lacération égotique<text:bookmark-end text:name="_lacération_égotique"/></text:h>
      <text:p text:style-name="First_20_paragraph"><text:span text:style-name="T1">En Alcante : Lacera Egos</text:span> + À partir du niveau 7, lorsque vous engagez un <text:a xlink:type="simple" xlink:href="/passion-honneur-et-interactions-sociales/#honneur-&amp;-interactions-sociales" office:name=""><text:span text:style-name="Definition">duel social</text:span></text:a>, vous arguments ont plus de poids et votre assurance peut déstabiliser les plus sûr. Vous infligez 1d6 de dégâts supplémentaires aux points d’honneur. + Ces dégâts passent à 2d6 au niveau 11 et 3d6 au niveau 17.</text:p>
      <text:h text:style-name="Heading_20_5" text:outline-level="5"><text:bookmark-start text:name="_seconde_attaque_3"/>Seconde attaque<text:bookmark-end text:name="_seconde_attaque_3"/></text:h>
      <text:p text:style-name="First_20_paragraph"><text:span text:style-name="T1">En Alcante : Secundos Impetos</text:span> + À partir du niveau 10,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troisième_attaque_3"/>Troisième attaque<text:bookmark-end text:name="_troisième_attaque_3"/></text:h>
      <text:p text:style-name="First_20_paragraph"><text:span text:style-name="T1">En Alcante : Tertio Impetos</text:span> + À partir du niveau 18, vous pouvez <text:a xlink:type="simple" xlink:href="/combattre/#attaquer" office:name=""><text:span text:style-name="Definition"><text:span text:style-name="T2">attaquer</text:span></text:span></text:a> trois fois au lieu d’une à chaque fois que vous choisissez l’action attaquer pendant votre tour. Si vous avez déjà une deuxième attaque, vous ajoutez +4 aux dégâts en compensation.</text:p>
      <text:h text:style-name="Heading_20_5" text:outline-level="5"><text:bookmark-start text:name="_infaillible"/>Infaillible<text:bookmark-end text:name="_infaillible"/></text:h>
      <text:p text:style-name="First_20_paragraph"><text:span text:style-name="T1">En Alcante : Infalibo</text:span> + Au niveau 19, vous pouvez relancer n’importe quel type de dés ou de test car vous avez la réputation d’être infaillible. Vous ne pouvez utiliser cette aptitude qu’une fois entre chaque <text:a xlink:type="simple" xlink:href="/gerer-la-sante-du-personnage/#repos-long" office:name=""><text:span text:style-name="Definition">[<text:span text:style-name="T2">repos long</text:span>](/gerer-la-sante-du-personnage/#repos-long)s</text:span></text:a>.</text:p>
      <text:h text:style-name="Heading_20_5" text:outline-level="5"><text:bookmark-start text:name="_véritable_legatos"/>Véritable Legatos<text:bookmark-end text:name="_véritable_legatos"/></text:h>
      <text:p text:style-name="First_20_paragraph"><text:span text:style-name="T1">En Alcante : Legatos</text:span> + Au niveau 20, le Legatos est accompli et augmente ses caractéristiques de Sagesse et de Charisme de 2 points sans pouvoir dépasser 22. — title: Llawenos — </text:p>
      <text:h text:style-name="Heading_20_3" text:outline-level="3"><text:bookmark-start text:name="_llawenos"/>Llawenos<text:bookmark-end text:name="_llawenos"/></text:h>
      <text:h text:style-name="Heading_20_4" text:outline-level="4"><text:bookmark-start text:name="_évolution_du_llawenos"/>Évolution du Llawenos<text:bookmark-end text:name="_évolution_du_llawenos"/></text:h>
      <text:p text:style-name="First_20_paragraph">§§§ .table-container |Niveau|Aptitudes| |:-:|:-:| |<text:span text:style-name="T1">3</text:span>|<text:a xlink:type="simple" xlink:href="#inspiration-bardique" office:name=""><text:span text:style-name="Definition">Inspiration bardique (1d6/1rd)</text:span></text:a>, <text:a xlink:type="simple" xlink:href="#touche-a-tout" office:name=""><text:span text:style-name="Definition">Touche-à-tout</text:span></text:a>, <text:a xlink:type="simple" xlink:href="#chant-reposant" office:name=""><text:span text:style-name="Definition">Chant reposant (1d6)</text:span></text:a>| |<text:span text:style-name="T1">5</text:span>|<text:a xlink:type="simple" xlink:href="#expertise" office:name=""><text:span text:style-name="Definition">Expertise</text:span></text:a>, <text:a xlink:type="simple" xlink:href="#source-d-inspiration" office:name=""><text:span text:style-name="Definition">Source d’inspiration</text:span></text:a>| |<text:span text:style-name="T1">6</text:span>|<text:a xlink:type="simple" xlink:href="#inspiration-bardique" office:name=""><text:span text:style-name="Definition">Inspiration bardique (2d6/2rd)</text:span></text:a>, <text:a xlink:type="simple" xlink:href="#contre-charme" office:name=""><text:span text:style-name="Definition">Contre-charme</text:span></text:a>| |<text:span text:style-name="T1">7</text:span>|<text:a xlink:type="simple" xlink:href="#mots-cinglants" office:name=""><text:span text:style-name="Definition">Mots cinglants</text:span></text:a>| |<text:span text:style-name="T1">8</text:span>|<text:a xlink:type="simple" xlink:href="#orateur-exceptionnel" office:name=""><text:span text:style-name="Definition">Orateur exceptionnel</text:span></text:a>| |<text:span text:style-name="T1">9</text:span>|<text:a xlink:type="simple" xlink:href="#heraldique" office:name=""><text:span text:style-name="Definition">Héraldique</text:span></text:a>| |<text:span text:style-name="T1">10</text:span>|<text:a xlink:type="simple" xlink:href="#inspiration-bardique" office:name=""><text:span text:style-name="Definition">Inspiration bardique (3d6/3rd)</text:span></text:a>, <text:a xlink:type="simple" xlink:href="#par-monts-et-par-vaux" office:name=""><text:span text:style-name="Definition">Par monts et par vaux</text:span></text:a>| |<text:span text:style-name="T1">11</text:span>|<text:a xlink:type="simple" xlink:href="#sur-un-champ-de-bataille" office:name=""><text:span text:style-name="Definition">Sur un champ de bataille</text:span></text:a>| |<text:span text:style-name="T1">13</text:span>|<text:a xlink:type="simple" xlink:href="#chant-reposant" office:name=""><text:span text:style-name="Definition">Chant reposant (3d6)</text:span></text:a>| |<text:span text:style-name="T1">14</text:span>|<text:a xlink:type="simple" xlink:href="#inspirer-la-bravoure" office:name=""><text:span text:style-name="Definition">Inspirer la bravoure</text:span></text:a>| |<text:span text:style-name="T1">15</text:span>|<text:a xlink:type="simple" xlink:href="#inspiration-bardique" office:name=""><text:span text:style-name="Definition">Inspiration bardique (4d6/4rd)</text:span></text:a>| |<text:span text:style-name="T1">16</text:span>|<text:a xlink:type="simple" xlink:href="#compétence-hors-pair" office:name=""><text:span text:style-name="Definition">Compétence hors pair</text:span></text:a>| |<text:span text:style-name="T1">17</text:span>|<text:a xlink:type="simple" xlink:href="#chant-reposant" office:name=""><text:span text:style-name="Definition">Chant reposant (4d6)</text:span></text:a>| |<text:span text:style-name="T1">19</text:span>|<text:a xlink:type="simple" xlink:href="#inspiration-supérieure" office:name=""><text:span text:style-name="Definition">Inspiration supérieure</text:span></text:a>| |<text:span text:style-name="T1">20</text:span>|<text:a xlink:type="simple" xlink:href="#veritable-llawenos" office:name=""><text:span text:style-name="Definition">Véritable Llawenos</text:span></text:a>| §§§</text:p>
      <text:h text:style-name="Heading_20_4" text:outline-level="4"><text:bookmark-start text:name="_aptitudes_darchétype_15"/>Aptitudes d’Archétype<text:bookmark-end text:name="_aptitudes_darchétype_15"/></text:h>
      <text:p text:style-name="First_20_paragraph">En tant que Llawenos, vous bénéficiez des aptitudes d’Archétype suivantes.</text:p>
      <text:h text:style-name="Heading_20_5" text:outline-level="5"><text:bookmark-start text:name="_maîtrises_19"/>Maîtrises<text:bookmark-end text:name="_maîtrises_19"/></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dète + <text:span text:style-name="T1">Points de Magie</text:span> : Le Llawenos est un Archétype mystique, de ce fait, il développe les points de Foi (PF) s’il emprunte la voie de la Magie.</text:p>
      <text:p text:style-name="Text_20_body">Les Llawenos de la voie des Armes sont appelés Ci’gyfarth, littéralement «le chien qui aboie». Les Llawenos de la voie de l’Ombre sont appelés Ysgyfarnog’clywed , littéralement «Le lièvre qui entend». Les Llawenos de la voie de la Magie sont appelés Cath’gysgu, littéralement « Le chat qui dort».</text:p>
      <text:h text:style-name="Heading_20_5" text:outline-level="5"><text:bookmark-start text:name="_inspiration_bardique_2"/>Inspiration bardique<text:bookmark-end text:name="_inspiration_bardique_2"/></text:h>
      <text:p text:style-name="First_20_paragraph"><text:span text:style-name="T1">En Meldète : Brosdachd</text:span> +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h text:style-name="Heading_20_5" text:outline-level="5"><text:bookmark-start text:name="_touche_à_tout_2"/>Touche-à-tout<text:bookmark-end text:name="_touche_à_tout_2"/></text:h>
      <text:p text:style-name="First_20_paragraph"><text:span text:style-name="T1">En Meldète : Suatuile</text:span> + À partir du niveau 3, vous pouvez ajouter la moitié de votre bonus de maîtrise (arrondi au chiffre inférieur) à tous vos tests de caractéristiques qui ne prennent pas déjà en compte votre bonus de maîtrise.</text:p>
      <text:h text:style-name="Heading_20_5" text:outline-level="5"><text:bookmark-start text:name="_chant_reposant_2"/>Chant reposant<text:bookmark-end text:name="_chant_reposant_2"/></text:h>
      <text:p text:style-name="First_20_paragraph"><text:span text:style-name="T1">En Meldète : òratàimh</text:span> +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action, chacune des créatures concernées gagne 1d6 points d’action supplémentaires. + Plus votre niveau de barde est élevé, plus le nombre de points d’action récupérés augmente : 2d6 au niveau 9, 3d6 au niveau 13 et 4d6 au niveau 17.</text:p>
      <text:h text:style-name="Heading_20_5" text:outline-level="5"><text:bookmark-start text:name="_expertise_3"/>Expertise<text:bookmark-end text:name="_expertise_3"/></text:h>
      <text:p text:style-name="First_20_paragraph"><text:span text:style-name="T1">En Meldète : Eòlas</text:span> + Au niveau 5, sélectionnez deux compétences que vous maîtrisez. À chaque fois que vous utilisez l’une ou l’autre, votre bonus de maîtrise est doublé pour tout test de caractéristiques qui met en jeu ces compétences. + Au niveau 10, vous pouvez choisir deux compétences supplémentaires et les utiliser de la même manière.</text:p>
      <text:h text:style-name="Heading_20_5" text:outline-level="5"><text:bookmark-start text:name="_source_dinspiration_2"/>Source d’inspiration<text:bookmark-end text:name="_source_dinspiration_2"/></text:h>
      <text:p text:style-name="First_20_paragraph"><text:span text:style-name="T1">En Meldète : Stòrnachaidh</text:span> +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h text:style-name="Heading_20_5" text:outline-level="5"><text:bookmark-start text:name="_contre_charme_2"/>Contre-charme<text:bookmark-end text:name="_contre_charme_2"/></text:h>
      <text:p text:style-name="First_20_paragraph"><text:span text:style-name="T1">En Meldète : Seunkunter</text:span> +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h text:style-name="Heading_20_5" text:outline-level="5"><text:bookmark-start text:name="_mots_cinglants_2"/>Mots cinglants<text:bookmark-end text:name="_mots_cinglants_2"/></text:h>
      <text:p text:style-name="First_20_paragraph"><text:span text:style-name="T1">En Meldète : Faclansgaich</text:span> +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h text:style-name="Heading_20_5" text:outline-level="5"><text:bookmark-start text:name="_orateur_exceptionnel_2"/>Orateur exceptionnel<text:bookmark-end text:name="_orateur_exceptionnel_2"/></text:h>
      <text:p text:style-name="First_20_paragraph"><text:span text:style-name="T1">En Meldète : Neachairleth</text:span> + Également au niveau 8, vous pouvez utiliser (à volonté) votre capacité d’un inspiration bardique et ajouter le résultat du dé d’inspiration bardique à tous vos tests de Sagesse (Perspicacité), de Charisme (Persuasion) et Charisme (Supercherie).</text:p>
      <text:h text:style-name="Heading_20_5" text:outline-level="5"><text:bookmark-start text:name="_héraldique_2"/>Héraldique<text:bookmark-end text:name="_héraldique_2"/></text:h>
      <text:p text:style-name="First_20_paragraph"><text:span text:style-name="T1">En Meldète : Hérald</text:span> + Au niveau 9, vous pouvez ajouter le résultat de votre dé d’inspiration bardique à tous vos tests d’Intelligence (Histoire) qui concernent l’héraldique ou la noblesse. Cette utilisation ne dépense aucun point d’inspiration bardique.</text:p>
      <text:h text:style-name="Heading_20_5" text:outline-level="5"><text:bookmark-start text:name="_par_monts_et_par_vaux_2"/>Par monts et par vaux<text:bookmark-end text:name="_par_monts_et_par_vaux_2"/></text:h>
      <text:p text:style-name="First_20_paragraph"><text:span text:style-name="T1">En Meldète : Thairisdale</text:span> + Également au niveau 10, vous avez l’habitude en tant que messager de sillonner le pays, de survivre aux rigueurs du climat et de vous défendre contre les dangers rencontrés sur les routes. Vous pouvez dépenser une inspiration bardique et ajouter le résultat du dé d’inspiration bardique à tous vos tests de Sagesse (Survie). De plus, vous obtenez le bénéfice au choix d’un style de combat : + <text:span text:style-name="T1">Duel</text:span>. Quand vous maniez une arme de corps-à-corps à une main et aucune autre arme, vous gagnez un bonus de +2 avec cette arme. + <text:span text:style-name="T1">Combat à deux armes</text:span>. Quand vous combattez avec deux armes, vous pouvez ajouter votre modificateur de caractéristique à la deuxième attaque.</text:p>
      <text:h text:style-name="Heading_20_5" text:outline-level="5"><text:bookmark-start text:name="_sur_un_champ_de_bataille_2"/>Sur un champ de bataille<text:bookmark-end text:name="_sur_un_champ_de_bataille_2"/></text:h>
      <text:p text:style-name="First_20_paragraph"><text:span text:style-name="T1">En Meldète : Airblàr</text:span> + À partir du niveau 11, vous avez appris à vous battre afin d’accompagner les plus intrépides guerriers sur les champs de batailles. Désormais, vous pouvez attaquer deux fois au lieu d’une lorsque vous choisissez l’action attaquer si vous ne l’avez pas déjà, sinon vous ajoutez +2 aux dégâts de votre arme. Vous obtenez également la maîtrise des armures lourdes et de toutes les armes à une main.</text:p>
      <text:h text:style-name="Heading_20_5" text:outline-level="5"><text:bookmark-start text:name="_inspirer_la_bravoure_2"/>Inspirer la bravoure<text:bookmark-end text:name="_inspirer_la_bravoure_2"/></text:h>
      <text:p text:style-name="First_20_paragraph"><text:span text:style-name="T1">En Meldète : Làthaircumdach</text:span> + Au niveau 14, sur un champ de bataille, votre simple présence assure les protagonistes que leurs exploits ne seront pas oubliés, les poussant à toujours plus de bravoure ! Durant un combat, vous pouvez dépenser une inspiration bardique et utiliser une action bonus pour permettre à tous vos alliés à moins de 18 mètres de lancer un dé d’inspiration bardique et d’ajouter le résultat à l’un de leurs jets d’attaque avant votre prochain tour. Ils peuvent aussi ajouter ce résultat à tous les jets de sauvegarde contre l’effet <text:a xlink:type="simple" xlink:href="/gerer-la-sante-du-personnage/#terrorise" office:name=""><text:span text:style-name="Definition"><text:span text:style-name="T2">terrorisée</text:span></text:span></text:a> pour la même durée.</text:p>
      <text:h text:style-name="Heading_20_5" text:outline-level="5"><text:bookmark-start text:name="_compétence_hors_pair_2"/>Compétence hors pair<text:bookmark-end text:name="_compétence_hors_pair_2"/></text:h>
      <text:p text:style-name="First_20_paragraph"><text:span text:style-name="T1">En Meldète : Comleth</text:span> + À partir du niveau 16,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inspiration_supérieure_2"/>Inspiration supérieure<text:bookmark-end text:name="_inspiration_supérieure_2"/></text:h>
      <text:p text:style-name="First_20_paragraph"><text:span text:style-name="T1">En Meldète : Subrosnachadh</text:span> + Une fois que vous atteignez le niveau 19, quand vous faites un jet d’initiative et que vous n’avez plus aucune inspiration bardique disponible, vous en regagnez une.</text:p>
      <text:h text:style-name="Heading_20_5" text:outline-level="5"><text:bookmark-start text:name="_véritable_llawenos"/>Véritable Llawenos<text:bookmark-end text:name="_véritable_llawenos"/></text:h>
      <text:p text:style-name="First_20_paragraph"><text:span text:style-name="T1">En Meldète : Llawenos</text:span> + Au niveau 20, le Llawenos est accompli et augmente ses caractéristiques de Dextérité et de Charisme de 2 points sans pouvoir dépasser 22. — title: Magios — </text:p>
      <text:h text:style-name="Heading_20_3" text:outline-level="3"><text:bookmark-start text:name="_magios"/>Magios<text:bookmark-end text:name="_magios"/></text:h>
      <text:h text:style-name="Heading_20_4" text:outline-level="4"><text:bookmark-start text:name="_évolution_du_magios"/>Évolution du Magios<text:bookmark-end text:name="_évolution_du_magios"/></text:h>
      <text:p text:style-name="First_20_paragraph">§§§ .table-container |Niveau|Aptitudes| |:-:|:-:| |<text:span text:style-name="T1">3</text:span>|<text:a xlink:type="simple" xlink:href="#politique" office:name=""><text:span text:style-name="Definition">Politique</text:span></text:a>| |<text:span text:style-name="T1">4</text:span>|<text:a xlink:type="simple" xlink:href="#pugnace" office:name=""><text:span text:style-name="Definition">Pugnace</text:span></text:a>|| |<text:span text:style-name="T1">5</text:span>|<text:a xlink:type="simple" xlink:href="#linguiste" office:name=""><text:span text:style-name="Definition">Linguiste</text:span></text:a>| |<text:span text:style-name="T1">6</text:span>|<text:a xlink:type="simple" xlink:href="#imposture" office:name=""><text:span text:style-name="Definition">Imposture</text:span></text:a>| |<text:span text:style-name="T1">7</text:span>|<text:a xlink:type="simple" xlink:href="#magie-discrete" office:name=""><text:span text:style-name="Definition">Magie discrète (1d6)</text:span></text:a>| |<text:span text:style-name="T1">8</text:span>|<text:a xlink:type="simple" xlink:href="#influenceur" office:name=""><text:span text:style-name="Definition">Influenceur</text:span></text:a>| |<text:span text:style-name="T1">9</text:span>|<text:a xlink:type="simple" xlink:href="#historien" office:name=""><text:span text:style-name="Definition">Historien</text:span></text:a>| |<text:span text:style-name="T1">10</text:span>|<text:a xlink:type="simple" xlink:href="#magie-discrete" office:name=""><text:span text:style-name="Definition">Magie discrète (2d6)</text:span></text:a>, <text:a xlink:type="simple" xlink:href="#seconde-attaque" office:name=""><text:span text:style-name="Definition">Seconde attaque</text:span></text:a>| |<text:span text:style-name="T1">11</text:span>|<text:a xlink:type="simple" xlink:href="#discret" office:name=""><text:span text:style-name="Definition">Discret</text:span></text:a>| |<text:span text:style-name="T1">14</text:span>|<text:a xlink:type="simple" xlink:href="#magie-discrete" office:name=""><text:span text:style-name="Definition">Magie discrète (3d6)</text:span></text:a>| |<text:span text:style-name="T1">18</text:span>|<text:a xlink:type="simple" xlink:href="#troisieme-attaque" office:name=""><text:span text:style-name="Definition">Troisième Attaque</text:span></text:a>| |<text:span text:style-name="T1">19</text:span>|<text:a xlink:type="simple" xlink:href="#orateur-supreme" office:name=""><text:span text:style-name="Definition">Orateur suprême</text:span></text:a>| |<text:span text:style-name="T1">20</text:span>|<text:a xlink:type="simple" xlink:href="#veritable-magios" office:name=""><text:span text:style-name="Definition">Véritable Magios</text:span></text:a>| §§§</text:p>
      <text:h text:style-name="Heading_20_4" text:outline-level="4"><text:bookmark-start text:name="_aptitudes_darchétype_16"/>Aptitudes d’Archétype<text:bookmark-end text:name="_aptitudes_darchétype_16"/></text:h>
      <text:p text:style-name="First_20_paragraph">En tant que Magios, vous bénéficiez des aptitudes d’Archétype suivantes.</text:p>
      <text:h text:style-name="Heading_20_5" text:outline-level="5"><text:bookmark-start text:name="_maîtrises_20"/>Maîtrises<text:bookmark-end text:name="_maîtrises_20"/></text:h>
      <text:p text:style-name="First_20_paragraph"><text:span text:style-name="T1">Armures</text:span> : toutes les armures, boucliers + <text:span text:style-name="T1">Armes</text:span> : armes courantes, épée courte, glaive (épée longue) + <text:span text:style-name="T1">Outils</text:span> :Outils d’alchimie + <text:span text:style-name="T1">Jets de sauvegarde</text:span> : Intelligence, Charisme + <text:span text:style-name="T1">Compétences</text:span> : choisissez deux compétences parmi les suivantes : Arcanes, Histoire, Investigation, Médecine, Perspicacité et Religion + <text:span text:style-name="T1">Conditions d’accessibilité</text:span>: Être Alcante ou Lacède + <text:span text:style-name="T1">Points de Magie</text:span> : Le Magios est un mage, le personnage développe les points de Magie (PM).</text:p>
      <text:p text:style-name="Text_20_body">Les Magios de la voie des Armes sont appelés Ignis Ardenos, littéralement «Feu Ardent». Les Magios de la voie de l’Ombre sont appelés Tenebris Praesagos , littéralement «Sombre Présage». Les Magios de la voie de la Magie sont appelés Videros Ultro, littéralement « Voir au delà».</text:p>
      <text:h text:style-name="Heading_20_5" text:outline-level="5"><text:bookmark-start text:name="_politique"/>Politique<text:bookmark-end text:name="_politique"/></text:h>
      <text:p text:style-name="First_20_paragraph"><text:span text:style-name="T1">En Alcante : Politiae</text:span> + Dès le niveau 3, vous savez parfaitement vous comporter dans les milieux de pouvoir. En haute société, dans un milieu mondain ou auprès de toute personne qui détient le pouvoir local, vous obtenez un <text:a xlink:type="simple" xlink:href="/utiliser-les-caracteristiques/#avantage-et-desavantage" office:name=""><text:span text:style-name="Definition"><text:span text:style-name="T2">avantage</text:span></text:span></text:a> à vos tests de compétence en Charisme ainsi qu’aux tests de Sagesse (Perspicacité) destinés à savoir si on vous ment.</text:p>
      <text:h text:style-name="Heading_20_5" text:outline-level="5"><text:bookmark-start text:name="_pugnace"/>Pugnace<text:bookmark-end text:name="_pugnace"/></text:h>
      <text:p text:style-name="First_20_paragraph"><text:span text:style-name="T1">En Alcante : Pugnax</text:span> + Dès le niveau 4, vous êtes habitué à affronter les dangers du monde. Vous pouvez choisir une compétence que vous maîtrisez désormais parmi Athlétisme, Discrétion, Nature, Perception ou Survie. De plus, vous choisissez comme arme de prédilection n’importe quelle arme de corps-à-corps qui n’a pas les propriétés lourde ou à deux mains. Vous obtenez la maîtrise de cette arme, et lorsque vous tenez votre arme de prédilection, vous bénéficiez en permanence du sort d’<text:a xlink:type="simple" xlink:href="/grimoire/armure-du-mage" office:name=""><text:span text:style-name="Definition">armure du mage</text:span></text:a>.</text:p>
      <text:h text:style-name="Heading_20_5" text:outline-level="5"><text:bookmark-start text:name="_linguiste"/>Linguiste<text:bookmark-end text:name="_linguiste"/></text:h>
      <text:p text:style-name="First_20_paragraph"><text:span text:style-name="T1">En Alcante : linguis</text:span> + Toujours au niveau 5, vous apprenez le sort <text:a xlink:type="simple" xlink:href="/grimoire/comprehension-des-langages" office:name=""><text:span text:style-name="Definition">compréhension des langues</text:span></text:a>. Vous le lancez sans utiliser composantes, comme s’il s’agissait d’une capacité naturelle.</text:p>
      <text:h text:style-name="Heading_20_5" text:outline-level="5"><text:bookmark-start text:name="_imposture"/>Imposture<text:bookmark-end text:name="_imposture"/></text:h>
      <text:p text:style-name="First_20_paragraph"><text:span text:style-name="T1">En Alcante : Imposturam</text:span> + Au niveau 6, vous apprenez le sort <text:a xlink:type="simple" xlink:href="/grimoire/deguisement" office:name=""><text:span text:style-name="Definition">déguisement</text:span></text:a>, et vous le lancez sans utiliser composantes, comme s’il s’agissait d’une capacité naturelle. Lorsque vous êtes déguisé de façon à ce que votre cible puisse vous confondre avec un allié, vous obtenez un <text:a xlink:type="simple" xlink:href="/utiliser-les-caracteristiques/#avantage-et-desavantage" office:name=""><text:span text:style-name="Definition"><text:span text:style-name="T2">avantage</text:span></text:span></text:a> sur votre premier jet d’attaque contre cette cible. Vous devez terminer un <text:a xlink:type="simple" xlink:href="/gerer-la-sante-du-personnage/#repos-court" office:name=""><text:span text:style-name="Definition"><text:span text:style-name="T2">repos court</text:span></text:span></text:a> avant de pouvoir à nouveau utiliser cette aptitude.</text:p>
      <text:h text:style-name="Heading_20_5" text:outline-level="5"><text:bookmark-start text:name="_magie_discrète"/>Magie discrète<text:bookmark-end text:name="_magie_discrète"/></text:h>
      <text:p text:style-name="First_20_paragraph"><text:span text:style-name="T1">En Alcante : Magicae Prudens</text:span> + Vous préférez éviter l’emploi de la violence pour régler vos affaires. Toutefois, lorsque cela devient nécessaire, vous savez le faire efficacement et silencieusement, de façon à ne pas laisser de témoin gênant. Également à partir du niveau 7, vous pouvez lancer vos sorts de Novice sans composante vocale. Lorsque vous utilisez un sort de Novice qui nécessite un jet d’attaque, vous infligez 1d6 dégâts supplémentaires si vous avez un <text:a xlink:type="simple" xlink:href="/utiliser-les-caracteristiques/#avantage-et-desavantage" office:name=""><text:span text:style-name="Definition"><text:span text:style-name="T2">avantage</text:span></text:span></text:a> sur ce jet d’attaque. Au niveau 10, ce bonus passe à 2d6 dégâts et au niveau 14 à 3d6. Les dégâts sont du même type que ceux du sort.</text:p>
      <text:h text:style-name="Heading_20_5" text:outline-level="5"><text:bookmark-start text:name="_influenceur"/>Influenceur<text:bookmark-end text:name="_influenceur"/></text:h>
      <text:p text:style-name="First_20_paragraph"><text:span text:style-name="T1">En Alcante : Pertinenta</text:span> + Au niveau 8, vous maîtrisez la compétence Persuasion.</text:p>
      <text:h text:style-name="Heading_20_5" text:outline-level="5"><text:bookmark-start text:name="_historien"/>Historien<text:bookmark-end text:name="_historien"/></text:h>
      <text:p text:style-name="First_20_paragraph"><text:span text:style-name="T1">En Alcante : Historia</text:span> + Au niveau 9, vous maîtrisez la compétence Histoire.</text:p>
      <text:h text:style-name="Heading_20_5" text:outline-level="5"><text:bookmark-start text:name="_seconde_attaque_4"/>Seconde attaque<text:bookmark-end text:name="_seconde_attaque_4"/></text:h>
      <text:p text:style-name="First_20_paragraph"><text:span text:style-name="T1">En Alcante : Secundos Impetos</text:span> + À partir du niveau 10,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discret"/>Discret<text:bookmark-end text:name="_discret"/></text:h>
      <text:p text:style-name="First_20_paragraph"><text:span text:style-name="T1">En Alcante : Prudentes</text:span> + Au niveau 11, vous maîtrisez la compétence Discrétion.</text:p>
      <text:h text:style-name="Heading_20_5" text:outline-level="5"><text:bookmark-start text:name="_troisième_attaque_4"/>Troisième attaque<text:bookmark-end text:name="_troisième_attaque_4"/></text:h>
      <text:p text:style-name="First_20_paragraph"><text:span text:style-name="T1">En Alcante : Tertio Impetos</text:span> + À partir du niveau 18, vous pouvez <text:a xlink:type="simple" xlink:href="/combattre/#attaquer" office:name=""><text:span text:style-name="Definition"><text:span text:style-name="T2">attaquer</text:span></text:span></text:a> trois fois au lieu d’une à chaque fois que vous choisissez l’action attaquer pendant votre tour.</text:p>
      <text:h text:style-name="Heading_20_5" text:outline-level="5"><text:bookmark-start text:name="_orateur_suprême"/>Orateur suprême<text:bookmark-end text:name="_orateur_suprême"/></text:h>
      <text:p text:style-name="First_20_paragraph"><text:span text:style-name="T1">En Alcante : Oratori</text:span> + À partir du niveau 19, vous pouvez utiliser votre énergie charismatique pour influencer tous vos interlocuteurs. Lorsque vous puisez cette énergie, les gens ont tendance à être amical envers vous. Vous avez un avantage sur toutes les compétences sociales durant 1d6 round. Vous doublez les dégâts durant un duel social. + Vous ne pouvez pas réutiliser cette aptitude avant d’avoir effectué un <text:a xlink:type="simple" xlink:href="/gerer-la-sante-du-personnage/#repos-long" office:name=""><text:span text:style-name="Definition"><text:span text:style-name="T2">repos long</text:span></text:span></text:a>.</text:p>
      <text:h text:style-name="Heading_20_5" text:outline-level="5"><text:bookmark-start text:name="_véritable_magios"/>Véritable Magios<text:bookmark-end text:name="_véritable_magios"/></text:h>
      <text:p text:style-name="First_20_paragraph"><text:span text:style-name="T1">En Alcante : Magios</text:span> Au niveau 20, le Magios est accompli et augmente ses caractéristiques d’Intelligence et de Charisme de 2 points sans pouvoir dépasser 22. — title: Nayane — </text:p>
      <text:h text:style-name="Heading_20_3" text:outline-level="3"><text:bookmark-start text:name="_nayane"/>Nayane<text:bookmark-end text:name="_nayane"/></text:h>
      <text:h text:style-name="Heading_20_4" text:outline-level="4"><text:bookmark-start text:name="_évolution_du_nayane"/>Évolution du Nayane<text:bookmark-end text:name="_évolution_du_nayane"/></text:h>
      <text:p text:style-name="First_20_paragraph">§§§ .table-container |Niveau|Aptitudes| |:-:|:-:| |<text:span text:style-name="T1">3</text:span>|<text:a xlink:type="simple" xlink:href="#langues-universelles" office:name=""><text:span text:style-name="Definition">Langues universelles</text:span></text:a>, <text:a xlink:type="simple" xlink:href="#sante-surnaturelle" office:name=""><text:span text:style-name="Definition">Santé surnaturelle</text:span></text:a>| |<text:span text:style-name="T1">4</text:span>|<text:a xlink:type="simple" xlink:href="#vision-nacree" office:name=""><text:span text:style-name="Definition">Vision nâcrée</text:span></text:a>| |<text:span text:style-name="T1">5</text:span>|<text:a xlink:type="simple" xlink:href="#equilibre-parfait" office:name=""><text:span text:style-name="Definition">Equilibre parfait</text:span></text:a>| |<text:span text:style-name="T1">6</text:span>|<text:a xlink:type="simple" xlink:href="#apnee-prolongee" office:name=""><text:span text:style-name="Definition">Apnée prolongée</text:span></text:a>| |<text:span text:style-name="T1">7</text:span>|<text:a xlink:type="simple" xlink:href="#intouchable" office:name=""><text:span text:style-name="Definition">Intouchable (6)</text:span></text:a>| |<text:span text:style-name="T1">8</text:span>|<text:a xlink:type="simple" xlink:href="#imparable" office:name=""><text:span text:style-name="Definition">Imparable</text:span></text:a>| |<text:span text:style-name="T1">9</text:span>|<text:a xlink:type="simple" xlink:href="#attaque-supplementaire" office:name=""><text:span text:style-name="Definition">Attaque supplémentaire (seconde attaque)</text:span></text:a>| |<text:span text:style-name="T1">10</text:span>|<text:a xlink:type="simple" xlink:href="#immunite-au-poison" office:name=""><text:span text:style-name="Definition">Immunité au poison</text:span></text:a>| |<text:span text:style-name="T1">11</text:span>|<text:a xlink:type="simple" xlink:href="#intouchable" office:name=""><text:span text:style-name="Definition">Intouchable ((5-6)</text:span></text:a>| |<text:span text:style-name="T1">15</text:span>|<text:a xlink:type="simple" xlink:href="#intouchable" office:name=""><text:span text:style-name="Definition">Intouchable (4-6)</text:span></text:a>| |<text:span text:style-name="T1">16</text:span>|<text:a xlink:type="simple" xlink:href="#attaque-supplementaire" office:name=""><text:span text:style-name="Definition">Attaque supplémentaire (Troisième attaque)</text:span></text:a>| |<text:span text:style-name="T1">17</text:span>|<text:a xlink:type="simple" xlink:href="#sang-empoisonne" office:name=""><text:span text:style-name="Definition">Sang empoisonné</text:span></text:a>| |<text:span text:style-name="T1">19</text:span>|<text:a xlink:type="simple" xlink:href="#intouchable" office:name=""><text:span text:style-name="Definition">Intouchable (3-6)</text:span></text:a>| |<text:span text:style-name="T1">20</text:span>|<text:a xlink:type="simple" xlink:href="#parangon-de-mort" office:name=""><text:span text:style-name="Definition">Parangon de mort</text:span></text:a>,<text:a xlink:type="simple" xlink:href="#veritable-nayane" office:name=""><text:span text:style-name="Definition">Véritable Nayane</text:span></text:a>| §§§</text:p>
      <text:h text:style-name="Heading_20_4" text:outline-level="4"><text:bookmark-start text:name="_aptitudes_darchétype_17"/>Aptitudes d’Archétype<text:bookmark-end text:name="_aptitudes_darchétype_17"/></text:h>
      <text:p text:style-name="First_20_paragraph">En tant que Nayane, vous bénéficiez des aptitudes d’Archétype suivantes.</text:p>
      <text:h text:style-name="Heading_20_5" text:outline-level="5"><text:bookmark-start text:name="_maîtrises_21"/>Maîtrises<text:bookmark-end text:name="_maîtrises_21"/></text:h>
      <text:p text:style-name="First_20_paragraph"><text:span text:style-name="T1">Armures</text:span> : armures légères + <text:span text:style-name="T1">Armes</text:span> : armes courantes, épée longue, cimeterre, fouet, rapière, sarbacane + <text:span text:style-name="T1">Outils</text:span> : Un instrument de musique de votre choix + <text:span text:style-name="T1">Jets de sauvegarde</text:span> : Dextérité, Sagesse + <text:span text:style-name="T1">Compétences</text:span> : choisissez trois compétences au choix parmi : acrobatie, athlétisme, discrétion, investigation, perception, persuasion, religion ou représentation + <text:span text:style-name="T1">Conditions d’accessibilité</text:span>: Être de culture une jeune femme de n’importe quelle ethnie et avoir été vendue très jeune à un mystérieux marchand Shahim. + <text:span text:style-name="T1">Points de Magie</text:span> : La Nayane est un Archétype mystique, de ce fait, il développe les points de Foi (PF) s’il emprunte la voie de la Magie.</text:p>
      <text:p text:style-name="Text_20_body">Les Nayanes de la voie des Armes sont appelés Serssos Sorssos, littéralement «La morsure du serpent». Les Nayanes de la voie de l’Ombre sont appelés Serssos Sessessos, littéralement «Le venin du serpent». Les Nayanes de la voie de la Magie sont appelés Serssos Syssossos, littéralement « Le regard du serpent». La Nayane est un assassin fabriqué par la magie Selmonite. Une Nayane est stérile.</text:p>
      <text:h text:style-name="Heading_20_5" text:outline-level="5"><text:bookmark-start text:name="_langues_universelles"/>Langues universelles<text:bookmark-end text:name="_langues_universelles"/></text:h>
      <text:p text:style-name="First_20_paragraph"><text:span text:style-name="T1">En Selm : Sissuassum’sossussia</text:span> + A partir du niveau 3, la Nayane obtient la connaissance de toutes les langues communes. D’autre part, la Nayane connaît la langue Selmonite, le Selm, langue de ses créateurs.</text:p>
      <text:h text:style-name="Heading_20_5" text:outline-level="5"><text:bookmark-start text:name="_santé_surnaturelle"/>Santé surnaturelle<text:bookmark-end text:name="_santé_surnaturelle"/></text:h>
      <text:p text:style-name="First_20_paragraph"><text:span text:style-name="T1">En Selm : Sussersso’sassussem</text:span> + A partir du niveau 3, la Nayane ne garde aucune cicatrice de ses blessures. Toute trace de blessure disparait complètement en une lune après la guérison d’une blessure grave.</text:p>
      <text:h text:style-name="Heading_20_5" text:outline-level="5"><text:bookmark-start text:name="_vision_nâcrée"/>Vision nâcrée<text:bookmark-end text:name="_vision_nâcrée"/></text:h>
      <text:p text:style-name="First_20_paragraph"><text:span text:style-name="T1">En Selm : Sission’assa</text:span> + A partir du niveau 4, la Nayane obtient une vision dans le noir d’une portée 18 mètres.</text:p>
      <text:h text:style-name="Heading_20_5" text:outline-level="5"><text:bookmark-start text:name="_equilibre_parfait"/>Equilibre parfait<text:bookmark-end text:name="_equilibre_parfait"/></text:h>
      <text:p text:style-name="First_20_paragraph"><text:span text:style-name="T1">En Selm : Sossessassi</text:span> + A partir du niveau 5, la Nayane obtient un équilibre parfait. Elle peut se déplacer sur des surfaces de 2 cm de large sans problème. Elle peut marcher sur une corde à sa vitesse normale comme s’il s’agissait d’un terrain normal.</text:p>
      <text:h text:style-name="Heading_20_5" text:outline-level="5"><text:bookmark-start text:name="_apnée_prolongée"/>Apnée prolongée<text:bookmark-end text:name="_apnée_prolongée"/></text:h>
      <text:p text:style-name="First_20_paragraph"><text:span text:style-name="T1">En Selm : Asseas’ssossus</text:span> + A partir du niveau 6, la Nayane peut retenir sa respiration bien au delà des capacité humaines normales. Ainsi, elle peut retenir sa respiration 1 minute par niveau en plus des règles d’<text:a xlink:type="simple" xlink:href="/partir-a-l-aventure/#asphyxie" office:name=""><text:span text:style-name="Definition">asphyxie</text:span></text:a> normales. <text:a xlink:type="simple" xlink:href="/gerer-la-sante-du-personnage/#repos" office:name=""><text:span text:style-name="Definition">[<text:span text:style-name="T2">repos court</text:span>](/gerer-la-sante-du-personnage/#repos-court) ou long</text:span></text:a>.</text:p>
      <text:h text:style-name="Heading_20_5" text:outline-level="5"><text:bookmark-start text:name="_intouchable"/>Intouchable<text:bookmark-end text:name="_intouchable"/></text:h>
      <text:p text:style-name="First_20_paragraph"><text:span text:style-name="T1">En Selm : Issessessassa</text:span> + A partir du niveau 7, la Nayane peut entrer dans une transe de combat qui lui permet d’être hyper vigilante, rapide et insensible à la douleur. Pendant une durée égale à 1d6 + son bonus de sagesse, la Nayane obtient une invulnérabilité de 6 sur 1d6. C’est à dire qu’à chaque coup sensé l’atteindre, il faut lancer 1d6 et si un 6 est obtenu, le coup est ignoré (Il est toujours possible de l’esquiver ou de le parer avec les règles normales de <text:a xlink:type="simple" xlink:href="/combattre/#reaction-defensive" office:name=""><text:span text:style-name="Definition"><text:span text:style-name="T2">réactions défensives</text:span></text:span></text:a>. Cette capacité évolue avec le niveau de la Nayane.</text:p>
      <text:p text:style-name="Text_20_body">§§§ .table-container |Niveau|Intouchable sur 1d6| |:-:|:-:| |<text:span text:style-name="T1">7</text:span>|6| |<text:span text:style-name="T1">11</text:span>|5-6| |<text:span text:style-name="T1">15</text:span>|4-6| |<text:span text:style-name="T1">19</text:span>|3-6| §§§ Elle ne peut pas réutiliser cette aptitude avant d’avoir passé un <text:a xlink:type="simple" xlink:href="/gerer-la-sante-du-personnage/#repos-long" office:name=""><text:span text:style-name="Definition">[<text:span text:style-name="T2">repos long</text:span>](/gerer-la-sante-du-personnage/#repos-long)</text:span></text:a>.</text:p>
      <text:h text:style-name="Heading_20_5" text:outline-level="5"><text:bookmark-start text:name="_imparable"/>Imparable<text:bookmark-end text:name="_imparable"/></text:h>
      <text:p text:style-name="First_20_paragraph"><text:span text:style-name="T1">En Selm : Serssiss’s</text:span> + A partir du niveau 8, la Nayane peut entrer dans une transe de combat qui lui permet d’être hyper agressive et dextre. Ses attaques sont précises et anticipent les réactions de l’adversaire. Pendant une durée égale à 1d6 + son bonus de sagesse de la Nayane les attaques ne peuvent pas être bloquée par une <text:a xlink:type="simple" xlink:href="/combattre/#reaction-defensive" office:name=""><text:span text:style-name="Definition"><text:span text:style-name="T2">réactions défensives</text:span></text:span></text:a> mais elle peuvent être esquivées. Elle ne peut pas réutiliser cette aptitude avant d’avoir passé un <text:a xlink:type="simple" xlink:href="/gerer-la-sante-du-personnage/#repos-long" office:name=""><text:span text:style-name="Definition">[<text:span text:style-name="T2">repos long</text:span>](/gerer-la-sante-du-personnage/#repos-long)</text:span></text:a>. Contre les adversaires "standards", le modificateur de Dextérité (DEX) n’est pas pris en compte dans le calcul de la VD.</text:p>
      <text:h text:style-name="Heading_20_5" text:outline-level="5"><text:bookmark-start text:name="_attaque_supplémentaire_10"/>Attaque supplémentaire<text:bookmark-end text:name="_attaque_supplémentaire_10"/></text:h>
      <text:p text:style-name="First_20_paragraph"><text:span text:style-name="T1">En Selm : Issessus</text:span> + À partir du niveau 9, vous pouvez attaquer <text:span text:style-name="T1">deux</text:span> fois au lieu d’une quand vous choisissez l’action attaquer lors de votre tour. Le nombre d’attaques que vous pouvez porter passe à <text:span text:style-name="T1">trois</text:span> quand vous atteignez le niveau 16. Pour celles qui viennent de la voie des armes et qui bénéficient déjà des attaques supplémentaires, elles obtiennent un bonus de dégâts de +2 en compensation à chaque fois, soit +2 au niveau 9 et +4 au niveau 16.</text:p>
      <text:h text:style-name="Heading_20_5" text:outline-level="5"><text:bookmark-start text:name="_immunité_au_poison"/>Immunité au poison<text:bookmark-end text:name="_immunité_au_poison"/></text:h>
      <text:p text:style-name="First_20_paragraph"><text:span text:style-name="T1">En Selm : Issussissas’sessessis</text:span> + A partir du niveau 10, la Nayane est immunisée à toutes les formes de poison.</text:p>
      <text:h text:style-name="Heading_20_5" text:outline-level="5"><text:bookmark-start text:name="_sang_empoisonné"/>Sang empoisonné<text:bookmark-end text:name="_sang_empoisonné"/></text:h>
      <text:p text:style-name="First_20_paragraph"><text:span text:style-name="T1">En Selm : Sassuis’sessessus</text:span> + A partir du niveau 17, la Nayane peut utiliser son propre sang comme poison de contact ou d’ingestion. Ce poison a un DD égal à sa valeur de constitution et inflige 2d6 + 1d6 par point de bonus de Sagesse. Pour cela, la Nayane doit s’inciser et subir 1d6 points d’action de dégât. Le poison est à usage unique et ne peux pas être stocké ou conservé.</text:p>
      <text:h text:style-name="Heading_20_5" text:outline-level="5"><text:bookmark-start text:name="_parangon_de_mort"/>Parangon de mort<text:bookmark-end text:name="_parangon_de_mort"/></text:h>
      <text:p text:style-name="First_20_paragraph"><text:span text:style-name="T1">En Selm : Sossus</text:span> + Au niveau 19, au prix d’une action, vous pouvez devenir un parangon de mort. Pendant 1 minute, votre peau noircie comme la ténèbre et vos yeux prennent une teinte rouge. De plus, vous devenez résistant à tous les dégâts subis et vous obtenez un <text:a xlink:type="simple" xlink:href="/utiliser-les-caracteristiques/#avantage-et-desavantage" office:name=""><text:span text:style-name="Definition"><text:span text:style-name="T2">avantage</text:span></text:span></text:a> à toutes vos attaques au corps-à-corps, ainsi que vos tests de Force, de Constitution, de Sagesse et de Charisme (jets de sauvegarde et tests de compétence). Durant cette minute, vous avez de plus toujours l’initiative. Vous devez terminer un <text:a xlink:type="simple" xlink:href="/gerer-la-sante-du-personnage/#repos-long" office:name=""><text:span text:style-name="Definition"><text:span text:style-name="T2">repos long</text:span></text:span></text:a> avant de pouvoir de nouveau utiliser cette aptitude.</text:p>
      <text:h text:style-name="Heading_20_5" text:outline-level="5"><text:bookmark-start text:name="_véritable_nayane"/>Véritable Nayane<text:bookmark-end text:name="_véritable_nayane"/></text:h>
      <text:p text:style-name="First_20_paragraph"><text:span text:style-name="T1">En Selm : Sassasse</text:span> + Au niveau 20, la Nayane est accomplie et augmente ses caractéristiques de Dextérité et de Sagesse de 2 points sans pouvoir dépasser 22. — title: Seibahkami — </text:p>
      <text:h text:style-name="Heading_20_3" text:outline-level="3"><text:bookmark-start text:name="_seibahkami"/>Seibahkami<text:bookmark-end text:name="_seibahkami"/></text:h>
      <text:h text:style-name="Heading_20_4" text:outline-level="4"><text:bookmark-start text:name="_évolution_du_seibahkami"/>Évolution du Seibahkami<text:bookmark-end text:name="_évolution_du_seibahkami"/></text:h>
      <text:p text:style-name="First_20_paragraph">§§§ .table-container |Niveau|Aptitudes| |:-:|:-:| |<text:span text:style-name="T1">3</text:span>|<text:a xlink:type="simple" xlink:href="#determination" office:name=""><text:span text:style-name="Definition">Détermination</text:span></text:a>| |<text:span text:style-name="T1">5</text:span>|<text:a xlink:type="simple" xlink:href="#empathie-equestre" office:name=""><text:span text:style-name="Definition">Empathie équestre</text:span></text:a>| |<text:span text:style-name="T1">7</text:span>|<text:a xlink:type="simple" xlink:href="#ami-equestre" office:name=""><text:span text:style-name="Definition">Ami équestre</text:span></text:a>| |<text:span text:style-name="T1">8</text:span>|<text:a xlink:type="simple" xlink:href="#tir-lointain" office:name=""><text:span text:style-name="Definition">Tir lointain</text:span></text:a>| |<text:span text:style-name="T1">9</text:span>|<text:a xlink:type="simple" xlink:href="#coup-parfait" office:name=""><text:span text:style-name="Definition">Coup parfait (+1d6)</text:span></text:a>| |<text:span text:style-name="T1">10</text:span>|<text:a xlink:type="simple" xlink:href="#frappe-majestueuse" office:name=""><text:span text:style-name="Definition">Frappe majestueuse</text:span></text:a>| |<text:span text:style-name="T1">11</text:span>|<text:a xlink:type="simple" xlink:href="#calligraphie" office:name=""><text:span text:style-name="Definition">Calligraphie</text:span></text:a>| |<text:span text:style-name="T1">12</text:span>|<text:a xlink:type="simple" xlink:href="#tir-puissant" office:name=""><text:span text:style-name="Definition">Tir puissant (+1d6)</text:span></text:a>| |<text:span text:style-name="T1">13</text:span>|<text:a xlink:type="simple" xlink:href="#coup-parfait" office:name=""><text:span text:style-name="Definition">Coup parfait (+2d6)</text:span></text:a>| |<text:span text:style-name="T1">15</text:span>|<text:a xlink:type="simple" xlink:href="#tir-puissant" office:name=""><text:span text:style-name="Definition">Tir puissant (+1d6)</text:span></text:a>| |<text:span text:style-name="T1">17</text:span>|<text:a xlink:type="simple" xlink:href="#coup-parfait" office:name=""><text:span text:style-name="Definition">Coup parfait (+3d6)</text:span></text:a>| |<text:span text:style-name="T1">18</text:span>|<text:a xlink:type="simple" xlink:href="#tir-puissant" office:name=""><text:span text:style-name="Definition">Tir puissant (+3d6)</text:span></text:a>| |<text:span text:style-name="T1">19</text:span>|<text:a xlink:type="simple" xlink:href="#frappe-divine" office:name=""><text:span text:style-name="Definition">Frappe divine</text:span></text:a>| |<text:span text:style-name="T1">20</text:span>|<text:a xlink:type="simple" xlink:href="#coup-parfait" office:name=""><text:span text:style-name="Definition">Coup parfait (+4d6)</text:span></text:a>, <text:a xlink:type="simple" xlink:href="#veritable-seibahkami" office:name=""><text:span text:style-name="Definition">Véritable Seibahkami</text:span></text:a>| §§§</text:p>
      <text:h text:style-name="Heading_20_4" text:outline-level="4"><text:bookmark-start text:name="_aptitudes_darchétype_18"/>Aptitudes d’Archétype<text:bookmark-end text:name="_aptitudes_darchétype_18"/></text:h>
      <text:p text:style-name="First_20_paragraph">En tant que Seibahkami, vous bénéficiez des aptitudes d’Archétype suivantes.</text:p>
      <text:h text:style-name="Heading_20_5" text:outline-level="5"><text:bookmark-start text:name="_maîtrises_22"/>Maîtrises<text:bookmark-end text:name="_maîtrises_22"/></text:h>
      <text:p text:style-name="First_20_paragraph"><text:span text:style-name="T1">Armures</text:span> : armures légères, armures intermédiaires. + <text:span text:style-name="T1">Armes</text:span> : armes courantes, Sabre, Arc long. + <text:span text:style-name="T1">Outils</text:span> : Calligraphie. + <text:span text:style-name="T1">Jets de sauvegarde</text:span> : Dextérité, Sagesse. + <text:span text:style-name="T1">Compétences</text:span> : choisissez deux compétences parmi les suivantes : Acrobatie, Athlétisme, Dressage, Intimidation, Perception, Religion et Représentation. + <text:span text:style-name="T1">Conditions d’accessibilité</text:span>: Être de culture Yotakaï. + <text:span text:style-name="T1">Points de Magie</text:span> : Le Seibahkami fait partie des voies mystique du guerrier, de ce fait, il développe les points de Foi (PF).</text:p>
      <text:p text:style-name="Text_20_body">Les Yotakaïs forment des tribus sédentaires et nomades de l’Est lointain. Ils possèdent une forme martiale de spiritualité. En effet, pour eux, la perfection est dans toutes choses et le geste le plus simple mérite d’être contrôlés. Les Seibahkamis de la voie des Armes sont appelés Shibōshaï, littéralement «Fatalité». Véritables fureur au combat, les Shibōshaïs sont redoutés de leurs adversaires pour la précision de leurs frappes au sabre et des traits de leurs arcs. Souvent, ils s’attache auprès d’un seigneur. Les Seibahkamis de la voie de l’Ombre sont appelés Sakeranaï, littéralement «Inévitable». Dans les légendes populaires les Sakeranaïs sont assimilés à des hommes démons mais en fait, dans leur recherche de la perfection, celui de tuer les ont rendu terrifiants. Ils vendent fort cher leurs services. Les Seibahkamis de la voie de la Magie sont appelés Shinjiranaï, littéralement « Incroyable». Ils sont les plus étranges et leurs sortilèges sont redoutés autant que leur lame et leurs flèches. Les Shinjiranaïs sont d’éternels chercheurs de connaissance.</text:p>
      <text:h text:style-name="Heading_20_5" text:outline-level="5"><text:bookmark-start text:name="_détermination"/>Détermination<text:bookmark-end text:name="_détermination"/></text:h>
      <text:p text:style-name="First_20_paragraph"><text:span text:style-name="T1">En Yotaï : Kettei</text:span> + À partir du niveau 3, vous gardez votre sabre dans son étui et attendez le meilleur moment pour le dégainer contre vos adversaires. Vous pouvez baisser le résultat de votre initiative de 5 pour le combat, en contre partie, lors de votre premier round d’attaque, vous pouvez porter vos attaques contre 3 adversaires maximum qui vous font face. Vous portez l’ensemble de vos attaques sur chaque adversaire. Cette capacité lorsqu’elle est utilisée, nécessite un <text:a xlink:type="simple" xlink:href="/gerer-la-sante-du-personnage/#repos-long" office:name=""><text:span text:style-name="Definition"><text:span text:style-name="T2">repos long</text:span></text:span></text:a> pour être de nouveau utilisée. Au niveau 12, un <text:a xlink:type="simple" xlink:href="/gerer-la-sante-du-personnage/#repos-court" office:name=""><text:span text:style-name="Definition"><text:span text:style-name="T2">repos court</text:span></text:span></text:a> suffit et au niveau 18, il n’y a plus de limitation.</text:p>
      <text:h text:style-name="Heading_20_5" text:outline-level="5"><text:bookmark-start text:name="_préserver_la_vie"/>Préserver la vie<text:bookmark-end text:name="_préserver_la_vie"/></text:h>
      <text:p text:style-name="First_20_paragraph"><text:span text:style-name="T1">En Yotaï : Chebh N’do</text:span> +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h text:style-name="Heading_20_5" text:outline-level="5"><text:bookmark-start text:name="_empathie_équestre"/>Empathie équestre<text:bookmark-end text:name="_empathie_équestre"/></text:h>
      <text:p text:style-name="First_20_paragraph"><text:span text:style-name="T1">En Yotaï : Kyōkan Jōba</text:span> + À partir du niveau 5, vous êtes tellement à l’aide avec votre monture que vous ajoutez +4 à tout vos test de manœuvre à cheval. Pour cela, il doit s’agir de la monture habituelle du personnage ou alors d’avoir chevauché avec au moins une demi-lune.</text:p>
      <text:h text:style-name="Heading_20_5" text:outline-level="5"><text:bookmark-start text:name="_ami_équestre"/>Ami équestre<text:bookmark-end text:name="_ami_équestre"/></text:h>
      <text:p text:style-name="First_20_paragraph"><text:span text:style-name="T1">En Yotaï : Yūjō Jōba</text:span> + À partir du niveau 7, vous avez une relation puissante avec votre monture. Elle n’accepte que vous comme cavalier. Vous pouvez la laisser vaquer sans craindre de la perdre et il vous suffit de siffler et le cheval rapplique le plus rapidement possible. La portée est de 10 mètres de rayon par niveau. + D’autre part, le personnage peut monter sur sa monture alors qu’elle passe au galop devant lui en tant qu’action bonus. Il peut même le faire en sautant d’un toit ou d’une hauteur et ceci est considéré comme une manœuvre à cheval donc bénéficie du bonus de Kyōkan Jōba (Empathie équestre).</text:p>
      <text:h text:style-name="Heading_20_5" text:outline-level="5"><text:bookmark-start text:name="_tir_lointain"/>Tir lointain<text:bookmark-end text:name="_tir_lointain"/></text:h>
      <text:p text:style-name="First_20_paragraph"><text:span text:style-name="T1">En Yotaï : Shūto Tōi</text:span> + À partir du niveau 8, en prenant un round de concentration avec un arc long, le Seibhakami peut grâce à sa grande maîtrise de la respiration décocher une flèche au double de sa portée.</text:p>
      <text:h text:style-name="Heading_20_5" text:outline-level="5"><text:bookmark-start text:name="_coup_parfait"/>Coup parfait<text:bookmark-end text:name="_coup_parfait"/></text:h>
      <text:p text:style-name="First_20_paragraph"><text:span text:style-name="T1">En Yotaï : Nōsotchū Kanpeki</text:span> + À partir du niveau 9, vous pouvez lancer un dé de dégâts additionnel (+1d6) quand vous déterminez les dégâts supplémentaires causés par un coup critique lors d’une attaque de corps-à-corps, c’est à dire que les dégâts ont dépassé la valeur de la constitution de l’adversaire.. + À partir du niveau 13, vous lancez deux dés additionnels (+2d6), trois dés (+3d6) à partir du niveau 17 et quatre dés (+4d6) au niveau 20.</text:p>
      <text:h text:style-name="Heading_20_5" text:outline-level="5"><text:bookmark-start text:name="_frappe_majestueuse"/>Frappe majestueuse<text:bookmark-end text:name="_frappe_majestueuse"/></text:h>
      <text:p text:style-name="First_20_paragraph"><text:span text:style-name="T1">En Yotaï : Nōsotchū Yūdaina</text:span> + A partir du niveau 10, lors d’un combat au sabre, si le résultat de l’attaque comporte quatre six aux dés et que l’attaque porte, l’adversaire de taille moyenne maximum est décapité sans avoir la possibilité de parer. Les adversaires qui engagent le combat avec vous doivent effectuer un JS de sagesse DD10 + modificateur de charisme ou subir un <text:a xlink:type="simple" xlink:href="/utiliser-les-caracteristiques/#avantage-et-desavantage" office:name=""><text:span text:style-name="Definition"><text:span text:style-name="T2">désavantage</text:span></text:span></text:a> à tous les tests de combat jusqu’à réussir le JS.</text:p>
      <text:h text:style-name="Heading_20_5" text:outline-level="5"><text:bookmark-start text:name="_calligraphie"/>Calligraphie<text:bookmark-end text:name="_calligraphie"/></text:h>
      <text:p text:style-name="First_20_paragraph"><text:span text:style-name="T1">En Yotaï : Shodō</text:span> + A partir du niveau 10, la maîtrise se trouve aussi dans la concentration et l’écriture. Vous obtenez toujours un avantage pour vos tests de calligraphie.</text:p>
      <text:h text:style-name="Heading_20_5" text:outline-level="5"><text:bookmark-start text:name="_tir_puissant"/>Tir puissant<text:bookmark-end text:name="_tir_puissant"/></text:h>
      <text:p text:style-name="First_20_paragraph"><text:span text:style-name="T1">En Yotaï : Shūto Kyōryoku</text:span> + À partir du niveau 12, en prenant un round de concentration avec un arc long, le Seibhakami peut grâce à sa grande maîtrise de la respiration décocher une flèche beaucoup plus puissante. Si le tir touche et blesse l’adversaire, les dégâts sont majorés de +1d6. La puissance augmente avec le niveau : +2d6 au niveau 15 et +3d6 au niveau 18.</text:p>
      <text:h text:style-name="Heading_20_5" text:outline-level="5"><text:bookmark-start text:name="_frappe_divine"/>Frappe divine<text:bookmark-end text:name="_frappe_divine"/></text:h>
      <text:p text:style-name="First_20_paragraph"><text:span text:style-name="T1">En Yotaï : Nōsotchū Kami</text:span> + A partir du niveau 18, lors d’un combat au sabre, la technique est tellement parfaite que si le résultat de l’attaque comporte trois six aux dés et que l’attaque porte, l’adversaire de taille grande maximum est décapité sans avoir la possibilité de parer. Les adversaires qui engagent le combat avec vous doivent effectuer un JS de sagesse DD15 + modificateur de charisme ou être <text:a xlink:type="simple" xlink:href="/gerer-la-sante-du-personnage/#terrorise" office:name=""><text:span text:style-name="Definition"><text:span text:style-name="T2">terrorisés</text:span></text:span></text:a> à tous les tests de combat jusqu’à réussir le JS. Les personnes terrorisées essaient de fuir devant vous, ce qui vous donne un <text:a xlink:type="simple" xlink:href="/utiliser-les-caracteristiques/#avantage-et-desavantage" office:name=""><text:span text:style-name="Definition"><text:span text:style-name="T2">avantage</text:span></text:span></text:a> à toutes vos attaques.</text:p>
      <text:h text:style-name="Heading_20_5" text:outline-level="5"><text:bookmark-start text:name="_véritable_seibahkami"/>Véritable Seibahkami<text:bookmark-end text:name="_véritable_seibahkami"/></text:h>
      <text:p text:style-name="First_20_paragraph"><text:span text:style-name="T1">En Yotaï : Seibahkami</text:span> + A partir du niveau 20, vous incarnez l’âme du Seibhakami, vous gagnez +2 en dextérité et en Sagesse pour atteindre un maximum de 22 dans ses deux caractéristiques. En prenant un round de concentration, vous pouvez cumuler les avantages de <text:a xlink:type="simple" xlink:href="/#tir-lointain" office:name=""><text:span text:style-name="Definition">Tir lointain</text:span></text:a> et de <text:a xlink:type="simple" xlink:href="/#tir-puissant" office:name=""><text:span text:style-name="Definition">Tir puissant</text:span></text:a>. + — </text:p>
      <text:h text:style-name="Heading_20_4" text:outline-level="4"><text:bookmark-start text:name="_title_sermazloth"/>title: Sermazloth<text:bookmark-end text:name="_title_sermazloth"/></text:h>
      <text:h text:style-name="Heading_20_3" text:outline-level="3"><text:bookmark-start text:name="_sermazloth"/>Sermazloth<text:bookmark-end text:name="_sermazloth"/></text:h>
      <text:h text:style-name="Heading_20_4" text:outline-level="4"><text:bookmark-start text:name="_évolution_du_sermazloth"/>Évolution du Sermazloth<text:bookmark-end text:name="_évolution_du_sermazloth"/></text:h>
      <text:p text:style-name="First_20_paragraph">§§§ .table-container |Niveau|Aptitudes| |:-:|:-:| |<text:span text:style-name="T1">3</text:span>|<text:a xlink:type="simple" xlink:href="#presence-infernale" office:name=""><text:span text:style-name="Definition">Présence infernale</text:span></text:a>| |<text:span text:style-name="T1">4</text:span>|<text:a xlink:type="simple" xlink:href="#resistance-infernale" office:name=""><text:span text:style-name="Definition">Résistance infernale</text:span></text:a>| |<text:span text:style-name="T1">5</text:span>|<text:a xlink:type="simple" xlink:href="#rage-infernale" office:name=""><text:span text:style-name="Definition">Rage infernale (+1)</text:span></text:a>| |<text:span text:style-name="T1">7</text:span>|<text:a xlink:type="simple" xlink:href="#metabolisme-infernal" office:name=""><text:span text:style-name="Definition">Métabolisme infernal</text:span></text:a>| |<text:span text:style-name="T1">8</text:span>|<text:a xlink:type="simple" xlink:href="#celerite-infernale" office:name=""><text:span text:style-name="Definition">Célérité infernale</text:span></text:a>| |<text:span text:style-name="T1">9</text:span>|<text:a xlink:type="simple" xlink:href="#attaque-supplementaire" office:name=""><text:span text:style-name="Definition">Attaque supplémentaire(2)</text:span></text:a>| |<text:span text:style-name="T1">10</text:span>|<text:a xlink:type="simple" xlink:href="#rage-infernale" office:name=""><text:span text:style-name="Definition">Rage infernale (+2)</text:span></text:a>| |<text:span text:style-name="T1">12</text:span>|<text:a xlink:type="simple" xlink:href="#resistance-a-la-douleur" office:name=""><text:span text:style-name="Definition">Résistance à la douleur infernale</text:span></text:a>| |<text:span text:style-name="T1">14</text:span>|<text:a xlink:type="simple" xlink:href="#longevite-infernale" office:name=""><text:span text:style-name="Definition">Longévité infernale</text:span></text:a>| |<text:span text:style-name="T1">15</text:span>|<text:a xlink:type="simple" xlink:href="#rage-infernale" office:name=""><text:span text:style-name="Definition">Rage infernale (+3)</text:span></text:a>| |<text:span text:style-name="T1">16</text:span>|<text:a xlink:type="simple" xlink:href="#sororite-infernale" office:name=""><text:span text:style-name="Definition">Sororité infernale (+3)</text:span></text:a>| + |<text:span text:style-name="T1">19</text:span>|<text:a xlink:type="simple" xlink:href="#attaque-supplementaire" office:name=""><text:span text:style-name="Definition">Attaque supplémentaire(3)</text:span></text:a>| |<text:span text:style-name="T1">20</text:span>|<text:a xlink:type="simple" xlink:href="#rage-infernale" office:name=""><text:span text:style-name="Definition">Rage infernale (+4)</text:span></text:a>, <text:a xlink:type="simple" xlink:href="#veritable-sermazloth" office:name=""><text:span text:style-name="Definition">Véritable Sermazloth</text:span></text:a>|</text:p>
      <text:p text:style-name="Text_20_body">§§§</text:p>
      <text:h text:style-name="Heading_20_4" text:outline-level="4"><text:bookmark-start text:name="_aptitudes_darchétype_19"/>Aptitudes d’Archétype<text:bookmark-end text:name="_aptitudes_darchétype_19"/></text:h>
      <text:p text:style-name="First_20_paragraph">En tant que Sermazloth, vous bénéficiez des aptitudes d’Archétype suivantes.</text:p>
      <text:h text:style-name="Heading_20_5" text:outline-level="5"><text:bookmark-start text:name="_maîtrises_23"/>Maîtrises<text:bookmark-end text:name="_maîtrises_23"/></text:h>
      <text:p text:style-name="First_20_paragraph"><text:span text:style-name="T1">Armures</text:span> : armures légères + <text:span text:style-name="T1">Armes</text:span> : Armes courantes, cimeterre, arc composite + <text:span text:style-name="T1">Outils</text:span> : Matériel d’empoisonneur. + <text:span text:style-name="T1">Jets de sauvegarde</text:span> : Sagesse, Constitution. + <text:span text:style-name="T1">Compétences</text:span> : choisissez trois compétences parmi les suivantes : Acrobatie, Athlétisme, Dressage, Perception, Religion et Survie. + <text:span text:style-name="T1">Conditions d’accessibilité</text:span>: Être de culture Khernaëe, être de sexe féminin, être d’alignement mauvais. + <text:span text:style-name="T1">Points de Magie</text:span> : La Sermazloth est un Archétype mystique, de ce fait, elle développe les points de Foi (PF) s’elle emprunte la voie de la Magie.</text:p>
      <text:p text:style-name="Text_20_body">L’histoire de l’ordre des Sermazloths se perd dans les nimbes du passé. Il est divisé en plusieurs familles qui se répartissent sur le territoire mais qui restent soumises au monastère principal de Vantréhic. Les Sermazloths sont des moniales khernaëes formées à leur sacerdoce dans des conditions "infernales" car elles sont considérées comme les gardiennes des enfers. Elles portent des piercings et des scarifications au fur et à mesure de leur initiation et de leur progression dans la hiérarchie moniale. + Les Sermazloths de la voie des Armes sont appelés Seurez Loskadur, littéralement «Soeur de la brûlure». Les Sermazloths de la voie de l’Ombre sont appelés Seurez Marv, littéralement «Soeur de la mort». Les Sermazloths de la voie de la Magie sont appelés Seurez Tenval Anaoudegezh, littéralement « Soeur de la sombre connaissance».</text:p>
      <text:p text:style-name="Text_20_body">Les Sermazloth sont organisées en sororités d’adoratrices.</text:p>
      <text:list text:style-name="L3">
        <text:list-item>
          <text:p text:style-name="P3">Arh’damnadh, adoratrices des âmes damnées, branche mineure, localisée sur l’île de Avenhadel et protectrice de l’oracle Aodrena War Arc’hant.</text:p>
        </text:list-item>
        <text:list-item>
          <text:p text:style-name="P3">Dar’chdamn, adoratrices du pic maudit, branche majeure, localisée au monastère de Vantréhic.</text:p>
        </text:list-item>
        <text:list-item>
          <text:p text:style-name="P3">Teifrinn, branche, mineure, adoratrices des feux infernaux, localisée à l’Est de la ville état de Thaouet.</text:p>
        </text:list-item>
        <text:list-item>
          <text:p text:style-name="P3">Dorchdrean, adoratrices de la sombre vallée, localisée à l’Ouest aux confins de Douarfin.</text:p>
        </text:list-item>
        <text:list-item>
          <text:p text:style-name="P3">Uamhas’dorch, adoratrices de la terreur sombre, localisée au nord des monts du Menezlatar.</text:p>
        </text:list-item>
        <text:list-item>
          <text:p text:style-name="P3">Dindandouar, adoratrices des terres souterraines, localisation ignorée.</text:p>
        </text:list-item>
      </text:list>
      <text:h text:style-name="Heading_20_5" text:outline-level="5"><text:bookmark-start text:name="_présence_infernale"/>Présence infernale<text:bookmark-end text:name="_présence_infernale"/></text:h>
      <text:p text:style-name="First_20_paragraph"><text:span text:style-name="T1">En Khernaë: Bezañs Infern</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h text:style-name="Heading_20_5" text:outline-level="5"><text:bookmark-start text:name="_résistance_infernale"/>Résistance infernale<text:bookmark-end text:name="_résistance_infernale"/></text:h>
      <text:p text:style-name="First_20_paragraph"><text:span text:style-name="T1">En Khernaë: Harz Infern</text:span> + À partir du niveau 4, la Sermazloth est résistante à toutes les formes de poisons et les maladies, mêmes celles d’origines magiques. Ainsi, elle obtient un <text:a xlink:type="simple" xlink:href="/utiliser-les-caracteristiques/#avantage-et-desavantage" office:name=""><text:span text:style-name="Definition"><text:span text:style-name="T2">avantage</text:span></text:span></text:a> sur tout ses tests et ne subit que la moitié des dommages.</text:p>
      <text:h text:style-name="Heading_20_5" text:outline-level="5"><text:bookmark-start text:name="_rage_infernale"/>Rage infernale<text:bookmark-end text:name="_rage_infernale"/></text:h>
      <text:p text:style-name="First_20_paragraph"><text:span text:style-name="T1">En Khernaë: Drough Infern</text:span> + À partir du niveau 5, la Sermazloth ajoute +1 lors du calcul des dégâts infligés. Cela représente la rage avec laquelle, la Sermazloth porte ses coups. Le bonus passe à +2 au niveau 10, +3 au niveau 15 et +4 au niveau 20.</text:p>
      <text:h text:style-name="Heading_20_5" text:outline-level="5"><text:bookmark-start text:name="_métabolisme_infernal"/>Métabolisme infernal<text:bookmark-end text:name="_métabolisme_infernal"/></text:h>
      <text:p text:style-name="First_20_paragraph"><text:span text:style-name="T1">En Khernaë: Mabol’gh Infern</text:span> + À partir du niveau 7, la Sermazloth est habituée à jeuner et se contente de peu pour survivre. Vous pouvez jeûner pendant un nombre de jour égal à 6 + son modificateur de Constitution (avec un minimum de 1) au lieu de 3.</text:p>
      <text:h text:style-name="Heading_20_5" text:outline-level="5"><text:bookmark-start text:name="_célérité_infernale"/>Célérité infernale<text:bookmark-end text:name="_célérité_infernale"/></text:h>
      <text:p text:style-name="First_20_paragraph"><text:span text:style-name="T1">En Khernaë: Herderr Infern</text:span> + À partir du niveau 8, la Sermazloth gagne 3m dans sa capacité de déplacement maximum au cours d’un round.</text:p>
      <text:h text:style-name="Heading_20_5" text:outline-level="5"><text:bookmark-start text:name="_attaque_supplémentaire_11"/>Attaque supplémentaire<text:bookmark-end text:name="_attaque_supplémentaire_11"/></text:h>
      <text:p text:style-name="First_20_paragraph"><text:span text:style-name="T1">En Khernaë: Argad Adh</text:span> + À partir du niveau 9,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immunité_infernale"/>Immunité infernale<text:bookmark-end text:name="_immunité_infernale"/></text:h>
      <text:p text:style-name="First_20_paragraph"><text:span text:style-name="T1">En Khernaë: Dive’cg Ifern</text:span> + A partir du niveau 10, la Sermazloth est immunisée à toutes les formes de poisons et les maladies, mêmes celles d’origines magiques.</text:p>
      <text:h text:style-name="Heading_20_5" text:outline-level="5"><text:bookmark-start text:name="_résistance_à_la_douleur_infernale"/>Résistance à la douleur infernale<text:bookmark-end text:name="_résistance_à_la_douleur_infernale"/></text:h>
      <text:p text:style-name="First_20_paragraph"><text:span text:style-name="T1">En Khernaë: Harz’toal Ifern</text:span> + A partir du niveau 12, la souffrance alimente désormais votre vitalité. A chaque round où vous encaissez des dégâts, vous regagnez 1d6 points d’action.</text:p>
      <text:h text:style-name="Heading_20_5" text:outline-level="5"><text:bookmark-start text:name="_longévité_infernale"/>Longévité infernale<text:bookmark-end text:name="_longévité_infernale"/></text:h>
      <text:p text:style-name="First_20_paragraph"><text:span text:style-name="T1">En Khernaë: Hirhoal Ifern</text:span> + À partir du niveau 14, vous pouvez vivre jusqu’à 120 ans. Vous paraissez toujours 20 ans de moins que votre âge réel (minimum 20 ans).</text:p>
      <text:h text:style-name="Heading_20_5" text:outline-level="5"><text:bookmark-start text:name="_sororité_infernale"/>Sororité infernale<text:bookmark-end text:name="_sororité_infernale"/></text:h>
      <text:p text:style-name="First_20_paragraph"><text:span text:style-name="T1">En Khernaë: Soroth’infern</text:span> + A partir du niveau 16, vous inspirez toutes les Sermazloths. Lorsqu’elle sont proches de vous, dans un rayon de 18 mètres, vous et toutes vos soeurs Sermazloths bénéficient d’un <text:a xlink:type="simple" xlink:href="/utiliser-les-caracteristiques/#avantage-et-desavantage" office:name=""><text:span text:style-name="Definition"><text:span text:style-name="T2">avantage</text:span></text:span></text:a> à tous leurs tests et êtes immunisées à la <text:a xlink:type="simple" xlink:href="/gerer-la-sante-du-personnage/#terrorise" office:name=""><text:span text:style-name="Definition"><text:span text:style-name="T2">terreur</text:span></text:span></text:a>.</text:p>
      <text:h text:style-name="Heading_20_5" text:outline-level="5"><text:bookmark-start text:name="_attaque_supplémentaire_12"/>Attaque supplémentaire<text:bookmark-end text:name="_attaque_supplémentaire_12"/></text:h>
      <text:p text:style-name="First_20_paragraph"><text:span text:style-name="T1">En Khern : Argad Adh</text:span> + À partir du niveau 19, vous pouvez attaquer trois fois au lieu d’une à chaque fois que vous choisissez l’action attaquer pendant votre tour. Si vous avez déjà une troisième attaque, vous ajoutez +3 aux dégâts en compensation.</text:p>
      <text:h text:style-name="Heading_20_5" text:outline-level="5"><text:bookmark-start text:name="_véritable_sermazloth"/>Véritable Sermazloth<text:bookmark-end text:name="_véritable_sermazloth"/></text:h>
      <text:p text:style-name="First_20_paragraph"><text:span text:style-name="T1">En Khernaë: Sermazloth</text:span> + Au niveau 20, la Sermazloth est accomplie et augmente ses caractéristiques de Constitution et de Sagesse de 2 points sans pouvoir dépasser 22. — title: Shangharah — </text:p>
      <text:h text:style-name="Heading_20_3" text:outline-level="3"><text:bookmark-start text:name="_shangharah"/>Shangharah<text:bookmark-end text:name="_shangharah"/></text:h>
      <text:h text:style-name="Heading_20_4" text:outline-level="4"><text:bookmark-start text:name="_évolution_du_shangharah"/>Évolution du Shangharah<text:bookmark-end text:name="_évolution_du_shangharah"/></text:h>
      <text:p text:style-name="First_20_paragraph">§§§ .table-container |Niveau|Aptitudes| |:-:|:-:| |<text:span text:style-name="T1">3</text:span>|<text:a xlink:type="simple" xlink:href="#disciple-de-la-vie" office:name=""><text:span text:style-name="Definition">Disciple de la vie</text:span></text:a>| |<text:span text:style-name="T1">4</text:span>|<text:a xlink:type="simple" xlink:href="#preserver-la-vie" office:name=""><text:span text:style-name="Definition">Préserver la vie</text:span></text:a>| |<text:span text:style-name="T1">6</text:span>|<text:a xlink:type="simple" xlink:href="#guerisseur-beni" office:name=""><text:span text:style-name="Definition">Guérisseur béni</text:span></text:a>| |<text:span text:style-name="T1">8</text:span>|<text:a xlink:type="simple" xlink:href="#frappe-spirituelle" office:name=""><text:span text:style-name="Definition">Frappe spirituelle (+1d6)</text:span></text:a>| |<text:span text:style-name="T1">10</text:span>|<text:a xlink:type="simple" xlink:href="#benediction-du-guide" office:name=""><text:span text:style-name="Definition">Bénédiction du guide</text:span></text:a>| |<text:span text:style-name="T1">11</text:span>|<text:a xlink:type="simple" xlink:href="#lame-assoiffee" office:name=""><text:span text:style-name="Definition">Lame assoiffée</text:span></text:a>| |<text:span text:style-name="T1">12</text:span>|<text:a xlink:type="simple" xlink:href="#chance-du-guide" office:name=""><text:span text:style-name="Definition">Chance du guide</text:span></text:a>| |<text:span text:style-name="T1">13</text:span>|<text:a xlink:type="simple" xlink:href="#seduction-du-guide" office:name=""><text:span text:style-name="Definition">Séduction du Guide</text:span></text:a>| |<text:span text:style-name="T1">14</text:span>|<text:a xlink:type="simple" xlink:href="#frappe-spirituelle" office:name=""><text:span text:style-name="Definition">Frappe spirituelle (+2d6)</text:span></text:a>| |<text:span text:style-name="T1">15</text:span>|<text:a xlink:type="simple" xlink:href="#buveuse-de-vie" office:name=""><text:span text:style-name="Definition">Buveuse de vie</text:span></text:a>| |<text:span text:style-name="T1">17</text:span>|<text:a xlink:type="simple" xlink:href="#guerison-supreme" office:name=""><text:span text:style-name="Definition">Guérison suprême</text:span></text:a>| |<text:span text:style-name="T1">18</text:span>|<text:a xlink:type="simple" xlink:href="#langage-du-guide" office:name=""><text:span text:style-name="Definition">Langage du Guide</text:span></text:a>| |<text:span text:style-name="T1">19</text:span>|<text:a xlink:type="simple" xlink:href="#vision-du-guide" office:name=""><text:span text:style-name="Definition">Vison du guide</text:span></text:a>| |<text:span text:style-name="T1">20</text:span>|<text:a xlink:type="simple" xlink:href="#veritable-shangharah" office:name=""><text:span text:style-name="Definition">Véritable Shangharah</text:span></text:a>| §§§</text:p>
      <text:h text:style-name="Heading_20_4" text:outline-level="4"><text:bookmark-start text:name="_aptitudes_darchétype_20"/>Aptitudes d’Archétype<text:bookmark-end text:name="_aptitudes_darchétype_20"/></text:h>
      <text:p text:style-name="First_20_paragraph">En tant que Shangharah, vous bénéficiez des aptitudes d’Archétype suivantes.</text:p>
      <text:h text:style-name="Heading_20_5" text:outline-level="5"><text:bookmark-start text:name="_maîtrises_24"/>Maîtrises<text:bookmark-end text:name="_maîtrises_24"/></text:h>
      <text:p text:style-name="First_20_paragraph"><text:span text:style-name="T1">Armures</text:span> : armures légères + <text:span text:style-name="T1">Armes</text:span> : armes courantes + <text:span text:style-name="T1">Outils</text:span> : aucun + <text:span text:style-name="T1">Jets de sauvegarde</text:span> : Sagesse, Charisme + <text:span text:style-name="T1">Compétences</text:span> : choisissez deux compétences parmi les suivantes : Arcanes, Histoire, Intimidation, Investigation, Médecine, Nature, Religion et Supercherie + <text:span text:style-name="T1">Conditions d’accessibilité</text:span>: Être de culture Sooghaï et de sexe féminin + <text:span text:style-name="T1">Points de Magie</text:span> : Le Shangharag fait partie des voies shamaniques Sooghaï, de ce fait, il développe les points de Foi (PF)</text:p>
      <text:p text:style-name="Text_20_body">Dans les divers cultures Sooghaï, les Sangharahs ont une place aussi importante que les guerriers. Ces femmes ont reçu un esprit guide qui leur fournit des connaissances dans les domaines magiques et particulièrement dans les soins. Les Shangharahs de la voie des Armes sont appelés Moa, littéralement «Mère». Les Shangharahs de la voie de l’Ombre sont appelés Loa, littéralement «Soeur». Les Shangharahs de la voie de la Magie sont appelés N’Goa littéralement « fille».</text:p>
      <text:h text:style-name="Heading_20_5" text:outline-level="5"><text:bookmark-start text:name="_disciple_de_la_vie"/>Disciple de la vie<text:bookmark-end text:name="_disciple_de_la_vie"/></text:h>
      <text:p text:style-name="First_20_paragraph"><text:span text:style-name="T1">En Sogh : Naezo N’do</text:span> + Dès le niveau 3, vos rituels de soins sont plus efficaces. À chaque fois que vous utilisez un rituel de redonner des points d’action à une personne, celle-ci regagne un nombre de points d’action supplémentaires égal à 2 + le coût de base du sort en points de foi (PF). La Shangharah apprend gratuitement le sort <text:a xlink:type="simple" xlink:href="/grimoire/soin-des-blessures" office:name=""><text:span text:style-name="Definition">soins des blessures</text:span></text:a>.</text:p>
      <text:h text:style-name="Heading_20_5" text:outline-level="5"><text:bookmark-start text:name="_préserver_la_vie_2"/>Préserver la vie<text:bookmark-end text:name="_préserver_la_vie_2"/></text:h>
      <text:p text:style-name="First_20_paragraph"><text:span text:style-name="T1">En Sogh : Chebh N’do</text:span> +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h text:style-name="Heading_20_5" text:outline-level="5"><text:bookmark-start text:name="_guérisseur_béni"/>Guérisseur béni<text:bookmark-end text:name="_guérisseur_béni"/></text:h>
      <text:p text:style-name="First_20_paragraph"><text:span text:style-name="T1">En Sogh : Ogwo Goziri</text:span> + À partir du niveau 6, les sorts de soins que vous lancez sur d’autres créatures vous soignent aussi. Quand vous lancez un rituel qui redonne des points d’action à une personne différente de vous, vous regagnez un nombre de points de d’action égal à 2 + le coût de base du sort en points de foi (PF).</text:p>
      <text:h text:style-name="Heading_20_5" text:outline-level="5"><text:bookmark-start text:name="_frappe_spirituelle"/>Frappe spirituelle<text:bookmark-end text:name="_frappe_spirituelle"/></text:h>
      <text:p text:style-name="First_20_paragraph"><text:span text:style-name="T1">En Sogh : Kuruh Nkemuo</text:span> + Au niveau 8, vous gagnez la capacité d’insuffler de l’énergie spirituelle dans les coups que vous portez au corps à corps. Une fois par tour, quand vous frappez un adversaire avec une arme, vous pouvez causer 1d6 dégâts supplémentaires à votre cible. Quand vous atteignez le niveau 14, ces dégâts passent à 2d6.</text:p>
      <text:h text:style-name="Heading_20_5" text:outline-level="5"><text:bookmark-start text:name="_bénédiction_du_guide"/>Bénédiction du guide<text:bookmark-end text:name="_bénédiction_du_guide"/></text:h>
      <text:p text:style-name="First_20_paragraph"><text:span text:style-name="T1">En Sogh : Goziri N’bo</text:span> + À partir du niveau 10, quand vous réduisez un adversaire hostile à 0 point d’action, vous gagnez un nombre de points d’action temporaire égal à votre modificateur de Charisme + votre niveau de Shangharah (avec un minimum de 1).</text:p>
      <text:h text:style-name="Heading_20_5" text:outline-level="5"><text:bookmark-start text:name="_lame_assoiffée"/>Lame assoiffée<text:bookmark-end text:name="_lame_assoiffée"/></text:h>
      <text:p text:style-name="First_20_paragraph"><text:span text:style-name="T1">En Sogh : Aguba Irinagu</text:span> + À partir du niveau 11, à chaque fois que vous utilisez l’action attaquer à votre tour, vous pouvez attaquer deux fois au lieu d’une avec votre arme de pacte. Si la Shangarah vient de la voie des armes et qu’elle possède déjà une seconde attaque, elle obtient +2 au dégâts en compensation.</text:p>
      <text:h text:style-name="Heading_20_5" text:outline-level="5"><text:bookmark-start text:name="_chance_du_guide"/>Chance du guide<text:bookmark-end text:name="_chance_du_guide"/></text:h>
      <text:p text:style-name="First_20_paragraph"><text:span text:style-name="T1">En Sogh : Chioma N’bo</text:span> + À partir du niveau 12, vous pouvez faire appel à votre guide pour qu’il altère le destin en votre faveur. Quand vous faites un test de caractéristique ou un jet de sauvegarde, vous pouvez utiliser cette aptitude pour ajouter 2d6 au résultat. Vous pouvez utiliser cette aptitude après avoir vu le résultat initial, mais vous devez le faire avant que les effets soient appliqués. Une fois que vous avez utilisé cette aptitude une fois, vous devez attendre d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5" text:outline-level="5"><text:bookmark-start text:name="_séduction_du_guide"/>Séduction du Guide<text:bookmark-end text:name="_séduction_du_guide"/></text:h>
      <text:p text:style-name="First_20_paragraph"><text:span text:style-name="T1">En Sogh : Seduedu N’bo</text:span> + À partir du niveau 13, vous gagnez la maîtrise des compétences Persuasion et Supercherie. SI vous possédez déjà ces compétences, vous doublez le bonus de Maîtrise.</text:p>
      <text:h text:style-name="Heading_20_5" text:outline-level="5"><text:bookmark-start text:name="_buveuse_de_vie"/>Buveuse de vie<text:bookmark-end text:name="_buveuse_de_vie"/></text:h>
      <text:p text:style-name="First_20_paragraph"><text:span text:style-name="T1">En Sogh : Manya N’do</text:span> + À partir du niveau 15, quand vous frappez une créature avec votre arme , votre cible subit une quantité de dégâts nécrotiques supplémentaires égale à votre modificateur de Sagesse (avec un minimum de 1).</text:p>
      <text:h text:style-name="Heading_20_5" text:outline-level="5"><text:bookmark-start text:name="_guérison_suprême"/>Guérison suprême<text:bookmark-end text:name="_guérison_suprême"/></text:h>
      <text:p text:style-name="First_20_paragraph"><text:span text:style-name="T1">En Sogh : Ogwo Kachai</text:span> + À partir du niveau 17, quand vous utilisez un sort destiné à redonner des points d’action à une personne, au lieu de lancer un ou plusieurs dés, vous utilisez à la place le résultat maximum que vous pouvez obtenir avec chacun de ces dés. Par exemple, au lieu de redonner 2d6 points d’action à une créature, vous lui redonnez automatiquement 12 points d’action.</text:p>
      <text:h text:style-name="Heading_20_5" text:outline-level="5"><text:bookmark-start text:name="_langage_du_guide"/>Langage du Guide<text:bookmark-end text:name="_langage_du_guide"/></text:h>
      <text:p text:style-name="First_20_paragraph"><text:span text:style-name="T1">En Sogh : Asasu N’bo</text:span> + À partir du niveau 18, vous pouvez lancer le sort communication avec les animaux <text:a xlink:type="simple" xlink:href="/grimoire/communication-avec-les-animaux" office:name=""><text:span text:style-name="Definition">communication avec les animaux</text:span></text:a> à volonté, sans utiliser e de rituel ou dépenser des points de foi.</text:p>
      <text:h text:style-name="Heading_20_5" text:outline-level="5"><text:bookmark-start text:name="_vision_du_guide"/>Vision du Guide<text:bookmark-end text:name="_vision_du_guide"/></text:h>
      <text:p text:style-name="First_20_paragraph"><text:span text:style-name="T1">En Sogh : Ohuu N’bo</text:span> + À partir du niveau 19,vous pouvez voir normalement dans les ténèbres normales et magiques, jusqu’à une distance de 36 mètres.</text:p>
      <text:h text:style-name="Heading_20_5" text:outline-level="5"><text:bookmark-start text:name="_véritable_shangharah"/>Véritable Shangharah<text:bookmark-end text:name="_véritable_shangharah"/></text:h>
      <text:p text:style-name="First_20_paragraph"><text:span text:style-name="T1">En Sogh : Shangharah</text:span> + Au niveau 20, la Shangharah est accomplie et augmente ses caractéristiques de Charisme et de Sagesse de 2 points sans pouvoir dépasser 22. — title: Skell — </text:p>
      <text:h text:style-name="Heading_20_3" text:outline-level="3"><text:bookmark-start text:name="_skell"/>Skell<text:bookmark-end text:name="_skell"/></text:h>
      <text:h text:style-name="Heading_20_4" text:outline-level="4"><text:bookmark-start text:name="_évolution_du_skell"/>Évolution du Skell<text:bookmark-end text:name="_évolution_du_skell"/></text:h>
      <text:p text:style-name="First_20_paragraph">§§§ .table-container |Niveau|Aptitudes| |:-:|:-:| |<text:span text:style-name="T1">3</text:span>|<text:a xlink:type="simple" xlink:href="#expert" office:name=""><text:span text:style-name="Definition">Expert</text:span></text:a>| |<text:span text:style-name="T1">5</text:span>|<text:a xlink:type="simple" xlink:href="#oeil-du-gardien-des-runes" office:name=""><text:span text:style-name="Definition">Oeil du gardien des runes</text:span></text:a>| |<text:span text:style-name="T1">6</text:span>|<text:a xlink:type="simple" xlink:href="#pierre-de-puissance" office:name=""><text:span text:style-name="Definition">Pierre de puissance</text:span></text:a>| |<text:span text:style-name="T1">7</text:span>|<text:a xlink:type="simple" xlink:href="#compagnon-animal-renard" office:name=""><text:span text:style-name="Definition">Compagnon animal renard</text:span></text:a>| |<text:span text:style-name="T1">8</text:span>|<text:a xlink:type="simple" xlink:href="#critique-brutal" office:name=""><text:span text:style-name="Definition">Critique brutal (+1d6)</text:span></text:a>| |<text:span text:style-name="T1">9</text:span>|<text:a xlink:type="simple" xlink:href="#seconde-attaque" office:name=""><text:span text:style-name="Definition">Seconde Attaque</text:span></text:a>| |<text:span text:style-name="T1">10</text:span>|<text:a xlink:type="simple" xlink:href="#pierre-de-puissance-superieure" office:name=""><text:span text:style-name="Definition">Pierre de puissance supérieure</text:span></text:a>| |<text:span text:style-name="T1">11</text:span>|<text:a xlink:type="simple" xlink:href="#compagnon-animal-loup" office:name=""><text:span text:style-name="Definition">Compagnon animal loup</text:span></text:a>| |<text:span text:style-name="T1">12</text:span>|<text:a xlink:type="simple" xlink:href="#pierre-de-puissance-supreme" office:name=""><text:span text:style-name="Definition">Pierre de puissance suprême</text:span></text:a>| |<text:span text:style-name="T1">13</text:span>|<text:a xlink:type="simple" xlink:href="#critique-brutal" office:name=""><text:span text:style-name="Definition">Critique brutal (+2d6)</text:span></text:a>| |<text:span text:style-name="T1">14</text:span>|<text:a xlink:type="simple" xlink:href="#comprehension" office:name=""><text:span text:style-name="Definition">Compréhension</text:span></text:a>| |<text:span text:style-name="T1">17</text:span>|<text:a xlink:type="simple" xlink:href="#compagnon-animal-second-loup" office:name=""><text:span text:style-name="Definition">Compagnon animal second loup</text:span></text:a>, <text:a xlink:type="simple" xlink:href="#critique-brutal" office:name=""><text:span text:style-name="Definition">Critique brutal (+3d6)</text:span></text:a>| |<text:span text:style-name="T1">19</text:span>|<text:a xlink:type="simple" xlink:href="#troisieme-attaque" office:name=""><text:span text:style-name="Definition">Troisième Attaque</text:span></text:a>| |<text:span text:style-name="T1">20</text:span>|<text:a xlink:type="simple" xlink:href="#veritable-skell" office:name=""><text:span text:style-name="Definition">Véritable Skell</text:span></text:a>| §§§</text:p>
      <text:h text:style-name="Heading_20_4" text:outline-level="4"><text:bookmark-start text:name="_aptitudes_darchétype_21"/>Aptitudes d’Archétype<text:bookmark-end text:name="_aptitudes_darchétype_21"/></text:h>
      <text:p text:style-name="First_20_paragraph">En tant que Skell, vous bénéficiez des aptitudes d’Archétype suivantes.</text:p>
      <text:h text:style-name="Heading_20_5" text:outline-level="5"><text:bookmark-start text:name="_maîtrises_25"/>Maîtrises<text:bookmark-end text:name="_maîtrises_25"/></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g + <text:span text:style-name="T1">Points de Magie</text:span> : Le Skell est un Archétype de connaissance, de ce fait, il développe les points de Magie (PM) s’il emprunte la voie de la Magie.</text:p>
      <text:p text:style-name="Text_20_body">Les Skells de la voie des Armes sont appelés Sten Stykker, littéralement «La pierre qui casse». Les Skells de la voie de l’Ombre sont appelés Sten Rulle, littéralement «La pierre qui roule». Les Skells de la voie de la Magie sont appelés Sten Snakke, littéralement « La pierre qui parle».</text:p>
      <text:h text:style-name="Heading_20_5" text:outline-level="5"><text:bookmark-start text:name="_expert_2"/>Expert<text:bookmark-end text:name="_expert_2"/></text:h>
      <text:p text:style-name="First_20_paragraph"><text:span text:style-name="T1">En Melg : Ekspert</text:span> + À partir du niveau 3, vous obtenez la maîtrise de deux compétences supplémentaires au choix. Vous pouvez choisir deux compétences parmi celles que vous maîtrisez déjà, et dans ce cas vous doublez leur bonus de maîtrise.</text:p>
      <text:h text:style-name="Heading_20_5" text:outline-level="5"><text:bookmark-start text:name="_oeil_du_gardien_des_runes_2"/>Oeil du gardien des runes<text:bookmark-end text:name="_oeil_du_gardien_des_runes_2"/></text:h>
      <text:p text:style-name="First_20_paragraph"><text:span text:style-name="T1">En Melg : Oye Vaktare Runa</text:span> + À partir du niveau 5, vous pouvez lire toutes les formes d’écriture runique des traditions claniques c’est à dire les Bergafs, les Holtars, les Omaths et autres écritures approchants.</text:p>
      <text:h text:style-name="Heading_20_5" text:outline-level="5"><text:bookmark-start text:name="_pierre_de_puissance_2"/>Pierre de puissance<text:bookmark-end text:name="_pierre_de_puissance_2"/></text:h>
      <text:p text:style-name="First_20_paragraph"><text:span text:style-name="T1">En Melg : Sten Strom</text:span> + À partir du niveau 6, Le Skell enchante une pierre. Il ne peut y en avoir qu’une seule d’active. Cette pierre lui donne un bonus de +1 à une catégorie de Jet de sauvegarde tant que la pierre est portée. La pierre doit être semi-précieuse d’une valeur de 100po.</text:p>
      <text:h text:style-name="Heading_20_5" text:outline-level="5"><text:bookmark-start text:name="_compagnon_animal_renard_2"/>Compagnon animal renard<text:bookmark-end text:name="_compagnon_animal_renard_2"/></text:h>
      <text:p text:style-name="First_20_paragraph"><text:span text:style-name="T1">En Melg : Dyrefølger</text:span> + À partir du niveau 7, le Skell s’attache les services d’un renard roux. L’animal ne s’éloigne jamais plus de 20 mètres par niveau du Skell. Il peut capturer des animaux comme des lièvres.</text:p>
      <text:h text:style-name="Heading_20_5" text:outline-level="5"><text:bookmark-start text:name="_critique_brutal_2"/>Critique brutal<text:bookmark-end text:name="_critique_brutal_2"/></text:h>
      <text:p text:style-name="First_20_paragraph"><text:span text:style-name="T1">En Melg : Krit Valdsam</text:span> + À partir du niveau 8, quand vous blessez un adversaire et que vous lui causez un coup critique (c’est à dire plus de dégâts que sa valeur de constitution), vous pouvez lancer un dé de dégâts additionnel quand vous déterminez les dégâts. À partir du niveau 13, vous lancez deux dés additionnels, et trois dés à partir du niveau 17.</text:p>
      <text:h text:style-name="Heading_20_5" text:outline-level="5"><text:bookmark-start text:name="_seconde_attaque_5"/>Seconde Attaque<text:bookmark-end text:name="_seconde_attaque_5"/></text:h>
      <text:p text:style-name="First_20_paragraph"><text:span text:style-name="T1">En Melg : SekundAngreb</text:span> + À partir du niveau 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choisissez une arme de prédilection parmi celles que vous maîtrisez et vous ajoutez +2 aux Dégâts.</text:p>
      <text:h text:style-name="Heading_20_5" text:outline-level="5"><text:bookmark-start text:name="_pierre_de_puissance_supérieure_2"/>Pierre de puissance supérieure<text:bookmark-end text:name="_pierre_de_puissance_supérieure_2"/></text:h>
      <text:p text:style-name="First_20_paragraph"><text:span text:style-name="T1">En Melg : Sten Strom överlägsen</text:span> + À partir du niveau 10, Le Skell enchante une pierre. Il ne peut y en avoir qu’une seule d’active. Cette pierre lui donne un bonus de +2 à une catégorie de Jet de sauvegarde tant que la pierre est portée. La pierre doit être précieuse d’une valeur de 300po.</text:p>
      <text:h text:style-name="Heading_20_5" text:outline-level="5"><text:bookmark-start text:name="_compagnon_animal_loup_2"/>Compagnon animal loup<text:bookmark-end text:name="_compagnon_animal_loup_2"/></text:h>
      <text:p text:style-name="First_20_paragraph"><text:span text:style-name="T1">En Melg : Dyrefølger</text:span> + À partir du niveau 11, le Skell s’attache les services d’un loup. L’animal ne s’éloigne jamais plus de 40 mètres par niveau du Skell. Il peut capturer des animaux comme des lièvres.</text:p>
      <text:h text:style-name="Heading_20_5" text:outline-level="5"><text:bookmark-start text:name="_pierre_de_puissance_suprême_2"/>Pierre de puissance suprême<text:bookmark-end text:name="_pierre_de_puissance_suprême_2"/></text:h>
      <text:p text:style-name="First_20_paragraph"><text:span text:style-name="T1">En Melg : Sten Strom överpeme</text:span> + À partir du niveau 12, Le Skell enchante une pierre. Il ne peut y en avoir qu’une seule d’active. Cette pierre lui donne un bonus de +3 à une catégorie de Jet de sauvegarde tant que la pierre est portée. La pierre doit être précieuse d’une valeur de 600po.</text:p>
      <text:h text:style-name="Heading_20_5" text:outline-level="5"><text:bookmark-start text:name="_compréhension_2"/>Compréhension<text:bookmark-end text:name="_compréhension_2"/></text:h>
      <text:p text:style-name="First_20_paragraph"><text:span text:style-name="T1">En Melg : Förstå</text:span> + À partir du niveau 14, le Skell apprend une langue supplémentaire.</text:p>
      <text:h text:style-name="Heading_20_5" text:outline-level="5"><text:bookmark-start text:name="_compagnon_animal_second_loup_2"/>Compagnon animal second loup<text:bookmark-end text:name="_compagnon_animal_second_loup_2"/></text:h>
      <text:p text:style-name="First_20_paragraph"><text:span text:style-name="T1">En Melg : Dyrefølger</text:span> + À partir du niveau 17, le Skell s’attache les services d’un second loup. L’animal ne s’éloigne jamais plus de 80 mètres par niveau du Skell. Il peut capturer des animaux comme des lièvres.</text:p>
      <text:h text:style-name="Heading_20_5" text:outline-level="5"><text:bookmark-start text:name="_troisième_attaque_5"/>Troisième Attaque<text:bookmark-end text:name="_troisième_attaque_5"/></text:h>
      <text:p text:style-name="First_20_paragraph"><text:span text:style-name="T1">En Melg : Tredje Angreb</text:span> + À partir du niveau 1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ajoutez +4 aux Dégâts supplémentaires à l’arme de prédilection que vous aviez choisis précédemment.</text:p>
      <text:h text:style-name="Heading_20_5" text:outline-level="5"><text:bookmark-start text:name="_véritable_skell"/>Véritable Skell<text:bookmark-end text:name="_véritable_skell"/></text:h>
      <text:p text:style-name="First_20_paragraph"><text:span text:style-name="T1">En Melg : Skell</text:span> + Au niveau 20, le Skell est accompli et augmente ses caractéristiques de Dextérité et de Charisme de 2 points sans pouvoir dépasser 22. — title: Sohoten — </text:p>
      <text:h text:style-name="Heading_20_3" text:outline-level="3"><text:bookmark-start text:name="_sohoten"/>Sohoten<text:bookmark-end text:name="_sohoten"/></text:h>
      <text:h text:style-name="Heading_20_4" text:outline-level="4"><text:bookmark-start text:name="_évolution_du_sohoten"/>Évolution du Sohoten<text:bookmark-end text:name="_évolution_du_sohoten"/></text:h>
      <text:p text:style-name="First_20_paragraph">§§§ .table-container |Niveau|Aptitudes| |:-:|:-:| |<text:span text:style-name="T1">3</text:span>|<text:a xlink:type="simple" xlink:href="#mur-de-bois" office:name=""><text:span text:style-name="Definition">Mur de bois</text:span></text:a>| |<text:span text:style-name="T1">4</text:span>|<text:a xlink:type="simple" xlink:href="#course-dans-les-arbres" office:name=""><text:span text:style-name="Definition">Course dans les arbres</text:span></text:a>| |<text:span text:style-name="T1">5</text:span>|<text:a xlink:type="simple" xlink:href="#esquive-intuitive" office:name=""><text:span text:style-name="Definition">Esquive intuitive (1)</text:span></text:a>| |<text:span text:style-name="T1">7</text:span>|<text:a xlink:type="simple" xlink:href="#coup-distant" office:name=""><text:span text:style-name="Definition">Coup distant (portée doublée)</text:span></text:a>| |<text:span text:style-name="T1">8</text:span>|<text:a xlink:type="simple" xlink:href="#maitrise-de-la-concentration" office:name=""><text:span text:style-name="Definition">Maîtrise de la concentration</text:span></text:a>| |<text:span text:style-name="T1">9</text:span>|<text:a xlink:type="simple" xlink:href="#coup-parfait" office:name=""><text:span text:style-name="Definition">Coup parfait</text:span></text:a>| |<text:span text:style-name="T1">10</text:span>|<text:a xlink:type="simple" xlink:href="#esquive-intuitive" office:name=""><text:span text:style-name="Definition">Esquive intuitive (2)</text:span></text:a>| |<text:span text:style-name="T1">11</text:span>|<text:a xlink:type="simple" xlink:href="#calligraphie" office:name=""><text:span text:style-name="Definition">Calligraphie</text:span></text:a>| |<text:span text:style-name="T1">12</text:span>|<text:a xlink:type="simple" xlink:href="#tir-puissant" office:name=""><text:span text:style-name="Definition">Tir puissant</text:span></text:a>| |<text:span text:style-name="T1">13</text:span>|<text:a xlink:type="simple" xlink:href="#feu-interieur" office:name=""><text:span text:style-name="Definition">Feu intérieur</text:span></text:a>| |<text:span text:style-name="T1">14</text:span>|<text:a xlink:type="simple" xlink:href="#coup-distant" office:name=""><text:span text:style-name="Definition">Coup distant (portée triplée)</text:span></text:a>| |<text:span text:style-name="T1">15</text:span>|<text:a xlink:type="simple" xlink:href="#esquive-intuitive" office:name=""><text:span text:style-name="Definition">Esquive intuitive (3)</text:span></text:a>| |<text:span text:style-name="T1">19</text:span>|<text:a xlink:type="simple" xlink:href="#frappe-divine" office:name=""><text:span text:style-name="Definition">Frappe divine</text:span></text:a>| |<text:span text:style-name="T1">20</text:span>|<text:a xlink:type="simple" xlink:href="#esquive-intuitive" office:name=""><text:span text:style-name="Definition">Esquive intuitive (4)</text:span></text:a>, <text:a xlink:type="simple" xlink:href="#veritable-sohoten" office:name=""><text:span text:style-name="Definition">Véritable Sohoten</text:span></text:a>| §§§</text:p>
      <text:h text:style-name="Heading_20_4" text:outline-level="4"><text:bookmark-start text:name="_aptitudes_darchétype_22"/>Aptitudes d’Archétype<text:bookmark-end text:name="_aptitudes_darchétype_22"/></text:h>
      <text:p text:style-name="First_20_paragraph">En tant que Sohoten, vous bénéficiez des aptitudes d’Archétype suivantes.</text:p>
      <text:h text:style-name="Heading_20_5" text:outline-level="5"><text:bookmark-start text:name="_maîtrises_26"/>Maîtrises<text:bookmark-end text:name="_maîtrises_26"/></text:h>
      <text:p text:style-name="First_20_paragraph"><text:span text:style-name="T1">Armures</text:span> : armures légères + <text:span text:style-name="T1">Armes</text:span> : Bâton (Boten &amp; Nachoten) + <text:span text:style-name="T1">Outils</text:span> : Calligraphie. + <text:span text:style-name="T1">Jets de sauvegarde</text:span> : Dextérité, Constitution. + <text:span text:style-name="T1">Compétences</text:span> : choisissez trois compétences parmi les suivantes : Acrobatie, Arcanes, Athlétisme, Dressage, escamotage, Perception, Religion et Représentation. + <text:span text:style-name="T1">Conditions d’accessibilité</text:span>: Être de culture Yotakaï. + <text:span text:style-name="T1">Points de Magie</text:span> : Le Sohoten fait partie d’une voie hybride (mystique &amp; Foi) du guerrier, de ce fait, il développe les points de Foi (PF) et les points de Magie (PM). Pour les voie de la Magie, la progression n’est que de deux points mais dans les PF et les PM.</text:p>
      <text:p text:style-name="Text_20_body">Les Yotakaïs forment des tribus sédentaires et nomades de l’Est lointain. Ils possèdent une forme martiale de spiritualité. En effet, pour eux, la perfection est dans toutes choses et le geste le plus simple mérite d’être contrôlés. Parmi les Archétype existant, le Sohoten est un exemple de cette recherche de la perfection. Ils concentrent toutes leurs recherches sur le contrôle de l’esprit et du corps pour maîtriser les énergies subtiles et ne faire qu’un avec leurs armes de prédilection que sont le « Boten », bâton de la taille du combattant et le « Nanshoten », arme constituée de deux bâtons d’une longueur correspondant égale à la distance du coude à la jonction de l’annulaire du combattant, joint par une corde tressée. Le Shohoten préfère combattre avec ces armes à défaut de tout autres. Les Sohotens de la voie des Armes sont appelés Sohohittos, littéralement «frappe vigoureuse». Véritables fureur au combat, les Sohohittos sont redoutés de leurs adversaires pour la précision de leurs frappes et leur détermination au combat. Souvent, ils se rendent utiles auprès de la population ou du seigneur local en échange du gîte et du couvert. Les Sohotens de la voie de l’Ombre sont appelés Sohohaibus, littéralement «caresse vigoureuse». Dans les légendes populaires les Sohohaibus sont assimilés à des hommes animaux. Les Sohotens de la voie de la Magie sont appelés Sohomaindus, littéralement « esprit vigoureux». Ils sont les plus étranges et leurs sortilèges sont redoutés autant que leur manière de combattre. Les Sohomaindus sont des mages/prêtres. Cette approche hybride des arts magiques les rendent plus polyvalents que leurs homolgues.</text:p>
      <text:h text:style-name="Heading_20_5" text:outline-level="5"><text:bookmark-start text:name="_mur_de_bois"/>mur de bois<text:bookmark-end text:name="_mur_de_bois"/></text:h>
      <text:p text:style-name="First_20_paragraph"><text:span text:style-name="T1">En Yotaï : Kabe Mokuzai</text:span> + À partir du niveau 3, vous faites tournoyer votre arme shohoten autours de vous afin de vus protéger. Pour une action bonus, vous pouvez avoir un effet équivalent au sort [bouclier] (/grimoire/bouclier) excepté que la capacité d’arrêter des projectiles ne concerne que les projectiles normaux (flèches, fléchettes, javelots etc…​). Il faut un <text:a xlink:type="simple" xlink:href="/gerer-la-sante-du-personnage/#repos-court" office:name=""><text:span text:style-name="Definition"><text:span text:style-name="T2">repos court</text:span></text:span></text:a> pour pouvoir utiliser de nouveau cette capacité.</text:p>
      <text:h text:style-name="Heading_20_5" text:outline-level="5"><text:bookmark-start text:name="_course_dans_les_arbres"/>Course dans les arbres<text:bookmark-end text:name="_course_dans_les_arbres"/></text:h>
      <text:p text:style-name="First_20_paragraph"><text:span text:style-name="T1">En Yotaï : Jinshu Ki</text:span> + À partir du niveau 4, vous pouvez utiliser votre déplacement pour prendre appuie sur une surface verticale (mur, tronc, bamboue, mât etc…​) et vous déplacer une nouvelle fois de votre distance maximale, par tranche de 3 mètres, sous réserve d’avoir une distance maximum de 3 mètres entre chaque points d’appuie. + C’est pour cette raison que le Shohoten se déplace souvent de cette manière en combat dans des bambouseraies ou des forêts. S’il n’a pas d’appuie au delà du premier, il ne rajoute que 3 mètres. + Ce déplacement, peut-être exécuté en tant réaction. Lors de ce déplacement, le Shohoten ne peut pas subir d’attaque d’opportunité. + Cette technique est très éprouvante et demande une très bonne condition physique. Le Shohoten ne peut utiliser cette technique d’un nombre de fois correspondant à son bonus de constitution (minimum 1). Il doit attendre un <text:a xlink:type="simple" xlink:href="/gerer-la-sante-du-personnage/#repos-court" office:name=""><text:span text:style-name="Definition"><text:span text:style-name="T2">repos court</text:span></text:span></text:a> ensuite pour pouvoir réutiliser les déplacements utilisés.</text:p>
      <text:h text:style-name="Heading_20_5" text:outline-level="5"><text:bookmark-start text:name="_esquive_intuitive"/>Esquive Intuitive<text:bookmark-end text:name="_esquive_intuitive"/></text:h>
      <text:p text:style-name="First_20_paragraph"><text:span text:style-name="T1">En Yotaï: Dhkan-teki</text:span> À partir du niveau 5, vous êtes tellement agile et rapide que vous êtes très difficile à toucher. Vous gagnez un bonus de VD permanent dépendant de votre niveau.</text:p>
      <text:p text:style-name="Text_20_body">§§§ .table-container |Niveau|Bonus de VD| |:-:|:-:| |<text:span text:style-name="T1">5</text:span>|1| |<text:span text:style-name="T1">10</text:span>|2| |<text:span text:style-name="T1">15</text:span>|3| |<text:span text:style-name="T1">20</text:span>|4| §§§</text:p>
      <text:h text:style-name="Heading_20_5" text:outline-level="5"><text:bookmark-start text:name="_coup_distant"/>Coup distant<text:bookmark-end text:name="_coup_distant"/></text:h>
      <text:p text:style-name="First_20_paragraph"><text:span text:style-name="T1">En Yotaï : Nōsōtchū</text:span> + À partir du niveau 7, vous avez pouvez porter vos attaques à distance avec une arme de contact. La portée de vos armes de corps à corps est doublée. Au niveau 14, elle est triplée.</text:p>
      <text:h text:style-name="Heading_20_5" text:outline-level="5"><text:bookmark-start text:name="_maîtrise_de_la_concentration"/>Maîtrise de la concentration<text:bookmark-end text:name="_maîtrise_de_la_concentration"/></text:h>
      <text:p text:style-name="First_20_paragraph"><text:span text:style-name="T1">En Yotaï : Shūjuku Nōdo</text:span> + À partir du niveau 8, vous pouvez méditer au lieu de dormir. Votre temps nécessaire pour récupérer lors d’un <text:a xlink:type="simple" xlink:href="/gerer-la-sante-du-personnage/#repos-court" office:name=""><text:span text:style-name="Definition"><text:span text:style-name="T2">repos court</text:span></text:span></text:a> ou d’un <text:a xlink:type="simple" xlink:href="/gerer-la-sante-du-personnage/#repos-long" office:name=""><text:span text:style-name="Definition"><text:span text:style-name="T2">repos long</text:span></text:span></text:a> est divisé par deux. Vous ne pouvez cependant pas bénéficier de plus de repos que ce qu’il est possible en 24h.</text:p>
      <text:h text:style-name="Heading_20_5" text:outline-level="5"><text:bookmark-start text:name="_mille_mains"/>Mille mains<text:bookmark-end text:name="_mille_mains"/></text:h>
      <text:p text:style-name="First_20_paragraph"><text:span text:style-name="T1">En Yotaï : Sen Te</text:span> + A partir du niveau 10, la maîtrise des mouvements permet de porter autant d’attaque qu’il a d’adversaire. Il peut porter une attaque en lieu et place de l’action <text:a xlink:type="simple" xlink:href="/combattre/#attaquer" office:name=""><text:span text:style-name="Definition"><text:span text:style-name="T2">attaquer</text:span></text:span></text:a> et donc des éventuelles attaques multiples. A attaquer un Sohoten en surnombre n’est donc pas forcément une bonne tactique que ses adversaires apprenent souvent à leurs dépends.</text:p>
      <text:h text:style-name="Heading_20_5" text:outline-level="5"><text:bookmark-start text:name="_feu_intérieur"/>Feu intérieur<text:bookmark-end text:name="_feu_intérieur"/></text:h>
      <text:p text:style-name="First_20_paragraph"><text:span text:style-name="T1">En Yotaï : Hi Ni</text:span> + A partir du niveau 13, le Sohoten est capable de puiser dans ses ressources intérieures. Dans le cadre d’un <text:a xlink:type="simple" xlink:href="/gerer-la-sante-du-personnage/#repos-court" office:name=""><text:span text:style-name="Definition"><text:span text:style-name="T2">repos court</text:span></text:span></text:a>, le Sohoten le considère comme un <text:a xlink:type="simple" xlink:href="/gerer-la-sante-du-personnage/#repos-long" office:name=""><text:span text:style-name="Definition"><text:span text:style-name="T2">repos long</text:span></text:span></text:a>. Il s’agit uniquement d’un <text:a xlink:type="simple" xlink:href="/gerer-la-sante-du-personnage/#repos-court" office:name=""><text:span text:style-name="Definition"><text:span text:style-name="T2">repos court</text:span></text:span></text:a>, les autres sont considérés normalement.</text:p>
      <text:h text:style-name="Heading_20_5" text:outline-level="5"><text:bookmark-start text:name="_véritable_sohoten"/>Véritable Sohoten<text:bookmark-end text:name="_véritable_sohoten"/></text:h>
      <text:p text:style-name="First_20_paragraph"><text:span text:style-name="T1">En Yotaï : Sohoten</text:span> + Au niveau 20, le Sohoten est accompli et augmente ses caractéristiques de dextérité et de constitution de 2 points sans pouvoir dépasser 22. + — title: "Sorser" — </text:p>
      <text:h text:style-name="Heading_20_3" text:outline-level="3"><text:bookmark-start text:name="_sorser"/>Sorser<text:bookmark-end text:name="_sorser"/></text:h>
      <text:h text:style-name="Heading_20_4" text:outline-level="4"><text:bookmark-start text:name="_évolution_du_sorser"/>Évolution du Sorser<text:bookmark-end text:name="_évolution_du_sorser"/></text:h>
      <text:p text:style-name="First_20_paragraph">§§§ .table-container |Niveau|Aptitudes| |:-:|:-:| |<text:span text:style-name="T1">3</text:span>|<text:a xlink:type="simple" xlink:href="#canal-arcanique" office:name=""><text:span text:style-name="Definition">Canal arcanique</text:span></text:a>| |<text:span text:style-name="T1">4</text:span>|<text:a xlink:type="simple" xlink:href="#clairaudience" office:name=""><text:span text:style-name="Definition">Clairaudience</text:span></text:a>|| |<text:span text:style-name="T1">5</text:span>|<text:a xlink:type="simple" xlink:href="#pas-brumeux" office:name=""><text:span text:style-name="Definition">Pas brumeux</text:span></text:a>| |<text:span text:style-name="T1">7</text:span>|<text:a xlink:type="simple" xlink:href="#ressource-inepuisable" office:name=""><text:span text:style-name="Definition">Ressource inépuisable</text:span></text:a>| |<text:span text:style-name="T1">10</text:span>|<text:a xlink:type="simple" xlink:href="#pas-brumeux" office:name=""><text:span text:style-name="Definition">Pas brumeux(2)</text:span></text:a> | |<text:span text:style-name="T1">15</text:span> |<text:a xlink:type="simple" xlink:href="#pas-brumeux" office:name=""><text:span text:style-name="Definition">Pas brumeux(3)</text:span></text:a> | |<text:span text:style-name="T1">20</text:span>|<text:a xlink:type="simple" xlink:href="#veritable-sorser" office:name=""><text:span text:style-name="Definition">Véritable Sorser</text:span></text:a>, <text:a xlink:type="simple" xlink:href="#pas-brumeux" office:name=""><text:span text:style-name="Definition">Pas brumeux(4)</text:span></text:a> | §§§</text:p>
      <text:h text:style-name="Heading_20_4" text:outline-level="4"><text:bookmark-start text:name="_aptitudes_darchétype_23"/>Aptitudes d’Archétype<text:bookmark-end text:name="_aptitudes_darchétype_23"/></text:h>
      <text:p text:style-name="First_20_paragraph">En tant que Sorser, vous bénéficiez des aptitudes d’Archétype suivantes.</text:p>
      <text:h text:style-name="Heading_20_5" text:outline-level="5"><text:bookmark-start text:name="_maîtrises_27"/>Maîtrises<text:bookmark-end text:name="_maîtrises_27"/></text:h>
      <text:p text:style-name="First_20_paragraph"><text:span text:style-name="T1">Armures</text:span> : Armures légères + <text:span text:style-name="T1">Armes</text:span> : Dague, bâton + <text:span text:style-name="T1">Outils</text:span> :Outils d’alchimie et d’herboristerie. + <text:span text:style-name="T1">Jets de sauvegarde</text:span> : Intelligence, Charisme + <text:span text:style-name="T1">Compétences</text:span> : choisissez deux compétences parmi les suivantes : Arcanes, Histoire, Médecine et Religion + <text:span text:style-name="T1">Conditions d’accessibilité</text:span>: Être Khernaë + <text:span text:style-name="T1">Points de Magie</text:span> : Le Sorser est un mage, le personnage développe les points de Magie (PM).</text:p>
      <text:p text:style-name="Text_20_body">Les Sorsers de la voie des Armes sont appelés Tenvakalon, littéralement «Coeur noir». Les Sorsers de la voie de l’Ombre sont appelés Tenvaspered , littéralement «âme noire». Les Sorsers de la voie de la Magie sont appelés Tenvadon, littéralement « Gouffre noir».</text:p>
      <text:h text:style-name="Heading_20_5" text:outline-level="5"><text:bookmark-start text:name="_canal_arcanique"/>Canal arcanique<text:bookmark-end text:name="_canal_arcanique"/></text:h>
      <text:p text:style-name="First_20_paragraph"><text:span text:style-name="T1">En Khern : Camlas Magae</text:span> + Dès le niveau 3, vous êtes le point de passage des énergies arcaniques environnante et vous en bénéficiez continuellement. Vous gagnez 1 point de Magie (PM) par niveau, même si vous n’empeintez pas la Voie de la Magie. De plus, comme les membres de la Voie de la Magie, vouas ajoutez votre bonus de maîtrise pour déterminer la résistance des sorts que vous lancez. Si vous êtes déjà de la Voie de la Magie, les JS de vos sorts sont augmentés de 1.</text:p>
      <text:h text:style-name="Heading_20_5" text:outline-level="5"><text:bookmark-start text:name="_clairaudience"/>Clairaudience<text:bookmark-end text:name="_clairaudience"/></text:h>
      <text:p text:style-name="First_20_paragraph"><text:span text:style-name="T1">En Khern : Soileir Eisteacht</text:span> + Dès le niveau 4, vous pouvez bénéficier de la capacité d’entendre à distance comme le sort <text:a xlink:type="simple" xlink:href="/grimoire/clairvoyance" office:name=""><text:span text:style-name="Definition">clairvoyance</text:span></text:a> mais la portée est limitée à 12 mètres et le point d’écoute doit être visible du Sorser. La durée du sort est de un round mais il peut être utilisé un nombre de fois égal à son modificateur d’intelligence (minimum 1). Ensuite, il doit attendre un <text:a xlink:type="simple" xlink:href="/gerer-la-sante-du-personnage/#repos-court" office:name=""><text:span text:style-name="Definition"><text:span text:style-name="T2">repos court</text:span></text:span></text:a> pour pouvoir réutiliser cette capacité.</text:p>
      <text:h text:style-name="Heading_20_5" text:outline-level="5"><text:bookmark-start text:name="_pas_brumeux"/>Pas brumeux<text:bookmark-end text:name="_pas_brumeux"/></text:h>
      <text:p text:style-name="First_20_paragraph"><text:span text:style-name="T1">En Khern : Bheag Misten</text:span> + Au niveau 5, vous profitez des moments d’inattention de vos adversaires et vous entrevoyez le futur très proche. Cela vous permet d’être très réactif. Vous ajoutez votre modificateur d’intelligence en lieu et place de celui de dextérité pour déterminer votre initiative. De plus, si vous avez l’initiative sur tous vos adversaires, vous pouvez disparaitre et réapparaitre où vous le souhaitez dans un rayon de 9 mètres autours de vous. Il faut un <text:a xlink:type="simple" xlink:href="/gerer-la-sante-du-personnage/#repos-long" office:name=""><text:span text:style-name="Definition"><text:span text:style-name="T2">repos long</text:span></text:span></text:a> avant de pouvoir réutiliser cette capacité. Cependant vous pouvez l’utiliser une seconde fois au niveau 10, une troisième fois au niveau 15 et une quatrième fois au niveau 20.</text:p>
      <text:h text:style-name="Heading_20_5" text:outline-level="5"><text:bookmark-start text:name="_ressource_inépuisable"/>Ressource inépuisable<text:bookmark-end text:name="_ressource_inépuisable"/></text:h>
      <text:p text:style-name="First_20_paragraph"><text:span text:style-name="T1">En Khern : Paedra dihesk</text:span> + Au niveau 7, Vous pouvez puiser dans l’espace environnant l’énergie dont vous avez besoin pour regagner une partie de votre énergie magique.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par point de modificateur de votre caractéristique intelligence. Vous devez choisir quelle catégorie de point bénéficie de cette restauration.</text:p>
      <text:h text:style-name="Heading_20_5" text:outline-level="5"><text:bookmark-start text:name="_véritable_sorser"/>Véritable Sorser<text:bookmark-end text:name="_véritable_sorser"/></text:h>
      <text:p text:style-name="First_20_paragraph"><text:span text:style-name="T1">En Khern : Sorser</text:span> Au niveau 20, le Khern est accompli et augmente ses caractéristiques d’Intelligence et de Charisme de 2 points sans pouvoir dépasser 22. — title: Vitnar — </text:p>
      <text:h text:style-name="Heading_20_3" text:outline-level="3"><text:bookmark-start text:name="_vitnar"/>Vitnar<text:bookmark-end text:name="_vitnar"/></text:h>
      <text:h text:style-name="Heading_20_4" text:outline-level="4"><text:bookmark-start text:name="_évolution_du_vitnar"/>Évolution du Vitnar<text:bookmark-end text:name="_évolution_du_vitnar"/></text:h>
      <text:p text:style-name="First_20_paragraph">§§§ .table-container |Niveau|Aptitudes| |:-:|:-:| |<text:span text:style-name="T1">3</text:span>|<text:a xlink:type="simple" xlink:href="#ecriture-sacree" office:name=""><text:span text:style-name="Definition">Ecriture sacrée</text:span></text:a>, <text:a xlink:type="simple" xlink:href="#defense-sans-armure" office:name=""><text:span text:style-name="Definition">Défense sans armure</text:span></text:a>| |<text:span text:style-name="T1">3</text:span>|<text:a xlink:type="simple" xlink:href="#queteur-spirituel" office:name=""><text:span text:style-name="Definition">Quêteur spirituel</text:span></text:a>| |<text:span text:style-name="T1">5</text:span>|<text:a xlink:type="simple" xlink:href="#esprit-totem" office:name=""><text:span text:style-name="Definition">Esprit totem</text:span></text:a>| |<text:span text:style-name="T1">6</text:span>|<text:a xlink:type="simple" xlink:href="#aspect-de-la-bete" office:name=""><text:span text:style-name="Definition">Aspect de la bête</text:span></text:a>| |<text:span text:style-name="T1">7</text:span>|<text:a xlink:type="simple" xlink:href="#ami-de-mes-amis" office:name=""><text:span text:style-name="Definition">Ami de mes amis</text:span></text:a>| |<text:span text:style-name="T1">10</text:span>|<text:a xlink:type="simple" xlink:href="#marcheur-spirituel" office:name=""><text:span text:style-name="Definition">Marcheur spirituel</text:span></text:a>| |<text:span text:style-name="T1">12</text:span>|<text:a xlink:type="simple" xlink:href="#mixture-de-soin" office:name=""><text:span text:style-name="Definition">Mixture de soin</text:span></text:a>| |<text:span text:style-name="T1">14</text:span>|<text:a xlink:type="simple" xlink:href="#lien-totemique" office:name=""><text:span text:style-name="Definition">Lien totémique</text:span></text:a>| |<text:span text:style-name="T1">15</text:span>|<text:a xlink:type="simple" xlink:href="#mixture-d-empoisonnement" office:name=""><text:span text:style-name="Definition">Mixture d’empoisonnement</text:span></text:a>| |<text:span text:style-name="T1">18</text:span>|<text:a xlink:type="simple" xlink:href="#chef-de-meute" office:name=""><text:span text:style-name="Definition">Chef de meute</text:span></text:a>| |<text:span text:style-name="T1">20</text:span>|<text:a xlink:type="simple" xlink:href="#veritable-vitnar" office:name=""><text:span text:style-name="Definition">Véritable Vitnar</text:span></text:a>| §§§</text:p>
      <text:h text:style-name="Heading_20_4" text:outline-level="4"><text:bookmark-start text:name="_aptitudes_darchétype_24"/>Aptitudes d’Archétype<text:bookmark-end text:name="_aptitudes_darchétype_24"/></text:h>
      <text:p text:style-name="First_20_paragraph">En tant que Vitnar, vous bénéficiez des aptitudes d’Archétype suivantes.</text:p>
      <text:h text:style-name="Heading_20_5" text:outline-level="5"><text:bookmark-start text:name="_maîtrises_28"/>Maîtrises<text:bookmark-end text:name="_maîtrises_28"/></text:h>
      <text:p text:style-name="First_20_paragraph"><text:span text:style-name="T1">Armures</text:span> : armures légères + <text:span text:style-name="T1">Armes</text:span> : armes courantes + <text:span text:style-name="T1">Outils</text:span> : aucun + <text:span text:style-name="T1">Jets de sauvegarde</text:span> : Sagesse, Constitution + <text:span text:style-name="T1">Compétences</text:span> : choisissez deux compétences parmi Athlétisme, Dressage, Intimidation, Nature, Perception, Religion et Survie + <text:span text:style-name="T1">Conditions d’accessibilité</text:span>: Être de culture Melg + <text:span text:style-name="T1">Points de Magie</text:span> : Le Vitnar fait partie des voies shamaniques melge, de ce fait, il développe les points de Foi (PF).</text:p>
      <text:p text:style-name="Text_20_body">Les Vitnars forment une caste respectée chez les Melgs. Les Vitnar de la voie des Armes sont appelés Galhelt, littéralement « furieux ». Ce sont des guerriers redoutables qui puisent une partie de leurs compétences dans la communion avec leurs animaux totems pour sublimer le combat et dominer l’adversaire. Les Vitnars de la voie de l’Ombre sont appelés Morke, littéralement « ténêbreux ». Ils utilisent leurs connaissances de mixtures pour empoisonner et leurs animaux totems pour développer leurs capacités. Les Vitnars de la voie de la Magie sont appelés Sserh, littéralement « Celui qui voit ». Ils sont souvent au service de grands seigneurs Melgs et dispensent leur sagesse.</text:p>
      <text:h text:style-name="Heading_20_5" text:outline-level="5"><text:bookmark-start text:name="_ecriture_sacrée"/>Ecriture sacrée<text:bookmark-end text:name="_ecriture_sacrée"/></text:h>
      <text:p text:style-name="First_20_paragraph"><text:span text:style-name="T1">En langue Melg : Holtar</text:span> + Vous connaissez les signes anciens Holtar, la langue magique des Vitnar. Vous pouvez écrire ses signes et l’utiliser pour laisser des messages cachés. Vous, ainsi que toutes les autres personnes qui écrivent et lisent le Holtar, repérez immédiatement de tels messages. D’autres créatures peuvent aussi repérer la présence d’un message en réussissant un test de Sagesse (Perception) DD 15, mais elles doivent faire appel à la magie si elles veulent le déchiffrer.</text:p>
      <text:h text:style-name="Heading_20_5" text:outline-level="5"><text:bookmark-start text:name="_défense_sans_armure"/>Défense sans armure<text:bookmark-end text:name="_défense_sans_armure"/></text:h>
      <text:p text:style-name="First_20_paragraph"><text:span text:style-name="T1">En langue Melg : Forsv’ustning</text:span> + Au niveau 3 Tant que vous ne portez pas d’armure, votre classe d’armure est égale à 10 + votre modificateur de Dextérité + votre modificateur de Sagesse+ votre modificateur de Constitution.</text:p>
      <text:h text:style-name="Heading_20_5" text:outline-level="5"><text:bookmark-start text:name="_quêteur_spirituel"/>Quêteur spirituel<text:bookmark-end text:name="_quêteur_spirituel"/></text:h>
      <text:p text:style-name="First_20_paragraph"><text:span text:style-name="T1">En langue Melg : Sogen’sind</text:span> + Une voie qui cherche à vous initier au monde naturel, vous affiliant aux bêtes, est faite pour vous. Au niveau 4, lorsque vous adoptez cette voie, vous obtenez la capacité de lancer les rituels "communication avec les animaux".</text:p>
      <text:h text:style-name="Heading_20_5" text:outline-level="5"><text:bookmark-start text:name="_esprit_totem"/>Esprit totem<text:bookmark-end text:name="_esprit_totem"/></text:h>
      <text:p text:style-name="First_20_paragraph"><text:span text:style-name="T1">En langue Melg : Sojle’sind</text:span> + Au niveau 5, lorsque vous adoptez cette voie, vous choisissez un esprit totem et obtenez les avantages associés. Vous devez fabriquer ou obtenir un objet totem - une amulette ou un ornement similaire - constitué d’os, de poils, de griffes, de plumes ou de dents de votre animal totem. Si vous le souhaitez, vous pouvez également obtenir un attribut physique mineur qui rappelle votre esprit totem. Par exemple, si vous avez choisi l’ours comme esprit totem, vous pourriez être incroyablement poilu et avoir la peau épaisse, ou si votre totem est l’aigle, vos yeux pourraient virer au jaune. Votre animal totem devrait être un animal correspondant à l’un de ceux listés ci-dessous ou s’en approchant mais dont l’espèce est plus appropriée à votre pays d’origine (un vautour ou un faucon à la place d’un aigle par exemple). + <text:span text:style-name="T1">Aigle.</text:span> Lorsque vous combattez et ne portez pas d’armure, les autres créatures ont un désavantage lors des attaques d’opportunité qu’elles effectuent contre vous, et vous pouvez utiliser l’action Foncer en tant qu’action bonus lors de votre tour pour 1d6 tours. L’esprit de l’aigle fait de vous un prédateur capable de circuler dans la mêlée avec aisance. + <text:span text:style-name="T1">Loup.</text:span> Lorsque vous êtes en combat, vos alliés melgs ont un avantage aux jets d’attaque au corps à corps effectués contre toute créature située à 1,50 mètre de vous et qui vous sont hostiles pour 1d6 tours.. L’esprit du loup fait de vous le chef des chasseurs. + <text:span text:style-name="T1">Ours.</text:span> Lorsque vous êtes en combat, vous avez la résistance à tous les types de dégâts sauf aux dégâts psychiques pour 1d6 tours. L’esprit de l’ours vous rend suffisamment coriace pour résister à n’importe quel châtiment.</text:p>
      <text:h text:style-name="Heading_20_5" text:outline-level="5"><text:bookmark-start text:name="_aspect_de_la_bête"/>Aspect de la bête<text:bookmark-end text:name="_aspect_de_la_bête"/></text:h>
      <text:p text:style-name="First_20_paragraph"><text:span text:style-name="T1">En langue Melg : Asp’dum</text:span> + Au niveau 6, vous obtenez un bénéfice magique dépendant de l’animal totem de votre choix. Vous pouvez choisir le même animal que celui sélectionné au niveau 3 ou en prendre un différent. + <text:span text:style-name="T1">Aigle.</text:span> Vous gagnez la vision de l’aigle. Vous pouvez voir jusqu’à 1,5 kilomètre sans difficulté, capable de discerner même les plus fins détails comme si vous regardiez quelque chose à 30 m de vous. De plus, une faible luminosité n’impose pas un désavantage à vos jets de Sagesse (Perception). + <text:span text:style-name="T1">Loup.</text:span> Vous gagnez les sens de chasseur d’un loup. Vous pouvez pister les autres créatures lorsque vous voyagez à un rythme rapide et vous pouvez vous déplacer discrètement lorsque vous voyagez à un rythme normal (voir Partir à l’aventure). + <text:span text:style-name="T1">Ours.</text:span> Vous gagnez la puissance de l’ours. Votre capacité de charge (dont votre chargement maximal et votre capacité à soulever des objets) est doublée et vous obtenez un avantage aux jets de Force effectués pour pousser, soulever, tirer ou briser des objets.</text:p>
      <text:h text:style-name="Heading_20_5" text:outline-level="5"><text:bookmark-start text:name="_ami_de_mes_amis"/>Ami de mes amis<text:bookmark-end text:name="_ami_de_mes_amis"/></text:h>
      <text:p text:style-name="First_20_paragraph"><text:span text:style-name="T1">En langue Melg : Ven’dah’ven</text:span> + Au niveau 7, les animaux qui appartiennent à votre animal totem vous reconnaissent comme faisant parti de leur race. Ils ne vous attaquent pas et peuvent même vous défendre s’ils vous sentent en danger.</text:p>
      <text:h text:style-name="Heading_20_5" text:outline-level="5"><text:bookmark-start text:name="_mixture_de_soin"/>Mixture de soin<text:bookmark-end text:name="_mixture_de_soin"/></text:h>
      <text:p text:style-name="First_20_paragraph"><text:span text:style-name="T1">En langue Melg : Bland’omsorg</text:span> + Au niveau 8, le Vitnar trouve toujours sans difficulté des ingrédients pour fabriquer des onguents et des mixtures pour prodiguer des soins. Il sait choisir les plantes. La préparation de mixture de soin prend 10 minutes sous réserve qu’un bon feu chauffe sous la marmite. Ce breuvage ou onguents rendent 1d6 point d’action lorsqu’il est consommé ou appliqués pendant un repos recours. Il permet aussi de guérir un empoisonnement. La victime de l’empoisonnement à le droit à un nouveau test avec un bonus de +2. + Il peut fabriquer 1d6 doses qui se conservent deux jours et deux nuits.</text:p>
      <text:h text:style-name="Heading_20_5" text:outline-level="5"><text:bookmark-start text:name="_marcheur_spirituel"/>Marcheur spirituel<text:bookmark-end text:name="_marcheur_spirituel"/></text:h>
      <text:p text:style-name="First_20_paragraph"><text:span text:style-name="T1">En langue Melg : Ga’h’sind</text:span> + Au niveau 10, vous pouvez lancer le sort communion avec la nature, mais seulement en tant que rituel. Lorsque vous le lancez, une version spirituelle de l’un des animaux que vous avez choisis avec Esprit totem ou Aspect de la bête apparaît et vous donne l’information que vous recherchez.</text:p>
      <text:h text:style-name="Heading_20_5" text:outline-level="5"><text:bookmark-start text:name="_mixture_de_rage"/>Mixture de rage<text:bookmark-end text:name="_mixture_de_rage"/></text:h>
      <text:p text:style-name="First_20_paragraph"><text:span text:style-name="T1">En langue Melg : Bland’raseri</text:span> + Au niveau 12, le Vitnar trouve toujours sans difficulté des ingrédients pour fabriquer des mixtures pour déclencher la rage. Le Vitnar mélange des baies toxiques qui lorsqu’elles sont ingérées, permettent de devenir résistants aux dégâts tranchants, contondants et perforants. La mixture octroie aussi 2d6 points d’action temporaires. L’effet dure 1d6 round. + La toxicité de cette mixture engendre un effet secondaire qui cause 3d6 points d’action de dégâts, la moitié en cas de réussite d’un JS de constitution DD 15. A chaque ingestion supplémentaire, les dégâts sont augmentés d'1d6 pour déterminer le contrecoup. + Un <text:a xlink:type="simple" xlink:href="/gerer-la-sante-du-personnage/#repos-court" office:name=""><text:span text:style-name="Definition"><text:span text:style-name="T2">repos court</text:span></text:span></text:a> permet de diminuer la toxicité d’un degré et de la remettre à sa toxicité d’origine en cas de <text:a xlink:type="simple" xlink:href="/gerer-la-sante-du-personnage/#repos-long" office:name=""><text:span text:style-name="Definition"><text:span text:style-name="T2">repos long</text:span></text:span></text:a>. + Il peut fabriquer 1d6 doses qui se conservent deux jours et deux nuits.</text:p>
      <text:h text:style-name="Heading_20_5" text:outline-level="5"><text:bookmark-start text:name="_lien_totémique"/>Lien totémique<text:bookmark-end text:name="_lien_totémique"/></text:h>
      <text:p text:style-name="First_20_paragraph"><text:span text:style-name="T1">En langue Melg : Link’solje</text:span> + Au niveau 14, vous obtenez un bénéfice magique correspondant à l’animal totem de votre choix. Vous pouvez choisir un animal que vous avez précédemment sélectionné ou en prendre un nouveau. + <text:span text:style-name="T1">Aigle.</text:span> Lorsque vous êtes en combat, vous semblez voler et vous obtenez une vitesse de vol égale à votre vitesse actuelle de déplacement à pied. Cette capacité fonctionne uniquement sur de cours déplacements ; vous tombez si vous terminez votre tour dans les airs et que rien d’autre ne vous maintient en hauteur. Cela vous permet de franchir n’importe quel obstacle. + <text:span text:style-name="T1">Loup.</text:span> Lorsque vous êtes en combat vous pouvez utiliser une action bonus lors de votre tour pour mettre à terre une créature de taille G ou inférieure que vous avez touchée lors d’une attaque au corps à corps avec une arme. + <text:span text:style-name="T1">Ours.</text:span> Lorsque vous êtes en combat, toute créature située à 1,50 mètre de vous, et qui vous est hostile, a un désavantage aux jets d’attaque effectué contre une cible autre que vous, ou tout personnage avec cette capacité. Un ennemi est immunisé à cet effet s’il ne peut pas vous voir ou vous entendre ou qu’il ne peut pas être effrayé.</text:p>
      <text:h text:style-name="Heading_20_5" text:outline-level="5"><text:bookmark-start text:name="_mixture_dempoisonnement"/>Mixture d’empoisonnement<text:bookmark-end text:name="_mixture_dempoisonnement"/></text:h>
      <text:p text:style-name="First_20_paragraph"><text:span text:style-name="T1">En langue Melg : Bland’forgiftning</text:span> + Au niveau 15, le Vitnar trouve toujours sans difficulté des ingrédients (venin, plante, champignons) pour fabriquer des poisons. A la fabrication, le type de poison doit être défini (contact, ingestion, inhalation…​). Le DD de sauvegarde est égal à 15 + son modificateur de Sagesse, en cas de réussite, les dommages sont diminués de moitié. Les dégâts sont 3d6 + 1d6/point au modificateur de Sagesse. + Il peut fabriquer 1d6 doses qui se conservent deux jours et deux nuits.</text:p>
      <text:h text:style-name="Heading_20_5" text:outline-level="5"><text:bookmark-start text:name="_chef_de_meute"/>Chef de meute<text:bookmark-end text:name="_chef_de_meute"/></text:h>
      <text:p text:style-name="First_20_paragraph"><text:span text:style-name="T1">En langue Melg : Höföingi Kappa</text:span> + Au niveau 18, le Vitnar a un puissant lien totémique. Toutes les créatures de son animal totem le respectent et viennent à son aide en cas de besoin. Il n’est pas rare qu’un animal exceptionnel de la famille du totem se lie au Vitnar.</text:p>
      <text:h text:style-name="Heading_20_5" text:outline-level="5"><text:bookmark-start text:name="_véritable_vitnar"/>Véritable Vitnar<text:bookmark-end text:name="_véritable_vitnar"/></text:h>
      <text:p text:style-name="First_20_paragraph"><text:span text:style-name="T1">En langue Melg : Vitnar</text:span> + Au niveau 20, le Vitnar est accompli et augmente ses caractéristiques de Sagesse et de Constitution de 2 points sans pouvoir dépasser 22. — title: "Equipement" — </text:p>
      <text:h text:style-name="Heading_20_3" text:outline-level="3"><text:bookmark-start text:name="_système_monétaire"/>Système monétaire<text:bookmark-end text:name="_système_monétaire"/></text:h>
      <text:p text:style-name="First_20_paragraph">La monnaie se présente sous plusieurs formes et dénominations en fonction de la valeur du métal qui la compose. Les trois types de pièces les plus courantes sont les <text:span text:style-name="T1">pièces d’or</text:span> (po), les <text:span text:style-name="T1">pièces d’argent</text:span> (pa) et les <text:span text:style-name="T1">pièces de cuivre</text:span> (pc).</text:p>
      <text:p text:style-name="Text_20_body">Une pièce d’or vaut 10 pièces d’argent, qui est la pièce la plus courante parmi la population générale. Une pièce d’argent permet d’embaucher un ouvrier pour la moitié d’une journée, de remplir une lampe d’huile pour la nuit ou de passer la nuit dans une auberge miteuse.</text:p>
      <text:p text:style-name="Text_20_body">Une pièce d’argent vaut 10 pièces de cuivre. Ces dernières sont couramment utilisées dans la population de classe moyenne et chez les mendiants. Avec une pièce de cuivre, il est possible d’acheter une chandelle, une torche ou un morceau de craie.</text:p>
      <text:p text:style-name="Text_20_body">En plus de ces pièces courantes, les aventuriers trouvent parfois des pièces rares faites de métaux précieux dans des caches aux trésors. Les <text:span text:style-name="T1">pièces de platine</text:span> (PP) et <text:span text:style-name="T1">pièces d’électrum</text:span> (PE) sont uniquement frappés dans l’Empire, et il arrive qu’elles éveillent les soupçons et le scepticisme quand elles sont utilisées dans des transactions. Une pièce d’électrum vaut cinq pièces d’argent et une pièce de platine vaut dix pièces d’or.</text:p>
      <text:p text:style-name="Text_20_body">Une pièce standard pèse 10 grammes environ. Cinquante pièces pèsent donc 500 grammes.</text:p>
      <text:p text:style-name="Text_20_body">§§§ .table-container</text:p>
      <text:h text:style-name="Heading_20_4" text:outline-level="4"><text:bookmark-start text:name="_taux_déchange_standard"/>Taux d’échange standard<text:bookmark-end text:name="_taux_déchange_standard"/></text:h>
      <text:p text:style-name="First_20_paragraph">| Pièce | PC | PA | PE | PO | PP | |:-|:-:|:-:|:-:|:-:|:-:| | <text:span text:style-name="T1">Cuivre (PC)</text:span> | 1 | 1/10 | 1/50 | 1/100 | 1/1000 | | <text:span text:style-name="T1">Argent (PA)</text:span> | 10 | 1 | 1/5 | 1/10 | 1/100 | | <text:span text:style-name="T1">Électrum (PE)</text:span> | 50 | 5 | 1 | 1/2 | 1/20 | | <text:span text:style-name="T1">Or (PO)</text:span> | 100 | 10 | 2 | 1 | 1/10 | | <text:span text:style-name="T1">Platine (PP)</text:span> | 1000 | 100 | 20 | 10 | 1 | §§§</text:p>
      <text:h text:style-name="Heading_20_3" text:outline-level="3"><text:bookmark-start text:name="_armures"/>Armures<text:bookmark-end text:name="_armures"/></text:h>
      <text:p text:style-name="First_20_paragraph">Le <text:a xlink:type="simple" xlink:href="#tableau-des-armures" office:name=""><text:span text:style-name="Definition">tableau des armures</text:span></text:a> indique le prix, le poids et toute autre propriété des armures couramment portées dans le jeu.</text:p>
      <text:h text:style-name="Heading_20_5" text:outline-level="5"><text:bookmark-start text:name="_armure_lourde"/>Armure lourde<text:bookmark-end text:name="_armure_lourde"/></text:h>
      <text:p text:style-name="First_20_paragraph">Les armures les plus lourdes interfèrent avec la capacité de leur porteur à se déplacer rapidement, discrètement et librement. Si le tableau des armures indique « <text:span text:style-name="T2">For 13</text:span> » ou « <text:span text:style-name="T2">For 15</text:span> » dans la colonne Force pour un type d’armure, elle réduit la vitesse de celui qui la porte de 3 mètres, à moins qu’il possède une valeur de Force supérieure ou égale au nombre indiqué.</text:p>
      <text:h text:style-name="Heading_20_5" text:outline-level="5"><text:bookmark-start text:name="_bouclier"/>Bouclier<text:bookmark-end text:name="_bouclier"/></text:h>
      <text:p text:style-name="First_20_paragraph">Un bouclier est en bois ou en métal, et il est porté à la main. Porter un bouclier augmente votre Valeur de défense de 2. Vous ne pouvez pas bénéficier de plus d’un bouclier à la fois.</text:p>
      <text:h text:style-name="Heading_20_5" text:outline-level="5"><text:bookmark-start text:name="_valeur_de_défense_vd"/>Valeur de Défense (VD)<text:bookmark-end text:name="_valeur_de_défense_vd"/></text:h>
      <text:p text:style-name="First_20_paragraph">Les armures permettent de se protéger des attaques. Les armures (et le bouclier) que vous portez déterminent votre Valeur de défense de base.</text:p>
      <text:h text:style-name="Heading_20_5" text:outline-level="5"><text:bookmark-start text:name="_discrétion"/>Discrétion<text:bookmark-end text:name="_discrétion"/></text:h>
      <text:p text:style-name="First_20_paragraph">Si le tableau des armures indique « <text:a xlink:type="simple" xlink:href="/utiliser-les-caracteristiques/#avantage-et-desavantage" office:name=""><text:span text:style-name="Definition"><text:span text:style-name="T2">désavantage</text:span></text:span></text:a> » dans la colonne Discrétion, le porteur de l’armure subit un <text:a xlink:type="simple" xlink:href="/utiliser-les-caracteristiques/#avantage-et-desavantage" office:name=""><text:span text:style-name="Definition"><text:span text:style-name="T2">désavantage</text:span></text:span></text:a> pour ses tests de Dextérité (Discrétion).</text:p>
      <text:h text:style-name="Heading_20_5" text:outline-level="5"><text:bookmark-start text:name="_maîtrise_des_armures"/>Maîtrise des armures<text:bookmark-end text:name="_maîtrise_des_armures"/></text:h>
      <text:p text:style-name="First_20_paragraph">Il est à la portée de n’importe qui d’enfiler une armure et de prendre un bouclier, mais seuls ceux qui ont la maîtrise des armures savent comment en exploiter toutes les spécificités. Votre classe vous permet de maîtriser certains types d’armures. Si vous portez une armure que vous ne maîtrisez pas, vous subissez un <text:a xlink:type="simple" xlink:href="/utiliser-les-caracteristiques/#avantage-et-desavantage" office:name=""><text:span text:style-name="Definition"><text:span text:style-name="T2">désavantage</text:span></text:span></text:a> pour tous les <text:a xlink:type="simple" xlink:href="/utiliser-les-caracteristiques/#tests-de-caracteristique" office:name=""><text:span text:style-name="Definition">tests de caractéristique</text:span></text:a>, jets de sauvegarde ou d’attaque qui prennent en compte la Force ou la Dextérité, et vous ne pouvez pas lancer de sort.</text:p>
      <text:h text:style-name="Heading_20_4" text:outline-level="4"><text:bookmark-start text:name="_tableau_des_armures"/>Tableau des armures<text:bookmark-end text:name="_tableau_des_armures"/></text:h>
      <text:p text:style-name="First_20_paragraph">§§§ .table-container |Armure|Prix|Valeur de Défense (VD) |Force|Discrétion|Poids| |:-|:-:|:-:|:-:|:-:|:-:| |<text:span text:style-name="T1">Armures légères</text:span>||||| |<text:a xlink:type="simple" xlink:href="#armure-matelassee" office:name=""><text:span text:style-name="Definition">Matelassée</text:span></text:a>|5 po|+1|-|Désavantage|4 kg| |<text:a xlink:type="simple" xlink:href="#armure-de-cuir" office:name=""><text:span text:style-name="Definition">Cuir</text:span></text:a>|10 po|+2|-|-|5 kg| |<text:a xlink:type="simple" xlink:href="#armure-de-cuir-cloute" office:name=""><text:span text:style-name="Definition">Cuir clouté</text:span></text:a>|45 po|+3|-|-|6,5 kg| |<text:span text:style-name="T1">Armures intermédiaires</text:span>|||||| |<text:a xlink:type="simple" xlink:href="#armure-de-peau" office:name=""><text:span text:style-name="Definition">Peau</text:span></text:a>|10 po|+3|-|-|6 kg| |<text:a xlink:type="simple" xlink:href="#chemise-de-mailles" office:name=""><text:span text:style-name="Definition">Chemise de mailles</text:span></text:a>|50 po|+3|-|-|10 kg| |<text:a xlink:type="simple" xlink:href="#armure-d-ecailles" office:name=""><text:span text:style-name="Definition">Écailles</text:span></text:a>|50 po|+4|-|Désavantage|22,5 kg| |<text:a xlink:type="simple" xlink:href="#cuirasse" office:name=""><text:span text:style-name="Definition">Cuirasse</text:span></text:a>|400 po|+5|-|-|10 kg| |<text:a xlink:type="simple" xlink:href="#armure-de-demi-plate" office:name=""><text:span text:style-name="Definition">Demi-plate</text:span></text:a>|550 po|+5|-|Désavantage|20 kg| |<text:span text:style-name="T1">Armures lourdes</text:span>|||||| |<text:a xlink:type="simple" xlink:href="#broigne" office:name=""><text:span text:style-name="Definition">Broigne</text:span></text:a>|30 po|+5|-|Désavantage|20 kg| |<text:a xlink:type="simple" xlink:href="#cotte-de-mailles" office:name=""><text:span text:style-name="Definition">Cotte de mailles</text:span></text:a>|75 po|+6|For 13|Désavantage|27,5 kg| |<text:a xlink:type="simple" xlink:href="#clibanion" office:name=""><text:span text:style-name="Definition">Clibanion</text:span></text:a>|200 po|+7|For 15|Désavantage|30 kg| |<text:a xlink:type="simple" xlink:href="#armure-a-plaques" office:name=""><text:span text:style-name="Definition">Armure à plaques</text:span></text:a>|1500 po|+8|For 15|Désavantage|32,5 kg| |<text:span text:style-name="T1">Bouclier</text:span>|||||| |Bouclier|10 po|+2|-|-|3 kg| §§§</text:p>
      <text:h text:style-name="Heading_20_4" text:outline-level="4"><text:bookmark-start text:name="_armures_légères"/>Armures légères<text:bookmark-end text:name="_armures_légères"/></text:h>
      <text:p text:style-name="First_20_paragraph">Les armures légères sont faites de matériaux souples et fins. Elles sont adaptées à la tous les types de personnages agiles dans la mesure où elles offrent une protection sans sacrifier leur mobilité. Elles sont maîtrisées par la Voie des Armes et la Voie des Ombres.</text:p>
      <text:h text:style-name="Heading_20_5" text:outline-level="5"><text:bookmark-start text:name="_armure_matelassée"/>Armure matelassée<text:bookmark-end text:name="_armure_matelassée"/></text:h>
      <text:p text:style-name="First_20_paragraph">Une armure matelassée est faite de couches de tissu rembourrées.</text:p>
      <text:h text:style-name="Heading_20_5" text:outline-level="5"><text:bookmark-start text:name="_armure_de_cuir"/>Armure de cuir<text:bookmark-end text:name="_armure_de_cuir"/></text:h>
      <text:p text:style-name="First_20_paragraph">La cuirasse et les spalières de cette armure sont en cuir bouilli dans l’huile pour le durcir. Le reste de l’armure est composé de matériaux plus souples et plus flexibles.</text:p>
      <text:h text:style-name="Heading_20_5" text:outline-level="5"><text:bookmark-start text:name="_armure_de_cuir_clouté"/>Armure de cuir clouté<text:bookmark-end text:name="_armure_de_cuir_clouté"/></text:h>
      <text:p text:style-name="First_20_paragraph">Cette armure est faite d’un cuir résistant mais souple, piqueté de rivets à intervalles réguliers.</text:p>
      <text:h text:style-name="Heading_20_4" text:outline-level="4"><text:bookmark-start text:name="_armures_intermédiaires"/>Armures intermédiaires<text:bookmark-end text:name="_armures_intermédiaires"/></text:h>
      <text:p text:style-name="First_20_paragraph">Une armure intermédiaire protège plus qu’une armure légère mais, en contrepartie, elle gène davantage les mouvements. Elles sont maîtrisées par le Voie des Armes.</text:p>
      <text:h text:style-name="Heading_20_5" text:outline-level="5"><text:bookmark-start text:name="_armure_de_peau"/>Armure de peau<text:bookmark-end text:name="_armure_de_peau"/></text:h>
      <text:p text:style-name="First_20_paragraph">Cette armure fruste est composée d’épaisses fourrures et de peaux de bêtes. Elle est généralement portée par les tribus barbares, les humanoïdes maléfiques et autres personnes qui n’ont pas accès aux outils et matériaux nécessaires pour fabriquer de meilleures armures.</text:p>
      <text:h text:style-name="Heading_20_5" text:outline-level="5"><text:bookmark-start text:name="_chemise_de_mailles"/>Chemise de mailles<text:bookmark-end text:name="_chemise_de_mailles"/></text:h>
      <text:p text:style-name="First_20_paragraph">Une chemise de mailles est faite d’anneaux métalliques reliés entre eux. Elle est portée entre plusieurs couches de tissu ou de cuir. Cette armure offre une modeste protection au tronc de son porteur et le crissement des anneaux est étouffé par les couches qui les recouvrent.</text:p>
      <text:h text:style-name="Heading_20_5" text:outline-level="5"><text:bookmark-start text:name="_armure_décailles"/>Armure d’écailles<text:bookmark-end text:name="_armure_décailles"/></text:h>
      <text:p text:style-name="First_20_paragraph">Cette armure se compose d’un manteau et d’un pantalon (et parfois d’une jupe séparée) de cuir recouverts de plaques de métal qui se superposent, un peu comme les écailles d’un poisson. Des gantelets viennent compléter l’ensemble.</text:p>
      <text:h text:style-name="Heading_20_5" text:outline-level="5"><text:bookmark-start text:name="_cuirasse"/>Cuirasse<text:bookmark-end text:name="_cuirasse"/></text:h>
      <text:p text:style-name="First_20_paragraph">Cette armure consiste en une pièce de métal qui couvre le buste, complétée de cuir souple. Bien que les bras et les jambes de son porteur soient peu protégés, cette armure permet de protéger efficacement les organes vitaux sans réduire la liberté de mouvement de son porteur.</text:p>
      <text:h text:style-name="Heading_20_5" text:outline-level="5"><text:bookmark-start text:name="_armure_de_demi_plate"/>Armure de demi-plate<text:bookmark-end text:name="_armure_de_demi_plate"/></text:h>
      <text:p text:style-name="First_20_paragraph">Cette armure se compose de plaques de métal qui couvrent la majorité du haut du corps de son porteur. Par contre, ses jambes sont seulement protégées par des grèves attachées par des lanières de cuir.</text:p>
      <text:h text:style-name="Heading_20_4" text:outline-level="4"><text:bookmark-start text:name="_armures_lourdes"/>Armures lourdes<text:bookmark-end text:name="_armures_lourdes"/></text:h>
      <text:p text:style-name="First_20_paragraph">Parmi toutes les catégories d’armures, ce sont les armures lourdes qui offrent la meilleure protection. Ces armures couvrent l’ensemble du corps et sont conçues pour arrêter une large gamme d’attaques. Seuls les guerriers expérimentés arrivent à bien en gérer le poids et l’encombrement. Elles sont maîtrisées par le Voie des Armes.</text:p>
      <text:h text:style-name="Heading_20_5" text:outline-level="5"><text:bookmark-start text:name="_broigne"/>Broigne<text:bookmark-end text:name="_broigne"/></text:h>
      <text:p text:style-name="First_20_paragraph">Il s’agit d’une armure de cuir sur laquelle sont cousus de lourds anneaux. Ces anneaux permettent de renforcer l’armure et d’offrir une protection contre les coups d’épée et de hache. Une broigne est de qualité inférieure à une cotte de mailles et est généralement portée par ceux qui n’ont pas les moyens de s’offrir une meilleure armure.</text:p>
      <text:h text:style-name="Heading_20_5" text:outline-level="5"><text:bookmark-start text:name="_cotte_de_mailles"/>Cotte de mailles<text:bookmark-end text:name="_cotte_de_mailles"/></text:h>
      <text:p text:style-name="First_20_paragraph">Une cotte de mailles est faite d’anneaux de métal entrecroisés. Elle se porte sur une couche de tissu renforcé afin d’éviter les frottements et d’amortir les coups. L’armure comporte des gantelets.</text:p>
      <text:h text:style-name="Heading_20_5" text:outline-level="5"><text:bookmark-start text:name="_clibanion"/>Clibanion<text:bookmark-end text:name="_clibanion"/></text:h>
      <text:p text:style-name="First_20_paragraph">Cette armure est faite d’étroites plaques de métal rivetées à un support de cuir porté sur un vêtement rembourré. Les articulations sont protégées par des pièces de cotte de mailles plus souples.</text:p>
      <text:h text:style-name="Heading_20_5" text:outline-level="5"><text:bookmark-start text:name="_armure_à_plaques"/>Armure à plaques<text:bookmark-end text:name="_armure_à_plaques"/></text:h>
      <text:p text:style-name="First_20_paragraph">Le harnois, ou armure de plates, est constitué de plaques de métal superposées qui couvrent l’ensemble du corps. L’armure inclut des gantelets lourds, de lourdes bottes de cuir, un casque avec une visière et plusieurs épaisseurs de rembourrage sous l’armure. Des sangles permettent de répartir le poids sur tout le corps.</text:p>
      <text:h text:style-name="Heading_20_4" text:outline-level="4"><text:bookmark-start text:name="_enfiler_et_retirer_une_armure"/>Enfiler et retirer une armure<text:bookmark-end text:name="_enfiler_et_retirer_une_armure"/></text:h>
      <text:p text:style-name="First_20_paragraph">Le temps mis pour enfiler ou retirer une armure dépend de sa catégorie.</text:p>
      <text:p text:style-name="Text_20_body"><text:span text:style-name="T1">Enfiler</text:span>. C’est le temps nécessaire pour mettre une armure. Vous ne bénéficiez de la VD de l’armure que si vous prenez tout le temps indiqué pour l’enfiler.</text:p>
      <text:p text:style-name="Text_20_body"><text:span text:style-name="T1">Retirer</text:span>. C’est le temps nécessaire pour ôter une armure. Si vous êtes aidé, vous pouvez diviser cette durée par deux.</text:p>
      <text:h text:style-name="Heading_20_5" text:outline-level="5"><text:bookmark-start text:name="_enfiler_et_retirer_une_armure_2"/>Enfiler et retirer une armure<text:bookmark-end text:name="_enfiler_et_retirer_une_armure_2"/></text:h>
      <text:p text:style-name="First_20_paragraph">§§§ .table-container |Catégorie|Enfiler|Retirer| |:-|:-:|:-:| |<text:span text:style-name="T1">Armure légère</text:span>|1 minute|1 minute| |<text:span text:style-name="T1">Armure intermédiaire</text:span>|5 minutes|1 minute| |<text:span text:style-name="T1">Armure lourde</text:span>|10 minutes|5 minutes| |<text:span text:style-name="T1">Bouclier</text:span>|1 action|1 action| §§§</text:p>
      <text:p text:style-name="Text_20_body">§§§ .hero</text:p>
      <text:h text:style-name="Heading_20_4" text:outline-level="4"><text:bookmark-start text:name="_option_encombrement_des_armures"/>Option : Encombrement des armures<text:bookmark-end text:name="_option_encombrement_des_armures"/></text:h>
      <text:p text:style-name="First_20_paragraph">Par défaut, les règles imposent très peu de malus pour le port des armures. Toutefois, si le MJ le souhaite, il peut utiliser cette règle optionnelle ; elle correspond à une vision plus contraignante et réaliste des inconvénients d’une armure.</text:p>
      <text:p text:style-name="Text_20_body">Un personnage qui porte une armure intermédiaire subit un <text:a xlink:type="simple" xlink:href="/utiliser-les-caracteristiques/#avantage-et-desavantage" office:name=""><text:span text:style-name="Definition"><text:span text:style-name="T2">désavantage</text:span></text:span></text:a> à tous ses tests de Dextérité (Acrobaties).</text:p>
      <text:p text:style-name="Text_20_body">Un personnage qui porte une armure lourde subit un <text:a xlink:type="simple" xlink:href="/utiliser-les-caracteristiques/#avantage-et-desavantage" office:name=""><text:span text:style-name="Definition"><text:span text:style-name="T2">désavantage</text:span></text:span></text:a> en initiative et à tous ses tests de Dextérité (Acrobaties) ou de Force (Athlétisme). §§§</text:p>
      <text:h text:style-name="Heading_20_3" text:outline-level="3"><text:bookmark-start text:name="_armes"/>Armes<text:bookmark-end text:name="_armes"/></text:h>
      <text:p text:style-name="First_20_paragraph">Le <text:a xlink:type="simple" xlink:href="#tableau-des-armes" office:name=""><text:span text:style-name="Definition">tableau des armes</text:span></text:a> vous présente les armes les plus couramment rencontrées dans l’univers du jeu, leur prix et leur poids, les dégâts qu’elles infligent et les propriétés spéciales dont elles disposent. Les armes sont classées en fonction de deux grandes catégories : corps-à-corps ou à distance. Une arme de corps-à-corps vous permet d’attaquer une cible qui se trouve dans un rayon de 1,50 mètre autour de vous et une arme à distance vous permet d’attaquer une cible qui se trouve loin de vous.</text:p>
      <text:h text:style-name="Heading_20_4" text:outline-level="4"><text:bookmark-start text:name="_maîtrise_des_armes"/>Maîtrise des armes<text:bookmark-end text:name="_maîtrise_des_armes"/></text:h>
      <text:p text:style-name="First_20_paragraph">Votre ethnie, votre voie et votre archétype peuvent vous donner la maîtrise de certaines armes ou catégories d’armes. On trouve deux types d’armes : les <text:span text:style-name="T1">armes courantes</text:span> et les <text:span text:style-name="T1">armes de guerre</text:span>. La plupart des gens maîtrisent les armes courantes. On trouve parmi celles-ci les gourdins et les masses, ainsi que toutes les armes que l’on trouve couramment chez les gens du peuple. Les armes de guerre, notamment les épées, les haches et les armes d’hast, demandent d’avoir reçu un entraînement spécifique pour les manier efficacement. La plupart des guerriers utilisent des armes de guerre, car c’est avec ces armes qu’ils peuvent profiter pleinement de leur entraînement et de leur style de combat.</text:p>
      <text:p text:style-name="Text_20_body">Maîtriser une arme vous permet d’ajouter votre bonus de maîtrise au <text:a xlink:type="simple" xlink:href="/combattre/#jets-d-attaque" office:name=""><text:span text:style-name="Definition">jet d’attaque</text:span></text:a> à chaque fois que vous attaquez avec cette arme. Si vous utilisez une arme que vous ne maîtrisez pas, vous n’ajoutez pas votre bonus de maîtrise au <text:a xlink:type="simple" xlink:href="/combattre/#jets-d-attaque" office:name=""><text:span text:style-name="Definition">jet d’attaque</text:span></text:a>.</text:p>
      <text:h text:style-name="Heading_20_4" text:outline-level="4"><text:bookmark-start text:name="_propriétés_des_armes"/>Propriétés des armes<text:bookmark-end text:name="_propriétés_des_armes"/></text:h>
      <text:p text:style-name="First_20_paragraph">De nombreuses armes ont des propriétés spéciales liées à leur utilisation, ainsi que vous pourrez le voir dans le tableau des armes.</text:p>
      <text:h text:style-name="Heading_20_5" text:outline-level="5"><text:bookmark-start text:name="_à_deux_mains"/>À deux mains<text:bookmark-end text:name="_à_deux_mains"/></text:h>
      <text:p text:style-name="First_20_paragraph">Vous devez manier cette arme à deux mains pour effectuer une attaque.</text:p>
      <text:h text:style-name="Heading_20_5" text:outline-level="5"><text:bookmark-start text:name="_allonge"/>Allonge<text:bookmark-end text:name="_allonge"/></text:h>
      <text:p text:style-name="First_20_paragraph">Ce type d’arme vous permet de gagner 1,50 mètre d’allonge supplémentaire quand vous l’utilisez et quand vous déterminez votre allonge pour effectuer une attaque d’opportunité.</text:p>
      <text:h text:style-name="Heading_20_5" text:outline-level="5"><text:bookmark-start text:name="_chargement"/>Chargement<text:bookmark-end text:name="_chargement"/></text:h>
      <text:p text:style-name="First_20_paragraph">Cette arme nécessite un temps de chargement long qui ne vous permet de tirer qu’une seule fois quand vous utilisez une action, une action bonus ou une réaction, peu importe le nombre d’attaques que vous pouvez normalement faire.</text:p>
      <text:h text:style-name="Heading_20_5" text:outline-level="5"><text:bookmark-start text:name="_finesse"/>Finesse<text:bookmark-end text:name="_finesse"/></text:h>
      <text:p text:style-name="First_20_paragraph">Quand vous attaquez avec une arme dotée de la propriété finesse, vous pouvez choisir d’ajouter votre modificateur de Force ou de Dextérité aux jets d’attaques et de dégâts. Par contre, vous devez utiliser le même modificateur pour les deux jets.</text:p>
      <text:h text:style-name="Heading_20_5" text:outline-level="5"><text:bookmark-start text:name="_lancer"/>Lancer<text:bookmark-end text:name="_lancer"/></text:h>
      <text:p text:style-name="First_20_paragraph">Si une arme possède la propriété lancer, vous pouvez la lancer pour faire une attaque à distance. S’il s’agit d’une arme de corps-à-corps, vous utilisez le même modificateur de caractéristique que pour le <text:a xlink:type="simple" xlink:href="/combattre/#jets-d-attaque" office:name=""><text:span text:style-name="Definition">jet d’attaque</text:span></text:a> et de dégâts d’une attaque de corps-à-corps avec cette arme. Par exemple, si vous lancez une hachette, vous utilisez votre Force ; si vous lancez une dague, vous avez le choix entre utiliser votre Force ou votre Dextérité, dans la mesure où la dague possède aussi la propriété finesse.</text:p>
      <text:h text:style-name="Heading_20_5" text:outline-level="5"><text:bookmark-start text:name="_légère"/>Légère<text:bookmark-end text:name="_légère"/></text:h>
      <text:p text:style-name="First_20_paragraph">Une arme légère est petite et facile à manier, ce qui la rend idéale pour le combat à deux armes.</text:p>
      <text:h text:style-name="Heading_20_5" text:outline-level="5"><text:bookmark-start text:name="_lourde"/>Lourde<text:bookmark-end text:name="_lourde"/></text:h>
      <text:p text:style-name="First_20_paragraph">Les créatures de petite taille subissent un <text:a xlink:type="simple" xlink:href="/utiliser-les-caracteristiques/#avantage-et-desavantage" office:name=""><text:span text:style-name="Definition"><text:span text:style-name="T2">désavantage</text:span></text:span></text:a> sur les jets d’attaque quand elles manient des armes lourdes. La taille et le poids de celles-ci les leur rendent en effet difficiles à manier.</text:p>
      <text:h text:style-name="Heading_20_5" text:outline-level="5"><text:bookmark-start text:name="_munitions"/>Munitions<text:bookmark-end text:name="_munitions"/></text:h>
      <text:p text:style-name="First_20_paragraph">Vous ne pouvez utiliser une arme qui a la propriété munitions pour faire une attaque à distance que si vous avez les munitions nécessaires pour tirer avec cette arme. Chaque fois que vous attaquez avec cette arme, vous utilisez une munition. Sortir la munition en question d’un carquois, d’une boîte ou d’un quelconque étui fait partie de l’attaque (vous avez besoin d’une main libre pour charger une arme à une main). À la fin de la bataille, vous pouvez récupérer la moitié des munitions que vous avez utilisées en prenant 1 minute pour fouiller le champ de bataille.</text:p>
      <text:p text:style-name="Text_20_body">Si vous utilisez une arme qui a la propriété munitions pour faire une attaque de corps-à-corps, cette arme est considérée comme une arme improvisée (voir la section <text:a xlink:type="simple" xlink:href="#armes-improvisees" office:name=""><text:span text:style-name="Definition">Armes improvisées</text:span></text:a> plus loin dans ce chapitre). Cela dit, une arme comme une fronde doit quand même être chargée pour faire des dégâts si vous l’utilisez comme arme improvisée.</text:p>
      <text:h text:style-name="Heading_20_5" text:outline-level="5"><text:bookmark-start text:name="_polyvalente"/>Polyvalente<text:bookmark-end text:name="_polyvalente"/></text:h>
      <text:p text:style-name="First_20_paragraph">Une telle arme peut être utilisée avec une ou deux mains. À côté de la propriété, une valeur est indiquée entre parenthèses : il s’agit des dégâts infligés quand l’arme est tenue à deux mains.</text:p>
      <text:h text:style-name="Heading_20_5" text:outline-level="5"><text:bookmark-start text:name="_portée"/>Portée<text:bookmark-end text:name="_portée"/></text:h>
      <text:p text:style-name="First_20_paragraph">Une arme qui peut être utilisée pour faire des attaques à distance affiche une portée indiquée entre parenthèses après la propriété munitions ou lancer. La portée consiste en deux nombres. Le premier indique la portée normale de l’arme en mètres et le second indique sa portée longue. Quand vous attaquez une cible qui se trouve hors de la portée normale de votre arme, vous subissez un <text:a xlink:type="simple" xlink:href="/utiliser-les-caracteristiques/#avantage-et-desavantage" office:name=""><text:span text:style-name="Definition"><text:span text:style-name="T2">désavantage</text:span></text:span></text:a> sur le <text:a xlink:type="simple" xlink:href="/combattre/#jets-d-attaque" office:name=""><text:span text:style-name="Definition">jet d’attaque</text:span></text:a>. Vous ne pouvez pas attaquer une cible qui se trouve au-delà de la portée longue de votre arme.</text:p>
      <text:h text:style-name="Heading_20_5" text:outline-level="5"><text:bookmark-start text:name="_spéciale"/>Spéciale<text:bookmark-end text:name="_spéciale"/></text:h>
      <text:p text:style-name="First_20_paragraph">Une arme qui possède la propriété spéciale utilise des règles de fonctionnement spécifiques qui sont expliquées dans la description de l’arme (voir la section <text:a xlink:type="simple" xlink:href="#armes-speciales" office:name=""><text:span text:style-name="Definition">Armes spéciales</text:span></text:a> plus loin dans ce chapitre).</text:p>
      <text:h text:style-name="Heading_20_5" text:outline-level="5"><text:bookmark-start text:name="_armes_improvisées"/>Armes improvisées<text:bookmark-end text:name="_armes_improvisées"/></text:h>
      <text:p text:style-name="First_20_paragraph">Il peut arriver que les personnages n’aient pas leurs armes avec eux et doivent se contenter de ce qu’ils ont sous la main. Une arme improvisée peut être n’importe quel objet que vous pouvez tenir à une ou deux mains, comme un éclat de verre, un pied de table, une poêle, une roue de chariot.</text:p>
      <text:p text:style-name="Text_20_body">Une arme improvisée ressemble souvent à une arme réelle et elle peut être traitée comme telle. Par exemple, un pied de table ressemble à un gourdin. Le MJ peut décider qu’un personnage qui maîtrise une arme peut utiliser son bonus de maîtrise s’il utilise une arme qui ressemble assez à celle qu’il maîtrise.</text:p>
      <text:p text:style-name="Text_20_body">Un objet qui ne ressemble à des dégâts de +1 (le MJ décide d’un type de dégât approprié en fonction de l’objet). Si un personnage utilise une arme à distance pour faire une attaque de corps-à-corps ou lance une arme de corps-à-corps qui ne possède pas la propriété lancer, cette arme inflige aussi +1 dégâts. Une arme de lancer improvisée a une portée normale de 6 mètres et une portée longue de 18 mètres.</text:p>
      <text:h text:style-name="Heading_20_5" text:outline-level="5"><text:bookmark-start text:name="_armes_en_argent"/>Armes en argent<text:bookmark-end text:name="_armes_en_argent"/></text:h>
      <text:p text:style-name="First_20_paragraph">Certains monstres qui possèdent une immunité ou une résistance aux armes non-magiques sont vulnérables aux armes en argent. Les aventuriers prudents n’hésitent donc pas à dépenser quelques pièces supplémentaires pour plaquer leurs armes avec de l’argent. Un personnage peut plaquer une arme unique ou dix munitions avec de l’argent pour 100 po. Ce tarif prend en compte non seulement le prix de l’argent, mais aussi celui de l’expertise nécessaire pour plaquer l’argent sur une arme sans lui faire perdre en efficacité.</text:p>
      <text:h text:style-name="Heading_20_5" text:outline-level="5"><text:bookmark-start text:name="_armes_spéciales"/>Armes spéciales<text:bookmark-end text:name="_armes_spéciales"/></text:h>
      <text:p text:style-name="First_20_paragraph">Vous trouverez ci-dessous la description d’armes fonctionnant selon des règles spécifiques.</text:p>
      <text:h text:style-name="Heading_20_6" text:outline-level="6"><text:bookmark-start text:name="_filet"/>Filet<text:bookmark-end text:name="_filet"/></text:h>
      <text:p text:style-name="First_20_paragraph">Une créature de taille G ou moins contre qui vous réussissez une attaque avec un filet se retrouve <text:a xlink:type="simple" xlink:href="/gerer-la-sante-du-personnage/#entrave" office:name=""><text:span text:style-name="Definition"><text:span text:style-name="T2">entravée</text:span></text:span></text:a> jusqu’à ce qu’elle soit libérée. Un filet n’a aucun effet sur les créatures sans forme ou les créatures de taille TG ou supérieure. Une créature peut utiliser son action pour faire un test de Force DD 10 afin de tenter de se libérer ou de libérer une autre créature qui se trouve à sa portée. Il est aussi possible de libérer une créature sans la blesser en infligeant 5 dégâts tranchants au filet. Le filet est détruit et son effet prend alors fin.</text:p>
      <text:p text:style-name="Text_20_body">Quand vous utilisez une action, une action bonus ou une réaction pour attaquer à l’aide d’un filet, vous ne pouvez faire qu’une seule attaque, peu importe le nombre d’attaques que vous pouvez normalement faire.</text:p>
      <text:h text:style-name="Heading_20_6" text:outline-level="6"><text:bookmark-start text:name="_lance_darçon"/>Lance d’arçon<text:bookmark-end text:name="_lance_darçon"/></text:h>
      <text:p text:style-name="First_20_paragraph">Vous subissez un <text:a xlink:type="simple" xlink:href="/utiliser-les-caracteristiques/#avantage-et-desavantage" office:name=""><text:span text:style-name="Definition"><text:span text:style-name="T2">désavantage</text:span></text:span></text:a> si vous utilisez une lance d’arçon contre une créature qui se trouve dans un rayon de 1,50 mètre autour de vous ou moins. Cette arme se manie à deux mains quand vous n’êtes pas sur une monture.</text:p>
      <text:h text:style-name="Heading_20_4" text:outline-level="4"><text:bookmark-start text:name="_tableau_des_armes"/>Tableau des armes<text:bookmark-end text:name="_tableau_des_armes"/></text:h>
      <text:p text:style-name="First_20_paragraph">§§§ .table-container |Nom|Prix|Dégâts|Poids|Propriétés| |:-|:-:|:-:|:-:|:-| |<text:span text:style-name="T1">Armes de corps-à-corps courantes</text:span>||||| |||||| |Bâton|2 pa|+2 contondant|2 kg|Polyvalente (+4)| |Dague|2 po|+4 perforant|0,5 kg|Finesse, légère, lancer (portée 6/18)| |Gourdin|1 pa|+2 contondant|1 kg|Légère| |Hachette|5 po|+4 tranchant|1 kg|Légère, lancer (portée 6/18)| |Javelines|5 pa|+4 perforant|1 kg|Lancer (portée 9/36)| |Lance|1 po|+4 perforant|1,5 kg|Lancer (portée 6/18), polyvalente (+6)| |Marteau léger|2 po|+4 contondant|1 kg|Légère, lancer (6/18)| |Masse d’armes|5 po|+4 contondant|2 kg|-| |Massue|2 pa|+6 contondant|5 kg|À deux mains| |Serpe|1 po|+4 tranchant|1 kg|Légère| |<text:span text:style-name="T1">Armes à distance courantes</text:span>||||| |Arc court|25 po|+4 perforant|1 kg|Munitions (portée 24/96), à deux mains| |Bolas|5 po|+4 contondant|1 kg|lancer (portée 6/18)| |Fléchettes|5 pc|+2 perforant|0,1 kg|Finesse, lancer (portée 6/18)| |Fronde|1 pa|+2 contondant|-|Munitions (portée 9/36)| |<text:span text:style-name="T1">Armes de corps-à-corps de guerre</text:span>||||| |Cimeterre|25 po|+6 tranchant|1,5 kg|Finesse, légère| |Épée à deux mains|50 po|+8 tranchant|3 kg|Lourde, à deux mains| |Épée courte|10 po|+4 perforant|1 kg|Finesse, légère| |Épée longue|15 po|+4 tranchant|1,5 kg|Polyvalente (+6)| |Fléau|10 po|+6 contondant|1 kg|-| |Fouet|2 po|+2 tranchant|1,5 kg|Finesse, allonge| |Hache à deux mains|30 po|+8 tranchant|3,5 kg|Lourde, à deux mains| |Hache d’armes|10 po|+4 tranchant|2 kg|Polyvalente (+6)| |Lance d’arçon|10 po|+8 perforant|3 kg|Allonge, spéciale| |Marteau de guerre|15 po|+4 contondant|1 kg|Polyvalente (+6)| |Merlin|10 po|+8 contondant|5 kg|Lourde, à deux mains| |Morgenstern|15 po|+6 perforant|2 kg|-| |Pic de guerre|5 po|+6 perforant|1 kg|-| |Pique|5 po|+8 perforant|9 kg|Lourde, allonge, à deux mains| |Rapière|25 po|+4 perforant|1 kg|Finesse| |Trident|5 po|+4 perforant|2 kg|Lancer (portée 6/18), polyvalente (+6)| |<text:span text:style-name="T1">Armes à distance de guerre</text:span>||||| |Arc long|50 po|+6 perforant|1 kg|Munitions (portée 45/180), lourde, à deux mains| |Arc composite|50 po|+6 perforant|1 kg|Munitions (portée 30/120), lourde, à deux mains| |Filet|1 po|-|1,5 kg|Spéciale, lancer (portée 1,5/4,5)| |Sarbacane|10 po|+1 perforant|0,5 kg|Munitions (portée 7,5/30), chargement| §§§</text:p>
      <text:h text:style-name="Heading_20_3" text:outline-level="3"><text:bookmark-start text:name="_équipement_daventurier"/>Équipement d’aventurier<text:bookmark-end text:name="_équipement_daventurier"/></text:h>
      <text:p text:style-name="First_20_paragraph">Vous trouverez dans cette section des objets qui ont des règles spéciales ou dont l’utilisation nécessite des explications.</text:p>
      <text:p text:style-name="Text_20_body">§§§ .table-container |Objet|Prix|Poids| |:-|:-:|:-:| |<text:span text:style-name="T1">Acide (fiole)</text:span>|25 po|0,5 kg| |<text:span text:style-name="T1">Antitoxine (fiole)</text:span>|50 po|-| |<text:span text:style-name="T1">Balance de marchand</text:span>|5 po|1,5 kg| |<text:span text:style-name="T1">Bélier portatif</text:span>|4 po|17,5 kg| |<text:span text:style-name="T1">Billes (sac de 1000)</text:span>|1 po|1 kg| |<text:span text:style-name="T1">Boîte à amadou</text:span>|5 pa|0,5 kg| |<text:span text:style-name="T1">Bougie</text:span>|1 pc|0,5 kg| |<text:span text:style-name="T1">Boulier</text:span>|2 po|1 kg| |<text:span text:style-name="T1">Bouteille en verre</text:span>|2 po|1 kg| |<text:span text:style-name="T1">Carquois</text:span>|1 po|0,5 kg| |<text:span text:style-name="T1">Chaîne (3 mètres)</text:span>|5 po|5 kg| |<text:span text:style-name="T1">Chausse-trappes (sac de 20)</text:span>|1 po|1 kg| |<text:span text:style-name="T1">Chevalière</text:span>|5 po|-| |<text:span text:style-name="T1">Cire à cacheter</text:span>|5 pa|-| |<text:span text:style-name="T1">Cloche</text:span>|1 po|-| |<text:span text:style-name="T1">Coffre</text:span>|5 po|12,5 kg| |<text:span text:style-name="T1">Corde en chanvre (15 mètres)</text:span>|1 po|5 kg| |<text:span text:style-name="T1">Corde en soie (15 mètres)</text:span>|10 po|2,5 kg| |<text:span text:style-name="T1">Couverture</text:span>|5 pa|1,5 kg| |<text:span text:style-name="T1">Craie (1 morceau)</text:span>|1 pc|-| |<text:span text:style-name="T1">Cruche ou pichet</text:span>|2 pc|2 kg| |<text:span text:style-name="T1">Eau bénite (flasque)</text:span>|25 po|0,5 kg| |<text:span text:style-name="T1">Échelle (3 mètres)</text:span>|1 pa|12,5 kg| |<text:span text:style-name="T1">Encre (bouteille de 30 grammes)</text:span>|10 po|-| |<text:span text:style-name="T1">Équipement d’escalade</text:span>|25 po|6 kg| |<text:span text:style-name="T1">Étui pour cartes et parchemins</text:span>|1 po|0,5 kg| |<text:span text:style-name="T1">Feu grégeois (flasque)</text:span>|50 po|0,5 kg| |<text:span text:style-name="T1">Fiole</text:span>|1 po|-| |<text:span text:style-name="T1">Flasque ou chope</text:span>|2 pc|0,5 kg| |<text:span text:style-name="T1">Focaliseur arcanique</text:span>||| |  Cristal|10 po|0,5 kg| |  Orbe|20 po|1,5 kg| |  Sceptre|10 po|1 kg| |  Bâton|5 po|2 kg| |  Baguette|10 po|0,5 kg| |<text:span text:style-name="T1">Focaliseur druidique</text:span>||| |  Branche de houx|1 po|-| |  Totem|1 po|-| |  Bâton|5 po|2 kg| |  Baguette d’if|10 po|0,5 kg| |<text:span text:style-name="T1">Gamelle</text:span>|2 pa|0,5 kg| |<text:span text:style-name="T1">Grappin</text:span>|2 po|2 kg| |<text:span text:style-name="T1">Grimoire</text:span>|50 po|1,5 kg| |<text:span text:style-name="T1">Huile (flasque)</text:span>|1 pa|0,5 kg| |<text:span text:style-name="T1">Lampe</text:span>|5 pa|0,5 kg| |<text:span text:style-name="T1">Lanterne à capote</text:span>|5 po|1 kg| |<text:span text:style-name="T1">Lanterne sourde</text:span>|10 po|1 kg| |<text:span text:style-name="T1">Livre</text:span>|25 po|2,5 kg| |<text:span text:style-name="T1">Marteau</text:span>|1 po|1,5 kg| |<text:span text:style-name="T1">Masse</text:span>|2 po|5 kg| |<text:span text:style-name="T1">Matériel de pêche</text:span>|1 po|2 kg| |<text:span text:style-name="T1">Menottes</text:span>|2 po|3 kg| |<text:span text:style-name="T1">Miroir en acier</text:span>|5 po|0,25 kg| |<text:span text:style-name="T1">Munitions</text:span>||| |  Flèches (20)|1 po|0,5 kg| |  Dards de sarbacane (50)|1 po|0,5 kg| |  Billes de fronde (20)|4 pc|0,75 kg| |<text:span text:style-name="T1">Outre</text:span>|2 pa|2,5 kg| |<text:span text:style-name="T1">Palan</text:span>|1 po|2,5 kg| |<text:span text:style-name="T1">Panier</text:span>|4 pa|1 kg| |<text:span text:style-name="T1">Papier (1 feuille)</text:span>|2 pa|-| |<text:span text:style-name="T1">Parchemin (1 feuille)</text:span>|1 pa|-| |<text:span text:style-name="T1">Parfum (fiole)</text:span>|5 po|-| |<text:span text:style-name="T1">Pelle</text:span>|2 po|2,5 kg| |<text:span text:style-name="T1">Perche (3 mètres)</text:span>|2 pc|3,5 kg| |<text:span text:style-name="T1">Pics en fer (10)</text:span>|1 po|2,5 kg| |<text:span text:style-name="T1">Pied-de-biche</text:span>|2 po|2,5 kg| |<text:span text:style-name="T1">Piège à machoires</text:span>|5 po|12,5 kg| |<text:span text:style-name="T1">Pierre à affûter</text:span>|1 pc|0,5 kg| |<text:span text:style-name="T1">Pioche de mineur</text:span>|2 po|5 kg| |<text:span text:style-name="T1">Piton</text:span>|5 pc|125 g| |<text:span text:style-name="T1">Poison (fiole)</text:span>|100 po|-| |<text:span text:style-name="T1">Porte-plume</text:span>|2 pc|-| |<text:span text:style-name="T1">Pot en fer</text:span>|2 po|5 kg| |<text:span text:style-name="T1">Rations (1 jour)</text:span>|5 pa|1 kg| |<text:span text:style-name="T1">Sablier</text:span>|25 po|0,5 kg| |<text:span text:style-name="T1">Sac</text:span>|1 pc|0,25 kg| |<text:span text:style-name="T1">Sac à dos</text:span>|2 po|2,5 kg| |<text:span text:style-name="T1">Sac de couchage</text:span>|1 po|3,5 kg| |<text:span text:style-name="T1">Sacoche</text:span>|5 pa|0,5 kg| |<text:span text:style-name="T1">Sacoche à composantes</text:span>|25 po|1 kg| |<text:span text:style-name="T1">Savon</text:span>|2 pc|-| |<text:span text:style-name="T1">Seau</text:span>|5 pc|1 kg| |<text:span text:style-name="T1">Sifflet</text:span>|5 pc|-| |<text:span text:style-name="T1">Symbole sacré</text:span>||| |  Amulette|5 po|0,5 kg| |  Emblème|5 po|-| |  Reliquaire|5 po|1 kg| |<text:span text:style-name="T1">Tente, deux personnes</text:span>|2 po|10 kg| |<text:span text:style-name="T1">Tonneau</text:span>|2 po|35 kg| |<text:span text:style-name="T1">Torche</text:span>|1 pc|0,5 kg| |<text:span text:style-name="T1">Trousse de soins</text:span>|5 po|1,5 kg| |<text:span text:style-name="T1">Vêtements</text:span>||| |  Costume|5 po|2 kg| |  Habits courants|5 pa|1,5 kg| |  Habits de bonne qualité|15 po|3 kg| |  Robes|1 po|2 kg| |  Tenue de voyageur|2 po|2 kg| §§§</text:p>
      <text:h text:style-name="Heading_20_4" text:outline-level="4"><text:bookmark-start text:name="_acide"/>Acide<text:bookmark-end text:name="_acide"/></text:h>
      <text:p text:style-name="First_20_paragraph">Vous pouvez utiliser une action pour asperger une créature qui se trouve dans un rayon de 1,50 mètre autour de vous avec le contenu de cette fiole ou bien la lancer jusqu’à une distance de 6 mètres. La fiole se brise à l’impact. Dans les deux cas, il s’agit d’une attaque à distance contre une créature, et l’acide doit être considéré comme une arme improvisée. Si vous touchez votre cible, celle-ci reçoit 2d6 dégâts acides.</text:p>
      <text:h text:style-name="Heading_20_4" text:outline-level="4"><text:bookmark-start text:name="_antitoxine"/>Antitoxine<text:bookmark-end text:name="_antitoxine"/></text:h>
      <text:p text:style-name="First_20_paragraph">Une créature qui boit cette fiole de liquide obtient un <text:a xlink:type="simple" xlink:href="/utiliser-les-caracteristiques/#avantage-et-desavantage" office:name=""><text:span text:style-name="Definition"><text:span text:style-name="T2">avantage</text:span></text:span></text:a> sur les jets de sauvegarde contre le poison pendant 1 heure. Cet objet n’a aucun effet sur les morts-vivants et les créatures artificielles.</text:p>
      <text:h text:style-name="Heading_20_4" text:outline-level="4"><text:bookmark-start text:name="_balance_de_marchand"/>Balance de marchand<text:bookmark-end text:name="_balance_de_marchand"/></text:h>
      <text:p text:style-name="First_20_paragraph">Cet appareil de mesure se présente sous la forme d’une petite balance, de plateaux et d’un assortiment de poids qui vont jusqu’à 1 kilogramme. Elle permet de mesurer le poids exact de petits objets, comme des métaux précieux ou des denrées courantes, afin de déterminer leur valeur.</text:p>
      <text:h text:style-name="Heading_20_4" text:outline-level="4"><text:bookmark-start text:name="_bélier_portable"/>Bélier portable<text:bookmark-end text:name="_bélier_portable"/></text:h>
      <text:p text:style-name="First_20_paragraph">Vous pouvez utiliser un bélier portable pour enfoncer des portes. Vous gagnez dans ce cas un bonus de +4 à vos tests de Force. Si un autre personnage vous aide à utiliser le bélier, vous obtenez un <text:a xlink:type="simple" xlink:href="/utiliser-les-caracteristiques/#avantage-et-desavantage" office:name=""><text:span text:style-name="Definition"><text:span text:style-name="T2">avantage</text:span></text:span></text:a> lors de ce test.</text:p>
      <text:h text:style-name="Heading_20_4" text:outline-level="4"><text:bookmark-start text:name="_billes"/>Billes<text:bookmark-end text:name="_billes"/></text:h>
      <text:p text:style-name="First_20_paragraph">Vous pouvez utiliser une action pour répandre ces petites billes de métal sur une surface plane de 3 mètres de côté. Une créature qui traverse cette surface doit réussir un <text:a xlink:type="simple" xlink:href="/utiliser-les-caracteristiques/#jets-de-sauvegarde" office:name=""><text:span text:style-name="Definition">jet de sauvegarde</text:span></text:a> de Dextérité DD 10 ou tomber <text:a xlink:type="simple" xlink:href="/gerer-la-sante-du-personnage/#a-terre" office:name=""><text:span text:style-name="Definition"><text:span text:style-name="T2">à terre</text:span></text:span></text:a>. Une créature peut traverser la zone sans avoir besoin de faire un <text:a xlink:type="simple" xlink:href="/utiliser-les-caracteristiques/#jets-de-sauvegarde" office:name=""><text:span text:style-name="Definition">jet de sauvegarde</text:span></text:a> si elle se déplace à la moitié de sa vitesse.</text:p>
      <text:h text:style-name="Heading_20_4" text:outline-level="4"><text:bookmark-start text:name="_boîte_à_amadou"/>Boîte à amadou<text:bookmark-end text:name="_boîte_à_amadou"/></text:h>
      <text:p text:style-name="First_20_paragraph">Cette petite boîte contient tout ce qu’il faut pour faire un feu : un silex, un briquet métallique et de l’amadou (généralement des morceaux de tissu imbibés d’huile). Utiliser la boîte à amadou pour allumer une torche ou quoi que ce soit d’autre qui se présente avec assez de combustible prend 1 action. Allumer un autre type de feu prend 1 minute.</text:p>
      <text:h text:style-name="Heading_20_4" text:outline-level="4"><text:bookmark-start text:name="_bougie"/>Bougie<text:bookmark-end text:name="_bougie"/></text:h>
      <text:p text:style-name="First_20_paragraph">Pendant 1 heure, une bougie diffuse une lumière vive dans une zone de 1,50 mètre et une lumière faible dans un rayon de 1,50 mètre supplémentaire.</text:p>
      <text:h text:style-name="Heading_20_4" text:outline-level="4"><text:bookmark-start text:name="_cadenas"/>Cadenas<text:bookmark-end text:name="_cadenas"/></text:h>
      <text:p text:style-name="First_20_paragraph">Ce cadenas est accompagné d’une clef. Si elle n’a pas la clef, une créature qui maîtrise les outils de voleur peut crocheter le cadenas en réussissant un test de Dextérité DD 15. Votre MJ peut décider que de meilleurs cadenas sont disponibles pour un prix plus élevé.</text:p>
      <text:h text:style-name="Heading_20_4" text:outline-level="4"><text:bookmark-start text:name="_carquois"/>Carquois<text:bookmark-end text:name="_carquois"/></text:h>
      <text:p text:style-name="First_20_paragraph">Un carquois peut contenir jusqu’à vingt flèches.</text:p>
      <text:h text:style-name="Heading_20_4" text:outline-level="4"><text:bookmark-start text:name="_chaîne"/>Chaîne<text:bookmark-end text:name="_chaîne"/></text:h>
      <text:p text:style-name="First_20_paragraph">Une chaîne a 10 points d’action. Elle peut être brisée en réussissant un test de Force DD 20.</text:p>
      <text:h text:style-name="Heading_20_4" text:outline-level="4"><text:bookmark-start text:name="_chausse_trappes"/>Chausse-trappes<text:bookmark-end text:name="_chausse_trappes"/></text:h>
      <text:p text:style-name="First_20_paragraph">Vous pouvez utiliser une action pour répandre un sac de chausse-trappes sur une surface de 1,50 mètre de côté. Une créature qui traverse cette surface doit réussir un <text:a xlink:type="simple" xlink:href="/utiliser-les-caracteristiques/#jets-de-sauvegarde" office:name=""><text:span text:style-name="Definition">jet de sauvegarde</text:span></text:a> de Dextérité DD 15 ou arrêter de se déplacer jusqu’à la fin de son tour et subir 1 dégât perforant. Si elle subit ce dégât, la vitesse de cette créature est réduite de 3 mètres jusqu’à ce qu’elle regagne au moins 1 point de vie. Une créature peut traverser la zone sans avoir besoin de faire un <text:a xlink:type="simple" xlink:href="/utiliser-les-caracteristiques/#jets-de-sauvegarde" office:name=""><text:span text:style-name="Definition">jet de sauvegarde</text:span></text:a> si elle se déplace à la moitié de sa vitesse.</text:p>
      <text:h text:style-name="Heading_20_4" text:outline-level="4"><text:bookmark-start text:name="_corde"/>Corde<text:bookmark-end text:name="_corde"/></text:h>
      <text:p text:style-name="First_20_paragraph">Une corde, qu’elle soit faite de chanvre ou de soie, a 2 points d’action et peut être rompue en réussissant un test de Force DD 17.</text:p>
      <text:h text:style-name="Heading_20_4" text:outline-level="4"><text:bookmark-start text:name="_eau_bénite"/>Eau bénite<text:bookmark-end text:name="_eau_bénite"/></text:h>
      <text:p text:style-name="First_20_paragraph">Vous pouvez utiliser une action pour asperger d’eau bénite une créature qui se trouve dans un rayon de 1,50 mètre autour de vous, ou lancer la flasque jusqu’à 6 mètres de vous. La flasque se brise à l’impact. Dans les deux cas, il s’agit d’une attaque à distance contre une créature, et l’eau bénite doit être considérée comme une arme improvisée. Si votre cible est un fiélon ou un mort-vivant, elle subit 2d6 dégâts radiants.</text:p>
      <text:p text:style-name="Text_20_body">Un clerc ou un paladin peut créer de l’eau bénite, de quoi remplir une flasque, en accomplissant un rituel spécifique. Ce rituel dure 1 heure, consomme pour 25 po de poudre d’argent et requiert du lanceur de sort qu’il utilise un emplacement de sort de niveau 1.</text:p>
      <text:h text:style-name="Heading_20_4" text:outline-level="4"><text:bookmark-start text:name="_étui_à_cartes_ou_à_parchemins"/>Étui à cartes ou à parchemins<text:bookmark-end text:name="_étui_à_cartes_ou_à_parchemins"/></text:h>
      <text:p text:style-name="First_20_paragraph">Cet étui cylindrique de cuir peut contenir jusqu’à dix feuilles de papier roulées ou cinq feuilles de parchemin roulées.</text:p>
      <text:h text:style-name="Heading_20_4" text:outline-level="4"><text:bookmark-start text:name="_feu_grégeois"/>Feu grégeois<text:bookmark-end text:name="_feu_grégeois"/></text:h>
      <text:p text:style-name="First_20_paragraph">Ce liquide gluant et collant s’enflamme au contact de l’air. Vous pouvez utiliser une action pour lancer la flasque jusqu’à une distance de 6 mètres. La flasque se brise à l’impact. Il s’agit d’une attaque à distance contre une créature ou un objet, et vous devez considérer le feu grégeois comme une arme improvisée. Si vous touchez votre cible, celle-ci subit 1d4 dégâts de feu au début de chacun de ses tours. La cible peut mettre fin à cet effet et tenter d’éteindre les flammes en utilisant son action pour faire un test de Dextérité DD 10.</text:p>
      <text:h text:style-name="Heading_20_4" text:outline-level="4"><text:bookmark-start text:name="_focaliseur_arcanique"/>Focaliseur arcanique<text:bookmark-end text:name="_focaliseur_arcanique"/></text:h>
      <text:p text:style-name="First_20_paragraph">Un focaliseur arcanique est un objet spécial — un orbe, un cristal, une baguette, un bâton spécialement construit ou un objet similaire  — conçu pour canaliser la puissance de la magie arcanique. Un ensorceleur, un sorcier ou un magicien peut utiliser de tels objets comme focaliseur d’incantation.</text:p>
      <text:h text:style-name="Heading_20_4" text:outline-level="4"><text:bookmark-start text:name="_focaliseur_druidique"/>Focaliseur druidique<text:bookmark-end text:name="_focaliseur_druidique"/></text:h>
      <text:p text:style-name="First_20_paragraph">Un focaliseur druidique peut être une branche de houx, une baguette ou un sceptre en if ou dans un autre bois spécial, un bâton taillé dans un arbre encore vivant ou un totem fait avec les plumes, la fourrure, les os ou les dents d’animaux sacrés. Un druide peut utiliser un tel objet comme focaliseur d’incantation.</text:p>
      <text:h text:style-name="Heading_20_4" text:outline-level="4"><text:bookmark-start text:name="_gamelle"/>Gamelle<text:bookmark-end text:name="_gamelle"/></text:h>
      <text:p text:style-name="First_20_paragraph">Cette boîte métallique contient un gobelet et des couverts simples. La boîte est composée de deux parties qui s’assemblent. Un côté peut être utilisé pour cuire les aliments et l’autre comme une assiette creuse.</text:p>
      <text:h text:style-name="Heading_20_4" text:outline-level="4"><text:bookmark-start text:name="_grimoire"/>Grimoire<text:bookmark-end text:name="_grimoire"/></text:h>
      <text:p text:style-name="First_20_paragraph">Un grimoire est un outil indispensable pour un magicien. Il s’agit d’un livre relié en cuir avec cent pages de vélin blanc dans lequel il écrit des sorts.</text:p>
      <text:h text:style-name="Heading_20_4" text:outline-level="4"><text:bookmark-start text:name="_huile"/>Huile<text:bookmark-end text:name="_huile"/></text:h>
      <text:p text:style-name="First_20_paragraph">L’huile est généralement vendue dans des flasques d’argile de 0,5 litre. Vous pouvez utiliser une action pour asperger une créature qui se trouve dans un rayon de 1,50 mètre autour de vous ou pour lancer la flasque jusqu’à une distance de 6 mètres. La flasque se brise à l’impact. Dans les deux cas, il s’agit d’une attaque à distance contre une créature ou un objet et l’huile doit être considérée comme une arme improvisée. Si vous touchez votre cible, elle est couverte d’huile et, si elle subit au moins 1 dégât de feu avant que l’huile ne sèche (après 1 minute), la cible subit 5 dégâts de feu supplémentaires causés par l’huile enflammée. Vous pouvez aussi verser le contenu de la flasque d’huile sur une surface plane afin de recouvrir une surface de 1,50 mètre de côté. Si vous y mettez le feu, l’huile brûle pendant 2 rounds et inflige 5 dégâts de feu à toute créature qui pénètre dans la zone ou y termine son tour. Une créature ne peut subir ces dégâts qu’une fois par tour.</text:p>
      <text:h text:style-name="Heading_20_4" text:outline-level="4"><text:bookmark-start text:name="_lampe"/>Lampe<text:bookmark-end text:name="_lampe"/></text:h>
      <text:p text:style-name="First_20_paragraph">Une lampe dégage une lumière vive dans un rayon de 4,50 mètres et une lumière faible sur 9 mètres supplémentaires. Une fois qu’elle est allumée, elle brûle pendant 6 heures et consomme une flasque (0,5 litre) d’huile.</text:p>
      <text:h text:style-name="Heading_20_4" text:outline-level="4"><text:bookmark-start text:name="_lanterne_à_capote"/>Lanterne à capote<text:bookmark-end text:name="_lanterne_à_capote"/></text:h>
      <text:p text:style-name="First_20_paragraph">Une lanterne à capote dégage une lumière vive sur un rayon de 9 mètres et une lumière faible sur 9 mètres supplémentaires. Une fois allumée, elle brûle pendant 6 heures et consomme une flasque (0,5 litre) d’huile. Vous pouvez utiliser une action pour abaisser la capote de la lanterne afin qu’elle ne dégage plus qu’une lumière faible sur un rayon de 1,50 mètre.</text:p>
      <text:h text:style-name="Heading_20_4" text:outline-level="4"><text:bookmark-start text:name="_lanterne_sourde"/>Lanterne sourde<text:bookmark-end text:name="_lanterne_sourde"/></text:h>
      <text:p text:style-name="First_20_paragraph">Une lanterne sourde dégage une lumière vive sur un cône de 18 mètres et une lumière faible sur 18 mètres supplémentaires. Une fois allumée, elle brûle pendant 6 heures et consomme une flasque (0,5 litre) d’huile.</text:p>
      <text:h text:style-name="Heading_20_4" text:outline-level="4"><text:bookmark-start text:name="_livre"/>Livre<text:bookmark-end text:name="_livre"/></text:h>
      <text:p text:style-name="First_20_paragraph">Un livre peut contenir de la poésie, des récits historiques, des informations relatives à un domaine particulier de connaissance, des diagrammes et des notes sur des inventions gnomes, ou tout ce qui peut être représenté grâce à du texte ou des images. Un livre de sorts est appelé un grimoire (ses particularités sont décrites plus haut dans cette section).</text:p>
      <text:h text:style-name="Heading_20_4" text:outline-level="4"><text:bookmark-start text:name="_matériel_de_pêche"/>Matériel de pêche<text:bookmark-end text:name="_matériel_de_pêche"/></text:h>
      <text:p text:style-name="First_20_paragraph">Le matériel de pêche se compose d’une canne de bois, d’un fil de soie, de bouchons en liège, d’hameçons métalliques, de plombs, d’appâts de velours et d’un petit filet.</text:p>
      <text:h text:style-name="Heading_20_4" text:outline-level="4"><text:bookmark-start text:name="_matériel_descalade"/>Matériel d’escalade<text:bookmark-end text:name="_matériel_descalade"/></text:h>
      <text:p text:style-name="First_20_paragraph">Le matériel d’escalade comprend des pitons spéciaux, des pointes pour chaussures, des gants et un harnais. Vous pouvez utiliser le matériel d’escalade lors d’une action pour vous accrocher à une paroi. Vous ne pouvez alors plus chuter de plus de 7,50 mètres depuis votre point d’ancrage, mais vous devez vous décrocher si vous voulez vous éloigner de plus de 7,50 mètres de ce point.</text:p>
      <text:h text:style-name="Heading_20_4" text:outline-level="4"><text:bookmark-start text:name="_menottes"/>Menottes<text:bookmark-end text:name="_menottes"/></text:h>
      <text:p text:style-name="First_20_paragraph">Ces menottes métalliques peuvent être utilisées sur une créature de taille P ou M. Pour s’en échapper, une créature doit réussir un test de Dextérité DD 20. Pour les briser, elle doit réussir un test de Force DD 20. Chaque paire de menotte est accompagnée d’une clef. Une créature qui n’a pas la clef mais qui maîtrise les outils de voleur peut crocheter la serrure des menottes en réussissant un test de Dextérité DD 15. Les menottes ont 15 points d’action.</text:p>
      <text:h text:style-name="Heading_20_4" text:outline-level="4"><text:bookmark-start text:name="_palan"/>Palan<text:bookmark-end text:name="_palan"/></text:h>
      <text:p text:style-name="First_20_paragraph">Un palan est un système de poulies avec un câble et un crochet qui vous permet de soulever jusqu’à quatre fois le poids que vous pouvez normalement porter.</text:p>
      <text:h text:style-name="Heading_20_4" text:outline-level="4"><text:bookmark-start text:name="_pied_de_biche"/>Pied-de-biche<text:bookmark-end text:name="_pied_de_biche"/></text:h>
      <text:p text:style-name="First_20_paragraph">Utiliser un pied-de-biche vous donne un <text:a xlink:type="simple" xlink:href="/utiliser-les-caracteristiques/#avantage-et-desavantage" office:name=""><text:span text:style-name="Definition"><text:span text:style-name="T2">avantage</text:span></text:span></text:a> aux tests de Force quand le pied-de-biche est utilisé pour faire levier.</text:p>
      <text:h text:style-name="Heading_20_4" text:outline-level="4"><text:bookmark-start text:name="_piège_à_mâchoires"/>Piège à mâchoires<text:bookmark-end text:name="_piège_à_mâchoires"/></text:h>
      <text:p text:style-name="First_20_paragraph">Vous pouvez utiliser une action pour installer ce piège, qui se présente sous la forme d’un anneau d’acier dentelé qui se referme violemment quand une créature marche sur la plaque de pression qui se trouve en son centre. Le piège est ancré à un objet immobile, comme un arbre ou un piquet enfoncé dans le sol, grâce à une lourde chaîne. Une créature qui marche sur la plaque doit réussir un <text:a xlink:type="simple" xlink:href="/utiliser-les-caracteristiques/#jets-de-sauvegarde" office:name=""><text:span text:style-name="Definition">jet de sauvegarde</text:span></text:a> de Dextérité DD 13 pour éviter de subir 1d6 dégâts perforants et être immobilisée. Si elle échoue, tant que la créature est prise au piège, son déplacement est limité par la longueur de la chaîne (qui fait généralement 1 mètre de long). Une créature peut utiliser une action pour faire un test de Force DD 13 afin de tenter de se libérer elle-même ou une autre créature qui se trouve à sa portée. À chaque échec, la créature prise au piège subit 1 dégât perforant.</text:p>
      <text:h text:style-name="Heading_20_4" text:outline-level="4"><text:bookmark-start text:name="_poison"/>Poison<text:bookmark-end text:name="_poison"/></text:h>
      <text:p text:style-name="First_20_paragraph">Un personnage peut utiliser le poison qui se trouve dans cette fiole pour enduire la lame d’une arme tranchante ou perforante, ou jusqu’à trois munitions. Il vous faut utiliser une action pour appliquer le poison. Une créature touchée par l’arme ou la munition empoisonnée doit faire un <text:a xlink:type="simple" xlink:href="/utiliser-les-caracteristiques/#jets-de-sauvegarde" office:name=""><text:span text:style-name="Definition">jet de sauvegarde</text:span></text:a> de Constitution DD 10 ou subir 1d6 dégâts de poison. Une fois qu’il est appliqué, le poison reste efficace pendant 1 minute avant de sécher.</text:p>
      <text:h text:style-name="Heading_20_4" text:outline-level="4"><text:bookmark-start text:name="_rations"/>Rations<text:bookmark-end text:name="_rations"/></text:h>
      <text:p text:style-name="First_20_paragraph">Les rations sont des aliments séchés (viande séchée, biscuits, noix…​) utilisés pour de longs voyages.</text:p>
      <text:h text:style-name="Heading_20_4" text:outline-level="4"><text:bookmark-start text:name="_sacoche"/>Sacoche<text:bookmark-end text:name="_sacoche"/></text:h>
      <text:p text:style-name="First_20_paragraph">Une bourse en tissu ou en cuir peut notamment contenir jusqu’à vingt billes de fronde ou cinquante dards de sarbacane. Une sacoche à compartiments qui est utilisée pour stocker les composantes de sorts s’appelle une sacoche à composantes (voir ci-dessous).</text:p>
      <text:h text:style-name="Heading_20_4" text:outline-level="4"><text:bookmark-start text:name="_sacoche_à_composantes"/>Sacoche à composantes<text:bookmark-end text:name="_sacoche_à_composantes"/></text:h>
      <text:p text:style-name="First_20_paragraph">Une sacoche à composantes est une petite sacoche de cuir imperméable fixée à la ceinture et qui possède plusieurs compartiments permettant de stocker toutes les composantes matérielles et autres objets spéciaux qui vous servent à lancer un sort, à l’exception des composantes qui ont un coût spécifique (ainsi qu’il est indiqué dans la description d’un sort).</text:p>
      <text:h text:style-name="Heading_20_4" text:outline-level="4"><text:bookmark-start text:name="_symbole_sacré"/>Symbole sacré<text:bookmark-end text:name="_symbole_sacré"/></text:h>
      <text:p text:style-name="First_20_paragraph">Un symbole sacré est la représentation d’un dieu ou d’un panthéon. Il peut s’agir d’une amulette sur laquelle se trouve le symbole d’un dieu, de ce même symbole gravé avec soin ou incrusté comme emblème d’un bouclier, ou encore d’une petite boîte contenant un fragment de relique sacrée. Un clerc ou un paladin peut utiliser un symbole sacré comme focaliseur d’incantation. Afin de l’utiliser ainsi, le symbole sacré doit être tenu en main par le lanceur de sorts et être visible, ou se trouver sur son bouclier.</text:p>
      <text:h text:style-name="Heading_20_4" text:outline-level="4"><text:bookmark-start text:name="_tente"/>Tente<text:bookmark-end text:name="_tente"/></text:h>
      <text:p text:style-name="First_20_paragraph">Un abri de toile simple et portable, qui peut accueillir deux personnes.</text:p>
      <text:h text:style-name="Heading_20_4" text:outline-level="4"><text:bookmark-start text:name="_torche"/>Torche<text:bookmark-end text:name="_torche"/></text:h>
      <text:p text:style-name="First_20_paragraph">Une torche brûle pendant 1 heure et dégage une lumière vive dans un rayon de 6 mètres et une lumière faible dans un rayon supplémentaire de 6 mètres. Si vous réussissez une attaque de corps-à-corps avec une torche, celle-ci inflige 1 dégât de feu à votre cible.</text:p>
      <text:h text:style-name="Heading_20_4" text:outline-level="4"><text:bookmark-start text:name="_trousse_de_soins"/>Trousse de soins<text:bookmark-end text:name="_trousse_de_soins"/></text:h>
      <text:p text:style-name="First_20_paragraph">Une trousse de soin est une sacoche de cuir contenant des bandages, des onguents et des attelles. La trousse peut être utilisée dix fois. Vous pouvez utiliser une action pour stabiliser une créature qui se trouve à 0 point de vie à l’aide de la trousse de soin sans que cela ne nécessite un test de Sagesse (Médecine).</text:p>
      <text:h text:style-name="Heading_20_4" text:outline-level="4"><text:bookmark-start text:name="_capacité_des_récipients"/>Capacité des récipients<text:bookmark-end text:name="_capacité_des_récipients"/></text:h>
      <text:p text:style-name="First_20_paragraph">§§§ .table-container |Récipient|Capacité| |:-|:-| |<text:span text:style-name="T1">Bouteille</text:span>|0,75 L de liquide| |<text:span text:style-name="T1">Coffre</text:span>|350 L/150 kg d’équipement| |<text:span text:style-name="T1">Cruche ou pichet</text:span>|3,5 L de liquide| |<text:span text:style-name="T1">Fiole</text:span>|100 g de liquide| |<text:span text:style-name="T1">Flasque ou chope</text:span>|0,5 L de liquide| |<text:span text:style-name="T1">Outre</text:span>|2 L de liquide| |<text:span text:style-name="T1">Panier</text:span>|60 L/20 kg d’équipement| |<text:span text:style-name="T1">Pot en fer</text:span>|3,5 L de liquide| |<text:span text:style-name="T1">Sac</text:span>|30 L/15 kg d’équipement| |<text:span text:style-name="T1">Sac à dos</text:span>*|30 L / 15 kg d’équipement| |<text:span text:style-name="T1">Sacoche</text:span>|6 L/3 kg d’équipement| |<text:span text:style-name="T1">Seau</text:span>|10 L de liquide, 15 L de solide| |<text:span text:style-name="T1">Tonneau</text:span>|140 L de liquide, 120 L de solide| <text:span text:style-name="T2">* Vous pouvez aussi attacher des objets comme un sac de couchage ou un rouleau de corde sur le sac à dos</text:span> §§§</text:p>
      <text:p text:style-name="Text_20_body">§§§ .hero</text:p>
      <text:h text:style-name="Heading_20_4" text:outline-level="4"><text:bookmark-start text:name="_paquetages"/>Paquetages<text:bookmark-end text:name="_paquetages"/></text:h>
      <text:p text:style-name="First_20_paragraph">Le contenu de ces paquetages est décrit ici. Si vous achetez vous-même votre équipement de départ, vous pouvez acheter l’un de ces paquetages pour le prix indiqué. Cela sera plus économique que d’acheter chaque objet séparément.</text:p>
      <text:p text:style-name="Text_20_body">Paquetage d’artiste (40 po). Comprend un sac à dos, un sac de couchage, deux costumes, cinq bougies, 5 jours de rations, une outre et des accessoires de déguisement.</text:p>
      <text:p text:style-name="Text_20_body">Paquetage de cambrioleur (16 po). Comprend un sac à dos, un sac de mille billes, 3 mètres de ficelle, cinq bougies, un pied-de-biche, un marteau, dix pitons, une lanterne à capote, deux flasques d’huile, une boîte à amadou et une outre. Un rouleau de 15 mètres de corde de chanvre est attaché à l’extérieur du sac.</text:p>
      <text:p text:style-name="Text_20_body">Paquetage de diplomate (39 po). Comprend un coffre, deux boîtes à cartes et à parchemins, un ensemble de beaux habits, une bouteille d’encre, un porte-plume, une lampe, deux flasques d’huile, cinq feuilles de papier, une fiole de parfum, de la cire à cacheter et du savon.</text:p>
      <text:p text:style-name="Text_20_body">Paquetage d’ecclésiastique (19 po). Comprend un sac à dos, une couverture, dix bougies, une boîte à amadou, un tronc à offrandes, deux blocs d’encens, un encensoir, des habits de cérémonie, 2 jours de rations et une outre.</text:p>
      <text:p text:style-name="Text_20_body">Paquetage d’érudit (40 po). Comprend un sac à dos, un traité de connaissances, une bouteille d’encre, un porte-plume, dix feuilles de parchemin, un petit sac de sable et un petit couteau.</text:p>
      <text:p text:style-name="Text_20_body">Paquetage d’explorateur (10 po). Comprend un sac à dos, un sac de couchage, une gamelle, une boîte à amadou, dix torches, dix jours de rations et une outre. Un rouleau de 15 mètres de corde de chanvre est attaché à l’extérieur du sac.</text:p>
      <text:p text:style-name="Text_20_body">Paquetage d’exploration souterraine (12 po). Comprend un sac à dos, un pied-de-biche, un marteau, dix pitons, dix torches, une boîte à amadou, 10 jours de rations et une outre. Un rouleau de 15 mètres de corde de chanvre est attaché à l’extérieur du sac. §§§</text:p>
      <text:h text:style-name="Heading_20_3" text:outline-level="3"><text:bookmark-start text:name="_outils"/>Outils<text:bookmark-end text:name="_outils"/></text:h>
      <text:p text:style-name="First_20_paragraph">Des outils vous aident à faire quelque chose que vous ne pouvez pas faire normalement, comme fabriquer ou réparer un objet, falsifier un document ou crocheter une serrure. Votre ethnie, votre archétype, votre historique ou vos dons vous accordent la maîtrise de certains outils. Maîtriser un outil vous permet d’ajouter votre bonus de maîtrise à n’importe quel <text:a xlink:type="simple" xlink:href="/utiliser-les-caracteristiques/#tests-de-caracteristique" office:name=""><text:span text:style-name="Definition">test de caractéristique</text:span></text:a> que vous faites quand vous utilisez cet outil. L’utilisation d’un outil n’est pas liée à une unique caractéristique dans la mesure où la maîtrise d’un outil représente une connaissance approfondie de son utilisation. Par exemple, le MJ peut vous demander de faire un test de Dextérité pour graver des détails avec vos outils de menuisier, ou un test de Force afin de pouvoir travailler un bois particulièrement résistant.</text:p>
      <text:p text:style-name="Text_20_body">§§§ .table-container |Objet|Prix|Poids| |:-|:-:|:-:| |<text:span text:style-name="T1">Instruments de musique</text:span>||| |  Chalemie|2 po|0,5 kg| |  Cor|3 po|1 kg| |  Cornemuse|30 po|3 kg| |  Flûte|2 po|0,5 kg| |  Flûte de pan|12 po|1 kg| |  Luth|35 po|1 kg| |  Lyre|30 po|1 kg| |  Tambour|6 po|1,5 kg| |  Tympanion|25 po|5 kg| |  Viole|30 po|0,5 kg| |<text:span text:style-name="T1">Instruments de navigation</text:span>|25 po|1 kg| |<text:span text:style-name="T1">Jeux</text:span>||| |  Dés|1 pa|-| |  Jeu de cartes|5 pa|-| |<text:span text:style-name="T1">Matériel d’empoisonneur</text:span>|50 po|1 kg| |<text:span text:style-name="T1">Matériel d’herboriste</text:span>|5 po|1,5 kg| |<text:span text:style-name="T1">Outils d’artisan</text:span>||| |  Matériel d’alchimiste|50 po|4 kg| |  Matériel de brasseur|20 po|4,5 kg| |  Outils de bricoleur|50 po|5 kg| |  Matériel de calligraphie|10 po|2,5 kg| |  Outils de cartographe|15 po|3 kg| |  Outils de charpentier|8 po|3 kg| |  Outils de cordonnier|5 po|2,5 kg| |  Ustensiles de cuisinier|1 po|4 kg| |  Accessoires de déguisement|25 po|1,5 kg| |  Accessoires de faussaire|15 po|2,5 kg| |  Outils de forgeron|20 po|4 kg| |  Outils de joaillier|25 po|1 kg| |  Outils de maçon|10 po|4 kg| |  Outils de menuisier|1 po|2,5 kg| |  Matériel de peintre|10 po|2,5 kg| |  Outils de potier|10 po|1,5 kg| |  Outils de souffleur de verre|30 po|2,5 kg| |  Outils de tanneur|5 po|2,5 kg| |  Outils de tisserand|10 po|2,5 kg| |<text:span text:style-name="T1">Outils de voleur</text:span>|25 po|0,5 kg| §§§</text:p>
      <text:h text:style-name="Heading_20_5" text:outline-level="5"><text:bookmark-start text:name="_instruments_de_navigation"/>Instruments de navigation<text:bookmark-end text:name="_instruments_de_navigation"/></text:h>
      <text:p text:style-name="First_20_paragraph">Cet ensemble d’instruments est utilisé pour naviguer en mer. Si vous en maîtrisez l’utilisation, vous pouvez lire une carte et planifier le trajet d’un bateau. Ces outils vous permettent aussi d’ajouter votre bonus de maîtrise à tout <text:a xlink:type="simple" xlink:href="/utiliser-les-caracteristiques/#tests-de-caracteristique" office:name=""><text:span text:style-name="Definition">test de caractéristique</text:span></text:a> que vous faites pour éviter de vous perdre en mer.</text:p>
      <text:h text:style-name="Heading_20_5" text:outline-level="5"><text:bookmark-start text:name="_jeux"/>Jeux<text:bookmark-end text:name="_jeux"/></text:h>
      <text:p text:style-name="First_20_paragraph">Cette boîte contient de nombreux accessoires vous permettant de jouer, dont des dés et des jeux de carte (pour des jeux comme le jeu des trois dragons). Vous trouverez quelques exemples dans le tableau des outils, mais il existe d’autres jeux. Si vous maîtrisez un type de jeu, vous pouvez ajouter votre bonus de maîtrise à tout <text:a xlink:type="simple" xlink:href="/utiliser-les-caracteristiques/#tests-de-caracteristique" office:name=""><text:span text:style-name="Definition">test de caractéristique</text:span></text:a> que vous faites quand vous jouez à ce jeu. Il existe plusieurs types de jeux nécessitant chacun une maîtrise distincte.</text:p>
      <text:h text:style-name="Heading_20_5" text:outline-level="5"><text:bookmark-start text:name="_matériel_dempoisonneur"/>Matériel d’empoisonneur<text:bookmark-end text:name="_matériel_dempoisonneur"/></text:h>
      <text:p text:style-name="First_20_paragraph">Ce matériel contient des fioles, des produits chimiques et tout l’équipement nécessaire pour créer des poisons. Si vous en maîtrisez l’utilisation, vous pouvez ajouter votre bonus de maîtrise à tout <text:a xlink:type="simple" xlink:href="/utiliser-les-caracteristiques/#tests-de-caracteristique" office:name=""><text:span text:style-name="Definition">test de caractéristique</text:span></text:a> que vous faites pour créer ou utiliser des poisons.</text:p>
      <text:h text:style-name="Heading_20_5" text:outline-level="5"><text:bookmark-start text:name="_matériel_dherboriste"/>Matériel d’herboriste<text:bookmark-end text:name="_matériel_dherboriste"/></text:h>
      <text:p text:style-name="First_20_paragraph">Ce matériel inclut plusieurs outils différents, comme des sécateurs, un mortier, des bourses et des flacons utilisés par les herboristes pour créer leurs remèdes et leurs potions. Si vous en maîtrisez l’utilisation, vous pouvez ajouter votre bonus de maîtrise à tout <text:a xlink:type="simple" xlink:href="/utiliser-les-caracteristiques/#tests-de-caracteristique" office:name=""><text:span text:style-name="Definition">test de caractéristique</text:span></text:a> que vous réalisez afin d’identifier ou d’utiliser des plantes. Il est nécessaire de maîtriser l’utilisation du matériel d’herboriste afin de confectionner des antitoxines et des potions de soins.</text:p>
      <text:h text:style-name="Heading_20_5" text:outline-level="5"><text:bookmark-start text:name="_outils_dartisan"/>Outils d’artisan<text:bookmark-end text:name="_outils_dartisan"/></text:h>
      <text:p text:style-name="First_20_paragraph">Ce type particulier d’outils réunit les objets permettant d’exercer une profession. Le tableau présente une liste des outils les plus courants, chacun proposant des objets liés à une profession unique. Si vous maîtrisez l’utilisation d’un ensemble d’outils d’artisan, vous pouvez ajouter votre bonus de maîtrise à tout <text:a xlink:type="simple" xlink:href="/utiliser-les-caracteristiques/#tests-de-caracteristique" office:name=""><text:span text:style-name="Definition">test de caractéristique</text:span></text:a> que vous réalisez en utilisant les outils de votre profession. Chacun de ces ensemble d’outils nécessite une maîtrise distincte.</text:p>
      <text:h text:style-name="Heading_20_5" text:outline-level="5"><text:bookmark-start text:name="_outils_de_voleur"/>Outils de voleur<text:bookmark-end text:name="_outils_de_voleur"/></text:h>
      <text:p text:style-name="First_20_paragraph">Ces outils comprennent une petite lime, un jeu de crochets, un petit miroir monté sur une poignée de métal, une paire de ciseaux à fines lames et des pinces. Leur maîtrise vous permet d’ajouter votre bonus de maîtrise à tout <text:a xlink:type="simple" xlink:href="/utiliser-les-caracteristiques/#tests-de-caracteristique" office:name=""><text:span text:style-name="Definition">test de caractéristique</text:span></text:a> que vous faites afin de désamorcer un piège ou crocheter une serrure.</text:p>
      <text:h text:style-name="Heading_20_3" text:outline-level="3"><text:bookmark-start text:name="_montures_et_véhicules"/>Montures et véhicules<text:bookmark-end text:name="_montures_et_véhicules"/></text:h>
      <text:p text:style-name="First_20_paragraph">Une bonne monture peut vous permettre de vous déplacer plus rapidement dans la nature, mais son intérêt principal est qu’elle peut porter l’équipement qui risquerait sinon de vous ralentir. Vous trouverez dans le <text:a xlink:type="simple" xlink:href="#montures-et-autres-animaux" office:name=""><text:span text:style-name="Definition">tableau des montures</text:span></text:a> et autres animaux la vitesse de chaque animal et sa capacité de charge de base.</text:p>
      <text:p text:style-name="Text_20_body">Un animal qui tire une calèche, une charrette, une carriole, un traîneau ou un chariot peut déplacer jusqu’à cinq fois sa capacité de charge de base, poids du véhicule compris. Si plusieurs animaux tirent le même véhicule de concert, ils peuvent additionner leurs capacités de charge respectives.</text:p>
      <text:p text:style-name="Text_20_body">On trouve dans l’univers du jeu d’autres montures que celles qui sont citées ici, mais elles sont plus rares et ne sont généralement pas proposées à la vente. Acquérir une telle monture signifie généralement que vous avez réussi à obtenir un œuf et que vous avez vous-même élevé l’animal, ou bien que vous avez fait un pacte avec une puissante entité, voire que vous avez négocié avec la créature elle-même.</text:p>
      <text:p text:style-name="Text_20_body"><text:span text:style-name="T1">Barde</text:span>. La barde est une armure conçue pour protéger la tête, le cou, le poitrail et le corps d’un animal. Tous les types d’armures proposées dans le tableau des armures existent dans une version adaptée en barde et il est possible d’en acheter une, mais elles coûtent quatre fois plus cher que leur équivalent pour humanoïdes et pèsent deux fois plus lourd.</text:p>
      <text:p text:style-name="Text_20_body"><text:span text:style-name="T1">Bateaux à rames</text:span>. Les barges et les barques sont utilisées sur les lacs et les rivières. Si vous vous déplacez dans le sens du courant, vous devez ajouter la vitesse du courant (généralement 5 kilomètres par heure) à celle du bateau. Il n’est pas possible de remonter un courant trop important à la seule force des rames, mais ces embarcations peuvent être tirées à contre-courant par des animaux de trait sur les rives. Les aventuriers peuvent aussi transporter une barque (qui pèse 50 kilogrammes) sur la terre ferme.</text:p>
      <text:p text:style-name="Text_20_body"><text:span text:style-name="T1">Maîtrise de véhicules</text:span>. Si vous maîtrisez l’utilisation d’un véhicule (terrestre ou marin), vous pouvez ajouter votre bonus de maîtrise à tous les tests permettant de conserver le contrôle de ce véhicule dans des circonstances délicates.</text:p>
      <text:p text:style-name="Text_20_body"><text:span text:style-name="T1">Selle</text:span>. Une selle militaire offre un support à un cavalier et l’aide à conserver son assise sur une monture au cœur d’une bataille. Elle lui donne un <text:a xlink:type="simple" xlink:href="/utiliser-les-caracteristiques/#avantage-et-desavantage" office:name=""><text:span text:style-name="Definition"><text:span text:style-name="T2">avantage</text:span></text:span></text:a> à tous les tests qu’il fait pour rester en selle.</text:p>
      <text:h text:style-name="Heading_20_4" text:outline-level="4"><text:bookmark-start text:name="_montures_et_autres_animaux"/>Montures et autres animaux<text:bookmark-end text:name="_montures_et_autres_animaux"/></text:h>
      <text:p text:style-name="First_20_paragraph">§§§ .table-container | Animal | Prix | Vitesse | Capacité de charge | |:-|:-:|:-:|:-:| | <text:span text:style-name="T1">Âne ou mule</text:span> | 8 po | 12 m | 210 kg | | <text:span text:style-name="T1">Chameau</text:span> | 50 po | 15 m | 240 kg | | <text:span text:style-name="T1">Cheval de guerre</text:span> | 400 po | 18 m | 270 kg | | <text:span text:style-name="T1">Cheval de selle</text:span> | 75 po | 18 m | 240 kg | | <text:span text:style-name="T1">Cheval de trait</text:span> | 50 po | 12 m | 270 kg | | <text:span text:style-name="T1">Éléphant</text:span> | 200 po | 12 m | 660 kg | | <text:span text:style-name="T1">Molosse</text:span> | 25 po | 12 m | 97,5 kg | | <text:span text:style-name="T1">Poney</text:span> | 30 po | 12 m | 112,5 kg | §§§</text:p>
      <text:h text:style-name="Heading_20_4" text:outline-level="4"><text:bookmark-start text:name="_équipement_sellerie_et_véhicules_à_traction"/>Équipement, sellerie et véhicules à traction<text:bookmark-end text:name="_équipement_sellerie_et_véhicules_à_traction"/></text:h>
      <text:p text:style-name="First_20_paragraph">§§§ .table-container | Objet | Prix | Poids | |:-|:-:|:-:| | <text:span text:style-name="T1">Barde</text:span> | x4 | x2 | | <text:span text:style-name="T1">Calèche</text:span> | 100 po | 300 kg | | <text:span text:style-name="T1">Carriole</text:span> | 250 po | 50 kg | | <text:span text:style-name="T1">Chariot</text:span> | 35 po | 200 kg | | <text:span text:style-name="T1">Charrette</text:span> | 15 po | 100 kg | | <text:span text:style-name="T1">Écurie (par jour)</text:span> | 5 pa | - | | <text:span text:style-name="T1">Fontes</text:span> | 4 po | 4 kg | | <text:span text:style-name="T1">Fourrage (par jour)</text:span> | 5 pc | 5 kg | | <text:span text:style-name="T1">Mors et bride</text:span> | 2 po | 0,5 kg | | <text:span text:style-name="T1">Selle</text:span> | | | |   de bât | 5 po | 7,5 kg | |   d’équitation' | 10 po | 12,5 kg | |   exotique | 60 po | 20 kg | |   militaire | 20 po | 15 kg | | <text:span text:style-name="T1">Traîneau</text:span> | 20 po | 150 kg | §§§</text:p>
      <text:h text:style-name="Heading_20_4" text:outline-level="4"><text:bookmark-start text:name="_bateaux"/>Bateaux<text:bookmark-end text:name="_bateaux"/></text:h>
      <text:p text:style-name="First_20_paragraph">§§§ .table-container | Véhicule | Prix | Vitesse | |:-|:-:|:-:| | <text:span text:style-name="T1">Barge</text:span> | 3000 po | 1,4 km/h | | <text:span text:style-name="T1">Barque</text:span> | 50 po | 2,5 km/h | | <text:span text:style-name="T1">Bateau à voiles</text:span> | 10000 po | 3 km/h | | <text:span text:style-name="T1">Drakkar</text:span> | 10000 po | 5 km/h | | <text:span text:style-name="T1">Galère</text:span> | 30000 po | 6,5 km/h | | <text:span text:style-name="T1">Navire de guerre</text:span> | 25000 po | 4 km/h | §§§</text:p>
      <text:h text:style-name="Heading_20_3" text:outline-level="3"><text:bookmark-start text:name="_marchandises"/>Marchandises<text:bookmark-end text:name="_marchandises"/></text:h>
      <text:p text:style-name="First_20_paragraph">Vous pouvez voir dans le <text:a xlink:type="simple" xlink:href="#marchandises" office:name=""><text:span text:style-name="Definition">tableau des marchandises</text:span></text:a> la valeur des marchandises qui servent couramment de monnaie d’échange.</text:p>
      <text:h text:style-name="Heading_20_4" text:outline-level="4"><text:bookmark-start text:name="_marchandises_2"/>Marchandises<text:bookmark-end text:name="_marchandises_2"/></text:h>
      <text:p text:style-name="First_20_paragraph">§§§ .table-container | Prix | Marchandises | |:-:|:-| | <text:span text:style-name="T1">1 pc</text:span> | 1 livre de blé | | <text:span text:style-name="T1">2 pc</text:span> | 1 livre de farine ou un poulet | | <text:span text:style-name="T1">5 pc</text:span> | 1 livre de sel | | <text:span text:style-name="T1">1 pa</text:span> | 1 livre de fer ou 1 m2 de toile | | <text:span text:style-name="T1">5 pa</text:span> | 1 livre de cuivre ou 1 m2 de tissu en coton | | <text:span text:style-name="T1">1 po</text:span> | 1 livre de gingembre ou une chèvre | | <text:span text:style-name="T1">2 po</text:span> | 1 livre de cannelle ou de poivre ou un mouton | | <text:span text:style-name="T1">3 po</text:span> | 1 livre de clous de girofle ou un cochon | | <text:span text:style-name="T1">5 po</text:span> | 1 livre d’argent ou 1 m2 de lin | | <text:span text:style-name="T1">10 po</text:span> | 1 m2 de soie ou une vache | | <text:span text:style-name="T1">15 po</text:span> | 1 livre de safran ou un bœuf | | <text:span text:style-name="T1">50 po</text:span> | 1 livre d’or | | <text:span text:style-name="T1">500 po</text:span> | 1 livre de platine | §§§</text:p>
      <text:p text:style-name="Text_20_body"><text:span text:style-name="T2">Une livre est environ égale à 0,5 kg.</text:span></text:p>
      <text:h text:style-name="Heading_20_3" text:outline-level="3"><text:bookmark-start text:name="_dépenses_courantes"/>Dépenses courantes<text:bookmark-end text:name="_dépenses_courantes"/></text:h>
      <text:h text:style-name="Heading_20_4" text:outline-level="4"><text:bookmark-start text:name="_manger_boire_et_se_loger"/>Manger, boire et se loger<text:bookmark-end text:name="_manger_boire_et_se_loger"/></text:h>
      <text:p text:style-name="First_20_paragraph">Le <text:a xlink:type="simple" xlink:href="#nourriture-boisson-et-logement" office:name=""><text:span text:style-name="Definition">tableau de nourriture, boisson et logement</text:span></text:a> vous indique le prix de chaque aliment ou boisson et d’un logement pour une nuit. Ces prix sont déjà compris dans ce que vous coûte votre train de vie (voir à ce propos le chapitre <text:a xlink:type="simple" xlink:href="/partir-a-l-aventure/" office:name=""><text:span text:style-name="Definition">Partir à l’aventure</text:span></text:a>).</text:p>
      <text:h text:style-name="Heading_20_4" text:outline-level="4"><text:bookmark-start text:name="_services_courants"/>Services courants<text:bookmark-end text:name="_services_courants"/></text:h>
      <text:p text:style-name="First_20_paragraph">Vous trouverez dans le <text:a xlink:type="simple" xlink:href="#services" office:name=""><text:span text:style-name="Definition">tableau des services</text:span></text:a> certains des services les plus courants. Vous pouvez engager quelqu’un pour accomplir des services plus spécifiques parmi la multitude de personnes pouvant être engagées dans une ville classique. Par exemple, un magicien peut payer un menuisier pour qu’il lui fabrique un coffre élaboré qu’il pourra ensuite enchanter. Un guerrier peut demander à un forgeron de lui forger une épée spéciale. Un barde peut engager un tailleur pour qu’il lui prépare des atours exquis en prévision d’une performance devant le duc.</text:p>
      <text:p text:style-name="Text_20_body">D’autres personnes peuvent proposer des services requérant plus d’expertise, ou celle de quelqu’un qui n’a pas froid aux yeux. Par exemple, vous pouvez engager des mercenaires pour vous aider à affronter une armée de maraudeurs ou des sages pour qu’ils fassent des recherches sur un savoir ancien ou ésotérique. Si un aventurier de haut niveau s’installe dans une forteresse, il peut engager tout un personnel de serviteurs et d’agents pour s’occuper des affaires courantes, du châtelain ou régisseur aux garçons d’étables. Ces personnes sont souvent contentes d’avoir un emploi stable avec le logement inclus dans la rémunération.</text:p>
      <text:p text:style-name="Text_20_body">On appelle <text:span text:style-name="T2">employés qualifiés</text:span> les personnes engagées pour accomplir une tâche qui nécessite une maîtrise (maîtrise d’une arme, d’un outil ou d’une compétence) : un mercenaire, un artisan, un scribe, etc. Le prix indiqué dans le tableau est le salaire minimum. Certains experts dans leur domaine peuvent demander une rémunération plus importante. Les employés non qualifiés sont employés pour les travaux qui ne nécessitent pas de compétence particulière. Il s’agit de manœuvres, de porteurs, de bonnes, etc.</text:p>
      <text:h text:style-name="Heading_20_4" text:outline-level="4"><text:bookmark-start text:name="_services_magiques"/>Services magiques<text:bookmark-end text:name="_services_magiques"/></text:h>
      <text:p text:style-name="First_20_paragraph">Les lanceurs de sorts ne rentrent pas dans la même catégorie que les employés classiques. Il est en effet possible de trouver des gens qui acceptent de lancer un sort en échange d’argent ou d’une faveur, mais c’est souvent compliqué, et il n’y a pas de prix de référence pour ce genre de services. En règle générale, plus le niveau du sort demandé est élevé, plus il est difficile de trouver quelqu’un qui accepte de le lancer, et plus le coût du service est élevé.</text:p>
      <text:p text:style-name="Text_20_body">Dans une petite ville, il sera assez facile de trouver des gens volontaires pour lancer des sorts relativement courants de novice, comme soin des blessures ou identification, en échange d’un salaire entre 10 et 50 po en plus du coût de toute composante matérielle chère. Il faudra sûrement voyager jusqu’à une grande ville, avec une université ou un temple important, pour trouver quelqu’un qui accepte de lancer un sort d’un niveau plus élevé. Une fois que vous avez trouvé le lanceur de sort, celui-ci peut par contre vous demander une faveur en guise de paiement, le genre de service que seuls des aventuriers sont en mesure de rendre, comme récupérer un objet rare détenu par des gens dangereux ou traverser une région infestée de monstres pour livrer quelque chose d’important à une communauté lointaine.</text:p>
      <text:h text:style-name="Heading_20_4" text:outline-level="4"><text:bookmark-start text:name="_nourriture_boisson_et_logement"/>Nourriture, boisson et logement<text:bookmark-end text:name="_nourriture_boisson_et_logement"/></text:h>
      <text:p text:style-name="First_20_paragraph">§§§ .table-container | Objet | Prix | |:-|:-:| | <text:span text:style-name="T1">Banquet (par personne)</text:span> | 10 po | | <text:span text:style-name="T1">Bière</text:span> | | |   Chope | 4 pc | |   Cruche | 2 pa | | <text:span text:style-name="T1">Fromage, gros morceau</text:span> | 1 pa | | <text:span text:style-name="T1">Hébergement à l’auberge (par jour)</text:span> | | |   Misérable | 7 pc | |   Pauvre | 1 pa | |   Modeste | 5 pa | |   Confortable | 8 pa | |   Riche | 2 po | |   Aristocratique | 4 po | | <text:span text:style-name="T1">Pain, miche</text:span> | 2 pc | | <text:span text:style-name="T1">Repas (par jour)</text:span> | | |   Misérable | 3 pc | |   Pauvre | 6 pc | |   Modeste | 3 pa | |   Confortable | 5 pa | |   Riche | 8 pa | |   Aristocratique | 2 po | | <text:span text:style-name="T1">Viande, gros morceau</text:span> | 3 pa | | <text:span text:style-name="T1">Vin</text:span> | | |   Ordinaire (cruche) | 2 pa | |   Raffiné (bouteille) | 10 po | §§§</text:p>
      <text:h text:style-name="Heading_20_4" text:outline-level="4"><text:bookmark-start text:name="_services"/>Services<text:bookmark-end text:name="_services"/></text:h>
      <text:p text:style-name="First_20_paragraph">§§§ .table-container | Service | Prix | |:-|:-:| | <text:span text:style-name="T1">Employé</text:span> | | |   Non-qualifié | 2 pa par jour | |   Qualifié | 2 po par jour | | <text:span text:style-name="T1">Messager</text:span> | 2 pc par kilomètre | | <text:span text:style-name="T1">Péage (route ou porte)</text:span> | 1 pc | | <text:span text:style-name="T1">Transport</text:span> | | |   Dans une ville | 1 pc | |   Entre deux villes | 2 pc par kilomètre | | <text:span text:style-name="T1">Voyage maritime</text:span> | 7 pc par kilomètre | §§§ — title: Utiliser les caractéristiques — </text:p>
      <text:h text:style-name="Heading_20_3" text:outline-level="3"><text:bookmark-start text:name="_utiliser_les_caractéristique"/>Utiliser les caractéristique<text:bookmark-end text:name="_utiliser_les_caractéristique"/></text:h>
      <text:p text:style-name="First_20_paragraph">Le profil physique et mental d’une créature est défini par six caractéristiques :</text:p>
      <text:list text:style-name="L4">
        <text:list-item>
          <text:p text:style-name="P4">La <text:a xlink:type="simple" xlink:href="#force" office:name=""><text:span text:style-name="Definition">Force</text:span></text:a> représente la puissance physique.</text:p>
        </text:list-item>
        <text:list-item>
          <text:p text:style-name="P4">La <text:a xlink:type="simple" xlink:href="#dexterite" office:name=""><text:span text:style-name="Definition">Dextérité</text:span></text:a> représente l’agilité.</text:p>
        </text:list-item>
        <text:list-item>
          <text:p text:style-name="P4">La Constitution représente l’endurance.</text:p>
        </text:list-item>
        <text:list-item>
          <text:p text:style-name="P4">L'<text:a xlink:type="simple" xlink:href="#intelligence" office:name=""><text:span text:style-name="Definition">Intelligence</text:span></text:a> représente la capacité à se souvenir et à suivre un raisonnement.</text:p>
        </text:list-item>
        <text:list-item>
          <text:p text:style-name="P4">La <text:a xlink:type="simple" xlink:href="#sagesse" office:name=""><text:span text:style-name="Definition">Sagesse</text:span></text:a> représente la perception et l’intuition.</text:p>
        </text:list-item>
        <text:list-item>
          <text:p text:style-name="P4">Le <text:a xlink:type="simple" xlink:href="#charisme" office:name=""><text:span text:style-name="Definition">Charisme</text:span></text:a> représente la force de la personnalité.</text:p>
        </text:list-item>
      </text:list>
      <text:p text:style-name="First_20_paragraph">Les trois jets de dés principaux du jeu (le <text:a xlink:type="simple" xlink:href="/utiliser-les-caracteristiques/#tests-de-caracteristique" office:name=""><text:span text:style-name="Definition">test de caractéristique</text:span></text:a>, le <text:a xlink:type="simple" xlink:href="/utiliser-les-caracteristiques/#jets-de-sauvegarde" office:name=""><text:span text:style-name="Definition">jet de sauvegarde</text:span></text:a> et le jet d’attaque) se basent sur les valeurs de ces six caractéristiques. L’introduction de cette documentation décrit les règles de base régissant ces jets de dés : lancez 3d6, ajoutez le modificateur de caractéristique correspondant à la valeur de l’une des six caractéristiques et comparez le résultat au nombre cible. Ces dés sont dits « explosifs » c’’est à dire que lorsqu’un 6 est tiré, 1 dés supplémentaire est ajouté au tirage et cela sans limite aucune.</text:p>
      <text:h text:style-name="Heading_20_4" text:outline-level="4"><text:bookmark-start text:name="_valeurs_de_caractéristiques_et_modificateurs"/>Valeurs de caractéristiques et modificateurs<text:bookmark-end text:name="_valeurs_de_caractéristiques_et_modificateurs"/></text:h>
      <text:p text:style-name="First_20_paragraph">À chacune des caractéristiques correspond une valeur, qui définit la performance dans cette caractéristique. Une valeur de caractéristique n’est pas seulement un indicateur des caractéristiques innées, mais aussi de son entraînement et de ses compétences dans les activités liées à cette caractéristique.</text:p>
      <text:p text:style-name="Text_20_body">Une valeur de 10 ou 11 est considérée comme normale pour un humain moyen, mais les aventuriers et de nombreux adversaires en tous genres ont des caractéristiques qui se situent généralement au-dessus de la moyenne. Un individu normal atteint rarement une valeur de plus de 18, mais les aventuriers peuvent atteindre des valeurs de caractéristique de 20 et les monstres et êtres divins peuvent monter jusqu’à 30.</text:p>
      <text:p text:style-name="Text_20_body">À chaque caractéristique correspond un modificateur. Ces modificateurs vont de -5 (pour une valeur de caractéristique de 1) à +10 (pour une valeur de caractéristique de 30). Vous pouvez trouver la liste des modificateurs de caractéristiques en fonction des valeurs (entre 1 et 30) dans le tableau ci-dessous.</text:p>
      <text:p text:style-name="Text_20_body">§§§ .table-container</text:p>
      <text:h text:style-name="Heading_20_5" text:outline-level="5"><text:bookmark-start text:name="_valeurs_de_caractéristiques_et_modificateurs_2"/>Valeurs de caractéristiques et modificateurs<text:bookmark-end text:name="_valeurs_de_caractéristiques_et_modificateurs_2"/></text:h>
      <table:table table:name="Table12" table:style-name="Table12">
        <table:table-column table:style-name="Table12.A"/>
        <table:table-column table:style-name="Table12.B"/>
        <table:table-header-rows>
          <table:table-row>
            <table:table-cell table:style-name="TableHeaderRowCell" office:value-type="string">
              <text:p text:style-name="Table_20_Heading">Valeur</text:p>
            </table:table-cell>
            <table:table-cell table:style-name="TableHeaderRowCell" office:value-type="string">
              <text:p text:style-name="Table_20_Heading">Modificateur</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11</text:span></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T1">12-13</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4-15</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6-17</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8-19</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20-21</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2-23</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4-25</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26-27</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28-29</text:span></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30</text:span></text:p>
          </table:table-cell>
          <table:table-cell table:style-name="TableRowCell" office:value-type="string">
            <text:p text:style-name="Table_20_Contents">+10</text:p>
          </table:table-cell>
        </table:table-row>
      </table:table>
      <text:p text:style-name="First_20_paragraph">§§§</text:p>
      <text:p text:style-name="Text_20_body">Pour déterminer un modificateur de caractéristique sans consulter le tableau, soustrayez 10 à la valeur de la caractéristique puis divisez le total par deux (en arrondissant à l’entier inférieur).</text:p>
      <text:p text:style-name="Text_20_body">Les modificateurs de caractéristique interviennent dans presque tous les jets d’attaque, <text:a xlink:type="simple" xlink:href="/utiliser-les-caracteristiques/#tests-de-caracteristique" office:name=""><text:span text:style-name="Definition">tests de caractéristique</text:span></text:a> et jets de sauvegarde. Ils sont donc utilisés bien plus souvent que les valeurs dont ils dépendent.</text:p>
      <text:h text:style-name="Heading_20_4" text:outline-level="4"><text:bookmark-start text:name="_avantage_et_désavantage"/>Avantage et Désavantage<text:bookmark-end text:name="_avantage_et_désavantage"/></text:h>
      <text:p text:style-name="First_20_paragraph">Il se peut qu’une capacité spéciale ou un sort vous donne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lors d’un <text:a xlink:type="simple" xlink:href="/utiliser-les-caracteristiques/#tests-de-caracteristique" office:name=""><text:span text:style-name="Definition">test de caractéristique</text:span></text:a>, un <text:a xlink:type="simple" xlink:href="/utiliser-les-caracteristiques/#jets-de-sauvegarde" office:name=""><text:span text:style-name="Definition">jet de sauvegarde</text:span></text:a> ou un <text:a xlink:type="simple" xlink:href="/combattre/#jets-d-attaque" office:name=""><text:span text:style-name="Definition">jet d’attaque</text:span></text:a>. Quand cela arrive, vous devez lancer un d6 supplémentaire pour l’<text:a xlink:type="simple" xlink:href="/utiliser-les-caracteristiques/#avantage-et-desavantage" office:name=""><text:span text:style-name="Definition"><text:span text:style-name="T2">avantage</text:span></text:span></text:a> ou soustraire un d6 pour le <text:a xlink:type="simple" xlink:href="/utiliser-les-caracteristiques/#avantage-et-desavantage" office:name=""><text:span text:style-name="Definition"><text:span text:style-name="T2">désavantage</text:span></text:span></text:a>.</text:p>
      <text:p text:style-name="Text_20_body">Si un jet de dés est soumis à plusieurs effets qui donnent chacun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vous ne pouvez pas lancer plus d’un dé supplémentaire. Par exemple, si deux situations favorables vous donnent l’<text:a xlink:type="simple" xlink:href="/utiliser-les-caracteristiques/#avantage-et-desavantage" office:name=""><text:span text:style-name="Definition"><text:span text:style-name="T2">avantage</text:span></text:span></text:a>, vous ne lancez quand même qu’un d6 supplémentaire.</text:p>
      <text:p text:style-name="Text_20_body">Si un jet de dé est soumis à des effets qui donnent à la fois un <text:a xlink:type="simple" xlink:href="/utiliser-les-caracteristiques/#avantage-et-desavantage" office:name=""><text:span text:style-name="Definition"><text:span text:style-name="T2">avantage</text:span></text:span></text:a> et un <text:a xlink:type="simple" xlink:href="/utiliser-les-caracteristiques/#avantage-et-desavantage" office:name=""><text:span text:style-name="Definition"><text:span text:style-name="T2">désavantage</text:span></text:span></text:a>, vous devez considérer n’avoir aucun des deux. Cette règle s’applique aussi si vous subissez plusieurs <text:span text:style-name="T2">désavantages</text:span> ou <text:span text:style-name="T2">avantages</text:span>, quels que soient leurs nombres respectifs. Dans une telle situation, vous n’obtenez pas d’<text:a xlink:type="simple" xlink:href="/utiliser-les-caracteristiques/#avantage-et-desavantage" office:name=""><text:span text:style-name="Definition"><text:span text:style-name="T2">avantage</text:span></text:span></text:a>, ni ne subissez de <text:a xlink:type="simple" xlink:href="/utiliser-les-caracteristiques/#avantage-et-desavantage" office:name=""><text:span text:style-name="Definition"><text:span text:style-name="T2">désavantage</text:span></text:span></text:a>.</text:p>
      <text:p text:style-name="Text_20_body">Quand vous bénéficiez d’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et qu’un élément du jeu vous permet de relancer les 3d6, vous ne pouvez relancer qu’un seul dés 6. Par contre, vous pouvez choisir lequel. Par exemple, si un personnage obtient un <text:a xlink:type="simple" xlink:href="/utiliser-les-caracteristiques/#avantage-et-desavantage" office:name=""><text:span text:style-name="Definition"><text:span text:style-name="T2">avantage</text:span></text:span></text:a> ou subit un <text:a xlink:type="simple" xlink:href="/utiliser-les-caracteristiques/#avantage-et-desavantage" office:name=""><text:span text:style-name="Definition"><text:span text:style-name="T2">désavantage</text:span></text:span></text:a> pour un <text:a xlink:type="simple" xlink:href="/utiliser-les-caracteristiques/#tests-de-caracteristique" office:name=""><text:span text:style-name="Definition">test de caractéristique</text:span></text:a> et obtient 13 avec 5,4,3 et 1, il peut utiliser son trait chanceux pour relancer le 1.</text:p>
      <text:p text:style-name="Text_20_body">Vous obtenez généralement 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grâce à des capacités spéciales, des actions ou des sorts. L’inspiration peut aussi conférer un <text:a xlink:type="simple" xlink:href="/utiliser-les-caracteristiques/#avantage-et-desavantage" office:name=""><text:span text:style-name="Definition"><text:span text:style-name="T2">avantage</text:span></text:span></text:a> à un personnage. Le MJ peut également décider que les circonstances influencent un jet de dé dans une direction ou une autre et choisir d’accorder un <text:a xlink:type="simple" xlink:href="/utiliser-les-caracteristiques/#avantage-et-desavantage" office:name=""><text:span text:style-name="Definition"><text:span text:style-name="T2">avantage</text:span></text:span></text:a> ou d’imposer un <text:a xlink:type="simple" xlink:href="/utiliser-les-caracteristiques/#avantage-et-desavantage" office:name=""><text:span text:style-name="Definition"><text:span text:style-name="T2">désavantage</text:span></text:span></text:a> en conséquence.</text:p>
      <text:h text:style-name="Heading_20_4" text:outline-level="4"><text:bookmark-start text:name="_bonus_de_maîtrise"/>Bonus de maîtrise<text:bookmark-end text:name="_bonus_de_maîtrise"/></text:h>
      <text:p text:style-name="First_20_paragraph">Les personnages bénéficient d’un bonus de maîtrise en fonction de leur niveau. Les monstres disposent aussi de ce bonus, qui est intégré dans leurs statistiques. Ce bonus est utilisé pour les <text:a xlink:type="simple" xlink:href="/utiliser-les-caracteristiques/#tests-de-caracteristique" office:name=""><text:span text:style-name="Definition">tests de caractéristique</text:span></text:a>, les jets de sauvegarde et les jets d’attaque.</text:p>
      <text:p text:style-name="Text_20_body">Votre bonus de maîtrise ne peut pas être ajouté plus de deux fois à un jet de dé ou à un autre nombre et cela que dans le cadre du développement du personnage.</text:p>
      <text:p text:style-name="Text_20_body">Le bonus peut s’appliquer plus d’une fois seulement si dans le cadre de l’évolution du personnage, il est possible de choisir une deuxième fois. Cela peut effectivement intervenir à la création du personnage (choix de l’ethnie et de la voie) puis ensuite lors du choix de l’Archétype au niveau 3. Cela s’applique pour les compétences, les JS et le compétences d’armes. <text:span text:style-name="T1">Le bonus de maîtrise ne s’ajoute jamais plus de deux fois.</text:span></text:p>
      <text:h text:style-name="Heading_20_4" text:outline-level="4"><text:bookmark-start text:name="_tests_de_caractéristique"/>Tests de caractéristique<text:bookmark-end text:name="_tests_de_caractéristique"/></text:h>
      <text:p text:style-name="First_20_paragraph">Un <text:a xlink:type="simple" xlink:href="/utiliser-les-caracteristiques/#tests-de-caracteristique" office:name=""><text:span text:style-name="Definition">test de caractéristique</text:span></text:a> permet de tester le talent inné et l’entraînement d’un personnage ou d’un adversaire face à un défi. Le MJ demande un <text:a xlink:type="simple" xlink:href="/utiliser-les-caracteristiques/#tests-de-caracteristique" office:name=""><text:span text:style-name="Definition">test de caractéristique</text:span></text:a> quand un personnage ou un adversaire tente de réaliser une action (autre qu’une attaque) qui présente le risque d’échouer. Quand l’issue est incertaine, les dés déterminent le résultat d’une action.</text:p>
      <text:p text:style-name="Text_20_body">Pour chaque <text:a xlink:type="simple" xlink:href="/utiliser-les-caracteristiques/#tests-de-caracteristique" office:name=""><text:span text:style-name="Definition">test de caractéristique</text:span></text:a>, le MJ décide laquelle des six caractéristiques est la plus pertinente en fonction de la situation, et la difficulté de la tâche à accomplir, qui est représentée par un degré de difficulté (DD). Plus une tâche est difficile, plus son DD est élevé. Vous pouvez consulter le <text:a xlink:type="simple" xlink:href="#degres-de-difficulte-typiques" office:name=""><text:span text:style-name="Definition">tableau des degrés de difficulté typiques</text:span></text:a> pour avoir une idée de l’échelle des DD les plus courants.</text:p>
      <text:h text:style-name="Heading_20_5" text:outline-level="5"><text:bookmark-start text:name="_degrés_de_difficulté_typiques"/>Degrés de difficulté typiques<text:bookmark-end text:name="_degrés_de_difficulté_typiques"/></text:h>
      <text:p text:style-name="First_20_paragraph">§§§ .table-container | Difficulté de l’action | DD | |:-|:-:| | <text:span text:style-name="T1">Très facile</text:span> | 8 | | <text:span text:style-name="T1">Facile</text:span> | 12 | | <text:span text:style-name="T1">Modérée</text:span> | 16 | | <text:span text:style-name="T1">Difficile</text:span> | 22 | | <text:span text:style-name="T1">Très difficile</text:span> | 28 | | <text:span text:style-name="T1">Presque impossible</text:span> | 35 |</text:p>
      <text:p text:style-name="Text_20_body">§§§</text:p>
      <text:p text:style-name="Text_20_body">Pour faire un <text:a xlink:type="simple" xlink:href="/utiliser-les-caracteristiques/#tests-de-caracteristique" office:name=""><text:span text:style-name="Definition">test de caractéristique</text:span></text:a>, lancez 3d6 et ajoutez le modificateur de caractéristique approprié. Comme pour tous les autres jets de 3d6, appliquez les bonus et malus et comparez le total au DD. Si le total est supérieur ou égal au DD, le <text:a xlink:type="simple" xlink:href="/utiliser-les-caracteristiques/#tests-de-caracteristique" office:name=""><text:span text:style-name="Definition">test de caractéristique</text:span></text:a> est un succès : la créature a réussi à surmonter le défi auquel elle était confrontée. Sinon, c’est un échec, ce qui signifie que le personnage ou l’adversaire ne progresse pas vers son objectif ou qu’il progresse, mais avec un effet négatif déterminé par le MJ.</text:p>
      <text:p text:style-name="Text_20_body">Les dés sont « explosifs », c’est à dire qu’un 6 permet de relancer un dés supplémentaire et cela autant de fois que nécessaire. + §§§ .hero Exemple : Sur un test de force , Gudulf à un bonus de Force +2 et un bonus de maîtrise de +2. Il lance donc 3d6+4. Il fait respectivement 6, 6 et 2 aux dés. Il lance 2d6 supplémentaires. Il obtient finalement 5 et 2. Le résultat de son test est la somme de tous ces dés avec les +4 de son bonus de force et de maîtrise, soit 25. + §§§</text:p>
      <text:h text:style-name="Heading_20_5" text:outline-level="5"><text:bookmark-start text:name="_opposition"/>Opposition<text:bookmark-end text:name="_opposition"/></text:h>
      <text:p text:style-name="First_20_paragraph">Il peut arriver que les efforts d’un personnage ou d’un adversaire se retrouvent directement opposés à ceux d’un autre. Cela peut se produire si tous les deux cherchent à réaliser une même action et qu’un seul peut réussir, comme essayer d’attraper une dague qui est tombée par terre. Cette situation survient aussi quand l’un des deux tente d’empêcher l’autre d’atteindre son but, par exemple quand un adversaire tente d’ouvrir de force une porte qu’un personnage est en train de bloquer. Dans ce type de situation, le résultat est déterminé par un type spécial de <text:a xlink:type="simple" xlink:href="/utiliser-les-caracteristiques/#tests-de-caracteristique" office:name=""><text:span text:style-name="Definition">test de caractéristique</text:span></text:a> appelé <text:span text:style-name="T2">test opposé</text:span> ou <text:span text:style-name="T2">test en opposition</text:span>.</text:p>
      <text:p text:style-name="Text_20_body">Les deux adversaires qui s’opposent font un <text:a xlink:type="simple" xlink:href="/utiliser-les-caracteristiques/#tests-de-caracteristique" office:name=""><text:span text:style-name="Definition">test de caractéristique</text:span></text:a> correspondant à l’action qu’ils tentent de réaliser. Ils appliquent tous les bonus et malus appropriés mais, au lieu de comparer leur résultat à un DD, ils comparent leurs résultats entre eux. Le personnage ou le monstre qui a le résultat le plus élevé l’emporte et réussit son action, ou empêche son adversaire de réussir sa propre action.</text:p>
      <text:p text:style-name="Text_20_body">Si les résultats des tests sont identiques, la situation n’évolue pas et reste la même qu’auparavant. Un des deux adversaires peut donc gagner par défaut. Si deux personnages s’opposent pour tenter d’attraper une dague qui est tombée par terre se retrouvent à égalité, aucun ne réussit à l’attraper. Si un adversaire qui cherche à ouvrir de force une porte s’oppose à un personnage qui essaie de la garder fermée et qu’ils se retrouvent à égalité, cela signifie que la porte reste fermée.</text:p>
      <text:h text:style-name="Heading_20_5" text:outline-level="5"><text:bookmark-start text:name="_compétences"/>Compétences<text:bookmark-end text:name="_compétences"/></text:h>
      <text:p text:style-name="First_20_paragraph">À chaque caractéristique est associé un large éventail de capacités, et notamment des compétences qu’un personnage ou un adversaire (PNJ, Créature ou bête) peut maîtriser. Les compétences initialement maîtrisées par un personnage sont déterminées au moment de sa création et celles maîtrisées par un adversaire sont indiquées dans ses statistiques.</text:p>
      <text:p text:style-name="Text_20_body">Par exemple, un test de Dextérité peut refléter la tentative d’un personnage de réaliser une acrobatie, de voler un objet ou de rester caché. À chacun de ces aspects de la Dextérité est associée une compétence particulière. Ici, il s’agit respectivement d’Acrobaties, d’Escamotage et de Discrétion. Un personnage qui maîtrise la compétence Discrétion est donc particulièrement doué quand il doit faire des tests de Dextérité liés à la furtivité ou au fait de se cacher.</text:p>
      <text:p text:style-name="Text_20_body">Les compétences liées à chaque valeur de caractéristique sont présentées dans la liste ci-dessous. Aucune compétence n’est associée à la Constitution. Plus loin dans ce chapitre, vous pourrez trouver un descriptif de chaque caractéristique avec des exemples de l’utilisation des compétences associées.</text:p>
      <text:h text:style-name="Heading_20_6" text:outline-level="6"><text:bookmark-start text:name="_force"/>Force<text:bookmark-end text:name="_force"/></text:h>
      <text:p text:style-name="First_20_paragraph"><text:a xlink:type="simple" xlink:href="#athletisme" office:name=""><text:span text:style-name="Definition">Athlétisme</text:span></text:a></text:p>
      <text:h text:style-name="Heading_20_6" text:outline-level="6"><text:bookmark-start text:name="_dextérité"/>Dextérité<text:bookmark-end text:name="_dextérité"/></text:h>
      <text:p text:style-name="First_20_paragraph"><text:a xlink:type="simple" xlink:href="#acrobaties" office:name=""><text:span text:style-name="Definition">Acrobaties</text:span></text:a> + <text:a xlink:type="simple" xlink:href="#discretion" office:name=""><text:span text:style-name="Definition">Discrétion</text:span></text:a> + <text:a xlink:type="simple" xlink:href="#escamotage" office:name=""><text:span text:style-name="Definition">Escamotage</text:span></text:a></text:p>
      <text:h text:style-name="Heading_20_6" text:outline-level="6"><text:bookmark-start text:name="_intelligence"/>Intelligence<text:bookmark-end text:name="_intelligence"/></text:h>
      <text:p text:style-name="First_20_paragraph"><text:a xlink:type="simple" xlink:href="#arcanes" office:name=""><text:span text:style-name="Definition">Arcanes</text:span></text:a> + <text:a xlink:type="simple" xlink:href="#histoire" office:name=""><text:span text:style-name="Definition">Histoire</text:span></text:a> + <text:a xlink:type="simple" xlink:href="#investigation" office:name=""><text:span text:style-name="Definition">Investigation</text:span></text:a> + <text:a xlink:type="simple" xlink:href="#nature" office:name=""><text:span text:style-name="Definition">Nature</text:span></text:a> + <text:a xlink:type="simple" xlink:href="#religion" office:name=""><text:span text:style-name="Definition">Religion</text:span></text:a></text:p>
      <text:h text:style-name="Heading_20_6" text:outline-level="6"><text:bookmark-start text:name="_sagesse"/>Sagesse<text:bookmark-end text:name="_sagesse"/></text:h>
      <text:p text:style-name="First_20_paragraph"><text:a xlink:type="simple" xlink:href="#dressage" office:name=""><text:span text:style-name="Definition">Dressage</text:span></text:a> + <text:a xlink:type="simple" xlink:href="#medecine" office:name=""><text:span text:style-name="Definition">Médecine</text:span></text:a> + <text:a xlink:type="simple" xlink:href="#perception" office:name=""><text:span text:style-name="Definition">Perception</text:span></text:a> + <text:a xlink:type="simple" xlink:href="#perspicacite" office:name=""><text:span text:style-name="Definition">Perspicacité</text:span></text:a> + <text:a xlink:type="simple" xlink:href="#survie" office:name=""><text:span text:style-name="Definition">Survie</text:span></text:a></text:p>
      <text:h text:style-name="Heading_20_6" text:outline-level="6"><text:bookmark-start text:name="_charisme"/>Charisme<text:bookmark-end text:name="_charisme"/></text:h>
      <text:p text:style-name="First_20_paragraph"><text:a xlink:type="simple" xlink:href="#intimidation" office:name=""><text:span text:style-name="Definition">Intimidation</text:span></text:a> + <text:a xlink:type="simple" xlink:href="#persuasion" office:name=""><text:span text:style-name="Definition">Persuasion</text:span></text:a> + <text:a xlink:type="simple" xlink:href="#representation" office:name=""><text:span text:style-name="Definition">Représentation</text:span></text:a> + <text:a xlink:type="simple" xlink:href="#supercherie" office:name=""><text:span text:style-name="Definition">Supercherie</text:span></text:a></text:p>
      <text:p text:style-name="Text_20_body">Il peut arriver que le MJ demande un <text:a xlink:type="simple" xlink:href="/utiliser-les-caracteristiques/#tests-de-caracteristique" office:name=""><text:span text:style-name="Definition">test de caractéristique</text:span></text:a> lié à une compétence spécifique. Par exemple, un test de Sagesse (Perception). Un joueur peut aussi demander au MJ si sa maîtrise d’une compétence donnée s’applique à un test. Dans les deux cas, la maîtrise d’une compétence permet à un personnage d’ajouter son bonus de maîtrise au <text:a xlink:type="simple" xlink:href="/utiliser-les-caracteristiques/#tests-de-caracteristique" office:name=""><text:span text:style-name="Definition">test de caractéristique</text:span></text:a> lié à cette compétence. S’il ne maîtrise pas la compétence, le personnage fait un <text:a xlink:type="simple" xlink:href="/utiliser-les-caracteristiques/#tests-de-caracteristique" office:name=""><text:span text:style-name="Definition">test de caractéristique</text:span></text:a> normal.</text:p>
      <text:p text:style-name="Text_20_body">Par exemple, si un personnage tente d’escalader une falaise escarpée, le MJ peut lui demander de faire un test de Force (Athlétisme). Si le personnage maîtrise la compétence Athlétisme, il ajoute son bonus de maîtrise à son test de Force. S’il ne maîtrise pas cette compétence, il réalise simplement un test de Force.</text:p>
      <text:p text:style-name="Text_20_body">§§§ .hero</text:p>
      <text:h text:style-name="Heading_20_6" text:outline-level="6"><text:bookmark-start text:name="_option_compétences_associées_avec_différentes_caractéristiques"/>Option : compétences associées avec différentes caractéristiques<text:bookmark-end text:name="_option_compétences_associées_avec_différentes_caractéristiques"/></text:h>
      <text:p text:style-name="First_20_paragraph">Normalement, votre maîtrise d’une compétence n’intervient que dans des <text:a xlink:type="simple" xlink:href="/utiliser-les-caracteristiques/#tests-de-caracteristique" office:name=""><text:span text:style-name="Definition">tests de caractéristique</text:span></text:a> spécifiques. Maîtriser l’Athlétisme, par exemple, n’est généralement utile que pour les tests de Force. Dans certaines situations, cependant, votre maîtrise peut raisonnablement être utilisée pour différents types de tests. Dans ce cas, le MJ peut vous demander de réaliser un test avec une combinaison inhabituelle de caractéristique et de compétence, ou bien vous pouvez demander à votre MJ d’utiliser une maîtrise dans le cadre d’un test différent. Par exemple, si vous partez d’une île et que vous devez rejoindre le continent à la nage, votre MJ peut vous demander de faire un test de Constitution pour vérifier que vous êtes assez résistant pour accomplir cet exploit. Dans ce cas, votre MJ peut vous permettre d’utiliser votre maîtrise de l’Athlétisme et demander un test de Constitution (Athlétisme). Si vous maîtrisez la compétence Athlétisme, vous appliquez votre bonus de maîtrise au test de Constitution comme vous le feriez pour un test de Force (Athlétisme). De la même manière, quand un barbare demi-orc étalage de sa force pour intimider un ennemi, votre MJ peut vous demander de faire un test de Force (Intimidation), même si la compétence Intimidation est normalement associée au Charisme. §§§</text:p>
      <text:h text:style-name="Heading_20_5" text:outline-level="5"><text:bookmark-start text:name="_tests_passifs"/>Tests passifs<text:bookmark-end text:name="_tests_passifs"/></text:h>
      <text:p text:style-name="First_20_paragraph">Un test passif est un <text:a xlink:type="simple" xlink:href="/utiliser-les-caracteristiques/#tests-de-caracteristique" office:name=""><text:span text:style-name="Definition">test de caractéristique</text:span></text:a> particulier qui n’implique pas de jet de dé. Un tel test peut représenter un résultat moyen réalisé pour une tâche répétitive, comme chercher des portes secrètes, encore et encore, ou il peut être utilisé quand le MJ veut secrètement déterminer si les personnages réussissent quelque chose sans avoir à lancer de dés, comme remarquer un adversaire caché, par exemple.</text:p>
      <text:p text:style-name="Text_20_body">Voilà comment déterminer le résultat d’un personnage à un test passif :</text:p>
      <text:p text:style-name="Text_20_body">10 + tous les modificateurs qui s’appliquent normalement au test.</text:p>
      <text:p text:style-name="Text_20_body">Si un personnage obtient un <text:a xlink:type="simple" xlink:href="/utiliser-les-caracteristiques/#avantage-et-desavantage" office:name=""><text:span text:style-name="Definition"><text:span text:style-name="T2">avantage</text:span></text:span></text:a> pour ce test, ajoutez 5 au résultat. Si le personnage subit un <text:a xlink:type="simple" xlink:href="/utiliser-les-caracteristiques/#avantage-et-desavantage" office:name=""><text:span text:style-name="Definition"><text:span text:style-name="T2">désavantage</text:span></text:span></text:a>, soustrayez 5 au résultat. Le jeu se réfère au résultat d’un test passif sous le terme de valeur passive.</text:p>
      <text:p text:style-name="Text_20_body">Par exemple, si un personnage de niveau 1 a une valeur de Sagesse de 12 et maîtrise la compétence Perception, sa valeur passive de Sagesse (Perception) est de 13.</text:p>
      <text:p text:style-name="Text_20_body">Les règles pour se cacher, dans la section <text:a xlink:type="simple" xlink:href="#dexterite" office:name=""><text:span text:style-name="Definition">Dextérité</text:span></text:a> ci-après, et les règles d’exploration décrites dans le <text:a xlink:type="simple" xlink:href="/partir-a-l-aventure/#deplacement" office:name=""><text:span text:style-name="Definition">Partir à l’aventure - Déplacement</text:span></text:a> se basent sur des tests passifs.</text:p>
      <text:h text:style-name="Heading_20_5" text:outline-level="5"><text:bookmark-start text:name="_travailler_ensemble"/>Travailler ensemble<text:bookmark-end text:name="_travailler_ensemble"/></text:h>
      <text:p text:style-name="First_20_paragraph">Parfois, deux personnages ou plus se rassemblent pour tenter de réaliser une action. Le personnage qui mène cet effort commun — ou celui qui possède le modificateur de caractéristique le plus élevé — peut faire un <text:a xlink:type="simple" xlink:href="/utiliser-les-caracteristiques/#tests-de-caracteristique" office:name=""><text:span text:style-name="Definition">test de caractéristique</text:span></text:a> avec un <text:a xlink:type="simple" xlink:href="/utiliser-les-caracteristiques/#avantage-et-desavantage" office:name=""><text:span text:style-name="Definition"><text:span text:style-name="T2">avantage</text:span></text:span></text:a>, qui traduit l’aide qu’il reçoit des autres personnages. En combat, il faut utiliser l’action <text:a xlink:type="simple" xlink:href="/combattre/#aider" office:name=""><text:span text:style-name="Definition"><text:span text:style-name="T2">aider</text:span></text:span></text:a> pour obtenir un effet similaire.</text:p>
      <text:p text:style-name="Text_20_body">Un personnage peut seulement apporter son aide s’il serait en mesure d’accomplir l’action seul. Par exemple, essayer de crocheter une serrure demande de maîtriser les outils de voleur, donc un personnage qui ne dispose pas de cette maîtrise ne pourra pas aider un autre personnage qui tente d’accomplir cette tâche. De plus, un personnage ne peut en aider un autre que si l’association de deux individus ou plus permet de réaliser cette tâche plus facilement. Certaines tâches, comme enfiler un fil dans le chas d’une aiguille, ne sont pas simplifiées parce qu’on vous aide.</text:p>
      <text:h text:style-name="Heading_20_6" text:outline-level="6"><text:bookmark-start text:name="_tests_de_groupe"/>Tests de groupe<text:bookmark-end text:name="_tests_de_groupe"/></text:h>
      <text:p text:style-name="First_20_paragraph">Quand plusieurs individus tentent d’accomplir quelque chose en tant que groupe, le MJ peut leur demander de faire un seul <text:a xlink:type="simple" xlink:href="/utiliser-les-caracteristiques/#tests-de-caracteristique" office:name=""><text:span text:style-name="Definition">test de caractéristique</text:span></text:a> pour le groupe. Dans une telle situation, les personnages qui sont compétents dans un domaine donné peuvent compenser les carences des autres.</text:p>
      <text:p text:style-name="Text_20_body">Pour faire un <text:a xlink:type="simple" xlink:href="/utiliser-les-caracteristiques/#tests-de-caracteristique" office:name=""><text:span text:style-name="Definition">test de caractéristique</text:span></text:a> de groupe, tous les membres du groupe concerné doivent faire un <text:a xlink:type="simple" xlink:href="/utiliser-les-caracteristiques/#tests-de-caracteristique" office:name=""><text:span text:style-name="Definition">test de caractéristique</text:span></text:a>. Si au moins la moitié d’entre eux réussit, on considère que le test est un succès et tout le groupe réussit. Dans le cas contraire, c’est un échec.</text:p>
      <text:p text:style-name="Text_20_body">Les tests de groupe ne sont pas fréquents. Ils interviennent quand tous les personnages réussissent ou échouent ensemble. Par exemple, quand les aventuriers traversent un marais, le MJ peut leur demander de réaliser un <text:a xlink:type="simple" xlink:href="/utiliser-les-caracteristiques/#tests-de-caracteristique" office:name=""><text:span text:style-name="Definition">test de caractéristique</text:span></text:a> de groupe de Sagesse (Survie) afin de vérifier s’ils évitent les sables mouvants, les trous d’eau ou tout autre danger naturel qui se trouve dans leur environnement. Si au moins la moitié du groupe réussit, les personnages qui ont réussi leur test aident les autres à éviter les dangers. Sinon, l’ensemble du groupe tombe dans l’un de ces pièges.</text:p>
      <text:h text:style-name="Heading_20_4" text:outline-level="4"><text:bookmark-start text:name="_utiliser_les_caractéristiques"/>Utiliser les caractéristiques<text:bookmark-end text:name="_utiliser_les_caractéristiques"/></text:h>
      <text:p text:style-name="First_20_paragraph">Chaque action qu’un personnage ou un adversaire tente de réaliser dans le jeu fait appel à l’une des six caractéristiques. Vous trouverez dans cette section une présentation de chacune de ces caractéristiques et de la façon dont elles sont utilisées dans le cadre du jeu.</text:p>
      <text:h text:style-name="Heading_20_5" text:outline-level="5"><text:bookmark-start text:name="_force_2"/>Force<text:bookmark-end text:name="_force_2"/></text:h>
      <text:p text:style-name="First_20_paragraph">La Force détermine la puissance physique d’un personnage, ses compétences en athlétisme et dans quelle mesure il peut se reposer sur sa force brute.</text:p>
      <text:h text:style-name="Heading_20_6" text:outline-level="6"><text:bookmark-start text:name="_tests_de_force"/>Tests de force<text:bookmark-end text:name="_tests_de_force"/></text:h>
      <text:p text:style-name="First_20_paragraph">Un test de Force est utilisé lors de toute tentative visant à soulever, pousser, tirer ou briser quelque chose, forcer le passage ou utiliser la force brute d’une manière ou d’une autre. La compétence Athlétisme reflète votre aptitude à réaliser certains tests de Force.</text:p>
      <text:h text:style-name="Heading_20_7" text:outline-level="7"><text:bookmark-start text:name="_athlétisme"/>Athlétisme<text:bookmark-end text:name="_athlétisme"/></text:h>
      <text:p text:style-name="First_20_paragraph">Les tests de Force (Athlétisme) sont utilisés dans certaines situations que vous rencontrez quand vous escaladez un mur, sautez ou nagez. Par exemple :</text:p>
      <text:list text:style-name="L5">
        <text:list-item>
          <text:p text:style-name="P5">Vous tentez d’escalader une falaise escarpée ou glissante, éviter certains dangers en escaladant un mur, ou vous agripper à quelque chose pendant qu’on essaie de vous en déloger.</text:p>
        </text:list-item>
        <text:list-item>
          <text:p text:style-name="P5">Vous tentez de traverser une distance particulièrement importante d’un bond ou de faire une cascade en plein saut.</text:p>
        </text:list-item>
        <text:list-item>
          <text:p text:style-name="P5">Vous tentez de nager à contre-courant ou de garder la tête hors de l’eau au milieu des flots déchaînés, ballotté par les vagues lors d’une tempête, ou au milieu d’une zone envahie par les algues. Ou bien vous vous trouvez confronté à une créature qui tente de vous tirer ou vous pousser sous l’eau, ou encore de vous empêcher de nager.</text:p>
        </text:list-item>
      </text:list>
      <text:h text:style-name="Heading_20_7" text:outline-level="7"><text:bookmark-start text:name="_autres_tests_de_force"/>Autres tests de Force<text:bookmark-end text:name="_autres_tests_de_force"/></text:h>
      <text:p text:style-name="First_20_paragraph">Le MJ peut aussi vous demander de faire un test de Force quand vous tentez d’accomplir des tâches comme celles qui suivent :</text:p>
      <text:list text:style-name="L6">
        <text:list-item>
          <text:p text:style-name="P6">Ouvrir de force une porte bloquée, fermée à clef ou barrée.</text:p>
        </text:list-item>
        <text:list-item>
          <text:p text:style-name="P6">Vous libérer de liens par la force.</text:p>
        </text:list-item>
        <text:list-item>
          <text:p text:style-name="P6">Forcer votre passage dans un tunnel trop petit pour vous.</text:p>
        </text:list-item>
        <text:list-item>
          <text:p text:style-name="P6">Rester accroché derrière un chariot en mouvement pendant qu’il vous traîne.</text:p>
        </text:list-item>
        <text:list-item>
          <text:p text:style-name="P6">Renverser une statue.</text:p>
        </text:list-item>
        <text:list-item>
          <text:p text:style-name="P6">Empêcher un rocher de tomber.</text:p>
        </text:list-item>
      </text:list>
      <text:h text:style-name="Heading_20_6" text:outline-level="6"><text:bookmark-start text:name="_jets_dattaque"/>Jets d’attaque<text:bookmark-end text:name="_jets_dattaque"/></text:h>
      <text:p text:style-name="First_20_paragraph">Quand vous attaquez avec une arme de corps-à-corps comme une masse d’armes, une hache d’armes ou une javeline, vous ajoutez votre modificateur de Force à votre <text:a xlink:type="simple" xlink:href="/combattre/#jets-d-attaque" office:name=""><text:span text:style-name="Definition">jet d’attaque</text:span></text:a>. Vous pouvez utiliser des armes de corps-à-corps pour faire des attaques au corps-à-corps et certaines peuvent être lancées pour faire des attaques à distance.</text:p>
      <text:h text:style-name="Heading_20_6" text:outline-level="6"><text:bookmark-start text:name="_soulever_et_transporter"/>Soulever et transporter<text:bookmark-end text:name="_soulever_et_transporter"/></text:h>
      <text:p text:style-name="First_20_paragraph">Votre valeur de Force détermine le poids que vous pouvez porter. Les termes suivants déterminent ce que vous pouvez soulever ou porter.</text:p>
      <text:p text:style-name="Text_20_body"><text:span text:style-name="T1">Capacité de charge</text:span>. Votre capacité de charge maximale est égale à votre valeur de Force multipliée par 7,5. Il s’agit du poids (en kilogrammes) que vous pouvez porter. Cette capacité est assez élevée pour que la plupart des personnages ne s’en inquiètent pas.</text:p>
      <text:p text:style-name="Text_20_body"><text:span text:style-name="T1">Pousser, tirer, soulever</text:span>. Vous pouvez pousser, tirer ou soulever un poids qui fait jusqu’à deux fois votre capacité de charge maximale, soit 15 fois votre valeur de Force. Cela dit, tant que vous poussez ou tirez un poids qui excède votre capacité de charge, votre vitesse est réduite à 1,50 mètres.</text:p>
      <text:p text:style-name="Text_20_body"><text:span text:style-name="T1">Taille et Force</text:span>. Les grandes créatures peuvent porter des poids plus importants que les petites. Pour chaque catégorie de taille au-dessus de la taille moyenne, doublez la capacité de charge d’une créature et le poids qu’elle peut pousser, tirer ou soulever. Pour une créature de taille très petite , divisez ces valeurs par deux.</text:p>
      <text:p text:style-name="Text_20_body">§§§ .hero</text:p>
      <text:h text:style-name="Heading_20_7" text:outline-level="7"><text:bookmark-start text:name="_option_encombrement"/>Option : Encombrement<text:bookmark-end text:name="_option_encombrement"/></text:h>
      <text:p text:style-name="First_20_paragraph">Les règles permettant de gérer ce que peuvent porter les personnages sont intentionnellement simples. Voilà donc une variante, si vous vous cherchez des règles plus précises permettant de déterminer la gêne occasionnée par le poids de l’équipement d’un personnage. Si vous utilisez cette variante, vous pouvez ignorer la colonne Force du <text:a xlink:type="simple" xlink:href="/armures/#tableau-des-armures" office:name=""><text:span text:style-name="Definition">tableau des armures</text:span></text:a>.</text:p>
      <text:p text:style-name="Text_20_body">Vous êtes encombré si votre charge dépasse votre valeur de Force multipliée par 2,5. Cela signifie que votre vitesse est réduite de 3 mètres.</text:p>
      <text:p text:style-name="Text_20_body">Si votre charge dépasse votre valeur de Force multipliée par 5, vous êtes lourdement encombré, ce qui signifie que votre vitesse est réduite de 6 mètres et que vous subissez un <text:a xlink:type="simple" xlink:href="/utiliser-les-caracteristiques/#avantage-et-desavantage" office:name=""><text:span text:style-name="Definition"><text:span text:style-name="T2">désavantage</text:span></text:span></text:a> pour tous les <text:a xlink:type="simple" xlink:href="/utiliser-les-caracteristiques/#tests-de-caracteristique" office:name=""><text:span text:style-name="Definition">tests de caractéristique</text:span></text:a>, les jets d’attaque et les jets de sauvegarde liés à la Force, la Dextérité ou la Constitution. §§§</text:p>
      <text:h text:style-name="Heading_20_5" text:outline-level="5"><text:bookmark-start text:name="_dextérité_2"/>Dextérité<text:bookmark-end text:name="_dextérité_2"/></text:h>
      <text:p text:style-name="First_20_paragraph">La Dextérité représente tout ce qui a trait à l’agilité, les réflexes et l’équilibre.</text:p>
      <text:h text:style-name="Heading_20_6" text:outline-level="6"><text:bookmark-start text:name="_tests_de_dextérité"/>Tests de Dextérité<text:bookmark-end text:name="_tests_de_dextérité"/></text:h>
      <text:p text:style-name="First_20_paragraph">Un test de Dextérité peut être fait pour tester toutes vos tentatives de vous déplacer rapidement, avec agilité ou en silence, ou pour vous éviter de chuter sur des surfaces irrégulières. Les compétences Acrobaties, Escamotage et Discrétion représentent des facettes de cette caractéristique utilisées pour certains tests de Dextérité.</text:p>
      <text:h text:style-name="Heading_20_7" text:outline-level="7"><text:bookmark-start text:name="_acrobaties"/>Acrobaties<text:bookmark-end text:name="_acrobaties"/></text:h>
      <text:p text:style-name="First_20_paragraph">Les tests de Dextérité (Acrobaties) servent à déterminer si vous restez sur vos pieds dans une situation délicate, comme quand vous tentez de courir sur une plaque de verglas ou de garder l’équilibre sur une corde tendue ou sur le pont d’un bateau en train de tanguer. Le MJ peut aussi vous demander de faire un test de Dextérité (Acrobaties) pour voir si vous pouvez réaliser des cascades acrobatiques comme des plongeons, des roulades, des sauts périlleux et des saltos.</text:p>
      <text:h text:style-name="Heading_20_7" text:outline-level="7"><text:bookmark-start text:name="_discrétion_2"/>Discrétion<text:bookmark-end text:name="_discrétion_2"/></text:h>
      <text:p text:style-name="First_20_paragraph">Faites un test de Dextérité (Discrétion) quand vous tentez de vous cacher à l’approche de vos ennemis, de vous faufiler discrètement à côté de gardes, de quitter un endroit sans vous faire remarquer ou de vous approcher de quelqu’un sans vous faire voir ou entendre.</text:p>
      <text:h text:style-name="Heading_20_7" text:outline-level="7"><text:bookmark-start text:name="_escamotage"/>Escamotage<text:bookmark-end text:name="_escamotage"/></text:h>
      <text:p text:style-name="First_20_paragraph">Quand vous tentez de réaliser un tour de passe-passe, comme cacher un objet sur quelqu’un ou dissimuler un objet sur votre personne, vous devez faire un test de Dextérité (Escamotage). Le MJ peut aussi demander un test de Dextérité (Escamotage) pour déterminer si vous arrivez à voler la bourse d’une autre personne ou lui glisser quelque chose dans la poche.</text:p>
      <text:h text:style-name="Heading_20_7" text:outline-level="7"><text:bookmark-start text:name="_autres_tests_de_dextérité"/>Autres tests de Dextérité<text:bookmark-end text:name="_autres_tests_de_dextérité"/></text:h>
      <text:p text:style-name="First_20_paragraph">Le MJ peut vous demander de faire un test de Dextérité quand vous tentez d’accomplir des tâches comme celles qui suivent :</text:p>
      <text:list text:style-name="L7">
        <text:list-item>
          <text:p text:style-name="P7">Maîtriser une charrette lourdement chargée dans une descente.</text:p>
        </text:list-item>
        <text:list-item>
          <text:p text:style-name="P7">Prendre un virage serré avec une carriole.</text:p>
        </text:list-item>
        <text:list-item>
          <text:p text:style-name="P7">Crocheter une serrure.</text:p>
        </text:list-item>
        <text:list-item>
          <text:p text:style-name="P7">Désamorcer un piège.</text:p>
        </text:list-item>
        <text:list-item>
          <text:p text:style-name="P7">Attacher un prisonnier de manière sûre.</text:p>
        </text:list-item>
        <text:list-item>
          <text:p text:style-name="P7">Vous libérer de liens.</text:p>
        </text:list-item>
        <text:list-item>
          <text:p text:style-name="P7">Jouer d’un instrument à cordes.</text:p>
        </text:list-item>
        <text:list-item>
          <text:p text:style-name="P7">Fabriquer un petit objet ou un objet avec des détails.</text:p>
        </text:list-item>
      </text:list>
      <text:h text:style-name="Heading_20_6" text:outline-level="6"><text:bookmark-start text:name="_jets_dattaque_2"/>Jets d’attaque<text:bookmark-end text:name="_jets_dattaque_2"/></text:h>
      <text:p text:style-name="First_20_paragraph">Quand vous attaquez avec une arme à distance, comme une fronde ou un arc, ajoutez votre modificateur de Dextérité à votre <text:a xlink:type="simple" xlink:href="/combattre/#jets-d-attaque" office:name=""><text:span text:style-name="Definition">jet d’attaque</text:span></text:a>. Vous pouvez aussi ajouter votre modificateur de Dextérité à vos jets d’attaque quand vous attaquez avec une arme de corps-à-corps qui possède la propriété finesse, comme une dague ou une rapière.</text:p>
      <text:h text:style-name="Heading_20_6" text:outline-level="6"><text:bookmark-start text:name="_valeur_de_défense"/>Valeur de défense<text:bookmark-end text:name="_valeur_de_défense"/></text:h>
      <text:p text:style-name="First_20_paragraph">Votre modificateur de Dextérité intervient dans le calcul de à votre Valeur de Défense. La Dextérité représente la capacité du personnage à éviter physiquement le danger.</text:p>
      <text:h text:style-name="Heading_20_6" text:outline-level="6"><text:bookmark-start text:name="_initiative"/>Initiative<text:bookmark-end text:name="_initiative"/></text:h>
      <text:p text:style-name="First_20_paragraph">Au début de chaque combat, vous déterminez votre initiative en faisant un test de Dextérité. L’initiative détermine l’ordre des tours des créatures pendant le combat.</text:p>
      <text:p text:style-name="Text_20_body">§§§ .hero</text:p>
      <text:h text:style-name="Heading_20_6" text:outline-level="6"><text:bookmark-start text:name="_se_cacher"/>Se cacher<text:bookmark-end text:name="_se_cacher"/></text:h>
      <text:p text:style-name="First_20_paragraph">Le MJ décide quelles circonstances sont appropriées pour que vous vous cachiez. Quand vous tentez de vous cacher, faites un test de Dextérité (Discrétion). Jusqu’à ce que vous soyez découvert, ce test est en opposition avec le test de Sagesse (Perception) de tout adversaire qui cherche activement des signes de votre présence.</text:p>
      <text:p text:style-name="Text_20_body">Vous ne pouvez pas vous cacher d’un adversaire qui peut déjà vous voir clairement, et si vous faites du bruit, comme lancer un avertissement ou renverser un vase, vous révélez votre position.</text:p>
      <text:p text:style-name="Text_20_body">Un adversaire <text:a xlink:type="simple" xlink:href="/gerer-la-sante-du-personnage/#invisible" office:name=""><text:span text:style-name="Definition"><text:span text:style-name="T2">invisible</text:span></text:span></text:a> peut toujours tenter de se cacher, mais des signes de son passage peuvent être remarqués et il doit rester silencieuse.</text:p>
      <text:p text:style-name="Text_20_body">Pendant un combat, la plupart des adversaires restent attentifs aux signes de danger qui les entourent, donc si vous sortez de votre cachette pour vous approcher d’un adversaire, il est probable qu’il vous remarque. Néanmoins, dans certaines circonstances, le MJ peut vous permettre de vous approcher d’un adversaire distrait en restant caché, ce qui vous permet d’obtenir un <text:a xlink:type="simple" xlink:href="/utiliser-les-caracteristiques/#avantage-et-desavantage" office:name=""><text:span text:style-name="Definition"><text:span text:style-name="T2">avantage</text:span></text:span></text:a> sur votre attaque avant qu’elle ne vous remarque.</text:p>
      <text:h text:style-name="Heading_20_7" text:outline-level="7"><text:bookmark-start text:name="_perception_passive"/>Perception passive<text:bookmark-end text:name="_perception_passive"/></text:h>
      <text:p text:style-name="First_20_paragraph">Quand vous êtes caché, il y a toujours un risque pour que vous vous fassiez remarquer par un adversaire qui ne vous cherche pas. Pour déterminer si une tel adversaire vous remarque, le MJ compare votre test de Dextérité (Discrétion) avec la valeur passive de Sagesse (Perception) de cet adversaire, qui est égale à 10 + le modificateur de Sagesse de l’adversaire, ainsi que tout autre bonus ou malus. Si l’adversaire bénéficie d’un <text:a xlink:type="simple" xlink:href="/utiliser-les-caracteristiques/#avantage-et-desavantage" office:name=""><text:span text:style-name="Definition"><text:span text:style-name="T2">avantage</text:span></text:span></text:a>, ajoutez 5 à sa valeur passive. Si au contraire il subit un <text:a xlink:type="simple" xlink:href="/utiliser-les-caracteristiques/#avantage-et-desavantage" office:name=""><text:span text:style-name="Definition"><text:span text:style-name="T2">désavantage</text:span></text:span></text:a>, retirez 5 à sa valeur passive. Par exemple, pour un personnage (avec un bonus de maîtrise de +2), avec une Sagesse de 12 (donc un modificateur de +1) et la maîtrise la compétence Perception, sa valeur passive de Sagesse (Perception) est de 13.</text:p>
      <text:h text:style-name="Heading_20_7" text:outline-level="7"><text:bookmark-start text:name="_que_pouvez_vous_voir"/>Que pouvez-vous voir ?<text:bookmark-end text:name="_que_pouvez_vous_voir"/></text:h>
      <text:p text:style-name="First_20_paragraph">L’un des facteurs principaux qui permet de déterminer si vous détectez une créature ou un objet dissimulé est votre visibilité dans la zone concernée. Celle-ci peut en effet être une zone avec une visibilité réduite ou nulle, ainsi que c’est expliqué dans le chapitre <text:a xlink:type="simple" xlink:href="/partir-a-l-aventure/#vision-et-lumiere" office:name=""><text:span text:style-name="Definition"><text:span text:style-name="T2">Partir à l’aventure - Vision et lumière</text:span></text:span></text:a>. §§§</text:p>
      <text:h text:style-name="Heading_20_5" text:outline-level="5"><text:bookmark-start text:name="_constitution"/>Constitution<text:bookmark-end text:name="_constitution"/></text:h>
      <text:p text:style-name="First_20_paragraph">La Constitution représente la santé, l’endurance et la force vitale.</text:p>
      <text:h text:style-name="Heading_20_6" text:outline-level="6"><text:bookmark-start text:name="_tests_de_constitution"/>Tests de Constitution<text:bookmark-end text:name="_tests_de_constitution"/></text:h>
      <text:p text:style-name="First_20_paragraph">Les tests de Constitution ne sont pas fréquents, et il n’y a pas de compétence associée à cette caractéristique car l’endurance qu’elle représente est essentiellement une qualité passive qui ne demande pas d’effort particulier de la part d’un personnage ou d’un monstre. Un test de Constitution peut néanmoins représenter une tentative de repousser vos limites.</text:p>
      <text:p text:style-name="Text_20_body">Le MJ peut vous demander de faire un test de Constitution quand vous tentez d’accomplir des tâches comme celles qui suivent :</text:p>
      <text:list text:style-name="L8">
        <text:list-item>
          <text:p text:style-name="P8">Retenir votre respiration.</text:p>
        </text:list-item>
        <text:list-item>
          <text:p text:style-name="P8">Marcher ou travailler pendant des heures sans vous reposer.</text:p>
        </text:list-item>
        <text:list-item>
          <text:p text:style-name="P8">Lutter contre le sommeil.</text:p>
        </text:list-item>
        <text:list-item>
          <text:p text:style-name="P8">Survivre sans eau ni nourriture.</text:p>
        </text:list-item>
        <text:list-item>
          <text:p text:style-name="P8">Vider une chope de bière d’un trait.</text:p>
        </text:list-item>
      </text:list>
      <text:h text:style-name="Heading_20_6" text:outline-level="6"><text:bookmark-start text:name="_points_daction_5"/>Points d’Action<text:bookmark-end text:name="_points_daction_5"/></text:h>
      <text:p text:style-name="First_20_paragraph">Vos points d’action dépendent en partie de votre de Constitution. Pour déterminer votre nombre de points d’action, vous devez généralement ajouter à votre Constitution vos points d’action de votre Voie de personnage multiplié par votre niveau. Si votre Constitution change, votre maximum de points d’action est lui aussi modifié.</text:p>
      <text:h text:style-name="Heading_20_5" text:outline-level="5"><text:bookmark-start text:name="_intelligence_2"/>Intelligence<text:bookmark-end text:name="_intelligence_2"/></text:h>
      <text:p text:style-name="First_20_paragraph">L’intelligence représente la vivacité d’esprit, la mémoire et la capacité de raisonnement.</text:p>
      <text:h text:style-name="Heading_20_6" text:outline-level="6"><text:bookmark-start text:name="_tests_dintelligence"/>Tests d’Intelligence<text:bookmark-end text:name="_tests_dintelligence"/></text:h>
      <text:p text:style-name="First_20_paragraph">Un test d’Intelligence intervient quand vous devez faire appel à la logique, à votre éducation, à vos souvenirs ou à vos capacités de déduction. Les compétences Arcane, Histoire, Investigation, Nature et Religion représentent des facettes de cette caractéristique et requièrent des tests d’Intelligence.</text:p>
      <text:h text:style-name="Heading_20_7" text:outline-level="7"><text:bookmark-start text:name="_arcanes"/>Arcanes<text:bookmark-end text:name="_arcanes"/></text:h>
      <text:p text:style-name="First_20_paragraph">Un test d’Intelligence (Arcanes) permet de déterminer votre capacité à vous remémorer vos connaissances concernant les sorts, les objets magiques, les symboles mystiques, les traditions magiques, les plans d’existence et les habitants de ces plans.</text:p>
      <text:h text:style-name="Heading_20_7" text:outline-level="7"><text:bookmark-start text:name="_histoire"/>Histoire<text:bookmark-end text:name="_histoire"/></text:h>
      <text:p text:style-name="First_20_paragraph">Un test d’Intelligence (Histoire) permet de mesurer votre capacité à vous remémorer vos connaissances concernant les événements historiques, les personnages de légende, les royaumes antiques, les conflits passés, les guerres récentes et les civilisations perdues.</text:p>
      <text:h text:style-name="Heading_20_7" text:outline-level="7"><text:bookmark-start text:name="_investigation"/>Investigation<text:bookmark-end text:name="_investigation"/></text:h>
      <text:p text:style-name="First_20_paragraph">Faites un test d’Intelligence (Investigation) quand vous cherchez des indices dans votre environnement. Si vous réussissez, vous pouvez deviner où un objet a été caché, déduire de l’apparence d’une blessure l’objet qui l’a causée ou, dans un tunnel, déterminer quel point faible pourrait permettre de le faire s’effondrer. Vous pouvez aussi faire un test d’Intelligence (Investigation) quand vous lisez des parchemins antiques afin d’y découvrir une information dissimulée.</text:p>
      <text:h text:style-name="Heading_20_7" text:outline-level="7"><text:bookmark-start text:name="_nature"/>Nature<text:bookmark-end text:name="_nature"/></text:h>
      <text:p text:style-name="First_20_paragraph">Un test d’Intelligence (Nature) permet de mesurer votre capacité à vous remémorer vos connaissances des différents terrains, de la faune et de la flore, du climat et des cycles naturels.</text:p>
      <text:h text:style-name="Heading_20_7" text:outline-level="7"><text:bookmark-start text:name="_religion"/>Religion<text:bookmark-end text:name="_religion"/></text:h>
      <text:p text:style-name="First_20_paragraph">Un test d’Intelligence (Religion) permet de mesurer votre capacité à vous remémorer vos connaissances relatives aux déités, rites, prières, clergés, symboles sacrés et les pratiques des cultes secrets.</text:p>
      <text:h text:style-name="Heading_20_7" text:outline-level="7"><text:bookmark-start text:name="_autres_tests_dintelligence"/>Autres tests d’Intelligence<text:bookmark-end text:name="_autres_tests_dintelligence"/></text:h>
      <text:p text:style-name="First_20_paragraph">Le MJ peut vous demander de faire un test d’Intelligence quand vous tentez d’accomplir des tâches comme celles qui suivent :</text:p>
      <text:list text:style-name="L9">
        <text:list-item>
          <text:p text:style-name="P9">Communiquer avec une créature en vous passant de mots.</text:p>
        </text:list-item>
        <text:list-item>
          <text:p text:style-name="P9">Estimer la valeur d’un objet précieux.</text:p>
        </text:list-item>
        <text:list-item>
          <text:p text:style-name="P9">Vous déguiser pour passer pour un garde de la ville.</text:p>
        </text:list-item>
        <text:list-item>
          <text:p text:style-name="P9">Falsifier un document.</text:p>
        </text:list-item>
        <text:list-item>
          <text:p text:style-name="P9">Vous rappeler de vos connaissances relatives à un métier.</text:p>
        </text:list-item>
        <text:list-item>
          <text:p text:style-name="P9">L’emporter dans un jeu de stratégie.</text:p>
        </text:list-item>
      </text:list>
      <text:h text:style-name="Heading_20_6" text:outline-level="6"><text:bookmark-start text:name="_caractéristique_dincantation"/>Caractéristique d’incantation<text:bookmark-end text:name="_caractéristique_dincantation"/></text:h>
      <text:p text:style-name="First_20_paragraph">Certaines personnes utilisent l’Intelligence comme caractéristique d’incantation et afin de déterminer les DD des jets de sauvegarde de leurs sorts. Cette caractéristique détermine les points de magie (PM)</text:p>
      <text:h text:style-name="Heading_20_5" text:outline-level="5"><text:bookmark-start text:name="_sagesse_2"/>Sagesse<text:bookmark-end text:name="_sagesse_2"/></text:h>
      <text:p text:style-name="First_20_paragraph">La Sagesse représente votre sensibilité au monde qui vous entoure, votre perspicacité et votre intuition.</text:p>
      <text:h text:style-name="Heading_20_6" text:outline-level="6"><text:bookmark-start text:name="_tests_de_sagesse"/>Tests de Sagesse<text:bookmark-end text:name="_tests_de_sagesse"/></text:h>
      <text:p text:style-name="First_20_paragraph">Un test de Sagesse peut refléter une tentative de décrypter le langage corporel d’une créature, de comprendre les sentiments de quelqu’un, de remarquer des éléments dans votre environnement ou de prendre soin d’une personne blessée. Les compétences Dressage, Perspicacité, Médecine, Perception et Survie représentent des facettes de cette caractéristique utilisées pour certains tests de Sagesse.</text:p>
      <text:h text:style-name="Heading_20_7" text:outline-level="7"><text:bookmark-start text:name="_dressage"/>Dressage<text:bookmark-end text:name="_dressage"/></text:h>
      <text:p text:style-name="First_20_paragraph">Le MJ peut vous demander de faire un test de Sagesse (Dressage) pour savoir si vous parvenez à calmer un animal domestique, à empêcher une monture de s’affoler ou à deviner les intentions d’un animal. Vous devez aussi faire un test de Sagesse (Dressage) pour contrôler votre monture lors d’une manœuvre risquée.</text:p>
      <text:h text:style-name="Heading_20_7" text:outline-level="7"><text:bookmark-start text:name="_médecine"/>Médecine<text:bookmark-end text:name="_médecine"/></text:h>
      <text:p text:style-name="First_20_paragraph">Un test de Sagesse (Médecine) vous permet de tenter de stabiliser un compagnon à l’agonie ou de diagnostiquer une maladie.</text:p>
      <text:h text:style-name="Heading_20_7" text:outline-level="7"><text:bookmark-start text:name="_perception"/>Perception<text:bookmark-end text:name="_perception"/></text:h>
      <text:p text:style-name="First_20_paragraph">Vous faites un test de Sagesse (Perception) afin de repérer, entendre ou détecter d’une manière ou d’une autre une présence. Ce test permet de tester votre attention et votre sensibilité à votre environnement et la finesse de vos sens. Par exemple, vous pouvez tenter d’écouter une conversation à travers une porte fermée ou par une fenêtre entrouverte, ou bien d’entendre des monstres qui se déplacent furtivement dans une forêt. Ou vous pouvez tenter de repérer des choses dissimulées ou difficiles à remarquer, comme des orcs en embuscade le long d’une route, des brigands qui se cachent dans les ombres d’une ruelle ou la lumière d’une bougie visible dans les interstices d’une porte secrète.</text:p>
      <text:h text:style-name="Heading_20_7" text:outline-level="7"><text:bookmark-start text:name="_perspicacité"/>Perspicacité<text:bookmark-end text:name="_perspicacité"/></text:h>
      <text:p text:style-name="First_20_paragraph">Un test de Sagesse (Perspicacité) permet de déterminer si vous parvenez à discerner les véritables intentions d’une créature, par exemple quand vous cherchez à deviner si une personne ment ou que vous tentez de prédire ce qu’elle va faire. Pour y arriver, vous devez percevoir des indices dans son langage corporel, sa manière de parler et son comportement.</text:p>
      <text:h text:style-name="Heading_20_7" text:outline-level="7"><text:bookmark-start text:name="_survie"/>Survie<text:bookmark-end text:name="_survie"/></text:h>
      <text:p text:style-name="First_20_paragraph">Le MJ peut vous demander de faire un test de Sagesse (Survie) si vous tentez de suivre une piste, de chasser du gibier, de guider votre groupe à travers un désert glacé, d’identifier des signes montrant que vous êtes sur le territoire d’un hibours, de prévoir le temps qu’il fera ou encore d’éviter des sables mouvants ou d’autres dangers naturels.</text:p>
      <text:h text:style-name="Heading_20_7" text:outline-level="7"><text:bookmark-start text:name="_autres_tests_de_sagesse"/>Autres tests de Sagesse<text:bookmark-end text:name="_autres_tests_de_sagesse"/></text:h>
      <text:p text:style-name="First_20_paragraph">Le MJ peut vous demander de faire un test de Sagesse quand vous tentez d’accomplir des tâches comme celles qui suivent :</text:p>
      <text:list text:style-name="L10">
        <text:list-item>
          <text:p text:style-name="P10">Avoir une intuition qui vous aide à faire un choix.</text:p>
        </text:list-item>
        <text:list-item>
          <text:p text:style-name="P10">Discerner si une créature qui semble morte ou vivante est un mort-vivant.</text:p>
        </text:list-item>
      </text:list>
      <text:h text:style-name="Heading_20_6" text:outline-level="6"><text:bookmark-start text:name="_caractéristique_dincantation_2"/>Caractéristique d’incantation<text:bookmark-end text:name="_caractéristique_dincantation_2"/></text:h>
      <text:p text:style-name="First_20_paragraph">Les clercs, les druides et les rôdeurs utilisent la Sagesse comme caractéristique d’incantation et afin de déterminer les DD des jets de sauvegarde de leurs sorts. Cette caractéristique détermine les points de foi (PF)</text:p>
      <text:h text:style-name="Heading_20_6" text:outline-level="6"><text:bookmark-start text:name="_valeur_de_défense_2"/>Valeur de défense<text:bookmark-end text:name="_valeur_de_défense_2"/></text:h>
      <text:p text:style-name="First_20_paragraph">Le bonus de sagesse entre dans le calcul de la VD. Il s’agit de la capacité du personnage à appréhender le combat et les risques qu’il prend. C’est aussi l’intuition quand il est contourné.</text:p>
      <text:h text:style-name="Heading_20_5" text:outline-level="5"><text:bookmark-start text:name="_charisme_2"/>Charisme<text:bookmark-end text:name="_charisme_2"/></text:h>
      <text:p text:style-name="First_20_paragraph">Le Charisme représente votre capacité à interagir avec les autres. Il prend en compte votre confiance en vous et votre éloquence, et est un indicateur du charme et de l’autorité qui se dégagent de vous.</text:p>
      <text:h text:style-name="Heading_20_6" text:outline-level="6"><text:bookmark-start text:name="_tests_de_charisme"/>Tests de Charisme<text:bookmark-end text:name="_tests_de_charisme"/></text:h>
      <text:p text:style-name="First_20_paragraph">Un test de Charisme peut se révéler utile si vous tentez d’influencer ou de divertir d’autres personnes, quand vous tentez d’impressionner quelqu’un ou de lui mentir de manière convaincante, ou encore de vous tirer d’une situation délicate en société. Les compétences Supercherie, Intimidation, Représentation et Persuasion représentent des facettes de cette caractéristique utilisées pour certains tests de Charisme.</text:p>
      <text:h text:style-name="Heading_20_7" text:outline-level="7"><text:bookmark-start text:name="_intimidation"/>Intimidation<text:bookmark-end text:name="_intimidation"/></text:h>
      <text:p text:style-name="First_20_paragraph">Quand vous tentez d’influencer quelqu’un par le biais de menaces directes, d’actions hostiles ou de violence, le MJ peut vous demander de faire un test de Charisme (Intimidation). Ces actions peuvent être de tenter de faire parler un prisonnier, de convaincre des truands qu’il ferait mieux de ne pas s’en prendre à vous, ou d’utiliser une bouteille brisée pour convaincre un dignitaire de reconsidérer une décision.</text:p>
      <text:h text:style-name="Heading_20_7" text:outline-level="7"><text:bookmark-start text:name="_persuasion"/>Persuasion<text:bookmark-end text:name="_persuasion"/></text:h>
      <text:p text:style-name="First_20_paragraph">Le MJ peut vous demander de faire un test de Charisme (Persuasion) quand vous tentez d’influencer une ou plusieurs personnes en faisant preuve de tact, en faisant appel à l’étiquette ou à la bonne volonté de ces gens. La persuasion vous sert généralement quand vous voulez montrer que vous êtes de bonne foi ou pour vous faire des amis, pour demander respectueusement un service ou pour faire preuve du comportement approprié à une situation. Par exemple, lorsque vous devez convaincre un chambellan que votre groupe doit voir le roi, que vous négociez un traité de paix entre deux tribus ennemies ou que vous devez inspirer une foule.</text:p>
      <text:h text:style-name="Heading_20_7" text:outline-level="7"><text:bookmark-start text:name="_représentation"/>Représentation<text:bookmark-end text:name="_représentation"/></text:h>
      <text:p text:style-name="First_20_paragraph">Le résultat d’un test de Charisme (Représentation) détermine la réaction d’un auditoire à une performance musicale, dansée, théâtrale, à un conte ou à d’autres formes de divertissement.</text:p>
      <text:h text:style-name="Heading_20_7" text:outline-level="7"><text:bookmark-start text:name="_supercherie"/>Supercherie<text:bookmark-end text:name="_supercherie"/></text:h>
      <text:p text:style-name="First_20_paragraph">Un test de Charisme (Supercherie) permet de déterminer si vous parvenez à dissimuler la vérité de manière convaincante, verbalement ou par vos actions. Cet acte de dissimulation couvre un large spectre qui va des fausses pistes évoquées par le biais d’ambiguïtés au mensonge éhonté. On vous demandera généralement ce genre de test dans des situations où vous tentez d’abuser un garde, de tromper un marchand, de gagner de l’argent en pariant, d’être convaincant dans un déguisement, d’apaiser les doutes de quelqu’un avec de fausses assurances, ou de parvenir à mentir de façon éhontée tout en conservant votre sérieux.</text:p>
      <text:h text:style-name="Heading_20_7" text:outline-level="7"><text:bookmark-start text:name="_autres_tests_de_charisme"/>Autres tests de Charisme<text:bookmark-end text:name="_autres_tests_de_charisme"/></text:h>
      <text:p text:style-name="First_20_paragraph">Le MJ peut vous demander de faire un test de Charisme quand vous tentez d’accomplir des tâches comme celles qui suivent :</text:p>
      <text:list text:style-name="L11">
        <text:list-item>
          <text:p text:style-name="P11">Trouver la personne qui saura vous renseigner et partager avec vous les dernières informations, rumeurs et ragots.</text:p>
        </text:list-item>
        <text:list-item>
          <text:p text:style-name="P11">Vous infiltrer dans une foule en essayant de déterminer les sujets qui animent les conversations.</text:p>
        </text:list-item>
      </text:list>
      <text:h text:style-name="Heading_20_6" text:outline-level="6"><text:bookmark-start text:name="_caractéristique_sociale"/>Caractéristique sociale<text:bookmark-end text:name="_caractéristique_sociale"/></text:h>
      <text:p text:style-name="First_20_paragraph">Le Charisme est utilisé comme caractéristique de confrontation sociale, les points d’honneur (PH) et afin de déterminer les DD des jets de sauvegarde.</text:p>
      <text:h text:style-name="Heading_20_4" text:outline-level="4"><text:bookmark-start text:name="_jets_de_sauvegarde"/>Jets de sauvegarde<text:bookmark-end text:name="_jets_de_sauvegarde"/></text:h>
      <text:p text:style-name="First_20_paragraph">Un <text:a xlink:type="simple" xlink:href="/utiliser-les-caracteristiques/#jets-de-sauvegarde" office:name=""><text:span text:style-name="Definition">jet de sauvegarde</text:span></text:a> — appelé aussi une sauvegarde — représente une tentative de résister à un sort, un piège, un poison, une maladie ou une menace similaire. En général, vous ne décidez pas de faire un <text:a xlink:type="simple" xlink:href="/utiliser-les-caracteristiques/#jets-de-sauvegarde" office:name=""><text:span text:style-name="Definition">jet de sauvegarde</text:span></text:a>. Celui-ci vous est imposé car votre personnage ou votre monstre se trouve en danger.</text:p>
      <text:p text:style-name="Text_20_body">Pour faire un jet de sauvegarde, lancez un 3d6 et ajoutez le modificateur de caractéristique approprié. Par exemple, vous devez utiliser votre modificateur de Dextérité pour un <text:a xlink:type="simple" xlink:href="/utiliser-les-caracteristiques/#jets-de-sauvegarde" office:name=""><text:span text:style-name="Definition">jet de sauvegarde</text:span></text:a> de Dextérité.</text:p>
      <text:p text:style-name="Text_20_body">Un <text:a xlink:type="simple" xlink:href="/utiliser-les-caracteristiques/#jets-de-sauvegarde" office:name=""><text:span text:style-name="Definition">jet de sauvegarde</text:span></text:a> peut être soumis à des bonus ou des malus en fonction d’une situation et il peut aussi être affecté par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Ces modifications seront déterminées par le MJ.</text:p>
      <text:p text:style-name="Text_20_body">Chaque voie accorde la maîtrise d’au moins deux types de jets de sauvegarde et les archétypes apporte des maîtrses suppélmentaires. Par exemple, un adepte de la <text:a xlink:type="simple" xlink:href="/voies/voie-de-la-magie" office:name=""><text:span text:style-name="Definition">Voie de la Magie</text:span></text:a> maîtrise les jets de sauvegarde d’Intelligence et de Sagesse. Comme pour les maîtrises de compétences, maîtriser un <text:a xlink:type="simple" xlink:href="/utiliser-les-caracteristiques/#jets-de-sauvegarde" office:name=""><text:span text:style-name="Definition">jet de sauvegarde</text:span></text:a> permet à un personnage d’ajouter son bonus de maîtrise aux jets de sauvegarde qui font appels à des caractéristiques particulières. Certains adversaires et certaines créatures possèdent eux aussi la maîtrise de certains jets de sauvegarde.</text:p>
      <text:p text:style-name="Text_20_body">Le degré de difficulté d’un <text:a xlink:type="simple" xlink:href="/utiliser-les-caracteristiques/#jets-de-sauvegarde" office:name=""><text:span text:style-name="Definition">jet de sauvegarde</text:span></text:a> dépend de l’effet qui en est la cause. Par exemple, le DD d’un <text:a xlink:type="simple" xlink:href="/utiliser-les-caracteristiques/#jets-de-sauvegarde" office:name=""><text:span text:style-name="Definition">jet de sauvegarde</text:span></text:a> causé par un sort est déterminé par la caractéristique d’incantation du lanceur de sort et son bonus de maîtrise.</text:p>
      <text:h text:style-name="Heading_20_4" text:outline-level="4"><text:bookmark-start text:name="_le_résultat_dun_jet_de_sauvegarde_réussi_ou_raté_est_indiqué_dans_la_description_de_leffet_à_lorigine_du_jet_de_sauvegarde_dhabitude_un_jet_de_sauvegarde_réussi_signifie_quune_créature_nest_pas_blessée_ou_moins_quelle_aurait_dû_par_un_effet"/>Le résultat d’un <text:a xlink:type="simple" xlink:href="/utiliser-les-caracteristiques/#jets-de-sauvegarde" office:name=""><text:span text:style-name="Definition">jet de sauvegarde</text:span></text:a> réussi ou raté est indiqué dans la description de l’effet à l’origine du <text:a xlink:type="simple" xlink:href="/utiliser-les-caracteristiques/#jets-de-sauvegarde" office:name=""><text:span text:style-name="Definition">jet de sauvegarde</text:span></text:a>. D’habitude, un <text:a xlink:type="simple" xlink:href="/utiliser-les-caracteristiques/#jets-de-sauvegarde" office:name=""><text:span text:style-name="Definition">jet de sauvegarde</text:span></text:a> réussi signifie qu’une créature n’est pas blessée, ou moins qu’elle aurait dû, par un effet.<text:bookmark-end text:name="_le_résultat_dun_jet_de_sauvegarde_réussi_ou_raté_est_indiqué_dans_la_description_de_leffet_à_lorigine_du_jet_de_sauvegarde_dhabitude_un_jet_de_sauvegarde_réussi_signifie_quune_créature_nest_pas_blessée_ou_moins_quelle_aurait_dû_par_un_effet"/></text:h>
      <text:p text:style-name="First_20_paragraph">title: "Partir à l’aventure" — </text:p>
      <text:h text:style-name="Heading_20_3" text:outline-level="3"><text:bookmark-start text:name="_partir_à_laventure"/>Partir à l’aventure<text:bookmark-end text:name="_partir_à_laventure"/></text:h>
      <text:h text:style-name="Heading_20_4" text:outline-level="4"><text:bookmark-start text:name="_écoulement_du_temps"/>Écoulement du temps<text:bookmark-end text:name="_écoulement_du_temps"/></text:h>
      <text:p text:style-name="First_20_paragraph">Dans certaines situations, il est nécessaire de porter une attention spéciale à l’écoulement du temps. Dans ce cas, c’est au MJ de décider du temps que prend une tâche. Le MJ peut utiliser une échelle de temps différente en fonction des situations. Dans un environnement d’exploration de souterrains ou de complexes de salles — ce qu’on appelle un « <text:span text:style-name="T2">donjon</text:span> », les déplacements des PJ sont calculés sur une échelle de <text:span text:style-name="T1">minutes</text:span>. Il leur faut environ une minute pour traverser de façon discrète un long couloir, une autre minute pour s’assurer que la porte qu’ils comptent ouvrir n’est pas piégée et une bonne dizaine de minutes pour fouiller la salle dans laquelle ils ont pénétré et mettre la main sur ce qui pourrait être intéressant ou précieux.</text:p>
      <text:p text:style-name="Text_20_body">Dans une cité ou en pleine nature, il est en général plus pertinent d’adopter une échelle de temps en <text:span text:style-name="T1">heures</text:span>. Des PJ qui se pressent pour rejoindre le château de l’autre côté de la forêt parviennent à avaler la vingtaine de kilomètres qui les séparent de leur objectif en un peu moins de quatre heures.</text:p>
      <text:p text:style-name="Text_20_body">Pour les longs voyages, il convient d’utiliser une échelle en <text:span text:style-name="T1">jours</text:span>. Les héros suivent ainsi la route qui part du grand port de la capitale jusqu’à la forteresse naine au pied des montagnes pendant quatre jours sans que rien ne viennent perturber leur progression. Puis, tout à coup, une violente attaque d’orcs sauvages les oblige à se battre puis à battre momentanément en retraite, interrompant ainsi leur progression.</text:p>
      <text:p text:style-name="Text_20_body">Dans le cadre des combats et d’autres situations de jeu où l’action se déroule très vite et où chaque instant peut être crucial, le jeu utilise un système de <text:span text:style-name="T1">rounds</text:span>, le round étant une unité de temps qui dure 6 secondes.</text:p>
      <text:h text:style-name="Heading_20_4" text:outline-level="4"><text:bookmark-start text:name="_déplacement"/>Déplacement<text:bookmark-end text:name="_déplacement"/></text:h>
      <text:p text:style-name="First_20_paragraph">Ramper dans l’ombre de la nuit, le long d’un campement ennemi, marcher à pas de loup dans la salle du trône après un banquet où les convives sont endormies sur la grande table, escalader la tour d’un château construite en pierres de taille…​ Les déplacements constituent un élément essentiel de l’aventure dans <text:span text:style-name="T2">*Douaratil*</text:span>.</text:p>
      <text:p text:style-name="Text_20_body">Le MJ peut tout à fait choisir de faire simple pour décrire les déplacements des PJ. Pas besoin de connaître les distances ni le temps de trajet exacts : « <text:span text:style-name="T2">Vous traversez la plaine et, le soir du quatrième jour, vous trouvez le dolmen.</text:span> » Même en intérieur, lors de l’exploration d’un donjon souterrain, par exemple, et en particulier s’il s’agit d’un ensemble très vaste ou d’un réseau de grottes, le MJ peut résumer ainsi les déplacements du groupe entre deux rencontres. « <text:span text:style-name="T2">Après avoir assommé les gardes à l’entrée de la grande galerie occupée par les mendiants, vous consultez le plan que vous a vendu le guide. Normalement, vous devez maintenant progresser sur plusieurs kilomètres à travers des couloirs peuplés seulement par l’écho de vos pas. Au bout d’un moment, vous découvrez la grande arche de pierre qui marque l’entrée du temple.</text:span> »</text:p>
      <text:p text:style-name="Text_20_body">Cela dit, selon les scénarios, il est parfois vital de connaître exactement le temps nécessaire pour aller d’un point à un autre, que ce soit en jours, en heures ou en minutes. La règle qui permet de déterminer ce temps de trajet dépend de deux facteurs : la vitesse et le rythme de déplacement des créatures, et le type terrain parcouru.</text:p>
      <text:h text:style-name="Heading_20_5" text:outline-level="5"><text:bookmark-start text:name="_vitesse_3"/>Vitesse<text:bookmark-end text:name="_vitesse_3"/></text:h>
      <text:p text:style-name="First_20_paragraph">Chaque personnage ou monstre est caractérisé par une vitesse qui correspond à la distance que ce personnage ou monstre peut parcourir en 1 round. Ce nombre correspond à un mouvement rapide et volontaire au cœur d’une situation dangereuse.</text:p>
      <text:p text:style-name="Text_20_body">Les règles suivantes permettent de déterminer la distance que peut parcourir un personnage ou un monstre en une minute, une heure ou une journée.</text:p>
      <text:h text:style-name="Heading_20_6" text:outline-level="6"><text:bookmark-start text:name="_rythme_de_déplacement"/>Rythme de déplacement<text:bookmark-end text:name="_rythme_de_déplacement"/></text:h>
      <text:p text:style-name="First_20_paragraph">Un groupe de PJ a le choix entre plusieurs rythmes de déplacement quand il voyage : normal, rapide ou lent, comme vous pouvez le voir dans le <text:a xlink:type="simple" xlink:href="#rythmes-de-deplacement" office:name=""><text:span text:style-name="Definition">tableau rythmes de déplacement</text:span></text:a>. Ce tableau indique quelle distance le groupe parcourt en un temps donné et si ce rythme implique un effet. Une marche rapide implique que les personnages sont moins attentifs à ce qui les entoure, tandis qu’une marche lente leur permet de se déplacer plus furtivement et d’étudier un endroit avec plus d’attention.</text:p>
      <text:p text:style-name="Text_20_body"><text:span text:style-name="T1">Marche forcée</text:span>. Les chiffres indiqués dans le tableau partent du principe que les personnages marchent 8 heures par jour. Ils peuvent dépasser cette durée, mais risquent alors l’épuisement.</text:p>
      <text:p text:style-name="Text_20_body">Pour chaque heure supplémentaire passée à voyager au-delà des 8 heures de base, les personnages couvrent la distance parcourue dans la colonne « <text:span text:style-name="T2">heure</text:span> » du tableau correspondant à leur rythme de déplacement, mais chacun d’entre eux doit faire un <text:a xlink:type="simple" xlink:href="/utiliser-les-caracteristiques/#jets-de-sauvegarde" office:name=""><text:span text:style-name="Definition">jet de sauvegarde</text:span></text:a> de Constitution à la fin de l’heure. Le DD de ce jet est de 10 + 1 pour chaque heure passée à marcher au-delà des 8 heures. Si un personnage rate un jet de sauvegarde, il gagne un niveau d’épuisement (voir <text:a xlink:type="simple" xlink:href="/gerer-la-sante-du-personnage/" office:name=""><text:span text:style-name="Definition">Gérer la santé du personnage</text:span></text:a>).</text:p>
      <text:p text:style-name="Text_20_body"><text:span text:style-name="T1">Montures et véhicules</text:span>. De nombreux animaux sont capables de se déplacer bien plus rapidement que les humanoïdes sur de courtes périodes de temps (jusqu’à une heure). Un personnage sur une monture peut galoper pendant environ une heure, pendant laquelle il couvre le double de la distance normale d’une marche rapide. S’il échange sa monture contre une monture « <text:span text:style-name="T2">fraîche</text:span> » tous les 12 à 15 km, un personnage peut couvrir de grandes distances à cette vitesse, mais c’est un cas de figure très rare, sauf dans les régions densément peuplées et à condition d’en avoir les moyens.</text:p>
      <text:p text:style-name="Text_20_body">Les personnages qui voyagent en chariot, en calèche ou grâce à un autre véhicule terrestre se déplacent à un rythme normal. Les personnages qui se trouvent sur une embarcation maritime sont limités par la vitesse de leur embarcation. Ils ne subissent aucun malus pour un rythme rapide ou ne reçoivent aucun des bénéfices offerts par le rythme lent. En fonction de leur embarcation et de la taille de l’équipage, certains navires peuvent voyager 24 heures sur 24.</text:p>
      <text:p text:style-name="Text_20_body">Certaines montures spéciales (magique par exemple), vous permettent de voyager plus vite.</text:p>
      <text:h text:style-name="Heading_20_7" text:outline-level="7"><text:bookmark-start text:name="_rythmes_de_déplacement"/>Rythmes de déplacement<text:bookmark-end text:name="_rythmes_de_déplacement"/></text:h>
      <text:p text:style-name="First_20_paragraph">§§§ .table-container |Rythme|Distance parcourue par…​|||Effet| |:-|:-|:-|:-|:-| | |<text:span text:style-name="T1">Minute</text:span>|<text:span text:style-name="T1">Heure</text:span>|<text:span text:style-name="T1">Jour</text:span>| | |<text:span text:style-name="T1">Rapide</text:span>|120 mètres|6 kilomètres|45 kilomètres|Malus de -5 à la valeur passive de Sagesse (Perception)| |<text:span text:style-name="T1">Normal</text:span>|90 mètres|4,5 kilomètres|36 kilomètres|-| |<text:span text:style-name="T1">Lent</text:span>|60 mètres|3 kilomètres|27 kilomètres|Possibilité d’utiliser la Discrétion| §§§</text:p>
      <text:h text:style-name="Heading_20_6" text:outline-level="6"><text:bookmark-start text:name="_terrain_difficile"/>Terrain difficile<text:bookmark-end text:name="_terrain_difficile"/></text:h>
      <text:p text:style-name="First_20_paragraph">La distance parcourue donnée dans le <text:a xlink:type="simple" xlink:href="#rythmes-de-deplacement" office:name=""><text:span text:style-name="Definition">tableau des rythmes de déplacement</text:span></text:a> a été calculée en partant du principe que les personnages se déplaçaient sur des terrains relativement normaux et plats : routes, plaines, couloirs de donjon dégagés. Mais les aventuriers se retrouvent souvent confrontés à des forêts denses, des marécages, des ruines encombrés de gravats, des montagnes escarpées et des plaines gelées. Ces terrains sont tous considérés comme difficiles.</text:p>
      <text:p text:style-name="Text_20_body">Sur un terrain difficile, vous vous déplacez à la moitié de votre vitesse (parcourir un mètre vous coûte deux mètres de vitesse), donc vous ne pouvez parcourir que la moitié de la distance normale en une minute, une heure ou un jour.</text:p>
      <text:h text:style-name="Heading_20_5" text:outline-level="5"><text:bookmark-start text:name="_types_de_mouvement_spéciaux"/>Types de mouvement spéciaux<text:bookmark-end text:name="_types_de_mouvement_spéciaux"/></text:h>
      <text:p text:style-name="First_20_paragraph">Dans des souterrains où le danger rôde à chaque pas, en pleine montagne ou en territoire ennemi, la plupart du temps, les aventuriers ne se contentent pas de marcher tranquillement. Ils doivent escalader, ramper, nager ou sauter pour atteindre leur destination.</text:p>
      <text:h text:style-name="Heading_20_6" text:outline-level="6"><text:bookmark-start text:name="_escalader_nager_et_ramper"/>Escalader, nager et ramper<text:bookmark-end text:name="_escalader_nager_et_ramper"/></text:h>
      <text:p text:style-name="First_20_paragraph">Quand vous escaladez ou que vous nagez, chaque mètre parcouru vous coûte 1 mètre supplémentaire (et 2 mètres s’il s’agit d’un terrain difficile), sauf si vous possédez une vitesse d’escalade ou de nage. Le MJ peut choisir, quand vous tentez d’escalader une surface verticale et glissante, ou qui ne présente que peu de prises, de vous faire faire un test de Force (Athlétisme). De la même manière, si vous devez vous déplacer dans des eaux agitées, vous aurez peut-être à effectuer un test de Force (Athlétisme).</text:p>
      <text:h text:style-name="Heading_20_6" text:outline-level="6"><text:bookmark-start text:name="_sauter"/>Sauter<text:bookmark-end text:name="_sauter"/></text:h>
      <text:p text:style-name="First_20_paragraph">Votre Force détermine la longueur que vous pouvez parcourir en sautant.</text:p>
      <text:p text:style-name="Text_20_body"><text:span text:style-name="T1">Saut en longueur</text:span>. Quand vous faites un saut en longueur, à condition de prendre au moins 3 mètres d’élan au sol immédiatement avant de sauter, vous parcourez 0,3 mètres × votre valeur de Force. Quand vous faites un saut en longueur sans élan, vous ne pouvez parcourir que la moitié de cette distance. Dans tous les cas, chaque mètre parcouru en saut réduit d’autant votre déplacement.</text:p>
      <text:p text:style-name="Text_20_body">Cette règle part du principe que la hauteur de votre saut n’a pas d’importance, comme si vous deviez sauter par-dessus un ruisseau ou une crevasse. Votre MJ peut néanmoins vous demander de faire un test de Force (Athlétisme) pour déterminer si vous réussissez à sauter par-dessus un petit obstacle (pas plus grand que le quart de la longueur de votre saut), comme une haie ou un muret. Si vous échouez, vous heurtez cet obstacle.</text:p>
      <text:p text:style-name="Text_20_body">Quand vous vous trouvez sur un terrain difficile, vous devez réussir un test de Dextérité (Acrobaties) pour retomber sur vos pieds. Sinon, vous tombez <text:a xlink:type="simple" xlink:href="/gerer-la-sante-du-personnage/#a-terre" office:name=""><text:span text:style-name="Definition"><text:span text:style-name="T2">à terre</text:span></text:span></text:a>.</text:p>
      <text:p text:style-name="Text_20_body"><text:span text:style-name="T1">Saut en hauteur</text:span>. Quand vous faites un saut en hauteur, vous sautez dans les airs d’un nombre de mètres égal à 1 + 0,3 × votre modificateur de Force, à condition de prendre au moins 3 mètres d’élan au sol immédiatement avant de sauter. Quand vous faites un saut en hauteur sans élan, vous ne pouvez sauter que la moitié de la hauteur avec élan. Dans tous les cas, chaque mètre parcouru en hauteur réduit d’autant votre déplacement. Dans certaines circonstances, votre MJ peut vous permettre de faire un test de Force (Athlétisme) pour sauter plus haut que vous ne le pourriez normalement.</text:p>
      <text:p text:style-name="Text_20_body">Vous pouvez tendre les bras au-dessus de vous jusqu’à la moitié de votre propre taille pendant le saut. Vous pouvez ainsi atteindre une hauteur égale à la hauteur du saut plus une fois et demi votre taille.</text:p>
      <text:h text:style-name="Heading_20_4" text:outline-level="4"><text:bookmark-start text:name="_lenvironnement"/>L’environnement<text:bookmark-end text:name="_lenvironnement"/></text:h>
      <text:p text:style-name="First_20_paragraph">Par définition, l’aventure rime avec l’exploration d’endroits dangereux et mystérieux. Les règles présentées dans cette section traitent des principales manières dont les aventuriers interagissent avec leur environnement dans ce genre de situations très particulières.</text:p>
      <text:h text:style-name="Heading_20_5" text:outline-level="5"><text:bookmark-start text:name="_chute"/>Chute<text:bookmark-end text:name="_chute"/></text:h>
      <text:p text:style-name="First_20_paragraph">Pour un aventurier, la chute constitue un des risques les plus courants. Suite à une chute, une créature subit 1d6 dégâts contondants pour chaque tranche de 3 mètres de chute, jusqu’à un maximum de 20d6. À moins qu’elle n’ait réussi à éviter de subir les dégâts occasionnés par la chute, la créature termine <text:a xlink:type="simple" xlink:href="/gerer-la-sante-du-personnage/#a-terre" office:name=""><text:span text:style-name="Definition"><text:span text:style-name="T2">à terre</text:span></text:span></text:a>.</text:p>
      <text:h text:style-name="Heading_20_5" text:outline-level="5"><text:bookmark-start text:name="_asphyxie"/>Asphyxie<text:bookmark-end text:name="_asphyxie"/></text:h>
      <text:p text:style-name="First_20_paragraph">Une créature peut retenir sa respiration pendant un nombre de minutes égal à 1 + son modificateur de Constitution, avec un minimum de 30 secondes.</text:p>
      <text:p text:style-name="Text_20_body">Quand une créature n’a plus d’air ou qu’elle est en train d’étouffer, elle peut survivre un nombre de rounds égal à son modificateur de Constitution (avec un minimum de 1 round). Au début du round suivant, son nombre de point d’action est réduit à 0 et elle agonise. Elle ne peut pas regagner de point d’action ou être stabilisée tant qu’elle ne peut pas respirer.</text:p>
      <text:p text:style-name="Text_20_body">Par exemple, une créature avec une Constitution de 14 peut retenir sa respiration pendant 3 minutes. Si elle commence à suffoquer, elle a deux rounds pour trouver de l’air avant de tomber à 0 point d’action.</text:p>
      <text:h text:style-name="Heading_20_5" text:outline-level="5"><text:bookmark-start text:name="_vision_et_lumière"/>Vision et lumière<text:bookmark-end text:name="_vision_et_lumière"/></text:h>
      <text:p text:style-name="First_20_paragraph">Les fondamentaux de la vie d’un aventurier (remarquer des dangers, trouver des objets cachés, frapper un ennemi en combat, lancer un sort contre une cible donnée, pour ne citer que quelques exemples) reposent sur la capacité d’un personnage à voir et percevoir son environnement. Les ténèbres et autres effets qui viennent amoindrir ce sens peuvent se révéler de sérieux handicaps et des dangers mortels.</text:p>
      <text:p text:style-name="Text_20_body">Dans une zone donnée, la visibilité d’un personnage peut être réduite ou nulle. Dans une zone de <text:span text:style-name="T1">visibilité réduite</text:span>, comme une zone avec une lumière faible, ou envahie d’une brume légère ou de végétation luxuriante, les créatures subissent un <text:a xlink:type="simple" xlink:href="/utiliser-les-caracteristiques/#avantage-et-desavantage" office:name=""><text:span text:style-name="Definition"><text:span text:style-name="T2">désavantage</text:span></text:span></text:a> sur les tests de Sagesse (Perception) liés à la vision.</text:p>
      <text:p text:style-name="Text_20_body">Dans les zones de <text:span text:style-name="T1">visibilité nulle</text:span>, comme les ténèbres, un brouillard dense ou au milieu d’une végétation dense, le champ de vision d’un personnage est entièrement bloqué. On considère qu’il est alors sous l’effet de l’état <text:a xlink:type="simple" xlink:href="/gerer-la-sante-du-personnage/#aveugle" office:name=""><text:span text:style-name="Definition"><text:span text:style-name="T2">aveuglé</text:span></text:span></text:a> quand il tente de voir quelque chose dans une telle zone.</text:p>
      <text:p text:style-name="Text_20_body">La présence ou l’absence de lumière dans un environnement a été classée en trois catégories d’illumination : la lumière vive, la lumière faible et les ténèbres.</text:p>
      <text:p text:style-name="Text_20_body">Avec une <text:span text:style-name="T1">lumière vive</text:span>, la plupart des créatures voient normalement. Même quand le temps est couvert, la lumière est considérée comme vive, tout comme à la lumière des torches, des feux ou d’autres sources de lumières qui illuminent un périmètre donné.</text:p>
      <text:p text:style-name="Text_20_body">La <text:span text:style-name="T1">lumière faible</text:span>, appelée aussi pénombre, est une zone de visibilité réduite. Une zone éclairée par une lumière faible se trouve généralement entre une zone de lumière vive, comme une torche, et les ténèbres alentours. La lumière de l’aube et du crépuscule est aussi considéré comme une lumière faible, de même que la lumière dégagée par une pleine lune particulièrement brillante.</text:p>
      <text:p text:style-name="Text_20_body">Les <text:span text:style-name="T1">ténèbres</text:span> sont une zone de visibilité nulle. Les personnages se retrouvent dans les ténèbres quand ils sont à l’extérieur en pleine nuit (y compris la majorité des nuits éclairées par la lune), quand ils arpentent les confins d’un souterrain ou d’une salle sans source de lumière, ou encore quand ils se trouvent dans une zone de ténèbres magiques.</text:p>
      <text:h text:style-name="Heading_20_6" text:outline-level="6"><text:bookmark-start text:name="_vision_aveugle"/>Vision aveugle<text:bookmark-end text:name="_vision_aveugle"/></text:h>
      <text:p text:style-name="First_20_paragraph">Une créature dotée du trait vision aveugle est capable de percevoir son environnement dans un périmètre donné sans avoir besoin de faire appel à sa vision. Des créatures dépourvues d’yeux comme les vases, des créatures dotées d’écholocation ou de sens particulièrement aiguisés, comme les chauves-souris et les vrais dragons, possèdent cette capacité.</text:p>
      <text:h text:style-name="Heading_20_6" text:outline-level="6"><text:bookmark-start text:name="_vision_dans_le_noir"/>Vision dans le noir<text:bookmark-end text:name="_vision_dans_le_noir"/></text:h>
      <text:p text:style-name="First_20_paragraph">Dans <text:span text:style-name="T2">*Douaratil, le jeu de rôle*</text:span>, de nombreuses créatures ont la capacité de voir dans le noir, et plus particulièrement celles qui vivent sous terre. Une créature dotée du trait vision dans le noir peut, dans un périmètre donné, voir dans les ténèbres comme s’il s’agissait d’une zone faiblement éclairée. Les zones de ténèbres ne sont donc pour elles que des zones de visibilité réduite. Néanmoins, ces créatures ne peuvent pas distinguer les couleurs dans les ténèbres, mais seulement des nuances de gris.</text:p>
      <text:h text:style-name="Heading_20_6" text:outline-level="6"><text:bookmark-start text:name="_vision_parfaite"/>Vision parfaite<text:bookmark-end text:name="_vision_parfaite"/></text:h>
      <text:p text:style-name="First_20_paragraph">Une créature dotée de vision parfaite peut, dans un périmètre donné, voir parfaitement dans les ténèbres et les ténèbres magiques, voir les créatures et les objets <text:span text:style-name="T2">invisibles</text:span>, automatiquement détecter les illusions visuelles et réussir son <text:a xlink:type="simple" xlink:href="/utiliser-les-caracteristiques/#jets-de-sauvegarde" office:name=""><text:span text:style-name="Definition">jet de sauvegarde</text:span></text:a> contre celles-ci, percevoir la forme originale d’un métamorphe ou d’une créature transformée par magie et voir dans le plan éthéré.</text:p>
      <text:h text:style-name="Heading_20_5" text:outline-level="5"><text:bookmark-start text:name="_eau_et_nourriture"/>Eau et nourriture<text:bookmark-end text:name="_eau_et_nourriture"/></text:h>
      <text:p text:style-name="First_20_paragraph">Les personnages privés d’eau ou de nourriture subissent les effets de l’épuisement. Une créature ne peut sortir de l’état d’épuisement causé par le manque de nourriture ou d’eau que si elle mange et boit en quantité suffisante.</text:p>
      <text:h text:style-name="Heading_20_6" text:outline-level="6"><text:bookmark-start text:name="_nourriture"/>Nourriture<text:bookmark-end text:name="_nourriture"/></text:h>
      <text:p text:style-name="First_20_paragraph">Un personnage a besoin de 500 grammes de nourriture par jour. Il peut faire durer ses réserves de nourriture plus longtemps en ne mangeant que des demi-rations. Manger 250 grammes de nourriture par jour revient à passer une demi-journée sans manger.</text:p>
      <text:p text:style-name="Text_20_body">Un personnage peut jeûner pendant un nombre de jour égal à 3 + son modificateur de Constitution (avec un minimum de 1). Au-delà de cette limite, le personnage gagne un niveau d’épuisement à la fin de chaque nouvelle journée passée à jeûner.</text:p>
      <text:p text:style-name="Text_20_body">Il suffit de manger normalement un jour pour remettre le compteur de journées de jeûne à zéro.</text:p>
      <text:h text:style-name="Heading_20_6" text:outline-level="6"><text:bookmark-start text:name="_eau"/>Eau<text:bookmark-end text:name="_eau"/></text:h>
      <text:p text:style-name="First_20_paragraph">Un personnage a besoin de boire 3 litres d’eau par jour, ou 6 litres par temps chaud. Un personnage qui ne boit que la moitié de cette quantité doit réussir un <text:a xlink:type="simple" xlink:href="/utiliser-les-caracteristiques/#jets-de-sauvegarde" office:name=""><text:span text:style-name="Definition">jet de sauvegarde</text:span></text:a> de Constitution ou gagner un niveau d’épuisement à la fin de la journée. Si le personnage ne peut pas accéder à la quantité d’eau requise, il subit automatiquement un niveau d’épuisement à la fin de la journée.</text:p>
      <text:p text:style-name="Text_20_body">Si le personnage a déjà un ou plusieurs niveaux d’épuisement, il gagne deux niveaux d’épuisement au lieu d’un seul.</text:p>
      <text:h text:style-name="Heading_20_5" text:outline-level="5"><text:bookmark-start text:name="_interaction_avec_des_objets"/>Interaction avec des objets<text:bookmark-end text:name="_interaction_avec_des_objets"/></text:h>
      <text:p text:style-name="First_20_paragraph">De façon générale, il est assez simple de gérer l’interaction d’un personnage avec des objets dans le cadre du jeu. Le joueur prévient le MJ que son personnage fait quelque chose, comme actionner un levier, et le MJ lui indique s’il se passe quelque chose et, si oui, ce qu’il se passe.</text:p>
      <text:p text:style-name="Text_20_body">Par exemple, un personnage peut décider d’actionner le loquet d’une porte, qui peut alors déclencher autre chose. Un piège, par exemple : une hache s’abat du plafond, de l’eau inonde la pièce, etc. Si le loquet est bloqué par la rouille, le personnage a besoin d’appliquer assez de force pour le faire bouger. Dans ce cas, le MJ peut lui demander de faire un test de Force pour voir si le personnage a la force nécessaire pour actionner le loquet. Le MJ détermine le DD de ce test en fonction de la difficulté de l’action.</text:p>
      <text:p text:style-name="Text_20_body">Les personnages peuvent également utiliser leurs armes et leurs sorts pour endommager des objets. Les objets sont immunisés aux dégâts de poison et aux dégâts psychiques, mais ils sont sensibles aux attaques physiques et magiques de la même manière que les autres créatures. Le MJ fixe ainsi la Valeur de défense et le nombre de points d’action d’un objet et décide si certains objets possèdent une résistance ou une immunité qui les protège de certaines attaques (il peut être difficile de trancher une corde avec une massue, par exemple). Les objets échouent automatiquement à tous leurs jets de sauvegarde de Force et de Dextérité et ils sont immunisés aux effets qui impliquent d’autres types de sauvegardes. Quand un objet est réduit à 0 point de structure, il se brise.</text:p>
      <text:p text:style-name="Text_20_body">Un personnage peut aussi faire un test de Force pour tenter de briser un objet. C’est au MJ de déterminer le DD d’un tel test.</text:p>
      <text:h text:style-name="Heading_20_4" text:outline-level="4"><text:bookmark-start text:name="_entre_les_aventures"/>Entre les aventures<text:bookmark-end text:name="_entre_les_aventures"/></text:h>
      <text:h text:style-name="Heading_20_5" text:outline-level="5"><text:bookmark-start text:name="_vendre_son_butin"/>Vendre son butin<text:bookmark-end text:name="_vendre_son_butin"/></text:h>
      <text:p text:style-name="First_20_paragraph"><text:span text:style-name="T1">Armes, armures et autre équipement</text:span>. En règle générale, les armes, armures et autres pièces d’équipements qui ne sont pas endommagées se revendent à la moitié de leur prix dans un marché.</text:p>
      <text:p text:style-name="Text_20_body"><text:span text:style-name="T1">Gemmes, bijoux et œuvres d’art</text:span>. Ces objets peuvent être vendus à leur valeur réelle sur le marché et il est possible de les échanger contre de l’argent ou de les utiliser comme monnaie d’échange dans le cadre d’une transaction. S’il s’agit d’un objet d’une valeur exceptionnelle, le MJ peut vous demander de trouver un acheteur dans une grande ville ou au moins une communauté de taille importante.</text:p>
      <text:p text:style-name="Text_20_body"><text:span text:style-name="T1">Objets rares, mystiques et sacrés</text:span>. Revendre des objets magiques est problématique. S’il est assez facile de trouver quelqu’un disposé à acheter une potion ou un parchemin, d’autres objets ne sont à la portée que des nobles les plus riches. C’est aussi pourquoi, vous ne trouverez que rarement des objets magiques ou des sorts à vendre. La magie a une valeur bien supérieure à l’or et devrait toujours être considérée ainsi.</text:p>
      <text:p text:style-name="Text_20_body"><text:span text:style-name="T1">Troc</text:span>. Dans les régions reculées, la base du commerce est souvent le troc. Tout comme les gemmes et les œuvres d’art, les marchandises courantes (comme des lingots de fer, des sacs de sel, du bétail, etc.), conservent leur pleine valeur sur le marché et peuvent être utilisées comme monnaie d’échange.</text:p>
      <text:h text:style-name="Heading_20_5" text:outline-level="5"><text:bookmark-start text:name="_le_train_de_vie"/>Le train de vie<text:bookmark-end text:name="_le_train_de_vie"/></text:h>
      <text:h text:style-name="Heading_20_6" text:outline-level="6"><text:bookmark-start text:name="_coût_de_la_vie"/>Coût de la vie<text:bookmark-end text:name="_coût_de_la_vie"/></text:h>
      <text:p text:style-name="First_20_paragraph">Un train de vie permet d’avoir une idée simple de ce qu’il vous en coûte de vivre dans un monde fantastique. Un train de vie prend en compte le logement, la nourriture et les boissons, et tous vos besoins essentiels. Dans ces dépenses se trouve aussi le coût de l’entretien de votre équipement afin que vous soyez toujours prêt à repartir à l’aventure.</text:p>
      <text:p text:style-name="Text_20_body">Au début de chaque semaine ou de chaque mois (à vous de choisir), vous choisissez un train de vie dans le <text:a xlink:type="simple" xlink:href="#trains-de-vie" office:name=""><text:span text:style-name="Definition">tableau des trains de vie</text:span></text:a> et payez le coût indiqué. Les prix indiqués correspondant au coût de la vie pour une journée, donc pour calculer le coût de votre train de vie pour un mois, vous devez multiplier le prix indiqué par trente. Votre train de vie peut changer d’une période à l’autre en fonction de vos fonds, ou vous pouvez choisir de mener un même train de vie tout au long de la carrière de votre personnage.</text:p>
      <text:p text:style-name="Text_20_body">Votre train de vie n’est pas sans conséquence. Maintenir un train de vie élevé peut vous permettre d’entrer en contact avec des gens riches et puissants, mais il risque aussi d’attirer des voleurs. Et si vivre plus chichement peut vous permettre d’éviter d’attirer l’attention des criminels, vous aurez aussi bien moins de chance de nouer des liens avec les puissants.</text:p>
      <text:p text:style-name="Text_20_body"><text:span text:style-name="T1">Mendiant</text:span>. Vous vivez dans des conditions inhumaines. Sans maison, vous vous abritez où vous pouvez, vous glissant discrètement dans des granges ou vous blottissant dans de vieilles caisses. Vous dépendez des bonnes grâces des gens mieux lotis que vous. De plus, la vie de mendiant regorge de dangers. Vous évoluez en effet dans un univers de violence, de maladie et de faim. D’autres mendiants convoitent votre armure, vos armes et votre équipement d’aventurier, qui représentent une fortune à leurs yeux. Vous n’êtes pas digne de l’attention de la plupart des gens.</text:p>
      <text:p text:style-name="Text_20_body"><text:span text:style-name="T1">Misérable</text:span>. Vous vivez dans une étable qui prend l’eau, une hutte au sol en terre battue juste à l’entrée de la ville, ou vous louez une chambre infestée par la vermine dans un des pires quartiers de la ville. Si vous avez de quoi vous protéger des éléments, vous évoluez dans un environnement où le désespoir et la violence, les maladies, la faim et le malheur sont monnaie courante. Vous passez généralement inaperçu, mais vous n’êtes pas protégé par beaucoup de lois. La plupart des gens qui mènent ce train de vie ont connu quelque terrible revers. Certains sont dérangés, d’autres sont des exilés ou simplement malades.</text:p>
      <text:p text:style-name="Text_20_body"><text:span text:style-name="T1">Pauvre</text:span>. Un train de vie pauvre signifie que vous devez vous passer des conforts que vous pouvez généralement trouver dans une communauté stable. Vous vous contentez de nourriture et d’un logement simples, de vêtements usés jusqu’à la corde et d’un avenir imprévisible. Une expérience supportable, même si elle est probablement désagréable. Vous logez peut être dans une chambre d’un asile de nuit ou dans une chambre commune au-dessus d’une taverne. Vous êtes protégé par quelques lois, mais vous devez toujours faire face à la violence, au crime et à la maladie. Les gens qui mènent cette vie sont généralement des ouvriers non qualifiés, des vendeurs de fruits et légumes, des colporteurs, des voleurs, des mercenaires, et d’autres personnes qui exercent des professions peu recommandables.</text:p>
      <text:p text:style-name="Text_20_body"><text:span text:style-name="T1">Modeste</text:span>. Un train de vie modeste vous permet d’éviter de vous retrouver dans les bas quartiers et de vous assurer un équipement en bon état. Vous vivez dans la vieille ville, louez une chambre dans une pension, une auberge ou un temple. Vous ne souffrez pas de la faim ou de la soif et, si votre mode de vie reste simple, vous évoluez au moins dans un environnement propre. Les gens qui mènent cette vie sont généralement des soldats qui ont une famille, des ouvriers, des étudiants, des ecclésiastiques, des magiciens errants, etc.</text:p>
      <text:p text:style-name="Text_20_body"><text:span text:style-name="T1">Confortable</text:span>. Si vous choisissez ce train de vie, cela signifie que vous pouvez vous permettre facilement de meilleurs habits et d’entretenir votre équipement. Vous vivez dans une petite maison dans un quartier de classe moyenne ou dans une chambre privée louée dans une bonne auberge. Vous fréquentez des marchands, des artisans compétents et des officiers militaires.</text:p>
      <text:p text:style-name="Text_20_body"><text:span text:style-name="T1">Riche</text:span>. Choisir ce mode de vie équivaut à mener une vie de luxe, même si vous n’avez pas le statut social associé aux fortunes de la vieille noblesse ou de la royauté. Vous menez une vie comparable à celle d’un marchand prospère, d’un fonctionnaire qui a les faveurs de la royauté ou du propriétaire de plusieurs échoppes. Vous vivez dans un logement fort respectable, généralement une grande maison dans un quartier en vogue ou une suite confortable dans une bonne auberge. Vous employez sûrement les services de quelques serviteurs.</text:p>
      <text:p text:style-name="Text_20_body"><text:span text:style-name="T1">Aristocratique</text:span>. Vous menez une vie d’abondance et de confort. Vous évoluez dans des cercles peuplés par les personnes les plus influentes de la communauté. Vous habitez dans un logis princier, peut-être une maison en ville dans un quartier cossu ou dans un appartement de la meilleure auberge de la ville. Vous dînez dans les meilleurs restaurants, vous vous êtes attaché les services du dernier tailleur à la mode et vos serviteurs répondent à vos moindres désirs. Vous êtes invités aux événements mondains organisés par les riches et les puissants et vous passez vos soirées en compagnie de politiciens, de responsables de guildes, de grands prêtres et d’aristocrates. Vous faites cependant face à des tentatives d’escroquerie et de trahison de grande envergure. Plus vous êtes riche, plus grandes sont vos chances de vous retrouver mêlé à une intrigue politique en tant que pion ou que participant.</text:p>
      <text:p text:style-name="Text_20_body">§§§ .table-container</text:p>
      <text:h text:style-name="Heading_20_7" text:outline-level="7"><text:bookmark-start text:name="_trains_de_vie"/>Trains de vie<text:bookmark-end text:name="_trains_de_vie"/></text:h>
      <table:table table:name="Table13" table:style-name="Table13">
        <table:table-column table:style-name="Table13.A"/>
        <table:table-column table:style-name="Table13.B"/>
        <table:table-header-rows>
          <table:table-row>
            <table:table-cell table:style-name="TableHeaderRowCell" office:value-type="string">
              <text:p text:style-name="Table_20_Heading">Train de vie</text:p>
            </table:table-cell>
            <table:table-cell table:style-name="TableHeaderRowCell" office:value-type="string">
              <text:p text:style-name="Table_20_Heading">Coût quotidien</text:p>
            </table:table-cell>
          </table:table-row>
        </table:table-header-rows>
        <table:table-row>
          <table:table-cell table:style-name="TableRowCell" office:value-type="string">
            <text:p text:style-name="Table_20_Contents"><text:span text:style-name="T1">mendiant</text:span></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misérable</text:span></text:p>
          </table:table-cell>
          <table:table-cell table:style-name="TableRowCell" office:value-type="string">
            <text:p text:style-name="Table_20_Contents">1 pa</text:p>
          </table:table-cell>
        </table:table-row>
        <table:table-row>
          <table:table-cell table:style-name="TableRowCell" office:value-type="string">
            <text:p text:style-name="Table_20_Contents"><text:span text:style-name="T1">pauvre</text:span></text:p>
          </table:table-cell>
          <table:table-cell table:style-name="TableRowCell" office:value-type="string">
            <text:p text:style-name="Table_20_Contents">2 pa</text:p>
          </table:table-cell>
        </table:table-row>
        <table:table-row>
          <table:table-cell table:style-name="TableRowCell" office:value-type="string">
            <text:p text:style-name="Table_20_Contents"><text:span text:style-name="T1">modeste</text:span></text:p>
          </table:table-cell>
          <table:table-cell table:style-name="TableRowCell" office:value-type="string">
            <text:p text:style-name="Table_20_Contents">1 po</text:p>
          </table:table-cell>
        </table:table-row>
        <table:table-row>
          <table:table-cell table:style-name="TableRowCell" office:value-type="string">
            <text:p text:style-name="Table_20_Contents"><text:span text:style-name="T1">confortable</text:span></text:p>
          </table:table-cell>
          <table:table-cell table:style-name="TableRowCell" office:value-type="string">
            <text:p text:style-name="Table_20_Contents">2 po</text:p>
          </table:table-cell>
        </table:table-row>
        <table:table-row>
          <table:table-cell table:style-name="TableRowCell" office:value-type="string">
            <text:p text:style-name="Table_20_Contents"><text:span text:style-name="T1">riche</text:span></text:p>
          </table:table-cell>
          <table:table-cell table:style-name="TableRowCell" office:value-type="string">
            <text:p text:style-name="Table_20_Contents">4 po</text:p>
          </table:table-cell>
        </table:table-row>
        <table:table-row>
          <table:table-cell table:style-name="TableRowCell" office:value-type="string">
            <text:p text:style-name="Table_20_Contents"><text:span text:style-name="T1">aristocratique</text:span></text:p>
          </table:table-cell>
          <table:table-cell table:style-name="TableRowCell" office:value-type="string">
            <text:p text:style-name="Table_20_Contents">10 po minimum</text:p>
          </table:table-cell>
        </table:table-row>
      </table:table>
      <text:p text:style-name="First_20_paragraph">§§§</text:p>
      <text:p text:style-name="Text_20_body">§§§ .hero</text:p>
      <text:h text:style-name="Heading_20_7" text:outline-level="7"><text:bookmark-start text:name="_autosuffisance"/>Autosuffisance<text:bookmark-end text:name="_autosuffisance"/></text:h>
      <text:p text:style-name="First_20_paragraph">Les dépenses et les trains de vie décrits dans cette section ont été pensés en partant du principe que vous passez votre temps en ville entre deux aventures et profitez des ressources que vous pouvez vous payer : acheter de la nourriture, louer un logement, payer un artisan pour affûter votre épée et réparer votre armure, et ainsi de suite. Certains personnages préfèrent cependant passer leur temps loin de la civilisation et se débrouiller dans la nature en vivant de chasse et de cueillette et en réparant eux-mêmes leur équipement.</text:p>
      <text:p text:style-name="Text_20_body">Vous pouvez mener un tel train de vie sans rien dépenser, mais cela vous prend beaucoup de temps. Si vous passez ainsi votre temps entre deux aventures sans exercer de profession, vous pouvez gagner de quoi mener un train de vie pauvre. Maîtriser la compétence Survie peut vous permettre de vivre l’équivalent d’une vie confortable. §§§</text:p>
      <text:h text:style-name="Heading_20_5" text:outline-level="5"><text:bookmark-start text:name="_moments_de_répit"/>Moments de répit<text:bookmark-end text:name="_moments_de_répit"/></text:h>
      <text:h text:style-name="Heading_20_6" text:outline-level="6"><text:bookmark-start text:name="_artisanat"/>Artisanat<text:bookmark-end text:name="_artisanat"/></text:h>
      <text:p text:style-name="First_20_paragraph">Votre PJ peut fabriquer des objets non-magiques, y compris de l’équipement d’exploration et des œuvres d’art. Pour cela, il doit maîtriser les outils correspondants aux objets que vous voulez fabriquer (généralement, des outils d’artisan). Vous pouvez également avoir besoin de matériaux spéciaux ou d’accéder à un lieu particulier. Par exemple, si votre personnage maîtrise les outils de forgeron, il doit avoir accès à une forge pour fabriquer un fer de hache ou une armure.</text:p>
      <text:p text:style-name="Text_20_body">Chaque jour de répit que vous consacrez à la fabrication d’objets vous permet de créer un ou plusieurs objets d’une valeur totale de 5 po. Si vous voulez fabriquer un objet dont la valeur marchande dépasse 5 po, vous avancez dans sa réalisation par tranche de 5 po par jour jusqu’à atteindre l’équivalent de la valeur marchande de l’objet. Par exemple, une armure finement cisellée (valeur marchande 1500 po) demande 300 jours de travail si votre PJ y travaille seul.</text:p>
      <text:p text:style-name="Text_20_body">Plusieurs personnages peuvent combiner leurs efforts pour construire un unique objet, dans la mesure où chaque personnage qui participe à cet effort maîtrise les outils adéquats et que tous les personnages travaillent dans un même lieu. Chaque personnage contribue à hauteur de 5 po par jour passé à la fabrication de l’objet. Par exemple, trois personnages maîtrisant tous les outils appropriés et travaillant dans un même lieu peuvent fabriquer une armure finement cisellée en 100 jours.</text:p>
      <text:p text:style-name="Text_20_body">De plus, pour chaque objet, les matériaux de construction vous coûtent la moitié de sa valeur marchande finale. Par exemple, fabriquer une hache d’armes d’une valeur de 10 po implique de dépenser 5 po en matériaux nécessaires à sa construction avant de débuter la fabrication.</text:p>
      <text:p text:style-name="Text_20_body">Pendant qu’un personnage est occupé à fabriquer des objets, il peut adopter un train de vie modeste sans avoir à payer le prix normal de 1 po par jour, ou un train de vie confortable à la moitié du coût habituel.</text:p>
      <text:h text:style-name="Heading_20_6" text:outline-level="6"><text:bookmark-start text:name="_exercer_une_profession"/>Exercer une profession<text:bookmark-end text:name="_exercer_une_profession"/></text:h>
      <text:p text:style-name="First_20_paragraph">Entre deux scénarios, votre personnage peut travailler. Cela concerne sans doute plutôt les personnages de bas niveau. Cela permet de maintenir un train de vie modeste sans avoir à payer 1 po par jour. Vous ne bénéficiez de ce traitement de faveur que tant que votre PJ travaille.</text:p>
      <text:p text:style-name="Text_20_body">Si votre personnage est membre d’une organisation qui peut lui fournir un emploi, comme un temple ou une guilde de voleurs, le PJ gagne assez pour assurer un train de vie confortable plutôt que modeste.</text:p>
      <text:p text:style-name="Text_20_body">Si votre PJ maîtrise la compétence Représentation et qu’il la met à profit pendant ses périodes de relâche, il gagne assez d’argent pour mener un train de vie riche.</text:p>
      <text:h text:style-name="Heading_20_6" text:outline-level="6"><text:bookmark-start text:name="_récupérer"/>Récupérer<text:bookmark-end text:name="_récupérer"/></text:h>
      <text:p text:style-name="First_20_paragraph">Un PJ peut mettre à profit une période de répit entre deux aventures pour se remettre d’une blessure handicapante, d’une maladie ou d’un empoisonnement.</text:p>
      <text:p text:style-name="Text_20_body">Après trois jours de repos, vous pouvez faire un <text:a xlink:type="simple" xlink:href="/utiliser-les-caracteristiques/#jets-de-sauvegarde" office:name=""><text:span text:style-name="Definition">jet de sauvegarde</text:span></text:a> de Constitution DD 1§. S’il est réussi, vous pouvez choisir l’un des bénéfices suivants :</text:p>
      <text:list text:style-name="L12">
        <text:list-item>
          <text:p text:style-name="P12">Annulez un effet qui vous empêche de regagner des points d’action.</text:p>
        </text:list-item>
        <text:list-item>
          <text:p text:style-name="P12">Pendant les prochaines 24 heures, vous bénéficiez d’un <text:a xlink:type="simple" xlink:href="/utiliser-les-caracteristiques/#avantage-et-desavantage" office:name=""><text:span text:style-name="Definition"><text:span text:style-name="T2">avantage</text:span></text:span></text:a> pour tous les jets de sauvegarde contre une maladie ou un poison dont vous subissez actuellement les effets</text:p>
        </text:list-item>
      </text:list>
      <text:h text:style-name="Heading_20_6" text:outline-level="6"><text:bookmark-start text:name="_mener_des_recherches"/>Mener des recherches<text:bookmark-end text:name="_mener_des_recherches"/></text:h>
      <text:p text:style-name="First_20_paragraph">Quand vous entamez vos recherches, le MJ détermine si vous pouvez trouver l’information qui vous intéresse, combien de temps cela vous prendra et si vos recherches sont soumises à certaines conditions (comme trouver un individu, un livre ou un lieu spécifique). Le MJ peut aussi vous demander de faire un <text:a xlink:type="simple" xlink:href="/utiliser-les-caracteristiques/#tests-de-caracteristique" office:name=""><text:span text:style-name="Definition">test de caractéristique</text:span></text:a> ou un test plus spécifique, comme un test d’Intelligence (Investigation) pour trouver les indices qui mettent votre PJ sur la bonne voie, ou un test de Charisme (Persuasion) pour vous assurer l’aide de quelqu’un. Une fois que ces conditions ont été remplies, votre PJ déniche l’information, si celle-ci est disponible.</text:p>
      <text:p text:style-name="Text_20_body">Pour chaque jour passé en recherches, vous devez dépenser 1 po pour couvrir les dépenses de cette entreprise. Cette somme s’ajoute au coût normal de votre train de vie.</text:p>
      <text:h text:style-name="Heading_20_6" text:outline-level="6"><text:bookmark-start text:name="_se_former"/>Se former<text:bookmark-end text:name="_se_former"/></text:h>
      <text:p text:style-name="First_20_paragraph">Votre personnage peut utiliser le temps libre entre deux aventures pour apprendre une nouvelle langue ou apprendre à maîtriser de nouveaux outils. Votre MJ peut vous donner des options additionnelles d’entraînement.</text:p>
      <text:p text:style-name="Text_20_body">Avant tout, votre personnage doit trouver quelqu’un qui accepte de l’instruire. Le MJ détermine combien de temps cela prend et si cela nécessite de faire un ou plusieurs <text:a xlink:type="simple" xlink:href="/utiliser-les-caracteristiques/#tests-de-caracteristique" office:name=""><text:span text:style-name="Definition">tests de caractéristique</text:span></text:a>.</text:p>
      <text:h text:style-name="Heading_20_4" text:outline-level="4"><text:bookmark-start text:name="_votre_formation_dure_250_jours_et_vous_coûte_1_po_par_jour_après_avoir_passé_le_temps_requis_et_payé_votre_dû_vous_connaissez_une_nouvelle_langue_ou_avez_gagné_la_maîtrise_dun_nouvel_outil"/>Votre formation dure 250 jours et vous coûte 1 po par jour. Après avoir passé le temps requis et payé votre dû, vous connaissez une nouvelle langue ou avez gagné la maîtrise d’un nouvel outil.<text:bookmark-end text:name="_votre_formation_dure_250_jours_et_vous_coûte_1_po_par_jour_après_avoir_passé_le_temps_requis_et_payé_votre_dû_vous_connaissez_une_nouvelle_langue_ou_avez_gagné_la_maîtrise_dun_nouvel_outil"/></text:h>
      <text:p text:style-name="First_20_paragraph">title: Combattre — </text:p>
      <text:h text:style-name="Heading_20_3" text:outline-level="3"><text:bookmark-start text:name="_combattre"/>Combattre<text:bookmark-end text:name="_combattre"/></text:h>
      <text:h text:style-name="Heading_20_4" text:outline-level="4"><text:bookmark-start text:name="_surprise"/>Surprise<text:bookmark-end text:name="_surprise"/></text:h>
      <text:p text:style-name="First_20_paragraph">Le MJ détermine qui est susceptible d’être pris par surprise. Si aucun des deux camps ne cherche à être discret, ils se remarquent automatiquement. Sinon, le MJ compare les résultats des tests de Dextérité (Discrétion) de toutes les créatures qui se cachent avec la valeur passive de Sagesse (Perception) de toutes les créatures qui appartiennent à l’autre camp. Tout personnage ou monstre qui ne remarque pas une menace est <text:a xlink:type="simple" xlink:href="/gerer-la-sante-du-personnage/#surpris" office:name=""><text:span text:style-name="Definition"><text:span text:style-name="T2">surpris</text:span></text:span></text:a> au début de la rencontre.</text:p>
      <text:p text:style-name="Text_20_body">Si vous êtes <text:a xlink:type="simple" xlink:href="/gerer-la-sante-du-personnage/#surpris" office:name=""><text:span text:style-name="Definition"><text:span text:style-name="T2">surpris</text:span></text:span></text:a>, vous ne pouvez pas bouger ou accomplir d’action lors de votre premier tour de combat, et vous ne pouvez pas non plus réagir jusqu’à la fin de ce tour. Il est possible qu’un seul membre d’un groupe soit <text:a xlink:type="simple" xlink:href="/gerer-la-sante-du-personnage/#surpris" office:name=""><text:span text:style-name="Definition"><text:span text:style-name="T2">surpris</text:span></text:span></text:a> et pas les autres.</text:p>
      <text:h text:style-name="Heading_20_4" text:outline-level="4"><text:bookmark-start text:name="_initiative_2"/>Initiative<text:bookmark-end text:name="_initiative_2"/></text:h>
      <text:p text:style-name="First_20_paragraph">L’initiative permet de déterminer l’ordre des tours pendant un combat. Au début du combat, chaque participant fait un test de Dextérité afin de déterminer son rang dans l’ordre d’initiative. Le MJ lance un seul dé pour un groupe de créatures identiques, de sorte que tous les membres de ce groupe agissent en même temps.</text:p>
      <text:p text:style-name="Text_20_body">Le MJ classe les combattants par ordre de Dextérité, en commençant par celui qui a eu le résultat le plus élevé à son test de Dextérité et en terminant par celui dont le résultat était le moins élevé. C’est dans cet ordre, appelé ordre d’initiative, que les combattants agiront à chaque round. L’ordre d’initiative reste le même d’un round à l’autre.</text:p>
      <text:p text:style-name="Text_20_body">En cas d’égalité, s’il s’agit de créatures contrôlées par le MJ, ce dernier choisit quelle créature agira avant l’autre. Si l’égalité concerne les héros, c’est aux joueurs de décider quel personnage agira le premier. Si un monstre et le personnage d’un joueur se trouvent à égalité, le MJ peut décider de l’ordre. Le MJ peut aussi décider que les personnages et monstres à égalité résolvent la situation par un nouveau jet de 3d6, auquel cas la créature qui a le résultat le plus haut agira avant l’autre.</text:p>
      <text:h text:style-name="Heading_20_4" text:outline-level="4"><text:bookmark-start text:name="_votre_tour"/>Votre tour<text:bookmark-end text:name="_votre_tour"/></text:h>
      <text:p text:style-name="First_20_paragraph">Pendant votre tour, vous pouvez <text:span text:style-name="T1">vous déplacer</text:span> d’une distance égale à votre vitesse et <text:span text:style-name="T1">accomplir une action</text:span>. C’est à vous de décider si vous voulez d’abord vous déplacer ou d’abord agir. Votre vitesse — parfois appelée aussi vitesse de déplacement  — est indiquée sur votre feuille de personnage.</text:p>
      <text:p text:style-name="Text_20_body">Les actions les plus courantes que vous pouvez accomplir sont décrites dans la section <text:a xlink:type="simple" xlink:href="#actions-en-combat" office:name=""><text:span text:style-name="Definition"><text:span text:style-name="T2">Actions en combat</text:span></text:span></text:a>, plus loin dans ce chapitre. Certaines aptitudes de classes ou d’autres capacités vous donnent un choix d’actions plus important.</text:p>
      <text:p text:style-name="Text_20_body">La section <text:a xlink:type="simple" xlink:href="#deplacement-et-position" office:name=""><text:span text:style-name="Definition"><text:span text:style-name="T2">Déplacement et position</text:span></text:span></text:a> vous explique les règles de déplacement.</text:p>
      <text:p text:style-name="Text_20_body">Vous pouvez décider de ne pas vous déplacer, ne pas agir, ou même de ne rien faire pendant votre tour. Si vous ne savez pas quoi faire pendant votre tour, vous pouvez envisager de choisir les actions <text:a xlink:type="simple" xlink:href="#esquiver" office:name=""><text:span text:style-name="Definition"><text:span text:style-name="T2">esquiver</text:span></text:span></text:a> ou <text:a xlink:type="simple" xlink:href="#se-tenir-pret" office:name=""><text:span text:style-name="Definition"><text:span text:style-name="T2">se tenir prêt</text:span></text:span></text:a>, décrites dans la section <text:a xlink:type="simple" xlink:href="#actions-en-combat" office:name=""><text:span text:style-name="Definition"><text:span text:style-name="T2">Actions en combat</text:span></text:span></text:a>.</text:p>
      <text:h text:style-name="Heading_20_5" text:outline-level="5"><text:bookmark-start text:name="_action_bonus"/>Action bonus<text:bookmark-end text:name="_action_bonus"/></text:h>
      <text:p text:style-name="First_20_paragraph">Plusieurs aptitudes de classes, sorts et autres capacités vous permettent d’accomplir une action supplémentaire lors de votre tour. L’aptitude ruse, par exemple, permet à un roublard d’accomplir une action bonus. Vous ne pouvez accomplir d’action bonus que si une capacité spéciale, un sort ou une aptitude stipule que vous pouvez « accomplir quelque chose comme action bonus ». Si ce n’est pas le cas, vous ne pouvez pas accomplir d’action bonus.</text:p>
      <text:p text:style-name="Text_20_body">Vous ne pouvez accomplir qu’une seule action bonus pendant votre tour. Si vous avez le choix entre plusieurs actions bonus, vous devez donc choisir quelle action bonus accomplir.</text:p>
      <text:p text:style-name="Text_20_body">Vous devez attendre votre tour pour accomplir une action bonus, sauf si celle-ci se déroule à un moment bien précis indiqué alors dans son descriptif. Tout effet qui vous empêche d’accomplir des actions vous empêche également d’accomplir des actions bonus.</text:p>
      <text:h text:style-name="Heading_20_5" text:outline-level="5"><text:bookmark-start text:name="_autres_activités_pendant_votre_tour"/>Autres activités pendant votre tour<text:bookmark-end text:name="_autres_activités_pendant_votre_tour"/></text:h>
      <text:p text:style-name="First_20_paragraph">Pendant votre tour, vous pouvez faire de nombreuses choses qui ne vous demandent pas de vous déplacer ni d’utiliser une action.</text:p>
      <text:p text:style-name="Text_20_body">Vous pouvez communiquer, dans la mesure du possible, par phrases brèves ou par gestes.</text:p>
      <text:p text:style-name="Text_20_body">Vous pouvez aussi librement interagir avec un objet ou un élément de l’environnement, soit pendant votre déplacement, soit pendant votre action. Par exemple, vous pouvez profiter de votre mouvement vers un ennemi pour ouvrir une porte. Ou alors, vous pouvez dégainer votre arme pendant la même action que vous utilisez pour attaquer.</text:p>
      <text:p text:style-name="Text_20_body">Néanmoins, si vous voulez interagir avec un second objet, alors vous devez utiliser une action. Par exemple, si vous souhaitez vous déplacer, ouvrir la porte et dégainer votre épée, alors votre tour de jeu sera terminé. Vous ne pourrez pas attaquer car votre action aura été utilisée pour interagir avec un second objet.</text:p>
      <text:p text:style-name="Text_20_body">Pour utiliser certains objets magiques et autres objets spéciaux, vous devrez toujours utiliser une action, conformément à ce qui est indiqué dans la description de ces objets.</text:p>
      <text:p text:style-name="Text_20_body">Le MJ peut vous demander d’utiliser une action pour n’importe quelle activité qui requiert une attention particulière ou lorsque vous vous trouvez face à un obstacle inhabituel. Par exemple, le MJ peut raisonnablement vous demander d’utiliser une action pour forcer une porte coincée ou pour tourner une manivelle qui fera descendre un pont-levis.</text:p>
      <text:p text:style-name="Text_20_body">§§§ .hero</text:p>
      <text:h text:style-name="Heading_20_6" text:outline-level="6"><text:bookmark-start text:name="_interagir_avec_les_objets_alentours"/>Interagir avec les objets alentours<text:bookmark-end text:name="_interagir_avec_les_objets_alentours"/></text:h>
      <text:p text:style-name="First_20_paragraph">Voici quelques exemples de ce que vous pouvez accomplir librement, en même temps que votre déplacement ou que votre action. Pour rappel, vous ne pouvez interagir librement qu’avec un seul objet par tour de jeu. Interagir avec deux objets vous oblige à utiliser votre action.</text:p>
      <text:list text:style-name="L13">
        <text:list-item>
          <text:p text:style-name="P13">Dégainer ou rengainer une épée</text:p>
        </text:list-item>
        <text:list-item>
          <text:p text:style-name="P13">Ouvrir ou fermer une porte</text:p>
        </text:list-item>
        <text:list-item>
          <text:p text:style-name="P13">Prendre une potion dans votre sac à dos</text:p>
        </text:list-item>
        <text:list-item>
          <text:p text:style-name="P13">Ramasser une hache tombée au sol</text:p>
        </text:list-item>
        <text:list-item>
          <text:p text:style-name="P13">Prendre un bibelot posé sur une table</text:p>
        </text:list-item>
        <text:list-item>
          <text:p text:style-name="P13">Retirer un anneau de votre doigt</text:p>
        </text:list-item>
        <text:list-item>
          <text:p text:style-name="P13">Enfourner de la nourriture dans votre bouche</text:p>
        </text:list-item>
        <text:list-item>
          <text:p text:style-name="P13">Planter une bannière dans le sol</text:p>
        </text:list-item>
        <text:list-item>
          <text:p text:style-name="P13">Prendre de l’argent dans votre bourse</text:p>
        </text:list-item>
        <text:list-item>
          <text:p text:style-name="P13">Finir toute la bière d’une cruche</text:p>
        </text:list-item>
        <text:list-item>
          <text:p text:style-name="P13">Actionner un levier ou un interrupteur</text:p>
        </text:list-item>
        <text:list-item>
          <text:p text:style-name="P13">Retirer une torche de son support</text:p>
        </text:list-item>
        <text:list-item>
          <text:p text:style-name="P13">Prendre un livre sur une étagère qui se trouve à votre portée</text:p>
        </text:list-item>
        <text:list-item>
          <text:p text:style-name="P13">Éteindre une petite flamme</text:p>
        </text:list-item>
        <text:list-item>
          <text:p text:style-name="P13">Mettre un masque</text:p>
        </text:list-item>
        <text:list-item>
          <text:p text:style-name="P13">Vous couvrir la tête avec la capuche de votre manteau</text:p>
        </text:list-item>
        <text:list-item>
          <text:p text:style-name="P13">Plaquer votre oreille contre une porte</text:p>
        </text:list-item>
        <text:list-item>
          <text:p text:style-name="P13">Donner un coup de pied dans une petite pierre</text:p>
        </text:list-item>
        <text:list-item>
          <text:p text:style-name="P13">Tourner une clef dans une serrure</text:p>
        </text:list-item>
        <text:list-item>
          <text:p text:style-name="P13">Frapper le sol avec un bâton de 3 mètres</text:p>
        </text:list-item>
        <text:list-item>
          <text:p text:style-name="P13">Tendre un objet à un autre personnage §§§</text:p>
        </text:list-item>
      </text:list>
      <text:h text:style-name="Heading_20_4" text:outline-level="4"><text:bookmark-start text:name="_réaction"/>Réaction<text:bookmark-end text:name="_réaction"/></text:h>
      <text:p text:style-name="First_20_paragraph">Certaines capacités spéciales, sorts ou situations permettent à votre personnage d’accomplir une action spéciale appelée une <text:span text:style-name="T1">réaction</text:span>. Une réaction est une réponse instantanée déclenchée par un stimulus qui peut se produire pendant votre tour ou celui de quelqu’un d’autre. Le type de réaction le plus courant est l’attaque d’opportunité, décrite plus loin dans ce chapitre.</text:p>
      <text:p text:style-name="Text_20_body">Quand vous réagissez, vous ne pouvez pas réagir de nouveau avant le début de votre prochain tour. Si la réaction interrompt le tour d’une autre créature, celle-ci finit son tour normalement après la résolution de la réaction.</text:p>
      <text:h text:style-name="Heading_20_4" text:outline-level="4"><text:bookmark-start text:name="_déplacement_et_position"/>Déplacement et position<text:bookmark-end text:name="_déplacement_et_position"/></text:h>
      <text:p text:style-name="First_20_paragraph">Au cours d’un combat, les héros et leurs adversaires sont constamment en mouvement et utilisent souvent leur déplacement ou leur position pour tenter de prendre le dessus sur leurs ennemis.</text:p>
      <text:p text:style-name="Text_20_body">Lors de votre tour, vous pouvez vous déplacer d’une distance inférieure ou égale à votre vitesse. Dans les limites de votre vitesse, vous pouvez parcourir la distance que vous souhaitez pendant votre tour en suivant les règles présentées ici.</text:p>
      <text:p text:style-name="Text_20_body">Dans le cadre de votre mouvement, vous pouvez sauter, escalader et nager. Ces différents modes de déplacement peuvent être combinés avec la marche ou constituer l’ensemble de votre déplacement. Quelle que soit la manière dont vous vous déplacez, vous devez déduire de votre vitesse la distance utilisée par chacun de vos modes de déplacement jusqu’à ce que vous ayez épuisé votre jauge de déplacement ou que vous ayez décidé de vous arrêter.</text:p>
      <text:h text:style-name="Heading_20_5" text:outline-level="5"><text:bookmark-start text:name="_fragmenter_votre_mouvement"/>Fragmenter votre mouvement<text:bookmark-end text:name="_fragmenter_votre_mouvement"/></text:h>
      <text:p text:style-name="First_20_paragraph">Pendant votre tour, vous pouvez fragmenter votre déplacement et utiliser une partie de votre déplacement avant votre action et le reste après celle-ci. Par exemple, si votre vitesse est de 9 mètres, vous pouvez vous déplacer de 3 mètres, faire une action, puis parcourir les 6 mètres restant.</text:p>
      <text:h text:style-name="Heading_20_5" text:outline-level="5"><text:bookmark-start text:name="_se_déplacer_entre_des_attaques"/>Se déplacer entre des attaques<text:bookmark-end text:name="_se_déplacer_entre_des_attaques"/></text:h>
      <text:p text:style-name="First_20_paragraph">Si vous utilisez une action qui vous permet de porter plusieurs attaques avec une arme, vous pouvez fragmenter encore plus votre déplacement et vous déplacer entre ces attaques. Par exemple, un guerrier qui peut porter deux attaques grâce à l’aptitude attaque supplémentaire et qui a une vitesse de 7,50 mètres peut se déplacer de 3 mètres, porter sa première attaque, se déplacer de 4,50 mètres supplémentaires et porter sa seconde attaque.</text:p>
      <text:h text:style-name="Heading_20_5" text:outline-level="5"><text:bookmark-start text:name="_utiliser_différentes_vitesses"/>Utiliser différentes vitesses<text:bookmark-end text:name="_utiliser_différentes_vitesses"/></text:h>
      <text:p text:style-name="First_20_paragraph">Si vous avez la capacité de vous déplacer à plusieurs vitesses, comme une vitesse au sol et une vitesse en nage, par exemple, vous pouvez alterner les deux lors de votre déplacement. À chaque fois que vous passez d’un type de vitesse à l’autre, vous devez soustraire la distance que vous avez déjà parcourue de la nouvelle jauge de vitesse. Le résultat indique quelle distance vous pouvez encore parcourir. Si ce résultat est de 0 ou moins, vous ne pouvez plus vous déplacer pendant ce tour.</text:p>
      <text:h text:style-name="Heading_20_5" text:outline-level="5"><text:bookmark-start text:name="_terrain_difficile_2"/>Terrain difficile<text:bookmark-end text:name="_terrain_difficile_2"/></text:h>
      <text:p text:style-name="First_20_paragraph">Un combat se déroule rarement sur le sol d’une pièce vide ou dans une plaine bien dégagée. Que ce soit sur le sol irrégulier d’une caverne, au milieu d’une forêt envahie de bruyères, ou dans un escalier glissant, un champ de bataille est généralement un terrain difficile.</text:p>
      <text:p text:style-name="Text_20_body">Chaque mètre parcouru sur un terrain difficile coûte un mètre de déplacement supplémentaire. Votre vitesse est ainsi divisée par deux. Si plusieurs obstacles qui justifieraient en eux-mêmes de considérer un terrain comme difficile se cumulent sur un seul terrain (un escalier raide ET encombré de gravats), le coût du déplacement reste le même et ne se cumule pas. Votre vitesse reste divisée par deux, et non par trois ou quatre…​</text:p>
      <text:p text:style-name="Text_20_body">Des meubles bas, des gravats, des buissons, des escaliers raides, de la neige ou des fondrières sont autant d’exemples de terrains difficiles. L’emplacement occupé par une autre créature est également considéré comme un terrain difficile.</text:p>
      <text:h text:style-name="Heading_20_5" text:outline-level="5"><text:bookmark-start text:name="_être_à_terre"/>Être à terre<text:bookmark-end text:name="_être_à_terre"/></text:h>
      <text:p text:style-name="First_20_paragraph">Il n’est pas rare que des combattants se trouvent au sol, allongés par terre, qu’ils aient été renversés ou qu’ils se soient eux-mêmes jetés au sol. Dans le cadre du jeu, on dit qu’ils sont <text:a xlink:type="simple" xlink:href="/gerer-la-sante-du-personnage/#a-terre" office:name=""><text:span text:style-name="Definition"><text:span text:style-name="T2">à terre</text:span></text:span></text:a>, un état décrit dans le chapitre <text:a xlink:type="simple" xlink:href="/gerer-la-sante-du-personnage/#a-terre" office:name=""><text:span text:style-name="Definition"><text:span text:style-name="T2">Gérer la santé du personnage - À terre</text:span></text:span></text:a>.</text:p>
      <text:p text:style-name="Text_20_body">Vous pouvez vous <text:span text:style-name="T1">jeter au sol</text:span> sans avoir à utiliser de votre déplacement. Vous <text:span text:style-name="T1">relever</text:span> vous demande plus d’efforts et vous coûte la moitié de votre déplacement total.</text:p>
      <text:p text:style-name="Text_20_body">Par exemple, si votre vitesse est de 9 mètres, vous devez utiliser 4,50 mètres pour vous relever. Vous ne pouvez pas vous relever si votre jauge de déplacement n’est pas suffisante ou est réduite à 0.</text:p>
      <text:p text:style-name="Text_20_body">Pour vous déplacer quand vous êtes <text:a xlink:type="simple" xlink:href="/gerer-la-sante-du-personnage/#a-terre" office:name=""><text:span text:style-name="Definition"><text:span text:style-name="T2">à terre</text:span></text:span></text:a>, vous devez <text:span text:style-name="T1">ramper</text:span> ou utiliser une magie comme la téléportation. Quand vous rampez, chaque mètre parcouru vous coûte 1 mètre supplémentaire. Votre vitesse de déplacement est donc divisée par deux. De plus, si vous rampez sur 1 mètre en terrain difficile, cela vous coûte en réalité 3 mètres de déplacement, votre vitesse est donc divisée par trois.</text:p>
      <text:h text:style-name="Heading_20_5" text:outline-level="5"><text:bookmark-start text:name="_se_déplacer_au_milieux_dautres_créatures"/>Se déplacer au milieux d’autres créatures<text:bookmark-end text:name="_se_déplacer_au_milieux_dautres_créatures"/></text:h>
      <text:p text:style-name="First_20_paragraph">Vous pouvez traverser l’emplacement d’une créature qui ne vous est pas hostile. En revanche, vous ne pouvez traverser l’emplacement occupé par une créature hostile que si celle-ci fait deux tailles de plus ou de moins que vous. N’oubliez pas que l’emplacement occupé par une autre créature est considéré comme un terrain difficile.</text:p>
      <text:p text:style-name="Text_20_body">Qu’une créature soit amie ou ennemie, vous ne pouvez pas volontairement vous arrêter sur l’emplacement qu’elle occupe.</text:p>
      <text:p text:style-name="Text_20_body">Si vous vous mettez hors de portée de la capacité d’allonge d’une créature pendant votre déplacement, vous provoquez une attaque d’opportunité, ainsi qu’expliqué plus loin dans ce chapitre.</text:p>
      <text:h text:style-name="Heading_20_5" text:outline-level="5"><text:bookmark-start text:name="_déplacement_en_vol"/>Déplacement en vol<text:bookmark-end text:name="_déplacement_en_vol"/></text:h>
      <text:p text:style-name="First_20_paragraph">Les créatures volantes bénéficient d’une grande mobilité. En revanche elles doivent également composer avec le risque de tomber. Si une créature volante est jetée <text:a xlink:type="simple" xlink:href="/gerer-la-sante-du-personnage/#a-terre" office:name=""><text:span text:style-name="Definition"><text:span text:style-name="T2">à terre</text:span></text:span></text:a>, voit sa vitesse réduite à 0 ou se retrouve d’une manière ou d’une autre dans l’incapacité de bouger, elle chute, à moins d’être en mesure de faire du vol stationnaire ou d’être maintenue dans les airs.</text:p>
      <text:h text:style-name="Heading_20_5" text:outline-level="5"><text:bookmark-start text:name="_taille_des_créatures"/>Taille des créatures<text:bookmark-end text:name="_taille_des_créatures"/></text:h>
      <text:p text:style-name="First_20_paragraph">Chaque créature occupe une surface plus ou moins importante en fonction de sa taille. Le <text:a xlink:type="simple" xlink:href="#categories-de-tailles" office:name=""><text:span text:style-name="Definition">tableau des catégories de tailles</text:span></text:a> qui suit indique la taille de la surface occupée et contrôlée en combat par une créature d’une taille donnée. Les objets utilisent parfois les mêmes catégories de taille.</text:p>
      <text:h text:style-name="Heading_20_6" text:outline-level="6"><text:bookmark-start text:name="_catégories_de_tailles"/>Catégories de tailles<text:bookmark-end text:name="_catégories_de_taille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Taille</text:p>
            </table:table-cell>
            <table:table-cell table:style-name="TableHeaderRowCell" office:value-type="string">
      </table:table-cell>
            <table:table-cell table:style-name="TableHeaderRowCell" office:value-type="string">
              <text:p text:style-name="Table_20_Heading">Espace occupé</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TP</text:p>
          </table:table-cell>
          <table:table-cell table:style-name="TableRowCell" office:value-type="string">
            <text:p text:style-name="Table_20_Contents">Carré de 0,75 mètre de côté</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P</text:p>
          </table:table-cell>
          <table:table-cell table:style-name="TableRowCell" office:value-type="string">
            <text:p text:style-name="Table_20_Contents">Carré de 1,50 mètres de côté</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M</text:p>
          </table:table-cell>
          <table:table-cell table:style-name="TableRowCell" office:value-type="string">
            <text:p text:style-name="Table_20_Contents">Carré de 1,50 mètres de côté</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G</text:p>
          </table:table-cell>
          <table:table-cell table:style-name="TableRowCell" office:value-type="string">
            <text:p text:style-name="Table_20_Contents">Carré de 3 mètres de côté</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TG</text:p>
          </table:table-cell>
          <table:table-cell table:style-name="TableRowCell" office:value-type="string">
            <text:p text:style-name="Table_20_Contents">Carré de 4,50 mètres de côté</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Gig</text:p>
          </table:table-cell>
          <table:table-cell table:style-name="TableRowCell" office:value-type="string">
            <text:p text:style-name="Table_20_Contents">Carré de 6 mètres de côté</text:p>
          </table:table-cell>
        </table:table-row>
      </table:table>
      <text:h text:style-name="Heading_20_6" text:outline-level="6"><text:bookmark-start text:name="_emplacement"/>Emplacement<text:bookmark-end text:name="_emplacement"/></text:h>
      <text:p text:style-name="First_20_paragraph">L’emplacement d’une créature correspond à la surface qu’elle contrôle lors d’un combat et non à la surface qu’elle occupe réellement. Par exemple, une créature de taille moyenne classique ne fait pas 1,50 mètre de large, mais elle contrôle une surface de 1,50 mètre de côté. Si un hobgobelin de taille moyenne se trouve dans l’embrasure d’une porte de 1,50 mètre de large, les autres créatures ne peuvent passer que si le hobgobelin leur permet.</text:p>
      <text:p text:style-name="Text_20_body">L’emplacement occupé par une créature donne aussi la taille de l’espace qu’il lui faut pour combattre efficacement. C’est pour cette raison qu’il y a une limite au nombre de créatures qui peuvent en encercler une autre en combat. En imaginant un combat entre des créatures de taille moyenne, huit créatures seulement peuvent tenir dans un rayon de 1,50 mètre autour d’une autre.</text:p>
      <text:p text:style-name="Text_20_body">Les créatures plus grandes occupent un emplacement plus important. Et le nombre maximum d’entre elles qui permet d’encercler en même temps une créature est donc plus réduit. Par exemple, si des grandes créatures veulent encercler une créature de taille moyenne ou plus petite, le chiffre maximum est alors de cinq. En revanche, une créature gigantesque peut être encerclée par vingt créatures de taille moyenne.</text:p>
      <text:h text:style-name="Heading_20_6" text:outline-level="6"><text:bookmark-start text:name="_se_faufiler_dans_un_espace_réduit"/>Se faufiler dans un espace réduit<text:bookmark-end text:name="_se_faufiler_dans_un_espace_réduit"/></text:h>
      <text:p text:style-name="First_20_paragraph">Une créature peut se faufiler dans un espace minimum d’une taille égale à l’espace contrôlé par une créature de la catégorie de taille inférieure à la sienne. Ainsi, une grande créature peut se faufiler dans un passage qui ne fait que 1,50 mètre de large. Mais en se faufilant dans un tel espace, chaque mètre parcouru par la créature lui coûte 1 mètre de déplacement supplémentaire et elle subit un <text:a xlink:type="simple" xlink:href="/utiliser-les-caracteristiques/#avantage-et-desavantage" office:name=""><text:span text:style-name="Definition"><text:span text:style-name="T2">désavantage</text:span></text:span></text:a> sur les jets d’attaque et les jets de sauvegarde de Dextérité. À l’inverse, toute créature qui attaque celle qui se faufile obtient l’<text:a xlink:type="simple" xlink:href="/utiliser-les-caracteristiques/#avantage-et-desavantage" office:name=""><text:span text:style-name="Definition"><text:span text:style-name="T2">avantage</text:span></text:span></text:a> sur ses jets d’attaque tant que sa cible se trouve dans un espace trop petit pour elle.</text:p>
      <text:h text:style-name="Heading_20_4" text:outline-level="4"><text:bookmark-start text:name="_actions_en_combat"/>Actions en combat<text:bookmark-end text:name="_actions_en_combat"/></text:h>
      <text:p text:style-name="First_20_paragraph">Quand vous accomplissez une action lors de votre tour, vous avez le choix entre les actions présentées ci-dessous, une action qui dépend de votre classe ou d’une aptitude particulière, ou, enfin, une action que vous improvisez. De nombreux monstres possèdent des actions qui leurs sont propres et qui sont présentées dans leur profils statistiques.</text:p>
      <text:p text:style-name="Text_20_body">Quand vous décrivez une action qui n’est pas présentée dans les règles, c’est au MJ de décider si vous pouvez accomplir cette action et si vous devez faire un jet de dés spécifique pour déterminer votre succès ou votre échec.</text:p>
      <text:h text:style-name="Heading_20_5" text:outline-level="5"><text:bookmark-start text:name="_aider"/>Aider<text:bookmark-end text:name="_aider"/></text:h>
      <text:p text:style-name="First_20_paragraph">Vous pouvez apporter votre aide à une autre créature pour réaliser une tâche. Quand vous choisissez l’action <text:a xlink:type="simple" xlink:href="/combattre/#aider" office:name=""><text:span text:style-name="Definition"><text:span text:style-name="T2">aider</text:span></text:span></text:a>, la créature que vous aidez obtient un <text:a xlink:type="simple" xlink:href="/utiliser-les-caracteristiques/#avantage-et-desavantage" office:name=""><text:span text:style-name="Definition"><text:span text:style-name="T2">avantage</text:span></text:span></text:a> sur le prochain <text:a xlink:type="simple" xlink:href="/utiliser-les-caracteristiques/#tests-de-caracteristique" office:name=""><text:span text:style-name="Definition">test de caractéristique</text:span></text:a> qu’elle fait dans le but d’accomplir la tâche pour laquelle vous coopérez, mais seulement si elle fait ce test avant le début de votre prochain tour.</text:p>
      <text:p text:style-name="Text_20_body">Vous pouvez aussi <text:a xlink:type="simple" xlink:href="/combattre/#aider" office:name=""><text:span text:style-name="Definition"><text:span text:style-name="T2">aider</text:span></text:span></text:a> une créature amicale qui veut <text:a xlink:type="simple" xlink:href="/combattre/#attaquer" office:name=""><text:span text:style-name="Definition"><text:span text:style-name="T2">attaquer</text:span></text:span></text:a> une autre créature qui se trouve dans un rayon de 1,50 mètre de vous. Vous faites une feinte, tentez de distraire la cible ou participez d’une manière ou d’une autre afin de rendre l’attaque de votre allié plus efficace. Si votre allié attaque la cible avant le début de votre prochain tour, il obtient un <text:a xlink:type="simple" xlink:href="/utiliser-les-caracteristiques/#avantage-et-desavantage" office:name=""><text:span text:style-name="Definition"><text:span text:style-name="T2">avantage</text:span></text:span></text:a> sur son premier <text:a xlink:type="simple" xlink:href="/combattre/#jets-d-attaque" office:name=""><text:span text:style-name="Definition">jet d’attaque</text:span></text:a>.</text:p>
      <text:h text:style-name="Heading_20_5" text:outline-level="5"><text:bookmark-start text:name="_attaquer"/>Attaquer<text:bookmark-end text:name="_attaquer"/></text:h>
      <text:p text:style-name="First_20_paragraph">L’action de combat la plus courante est <text:a xlink:type="simple" xlink:href="/combattre/#attaquer" office:name=""><text:span text:style-name="Definition"><text:span text:style-name="T2">attaquer</text:span></text:span></text:a>, que ce soit en frappant avec une épée, en tirant une flèche avec un arc ou en combattant à mains nues.</text:p>
      <text:p text:style-name="Text_20_body">Cette action vous permet de réaliser une attaque de corps-à-corps ou à distance. Reportez-vous à la section <text:a xlink:type="simple" xlink:href="#porter-une-attaque" office:name=""><text:span text:style-name="Definition"><text:span text:style-name="T2">Porter une attaque</text:span></text:span></text:a> pour découvrir les règles qui s’appliquent à l’attaque.</text:p>
      <text:p text:style-name="Text_20_body">Certaines aptitudes, comme l’attaque supplémentaire du guerrier, permettent à votre personnage de porter plus d’une attaque avec cette action.</text:p>
      <text:h text:style-name="Heading_20_5" text:outline-level="5"><text:bookmark-start text:name="_chercher"/>Chercher<text:bookmark-end text:name="_chercher"/></text:h>
      <text:p text:style-name="First_20_paragraph">Quand vous choisissez l’action <text:span text:style-name="T2">chercher</text:span>, toute votre attention est tournée vers l’objet de votre recherche. En fonction de ce que vous cherchez, le MJ peut vous demander de faire un test de Sagesse (Perception) ou un d’Intelligence (Investigation).</text:p>
      <text:h text:style-name="Heading_20_5" text:outline-level="5"><text:bookmark-start text:name="_esquiver"/>Esquiver<text:bookmark-end text:name="_esquiver"/></text:h>
      <text:p text:style-name="First_20_paragraph">Quand vous choisissez l’action <text:a xlink:type="simple" xlink:href="/combattre/#esquiver" office:name=""><text:span text:style-name="Definition"><text:span text:style-name="T2">esquiver</text:span></text:span></text:a>, votre unique objectif est d’éviter les attaques. Jusqu’au début de votre tour suivant, tout <text:a xlink:type="simple" xlink:href="/combattre/#jets-d-attaque" office:name=""><text:span text:style-name="Definition">jet d’attaque</text:span></text:a> qui vous prend pour cible subit un <text:a xlink:type="simple" xlink:href="/utiliser-les-caracteristiques/#avantage-et-desavantage" office:name=""><text:span text:style-name="Definition"><text:span text:style-name="T2">désavantage</text:span></text:span></text:a> si vous pouvez voir l’attaquant, et vous bénéficiez d’un <text:a xlink:type="simple" xlink:href="/utiliser-les-caracteristiques/#avantage-et-desavantage" office:name=""><text:span text:style-name="Definition"><text:span text:style-name="T2">avantage</text:span></text:span></text:a> pour tout <text:a xlink:type="simple" xlink:href="/utiliser-les-caracteristiques/#jets-de-sauvegarde" office:name=""><text:span text:style-name="Definition">jet de sauvegarde</text:span></text:a> de Dextérité. Vous perdez les bénéfices de cette action si vous êtes <text:a xlink:type="simple" xlink:href="/gerer-la-sante-du-personnage/#neutralise" office:name=""><text:span text:style-name="Definition"><text:span text:style-name="T2">neutralisé</text:span></text:span></text:a> ou si votre vitesse est réduite à 0. Il ne faut pas confondre l’action esquiver et la réaction défensive esquiver. Les deux modes peuvent être utilisés simultanément dans le même tour.</text:p>
      <text:h text:style-name="Heading_20_5" text:outline-level="5"><text:bookmark-start text:name="_lancer_un_sort"/>Lancer un sort<text:bookmark-end text:name="_lancer_un_sort"/></text:h>
      <text:p text:style-name="First_20_paragraph">Les lanceurs de sort, comme les magiciens et les clercs ainsi que de nombreux monstres, ont accès à des sorts qu’ils peuvent utiliser avec une redoutable efficacité en combat. À chaque sort correspond un temps d’incantation : le descriptif du sort indique si le lancement du sort nécessite d’utiliser une action ou une réaction, ou doit être préparé pendant plusieurs minutes ou heures. <text:span text:style-name="T2">Lancer un sort</text:span> n’est donc pas nécessairement une action. La plupart des sorts ont un temps d’incantation d’une action, un lanceur de sort utilisera à ce moment une action de combat pour lancer un tel sort.</text:p>
      <text:h text:style-name="Heading_20_5" text:outline-level="5"><text:bookmark-start text:name="_se_cacher_2"/>Se cacher<text:bookmark-end text:name="_se_cacher_2"/></text:h>
      <text:p text:style-name="First_20_paragraph">Quand vous choisissez l’action <text:a xlink:type="simple" xlink:href="/combattre/#se-cacher" office:name=""><text:span text:style-name="Definition"><text:span text:style-name="T2">se cacher</text:span></text:span></text:a>, vous devez faire un test de Dextérité (Discrétion) pour tenter de vous cacher en suivant les règles appropriées. Si vous réussissez, vous gagnez certains des bénéfices associés à cet état, tels qu’ils sont décrits dans la section <text:a xlink:type="simple" xlink:href="#attaquants-et-cibles-invisibles" office:name=""><text:span text:style-name="Definition"><text:span text:style-name="T2">Attaquants et cibles invisibles</text:span></text:span></text:a>.</text:p>
      <text:h text:style-name="Heading_20_5" text:outline-level="5"><text:bookmark-start text:name="_se_désengager"/>Se désengager<text:bookmark-end text:name="_se_désengager"/></text:h>
      <text:p text:style-name="First_20_paragraph">Si vous choisissez l’action <text:a xlink:type="simple" xlink:href="/combattre/#se-desengager" office:name=""><text:span text:style-name="Definition"><text:span text:style-name="T2">se désengager</text:span></text:span></text:a>, vous pouvez vous déplacer sans risquer de créer des attaques d’opportunités jusqu’à la fin du tour.</text:p>
      <text:h text:style-name="Heading_20_5" text:outline-level="5"><text:bookmark-start text:name="_se_précipiter"/>Se précipiter<text:bookmark-end text:name="_se_précipiter"/></text:h>
      <text:p text:style-name="First_20_paragraph">Quand vous choisissez l’action <text:a xlink:type="simple" xlink:href="/combattre/#se-precipiter" office:name=""><text:span text:style-name="Definition"><text:span text:style-name="T2">se précipiter</text:span></text:span></text:a>, la distance que vous pouvez parcourir est augmentée jusqu’à la fin du tour. Ce bonus de déplacement est égal à votre vitesse, après avoir appliqué tous les modificateurs éventuels. Donc si votre vitesse est de 9 mètres, par exemple, si vous utilisez l’action se précipiter, vous pourrez parcourir 18 mètres lors de votre tour.</text:p>
      <text:p text:style-name="Text_20_body">Tout effet qui a une incidence positive ou négative sur votre vitesse a le même effet sur votre bonus de déplacement. Par exemple, si votre vitesse est de 9 mètres et qu’elle se trouve réduite à 4,50 mètres, vous ne pourrez parcourir que 9 mètres lors de votre tour en utilisant l’action se précipiter.</text:p>
      <text:h text:style-name="Heading_20_5" text:outline-level="5"><text:bookmark-start text:name="_se_tenir_prêt"/>Se tenir prêt<text:bookmark-end text:name="_se_tenir_prêt"/></text:h>
      <text:p text:style-name="First_20_paragraph">Il peut vous arriver de vouloir surprendre un ennemi ou attendre une configuration particulière avant d’agir. Pour cela, vous devez choisir l’action <text:span text:style-name="T2">se tenir prêt</text:span> pendant votre tour. Cette action vous permet d’utiliser votre réaction avant le début de votre prochain tour.</text:p>
      <text:p text:style-name="Text_20_body">Vous devez d’abord décider quelle situation particulière va déclencher votre réaction, puis choisir la façon dont vous réagirez à ce stimulus. Par exemple : « <text:span text:style-name="T2">Si le cultiste marche sur cette trappe, je déclenche le levier qui permet de l’ouvrir.</text:span> » Ou : « <text:span text:style-name="T2">Si le pillard s’approche, je m’éloigne</text:span> ».</text:p>
      <text:p text:style-name="Text_20_body">Quand l’événement déclencheur se produit, vous pouvez choisir entre réagir immédiatement après que l’événement s’est produit ou l’ignorer. Gardez en mémoire que vous ne pouvez réagir qu’une fois par round.</text:p>
      <text:p text:style-name="Text_20_body">De la même manière, quand vous choisissez l’action <text:span text:style-name="T2">se tenir prêt</text:span> avec un sort, vous le lancez normalement mais vous contenez son énergie, que vous ne relâcherez grâce à votre réaction qu’après que le déclencheur se soit produit. Pour pouvoir être lancé de la sorte, un sort doit avoir un temps d’incantation d’une action et il est impératif de rester concentré pour en contenir l’énergie magique jusqu’au moment où il est finalement lancé. Si votre état de concentration est interrompu, le sort se dissipe et n’a aucun effet. Par exemple, si vous vous concentrez pour contenir le sort <text:a xlink:type="simple" xlink:href="/grimoire/toile-d-araignee/" office:name=""><text:span text:style-name="Definition"><text:span text:style-name="T2">toile d’araignée</text:span></text:span></text:a> et que vous préparez ensuite le sort <text:a xlink:type="simple" xlink:href="/grimoire/projectile-magique/" office:name=""><text:span text:style-name="Definition"><text:span text:style-name="T2">projectile magique</text:span></text:span></text:a>, le sort <text:a xlink:type="simple" xlink:href="/grimoire/toile-d-araignee/" office:name=""><text:span text:style-name="Definition"><text:span text:style-name="T2">toile d’araignée</text:span></text:span></text:a> se dissipe. Et si vous subissez des dégâts avant d’avoir lancé <text:a xlink:type="simple" xlink:href="/grimoire/projectile-magique/" office:name=""><text:span text:style-name="Definition"><text:span text:style-name="T2">projectile magique</text:span></text:span></text:a> avec votre réaction, cela risque de briser votre concentration.</text:p>
      <text:h text:style-name="Heading_20_5" text:outline-level="5"><text:bookmark-start text:name="_utiliser_un_objet"/>Utiliser un objet<text:bookmark-end text:name="_utiliser_un_objet"/></text:h>
      <text:p text:style-name="First_20_paragraph">Normalement, vous interagissez avec un objet en faisant quelque chose d’autre, par exemple quand vous dégainez votre épée dans le cadre de l’action <text:a xlink:type="simple" xlink:href="/combattre/#attaquer" office:name=""><text:span text:style-name="Definition"><text:span text:style-name="T2">attaquer</text:span></text:span></text:a>. Quand un objet nécessite une action pour que vous puissiez l’utiliser, vous choisissez l’action <text:span text:style-name="T2">utiliser un objet</text:span>. Cette action se montre aussi pratique quand vous voulez interagir avec plus d’un objet pendant votre tour.</text:p>
      <text:h text:style-name="Heading_20_5" text:outline-level="5"><text:bookmark-start text:name="_autre_chose"/>Autre chose ?<text:bookmark-end text:name="_autre_chose"/></text:h>
      <text:p text:style-name="First_20_paragraph">Dans <text:span text:style-name="T2">*Douaratil*</text:span>, la seule limite au jeu est votre imagination. Les précédentes actions résument les principales possibilités qui s’offrent à votre héros lors d’une scène de combat. Mais rien ne vous empêche de faire autre chose : tenter de faire rire votre adversaire, tenter de casser une fiole à sa ceinture, tout est possible. C’est alors au MJ de déterminer les chances de réussite de votre action et de vous demander, s’il le souhaite, un lancer de dés.</text:p>
      <text:h text:style-name="Heading_20_4" text:outline-level="4"><text:bookmark-start text:name="_porter_une_attaque"/>Porter une attaque<text:bookmark-end text:name="_porter_une_attaque"/></text:h>
      <text:p text:style-name="First_20_paragraph">Que vous portiez une attaque avec une arme de corps-à-corps, une arme à distance ou que vous fassiez un <text:a xlink:type="simple" xlink:href="/combattre/#jets-d-attaque" office:name=""><text:span text:style-name="Definition">jet d’attaque</text:span></text:a> dans le cadre d’un sort, cette attaque se décompose ainsi :</text:p>
      <text:p text:style-name="Text_20_body"><text:span text:style-name="T1">1. Choisir une cible</text:span>. Choisissez une cible qui se trouve à distance d’attaque : un adversaire, un objet ou un lieu.</text:p>
      <text:p text:style-name="Text_20_body"><text:span text:style-name="T1">2. Déterminer les modificateurs</text:span>. Le MJ détermine si la cible est à l’abri et si vous bénéficiez d’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par rapport à elle. Les sorts, capacités spéciales et autres effets peuvent permettre d’appliquer des bonus ou des malus à votre <text:a xlink:type="simple" xlink:href="/combattre/#jets-d-attaque" office:name=""><text:span text:style-name="Definition">jet d’attaque</text:span></text:a>.</text:p>
      <text:p text:style-name="Text_20_body"><text:span text:style-name="T1">3. Résoudre l’attaque</text:span>. Lancez les dés. Si vous touchez votre cible, vous lancez les dés de dégâts, sauf si les règles de votre attaque précisent autre chose. Certaines attaques ont en effet des effets spécifiques qui viennent s’ajouter aux dégâts ou les remplacer.</text:p>
      <text:p text:style-name="Text_20_body">Si vous vous demandez si une action que vous êtes en train de faire peut être considérée comme une attaque, rappelez-vous une règle simple : si vous faites un <text:a xlink:type="simple" xlink:href="/combattre/#jets-d-attaque" office:name=""><text:span text:style-name="Definition">jet d’attaque</text:span></text:a>, c’est que vous être en train de faire une attaque.</text:p>
      <text:h text:style-name="Heading_20_5" text:outline-level="5"><text:bookmark-start text:name="_jets_dattaque_3"/>Jets d’attaque<text:bookmark-end text:name="_jets_dattaque_3"/></text:h>
      <text:p text:style-name="First_20_paragraph">Quand vous faites une attaque, votre <text:a xlink:type="simple" xlink:href="/combattre/#jets-d-attaque" office:name=""><text:span text:style-name="Definition">jet d’attaque</text:span></text:a> permet de déterminer si vous touchez votre cible ou non. Pour faire un <text:a xlink:type="simple" xlink:href="/combattre/#jets-d-attaque" office:name=""><text:span text:style-name="Definition">jet d’attaque</text:span></text:a>, lancez un 3d6 et ajoutez les modificateurs appropriés, il s’agit de la <text:span text:style-name="T1">Valeur Offensive (VO)</text:span>. Si le total du dé et des modificateurs est supérieur ou égal à la <text:span text:style-name="T1">Valeur de défense (VD)</text:span> de votre cible, votre attaque est réussie. La VD d’un personnage est déterminée au moment de sa création, tandis que la VD d’un adversaire est indiquée dans ses statistiques.</text:p>
      <text:h text:style-name="Heading_20_6" text:outline-level="6"><text:bookmark-start text:name="_modificateurs_du_jet"/>Modificateurs du jet<text:bookmark-end text:name="_modificateurs_du_jet"/></text:h>
      <text:p text:style-name="First_20_paragraph">Quand un joueur fait un <text:a xlink:type="simple" xlink:href="/combattre/#jets-d-attaque" office:name=""><text:span text:style-name="Definition">jet d’attaque</text:span></text:a>, les deux modificateurs les plus courants sont un modificateur de caractéristique et le bonus de maîtrise du personnage. Quand un adversaire porte une attaque, il faut appliquer les modificateurs indiqués dans ses statistiques.</text:p>
      <text:p text:style-name="Text_20_body"><text:span text:style-name="T1">Modificateur de caractéristique</text:span>. Le modificateur de caractéristique utilisé pour une attaque avec une arme de corps-à-corps est la Force. Pour une attaque avec une arme à distance, il s’agit de la Dextérité. Cette règle ne s’applique pas aux armes qui possèdent la propriété finesse ou lancer.</text:p>
      <text:p text:style-name="Text_20_body">Un <text:a xlink:type="simple" xlink:href="/combattre/#jets-d-attaque" office:name=""><text:span text:style-name="Definition">jet d’attaque</text:span></text:a> peut être demandé pour lancer certains sorts. Le modificateur de caractéristique utilisé pour une attaque magique de ce type dépend de la caractéristique d’incantation du lanceur de sorts.</text:p>
      <text:p text:style-name="Text_20_body"><text:span text:style-name="T1">Bonus de maîtrise</text:span>. Quand vous faites une attaque en utilisant une arme que vous maîtrisez, vous ajoutez votre bonus de maîtrise à votre <text:a xlink:type="simple" xlink:href="/combattre/#jets-d-attaque" office:name=""><text:span text:style-name="Definition">jet d’attaque</text:span></text:a>. Il en va de même pour les sorts.</text:p>
      <text:h text:style-name="Heading_20_5" text:outline-level="5"><text:bookmark-start text:name="_valeur_de_défense_3"/>Valeur de Défense<text:bookmark-end text:name="_valeur_de_défense_3"/></text:h>
      <text:p text:style-name="First_20_paragraph">La Valeur de Défense (VD) est égale à : + <text:span text:style-name="T1">10 + (Bonus de Dextérité + Bonus de Sagesse)/2 + Bonus (d’armure et bouclier).</text:span></text:p>
      <text:h text:style-name="Heading_20_5" text:outline-level="5"><text:bookmark-start text:name="_valeur_de_offensive"/>Valeur de Offensive<text:bookmark-end text:name="_valeur_de_offensive"/></text:h>
      <text:p text:style-name="First_20_paragraph">La Valeur de Offensive (VO) est égale à : + <text:span text:style-name="T1">Bonus de Maîtrise (Si applicable) + Modificateur de caractéristique + Bonus (arme magique par ex)</text:span></text:p>
      <text:h text:style-name="Heading_20_5" text:outline-level="5"><text:bookmark-start text:name="_valeur_de_offensive_globale"/>Valeur de Offensive globale<text:bookmark-end text:name="_valeur_de_offensive_globale"/></text:h>
      <text:p text:style-name="First_20_paragraph">La Valeur de Offensive globale (VOG) est égale à : + <text:span text:style-name="T1">10 + Bonus de Maîtrise (Si applicable) + Modificateur de caractéristique + Bonus (arme magique par ex).</text:span></text:p>
      <text:h text:style-name="Heading_20_5" text:outline-level="5"><text:bookmark-start text:name="_attaquants_et_cibles_invisibles"/>Attaquants et cibles invisibles<text:bookmark-end text:name="_attaquants_et_cibles_invisibles"/></text:h>
      <text:p text:style-name="First_20_paragraph">Les combattants essaient souvent d’échapper à la vigilance de leurs ennemis en se cachant, en lançant un sort d’<text:a xlink:type="simple" xlink:href="/grimoire/invisibilite/" office:name=""><text:span text:style-name="Definition"><text:span text:style-name="T2">invisibilité</text:span></text:span></text:a> ou en se fondant dans les ténèbres.</text:p>
      <text:p text:style-name="Text_20_body">Quand vous attaquez une cible que vous ne pouvez pas voir, vous subissez un <text:a xlink:type="simple" xlink:href="/utiliser-les-caracteristiques/#avantage-et-desavantage" office:name=""><text:span text:style-name="Definition"><text:span text:style-name="T2">désavantage</text:span></text:span></text:a> sur le <text:a xlink:type="simple" xlink:href="/combattre/#jets-d-attaque" office:name=""><text:span text:style-name="Definition">jet d’attaque</text:span></text:a>. Cette règle s’applique même si vous devinez la position de votre cible ou que vous prenez pour cible une créature que vous pouvez entendre mais que vous ne voyez pas. Si la cible n’est pas à l’endroit que vous avez ciblé, vous ratez automatiquement votre attaque. Cela dit, le MJ vous informe uniquement de l’échec de votre attaque, il ne vous dit pas si vous avez effectivement deviné où se trouvait votre cible ou non.</text:p>
      <text:p text:style-name="Text_20_body">Quand une créature ne peut pas vous voir, vous bénéficiez d’un <text:a xlink:type="simple" xlink:href="/utiliser-les-caracteristiques/#avantage-et-desavantage" office:name=""><text:span text:style-name="Definition"><text:span text:style-name="T2">avantage</text:span></text:span></text:a> quand vous faites un <text:a xlink:type="simple" xlink:href="/combattre/#jets-d-attaque" office:name=""><text:span text:style-name="Definition">jet d’attaque</text:span></text:a> la ciblant. Si vous étiez caché (qu’elle ne vous voit pas et ne vous entend pas) et que vous attaquez, quel que soit le résultat de votre attaque, votre position est immédiatement révélée au moment de la résolution de l’attaque.</text:p>
      <text:h text:style-name="Heading_20_5" text:outline-level="5"><text:bookmark-start text:name="_attaque_à_distance"/>Attaque à distance<text:bookmark-end text:name="_attaque_à_distance"/></text:h>
      <text:p text:style-name="First_20_paragraph">Vous faites une attaque à distance quand vous utilisez une arme ou un projectile quelconque qui permet de toucher un ennemi qui se trouve à distance, comme un arc, une arbalète ou une hachette que vous lancez. Un monstre qui projette des épines avec sa queue fait lui aussi une attaque à distance. De nombreux sorts sont également considérés comme des attaques à distance.</text:p>
      <text:h text:style-name="Heading_20_6" text:outline-level="6"><text:bookmark-start text:name="_portée_2"/>Portée<text:bookmark-end text:name="_portée_2"/></text:h>
      <text:p text:style-name="First_20_paragraph">Vous ne pouvez faire d’attaque à distance que contre des cibles qui se trouvent à une portée spécifique.</text:p>
      <text:p text:style-name="Text_20_body">Si seule une portée est indiquée pour une attaque à distance, comme dans la description d’un sort, par exemple, vous ne pouvez pas attaquer une cible qui se trouve à une distance supérieure à cette portée.</text:p>
      <text:p text:style-name="Text_20_body">Certaines attaques à distance, comme celles faites avec un arc long ou un arc court, ont deux portées qui leurs sont associées. Le plus petit nombre indiqué correspond à la portée normale de l’attaque et le plus grand à la longue portée. Si votre cible se trouve au-delà de la portée normale de votre arme (le petit nombre), vous subissez un <text:a xlink:type="simple" xlink:href="/utiliser-les-caracteristiques/#avantage-et-desavantage" office:name=""><text:span text:style-name="Definition"><text:span text:style-name="T2">désavantage</text:span></text:span></text:a> sur votre <text:a xlink:type="simple" xlink:href="/combattre/#jets-d-attaque" office:name=""><text:span text:style-name="Definition">jet d’attaque</text:span></text:a>. Vous ne pouvez pas attaquer une cible qui se trouve au-delà de la longue portée (le plus grand nombre).</text:p>
      <text:h text:style-name="Heading_20_6" text:outline-level="6"><text:bookmark-start text:name="_attaque_à_distance_dans_un_combat_au_corps_à_corps"/>Attaque à distance dans un combat au corps-à-corps<text:bookmark-end text:name="_attaque_à_distance_dans_un_combat_au_corps_à_corps"/></text:h>
      <text:p text:style-name="First_20_paragraph">Il est plus difficile de faire une attaque à distance si un ennemi est à côté de vous. Quand vous faites une attaque à distance en utilisant une arme, un sort, ou par un autre moyen, vous subissez un <text:a xlink:type="simple" xlink:href="/utiliser-les-caracteristiques/#avantage-et-desavantage" office:name=""><text:span text:style-name="Definition"><text:span text:style-name="T2">désavantage</text:span></text:span></text:a> sur votre <text:a xlink:type="simple" xlink:href="/combattre/#jets-d-attaque" office:name=""><text:span text:style-name="Definition">jet d’attaque</text:span></text:a> si vous vous trouvez dans un rayon de 1,50 mètre d’une créature hostile qui se trouve dans votre champ de vision et qui n’est pas <text:a xlink:type="simple" xlink:href="/gerer-la-sante-du-personnage/#neutralise" office:name=""><text:span text:style-name="Definition"><text:span text:style-name="T2">neutralisée</text:span></text:span></text:a>.</text:p>
      <text:h text:style-name="Heading_20_5" text:outline-level="5"><text:bookmark-start text:name="_attaque_au_corps_à_corps"/>Attaque au corps-à-corps<text:bookmark-end text:name="_attaque_au_corps_à_corps"/></text:h>
      <text:p text:style-name="First_20_paragraph">Une attaque de corps-à-corps vous permet d’attaquer un ennemi qui se trouve à la portée de votre allonge. Une attaque de corps-à-corps est généralement portée avec une arme tenue à une ou deux mains, comme une épée, un marteau de guerre ou une hache. Les monstres peuvent également attaquer en frappant avec leurs griffes, leurs cornes, leurs dents, leurs tentacules ou tout autre membre. Il existe aussi quelques sorts qui permettent de porter une attaque de corps-à-corps.</text:p>
      <text:p text:style-name="Text_20_body">La majorité des créatures possède une <text:span text:style-name="T1">allonge</text:span> de 1,50 mètre. Elles peuvent donc porter une attaque de corps-à-corps contre les cibles qui se trouvent dans un rayon de 1,50 mètre autour d’elles. Certaines créatures, généralement celles qui sont plus grandes que la taille moyenne, possèdent une allonge qui dépasse 1,50 mètre. C’est alors indiqué dans leur description.</text:p>
      <text:p text:style-name="Text_20_body">Quand vous êtes au corps-à-corps, vous pouvez aussi porter une <text:span text:style-name="T1">attaque à mains nues</text:span> au lieu d’utiliser une arme : un coup de poing, de pied, de tête ou un coup similaire (aucune de ces parties du corps n’étant considérée comme une arme). Si vous réussissez, votre attaque à mains nues inflige un nombre de dégâts égal à 1 + votre modificateur de Force. Vous maîtrisez automatiquement les attaques à mains nues.</text:p>
      <text:h text:style-name="Heading_20_6" text:outline-level="6"><text:bookmark-start text:name="_attaque_dopportunité"/>Attaque d’opportunité<text:bookmark-end text:name="_attaque_dopportunité"/></text:h>
      <text:p text:style-name="First_20_paragraph">Au cœur d’un combat, chacun reste à l’affût d’une chance de frapper un ennemi qui baisse sa garde parce qu’il est en train de fuir ou de passer devant soi. Une telle attaque est appelée une attaque d’opportunité.</text:p>
      <text:p text:style-name="Text_20_body">Vous pouvez porter une attaque d’opportunité quand une créature hostile qui se trouve dans votre champ de vision se déplace hors de portée de votre allonge. Pour porter cette attaque d’opportunité, vous utilisez votre réaction pour porter une attaque de corps-à-corps à cette créature. L’attaque intervient juste avant que celle-ci ne se mette hors de votre portée.</text:p>
      <text:p text:style-name="Text_20_body">Vous pouvez éviter de provoquer une attaque d’opportunité en utilisant l’action <text:a xlink:type="simple" xlink:href="/combattre/#se-desengager" office:name=""><text:span text:style-name="Definition"><text:span text:style-name="T2">se désengager</text:span></text:span></text:a>. Vous n’en provoquez pas non plus si quelqu’un ou quelque chose vous fait vous déplacer sans que vous utilisiez votre déplacement, une action ou une réaction. Par exemple, si une explosion vous projette hors de portée d’un ennemi ou si la gravité vous fait chuter à côté d’un ennemi, ces déplacements ne provoquent pas d’attaque d’opportunité de sa part.</text:p>
      <text:h text:style-name="Heading_20_6" text:outline-level="6"><text:bookmark-start text:name="_combat_à_deux_armes_2"/>Combat à deux armes<text:bookmark-end text:name="_combat_à_deux_armes_2"/></text:h>
      <text:p text:style-name="First_20_paragraph">Quand vous choisissez l’action attaquer et que vous utilisez pour attaquer une arme de corps-à-corps légère que vous tenez dans une main, vous pouvez utiliser une action bonus pour attaquer avec une autre arme légère de corps-à-corps que vous tenez dans votre autre main. Vous n’ajoutez pas votre modificateur de caractéristique à cette attaque bonus, sauf si ce modificateur est négatif.</text:p>
      <text:p text:style-name="Text_20_body">Si l’une ou l’autre des deux armes possède la propriété lancer, vous pouvez la lancer au lieu de l’utiliser pour faire une attaque de corps-à-corps.</text:p>
      <text:h text:style-name="Heading_20_5" text:outline-level="5"><text:bookmark-start text:name="_réaction_défensive"/>Réaction défensive<text:bookmark-end text:name="_réaction_défensive"/></text:h>
      <text:p text:style-name="First_20_paragraph">Durant un combat, un personnage à l’opportunité de porter des attaques mais les jets de dés correspondent à celles qui sont censées porter et blesser. Quelqu’un qui subit des attaques peut tenter de s’en soustraire en bloquant ou en esquivant et cela sous forme de réactions (actions gratuites en réponse), pour les différencier des réactions habituelles, elles sont appelées <text:a xlink:type="simple" xlink:href="/combattre/#reaction-defensive" office:name=""><text:span text:style-name="Definition"><text:span text:style-name="T2">réactions défensives</text:span></text:span></text:a>. Pour cela, il faut évidemment être conscient de subir une agression. On peut réaliser une réaction défensives par tranche de 5 points de dextérité soit au commencement 2 en général puis 3 à 15 et 4 à 20. Il est possible de faire une seule tentative par attaque. On ne peut pas par exemple tenter de bloquer et si le test est raté tenter d’esquiver. Une attaque subie entraîne au maximum une seule réaction.</text:p>
      <text:h text:style-name="Heading_20_6" text:outline-level="6"><text:bookmark-start text:name="_réaction_blocage"/>Réaction blocage<text:bookmark-end text:name="_réaction_blocage"/></text:h>
      <text:p text:style-name="First_20_paragraph">Le blocage est une <text:a xlink:type="simple" xlink:href="/combattre/#reaction-defensive" office:name=""><text:span text:style-name="Definition"><text:span text:style-name="T2">réaction défensive</text:span></text:span></text:a> désespérées pour éviter un coup. Peu importe la valeur de dextérité par rapport à l’adversaire (contrairement à l’esquive plus bas). Il s’agit d’une parade mais il n’est pas possible de tout parer. Par logique, une attaque à main nue peut être parée à main nue. Si elle est parée avec une arme, les dégâts de base de l’arme s’applique immédiatement. Une attaque avec une arme à une main peut être bloquée par une autre arme à une main, une arme à deux mains ou un bouclier. + Une attaque avec une arme à deux mains peut être bloquée avec une autre arme à deux mains ou un bouclier. + Une attaque par arme naturelle (morsure, griffe) peut être bloquée à main nue pour une même catégorie de taille ou inférieure, avec une arme à une main ou à deux main (les dégâts de l’arme s’appliquent immédiatement), pour une même catégorie de taille ou une supérieure, avec un bouclier pour toute catégorie de taille jusqu’à TG (Très Grande). Les créature grandes (G) bousculent et font reculer celui qui se protège derrière son bouclier. Les créatures très grandes (TG) font tomber le défenseur qui devient à terre. + La blocage stoppe les dommages en réussissant un test de combat contre la Valeur offensive globale (VOG) de l’adversaire. Cette valeur est augmentée de 1 par dés explosif réussi par l’attaquant.</text:p>
      <text:h text:style-name="Heading_20_6" text:outline-level="6"><text:bookmark-start text:name="_réaction_esquive"/>Réaction esquive<text:bookmark-end text:name="_réaction_esquive"/></text:h>
      <text:p text:style-name="First_20_paragraph">L’esquive est une <text:a xlink:type="simple" xlink:href="/combattre/#reaction-defensive" office:name=""><text:span text:style-name="Definition"><text:span text:style-name="T2">réaction défensive</text:span></text:span></text:a>. L’esquive sous forme d’action est décrite plus haut à la section <text:a xlink:type="simple" xlink:href="/combattre/#esquiver" office:name=""><text:span text:style-name="Definition"><text:span text:style-name="T2">esquiver</text:span></text:span></text:a>. L’esquive est la meilleure solution dans un combat mais elle nécessite une grande dextérité de la part de celui qui l’utilise car l’attaque doit être anticipée. <text:span text:style-name="T1">Une esquive est utilisable si et seulement si la valeur de dextérité du défenseur est supérieure à la dextérité de l’attaquant</text:span>. + L’esquive ignore les dommages en réussissant un test JS de dextérité contre la Valeur offensive globale (VOG) de l’adversaire.</text:p>
      <text:p text:style-name="Text_20_body">§§§ .hero</text:p>
      <text:h text:style-name="Heading_20_5" text:outline-level="5"><text:bookmark-start text:name="_règle_optionnelle"/>Règle optionnelle<text:bookmark-end text:name="_règle_optionnelle"/></text:h>
      <text:p text:style-name="First_20_paragraph">L’utilisation des réactions défensives entraine beaucoup plus de lancer de dés et d’interactions. Cependant, le jeu étant particulièrement mortel avec le système des dés explosifs, il serait injuste d’en priver les joueurs qui peuvent par un lancer de dés bien ajusté se sortir d’une situation périlleuse. <text:span text:style-name="T1">Nous préconisons donc pour améliorer la fluidité du jeu de n’utiliser ces règles que pour les personnages joueurs et les PNJ importants</text:span>. Pour le reste des opposants, la valeur de défense est suffisante pour représenter la capacité de survie de l’adversaire. + §§§</text:p>
      <text:h text:style-name="Heading_20_5" text:outline-level="5"><text:bookmark-start text:name="_opposition_en_combat"/>Opposition en combat<text:bookmark-end text:name="_opposition_en_combat"/></text:h>
      <text:p text:style-name="First_20_paragraph">Au cours d’une bataille, vos prouesses ne valent que si elles sont supérieures à celles de votre ennemi. Une telle compétition est représentée par une opposition. Cette section présente les oppositions les plus courantes en combat qui nécessitent d’utiliser une action : empoigner ou bousculer une créature. Le MJ peut s’inspirer de ces règles pour improviser d’autres oppositions.</text:p>
      <text:h text:style-name="Heading_20_6" text:outline-level="6"><text:bookmark-start text:name="_empoignade"/>Empoignade<text:bookmark-end text:name="_empoignade"/></text:h>
      <text:p text:style-name="First_20_paragraph">Quand vous tentez d’empoigner une créature ou de lutter avec elle, vous utilisez l’action <text:a xlink:type="simple" xlink:href="/combattre/#attaquer" office:name=""><text:span text:style-name="Definition"><text:span text:style-name="T2">attaquer</text:span></text:span></text:a> pour faire une attaque de corps-à-corps spéciale appelée <text:span text:style-name="T2">empoignade</text:span>. Si vous avez la possibilité de faire plusieurs attaques pendant votre action <text:a xlink:type="simple" xlink:href="/combattre/#attaquer" office:name=""><text:span text:style-name="Definition"><text:span text:style-name="T2">attaquer</text:span></text:span></text:a>, l'<text:span text:style-name="T2">empoignade</text:span> remplace l’une d’entre elle.</text:p>
      <text:p text:style-name="Text_20_body">La cible de votre empoignade ne doit pas faire plus d’une taille de plus que vous et doit se trouver à portée de votre allonge à mains nues. Vous devez avoir au moins une main de libre pour tenter d’empoigner la cible. Pour cela, vous faites un test d’empoignade à la place d’un <text:a xlink:type="simple" xlink:href="/combattre/#jets-d-attaque" office:name=""><text:span text:style-name="Definition">jet d’attaque</text:span></text:a>. Il s’agit d’un test de Force (Athlétisme) opposé à un test de Force (Athlétisme) ou de Dextérité (Acrobaties) de la cible (celle-ci choisit la caractéristique qu’elle préfère utiliser). Si vous réussissez, votre cible se trouve soumise à l’état <text:a xlink:type="simple" xlink:href="/gerer-la-sante-du-personnage/#empoigne" office:name=""><text:span text:style-name="Definition"><text:span text:style-name="T2">empoigné</text:span></text:span></text:a>. La description de cet état indique les conditions qui y mettent fin. En ce qui vous concerne, vous pouvez relâcher votre cible quand vous le voulez et gratuitement (aucune action requise).</text:p>
      <text:p text:style-name="Text_20_body"><text:span text:style-name="T1">Échapper à une empoignade</text:span>. Une créature <text:a xlink:type="simple" xlink:href="/gerer-la-sante-du-personnage/#empoigne" office:name=""><text:span text:style-name="Definition"><text:span text:style-name="T2">empoignée</text:span></text:span></text:a> peut utiliser une action pour tenter de s’échapper. Elle doit pour cela réussir un test de Force (Athlétisme) ou de Dextérité (Acrobaties) en opposition à un test de Force (Athlétisme) que vous faites.</text:p>
      <text:p text:style-name="Text_20_body"><text:span text:style-name="T1">Déplacer une créature empoignée</text:span>. Quand vous vous déplacez, vous pouvez traîner ou porter la créature que vous avez empoignée, mais votre vitesse est divisée par deux, sauf si la créature fait au moins deux tailles de moins que vous.</text:p>
      <text:h text:style-name="Heading_20_6" text:outline-level="6"><text:bookmark-start text:name="_bousculer_un_adversaire"/>Bousculer un adversaire<text:bookmark-end text:name="_bousculer_un_adversaire"/></text:h>
      <text:p text:style-name="First_20_paragraph">Vous pouvez utiliser l’action <text:a xlink:type="simple" xlink:href="/combattre/#attaquer" office:name=""><text:span text:style-name="Definition"><text:span text:style-name="T2">attaquer</text:span></text:span></text:a> pour porter une attaque de corps-à-corps spéciale consistant à bousculer une créature, soit pour la faire tomber <text:a xlink:type="simple" xlink:href="/gerer-la-sante-du-personnage/#a-terre" office:name=""><text:span text:style-name="Definition"><text:span text:style-name="T2">à terre</text:span></text:span></text:a>, soit pour la repousser loin de vous. Si vous pouvez accomplir plusieurs attaques pendant votre action attaquer, cette attaque spéciale remplace l’une d’entre elles.</text:p>
      <text:p text:style-name="Text_20_body">La cible ne doit pas faire plus d’une taille de plus que vous et doit se trouver à portée de votre allonge. Au lieu de faire un <text:a xlink:type="simple" xlink:href="/combattre/#jets-d-attaque" office:name=""><text:span text:style-name="Definition">jet d’attaque</text:span></text:a>, vous faites un test de Force (Athlétisme) opposé à un test de Force (Athlétisme) ou à un test de Dextérité (Acrobaties) de la cible (celle-ci choisit la caractéristique qu’elle préfère utiliser). Si vous remportez la confrontation, vous avez le choix entre faire tomber votre cible <text:a xlink:type="simple" xlink:href="/gerer-la-sante-du-personnage/#a-terre" office:name=""><text:span text:style-name="Definition"><text:span text:style-name="T2">à terre</text:span></text:span></text:a> ou la repousser d'1,50 mètre loin de vous.</text:p>
      <text:h text:style-name="Heading_20_4" text:outline-level="4"><text:bookmark-start text:name="_abri"/>Abri<text:bookmark-end text:name="_abri"/></text:h>
      <text:p text:style-name="First_20_paragraph">Les murs, les arbres, les créatures, et d’autres obstacles constituent pendant un combat autant d’abris potentiels qui rendent une cible plus difficile à blesser. Une cible ne bénéficie d’un abri que si une attaque ou un autre effet provient depuis l’autre côté de ce qui sert d’abri.</text:p>
      <text:p text:style-name="Text_20_body">Il existe plusieurs types d’abris. Si une cible se positionne derrière plusieurs abris, ces derniers ne s’additionnent pas. Seule le meilleur abri, le plus couvrant, est pris en compte. Par exemple, si une cible se trouve derrière une créature qui lui offre un abri partiel et un tronc d’arbre qui lui offre un abri important, on considère que la cible est protégée par un abri important.</text:p>
      <text:p text:style-name="Text_20_body">Une cible qui bénéficie d’un <text:span text:style-name="T1">abri partiel</text:span> applique un bonus de +2 à sa VD et à ses jets de sauvegarde de Dextérité. Une cible bénéficie d’un abri partiel si un obstacle protège au moins la moitié de son corps. L’obstacle en question peut être un muret, un grand meuble, un tronc d’arbre étroit ou une créature, que celle-ci soit amie ou ennemie.</text:p>
      <text:p text:style-name="Text_20_body">Une cible qui bénéficie d’un <text:span text:style-name="T1">abri important</text:span> applique un bonus de +5 à sa VD et à ses jets de sauvegarde de Dextérité. Une cible bénéficie d’un abri important si un obstacle protège au moins les trois quarts de son corps. L’obstacle en question peut être une herse, une meurtrière ou un épais tronc d’arbre.</text:p>
      <text:p text:style-name="Text_20_body">Une cible qui bénéficie d’un <text:span text:style-name="T1">abri total</text:span> ne peut pas être ciblée directement par des attaques ou des sorts. Cela dit, elle peut être affectée par certains sorts qui ont une zone d’effet. Une cible bénéficie d’un abri total si elle est complètement dissimulée par un obstacle.</text:p>
      <text:h text:style-name="Heading_20_4" text:outline-level="4"><text:bookmark-start text:name="_dégâts"/>Dégâts<text:bookmark-end text:name="_dégâts"/></text:h>
      <text:p text:style-name="First_20_paragraph">Lorsqu’une attaque est réussie, l’adversaire ciblé subit des dégâts. Certaines capacités ou un coup critique peuvent altérer la quantité de dégâts infligés.</text:p>
      <text:h text:style-name="Heading_20_5" text:outline-level="5"><text:bookmark-start text:name="_jets_de_dégâts_ou_dégâts_fixes"/>Jets de dégâts ou dégâts fixes<text:bookmark-end text:name="_jets_de_dégâts_ou_dégâts_fixes"/></text:h>
      <text:p text:style-name="First_20_paragraph">Pour chaque arme, sort ou capacité offensive de monstre, les dégâts infligés sont décrits dans la rubrique correspondante. Les dégâts causés par une arme sont égaux aux dégâts de l’arme auxquels s’ajoute la marge du jet de toucher, c’est à dire le résultat du jet d’attaque moins la VD, ce qui correspond à la puissance de l’attaque et qui prend en compte ainsi le bonus de caractéristique. Certains sorts, ou dégâts liés à des chutes ou des expositions à des substances dangereuses infligent des dés de dégât que vous devez lancez (un ou plusieurs d6), vous devez ajouter tous les modificateurs, puis infliger ces dégâts à votre cible. La règle explosive s’applique ici aussi. Les armes magiques, les capacités spéciales et d’autres facteurs peuvent infliger des dégâts bonus. Il est également possible qu’un malus vous fasse infliger un nombre de dégâts égal à 0, mais vous ne pouvez jamais infliger de dégâts négatifs. + Le descriptif d’un sort vous indique quel dé lancer pour calculer les dégâts et si vous devez y ajouter ou non un modificateur. + Si un sort ou un effet inflige des dégâts à <text:span text:style-name="T1">plus d’une créature</text:span> au même moment, les dégâts sont lancés une seule fois pour toutes les créatures. Par exemple, les dégâts infligés par le sort sont lancés une seule fois pour toutes les créatures qui sont prises dans l’explosion.</text:p>
      <text:h text:style-name="Heading_20_6" text:outline-level="6"><text:bookmark-start text:name="_coups_critiques"/>Coups critiques<text:bookmark-end text:name="_coups_critiques"/></text:h>
      <text:p text:style-name="First_20_paragraph">Un coup critique est un coup tellement puissant qu’il peut rendre inconscient un adversaire immédiatement ou le tuer sur le coup. Un coup critique est infligé lorsqu’un adversaire subit plus que le montant la valeur de sa constitution en un seul coup ou que l’adversaire subit des dégâts alors qu’il ne lui reste plus de points d’action.</text:p>
      <text:h text:style-name="Heading_20_6" text:outline-level="6"><text:bookmark-start text:name="_types_de_dégâts"/>Types de dégâts<text:bookmark-end text:name="_types_de_dégâts"/></text:h>
      <text:p text:style-name="First_20_paragraph">Il existe de nombreux types d’attaques, de sorts et d’effets préjudiciables qui infligent différents types de dégâts. Les types de dégâts eux-mêmes n’ont pas de règle de fonctionnement spécifique, mais ils sont liés à d’autres règles, comme la résistance aux dégâts.</text:p>
      <text:p text:style-name="Text_20_body">Voilà ci-dessous la liste des différents types de dégâts, avec des exemples pour aider le MJ à assigner un type de dégât à un nouvel effet.</text:p>
      <text:p text:style-name="Text_20_body"><text:span text:style-name="T1">Acide</text:span>. Le souffle corrosif et les enzymes dissolvants de certaines créatures infligent des dégâts d’acide.</text:p>
      <text:p text:style-name="Text_20_body"><text:span text:style-name="T1">Contondant</text:span>. Les attaques de force brute — coup de marteau, chute, constriction, etc. — infligent des dégâts contondants.</text:p>
      <text:p text:style-name="Text_20_body"><text:span text:style-name="T1">Feu</text:span>. Certaines créatures crachent du feu et de nombreux sorts permettent d’invoquer des flammes et d’infliger des dégâts de feu.</text:p>
      <text:p text:style-name="Text_20_body"><text:span text:style-name="T1">Force</text:span>. La force est le résultat de l’énergie magique pure, concentrée pour infliger des dégâts. La plupart des effets qui infligent des dégâts de force sont des sorts, notamment <text:a xlink:type="simple" xlink:href="/grimoire/projectile-magique/" office:name=""><text:span text:style-name="Definition"><text:span text:style-name="T2">projectile magique</text:span></text:span></text:a> et <text:a xlink:type="simple" xlink:href="/grimoire/arme-spirituelle/" office:name=""><text:span text:style-name="Definition"><text:span text:style-name="T2">arme spirituelle</text:span></text:span></text:a>.</text:p>
      <text:p text:style-name="Text_20_body"><text:span text:style-name="T1">Foudre</text:span>. Un sort d’éclair inflige des dégâts de foudre, tout comme le souffle de certaines créatures.</text:p>
      <text:p text:style-name="Text_20_body"><text:span text:style-name="T1">Froid</text:span>. Le froid infernal qui irradie d’un diable gelé et le souffle glacé de certaines créatures infligent des dégâts de froid.</text:p>
      <text:p text:style-name="Text_20_body"><text:span text:style-name="T1">Nécrotique</text:span>. Les dégâts nécrotiques infligés par certains morts-vivants et des sorts comme <text:a xlink:type="simple" xlink:href="/grimoire/contact-glacial/" office:name=""><text:span text:style-name="Definition"><text:span text:style-name="T2">contact glacial</text:span></text:span></text:a> font se flétrir la matière et même l’âme.</text:p>
      <text:p text:style-name="Text_20_body"><text:span text:style-name="T1">Perforant</text:span>. Les attaques portées dans le but de percer ou d’empaler, notamment celles portées avec des lances ou par des morsures de monstres, infligent des dégâts perforants.</text:p>
      <text:p text:style-name="Text_20_body"><text:span text:style-name="T1">Poison</text:span>. Les piqûres venimeuses et les gaz toxiques dégagés par le souffle de certaines créatures, par exemple, infligent des dégâts de poison.</text:p>
      <text:p text:style-name="Text_20_body"><text:span text:style-name="T1">Psychique</text:span>. Les capacités mentales de certains monstres infligent des dégâts psychiques.</text:p>
      <text:p text:style-name="Text_20_body"><text:span text:style-name="T1">Radiant</text:span>. Les dégâts radiants infligés par le sort <text:a xlink:type="simple" xlink:href="/grimoire/colonne-de-flamme/" office:name=""><text:span text:style-name="Definition"><text:span text:style-name="T2">colonne de flamme</text:span></text:span></text:a> d’un clerc ou les armes brandies par de certaines créatures brûlent les chairs comme le feu et submergent l’esprit de pouvoir.</text:p>
      <text:p text:style-name="Text_20_body"><text:span text:style-name="T1">Tonnerre</text:span>. Un bruit commotionnant, comme l’effet du sort <text:a xlink:type="simple" xlink:href="/grimoire/vague-tonnante/" office:name=""><text:span text:style-name="Definition"><text:span text:style-name="T2">vague tonnante</text:span></text:span></text:a>, inflige des dégâts de tonnerre.</text:p>
      <text:p text:style-name="Text_20_body"><text:span text:style-name="T1">Tranchant</text:span>. Les épées, les haches et les griffes des monstres infligent des dégâts tranchants.</text:p>
      <text:h text:style-name="Heading_20_5" text:outline-level="5"><text:bookmark-start text:name="_résistance_et_vulnérabilité_aux_dégâts"/>Résistance et vulnérabilité aux dégâts<text:bookmark-end text:name="_résistance_et_vulnérabilité_aux_dégâts"/></text:h>
      <text:p text:style-name="First_20_paragraph">Certaines créatures sont particulièrement difficiles ou faciles à blesser selon qu’on leur inflige certains types de dégâts. Il en va de même pour certains objets.</text:p>
      <text:list text:style-name="L14">
        <text:list-item>
          <text:p text:style-name="P14">Si une créature ou un objet possède une <text:span text:style-name="T1">résistance</text:span> à un type de dégâts, les dégâts de ce type qui lui sont infligés sont réduits de moitié.</text:p>
        </text:list-item>
        <text:list-item>
          <text:p text:style-name="P14">Si une créature ou un objet possède une <text:span text:style-name="T1">vulnérabilité</text:span> à un type de dégâts, les dégâts de ce type qui lui sont infligés sont doublés.</text:p>
        </text:list-item>
      </text:list>
      <text:p text:style-name="First_20_paragraph">La résistance puis la vulnérabilité sont appliqués après tous les autres modificateurs de dégâts. Prenons l’exemple d’une créature résistante aux dégâts contondants. Elle reçoit un coup qui lui inflige 25 dégâts contondants, mais elle se trouve aussi dans l’aire d’effet d’une aura magique qui réduit tous les dégâts de 5. Les dégâts qu’elle reçoit (25) sont donc d’abord réduits de 5 (donc ramenés à 20) puis divisés par deux. La créature subit donc 10 dégâts.</text:p>
      <text:p text:style-name="Text_20_body">Si une créature ou un objet possède plusieurs fois une résistance ou une vulnérabilité à un même type de dégât, cette spécificité n’est prise en compte qu’une seule fois. Par exemple, si une créature possède une résistance aux dégâts de feu ainsi qu’une résistance à tous les dégâts non-magiques, les dégâts qu’elle subit d’un feu non-magique sont réduits de moitié et non de trois quarts.</text:p>
      <text:h text:style-name="Heading_20_5" text:outline-level="5"><text:bookmark-start text:name="_assommer_un_adversaire"/>Assommer un adversaire<text:bookmark-end text:name="_assommer_un_adversaire"/></text:h>
      <text:p text:style-name="First_20_paragraph">Parfois, un attaquant souhaite neutraliser un ennemi plutôt que le tuer. Quand il réussit à faire tomber cette créature à 0 point d’action suite à une attaque de corps-à-corps, il a la possibilité de l’assommer. L’attaquant peut faire ce choix au moment d’infliger les dégâts. L’adversaire est <text:a xlink:type="simple" xlink:href="/gerer-la-sante-du-personnage/#inconscient" office:name=""><text:span text:style-name="Definition"><text:span text:style-name="T2">inconscient</text:span></text:span></text:a> s’il échoue un JS de CON(stitution) DD 16 et est considérée comme stabilisée.</text:p>
      <text:h text:style-name="Heading_20_4" text:outline-level="4"><text:bookmark-start text:name="_combat_monté"/>Combat monté<text:bookmark-end text:name="_combat_monté"/></text:h>
      <text:p text:style-name="First_20_paragraph">Une personne qui charge en plein cœur de la bataille sur son cheval de guerre bénéficie de la vitesse et de la mobilité de leur monture.</text:p>
      <text:p text:style-name="Text_20_body">Une créature consentante qui fait au minimum une taille de plus qu’un personnage et qui a une anatomie appropriée peut être utilisée comme monture en suivant les règles suivantes.</text:p>
      <text:h text:style-name="Heading_20_5" text:outline-level="5"><text:bookmark-start text:name="_monter_et_descendre_de_sa_monture"/>Monter et descendre de sa monture<text:bookmark-end text:name="_monter_et_descendre_de_sa_monture"/></text:h>
      <text:p text:style-name="First_20_paragraph">Au cours de votre déplacement, vous pouvez descendre de votre monture ou monter sur celle-ci si elle se trouve dans un rayon de 1,50 mètre de vous. Vous ne pouvez accomplir ce déplacement spécial qu’une fois par tour et il vous coûte la moitié de votre vitesse. Par exemple, si votre vitesse est de 9 mètres, vous devez utiliser 4,50 mètres de votre jauge de déplacement pour monter à cheval. Vous ne pourrez par monter à cheval s’il vous reste moins de 4,50 mètres ou si votre vitesse est réduite à 0.</text:p>
      <text:p text:style-name="Text_20_body">Si un effet a pour conséquence de faire se déplacer votre monture contre sa volonté pendant que vous la chevauchez, vous devez réussir un <text:a xlink:type="simple" xlink:href="/utiliser-les-caracteristiques/#jets-de-sauvegarde" office:name=""><text:span text:style-name="Definition">jet de sauvegarde</text:span></text:a> de Dextérité DD 10 pour éviter de tomber de celle-ci et de vous retrouver <text:a xlink:type="simple" xlink:href="/gerer-la-sante-du-personnage/#a-terre" office:name=""><text:span text:style-name="Definition"><text:span text:style-name="T2">à terre</text:span></text:span></text:a> dans un rayon de 1,50 mètre de votre monture. Vous devez faire un test similaire si on tente de vous jeter <text:a xlink:type="simple" xlink:href="/gerer-la-sante-du-personnage/#a-terre" office:name=""><text:span text:style-name="Definition"><text:span text:style-name="T2">à terre</text:span></text:span></text:a> pendant que vous êtes encore sur votre monture.</text:p>
      <text:p text:style-name="Text_20_body">Si votre monture est jetée <text:a xlink:type="simple" xlink:href="/gerer-la-sante-du-personnage/#a-terre" office:name=""><text:span text:style-name="Definition"><text:span text:style-name="T2">à terre</text:span></text:span></text:a>, vous pouvez utiliser votre réaction pour en descendre et retomber sur vos pieds pendant qu’elle chute. Sinon, vous démontez de votre monture et tombez <text:a xlink:type="simple" xlink:href="/gerer-la-sante-du-personnage/#a-terre" office:name=""><text:span text:style-name="Definition"><text:span text:style-name="T2">à terre</text:span></text:span></text:a> dans un rayon de 1,50 mètre autour de votre monture.</text:p>
      <text:h text:style-name="Heading_20_5" text:outline-level="5"><text:bookmark-start text:name="_contrôler_sa_monture"/>Contrôler sa monture<text:bookmark-end text:name="_contrôler_sa_monture"/></text:h>
      <text:p text:style-name="First_20_paragraph">Tant que vous êtes sur le dos de votre monture, vous avez deux options : soit vous pouvez contrôler vous-même votre monture, soit vous la laissez agir à sa guise. Les créatures intelligentes, comme certaines montures, restent toujours libres de leurs actions.</text:p>
      <text:p text:style-name="Text_20_body">Vous ne pouvez contrôler une monture que si elle a été entraînée à accepter un cavalier. On considère que les chevaux domestiqués, les ânes et les créatures similaires ont déjà été dressés quand votre personnage les monte. L’initiative d’une monture que vous contrôlez se calque sur la vôtre, à partir du moment où vous montez sur son dos. Elle se déplace en fonction de vos indications et a le choix entre trois actions possibles en combat :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et <text:a xlink:type="simple" xlink:href="/combattre/#esquiver" office:name=""><text:span text:style-name="Definition"><text:span text:style-name="T2">esquiver</text:span></text:span></text:a>. Une monture contrôlée peut bouger et agir même durant le tour où vous montez dessus.</text:p>
      <text:p text:style-name="Text_20_body">Une monture indépendante conserve une place propre dans l’ordre d’initiative. Le fait qu’elle porte un cavalier ne limite pas ses actions. Elle se déplace et agit à son gré. Une telle monture peut éventuellement fuir un combat, se jeter dans le cœur de la mêlée, dévorer un ennemi gravement blessé, ou tout simplement agir à l’encontre de vos souhaits.</text:p>
      <text:p text:style-name="Text_20_body">Dans tous les cas, si votre monture provoque une attaque d’opportunité pendant que vous êtes sur son dos, l’attaquant peut choisir de vous cibler ou de cibler votre monture.</text:p>
      <text:h text:style-name="Heading_20_4" text:outline-level="4"><text:bookmark-start text:name="_combat_sous_marin"/>Combat sous-marin<text:bookmark-end text:name="_combat_sous_marin"/></text:h>
      <text:p text:style-name="First_20_paragraph">Quand les aventuriers affrontent des requins au cœur d’une épave antique ou se trouvent dans une salle de donjon inondée, ils sont contraints de se battre dans un environnement difficile. Sous l’eau, les règles suivantes s’appliquent.</text:p>
      <text:p text:style-name="Text_20_body">Quand elle porte une <text:span text:style-name="T1">attaque de corps-à-corps</text:span>, une créature qui n’a pas de vitesse de nage (qu’elle soit d’origine naturelle ou magique) subit un <text:a xlink:type="simple" xlink:href="/utiliser-les-caracteristiques/#avantage-et-desavantage" office:name=""><text:span text:style-name="Definition"><text:span text:style-name="T2">désavantage</text:span></text:span></text:a> sur son <text:a xlink:type="simple" xlink:href="/combattre/#jets-d-attaque" office:name=""><text:span text:style-name="Definition">jet d’attaque</text:span></text:a>, sauf si elle utilise une dague, une javeline, une épée courte, une lance ou un trident.</text:p>
      <text:p text:style-name="Text_20_body">Une <text:span text:style-name="T1">attaque à distance</text:span> manque automatiquement une cible qui se trouve au-delà de la portée normale de l’arme. Et même contre une cible qui se trouve à portée normale de l’arme, le <text:a xlink:type="simple" xlink:href="/combattre/#jets-d-attaque" office:name=""><text:span text:style-name="Definition">jet d’attaque</text:span></text:a> de la créature attaquante subit un <text:a xlink:type="simple" xlink:href="/utiliser-les-caracteristiques/#avantage-et-desavantage" office:name=""><text:span text:style-name="Definition"><text:span text:style-name="T2">désavantage</text:span></text:span></text:a>, sauf si elle utilise une arbalète, un filet ou une arme de lancer comme une javeline (ou une lance, un trident ou une fléchette).</text:p>
      <text:h text:style-name="Heading_20_4" text:outline-level="4"><text:bookmark-start text:name="_les_créatures_et_les_objets_complètement_immergés_sont_résistants_aux_dégâts_de_feu"/>Les créatures et les objets complètement immergés sont résistants aux dégâts de feu.<text:bookmark-end text:name="_les_créatures_et_les_objets_complètement_immergés_sont_résistants_aux_dégâts_de_feu"/></text:h>
      <text:p text:style-name="First_20_paragraph">title: "Gérer la santé du personnage" — </text:p>
      <text:h text:style-name="Heading_20_3" text:outline-level="3"><text:bookmark-start text:name="_gérer_la_santé_du_personnage"/>Gérer la santé du personnage<text:bookmark-end text:name="_gérer_la_santé_du_personnage"/></text:h>
      <text:h text:style-name="Heading_20_4" text:outline-level="4"><text:bookmark-start text:name="_dégâts_et_guérison"/>Dégâts et guérison<text:bookmark-end text:name="_dégâts_et_guérison"/></text:h>
      <text:p text:style-name="First_20_paragraph">Dans l’univers fantastique de <text:span text:style-name="T2">*Douaratil le jeu de rôle*</text:span>, les risques de se blesser et de mourir sont des compagnons de tous les instants. Le souffle d’un dragon, les griffes d’un troll, le poison d’un ennemi, un carreau d’arbalète qui fait mouche, tous ces dangers ont le potentiel de blesser, voire de tuer les héros et les créatures les plus résistantes.</text:p>
      <text:h text:style-name="Heading_20_5" text:outline-level="5"><text:bookmark-start text:name="_points_daction_6"/>points d’action<text:bookmark-end text:name="_points_daction_6"/></text:h>
      <text:p text:style-name="First_20_paragraph">Les points d’action représentent une combinaison de résistance mentale et physique, de volonté de vivre et de chance. Plus une créature a de points d’action, plus elle est difficile à tuer. Les créatures avec peu de points d’action sont plus fragiles.</text:p>
      <text:p text:style-name="Text_20_body">Les points d’action actuels d’une créature (généralement appelés simplement « <text:span text:style-name="T2">points d’action</text:span> ») se situent entre 0 et son maximum de points d’action. Les points d’actions actuels évoluent fréquemment au fil du jeu en fonction des dégâts qu’une créature subit et des soins qu’elle reçoit.</text:p>
      <text:p text:style-name="Text_20_body">Quand une créature subit des dégâts, ceux-ci sont ôtés de son total actuel de points d’action. Perdre des points d’action n’a pas d’effet sur les capacités d’une créature tant que ses points d’action n’atteignent pas 0.</text:p>
      <text:h text:style-name="Heading_20_5" text:outline-level="5"><text:bookmark-start text:name="_soins"/>Soins<text:bookmark-end text:name="_soins"/></text:h>
      <text:p text:style-name="First_20_paragraph">Les dégâts ne sont pas permanents, à moins bien sûr qu’ils ne provoquent la mort d’une créature. Mais, avec une magie assez puissante, il est même possible de revenir de la mort. Le repos permet de restaurer les points d’action d’une créature, et des méthodes magiques —  comme le sort <text:a xlink:type="simple" xlink:href="/grimoire/soin-des-blessures/" office:name=""><text:span text:style-name="Definition">soin des blessures</text:span></text:a> ou une potion de soins — peuvent soigner les dégâts plus rapidement.</text:p>
      <text:p text:style-name="Text_20_body">Quand une créature reçoit des soins de quelque sorte qu’ils soient, les points d’action qu’elle regagne viennent s’ajouter à ses points d’action actuels. Le nombre de points d’action d’une créature ne peut pas dépasser son maximum de points d’action. Si elle gagne un nombre de points d’action qui lui permettrait théoriquement de dépasser ce maximum, les points d’action surnuméraires sont perdus. Par exemple, un Beghelm permet à un Dall Dawnser de regagner 8 points d’action en le soignant. Le Dall Dawnser a actuellement 14 points d’action et possède un maximum de 20 points d’action. Il ne regagne donc que 6 points d’action, ce qui porte son total à 20, son maximum. 2 des 8 points offerts par les soins du paladin sont donc perdus.</text:p>
      <text:p text:style-name="Text_20_body">Une créature morte ne peut pas regagner de point d’action.</text:p>
      <text:h text:style-name="Heading_20_5" text:outline-level="5"><text:bookmark-start text:name="_blessures_graves"/>Blessures graves<text:bookmark-end text:name="_blessures_graves"/></text:h>
      <text:p text:style-name="First_20_paragraph">Une blessure grave est une blessure qui a été causée alors que le personnage n’avait plus de points d’action. Ce terme est utilisé pour marquer le fait que les combats sont dangereux, les blessures graves ne correspondent qu’à des coups qui laisseront des cicatrices par exemple. Elles mettent plus de temps à se guérir et entrainent de façon durable des pénalités. + Une personne gravement blessée doit passer un <text:a xlink:type="simple" xlink:href="/gerer-la-sante-du-personnage/#repos-long" office:name=""><text:span text:style-name="Definition"><text:span text:style-name="T2">repos long</text:span></text:span></text:a> par blessure grave encaissée avant de pouvoir commencer sa convalescence. Une fois cette période de guérison passée, à chaque <text:a xlink:type="simple" xlink:href="/gerer-la-sante-du-personnage/#repos-long" office:name=""><text:span text:style-name="Definition"><text:span text:style-name="T2">repos long</text:span></text:span></text:a>, un JS DD 16 est fait pour chaque blessure grave. Si le test est réussi, un blessure grave est enlevée, laissant seulement le souvenir de sa marque. Pour ceux qui veulent localiser aléatoirement la blessure, lancer 3d6 et se référer à la table suivante. + §§§ .table-container | 3d6* | Effet || |:-:|:-:|:-| |3-4| Tête| (3-4 Front, 5-6 nez, 7-8 joue droite, 9-10 joue gauche, 11-12 oreille droite, 13-14 oreille gauche, 15-16 cou,17-18 crâne) | |5-9 |Partie haute |(3-4 clavicule droite, 5-6 clavicule gauche, 7-9 pectoral droit, 10-12 pectoral gauche, 13-15 omoplate droite, 16-18 omoplate gauche) | |9-12| partie basse |(3-5 ventre, 6-7 hanche droite, 8-9 hanche gauche, 10 entrejambe, 11-12 bas du dos, 13-15 fesse droite, 16-18 fesse gauche )| + |13-15| bras| (3-4 épaule droite, 5-6 épaule gauche, 7-9 bras droit, 10-12 bras gauche, 13-14 avant bras droit, 15-16 avant bras gauche, 17 main droite, 18 main gauche) | + |16-18| jambe |(3-5 cuisse droite, 6-8 cuisse gauche, 9-10 mollet droit, 11-12 mollet gauche, 13-14 tibias droit, 15-16 tibias gauche, 17 pied droit, 18 pied gauche)|</text:p>
      <text:list text:style-name="L15">
        <text:list-item>
          <text:p text:style-name="P15">test non explosif</text:p>
        </text:list-item>
      </text:list>
      <text:p text:style-name="First_20_paragraph">§§§</text:p>
      <text:p text:style-name="Text_20_body"><text:span text:style-name="T1">Les conséquences des blessures graves</text:span>:</text:p>
      <text:list text:style-name="L16">
        <text:list-item>
          <text:p text:style-name="P16">1 mètre de déplacement de pénalité par blessure non guérie.</text:p>
        </text:list-item>
        <text:list-item>
          <text:p text:style-name="P16">Désavantage pour tous les tests de combats et les tests de caractéristiques impliquant la force ou la dextérité ainsi que les jets de sauvegarde.</text:p>
        </text:list-item>
        <text:list-item>
          <text:p text:style-name="P16">Le maximum de point d’action est égal à la constitution quelque soit le niveau du blessé (cette conséquence ne s’applique qu’après un combat).</text:p>
          <text:p text:style-name="First_20_paragraph">=== Tomber à 0 point de d’action ou coup critique</text:p>
          <text:p text:style-name="Text_20_body">Quand vous atteignez 0 point de d’action ou que vous subissez un coup critique (c’est à dire un montant de dégât supérieur à votre valeur de constitution en une seule fois), vous pouvez soit mourir, soit perdre conscience. Les différents cas de figure sont expliqués dans les sections ci-dessous.</text:p>
          <text:p text:style-name="Text_20_body">==== Mort instantanée</text:p>
          <text:p text:style-name="Text_20_body">Des dégâts trop importants peuvent vous tuer sur le coup. Pour que cette chose terrible arrive, il faut que les dégâts vous fassent tomber à 0 point d’action ou dépassent votre score de constitution en un seul coup. Il faut ensuite résister avec un JS de CONstitution à un DD correspondant aux dégâts reçus dans le tour. Dans le cadre d’un coup critique le test n’est fait qu’une seule fois sauf si les conditions d’un autre coup critique sont réunies (c’est à dire dépasser une seconde fois le score de constitution). + Dans le cadre d’un coup reçu alors que la cible est à 0 points d’action, un test doit être effectué à chaque nouveau dégât encaissé et le DD correspond au cumul des dégâts. Le « compteur » diminue tous les tours d’un montant correspondant à la constitution du personnage jusqu’à revenir à zéro. Ainsi une personne peut encaisser plusieurs blessures avant de s’effondrer ou de mourir. Chaque coup reçu à zéro de point de vie laisse une cicatrice et correspond à une blessure grave. <text:span text:style-name="T1">Si le JS de Constitution échoue de plus de 10, le personnage est mort</text:span>. + D’autre part, pour chaque blessure grave reçue, des pénalités s’appliqueront tant qu’elles ne seront pas totalement guéries (voir section blessure grave). + Par exemple, une guerrier a un nombre de points d’action maximum de 12. Il lui reste actuellement 6 points d’action. Si il subit 18 dégâts suite à une attaque, il tombe à 0 point de vie, mais il reste 12 dégâts supplémentaires. 12 est donc le DD pour résister.</text:p>
        </text:list-item>
      </text:list>
      <text:p text:style-name="Text_20_body">§§§ .table-container |Type| Dégats| test nécessaire |Effet| |:-:|:-:|:-:|:-:| |Coup critique|Si dégâts &gt; à valeur de constitution| JS CON &gt; Dégâts reçus|Si échec perte de conscience (1d6 rd) / Si échec &gt; 10 Mort| |Dégâts cumulés|Si PA = ou &lt; à 0 |JS CON &gt; Dégâts reçus cumulés du round à chaque coups reçus |Si échec perte de conscience (1d6 rd)/ Si échec &gt; 10 Mort| <text:span text:style-name="T1">Le personnage récupère un nombre de PA/round = à sa valeur de CONstitution (sans dépasser 0)</text:span> §§§</text:p>
      <text:h text:style-name="Heading_20_6" text:outline-level="6"><text:bookmark-start text:name="_perdre_conscience"/>Perdre conscience<text:bookmark-end text:name="_perdre_conscience"/></text:h>
      <text:p text:style-name="First_20_paragraph">Si les dégâts que vous subissez vous font tomber à 0 point d’action mais ne vous tuent pas par <text:span text:style-name="T1">un échec au DD de dégâts compris entre 10 et 1</text:span>, vous êtes <text:a xlink:type="simple" xlink:href="/gerer-la-sante-du-personnage/#inconscient" office:name=""><text:span text:style-name="Definition"><text:span text:style-name="T2">inconscient</text:span></text:span></text:a> (voir la section <text:a xlink:type="simple" xlink:href="#les-etats-speciaux" office:name=""><text:span text:style-name="Definition"><text:span text:style-name="T2">États spéciaux</text:span></text:span></text:a>) pour 1d6 rounds. Chaque round, la personne inconsciente peut essayer de réussir le JS DD 16 et se réveiller. Elle pourra agir immédiatement. + L’autre situation qui peut entrainer l’inconscience est le fait de subir des dégâts massifs quelque soit le montant de points d’action restant. Cette quantité de dégât est variable selon chaque individu ou créature et correspond à sa caractéristique de constitution. Si ce montant est dépassé, il faut réussir un JS DD16 ou s’effondrer pour 1d6 rounds. Chaque round, la personne inconsciente peut essayer de réussir le JS DD 16 et se réveiller. Elle pourra agir immédiatement.</text:p>
      <text:h text:style-name="Heading_20_6" text:outline-level="6"><text:bookmark-start text:name="_jets_de_sauvegarde_contre_la_mort"/>Jets de sauvegarde contre la mort<text:bookmark-end text:name="_jets_de_sauvegarde_contre_la_mort"/></text:h>
      <text:p text:style-name="First_20_paragraph">À chaque fois que vous commencez votre tour de jeu à 0 point de’action, vous devez faire un <text:a xlink:type="simple" xlink:href="/utiliser-les-caracteristiques/#jets-de-sauvegarde" office:name=""><text:span text:style-name="Definition">jet de sauvegarde</text:span></text:a> spécial appelé <text:a xlink:type="simple" xlink:href="/utiliser-les-caracteristiques/#jets-de-sauvegarde" office:name=""><text:span text:style-name="Definition">jet de sauvegarde</text:span></text:a> contre la mort. Cela permet de déterminer si vous sombrez doucement dans le néant ou si vous vous accrochez à la vie. À la différence des autres jets de sauvegarde, celui-ci n’est pas lié à une caractéristique. Vous êtes entre les mains du destin, et vous ne pouvez être aidé que par certains sorts ou des aptitudes qui vous permettent d’augmenter vos chances de réussir un <text:a xlink:type="simple" xlink:href="/utiliser-les-caracteristiques/#jets-de-sauvegarde" office:name=""><text:span text:style-name="Definition">jet de sauvegarde</text:span></text:a>.</text:p>
      <text:p text:style-name="Text_20_body">Lancez 3d6 (non explosifs). Sur un résultat de 10 ou plus, vous avez réussi. Sinon, le <text:a xlink:type="simple" xlink:href="/utiliser-les-caracteristiques/#jets-de-sauvegarde" office:name=""><text:span text:style-name="Definition">jet de sauvegarde</text:span></text:a> est un échec. Un échec ou un succès n’a pas d’effet en tant que tel, mais après trois succès, vous êtes stabilisé (voir ci-dessous la section <text:a xlink:type="simple" xlink:href="#stabiliser-une-creature" office:name=""><text:span text:style-name="Definition">Stabiliser une créature</text:span></text:a>) et après trois échecs, vous mourez. Ces succès ou ces échecs n’ont pas besoin d’être consécutifs, vous devez donc noter chaque résultat jusqu’à en avoir obtenu trois identiques. Ce compteur est remis à 0 dès que vous regagnez des points d’action ou que vous êtes stabilisé.</text:p>
      <text:p text:style-name="Text_20_body"><text:span text:style-name="T1">Dégâts à 0 point d’action</text:span>. Si vous subissez des dégâts alors que vous êtes déjà à 0 point de vie, vous devez ajouter un échec à votre compteur de jets de sauvegarde contre la mort. Si ces dégâts ont été causés par un coup critique, ils comptent comme deux échecs. Et si le total de ces dégâts est supérieur ou égal à votre maximum de points d’action, vous mourez instantanément.</text:p>
      <text:h text:style-name="Heading_20_6" text:outline-level="6"><text:bookmark-start text:name="_stabiliser_une_créature"/>Stabiliser une créature<text:bookmark-end text:name="_stabiliser_une_créature"/></text:h>
      <text:p text:style-name="First_20_paragraph">Le meilleur moyen de sauver une créature qui se trouve à 0 point d’action est de la soigner. S’il n’est pas possible de la soigner, elle peut être stabilisée afin de lui éviter de mourir des suites d’un échec à son <text:a xlink:type="simple" xlink:href="/utiliser-les-caracteristiques/#jets-de-sauvegarde" office:name=""><text:span text:style-name="Definition">jet de sauvegarde</text:span></text:a> contre la mort.</text:p>
      <text:p text:style-name="Text_20_body">Vous pouvez utiliser une action pour administrer les premiers soins à une personne <text:a xlink:type="simple" xlink:href="/gerer-la-sante-du-personnage/#inconscient" office:name=""><text:span text:style-name="Definition"><text:span text:style-name="T2">inconsciente</text:span></text:span></text:a> et tenter de la stabiliser, mais vous devez pour cela réussir un test de Sagesse (Médecine) DD 10.</text:p>
      <text:p text:style-name="Text_20_body">Une personne <text:span text:style-name="T1">stabilisée</text:span> n’a pas besoin de faire de <text:a xlink:type="simple" xlink:href="/utiliser-les-caracteristiques/#jets-de-sauvegarde" office:name=""><text:span text:style-name="Definition">jet de sauvegarde</text:span></text:a> contre la mort, même si elle est à 0 point de vie. Cependant, elle reste <text:a xlink:type="simple" xlink:href="/gerer-la-sante-du-personnage/#inconscient" office:name=""><text:span text:style-name="Definition"><text:span text:style-name="T2">inconsciente</text:span></text:span></text:a>. Si la créature subit de nouveaux dégâts, elle n’est plus considérée comme stabilisée et doit recommencer à faire des jets de sauvegarde contre la mort. Si elle n’est pas soignée, une créature stabilisée regagne 1 point d’action au bout de 1d6 heures.</text:p>
      <text:h text:style-name="Heading_20_6" text:outline-level="6"><text:bookmark-start text:name="_les_monstres_et_la_mort"/>Les monstres et la mort<text:bookmark-end text:name="_les_monstres_et_la_mort"/></text:h>
      <text:p text:style-name="First_20_paragraph">La plupart des MJ font mourir les adversaires dès qu’ils atteignent 0 point d’action plutôt que de les considérer comme <text:a xlink:type="simple" xlink:href="/gerer-la-sante-du-personnage/#inconscient" office:name=""><text:span text:style-name="Definition"><text:span text:style-name="T2">inconscients</text:span></text:span></text:a> et de faire pour eux des jets de sauvegarde contre la mort.</text:p>
      <text:p text:style-name="Text_20_body">Les principaux adversaires et personnages non-joueurs spéciaux constituent une exception courante. Le MJ peut les considérer <text:a xlink:type="simple" xlink:href="/gerer-la-sante-du-personnage/#inconscient" office:name=""><text:span text:style-name="Definition"><text:span text:style-name="T2">inconscients</text:span></text:span></text:a> et suivre les mêmes règles que pour les personnages des joueurs.</text:p>
      <text:h text:style-name="Heading_20_5" text:outline-level="5"><text:bookmark-start text:name="_points_daction_temporaires"/>points d’action temporaires<text:bookmark-end text:name="_points_daction_temporaires"/></text:h>
      <text:p text:style-name="First_20_paragraph">Certains sorts et capacités spéciales confèrent des points d’action temporaires à une créature. Ces points d’action temporaires ne sont pas réellement des points d’action, mais plutôt une protection contre les dégâts, une réserve de points d’action qui évite à un personnage de subir véritablement des dégâts.</text:p>
      <text:p text:style-name="Text_20_body">Si vous subissez des dégâts alors que vous possédez des points d’action temporaires, vous perdez d’abord vos points d’action temporaires et, une fois ceux-ci épuisés, tout dégât restant s’applique normalement à vos points d’action. Par exemple, si vous avez 5 points d’action temporaires et que vous subissez 7 dégâts, vous perdez l’ensemble de vos points d’action temporaires et subissez 2 dégâts.</text:p>
      <text:p text:style-name="Text_20_body">Les points d’action temporaires étant indépendants de votre réserve de points d’action réels, ils peuvent vous permettre de dépasser votre maximum de points d’action. Ainsi, vous pouvez posséder votre total de points d’action maximum et recevoir quand même des points d’action temporaires.</text:p>
      <text:p text:style-name="Text_20_body">Les points d’action temporaires ne sont pas restaurés par les soins. Ils ne peuvent pas non plus se cumuler entre eux. Si vous avez des points d’action temporaires et que vous en gagnez d’autres, vous devez décider si vous conservez ceux que vous possédez déjà ou si vous les remplacez par ceux que vous venez de gagner. Par exemple, si un sort vous accorde 12 points d’action temporaires et que vous en possédez déjà 10, vous devez décider si vous gardez les 10 points d’action ou si vous les échangez contre les 12 points d’action, mais vous ne pouvez en aucun cas les cumuler pour obtenir 22 points d’action temporaires.</text:p>
      <text:p text:style-name="Text_20_body">Si vous êtes à 0 point d’action, recevoir des points d’action temporaires ne vous permet pas de reprendre conscience ou d’être stabilisé. En revanche, ces points d’action temporaires peuvent toujours absorber les dégâts que vous subissez, même quand vous êtes dans cet état. Mais seuls de véritables soins peuvent vous sauver.</text:p>
      <text:p text:style-name="Text_20_body">Vos points d’action temporaires subsistent jusqu’à ce qu’ils servent à encaisser des dégâts ou jusqu’au terme d’un <text:a xlink:type="simple" xlink:href="/gerer-la-sante-du-personnage/#repos-long" office:name=""><text:span text:style-name="Definition"><text:span text:style-name="T2">repos long</text:span></text:span></text:a>. Il existe des exceptions à cette règle, dans le cas par exemple d’une aptitude qui vous permet d’obtenir des points d’action temporaires et qui précise combien de temps vous pouvez les conserver.</text:p>
      <text:h text:style-name="Heading_20_4" text:outline-level="4"><text:bookmark-start text:name="_entre_la_vie_et_la_mort"/>Entre la vie et la mort<text:bookmark-end text:name="_entre_la_vie_et_la_mort"/></text:h>
      <text:p text:style-name="First_20_paragraph">Les blessures lors d’un combat sont bien évidemment le risque à la fois le plus courant et le plus mortel pour votre personnage. Mais il existe bien d’autres états qui peuvent l’affecter sans pour autant menacer sa vie.</text:p>
      <text:h text:style-name="Heading_20_5" text:outline-level="5"><text:bookmark-start text:name="_les_états_spéciaux"/>Les états spéciaux<text:bookmark-end text:name="_les_états_spéciaux"/></text:h>
      <text:p text:style-name="First_20_paragraph">Les états modifient les capacités d’une créature de diverses manières et résultent d’un sort, d’une aptitude de classe, d’une attaque de monstre ou d’un autre effet. La plupart des états ont un effet négatif, comme lorsque vous êtes <text:a xlink:type="simple" xlink:href="/gerer-la-sante-du-personnage/#aveugle" office:name=""><text:span text:style-name="Definition"><text:span text:style-name="T2">aveuglé</text:span></text:span></text:a>, mais quelques-uns confèrent un bénéfice, comme d’être <text:a xlink:type="simple" xlink:href="/gerer-la-sante-du-personnage/#invisible" office:name=""><text:span text:style-name="Definition"><text:span text:style-name="T2">invisible</text:span></text:span></text:a>.</text:p>
      <text:p text:style-name="Text_20_body">L’état persiste jusqu’à ce qu’il soit contré (par exemple, l’état <text:a xlink:type="simple" xlink:href="/gerer-la-sante-du-personnage/#a-terre" office:name=""><text:span text:style-name="Definition"><text:span text:style-name="T2">à terre</text:span></text:span></text:a> est contré par le simple fait de se relever) ou pendant une durée précisée dans la description de l’effet imposant l’état. Si divers effets imposent un même état à une créature, chaque effet a sa propre durée mais l’intensité de ceux-ci ne se cumule pas : une créature est soumise à un état ou ne l’est pas.</text:p>
      <text:p text:style-name="Text_20_body">Les définitions suivantes expliquent les conséquences de chaque état spécial pour une créature ciblée.</text:p>
      <text:h text:style-name="Heading_20_6" text:outline-level="6"><text:bookmark-start text:name="_à_terre"/>À terre<text:bookmark-end text:name="_à_terre"/></text:h>
      <text:list text:style-name="L17">
        <text:list-item>
          <text:p text:style-name="P17">Une créature <text:a xlink:type="simple" xlink:href="/gerer-la-sante-du-personnage/#a-terre" office:name=""><text:span text:style-name="Definition"><text:span text:style-name="T2">à terre</text:span></text:span></text:a> n’a plus l’option que de ramper pour se déplacer, à moins de se relever et de mettre ainsi un terme à son état.</text:p>
        </text:list-item>
        <text:list-item>
          <text:p text:style-name="P17">La créature subit un <text:a xlink:type="simple" xlink:href="/utiliser-les-caracteristiques/#avantage-et-desavantage" office:name=""><text:span text:style-name="Definition"><text:span text:style-name="T2">désavantage</text:span></text:span></text:a> lors de ses attaques.</text:p>
        </text:list-item>
        <text:list-item>
          <text:p text:style-name="P17">Si un assaillant est à 1,50 mètre ou moins de la créature, il bénéficie d’un <text:a xlink:type="simple" xlink:href="/utiliser-les-caracteristiques/#avantage-et-desavantage" office:name=""><text:span text:style-name="Definition"><text:span text:style-name="T2">avantage</text:span></text:span></text:a> lors de ses attaques contre la créature. Sinon, il subit un <text:a xlink:type="simple" xlink:href="/utiliser-les-caracteristiques/#avantage-et-desavantage" office:name=""><text:span text:style-name="Definition"><text:span text:style-name="T2">désavantage</text:span></text:span></text:a>.</text:p>
        </text:list-item>
      </text:list>
      <text:h text:style-name="Heading_20_6" text:outline-level="6"><text:bookmark-start text:name="_assourdi"/>Assourdi<text:bookmark-end text:name="_assourdi"/></text:h>
      <text:list text:style-name="L18">
        <text:list-item>
          <text:p text:style-name="P18">Une créature <text:a xlink:type="simple" xlink:href="/gerer-la-sante-du-personnage/#assourdi" office:name=""><text:span text:style-name="Definition"><text:span text:style-name="T2">assourdie</text:span></text:span></text:a> n’entend plus rien et rate automatiquement tous les <text:a xlink:type="simple" xlink:href="/utiliser-les-caracteristiques/#tests-de-caracteristique" office:name=""><text:span text:style-name="Definition">tests de caractéristique</text:span></text:a> faisant intervenir des capacités auditives.</text:p>
        </text:list-item>
      </text:list>
      <text:h text:style-name="Heading_20_6" text:outline-level="6"><text:bookmark-start text:name="_aveuglé"/>Aveuglé<text:bookmark-end text:name="_aveuglé"/></text:h>
      <text:list text:style-name="L19">
        <text:list-item>
          <text:p text:style-name="P19">Une créature <text:a xlink:type="simple" xlink:href="/gerer-la-sante-du-personnage/#aveugle" office:name=""><text:span text:style-name="Definition"><text:span text:style-name="T2">aveuglée</text:span></text:span></text:a> ne voit plus rien et rate automatiquement tout <text:a xlink:type="simple" xlink:href="/utiliser-les-caracteristiques/#tests-de-caracteristique" office:name=""><text:span text:style-name="Definition">test de caractéristique</text:span></text:a> qui requiert la vue.</text:p>
        </text:list-item>
        <text:list-item>
          <text:p text:style-name="P19">Les jets d’attaque contre la créature bénéficient d’un <text:a xlink:type="simple" xlink:href="/utiliser-les-caracteristiques/#avantage-et-desavantage" office:name=""><text:span text:style-name="Definition"><text:span text:style-name="T2">avantage</text:span></text:span></text:a>. Les attaques de la créature subissent un <text:a xlink:type="simple" xlink:href="/utiliser-les-caracteristiques/#avantage-et-desavantage" office:name=""><text:span text:style-name="Definition"><text:span text:style-name="T2">désavantage</text:span></text:span></text:a>.</text:p>
        </text:list-item>
      </text:list>
      <text:h text:style-name="Heading_20_6" text:outline-level="6"><text:bookmark-start text:name="_charmé"/>Charmé<text:bookmark-end text:name="_charmé"/></text:h>
      <text:list text:style-name="L20">
        <text:list-item>
          <text:p text:style-name="P20">Une créature <text:a xlink:type="simple" xlink:href="/gerer-la-sante-du-personnage/#charme" office:name=""><text:span text:style-name="Definition"><text:span text:style-name="T2">charmée</text:span></text:span></text:a> se trouve dans l’incapacité d’attaquer l’individu qui l’a charmée ou de le cibler avec une capacité ou un effet magique néfaste.</text:p>
        </text:list-item>
        <text:list-item>
          <text:p text:style-name="P20">L’individu qui a charmé la créature bénéficie d’un <text:a xlink:type="simple" xlink:href="/utiliser-les-caracteristiques/#avantage-et-desavantage" office:name=""><text:span text:style-name="Definition"><text:span text:style-name="T2">avantage</text:span></text:span></text:a> pour toutes les interactions sociales avec celle-ci.</text:p>
        </text:list-item>
      </text:list>
      <text:h text:style-name="Heading_20_6" text:outline-level="6"><text:bookmark-start text:name="_empoigné"/>Empoigné<text:bookmark-end text:name="_empoigné"/></text:h>
      <text:list text:style-name="L21">
        <text:list-item>
          <text:p text:style-name="P21">La vitesse d’une créature <text:a xlink:type="simple" xlink:href="/gerer-la-sante-du-personnage/#empoigne" office:name=""><text:span text:style-name="Definition"><text:span text:style-name="T2">empoignée</text:span></text:span></text:a> devient 0 et elle ne peut plus bénéficier de ses éventuels bonus de vitesse.</text:p>
        </text:list-item>
        <text:list-item>
          <text:p text:style-name="P21">Cet état se termine si l’empoigneur est <text:a xlink:type="simple" xlink:href="/gerer-la-sante-du-personnage/#neutralise" office:name=""><text:span text:style-name="Definition"><text:span text:style-name="T2">neutralisé</text:span></text:span></text:a> (<text:a xlink:type="simple" xlink:href="#neutralise" office:name=""><text:span text:style-name="Definition">voir cet état</text:span></text:a>).</text:p>
        </text:list-item>
        <text:list-item>
          <text:p text:style-name="P21">L’état se termine également si un effet emporte la créature <text:a xlink:type="simple" xlink:href="/gerer-la-sante-du-personnage/#empoigne" office:name=""><text:span text:style-name="Definition"><text:span text:style-name="T2">empoignée</text:span></text:span></text:a> au-delà de l’allonge de l’empoigneur ou de l’effet d’empoignade, comme cela arrive si une créature est projetée au loin par le sort <text:a xlink:type="simple" xlink:href="/grimoire/vague-tonnante" office:name=""><text:span text:style-name="Definition"><text:span text:style-name="T2">vague tonnante</text:span></text:span></text:a>.</text:p>
        </text:list-item>
      </text:list>
      <text:h text:style-name="Heading_20_6" text:outline-level="6"><text:bookmark-start text:name="_empoisonné"/>Empoisonné<text:bookmark-end text:name="_empoisonné"/></text:h>
      <text:list text:style-name="L22">
        <text:list-item>
          <text:p text:style-name="P22">Une créature <text:a xlink:type="simple" xlink:href="/gerer-la-sante-du-personnage/#empoisonne" office:name=""><text:span text:style-name="Definition"><text:span text:style-name="T2">empoisonnée</text:span></text:span></text:a> souffre d’un <text:a xlink:type="simple" xlink:href="/utiliser-les-caracteristiques/#avantage-et-desavantage" office:name=""><text:span text:style-name="Definition"><text:span text:style-name="T2">désavantage</text:span></text:span></text:a> lors de ses jets d’attaque et de ses <text:a xlink:type="simple" xlink:href="/utiliser-les-caracteristiques/#tests-de-caracteristique" office:name=""><text:span text:style-name="Definition">tests de caractéristique</text:span></text:a>.</text:p>
        </text:list-item>
      </text:list>
      <text:h text:style-name="Heading_20_6" text:outline-level="6"><text:bookmark-start text:name="_entravé"/>Entravé<text:bookmark-end text:name="_entravé"/></text:h>
      <text:list text:style-name="L23">
        <text:list-item>
          <text:p text:style-name="P23">La vitesse de la créature <text:a xlink:type="simple" xlink:href="/gerer-la-sante-du-personnage/#entrave" office:name=""><text:span text:style-name="Definition"><text:span text:style-name="T2">entravée</text:span></text:span></text:a> tombe à 0 et elle ne peut plus bénéficier de ses éventuels bonus de vitesse.</text:p>
        </text:list-item>
        <text:list-item>
          <text:p text:style-name="P23">Les attaques qui visent la créature bénéficient d’un <text:a xlink:type="simple" xlink:href="/utiliser-les-caracteristiques/#avantage-et-desavantage" office:name=""><text:span text:style-name="Definition"><text:span text:style-name="T2">avantage</text:span></text:span></text:a>, tandis que les attaques de la créature subissent un <text:a xlink:type="simple" xlink:href="/utiliser-les-caracteristiques/#avantage-et-desavantage" office:name=""><text:span text:style-name="Definition"><text:span text:style-name="T2">désavantage</text:span></text:span></text:a>.</text:p>
        </text:list-item>
        <text:list-item>
          <text:p text:style-name="P23">La créature souffre d’un <text:a xlink:type="simple" xlink:href="/utiliser-les-caracteristiques/#avantage-et-desavantage" office:name=""><text:span text:style-name="Definition"><text:span text:style-name="T2">désavantage</text:span></text:span></text:a> lors de ses jets de sauvegarde de Dextérité.</text:p>
        </text:list-item>
      </text:list>
      <text:h text:style-name="Heading_20_6" text:outline-level="6"><text:bookmark-start text:name="_étourdi"/>Étourdi<text:bookmark-end text:name="_étourdi"/></text:h>
      <text:list text:style-name="L24">
        <text:list-item>
          <text:p text:style-name="P24">Une créature <text:a xlink:type="simple" xlink:href="/gerer-la-sante-du-personnage/#etourdi" office:name=""><text:span text:style-name="Definition"><text:span text:style-name="T2">étourdie</text:span></text:span></text:a>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incapable de se déplacer et parle en balbutiant.</text:p>
        </text:list-item>
        <text:list-item>
          <text:p text:style-name="P24">La créature rate automatiquement tous ses jets de sauvegarde de Force et de Dextérité.</text:p>
        </text:list-item>
        <text:list-item>
          <text:p text:style-name="P24">Les jets d’attaque qui visent la créature se font avec un <text:a xlink:type="simple" xlink:href="/utiliser-les-caracteristiques/#avantage-et-desavantage" office:name=""><text:span text:style-name="Definition"><text:span text:style-name="T2">avantage</text:span></text:span></text:a>.</text:p>
        </text:list-item>
      </text:list>
      <text:h text:style-name="Heading_20_6" text:outline-level="6"><text:bookmark-start text:name="_inconscient"/>Inconscient<text:bookmark-end text:name="_inconscient"/></text:h>
      <text:list text:style-name="L25">
        <text:list-item>
          <text:p text:style-name="P25">Une créature <text:a xlink:type="simple" xlink:href="/gerer-la-sante-du-personnage/#inconscient" office:name=""><text:span text:style-name="Definition"><text:span text:style-name="T2">inconsciente</text:span></text:span></text:a>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incapable de se déplacer et de parler et n’a pas conscience de ce qui l’entoure.</text:p>
        </text:list-item>
        <text:list-item>
          <text:p text:style-name="P25">La créature lâche tout ce qu’elle tenait et tombe au sol.</text:p>
        </text:list-item>
        <text:list-item>
          <text:p text:style-name="P25">Si la créature reprend conscience, elle est <text:a xlink:type="simple" xlink:href="/gerer-la-sante-du-personnage/#a-terre" office:name=""><text:span text:style-name="Definition"><text:span text:style-name="T2">à terre</text:span></text:span></text:a>.</text:p>
        </text:list-item>
        <text:list-item>
          <text:p text:style-name="P25">La créature rate automatiquement tous ses jets de sauvegarde de Force et de Dextérité.</text:p>
        </text:list-item>
        <text:list-item>
          <text:p text:style-name="P25">Les attaques qui visent la créature bénéficient d’un <text:a xlink:type="simple" xlink:href="/utiliser-les-caracteristiques/#avantage-et-desavantage" office:name=""><text:span text:style-name="Definition"><text:span text:style-name="T2">avantage</text:span></text:span></text:a>.</text:p>
        </text:list-item>
        <text:list-item>
          <text:p text:style-name="P25">Toute attaque qui touche la créature est obligatoirement un coup critique si l’assaillant se trouve dans un rayon de 1,50 mètre autour d’elle.</text:p>
        </text:list-item>
      </text:list>
      <text:h text:style-name="Heading_20_6" text:outline-level="6"><text:bookmark-start text:name="_invisible"/>Invisible<text:bookmark-end text:name="_invisible"/></text:h>
      <text:list text:style-name="L26">
        <text:list-item>
          <text:p text:style-name="P26">Il est impossible de voir une créature <text:a xlink:type="simple" xlink:href="/gerer-la-sante-du-personnage/#invisible" office:name=""><text:span text:style-name="Definition"><text:span text:style-name="T2">invisible</text:span></text:span></text:a> à moins de recourir à la magie ou à un sens spécial. Quand il s’agit de se cacher, la créature est considérée comme en situation de visibilité nulle. Il est possible de détecter l’endroit où se trouve la créature si elle émet des sons ou laisse des traces.</text:p>
        </text:list-item>
        <text:list-item>
          <text:p text:style-name="P26">Les attaques visant une créature invisible souffrent d’un <text:a xlink:type="simple" xlink:href="/utiliser-les-caracteristiques/#avantage-et-desavantage" office:name=""><text:span text:style-name="Definition"><text:span text:style-name="T2">désavantage</text:span></text:span></text:a> tandis que les attaques de la créature bénéficient d’un <text:a xlink:type="simple" xlink:href="/utiliser-les-caracteristiques/#avantage-et-desavantage" office:name=""><text:span text:style-name="Definition"><text:span text:style-name="T2">avantage</text:span></text:span></text:a>.</text:p>
        </text:list-item>
      </text:list>
      <text:h text:style-name="Heading_20_6" text:outline-level="6"><text:bookmark-start text:name="_neutralisé"/>Neutralisé<text:bookmark-end text:name="_neutralisé"/></text:h>
      <text:list text:style-name="L27">
        <text:list-item>
          <text:p text:style-name="P27">Une créature <text:a xlink:type="simple" xlink:href="/gerer-la-sante-du-personnage/#neutralise" office:name=""><text:span text:style-name="Definition"><text:span text:style-name="T2">neutralisée</text:span></text:span></text:a> est incapable d’effectuer une action ou une réaction.</text:p>
        </text:list-item>
      </text:list>
      <text:h text:style-name="Heading_20_6" text:outline-level="6"><text:bookmark-start text:name="_paralysé"/>Paralysé<text:bookmark-end text:name="_paralysé"/></text:h>
      <text:list text:style-name="L28">
        <text:list-item>
          <text:p text:style-name="P28">Une créature <text:a xlink:type="simple" xlink:href="/gerer-la-sante-du-personnage/#paralyse" office:name=""><text:span text:style-name="Definition"><text:span text:style-name="T2">paralysée</text:span></text:span></text:a>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et ne peut ni parler ni se déplacer.</text:p>
        </text:list-item>
        <text:list-item>
          <text:p text:style-name="P28">La créature rate automatiquement tous ses jets de sauvegarde de Force et de Dextérité.</text:p>
        </text:list-item>
        <text:list-item>
          <text:p text:style-name="P28">Les attaques visant la créature bénéficient d’un <text:a xlink:type="simple" xlink:href="/utiliser-les-caracteristiques/#avantage-et-desavantage" office:name=""><text:span text:style-name="Definition"><text:span text:style-name="T2">avantage</text:span></text:span></text:a>.</text:p>
        </text:list-item>
        <text:list-item>
          <text:p text:style-name="P28">Toute attaque qui touche la créature est obligatoirement un coup critique si l’assaillant se trouve dans un rayon de 1,50 mètre autour d’elle.</text:p>
        </text:list-item>
      </text:list>
      <text:h text:style-name="Heading_20_6" text:outline-level="6"><text:bookmark-start text:name="_pétrifié"/>Pétrifié<text:bookmark-end text:name="_pétrifié"/></text:h>
      <text:list text:style-name="L29">
        <text:list-item>
          <text:p text:style-name="P29">Une créature <text:a xlink:type="simple" xlink:href="/gerer-la-sante-du-personnage/#petrifie" office:name=""><text:span text:style-name="Definition"><text:span text:style-name="T2">pétrifiée</text:span></text:span></text:a> est transformée en substance solide inanimée (généralement en pierre), de même que tous les objets non-magiques qu’elle transporte. Le poids de la créature est multiplié par dix et elle ne vieillit plus.</text:p>
        </text:list-item>
        <text:list-item>
          <text:p text:style-name="P29">La créature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ne peut plus ni parler ni se déplacer et n’a pas conscience de ce qui se passe autour d’elle.</text:p>
        </text:list-item>
        <text:list-item>
          <text:p text:style-name="P29">Les attaques qui visent la créature bénéficient d’un <text:a xlink:type="simple" xlink:href="/utiliser-les-caracteristiques/#avantage-et-desavantage" office:name=""><text:span text:style-name="Definition"><text:span text:style-name="T2">avantage</text:span></text:span></text:a>.</text:p>
        </text:list-item>
        <text:list-item>
          <text:p text:style-name="P29">La créature rate automatiquement tous ses jets de sauvegarde de Force et de Dextérité.</text:p>
        </text:list-item>
        <text:list-item>
          <text:p text:style-name="P29">La créature est résistante à tous les types de dégâts.</text:p>
        </text:list-item>
        <text:list-item>
          <text:p text:style-name="P29">La créature est immunisée contre le poison et les maladies, mais les poisons et maladies qui l’affectent déjà ne sont pas neutralisés, leurs effets sont juste suspendus.</text:p>
        </text:list-item>
      </text:list>
      <text:h text:style-name="Heading_20_6" text:outline-level="6"><text:bookmark-start text:name="_terrorisé"/>Terrorisé<text:bookmark-end text:name="_terrorisé"/></text:h>
      <text:list text:style-name="L30">
        <text:list-item>
          <text:p text:style-name="P30">Une créature <text:a xlink:type="simple" xlink:href="/gerer-la-sante-du-personnage/#terrorise" office:name=""><text:span text:style-name="Definition"><text:span text:style-name="T2">terrorisée</text:span></text:span></text:a>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et de ses jets d’attaque tant que la source de sa frayeur se trouve dans son champ de vision.</text:p>
        </text:list-item>
        <text:list-item>
          <text:p text:style-name="P30">La créature est incapable de se rapprocher de la source de sa frayeur de son plein gré.</text:p>
        </text:list-item>
      </text:list>
      <text:h text:style-name="Heading_20_5" text:outline-level="5"><text:bookmark-start text:name="_autres_états_temporaires"/>Autres états temporaires<text:bookmark-end text:name="_autres_états_temporaires"/></text:h>
      <text:p text:style-name="First_20_paragraph">Les états suivants pourraient aussi affecter votre personnage. Tout comme les états spéciaux précédents, ils ne se cumulent pas et ont une durée précisée dans l’effet qui impose chaque état. Toutefois, si un effet ou une capacité annule tous les états qui affectent le personnage, les états suivants ne sont pas concernés, à moins qu’ils soient spécifiquement désignés.</text:p>
      <text:h text:style-name="Heading_20_6" text:outline-level="6"><text:bookmark-start text:name="_repoussé"/>Repoussé<text:bookmark-end text:name="_repoussé"/></text:h>
      <text:list text:style-name="L31">
        <text:list-item>
          <text:p text:style-name="P31">Une créature <text:a xlink:type="simple" xlink:href="/gerer-la-sante-du-personnage/#repoussee" office:name=""><text:span text:style-name="Definition"><text:span text:style-name="T2">repoussée</text:span></text:span></text:a> ne peut pas volontairement s’approcher à moins de 9 mètres de la créature (ou toute autre source) à l’origine de l’effet.</text:p>
        </text:list-item>
        <text:list-item>
          <text:p text:style-name="P31">La créature ne peut plus utiliser de réaction.</text:p>
        </text:list-item>
        <text:list-item>
          <text:p text:style-name="P31">Ses seules actions disponibles sont <text:a xlink:type="simple" xlink:href="/combattre/#se-precipiter" office:name=""><text:span text:style-name="Definition"><text:span text:style-name="T2">se précipiter</text:span></text:span></text:a> et toute action permettant d’échapper à un effet qui l’empêche de se déplacer.</text:p>
        </text:list-item>
        <text:list-item>
          <text:p text:style-name="P31">Si la créature n’a nulle part où s’enfuir, elle peut utiliser l’action <text:a xlink:type="simple" xlink:href="/combattre/#esquiver" office:name=""><text:span text:style-name="Definition"><text:span text:style-name="T2">esquiver</text:span></text:span></text:a>.</text:p>
        </text:list-item>
      </text:list>
      <text:h text:style-name="Heading_20_6" text:outline-level="6"><text:bookmark-start text:name="_surpris"/>Surpris<text:bookmark-end text:name="_surpris"/></text:h>
      <text:list text:style-name="L32">
        <text:list-item>
          <text:p text:style-name="P32">Une créature <text:a xlink:type="simple" xlink:href="/gerer-la-sante-du-personnage/#surpris" office:name=""><text:span text:style-name="Definition"><text:span text:style-name="T2">surprise</text:span></text:span></text:a> est incapable de se déplacer.</text:p>
        </text:list-item>
        <text:list-item>
          <text:p text:style-name="P32">Une créature <text:a xlink:type="simple" xlink:href="/gerer-la-sante-du-personnage/#surpris" office:name=""><text:span text:style-name="Definition"><text:span text:style-name="T2">surprise</text:span></text:span></text:a> ne peut entreprendre ni action ni réaction.</text:p>
        </text:list-item>
      </text:list>
      <text:h text:style-name="Heading_20_5" text:outline-level="5"><text:bookmark-start text:name="_fatigue_et_épuisement"/>Fatigue et épuisement<text:bookmark-end text:name="_fatigue_et_épuisement"/></text:h>
      <text:p text:style-name="First_20_paragraph">Certaines aptitudes et certains dangers environnementaux, comme la faim et les effets à long terme des températures glaciales et étouffantes, provoquent un état particulier appelé l’épuisement. Celui-ci se divise en six niveaux. Un effet peut donner un ou plusieurs niveaux d’épuisement, comme indiqué dans la description de chaque effet.</text:p>
      <text:p text:style-name="Text_20_body">§§§ .table-container</text:p>
      <table:table table:name="Table15" table:style-name="Table15">
        <table:table-column table:style-name="Table15.A"/>
        <table:table-column table:style-name="Table15.B"/>
        <table:table-header-rows>
          <table:table-row>
            <table:table-cell table:style-name="TableHeaderRowCell" office:value-type="string">
              <text:p text:style-name="Table_20_Heading">Niveau</text:p>
            </table:table-cell>
            <table:table-cell table:style-name="TableHeaderRowCell" office:value-type="string">
              <text:p text:style-name="Table_20_Heading">Effet</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text:a xlink:type="simple" xlink:href="/utiliser-les-caracteristiques/#avantage-et-desavantage" office:name=""><text:span text:style-name="Definition"><text:span text:style-name="T2">désavantage</text:span></text:span></text:a> lors des <text:a xlink:type="simple" xlink:href="/utiliser-les-caracteristiques/#tests-de-caracteristique" office:name=""><text:span text:style-name="Definition">tests de caractéristique</text:span></text:a></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Vitesse réduite de moitié</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utiliser-les-caracteristiques/#avantage-et-desavantage" office:name=""><text:span text:style-name="Definition"><text:span text:style-name="T2">désavantage</text:span></text:span></text:a> lors des attaques et des sauvegardes</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Maximum de points d’action réduit de moitié</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Vitesse réduite à 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Décès</text:p>
          </table:table-cell>
        </table:table-row>
      </table:table>
      <text:p text:style-name="First_20_paragraph">§§§</text:p>
      <text:p text:style-name="Text_20_body">Si une personne déjà épuisée souffre d’un nouvel effet générant de l’épuisement, son niveau d’épuisement actuel augmente du montant indiqué dans la description de l’effet.</text:p>
      <text:p text:style-name="Text_20_body">Une créature souffre des effets de son niveau d’épuisement actuel et de tous les effets des niveaux inférieurs. Par exemple, une créature affligée d’un épuisement de niveau 2 voit sa vitesse réduite de moitié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text:p>
      <text:p text:style-name="Text_20_body">Un effet qui réduit l’épuisement diminue son niveau du montant indiqué dans sa description. Tous les effets d’épuisement se terminent si le niveau d’épuisement de la créature est réduit à moins de 1.</text:p>
      <text:p text:style-name="Text_20_body">Une fois terminé, un <text:a xlink:type="simple" xlink:href="/gerer-la-sante-du-personnage/#repos-long" office:name=""><text:span text:style-name="Definition"><text:span text:style-name="T2">repos long</text:span></text:span></text:a> réduit le niveau d’épuisement d’une créature de 1, à condition qu’elle ait eu à boire et à manger.</text:p>
      <text:h text:style-name="Heading_20_4" text:outline-level="4"><text:bookmark-start text:name="_repos"/>Repos<text:bookmark-end text:name="_repos"/></text:h>
      <text:p text:style-name="First_20_paragraph">Même si les aventuriers sont des héros, il est impossible de passer ses journées entières à explorer des cavernes, à interagir avec d’autres individus ou à se battre sans jamais se reposer. Vos personnages doivent dormir, manger, soigner leurs blessures, reposer leur esprit afin de lancer à nouveau des sorts, et se préparer à repartir à l’aventure.</text:p>
      <text:p text:style-name="Text_20_body">Au cours d’une journée, les aventuriers peuvent observer des périodes de <text:a xlink:type="simple" xlink:href="/gerer-la-sante-du-personnage/#repos-court" office:name=""><text:span text:style-name="Definition"><text:span text:style-name="T2">repos court</text:span></text:span></text:a>. À la fin d’une journée, on parle d’une période de <text:a xlink:type="simple" xlink:href="/gerer-la-sante-du-personnage/#repos-long" office:name=""><text:span text:style-name="Definition"><text:span text:style-name="T2">repos long</text:span></text:span></text:a>. Il est aussi possible de choisir de récupérer pendant un moment de répit (voir <text:a xlink:type="simple" xlink:href="/partir-a-l-aventure/#recuperer" office:name=""><text:span text:style-name="Definition"><text:span text:style-name="T2">Entre les aventures</text:span></text:span></text:a>).</text:p>
      <text:h text:style-name="Heading_20_5" text:outline-level="5"><text:bookmark-start text:name="_repos_court"/><text:a xlink:type="simple" xlink:href="/gerer-la-sante-du-personnage/#repos-court" office:name=""><text:span text:style-name="Definition"><text:span text:style-name="T2">repos court</text:span></text:span></text:a><text:bookmark-end text:name="_repos_court"/></text:h>
      <text:p text:style-name="First_20_paragraph"><text:span text:style-name="T1">Un </text:span><text:a xlink:type="simple" xlink:href="/gerer-la-sante-du-personnage/#repos-court" office:name=""><text:span text:style-name="Definition"><text:span text:style-name="T3">repos court</text:span></text:span></text:a><text:span text:style-name="T1"> est une période de repos d’au moins 1 heure</text:span> pendant laquelle un personnage ne fait rien de plus fatigant que de manger, boire, lire et panser ses blessures.</text:p>
      <text:p text:style-name="Text_20_body">A la fin d’une période de <text:a xlink:type="simple" xlink:href="/gerer-la-sante-du-personnage/#repos-court" office:name=""><text:span text:style-name="Definition"><text:span text:style-name="T2">repos court</text:span></text:span></text:a>, un personnage peut décider de puiser dans sa réserve de dés d’action. Cette dernière est égale à son niveau. Il peut lancer un ou plusieurs dés de points d’action. Pour chaque dé d’action ainsi utilisé, le joueur lance un dé et ajoute à son résultat le modificateur de Constitution de son personnage. Le total correspond au nombre de points d’action regagnés par celui-ci. Le joueur peut décider de lancer ses dés d’action les uns après les autres, et donc d’attendre de connaître le résultat d’un lancer de dé avant de choisir de dépenser un dé d’action supplémentaire. Un personnage regagne une partie des dés d’action utilisés après un <text:a xlink:type="simple" xlink:href="/gerer-la-sante-du-personnage/#repos-long" office:name=""><text:span text:style-name="Definition"><text:span text:style-name="T2">repos long</text:span></text:span></text:a>, comme expliqué ci-dessous.</text:p>
      <text:h text:style-name="Heading_20_5" text:outline-level="5"><text:bookmark-start text:name="_repos_long"/><text:a xlink:type="simple" xlink:href="/gerer-la-sante-du-personnage/#repos-long" office:name=""><text:span text:style-name="Definition"><text:span text:style-name="T2">repos long</text:span></text:span></text:a><text:bookmark-end text:name="_repos_long"/></text:h>
      <text:p text:style-name="First_20_paragraph"><text:span text:style-name="T1">Un </text:span><text:a xlink:type="simple" xlink:href="/gerer-la-sante-du-personnage/#repos-long" office:name=""><text:span text:style-name="Definition"><text:span text:style-name="T3">repos long</text:span></text:span></text:a><text:span text:style-name="T1"> est une période de repos d’au moins 8 heures</text:span>, pendant laquelle un personnage dort ou n’entreprend que des activités reposantes, comme lire, parler, manger. S’il monte la garde, il ne peut pas le faire pendant plus de 2 heures. Si ce repos est interrompu par une période d’activité soutenue, comme par exemple 1 heure passée à marcher, se battre, préparer des rituels, ou tout autre activité similaire, tout le temps passé dans l’optique d’un <text:a xlink:type="simple" xlink:href="/gerer-la-sante-du-personnage/#repos-long" office:name=""><text:span text:style-name="Definition"><text:span text:style-name="T2">repos long</text:span></text:span></text:a> est perdu. Le personnage doit recommencer la période de <text:a xlink:type="simple" xlink:href="/gerer-la-sante-du-personnage/#repos-long" office:name=""><text:span text:style-name="Definition"><text:span text:style-name="T2">repos long</text:span></text:span></text:a> du début pour en tirer bénéfice.</text:p>
      <text:p text:style-name="Text_20_body">À la fin d’un <text:a xlink:type="simple" xlink:href="/gerer-la-sante-du-personnage/#repos-long" office:name=""><text:span text:style-name="Definition"><text:span text:style-name="T2">repos long</text:span></text:span></text:a>, un personnage regagne tous ses points d’action (mais il peut être pénalisé s’il se trouve encore sous l’effet d’une blessure grave). Il regagne aussi une partie des dés d’action qu’il a dépensés : toujours au moins un dé d’action dépensé et au maximum la moitié de son total de dés d’action.</text:p>
      <text:p text:style-name="Text_20_body">Par exemple, si un personnage possède 8 dés d’action, il peut en regagner 4 au maximum à la fin d’un <text:a xlink:type="simple" xlink:href="/gerer-la-sante-du-personnage/#repos-long" office:name=""><text:span text:style-name="Definition"><text:span text:style-name="T2">repos long</text:span></text:span></text:a>. Un personnage de niveau 1 regagne son dé d’action s’il l’a dépensé.</text:p>
      <text:p text:style-name="Text_20_body">Un personnage ne peut profiter qu’une fois par période de 24 heures des bénéfices conférés par un <text:a xlink:type="simple" xlink:href="/gerer-la-sante-du-personnage/#repos-long" office:name=""><text:span text:style-name="Definition"><text:span text:style-name="T2">repos long</text:span></text:span></text:a> et, pour cela, il doit avoir au moins 1 point d’action au début de cette période de repos.</text:p>
      <text:p text:style-name="Text_20_body">D’autre part, un <text:a xlink:type="simple" xlink:href="/gerer-la-sante-du-personnage/#repos-long" office:name=""><text:span text:style-name="Definition"><text:span text:style-name="T2">repos long</text:span></text:span></text:a> permet de récupérer des <text:span text:style-name="T1">point de Magie</text:span> ou des points de Foi qui auraient été dépensés. <text:span text:style-name="T3">Les arts arcaniques étant très fatigants, ces points se récupèrent plus lentement</text:span>. Après un <text:a xlink:type="simple" xlink:href="/gerer-la-sante-du-personnage/#repos-long" office:name=""><text:span text:style-name="Definition"><text:span text:style-name="T2">repos long</text:span></text:span></text:a>, le personnage récupère 1 point par niveau + son bonus de caractéristique correspondant. <text:span text:style-name="T3">Un personnage de la voie de la magie double son bonus de caractéristique</text:span>. + Enfin, il est possible de récupérer des <text:span text:style-name="T1">points d’honneur</text:span> qui auraient été perdus. Après un <text:a xlink:type="simple" xlink:href="/gerer-la-sante-du-personnage/#repos-long" office:name=""><text:span text:style-name="Definition"><text:span text:style-name="T2">repos long</text:span></text:span></text:a>, les blessures morales s’éloignent doucement et le personnage reprend confiance en ses capacités. Il récupère 1 point par niveau + son bonus de charisme. <text:span text:style-name="T3">Un personnage de la voie des armes double son bonus de caractéristique</text:span>.</text:p>
      <text:h text:style-name="Heading_20_5" text:outline-level="5"><text:bookmark-start text:name="_règle_du_1"/>Règle du 1<text:bookmark-end text:name="_règle_du_1"/></text:h>
      <text:p text:style-name="First_20_paragraph">Quelque soit le test, à l’inverse du 6, le 1 indique une catastrophe. Sur un même lancer de dés, un 1 peut-être annulé par un 6 (au choix du lanceur). Le choix doit être fait avant de relancer un quelconque dés. Les dés sont alors écartés. Il est possible de se demander : quel intérêt d’écarter les dés. Les conséquences sont en fait simples. Il y a de grande chance de rater son action car le test se voit soustrait de 7 (6+1), donc de ne pas réaliser ce qu’il souhaitait. Le bénéfice et de ne pas en subir les conséquences. Si les dés sont gardés, ils sont joués séparément. Les 6 entrainent donc d’autres lancer de dés 6.</text:p>
      <text:p text:style-name="Text_20_body">Pour chaque 1, 1d6 est lancé de façon explosive. Le résultat peut-être retiré dans n’importe qu’elle jauge du personnage (PA, PM, PF ou PH). Le résultat est interprété en matière de narration.</text:p>
      <text:p text:style-name="Text_20_body">En ce sens, les PA représentent la capacité physique, les PM la capacité de concentration, Les PF la confiance en soi et les PH les situations embarrassantes.</text:p>
      <text:p text:style-name="Text_20_body"><text:span text:style-name="T1">Atteindre 0 dans une jauge a plusieurs conséquences. La première concernant les PA est le risque d’encaisser des blessures critiques. Mais globalement, un personnage qui à 0 dans une jauge, subit un </text:span><text:a xlink:type="simple" xlink:href="/utiliser-les-caracteristiques/#avantage-et-desavantage" office:name=""><text:span text:style-name="Definition"><text:span text:style-name="T3">désavantage</text:span></text:span></text:a><text:span text:style-name="T1"> à toutes ses actions liées à la caractéristiques.</text:span></text:p>
      <text:p text:style-name="Text_20_body">PA = FOR, DEX et CON PM = INT PF = SAG PH = CHA</text:p>
      <text:p text:style-name="Text_20_body">Ces points se récupèrent dans les phases de <text:a xlink:type="simple" xlink:href="/gerer-la-sante-du-personnage/#repos-long" office:name=""><text:span text:style-name="Definition"><text:span text:style-name="T2">repos long</text:span></text:span></text:a>.</text:p>
      <text:h text:style-name="Heading_20_4" text:outline-level="4"><text:bookmark-start text:name="_ne_sont_pas_concernés_par_la_règle_du_1_les_jets_de_dégâts_et_linitiative"/>Ne sont pas concernés par la règle du 1 les jets de dégâts et l’initiative.<text:bookmark-end text:name="_ne_sont_pas_concernés_par_la_règle_du_1_les_jets_de_dégâts_et_linitiative"/></text:h>
      <text:p text:style-name="First_20_paragraph">title: "Lancer des sorts" — </text:p>
      <text:h text:style-name="Heading_20_3" text:outline-level="3"><text:bookmark-start text:name="_lancer_des_sorts"/>Lancer des sorts<text:bookmark-end text:name="_lancer_des_sorts"/></text:h>
      <text:h text:style-name="Heading_20_4" text:outline-level="4"><text:bookmark-start text:name="_niveau_de_sort"/>Niveau de sort<text:bookmark-end text:name="_niveau_de_sort"/></text:h>
      <text:p text:style-name="First_20_paragraph">Tout sort s’accompagne d’un niveau, allant de Novice à Maître. Ce niveau est une indication générale de la puissance du sort : l’humble (mais toujours efficace) <text:a xlink:type="simple" xlink:href="/grimoire/projectile-magique/" office:name=""><text:span text:style-name="Definition"><text:span text:style-name="T2">projectile magique</text:span></text:span></text:a> est de niveau Novice tandis que le <text:a xlink:type="simple" xlink:href="/grimoire/souhait/" office:name=""><text:span text:style-name="Definition"><text:span text:style-name="T2">souhait</text:span></text:span></text:a>, capable de chambouler le monde, est de niveau Maître. Les tours de magie (des sorts simples mais utiles qu’un personnage peut lancer pour un coût réduit) sont de niveau Novice aussi. Plus le niveau d’un sort est élevé, plus celui qui le lance doit avoir atteint un niveau élevé pour le jeter.</text:p>
      <text:p text:style-name="Text_20_body">Les sorts ont un coût en point de magie ou en point de foi suivant l’archétype choisi. + <text:span text:style-name="T1">A partir du niveau 3</text:span>, lors du choix de l’archétype, le personnage obtient la capacité de lancer des sorts de <text:span text:style-name="T1">novice</text:span> sous réserve de posséder 12 dans la caractéristique de lancement de sort. + <text:span text:style-name="T1">A partir du niveau 5</text:span>, il obtient la capacité de lancer des sorts de <text:span text:style-name="T1">disciple</text:span> sous réserve de posséder 14 dans la caractéristique de lancement de sort. + <text:span text:style-name="T1">A partir du niveau 9</text:span>, il obtient la capacité de lancer des sorts d’<text:span text:style-name="T1">apprenti</text:span> sous réserve de posséder 16 dans la caractéristique de lancement de sort. + <text:span text:style-name="T1">A partir du niveau 13</text:span>, il obtient la capacité de lancer des sorts d’<text:span text:style-name="T1">adepte</text:span> sous réserve de posséder 17 dans la caractéristique de lancement de sort. + <text:span text:style-name="T1">A partir du niveau 15</text:span>, il obtient la capacité de lancer des sorts d’<text:span text:style-name="T1">expert</text:span> sous réserve de posséder 18 dans la caractéristique de lancement de sort. + <text:span text:style-name="T1">A partir du niveau 17</text:span>, il obtient la capacité de lancer des sorts de <text:span text:style-name="T1">maître</text:span> sous réserve de posséder 20 dans la caractéristique de lancement de sort. + Les personnages de la voie de la magie, contrairement aux autres voies <text:span text:style-name="T1">ajoutent leur bonus de Maîtrise au DD de sauvegarde</text:span>. <text:span text:style-name="T3">Soit DD de sauvegarde des sorts lancés est égal à 8 + le bonus de caractéristique + le bonus de Maîtrise pour les Voies de la Magie</text:span>. <text:span text:style-name="T3">Soit DD de sauvegarde des sorts lancés est égal à 8 + le bonus de caractéristique pour les Voies des Armes et de l’Ombre</text:span>.</text:p>
      <text:h text:style-name="Heading_20_5" text:outline-level="5"><text:bookmark-start text:name="_apprendre_des_rituels_de_niveau_supérieur"/>Apprendre des rituels de niveau supérieur<text:bookmark-end text:name="_apprendre_des_rituels_de_niveau_supérieur"/></text:h>
      <text:p text:style-name="First_20_paragraph">Vous apprendre seulement des sorts que vous pouvez lancer en satisfaisant aux prérequis. Lors de vos aventures, vous pouvez trouver de nouveaux rituels à apprendre. Copier un rituel dans votre grimoire implique de reproduire la forme générale de ce rituel, puis de déchiffrer le code unique utilisé par le l’initié qui l’a écrit. Vous devez ensuite pratiquer le rituel jusqu’à ce que vous compreniez les sons ou les gestes nécessaires pour le lancer, puis le retranscrire dans votre grimoire en utilisant votre propre code. Pour chaque sort, le processus d’apprentissage vous prend du temps et coûte de l’argent <text:span text:style-name="T1">(le coût d’apprentissage en or et en temps pour une personne qui n’emprunte pas la voie de la magie est plus important. Il est doublé pour la voie de l’ombre et est triplé pour la voie des Armes).</text:span></text:p>
      <text:h text:style-name="Heading_20_5" text:outline-level="5"><text:bookmark-start text:name="_coût_des_sorts"/>Coût des Sorts<text:bookmark-end text:name="_coût_des_sorts"/></text:h>
      <text:p text:style-name="First_20_paragraph">Les sorts utilisent des points de Magie (PM) ou des points de Foi (PF). Les coûts varient selon les niveaux de sorts.</text:p>
      <text:p text:style-name="Text_20_body">§§§ .table-container |Type|Coût en PM ou PF| |:-:|:-:| |Novice|1 à 4| |Disciple|6 à 8| |Apprenti|10 à 12| |Adepte|14| |Expert|16| |Maître|18| §§§</text:p>
      <text:h text:style-name="Heading_20_5" text:outline-level="5"><text:bookmark-start text:name="_prix_des_sorts_et_investissement_en_temps_dapprentissage"/>Prix des sorts et investissement en temps d’apprentissage.<text:bookmark-end text:name="_prix_des_sorts_et_investissement_en_temps_dapprentissage"/></text:h>
      <text:p text:style-name="First_20_paragraph">§§§ .table-container |Type|Temps|Coût|DA Voie de la Magie |DA Voie de l’Ombre |DA Voie des Armes | |:-:|:-:|:-:|:-:|:-:|:-:| |Novice|1 journée|50 po| 8 |12|16| |Disciple|1 semaine|100 po| 12|16|22| |Apprenti|1 demi lune|300 po| 16|22|28| |Adepte|1 lune|600 po| 22|28|35| |Expert|2 lunes|1200 po| 28|35|-| |Maître|3 lunes|2400 po|35|-|-|</text:p>
      <text:list text:style-name="L33">
        <text:list-item>
          <text:p text:style-name="P33">DA : Difficultée d’apprentissage</text:p>
        </text:list-item>
        <text:list-item>
          <text:p text:style-name="P33">Coût &amp; le temps sont doublés pour la Voie de l’Ombre et triplés pour la Voie des Armes. §§§</text:p>
        </text:list-item>
      </text:list>
      <text:h text:style-name="Heading_20_5" text:outline-level="5"><text:bookmark-start text:name="_utiliser_des_points_de_magie_ou_des_points_de_foi"/>Utiliser des points de Magie ou des points de Foi?<text:bookmark-end text:name="_utiliser_des_points_de_magie_ou_des_points_de_foi"/></text:h>
      <text:p text:style-name="First_20_paragraph">Il arrive que certains sorts soient disponibles pour la voie "magique" et la voie "spirituelle". Le sort propose alors d’utiliser des points de Magie (PM) ou de Foi (PF). Le choix est laissé au personnage en sachant que selon son archétype, il ne récupèrera pas de la même vitesse, voir la section <text:a xlink:type="simple" xlink:href="/gerer-la-sante-du-personnage/#repos-long" office:name=""><text:span text:style-name="Definition">Repos</text:span></text:a>.</text:p>
      <text:h text:style-name="Heading_20_5" text:outline-level="5"><text:bookmark-start text:name="_lancer_un_sort_en_surcharge"/>Lancer un sort en surcharge<text:bookmark-end text:name="_lancer_un_sort_en_surcharge"/></text:h>
      <text:p text:style-name="First_20_paragraph">Quand un lanceur de sorts utilise de point que celui nécessaire pour le sort, ce dernier adopte une puissance supérieure lors de son incantation. Par exemple, si Umare lance <text:a xlink:type="simple" xlink:href="/grimoire/projectile-magique/" office:name=""><text:span text:style-name="Definition"><text:span text:style-name="T2">projectile magique</text:span></text:span></text:a> en dépensant un emplacement de niveau Disciple, ce <text:a xlink:type="simple" xlink:href="/grimoire/projectile-magique/" office:name=""><text:span text:style-name="Definition"><text:span text:style-name="T2">projectile magique</text:span></text:span></text:a> devient un sort de Disciple. En pratique, le sort se « <text:span text:style-name="T2">dilate</text:span> » en se surchargeant de l’énergie investie.</text:p>
      <text:p text:style-name="Text_20_body">Certains sorts, comme <text:a xlink:type="simple" xlink:href="/grimoire/projectile-magique/" office:name=""><text:span text:style-name="Definition"><text:span text:style-name="T2">projectile magique</text:span></text:span></text:a> et <text:a xlink:type="simple" xlink:href="/grimoire/soin-des-blessures/" office:name=""><text:span text:style-name="Definition"><text:span text:style-name="T2">soin des blessures</text:span></text:span></text:a>, ont un effet plus puissant quand ils sont lancés avec un niveau supérieur, comme expliqué dans leur description. Le cout en points de Magie ou de Foi est toujours le maximum du niveau soit +8 PM pour un sort de <text:a xlink:type="simple" xlink:href="/grimoire/projectile-magique/" office:name=""><text:span text:style-name="Definition"><text:span text:style-name="T2">projectile magique</text:span></text:span></text:a> lancé au niveau Disciple (4 projectiles à 1d6 de dégâts) pour un total de 10 PM (2 PM+8 PM). Pour les niveaux supérieurs, il faut dépenser les niveaux intermédiaires en points. Même exemple avec <text:a xlink:type="simple" xlink:href="/grimoire/projectile-magique/" office:name=""><text:span text:style-name="Definition"><text:span text:style-name="T2">projectile magique</text:span></text:span></text:a> mais de niveau Apprenti (5 projectiles à 1d6 de dégâts) pour un total de est de 22 PM (2 PM + 8 PM + 12 PM)</text:p>
      <text:h text:style-name="Heading_20_4" text:outline-level="4"><text:bookmark-start text:name="_les_rituels"/>Les rituels<text:bookmark-end text:name="_les_rituels"/></text:h>
      <text:p text:style-name="First_20_paragraph">Certains sorts portent une mention spéciale : rituel. On peut les lancer en suivant les règles d’incantation ordinaires ou sous forme de rituel. <text:span text:style-name="T1">Cette version du sort demande 10 minutes de plus et utilise la moitié du pouvoir normalement requis. Le sort ne peut être lancée à plus haut niveau.</text:span></text:p>
      <text:h text:style-name="Heading_20_4" text:outline-level="4"><text:bookmark-start text:name="_enchantement_des_composantes_matérielles"/>Enchantement des composantes matérielles.<text:bookmark-end text:name="_enchantement_des_composantes_matérielles"/></text:h>
      <text:p text:style-name="First_20_paragraph">Certains sorts font appel à des composantes matérielles qui sont réutilisées à chaque lancement de sort. Ces composantes doivent être enchantées pour permettre au sort d’agir. Le processus d’enchantement est plus long et plus difficile qu’un simple <text:a xlink:type="simple" xlink:href="/lancer-des-sorts/lancer-un-sort" office:name=""><text:span text:style-name="Definition">lancer de sort</text:span></text:a>.Cela demande un investissement en temps et en pouvoir plus important qui nécessite un nombre de test (la plus part du temps d’Arcanes, de Religion ou de Nature) dépendant du niveau du sort. + La règle commune permet de se référer au tableau ci-dessous. Le coût par test dépend du coût du sort.</text:p>
      <text:p text:style-name="Text_20_body">§§§ .table-container |Niveau|Coût par test PM ou PF|Temps minimum par test|Nombre de test|Difficulté du test| |:-:|:-:|:-:|:-:|:-:| |Novice|1 à 4|10 minutes|1|8| |Disciple|6 à 8|30 minutes|2|12| |Apprenti|10 à 12|1 heure|3|16| |Adepte|14|2 heures|4|22| |Expert|16|6 heures|5|28| |Maître|18|12 heures|6|35| §§§</text:p>
      <text:p text:style-name="Text_20_body">Il est possible d’autre part de moduler la difficulté en doublant le nombre de points de pouvoir (PM ou PF). Cela a pour effet de diminuer la difficulté d’un palier (passer d’Apprenti à Disciple par exemple).</text:p>
      <text:h text:style-name="Heading_20_4" text:outline-level="4"><text:bookmark-start text:name="_lancer_un_sort_2"/>Lancer un sort<text:bookmark-end text:name="_lancer_un_sort_2"/></text:h>
      <text:p text:style-name="First_20_paragraph">Quand un personnage lance un sort, il suit toujours les mêmes règles de base, quelle que soit sa classe et quels que soient les effets du sort.</text:p>
      <text:p text:style-name="Text_20_body">Lancer un sort n’engage pas une réussite automatique. La magie est un art difficile et imprévisible. <text:span text:style-name="T1">Ainsi, les sorts exigent un test de compétence d’Arcane pour la Magie et de Religion pour la Foi</text:span>. Un échec entraine la perte des points de Magie ou de Foi correspondants.</text:p>
      <text:p text:style-name="Text_20_body">§§§ .table-container |Niveau|Difficulté du test| |:-:|:-:| |Novice|8| |Disciple|12| |Apprenti|16| |Adepte|22| |Expert|28| |Maître|35| §§§</text:p>
      <text:p text:style-name="Text_20_body">Il est possible d’autre part de moduler la difficulté en doublant le nombre de points de pouvoir (PM ou PF) comme pour l’enchantement des composantes matérielles. Cela a pour effet de diminuer la difficulté d’un palier (passer d’Apprenti à Disciple par exemple).</text:p>
      <text:p text:style-name="Text_20_body">Chaque description de sort présenté dans le chapitre <text:a xlink:type="simple" xlink:href="/grimoire/" office:name=""><text:span text:style-name="Definition"><text:span text:style-name="T2">Grimoire</text:span></text:span></text:a> commence par un bloc d’information : le nom du sort, son niveau, son école, son temps d’incantation, sa portée, ses composantes et sa zone d’effet. Le reste de la section décrit les effets particuliers du sort.</text:p>
      <text:h text:style-name="Heading_20_5" text:outline-level="5"><text:bookmark-start text:name="_utiliser_la_magie_sans_en_posséder_les_prérequis"/>Utiliser la Magie sans en posséder les prérequis.<text:bookmark-end text:name="_utiliser_la_magie_sans_en_posséder_les_prérequis"/></text:h>
      <text:p text:style-name="First_20_paragraph">§§§ .hero <text:span text:style-name="T2">- Je ne comprends pas Maître.</text:span> + <text:span text:style-name="T2">- C’est bien cela qui me désole.</text:span> + <text:span text:style-name="T1">Discussion de couloir à l’académie de magie de Thaouet</text:span> §§§</text:p>
      <text:p text:style-name="Text_20_body">Utiliser ou apprendre la Magie sans en posséder les prérequis est dangereux et coûteux. Les caractéristiques minimums demandées permettent normalement une bonne compréhension du sortilège et de ses contingences. Ainsi une personne qui souhaite apprendre un sort sans avoir la caractéristique minimal requise ajoute un multiplicateur (en temps et donc en coût) par palier nécessaire et manquant pour apprendre le sort.</text:p>
      <text:p text:style-name="Text_20_body">Enfin utiliser un sort sans en posséder la caractéristique est extrêmement dangereux car il entraine la perte d'1d6 points par point de marge raté. Ses points sont soustraits dans un premier temps dans la jauge de magie, puis dans les autres jauges (Foi ou Magie, Honneur et Action) au choix du Narrateur.</text:p>
      <text:p text:style-name="Text_20_body"><text:span text:style-name="T1">Lancer un sort sans en posséder la caractéristique prérequise se fait toujours avec un désavantage.</text:span></text:p>
      <text:p text:style-name="Text_20_body">Par exemple : Un novice ambitieux, Nolden Branchenoir veux apprendre un sort d’apprenti malgré le fait qu’il n’ai que 12 en intelligence et que le prérequis est de 16. Les sorts d’aprenti sont deux paliers au dessus de celui de Novice (Disciple et Apprenti). Apprendre un sort dans ces conditions lui coutera donc 900 po (300 x 3po et une lune et demi : 3 demi lunes). Est ce que le jeu en vaut la chandelle? Pourtant il vient de la voie de la magie.</text:p>
      <text:h text:style-name="Heading_20_5" text:outline-level="5"><text:bookmark-start text:name="_temps_dincantation"/>Temps d’incantation<text:bookmark-end text:name="_temps_dincantation"/></text:h>
      <text:p text:style-name="First_20_paragraph">Généralement, un sort se lance par une seule action, mais certains exigent une action bonus, une réaction ou encore plus de temps.</text:p>
      <text:h text:style-name="Heading_20_6" text:outline-level="6"><text:bookmark-start text:name="_action_bonus_2"/>Action bonus<text:bookmark-end text:name="_action_bonus_2"/></text:h>
      <text:p text:style-name="First_20_paragraph">Un sort qui se lance par une action bonus est particulièrement rapide. Pour le lancer, il faut dépenser une action bonus à son tour, à condition de ne pas avoir déjà effectué une telle action au cours de ce tour. Impossible de lancer un autre sort lors de ce tour, à moins qu’il ne s’agisse d’un tour de magie avec un temps d’incantation d’une action.</text:p>
      <text:h text:style-name="Heading_20_6" text:outline-level="6"><text:bookmark-start text:name="_réaction_2"/>Réaction<text:bookmark-end text:name="_réaction_2"/></text:h>
      <text:p text:style-name="First_20_paragraph">Certains sorts se lancent sous forme de réaction. Il faut juste une fraction de seconde pour les faire naître et ils se lancent en réponse à un événement. Si un sort peut se lancer ainsi, sa description précise exactement dans quelles conditions.</text:p>
      <text:h text:style-name="Heading_20_6" text:outline-level="6"><text:bookmark-start text:name="_long_temps_dincantation"/>Long temps d’incantation<text:bookmark-end text:name="_long_temps_dincantation"/></text:h>
      <text:p text:style-name="First_20_paragraph">Certains sorts (dont les rituels) exigent une période d’incantation supérieure, allant de quelques minutes à quelques heures. Quand un sort avec un temps d’incantation supérieur à une seule action ou une réaction est lancé, il impose au lanceur de consacrer à chaque tour son action à l’incantation et, pendant tout ce temps, à maintenir sa concentration (voir <text:a xlink:type="simple" xlink:href="#concentration" office:name=""><text:span text:style-name="Definition"><text:span text:style-name="T2">Concentration</text:span></text:span></text:a>, plus bas). Si elle vole en éclats, le sort échoue et il perd les points investis. S’il veut recommencer l’incantation, il doit la reprendre à zéro.</text:p>
      <text:h text:style-name="Heading_20_5" text:outline-level="5"><text:bookmark-start text:name="_portée_3"/>Portée<text:bookmark-end text:name="_portée_3"/></text:h>
      <text:p text:style-name="First_20_paragraph">La cible d’un sort doit être à portée de ce sort. Pour un sort comme <text:a xlink:type="simple" xlink:href="/grimoire/projectile-magique/" office:name=""><text:span text:style-name="Definition"><text:span text:style-name="T2">projectile magique</text:span></text:span></text:a>.</text:p>
      <text:p text:style-name="Text_20_body">La plupart des sorts ont une portée indiquée en mètres. Certains affectent uniquement les créatures (y compris le lanceur de sorts lui-même) avec lesquelles le lanceur établit un contact physique. D’autres, comme <text:a xlink:type="simple" xlink:href="/grimoire/bouclier/" office:name=""><text:span text:style-name="Definition"><text:span text:style-name="T2">bouclier</text:span></text:span></text:a>, affectent uniquement le lanceur de sorts. Pour ceux-là, la portée est dite « <text:span text:style-name="T2">personnelle</text:span> ».</text:p>
      <text:p text:style-name="Text_20_body">Les sorts qui génèrent un cône ou une ligne comme effet et prennent leur origine au niveau du lanceur de sorts ont aussi une portée personnelle pour indiquer que le point d’origine de l’effet est obligatoirement le lanceur du sort (voir <text:a xlink:type="simple" xlink:href="#zone-d-effet" office:name=""><text:span text:style-name="Definition"><text:span text:style-name="T2">Zones d’effet</text:span></text:span></text:a>, plus loin dans ce chapitre).</text:p>
      <text:p text:style-name="Text_20_body">Une fois le sort lancé, ses effets ne sont pas limités par sa portée, à moins que sa description n’indique le contraire.</text:p>
      <text:h text:style-name="Heading_20_5" text:outline-level="5"><text:bookmark-start text:name="_composantes"/>Composantes<text:bookmark-end text:name="_composantes"/></text:h>
      <text:p text:style-name="First_20_paragraph">Les composantes du sort représentent les éléments physiques indispensables à l’incantation. La description du sort indique s’il nécessite des composantes verbales (V), somatiques (S) ou matérielles (M). Si le lanceur de sorts est incapable de fournir une ou plusieurs de ces composantes, il ne peut pas lancer le sort.</text:p>
      <text:h text:style-name="Heading_20_6" text:outline-level="6"><text:bookmark-start text:name="_verbales_v"/>Verbales (V)<text:bookmark-end text:name="_verbales_v"/></text:h>
      <text:p text:style-name="First_20_paragraph">Pour lancer la plupart des sorts, il faut entonner des paroles mystiques. Ces mots ne constituent pas la source de puissance du sort, ce sont plutôt des combinaisons de sons, prononcées avec un timbre et une résonance spécifiques, qui animent des filaments de magie. Ainsi, un personnage bâillonné ou englobé dans une zone de silence comme celle résultant du sort <text:a xlink:type="simple" xlink:href="/grimoire/silence/" office:name=""><text:span text:style-name="Definition"><text:span text:style-name="T2">silence</text:span></text:span></text:a> ne peut pas lancer de sort à composante verbale.</text:p>
      <text:h text:style-name="Heading_20_6" text:outline-level="6"><text:bookmark-start text:name="_somatiques_s"/>Somatiques (S)<text:bookmark-end text:name="_somatiques_s"/></text:h>
      <text:p text:style-name="First_20_paragraph">Les gestes à exécuter lors de l’incantation se traduisent par force gesticulations ou par un ensemble de mouvements complexes. Si un sort exige une composante somatique, le lanceur doit avoir au moins une main libre pour accomplir les mouvements nécessaires.</text:p>
      <text:p text:style-name="Text_20_body">§§§ .hero</text:p>
      <text:h text:style-name="Heading_20_7" text:outline-level="7"><text:bookmark-start text:name="_les_incantations_en_armure"/>Les incantations en armure<text:bookmark-end text:name="_les_incantations_en_armure"/></text:h>
      <text:p text:style-name="First_20_paragraph">Pour incanter, il faut se concentrer intensément et exécuter des gestes précis, c’est pourquoi le personnage doit impérativement maîtriser le port de l’armure dont il est vêtu, sans quoi cette dernière le distrait et le gêne trop dans ses mouvements pour lui permettre de lancer un sort. §§§</text:p>
      <text:h text:style-name="Heading_20_6" text:outline-level="6"><text:bookmark-start text:name="_matérielles_m"/>Matérielles (M)<text:bookmark-end text:name="_matérielles_m"/></text:h>
      <text:p text:style-name="First_20_paragraph">L’incantation de certains sorts requiert des objets particuliers, indiqués entre parenthèses dans la ligne réservée aux composantes. Le personnage peut utiliser une sacoche à composantes ou un focaliseur d’incantation (voir le chapitre <text:a xlink:type="simple" xlink:href="/equipement-d-aventurier/" office:name=""><text:span text:style-name="Definition"><text:span text:style-name="T2">Équipement - Équipement d’aventurier</text:span></text:span></text:a>) au lieu de la composante indiquée. En revanche, si la composante requise s’accompagne d’une valeur monétaire, le personnage doit obligatoirement utiliser la composante indiquée pour lancer le sort.</text:p>
      <text:p text:style-name="Text_20_body">S’il est noté que le sort consomme la composante matérielle utilisée, le lanceur de sorts doit en fournir une nouvelle à chaque incantation.</text:p>
      <text:p text:style-name="Text_20_body">Le lanceur de sorts doit avoir une main libre pour accéder à sa composante matérielle (ou pour tenir son focaliseur d’incantation), mais ce peut être la même main que celle utilisée pour accomplir la composante somatique du sort.</text:p>
      <text:h text:style-name="Heading_20_5" text:outline-level="5"><text:bookmark-start text:name="_durée"/>Durée<text:bookmark-end text:name="_durée"/></text:h>
      <text:p text:style-name="First_20_paragraph">La durée du sort correspond à la période pendant laquelle le sort fait effet. Elle s’exprime en rounds, minutes, heures ou même en années. Certains sorts précisent que leurs effets persistent jusqu’à ce que quelqu’un les dissipe ou les détruise.</text:p>
      <text:h text:style-name="Heading_20_6" text:outline-level="6"><text:bookmark-start text:name="_instantanée"/>Instantanée<text:bookmark-end text:name="_instantanée"/></text:h>
      <text:p text:style-name="First_20_paragraph">De nombreux sorts sont instantanés, ils blessent, soignent, créent ou modifient une créature ou un objet sans qu’il soit possible de les dissiper car leur magie existe seulement l’espace d’un bref instant.</text:p>
      <text:h text:style-name="Heading_20_6" text:outline-level="6"><text:bookmark-start text:name="_concentration"/>Concentration<text:bookmark-end text:name="_concentration"/></text:h>
      <text:p text:style-name="First_20_paragraph">Le lanceur de sorts doit rester concentré pour maintenir la magie de certains sorts qui se terminent dès qu’il perd sa concentration.</text:p>
      <text:p text:style-name="Text_20_body">Si un sort se maintient par concentration, cette information apparaît dans la section durée et précise combien de temps le lanceur de sorts peut se concentrer. Il peut rompre sa concentration quand il le désire, cela ne lui demande aucune action.</text:p>
      <text:p text:style-name="Text_20_body">Les activités normales, comme les déplacements et les attaques, n’interfèrent pas avec la concentration. En revanche, voici quelques facteurs susceptibles de la briser :</text:p>
      <text:p text:style-name="Text_20_body"><text:span text:style-name="T1">Lancer un autre sort demandant de la concentration</text:span>. Le lanceur de sorts perd sa concentration sur un sort s’il en lance un autre exigeant aussi de la concentration. Il ne peut pas se concentrer sur deux sorts à la fois.</text:p>
      <text:p text:style-name="Text_20_body"><text:span text:style-name="T1">Subir des dégâts</text:span>. Si le lanceur de sorts subit des dégâts alors qu’il se concentre sur un sort, il doit réussir un <text:a xlink:type="simple" xlink:href="/utiliser-les-caracteristiques/#jets-de-sauvegarde" office:name=""><text:span text:style-name="Definition">jet de sauvegarde</text:span></text:a> de Constitution, sans quoi sa concentration se brise. Le DD équivaut à la moitié des dégâts reçus (avec un minimum de 10). Si le lanceur de sorts subit des dégâts issus de plusieurs sources, comme une flèche d’une part et le souffle d’un dragon d’autre part, il doit faire un <text:a xlink:type="simple" xlink:href="/utiliser-les-caracteristiques/#jets-de-sauvegarde" office:name=""><text:span text:style-name="Definition">jet de sauvegarde</text:span></text:a> pour chaque source de dégâts.</text:p>
      <text:p text:style-name="Text_20_body"><text:span text:style-name="T1">Se retrouver neutralisé ou mourir</text:span>. Le lanceur de sorts perd sa concentration s’il est <text:a xlink:type="simple" xlink:href="/gerer-la-sante-du-personnage/#neutralise" office:name=""><text:span text:style-name="Definition"><text:span text:style-name="T2">neutralisé</text:span></text:span></text:a> ou s’il meurt.</text:p>
      <text:p text:style-name="Text_20_body">Le MJ peut aussi décider que certains phénomènes environnementaux, comme une vague s’abattant sur le lanceur de sorts alors qu’il se trouve sur un bateau en pleine tempête, l’obligent à réussir un <text:a xlink:type="simple" xlink:href="/utiliser-les-caracteristiques/#jets-de-sauvegarde" office:name=""><text:span text:style-name="Definition">jet de sauvegarde</text:span></text:a> de Constitution DD 10 s’il veut continuer à se concentrer sur son sort.</text:p>
      <text:h text:style-name="Heading_20_5" text:outline-level="5"><text:bookmark-start text:name="_cibles"/>Cibles<text:bookmark-end text:name="_cibles"/></text:h>
      <text:p text:style-name="First_20_paragraph">Un sort exige généralement que son lanceur choisisse une ou plusieurs cibles qui seront affectées par sa magie. La description du sort précise si ce dernier vise les créatures, les objets ou le point d’origine de la <text:a xlink:type="simple" xlink:href="#zone-d-effet" office:name=""><text:span text:style-name="Definition">zone d’effet</text:span></text:a>.</text:p>
      <text:p text:style-name="Text_20_body">À moins que le sort n’ait un effet perceptible, la créature visée ne sait pas forcément qu’elle a été la cible d’un sort. Un effet provoquant un éclair de lumière se remarque certainement, mais un effet plus subtil, comme une tentative de lecture des pensées, passe souvent inaperçu, à moins que la description du sort ne précise le contraire.</text:p>
      <text:h text:style-name="Heading_20_6" text:outline-level="6"><text:bookmark-start text:name="_un_chemin_dégagé_jusquà_la_cible"/>Un chemin dégagé jusqu’à la cible<text:bookmark-end text:name="_un_chemin_dégagé_jusquà_la_cible"/></text:h>
      <text:p text:style-name="First_20_paragraph">Pour viser quelque chose, le lanceur de sorts doit avoir un itinéraire dégagé jusqu’à sa cible, elle ne doit donc pas se trouver derrière un abri total.</text:p>
      <text:p text:style-name="Text_20_body">Si le lanceur de sorts positionne une zone d’effet en un point qu’il ne voit pas et qu’un obstacle, comme un mur, se dresse entre ce point et lui, le point d’origine de l’effet se retrouve automatiquement du côté de l’obstacle le plus proche du lanceur.</text:p>
      <text:h text:style-name="Heading_20_6" text:outline-level="6"><text:bookmark-start text:name="_se_prendre_pour_cible"/>Se prendre pour cible<text:bookmark-end text:name="_se_prendre_pour_cible"/></text:h>
      <text:p text:style-name="First_20_paragraph">Si le sort vise une cible au choix du lanceur de sorts, ce dernier peut se prendre pour cible, sauf si la cible doit impérativement être hostile ou qu’il est spécifié que ce ne peut pas être le lanceur. S’il se trouve dans la zone d’effet d’un sort qu’il lance, il peut se prendre pour cible.</text:p>
      <text:h text:style-name="Heading_20_5" text:outline-level="5"><text:bookmark-start text:name="_zone_deffet"/>Zone d’effet<text:bookmark-end text:name="_zone_deffet"/></text:h>
      <text:p text:style-name="First_20_paragraph">Les sorts tels que <text:a xlink:type="simple" xlink:href="/grimoire/mains-brulantes/" office:name=""><text:span text:style-name="Definition"><text:span text:style-name="T2">mains brûlantes</text:span></text:span></text:a> et <text:a xlink:type="simple" xlink:href="/grimoire/cone-de-froid/" office:name=""><text:span text:style-name="Definition"><text:span text:style-name="T2">cône de froid</text:span></text:span></text:a> couvrent une zone, ce qui leur permet d’affecter plusieurs créatures à la fois.</text:p>
      <text:p text:style-name="Text_20_body">L’aspect de la zone d’effet figure dans la description du sort et se présente généralement sous l’une des cinq formes suivantes : cône, cube, cylindre, ligne ou sphère. Chaque zone d’effet a un point d’origine, un endroit à partir duquel l’énergie du sort se répand. Les règles associées à chaque forme expliquent comment positionner le point d’origine. En général, le point d’origine est un point de l’espace, mais ce peut être parfois une créature ou un objet.</text:p>
      <text:p text:style-name="Text_20_body">L’effet de sort s’étend en lignes droites depuis son point d’origine. Si aucune ligne droite ne relie le point d’origine à un emplacement de la zone d’effet, cet emplacement n’est pas compris dans la zone d’effet du sort. Pour bloquer l’une de ces lignes imaginaires, un obstacle doit fournir un abri total.</text:p>
      <text:h text:style-name="Heading_20_6" text:outline-level="6"><text:bookmark-start text:name="_cône"/>Cône<text:bookmark-end text:name="_cône"/></text:h>
      <text:p text:style-name="First_20_paragraph">Un cône s’étend dans la direction de votre choix, à partir de son point d’origine. Sa largeur à un point donné de sa longueur est égale à la distance qui le sépare de son point d’origine. La longueur maximale du cône est notée dans sa zone d’effet.</text:p>
      <text:p text:style-name="Text_20_body">Le point d’origine d’un cône n’est pas inclus dans sa zone d’effet, à moins que le lanceur de sorts n’en décide autrement.</text:p>
      <text:h text:style-name="Heading_20_6" text:outline-level="6"><text:bookmark-start text:name="_cube"/>Cube<text:bookmark-end text:name="_cube"/></text:h>
      <text:p text:style-name="First_20_paragraph">Le lanceur de sorts choisit le point d’origine du cube, qui se trouve n’importe où sur une face de l’effet cubique. La taille du cube représente la longueur de chaque arrête.</text:p>
      <text:p text:style-name="Text_20_body">Le point d’origine du cube n’est pas inclus dans sa zone d’effet, à moins que le lanceur de sorts n’en décide autrement.</text:p>
      <text:h text:style-name="Heading_20_6" text:outline-level="6"><text:bookmark-start text:name="_cylindre"/>Cylindre<text:bookmark-end text:name="_cylindre"/></text:h>
      <text:p text:style-name="First_20_paragraph">Le point d’origine d’un cylindre est le centre d’un cercle du rayon du cylindre, comme indiqué dans la description du sort. Ce cercle doit se trouver au sol ou au sommet du cylindre. L’énergie du cylindre se répand en lignes droites depuis le point d’origine jusqu’au périmètre du cercle, formant la base du cylindre. L’effet se propage ensuite vers le haut depuis la base ou vers le bas depuis le sommet, sur une distance égale à la hauteur du cylindre.</text:p>
      <text:p text:style-name="Text_20_body">Le point d’origine d’un cylindre est inclus dans sa zone d’effet.</text:p>
      <text:h text:style-name="Heading_20_6" text:outline-level="6"><text:bookmark-start text:name="_ligne"/>Ligne<text:bookmark-end text:name="_ligne"/></text:h>
      <text:p text:style-name="First_20_paragraph">Une ligne s’étend depuis son point d’origine en ligne droite sur toute sa longueur et couvre une zone définie par sa largeur.</text:p>
      <text:p text:style-name="Text_20_body">Le point d’origine d’une ligne n’est pas inclus dans sa zone d’effet, à moins que le lanceur de sorts n’en décide autrement.</text:p>
      <text:h text:style-name="Heading_20_6" text:outline-level="6"><text:bookmark-start text:name="_sphère"/>Sphère<text:bookmark-end text:name="_sphère"/></text:h>
      <text:p text:style-name="First_20_paragraph">Le lanceur de sorts choisit le point d’origine de la sphère qui s’étend depuis ce point. Sa taille est exprimée en mètres sous forme de rayon qui s’étend depuis ce point.</text:p>
      <text:p text:style-name="Text_20_body">Le point d’origine de la sphère est inclus dans sa zone d’effet.</text:p>
      <text:h text:style-name="Heading_20_5" text:outline-level="5"><text:bookmark-start text:name="_jets_de_sauvegarde_2"/>Jets de sauvegarde<text:bookmark-end text:name="_jets_de_sauvegarde_2"/></text:h>
      <text:p text:style-name="First_20_paragraph">De nombreux sorts précisent que la cible a droit à un <text:a xlink:type="simple" xlink:href="/utiliser-les-caracteristiques/#jets-de-sauvegarde" office:name=""><text:span text:style-name="Definition">jet de sauvegarde</text:span></text:a> pour éviter un ou plusieurs de ses effets. Le sort indique quelle caractéristique utiliser pour le jet et explique ce qui se passe en cas d’échec et de réussite.</text:p>
      <text:p text:style-name="Text_20_body">Le DD pour résister à un sort est de 8 + modificateur de la caractéristique d’incantation + bonus de maîtrise + modificateurs spéciaux.</text:p>
      <text:h text:style-name="Heading_20_5" text:outline-level="5"><text:bookmark-start text:name="_jets_dattaque_4"/>Jets d’attaque<text:bookmark-end text:name="_jets_dattaque_4"/></text:h>
      <text:p text:style-name="First_20_paragraph">Dans certains cas, le lanceur de sorts doit faire un <text:a xlink:type="simple" xlink:href="/combattre/#jets-d-attaque" office:name=""><text:span text:style-name="Definition">jet d’attaque</text:span></text:a> pour savoir si l’effet du sort touche la cible prévue. Lors d’une attaque de sort, son bonus d’attaque est égal à son modificateur de caractéristique d’incantation + son bonus de maîtrise.</text:p>
      <text:p text:style-name="Text_20_body">La plupart des sorts s’accompagnant d’un <text:a xlink:type="simple" xlink:href="/combattre/#jets-d-attaque" office:name=""><text:span text:style-name="Definition">jet d’attaque</text:span></text:a> exigent une attaque à distance. N’oubliez pas que le personnage qui lance un sort subit un <text:a xlink:type="simple" xlink:href="/utiliser-les-caracteristiques/#avantage-et-desavantage" office:name=""><text:span text:style-name="Definition"><text:span text:style-name="T2">désavantage</text:span></text:span></text:a> lors d’un <text:a xlink:type="simple" xlink:href="/combattre/#jets-d-attaque" office:name=""><text:span text:style-name="Definition">jet d’attaque</text:span></text:a> à distance s’il se trouve dans un rayon de 1,50 mètre autour d’une créature hostile qui peut le voir et n’est pas <text:a xlink:type="simple" xlink:href="/gerer-la-sante-du-personnage/#neutralise" office:name=""><text:span text:style-name="Definition"><text:span text:style-name="T2">neutralisée</text:span></text:span></text:a>.</text:p>
      <text:h text:style-name="Heading_20_5" text:outline-level="5"><text:bookmark-start text:name="_combiner_les_effets_magiques"/>Combiner les effets magiques<text:bookmark-end text:name="_combiner_les_effets_magiques"/></text:h>
      <text:p text:style-name="First_20_paragraph">Les effets de différents sorts s’additionnent quand leurs durées se superposent. En revanche, les effets d’un même sort lancé à plusieurs reprises ne se cumulent pas. Dans ce cas, l’effet le plus puissant (par exemple, le bonus le plus élevé) s’applique tant que sa durée se superpose à celle des autres.</text:p>
      <text:p text:style-name="Text_20_body">Par exemple, si deux clerc lancent <text:a xlink:type="simple" xlink:href="/grimoire/benediction/" office:name=""><text:span text:style-name="Definition"><text:span text:style-name="T2">bénédiction</text:span></text:span></text:a> sur une même cible, cette dernière bénéficie des effets d’un seul de ces sorts, elle ne lance pas deux dés supplémentaires.</text:p>
      <text:p text:style-name="Text_20_body">§§§ .hero</text:p>
      <text:h text:style-name="Heading_20_4" text:outline-level="4"><text:bookmark-start text:name="_les_écoles_de_magie"/>Les écoles de magie<text:bookmark-end text:name="_les_écoles_de_magie"/></text:h>
      <text:p text:style-name="First_20_paragraph">Les académies de magie regroupent les sorts en huit catégories appelées des écoles de magie. Les érudits, en particulier les magiciens, classent tous les sorts dans ces catégories, persuadés que la magie fonctionne toujours de la même manière, et ce qu’elle découle d’études rigoureuses ou qu’elle émane d’une divinité.</text:p>
      <text:p text:style-name="Text_20_body">Les écoles de magie aident à décrire les sorts mais n’obéissent pas à des règles particulières, bien que certaines règles se réfèrent à elles.</text:p>
      <text:p text:style-name="Text_20_body">Les sorts d'<text:span text:style-name="T1">abjuration</text:span> sont de nature protectrice, mais certains ont aussi un usage offensif. Ils créent des barrières magiques, annulent les effets néfastes, blessent les intrus ou bannissent des créatures vers d’autres plans d’existence.</text:p>
      <text:p text:style-name="Text_20_body">Les sorts d'<text:span text:style-name="T1">invocation</text:span> transportent des créatures et des objets d’un endroit à l’autre. Certains appellent des créatures et des objets invoqués aux côtés du lanceur de sorts tandis que d’autres permettent à ce dernier de se téléporter ailleurs. Certains produisent des objets ou des effets à partir de rien.</text:p>
      <text:p text:style-name="Text_20_body">Les sorts de <text:span text:style-name="T1">divination</text:span> révèlent des informations concernant des secrets oubliés depuis longtemps, des aperçus du futur, des cachettes, une vérité derrière une illusion ou des gens ou des lieux éloignés.</text:p>
      <text:p text:style-name="Text_20_body">Les sorts d'<text:span text:style-name="T1">enchantement</text:span> affectent l’esprit d’autrui et influencent ou contrôlent son comportement. Grâce à eux, le lanceur de sorts peut obliger un ennemi à le considérer comme un ami, contraindre des créatures à effectuer une action donnée ou même contrôler autrui comme une marionnette.</text:p>
      <text:p text:style-name="Text_20_body">Les sorts d'<text:span text:style-name="T1">évocation</text:span> manipulent l’énergie magique pour produire l’effet désiré. Certains déchaînent le feu ou la foudre, d’autres canalisent l’énergie positive pour soigner les plaies.</text:p>
      <text:p text:style-name="Text_20_body">Les sorts d'<text:span text:style-name="T1">illusion</text:span> dupent les sens ou l’esprit d’autrui. Ils poussent les gens à voir des choses qui n’existent pas, à ne pas voir celles qui sont devant eux, à entendre des bruits imaginaires ou à se souvenir de choses qui ne se sont jamais produites. Certaines illusions produisent des images que tout le monde peut voir mais d’autres sont plus insidieuses et implantent une image directement dans l’esprit d’une créature.</text:p>
      <text:p text:style-name="Text_20_body">Les sorts de <text:span text:style-name="T1">nécromancie</text:span> manipulent les énergies de la vie et de la mort. Ils servent à accroître les réserves de force vitale, à absorber l’énergie vitale d’autrui, à créer des morts-vivants et même à ressusciter les défunts.</text:p>
      <text:p text:style-name="Text_20_body">Les sorts de <text:span text:style-name="T1">transmutation</text:span> modifient les propriétés d’une créature, d’un objet ou d’un environnement. Ils peuvent transformer un ennemi en créature inoffensive, renforcer un allié, faire bouger un objet sur une simple injonction ou améliorer les capacités curatives innées d’une créature pour qu’elle se remette plus vite de ses blessures. §§§ — title: Aéromancie description: "Ce sort permet de voir un événement futur en lien avec une personne." school: Divination level: 1 concentration: false casting_time: "1 action" duration: "1 seconde" range: "Contact" components: verbal: true somatic: true material: true materials: "Poussière d’améthyste" ritual: false classes: - Magie source: "Elric" — <text:span text:style-name="T1">Coût</text:span> : 6 points de Magie + Ce sort permet de voir un événement futur en lien avec une personne. Le sorcier doit jeter de la poussière d’améthyste au vent en pensant à une personne. Des images, des sons, et d’autres sensations apparaîtront au sorcier durant 1 seconde seulement. Le sorcier doit jeter 3d6 explosif. Si le résultat est entre 3 et 10 l’effet du sort reste confus dans la tête du sorcier, entre 11 et 17, le sorcier n’a retenu que la moitié des informations, 17 et +, le sorcier se rappelle de tout très clairement, sans aucuns doutes.</text:p>
      <text:h text:style-name="Heading_20_4" text:outline-level="4"><text:bookmark-start text:name="_à_plus_haut_niveau_les_emplacements_de_surcharge_permettent_un_résultat_plus_pertinent_chaque_emplacement_de_surcharge_ajoute_un_bonus_de_2_au_jet"/><text:span text:style-name="T1">À plus haut niveau</text:span>. Les emplacements de surcharge permettent un résultat plus pertinent. Chaque emplacement de surcharge ajoute un bonus de +2 au jet.<text:bookmark-end text:name="_à_plus_haut_niveau_les_emplacements_de_surcharge_permettent_un_résultat_plus_pertinent_chaque_emplacement_de_surcharge_ajoute_un_bonus_de_2_au_jet"/></text:h>
      <text:p text:style-name="First_20_paragraph">title: Aide description: "Jusqu’à trois cibles augmentent leurs points d’action maximum et actuels." school: Abjuration level: 0 classes:</text:p>
      <text:list text:style-name="L34">
        <text:list-item>
          <text:p text:style-name="P34">Foi concentration: false casting_time: "1 action" range: "9 mètres" components: verbal: true somatic: true material: true materials: "une minuscule bandelette de tissu blanc" duration: "8 heures" ritual: false</text:p>
        </text:list-item>
      </text:list>
      <text:p text:style-name="Horizontal_20_Line"/>
      <text:p text:style-name="First_20_paragraph"><text:span text:style-name="T1">Coût</text:span> : 4 points de Foi + Le sort renforce vos alliés, qui deviennent plus robustes et plus résolus. Choisissez jusqu’à trois créatures à portée. Le maximum de points d’action et les points d’action actuels de chacune d’entre elles augmentent de 5 pendant toute la durée du sort.</text:p>
      <text:h text:style-name="Heading_20_4" text:outline-level="4"><text:bookmark-start text:name="_à_plus_haut_niveau_quand_vous_lancez_ce_sort_en_utilisant_des_niveaux_de_surcharge_les_points_daction_de_chaque_cible_augmentent_de_5_points_supplémentaires_pour_chaque_niveau_au_delà_du_niveau_de_novice"/><text:span text:style-name="T1">À plus haut niveau</text:span>. Quand vous lancez ce sort en utilisant des niveaux de surcharge, les points d’action de chaque cible augmentent de 5 points supplémentaires pour chaque niveau au-delà du niveau de Novice.<text:bookmark-end text:name="_à_plus_haut_niveau_quand_vous_lancez_ce_sort_en_utilisant_des_niveaux_de_surcharge_les_points_daction_de_chaque_cible_augmentent_de_5_points_supplémentaires_pour_chaque_niveau_au_delà_du_niveau_de_novice"/></text:h>
      <text:p text:style-name="First_20_paragraph">title: "Air magique" description: "change une odeur pour une courte durée dans une zone." school: Invocation level: 0 concentration: false casting_time: "5 rounds" duration: "5 minutes" range: "9 mètres" components: verbal: true somatic: true material: false materials: ritual: false classes:</text:p>
      <text:list text:style-name="L35">
        <text:list-item>
          <text:p text:style-name="P35">Magie</text:p>
        </text:list-item>
        <text:list-item>
          <text:p text:style-name="First_20_paragraph">== Foi</text:p>
          <text:p text:style-name="Text_20_body"><text:span text:style-name="T1">Coût</text:span> : 2 points de Magie ou de Foi</text:p>
        </text:list-item>
      </text:list>
      <text:p text:style-name="Text_20_body">Le sorcier doit se concentrer durant 5 rounds sur un élément olfactif pour pouvoir provoquer l’un des deux effets suivant. + <text:span text:style-name="T1">Air vicié</text:span> fait émaner des odeurs comme du souffre, de la viande avariée et d’œuf pourris dans un rayon de 5 m autour de la cible. Cette variante est très utile pour humilier un politique ou un rival. « Air vicié » annule et remplace « Air pur ». + <text:span text:style-name="T1">Air pur</text:span> fait émaner des odeur de lavande, de miel et de menthe dans un rayon de 5 m autour de la cible. Cette variante est très utile pour vouloir bien paraître auprès de quelqu’un d’important. « Air pur » annule et remplace « Air vicié ». + — title: "Alarme" description: "Place une alarme sonore ou mentale sur une porte, une fenêtre ou une zone." school: Abjuration level: 0 concentration: false casting_time: "1 minute" duration: "8 heures" range: "9 mètres" components: verbal: true somatic: true material: true materials: "une minuscule clochette et un filament en argent" ritual: true classes:</text:p>
      <text:list text:style-name="L36">
        <text:list-item>
          <text:p text:style-name="First_20_paragraph">== Magie</text:p>
          <text:p text:style-name="Text_20_body"><text:span text:style-name="T1">Coût</text:span> : 1 point de Magie + <text:span text:style-name="T1">Enchantement</text:span> :Dans un premier temps, le ritualiste doit enchanter la clochette et le filament d’argent. Avec cette clochette, vous mettez en place une alarme contre les intrusions indésirables. Le rituel d’enchantement nécessite une clochette, du filament d’argent, 5 po de consommable (encens, bougies), une nuit sans lune pour le commencement</text:p>
        </text:list-item>
      </text:list>
      <text:p text:style-name="Text_20_body">Choisissez une porte, une fenêtre, ou une zone à portée qui ne dépasse pas un cube de 6 mètres d’arête. Jusqu’à la fin du sort, une alarme vous alerte lorsqu’une créature taille TP ou supérieure touche ou pénètre la zone surveillée. Lorsque vous lancez ce sort, vous pouvez désigner des personnes ou des animaux qui ne déclencheront pas l’alarme. Vous pouvez également choisir si l’alarme est audible ou juste mentale. Une alarme mentale vous alerte avec une sonnerie dans votre esprit à condition que vous soyez à 1,5 kilomètre maximum de la zone surveillée. Cette sonnerie vous réveille si vous êtes endormi. Une alarme audible produit le son d’une clochette à main, pendant 10 secondes, pouvant être entendue à 18 mètres. + — title: Allié planaire description: "Le PJ reçoit l’aide d’une puissante créature d’un autre monde." school: Invocation level: 2 concentration: false casting_time: "10 minutes" duration: "instantanée" range: "18 mètres" components: verbal: true somatic: true material: false ritual: false classes:</text:p>
      <text:list text:style-name="L37">
        <text:list-item>
          <text:p text:style-name="P37">Foi</text:p>
        </text:list-item>
      </text:list>
      <text:p text:style-name="Horizontal_20_Line"/>
      <text:p text:style-name="First_20_paragraph"><text:span text:style-name="T1">Coût</text:span> : 12 points de Foi + Vous demandez de l’aide à une entité appartenant à un autre monde. Vous devez connaître cet être, que ce soit un dieu, un primordial, un prince démoniaque ou une autre créature à la puissance cosmique. L’entité vous envoie un céleste, un élémentaire ou un fiélon qui lui est loyal. Cette créature apparaît dans un emplacement libre à portée. Si vous connaissez le nom d’une créature spécifique, vous pouvez le mentionner lors de l’incantation pour demander à ce que ce soit elle que l’entité vous envoie, bien qu’elle puisse tout de même vous envoyer un autre émissaire (c’est au MJ de décider).</text:p>
      <text:p text:style-name="Text_20_body">Quand la créature apparaît, elle n’a aucune obligation de se comporter d’une manière particulière. Vous pouvez lui demander d’accomplir un service rémunéré, mais elle n’est pas obligée d’accepter. Votre requête peut être très simple (<text:span text:style-name="T2">nous faire passer en volant au-dessus de ce précipice</text:span>, <text:span text:style-name="T2">nous aider à livrer un combat</text:span>…​) ou plus complexe (<text:span text:style-name="T2">espionner nos ennemis</text:span>, <text:span text:style-name="T2">nous protéger lors de l’exploration de ce donjon</text:span>…​). Pour négocier un service, vous devez être en mesure de communiquer avec la créature.</text:p>
      <text:p text:style-name="Text_20_body">Le paiement peut se faire sous diverses formes. Un céleste peut demander une importante donation en or ou en objets magiques à un temple allié, tandis qu’un fiélon peut exiger un sacrifice vivant ou un trésor. Certaines créatures monnayent leurs services contre une quête à accomplir de votre côté.</text:p>
      <text:p text:style-name="Text_20_body">En règle générale, une tâche qui s’accomplit en quelques minutes se paie 100 po la minute. Une tâche qui demande plusieurs heures coûte 1000 po de l’heure, et une tâche effectuée sur plusieurs jours (10 au maximum) vaut 10000 po la journée. Le MJ peut modifier le montant en fonction des circonstances dans lesquelles vous lancez le sort. Si la tâche à accomplir s’accorde avec l’éthique de la créature, elle peut réduire son salaire de moitié ou même y renoncer. Les tâches qui ne présentent aucun risque coûtent souvent la moitié du prix indiqué précédemment, tandis que les missions particulièrement dangereuses valent parfois bien plus cher. Une créature accepte rarement une tâche visiblement suicidaire.</text:p>
      <text:p text:style-name="Text_20_body">Une fois que la créature a accompli la tâche demandée ou quand la durée de service décidée est arrivée à son terme, elle retourne sur son plan d’origine après vous avoir fait son rapport, si la tâche l’exige et qu’elle est en mesure de le faire.</text:p>
      <text:p text:style-name="Text_20_body">Si vous êtes incapable de vous mettre d’accord avec la créature sur le prix de ses services, elle retourne immédiatement sur son plan natal.</text:p>
      <text:h text:style-name="Heading_20_4" text:outline-level="4"><text:bookmark-start text:name="_une_telle_créature_enrôlée_dans_votre_groupe_compte_comme_un_membre_à_part_entière_et_reçoit_sa_part_de_points_dexpérience"/>Une telle créature enrôlée dans votre groupe compte comme un membre à part entière et reçoit sa part de points d’expérience.<text:bookmark-end text:name="_une_telle_créature_enrôlée_dans_votre_groupe_compte_comme_un_membre_à_part_entière_et_reçoit_sa_part_de_points_dexpérience"/></text:h>
      <text:p text:style-name="First_20_paragraph">title: Amélioration de caractéristique description: "Une des caractéristiques de la cible est augmentée." school: Transmutation level: 0 concentration: true casting_time: "1 action" duration: "jusqu’à 1 heure" range: "contact" components: verbal: true somatic: true material: true materials: "des poils ou des plumes venant d’un animal" classes:</text:p>
      <text:list text:style-name="L38">
        <text:list-item>
          <text:p text:style-name="P38">Foi</text:p>
        </text:list-item>
        <text:list-item>
          <text:p text:style-name="P38">Magie ritual: false</text:p>
        </text:list-item>
      </text:list>
      <text:p text:style-name="Horizontal_20_Line"/>
      <text:p text:style-name="First_20_paragraph"><text:span text:style-name="T1">Coût</text:span> : 4 points de Foi ou de Magie. Vous touchez une créature pour lui accorder une amélioration magique. Choisissez l’un des effets suivants, dont la cible bénéficiera jusqu’à la fin du sort.</text:p>
      <text:p text:style-name="Text_20_body"><text:span text:style-name="T1">Endurance de l’ours</text:span>. La cible a l’<text:a xlink:type="simple" xlink:href="/utiliser-les-caracteristiques/#avantage-et-desavantage" office:name=""><text:span text:style-name="Definition"><text:span text:style-name="T2">avantage</text:span></text:span></text:a> lors des tests de Constitution. Elle gagne aussi 2d6 points d’action temporaires qui disparaissent quand le sort se termine.</text:p>
      <text:p text:style-name="Text_20_body"><text:span text:style-name="T1">Force du taureau</text:span>. La cible bénéficie d’un <text:a xlink:type="simple" xlink:href="/utiliser-les-caracteristiques/#avantage-et-desavantage" office:name=""><text:span text:style-name="Definition"><text:span text:style-name="T2">avantage</text:span></text:span></text:a> lors des tests de Force et le poids qu’elle peut porter est doublé.</text:p>
      <text:p text:style-name="Text_20_body"><text:span text:style-name="T1">Grâce du chat</text:span>. La cible a l’<text:a xlink:type="simple" xlink:href="/utiliser-les-caracteristiques/#avantage-et-desavantage" office:name=""><text:span text:style-name="Definition"><text:span text:style-name="T2">avantage</text:span></text:span></text:a> lors des tests de Dextérité. De plus, elle ne subit pas de dégât quand elle chute de 6 mètres ou moins, à condition qu’elle ne soit pas neutralisée.</text:p>
      <text:p text:style-name="Text_20_body"><text:span text:style-name="T1">Splendeur de l’aigle</text:span>. La cible bénéficie d’un <text:a xlink:type="simple" xlink:href="/utiliser-les-caracteristiques/#avantage-et-desavantage" office:name=""><text:span text:style-name="Definition"><text:span text:style-name="T2">avantage</text:span></text:span></text:a> lors des tests de Charisme.</text:p>
      <text:p text:style-name="Text_20_body"><text:span text:style-name="T1">Ruse du renard</text:span>. La cible a l’<text:a xlink:type="simple" xlink:href="/utiliser-les-caracteristiques/#avantage-et-desavantage" office:name=""><text:span text:style-name="Definition"><text:span text:style-name="T2">avantage</text:span></text:span></text:a> lors des tests d’Intelligence.</text:p>
      <text:p text:style-name="Text_20_body"><text:span text:style-name="T1">Sagesse du hibou</text:span>. La cible a l’<text:a xlink:type="simple" xlink:href="/utiliser-les-caracteristiques/#avantage-et-desavantage" office:name=""><text:span text:style-name="Definition"><text:span text:style-name="T2">avantage</text:span></text:span></text:a> lors des tests de Sagesse.</text:p>
      <text:h text:style-name="Heading_20_4" text:outline-level="4"><text:bookmark-start text:name="_à_plus_haut_niveau_si_vous_lancez_ce_sort_en_utilisant_un_niveau_de_surcharge_vous_pouvez_prendre_une_créature_de_plus_pour_cible_par_niveau_au_delà_du_niveau_de_novice"/><text:span text:style-name="T1">À plus haut niveau</text:span>. Si vous lancez ce sort en utilisant un niveau de surcharge, vous pouvez prendre une créature de plus pour cible par niveau au-delà du niveau de Novice.<text:bookmark-end text:name="_à_plus_haut_niveau_si_vous_lancez_ce_sort_en_utilisant_un_niveau_de_surcharge_vous_pouvez_prendre_une_créature_de_plus_pour_cible_par_niveau_au_delà_du_niveau_de_novice"/></text:h>
      <text:p text:style-name="First_20_paragraph">title: Amitié avec les animaux description: "Permet de <text:span text:style-name="T2">charmer</text:span> un animal." school: Enchantement level: 0 concentration: false casting_time: "1 action" duration: "24 heures" range: "9 mètres" components: verbal: true somatic: true material: true materials: "un peu de nourriture" classes:</text:p>
      <text:list text:style-name="L39">
        <text:list-item>
          <text:p text:style-name="P39">Foi ritual: false</text:p>
        </text:list-item>
      </text:list>
      <text:p text:style-name="Horizontal_20_Line"/>
      <text:p text:style-name="First_20_paragraph"><text:span text:style-name="T1">Coût</text:span> : 1 point de Foi + Grâce à ce sort, vous convainquez une bête que vous ne lui voulez aucun mal. Choisissez une bête située dans votre champ de vision et à portée. Elle doit vous voir et vous entendre. Le sort échoue si elle possède une Intelligence de 4 ou plus. Dans le cas contraire, elle doit réussir un <text:a xlink:type="simple" xlink:href="/utiliser-les-caracteristiques/#jets-de-sauvegarde" office:name=""><text:span text:style-name="Definition">jet de sauvegarde</text:span></text:a> de Sagesse ou être <text:a xlink:type="simple" xlink:href="/gerer-la-sante-du-personnage/#charme" office:name=""><text:span text:style-name="Definition"><text:span text:style-name="T2">charmée</text:span></text:span></text:a> par vous pendant toute la durée du sort. Le sort se termine si vous ou l’un de vos camarades blessez la cible.</text:p>
      <text:h text:style-name="Heading_20_4" text:outline-level="4"><text:bookmark-start text:name="_à_plus_haut_niveau_si_vous_lancez_ce_sort_en_utilisant_un_niveau_de_surcharge_vous_pouvez_affecter_une_bête_supplémentaire_par_niveau_au_delà_du_niveau_de_novice"/><text:span text:style-name="T1">À plus haut niveau</text:span>. Si vous lancez ce sort en utilisant un niveau de surcharge, vous pouvez affecter une bête supplémentaire par niveau au-delà du niveau de Novice.<text:bookmark-end text:name="_à_plus_haut_niveau_si_vous_lancez_ce_sort_en_utilisant_un_niveau_de_surcharge_vous_pouvez_affecter_une_bête_supplémentaire_par_niveau_au_delà_du_niveau_de_novice"/></text:h>
      <text:p text:style-name="First_20_paragraph">title: "Anathème" description: "Malédiction mineure" school: "Nécromancie" level: 0 concentration: false casting_time: "1 action" duration: "1 minute" range: "9 mètres" components: verbal: true somatic: true material: false ritual: false classes: - Magie - Foi — <text:span text:style-name="T1">Coût</text:span> : 2 points de Magie ou de Foi + Cette malédiction mineure emplit la cible de crainte qui lui fait perdre toute confiance. Elle est secouée et subie un malus de -1 à toutes ses actions. Un jet de sauvegarde de Sagesse réussie annule l’effet. — title: "Apaisement des animaux" description: "Calme des animaux normaux" school: "Enchantement" level: 0 concentration: false casting_time: "1 action" duration: "10 minutes" range: "9 mètres" components: verbal: true somatic: true material: false ritual: false classes: - Foi — <text:span text:style-name="T1">Coût</text:span> : 2 points de Foi Cet enchantement calme les animaux, qu’il rend dociles et inoffensifs. Seuls les animaux ordinaires peuvent être affectées. Tous doivent être de la même espèce et se trouver dans une sphère de 9 mètres de rayon. Les animaux sanguinaires et ceux qui ont été dressés à l’attaque ont droit à un jet de sauvegarde, mais pas les autres (un druide peut ainsi calmer facilement un loup ou un ours normal, mais un chien de garde lui demandera de plus gros efforts de persuasion). + Les créatures affectées restent là où elles se trouvent et ne cherchent ni à attaquer ni à s’enfuir. Mais elles ne sont pas sans défense et réagissent si on les attaque. La moindre menace (incendie, prédateur affamé, attaque imminente) met immédiatement un terme à l’effet du sort. + — title: "Apaisement des émotions" description: "Supprime les émotions fortes au sein d’un groupe." school: "Enchantement" level: 0 concentration: true casting_time: "1 action" duration: "jusqu’à 1 minute" range: "18 mètres" components: verbal: true somatic: true material: false ritual: false classes: - Foi</text:p>
      <text:p text:style-name="Horizontal_20_Line"/>
      <text:p text:style-name="First_20_paragraph"><text:span text:style-name="T1">Coût</text:span> : 4 points de Foi + Vous tentez de supprimer les émotions fortes au sein d’un groupe de gens. Chaque individu qui se trouve dans une sphère de 6 mètres de rayon centrée autour d’un point de votre choix situé à portée doit faire un <text:a xlink:type="simple" xlink:href="/utiliser-les-caracteristiques/#jets-de-sauvegarde" office:name=""><text:span text:style-name="Definition">jet de sauvegarde</text:span></text:a> de Charisme. Un individu peut décider de rater volontairement ce jet, sachant que lorsqu’une personne rate son jet de sauvegarde, vous l’affectez avec l’un des deux effets suivants, selon votre choix.</text:p>
      <text:list text:style-name="L40">
        <text:list-item>
          <text:p text:style-name="P40">Vous débarrassez temporairement la cible de tout éta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Une fois le sort terminé, l’état s’applique de nouveau, à moins que sa durée n’ait expiré.</text:p>
        </text:list-item>
        <text:list-item>
          <text:p text:style-name="First_20_paragraph">== Vous rendez la cible indifférente vis-à-vis des créatures de votre choix, envers lesquelles elle était auparavant hostile. Cette indifférence prend fin si la cible est attaquée ou affectée par un sort néfaste, ou bien si elle voit l’un de ses amis être ainsi agressé. La cible redevient hostile dès que le sort se termine, à moins que le MJ n’en décide autrement.</text:p>
          <text:p text:style-name="Text_20_body">title: "Appel de familier" description: "Le Mage s’attache les services d’un animal familier." school: "Invocation" level: 0 concentration: false casting_time: "1 heure" duration: "instantanée" range: "3 mètres" components: verbal: true somatic: true material: true materials: "10 po de charbon, d’encens et d’herbe à faire brûler dans un brasero en laiton" ritual: true classes: ** Magie</text:p>
        </text:list-item>
      </text:list>
      <text:p text:style-name="Horizontal_20_Line"/>
      <text:p text:style-name="First_20_paragraph"><text:span text:style-name="T1">Coût</text:span> : 4 points de Magie</text:p>
      <text:p text:style-name="Text_20_body">Vous vous attachez les services d’un familier, un esprit qui prend la forme d’un animal de votre choix <text:span text:style-name="T1">que seul vous voyez</text:span>: une chauve-souris, un chat, un faucon, une chouette, un serpent venimeux, un rat, un corbeau ou une belette. Le familier apparaît dans un emplacement inoccupé à portée et possède le même profil technique que l’animal dont il revêt la forme, bien qu’il soit un céleste, une fée ou un fiélon (à vous de choisir) au lieu d’une bête.</text:p>
      <text:p text:style-name="Text_20_body">Votre familier agit indépendamment de vous, mais il obéit toujours à vos ordres. Lors d’un combat, il lance son propre dé d’initiative et agit à son tour. Il ne peut pas attaquer, mais il peut effectuer d’autres actions.</text:p>
      <text:p text:style-name="Text_20_body">Quand le familier tombe à 0 point d’action, il disparaît sans laisser de cadavre derrière lui. Il réapparaît si vous lancez de nouveau ce sort.</text:p>
      <text:p text:style-name="Text_20_body">Vous pouvez communiquer par télépathie avec votre familier tant qu’il se trouve dans un rayon de 30 mètres autour de vous. De plus, vous pouvez dépenser votre action pour percevoir le monde par les yeux et les oreilles de votre familier jusqu’au début de votre prochain tour. Pendant ce temps, vos yeux et vos oreilles ne fonctionnent plus.</text:p>
      <text:p text:style-name="Text_20_body">Vous pouvez renvoyer temporairement votre familier en utilisant une action. Il passe alors dans le Douargwar où il attend que vous le rappeliez. Vous pouvez aussi le renvoyer définitivement. Vous pouvez utiliser une action alors qu’il est temporairement renvoyé pour le faire réapparaître dans un emplacement inoccupé situé dans un rayon de 9 mètres autour de vous.</text:p>
      <text:p text:style-name="Text_20_body">Vous ne pouvez avoir qu’un seul familier à la fois. Si vous lancez ce sort alors que vous avez déjà un familier, vous attribuez simplement une nouvelle forme à celui que vous possédez déjà : choisissez une des formes de la liste précédente, que votre familier adopte immédiatement.</text:p>
      <text:h text:style-name="Heading_20_4" text:outline-level="4"><text:bookmark-start text:name="_enfin_quand_vous_lancez_un_sort_avec_une_portée_de_contact_votre_familier_peut_livrer_le_sort_comme_si_cétait_lui_qui_le_lançait_il_doit_se_trouver_à_30_mètres_ou_moins_de_vous_et_utiliser_sa_réaction_pour_transmettre_le_sort_au_moment_où_vous_le_lancez_si_le_sort_exige_un_jet_dattaque_vous_utilisez_votre_propre_modificateur_dattaque_lors_du_jet"/>Enfin, quand vous lancez un sort avec une portée de « contact », votre familier peut livrer le sort comme si c’était lui qui le lançait. Il doit se trouver à 30 mètres ou moins de vous et utiliser sa réaction pour transmettre le sort au moment où vous le lancez. Si le sort exige un <text:a xlink:type="simple" xlink:href="/combattre/#jets-d-attaque" office:name=""><text:span text:style-name="Definition">jet d’attaque</text:span></text:a>, vous utilisez votre propre modificateur d’attaque lors du jet.<text:bookmark-end text:name="_enfin_quand_vous_lancez_un_sort_avec_une_portée_de_contact_votre_familier_peut_livrer_le_sort_comme_si_cétait_lui_qui_le_lançait_il_doit_se_trouver_à_30_mètres_ou_moins_de_vous_et_utiliser_sa_réaction_pour_transmettre_le_sort_au_moment_où_vous_le_lancez_si_le_sort_exige_un_jet_dattaque_vous_utilisez_votre_propre_modificateur_dattaque_lors_du_jet"/></text:h>
      <text:p text:style-name="First_20_paragraph">title: "Appel de la foudre" description: "L’invocateur crée un orage et peut faire frapper la foudre à chaque tour." school: "Invocation" level: 1 concentration: true casting_time: "1 action" duration: "jusqu’à 10 minutes" range: "36 mètres" components: verbal: true somatic: true material: true materials: "Des conditions pluvieuses doivent être réunies" ritual: false classes: - Foi</text:p>
      <text:p text:style-name="Horizontal_20_Line"/>
      <text:p text:style-name="First_20_paragraph"><text:span text:style-name="T1">Coût</text:span> : 6 points de Foi</text:p>
      <text:p text:style-name="Text_20_body">Un nuage orageux apparaît sous forme d’un cylindre de 3 mètres de haut pour 18 mètres de rayon, centré sur un point situé dans votre champ de vision et à 30 mètres directement au-dessus de vous. Le sort échoue si vous ne pouvez voir le point situé à cette hauteur, là où le nuage doit se former (si vous vous trouvez dans une pièce trop petite pour accueillir le nuage, par exemple).</text:p>
      <text:p text:style-name="Text_20_body">Quand vous lancez le sort, vous devez choisir un point situé à portée et dans votre champ de vision. Un éclair jaillit du nuage et vient frapper ce point. Chaque créature située dans un rayon de 1,50 mètre autour de ce point doit effectuer un <text:a xlink:type="simple" xlink:href="/utiliser-les-caracteristiques/#jets-de-sauvegarde" office:name=""><text:span text:style-name="Definition">jet de sauvegarde</text:span></text:a> de Dextérité. Celles qui échouent subissent 5d6 dégâts de foudre, les autres la moitié seulement. À chacun de vos tours jusqu’à la fin du sort, vous pouvez dépenser votre action pour appeler ainsi la foudre, en visant le même point ou un autre.</text:p>
      <text:p text:style-name="Text_20_body">Si, au moment de l’incantation, les conditions sont déjà orageuses, le sort vous donne le contrôle de l’orage déjà présent au lieu d’en créer un nouveau. Dans ce cas, les dégâts du sort augmentent de 2d6.</text:p>
      <text:h text:style-name="Heading_20_4" text:outline-level="4"><text:bookmark-start text:name="_à_plus_haut_niveau_si_vous_lancez_ce_sort_en_utilisant_des_niveaux_de_surcharge_les_dégâts_augmentent_de_2d6_par_niveau_au_delà_du_niveau_de_disciple"/><text:span text:style-name="T1">À plus haut niveau</text:span>. Si vous lancez ce sort en utilisant des niveaux de surcharge, les dégâts augmentent de 2d6 par niveau au-delà du niveau de Disciple.<text:bookmark-end text:name="_à_plus_haut_niveau_si_vous_lancez_ce_sort_en_utilisant_des_niveaux_de_surcharge_les_dégâts_augmentent_de_2d6_par_niveau_au_delà_du_niveau_de_disciple"/></text:h>
      <text:p text:style-name="First_20_paragraph">title: "Appel de la pluie" description: "Invoque la pluie." school: Évocation level: 0 concentration: false casting_time: "1 action" duration: "1 heure" range: "Personnelle" components: verbal: true somatic: false material: false materials: ritual: false classes:</text:p>
      <text:list text:style-name="L41">
        <text:list-item>
          <text:p text:style-name="First_20_paragraph">== Magie</text:p>
          <text:p text:style-name="Text_20_body"><text:span text:style-name="T1">Coût</text:span> : 4 points de Magie + Ce sort permet au sorcier de condenser l’humidité de l’air sur une très large surface pour créer une fine bruine ou alors une légère pluie. Le sort se rompt si le lanceur de sort est tué. Le sort recouvre une zone d'1 km de rayon dont le centre est le sorcier. La pluie ne peut pas rendre une surface glissante, ni faire pleuvoir à l’intérieur d’une maison. Il est impossible de créer une pluie dans une zone aride. + — title: "Arc enchanté" description: "L’arc du PJ devient magique et tire plus rapidement." school: "Enchantement" level: 2 concentration: false casting_time: "1 action" duration: "1 minute" range: "contact" components: verbal: true somatic: true material: true materials: "un arc" ritual: false classes: ** Foi</text:p>
        </text:list-item>
      </text:list>
      <text:p text:style-name="Horizontal_20_Line"/>
      <text:p text:style-name="First_20_paragraph"><text:span text:style-name="T1">Coût</text:span> : 10 points de Foi + Vous enchantez votre arc. Pendant 1 minute, à chaque fois que vous l’armez, une flèche magique que seul vous pouvez voir apparaît encochée sur sa corde. Personne d’autre que vous ne peut l’utiliser et, si vous relâchez la corde sans tirer, la flèche disparaît simplement. Ces projectiles sont magiques et infligent 1d6 dégâts supplémentaires. De plus, vous pouvez utiliser une action bonus afin d’effectuer une attaque à distance supplémentaire avec l’arc. — title: Arme accusatrice description: "permet au lanceur de sort d’apprendre qui a commis un crime" school: Divination level: 1 concentration: false casting_time: "30 minutes" duration: "instantanée" range: "personnelle" components: verbal: true somatic: true material: true materials: "une arme et agate " ritual: true classes: - Foi source: "Elric" — <text:span text:style-name="T1">Coût</text:span> : 8 points de Magie + <text:span text:style-name="T1">Enchantement</text:span> Le lanceur de sort enchante une arme et agate . Il a pour cela besoin de 40 po de matériel (encens, bougies…​). + Ce sort permet au lanceur de sort d’apprendre qui a commis un crime. Pour se faire, le sorcier doit déposer une agate sur une arme avec un manche chauffé au préalable dans un feu béni. Par la suite le lanceur de sort doit poser sa question « Es-tu coupable du crime ? ». Le manche bougera et indiquera le criminel. Le sort indique la personne coupable du crime en question, mais si une autre personne est beaucoup plus coupable que le criminel recherché, alors cela peut affecter le sort et donc faire une mauvaise prédiction. Le coupable peut éviter d’être désigné par un jet de sauvegarde de sagesse DD 16. Ce sort n’est pas utilisé dans les procès à cause du manque de fiabilité. + — title: "Arme magique" description: "Transforme temporairement une arme en arme magique." school: "Transmutation" level: 0 concentration: true casting_time: "1 action bonus" duration: "1 heure" range: "contact" components: verbal: true somatic: true material: false ritual: false classes: - Magie - Foi</text:p>
      <text:p text:style-name="Horizontal_20_Line"/>
      <text:p text:style-name="First_20_paragraph"><text:span text:style-name="T1">Coût</text:span> : 4 points de Foi ou de Magie Vous touchez une arme non magique. Jusqu’à la fin du sort, elle devient magique et bénéficie d’un bonus de +1 aux jets d’attaque.</text:p>
      <text:h text:style-name="Heading_20_4" text:outline-level="4"><text:bookmark-start text:name="_à_plus_haut_niveau_si_vous_lancez_ce_sort_en_utilisant_un_niveau_de_disciple_le_bonus_passe_à_2_et_à_3_si_vous_utilisez_un_niveau_dapprenti_ou_plus"/><text:span text:style-name="T1">À plus haut niveau</text:span>. Si vous lancez ce sort en utilisant un niveau de disciple, le bonus passe à +2, et à +3 si vous utilisez un niveau d’apprenti ou plus.<text:bookmark-end text:name="_à_plus_haut_niveau_si_vous_lancez_ce_sort_en_utilisant_un_niveau_de_disciple_le_bonus_passe_à_2_et_à_3_si_vous_utilisez_un_niveau_dapprenti_ou_plus"/></text:h>
      <text:p text:style-name="First_20_paragraph">title: "Arme sainte" description: "L’arme du PJ offre l'<text:span text:style-name="T2">avantage</text:span> contre les fiélons et les morts-vivants." school: "Transmutation" level: 1 concentration: true casting_time: "1 action" duration: "jusqu’à 1 heure" range: "contact" components: verbal: true somatic: true material: false ritual: false classes: - Foi</text:p>
      <text:p text:style-name="Horizontal_20_Line"/>
      <text:p text:style-name="First_20_paragraph"><text:span text:style-name="T1">Coût</text:span> : 6 points de Foi + Vous brandissez votre arme et l’investissez du pouvoir de combattre le mal. Jusqu’à la fin du sort, l’arme est considérée comme étant une arme magique. Lorsque vous attaquez un mort-vivant ou un fiélon avec cette arme, vous bénéficiez d’un <text:a xlink:type="simple" xlink:href="/utiliser-les-caracteristiques/#avantage-et-desavantage" office:name=""><text:span text:style-name="Definition"><text:span text:style-name="T2">avantage</text:span></text:span></text:a> à vos jets d’attaque et vous infligez 2d6 dégâts radiants supplémentaires.</text:p>
      <text:h text:style-name="Heading_20_4" text:outline-level="4"><text:bookmark-start text:name="_à_plus_haut_niveau_lorsque_vous_lancez_ce_sort_en_utilisant_un_niveau_dapprenti_ou_supérieur_le_bonus_de_dégâts_passe_à_3d6"/><text:span text:style-name="T1">À plus haut niveau</text:span>. Lorsque vous lancez ce sort en utilisant un niveau d’apprenti ou supérieur, le bonus de dégâts passe à 3d6.<text:bookmark-end text:name="_à_plus_haut_niveau_lorsque_vous_lancez_ce_sort_en_utilisant_un_niveau_dapprenti_ou_supérieur_le_bonus_de_dégâts_passe_à_3d6"/></text:h>
      <text:p text:style-name="First_20_paragraph">title: "Arme spirituelle" description: "Crée une arme spectrale que vous envoyez attaquer vos ennemis." school: "Évocation" level: 0 concentration: false casting_time: "1 action bonus" duration: "1 minute" range: "18 mètres" components: verbal: true somatic: true material: false ritual: false classes: - Foi</text:p>
      <text:p text:style-name="Horizontal_20_Line"/>
      <text:p text:style-name="First_20_paragraph"><text:span text:style-name="T1">Coût</text:span> : 4 points de Foi + Vous créez à portée une arme spectrale flottante presque invisible qui persiste pendant toute la durée du sort ou jusqu’à ce que vous le lanciez de nouveau. Lors de l’incantation, vous pouvez faire une attaque de sort au corps-à-corps contre une créature située dans un rayon de 1,50 mètre autour de l’arme. L’attaque inflige des dégâts de force égaux à 1d6 + votre modificateur de caractéristique d’incantation.</text:p>
      <text:p text:style-name="Text_20_body">À votre tour et au prix d’une action bonus, vous pouvez déplacer l’arme d’un maximum de 6 mètres et répéter l’attaque contre une créature située dans un rayon de 1,50 mètre autour d’elle.</text:p>
      <text:p text:style-name="Text_20_body">L’arme peut revêtir la forme de votre choix. Les prêtres des divinités associées à une arme particulière font en sorte que l’arme générée ressemble à l’arme iconique de leur protecteur.</text:p>
      <text:h text:style-name="Heading_20_4" text:outline-level="4"><text:bookmark-start text:name="_à_plus_haut_niveau_si_vous_lancez_ce_sort_en_utilisant_un_niveau_surcharge_les_dégâts_augmentent_de_1d6_tous_les_niveaux_de_surcharge_au_delà_du_niveau_de_novice"/><text:span text:style-name="T1">À plus haut niveau</text:span>. Si vous lancez ce sort en utilisant un niveau surcharge, les dégâts augmentent de 1d6 tous les niveaux de surcharge au-delà du niveau de Novice.<text:bookmark-end text:name="_à_plus_haut_niveau_si_vous_lancez_ce_sort_en_utilisant_un_niveau_surcharge_les_dégâts_augmentent_de_1d6_tous_les_niveaux_de_surcharge_au_delà_du_niveau_de_novice"/></text:h>
      <text:p text:style-name="First_20_paragraph">title: "Armure du mage" description: "La VD de base de la cible devient 13 + modificateur de Dextérité." school: "Abjuration" level: 0 concentration: false casting_time: "1 action" duration: "8 heures" range: "contact" components: verbal: true somatic: true material: true materials: "un bout de cuir tanné" ritual: false classes: - Magie</text:p>
      <text:p text:style-name="Horizontal_20_Line"/>
      <text:p text:style-name="First_20_paragraph"><text:span text:style-name="T1">Coût</text:span> : 2 points de Magie + Vous touchez une créature consentante qui ne porte pas d’armure et l’enveloppez d’une force magique protectrice jusqu’à la fin du sort. La VD de base de la cible passe à 13 + son modificateur de Dextérité. Le sort se termine si la cible revêt une armure ou si vous révoquez le sort par une action. — title: "Arrêt du temps" description: "Le PJ arrête le temps pendant 1d6+1 rounds pour tout le monde sauf lui." school: "Transmutation" level: 5 concentration: false casting_time: "1 action" duration: "instantanée" range: "personnelle" components: verbal: true somatic: false material: false ritual: false classes: - Magie</text:p>
      <text:p text:style-name="Horizontal_20_Line"/>
      <text:p text:style-name="First_20_paragraph"><text:span text:style-name="T1">Coût</text:span> : 18 points de Magie + Vous arrêtez brièvement le cours du temps pour tout le monde sauf vous. Le temps ne s’écoule plus pour les autres créatures, tandis que vous disposez de 1d6+1 tours d’affilée, pendant lesquels vous pouvez faire des actions et vous déplacer normalement.</text:p>
      <text:h text:style-name="Heading_20_4" text:outline-level="4"><text:bookmark-start text:name="_ce_sort_se_termine_si_lune_des_actions_que_vous_effectuez_lors_de_ce_laps_de_temps_ou_lun_des_effets_que_vous_créez_lors_de_ce_laps_de_temps_affecte_une_créature_autre_que_vous_ou_un_objet_porté_ou_transporté_par_une_créature_autre_que_vous_le_sort_se_termine_également_si_vous_vous_éloignez_à_plus_de_300_mètres_de_lendroit_où_vous_lavez_lancé"/>Ce sort se termine si l’une des actions que vous effectuez lors de ce laps de temps ou l’un des effets que vous créez lors de ce laps de temps affecte une créature autre que vous ou un objet porté ou transporté par une créature autre que vous. Le sort se termine également si vous vous éloignez à plus de 300 mètres de l’endroit où vous l’avez lancé.<text:bookmark-end text:name="_ce_sort_se_termine_si_lune_des_actions_que_vous_effectuez_lors_de_ce_laps_de_temps_ou_lun_des_effets_que_vous_créez_lors_de_ce_laps_de_temps_affecte_une_créature_autre_que_vous_ou_un_objet_porté_ou_transporté_par_une_créature_autre_que_vous_le_sort_se_termine_également_si_vous_vous_éloignez_à_plus_de_300_mètres_de_lendroit_où_vous_lavez_lancé"/></text:h>
      <text:p text:style-name="First_20_paragraph">title: "Aspersion acide" description: "Boule d’acide visant une ou deux cibles proches pour 1d6 dégâts." school: "Invocation" level: 0 concentration: false casting_time: "1 action" duration: "instantanée" range: "18 mètres" components: verbal: true somatic: true material: true materials: "Du jus de citron et un œuf de caille ou tout substitut" ritual: false classes: - Magie</text:p>
      <text:p text:style-name="Horizontal_20_Line"/>
      <text:p text:style-name="First_20_paragraph"><text:span text:style-name="T1">Coût</text:span> : 1 point de Magie + <text:span text:style-name="T1">enchantement</text:span> + La mage prend un citron ou un fruit acide. N’importe quel fruit qui n’est pas mûr peut faire l’affaire. Il prend le fruit dans sa main gauche et un oeuf de caille (ou de couleuvre par exemple) dans sa main droite puis il incante ensuite en langage ancien durant une minute. L’oeuf de caille se remplie de l’acidité du fruit tandis que le composant fruit est desséché. Cet œuf garde ses propriétés durant une lune.</text:p>
      <text:p text:style-name="Text_20_body">Pour utiliser cet objet enchanté, il suffit de projeter l’oeuf en direction une créature à portée, ou deux créatures à portée situées à 1,50 mètre ou moins l’une de l’autre. Une cible doit réussir un <text:a xlink:type="simple" xlink:href="/utiliser-les-caracteristiques/#jets-de-sauvegarde" office:name=""><text:span text:style-name="Definition">jet de sauvegarde</text:span></text:a> de Dextérité, sinon elle subit 1d6 dégâts d’acide.</text:p>
      <text:h text:style-name="Heading_20_4" text:outline-level="4"><text:bookmark-start text:name="_les_dégâts_du_sort_augmentent_de_1d6_quand_vous_atteignez_le_niveau_5_2d6_11_3d6_et_17_4d6"/>Les dégâts du sort augmentent de 1d6 quand vous atteignez le niveau 5 (2d6), 11 (3d6) et 17 (4d6).<text:bookmark-end text:name="_les_dégâts_du_sort_augmentent_de_1d6_quand_vous_atteignez_le_niveau_5_2d6_11_3d6_et_17_4d6"/></text:h>
      <text:p text:style-name="First_20_paragraph">title: Asphyxie description: "Ce sort permet de priver une zone d’oxygène." school: Évocation level: 1 concentration: false casting_time: "1 action" duration: "1 minute, concentration." range: "personnelle" components: verbal: true somatic: true material: true materials: "Algue séchée" ritual: false classes: - Magie source: "Elric" — <text:span text:style-name="T1">Coût</text:span> : 6 points de Magie + <text:span text:style-name="T1">Enchantement</text:span> Le lanceur de sort enchante une algue séchée. Il a pour cela besoin de 30 po de matériel (encens, bougies…​). + Ce sort consiste à extraire l’oxygène autour du sorcier, et donc de priver les flammes de leur oxygène, et d’asphyxier les êtres vivants aux alentours dans une zone recouvrant 2 mètres par round. + Le sorcier doit tenir ses mains tendues tant que le sort dure, sinon le sort s’arrête. Le sorcier, pour pouvoir respirer dans son sort, doit enchanter une algue séchée durant 1 heure, puis la tenir dans sa bouche tout le long du sort. Il peut aussi en enchanter d’autres pour ses alliés pour qu’ils ne soient pas affectés par le sort. Les êtres vivants affectés par ce sort doivent effectuer un jet de sauvegarde de constitution facile. Pour chaque jet de sauvegarde raté, le cran de difficulté augmente d’un niveau (pas au-delà de très difficile) et le seuil d’épuisement des joueurs augmente d'1 cran, passant directement à 2.</text:p>
      <text:h text:style-name="Heading_20_4" text:outline-level="4"><text:bookmark-start text:name="_à_plus_haut_niveau_le_sort_se_déplace_de_1_mètre_supplémentaire_par_round_pour_chaque_emplacement_de_surcharge"/><text:span text:style-name="T1">À plus haut niveau</text:span>. Le sort se déplace de 1 mètre supplémentaire par round pour chaque emplacement de surcharge.<text:bookmark-end text:name="_à_plus_haut_niveau_le_sort_se_déplace_de_1_mètre_supplémentaire_par_round_pour_chaque_emplacement_de_surcharge"/></text:h>
      <text:p text:style-name="First_20_paragraph">title: "Assassin imaginaire" description: "La cible est <text:span text:style-name="T2">terrorisée</text:span> et subit 7d6 dégâts à chaque tour." school: "Illusion" level: 1 concentration: true casting_time: "1 action" duration: "jusqu’à 1 minute" range: "36 mètres" components: verbal: true somatic: true material: false ritual: false classes: - Magie</text:p>
      <text:p text:style-name="Horizontal_20_Line"/>
      <text:p text:style-name="First_20_paragraph"><text:span text:style-name="T1">Coût</text:span> : 8 points de Magie + Vous puisez dans les cauchemars d’une créature située à portée et dans votre champ de vision afin de créer une manifestation illusoire de ses pires terreurs, qu’elle est la seule à voir. La cible doit faire un <text:a xlink:type="simple" xlink:href="/utiliser-les-caracteristiques/#jets-de-sauvegarde" office:name=""><text:span text:style-name="Definition">jet de sauvegarde</text:span></text:a> de Sagesse. Si elle le rate, elle est <text:a xlink:type="simple" xlink:href="/gerer-la-sante-du-personnage/#terrorise" office:name=""><text:span text:style-name="Definition"><text:span text:style-name="T2">terrorisée</text:span></text:span></text:a> pendant toute la durée du sort. Tant que le sort n’est pas terminé, la cible doit effectuer un <text:a xlink:type="simple" xlink:href="/utiliser-les-caracteristiques/#jets-de-sauvegarde" office:name=""><text:span text:style-name="Definition">jet de sauvegarde</text:span></text:a> de Sagesse à la fin de chacun de ses tours. Elle subit 7d6 dégâts psychiques à chaque échec. Le sort se termine dès qu’elle réussit un <text:a xlink:type="simple" xlink:href="/utiliser-les-caracteristiques/#jets-de-sauvegarde" office:name=""><text:span text:style-name="Definition">jet de sauvegarde</text:span></text:a>.</text:p>
      <text:h text:style-name="Heading_20_4" text:outline-level="4"><text:bookmark-start text:name="_à_plus_haut_niveau_si_vous_lancez_ce_sort_en_utilisant_un_niveau_surcharge_les_dégâts_augmentent_de_2d6_par_niveau_au_delà_du_niveau_disciple"/><text:span text:style-name="T1">À plus haut niveau</text:span>. Si vous lancez ce sort en utilisant un niveau surcharge, les dégâts augmentent de 2d6 par niveau au-delà du niveau Disciple.<text:bookmark-end text:name="_à_plus_haut_niveau_si_vous_lancez_ce_sort_en_utilisant_un_niveau_surcharge_les_dégâts_augmentent_de_2d6_par_niveau_au_delà_du_niveau_disciple"/></text:h>
      <text:p text:style-name="First_20_paragraph">title: "Assistance" description: "La cible peut ajouter 1d6 à un <text:a xlink:type="simple" xlink:href="/utiliser-les-caracteristiques/#tests-de-caracteristique" office:name=""><text:span text:style-name="Definition">test de caractéristique</text:span></text:a>." school: "Divination" level: 0 concentration: true casting_time: "1 action" duration: "jusqu’à 1 minute" range: "contact" components: verbal: true somatic: true material: false ritual: false classes: - Foi — <text:span text:style-name="T1">Coût</text:span> : 1 point de Foi + Vous touchez une créature consentante. Une fois avant la fin du sort, la cible peut lancer 1d4 et ajouter le résultat obtenu au <text:a xlink:type="simple" xlink:href="/utiliser-les-caracteristiques/#tests-de-caracteristique" office:name=""><text:span text:style-name="Definition">test de caractéristique</text:span></text:a> de son choix. Elle peut lancer le dé avant ou après le test. Le sort se termine alors. — title: "Atmosphère électrique" description: "Rend les personnes dans la zone plus enclines au combat." school: Invocation level: 0 concentration: false casting_time: "1 action" duration: "1 minute" range: "9 mètres" components: verbal: true somatic: true material: true materials: "Cendre d’airelle" ritual: false classes:</text:p>
      <text:list text:style-name="L42">
        <text:list-item>
          <text:p text:style-name="P42">Magie</text:p>
        </text:list-item>
        <text:list-item>
          <text:p text:style-name="P42">Foi source: "Gwion" — <text:span text:style-name="T1">Coût</text:span> : 4 points de Magie ou de Foi</text:p>
        </text:list-item>
      </text:list>
      <text:h text:style-name="Heading_20_4" text:outline-level="4"><text:bookmark-start text:name="_le_sorcier_qui_lance_ce_sort_créé_une_atmosphère_lourde_et_électrique_qui_enlève_1_point_daction_ou_de_conscience_tous_les_rounds_aussi_bien_aux_alliés_ainsi_quaux_ennemis_se_trouvant_dans_la_zone_toute_personne_dans_la_zone_du_sortilège_est_plus_enclin_au_combat_si_une_provocation_est_faite_toute_personne_dans_le_rayon_daction_doit_réussir_un_js_de_sagesse_ou_entamer_un_combat_ce_sort_annule_et_remplace_le_sortilège_atmosphère_vertueuse"/>Le sorcier qui lance ce sort créé une atmosphère lourde et électrique qui enlève 1 point d’action ou de conscience tous les rounds aussi bien aux alliés ainsi qu’aux ennemis se trouvant dans la zone. Toute personne dans la zone du sortilège est plus enclin au combat. Si une provocation est faite, toute personne dans le rayon d’action doit réussir un JS de Sagesse ou entamer un combat. Ce sort annule et remplace le sortilège « Atmosphère vertueuse ».<text:bookmark-end text:name="_le_sorcier_qui_lance_ce_sort_créé_une_atmosphère_lourde_et_électrique_qui_enlève_1_point_daction_ou_de_conscience_tous_les_rounds_aussi_bien_aux_alliés_ainsi_quaux_ennemis_se_trouvant_dans_la_zone_toute_personne_dans_la_zone_du_sortilège_est_plus_enclin_au_combat_si_une_provocation_est_faite_toute_personne_dans_le_rayon_daction_doit_réussir_un_js_de_sagesse_ou_entamer_un_combat_ce_sort_annule_et_remplace_le_sortilège_atmosphère_vertueuse"/></text:h>
      <text:p text:style-name="First_20_paragraph">title: "Atmosphère vertueuse" description: "Rend les personnes dans la zone plus apaisés." school: Invocation level: 0 concentration: false casting_time: "1 action" duration: "1 minute" range: "9 mètres" components: verbal: true somatic: true material: true materials: "Cendre d’airelle" ritual: false classes:</text:p>
      <text:list text:style-name="L43">
        <text:list-item>
          <text:p text:style-name="P43">Magie</text:p>
        </text:list-item>
        <text:list-item>
          <text:p text:style-name="P43">Foi source: "Gwion" — <text:span text:style-name="T1">Coût</text:span> : 4 points de Magie ou de Foi</text:p>
        </text:list-item>
      </text:list>
      <text:h text:style-name="Heading_20_4" text:outline-level="4"><text:bookmark-start text:name="_le_sorcier_qui_lance_ce_sort_créé_une_atmosphère_calme_et_apaisante_qui_redonne_1_point_daction_tous_les_rounds_aussi_bien_aux_alliés_ainsi_quaux_ennemis_se_trouvant_dans_la_zone_toute_personne_dans_la_zone_du_sortilège_est_plus_enclin_au_calme_si_une_personne_dans_le_rayon_daction_veut_se_battre_elle_doit_réussir_un_js_de_sagesse_ce_sort_annule_et_remplace_le_sortilège_atmosphère_électrique"/>Le sorcier qui lance ce sort créé une atmosphère calme et apaisante qui redonne 1 point d’action tous les rounds aussi bien aux alliés ainsi qu’aux ennemis se trouvant dans la zone. Toute personne dans la zone du sortilège est plus enclin au calme. Si une personne dans le rayon d’action veut se battre, elle doit réussir un JS de Sagesse. Ce sort annule et remplace le sortilège « Atmosphère électrique ».<text:bookmark-end text:name="_le_sorcier_qui_lance_ce_sort_créé_une_atmosphère_calme_et_apaisante_qui_redonne_1_point_daction_tous_les_rounds_aussi_bien_aux_alliés_ainsi_quaux_ennemis_se_trouvant_dans_la_zone_toute_personne_dans_la_zone_du_sortilège_est_plus_enclin_au_calme_si_une_personne_dans_le_rayon_daction_veut_se_battre_elle_doit_réussir_un_js_de_sagesse_ce_sort_annule_et_remplace_le_sortilège_atmosphère_électrique"/></text:h>
      <text:p text:style-name="First_20_paragraph">title: Attiser les flammes description: "Ce sort permet de renforcer un feu." school: Évocation level: 1 concentration: false casting_time: "1 action" duration: "5 minutes" range: "5 mètres" components: verbal: true somatic: true material: false materials: "" ritual: false classes: - Magie source: "Elric" — <text:span text:style-name="T1">Coût</text:span> : 6 points de Magie + L’enchantement permet de propager ou de réduire un feu de 1 mètre tout les 2 rounds dans n’importe quelle direction. Ce feu peut se déplacer sur toute les matières, sauf l’eau.</text:p>
      <text:h text:style-name="Heading_20_4" text:outline-level="4"><text:bookmark-start text:name="_à_plus_haut_niveau_pour_chaque_emplacement_de_surcharge_la_vitesse_du_feu_double_triple_quadruple_et_même_quintuple_selon_le_niveau"/><text:span text:style-name="T1">À plus haut niveau</text:span>. Pour chaque emplacement de surcharge, la vitesse du feu double, triple, quadruple et même quintuple, selon le niveau.<text:bookmark-end text:name="_à_plus_haut_niveau_pour_chaque_emplacement_de_surcharge_la_vitesse_du_feu_double_triple_quadruple_et_même_quintuple_selon_le_niveau"/></text:h>
      <text:p text:style-name="First_20_paragraph">title: "Augure" description: "Divination permettant de deviner l’issue favorable ou défavorable d’une conduite." school: "Divination" level: 0 concentration: false casting_time: "1 minute" duration: "instantanée" range: "personnelle" components: verbal: true somatic: true material: true materials: "bâtonnets, os ou petits objets similaires d’une valeur minimale de 25 po, portant des marques spéciales" ritual: false classes: - Foi</text:p>
      <text:p text:style-name="Horizontal_20_Line"/>
      <text:p text:style-name="First_20_paragraph"><text:span text:style-name="T1">Coût</text:span> : 4 points de Foi + Vous lancez des bâtonnets ornés de gemmes ou des os de dragon, tirez des lames de tarot ornementées ou utilisez une autre méthode de divination pour recevoir un présage de la part d’une entité d’un autre monde. Ce présage concerne les résultats de la conduite que vous comptez tenir dans les 30 prochaines minutes. C’est au MJ de choisir l’un des présages suivants :</text:p>
      <text:list text:style-name="L44">
        <text:list-item>
          <text:p text:style-name="P44">Bonheur pour un résultat positif</text:p>
        </text:list-item>
        <text:list-item>
          <text:p text:style-name="P44">Malheur pour un résultat négatif</text:p>
        </text:list-item>
        <text:list-item>
          <text:p text:style-name="P44">Bonheur et malheur pour un résultat comportant du positif et du négatif</text:p>
        </text:list-item>
        <text:list-item>
          <text:p text:style-name="P44">Rien pour un résultat n’étant ni positif ni négatif</text:p>
        </text:list-item>
      </text:list>
      <text:p text:style-name="First_20_paragraph">Le sort ne tient pas compte d’une éventuelle modification des circonstances, comme l’incantation de sorts supplémentaires, ou la perte ou l’arrivée d’un compagnon.</text:p>
      <text:h text:style-name="Heading_20_4" text:outline-level="4"><text:bookmark-start text:name="_si_vous_lancez_ce_sort_à_deux_reprises_ou_plus_avant_un_long_repos_il_y_a_25_de_chances_par_incantation_en_sus_de_la_première_que_vous_obteniez_une_prémonition_aléatoire_au_lieu_dune_prémonition_fiable_cest_au_mj_de_faire_ce_jet_en_secret"/>Si vous lancez ce sort à deux reprises ou plus avant un long repos, il y a 25 % de chances par incantation en sus de la première que vous obteniez une prémonition aléatoire au lieu d’une prémonition fiable. C’est au MJ de faire ce jet en secret.<text:bookmark-end text:name="_si_vous_lancez_ce_sort_à_deux_reprises_ou_plus_avant_un_long_repos_il_y_a_25_de_chances_par_incantation_en_sus_de_la_première_que_vous_obteniez_une_prémonition_aléatoire_au_lieu_dune_prémonition_fiable_cest_au_mj_de_faire_ce_jet_en_secret"/></text:h>
      <text:p text:style-name="First_20_paragraph">title: "Aura de force" description: "Les cibles acquièrent une résistance aux dégâts." school: "Abjuration" level: 2 concentration: true casting_time: "1 action" duration: "jusqu’à 10 minutes" range: "9 mètres" components: verbal: true somatic: false material: false ritual: false classes: - Foi</text:p>
      <text:h text:style-name="Heading_20_4" text:outline-level="4"><text:bookmark-start text:name="_source_manuel_des_règles"/>source: "Manuel des règles"<text:bookmark-end text:name="_source_manuel_des_règles"/></text:h>
      <text:p text:style-name="First_20_paragraph"><text:span text:style-name="T1">Coût</text:span> : 10 points de Foi + Vous désignez jusqu’à cinq créatures à portée que vous pouvez voir. Vous et les cibles du sort acquérez la résistance aux dégâts d’acide, de foudre, de feu, de froid et nécrotiques pendant toute la durée du sort. Les créatures ciblées et vous-même bénéficiez également d’un <text:a xlink:type="simple" xlink:href="/utiliser-les-caracteristiques/#avantage-et-desavantage" office:name=""><text:span text:style-name="Definition"><text:span text:style-name="T2">avantage</text:span></text:span></text:a> à tous les tests et les jets de sauvegarde de Force. — title: "Aura du héros" description: "Le PJ obtient un <text:span text:style-name="T2">avantage</text:span> aux tests de Charisme." school: "Enchantement" level: 0 concentration: true casting_time: "1 action" duration: "jusqu’à 1 minute" range: "personnelle" components: verbal: true somatic: true material: false ritual: false classes: - Magie</text:p>
      <text:p text:style-name="Horizontal_20_Line"/>
      <text:p text:style-name="First_20_paragraph"><text:span text:style-name="T1">Coût</text:span> : 1 points de Magie + Une aura captivante émane de vous dans un rayon de 1,50 mètre. Vous bénéficiez d’un <text:a xlink:type="simple" xlink:href="/utiliser-les-caracteristiques/#avantage-et-desavantage" office:name=""><text:span text:style-name="Definition"><text:span text:style-name="T2">avantage</text:span></text:span></text:a> à tous vos tests de Charisme visant les créatures situées dans l’aura. À la fin du sort, les créatures qui en ont subi l’influence peuvent faire un <text:a xlink:type="simple" xlink:href="/utiliser-les-caracteristiques/#jets-de-sauvegarde" office:name=""><text:span text:style-name="Definition">jet de sauvegarde</text:span></text:a> d’Intelligence. En cas de réussite, elles se rendent compte avoir été influencées par magie et elles peuvent, à la discrétion du MJ, en concevoir de l’hostilité.</text:p>
      <text:h text:style-name="Heading_20_4" text:outline-level="4"><text:bookmark-start text:name="_le_rayon_daction_de_ce_sort_double_lorsque_vous_atteignez_le_niveau_5_3_mètres_puis_le_niveau_11_6_mètres_et_enfin_au_niveau_17_12_mètres"/>Le rayon d’action de ce sort double lorsque vous atteignez le niveau 5 (3 mètres), puis le niveau 11 (6 mètres) et enfin au niveau 17 (12 mètres).<text:bookmark-end text:name="_le_rayon_daction_de_ce_sort_double_lorsque_vous_atteignez_le_niveau_5_3_mètres_puis_le_niveau_11_6_mètres_et_enfin_au_niveau_17_12_mètres"/></text:h>
      <text:p text:style-name="First_20_paragraph">title: "Aura magique de l’arcaniste" description: "Crée une fausse aura magique autour de la cible." school: "Illusion" level: 0 concentration: false casting_time: "1 action" duration: "24 heures" range: "contact" components: verbal: true somatic: true material: true materials: "un petit carré de soie" ritual: false classes: - Magie</text:p>
      <text:p text:style-name="Horizontal_20_Line"/>
      <text:p text:style-name="First_20_paragraph"><text:span text:style-name="T1">Coût</text:span> : 4 points de Magie + Vous enveloppez la créature ou l’objet touché d’une illusion, afin que les sorts de divination révèlent des informations erronées à son propos. La cible du sort doit être une créature consentante ou un objet qui n’est ni porté ni transporté par une autre créature.</text:p>
      <text:p text:style-name="Text_20_body">Lorsque vous lancez le sort, vous choisissez l’un des effets suivants, ou les deux, qui persistent pendant toute la durée du sort. Si vous lancez ce sort sur la même créature ou le même objet chaque jour pendant 30 jours, en lui attribuant le même effet à chaque fois, l’illusion persiste jusqu’à ce que quelqu’un la dissipe.</text:p>
      <text:p text:style-name="Text_20_body"><text:span text:style-name="T1">Aura factice</text:span>. Vous modifiez la manière dont la cible apparaît vis-à-vis des sorts et effets magiques détectant les auras magiques, comme détection de la magie. Vous pouvez ainsi faire en sorte qu’un objet magique paraisse dépourvu de magie ou qu’un objet ordinaire semble magique. Vous pouvez aussi modifier l’aura magique de la cible de manière à ce qu’elle paraisse appartenir à l’école de magie de votre choix. Quand vous conférez cet effet à un objet, vous pouvez faire en sorte que la magie factice se manifeste à toute personne qui manipule l’objet.</text:p>
      <text:h text:style-name="Heading_20_4" text:outline-level="4"><text:bookmark-start text:name="_masque_vous_modifiez_la_manière_dont_la_cible_apparaît_aux_sorts_et_effets_magiques_qui_détectent_les_types_de_créatures_comme_le_sens_divin_dun_paladin_ou_le_déclencheur_dun_sort_de_symbole_vous_choisissez_un_type_de_créatures_les_autres_sorts_et_effets_magiques_traitent_la_cible_comme_si_elle_appartenait_au_type_ou_à_lalignement_choisi"/><text:span text:style-name="T1">Masque</text:span>. Vous modifiez la manière dont la cible apparaît aux sorts et effets magiques qui détectent les types de créatures, comme le sens divin d’un paladin ou le déclencheur d’un sort de <text:span text:style-name="T1">symbole</text:span>. Vous choisissez un type de créatures : les autres sorts et effets magiques traitent la cible comme si elle appartenait au type ou à l’alignement choisi.<text:bookmark-end text:name="_masque_vous_modifiez_la_manière_dont_la_cible_apparaît_aux_sorts_et_effets_magiques_qui_détectent_les_types_de_créatures_comme_le_sens_divin_dun_paladin_ou_le_déclencheur_dun_sort_de_symbole_vous_choisissez_un_type_de_créatures_les_autres_sorts_et_effets_magiques_traitent_la_cible_comme_si_elle_appartenait_au_type_ou_à_lalignement_choisi"/></text:h>
      <text:p text:style-name="First_20_paragraph">title: "Aura sacrée" description: "Aura divine qui protège les alliés du PJ." school: "Abjuration" level: 4 concentration: true casting_time: "1 action" duration: "jusqu’à 1 minute" range: "personnelle" components: verbal: true somatic: true material: true materials: "un petit reliquaire d’une valeur minimum de 1000 po contenant une relique sacrée, comme un bout de la robe d’un saint ou un morceau de parchemin prélevé sur un texte sacré" ritual: false classes: - Foi — <text:span text:style-name="T1">Coût</text:span> : 16 points de Foi + Une aura divine émane de votre personne dans un rayon de 9 mètres et forme un doux halo qui vous enveloppe. Les créatures de votre choix qui se trouvent dans cette zone au moment où vous lancez ce sort semble plus lumineuses dans un rayon de 1,50 mètre. De plus, jusqu’à la fin du sort, elles ont l’<text:a xlink:type="simple" xlink:href="/utiliser-les-caracteristiques/#avantage-et-desavantage" office:name=""><text:span text:style-name="Definition"><text:span text:style-name="T2">avantage</text:span></text:span></text:a> lors des jets de sauvegarde tandis que les autres créatures subissent un <text:a xlink:type="simple" xlink:href="/utiliser-les-caracteristiques/#avantage-et-desavantage" office:name=""><text:span text:style-name="Definition"><text:span text:style-name="T2">désavantage</text:span></text:span></text:a> quand elles effectuent un <text:a xlink:type="simple" xlink:href="/combattre/#jets-d-attaque" office:name=""><text:span text:style-name="Definition">jet d’attaque</text:span></text:a> contre elles. Quand un fiélon ou un mort-vivant touche une créature affectée avec une attaque au corps-à-corps, l’aura qui enveloppe la créature flamboie soudain. L’assaillant doit réussir un <text:a xlink:type="simple" xlink:href="/utiliser-les-caracteristiques/#jets-de-sauvegarde" office:name=""><text:span text:style-name="Definition">jet de sauvegarde</text:span></text:a> de Constitution ou se retrouver <text:a xlink:type="simple" xlink:href="/gerer-la-sante-du-personnage/#aveugle" office:name=""><text:span text:style-name="Definition"><text:span text:style-name="T2">aveuglé</text:span></text:span></text:a> jusqu’à la fin du sort. — title: "Bagou" description: "Minimum 15 aux tests de Charisme, la magie identifie le PJ comme sincère." school: "Transmutation" level: 1 concentration: false casting_time: "1 action" duration: "1 heure" range: "personnelle" components: verbal: true somatic: false material: false ritual: false classes: - Magie — <text:span text:style-name="T1">Coût</text:span> : 6 points de Magie + Jusqu’à la fin du sort, chaque fois que vous effectuez un test de Charisme, vous pouvez remplacer le nombre obtenu au dé par un 15. De plus, quoi que vous disiez, la magie visant à déterminer si vous dites la vérité vous identifie toujours comme sincère. — title: "Baies nourricières" description: "Crée 10 baies qui guérissent 1 PA et nourrissent pour la journée." school: "Transmutation" level: 0 concentration: false casting_time: "1 action" duration: "instantanée" range: "contact" components: verbal: true somatic: true material: true materials: "un brin de gui" ritual: false classes: - Foi — <text:span text:style-name="T1">Coût</text:span> : 2 points de Foi + Un maximum de dix baies apparaissent dans votre main. Elles sont imprégnées de magie pendant une journée. Une créature peut utiliser son action pour manger une baie, ce qui lui rend 1 point d’action et la nourrit pour la journée.</text:p>
      <text:h text:style-name="Heading_20_4" text:outline-level="4"><text:bookmark-start text:name="_les_baies_perdent_leurs_propriétés_si_personne_ne_les_mange_dans_les_24_heures_qui_suivent_lincantation"/>Les baies perdent leurs propriétés si personne ne les mange dans les 24 heures qui suivent l’incantation.<text:bookmark-end text:name="_les_baies_perdent_leurs_propriétés_si_personne_ne_les_mange_dans_les_24_heures_qui_suivent_lincantation"/></text:h>
      <text:p text:style-name="First_20_paragraph">title: "Balisage" description: "Frappe de 4d6 dégâts radiants. La cible brille pendant un tour." school: "Évocation" level: 0 concentration: false casting_time: "1 action" duration: "1 round" range: "36 mètres" components: verbal: true somatic: true material: false ritual: false classes: - Foi</text:p>
      <text:p text:style-name="Horizontal_20_Line"/>
      <text:p text:style-name="First_20_paragraph"><text:span text:style-name="T1">Coût</text:span> : 2 points de Foi Un rayon de lumière frappe une créature de votre choix située à portée. Faites un <text:a xlink:type="simple" xlink:href="/combattre/#jets-d-attaque" office:name=""><text:span text:style-name="Definition">jet d’attaque</text:span></text:a> de sort à distance contre elle. Si vous le réussissez, elle subit 4d6 dégâts radiants. D’ici là, le prochain <text:a xlink:type="simple" xlink:href="/combattre/#jets-d-attaque" office:name=""><text:span text:style-name="Definition">jet d’attaque</text:span></text:a> effectué contre elle bénéficie d’un <text:a xlink:type="simple" xlink:href="/utiliser-les-caracteristiques/#avantage-et-desavantage" office:name=""><text:span text:style-name="Definition"><text:span text:style-name="T2">avantage</text:span></text:span></text:a>.</text:p>
      <text:h text:style-name="Heading_20_4" text:outline-level="4"><text:bookmark-start text:name="_à_plus_haut_niveau_si_vous_lancez_ce_sort_en_utilisant_un_niveau_de_surcharge_les_dégâts_augmentent_de_1d6_par_niveau_au_delà_de_novice"/><text:span text:style-name="T1">À plus haut niveau</text:span>. Si vous lancez ce sort en utilisant un niveau de surcharge, les dégâts augmentent de 1d6 par niveau au-delà de Novice.<text:bookmark-end text:name="_à_plus_haut_niveau_si_vous_lancez_ce_sort_en_utilisant_un_niveau_de_surcharge_les_dégâts_augmentent_de_1d6_par_niveau_au_delà_de_novice"/></text:h>
      <text:p text:style-name="First_20_paragraph">title: "Bannissement" description: "Envoie la cible dans un demi-plan ou dans son plan d’origine." school: "Abjuration" level: 1 concentration: true casting_time: "1 action" duration: "jusqu’à 1 minute" range: "18 mètres" components: verbal: true somatic: true material: true materials: "un objet qui répugne à la cible" ritual: false classes: - Foi - Magie</text:p>
      <text:p text:style-name="Horizontal_20_Line"/>
      <text:p text:style-name="First_20_paragraph"><text:span text:style-name="T1">Coût</text:span> : 8 points de Foi ou de Magie + Vous tentez d’envoyer une créature située dans votre champ de vision dans un autre plan d’existence. Elle doit réussir un <text:a xlink:type="simple" xlink:href="/utiliser-les-caracteristiques/#jets-de-sauvegarde" office:name=""><text:span text:style-name="Definition">jet de sauvegarde</text:span></text:a> de Charisme ou être bannie.</text:p>
      <text:p text:style-name="Text_20_body">Si la cible est native du plan d’existence sur lequel vous vous trouvez, vous l’exilez dans un demi-plan inoffensif. Elle est <text:a xlink:type="simple" xlink:href="/gerer-la-sante-du-personnage/#neutralise" office:name=""><text:span text:style-name="Definition"><text:span text:style-name="T2">neutralisée</text:span></text:span></text:a> tant qu’elle se trouve là-bas et y reste jusqu’à la fin du sort. À ce moment, elle réapparaît à l’endroit qu’elle a quitté, ou dans l’emplacement inoccupé le plus proche si son emplacement de départ est occupé.</text:p>
      <text:p text:style-name="Text_20_body">Si la cible est originaire d’un plan d’existence autre que celui sur lequel vous vous trouvez, une légère détonation accompagne son retour contraint sur son plan d’origine. Si le sort se termine avant que 1 minute ne se soit écoulée, la cible réapparaît à l’endroit qu’elle a quitté, ou dans l’emplacement inoccupé le plus proche si son emplacement de départ est occupé. Sinon, elle ne revient pas.</text:p>
      <text:h text:style-name="Heading_20_4" text:outline-level="4"><text:bookmark-start text:name="_à_plus_haut_niveau_si_vous_lancez_ce_sort_en_utilisant_un_emplacement_de_niveau_apprenti_ou_supérieur_vous_pouvez_viser_une_créature_de_plus_par_niveau_au_delà_du_niveau_de_disciple"/><text:span text:style-name="T1">À plus haut niveau</text:span>. Si vous lancez ce sort en utilisant un emplacement de niveau apprenti ou supérieur, vous pouvez viser une créature de plus par niveau au-delà du niveau de Disciple.<text:bookmark-end text:name="_à_plus_haut_niveau_si_vous_lancez_ce_sort_en_utilisant_un_emplacement_de_niveau_apprenti_ou_supérieur_vous_pouvez_viser_une_créature_de_plus_par_niveau_au_delà_du_niveau_de_disciple"/></text:h>
      <text:p text:style-name="First_20_paragraph">title: "Bénédiction" description: "Jusqu’à trois cibles peuvent ajouter 1d4 à leurs jets d’attaque et de sauvegarde." school: "Enchantement" level: 0 concentration: true casting_time: "1 action" duration: "jusqu’à 1 minute" range: "9 mètres" components: verbal: true somatic: true material: true materials: "un peu d’eau bénite à asperger" ritual: false classes: - Foi</text:p>
      <text:p text:style-name="Horizontal_20_Line"/>
      <text:p text:style-name="First_20_paragraph"><text:span text:style-name="T1">Coût</text:span> : 2 points de Foi + Vous bénissez jusqu’à trois créatures de votre choix situées à portée. Quand une cible fait un <text:a xlink:type="simple" xlink:href="/combattre/#jets-d-attaque" office:name=""><text:span text:style-name="Definition">jet d’attaque</text:span></text:a> ou <text:a xlink:type="simple" xlink:href="/utiliser-les-caracteristiques/#jets-de-sauvegarde" office:name=""><text:span text:style-name="Definition">de sauvegarde</text:span></text:a> avant la fin du sort, elle lance 1d6 et ajoute le résultat obtenu au <text:a xlink:type="simple" xlink:href="/combattre/#jets-d-attaque" office:name=""><text:span text:style-name="Definition">jet d’attaque</text:span></text:a> ou <text:a xlink:type="simple" xlink:href="/utiliser-les-caracteristiques/#jets-de-sauvegarde" office:name=""><text:span text:style-name="Definition">de sauvegarde</text:span></text:a>.</text:p>
      <text:h text:style-name="Heading_20_4" text:outline-level="4"><text:bookmark-start text:name="_à_plus_haut_niveau_si_vous_lancez_ce_sort_en_utilisant_un_emplacement_de_niveau_disciple_ou_supérieur_vous_pouvez_affecter_une_créature_de_plus_par_niveau_au_delà_du_niveau_de_novice"/><text:span text:style-name="T1">À plus haut niveau</text:span>. Si vous lancez ce sort en utilisant un emplacement de niveau disciple ou supérieur, vous pouvez affecter une créature de plus par niveau au-delà du niveau de Novice.<text:bookmark-end text:name="_à_plus_haut_niveau_si_vous_lancez_ce_sort_en_utilisant_un_emplacement_de_niveau_disciple_ou_supérieur_vous_pouvez_affecter_une_créature_de_plus_par_niveau_au_delà_du_niveau_de_novice"/></text:h>
      <text:p text:style-name="First_20_paragraph">title: "Bénédiction héroïque" description: "Les cibles ont l'<text:span text:style-name="T2">avantage</text:span> à leur première attaque à chaque tour." school: "Divination" level: 1 concentration: true casting_time: "1 action" duration: "jusqu’à 1 minute" range: "18 mètres" components: verbal: true somatic: false material: false ritual: false classes: - Foi — <text:span text:style-name="T1">Coût</text:span> : 6 points de Foi + Vous désignez jusqu’à 5 créatures à portée et que vous pouvez voir. Les cibles et vous-même bénéficiez d’un <text:a xlink:type="simple" xlink:href="/utiliser-les-caracteristiques/#avantage-et-desavantage" office:name=""><text:span text:style-name="Definition"><text:span text:style-name="T2">avantage</text:span></text:span></text:a> au <text:a xlink:type="simple" xlink:href="/combattre/#jets-d-attaque" office:name=""><text:span text:style-name="Definition">jet d’attaque</text:span></text:a> sur la première attaque de chacun de vos tours pour toute la durée du sort. — title: "Berceuse" description: "Joue une berceuse" school: Enchantement level: 0 concentration: true casting_time: "1 action" duration: "10 minutes" range: "36 mètres" components: verbal: true somatic: false material: true materials: "Une tige de roseau ou une petite branche de sureau évidée" ritual: false classes:</text:p>
      <text:list text:style-name="L45">
        <text:list-item>
          <text:p text:style-name="First_20_paragraph">== Magie</text:p>
          <text:p text:style-name="Text_20_body"><text:span text:style-name="T1">Coût</text:span> : 1 points de Magie + Le mage mime de jouer une berceuse avec une tige en forme de flûte rudimentaire et s’adresse aux vents. + Il ne joue pas réellement de l’instrument mais fredonne une berceuse qui est portée par la brise. Toutes les créatures situées dans la zone se montrent distraites, voire somnolentes. Si elles ratent leur jet de Volonté, elles subissent un désavantage aux tests de Perception, ainsi qu’un malus aux jets de sauvegarde contre les effets de sommeil tant que dure le sort. Berceuse dure aussi longtemps que le personnage se concentre, plus 10 minutes de lanceur de sorts ensuite. — title: "Blessure" description: "Attaque de contact infligeant 3d10 dégâts nécrotiques." school: "Nécromancie" level: 0 concentration: false casting_time: "1 action" duration: "instantanée" range: "contact" components: verbal: true somatic: true material: false ritual: false classes: **</text:p>
          <text:p text:style-name="Text_20_body">+ == Foi</text:p>
          <text:p text:style-name="Text_20_body">+ <text:span text:style-name="T1">Coût</text:span> : 2 points de Foi + L’adepte de la Foi qui fait ce sort utilise un puissant sigil mémorisé qu’il trace sur sa main. Lors d’un combat, il doit faire une attaque de sort au corps-à-corps contre une créature située à une distance inférieure ou égale à votre allonge. Si vous la touchez, elle subit 3d6 dégâts nécrotiques.</text:p>
        </text:list-item>
      </text:list>
      <text:p text:style-name="Text_20_body"><text:span text:style-name="T1">À plus haut niveau</text:span>. + Si vous lancez ce sort en utilisant des niveaux de surcharge, les dégâts augmentent de 1d6 par niveau au-delà du niveau Novice. + — title: "Bouche magique" description: "Délivre un message quand on la déclenche." school: "Illusion" level: 0 concentration: false casting_time: "1 minute" duration: "jusqu’à dissipation" range: "9 mètres" components: verbal: true somatic: true material: true materials: "un rayon de miel et de la poussière de jade d’une valeur de 10 po, que le sort consume" ritual: true classes: - Magie</text:p>
      <text:p text:style-name="Horizontal_20_Line"/>
      <text:p text:style-name="First_20_paragraph"><text:span text:style-name="T1">Coût</text:span> : 4 points de Magie + Vous implantez un message dans un objet situé à portée. On entend le message dès que les conditions qui le déclenchent sont remplies. Choisissez un objet situé dans votre champ de vision qui n’est ni porté ni transporté par une autre créature. Prononcez ensuite le message, qui doit comprendre au maximum vingt-cinq mots, mais peut se répéter pendant un maximum de 10 minutes. Enfin, déterminez les circonstances dans lesquelles le message s’active.</text:p>
      <text:p text:style-name="Text_20_body">Quand les conditions de déclenchement sont remplies, le message est énoncé avec la même voix que vous et au volume où vous l’avez prononcé mais en fait les personnes l’entendent dans leur tête. Lors de l’incantation, vous pouvez décider que le sort se termine une fois le message transmis ou qu’il reste actif et répète le message chaque fois que les conditions de déclenchement sont remplies.</text:p>
      <text:h text:style-name="Heading_20_4" text:outline-level="4"><text:bookmark-start text:name="_ces_dernières_peuvent_être_aussi_génériques_ou_spécifiques_que_vous_le_désirez_mais_elles_doivent_se_baser_sur_des_données_visuelles_ou_audibles_perceptibles_dans_un_rayon_de_9_mètres_autour_de_lobjet_par_exemple_vous_pouvez_ordonner_à_la_bouche_de_parler_dès_quune_créature_approche_à_9_mètres_ou_moins_de_lobjet_ou_quand_une_cloche_dargent_retentit_dans_un_rayon_de_9_mètres"/>Ces dernières peuvent être aussi génériques ou spécifiques que vous le désirez, mais elles doivent se baser sur des données visuelles ou audibles, perceptibles dans un rayon de 9 mètres autour de l’objet. Par exemple, vous pouvez ordonner à la bouche de parler dès qu’une créature approche à 9 mètres ou moins de l’objet ou quand une cloche d’argent retentit dans un rayon de 9 mètres.<text:bookmark-end text:name="_ces_dernières_peuvent_être_aussi_génériques_ou_spécifiques_que_vous_le_désirez_mais_elles_doivent_se_baser_sur_des_données_visuelles_ou_audibles_perceptibles_dans_un_rayon_de_9_mètres_autour_de_lobjet_par_exemple_vous_pouvez_ordonner_à_la_bouche_de_parler_dès_quune_créature_approche_à_9_mètres_ou_moins_de_lobjet_ou_quand_une_cloche_dargent_retentit_dans_un_rayon_de_9_mètres"/></text:h>
      <text:p text:style-name="First_20_paragraph">title: "Bouclier" description: "Réaction, +5 à la VD et bloque les projectiles magiques." school: "Abjuration" level: 0 concentration: false casting_time: "1 réaction à effectuer lorsque vous êtes touché par une attaque ou un sort de projectile magique" duration: "1 round" range: "personnelle" components: verbal: true somatic: true material: false ritual: false classes: - Magie</text:p>
      <text:p text:style-name="Horizontal_20_Line"/>
      <text:p text:style-name="First_20_paragraph"><text:span text:style-name="T1">Coût</text:span> : 2 points de Magie + Une barrière invisible faite de force magique apparaît autour de vous et vous protège. Jusqu’au début de votre prochain tour, vous obtenez un bonus de +5 à la VD, y compris contre l’attaque qui a déclenché l’incantation du sort, et vous ne subissez aucun dégât de la part du sort . — title: "Bouclier de feu" description: "Protection contre les dégâts de feu ou de froid qui blesse les assaillants." school: "Évocation" level: 1 concentration: false casting_time: "1 action" duration: "10 minutes" range: "personnelle" components: verbal: true somatic: true material: true materials: "un morceau de phosphore ou une luciole" ritual: false classes: - Magie — <text:span text:style-name="T1">Coût</text:span> : 8 points de Magie + De fines volutes de flammes que seul le magicien peut voir enveloppent son corps pendant toute la durée du sort, émettant une lumière vive dont seul le lanceur de sort bénéficie, dans un rayon de 3 mètres et une lumière faible dans un rayon additionnel de 3 mètres. Vous pouvez mettre prématurément un terme au sort en utilisant une action.</text:p>
      <text:p text:style-name="Text_20_body">Les flammes vous offrent un bouclier chaud ou froid, comme bon vous semble. Le bouclier chaud vous apporte une résistance contre les dégâts de froid, le bouclier froid une résistance contre les dégâts de feu.</text:p>
      <text:h text:style-name="Heading_20_4" text:outline-level="4"><text:bookmark-start text:name="_de_plus_quand_une_créature_située_dans_un_rayon_de_150_mètre_autour_de_vous_vous_touche_avec_une_attaque_au_corps_à_corps_le_bouclier_génère_un_contre_coup_si_le_bouclier_est_chaud_il_inflige_3d6_dégâts_de_feu_à_lassaillant_sil_est_froid_il_lui_inflige_3d6_dégâts_de_froid"/>De plus, quand une créature située dans un rayon de 1,50 mètre autour de vous vous touche avec une attaque au corps-à-corps, le bouclier génère un contre coup. Si le bouclier est chaud, il inflige 3d6 dégâts de feu à l’assaillant, s’il est froid, il lui inflige 3d6 dégâts de froid.<text:bookmark-end text:name="_de_plus_quand_une_créature_située_dans_un_rayon_de_150_mètre_autour_de_vous_vous_touche_avec_une_attaque_au_corps_à_corps_le_bouclier_génère_un_contre_coup_si_le_bouclier_est_chaud_il_inflige_3d6_dégâts_de_feu_à_lassaillant_sil_est_froid_il_lui_inflige_3d6_dégâts_de_froid"/></text:h>
      <text:p text:style-name="First_20_paragraph">title: "Bouclier de la foi" description: "La cible obtient un bonus de +2 à la VD." school: "Abjuration" level: 0 concentration: true casting_time: "1 action bonus" duration: "jusqu’à 10 minutes" range: "18 mètres" components: verbal: true somatic: true material: true materials: "un petit parchemin avec un extrait de texte sacré" ritual: false classes: - Foi — <text:span text:style-name="T1">Coût</text:span> : 2 points de Foi + Un champ scintillant apparaît autour d’une créature de votre choix située à portée et lui confère un bonus de +2 à la VD pendant toute la durée du sort. — title: "Bouffée de poison" description: "Projette du gaz toxique sur une cible et lui inflige 2d6 dégâts de poison." school: "Invocation" level: 0 concentration: false casting_time: "1 action" duration: "instantanée" range: "3 mètres" components: verbal: true somatic: true material: false ritual: false classes: - Foi - Magie — <text:span text:style-name="T1">Coût</text:span> : 1 point de Foi ou de Magie + Vous tendez la main en direction d’une créature située à portée et dans votre champ de vision et projetez une bouffée de gaz toxique sortie de votre paume. La créature doit réussir un <text:a xlink:type="simple" xlink:href="/utiliser-les-caracteristiques/#jets-de-sauvegarde" office:name=""><text:span text:style-name="Definition">jet de sauvegarde</text:span></text:a> de Constitution ou subir 2d6 dégâts de poison.</text:p>
      <text:h text:style-name="Heading_20_4" text:outline-level="4"><text:bookmark-start text:name="_les_dégâts_du_sort_augmentent_de_2d6_quand_vous_atteignez_le_niveau_5_4d6_11_6d6_et_17_8d6"/>Les dégâts du sort augmentent de 2d6 quand vous atteignez le niveau 5 (4d6), 11 (6d6) et 17 (8d6).<text:bookmark-end text:name="_les_dégâts_du_sort_augmentent_de_2d6_quand_vous_atteignez_le_niveau_5_4d6_11_6d6_et_17_8d6"/></text:h>
      <text:p text:style-name="First_20_paragraph">title: "Bourrasque" description: "Crée un vent violent qui ralentit et <text:span text:style-name="T2">repousse</text:span> les créatures." school: "Évocation" level: 0 concentration: true casting_time: "1 action" duration: "jusqu’à 1 minute" range: "personnelle (ligne de 18 mètres)" components: verbal: true somatic: true material: true materials: "une graine de légume" ritual: false classes: - Foi - Magie</text:p>
      <text:p text:style-name="Horizontal_20_Line"/>
      <text:p text:style-name="First_20_paragraph"><text:span text:style-name="T1">Coût</text:span> : 4 point de Foi ou de Magie Une zone de fort vent de 18 mètres de long sur 3 mètres de large souffle depuis votre position dans la direction de votre choix pendant toute la durée du sort. Chaque créature qui débute son tour dans la zone doit réussir un <text:a xlink:type="simple" xlink:href="/utiliser-les-caracteristiques/#jets-de-sauvegarde" office:name=""><text:span text:style-name="Definition">jet de sauvegarde</text:span></text:a> de Force, sans quoi elle est rejetée de 4,50 mètres à l’opposé de vous, dans la direction du vent.</text:p>
      <text:p text:style-name="Text_20_body">Une créature qui se trouve dans la zone doit dépenser 60 centimètres de mouvement pour se rapprocher de vous de 30 centimètres.</text:p>
      <text:p text:style-name="Text_20_body">La bourrasque disperse les gaz et les vapeurs et éteint les bougies, les torches et autres flammes nues similaires dans la zone. Les flammes protégées, par une lanterne par exemple, s’agitent follement et ont 50 % de chance de s’éteindre.</text:p>
      <text:h text:style-name="Heading_20_4" text:outline-level="4"><text:bookmark-start text:name="_vous_pouvez_changer_la_direction_dans_laquelle_souffle_la_bourrasque_au_moyen_dune_action_bonus_à_chacun_de_vos_tours_jusquà_la_fin_du_sort"/>Vous pouvez changer la direction dans laquelle souffle la bourrasque au moyen d’une action bonus à chacun de vos tours jusqu’à la fin du sort.<text:bookmark-end text:name="_vous_pouvez_changer_la_direction_dans_laquelle_souffle_la_bourrasque_au_moyen_dune_action_bonus_à_chacun_de_vos_tours_jusquà_la_fin_du_sort"/></text:h>
      <text:p text:style-name="First_20_paragraph">title: "Boussole mentale" description: "Donne des informations de localisation." school: Invocation level: 0 concentration: true casting_time: "5 rounds" duration: "Jusqu’au levé du soleil" range: "personnelle" components: verbal: true somatic: false material: false materials: ritual: false classes:</text:p>
      <text:list text:style-name="L46">
        <text:list-item>
          <text:p text:style-name="P46">Magie</text:p>
        </text:list-item>
        <text:list-item>
          <text:p text:style-name="P46">Foi source: "Gwion" — <text:span text:style-name="T1">Coût</text:span> : 2 points de Magie ou de Foi Le sorcier doit se concentrer pour connaître la position des quatre points cardinaux. Il connait aussi précisément la température, ainsi que l’altitude par rapport au niveau de la mer. — title: "Brasier" description: "Augmente le taille d’une feu" school: Evocation level: 1 concentration: true casting_time: "1 action" duration: "10 minutes" range: "18 mètres" components: verbal: true somatic: true material: false materials: ritual: true classes:</text:p>
        </text:list-item>
        <text:list-item>
          <text:p text:style-name="First_20_paragraph">== Magie</text:p>
          <text:p text:style-name="Text_20_body"><text:span text:style-name="T1">Coût</text:span> : 8 points de Magie + L’enchanteur peut augmenter la taille d’un feu par magie. Toutefois ce sort ne peut pas créer de feu, juste en modifier un déjà existant. Le DD du sort dépend de l’augmentation de taille : + · Transformer la flamme d’une bougie en celle d’une torche : DD de 8 + · Transformer un feu de camp en un petit brasier : DD de 8 + · Transformer la flamme d’une torche en un petit brasier : DD de 12 + À la fin de la période, les flammes reprennent leur taille d’origine si elles n’ont pas déclenché d’incendie. + — title: "Brise os" description: "La cible doit réussir un JS de CON ou subir une fracture." school: "Transmutation" level: 2 concentration: false casting_time: "1 action" duration: "instantanée" range: "12 mètres" components: verbal: true somatic: true material: false materials: "" ritual: false classes: **</text:p>
          <text:p text:style-name="Text_20_body">+ == Magie</text:p>
          <text:p text:style-name="Text_20_body">+ <text:span text:style-name="T1">Coût</text:span> : 10 points de Magie Le lanceur de sort indique une partie du corps de son adversaire. Celui-ci doit réussir un <text:a xlink:type="simple" xlink:href="/utiliser-les-caracteristiques/#jets-de-sauvegarde" office:name=""><text:span text:style-name="Definition">jet de sauvegarde</text:span></text:a> de Constitution. En cas d’échec, il subit 3d6 points d’action de dégâts et reçoit une <text:a xlink:type="simple" xlink:href="/gerer-la-sante-du-personnage/#blessure-grave" office:name=""><text:span text:style-name="Definition">blessure grave</text:span></text:a> tirée aléatoirement sur la table. A ce moment, le craquement d’un os se fait entendre. + Si le JS est réussi, la cible subit tout de même les 3d6 points d’action de dégâts.</text:p>
        </text:list-item>
      </text:list>
      <text:p text:style-name="Text_20_body">§§§ .hero "<text:span text:style-name="T2">Nous avancions vers le sorcier avec la ferme intention de l’occir dans l’instant mais celui-ci nous regardait d’un air amusé. Bowulf se rapprocha et serra sa hache dans sa main. Un craquement se fit entendre, suivi du cri de surprise de Bowulf. Je constatais que son poignet n’était pas au bon endroit et n’avait pas un angle normal. Je ne laissait pas au sorcier le temps de savourer sa victoire et je me ruait en sa direction, non sans hurler le nom des dieux qui me protègent</text:span>." + <text:span text:style-name="T1">Souvenirs d’Anestas, guerriers &amp; aventurier</text:span> + §§§ + — title: "Briser" description: "Inflige 4d6 dégâts dans un rayon de 3 mètres, y compris aux objets non magiques." school: "Évocation" level: 0 concentration: false casting_time: "1 action" duration: "instantanée" range: "18 mètres" components: verbal: true somatic: true material: true materials: "un éclat de mica" ritual: false classes: - Magie</text:p>
      <text:p text:style-name="Horizontal_20_Line"/>
      <text:p text:style-name="First_20_paragraph"><text:span text:style-name="T1">Coût</text:span> : 4 points de Magie + Un bruit retentit soudain avec une intensité douloureuse, à partir d’un point situé à portée. Chaque créature située dans une sphère de 3 mètres de rayon centrée sur ce point doit faire un <text:a xlink:type="simple" xlink:href="/utiliser-les-caracteristiques/#jets-de-sauvegarde" office:name=""><text:span text:style-name="Definition">jet de sauvegarde</text:span></text:a> de Constitution. Les créatures qui le ratent subissent 4d6 dégâts de tonnerre, les autres la moitié seulement. Une créature faite de matière inorganique, comme de la pierre, du cristal ou du métal subit un <text:a xlink:type="simple" xlink:href="/utiliser-les-caracteristiques/#avantage-et-desavantage" office:name=""><text:span text:style-name="Definition"><text:span text:style-name="T2">désavantage</text:span></text:span></text:a> sur ce <text:a xlink:type="simple" xlink:href="/utiliser-les-caracteristiques/#jets-de-sauvegarde" office:name=""><text:span text:style-name="Definition">jet de sauvegarde</text:span></text:a>.</text:p>
      <text:p text:style-name="Text_20_body">Un objet non magique que personne ne porte ni ne transporte subit aussi ces dégâts s’il se trouve dans la zone du sort.</text:p>
      <text:h text:style-name="Heading_20_4" text:outline-level="4"><text:bookmark-start text:name="_à_plus_haut_niveau_si_vous_lancez_ce_sort_en_utilisant_un_emplacement_de_niveau_disciple_ou_supérieur_les_dégâts_augmentent_de_2d6_par_niveau_au_de_là_du_niveau_de_novice"/><text:span text:style-name="T1">À plus haut niveau</text:span>. Si vous lancez ce sort en utilisant un emplacement de niveau disciple ou supérieur, les dégâts augmentent de 2d6 par niveau au-de là du niveau de Novice.<text:bookmark-end text:name="_à_plus_haut_niveau_si_vous_lancez_ce_sort_en_utilisant_un_emplacement_de_niveau_disciple_ou_supérieur_les_dégâts_augmentent_de_2d6_par_niveau_au_de_là_du_niveau_de_novice"/></text:h>
      <text:p text:style-name="First_20_paragraph">title: "Brûlure de l’âme'" description: "Brûle l’âme de l’adversaire" school: "Enchantement" level: 2 concentration: false casting_time: "1 action" duration: "instantanée" range: "18 mètres" components: verbal: true somatic: true material: true materials: "un grenat" ritual: false classes: - Foi — <text:span text:style-name="T1">Coût</text:span> : 10 points de Foi + Le lanceur de sort désigne sa cible dans les limites de la portée du sort. Celle-ci doit réussi un <text:a xlink:type="simple" xlink:href="/utiliser-les-caracteristiques/#jets-de-sauvegarde" office:name=""><text:span text:style-name="Definition">jet de sauvegarde</text:span></text:a> de Sagesse ou subir 2d6 de dégâts de points d’honneur(PH), de points de Magie(PM) et de points de Foi (PF). Ce sort brûle l’intime de la cible, les mages et les prêtres le redoute mais même les guerriers peuvent en subir les préjudices.</text:p>
      <text:p text:style-name="Text_20_body">§§§ .hero "<text:span text:style-name="T2">Le disciple se tenait droit au milieu de l’assemblée des Bhegelms. Le moment était solennel dans le cercle de pierre et la proximité de la sombre forêt intensifiait la sensation féerique de l’instant et des lieux. Le vieux druide s’avança et présenta un grenat au disciple qui ne put que baisser le tête et se mettre à pleurer</text:span>." + <text:span text:style-name="T1">Souvenirs de Margs Maenkalon, le temps des corbeaux</text:span> + §§§ + — title: "Brûlure de la peau" description: "La peau de l’adversaire se couvre de cloques hideuses" school: "Évocation" level: 1 concentration: false casting_time: "1 action" duration: "instantanée" range: "18 mètres" components: verbal: true somatic: true material: true materials: "un cristal de roche" ritual: false classes: - Magie — <text:span text:style-name="T1">Coût</text:span> : 4 points de Magie + Le lanceur de sort désigne sa cible dans les limites de la portée du sort. Celle-ci doit réussi un <text:a xlink:type="simple" xlink:href="/utiliser-les-caracteristiques/#jets-de-sauvegarde" office:name=""><text:span text:style-name="Definition">jet de sauvegarde</text:span></text:a> de Constitution ou subir 2d6 de dégâts de feu sou forme de brûlure. Les cloques apparaissent sur toutes les parties nues du corps. Elles guérissent normalement mais entrainent de vives douleurs qui donnent un <text:a xlink:type="simple" xlink:href="/utiliser-les-caracteristiques/#avantage-et-desavantage" office:name=""><text:span text:style-name="Definition"><text:span text:style-name="T2">désavantage</text:span></text:span></text:a> pour toutes les actions d’athlétisme et d’acrobatie mais aussi de persuasion. + Le <text:a xlink:type="simple" xlink:href="/utiliser-les-caracteristiques/#avantage-et-desavantage" office:name=""><text:span text:style-name="Definition"><text:span text:style-name="T2">désavantage</text:span></text:span></text:a> ne s’applique plus après un <text:a xlink:type="simple" xlink:href="/gerer-la-sante-du-personnage/#repos-long" office:name=""><text:span text:style-name="Definition"><text:span text:style-name="T2">repos long</text:span></text:span></text:a>. + — title: "Brûlure du juste" description: "L’arme du PJ inflige 1d6 dégâts supplémentaires." school: "Évocation" level: 0 concentration: true casting_time: "1 action" duration: "jusqu’à 1 minute" range: "personnelle" components: verbal: true somatic: false material: false ritual: false classes: - Foi</text:p>
      <text:p text:style-name="Horizontal_20_Line"/>
      <text:p text:style-name="First_20_paragraph"><text:span text:style-name="T1">Coût</text:span> : 2 points de Foi + Votre arme se met à se charger de pure radiance. Elle s’enflamme et émet une lumière équivalente à une torche dans un rayon de 4,50 mètres et une lumière faible sur 4,50 mètres supplémentaires.</text:p>
      <text:p text:style-name="Text_20_body">À chaque fois que vous blessez une créature avec cette arme pendant la durée du sort, vous infligez 1d6 dégâts radiants à tous vos adversaires dans un rayon de 1,50 mètre autour de vous et double momentanément le rayon d’illumination de l’arme. Les créatures affectées peuvent faire un <text:a xlink:type="simple" xlink:href="/utiliser-les-caracteristiques/#jets-de-sauvegarde" office:name=""><text:span text:style-name="Definition">jet de sauvegarde</text:span></text:a> de Constitution pour ignorer les dégâts. Les morts-vivants subissent 2d6 points de dégâts et la moitié seulement en cas de <text:a xlink:type="simple" xlink:href="/utiliser-les-caracteristiques/#jets-de-sauvegarde" office:name=""><text:span text:style-name="Definition">jet de sauvegarde</text:span></text:a> réussi.</text:p>
      <text:h text:style-name="Heading_20_4" text:outline-level="4"><text:bookmark-start text:name="_à_plus_haut_niveau_si_vous_lancez_ce_sort_en_utilisant_un_emplacement_de_sort_de_niveau_disciple_ou_supérieur_les_dégâts_augmentent_de_1d6_pour_chaque_niveau_au_delà_du_niveau_novice"/><text:span text:style-name="T1">À plus haut niveau</text:span>. Si vous lancez ce sort en utilisant un emplacement de sort de niveau Disciple ou supérieur, les dégâts augmentent de 1d6 pour chaque niveau au-delà du niveau Novice.<text:bookmark-end text:name="_à_plus_haut_niveau_si_vous_lancez_ce_sort_en_utilisant_un_emplacement_de_sort_de_niveau_disciple_ou_supérieur_les_dégâts_augmentent_de_1d6_pour_chaque_niveau_au_delà_du_niveau_novice"/></text:h>
      <text:p text:style-name="First_20_paragraph">title: Brume glaciale description: "Crée une puissante brume glacée" school: Évocation level: 1 concentration: false casting_time: "1 heure" duration: "Jusqu’à ce que le sort soit rompu" range: "personnelle" components: verbal: true somatic: true material: true materials: "Hellébore" ritual: true classes: - Magie source: "Elric" — <text:span text:style-name="T1">Coût</text:span> : 8 points de Magie + <text:span text:style-name="T1">Enchantement</text:span> Le lanceur de sort enchante une dose d’Hellébore. Il a pour cela besoin de 40 po de matériel (encens, bougies…​). + Ce sort forme un épais brouillard glacé qui empêche l’utilisation du feu, et fait geler l’eau presque instantanément, sur un rayon d'1 kilomètre. Cette brume fait subir 3 points de dégâts sur les êtres vivants qui ne sont pas habillé chaudement tout les 5 rounds. Tout les jets de sauvegarde et de caractéristiques subissent un malus de -2. Le lanceur de sort doit enchanter une hellébore durant la nuit la plus longue de l’année. Le sorcier doit planter ou bien enfouir une hellébore dans la terre près d’un cour d’eau. Le sort ne se rompra pas tant que l’Hellébore ne sera pas détruite. En hiver, la température à l’intérieur du brouillard peut atteindre -20, au printemps 0, en été 10 et en automne -10. + — title: Cachette des racines description: "Crée une cachette protégée par des racines" school: Invocation level: 1 concentration: false casting_time: "1 heure et 30 minutes" duration: "Jusqu’à ce que l’objet soit retiré" range: "contact" components: verbal: true somatic: true material: true materials: "sève de l’arbre" ritual: true classes: - Magie source: "Elric" — <text:span text:style-name="T1">Coût</text:span> : 6 points de Magie + Ce sort anime les racines d’un arbre, pour qu’elles cachent un objet. Les racines bougent très lentement, il faut donc faire très attention pour les voir bouger. Le sorcier doit incanter pendant 1 heure et demie sur de la sève de l’arbre qu’il veut animer puis boire cette sève, s’en appliquer sur les mains et sur les racines qui vont devoir s’animer. Une fois ceci fait, l’invocateur devra poser l’objet qu’il veut dissimuler comme un grimoire, une bourse bien pleine ou encore une carte. Les racines accueilleront l’objet doucement, le recouvriront, et l’enfouiront sous terre. Il est préférable de cacher l’objet dans de grosses et grande racines. Il est possible que quelqu’un d’autre que le lanceur de sort récupère l’objet, mais celui ci devra détruire les racines car elles ne céderont pas l’objet. + — title: "Cage de force" description: "Crée une prison immobile, invisible et infranchissable." school: "Évocation" level: 3 concentration: false casting_time: "1 action" duration: "1 heure" range: "30 mètres" components: verbal: true somatic: true material: true materials: "poussière de rubis d’une valeur de 1500 po" ritual: false classes: - Magie</text:p>
      <text:p text:style-name="Horizontal_20_Line"/>
      <text:p text:style-name="First_20_paragraph"><text:span text:style-name="T1">Coût</text:span> : 14 points de Magie + Une prison immobile et invisible, en forme de cube et faite de force magique, se forme soudain autour d’une zone de votre choix située à portée. Ce peut être une cage ou une boîte hermétique, à votre guise.</text:p>
      <text:list text:style-name="L47">
        <text:list-item>
          <text:p text:style-name="P47">Une prison en forme de cage peut faire un maximum de 6 mètres d’arête et dispose de barreaux de 1 centimètre d’épaisseur placés à 1 centimètre d’intervalle.</text:p>
        </text:list-item>
        <text:list-item>
          <text:p text:style-name="P47">Une prison en forme de boîte peut faire un maximum de 3 mètres d’arête et forme une barrière pleine qui empêche la matière de passer. Elle bloque aussi le passage des sorts lancés vers l’intérieur ou l’extérieur.</text:p>
        </text:list-item>
      </text:list>
      <text:p text:style-name="First_20_paragraph">Quand vous lancez ce sort, chaque créature qui se trouve entièrement au sein de la zone affectée se retrouve prise au piège. Une créature qui s’y trouve seulement en partie ou qui s’avère trop grande pour y tenir est expulsée vers l’extérieur de la zone jusqu’à ce qu’elle la quitte complètement.</text:p>
      <text:p text:style-name="Text_20_body">Une créature enfermée dans la cage ne peut pas la quitter par des moyens non-magiques. Si elle tente d’utiliser la téléportation ou les déplacements interplanaires pour s’échapper, elle doit d’abord effectuer un <text:a xlink:type="simple" xlink:href="/utiliser-les-caracteristiques/#jets-de-sauvegarde" office:name=""><text:span text:style-name="Definition">jet de sauvegarde</text:span></text:a> de Charisme. Si elle le réussit, elle peut utiliser cette magie pour fuir, sinon elle ne parvient pas à quitter la cage, et l’utilisation du sort ou de l’effet est gaspillée. La cage s’étend aussi sur le plan éthéré, ce qui bloque les déplacements éthérés.</text:p>
      <text:h text:style-name="Heading_20_4" text:outline-level="4"><text:bookmark-start text:name="_la_est_sans_effet_sur_ce_sort"/>La est sans effet sur ce sort.<text:bookmark-end text:name="_la_est_sans_effet_sur_ce_sort"/></text:h>
      <text:p text:style-name="First_20_paragraph">title: "Caresse du vampire" description: "Attaque de contact qui inflige 3d6 dégâts et soigne le PJ de la moitié." school: "Nécromancie" level: 1 concentration: true casting_time: "1 action" duration: "jusqu’à 1 minute" range: "personnelle" components: verbal: true somatic: true material: false ritual: false classes: - Magie — <text:span text:style-name="T1">Coût</text:span> : 6 points de Magie + Le simple contact de votre main enveloppée d’ombres peut siphonner la force vitale d’autrui pour soigner vos propres plaies. Faites une attaque de sort au corps-à-corps contre une créature située à une distance inférieure ou égale à votre allonge. Si vous touchez, elle subit 3d6 dégâts nécrotiques et vous récupérez un total de points d’action égal à la moitié des dégâts infligés. Vous pouvez dépenser votre action à chacun de vos tours pour répéter cette attaque jusqu’à la fin du sort.</text:p>
      <text:h text:style-name="Heading_20_4" text:outline-level="4"><text:bookmark-start text:name="_à_plus_haut_niveau_si_vous_lancez_ce_sort_en_utilisant_un_emplacement_de_niveau_apprenti_ou_supérieur_les_dégâts_augmentent_de_1d6_par_niveau_au_delà_du_niveau_disciple"/><text:span text:style-name="T1">À plus haut niveau</text:span>. Si vous lancez ce sort en utilisant un emplacement de niveau Apprenti ou supérieur, les dégâts augmentent de 1d6 par niveau au-delà du niveau Disciple.<text:bookmark-end text:name="_à_plus_haut_niveau_si_vous_lancez_ce_sort_en_utilisant_un_emplacement_de_niveau_apprenti_ou_supérieur_les_dégâts_augmentent_de_1d6_par_niveau_au_delà_du_niveau_disciple"/></text:h>
      <text:p text:style-name="First_20_paragraph">title: "Catalepsie" description: "Place une créature consentante en état similaire à la mort." school: "Nécromancie" level: 1 concentration: false casting_time: "1 action" duration: "1 heure" range: "18 mètres" components: verbal: true somatic: true material: true materials: "un petit morceau de linceul" ritual: false classes: - Foi - Magie</text:p>
      <text:p text:style-name="Horizontal_20_Line"/>
      <text:p text:style-name="First_20_paragraph"><text:span text:style-name="T1">Coût</text:span> : 6 points de Foi ou de Magie + Vous placez une créature vivante consentante en état cataleptique qu’il est impossible de distinguer d’un véritable état de mort par des moyens normaux.</text:p>
      <text:p text:style-name="Text_20_body">Le sujet est <text:a xlink:type="simple" xlink:href="/gerer-la-sante-du-personnage/#aveugle" office:name=""><text:span text:style-name="Definition"><text:span text:style-name="T2">aveuglé</text:span></text:span></text:a> et <text:a xlink:type="simple" xlink:href="/gerer-la-sante-du-personnage/#inconscient" office:name=""><text:span text:style-name="Definition"><text:span text:style-name="T2">inconscient</text:span></text:span></text:a>, incapable de bouger. Il ne ressent aucune blessure ou autre mauvais traitement et aucune réaction corporelle ne se produit, comme si le sujet était réellement mort. Toutefois, les dégâts sont encaissés normalement. Si la cible était malade ou <text:a xlink:type="simple" xlink:href="/gerer-la-sante-du-personnage/#empoisonne" office:name=""><text:span text:style-name="Definition"><text:span text:style-name="T2">empoisonnée</text:span></text:span></text:a> au moment de l’incantation, ou si un poison est introduit dans son corps durant l’action du sort, le poison est retardé pour la durée du sort. Le poison ou la maladie fera à nouveau pleinement effet à la fin du sort.</text:p>
      <text:h text:style-name="Heading_20_4" text:outline-level="4"><text:bookmark-start text:name="_à_plus_haut_niveau_lorsque_vous_lancez_ce_sort_en_utilisant_un_emplacement_de_sort_de_niveau_supérieur_sa_durée_augmente_et_le_sort_sapparente_alors_à_une_longue_hibernation_la_cible_ne_vieillit_plus_pendant_cette_période_entre_un_jour_au_niveau_et_une_semaine_au_niveau_apprenti_un_mois_à_un_an_au_niveau_expert_dix_ans_au_niveau_expert_et_enfin_jusquà_un_siècle_au_niveau_maître_lorsquelle_sort_de_catalepsie_la_cible_subit_un_niveau_dépuisement_par_niveau_du_sort_au_delà_du_niveau_disciple_jusquà_un_maximum_de_5_au_niveau_maître_la_cible_doit_réussir_un_jet_de_sauvegarde_de_constitution_difficulté_8_1_tous_les_dix_ans_écoulés_lorsquelle_sort_du_sommeil_ou_mourir_immédiatement"/><text:span text:style-name="T1">À plus haut niveau</text:span>. Lorsque vous lancez ce sort en utilisant un emplacement de sort de niveau supérieur, sa durée augmente et le sort s’apparente alors à une longue hibernation (la cible ne vieillit plus pendant cette période) : entre un jour au niveau et une semaine au niveau Apprenti, un mois à un an au niveau Expert, dix ans au niveau Expert et enfin jusqu’à un siècle au niveau Maître. Lorsqu’elle sort de catalepsie, la cible subit un niveau d’épuisement par niveau du sort au-delà du niveau Disciple (jusqu’à un maximum de 5). Au niveau Maître, la cible doit réussir un <text:a xlink:type="simple" xlink:href="/utiliser-les-caracteristiques/#jets-de-sauvegarde" office:name=""><text:span text:style-name="Definition">jet de sauvegarde</text:span></text:a> de constitution difficulté 8 + 1 tous les dix ans écoulés lorsqu’elle sort du sommeil, ou mourir immédiatement.<text:bookmark-end text:name="_à_plus_haut_niveau_lorsque_vous_lancez_ce_sort_en_utilisant_un_emplacement_de_sort_de_niveau_supérieur_sa_durée_augmente_et_le_sort_sapparente_alors_à_une_longue_hibernation_la_cible_ne_vieillit_plus_pendant_cette_période_entre_un_jour_au_niveau_et_une_semaine_au_niveau_apprenti_un_mois_à_un_an_au_niveau_expert_dix_ans_au_niveau_expert_et_enfin_jusquà_un_siècle_au_niveau_maître_lorsquelle_sort_de_catalepsie_la_cible_subit_un_niveau_dépuisement_par_niveau_du_sort_au_delà_du_niveau_disciple_jusquà_un_maximum_de_5_au_niveau_maître_la_cible_doit_réussir_un_jet_de_sauvegarde_de_constitution_difficulté_8_1_tous_les_dix_ans_écoulés_lorsquelle_sort_du_sommeil_ou_mourir_immédiatement"/></text:h>
      <text:p text:style-name="First_20_paragraph">title: "Cauchemars" description: "La cible n’arrive plus à dormir et s’épuise progressivement." school: "Enchantement" level: 2 concentration: false casting_time: "1 minute" duration: "1 semaine" range: "18 mètres" components: verbal: true somatic: false material: true materials: "Un objet et une partie organique (ou la connaître) de la victime" ritual: true classes:</text:p>
      <text:p text:style-name="P48">- Magie --- **Coût** : 12 points de Magie <text:s text:c="2"/>Le sorcier par une longue incantation qui dure toute une journée, impose des cauchemars à sa victime. Il peut le faire à deux conditions : premièrement, il doit posséder l'un des objets de sa victime ; ensuite, il doit la connaître ou en posséder une partie organique. Grâce à ces cauchemars, le sorcier peut influencer sa victime car il peut choisir le thème de ces cauchemars. Chaque nuit de cauchemars empêche la victime de dormir correctement. Au bout d'une semaine, elle subit un niveau de fatigue qu'elle ne peut pas récupérer. Le sorcier peut relancer ce sort consécutivement, dès que son maléfice se termine. En terme de règle, il ne faut pas considérer que le sorcier maintienne le sort actif cependant il ne peut avoir qu'une victime à la fois. La victime perd définitivement un niveau de fatigue par semaine de cauchemars. <text:s text:c="4"/>Il n'est pas possible de résister à ce sortilège, à moins d'aller en tuer la source ou que le sorcier arrête de lancer son sort. <text:s text:c="3"/>--- title: Cave mémorielle description: "éclairci les souvenirs du sorcier" school: Divination level: 1 concentration: false casting_time: "1 nuit puis 1 action" duration: "1 lune " range: "contact" components: <text:s text:c="2"/>verbal: true <text:s text:c="2"/>somatic: true <text:s text:c="2"/>material: true <text:s text:c="2"/>materials: "pigments de peinture" ritual: true classes:</text:p>
      <text:p text:style-name="P49">- Magie source: "Elric" --- **Coût** : 8 points de Magie ou de Foi **Enchantement** Le lanceur de sort enchante des pigments de peinture. Il a pour cela besoin de 40 po de matériel (encens, bougies...). <text:s text:c="2"/>Le sorcier consacre une grotte durant une nuit sans lune. Une fois la grotte consacrée et remplie d’inscriptions magiques qu'il a faite avec la peinture issue des pigments enchantés, le sorcier peut s’y rendre pour se remémorer des souvenirs qu’il avait perdu, ou qui étaient flous. Ce sort ne permet pas de s’approprier des souvenirs que le sorcier n’a jamais vécu. Le lanceur de sort peut renouveler ce sort juste en dépensant le coût total de point de magie requis pour ce sort. <text:s text:c="3"/>--- title: "Cécité/Surdité" description: "Rend un ennemi &lt;em&gt;sourd&lt;/em&gt; ou &lt;em&gt;aveugle&lt;/em&gt;." school: "Nécromancie" level: 0 concentration: false casting_time: "1 action" duration: "1 minute" range: "9 mètres" components: <text:s text:c="2"/>verbal: true <text:s text:c="2"/>somatic: false <text:s text:c="2"/>material: false ritual: false classes:</text:p>
      <text:p text:style-name="P50">- Toutefois</text:p>
      <text:p text:style-name="P51">- Magie</text:p>
      <text:p text:style-name="Horizontal_20_Line"/>
      <text:p text:style-name="First_20_paragraph"><text:span text:style-name="T1">Coût</text:span> : 4 points de Foi ou de Magie + Vous pouvez rendre un ennemi sourd ou aveugle. Choisissez une créature autre que vous qui se situe à portée et dans votre champ de vision. Elle doit effectuer un <text:a xlink:type="simple" xlink:href="/utiliser-les-caracteristiques/#jets-de-sauvegarde" office:name=""><text:span text:style-name="Definition">jet de sauvegarde</text:span></text:a> de Constitution. Si elle échoue, elle est soit <text:a xlink:type="simple" xlink:href="/gerer-la-sante-du-personnage/#aveugle" office:name=""><text:span text:style-name="Definition"><text:span text:style-name="T2">aveuglée</text:span></text:span></text:a>, soit <text:a xlink:type="simple" xlink:href="/gerer-la-sante-du-personnage/#assourdi" office:name=""><text:span text:style-name="Definition"><text:span text:style-name="T2">assourdie</text:span></text:span></text:a> (à vous de choisir) pendant toute la durée du sort. Elle a droit à un nouveau <text:a xlink:type="simple" xlink:href="/utiliser-les-caracteristiques/#jets-de-sauvegarde" office:name=""><text:span text:style-name="Definition">jet de sauvegarde</text:span></text:a> de Constitution à la fin de chacun de ses tours, le sort se terminant si elle le réussit.</text:p>
      <text:h text:style-name="Heading_20_4" text:outline-level="4"><text:bookmark-start text:name="_à_plus_haut_niveau_si_vous_lancez_ce_sort_en_utilisant_un_emplacement_de_niveau_disciple_ou_supérieur_vous_pouvez_viser_une_créature_de_plus_par_niveau_au_delà_du_niveau_novice"/><text:span text:style-name="T1">À plus haut niveau</text:span>. Si vous lancez ce sort en utilisant un emplacement de niveau Disciple ou supérieur, vous pouvez viser une créature de plus par niveau au-delà du niveau Novice.<text:bookmark-end text:name="_à_plus_haut_niveau_si_vous_lancez_ce_sort_en_utilisant_un_emplacement_de_niveau_disciple_ou_supérieur_vous_pouvez_viser_une_créature_de_plus_par_niveau_au_delà_du_niveau_novice"/></text:h>
      <text:p text:style-name="First_20_paragraph">title: "Cercle de mort" description: "Les créatures dans la sphère subissent 8d6 dégâts nécrotiques." school: "Nécromancie" level: 2 concentration: false casting_time: "1 action" duration: "instantanée" range: "45 mètres" components: verbal: true somatic: true material: true materials: "la poudre d’une perle noire broyée d’une valeur minimale de 500 po" ritual: false classes: - Magie</text:p>
      <text:p text:style-name="Horizontal_20_Line"/>
      <text:p text:style-name="First_20_paragraph"><text:span text:style-name="T1">Coût</text:span> : 12 points de Foi ou de Magie + Une sphère d’énergie négative s’étend dans un rayon de 18 mètres à partir d’un point situé à portée. Chaque créature située dans la sphère doit faire un <text:a xlink:type="simple" xlink:href="/utiliser-les-caracteristiques/#jets-de-sauvegarde" office:name=""><text:span text:style-name="Definition">jet de sauvegarde</text:span></text:a> de Constitution. Celles qui échouent subissent 8d6 dégâts nécrotiques, les autres la moitié seulement.</text:p>
      <text:h text:style-name="Heading_20_4" text:outline-level="4"><text:bookmark-start text:name="_à_plus_haut_niveau_si_vous_lancez_ce_sort_en_utilisant_un_emplacement_de_niveau_adepte_ou_supérieur_les_dégâts_augmentent_de_2d6_par_niveau_au_delà_du_niveau_dapprenti"/><text:span text:style-name="T1">À plus haut niveau</text:span>. Si vous lancez ce sort en utilisant un emplacement de niveau Adepte ou supérieur, les dégâts augmentent de 2d6 par niveau au-delà du niveau d’Apprenti.<text:bookmark-end text:name="_à_plus_haut_niveau_si_vous_lancez_ce_sort_en_utilisant_un_emplacement_de_niveau_adepte_ou_supérieur_les_dégâts_augmentent_de_2d6_par_niveau_au_delà_du_niveau_dapprenti"/></text:h>
      <text:p text:style-name="First_20_paragraph">title: "Cercle magique" description: "Protège une zone contre un type de créature." school: "Abjuration" level: 1 concentration: false casting_time: "1 minute" duration: "1 heure" range: "3 mètres" components: verbal: true somatic: true material: true materials: "eau bénite ou poudre d’argent et de fer d’une valeur minimale de 100 po, que le sort consume" ritual: false classes: - Foi - Magie</text:p>
      <text:p text:style-name="Horizontal_20_Line"/>
      <text:p text:style-name="First_20_paragraph"><text:span text:style-name="T1">Coût</text:span> : 6 points de Foi ou de Magie + Vous créez un cylindre d’énergie magique de 3 mètres de rayon pour 6 mètres de haut, centré sur un point au sol situé à portée et dans votre champ de vision. Des runes luisantes apparaissent là où le cylindre touche le sol ou une autre surface.</text:p>
      <text:p text:style-name="Text_20_body">Choisissez l’un des types de créatures suivants : célestes, élémentaires, fées, fiélons ou morts-vivants. Le cercle affecte une créature du type choisi de la manière suivante :</text:p>
      <text:list text:style-name="L48">
        <text:list-item>
          <text:p text:style-name="P52">La créature ne peut pas entrer de son plein gré dans le cylindre par des moyens non magiques. Si elle tente d’utiliser la téléportation ou le voyage extraplanaire pour y pénétrer, elle doit auparavant réussir un <text:a xlink:type="simple" xlink:href="/utiliser-les-caracteristiques/#jets-de-sauvegarde" office:name=""><text:span text:style-name="Definition">jet de sauvegarde</text:span></text:a> de Charisme.</text:p>
        </text:list-item>
        <text:list-item>
          <text:p text:style-name="P52">La créature subit un <text:a xlink:type="simple" xlink:href="/utiliser-les-caracteristiques/#avantage-et-desavantage" office:name=""><text:span text:style-name="Definition"><text:span text:style-name="T2">désavantage</text:span></text:span></text:a> lors des jets d’attaque contre les créatures se trouvant dans le cylindre.</text:p>
        </text:list-item>
        <text:list-item>
          <text:p text:style-name="P52">Les créatures situées dans le cylindre ne peuvent pas être , ou <text:span text:style-name="T2">possédées</text:span> par la créature.</text:p>
        </text:list-item>
      </text:list>
      <text:p text:style-name="First_20_paragraph">Quand vous lancez ce sort, vous pouvez décider que sa magie agira à l’envers, empêchant les créatures du type choisi de quitter le cercle et protégeant contre elles les individus situés à l’extérieur.</text:p>
      <text:h text:style-name="Heading_20_4" text:outline-level="4"><text:bookmark-start text:name="_à_plus_haut_niveau_si_vous_lancez_ce_sort_en_utilisant_un_emplacement_de_niveau_apprenti_ou_supérieur_la_durée_du_sort_augmente_dune_heure_par_niveau_au_delà_du_niveau_de_disciple"/><text:span text:style-name="T1">À plus haut niveau</text:span>. Si vous lancez ce sort en utilisant un emplacement de niveau Apprenti ou supérieur, la durée du sort augmente d’une heure par niveau au-delà du niveau de Disciple.<text:bookmark-end text:name="_à_plus_haut_niveau_si_vous_lancez_ce_sort_en_utilisant_un_emplacement_de_niveau_apprenti_ou_supérieur_la_durée_du_sort_augmente_dune_heure_par_niveau_au_delà_du_niveau_de_disciple"/></text:h>
      <text:p text:style-name="First_20_paragraph">title: "Chaînes mentales" description: "La cible est contrainte de rester dans un endroit précis." school: "Enchantement" level: 3 concentration: false casting_time: "1 heure" duration: "1 journée par niveau" range: "18 mètres" components: verbal: true somatic: false material: true materials: "Un objet et une partie organique (ou la connaître) de la victime" ritual: true classes:</text:p>
      <text:p text:style-name="P53">- Magie --- **Coût** : 12 points de Magie <text:s text:c="2"/>Le sorcier est capable de créer des chaînes invisibles aussi efficaces que des chaînes d'acier. Il contraint sa victime à la fixer dans un lieu précis. Il a la possibilité de limiter sa liberté de mouvement. La victime ne désire pas, ou n'arrive pas à désirer s'éloigner du point qui lui a été fixé, de plus de 10 m par point de prestance du sorcier, et ceci même si elle ne peut pas se nourrir. Si elle quitte cette zone, ce sera contre sa volonté et fera tout pour y retourner. En dehors de la zone, elle subit un [_désavantage_](/utiliser-les-caracteristiques/#avantage-et-desavantage) à toutes ses actions. Le seul moyen d'annuler ce sort est de réussir un [jet de sauvegarde](/utiliser-les-caracteristiques/#jets-de-sauvegarde). La victime a le droit à un test par jour et gagne un bonus de +1 par jour cumulé à partir du deuxième jour. <text:s text:c="3"/>--- title: "Champ antimagie" description: "Crée une zone dans laquelle toute magie est impossible." school: "Abjuration" level: 4 concentration: true casting_time: "1 action" duration: "jusqu'à 1 heure" range: "personnelle (sphère de 3 mètres de rayon)" components: <text:s text:c="2"/>verbal: true <text:s text:c="2"/>somatic: true <text:s text:c="2"/>material: true <text:s text:c="2"/>materials: "une pincée de poudre de fer ou de limaille" ritual: false classes:</text:p>
      <text:p text:style-name="P54">- Foi</text:p>
      <text:p text:style-name="P55">- Magie --- **Coût** : 16 points de Foi ou de Magie <text:s text:c="2"/>Une sphère d'antimagie invisible de 3 mètres de rayon vous entoure. La zone qu'elle englobe est coupée de l'énergie magique qui imprègne le multivers. En son sein, il est impossible de lancer un sort, les créatures invoquées disparaissent et même les objets magiques deviennent ordinaires. La sphère reste centrée sur vous et se déplace avec vous jusqu'à la fin du sort.</text:p>
      <text:p text:style-name="First_20_paragraph">Les sorts et autres effets magiques, en dehors de ceux émanant d’un artefact ou d’une divinité, sont supprimés au sein de la sphère et ne peuvent pénétrer son espace. Un emplacement utilisé pour lancer un sort ainsi supprimé est tout de même consommé. L’effet ne fonctionne pas tant qu’il est supprimé, mais le temps passé sous suppression est tout de même décompté de sa durée d’efficacité.</text:p>
      <text:p text:style-name="Text_20_body"><text:span text:style-name="T1">Effets visant une cible</text:span>. Les sorts et autres effets magiques visant une créature ou un objet situé dans la sphère, comme ou , n’ont aucun effet sur cette cible.</text:p>
      <text:p text:style-name="Text_20_body"><text:span text:style-name="T1">Zones de magie</text:span>. La zone d’effet d’un sort ou d’un effet magique, comme celle d’une boule de feu, ne peut pas s’étendre au sein de la sphère. Si la sphère recouvre une zone de magie existante, l’effet de cette dernière est supprimé dans la partie recouverte par la sphère. Par exemple, les flammes d’un mur de feu sont supprimées au sein de la sphère, créant un trou dans le mur si la partie recouverte est assez grande.</text:p>
      <text:p text:style-name="Text_20_body"><text:span text:style-name="T1">Sorts</text:span>. Tout sort ou effet magique actif sur une créature ou un objet est supprimé dès qu’elle ou il se trouve à l’intérieur et pendant tout le temps qu’elle ou il y reste.</text:p>
      <text:p text:style-name="Text_20_body"><text:span text:style-name="T1">Objets magiques</text:span>. Les propriétés et les pouvoirs d’un objet magique sont supprimés une fois au sein de la sphère. Par exemple, une épée longue +1 située dans la sphère fonctionne comme une épée longue ordinaire.</text:p>
      <text:p text:style-name="Text_20_body">Les propriétés et les pouvoirs d’une arme magique sont supprimés si son utilisateur la manie contre une cible située dans la sphère ou s’il se trouve dans la sphère. Si une arme ou une munition magique quitte entièrement la sphère (par exemple, si vous tirez une flèche magique ou projetez une lance magique en dehors de la sphère), la suppression de magie cesse d’affecter l’objet dès qu’il quitte la sphère.</text:p>
      <text:p text:style-name="Text_20_body"><text:span text:style-name="T1">Déplacement magique</text:span>. La téléportation et les voyages planaires échouent systématiquement au sein de la sphère, que cette dernière serve de destination ou de point de départ à ce type de déplacement. Un portail menant en un autre lieu, sur un autre monde ou sur un autre plan d’existence se ferme temporairement tant qu’il est englobé dans la sphère, de même que l’ouverture sur un espace extradimensionnel telle celle créée par le sort .</text:p>
      <text:p text:style-name="Text_20_body"><text:span text:style-name="T1">Créatures et objets</text:span>. Une créature ou un objet invoqués ou créés par magie disparaissent temporairement si la sphère les recouvre. Ils réapparaissent instantanément dès que l’espace qu’ils occupent ne se trouve plus au sein de la sphère.</text:p>
      <text:h text:style-name="Heading_20_4" text:outline-level="4"><text:bookmark-start text:name="_dissipation_de_la_magie_les_sorts_et_les_effets_magiques_comme_nont_aucun_effet_sur_la_sphère_de_même_les_sphères_issues_de_divers_sorts_de_champ_antimagie_ne_sannulent_pas_les_unes_les_autres"/><text:span text:style-name="T1">Dissipation de la magie</text:span>. Les sorts et les effets magiques comme n’ont aucun effet sur la sphère. De même, les sphères issues de divers sorts de <text:span text:style-name="T2">champ antimagie</text:span> ne s’annulent pas les unes les autres.<text:bookmark-end text:name="_dissipation_de_la_magie_les_sorts_et_les_effets_magiques_comme_nont_aucun_effet_sur_la_sphère_de_même_les_sphères_issues_de_divers_sorts_de_champ_antimagie_ne_sannulent_pas_les_unes_les_autres"/></text:h>
      <text:p text:style-name="First_20_paragraph">title: "Charge d’épée" description: "Charge une arme pendant un combat." school: Évocation level: 0 concentration: false casting_time: "10 minutes" duration: "10 heures" range: "9 mètres" components: verbal: true somatic: false material: true materials: "Arme en métal, encens (15 PO) " ritual: true classes:</text:p>
      <text:list text:style-name="L49">
        <text:list-item>
          <text:p text:style-name="First_20_paragraph">== Magie</text:p>
          <text:p text:style-name="Text_20_body"><text:span text:style-name="T1">Coût</text:span> : 4 points de Magie</text:p>
        </text:list-item>
      </text:list>
      <text:h text:style-name="Heading_20_4" text:outline-level="4"><text:bookmark-start text:name="_le_sorcier_enchante_une_arme_avec_de_lencens_cette_arme_à_chaque_fois_quelle_fendra_lair_dans_le_vide_ou_se_cognera_à_un_bouclier_ou_à_une_autre_surface_se_chargera_en_énergie_pour_chaque_charge_larme_distribue_1_points_de_dégâts_supplémentaires_larme_peut_être_chargée_en_total_3_fois_maximum_cette_puissance_accumulée_rend_larme_instable_si_une_attaque_rate_sa_cible_dune_marge_supérieure_ou_égale_à_10_un_js_dd12_doit_être_fait_en_cas_déchec_larme_explose_en_plusieurs_milliers_de_fragments_infligeant_1d6_de_dégâts_perforants_par_charge_dans_un_rayon_de_deux_mètres_y_compris_pour_le_porteur_larme_est_dans_ce_cas_détruite"/>Le sorcier enchante une arme avec de l’encens. Cette arme, à chaque fois qu’elle fendra l’air dans le vide ou se cognera à un bouclier ou à une autre surface, se chargera en énergie. Pour chaque charge, l’arme distribue 1 points de dégâts supplémentaires. L’arme peut être chargée en total 3 fois maximum. Cette puissance accumulée rend l’arme instable. Si une attaque rate sa cible d’une marge supérieure ou égale à 10, un JS DD12 doit être fait. En cas d’échec, l’arme explose en plusieurs milliers de fragments infligeant 1d6 de dégâts perforants par charge dans un rayon de deux mètres, y compris pour le porteur. L’arme est dans ce cas détruite.<text:bookmark-end text:name="_le_sorcier_enchante_une_arme_avec_de_lencens_cette_arme_à_chaque_fois_quelle_fendra_lair_dans_le_vide_ou_se_cognera_à_un_bouclier_ou_à_une_autre_surface_se_chargera_en_énergie_pour_chaque_charge_larme_distribue_1_points_de_dégâts_supplémentaires_larme_peut_être_chargée_en_total_3_fois_maximum_cette_puissance_accumulée_rend_larme_instable_si_une_attaque_rate_sa_cible_dune_marge_supérieure_ou_égale_à_10_un_js_dd12_doit_être_fait_en_cas_déchec_larme_explose_en_plusieurs_milliers_de_fragments_infligeant_1d6_de_dégâts_perforants_par_charge_dans_un_rayon_de_deux_mètres_y_compris_pour_le_porteur_larme_est_dans_ce_cas_détruite"/></text:h>
      <text:p text:style-name="First_20_paragraph">title: "Charme-personne" description: "La cible <text:span text:style-name="T2">charmée</text:span> se considère comme l’amie du PJ." school: "Enchantement" level: 0 concentration: false casting_time: "1 action" duration: "1 heure" range: "9 mètres" components: verbal: true somatic: true material: false ritual: false classes: - Foi - Magie</text:p>
      <text:p text:style-name="Horizontal_20_Line"/>
      <text:p text:style-name="First_20_paragraph"><text:span text:style-name="T1">Coût</text:span> : 2 points de Foi ou de Magie + Vous tentez de charmer un humanoïde se trouvant à portée et dans votre champ de vision. Il doit faire un <text:a xlink:type="simple" xlink:href="/utiliser-les-caracteristiques/#jets-de-sauvegarde" office:name=""><text:span text:style-name="Definition">jet de sauvegarde</text:span></text:a> de Sagesse, pour lequel il dispose d’un <text:a xlink:type="simple" xlink:href="/utiliser-les-caracteristiques/#avantage-et-desavantage" office:name=""><text:span text:style-name="Definition"><text:span text:style-name="T2">avantage</text:span></text:span></text:a> si vous ou vos compagnons êtes actuellement en train de le combattre. S’il rate son test, il est <text:a xlink:type="simple" xlink:href="/gerer-la-sante-du-personnage/#charme" office:name=""><text:span text:style-name="Definition"><text:span text:style-name="T2">charmé</text:span></text:span></text:a> par vous jusqu’à la fin du sort ou jusqu’à ce que vous ou vos compagnons lui fassiez du mal. La créature <text:a xlink:type="simple" xlink:href="/gerer-la-sante-du-personnage/#charme" office:name=""><text:span text:style-name="Definition"><text:span text:style-name="T2">charmée</text:span></text:span></text:a> vous considère comme un ami. Quand le sort se termine, elle sait que vous l’avez charmée.</text:p>
      <text:h text:style-name="Heading_20_4" text:outline-level="4"><text:bookmark-start text:name="_à_plus_haut_niveau_si_vous_lancez_ce_sort_en_utilisant_un_emplacement_de_niveau_disciple_ou_supérieur_vous_pouvez_charmer_une_créature_de_plus_par_niveau_au_delà_du_niveau_novice_toutes_les_cibles_doivent_se_trouver_à_9_mètres_ou_moins_les_unes_des_autres_lorsque_vous_lancez_le_sort"/><text:span text:style-name="T1">À plus haut niveau</text:span>. Si vous lancez ce sort en utilisant un emplacement de niveau Disciple ou supérieur, vous pouvez charmer une créature de plus par niveau au-delà du niveau Novice. Toutes les cibles doivent se trouver à 9 mètres ou moins les unes des autres lorsque vous lancez le sort.<text:bookmark-end text:name="_à_plus_haut_niveau_si_vous_lancez_ce_sort_en_utilisant_un_emplacement_de_niveau_disciple_ou_supérieur_vous_pouvez_charmer_une_créature_de_plus_par_niveau_au_delà_du_niveau_novice_toutes_les_cibles_doivent_se_trouver_à_9_mètres_ou_moins_les_unes_des_autres_lorsque_vous_lancez_le_sort"/></text:h>
      <text:p text:style-name="First_20_paragraph">title: "Chauffer le métal" description: "Porte au rouge un objet de métal dont le contact provoque 3d6 dégâts." school: "Transmutation" level: 0 concentration: true casting_time: "1 action" duration: "jusqu’à 1 minute" range: "18 mètres" components: verbal: true somatic: true material: true materials: "un bout de fer et une flamme" ritual: false classes: - Foi — <text:span text:style-name="T1">Coût</text:span> : 4 points de Foi + Choisissez un objet manufacturé en métal, comme une arme métallique ou une armure métallique lourde ou intermédiaire. Il doit être situé à portée et dans votre champ de vision et se met alors à luire d’un rouge incandescent. Une créature en contact physique avec l’objet reçoit 3d6 dégâts de feu lorsque vous lancez le sort. Vous pouvez utiliser une action bonus à chacun de vos tours suivants jusqu’à la fin du sort pour infliger de nouveau ces dégâts.</text:p>
      <text:p text:style-name="Text_20_body">Si une créature tient l’objet qui lui inflige des dégâts ou le porte sur elle, elle doit réussir un <text:a xlink:type="simple" xlink:href="/utiliser-les-caracteristiques/#jets-de-sauvegarde" office:name=""><text:span text:style-name="Definition">jet de sauvegarde</text:span></text:a> de Constitution, sans quoi elle le lâche, si elle le peut. Si elle le conserve, elle est affectée par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 jusqu’au début de votre prochain tour.</text:p>
      <text:h text:style-name="Heading_20_4" text:outline-level="4"><text:bookmark-start text:name="_à_plus_haut_niveau_si_vous_lancez_ce_sort_en_utilisant_un_emplacement_de_niveau_disciple_ou_supérieur_les_dégâts_augmentent_de_1d6_par_niveau_au_delà_du_niveau_de_novice"/><text:span text:style-name="T1">À plus haut niveau</text:span>. Si vous lancez ce sort en utilisant un emplacement de niveau Disciple ou supérieur, les dégâts augmentent de 1d6 par niveau au-delà du niveau de Novice.<text:bookmark-end text:name="_à_plus_haut_niveau_si_vous_lancez_ce_sort_en_utilisant_un_emplacement_de_niveau_disciple_ou_supérieur_les_dégâts_augmentent_de_1d6_par_niveau_au_delà_du_niveau_de_novice"/></text:h>
      <text:p text:style-name="First_20_paragraph">title: "Chien de garde" description: "Chien <text:span text:style-name="T2">invisible</text:span> et immobile qui donne l’alarme et attaque les intrus." school: "Invocation" level: 1 concentration: false casting_time: "1 action" duration: "8 heures" range: "9 mètres" components: verbal: true somatic: true material: true materials: "un petit sifflet en argent, un éclat d’os et une ficelle" ritual: false classes: - Magie — <text:span text:style-name="T1">Coût</text:span> : 8 points de Foi ou de Magie + <text:span text:style-name="T1">Enchantement</text:span> : Le mage doit enchanter un un petit sifflet en argent et dépenser 40 po de matériel pour effectuer son rituel. + Vous invoquez un chien de garde invisible dans un emplacement inoccupé situé à portée et dans votre champ de vision. Il reste là pendant toute la durée du sort ou jusqu’à ce que vous le renvoyiez par une action ou que vous vous éloigniez à plus de 30 mètres de lui.</text:p>
      <text:p text:style-name="Text_20_body">Le chien est <text:a xlink:type="simple" xlink:href="/gerer-la-sante-du-personnage/#invisible" office:name=""><text:span text:style-name="Definition"><text:span text:style-name="T2">invisible</text:span></text:span></text:a> pour tout le monde sauf pour vous, et il est impossible de le blesser. Il se met à aboyer dès qu’une créature de taille P ou supérieure arrive à 9 mètres de lui sans prononcer d’abord le mot de passe que vous avez choisi lors de l’incantation. Le chien perçoit les créatures <text:a xlink:type="simple" xlink:href="/gerer-la-sante-du-personnage/#invisible" office:name=""><text:span text:style-name="Definition"><text:span text:style-name="T2">invisibles</text:span></text:span></text:a> et voit ce qui se passe sur le plan éthéré. Il ignore les illusions.</text:p>
      <text:h text:style-name="Heading_20_4" text:outline-level="4"><text:bookmark-start text:name="_au_début_de_votre_tour_le_chien_tente_de_mordre_une_créature_qui_vous_est_hostile_située_dans_un_rayon_de_150_mètre_autour_de_lui_son_bonus_dattaque_est_égal_à_votre_modificateur_de_caractéristique_dincantation_votre_bonus_de_maîtrise_sil_touche_il_inflige_6d6_dégâts_perforants"/>Au début de votre tour, le chien tente de mordre une créature qui vous est hostile, située dans un rayon de 1,50 mètre autour de lui. Son bonus d’attaque est égal à votre modificateur de caractéristique d’incantation + votre bonus de maîtrise. S’il touche, il inflige 6d6 dégâts perforants.<text:bookmark-end text:name="_au_début_de_votre_tour_le_chien_tente_de_mordre_une_créature_qui_vous_est_hostile_située_dans_un_rayon_de_150_mètre_autour_de_lui_son_bonus_dattaque_est_égal_à_votre_modificateur_de_caractéristique_dincantation_votre_bonus_de_maîtrise_sil_touche_il_inflige_6d6_dégâts_perforants"/></text:h>
      <text:p text:style-name="First_20_paragraph">title: "Choc des titans" description: "Le PJ se choisit une cible et obtient l'<text:span text:style-name="T2">avantage</text:span> contre elle une fois par tour." school: "Enchantement" level: 0 concentration: false casting_time: "1 action" duration: "1 minute" range: "9 mètres" components: verbal: true somatic: true material: false ritual: false classes: - Foi — <text:span text:style-name="T1">Coût</text:span> : 2 points de Foi + Vous défiez un adversaire à portée. Tant que vous n’attaquez que cet adversaire, vous bénéficiez d’un <text:a xlink:type="simple" xlink:href="/utiliser-les-caracteristiques/#avantage-et-desavantage" office:name=""><text:span text:style-name="Definition"><text:span text:style-name="T2">avantage</text:span></text:span></text:a> à votre première attaque à chacun de vos tours. — title: "Clairvoyance" description: "Le PJ peut voir ou entendre par un organe sensoriel invisible à 1,5 kilomètre." school: "Divination" level: 1 concentration: true casting_time: "10 minutes" duration: "jusqu’à 10 minutes" range: "1,5 kilomètres" components: verbal: true somatic: true material: true materials: "un focaliseur d’une valeur minimale de 100 po, soit une corne incrustée de pierreries pour l’ouïe, soit un œil de verre pour la vue" ritual: false classes: - Foi - Magie</text:p>
      <text:p text:style-name="Horizontal_20_Line"/>
      <text:p text:style-name="First_20_paragraph"><text:span text:style-name="T1">Coût</text:span> : 6 points de Foi ou de Magie + <text:span text:style-name="T1">Enchantement</text:span> : Le sorcier doit enchanter différents objets suivant les sens qu’il souhaite utiliser. Il choisit un focaliseur d’une valeur minimale de 100 po, soit une corne incrustée de pierreries pour l’ouïe, soit un œil de verre pour la vue. Il doit dépenser 30 po pour effectuer son rituel et effectuer un rituel pour chaque objet.</text:p>
      <text:p text:style-name="Text_20_body">Vous créez un organe sensoriel <text:a xlink:type="simple" xlink:href="/gerer-la-sante-du-personnage/#invisible" office:name=""><text:span text:style-name="Definition"><text:span text:style-name="T2">invisible</text:span></text:span></text:a> à portée dans un endroit qui vous est familier (un endroit où vous vous êtes déjà rendu ou que vous avez déjà vu) ou dans un endroit évident qui ne vous est pas familier (comme de l’autre côté d’une porte, derrière un angle de mur, dans un bosquet…​). L’organe reste là pendant toute la durée du sort. Il est impossible de l’attaquer ou d’interagir avec.</text:p>
      <text:p text:style-name="Text_20_body">Vous choisissez la vue ou l’ouïe au moment où vous lancez le sort. Vous pouvez alors utiliser le sens choisi à travers l’organe comme si vous occupiez son emplacement. Vous pouvez dépenser une action pour passer de la vue à l’ouïe ou inversement.</text:p>
      <text:h text:style-name="Heading_20_4" text:outline-level="4"><text:bookmark-start text:name="_une_créature_capable_de_voir_lorgane_sensoriel_en_bénéficiant_par_exemple_de_voir_linvisible_ou_de_vision_parfaite_le_perçoit_comme_un_orbe_lumineux_intangible_de_la_taille_de_votre_poing"/>Une créature capable de voir l’organe sensoriel (en bénéficiant par exemple de voir l’<text:a xlink:type="simple" xlink:href="/gerer-la-sante-du-personnage/#invisible" office:name=""><text:span text:style-name="Definition"><text:span text:style-name="T2">invisible</text:span></text:span></text:a> ou de <text:span text:style-name="T2">vision parfaite</text:span>) le perçoit comme un orbe lumineux intangible de la taille de votre poing.<text:bookmark-end text:name="_une_créature_capable_de_voir_lorgane_sensoriel_en_bénéficiant_par_exemple_de_voir_linvisible_ou_de_vision_parfaite_le_perçoit_comme_un_orbe_lumineux_intangible_de_la_taille_de_votre_poing"/></text:h>
      <text:p text:style-name="First_20_paragraph">title: "Clignotement" description: "Le PJ passe à chaque tour du plan matériel au plan éthéré et vice-versa." school: "Transmutation" level: 1 concentration: false casting_time: "1 action" duration: "1 minute" range: "personnelle" components: verbal: true somatic: true material: false ritual: false classes: - Magie</text:p>
      <text:p text:style-name="Horizontal_20_Line"/>
      <text:p text:style-name="First_20_paragraph"><text:span text:style-name="T1">Coût</text:span> : 6 points de Magie + Pendant toute la durée du sort, vous lancez 3d6 à la fin de chacun de vos tours. Sur un 12 ou plus, vous disparaissez de votre plan d’existence actuel et apparaissez sur le plan éthéré (si vous vous trouviez déjà là, le sort échoue et l’incantation est gaspillée). Au début de votre tour suivant et quand le sort se termine alors que vous vous trouvez sur le plan éthéré, vous retournez sur un emplacement inoccupé de votre choix que vous pouvez voir dans un rayon de 3 mètres autour de l’emplacement dont vous avez disparu. S’il n’y a pas d’emplacement disponible dans ce rayon, vous apparaissez dans l’espace inoccupé le plus proche (choisi au hasard s’il y en a plusieurs à égale distance). Vous pouvez révoquer ce sort par une action.</text:p>
      <text:h text:style-name="Heading_20_4" text:outline-level="4"><text:bookmark-start text:name="_tant_que_vous_êtes_sur_le_plan_éthéré_vous_voyez_et_entendez_ce_qui_se_passe_sur_le_plan_doù_vous_venez_qui_apparaît_sous_forme_dombres_grises_mais_votre_vision_ne_porte_pas_au_delà_de_18_mètres_vous_pouvez_seulement_affecter_des_créatures_se_trouvant_sur_le_plan_éthéré_et_elles_sont_les_seules_à_pouvoir_vous_affecter_les_créatures_qui_ne_se_trouvent_pas_sur_ce_plan_ne_peuvent_ni_vous_percevoir_ni_interagir_avec_vous_à_moins_quelles_ne_disposent_dun_pouvoir_le_leur_permettant"/>Tant que vous êtes sur le plan éthéré, vous voyez et entendez ce qui se passe sur le plan d’où vous venez, qui apparaît sous forme d’ombres grises, mais votre vision ne porte pas au-delà de 18 mètres. Vous pouvez seulement affecter des créatures se trouvant sur le plan éthéré et elles sont les seules à pouvoir vous affecter. Les créatures qui ne se trouvent pas sur ce plan ne peuvent ni vous percevoir, ni interagir avec vous, à moins qu’elles ne disposent d’un pouvoir le leur permettant.<text:bookmark-end text:name="_tant_que_vous_êtes_sur_le_plan_éthéré_vous_voyez_et_entendez_ce_qui_se_passe_sur_le_plan_doù_vous_venez_qui_apparaît_sous_forme_dombres_grises_mais_votre_vision_ne_porte_pas_au_delà_de_18_mètres_vous_pouvez_seulement_affecter_des_créatures_se_trouvant_sur_le_plan_éthéré_et_elles_sont_les_seules_à_pouvoir_vous_affecter_les_créatures_qui_ne_se_trouvent_pas_sur_ce_plan_ne_peuvent_ni_vous_percevoir_ni_interagir_avec_vous_à_moins_quelles_ne_disposent_dun_pouvoir_le_leur_permettant"/></text:h>
      <text:p text:style-name="First_20_paragraph">title: "Coercition mystique" description: "La cible est charmée pendant 30 jours et doit obéir aux ordres du PJ." school: "Enchantement" level: 3 concentration: false casting_time: "1 minute" duration: "30 jours" range: "18 mètres" components: verbal: true somatic: false material: false ritual: false classes: - Foi - Magie — <text:span text:style-name="T1">Coût</text:span> : 10 points de Foi ou de Magie + Vous imposez une coercition magique à une créature située à portée et dans votre champ de vision, l’obligeant à vous accorder un service ou l’empêchant de commettre une action ou une suite d’actions, comme bon vous semble. Si la créature comprend votre langue, elle doit réussir un <text:a xlink:type="simple" xlink:href="/utiliser-les-caracteristiques/#jets-de-sauvegarde" office:name=""><text:span text:style-name="Definition">jet de sauvegarde</text:span></text:a> de Sagesse sans quoi elle est <text:a xlink:type="simple" xlink:href="/gerer-la-sante-du-personnage/#charme" office:name=""><text:span text:style-name="Definition"><text:span text:style-name="T2">charmée</text:span></text:span></text:a> par vous pendant toute la durée du sort. Pendant toute cette période, elle subit 5d10 dégâts psychiques chaque fois qu’elle agit de manière directement opposée à vos instructions, mais jamais plus d’une fois par jour. Si la créature ne vous comprend pas, ce sort n’a aucun effet sur elle.</text:p>
      <text:p text:style-name="Text_20_body">Vous pouvez lui donner n’importe quel ordre de votre choix, en dehors de ceux qui la mènent directement à la mort. Le sort se termine immédiatement si jamais vous donnez un ordre suicidaire.</text:p>
      <text:p text:style-name="Text_20_body">Vous pouvez mettre prématurément fin au sort en dépensant une action pour le dissiper. Les sorts <text:span text:style-name="T2">lever une malédiction</text:span>, <text:span text:style-name="T2">restauration supérieure</text:span> et <text:span text:style-name="T2">souhait</text:span> mettent aussi fin à ce sort.</text:p>
      <text:h text:style-name="Heading_20_4" text:outline-level="4"><text:bookmark-start text:name="_à_plus_haut_niveau_si_vous_lancez_ce_sort_en_utilisant_un_emplacement_de_niveau_adepte_ou_expert_il_dure_1_an_avec_un_emplacement_de_sort_de_niveau_maître_il_persiste_jusquà_ce_que_quelquun_le_dissipe_avec_lun_des_sorts_mentionnés_précédemment"/><text:span text:style-name="T1">À plus haut niveau</text:span>. Si vous lancez ce sort en utilisant un emplacement de niveau Adepte ou Expert, il dure 1 an. Avec un emplacement de sort de niveau Maître, il persiste jusqu’à ce que quelqu’un le dissipe avec l’un des sorts mentionnés précédemment.<text:bookmark-end text:name="_à_plus_haut_niveau_si_vous_lancez_ce_sort_en_utilisant_un_emplacement_de_niveau_adepte_ou_expert_il_dure_1_an_avec_un_emplacement_de_sort_de_niveau_maître_il_persiste_jusquà_ce_que_quelquun_le_dissipe_avec_lun_des_sorts_mentionnés_précédemment"/></text:h>
      <text:p text:style-name="First_20_paragraph">title: "Colère des damnés" description: "Les cibles dans la zone subissent 3d6 dégâts et sont <text:span text:style-name="T2">entravées</text:span>." school: "Invocation" level: 1 concentration: true casting_time: "1 action" duration: "jusqu’à 1 minute" range: "30 mètres" components: verbal: true somatic: true material: true materials: "un peu de cendre et de poussière d’os" ritual: false classes: - Magie — <text:span text:style-name="T1">Coût</text:span> : 6 points de Magie + Vous invoquez la puissance des enfers dans une zone de 6 mètres de rayon autour d’un point situé à portée et dans votre champ de vision. La zone est considérée comme un terrain difficile et toute créature qui y termine son déplacement subit 3d6 dégâts de feu. Une créature qui entre dans la zone ou s’y déplace doit réussir un <text:a xlink:type="simple" xlink:href="/utiliser-les-caracteristiques/#jets-de-sauvegarde" office:name=""><text:span text:style-name="Definition">jet de sauvegarde</text:span></text:a> de Dextérité ou être immédiatement <text:a xlink:type="simple" xlink:href="/gerer-la-sante-du-personnage/#entrave" office:name=""><text:span text:style-name="Definition"><text:span text:style-name="T2">entravée</text:span></text:span></text:a> jusqu’à son prochain tour.</text:p>
      <text:h text:style-name="Heading_20_4" text:outline-level="4"><text:bookmark-start text:name="_à_plus_haut_niveau_lorsque_vous_lancez_ce_sort_en_utilisant_un_emplacement_de_sort_de_niveau_dapprenti_ou_supérieur_les_dégâts_augmentent_de_1d6_par_niveau_demplacement_au_delà_du_niveau_de_disciple"/><text:span text:style-name="T1">À plus haut niveau</text:span>. Lorsque vous lancez ce sort en utilisant un emplacement de sort de niveau d’Apprenti ou supérieur, les dégâts augmentent de 1d6 par niveau d’emplacement au-delà du niveau de Disciple.<text:bookmark-end text:name="_à_plus_haut_niveau_lorsque_vous_lancez_ce_sort_en_utilisant_un_emplacement_de_sort_de_niveau_dapprenti_ou_supérieur_les_dégâts_augmentent_de_1d6_par_niveau_demplacement_au_delà_du_niveau_de_disciple"/></text:h>
      <text:p text:style-name="First_20_paragraph">title: "Collet magique" description: "Crée un piège magique qui met la cible <text:span text:style-name="T2">à terre</text:span> et peut l'<text:span text:style-name="T2">entraver</text:span>." school: "Invocation" level: 0 concentration: false casting_time: "1 action" duration: "1 heure" range: "12 mètres" components: verbal: true somatic: true material: true materials: "une ficelle" ritual: false classes: - Foi — <text:span text:style-name="T1">Coût</text:span> : 4 points de Foi + Vous créez un piège qui s’enroule autour d’un ou plusieurs membres de l’individu ciblé et peut le faire chuter ou le ligoter. Le piège affecte une zone de 3 mètres de rayon autour d’un point que vous désignez à portée. Cette zone doit être placée sur un terrain naturel (pas sur une route ni dans une structure artificielle). La première créature qui traverse la zone piégée doit faire un <text:a xlink:type="simple" xlink:href="/utiliser-les-caracteristiques/#jets-de-sauvegarde" office:name=""><text:span text:style-name="Definition">jet de sauvegarde</text:span></text:a> de Dextérité. En cas de succès, elle est <text:a xlink:type="simple" xlink:href="/gerer-la-sante-du-personnage/#a-terre" office:name=""><text:span text:style-name="Definition"><text:span text:style-name="T2">à terre</text:span></text:span></text:a>, en cas d’échec elle est de plus <text:a xlink:type="simple" xlink:href="/gerer-la-sante-du-personnage/#entrave" office:name=""><text:span text:style-name="Definition"><text:span text:style-name="T2">entravée</text:span></text:span></text:a>. Une créature <text:a xlink:type="simple" xlink:href="/gerer-la-sante-du-personnage/#a-terre" office:name=""><text:span text:style-name="Definition"><text:span text:style-name="T2">à terre</text:span></text:span></text:a> termine immédiatement son déplacement et perd l’action en cours. Elle peut se relever normalement avec sa prochaine action. Une créature <text:a xlink:type="simple" xlink:href="/gerer-la-sante-du-personnage/#entrave" office:name=""><text:span text:style-name="Definition"><text:span text:style-name="T2">entravée</text:span></text:span></text:a> peut utiliser son action à chaque tour pour faire un nouveau <text:a xlink:type="simple" xlink:href="/utiliser-les-caracteristiques/#jets-de-sauvegarde" office:name=""><text:span text:style-name="Definition">jet de sauvegarde</text:span></text:a> de Dextérité ou de Force au choix afin de se délivrer. Toutefois, à chaque fois qu’elle lutte pour échapper aux liens, ceux-ci se resserrent et lui infligent 1d6 dégâts tranchants. Tant qu’elle n’essaye pas de se délivrer, elle ne subit pas de dégât.</text:p>
      <text:h text:style-name="Heading_20_4" text:outline-level="4"><text:bookmark-start text:name="_à_plus_haut_niveau_si_vous_lancez_ce_sort_en_utilisant_un_emplacement_de_niveau_disciple_ou_supérieur_le_sort_affecte_une_cible_supplémentaire_par_niveau_au_delà_du_niveau_de_novice"/><text:span text:style-name="T1">À plus haut niveau</text:span>. Si vous lancez ce sort en utilisant un emplacement de niveau Disciple ou supérieur, le sort affecte une cible supplémentaire par niveau au-delà du niveau de Novice.<text:bookmark-end text:name="_à_plus_haut_niveau_si_vous_lancez_ce_sort_en_utilisant_un_emplacement_de_niveau_disciple_ou_supérieur_le_sort_affecte_une_cible_supplémentaire_par_niveau_au_delà_du_niveau_de_novice"/></text:h>
      <text:p text:style-name="First_20_paragraph">title: "Colonne de flamme" description: "Un feu divin inflige 4d6 dégâts de feu et 4d6 dégâts radiants." school: "Évocation" level: 2 concentration: false casting_time: "1 action" duration: "instantanée" range: "18 mètres" components: verbal: true somatic: true material: true materials: "une pincée de soufre" ritual: false classes: - Foi</text:p>
      <text:p text:style-name="Horizontal_20_Line"/>
      <text:p text:style-name="First_20_paragraph"><text:span text:style-name="T1">Coût</text:span> : 10 points de Foi + Une colonne verticale de feu divin rugissant surgit des cieux et s’abat à l’endroit de votre choix. Toute créature située dans un cylindre de 3 mètres de rayon et 12 mètres de haut centré sur le point de votre choix à portée doit effectuer un <text:a xlink:type="simple" xlink:href="/utiliser-les-caracteristiques/#jets-de-sauvegarde" office:name=""><text:span text:style-name="Definition">jet de sauvegarde</text:span></text:a> de Dextérité. Celles qui échouent subissent 4d6 dégâts de feu et 4d6 dégâts radiants, les autres la moitié seulement.</text:p>
      <text:h text:style-name="Heading_20_4" text:outline-level="4"><text:bookmark-start text:name="_à_plus_haut_niveau_si_vous_lancez_ce_sort_en_utilisant_un_emplacement_de_niveau_adepte_ou_supérieur_les_dégâts_de_feu_ou_les_dégâts_radiants_à_vous_de_choisir_augmentent_de_1d6_par_niveau_au_delà_du_niveau_dapprenti"/><text:span text:style-name="T1">À plus haut niveau</text:span>. Si vous lancez ce sort en utilisant un emplacement de niveau Adepte ou supérieur, les dégâts de feu ou les dégâts radiants (à vous de choisir) augmentent de 1d6 par niveau au-delà du niveau d’Apprenti.<text:bookmark-end text:name="_à_plus_haut_niveau_si_vous_lancez_ce_sort_en_utilisant_un_emplacement_de_niveau_adepte_ou_supérieur_les_dégâts_de_feu_ou_les_dégâts_radiants_à_vous_de_choisir_augmentent_de_1d6_par_niveau_au_delà_du_niveau_dapprenti"/></text:h>
      <text:p text:style-name="First_20_paragraph">title: "Communication avec les animaux" description: "Le PJ peut communiquer avec les bêtes." school: "Divination" level: 0 concentration: false casting_time: "1 action" duration: "10 minutes" range: "personnelle" components: verbal: true somatic: true material: false ritual: true classes: - Foi</text:p>
      <text:p text:style-name="Horizontal_20_Line"/>
      <text:p text:style-name="First_20_paragraph"><text:span text:style-name="T1">Coût</text:span> : 2 points de Foi + Vous devenez capable de comprendre les bêtes et de communiquer verbalement avec elles pendant toute la durée du sort. Les connaissances et le degré de conscience de nombreuses bêtes sont limités par leur intelligence réduite, mais elles peuvent au moins vous renseigner sur les environs et les monstres aux alentours, ainsi que sur ce qu’elles perçoivent aujourd’hui ou ont perçu la veille. Si le MJ accepte, vous pouvez convaincre une bête de vous accorder une petite faveur. + — title: "Communication avec les morts" description: "Permet de poser 5 questions à un cadavre." school: "Nécromancie" level: 1 concentration: false casting_time: "1 action" duration: "10 minutes" range: "3 mètres" components: verbal: true somatic: true material: true materials: "encens incandescent" ritual: false classes: - Foi — <text:span text:style-name="T1">Coût</text:span> : 6 points de Foi + Vous donnez un semblant de vie et d’intelligence à un cadavre de votre choix situé à portée. Il est alors en mesure de répondre à vos questions. Le cadavre doit encore disposer d’une bouche et ne doit pas être un mort-vivant. Le sort échoue si le cadavre choisi a déjà été la cible de ce sort au cours des 10 jours précédents.</text:p>
      <text:h text:style-name="Heading_20_4" text:outline-level="4"><text:bookmark-start text:name="_vous_pouvez_poser_jusquà_cinq_questions_avant_la_fin_de_la_durée_du_sort_les_connaissances_du_cadavre_se_limitent_à_ce_quil_savait_de_son_vivant_y_compris_au_niveau_des_langues_quil_est_capable_de_parler_les_réponses_sont_souvent_brèves_cryptiques_ou_répétitives_et_le_cadavre_nest_absolument_pas_obligé_de_vous_donner_une_réponse_sincère_si_vous_lui_êtes_hostile_ou_sil_vous_reconnaît_comme_étant_un_ennemi_ce_sort_ne_ramène_pas_lâme_de_la_cible_dans_son_corps_juste_lesprit_qui_lanimait_le_cadavre_ne_peut_donc_pas_apprendre_de_nouvelles_informations_ne_comprend_rien_de_ce_qui_sest_passé_après_sa_mort_et_est_incapable_de_faire_des_spéculations_sur_lavenir"/>Vous pouvez poser jusqu’à cinq questions avant la fin de la durée du sort. Les connaissances du cadavre se limitent à ce qu’il savait de son vivant, y compris au niveau des langues qu’il est capable de parler. Les réponses sont souvent brèves, cryptiques ou répétitives et le cadavre n’est absolument pas obligé de vous donner une réponse sincère si vous lui êtes hostile ou s’il vous reconnaît comme étant un ennemi. Ce sort ne ramène pas l’âme de la cible dans son corps, juste l’esprit qui l’animait ; le cadavre ne peut donc pas apprendre de nouvelles informations, ne comprend rien de ce qui s’est passé après sa mort et est incapable de faire des spéculations sur l’avenir.<text:bookmark-end text:name="_vous_pouvez_poser_jusquà_cinq_questions_avant_la_fin_de_la_durée_du_sort_les_connaissances_du_cadavre_se_limitent_à_ce_quil_savait_de_son_vivant_y_compris_au_niveau_des_langues_quil_est_capable_de_parler_les_réponses_sont_souvent_brèves_cryptiques_ou_répétitives_et_le_cadavre_nest_absolument_pas_obligé_de_vous_donner_une_réponse_sincère_si_vous_lui_êtes_hostile_ou_sil_vous_reconnaît_comme_étant_un_ennemi_ce_sort_ne_ramène_pas_lâme_de_la_cible_dans_son_corps_juste_lesprit_qui_lanimait_le_cadavre_ne_peut_donc_pas_apprendre_de_nouvelles_informations_ne_comprend_rien_de_ce_qui_sest_passé_après_sa_mort_et_est_incapable_de_faire_des_spéculations_sur_lavenir"/></text:h>
      <text:p text:style-name="First_20_paragraph">title: "Communication avec les plantes" description: "Donner des ordres et poser des questions aux plantes." school: "Transmutation" level: 1 concentration: false casting_time: "1 action" duration: "10 minutes" range: "personnelle (9 mètres de rayon)" components: verbal: true somatic: true material: false ritual: false classes: - Foi — <text:span text:style-name="T1">Coût</text:span> : 6 points de Foi + Vous imprégnez la végétation située dans un rayon de 9 mètres autour de vous d’une conscience et d’une mobilité limitées, ce qui permet aux plantes de communiquer avec vous et de suivre des ordres simples. Vous pouvez interroger les végétaux sur les événements qui se sont déroulés la veille dans la zone du sort et ainsi obtenir des informations sur les créatures qui sont passées, sur les conditions météorologiques et autres.</text:p>
      <text:p text:style-name="Text_20_body">Vous pouvez également transformer un terrain rendu difficile à cause de la végétation (comme des buissons ou d’épais taillis) en terrain ordinaire pendant toute la durée du sort. Vous pouvez également transformer un terrain ordinaire où poussent des plantes en terrain difficile pendant toute la durée du sort, par exemple de manière à ce que des plantes grimpantes et des branches gênent vos poursuivants.</text:p>
      <text:p text:style-name="Text_20_body">Les plantes peuvent exécuter d’autres tâches pour vous, si le MJ donne son accord. Le sort ne leur permet pas de se déraciner ni de se déplacer, mais elles peuvent agiter leurs branches, leurs vrilles et leurs tiges.</text:p>
      <text:p text:style-name="Text_20_body">Si une créature végétale se trouve dans la zone, vous pouvez communiquer avec elle comme si vous partagiez un même langage, mais vous ne gagnez pas de capacité magique permettant de l’influencer.</text:p>
      <text:h text:style-name="Heading_20_4" text:outline-level="4"><text:bookmark-start text:name="_ce_sort_permet_de_libérer_une_créature_entravée_par_les_plantes_nées_dun_sort_denchevêtrement"/>Ce sort permet de libérer une créature <text:a xlink:type="simple" xlink:href="/gerer-la-sante-du-personnage/#entrave" office:name=""><text:span text:style-name="Definition"><text:span text:style-name="T2">entravée</text:span></text:span></text:a> par les plantes nées d’un sort d'<text:span text:style-name="T2">enchevêtrement</text:span>.<text:bookmark-end text:name="_ce_sort_permet_de_libérer_une_créature_entravée_par_les_plantes_nées_dun_sort_denchevêtrement"/></text:h>
      <text:p text:style-name="First_20_paragraph">title: "Communion" description: "Le PJ pose trois questions à un dieu ou son représentant." school: "Divination" level: 2 concentration: false casting_time: "1 minute" duration: "1 minute" range: "personnelle" components: verbal: true somatic: true material: true materials: "de l’encens et une fiole d’eau bénite ou maudite" ritual: true classes: - Foi — <text:span text:style-name="T1">Coût</text:span> : 10 points de Foi + Vous entrez en contact avec votre divinité ou l’un de ses représentants et lui posez jusqu’à trois questions fermées auxquelles la réponse est soit oui, soit non. Vous devez les poser avant la fin du sort et vous recevez une réponse correcte à chacune d’entre elles.</text:p>
      <text:p text:style-name="Text_20_body">Les êtres divins ne sont pas forcément omniscients, il se peut donc que vous obteniez « <text:span text:style-name="T2">incertain</text:span> » comme réponse si votre question porte sur des informations sortant du champ des connaissances de votre divinité. Si une réponse d’un seul mot risque de se révéler trompeuse ou contraire aux intérêts de la divinité, le MJ peut lui substituer une courte phrase.</text:p>
      <text:h text:style-name="Heading_20_4" text:outline-level="4"><text:bookmark-start text:name="_si_vous_lancez_ce_sort_à_deux_reprises_ou_plus_avant_un_long_repos_il_y_a_25_de_chances_cumulables_que_chaque_incantation_en_sus_de_la_première_ne_reçoive_pas_de_réponse_le_mj_effectue_ce_jet_en_secret"/>Si vous lancez ce sort à deux reprises ou plus avant un long repos, il y a 25 % de chances (cumulables) que chaque incantation en sus de la première ne reçoive pas de réponse. Le MJ effectue ce jet en secret.<text:bookmark-end text:name="_si_vous_lancez_ce_sort_à_deux_reprises_ou_plus_avant_un_long_repos_il_y_a_25_de_chances_cumulables_que_chaque_incantation_en_sus_de_la_première_ne_reçoive_pas_de_réponse_le_mj_effectue_ce_jet_en_secret"/></text:h>
      <text:p text:style-name="First_20_paragraph">title: "Communion avec la nature" description: "Le PJ obtient des informations sur la région qui l’entoure." school: "Divination" level: 2 concentration: false casting_time: "1 minute" duration: "instantanée" range: "personnelle" components: verbal: true somatic: true material: false ritual: true classes: - Foi — <text:span text:style-name="T1">Coût</text:span> : 10 points de Foi + Pendant un court instant, vous ne faites plus qu’un avec la nature et obtenez des informations sur le territoire environnant. En extérieur, ce sort vous transmet des informations sur le terrain qui vous entoure dans un rayon de 4,5 kilomètres. Dans une grotte ou un autre environnement naturel souterrain, le rayon d’action est de 90 mètres. Ce sort ne fonctionne pas là où les constructions ont remplacé la nature, comme en ville ou dans un donjon.</text:p>
      <text:p text:style-name="Text_20_body">Vous obtenez instantanément des informations sur un maximum de trois éléments de votre choix portant sur l’un des sujets suivants dans votre zone.</text:p>
      <text:list text:style-name="L50">
        <text:list-item>
          <text:p text:style-name="P57">Le terrain et les étendues d’eau.</text:p>
        </text:list-item>
        <text:list-item>
          <text:p text:style-name="P57">Les plantes, les minéraux, les animaux et les peuples majoritaires.</text:p>
        </text:list-item>
        <text:list-item>
          <text:p text:style-name="P57">Les célestes, les fées, les fiélons, les élémentaires ou les morts-vivants dotés d’une certaine puissance.</text:p>
        </text:list-item>
        <text:list-item>
          <text:p text:style-name="P57">L’influence émanant des autres plans d’existence.</text:p>
        </text:list-item>
        <text:list-item>
          <text:p text:style-name="P57">Les constructions.</text:p>
        </text:list-item>
      </text:list>
      <text:h text:style-name="Heading_20_4" text:outline-level="4"><text:bookmark-start text:name="_par_exemple_vous_pouvez_apprendre_où_se_trouve_un_puissant_mort_vivant_résidant_dans_la_zone_savoir_où_se_trouvent_les_points_deau_potable_majeurs_et_où_se_trouvent_les_villages_les_plus_proches"/>Par exemple, vous pouvez apprendre où se trouve un puissant mort-vivant résidant dans la zone, savoir où se trouvent les points d’eau potable majeurs et où se trouvent les villages les plus proches.<text:bookmark-end text:name="_par_exemple_vous_pouvez_apprendre_où_se_trouve_un_puissant_mort_vivant_résidant_dans_la_zone_savoir_où_se_trouvent_les_points_deau_potable_majeurs_et_où_se_trouvent_les_villages_les_plus_proches"/></text:h>
      <text:p text:style-name="First_20_paragraph">title: "Compagnon animal" description: "Le PJ convainc un animal d’être un compagnon fidèle." school: "Enchantement" level: 0 concentration: false casting_time: "1 minute" duration: "24 heures" range: "12 mètres" components: verbal: true somatic: true material: true materials: "un peu de nourriture adaptée à l’animal" ritual: false classes: - Foi — <text:span text:style-name="T1">Coût</text:span> : 4 points de Foi + Vous tentez de convaincre une bête à portée et dans votre champ de vision de devenir votre compagnon de route et d’aventure. L’animal ne doit pas être hostile au moment où vous lancez le sort et vous l’amadouez avec un peu de nourriture pendant l’incantation. Le succès du sort est automatique si l’indice de dangerosité de la bête ne dépasse pas 1/2 et que sa valeur d’intelligence est inférieure ou égal à 4. Dans le cas contraire, la bête n’est pas affectée par le sort.</text:p>
      <text:p text:style-name="Text_20_body">Si le sort est un succès, vous pouvez communiquer de façon rudimentaire avec votre compagnon et lui donner des ordres simples comme attaquer une cible ou la suivre, rapporter un objet en vue, garder un lieu ou une créature, etc. Cela ne vous demande pas de dépenser une action. De plus, vous pouvez entendre et voir par l’intermédiaire des oreilles et des yeux de votre compagnon, comme si vous occupiez son emplacement. À votre tour, vous pouvez dépenser une action bonus pour passer de l’utilisation de ses sens à celle des vôtres et inversement. Tant que vous utilisez ses sens, vous êtes aveugle et sourd à votre propre environnement.</text:p>
      <text:p text:style-name="Text_20_body">Lorsque les points d’action d’un compagnon animal sont égaux à 0, il suit les mêmes règles qu’un personnage et il peut bénéficier de soins. Après chaque <text:a xlink:type="simple" xlink:href="/gerer-la-sante-du-personnage/#repos-court" office:name=""><text:span text:style-name="Definition"><text:span text:style-name="T2">repos court</text:span></text:span></text:a>, les points d’action du compagnon animal remontent à la moitié de son maximum s’ils sont inférieurs à cette valeur. Après chaque <text:a xlink:type="simple" xlink:href="/gerer-la-sante-du-personnage/#repos-long" office:name=""><text:span text:style-name="Definition"><text:span text:style-name="T2">repos long</text:span></text:span></text:a>, le compagnon récupère l’intégralité des points d’action perdus.</text:p>
      <text:p text:style-name="Text_20_body">Chaque jour, vous pouvez conserver le même compagnon animal sans devoir à nouveau lancer le sort, simplement en sacrifiant les points de Foi correspondants et en utilisant une action bonus.</text:p>
      <text:p text:style-name="Text_20_body"><text:span text:style-name="T1">À plus haut niveau</text:span>. Si vous lancez ce sort en utilisant un emplacement de niveau Disciple ou supérieur, vous pouvez choisir dans la liste ci-dessous un effet supplémentaire par niveau au-delà du niveau de Novice. Vous ne pouvez pas choisir le même effet plus d’une fois.</text:p>
      <text:list text:style-name="L51">
        <text:list-item>
          <text:p text:style-name="P58">Lancer le sort sur une bête dont l’indice de dangerosité est inférieur ou égal à 1.</text:p>
        </text:list-item>
        <text:list-item>
          <text:p text:style-name="P58">Accorder à votre compagnon dont l’indice de dangerosité est inférieur ou égal à 1/2 une résistance à tous les types de dégâts et un <text:a xlink:type="simple" xlink:href="/utiliser-les-caracteristiques/#avantage-et-desavantage" office:name=""><text:span text:style-name="Definition"><text:span text:style-name="T2">avantage</text:span></text:span></text:a> en attaque et aux jets de sauvegarde.</text:p>
        </text:list-item>
        <text:list-item>
          <text:p text:style-name="P58">Communiquer par télépathie sans limite de distance avec votre compagnon et obtenir la capacité de le guérir d’un nombre de points de vie de votre choix en dépensant une action bonus et autant de vos propres points de vie, sans limite de distance.</text:p>
        </text:list-item>
        <text:list-item>
          <text:p text:style-name="First_20_paragraph">== Affecter une bête identique supplémentaire. Lorsque vous choisissez d’autres effets, ce second compagnon en bénéficie aussi.</text:p>
          <text:p text:style-name="Text_20_body">title: "Compréhension des langues" description: "Le PJ comprend les langages écrits ou parlés." school: "Divination" level: 0 concentration: false casting_time: "1 action" duration: "1 heure" range: "personnelle" components: verbal: true somatic: true material: true materials: "une pincée de suie et de sel" ritual: true classes: ** Magie</text:p>
        </text:list-item>
      </text:list>
      <text:p text:style-name="Horizontal_20_Line"/>
      <text:p text:style-name="First_20_paragraph"><text:span text:style-name="T1">Coût</text:span> : 2 points de Magie + Pendant toute la durée du sort, vous comprenez le sens littéral de tout langage parlé que vous entendez. Vous comprenez aussi les langues écrites que vous voyez, à condition de toucher la surface sur laquelle les mots ont été tracés. Il vous faut 1 minute pour lire une page de texte.</text:p>
      <text:h text:style-name="Heading_20_4" text:outline-level="4"><text:bookmark-start text:name="_ce_sort_ne_décode_pas_les_messages_secrets_compris_dans_un_texte_ni_les_glyphes_qui_ne_correspondent_pas_à_un_langage_écrit_comme_un_symbole_magique"/>Ce sort ne décode pas les messages secrets compris dans un texte ni les glyphes qui ne correspondent pas à un langage écrit, comme un symbole magique.<text:bookmark-end text:name="_ce_sort_ne_décode_pas_les_messages_secrets_compris_dans_un_texte_ni_les_glyphes_qui_ne_correspondent_pas_à_un_langage_écrit_comme_un_symbole_magique"/></text:h>
      <text:p text:style-name="First_20_paragraph">title: "Compulsion" description: "Les cibles sont forcées de se déplacer dans la direction que vous imposez." school: "Enchantement" level: 1 concentration: true casting_time: "1 action" duration: "jusqu’à 1 minute" range: "9 mètres" components: verbal: true somatic: true material: false ritual: false classes: - Magie — <text:span text:style-name="T1">Coût</text:span> : 8 points de Magie + Les créatures de votre choix, situées à portée, dans votre champ de vision et en mesure de vous entendre, doivent réussir un <text:a xlink:type="simple" xlink:href="/utiliser-les-caracteristiques/#jets-de-sauvegarde" office:name=""><text:span text:style-name="Definition">jet de sauvegarde</text:span></text:a> de Sagesse ou être affectées par le sort. Une cible qui ne peut être charmée réussit automatiquement ce jet. À chaque tour jusqu’à la fin du sort, vous pouvez utiliser une action bonus pour désigner une direction (vers laquelle la cible peut se diriger) par rapport à vous. Chaque cible affectée doit alors utiliser son déplacement au mieux pour se diriger dans cette direction à son prochain tour. De plus, elle ne peut pas effectuer d’action avant de se déplacer. Une fois qu’elle s’est ainsi déplacée, elle peut faire un nouveau <text:a xlink:type="simple" xlink:href="/utiliser-les-caracteristiques/#jets-de-sauvegarde" office:name=""><text:span text:style-name="Definition">jet de sauvegarde</text:span></text:a> de Sagesse pour tenter de mettre un terme à l’effet du sort.</text:p>
      <text:h text:style-name="Heading_20_4" text:outline-level="4"><text:bookmark-start text:name="_une_cible_nest_pas_obligée_de_se_rendre_au_sein_dune_zone_à_lévidence_dangereuse_comme_un_brasier_ou_une_fosse_béante_mais_elle_est_prête_à_provoquer_des_attaques_dopportunité_pour_se_déplacer_dans_la_direction_indiquée"/>Une cible n’est pas obligée de se rendre au sein d’une zone à l’évidence dangereuse, comme un brasier ou une fosse béante, mais elle est prête à provoquer des attaques d’opportunité pour se déplacer dans la direction indiquée.<text:bookmark-end text:name="_une_cible_nest_pas_obligée_de_se_rendre_au_sein_dune_zone_à_lévidence_dangereuse_comme_un_brasier_ou_une_fosse_béante_mais_elle_est_prête_à_provoquer_des_attaques_dopportunité_pour_se_déplacer_dans_la_direction_indiquée"/></text:h>
      <text:p text:style-name="First_20_paragraph">title: "Cône de froid" description: "Cône de 18 mètres dans lequel les cibles subissent 8d6 dégâts de froid." school: "Évocation" level: 2 concentration: false casting_time: "1 action" duration: "instantanée" range: "personnelle (cône de 18 mètres)" components: verbal: true somatic: true material: true materials: "une pointe de cristal de la longueur qui sépare le pouce et l’annulaire du lanceur de sort. " ritual: false classes: - Magie — <text:span text:style-name="T1">Coût</text:span> : 10 points de Magie + <text:span text:style-name="T1">Enchantement</text:span> : l’enchantement préalable de la pointe de cristal est nécessaire et doit être consacré par son utilisateur. Le rituel d’enchantement nécessite une pointe de cristal valeur(50 po), 5 po de consommable (encens, bougies), une nuit gelée pour le commencement. + Une bouffée d’air froid jaillit de vos mains. Toutes les créatures présentes dans un cône de 18 mètres doivent effectuer un <text:a xlink:type="simple" xlink:href="/utiliser-les-caracteristiques/#jets-de-sauvegarde" office:name=""><text:span text:style-name="Definition">jet de sauvegarde</text:span></text:a> de Constitution. Celles qui le ratent subissent 8d6 dégâts de froid, les autres la moitié seulement.</text:p>
      <text:p text:style-name="Text_20_body">Une créature qui succombe suite à ce sort se transforme en statue de glace jusqu’à ce qu’elle fonde.</text:p>
      <text:h text:style-name="Heading_20_4" text:outline-level="4"><text:bookmark-start text:name="_à_plus_haut_niveau_si_vous_lancez_ce_sort_en_utilisant_des_niveaux_de_surcharge_les_dégâts_augmentent_de_1d6_par_niveau_au_delà_du_niveau_dapprenti"/><text:span text:style-name="T1">À plus haut niveau</text:span>. Si vous lancez ce sort en utilisant des niveaux de surcharge, les dégâts augmentent de 1d6 par niveau au-delà du niveau d’Apprenti.<text:bookmark-end text:name="_à_plus_haut_niveau_si_vous_lancez_ce_sort_en_utilisant_des_niveaux_de_surcharge_les_dégâts_augmentent_de_1d6_par_niveau_au_delà_du_niveau_dapprenti"/></text:h>
      <text:p text:style-name="First_20_paragraph">title: "Confort" description: "Adaptation à des environnements extrêmes" school: Enchantement level: 0 concentration: true casting_time: "1 action" duration: "Jusqu’à 10 minutes par niveau" range: "contact" components: verbal: true somatic: true material: false materials: ritual: true classes:</text:p>
      <text:list text:style-name="L52">
        <text:list-item>
          <text:p text:style-name="P59">Magie</text:p>
        </text:list-item>
        <text:list-item>
          <text:p text:style-name="First_20_paragraph">== Foi</text:p>
          <text:p text:style-name="Text_20_body"><text:span text:style-name="T1">Coût</text:span> : 2 points de Magie ou de Foi + Ce sort permet de supporter les températures extrêmes (la chaleur d’un désert ou le froid de l’hiver) de - 10 C° à 35 C° comme s’il s’agissait d’une température ambiante de 18 C°. Pour les températures supérieures ou inférieures, il suffit de faire la différence. Ainsi une température de 42 C° est ressentie 25 C° et une de -20C° comme une température de 8C°. — title: "Confusion" description: "Les cibles agissent de manière aléatoire." school: "Enchantement" level: 1 concentration: true casting_time: "1 action" duration: "jusqu’à 1 minute" range: "27 mètres" components: verbal: true somatic: true material: true materials: "trois coquilles de noix" ritual: false classes: <text:span text:style-name="T1">Foi</text:span> Magie</text:p>
        </text:list-item>
      </text:list>
      <text:p text:style-name="Horizontal_20_Line"/>
      <text:p text:style-name="First_20_paragraph"><text:span text:style-name="T1">Coût</text:span> : 8 points de Foi et de Magie + Ce sort assaille et pervertit l’esprit des créatures, génère des hallucinations et provoque des réactions incontrôlées. Toutes les créatures situées dans une sphère de 3 mètres de rayon autour d’un point de votre choix situé à portée doivent réussir un <text:a xlink:type="simple" xlink:href="/utiliser-les-caracteristiques/#jets-de-sauvegarde" office:name=""><text:span text:style-name="Definition">jet de sauvegarde</text:span></text:a> de Sagesse ou être affectées par ce sort.</text:p>
      <text:p text:style-name="Text_20_body">Une cible affectée ne peut pas utiliser de réaction et doit lancer 2d6 au début de chacun de ses tours pour déterminer comment elle se comporte pendant le tour.</text:p>
      <text:p text:style-name="Text_20_body">§§§ .table-container |D10|Comportement| |:-:|:-| |<text:span text:style-name="T1">2</text:span>|La créature utilise la totalité de son mouvement pour se déplacer dans une direction aléatoire. Pour déterminer cette dernière, lancez un d8 en assignant une direction à chaque face. La créature n’effectue aucune action pour ce tour.| |<text:span text:style-name="T1">3-8</text:span>|La créature ne bouge pas et n’entreprend pas la moindre action pour ce tour.| |<text:span text:style-name="T1">9-10</text:span>|La créature utilise son action pour porter une attaque au corps-à-corps contre une créature aléatoire à portée d’allonge. S’il n’y a pas de créature à portée, elle ne fait rien durant le tour.| |<text:span text:style-name="T1">11-12</text:span>|La créature peut agir et se déplacer normalement.| §§§</text:p>
      <text:p text:style-name="Text_20_body">Une créature affectée peut faire un <text:a xlink:type="simple" xlink:href="/utiliser-les-caracteristiques/#jets-de-sauvegarde" office:name=""><text:span text:style-name="Definition">jet de sauvegarde</text:span></text:a> de Sagesse à la fin de chacun de ses tours. En cas de succès, l’effet se termine pour elle.</text:p>
      <text:h text:style-name="Heading_20_4" text:outline-level="4"><text:bookmark-start text:name="_à_plus_haut_niveau_si_vous_lancez_ce_sort_en_utilisant_un_emplacement_de_niveau_dapprenti_ou_supérieur_le_rayon_de_la_sphère_augmente_de_150_mètre_par_niveau_au_delà_du_niveau_de_disciple"/><text:span text:style-name="T1">À plus haut niveau</text:span>. Si vous lancez ce sort en utilisant un emplacement de niveau d’Apprenti ou supérieur, le rayon de la sphère augmente de 1,50 mètre par niveau au-delà du niveau de Disciple.<text:bookmark-end text:name="_à_plus_haut_niveau_si_vous_lancez_ce_sort_en_utilisant_un_emplacement_de_niveau_dapprenti_ou_supérieur_le_rayon_de_la_sphère_augmente_de_150_mètre_par_niveau_au_delà_du_niveau_de_disciple"/></text:h>
      <text:p text:style-name="First_20_paragraph">title: "Contacter un autre plan" description: "Le PJ peut poser 5 questions à une entité extraplanaire." school: "Divination" level: 2 concentration: false casting_time: "1 minute" duration: "1 minute" range: "personnelle" components: verbal: true somatic: false material: false ritual: true classes: - Magie — <text:span text:style-name="T1">Coût</text:span> : 10 points de Magie + Vous contactez mentalement un demi-dieu, l’esprit d’un sage décédé depuis longtemps, ou une autre entité mystérieuse issue d’un autre plan. Le contact avec cette intelligence extraplanaire met votre esprit à rude épreuve et risque même de le briser. Quand vous lancez ce sort, vous devez effectuer un <text:a xlink:type="simple" xlink:href="/utiliser-les-caracteristiques/#jets-de-sauvegarde" office:name=""><text:span text:style-name="Definition">jet de sauvegarde</text:span></text:a> d’intelligence DD 15. En cas d’échec, vous encaissez 6d6 dégâts psychiques et vous devenez fou jusqu’à ce que vous ayez bénéficié d’un <text:a xlink:type="simple" xlink:href="/gerer-la-sante-du-personnage/#repos-long" office:name=""><text:span text:style-name="Definition"><text:span text:style-name="T2">repos long</text:span></text:span></text:a>. Tant que vous êtes fou, vous ne pouvez pas entreprendre la moindre action, vous ne comprenez pas ce que disent les autres créatures, vous êtes incapable de lire et vous ne bredouillez que des paroles insensées. Une tierce personne peut mettre un terme à cet effet en vous ciblant avec un sort de .</text:p>
      <text:h text:style-name="Heading_20_4" text:outline-level="4"><text:bookmark-start text:name="_si_vous_réussissez_votre_jet_de_sauvegarde_vous_pouvez_poser_jusquà_cinq_questions_à_lentité_vous_devez_les_poser_avant_la_fin_du_sort_cest_le_mj_qui_répond_à_chacune_dentre_elles_avec_un_mot_comme_oui_non_peut_être_jamais_hors_sujet_ou_incertain_si_lentité_ignore_la_réponse_à_votre_question_si_une_réponse_limitée_à_un_seul_mot_risque_de_se_révéler_trompeuse_le_mj_peut_la_remplacer_par_une_courte_phrase"/>Si vous réussissez votre jet de sauvegarde, vous pouvez poser jusqu’à cinq questions à l’entité. Vous devez les poser avant la fin du sort. C’est le MJ qui répond à chacune d’entre elles avec un mot, comme « <text:span text:style-name="T2">oui</text:span> », « <text:span text:style-name="T2">non</text:span> », « <text:span text:style-name="T2">peut-être</text:span> », « <text:span text:style-name="T2">jamais</text:span> », « <text:span text:style-name="T2">hors sujet</text:span> » ou « <text:span text:style-name="T2">incertain</text:span> » (si l’entité ignore la réponse à votre question). Si une réponse limitée à un seul mot risque de se révéler trompeuse, le MJ peut la remplacer par une courte phrase.<text:bookmark-end text:name="_si_vous_réussissez_votre_jet_de_sauvegarde_vous_pouvez_poser_jusquà_cinq_questions_à_lentité_vous_devez_les_poser_avant_la_fin_du_sort_cest_le_mj_qui_répond_à_chacune_dentre_elles_avec_un_mot_comme_oui_non_peut_être_jamais_hors_sujet_ou_incertain_si_lentité_ignore_la_réponse_à_votre_question_si_une_réponse_limitée_à_un_seul_mot_risque_de_se_révéler_trompeuse_le_mj_peut_la_remplacer_par_une_courte_phrase"/></text:h>
      <text:p text:style-name="First_20_paragraph">title: "Contact glacial" description: "Une main invisible attaque une cible et lui inflige 2d6 dégâts nécrotiques." school: "Nécromancie" level: 0 concentration: false casting_time: "1 action" duration: "1 round" range: "36 mètres" components: verbal: true somatic: true material: true materials: " Un petit pot d’onguent " ritual: false classes: - Magie</text:p>
      <text:p text:style-name="Horizontal_20_Line"/>
      <text:p text:style-name="First_20_paragraph"><text:span text:style-name="T1">Coût</text:span> : 2 points de Magie + <text:span text:style-name="T1">Enchantement</text:span> + L’enchanteur créé un onguent à base du gel de plantes grasses qui poussent dans la lande. Il peut créer une dose par rituel mais placer plusieurs doses d’onguent dans son pot. Quand les conditions sont réunies, il peut s’enduire les paumes de l’onguent. Chaque rituel permet de créer 1d6 doses et un pot peut contenir 30 doses.</text:p>
      <text:p text:style-name="Text_20_body">Faites un <text:a xlink:type="simple" xlink:href="/combattre/#jets-d-attaque" office:name=""><text:span text:style-name="Definition">jet d’attaque</text:span></text:a> de sort à distance contre la créature pour la transir de froid. Si l’attaque touche, la victime reçoit 2d6 dégâts nécrotiques et ne peut pas récupérer de point de vie avant le début de votre prochain tour. Jusque-là, la main s’accroche à elle.</text:p>
      <text:p text:style-name="Text_20_body">Si votre cible est un mort-vivant, il subit en plus un <text:a xlink:type="simple" xlink:href="/utiliser-les-caracteristiques/#avantage-et-desavantage" office:name=""><text:span text:style-name="Definition"><text:span text:style-name="T2">désavantage</text:span></text:span></text:a> lors des jets d’attaque effectués contre vous jusqu’à la fin de votre prochain tour.</text:p>
      <text:h text:style-name="Heading_20_4" text:outline-level="4"><text:bookmark-start text:name="_les_dégâts_du_sort_augmentent_de_1d6_quand_vous_atteignez_les_niveaux_5_3d6_11_4d6_et_17_5d6"/>Les dégâts du sort augmentent de 1d6 quand vous atteignez les niveaux 5 (3d6), 11 (4d6) et 17 (5d6).<text:bookmark-end text:name="_les_dégâts_du_sort_augmentent_de_1d6_quand_vous_atteignez_les_niveaux_5_3d6_11_4d6_et_17_5d6"/></text:h>
      <text:p text:style-name="First_20_paragraph">title: "Contagion" description: "Inocule une maladie à la cible." school: "Nécromancie" level: 2 concentration: false casting_time: "1 action" duration: "7 jours" range: "contact" components: verbal: true somatic: true material: false ritual: false classes: - Foi — <text:span text:style-name="T1">Coût</text:span> : 10 points de Foi + Votre simple contact transmet des maladies. Faites une attaque de sort au corps-à-corps contre une créature à portée. Si vous touchez, vous lui inoculez une maladie de votre choix, à sélectionner parmi celles décrites ci-dessous.</text:p>
      <text:p text:style-name="Text_20_body">La cible doit effectuer un <text:a xlink:type="simple" xlink:href="/utiliser-les-caracteristiques/#jets-de-sauvegarde" office:name=""><text:span text:style-name="Definition">jet de sauvegarde</text:span></text:a> de Constitution à la fin de chacun de ses tours. Une fois qu’elle en a raté trois, la maladie fait effet pendant toute la durée du sort et la créature n’a plus à faire de <text:a xlink:type="simple" xlink:href="/utiliser-les-caracteristiques/#jets-de-sauvegarde" office:name=""><text:span text:style-name="Definition">jet de sauvegarde</text:span></text:a>. Si elle réussit trois jets de sauvegarde, elle guérit de sa maladie et le sort se termine.</text:p>
      <text:p text:style-name="Text_20_body">Comme le sort déclenche une maladie naturelle chez la cible, tout effet qui guérit une maladie ou améliore ses symptômes s’applique.</text:p>
      <text:p text:style-name="Text_20_body"><text:span text:style-name="T1">Bouille-crâne</text:span>. La créature a soudain l’esprit enfiévré. Elle souffre d’un <text:a xlink:type="simple" xlink:href="/utiliser-les-caracteristiques/#avantage-et-desavantage" office:name=""><text:span text:style-name="Definition"><text:span text:style-name="T2">désavantage</text:span></text:span></text:a> lors des tests d’Intelligence et des jets de sauvegarde d’Intelligence. De plus, au combat, elle se comporte comme si elle était sous l’effet d’un sort de <text:span text:style-name="T2">confusion</text:span>.</text:p>
      <text:p text:style-name="Text_20_body"><text:span text:style-name="T1">Convulsions</text:span>. La créature est agitée de tremblements. Elle subit un <text:a xlink:type="simple" xlink:href="/utiliser-les-caracteristiques/#avantage-et-desavantage" office:name=""><text:span text:style-name="Definition"><text:span text:style-name="T2">désavantage</text:span></text:span></text:a> lors des tests de Dextérité, des jets de sauvegarde de Dextérité et des jets d’attaque basés sur la Dextérité.</text:p>
      <text:p text:style-name="Text_20_body"><text:span text:style-name="T1">Fièvre répugnante</text:span>. Une forte fièvre s’empare de la créature, qui est affectée par un <text:a xlink:type="simple" xlink:href="/utiliser-les-caracteristiques/#avantage-et-desavantage" office:name=""><text:span text:style-name="Definition"><text:span text:style-name="T2">désavantage</text:span></text:span></text:a> lors des tests de Force, des jets de sauvegarde de Force et des jets d’attaque basés sur la Force.</text:p>
      <text:p text:style-name="Text_20_body"><text:span text:style-name="T1">Mal aveuglant</text:span>. La créature est en proie à de violentes douleurs cérébrales et ses yeux deviennent d’un blanc laiteux. Elle subit un <text:a xlink:type="simple" xlink:href="/utiliser-les-caracteristiques/#avantage-et-desavantage" office:name=""><text:span text:style-name="Definition"><text:span text:style-name="T2">désavantage</text:span></text:span></text:a> lors des tests de Sagesse et des jets de sauvegarde de Sagesse et elle est <text:a xlink:type="simple" xlink:href="/gerer-la-sante-du-personnage/#aveugle" office:name=""><text:span text:style-name="Definition"><text:span text:style-name="T2">aveuglée</text:span></text:span></text:a>.</text:p>
      <text:p text:style-name="Text_20_body"><text:span text:style-name="T1">Mort poisseuse</text:span>. La créature est affligée de saignements incontrôlables. Elle souffre d’un <text:a xlink:type="simple" xlink:href="/utiliser-les-caracteristiques/#avantage-et-desavantage" office:name=""><text:span text:style-name="Definition"><text:span text:style-name="T2">désavantage</text:span></text:span></text:a> lors des tests de Constitution et des jets de sauvegarde de Constitution. De plus, elle est <text:a xlink:type="simple" xlink:href="/gerer-la-sante-du-personnage/#etourdi" office:name=""><text:span text:style-name="Definition"><text:span text:style-name="T2">étourdie</text:span></text:span></text:a> jusqu’à la fin de son prochain tour à chaque fois qu’elle subit des dégâts.</text:p>
      <text:h text:style-name="Heading_20_4" text:outline-level="4"><text:bookmark-start text:name="_pourriture_la_chair_de_la_créature_se_met_à_pourrir_elle_subit_un_désavantage_lors_des_tests_de_charisme_et_devient_vulnérable_à_tous_les_dégâts"/><text:span text:style-name="T1">Pourriture</text:span>. La chair de la créature se met à pourrir. Elle subit un <text:a xlink:type="simple" xlink:href="/utiliser-les-caracteristiques/#avantage-et-desavantage" office:name=""><text:span text:style-name="Definition"><text:span text:style-name="T2">désavantage</text:span></text:span></text:a> lors des tests de Charisme et devient vulnérable à tous les dégâts.<text:bookmark-end text:name="_pourriture_la_chair_de_la_créature_se_met_à_pourrir_elle_subit_un_désavantage_lors_des_tests_de_charisme_et_devient_vulnérable_à_tous_les_dégâts"/></text:h>
      <text:p text:style-name="First_20_paragraph">title: "Contamination" description: "La cible subit 14d6 dégâts nécrotiques et voit son maximum d’action réduit." school: "Nécromancie" level: 2 concentration: false casting_time: "1 action" duration: "instantanée" range: "18 mètres" components: verbal: true somatic: true material: false ritual: false classes: - Foi — <text:span text:style-name="T1">Coût</text:span> : 12 points de Foi + Vous transmettez une maladie virulente à une créature située à portée et dans votre champ de vision. La cible doit faire un <text:a xlink:type="simple" xlink:href="/utiliser-les-caracteristiques/#jets-de-sauvegarde" office:name=""><text:span text:style-name="Definition">jet de sauvegarde</text:span></text:a> de Constitution. Si elle échoue, elle subit 14d6 dégâts nécrotiques, la moitié seulement si elle réussit. Ces dégâts ne peuvent pas faire passer les points d’action de la cible au-dessous de 1. Si la cible rate son jet de sauvegarde, son total de points d’action maximum est réduit, pendant 1 heure, d’un montant égal aux dégâts nécrotiques reçus. Tout effet qui guérit les maladies ramène le maximum de points d’action de la cible à la normale sans avoir besoin d’attendre 1 heure. — title: "Contingence" description: "Lance un sort personnel lorsque certaines conditions sont remplies." school: "Évocation" level: 2 concentration: false casting_time: "10 minutes" duration: "10 jours" range: "personnelle" components: verbal: true somatic: true material: true materials: "une statuette de vous taillée dans l’ivoire et ornée de gemmes d’une valeur minimum de 1500 po" ritual: false classes: - Magie — <text:span text:style-name="T1">Coût</text:span> : 12 points de Magie + <text:span text:style-name="T1">Enchantement</text:span> : Le mage doit enchanter une statuette de vous taillée dans l’ivoire et ornée de gemmes d’une valeur minimum de 1500 po et dépenser 60 po de matériel pour le rituel. + Choisissez un sort de niveau Apprenti ou moins que vous êtes en mesure de lancer, qui possède un temps d’incantation d’une action, et qui peut vous prendre pour cible. Vous lancez ce sort (que l’on appelle le sort contingent) lors de l’incantation de la contingence. Vous dépensez donc les epoints des deux sorts, mais le contingent ne fait pas effet immédiatement. Il s’active lorsque certaines conditions sont remplies. Vous devez décrire ces dernières au moment où vous lancez les deux sorts. Par exemple, lors d’une contingence associée à une , vous pouvez stipuler que la doit se déclencher quand vous vous trouvez immergé dans l’eau ou dans un liquide similaire.</text:p>
      <text:p text:style-name="Text_20_body">Le sort contingent prend effet dès que les circonstances sont remplies pour la première fois, que vous le vouliez ou non, ce qui met un terme à la contingence.</text:p>
      <text:h text:style-name="Heading_20_4" text:outline-level="4"><text:bookmark-start text:name="_le_sort_contingent_affecte_uniquement_votre_personne_même_sil_peut_normalement_affecter_dautres_créatures_vous_ne_pouvez_utiliser_quun_seul_sort_de_contingence_à_la_fois_si_vous_en_lancez_un_second_les_effets_du_précédent_se_dissipent_de_plus_la_contingence_prend_fin_si_sa_composante_matérielle_nest_plus_sur_votre_personne"/>Le sort contingent affecte uniquement votre personne, même s’il peut normalement affecter d’autres créatures. Vous ne pouvez utiliser qu’un seul sort de <text:span text:style-name="T2">contingence</text:span> à la fois. Si vous en lancez un second, les effets du précédent se dissipent. De plus, la contingence prend fin si sa composante matérielle n’est plus sur votre personne.<text:bookmark-end text:name="_le_sort_contingent_affecte_uniquement_votre_personne_même_sil_peut_normalement_affecter_dautres_créatures_vous_ne_pouvez_utiliser_quun_seul_sort_de_contingence_à_la_fois_si_vous_en_lancez_un_second_les_effets_du_précédent_se_dissipent_de_plus_la_contingence_prend_fin_si_sa_composante_matérielle_nest_plus_sur_votre_personne"/></text:h>
      <text:p text:style-name="First_20_paragraph">title: "Contresort" description: "Réaction qui permet au PJ d’empêcher le lancement d’un sort." school: "Abjuration" level: 1 concentration: false casting_time: "1 réaction à utiliser quand vous voyez une créature située dans un rayon de 18 mètres autour de vous lancer un sort" duration: "instantanée" range: "18 mètres" components: verbal: false somatic: true material: false ritual: false classes: - Magie — <text:span text:style-name="T1">Coût</text:span> : 6 points de Magie + Vous tentez d’interrompre une créature en pleine incantation. Si elle essayait de lancer un sort de niveau Disciple ou moins, il échoue et reste sans effet. Si le sort est de niveau Apprenti ou plus, faites un <text:a xlink:type="simple" xlink:href="/utiliser-les-caracteristiques/#tests-de-caracteristique" office:name=""><text:span text:style-name="Definition">test de caractéristique</text:span></text:a> en utilisant votre caractéristique d’incantation. Le DD est de 10 + le niveau du sort. Si vous réussissez, le sort de la créature échoue et reste sans effet.</text:p>
      <text:h text:style-name="Heading_20_4" text:outline-level="4"><text:bookmark-start text:name="_à_plus_haut_niveau_si_vous_lancez_ce_sort_en_utilisant_un_emplacement_de_niveau_dapprenti_ou_supérieur_le_sort_à_interrompre_est_automatiquement_sans_effet_sil_est_dun_niveau_égal_ou_inférieur_à_celui_du_sort_utilisé"/><text:span text:style-name="T1">À plus haut niveau</text:span>. Si vous lancez ce sort en utilisant un emplacement de niveau d’Apprenti ou supérieur, le sort à interrompre est automatiquement sans effet s’il est d’un niveau égal ou inférieur à celui du sort utilisé.<text:bookmark-end text:name="_à_plus_haut_niveau_si_vous_lancez_ce_sort_en_utilisant_un_emplacement_de_niveau_dapprenti_ou_supérieur_le_sort_à_interrompre_est_automatiquement_sans_effet_sil_est_dun_niveau_égal_ou_inférieur_à_celui_du_sort_utilisé"/></text:h>
      <text:p text:style-name="First_20_paragraph">title: "Contrôle de l’eau" description: "Permet de contrôler une étendue d’eau." school: "Transmutation" level: 1 concentration: true casting_time: "1 action" duration: "jusqu’à 10 minutes" range: "90 mètres" components: verbal: true somatic: true material: true materials: "une goutte d’eau et une pincée de poussière" ritual: false classes: - Foi - Magie — <text:span text:style-name="T1">Coût</text:span> : 8 point de Foi ou de Magie + Jusqu’à la fin du sort, vous contrôlez toute étendue d’eau indépendante située dans la zone de votre choix, cette dernière devant tenir dans un cube d’au maximum 30 mètres d’arête. Quand vous lancez ce sort, vous pouvez choisir l’un des effets suivants. À votre tour, vous pouvez utiliser une action pour répéter l’effet ou en appliquer un nouveau.</text:p>
      <text:p text:style-name="Text_20_body"><text:span text:style-name="T1">Écarter les eaux</text:span>. Vous écartez les eaux de la zone pour y créer un passage. Il traverse toute la zone, les eaux formant une muraille de chaque côté. Le passage demeure jusqu’à la fin du sort ou jusqu’à ce que vous optiez pour un effet différent. Dans ces deux cas, l’eau remplit alors progressivement le passage, au fil du round suivant, jusqu’à ce que le niveau de l’eau revienne à la normale.</text:p>
      <text:p text:style-name="Text_20_body"><text:span text:style-name="T1">Inondation</text:span>. Vous faites monter le niveau d’une étendue d’eau isolée d’un maximum de 6 mètres. Si la zone comprend une rive, l’eau déborde et se répand sur la terre ferme.</text:p>
      <text:p text:style-name="Text_20_body">Si vous avez lancé le sort sur une grande étendue d’eau, vous créez une vague de 6 mètres de haut qui traverse la zone affectée d’un bout à l’autre pour se briser une fois arrivée à la fin de la zone. Tous les véhicules de taille TG ou inférieure qui se trouvent sur le chemin de la vague sont emportés jusqu’au bout de la zone. Tous les véhicules ont 25 % de chances de chavirer.</text:p>
      <text:p text:style-name="Text_20_body">Le niveau de l’eau reste plus élevé jusqu’à la fin du sort ou jusqu’à ce que vous choisissiez un autre effet. Si l’effet d’inondation produit une vague, elle se reforme au début de votre prochain tour tant que vous gardez cet effet actif.</text:p>
      <text:p text:style-name="Text_20_body"><text:span text:style-name="T1">Modifier le cours de l’eau</text:span>. Vous changez l’itinéraire de l’eau courante qui traverse la zone et l’envoyez dans la direction de votre choix, même si elle doit pour cela franchir des obstacles comme passer par-dessus un mur ou couler dans une direction improbable. L’eau suit vos instructions dans la zone affectée mais, dès qu’elle en sort, elle reprend un cours normal défini par le terrain qu’elle parcourt. L’eau continue de couler là où vous l’avez choisi jusqu’à la fin du sort ou jusqu’à ce que vous décidiez d’un autre effet.</text:p>
      <text:p text:style-name="Text_20_body"><text:span text:style-name="T1">Tourbillon</text:span>. Cet effet nécessite une étendue d’eau d’au moins 15 mètres carrés pour 7,50 mètres de fond et se traduit par la formation d’un tourbillon au centre de la zone. Il se présente sous forme d’un vortex de 1,50 mètre de large à sa base pour un maximum de 15 mètres de large au sommet et une hauteur de 7,50 mètres. Toutes les créatures et tous les objets qui se trouvent dans l’eau et dans un rayon de 7,50 mètres autour du tourbillon sont entraînés vers lui sur 3 mètres. Une créature peut s’éloigner à la nage si elle réussit un test de Force (Athlétisme) contre le DD du <text:a xlink:type="simple" xlink:href="/utiliser-les-caracteristiques/#jets-de-sauvegarde" office:name=""><text:span text:style-name="Definition">jet de sauvegarde</text:span></text:a> de votre sort.</text:p>
      <text:h text:style-name="Heading_20_4" text:outline-level="4"><text:bookmark-start text:name="_quand_une_créature_entre_dans_le_vortex_pour_la_première_fois_de_son_tour_ou_quelle_y_commence_son_tour_elle_doit_faire_un_jet_de_sauvegarde_de_force_si_elle_échoue_elle_reçoit_2d8_dégâts_contondants_et_se_fait_emporter_par_le_vortex_jusquà_la_fin_du_sort_si_elle_réussit_son_jet_elle_subit_seulement_la_moitié_des_dégâts_et_nest_pas_prise_dans_le_vortex_une_créature_emportée_par_le_vortex_peut_utiliser_une_action_pour_tenter_de_sen_éloigner_comme_décrit_plus_haut_mais_elle_est_affectée_par_un_désavantage_lors_de_son_test_de_force_athlétisme_à_chaque_tour_la_première_fois_quun_objet_entre_dans_le_vortex_il_subit_3d6_dégâts_contondants_ces_dégâts_se_répètent_à_chaque_round_passé_dans_le_vortex"/>Quand une créature entre dans le vortex pour la première fois de son tour ou qu’elle y commence son tour, elle doit faire un <text:a xlink:type="simple" xlink:href="/utiliser-les-caracteristiques/#jets-de-sauvegarde" office:name=""><text:span text:style-name="Definition">jet de sauvegarde</text:span></text:a> de Force. Si elle échoue, elle reçoit 2d8 dégâts contondants et se fait emporter par le vortex jusqu’à la fin du sort. Si elle réussit son jet, elle subit seulement la moitié des dégâts et n’est pas prise dans le vortex. Une créature emportée par le vortex peut utiliser une action pour tenter de s’en éloigner comme décrit plus haut, mais elle est affectée par un <text:a xlink:type="simple" xlink:href="/utiliser-les-caracteristiques/#avantage-et-desavantage" office:name=""><text:span text:style-name="Definition"><text:span text:style-name="T2">désavantage</text:span></text:span></text:a> lors de son test de Force (Athlétisme). À chaque tour, la première fois qu’un objet entre dans le vortex, il subit 3d6 dégâts contondants. Ces dégâts se répètent à chaque round passé dans le vortex.<text:bookmark-end text:name="_quand_une_créature_entre_dans_le_vortex_pour_la_première_fois_de_son_tour_ou_quelle_y_commence_son_tour_elle_doit_faire_un_jet_de_sauvegarde_de_force_si_elle_échoue_elle_reçoit_2d8_dégâts_contondants_et_se_fait_emporter_par_le_vortex_jusquà_la_fin_du_sort_si_elle_réussit_son_jet_elle_subit_seulement_la_moitié_des_dégâts_et_nest_pas_prise_dans_le_vortex_une_créature_emportée_par_le_vortex_peut_utiliser_une_action_pour_tenter_de_sen_éloigner_comme_décrit_plus_haut_mais_elle_est_affectée_par_un_désavantage_lors_de_son_test_de_force_athlétisme_à_chaque_tour_la_première_fois_quun_objet_entre_dans_le_vortex_il_subit_3d6_dégâts_contondants_ces_dégâts_se_répètent_à_chaque_round_passé_dans_le_vortex"/></text:h>
      <text:p text:style-name="First_20_paragraph">title: "Contrôle des flammes" description: "Permet de manipuler des flammes simples" school: Transmutation level: 0 concentration: true casting_time: "1 action" duration: "instantanée ou 1 heure" range: "18 mètres" components: verbal: false somatic: true material: false ritual: false classes:</text:p>
      <text:list text:style-name="L53">
        <text:list-item>
          <text:p text:style-name="First_20_paragraph">== Magie</text:p>
          <text:p text:style-name="Text_20_body"><text:span text:style-name="T1">Coût</text:span> : 1 points de Magie + Le mage peut au prix d’une action, utiliser sa poudre de piment enchantée en trempant son index dans le produit et en l’étalant sur sa langue. Vous choisissez un feu non magique visible dans la portée du sort de 1,50 mètre d’arête maximum. Vous pouvez l’affecter de l’une des façons suivantes : • Vous pouvez faire grossir instantanément le feu de 1,50 mètre dans une direction, à condition que du bois ou un autre combustible soit présent dans cette nouvelle zone. • Vous pouvez éteindre instantanément les flammes à l’intérieur du cube. • Vous pouvez doubler ou diminuer de moitié l’aire de lumière vive ou de lumière faible projetée par le feu et/ou en changer la couleur. La modification dure 1 heure. • Vous pouvez faire apparaitre des formes simples (comme une vague silhouette de créature, un objet inanimé ou une localisation) dans les flammes et les animer comme bon vous semble. Les silhouettes persistent pendant 1 heure. Si vous lancez ce sort plusieurs fois, vous pouvez avoir jusqu’à trois de ses effets non-instantanés actifs à la fois, et vous pouvez en dissiper un en une action. + — title: "Contrôle du climat" description: "Le PJ contrôle la météo dans un rayon de 7,5 kilomètres." school: "Transmutation" level: 4 concentration: true casting_time: "10 minutes" duration: "jusqu’à 8 heures" range: "personnelle (rayon de 7,5 kilomètres)" components: verbal: true somatic: true material: true materials: "encens incandescent et un peu de bois et de terre mélangés dans de l’eau" ritual: false classes: <text:span text:style-name="T1">Foi</text:span></text:p>
          <text:p text:style-name="Text_20_body">+ == Magie</text:p>
          <text:p text:style-name="Text_20_body">+ <text:span text:style-name="T1">Coût</text:span> : 16 point de Foi ou de Magie + Vous prenez le contrôle de la météo dans un rayon de 7,5 kilomètres autour de vous pendant toute la durée du sort. Vous devez être en extérieur au moment de l’incantation. Si vous vous rendez dans un endroit d’où vous ne voyez pas directement le ciel, le sort se termine prématurément.</text:p>
        </text:list-item>
      </text:list>
      <text:p text:style-name="Text_20_body">Au moment de l’incantation, vous changez les conditions météorologiques actuelles déterminées par le MJ en fonction du climat et de la saison. Vous pouvez modifier les précipitations, la température et le vent. Il faut 1d4×10 minutes pour que les nouvelles conditions s’installent. Vous pouvez ensuite les modifier à nouveau. Le temps retourne progressivement à la normale une fois le sort terminé.</text:p>
      <text:p text:style-name="Text_20_body">Quand vous modifiez les conditions météorologiques, cherchez les conditions actuelles dans les tables suivantes : vous pouvez les décaler d’un cran vers le haut ou le bas. Quand vous modifiez le vent, vous pouvez changer sa direction.</text:p>
      <text:h text:style-name="Heading_20_4" text:outline-level="4"><text:bookmark-start text:name="_précipitations"/>Précipitations<text:bookmark-end text:name="_précipitations"/></text:h>
      <text:p text:style-name="First_20_paragraph">§§§ .table-container |Étape|Condition| |:-:|:-| |<text:span text:style-name="T1">1</text:span>|Ciel dégagé| |<text:span text:style-name="T1">2</text:span>|Quelques nuages| |<text:span text:style-name="T1">3</text:span>|Ciel couvert ou brume au sol| |<text:span text:style-name="T1">4</text:span>|Pluie, grêle ou neige| |<text:span text:style-name="T1">5</text:span>|Pluies torrentielles, forte grêle ou blizzard| §§§</text:p>
      <text:h text:style-name="Heading_20_4" text:outline-level="4"><text:bookmark-start text:name="_température"/>Température<text:bookmark-end text:name="_température"/></text:h>
      <text:p text:style-name="First_20_paragraph">§§§ .table-container |Étape|Condition| |:-:|:-| |<text:span text:style-name="T1">1</text:span>|Chaleur insoutenable| |<text:span text:style-name="T1">2</text:span>|Forte chaleur| |<text:span text:style-name="T1">3</text:span>|Tiède| |<text:span text:style-name="T1">4</text:span>|Frais| |<text:span text:style-name="T1">5</text:span>|Grand froid| |<text:span text:style-name="T1">6</text:span>|Froid polaire| §§§</text:p>
      <text:h text:style-name="Heading_20_4" text:outline-level="4"><text:bookmark-start text:name="_vent"/>Vent<text:bookmark-end text:name="_vent"/></text:h>
      <text:p text:style-name="First_20_paragraph">§§§ .table-container |Étape|Condition| |:-:|:-| |<text:span text:style-name="T1">1</text:span>|Temps calme| |<text:span text:style-name="T1">2</text:span>|Vent modéré| |<text:span text:style-name="T1">3</text:span>|Vent fort| |<text:span text:style-name="T1">4</text:span>|Grand vent| |<text:span text:style-name="T1">5</text:span>|Tempête| §§§ — title: "Convocation d’un aigle" description: "Convoque un aigle qui se trouve dans la portée du sort." school: "Invocation" level: 0 concentration: true casting_time: "10 minutes" duration: "jusqu’à 1 heure par niveau" range: "100 mètres par niveau" components: verbal: true somatic: true material: true materials: "une plume d’aigle et un lièvre en offrande" ritual: true classes: - Foi - Magie</text:p>
      <text:p text:style-name="Horizontal_20_Line"/>
      <text:p text:style-name="First_20_paragraph"><text:span text:style-name="T1">Coût</text:span> : 4 points de Foi ou de Magie Ce sort convoque un aigle qui peut attaquer ensuite les ennemis du personnage du mieux qu’il peut. Le sort ne peut être lancé qu’en extérieur et seulement en plein jour. L’animal arrive à l’endroit décidé par le personnage et agit immédiatement, pendant le tour du personnage. Si le lanceur de sort est capable de communiquer avec lui, il peut lui dire qui combattre, qui laisser en paix, ou même lui donner d’autres instructions. L’aigle doit être présente dans un rayon de 2 km et mettra 10 minutes (le temps d’incantation) + 1d6 minutes à se manifester. Il restera à disposition du lanceur de sort pendant la durée du sort sauf si celui-ci s’éloigne de plus de 1 km par niveau de son lieu habituel de vie. Si la portée est dépassée, l’aigle est libéré et retourne vers son foyer. — title: "Convocation d’une chouette" description: "Convoque une chouette qui se trouve dans la portée du sort." school: "Invocation" level: 0 concentration: true casting_time: "10 minutes" duration: "jusqu’à 1 heure par niveau" range: "100 mètres par niveau" components: verbal: true somatic: true material: true materials: "Une plume de Chouette et un mulot en offrande." ritual: true classes: - Foi - Magie</text:p>
      <text:p text:style-name="Horizontal_20_Line"/>
      <text:p text:style-name="First_20_paragraph"><text:span text:style-name="T1">Coût</text:span> : 4 points de Foi ou de Magie Ce sort convoque une Chouette qui peut attaquer ensuite les ennemis du personnage du mieux qu’elle peut. Elle arrive à l’endroit décidé par le personnage et agit immédiatement, pendant le tour du personnage. Si le lanceur de sort est capable de communiquer avec elle, il peut lui dire qui combattre, qui laisser en paix, ou même lui donner d’autres instructions. La convocation ne peut se dérouler qu’à partir de la nuit tombée et seulement en extérieur. La créature doit être présente dans un rayon de 2 km et mettra 10 minutes (le temps d’incantation) + 1d6 minutes à se manifester. Elle restera à disposition du lanceur de sort pendant la durée du sort sauf si celui-ci s’éloigne de plus de 1 km par niveau de son lieu habituel de vie. Si la portée est dépassée, la chouette est libérée et retourne vers son foyer. + — title: "Convocation d’un rat" description: "Convoque un rat qui se trouve dans la portée du sort." school: "Invocation" level: 0 concentration: true casting_time: "1 minute" duration: "jusqu’à 1 heure par niveau" range: "10 mètres par niveau" components: verbal: true somatic: true material: true materials: "Un morceau de fromage et un biscuit en offrande." ritual: true classes: - Foi - Magie</text:p>
      <text:p text:style-name="Horizontal_20_Line"/>
      <text:p text:style-name="First_20_paragraph"><text:span text:style-name="T1">Coût</text:span> : 2 points de Foi ou de Magie Ce sort convoque un rat qui peut attaquer ensuite les ennemis du personnage du mieux qu’il peut. Il arrive à l’endroit décidé par le personnage et agit immédiatement, pendant le tour du personnage. Si le lanceur de sort est capable de communiquer avec lui, il peut lui dire qui combattre, qui laisser en paix, ou même lui donner d’autres instructions. Ce sort peut être lancé dans n’importe quel environnement et à n’importe quelle heure de la journée. L’animal doit être présent dans un rayon de 200 m et mettra 1 minute (le temps d’incantation) à se manifester. Il restera à disposition du lanceur de sort pendant la durée du sort sauf si celui-ci s’éloigne de plus de 100 m par niveau de son lieu habituel de vie. Si la portée est dépassée, la créature est libérée et retourne vers son foyer. + — title: "Coquille antivie" description: "Crée une barrière qui empêche les créatures d’approcher du PJ." school: "Abjuration" level: 3 concentration: true casting_time: "1 action" duration: "jusqu’à 1 heure" range: "personnelle (3 mètres de rayon)" components: verbal: true somatic: true material: false ritual: false classes: - Foi — <text:span text:style-name="T1">Coût</text:span> : 10 point de Foi + Une barrière scintillante se déploie depuis votre personne, jusqu’à englober une zone d’un rayon de 3 mètres. Elle se déplace avec vous, reste centrée sur vous et repousse les créatures autres que les morts-vivants et les créatures artificielles. Cette barrière persiste pendant toute la durée du sort.</text:p>
      <text:p text:style-name="Text_20_body">La barrière empêche les créatures affectées de la franchir ou de passer un membre au travers. Une créature affectée peut lancer des sorts ou porter des attaques à distance ou via une arme à allonge, tout cela franchissant la barrière.</text:p>
      <text:h text:style-name="Heading_20_4" text:outline-level="4"><text:bookmark-start text:name="_si_vous_vous_déplacez_de_telle_manière_quune_créature_affectée_est_contrainte_de_traverser_la_barrière_le_sort_se_termine"/>Si vous vous déplacez de telle manière qu’une créature affectée est contrainte de traverser la barrière, le sort se termine.<text:bookmark-end text:name="_si_vous_vous_déplacez_de_telle_manière_quune_créature_affectée_est_contrainte_de_traverser_la_barrière_le_sort_se_termine"/></text:h>
      <text:p text:style-name="First_20_paragraph">title: "Couleurs dansantes" description: "Cône de lumières colorées qui <text:span text:style-name="T2">aveuglent</text:span> les cibles." school: "Illusion" level: 0 concentration: false casting_time: "1 action" duration: "1 round" range: "personnelle (cône de 4,50 mètres)" components: verbal: true somatic: true material: true materials: "une poignée de poudre ou de sable, colorée en rouge, jaune et bleu" ritual: false classes: - Magie — <text:span text:style-name="T1">Coût</text:span> : 2 point de Magie + Un éventail de lumières colorées éblouissantes jaillit de votre main. Lancez 10d6. Le total représente le nombre de points d’action de créatures que le sort affecte. Les créatures situées dans un cône de 4,50 mètres, prenant votre personne comme point d’origine, sont affectées dans l’ordre croissant de leurs points de vie actuels (en ignorant les créatures et les créatures ).</text:p>
      <text:p text:style-name="Text_20_body">Chaque créature affectée, en commençant par celle qui possède actuellement le moins de points d’action, est jusqu’à la fin du sort. Soustrayez du total obtenu le nombre de points de vie actuel de chaque créature affectée avant de passer à la suivante, en choisissant chaque fois celle qui possède le moins de points d’action. Pour qu’une créature soit affectée, elle doit posséder un nombre de points d’action actuels inférieur ou égal au total restant.</text:p>
      <text:h text:style-name="Heading_20_4" text:outline-level="4"><text:bookmark-start text:name="_à_plus_haut_niveau_si_vous_lancez_ce_sort_en_utilisant_un_emplacement_de_niveau_disciple_ou_supérieur_lancez_3d6_supplémentaires_par_niveau_au_delà_du_niveau_de_novice"/><text:span text:style-name="T1">À plus haut niveau</text:span>. Si vous lancez ce sort en utilisant un emplacement de niveau Disciple ou supérieur, lancez 3d6 supplémentaires par niveau au-delà du niveau de Novice.<text:bookmark-end text:name="_à_plus_haut_niveau_si_vous_lancez_ce_sort_en_utilisant_un_emplacement_de_niveau_disciple_ou_supérieur_lancez_3d6_supplémentaires_par_niveau_au_delà_du_niveau_de_novice"/></text:h>
      <text:p text:style-name="First_20_paragraph">title: "Coup au but" description: "Avantage la première attaque" school: Divination level: 0 concentration: true casting_time: "1 action" duration: "Concentration, jusqu’à 1 round" range: "9 mètres" components: verbal: false somatic: true material: false ritual: false classes:</text:p>
      <text:list text:style-name="L54">
        <text:list-item>
          <text:p text:style-name="P61">Magie</text:p>
        </text:list-item>
        <text:list-item>
          <text:p text:style-name="First_20_paragraph">== Foi</text:p>
          <text:p text:style-name="Text_20_body"><text:span text:style-name="T1">Coût</text:span> : 1 point de Magie ou de Foi + Vous tendez votre main et pointez un doigt en direction d’une cible à portée. Votre magie vous aide à trouver une petite faille dans les défenses de votre cible. Lors de votre prochain tour, vous obtenez un avantage pour votre premier jet d’attaque contre la cible, à condition que le sort ne soit pas déjà terminé. + — title: "Coup de poing de cuivre" description: "Donne de la force supplémentaire pour frapper" school: Transmutation level: 0 concentration: false casting_time: "1 action" duration: "1 minute" range: "contact" components: verbal: true somatic: true material: true materials: "Bracelet de cuivre" ritual: false classes:</text:p>
        </text:list-item>
        <text:list-item>
          <text:p text:style-name="P61">Magie source: "Gwion" — <text:span text:style-name="T1">Coût</text:span> : 2 points de Magie + <text:span text:style-name="T1">Enchantement</text:span> Le sorcier enchante un petit bracelet de cuivre. Il a pour cela besoin d’un bracelet de cuivre, de 5 po de matériel (encens, bougies…​) et d’une journée ensoleillée.</text:p>
        </text:list-item>
      </text:list>
      <text:h text:style-name="Heading_20_4" text:outline-level="4"><text:bookmark-start text:name="_ce_sort_permet_daugmenter_les_dégâts_des_coups_de_poings_de_1d6_les_mains_de_lenchanteur_auront_une_teinte_cuivrée_les_poings_sont_toujours_considérées_comme_du_combat_à_mains_nues_ce_sort_noffre_pas_de_protection_pour_les_mains"/>Ce sort permet d’augmenter les dégâts des coups de poings de 1d6. Les mains de l’enchanteur auront une teinte cuivrée. Les poings sont toujours considérées comme du combat à mains nues. Ce sort n’offre pas de protection pour les mains.<text:bookmark-end text:name="_ce_sort_permet_daugmenter_les_dégâts_des_coups_de_poings_de_1d6_les_mains_de_lenchanteur_auront_une_teinte_cuivrée_les_poings_sont_toujours_considérées_comme_du_combat_à_mains_nues_ce_sort_noffre_pas_de_protection_pour_les_mains"/></text:h>
      <text:p text:style-name="First_20_paragraph">title: "Coup de tonnerre" description: "Appel du tonnerre lors d’un orage" school: Evocation level: 0 concentration: false casting_time: "1 action" duration: "instantanée" range: "1,5 mètres" components: verbal: false somatic: true material: false ritual: false classes:</text:p>
      <text:list text:style-name="L55">
        <text:list-item>
          <text:p text:style-name="P62">Magie</text:p>
        </text:list-item>
        <text:list-item>
          <text:p text:style-name="First_20_paragraph">== Foi</text:p>
          <text:p text:style-name="Text_20_body"><text:span text:style-name="T1">Coût</text:span> : 1 point de Magie ou de Foi</text:p>
        </text:list-item>
      </text:list>
      <text:p text:style-name="Text_20_body">Lors de la présence d’un orage dans les environs où le tonnerre gronde , vous pouvez, en extérieur, en tapant dans vos mains, déclencher le tonnerre autours de vous qui peut créer des dommages jusqu’à 30 mètres. Hormis vous-même, toute créature à portée doit réussir un jet de sauvegarde de Constitution ou subir 1d6 dégâts de tonnerre. Les dégâts de ce sort augmentent de 1d6 lorsque vous atteignez le niveau 5 (2d6), le niveau 11 (3d6) et le niveau 17 (4d6). + — title: "Crainte" description: "Le lanceur de sort inspire la crainte." school: "Enchantement" level: 1 concentration: false casting_time: "1 action" duration: "Jusqu’à 10 minutes" range: "Personnelle" components: verbal: true somatic: false material: false ritual: false classes:</text:p>
      <text:p text:style-name="P63">- Magie --- **Coût** : 6 points de Magie</text:p>
      <text:p text:style-name="First_20_paragraph">Le sorcier cause la crainte à tous ceux qui le regardent. Toute action contre le sorcier se fait dans le doute et impose un <text:a xlink:type="simple" xlink:href="/utiliser-les-caracteristiques/#avantage-et-desavantage" office:name=""><text:span text:style-name="Definition"><text:span text:style-name="T2">désavantage</text:span></text:span></text:a>. Il est très difficile de tenir le regard du sorcier. Pour cela, il faut réussir un <text:a xlink:type="simple" xlink:href="/utiliser-les-caracteristiques/#jets-de-sauvegarde" office:name=""><text:span text:style-name="Definition">jet de sauvegarde</text:span></text:a> de Sagesse.</text:p>
      <text:p text:style-name="Text_20_body">§§§ .hero "<text:span text:style-name="T2">Il était entré dans la taverne et un silence de mort avait immédiatement envahi les lieux. Les habitués des lieux regardaient tout penaud le sol. Je remarquais que moi aussi je cherchais le sol du regard et que la peur m’avait saisi. Je relevais la tête dans un effort qui me parut surhumain et le croisait le regard de l’inconnu. Il leva la main dans ma direction et me salua. Tout sembla revenir à la normal mais les clients ne demandèrent pas leur reste. L’inconnu s’avança et vint s’installer à ma table.</text:span>." + <text:span text:style-name="T1">Souvenirs de Lôchetos Vlatcano, La geste du cercle de la ma nuit</text:span> + §§§ + — title: "Création d’eau" description: "Créé de l’eau pendant la nuit" school: Invocation level: 0 concentration: false casting_time: "1 action" duration: "permanent" range: "contact" components: verbal: true somatic: true material: false ritual: false classes:</text:p>
      <text:list text:style-name="L56">
        <text:list-item>
          <text:p text:style-name="First_20_paragraph">== Foi</text:p>
          <text:p text:style-name="Text_20_body"><text:span text:style-name="T1">Coût</text:span> : 1 point de Foi</text:p>
        </text:list-item>
      </text:list>
      <text:h text:style-name="Heading_20_4" text:outline-level="4"><text:bookmark-start text:name="_ladepte_de_ce_rituel_invoque_par_ses_prière_une_eau_pure_et_potable_semblable_à_leau_de_pluie_dans_un_récipient_quil_a_préalablement_béni_elle_apparaît_au_bout_dune_nuit_dans_nimporte_quel_récipient_capable_de_la_recevoir_ou_au_dessus_dune_zone_trois_fois_plus_large_ce_qui_permet_de_créer_une_fine_pluie_ou_de_remplir_plusieurs_récipients_de_taille_moindre_le_volume_deau_est_de_1_litre_par_niveau"/>L’adepte de ce rituel invoque par ses prière une eau pure et potable, semblable à l’eau de pluie dans un récipient qu’il a préalablement béni. Elle apparaît au bout d’une nuit dans n’importe quel récipient capable de la recevoir, ou au-dessus d’une zone trois fois plus large (ce qui permet de créer une fine pluie ou de remplir plusieurs récipients de taille moindre). Le volume d’eau est de 1 litre par niveau.<text:bookmark-end text:name="_ladepte_de_ce_rituel_invoque_par_ses_prière_une_eau_pure_et_potable_semblable_à_leau_de_pluie_dans_un_récipient_quil_a_préalablement_béni_elle_apparaît_au_bout_dune_nuit_dans_nimporte_quel_récipient_capable_de_la_recevoir_ou_au_dessus_dune_zone_trois_fois_plus_large_ce_qui_permet_de_créer_une_fine_pluie_ou_de_remplir_plusieurs_récipients_de_taille_moindre_le_volume_deau_est_de_1_litre_par_niveau"/></text:h>
      <text:p text:style-name="First_20_paragraph">title: "Création de mort-vivant" description: "Crée des goules au service du PJ." school: "Nécromancie" level: 2 concentration: false casting_time: "1 minute" duration: "instantanée" range: "3 mètres" components: verbal: true somatic: true material: true materials: "un pot d’argile rempli de poussière tombale, un pot d’argile rempli d’eau saumâtre et un onyx noir d’une valeur de 150 po par cadavre" ritual: false classes: - fois - Magie</text:p>
      <text:p text:style-name="Horizontal_20_Line"/>
      <text:p text:style-name="First_20_paragraph"><text:span text:style-name="T1">Coût</text:span> : 12 points de Foi ou de Magie + Ce sort se lance uniquement de nuit. Choisissez jusqu’à trois cadavres de créatures humanoïdes de taille M ou P situés à portée. Chacun se change en goule placée sous votre contrôle. (Le MJ dispose du profil technique de ces créatures).</text:p>
      <text:p text:style-name="Text_20_body">À chacun de vos tours, vous pouvez utiliser une action bonus pour contrôler mentalement les créatures que vous avez animées avec ce sort si elles se trouvent dans un rayon de 36 mètres (si vous en contrôlez plusieurs, vous pouvez en commander une ou plusieurs à la fois, à condition de donner le même ordre à toutes). Vous pouvez décider de l’action que la créature va entreprendre et de l’endroit où elle va se rendre lors de son prochain tour, ou donner des consignes plus génériques, comme de garder une salle ou un couloir. En l’absence d’ordre de votre part, la créature se contente de se défendre contre les créatures hostiles. Dès qu’une créature a reçu un ordre, elle s’y conforme jusqu’à avoir accompli sa tâche.</text:p>
      <text:p text:style-name="Text_20_body">La créature reste sous votre contrôle pendant 24 heures, après quoi elle cesse d’obéir aux ordres que vous lui avez donnés. Pour la maintenir sous votre contrôle pendant 24 heures de plus, vous devez lui relancer ce sort avant que les 24 heures de contrôle en cours ne se soient écoulées. Cette nouvelle utilisation du sort vous permet de réaffirmer votre contrôle sur un maximum de trois créatures que vous avez déjà animées via ce sort au lieu d’en animer de nouvelles.</text:p>
      <text:h text:style-name="Heading_20_4" text:outline-level="4"><text:bookmark-start text:name="_à_plus_haut_niveau_si_vous_lancez_ce_sort_en_utilisant_un_emplacement_de_niveau_adepte_ou_supérieur_vous_pouvez_animer_ou_maintenir_votre_contrôle_sur_quatre_goules_quand_vous_le_lancez_à_partir_dun_emplacement_de_niveau_expert_vous_pouvez_animer_ou_maintenir_votre_contrôle_sur_cinq_goules_ou_deux_blêmes_ou_deux_nécrophages_quand_vous_le_lancez_à_partir_dun_emplacement_de_niveau_maître_vous_pouvez_animer_ou_maintenir_votre_contrôle_sur_six_goules_ou_trois_blêmes_ou_trois_nécrophages_ou_deux_momies"/><text:span text:style-name="T1">À plus haut niveau</text:span>. Si vous lancez ce sort en utilisant un emplacement de niveau Adepte ou supérieur, vous pouvez animer ou maintenir votre contrôle sur quatre goules. Quand vous le lancez à partir d’un emplacement de niveau Expert, vous pouvez animer ou maintenir votre contrôle sur cinq goules ou deux blêmes ou deux nécrophages. Quand vous le lancez à partir d’un emplacement de niveau Maître, vous pouvez animer ou maintenir votre contrôle sur six goules ou trois blêmes ou trois nécrophages ou deux momies.<text:bookmark-end text:name="_à_plus_haut_niveau_si_vous_lancez_ce_sort_en_utilisant_un_emplacement_de_niveau_adepte_ou_supérieur_vous_pouvez_animer_ou_maintenir_votre_contrôle_sur_quatre_goules_quand_vous_le_lancez_à_partir_dun_emplacement_de_niveau_expert_vous_pouvez_animer_ou_maintenir_votre_contrôle_sur_cinq_goules_ou_deux_blêmes_ou_deux_nécrophages_quand_vous_le_lancez_à_partir_dun_emplacement_de_niveau_maître_vous_pouvez_animer_ou_maintenir_votre_contrôle_sur_six_goules_ou_trois_blêmes_ou_trois_nécrophages_ou_deux_momies"/></text:h>
      <text:p text:style-name="First_20_paragraph">title: "Création de nourriture et d’eau" description: "Crée 25 kg de nourriture et 120 litres d’eau en une nuit." school: "Invocation" level: 1 concentration: false casting_time: "1 action" duration: "instantanée" range: "9 mètres" components: verbal: true somatic: true material: false ritual: false classes: - Foi — <text:span text:style-name="T1">Coût</text:span> : 6 point de Foi + Vous créez 25 kilogrammes de nourriture (moisissure) et 120 litres d’eau, soit par terre, soit dans des récipients installés à portée. Le processus prend une nuit complète. Cela suffit à nourrir et abreuver un maximum de quinze personnes ou de cinq montures pendant 24 heures. Les vivres sont fades mais nourrissants. Ils se gâtent si personne ne les a mangés dans les 24 heures suivant leur création. L’eau est claire et ne croupit pas. — title: "Création ou destruction d’eau" description: "Crée ou détruit de l’eau ou fait tomber la pluie." school: "Transmutation" level: 0 concentration: false casting_time: "1 action" duration: "instantanée" range: "9 mètres" components: verbal: true somatic: true material: true materials: "une goutte d’eau pour créer de l’eau ou quelques grains de sable pour en détruire" ritual: false classes: - Foi — <text:span text:style-name="T1">Coût</text:span> : 2 point de Foi + Vous créez ou détruisez de l’eau.</text:p>
      <text:p text:style-name="Text_20_body"><text:span text:style-name="T1">Création d’eau</text:span>. Vous créez jusqu’à 40 litres d’eau potable qui apparaissent à portée, dans un récipient ouvert en une heure pour chaque dizaine de litre. Sinon, l’eau peut tomber en pluie si il y a des nuages dans un cube de 9 mètres d’arête à portée, éteignant toutes les flammes à nu dans la zone.</text:p>
      <text:p text:style-name="Text_20_body"><text:span text:style-name="T1">Destruction d’eau</text:span>. Vous détruisez jusqu’à 40 litres d’eau situés à portée dans un récipient ouvert qui s’évapore en quelques minutes. Sinon, vous pouvez dissiper le brouillard dans un cube de 9 mètres d’arête situé à portée.</text:p>
      <text:h text:style-name="Heading_20_4" text:outline-level="4"><text:bookmark-start text:name="_à_plus_haut_niveau_si_vous_lancez_ce_sort_en_utilisant_un_emplacement_de_niveau_disciple_ou_supérieur_vous_créez_ou_détruisez_40_litres_deau_de_plus_ou_bien_larête_du_cube_affecté_augmente_de_150_mètre_par_niveau_au_delà_du_niveau_de_novice"/><text:span text:style-name="T1">À plus haut niveau</text:span>. Si vous lancez ce sort en utilisant un emplacement de niveau Disciple ou supérieur, vous créez ou détruisez 40 litres d’eau de plus, ou bien l’arête du cube affecté augmente de 1,50 mètre par niveau au-delà du niveau de Novice.<text:bookmark-end text:name="_à_plus_haut_niveau_si_vous_lancez_ce_sort_en_utilisant_un_emplacement_de_niveau_disciple_ou_supérieur_vous_créez_ou_détruisez_40_litres_deau_de_plus_ou_bien_larête_du_cube_affecté_augmente_de_150_mètre_par_niveau_au_delà_du_niveau_de_novice"/></text:h>
      <text:p text:style-name="First_20_paragraph">title: "Croissance d’épines" description: "Transforme le sol en terrain difficile qui inflige 1d6 dégâts." school: "Transmutation" level: 0 concentration: true casting_time: "1 action" duration: "jusqu’à 10 minutes" range: "45 mètres" components: verbal: true somatic: true material: true materials: "sept épines acérées ou sept brindilles taillées en pointe" ritual: false classes: - Foi — <text:span text:style-name="T1">Coût</text:span> : 4 point de Foi + Dans une zone de 6 mètres de rayon centrée sur un point à portée, le sol se met à se déformer et donne naissance à un tapis de pointes et d’épines. La zone se mue en terrain difficile pendant toute la durée du sort. Quand une créature entre dans la zone ou s’y déplace, elle reçoit 1d6 dégâts perforants par tranche de 1,50 mètre parcouru.</text:p>
      <text:h text:style-name="Heading_20_4" text:outline-level="4"><text:bookmark-start text:name="_la_transformation_du_sol_est_camouflée_de_manière_à_ce_que_le_terrain_ait_lair_naturel_une_créature_dans_lincapacité_de_voir_la_zone_au_moment_de_lincantation_doit_réussir_un_test_de_sagesse_perception_contre_le_dd_du_jet_de_sauvegarde_de_votre_sort_pour_remarquer_que_le_terrain_est_dangereux_avant_dy_entrer"/>La transformation du sol est camouflée, de manière à ce que le terrain ait l’air naturel. Une créature dans l’incapacité de voir la zone au moment de l’incantation doit réussir un test de Sagesse (Perception) contre le DD du <text:a xlink:type="simple" xlink:href="/utiliser-les-caracteristiques/#jets-de-sauvegarde" office:name=""><text:span text:style-name="Definition">jet de sauvegarde</text:span></text:a> de votre sort pour remarquer que le terrain est dangereux avant d’y entrer.<text:bookmark-end text:name="_la_transformation_du_sol_est_camouflée_de_manière_à_ce_que_le_terrain_ait_lair_naturel_une_créature_dans_lincapacité_de_voir_la_zone_au_moment_de_lincantation_doit_réussir_un_test_de_sagesse_perception_contre_le_dd_du_jet_de_sauvegarde_de_votre_sort_pour_remarquer_que_le_terrain_est_dangereux_avant_dy_entrer"/></text:h>
      <text:p text:style-name="First_20_paragraph">title: "Croissance végétale" description: "Rend la végétation plus touffue ou plus luxuriante." school: "Transmutation" level: 1 concentration: false casting_time: "1 action ou 8 heures" duration: "instantanée" range: "45 mètres" components: verbal: true somatic: true material: false ritual: false classes: - Foi — <text:span text:style-name="T1">Coût</text:span> : 6 point de Foi + Ce sort décuple la vitalité des plantes d’une zone donnée. Le sort a deux modes d’utilisation, l’un apportant des bénéfices immédiats, l’autre sur le long terme.</text:p>
      <text:p text:style-name="Text_20_body"><text:span text:style-name="T1">Si vous lancez ce sort en une action, choisissez un point à portée</text:span>. Toutes les plantes ordinaires situées dans un rayon de 30 mètres autour de ce point deviennent particulièrement touffues et la végétation s’épaissit. Une créature qui se déplace dans cette zone doit dépenser 1,20 mètre de déplacement pour parcourir 30 centimètres.</text:p>
      <text:p text:style-name="Text_20_body">Vous pouvez exclure une ou plusieurs portions, de n’importe quelle taille, de la zone affectée par le sort.</text:p>
      <text:h text:style-name="Heading_20_4" text:outline-level="4"><text:bookmark-start text:name="_si_vous_lancez_le_sort_sur_une_période_de_huit_heures_vous_enrichissez_la_terre_toute_la_végétation_dans_un_rayon_de_800_mètres_autour_dun_point_de_votre_choix_situé_à_portée_devient_luxuriante_pendant_un_an_elle_donne_deux_fois_plus_de_nourriture_que_la_normale_lors_de_la_récolte"/><text:span text:style-name="T1">Si vous lancez le sort sur une période de huit heures, vous enrichissez la terre</text:span>. Toute la végétation dans un rayon de 800 mètres autour d’un point de votre choix situé à portée devient luxuriante pendant un an. Elle donne deux fois plus de nourriture que la normale lors de la récolte.<text:bookmark-end text:name="_si_vous_lancez_le_sort_sur_une_période_de_huit_heures_vous_enrichissez_la_terre_toute_la_végétation_dans_un_rayon_de_800_mètres_autour_dun_point_de_votre_choix_situé_à_portée_devient_luxuriante_pendant_un_an_elle_donne_deux_fois_plus_de_nourriture_que_la_normale_lors_de_la_récolte"/></text:h>
      <text:p text:style-name="First_20_paragraph">title: "Danse irrésistible" description: "La cible danse sans cesse et subit un <text:span text:style-name="T2">désavantage</text:span>." school: "Enchantement" level: 2 concentration: true casting_time: "1 action" duration: "jusqu’à 1 minute" range: "9 mètres" components: verbal: true somatic: false material: false ritual: false classes: - Magie — <text:span text:style-name="T1">Coût</text:span> : 12 points de Magie + Choisissez une créature située à portée et dans votre champ de vision. La cible entame une danse comique, se mettant à taper du pied et à caracoler sur place. Les créatures qui ne peuvent être sont immunisées contre ce sort.</text:p>
      <text:h text:style-name="Heading_20_4" text:outline-level="4"><text:bookmark-start text:name="_une_fois_que_la_créature_sest_mise_à_danser_elle_doit_dépenser_la_totalité_de_son_déplacement_pour_danser_sans_quitter_son_espace_de_plus_elle_souffre_dun_désavantage_lors_des_jets_de_sauvegarde_de_dextérité_et_des_jets_dattaque_tant_que_la_cible_est_affectée_par_ce_sort_les_autres_créatures_bénéficient_dun_avantage_lors_de_leurs_jets_dattaque_contre_elle_une_créature_en_train_de_danser_peut_utiliser_son_action_pour_effectuer_un_jet_de_sauvegarde_de_sagesse_et_reprendre_le_contrôle_de_son_corps_si_elle_réussit_le_sort_se_termine"/>Une fois que la créature s’est mise à danser, elle doit dépenser la totalité de son déplacement pour danser sans quitter son espace. De plus, elle souffre d’un <text:a xlink:type="simple" xlink:href="/utiliser-les-caracteristiques/#avantage-et-desavantage" office:name=""><text:span text:style-name="Definition"><text:span text:style-name="T2">désavantage</text:span></text:span></text:a> lors des jets de sauvegarde de Dextérité et des jets d’attaque. Tant que la cible est affectée par ce sort, les autres créatures bénéficient d’un <text:a xlink:type="simple" xlink:href="/utiliser-les-caracteristiques/#avantage-et-desavantage" office:name=""><text:span text:style-name="Definition"><text:span text:style-name="T2">avantage</text:span></text:span></text:a> lors de leurs jets d’attaque contre elle. Une créature en train de danser peut utiliser son action pour effectuer un <text:a xlink:type="simple" xlink:href="/utiliser-les-caracteristiques/#jets-de-sauvegarde" office:name=""><text:span text:style-name="Definition">jet de sauvegarde</text:span></text:a> de Sagesse et reprendre le contrôle de son corps. Si elle réussit, le sort se termine.<text:bookmark-end text:name="_une_fois_que_la_créature_sest_mise_à_danser_elle_doit_dépenser_la_totalité_de_son_déplacement_pour_danser_sans_quitter_son_espace_de_plus_elle_souffre_dun_désavantage_lors_des_jets_de_sauvegarde_de_dextérité_et_des_jets_dattaque_tant_que_la_cible_est_affectée_par_ce_sort_les_autres_créatures_bénéficient_dun_avantage_lors_de_leurs_jets_dattaque_contre_elle_une_créature_en_train_de_danser_peut_utiliser_son_action_pour_effectuer_un_jet_de_sauvegarde_de_sagesse_et_reprendre_le_contrôle_de_son_corps_si_elle_réussit_le_sort_se_termine"/></text:h>
      <text:p text:style-name="First_20_paragraph">title: "Déblocage" description: "Permet d’ouvrir une serrure, supprime temporairement <text:span text:style-name="T2">verrou magique</text:span>." school: "Transmutation" level: 0 concentration: false casting_time: "1 action" duration: "instantanée" range: "18 mètres" components: verbal: true somatic: false material: false ritual: false classes: - Magie — <text:span text:style-name="T1">Coût</text:span> : 4 point de Magie + Choisissez un objet situé à portée et dans votre champ de vision. Ce peut être une porte, une boîte, un coffre, des menottes, un cadenas ou un autre objet disposant d’un système de fermeture ordinaire ou magique.</text:p>
      <text:p text:style-name="Text_20_body">Une cible fermée par une serrure ordinaire, coincée ou bloquée par une barre se déverrouille ou se débloque. Si l’objet a plusieurs serrures, le sort en ouvre une seule. Si vous visez une cible fermée par un , ce dernier est supprimé pendant 10 minutes, au cours desquelles on peut ouvrir et fermer la cible normalement.</text:p>
      <text:h text:style-name="Heading_20_4" text:outline-level="4"><text:bookmark-start text:name="_quand_vous_lancez_le_sort_un_cliquetis_émane_de_lobjet_et_retentit_si_fort_quon_lentend_dans_un_rayon_de_90_mètres"/>Quand vous lancez le sort, un cliquetis émane de l’objet et retentit si fort qu’on l’entend dans un rayon de 90 mètres.<text:bookmark-end text:name="_quand_vous_lancez_le_sort_un_cliquetis_émane_de_lobjet_et_retentit_si_fort_quon_lentend_dans_un_rayon_de_90_mètres"/></text:h>
      <text:p text:style-name="First_20_paragraph">title: "Déchirure de l’âme'" description: "Déchire l’âme de l’adversaire" school: "Enchantement" level: 3 concentration: false casting_time: "1 heure" duration: "10 minutes" range: "1 km par niveau" components: verbal: true somatic: true material: true materials: "une émeraude d’une valeur de 500po" ritual: false classes: - Foi — <text:span text:style-name="T1">Coût</text:span> : 12 points de Foi + Ce sort permet de gêner par des souffrances mentales une cible connue par le sorcier. Par de longues invocations, le lanceur de sort désigne sa cible dans les limites de la portée du sort. Celle-ci doit réussi un <text:a xlink:type="simple" xlink:href="/utiliser-les-caracteristiques/#jets-de-sauvegarde" office:name=""><text:span text:style-name="Definition">jet de sauvegarde</text:span></text:a> de Sagesse ou subir 4d6 de dégâts de points d’action (PA), points d’honneur(PH), de points de Magie(PM) et de points de Foi (PF). Ce sort brûle l’intime de la cible, les mages et les prêtres le redoute mais même les guerriers peuvent en subir les préjudices.</text:p>
      <text:p text:style-name="Text_20_body">§§§ .hero "<text:span text:style-name="T2">L’homme était tombé de son trône et sa couronne avait roulé dans la pièce avant de s’immobiliser dans un bruit métallique très désagrable. Le Genos que je servais pour la saison m’injuriait et me suppliait de mettre fin à ses douleurs. Je n’y étais pour rien. Quelle idée d’avoir battu et rejeté un voyageur du château en ignorant qu’il s’agissait d’un Sorser. L’individu n’était plus là depuis une journée au moins mais visiblement la distance ne l’empêchait pas d’assouvir sa vengeance</text:span>." + <text:span text:style-name="T1">Souvenirs de Gwion Gornoc, Comme un hibou dans la nuit</text:span> + §§§ + — title: "Déguisement" description: "Modifie l’apparence du PJ." school: "Illusion" level: 0 concentration: false casting_time: "1 action" duration: "1 heure" range: "personnelle" components: verbal: true somatic: true material: false ritual: false classes: - Magie — <text:span text:style-name="T1">Coût</text:span> : 2 point de Magie + Vous faites en sorte que votre personne (y compris vos vêtements, votre armure, vos armes et les autres objets en votre possession) prenne une apparence différente jusqu’à la fin du sort ou jusqu’à ce que vous utilisiez une action pour y mettre un terme. Vous pouvez passer pour une personne de 30 centimètres de plus ou de moins, sembler gros, maigre ou entre les deux. Vous ne pouvez pas changer de morphologie, vous devez choisir une forme possédant la même conformation que vous au niveau des membres. En dehors de cela, les détails de l’illusion sont laissés à votre imagination.</text:p>
      <text:p text:style-name="Text_20_body">Les changements qu’apporte le sort ne résistent pas à un examen physique. Par exemple, si vous l’utilisez pour ajouter un chapeau à votre tenue, les objets passent au travers et toute personne qui essaie de le toucher ne sentira que de l’air, ou des cheveux et un crâne. Si vous utilisez le sort pour paraître plus mince qu’en réalité, la main de quelqu’un qui tente de vous toucher se heurtera à vous alors que, visuellement, elle semble encore dans le vide.</text:p>
      <text:h text:style-name="Heading_20_4" text:outline-level="4"><text:bookmark-start text:name="_pour_percer_votre_déguisement_à_jour_une_créature_peut_dépenser_une_action_pour_vous_examiner_elle_doit_alors_réussir_un_test_dintelligence_investigation_contre_le_dd_du_jet_de_sauvegarde_du_sort"/>Pour percer votre déguisement à jour, une créature peut dépenser une action pour vous examiner. Elle doit alors réussir un test d’Intelligence (Investigation) contre le DD du <text:a xlink:type="simple" xlink:href="/utiliser-les-caracteristiques/#jets-de-sauvegarde" office:name=""><text:span text:style-name="Definition">jet de sauvegarde</text:span></text:a> du sort.<text:bookmark-end text:name="_pour_percer_votre_déguisement_à_jour_une_créature_peut_dépenser_une_action_pour_vous_examiner_elle_doit_alors_réussir_un_test_dintelligence_investigation_contre_le_dd_du_jet_de_sauvegarde_du_sort"/></text:h>
      <text:p text:style-name="First_20_paragraph">title: "Demi-plan" description: "Crée un demi-plan dans lequel des créatures peuvent s’enfermer." school: "Invocation" level: 4 concentration: false casting_time: "1 action" duration: "1 heure" range: "18 mètres" components: verbal: false somatic: true material: false ritual: false classes: - Magie + — <text:span text:style-name="T1">Coût</text:span> : 16 point de Magie + Vous créez une porte floue sur une surface plate et solide située à portée et dans votre champ de vision. Elle est assez large pour laisser passer sans mal des créatures de taille M. Quand quelqu’un ouvre la porte, elle donne sur un demi-plan ressemblant à une pièce vide de 9 mètres de côté (dans toutes les dimensions) faite de bois ou de pierre. La porte disparaît quand le sort se termine et les créatures et les objets encore dans le demi-plan y restent piégés, car elle s’efface aussi de leur côté.</text:p>
      <text:h text:style-name="Heading_20_4" text:outline-level="4"><text:bookmark-start text:name="_vous_pouvez_créer_un_nouveau_demi_plan_pour_chaque_incantation_du_sort_ou_relier_la_porte_à_un_demi_plan_que_vous_avez_précédemment_créé_via_ce_sort_de_plus_si_vous_connaissez_la_nature_et_le_contenu_dun_demi_plan_quune_autre_créature_a_créé_grâce_à_ce_sort_vous_pouvez_lui_relier_votre_propre_porte"/>Vous pouvez créer un nouveau demi-plan pour chaque incantation du sort ou relier la porte à un demi-plan que vous avez précédemment créé via ce sort. De plus, si vous connaissez la nature et le contenu d’un demi-plan qu’une autre créature a créé grâce à ce sort, vous pouvez lui relier votre propre porte.<text:bookmark-end text:name="_vous_pouvez_créer_un_nouveau_demi_plan_pour_chaque_incantation_du_sort_ou_relier_la_porte_à_un_demi_plan_que_vous_avez_précédemment_créé_via_ce_sort_de_plus_si_vous_connaissez_la_nature_et_le_contenu_dun_demi_plan_quune_autre_créature_a_créé_grâce_à_ce_sort_vous_pouvez_lui_relier_votre_propre_porte"/></text:h>
      <text:p text:style-name="First_20_paragraph">title: "Déperlance" description: "Protège des éclaboussures" school: Transmutation level: 0 concentration: false casting_time: "1 minute" duration: "variable voire description" range: "personnelle" components: verbal: true somatic: true material: false materials: ritual: false classes:</text:p>
      <text:list text:style-name="L57">
        <text:list-item>
          <text:p text:style-name="P65">Magie source: "Gwion" — <text:span text:style-name="T1">Coût</text:span> : 1 points de Magie</text:p>
        </text:list-item>
      </text:list>
      <text:h text:style-name="Heading_20_4" text:outline-level="4"><text:bookmark-start text:name="_ce_sort_permet_de_rendre_une_surface_comme_les_pages_dun_livre_ou_bien_une_cape_déperlante_la_magicien_doit_incanter_durant_1_minute_sur_la_surface_à_rendre_déperlante_lobjet_enchanté_devient_alors_déperlant_durant_1d6_heure_au_niveau_1_3d6_heures_au_niveau_3_1d6_jours_au_niveau_6_2d6_jours_au_niveau_9_1d6_semaines_au_niveau_12_3d6_semaines_au_niveau_15_1d6_mois_au_niveau_18_et_au_niveau_20_jusquà_ce_que_le_sort_soit_dissipé"/>Ce sort permet de rendre une surface comme les pages d’un livre ou bien une cape, déperlante. La magicien doit incanter durant 1 minute sur la surface à rendre déperlante. L’objet enchanté devient alors déperlant durant 1d6 heure au niveau 1, 3d6 heures au niveau 3, 1d6 jours au niveau 6, 2d6 jours au niveau 9, 1d6 semaines au niveau 12, 3d6 semaines au niveau 15, 1d6 mois au niveau 18 et au niveau 20 jusqu’à ce que le sort soit dissipé.<text:bookmark-end text:name="_ce_sort_permet_de_rendre_une_surface_comme_les_pages_dun_livre_ou_bien_une_cape_déperlante_la_magicien_doit_incanter_durant_1_minute_sur_la_surface_à_rendre_déperlante_lobjet_enchanté_devient_alors_déperlant_durant_1d6_heure_au_niveau_1_3d6_heures_au_niveau_3_1d6_jours_au_niveau_6_2d6_jours_au_niveau_9_1d6_semaines_au_niveau_12_3d6_semaines_au_niveau_15_1d6_mois_au_niveau_18_et_au_niveau_20_jusquà_ce_que_le_sort_soit_dissipé"/></text:h>
      <text:p text:style-name="First_20_paragraph">title: "Désintégration" description: "Rayon qui inflige 10d6+40 dégâts et peut désintégrer sa cible." school: "Transmutation" level: 2 concentration: false casting_time: "1 action" duration: "instantanée" range: "18 mètres" components: verbal: true somatic: true material: true materials: "de la magnétite et une pincée de poussière" ritual: false classes: - Magie — <text:span text:style-name="T1">Coût</text:span> : 12 point de Magie + Vous pointez le doigt vers une cible située dans votre champ de vision et à portée. La cible peut être une créature, un objet ou une création de force magique, comme une barrière issue d’un .</text:p>
      <text:p text:style-name="Text_20_body">Une créature visée par ce sort doit faire un <text:a xlink:type="simple" xlink:href="/utiliser-les-caracteristiques/#jets-de-sauvegarde" office:name=""><text:span text:style-name="Definition">jet de sauvegarde</text:span></text:a> de Dextérité. Si elle le rate, elle subit 10d6+40 dégâts de force. Si ces dégâts la réduisent à 0 point d’action, elle est désintégrée.</text:p>
      <text:p text:style-name="Text_20_body">Une créature désintégrée est réduite à l’état de fine poussière grise, tout comme tous les objets qu’elle porte et transporte, à l’exception des objets magiques.</text:p>
      <text:p text:style-name="Text_20_body">Ce sort désintègre automatiquement les objets non magiques de taille G ou inférieure et les créations magiques de force. Si la cible est un objet de taille TG ou supérieure, le sort désintègre un cube de 3 mètres d’arête au sein de l’objet. Ce sort reste sans effet sur les objets magiques.</text:p>
      <text:h text:style-name="Heading_20_4" text:outline-level="4"><text:bookmark-start text:name="_à_plus_haut_niveau_si_vous_lancez_ce_sort_en_utilisant_un_emplacement_de_niveau_adepte_ou_supérieur_les_dégâts_augmentent_de_3d6_par_niveau_au_delà_du_niveau_apprenti"/><text:span text:style-name="T1">À plus haut niveau</text:span>. Si vous lancez ce sort en utilisant un emplacement de niveau Adepte ou supérieur, les dégâts augmentent de 3d6 par niveau au-delà du niveau Apprenti.<text:bookmark-end text:name="_à_plus_haut_niveau_si_vous_lancez_ce_sort_en_utilisant_un_emplacement_de_niveau_adepte_ou_supérieur_les_dégâts_augmentent_de_3d6_par_niveau_au_delà_du_niveau_apprenti"/></text:h>
      <text:p text:style-name="First_20_paragraph">title: "Dessiccation" description: "Dessèche une créature qui subit 2d6 dégâts nécrotiques par round." school: "Transmutation" level: 0 concentration: true casting_time: "1 action" duration: "jusqu’à 1 minute" range: "18 mètres" components: verbal: true somatic: true material: true materials: "une goutte d’eau" ritual: false classes: - Magie — <text:span text:style-name="T1">Coût</text:span> : 4 point de Magie + Vous désignez une cible vivante à portée du sort et tant que vous vous concentrez, l’eau contenue dans son corps s’écoule par ses yeux, sa bouche, ses oreilles ou les pores de sa peau. Au début de chacun de ses tours, la cible doit réussir un <text:a xlink:type="simple" xlink:href="/utiliser-les-caracteristiques/#jets-de-sauvegarde" office:name=""><text:span text:style-name="Definition">jet de sauvegarde</text:span></text:a> de Constitution ou subir 2d6 dégâts nécrotiques. Une sauvegarde réussie réduit ces dégâts de moitié.</text:p>
      <text:p text:style-name="Text_20_body">Les morts-vivants, les créatures artificielles et les élémentaires sont immunisés à ce sort.</text:p>
      <text:h text:style-name="Heading_20_4" text:outline-level="4"><text:bookmark-start text:name="_à_plus_haut_niveau_lorsque_vous_lancez_ce_sort_en_utilisant_un_emplacement_de_sort_de_niveau_disciple_ou_supérieur_vous_pouvez_affecter_une_cible_supplémentaire_par_niveau_demplacement_au_delà_du_niveau_novice"/><text:span text:style-name="T1">À plus haut niveau</text:span>. Lorsque vous lancez ce sort en utilisant un emplacement de sort de niveau Disciple ou supérieur, vous pouvez affecter une cible supplémentaire par niveau d’emplacement au-delà du niveau Novice.<text:bookmark-end text:name="_à_plus_haut_niveau_lorsque_vous_lancez_ce_sort_en_utilisant_un_emplacement_de_sort_de_niveau_disciple_ou_supérieur_vous_pouvez_affecter_une_cible_supplémentaire_par_niveau_demplacement_au_delà_du_niveau_novice"/></text:h>
      <text:p text:style-name="First_20_paragraph">title: "Destruction d’esprit" description: "Sort qui permet d’atteindre un esprit" school: Nécromancie level: 0 concentration: false casting_time: "1 action" duration: "instantanée" range: "18 mètres" components: verbal: false somatic: true material: false ritual: false classes:</text:p>
      <text:list text:style-name="L58">
        <text:list-item>
          <text:p text:style-name="P66">Magie</text:p>
        </text:list-item>
      </text:list>
      <text:p text:style-name="Horizontal_20_Line"/>
      <text:p text:style-name="First_20_paragraph"><text:span text:style-name="T1">Coût</text:span> : 1 point de Magie</text:p>
      <text:h text:style-name="Heading_20_4" text:outline-level="4"><text:bookmark-start text:name="_ce_sort_génère_une_onde_dénergie_positive_le_personnage_doit_toucher_lesprit_à_laide_dune_attaque_de_contact_à_distance_sil_y_parvient_lesprit_subit_1d6_points_de_dégâts"/>Ce sort génère une onde d’énergie positive. Le personnage doit toucher l’esprit à l’aide d’une <text:a xlink:type="simple" xlink:href="/combattre/#jets-d-attaque" office:name=""><text:span text:style-name="Definition">attaque</text:span></text:a> de contact à distance. S’il y parvient, l’esprit subit 1d6 points de dégâts.<text:bookmark-end text:name="_ce_sort_génère_une_onde_dénergie_positive_le_personnage_doit_toucher_lesprit_à_laide_dune_attaque_de_contact_à_distance_sil_y_parvient_lesprit_subit_1d6_points_de_dégâts"/></text:h>
      <text:p text:style-name="First_20_paragraph">title: "Détection de la magie" description: "Le PJ perçoit la présence de magie dans un rayon de 9 mètres." school: "Divination" level: 0 concentration: true casting_time: "1 action" duration: "jusqu’à 10 minutes" range: "personnelle" components: verbal: true somatic: true material: false ritual: true classes: - Foi - Magie — <text:span text:style-name="T1">Coût</text:span> : 4 points de Foi ou de Magie + Pendant toute la durée du sort, vous percevez la présence de magie dans un rayon de 9 mètres autour de vous. Si vous percevez ainsi la magie, vous pouvez utiliser votre action pour discerner une faible aura autour d’une créature ou d’un objet visible dans la zone et imprégné de magie. Vous découvrez aussi à quelle école appartient cette magie, le cas échéant.</text:p>
      <text:h text:style-name="Heading_20_4" text:outline-level="4"><text:bookmark-start text:name="_le_sort_ignore_la_plupart_des_obstacles_mais_il_ne_peut_pas_franchir_30_centimètres_de_pierre_25_centimètres_de_métal_ordinaire_une_mince_feuille_de_plomb_ni_1_mètre_de_bois_ou_de_terre"/>Le sort ignore la plupart des obstacles, mais il ne peut pas franchir 30 centimètres de pierre, 2,5 centimètres de métal ordinaire, une mince feuille de plomb, ni 1 mètre de bois ou de terre.<text:bookmark-end text:name="_le_sort_ignore_la_plupart_des_obstacles_mais_il_ne_peut_pas_franchir_30_centimètres_de_pierre_25_centimètres_de_métal_ordinaire_une_mince_feuille_de_plomb_ni_1_mètre_de_bois_ou_de_terre"/></text:h>
      <text:p text:style-name="First_20_paragraph">title: "Détection des pensées" description: "Permet de lire les pensées de certaines créatures." school: "Divination" level: 0 concentration: true casting_time: "1 action" duration: "jusqu’à 1 minute" range: "personnelle" components: verbal: true somatic: true material: true materials: "une pièce de cuivre" ritual: false classes: - Magie — <text:span text:style-name="T1">Coût</text:span> : 4 points de Magie + Pendant toute la durée du sort, vous parvenez à lire les pensées de certaines créatures. Quand vous lancez ce sort, puis en tant qu’action à votre tour jusqu’à la fin du sort, vous pouvez focaliser vos pensées sur une créature située à moins de 9 mètres dans votre champ de vision. Si elle dispose d’une Intelligence de 3 ou moins ou ne parle aucune langue, elle n’est pas affectée.</text:p>
      <text:p text:style-name="Text_20_body">Au départ, vous découvrez les pensées superficielles de la créature, c’est-à-dire ce qu’elle a à l’esprit à ce moment-là. Par une action, vous pouvez porter votre attention sur les pensées d’une autre créature ou tenter de vous enfoncer plus profondément dans l’esprit de celle que vous sondez actuellement. Dans ce cas, cette créature doit effectuer un <text:a xlink:type="simple" xlink:href="/utiliser-les-caracteristiques/#jets-de-sauvegarde" office:name=""><text:span text:style-name="Definition">jet de sauvegarde</text:span></text:a> de Sagesse. Si elle réussit, le sort se termine. Sinon, vous avez un aperçu de son mode de raisonnement (le cas échéant), de son état émotionnel ou de ce qui occupe une place importante dans son esprit (par exemple, quelque chose qui l’inquiète fortement, qu’elle aime, qu’elle déteste…​). Dans les deux cas, la cible sait que vous sondez son esprit et, à moins que vous ne tourniez votre attention vers une autre créature, votre cible peut utiliser son action à son tour pour faire un test d’Intelligence opposé au vôtre. Si elle réussit, le sort se termine.</text:p>
      <text:p text:style-name="Text_20_body">Les questions directement posées à l’oral à une cible orientent naturellement le cours de ses pensées, ce sort est donc particulièrement utile lors d’un interrogatoire.</text:p>
      <text:p text:style-name="Text_20_body">Vous pouvez aussi utiliser ce sort pour détecter la présence de créatures intelligentes que vous ne voyez pas. Vous pouvez chercher les pensées qui se trouvent dans un rayon de 9 mètres autour de vous au moment où vous lancez ce sort ou bien par une action tandis que le sort est actif. Le sort peut franchir des obstacles, mais il est arrêté par 60 centimètres de roche, 2,5 centimètres de métal autre que le plomb ou une mince feuille de plomb. Vous ne pouvez pas repérer les créatures dotées d’une Intelligence de 3 ou moins, ni celles qui ne parlent aucune langue.</text:p>
      <text:h text:style-name="Heading_20_4" text:outline-level="4"><text:bookmark-start text:name="_une_fois_que_vous_avez_ainsi_détecté_la_présence_dune_créature_vous_pouvez_lire_ses_pensées_pendant_le_reste_de_la_durée_du_sort_comme_expliqué_plus_haut_même_si_vous_ne_la_voyez_pas_mais_elle_doit_tout_de_même_se_trouver_à_portée"/>Une fois que vous avez ainsi détecté la présence d’une créature, vous pouvez lire ses pensées pendant le reste de la durée du sort, comme expliqué plus haut, même si vous ne la voyez pas, mais elle doit tout de même se trouver à portée.<text:bookmark-end text:name="_une_fois_que_vous_avez_ainsi_détecté_la_présence_dune_créature_vous_pouvez_lire_ses_pensées_pendant_le_reste_de_la_durée_du_sort_comme_expliqué_plus_haut_même_si_vous_ne_la_voyez_pas_mais_elle_doit_tout_de_même_se_trouver_à_portée"/></text:h>
      <text:p text:style-name="First_20_paragraph">title: "Détection du mal et du bien" description: "Détecte les créatures bénéfiques ou maléfiques par nature." school: "Divination" level: 0 concentration: true casting_time: "1 action" duration: "jusqu’à 10 minutes" range: "personnelle" components: verbal: true somatic: true material: false ritual: false classes: - Foi — <text:span text:style-name="T1">Coût</text:span> : 2 points de Foi + Pendant toute la durée du sort, vous savez s’il y a une aberration, un céleste, un élémentaire, une fée, un fiélon ou un mort-vivant dans un rayon de 9 mètres autour de vous et vous savez précisément où il se trouve. De même, vous savez si un lieu ou un objet situé dans un rayon de 9 mètres a été consacré ou profané.</text:p>
      <text:h text:style-name="Heading_20_4" text:outline-level="4"><text:bookmark-start text:name="_le_sort_ignore_la_plupart_des_obstacles_mais_il_ne_peut_pas_franchir_30_centimètres_de_pierre_25_centimètres_de_métal_ordinaire_une_mince_feuille_de_plomb_ni_1_mètre_de_bois_ou_de_terre_2"/>Le sort ignore la plupart des obstacles, mais il ne peut pas franchir 30 centimètres de pierre, 2,5 centimètres de métal ordinaire, une mince feuille de plomb, ni 1 mètre de bois ou de terre.<text:bookmark-end text:name="_le_sort_ignore_la_plupart_des_obstacles_mais_il_ne_peut_pas_franchir_30_centimètres_de_pierre_25_centimètres_de_métal_ordinaire_une_mince_feuille_de_plomb_ni_1_mètre_de_bois_ou_de_terre_2"/></text:h>
      <text:p text:style-name="First_20_paragraph">title: "Détection du poison et des maladies" description: "Permet de repérer des substances toxiques ou des maladies" school: Divination level: 0 concentration: true casting_time: "1 action" duration: "concentration, jusqu’à 10 minutes" range: "personnelle" components: verbal: true somatic: true material: true materials: " Un brin d’if" ritual: false classes:</text:p>
      <text:list text:style-name="L59">
        <text:list-item>
          <text:p text:style-name="P67">Magie</text:p>
        </text:list-item>
        <text:list-item>
          <text:p text:style-name="First_20_paragraph">== Foi</text:p>
          <text:p text:style-name="Text_20_body"><text:span text:style-name="T1">Coût</text:span> : 2 points de Magie ou de Foi</text:p>
        </text:list-item>
      </text:list>
      <text:p text:style-name="Text_20_body">Pendant toute la durée du sort, vous percevez la présence de poisons, de créatures venimeuses et de maladies dans un rayon de 9 mètres autour de vous. Vous déterminez également leur emplacement et identifiez à chaque fois le type de poison, de créature ou de maladie concerné.</text:p>
      <text:h text:style-name="Heading_20_4" text:outline-level="4"><text:bookmark-start text:name="_le_sort_ignore_la_plupart_des_obstacles_mais_il_ne_peut_pas_franchir_30_centimètres_de_pierre_25_centimètres_de_métal_ordinaire_une_mince_feuille_de_plomb_ni_1_mètre_de_bois_ou_de_terre_3"/>Le sort ignore la plupart des obstacles, mais il ne peut pas franchir 30 centimètres de pierre, 2,5 centimètres de métal ordinaire, une mince feuille de plomb, ni 1 mètre de bois ou de terre.<text:bookmark-end text:name="_le_sort_ignore_la_plupart_des_obstacles_mais_il_ne_peut_pas_franchir_30_centimètres_de_pierre_25_centimètres_de_métal_ordinaire_une_mince_feuille_de_plomb_ni_1_mètre_de_bois_ou_de_terre_3"/></text:h>
      <text:p text:style-name="First_20_paragraph">title: "Dissipation de la magie" description: "Annule un effet magique ou un sort." school: "Abjuration" level: 1 concentration: false casting_time: "1 action" duration: "instantanée" range: "36 mètres" components: verbal: true somatic: true material: false ritual: false classes: - Foi - Magie — <text:span text:style-name="T1">Coût</text:span> : 6 points de Foi ou de Magie Choisissez une créature, un objet ou un effet magique à portée. Tout sort de niveau 3 ou inférieur qui l’affecte se termine. Si la cible est affectée par un sort de niveau 4 ou plus, faites un <text:a xlink:type="simple" xlink:href="/utiliser-les-caracteristiques/#tests-de-caracteristique" office:name=""><text:span text:style-name="Definition">test de caractéristique</text:span></text:a> en utilisant votre caractéristique d’incantation. Le DD est de 10 + niveau du sort. Ce dernier se termine si vous réussissez votre test.</text:p>
      <text:h text:style-name="Heading_20_4" text:outline-level="4"><text:bookmark-start text:name="_à_plus_haut_niveau_si_vous_lancez_ce_sort_en_utilisant_un_emplacement_de_niveau_dapprenti_ou_supérieur_vous_mettez_automatiquement_un_terme_à_un_sort_affectant_la_cible_quand_le_niveau_de_ce_sort_est_égal_ou_inférieur_au_niveau_du_sort_que_vous_utilisez"/><text:span text:style-name="T1">À plus haut niveau</text:span>. Si vous lancez ce sort en utilisant un emplacement de niveau d’Apprenti ou supérieur, vous mettez automatiquement un terme à un sort affectant la cible quand le niveau de ce sort est égal ou inférieur au niveau du sort que vous utilisez.<text:bookmark-end text:name="_à_plus_haut_niveau_si_vous_lancez_ce_sort_en_utilisant_un_emplacement_de_niveau_dapprenti_ou_supérieur_vous_mettez_automatiquement_un_terme_à_un_sort_affectant_la_cible_quand_le_niveau_de_ce_sort_est_égal_ou_inférieur_au_niveau_du_sort_que_vous_utilisez"/></text:h>
      <text:p text:style-name="First_20_paragraph">title: "Dissipation du mal et du bien" description: "Protège le PJ contre les attaques de certaines créatures." school: "Abjuration" level: 2 concentration: true casting_time: "1 action" duration: "jusqu’à 1 minute" range: "personnelle" components: verbal: true somatic: true material: true materials: "eau bénite ou poudre d’argent et de fer" ritual: false classes: - Foi — <text:span text:style-name="T1">Coût</text:span> : 10 points de Foi + Une énergie vous entoure et vous protège contre les fées, les morts-vivants et les créatures originaires d’un autre plan que le plan matériel. Pendant toute la durée du sort, les célestes, les élémentaires, les fées, les fiélons et les morts-vivants subissent un <text:a xlink:type="simple" xlink:href="/utiliser-les-caracteristiques/#avantage-et-desavantage" office:name=""><text:span text:style-name="Definition"><text:span text:style-name="T2">désavantage</text:span></text:span></text:a> lors de leurs attaques contre vous.</text:p>
      <text:p text:style-name="Text_20_body">Vous pouvez terminer le sort plus tôt en utilisant l’une des fonctions spéciales suivantes.</text:p>
      <text:p text:style-name="Text_20_body"><text:span text:style-name="T1">Annulation d’enchantement</text:span>. Vous utilisez votre action pour toucher une créature à votre portée qui se trouve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un céleste, un élémentaire, une fée, un fiélon ou un mort-vivant. Cette créature n’est alors plus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ni possédée par ces créatures.</text:p>
      <text:h text:style-name="Heading_20_4" text:outline-level="4"><text:bookmark-start text:name="_renvoi_vous_utilisez_votre_action_pour_faire_une_attaque_de_sort_au_corps_à_corps_contre_un_céleste_un_élémentaire_une_fée_un_fiélon_ou_un_mort_vivant_situé_à_une_distance_inférieure_ou_égale_à_votre_allonge_si_vous_touchez_la_créature_vous_tentez_de_la_renvoyer_sur_son_plan_natal_elle_doit_réussir_un_jet_de_sauvegarde_de_charisme_ou_retourner_sur_son_plan_natal_si_elle_ne_sy_trouve_pas_déjà_si_un_mort_vivant_ne_se_trouve_pas_sur_son_plan_natal_il_est_renvoyé_dans_les_plans_inférieurs_tandis_quune_fée_sera_expulsée_sur_son_plan_dorigine"/><text:span text:style-name="T1">Renvoi</text:span>. Vous utilisez votre action pour faire une attaque de sort au corps-à-corps contre un céleste, un élémentaire, une fée, un fiélon ou un mort-vivant situé à une distance inférieure ou égale à votre allonge. Si vous touchez la créature, vous tentez de la renvoyer sur son plan natal. Elle doit réussir un <text:a xlink:type="simple" xlink:href="/utiliser-les-caracteristiques/#jets-de-sauvegarde" office:name=""><text:span text:style-name="Definition">jet de sauvegarde</text:span></text:a> de Charisme ou retourner sur son plan natal (si elle ne s’y trouve pas déjà). Si un mort-vivant ne se trouve pas sur son plan natal, il est renvoyé dans les plans inférieurs, tandis qu’une fée sera expulsée sur son plan d’origine.<text:bookmark-end text:name="_renvoi_vous_utilisez_votre_action_pour_faire_une_attaque_de_sort_au_corps_à_corps_contre_un_céleste_un_élémentaire_une_fée_un_fiélon_ou_un_mort_vivant_situé_à_une_distance_inférieure_ou_égale_à_votre_allonge_si_vous_touchez_la_créature_vous_tentez_de_la_renvoyer_sur_son_plan_natal_elle_doit_réussir_un_jet_de_sauvegarde_de_charisme_ou_retourner_sur_son_plan_natal_si_elle_ne_sy_trouve_pas_déjà_si_un_mort_vivant_ne_se_trouve_pas_sur_son_plan_natal_il_est_renvoyé_dans_les_plans_inférieurs_tandis_quune_fée_sera_expulsée_sur_son_plan_dorigine"/></text:h>
      <text:p text:style-name="First_20_paragraph">title: "Divination" description: "Le PJ pose une question à un dieu ou un de ses serviteurs." school: "Divination" level: 1 concentration: false casting_time: "1 action" duration: "instantanée" range: "personnelle" components: verbal: true somatic: true material: true materials: "de l’encens et une offrande sacrificielle adaptée à votre religion, l’ensemble valant au moins 25 po, et le sort consume les deux" ritual: true classes: - Foi — <text:span text:style-name="T1">Coût</text:span> : 8 points de Foi + Grâce à votre magie et à une offrande, vous entrez en contact avec un dieu ou l’un de ses serviteurs. Vous lui posez une unique question à propos d’un objectif, d’un événement ou d’une activité qui doit se dérouler dans les 7 jours à venir. Le MJ vous donne une réponse sincère, pouvant être une courte phrase, des vers cryptiques ou un présage.</text:p>
      <text:p text:style-name="Text_20_body">Le sort ne tient pas compte d’une éventuelle modification des circonstances susceptible de bouleverser l’issue des événements, comme l’incantation de sorts supplémentaires ou la perte ou l’arrivée d’un compagnon.</text:p>
      <text:h text:style-name="Heading_20_4" text:outline-level="4"><text:bookmark-start text:name="_si_vous_lancez_ce_sort_à_deux_reprises_ou_plus_avant_un_long_repos_il_y_a_25_de_chances_par_incantation_en_sus_de_la_première_que_vous_obteniez_une_prémonition_aléatoire_au_lieu_dune_prémonition_fiable_cest_au_mj_de_faire_ce_jet_en_secret_2"/>Si vous lancez ce sort à deux reprises ou plus avant un long repos, il y a 25 % de chances par incantation en sus de la première que vous obteniez une prémonition aléatoire au lieu d’une prémonition fiable. C’est au MJ de faire ce jet en secret.<text:bookmark-end text:name="_si_vous_lancez_ce_sort_à_deux_reprises_ou_plus_avant_un_long_repos_il_y_a_25_de_chances_par_incantation_en_sus_de_la_première_que_vous_obteniez_une_prémonition_aléatoire_au_lieu_dune_prémonition_fiable_cest_au_mj_de_faire_ce_jet_en_secret_2"/></text:h>
      <text:p text:style-name="First_20_paragraph">title: "Doigt de mort" description: "Rayon qui inflige 10d6+30 dégâts et peut transformer la cible en zombi." school: "Nécromancie" level: 3 concentration: false casting_time: "1 action" duration: "instantanée" range: "18 mètres" components: verbal: true somatic: true material: false ritual: false classes: - Magie</text:p>
      <text:p text:style-name="Horizontal_20_Line"/>
      <text:p text:style-name="First_20_paragraph"><text:span text:style-name="T1">Coût</text:span> : 14 points de Magie + Vous envoyez de l’énergie négative dans le corps d’une créature située à portée et dans votre champ de vision, ce qui lui inflige des douleurs déchirantes. La cible doit effectuer un <text:a xlink:type="simple" xlink:href="/utiliser-les-caracteristiques/#jets-de-sauvegarde" office:name=""><text:span text:style-name="Definition">jet de sauvegarde</text:span></text:a> de Constitution. Si elle échoue, elle subit 10d6+30 dégâts nécrotiques, la moitié seulement si elle réussit.</text:p>
      <text:h text:style-name="Heading_20_4" text:outline-level="4"><text:bookmark-start text:name="_si_ce_sort_achève_un_humanoïde_ce_dernier_se_relève_au_début_de_votre_prochain_tour_sous_forme_de_zombi_à_jamais_sous_votre_contrôle_il_suit_vos_ordres_verbaux_au_mieux_de_ses_capacités"/>Si ce sort achève un humanoïde, ce dernier se relève au début de votre prochain tour sous forme de zombi à jamais sous votre contrôle. Il suit vos ordres verbaux au mieux de ses capacités.<text:bookmark-end text:name="_si_ce_sort_achève_un_humanoïde_ce_dernier_se_relève_au_début_de_votre_prochain_tour_sous_forme_de_zombi_à_jamais_sous_votre_contrôle_il_suit_vos_ordres_verbaux_au_mieux_de_ses_capacités"/></text:h>
      <text:p text:style-name="First_20_paragraph">title: "Dominer une bête" description: "La bête ciblée est <text:span text:style-name="T2">charmée</text:span> et obéit au PJ." school: "Enchantement" level: 1 concentration: true casting_time: "1 action" duration: "jusqu’à 1 minute" range: "18 mètres" components: verbal: true somatic: true material: false ritual: false classes: - Foi - Magie</text:p>
      <text:p text:style-name="Horizontal_20_Line"/>
      <text:p text:style-name="First_20_paragraph"><text:span text:style-name="T1">Coût</text:span> : 8 points de Foi ou de Magie + Vous tentez d’envoûter une bête située à portée et dans votre champ de vision. Elle doit réussir un <text:a xlink:type="simple" xlink:href="/utiliser-les-caracteristiques/#jets-de-sauvegarde" office:name=""><text:span text:style-name="Definition">jet de sauvegarde</text:span></text:a> de Sagesse, sans quoi elle est <text:a xlink:type="simple" xlink:href="/gerer-la-sante-du-personnage/#charme" office:name=""><text:span text:style-name="Definition"><text:span text:style-name="T2">charmée</text:span></text:span></text:a> par vous pendant toute la durée du sort. Elle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vous ou des créatures amicales envers vous êtes en train de la combattre.</text:p>
      <text:p text:style-name="Text_20_body">Tant que la bête est <text:a xlink:type="simple" xlink:href="/gerer-la-sante-du-personnage/#charme" office:name=""><text:span text:style-name="Definition"><text:span text:style-name="T2">charmée</text:span></text:span></text:a>, vous entretenez un lien télépathique avec elle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h text:style-name="Heading_20_4" text:outline-level="4"><text:bookmark-start text:name="_à_plus_haut_niveau_si_vous_lancez_ce_sort_en_utilisant_un_niveau_apprenti_la_durée_devient_concentration_jusquà_10_minutes_si_vous_lancez_ce_sort_en_utilisant_un_niveau_dadepte_la_durée_devient_concentration_jusquà_1_heure_si_vous_lancez_ce_sort_en_utilisant_un_niveau_dexpert_la_durée_devient_concentration_jusquà_8_heures"/><text:span text:style-name="T1">À plus haut niveau</text:span>. Si vous lancez ce sort en utilisant un niveau Apprenti, la durée devient « <text:span text:style-name="T2">concentration, jusqu’à 10 minutes</text:span> ». Si vous lancez ce sort en utilisant un niveau d’Adepte, la durée devient « <text:span text:style-name="T2">concentration, jusqu’à 1 heure</text:span> ». Si vous lancez ce sort en utilisant un niveau d’Expert, la durée devient « <text:span text:style-name="T2">concentration, jusqu’à 8 heures</text:span> ».<text:bookmark-end text:name="_à_plus_haut_niveau_si_vous_lancez_ce_sort_en_utilisant_un_niveau_apprenti_la_durée_devient_concentration_jusquà_10_minutes_si_vous_lancez_ce_sort_en_utilisant_un_niveau_dadepte_la_durée_devient_concentration_jusquà_1_heure_si_vous_lancez_ce_sort_en_utilisant_un_niveau_dexpert_la_durée_devient_concentration_jusquà_8_heures"/></text:h>
      <text:p text:style-name="First_20_paragraph">title: "Dominer un humanoïde" description: "La cible est <text:span text:style-name="T2">charmée</text:span>, le PJ contrôle ses actions." school: "Enchantement" level: 2 concentration: true casting_time: "1 action" duration: "jusqu’à 1 minute" range: "18 mètres" components: verbal: true somatic: true material: false ritual: false classes: - Magie — <text:span text:style-name="T1">Coût</text:span> : 10 points de Magie + Vous tentez d’envoûter un individu situé à portée et dans votre champ de vision. Il doit réussir un <text:a xlink:type="simple" xlink:href="/utiliser-les-caracteristiques/#jets-de-sauvegarde" office:name=""><text:span text:style-name="Definition">jet de sauvegarde</text:span></text:a> de Sagesse, sans quoi il est <text:a xlink:type="simple" xlink:href="/gerer-la-sante-du-personnage/#charme" office:name=""><text:span text:style-name="Definition"><text:span text:style-name="T2">charmé</text:span></text:span></text:a> par vous pendant toute la durée du sort. Il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vous ou des créatures amicales envers vous êtes en train de le combattre.</text:p>
      <text:p text:style-name="Text_20_body">Tant que l’individu est <text:a xlink:type="simple" xlink:href="/gerer-la-sante-du-personnage/#charme" office:name=""><text:span text:style-name="Definition"><text:span text:style-name="T2">charmé</text:span></text:span></text:a>, vous entretenez un lien télépathique avec lui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h text:style-name="Heading_20_4" text:outline-level="4"><text:bookmark-start text:name="_à_plus_haut_niveau_si_vous_lancez_ce_sort_en_utilisant_un_niveau_dadepte_la_durée_devient_concentration_jusquà_10_minutes_si_vous_lancez_ce_sort_en_utilisant_un_niveau_dexpert_la_durée_devient_concentration_jusquà_1_heure_si_vous_lancez_ce_sort_en_utilisant_un_niveau_de_maître_la_durée_devient_concentration_jusquà_8_heures"/><text:span text:style-name="T1">À plus haut niveau</text:span>. Si vous lancez ce sort en utilisant un niveau d’Adepte, la durée devient « <text:span text:style-name="T2">concentration, jusqu’à 10 minutes</text:span> ». Si vous lancez ce sort en utilisant un niveau d’Expert, la durée devient « <text:span text:style-name="T2">concentration, jusqu’à 1 heure</text:span> ». Si vous lancez ce sort en utilisant un niveau de Maître, la durée devient « <text:span text:style-name="T2">concentration, jusqu’à 8 heures</text:span> ».<text:bookmark-end text:name="_à_plus_haut_niveau_si_vous_lancez_ce_sort_en_utilisant_un_niveau_dadepte_la_durée_devient_concentration_jusquà_10_minutes_si_vous_lancez_ce_sort_en_utilisant_un_niveau_dexpert_la_durée_devient_concentration_jusquà_1_heure_si_vous_lancez_ce_sort_en_utilisant_un_niveau_de_maître_la_durée_devient_concentration_jusquà_8_heures"/></text:h>
      <text:p text:style-name="First_20_paragraph">title: "Dominer un monstre" description: "La cible est <text:span text:style-name="T2">charmée</text:span>, le PJ contrôle ses actions." school: "Enchantement" level: 4 concentration: true casting_time: "1 action" duration: "jusqu’à 1 heure" range: "18 mètres" components: verbal: true somatic: true material: false ritual: false classes:</text:p>
      <text:p text:style-name="P68">- Magie --- **Coût** : 16 points de Magie <text:s text:c="4"/>Vous tentez d'envoûter une créature située à portée et dans votre champ de vision. Elle doit réussir un [jet de sauvegarde](/utiliser-les-caracteristiques/#jets-de-sauvegarde) de Sagesse, sans quoi elle est [_charmée_](/gerer-la-sante-du-personnage/#charme) par vous pendant toute la durée du sort. Elle dispose d'un [_avantage_](/utiliser-les-caracteristiques/#avantage-et-desavantage) lors du [jet de sauvegarde](/utiliser-les-caracteristiques/#jets-de-sauvegarde) si vous ou des créatures amicales envers vous êtes en train de la combattre.</text:p>
      <text:p text:style-name="First_20_paragraph">Tant que la créature est <text:a xlink:type="simple" xlink:href="/gerer-la-sante-du-personnage/#charme" office:name=""><text:span text:style-name="Definition"><text:span text:style-name="T2">charmée</text:span></text:span></text:a>, vous entretenez un lien télépathique avec elle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h text:style-name="Heading_20_4" text:outline-level="4"><text:bookmark-start text:name="_à_plus_haut_niveau_si_vous_lancez_ce_sort_en_utilisant_un_niveau_maître_la_durée_devient_concentration_jusquà_8_heures"/><text:span text:style-name="T1">À plus haut niveau</text:span>. Si vous lancez ce sort en utilisant un niveau Maître, la durée devient « <text:span text:style-name="T2">concentration, jusqu’à 8 heures</text:span> ».<text:bookmark-end text:name="_à_plus_haut_niveau_si_vous_lancez_ce_sort_en_utilisant_un_niveau_maître_la_durée_devient_concentration_jusquà_8_heures"/></text:h>
      <text:p text:style-name="First_20_paragraph">title: Douleur nerveuse description: "Ce sort crée une douleur intense dans le système nerveux de la cible." school: Nécromancie level: 0 concentration: true casting_time: "1 action" duration: "instantanée" range: "12 mètres" components: verbal: true somatic: true material: true materials: "feuille d’ortie séchée" ritual: false classes: - Magie — <text:span text:style-name="T1">Coût</text:span> : 4 points de Magie + Ce sort permet d’infliger une vive douleur qui cause 1d6 de dégâts et stoppe la cible dans son action à moins de réussir un <text:a xlink:type="simple" xlink:href="/utiliser-les-caracteristiques/#jets-de-sauvegarde" office:name=""><text:span text:style-name="Definition">jet de sauvegarde</text:span></text:a> de Sagesse (volonté) pour poursuivre. Le sort dure tant que le sorcier se concentre ou qu’il encaisse plus de 10 points de dégâts en une seule fois. + — title: "Doux repos" description: "Empêche la transformation d’un cadavre en mort-vivant." school: "Nécromancie" level: 0 concentration: false casting_time: "1 action" duration: "Permanente" range: "contact" components: verbal: true somatic: true material: true materials: "une pincée de sel et une pièce de cuivre à poser sur chaque œil du cadavre et qui doivent rester en place pendant toute la durée du sort" ritual: true classes: - Foi - Magie — <text:span text:style-name="T1">Coût</text:span> : 4 points de Foi ou de Magie + Vous touchez un cadavre ou des restes. La cible ne peut pas se transformer en mort-vivant. + — title: "Druidisme" description: "Le PJ crée divers effets magiques mineurs liés à la nature." school: "Transmutation" level: 0 concentration: false casting_time: "1 action" duration: "instantanée" range: "9 mètres" components: verbal: true somatic: true material: false ritual: false classes: - Foi — <text:span text:style-name="T1">Coût</text:span> : 1 point de Foi + Vous créez l’un des effets suivants à portée après quelques murmures adressés aux esprits de la nature.</text:p>
      <text:list text:style-name="L60">
        <text:list-item>
          <text:p text:style-name="P69">Vous créez un effet sensoriel réduit et inoffensif qui annonce le temps qu’il fera là où vous vous trouvez pendant les 24 heures à venir. Cet effet peut prendre la forme d’un rayon de soleil à travers les arbres si le temps va rester dégagé, d’un sensation d’humidité s’il va pleuvoir, de froid pour une averse de neige etc. L’effet persiste pendant 1 round.</text:p>
        </text:list-item>
        <text:list-item>
          <text:p text:style-name="P69">Vous faites éclore une fleur ou un bourgeon ou germer une graine en une journée.</text:p>
        </text:list-item>
        <text:list-item>
          <text:p text:style-name="P69">Vous créez un effet sensoriel instantané, réduit et inoffensif, comme des feuilles qui tombent, une bourrasque, le bruit que ferait un petit animal ou une légère odeur de moufette. L’effet doit être contenu dans un cube d’au maximum 1,50 mètre d’arête.</text:p>
        </text:list-item>
        <text:list-item>
          <text:p text:style-name="First_20_paragraph">== Vous allumez ou éteignez instantanément une chandelle, une torche ou un petit feu de camp.</text:p>
          <text:p text:style-name="Text_20_body">title: "Éclat de bois" description: "Le PJ projette une javeline qui inflige 1d6 dégâts perforants." school: "Invocation" level: 0 concentration: false casting_time: "1 action" duration: "instantanée" range: "18 mètres" components: verbal: true somatic: true material: true materials: "une écharde de bois" ritual: false classes: **</text:p>
          <text:p text:style-name="Text_20_body">+ == Foi</text:p>
          <text:p text:style-name="Text_20_body">+ <text:span text:style-name="T1">Coût</text:span> : 1 points de Foi + Vous jetez un éclat de bois qui prend la forme d’une véritable javeline et part en direction de votre cible. Vous devez réussir une attaque de sort à distance pour toucher votre cible. En cas de réussite, l’éclat de bois inflige 1d6 dégâts perforants. L’éclat de bois est considéré comme une arme magique.</text:p>
        </text:list-item>
      </text:list>
      <text:h text:style-name="Heading_20_4" text:outline-level="4"><text:bookmark-start text:name="_vous_pouvez_lancer_un_éclat_de_bois_supplémentaire_lorsque_vous_atteignez_les_niveaux_5_11_et_17_ces_éclats_peuvent_viser_différentes_cibles_à_portée_du_sort"/>Vous pouvez lancer un éclat de bois supplémentaire lorsque vous atteignez les niveaux 5, 11 et 17. Ces éclats peuvent viser différentes cibles à portée du sort.<text:bookmark-end text:name="_vous_pouvez_lancer_un_éclat_de_bois_supplémentaire_lorsque_vous_atteignez_les_niveaux_5_11_et_17_ces_éclats_peuvent_viser_différentes_cibles_à_portée_du_sort"/></text:h>
      <text:p text:style-name="First_20_paragraph">title: "Éclat du soleil" description: "Lumière aveuglante qui inflige 12d6 dégâts radiants." school: "Évocation" level: 4 concentration: false casting_time: "1 action" duration: "instantanée" range: "45 mètres" components: verbal: true somatic: true material: true materials: "du feu et un éclat d’héliotrope" ritual: false classes: - Foi - Magie — <text:span text:style-name="T1">Coût</text:span> : 16 points de Foi ou de Magie Par temps dégagé, la chaude lumière du soleil illumine une zone de 18 mètres de rayon centrée sur un point de votre choix situé à portée. Chaque créature présente dans cette lumière doit effectuer un <text:a xlink:type="simple" xlink:href="/utiliser-les-caracteristiques/#jets-de-sauvegarde" office:name=""><text:span text:style-name="Definition">jet de sauvegarde</text:span></text:a> de Constitution. Celles qui échouent subissent 12d6 dégâts radiants et sont pendant 1 minute. Les autres subissent seulement la moitié des dégâts et ne sont pas par le sort. Les vases et les morts-vivants sont affectés par un <text:a xlink:type="simple" xlink:href="/utiliser-les-caracteristiques/#avantage-et-desavantage" office:name=""><text:span text:style-name="Definition"><text:span text:style-name="T2">désavantage</text:span></text:span></text:a> lors de ce <text:a xlink:type="simple" xlink:href="/utiliser-les-caracteristiques/#jets-de-sauvegarde" office:name=""><text:span text:style-name="Definition">jet de sauvegarde</text:span></text:a>.</text:p>
      <text:p text:style-name="Text_20_body">Une créature <text:a xlink:type="simple" xlink:href="/gerer-la-sante-du-personnage/#aveugle" office:name=""><text:span text:style-name="Definition"><text:span text:style-name="T2">aveuglée</text:span></text:span></text:a> par le sort fait un autre jet de Constitution à la fin de chacun de ses tours. Dès qu’elle réussit, sa cécité disparaît.</text:p>
      <text:h text:style-name="Heading_20_4" text:outline-level="4"><text:bookmark-start text:name="_ce_sort_dissipe_toutes_les_ténèbres_issues_dun_sort_présentes_dans_la_zone"/>Ce sort dissipe toutes les ténèbres issues d’un sort présentes dans la zone.<text:bookmark-end text:name="_ce_sort_dissipe_toutes_les_ténèbres_issues_dun_sort_présentes_dans_la_zone"/></text:h>
      <text:p text:style-name="First_20_paragraph">title: "Embruns prismatiques" description: "Huit rayons aux effets aléatoires frappent les cibles à 18 mètres." school: "Évocation" level: 3 concentration: false casting_time: "1 action" duration: "instantanée" range: "personnelle (cône de 18 mètres)" components: verbal: true somatic: true material: false ritual: false classes: - Magie</text:p>
      <text:p text:style-name="Horizontal_20_Line"/>
      <text:p text:style-name="First_20_paragraph"><text:span text:style-name="T1">Coût</text:span> : 14 points de Magie + Huit traits d’énergie jaillissent de votre main. Chacun possède des pouvoirs et objectifs distincts. Chaque créature présente dans un cône de 18 mètres doit faire un <text:a xlink:type="simple" xlink:href="/utiliser-les-caracteristiques/#jets-de-sauvegarde" office:name=""><text:span text:style-name="Definition">jet de sauvegarde</text:span></text:a> de Dextérité. Lancez 2d6 par cible pour savoir quelle couleur l’affecte.</text:p>
      <text:p text:style-name="Text_20_body">2-3. <text:span text:style-name="T3">Feu</text:span>. La cible subit 10d6 dégâts de feu si elle rate son jet de sauvegarde, la moitié seulement si elle le réussit.</text:p>
      <text:list text:style-name="L61">
        <text:list-item>
          <text:p text:style-name="P70"><text:span text:style-name="T3">Acide</text:span>. La cible subit 10d6 dégâts d’acide si elle rate son jet de sauvegarde, la moitié seulement si elle le réussit. 5-6. <text:span text:style-name="T3">Foudre</text:span>. La cible subit 10d6 dégâts de foudre si elle rate son jet de sauvegarde, la moitié seulement si elle le réussit.</text:p>
        </text:list-item>
        <text:list-item>
          <text:p text:style-name="P70"><text:span text:style-name="T3">Poison</text:span>. La cible subit 10d6 dégâts de poison si elle rate son jet de sauvegarde, la moitié seulement si elle le réussit. 8-9. <text:span text:style-name="T3">Froid</text:span>. La cible subit 10d6 dégâts de froid si elle rate son jet de sauvegarde, la moitié seulement si elle le réussit.</text:p>
        </text:list-item>
        <text:list-item>
          <text:p text:style-name="P70"><text:span text:style-name="T3">Pétrification</text:span>. Si la cible rate son jet de sauvegarde, elle est entravée et doit alors faire un <text:a xlink:type="simple" xlink:href="/utiliser-les-caracteristiques/#jets-de-sauvegarde" office:name=""><text:span text:style-name="Definition">jet de sauvegarde</text:span></text:a> de Constitution à la fin de chacun de ses tours. Si elle en réussit trois, le sort se termine, si elle en rate trois, elle se change définitivement en pierre et est pétrifiée. Les succès et les échecs n’ont pas à être consécutifs : tenez le compte dans chaque catégorie jusqu’à ce que l’une d’elles arrive à trois. 11-12. <text:span text:style-name="T3">Spécial</text:span>. Deux rayons viennent frapper la cible. Relancez deux fois le dé en le relançant à chaque fois que vous obtenez un 12. — title: "Emprisonnement" description: "Crée une prison dont la cible ne peut s’échapper." school: "Abjuration" level: 5 concentration: false casting_time: "1 minute" duration: "jusqu’à dissipation" range: "9 mètres" components: verbal: true somatic: true material: true materials: "un portrait sur un vélin ou une statuette sculptée à l’effigie de la cible et une composante spéciale qui varie en fonction de la version du sort choisie et vaut au moins 500 po par dé de vie de la cible" ritual: false classes:</text:p>
          <text:list text:style-name="L62">
            <text:list-item>
              <text:p text:style-name="First_20_paragraph">== Magie</text:p>
              <text:p text:style-name="Text_20_body"><text:span text:style-name="T1">Coût</text:span> : 18 points de Magie + <text:span text:style-name="T1">Enchantement</text:span> : Le mage enchante un portrait sur un vélin ou une statuette sculptée à l’effigie de la cible et une composante spéciale qui varie en fonction de la version du sort choisie et vaut au moins 500 po par dé de vie de la cible et dépense 90 po de matériel pour le rituel.</text:p>
            </text:list-item>
          </text:list>
        </text:list-item>
      </text:list>
      <text:p text:style-name="Text_20_body">Vous créez des entraves magiques pour immobiliser une créature située à portée et dans votre champ de vision. La cible doit réussir un <text:a xlink:type="simple" xlink:href="/utiliser-les-caracteristiques/#jets-de-sauvegarde" office:name=""><text:span text:style-name="Definition">jet de sauvegarde</text:span></text:a> de Sagesse ou se retrouver emprisonnée par le sort. Si elle réussit, elle est immunisée contre ce sort si vous le lancez de nouveau. Tant que la créature est affectée par le sort, elle n’a pas besoin de respirer, de manger, ni de boire et ne vieillit plus. Les sorts de divination ne parviennent plus à la localiser ni à la percevoir.</text:p>
      <text:p text:style-name="Text_20_body">Vous devez opter pour l’une des formes d’emprisonnement suivantes quand vous lancez le sort.</text:p>
      <text:p text:style-name="Text_20_body"><text:span text:style-name="T1">Confinement minimal</text:span>. La cible rétrécit jusqu’à ne plus faire que 2,5 centimètres de haut et se retrouve emprisonnée dans une gemme ou un objet similaire. La lumière traverse la gemme normalement (ce qui permet à la cible de voir l’extérieur et aux autres créatures de regarder dedans) mais rien d’autre ne peut traverser sa paroi, pas même les méthodes de téléportation ni les voyages planaires. Il est impossible de tailler la gemme ou de la briser tant que le sort fait effet. La composante spéciale de cette version du sort est une grande gemme transparente comme un corindon, un diamant ou un rubis.</text:p>
      <text:p text:style-name="Text_20_body"><text:span text:style-name="T1">Enchaîné</text:span>. La cible est retenue par de lourdes chaînes fermement ancrées au sol. Elle est entravée jusqu’à ce que le sort se termine et, jusque-là, elle ne peut pas se déplacer ni être déplacée par quelque moyen que ce soit. La composante spéciale de cette version du sort est une fine chaîne faite de métal précieux.</text:p>
      <text:p text:style-name="Text_20_body"><text:span text:style-name="T1">Enseveli</text:span>. La cible est ensevelie dans les profondeurs de la terre, dans une sphère de force magique tout juste assez grande pour la contenir. Rien ne peut traverser cette sphère et les créatures ne peuvent pas recourir au voyage planaire pour y entrer ou en sortir. La composante spéciale de cette version du sort est un petit orbe en mithral.</text:p>
      <text:p text:style-name="Text_20_body"><text:span text:style-name="T1">Prison isolée</text:span>. Le sort transporte la cible dans un minuscule demi-plan protégé contre la téléportation et les voyages planaires. Ce demi-plan peut-être un labyrinthe, une cage, une tour ou une structure confinée similaire de votre choix. La composante spéciale de cette version du sort est une représentation miniature de la prison, faite de jade.</text:p>
      <text:p text:style-name="Text_20_body"><text:span text:style-name="T1">Sommeil</text:span>. La cible s’endort et il est impossible de la réveiller. La composante spéciale de cette version du sort est un bouquet d’herbes soporifiques très rares.</text:p>
      <text:p text:style-name="Text_20_body"><text:span text:style-name="T1">Mettre fin au sort</text:span>. Lors de l’incantation et quelle que soit la version du sort, vous pouvez préciser une condition spéciale qui met fin au sort et libère la cible. Cette condition peut être aussi spécifique ou aussi élaborée que vous le désirez, mais le MJ doit confirmer que cette condition est réalisable et a une chance d’être remplie. Elle peut se baser sur le nom de la créature, son identité ou sa divinité, mais elle doit sinon reposer sur des actions ou des qualités observables et non sur des éléments intangibles comme le niveau, la classe ou les points de vie.</text:p>
      <text:p text:style-name="Text_20_body">peut mettre fin au sort à condition d’être lancée depuis un emplacement de sort de niveau 9 en visant la prison ou la composante matérielle spéciale utilisée pour lancer le sort.</text:p>
      <text:h text:style-name="Heading_20_4" text:outline-level="4"><text:bookmark-start text:name="_vous_pouvez_utiliser_une_composante_spéciale_pour_créer_une_prison_à_la_fois_seulement_si_vous_relancez_ce_sort_en_utilisant_la_même_composante_la_cible_de_la_première_incantation_est_libérée_sur_le_champ"/>Vous pouvez utiliser une composante spéciale pour créer une prison à la fois seulement. Si vous relancez ce sort en utilisant la même composante, la cible de la première incantation est libérée sur-le-champ.<text:bookmark-end text:name="_vous_pouvez_utiliser_une_composante_spéciale_pour_créer_une_prison_à_la_fois_seulement_si_vous_relancez_ce_sort_en_utilisant_la_même_composante_la_cible_de_la_première_incantation_est_libérée_sur_le_champ"/></text:h>
      <text:p text:style-name="First_20_paragraph">title: "Enchevêtrement" description: "Les créatures sont <text:span text:style-name="T2">entravées</text:span> dans un carré de 6 mètres." school: "Invocation" level: 0 concentration: true casting_time: "1 action" duration: "jusqu’à 1 minute" range: "27 mètres" components: verbal: true somatic: true material: false ritual: false classes: - Foi — <text:span text:style-name="T1">Coût</text:span> : 2 points de Foi + Des herbes et des lianes entremêlées jaillissent du sol dans un carré de 6 mètres de côté centré sur un point de votre choix à portée. Pendant toute la durée du sort, les végétaux transforment la zone en terrain difficile.</text:p>
      <text:p text:style-name="Text_20_body">Une créature qui se trouve dans la zone affectée lorsque vous lancez le sort doit réussir un <text:a xlink:type="simple" xlink:href="/utiliser-les-caracteristiques/#jets-de-sauvegarde" office:name=""><text:span text:style-name="Definition">jet de sauvegarde</text:span></text:a> de Force, sans quoi elle reste <text:a xlink:type="simple" xlink:href="/gerer-la-sante-du-personnage/#entrave" office:name=""><text:span text:style-name="Definition"><text:span text:style-name="T2">entravée</text:span></text:span></text:a> dans les plantes jusqu’à ce que le sort se termine. Une créature <text:a xlink:type="simple" xlink:href="/gerer-la-sante-du-personnage/#entrave" office:name=""><text:span text:style-name="Definition"><text:span text:style-name="T2">entravée</text:span></text:span></text:a> peut utiliser une action pour faire un test de Force contre le DD du sort. Si elle réussit, elle se libère.</text:p>
      <text:h text:style-name="Heading_20_4" text:outline-level="4"><text:bookmark-start text:name="_quand_le_sort_se_termine_les_plantes_invoquées_flétrissent"/>Quand le sort se termine, les plantes invoquées flétrissent.<text:bookmark-end text:name="_quand_le_sort_se_termine_les_plantes_invoquées_flétrissent"/></text:h>
      <text:p text:style-name="First_20_paragraph">title: Encre de Tassos description: "Marque un lieu ou une personne d’une encre indélébile" school: Invocation level: 1 concentration: false casting_time: "1 action" duration: "Jusqu’à ce que l’affront soit lavé" range: "10 mètres" components: verbal: true somatic: true material: true materials: "encre de pieuvre de la baie d’émeraude" ritual: true classes: - Magie source: "Elric" — <text:span text:style-name="T1">Coût</text:span> : 8 points de Magie + <text:span text:style-name="T1">Enchantement</text:span> Le lanceur de sort enchante de l’encre de pieuvre de la baie d’émeraude. Il a pour cela besoin de 40 po de matériel (encens, bougies…​). + Ce sort porte le nom de l’Alcante Tassos Logas qui aurait prit la vertu de la fille d’un prêtre. Celui-ci pour laver l’affront fait à son nom, maudit Tassos et le condamna à devoir porter sur son front et sa maison des insultes à l’encre indélébile. Par la suite, la personne responsable de l’affront se voit marqué d’injures sur son visage et sur ses biens comme des bêtes ou une maison. Pour briser le charme, il suffit de laver l’affront. Ce peut être une simple excuse pour une insulte ou bien sa propre mort si la cause s’avère être un meurtre ou un viol. + — title: "Entrave planaire" description: "Le PJ s’attache les services d’une créature extraplanaire." school: "Abjuration" level: 2 concentration: false casting_time: "1 heure" duration: "24 heures" range: "18 mètres" components: verbal: true somatic: true material: true materials: "un bijou d’une valeur minimale de 1000 po, que le sort consume" ritual: false classes: - Foi - Magie — <text:span text:style-name="T1">Coût</text:span> : 10 points de Foi ou de Magie + Grâce à ce sort, vous vous attachez de force les services d’un céleste, d’un élémentaire, d’une fée ou d’un fiélon. La créature doit se trouver à portée pendant toute la durée du sort. (En général, elle est d’abord invoquée au centre d’un cercle magique inversé où elle reste piégée le temps de l’incantation.) La cible doit faire un <text:a xlink:type="simple" xlink:href="/utiliser-les-caracteristiques/#jets-de-sauvegarde" office:name=""><text:span text:style-name="Definition">jet de sauvegarde</text:span></text:a> de Charisme à la fin de l’incantation. Si elle échoue, elle est contrainte de vous servir pendant toute la durée du sort. Si elle a été invoquée ou créée via un autre sort, la durée de ce dernier se prolonge jusqu’à égaler celle de l’entrave planaire.</text:p>
      <text:p text:style-name="Text_20_body">La créature liée doit suivre vos instructions au mieux de ses capacités. Vous pouvez lui demander de vous accompagner lors d’une aventure, de protéger un lieu ou de transmettre un message. La créature suit vos instructions à la lettre mais, si elle est hostile envers vous, elle peut tout à fait interpréter vos paroles de manière à satisfaire ses propres objectifs. Si la créature a exécuté vos instructions avant la fin du sort, elle revient vers vous pour vous en informer si elle se trouve sur le même plan d’existence que vous. Si vous êtes sur un autre plan, elle se rend là où vous l’avez liée et y reste jusqu’à la fin du sort.</text:p>
      <text:h text:style-name="Heading_20_4" text:outline-level="4"><text:bookmark-start text:name="_à_plus_haut_niveau_si_vous_lancez_ce_sort_en_utilisant_un_emplacement_de_niveau_supérieur_la_durée_augmente_10_jours_au_niveau_adepte_30_au_niveau_expert_180_au_niveau_maître"/><text:span text:style-name="T1">À plus haut niveau</text:span>. Si vous lancez ce sort en utilisant un emplacement de niveau supérieur, la durée augmente : 10 jours au niveau Adepte, 30 au niveau Expert, 180 au niveau Maître.<text:bookmark-end text:name="_à_plus_haut_niveau_si_vous_lancez_ce_sort_en_utilisant_un_emplacement_de_niveau_supérieur_la_durée_augmente_10_jours_au_niveau_adepte_30_au_niveau_expert_180_au_niveau_maître"/></text:h>
      <text:p text:style-name="First_20_paragraph">title: "Envoi de message" description: "Envoie un message télépathique de 25 mots à une portée illimitée." school: "Évocation" level: 1 concentration: false casting_time: "1 action" duration: "1 round" range: "illimitée" components: verbal: true somatic: true material: true materials: "un petit bout de fil de cuivre" ritual: false classes: - Foi - Magie — <text:span text:style-name="T1">Coût</text:span> : 6 points de Foi ou de Magie Vous envoyez un court message d’au maximum vingt-cinq mots à une créature qui vous est familière. Elle entend le message dans son esprit, sait que c’est vous qui le lui avez envoyé si elle vous connaît, et peut vous répondre immédiatement de la même manière. Le sort permet aux créatures dotées d’une Intelligence supérieure ou égale à 1 de comprendre le sens de votre message.</text:p>
      <text:h text:style-name="Heading_20_4" text:outline-level="4"><text:bookmark-start text:name="_vous_pouvez_envoyer_votre_message_à_nimporte_quelle_distance_et_même_sur_un_autre_plan_dexistence_mais_il_y_a_5_de_chances_si_la_cible_est_sur_un_autre_plan_que_le_message_ne_lui_parvienne_pas"/>Vous pouvez envoyer votre message à n’importe quelle distance, et même sur un autre plan d’existence, mais il y a 5 % de chances, si la cible est sur un autre plan, que le message ne lui parvienne pas.<text:bookmark-end text:name="_vous_pouvez_envoyer_votre_message_à_nimporte_quelle_distance_et_même_sur_un_autre_plan_dexistence_mais_il_y_a_5_de_chances_si_la_cible_est_sur_un_autre_plan_que_le_message_ne_lui_parvienne_pas"/></text:h>
      <text:p text:style-name="First_20_paragraph">title: "Envoûtement" description: "Permet de capter l’attention d’une cible." school: "Enchantement" level: 0 concentration: false casting_time: "1 action" duration: "1 minute" range: "18 mètres" components: verbal: true somatic: true material: false ritual: false classes: - Magie — <text:span text:style-name="T1">Coût</text:span> : 4 points de Magie + Vous entonnez une suite de paroles envoûtantes qui obligent les créatures de votre choix qui vous entendent et sont situées à portée et dans votre champ de vision à effectuer un <text:a xlink:type="simple" xlink:href="/utiliser-les-caracteristiques/#jets-de-sauvegarde" office:name=""><text:span text:style-name="Definition">jet de sauvegarde</text:span></text:a> de Sagesse. Une créature qui ne peut pas être <text:a xlink:type="simple" xlink:href="/gerer-la-sante-du-personnage/#charme" office:name=""><text:span text:style-name="Definition"><text:span text:style-name="T2">charmée</text:span></text:span></text:a> réussit automatiquement ce <text:a xlink:type="simple" xlink:href="/utiliser-les-caracteristiques/#jets-de-sauvegarde" office:name=""><text:span text:style-name="Definition">jet de sauvegarde</text:span></text:a>. Si vous ou vos compagnons vous battez contre une de ces créatures, elle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la créature rate son jet, elle subit un <text:a xlink:type="simple" xlink:href="/utiliser-les-caracteristiques/#avantage-et-desavantage" office:name=""><text:span text:style-name="Definition"><text:span text:style-name="T2">désavantage</text:span></text:span></text:a> lors des tests de Sagesse (Perception) destinés à percevoir une créature autre que vous jusqu’à ce que le sort se termine ou jusqu’à ce qu’elle ne puisse plus vous entendre. Le sort se termine si vous êtes <text:a xlink:type="simple" xlink:href="/gerer-la-sante-du-personnage/#neutralise" office:name=""><text:span text:style-name="Definition"><text:span text:style-name="T2">neutralisé</text:span></text:span></text:a> ou dans l’incapacité de parler. — title: "Épargner les mourants" description: "Stabilise une créature à 0 points d’action et inconscient." school: "Nécromancie" level: 0 concentration: false casting_time: "1 action" duration: "instantanée" range: "contact" components: verbal: true somatic: true material: false ritual: false classes: - Foi</text:p>
      <text:p text:style-name="Horizontal_20_Line"/>
      <text:p text:style-name="First_20_paragraph"><text:span text:style-name="T1">Coût</text:span> : 1 point de Foi + Vous touchez une créature vivante à 0 point de vie, ce qui la stabilise. Ce sort n’a aucun effet sur les morts-vivants et les créatures artificielles. — title: "Épée du juste" description: "L’épée du PJ obtient un bonus de +3 et inflige 3d6 dégâts supplémentaires." school: "Évocation" level: 2 concentration: true casting_time: "1 action" duration: "jusqu’à 1 minute" range: "personnelle" components: verbal: true somatic: true material: false ritual: false classes: - Foi — <text:span text:style-name="T1">Coût</text:span> : 10 points de Foi + Votre épée devient une épée de justice pour toute la durée du sort. Elle bénéficie donc d’un bonus de +3 aux jets d’attaque, inflige 3d6 dégâts radiants supplémentaires contre les fiélons et les morts-vivants, et crée une aura de 3 mètres de rayon octroyant à vos alliés qui s’y trouvent un <text:a xlink:type="simple" xlink:href="/utiliser-les-caracteristiques/#avantage-et-desavantage" office:name=""><text:span text:style-name="Definition"><text:span text:style-name="T2">avantage</text:span></text:span></text:a> aux jets de sauvegarde contre les sorts et effets magiques. — title: "Épée magique" description: "Crée une épée de force qui inflige 5d6 dégâts." school: "Évocation" level: 3 concentration: true casting_time: "1 action" duration: "jusqu’à 1 minute" range: "18 mètres" components: verbal: true somatic: true material: true materials: "une épée en platine miniature avec le pommeau et la poignée en cuivre et zinc, d’une valeur de 250 po" ritual: false classes:</text:p>
      <text:p text:style-name="P72">- Magie --- **Coût** : 14 points de Magie <text:s text:c="2"/>**Enchantement** : Le mage enchante une épée en platine miniature avec le pommeau et la poignée en cuivre et zinc, d'une valeur de 250 po et dépense 70 pièces d'or pour le matériel de rituel.</text:p>
      <text:p text:style-name="First_20_paragraph">Vous créez un plan de force en forme d’épée invisible qui plane à portée et persiste pendant toute la durée du sort.</text:p>
      <text:h text:style-name="Heading_20_4" text:outline-level="4"><text:bookmark-start text:name="_dès_que_lépée_apparaît_vous_faites_une_attaque_de_sort_au_corps_à_corps_contre_une_cible_de_votre_choix_située_dans_un_rayon_de_150_mètre_autour_de_lépée_si_lépée_touche_la_cible_subit_5d6_dégâts_de_force_tant_que_le_sort_nest_pas_terminé_vous_pouvez_dépenser_une_action_bonus_à_chacun_de_vos_tours_pour_déplacer_lépée_dun_maximum_de_6_mètres_afin_de_la_conduire_à_un_endroit_situé_dans_votre_champ_de_vision_puis_répéter_lattaque_contre_la_même_cible_ou_une_autre"/>Dès que l’épée apparaît, vous faites une attaque de sort au corps-à-corps contre une cible de votre choix située dans un rayon de 1,50 mètre autour de l’épée. Si l’épée touche, la cible subit 5d6 dégâts de force. Tant que le sort n’est pas terminé, vous pouvez dépenser une action bonus à chacun de vos tours pour déplacer l’épée d’un maximum de 6 mètres afin de la conduire à un endroit situé dans votre champ de vision, puis répéter l’attaque contre la même cible ou une autre.<text:bookmark-end text:name="_dès_que_lépée_apparaît_vous_faites_une_attaque_de_sort_au_corps_à_corps_contre_une_cible_de_votre_choix_située_dans_un_rayon_de_150_mètre_autour_de_lépée_si_lépée_touche_la_cible_subit_5d6_dégâts_de_force_tant_que_le_sort_nest_pas_terminé_vous_pouvez_dépenser_une_action_bonus_à_chacun_de_vos_tours_pour_déplacer_lépée_dun_maximum_de_6_mètres_afin_de_la_conduire_à_un_endroit_situé_dans_votre_champ_de_vision_puis_répéter_lattaque_contre_la_même_cible_ou_une_autre"/></text:h>
      <text:p text:style-name="First_20_paragraph">title: "Esprit faible" description: "4d6 dégâts et la cible voit son Intelligence et son Charisme réduits à 1." school: "Enchantement" level: 4 concentration: false casting_time: "1 action" duration: "instantanée" range: "45 mètres" components: verbal: true somatic: true material: true materials: "une poignée de sphères en argile, en cristal, en verre ou minérales" ritual: false classes: - Foi - Magie</text:p>
      <text:p text:style-name="Horizontal_20_Line"/>
      <text:p text:style-name="First_20_paragraph"><text:span text:style-name="T1">Coût</text:span> : 16 points de Foi ou de Magie + <text:span text:style-name="T1">Enchantement</text:span> : Le lanceur de sort enchante une poignée de sphères en argile, en cristal, en verre ou minérales et dépense 80po de matériel de rituel.</text:p>
      <text:p text:style-name="Text_20_body">Vous vous attaquez à l’esprit d’une créature située à portée et dans votre champ de vision en essayant de briser son intellect et sa personnalité. La cible subit 4d6 dégâts psychiques et doit effectuer un <text:a xlink:type="simple" xlink:href="/utiliser-les-caracteristiques/#jets-de-sauvegarde" office:name=""><text:span text:style-name="Definition">jet de sauvegarde</text:span></text:a> d’Intelligence.</text:p>
      <text:p text:style-name="Text_20_body">Si la cible rate son jet, son Intelligence et son Charisme tombent à 1. Elle ne peut plus lancer de sort, activer d’objet magique, comprendre une langue ni communiquer de manière intelligible. En revanche, elle est toujours capable de reconnaître ses amis, de les suivre et même de les protéger.</text:p>
      <text:h text:style-name="Heading_20_4" text:outline-level="4"><text:bookmark-start text:name="_la_créature_peut_refaire_un_jet_de_sauvegarde_tous_les_30_jours_le_sort_se_termine_dès_quelle_réussit_on_peut_aussi_mettre_un_terme_à_ce_sort_grâce_à_lun_des_sorts_suivants_ou"/>La créature peut refaire un <text:a xlink:type="simple" xlink:href="/utiliser-les-caracteristiques/#jets-de-sauvegarde" office:name=""><text:span text:style-name="Definition">jet de sauvegarde</text:span></text:a> tous les 30 jours. Le sort se termine dès qu’elle réussit. On peut aussi mettre un terme à ce sort grâce à l’un des sorts suivants : , ou .<text:bookmark-end text:name="_la_créature_peut_refaire_un_jet_de_sauvegarde_tous_les_30_jours_le_sort_se_termine_dès_quelle_réussit_on_peut_aussi_mettre_un_terme_à_ce_sort_grâce_à_lun_des_sorts_suivants_ou"/></text:h>
      <text:p text:style-name="First_20_paragraph">title: "Esprit impénétrable" description: "La cible est invulnérable aux sorts qui affectent l’esprit." school: "Abjuration" level: 4 concentration: false casting_time: "1 action" duration: "24 heures" range: "contact" components: verbal: true somatic: true material: false ritual: false classes: - Magie — <text:span text:style-name="T1">Coût</text:span> : 16 points de Magie</text:p>
      <text:h text:style-name="Heading_20_4" text:outline-level="4"><text:bookmark-start text:name="_vous_touchez_une_créature_consentante_et_jusquà_la_fin_du_sort_vous_limmunisez_contre_les_dégâts_psychiques_les_effets_percevant_les_émotions_ou_révélant_les_pensées_les_sorts_de_divination_et_létat_charmé_ce_sort_déjoue_même_les_souhaits_et_les_sorts_et_effets_de_même_puissance_qui_cherchent_à_affecter_lesprit_de_la_cible_ou_à_obtenir_des_informations_à_son_propos"/>Vous touchez une créature consentante et, jusqu’à la fin du sort, vous l’immunisez contre les dégâts psychiques, les effets percevant les émotions ou révélant les pensées, les sorts de divination et l’état <text:a xlink:type="simple" xlink:href="/gerer-la-sante-du-personnage/#charme" office:name=""><text:span text:style-name="Definition"><text:span text:style-name="T2">charmé</text:span></text:span></text:a>. Ce sort déjoue même les <text:span text:style-name="T2">souhaits</text:span> et les sorts et effets de même puissance qui cherchent à affecter l’esprit de la cible ou à obtenir des informations à son propos.<text:bookmark-end text:name="_vous_touchez_une_créature_consentante_et_jusquà_la_fin_du_sort_vous_limmunisez_contre_les_dégâts_psychiques_les_effets_percevant_les_émotions_ou_révélant_les_pensées_les_sorts_de_divination_et_létat_charmé_ce_sort_déjoue_même_les_souhaits_et_les_sorts_et_effets_de_même_puissance_qui_cherchent_à_affecter_lesprit_de_la_cible_ou_à_obtenir_des_informations_à_son_propos"/></text:h>
      <text:p text:style-name="First_20_paragraph">title: "Esprits gardiens" description: "Invoque des esprits qui protègent le PJ et frappent ses ennemis." school: "Invocation" level: 1 concentration: true casting_time: "1 action" duration: "jusqu’à 10 minutes" range: "personnelle (4,5 mètres de rayon)" components: verbal: true somatic: true material: true materials: "un symbole sacré" ritual: false classes: - Foi — <text:span text:style-name="T1">Coût</text:span> : 6 points de Foi + Vous appelez des esprits que seul vous pouvez voir et qui vous protègent. Vous semblez entouré de bourrasques de vent. Ils volettent autour de vous dans un rayon de 4,50 mètres pendant toute la durée du sort. Si vous êtes Bon ou Neutre, ils ont une apparence angélique ou féerique (à vous de choisir). Si vous êtes Mauvais, ils ont une apparence fiélone.</text:p>
      <text:p text:style-name="Text_20_body">Quand vous lancez le sort, vous pouvez désigner autant de créatures que vous le voulez afin qu’il ne les affecte pas. Une créature affectée voit sa vitesse réduite de moitié dans la zone et, quand elle y entre pour la première fois de son tour ou quand elle y commence son tour, elle doit effectuer un <text:a xlink:type="simple" xlink:href="/utiliser-les-caracteristiques/#jets-de-sauvegarde" office:name=""><text:span text:style-name="Definition">jet de sauvegarde</text:span></text:a> de Sagesse. Si elle échoue, elle subit 4d6 dégâts radiants (si vous êtes Bon ou Neutre) ou 4d6 dégâts nécrotiques (si vous êtes Mauvais). Si elle réussit son jet de sauvegarde, elle subit seulement la moitié de ces dégâts.</text:p>
      <text:h text:style-name="Heading_20_4" text:outline-level="4"><text:bookmark-start text:name="_à_plus_haut_niveau_si_vous_lancez_ce_sort_en_utilisant_un_emplacement_de_niveau_apprenti_ou_supérieur_les_dégâts_augmentent_de_1d6_par_niveau_au_delà_du_niveau_de_disciple"/><text:span text:style-name="T1">À plus haut niveau</text:span>. Si vous lancez ce sort en utilisant un emplacement de niveau Apprenti ou supérieur, les dégâts augmentent de 1d6 par niveau au-delà du niveau de Disciple.<text:bookmark-end text:name="_à_plus_haut_niveau_si_vous_lancez_ce_sort_en_utilisant_un_emplacement_de_niveau_apprenti_ou_supérieur_les_dégâts_augmentent_de_1d6_par_niveau_au_delà_du_niveau_de_disciple"/></text:h>
      <text:p text:style-name="First_20_paragraph">title: "Appel de la foudre" description: "L’invocateur crée un orage et peut faire frapper la foudre à chaque tour." school: "Invocation" level: 1 concentration: true casting_time: "1 action" duration: "jusqu’à 10 minutes" range: "36 mètres" components: verbal: true somatic: true material: true materials: "Des conditions pluvieuses doivent être réunies" ritual: false classes: - Foi</text:p>
      <text:p text:style-name="Horizontal_20_Line"/>
      <text:p text:style-name="First_20_paragraph"><text:span text:style-name="T1">Coût</text:span> : 6 points de Foi</text:p>
      <text:p text:style-name="Text_20_body">Un nuage orageux apparaît sous forme d’un cylindre de 3 mètres de haut pour 18 mètres de rayon, centré sur un point situé dans votre champ de vision et à 30 mètres directement au-dessus de vous. Le sort échoue si vous ne pouvez voir le point situé à cette hauteur, là où le nuage doit se former (si vous vous trouvez dans une pièce trop petite pour accueillir le nuage, par exemple).</text:p>
      <text:p text:style-name="Text_20_body">Quand vous lancez le sort, vous devez choisir un point situé à portée et dans votre champ de vision. Un éclair jaillit du nuage et vient frapper ce point. Chaque créature située dans un rayon de 1,50 mètre autour de ce point doit effectuer un <text:a xlink:type="simple" xlink:href="/utiliser-les-caracteristiques/#jets-de-sauvegarde" office:name=""><text:span text:style-name="Definition">jet de sauvegarde</text:span></text:a> de Dextérité. Celles qui échouent subissent 5d6 dégâts de foudre, les autres la moitié seulement. À chacun de vos tours jusqu’à la fin du sort, vous pouvez dépenser votre action pour appeler ainsi la foudre, en visant le même point ou un autre.</text:p>
      <text:p text:style-name="Text_20_body">Si, au moment de l’incantation, les conditions sont déjà orageuses, le sort vous donne le contrôle de l’orage déjà présent au lieu d’en créer un nouveau. Dans ce cas, les dégâts du sort augmentent de 2d6.</text:p>
      <text:h text:style-name="Heading_20_4" text:outline-level="4"><text:bookmark-start text:name="_à_plus_haut_niveau_si_vous_lancez_ce_sort_en_utilisant_des_niveaux_de_surcharge_les_dégâts_augmentent_de_2d6_par_niveau_au_delà_du_niveau_de_disciple_2"/><text:span text:style-name="T1">À plus haut niveau</text:span>. Si vous lancez ce sort en utilisant des niveaux de surcharge, les dégâts augmentent de 2d6 par niveau au-delà du niveau de Disciple.<text:bookmark-end text:name="_à_plus_haut_niveau_si_vous_lancez_ce_sort_en_utilisant_des_niveaux_de_surcharge_les_dégâts_augmentent_de_2d6_par_niveau_au_delà_du_niveau_de_disciple_2"/></text:h>
      <text:p text:style-name="First_20_paragraph">title: Etanchéité description: "Rend un livre ou un vêtement étanche et protégé de la moisissure" school: Transmutation level: 1 concentration: false casting_time: "1 action" duration: "variable" range: "contact" components: verbal: true somatic: true material: true materials: "Livre ou vêtement" ritual: true classes: - Magie source: "Elric" — <text:span text:style-name="T1">Coût</text:span> : 6 points de Magie + <text:span text:style-name="T1">Enchantement</text:span> Le lanceur de sort enchante un livre ou un vêtement. Il a pour cela besoin de 30 po de matériel (encens, bougies…​). + Ce sort permet de rendre une surface comme les pages d’un livre ou bien d’une cape étanche. L’objet enchanté devient alors étanche durant 1d6 heure au niveau 1, 3d6 heures au niveau 5, 1d6 jours au niveau 6, 2d6 jours au niveau 9, 1d6 semaines au niveau 12, 3d6 semaines au niveau 15, 1d6 mois au niveau 18 et au niveau 20 jusqu’à ce que le sort soit dissipé. Ce sort évite aussi la moisissure. + — title: "Étrangeté" description: "Les cibles sont <text:span text:style-name="T2">terrorisées</text:span> et subissent 7d6 dégâts à chaque round." school: "Illusion" level: 5 concentration: true casting_time: "1 action" duration: "jusqu’à 1 minute" range: "36 mètres" components: verbal: true somatic: true material: false ritual: false classes: - Magie — <text:span text:style-name="T1">Coût</text:span> : 18 points de Magie</text:p>
      <text:h text:style-name="Heading_20_4" text:outline-level="4"><text:bookmark-start text:name="_vous_puisez_dans_les_peurs_les_plus_profondes_dun_groupe_de_créatures_et_créez_des_êtres_illusoires_dans_leurs_esprits_quelles_sont_les_seules_à_voir_chaque_créature_située_dans_une_sphère_de_9_mètres_de_rayon_centrée_sur_un_point_de_votre_choix_situé_à_portée_doit_réussir_un_jet_de_sauvegarde_de_sagesse_ou_être_terrorisée_pendant_toute_la_durée_du_sort_les_illusions_se_basent_sur_les_peurs_enfouies_en_chaque_cible_et_transforment_leurs_pires_cauchemars_en_menace_implacable_à_la_fin_de_chacun_de_ses_tours_une_créature_terrorisée_doit_effectuer_un_jet_de_sauvegarde_de_sagesse_si_elle_échoue_elle_subit_7d6_dégâts_psychiques_si_elle_réussit_le_sort_se_termine_pour_elle"/>Vous puisez dans les peurs les plus profondes d’un groupe de créatures et créez des êtres illusoires dans leurs esprits, qu’elles sont les seules à voir. Chaque créature située dans une sphère de 9 mètres de rayon centrée sur un point de votre choix situé à portée doit réussir un <text:a xlink:type="simple" xlink:href="/utiliser-les-caracteristiques/#jets-de-sauvegarde" office:name=""><text:span text:style-name="Definition">jet de sauvegarde</text:span></text:a> de Sagesse ou être <text:a xlink:type="simple" xlink:href="/gerer-la-sante-du-personnage/#terrorise" office:name=""><text:span text:style-name="Definition"><text:span text:style-name="T2">terrorisée</text:span></text:span></text:a> pendant toute la durée du sort. Les illusions se basent sur les peurs enfouies en chaque cible et transforment leurs pires cauchemars en menace implacable. À la fin de chacun de ses tours, une créature <text:a xlink:type="simple" xlink:href="/gerer-la-sante-du-personnage/#terrorise" office:name=""><text:span text:style-name="Definition"><text:span text:style-name="T2">terrorisée</text:span></text:span></text:a> doit effectuer un <text:a xlink:type="simple" xlink:href="/utiliser-les-caracteristiques/#jets-de-sauvegarde" office:name=""><text:span text:style-name="Definition">jet de sauvegarde</text:span></text:a> de Sagesse. Si elle échoue, elle subit 7d6 dégâts psychiques. Si elle réussit, le sort se termine pour elle.<text:bookmark-end text:name="_vous_puisez_dans_les_peurs_les_plus_profondes_dun_groupe_de_créatures_et_créez_des_êtres_illusoires_dans_leurs_esprits_quelles_sont_les_seules_à_voir_chaque_créature_située_dans_une_sphère_de_9_mètres_de_rayon_centrée_sur_un_point_de_votre_choix_situé_à_portée_doit_réussir_un_jet_de_sauvegarde_de_sagesse_ou_être_terrorisée_pendant_toute_la_durée_du_sort_les_illusions_se_basent_sur_les_peurs_enfouies_en_chaque_cible_et_transforment_leurs_pires_cauchemars_en_menace_implacable_à_la_fin_de_chacun_de_ses_tours_une_créature_terrorisée_doit_effectuer_un_jet_de_sauvegarde_de_sagesse_si_elle_échoue_elle_subit_7d6_dégâts_psychiques_si_elle_réussit_le_sort_se_termine_pour_elle"/></text:h>
      <text:p text:style-name="First_20_paragraph">title: "Éveil" description: "Le PJ éveille à la conscience de manière permanente une plante ou un animal." school: "Transmutation" level: 2 concentration: false casting_time: "8 heures" duration: "instantanée" range: "contact" components: verbal: true somatic: true material: true materials: "une agate d’une valeur minimale de 1000 po, que le sort consomme" ritual: false classes: - Foi — <text:span text:style-name="T1">Coût</text:span> : 10 points de Foi + Une fois que vous avez passé la durée de l’incantation à tracer des sentiers magiques dans une pierre précieuse, vous touchez un animal ou une plante de taille TG ou inférieure qui doivent être dépourvus de toute valeur d’Intelligence ou posséder une Intelligence de 3 ou moins. La cible reçoit alors une Intelligence de 10 et la possibilité de parler un langage que vous connaissez. Si la cible est une plante, elle ne peut pas se déplacer mais gagne des sens similaires à ceux d’un humain. C’est au MJ de choisir les caractéristiques appropriées à la plante éveillée.</text:p>
      <text:h text:style-name="Heading_20_4" text:outline-level="4"><text:bookmark-start text:name="_la_bête_ou_la_plante_éveillée_est_considérée_charmée_par_vous_pendant_30_jours_ou_jusquà_ce_que_vous_ou_lun_de_vos_compagnons_la_blessiez_une_fois_que_cet_effet_se_termine_la_créature_éveillée_décide_seule_si_elle_reste_amicale_envers_vous_selon_la_façon_dont_vous_lavez_traitée_lorsquelle_était_charmée"/>La bête ou la plante éveillée est considérée <text:a xlink:type="simple" xlink:href="/gerer-la-sante-du-personnage/#charme" office:name=""><text:span text:style-name="Definition"><text:span text:style-name="T2">charmée</text:span></text:span></text:a> par vous pendant 30 jours ou jusqu’à ce que vous ou l’un de vos compagnons la blessiez. Une fois que cet effet se termine, la créature éveillée décide seule si elle reste amicale envers vous, selon la façon dont vous l’avez traitée lorsqu’elle était <text:a xlink:type="simple" xlink:href="/gerer-la-sante-du-personnage/#charme" office:name=""><text:span text:style-name="Definition"><text:span text:style-name="T2">charmée</text:span></text:span></text:a>.<text:bookmark-end text:name="_la_bête_ou_la_plante_éveillée_est_considérée_charmée_par_vous_pendant_30_jours_ou_jusquà_ce_que_vous_ou_lun_de_vos_compagnons_la_blessiez_une_fois_que_cet_effet_se_termine_la_créature_éveillée_décide_seule_si_elle_reste_amicale_envers_vous_selon_la_façon_dont_vous_lavez_traitée_lorsquelle_était_charmée"/></text:h>
      <text:p text:style-name="First_20_paragraph">title: "Expiation du juste" description: "La cible de la prochaine attaque du PJ subit 4d6 dégâts et est <text:span text:style-name="T2">étourdie</text:span>." school: "Évocation" level: 1 concentration: true casting_time: "1 action bonus" duration: "jusqu’à 1 minute" range: "personnelle" components: verbal: true somatic: false material: false ritual: false classes: - Foi — <text:span text:style-name="T1">Coût</text:span> : 8 points de Foi + La prochaine fois que vous réussissez une attaque de corps-à-corps pendant la durée du sort, vous lancez un ordre de repentir sur la créature que vous frappez. Sur cette attaque, elle subit 4d6 dégâts psychiques, écrasée par le poids de ses péchés et la culpabilité. En outre, elle doit réussir un <text:a xlink:type="simple" xlink:href="/utiliser-les-caracteristiques/#jets-de-sauvegarde" office:name=""><text:span text:style-name="Definition">jet de sauvegarde</text:span></text:a> de Sagesse ou être <text:a xlink:type="simple" xlink:href="/gerer-la-sante-du-personnage/#etourdi" office:name=""><text:span text:style-name="Definition"><text:span text:style-name="T2">étourdie</text:span></text:span></text:a> jusqu’à la fin de son prochain tour et subir un <text:a xlink:type="simple" xlink:href="/utiliser-les-caracteristiques/#avantage-et-desavantage" office:name=""><text:span text:style-name="Definition"><text:span text:style-name="T2">désavantage</text:span></text:span></text:a> à tous ses tests de Sagesse pour une minute. — title: "Explosion occulte" description: "Éclair d’énergie qui inflige 2d6 dégâts de force." school: "Évocation" level: 0 concentration: false casting_time: "1 action" duration: "instantanée" range: "36 mètres" components: verbal: true somatic: true material: false materials: "" ritual: false classes: - Magie — <text:span text:style-name="T1">Coût</text:span> : 1 points de Magie + La manipulation de l’énergie occulte crée un projectile invisible semblable à une bourrasque que vous envoyez vers une créature à portée. Faites un <text:a xlink:type="simple" xlink:href="/combattre/#jets-d-attaque" office:name=""><text:span text:style-name="Definition">jet d’attaque</text:span></text:a> de sort à distance contre la cible. Si vous réussissez, elle subit 2d6 dégâts de force.</text:p>
      <text:h text:style-name="Heading_20_4" text:outline-level="4"><text:bookmark-start text:name="_le_sort_crée_des_rayons_supplémentaires_quand_vous_atteignez_certains_niveaux_deux_rayons_au_niveau_5_trois_au_niveau_11_et_quatre_au_niveau_17_vous_pouvez_diriger_tous_les_rayons_sur_une_même_cible_ou_les_répartir_entre_plusieurs_faites_un_jet_dattaque_distinct_pour_chacun"/>Le sort crée des rayons supplémentaires quand vous atteignez certains niveaux : deux rayons au niveau 5, trois au niveau 11 et quatre au niveau 17. Vous pouvez diriger tous les rayons sur une même cible ou les répartir entre plusieurs. Faites un <text:a xlink:type="simple" xlink:href="/combattre/#jets-d-attaque" office:name=""><text:span text:style-name="Definition">jet d’attaque</text:span></text:a> distinct pour chacun.<text:bookmark-end text:name="_le_sort_crée_des_rayons_supplémentaires_quand_vous_atteignez_certains_niveaux_deux_rayons_au_niveau_5_trois_au_niveau_11_et_quatre_au_niveau_17_vous_pouvez_diriger_tous_les_rayons_sur_une_même_cible_ou_les_répartir_entre_plusieurs_faites_un_jet_dattaque_distinct_pour_chacun"/></text:h>
      <text:p text:style-name="First_20_paragraph">title: "Façonnage de l’eau" description: "Contrôle l’eau pour obtenir divers effets mineurs" school: Transmutation level: 0 concentration: false casting_time: "1 action" duration: " instantanée ou 1 heure" range: "9 mètres" components: verbal: false somatic: true material: true materials: "Une pierre ayant été immergée durant une saison hivernale dans un lac de montagne" ritual: false classes:</text:p>
      <text:list text:style-name="L63">
        <text:list-item>
          <text:p text:style-name="P73">Magie</text:p>
        </text:list-item>
      </text:list>
      <text:p text:style-name="Horizontal_20_Line"/>
      <text:p text:style-name="First_20_paragraph"><text:span text:style-name="T1">Coût</text:span> : 1 point de Magie</text:p>
      <text:p text:style-name="Text_20_body">Avec ce rituel, le mage peut enchanter une pierre particulière. Lorsqu’il la tient dans sa main gauche, il peut tremper l’index de sa main droite dans l’eau. Choisissez un cube d’eau visible de 1,50 mètre d’arête dans la portée du sort. Vous pouvez alors le manipuler d’une des façons suivantes : • Vous déplacez instantanément ou modifiez le sens du courant selon vos directives jusqu’à 1,50 mètre dans n’importe quelle direction. Ce mouvement n’a pas assez de force pour causer des dégâts. • Vous pouvez faire apparaitre des formes simples dans l’eau (rond dans l’eau, effleurement du vent) et les animer selon vos instructions. Ce changement dure 1 heure. • Vous modifiez la couleur ou l’opacité de l’eau. L’eau doit être transformée de façon homogène. Ce changement dure 1 heure. • Vous gelez l’eau, à condition qu’elle ne contienne aucune créature. L’eau dégèle au bout de 1 heure. Si vous lancez ce sort plusieurs fois, vous ne pouvez avoir que deux de ces effets non-instantanés actifs à la fois, et vous pouvez en dissiper un en une action. + — title: "Fatigue" description: "a pour effet de fatiguer la cible" school: Nécromancie level: 0 concentration: false casting_time: "1 action" duration: "1 round par niveau" range: "contact" components: verbal: true somatic: true material: false ritual: false classes:</text:p>
      <text:list text:style-name="L64">
        <text:list-item>
          <text:p text:style-name="P74">Magie</text:p>
        </text:list-item>
      </text:list>
      <text:p text:style-name="Horizontal_20_Line"/>
      <text:p text:style-name="First_20_paragraph"><text:span text:style-name="T1">Coût</text:span> : 1 point de Magie</text:p>
      <text:p text:style-name="Text_20_body">Le contact du mage est chargé d’énergie négative, ce qui a pour effet de fatiguer la cible. Pour toucher celle-ci, il doit effectuer une attaque de contact. Ensuite, le sujet reste fatigué pour toute la durée du sort. Ce sort n’a aucun effet sur une créature déjà fatiguée. Contrairement à la fatigue normale, l’effet prend fin avec le sort. L’effet de la fatigue correspond au premier niveau d’épuisement. + — title: "Faveur divine" description: "Les attaques du PJ infligent 1d6 dégâts radiants supplémentaires." school: "Évocation" level: 0 concentration: true casting_time: "1 action bonus" duration: "jusqu’à 1 minute" range: "personnelle" components: verbal: true somatic: true material: false materials: "" ritual: false classes: - Foi — <text:span text:style-name="T1">Coût</text:span> : 2 points de Foi + Vos prières vous imprègnent d’une aura radieuse. Jusqu’à la fin du sort, les attaques que vous portez avec une arme infligent 1d6 dégâts radiants supplémentaires en cas de coup au but. — title: "Festin des héros" description: "Ceux qui mangent le festin en retirent plusieurs bénéfices." school: "Invocation" level: 2 concentration: false casting_time: "10 minutes" duration: "instantanée" range: "9 mètres" components: verbal: true somatic: true material: true materials: "un bol incrusté de gemmes d’une valeur minimale de 1000 po" ritual: false classes: - Foi — <text:span text:style-name="T1">Coût</text:span> : 12 points de Foi + <text:span text:style-name="T1">Enchantement</text:span> : Le prêtre enchante un bol incrusté de gemmes d’une valeur minimale de 1000 po et dépense 60 po de matériel pour la réalisation du rituel.</text:p>
      <text:p text:style-name="Text_20_body">Vous cuisinez un grand festin, comprenant des boissons et des mets de grande qualité. Il faut 3 heures pour préparer le festin et y appliquer les bénédictions. Il faut avoir les ingrédients pour une valeur de 120po. Ses effets bénéfiques se manifestent uniquement une fois le repas terminé. Douze personnes au maximum peuvent se joindre à vous lors de ce repas.</text:p>
      <text:h text:style-name="Heading_20_4" text:outline-level="4"><text:bookmark-start text:name="_une_créature_qui_participe_au_festin_en_retire_plusieurs_bénéfices_elle_est_guérie_de_toutes_les_maladies_et_de_tous_les_poisons_qui_laffectaient_elle_est_immunisée_contre_le_poison_et_létat_terrorisé_et_elle_obtient_un_avantage_lors_de_tous_ses_jets_de_sauvegarde_de_sagesse_son_maximum_de_points_de_daction_augmente_de_3d6_et_elle_gagne_le_même_nombre_de_points_daction_ces_bénéfices_persistent_pendant_24_heures"/>Une créature qui participe au festin en retire plusieurs bénéfices. Elle est guérie de toutes les maladies et de tous les poisons qui l’affectaient, elle est immunisée contre le poison et l’état <text:a xlink:type="simple" xlink:href="/gerer-la-sante-du-personnage/#terrorise" office:name=""><text:span text:style-name="Definition"><text:span text:style-name="T2">terrorisé</text:span></text:span></text:a>, et elle obtient un <text:a xlink:type="simple" xlink:href="/utiliser-les-caracteristiques/#avantage-et-desavantage" office:name=""><text:span text:style-name="Definition"><text:span text:style-name="T2">avantage</text:span></text:span></text:a> lors de tous ses jets de sauvegarde de Sagesse. Son maximum de points de d’action augmente de 3d6 et elle gagne le même nombre de points d’action. Ces bénéfices persistent pendant 24 heures.<text:bookmark-end text:name="_une_créature_qui_participe_au_festin_en_retire_plusieurs_bénéfices_elle_est_guérie_de_toutes_les_maladies_et_de_tous_les_poisons_qui_laffectaient_elle_est_immunisée_contre_le_poison_et_létat_terrorisé_et_elle_obtient_un_avantage_lors_de_tous_ses_jets_de_sauvegarde_de_sagesse_son_maximum_de_points_de_daction_augmente_de_3d6_et_elle_gagne_le_même_nombre_de_points_daction_ces_bénéfices_persistent_pendant_24_heures"/></text:h>
      <text:p text:style-name="First_20_paragraph">title: Feu véridique description: "force une personne d’alignement chaotique ou mauvais à dire la vérité" school: Abjuration level: 1 concentration: false casting_time: "1 action" duration: "5 minutes" range: "5 mètres" components: verbal: true somatic: true material: true materials: "Torche, souffre" ritual: true classes: - Foi source: "Elric" — <text:span text:style-name="T1">Coût</text:span> : 6 points de Magie + <text:span text:style-name="T1">Enchantement</text:span> Le lanceur de sort enchante une Torche et du souffre. Il a pour cela besoin de 30 po de matériel (encens, bougies…​). + Ce sort permet de forcer une personne d’alignement chaotique ou mauvais à dire la vérité. Le sorcier interroge la cible avec la torche en face de lui. Chaque minute, le sorcier peut poser une question en même temps de jeter une pincée de souffre sur la torche. La cible devra faire un jet de sauvegarde DD 16 de sagesse à chaque minute, ou répondre à la question en toute vérité. La cible à la place de mentir peut rester assez vague dans ses propos. Aucun joueur n’est capable de savoir s’il a réussi ou non le jet de sauvegarde. <text:span text:style-name="T1">À plus haut niveau.</text:span> Le cran de difficulté du test augmente d’un niveau de difficulté, et le sorcier doit utiliser un brasier à la place de la torche. + — title: Fil de vie description: "rendre visible les maux d’une personne" school: Évocation level: 1 concentration: false casting_time: "10 minutes" duration: "variable" range: "contact" components: verbal: true somatic: true material: true materials: "Poussière d’agate" ritual: true classes: - Magie source: "Elric" — <text:span text:style-name="T1">Coût</text:span> : 6 points de Magie + <text:span text:style-name="T1">Enchantement</text:span> Le lanceur de sort enchante de la poussière d’agate. Il a pour cela besoin de 30 po de matériel (encens, bougies…​). + Ce sort permet de rendre visible les maux d’une personne. Le lanceur de sort doit saupoudrer le corps d’une personne avec de la poussière d’agate, et comprendra ce qui afflige la cible, que ce soit une maladie ou une blessure. + — title: "Flamboiement funeste" description: "Les cibles proches du PJ subissent 2d6 dégâts et sont <text:span text:style-name="T2">aveuglées</text:span>." school: "Invocation" level: 0 concentration: false casting_time: "1 action" duration: "instantanée" range: "personnelle" components: verbal: true somatic: true material: true materials: "morceau d’onyx" ritual: false classes: - Magie — <text:span text:style-name="T1">Coût</text:span> : 2 points de Magie</text:p>
      <text:p text:style-name="Text_20_body">Une explosion d’énergie noires que seul vous voyez jaillit de votre corps et blesse les créatures située à moins de 1,50 mètre de vous. Chaque créature dans la zone doit réussir un <text:a xlink:type="simple" xlink:href="/utiliser-les-caracteristiques/#jets-de-sauvegarde" office:name=""><text:span text:style-name="Definition">jet de sauvegarde</text:span></text:a> de Dextérité, ou subir 2d6 dégâts nécrotiques et être <text:a xlink:type="simple" xlink:href="/gerer-la-sante-du-personnage/#aveugle" office:name=""><text:span text:style-name="Definition"><text:span text:style-name="T2">aveuglée</text:span></text:span></text:a> jusqu’à votre prochain tour. En cas de réussite, elle ne subit que la moitié des dégâts et n’est pas <text:a xlink:type="simple" xlink:href="/gerer-la-sante-du-personnage/#aveugle" office:name=""><text:span text:style-name="Definition"><text:span text:style-name="T2">aveuglée</text:span></text:span></text:a>.</text:p>
      <text:h text:style-name="Heading_20_4" text:outline-level="4"><text:bookmark-start text:name="_à_plus_haut_niveau_lorsque_vous_lancez_ce_sort_en_utilisant_un_emplacement_de_sorts_de_niveau_disciple_les_dégâts_augmentent_de_1d6_pour_chaque_emplacement_au_delà_du_niveau_de_novice"/><text:span text:style-name="T1">À plus haut niveau</text:span>. Lorsque vous lancez ce sort en utilisant un emplacement de sorts de niveau Disciple, les dégâts augmentent de 1d6 pour chaque emplacement au-delà du niveau de Novice.<text:bookmark-end text:name="_à_plus_haut_niveau_lorsque_vous_lancez_ce_sort_en_utilisant_un_emplacement_de_sorts_de_niveau_disciple_les_dégâts_augmentent_de_1d6_pour_chaque_emplacement_au_delà_du_niveau_de_novice"/></text:h>
      <text:p text:style-name="First_20_paragraph">title: "Flamme éternelle" description: "Crée de manière permanente une flamme similaire à celle d’une torche." school: "Évocation" level: 0 concentration: false casting_time: "1 action" duration: "jusqu’à dissipation" range: "contact" components: verbal: true somatic: true material: true materials: "poussière de rubis d’une valeur de 50 po, que le sort consume" ritual: false classes: - Foi - Magie — <text:span text:style-name="T1">Coût</text:span> : 4 points de Magie ou de Foi Une flamme à la luminosité égale à celle d’une torche embrase soudain l’objet que vous touchez. L’effet du sort ressemble à une flamme ordinaire, mais ne dégage pas de chaleur et ne consomme pas d’oxygène. On peut couvrir ou cacher la flamme éternelle, mais pas l’étouffer ni l’éteindre avec de l’eau. + — title: "Flamme sacrée" description: "La foi s’abat sur la cible et lui inflige 1d6 dégâts radiants." school: "Évocation" level: 0 concentration: false casting_time: "1 action" duration: "instantanée" range: "18 mètres" components: verbal: true somatic: true material: false materials: "" ritual: false classes: - Foi — <text:span text:style-name="T1">Coût</text:span> : 1 points de Foi + La foi du lanceur de sort s’abat sur une créature située à portée et dans votre champ de vision. La cible doit réussir un <text:a xlink:type="simple" xlink:href="/utiliser-les-caracteristiques/#jets-de-sauvegarde" office:name=""><text:span text:style-name="Definition">jet de sauvegarde</text:span></text:a> de Dextérité ou subir 1d6 dégâts radiants. La cible ne gagne aucun bénéfice d’abri pour ce <text:a xlink:type="simple" xlink:href="/utiliser-les-caracteristiques/#jets-de-sauvegarde" office:name=""><text:span text:style-name="Definition">jet de sauvegarde</text:span></text:a>.</text:p>
      <text:h text:style-name="Heading_20_4" text:outline-level="4"><text:bookmark-start text:name="_les_dégâts_du_sort_augmentent_de_1d6_quand_vous_atteignez_le_niveau_5_2d6_11_3d6_et_17_4d6_2"/>Les dégâts du sort augmentent de 1d6 quand vous atteignez le niveau 5 (2d6), 11 (3d6) et 17 (4d6).<text:bookmark-end text:name="_les_dégâts_du_sort_augmentent_de_1d6_quand_vous_atteignez_le_niveau_5_2d6_11_3d6_et_17_4d6_2"/></text:h>
      <text:p text:style-name="First_20_paragraph">title: "Fléau" description: "Jusqu’à trois cibles doivent retrancher 1d6 à leurs jets d’attaque et de sauvegarde." school: "Enchantement" level: 0 concentration: true casting_time: "1 action" duration: "jusqu’à 1 minute" range: "9 mètres" components: verbal: true somatic: true material: true materials: "une goutte de sang" ritual: false classes: - Magie - Foi — <text:span text:style-name="T1">Coût</text:span> : 2 points de Foi ou de Magie + Trois créatures de votre choix au maximum, toutes situées à portée et dans votre champ de vision, sont contraintes d’effectuer un <text:a xlink:type="simple" xlink:href="/utiliser-les-caracteristiques/#jets-de-sauvegarde" office:name=""><text:span text:style-name="Definition">jet de sauvegarde</text:span></text:a> de Charisme. Dès qu’une cible qui a raté ce jet effectue un <text:a xlink:type="simple" xlink:href="/combattre/#jets-d-attaque" office:name=""><text:span text:style-name="Definition">jet d’attaque</text:span></text:a> ou <text:a xlink:type="simple" xlink:href="/utiliser-les-caracteristiques/#jets-de-sauvegarde" office:name=""><text:span text:style-name="Definition">de sauvegarde</text:span></text:a> alors que le sort n’est pas terminé, elle doit lancer 1d6 et soustraire le résultat obtenu de son <text:a xlink:type="simple" xlink:href="/combattre/#jets-d-attaque" office:name=""><text:span text:style-name="Definition">jet d’attaque</text:span></text:a> ou <text:a xlink:type="simple" xlink:href="/utiliser-les-caracteristiques/#jets-de-sauvegarde" office:name=""><text:span text:style-name="Definition">de sauvegarde</text:span></text:a>.</text:p>
      <text:h text:style-name="Heading_20_4" text:outline-level="4"><text:bookmark-start text:name="_à_plus_haut_niveau_si_vous_lancez_ce_sort_en_utilisant_un_emplacement_de_niveau_disciple_ou_supérieur_vous_pouvez_viser_une_créature_de_plus_par_niveau_au_delà_du_niveau_novice_2"/><text:span text:style-name="T1">À plus haut niveau</text:span>. Si vous lancez ce sort en utilisant un emplacement de niveau Disciple ou supérieur, vous pouvez viser une créature de plus par niveau au-delà du niveau Novice.<text:bookmark-end text:name="_à_plus_haut_niveau_si_vous_lancez_ce_sort_en_utilisant_un_emplacement_de_niveau_disciple_ou_supérieur_vous_pouvez_viser_une_créature_de_plus_par_niveau_au_delà_du_niveau_novice_2"/></text:h>
      <text:p text:style-name="First_20_paragraph">title: "Fléau d’insectes" description: "Invoque des insectes qui attaquent et infligent 7d6 dégâts perforants." school: "Invocation" level: 2 concentration: true casting_time: "1 action" duration: "jusqu’à 10 minutes" range: "90 mètres" components: verbal: true somatic: true material: true materials: "un peu de sucre en poudre, quelques graines de céréales et une tache de graisse" ritual: false classes: - Foi - Magie — <text:span text:style-name="T1">Coût</text:span> : 10 points de Foi ou de Magie</text:p>
      <text:p text:style-name="Text_20_body">Un essaim d’insecte carnivores forme une sphère de 6 mètres de rayon centrée sur un point de votre choix situé à portée. La sphère s’étend en contournant les angles et persiste pendant toute la durée du sort. La visibilité est réduite dans la zone affectée. L’intérieur de la sphère devient un terrain difficile.</text:p>
      <text:p text:style-name="Text_20_body">Quand la sphère d’insectes apparaît, chaque créature prise à l’intérieur doit effectuer un <text:a xlink:type="simple" xlink:href="/utiliser-les-caracteristiques/#jets-de-sauvegarde" office:name=""><text:span text:style-name="Definition">jet de sauvegarde</text:span></text:a> de Constitution. Une créature subit 7d6 dégâts perforants si elle rate son jet, la moitié seulement si elle le réussit. Une créature doit effectuer le même jet quand elle entre dans la sphère pour la première fois de son tour ou quand elle y termine son tour.</text:p>
      <text:h text:style-name="Heading_20_4" text:outline-level="4"><text:bookmark-start text:name="_à_plus_haut_niveau_si_vous_lancez_ce_sort_en_utilisant_un_emplacement_de_niveau_adepte_ou_supérieur_les_dégâts_augmentent_de_2d6_par_niveau_au_delà_du_niveau_dapprenti_2"/><text:span text:style-name="T1">À plus haut niveau</text:span>. Si vous lancez ce sort en utilisant un emplacement de niveau Adepte ou supérieur, les dégâts augmentent de 2d6 par niveau au-delà du niveau d’Apprenti.<text:bookmark-end text:name="_à_plus_haut_niveau_si_vous_lancez_ce_sort_en_utilisant_un_emplacement_de_niveau_adepte_ou_supérieur_les_dégâts_augmentent_de_2d6_par_niveau_au_delà_du_niveau_dapprenti_2"/></text:h>
      <text:p text:style-name="First_20_paragraph">title: "Flèche acide" description: "Crée une flèche qui inflige 4d6 dégâts d’acide, puis 2d6 au round suivant." school: "Évocation" level: 0 concentration: false casting_time: "1 action" duration: "instantanée" range: "27 mètres" components: verbal: true somatic: true material: true materials: "poudre de feuille de rhubarbe et estomac de vipère" ritual: false classes: - Magie — <text:span text:style-name="T1">Coût</text:span> : 4 points de Magie + <text:span text:style-name="T1">Enchantement</text:span> : Le Mage doit enchanter de la poudre de feuille de rhubarbe et des estomacs de vipère en dépensant 20 po par rituel. Chaque rituel permet de créer 1d6 doses de matériel.</text:p>
      <text:p text:style-name="Text_20_body">Une flèche d’un vert chatoyant file vers une cible située à portée et explose en une gerbe d’acide. Faites une attaque de sort à distance contre la cible. Si vous touchez, la cible reçoit 4d6 dégâts d’acide immédiatement et 2d6 dégâts d’acide à la fin de son prochain tour. Si vous ne touchez pas, l’acide éclabousse la cible et lui inflige la moitié des dégâts initiaux, mais aucun à la fin de son prochain tour.</text:p>
      <text:h text:style-name="Heading_20_4" text:outline-level="4"><text:bookmark-start text:name="_à_plus_haut_niveau_quand_vous_utilisez_ce_sort_via_un_emplacement_de_niveau_disciple_ou_supérieur_les_dégâts_initiaux_et_secondaires_augmentent_de_1d6_par_niveau_au_delà_du_niveau_de_novice"/><text:span text:style-name="T1">À plus haut niveau</text:span>. Quand vous utilisez ce sort via un emplacement de niveau Disciple ou supérieur, les dégâts initiaux et secondaires augmentent de 1d6 par niveau au-delà du niveau de Novice.<text:bookmark-end text:name="_à_plus_haut_niveau_quand_vous_utilisez_ce_sort_via_un_emplacement_de_niveau_disciple_ou_supérieur_les_dégâts_initiaux_et_secondaires_augmentent_de_1d6_par_niveau_au_delà_du_niveau_de_novice"/></text:h>
      <text:p text:style-name="First_20_paragraph">title: "Flèches naturelles" description: "Transforme des branches en flèches" school: Transmutation level: 1 concentration: false casting_time: "5 rounds" duration: "Jusqu’au levé du soleil" range: "personnelle" components: verbal: true somatic: true material: true materials: " Tas de branche de coudrier" ritual: false classes:</text:p>
      <text:list text:style-name="L65">
        <text:list-item>
          <text:p text:style-name="P75">Magie</text:p>
        </text:list-item>
        <text:list-item>
          <text:p text:style-name="First_20_paragraph">== Foi</text:p>
          <text:p text:style-name="Text_20_body"><text:span text:style-name="T1">Coût</text:span> : 6 points de Magie ou de Foi + <text:span text:style-name="T1">enchantement</text:span> : Le lanceur de sort enchante un tas de branches de coudrier.</text:p>
        </text:list-item>
      </text:list>
      <text:p text:style-name="Text_20_body">Ce sort permet de transformer de manière permanente une plante ou une branche d’arbre en une flèche. + Cette flèche inflige seulement 3 points de dégâts car la pointe n’est pas métallique. En lançant ce sort, l’enchanteur peut transformer 1d6+ bonus d’Intelligence ou de Sagesse de flèches. — title: "Flétrissement" description: "Inflige 11d6 dégâts, le maximum aux créatures végétales." school: "Nécromancie" level: 1 concentration: false casting_time: "1 action" duration: "instantanée" range: "9 mètres" components: verbal: true somatic: true material: false materials: "" ritual: false classes: - Foi - Magie — <text:span text:style-name="T1">Coût</text:span> : 8 points de Foi ou de Magie</text:p>
      <text:p text:style-name="Text_20_body">L’énergie nécromantique inonde une créature de votre choix située à portée et dans votre champ de vision, et draine ses fluides corporels et sa vitalité. La cible doit effectuer un <text:a xlink:type="simple" xlink:href="/utiliser-les-caracteristiques/#jets-de-sauvegarde" office:name=""><text:span text:style-name="Definition">jet de sauvegarde</text:span></text:a> de Constitution. Si elle échoue, elle reçoit 11d6 dégâts nécrotiques, la moitié seulement si elle réussit son jet. Ce sort n’a aucun effet sur les morts-vivants ou les créatures artificielles.</text:p>
      <text:p text:style-name="Text_20_body">Si vous visez une créature végétale ou une plante magique, elle subit un <text:a xlink:type="simple" xlink:href="/utiliser-les-caracteristiques/#avantage-et-desavantage" office:name=""><text:span text:style-name="Definition"><text:span text:style-name="T2">désavantage</text:span></text:span></text:a> lors du <text:a xlink:type="simple" xlink:href="/utiliser-les-caracteristiques/#jets-de-sauvegarde" office:name=""><text:span text:style-name="Definition">jet de sauvegarde</text:span></text:a> et le sort lui inflige le maximum de dégâts possible. Si vous visez une plante non magique qui n’est pas une créature, comme un arbre ou un buisson, elle n’a pas droit au moindre jet de sauvegarde, mais se flétrit et meurt.</text:p>
      <text:h text:style-name="Heading_20_4" text:outline-level="4"><text:bookmark-start text:name="_à_plus_haut_niveau_si_vous_lancez_ce_sort_en_utilisant_un_emplacement_de_niveau_dapprenti_ou_supérieur_les_dégâts_augmentent_de_1d6_par_niveau_au_delà_du_niveau_de_disciple"/><text:span text:style-name="T1">À plus haut niveau</text:span>. Si vous lancez ce sort en utilisant un emplacement de niveau d’Apprenti ou supérieur, les dégâts augmentent de 1d6 par niveau au-delà du niveau de Disciple.<text:bookmark-end text:name="_à_plus_haut_niveau_si_vous_lancez_ce_sort_en_utilisant_un_emplacement_de_niveau_dapprenti_ou_supérieur_les_dégâts_augmentent_de_1d6_par_niveau_au_delà_du_niveau_de_disciple"/></text:h>
      <text:p text:style-name="First_20_paragraph">title: "Floraison" description: "Redonne vigueur aux plantes" school: Transmutation level: 1 concentration: false casting_time: "1 action" duration: "1 minute par niveau" range: "personnelle" components: verbal: true somatic: true material: false materials: ritual: false classes:</text:p>
      <text:list text:style-name="L66">
        <text:list-item>
          <text:p text:style-name="P76">Magie</text:p>
        </text:list-item>
        <text:list-item>
          <text:p text:style-name="First_20_paragraph">== Foi</text:p>
          <text:p text:style-name="Text_20_body"><text:span text:style-name="T1">Coût</text:span> : 6 points de Magie ou de Foi + Ce sort redonne leur vigueur aux plantes présentes dans un rayon de 1 mètre par niveau du lanceur de sort. Ainsi les fleurs fanées ou desséchées se redressent et reprennent leur couleur en quelques minutes. Le lanceur de sort peut sélectionner les plantes qui bénéficient de cet effet mais pour cela il doit se concentrer. L’effet est centré sur le mage et est permanent. Le lanceur de sort ne peut pas se déplacer plus vite que la vitesse de la marche. Grâce à ce sort, certains mages ont la réputation de porter bonheur. — title: "Flou" description: "Les créatures ont un <text:span text:style-name="T2">désavantage</text:span> pour attaquer le PJ." school: "Illusion" level: 0 concentration: true casting_time: "1 action" duration: "jusqu’à 1 minute" range: "personnelle" components: verbal: true somatic: false material: false materials: "" ritual: false classes: ** Magie</text:p>
        </text:list-item>
      </text:list>
      <text:p text:style-name="Horizontal_20_Line"/>
      <text:p text:style-name="First_20_paragraph"><text:span text:style-name="T1">Coût</text:span> : 4 points de Magie</text:p>
      <text:h text:style-name="Heading_20_4" text:outline-level="4"><text:bookmark-start text:name="_votre_corps_semble_devenir_flou_il_ondule_et_vacille_comme_une_flamme_aux_yeux_dautrui_pendant_toute_la_durée_du_sort_les_créatures_subissent_un_désavantage_lorsquelles_font_un_jet_dattaque_contre_vous_un_attaquant_est_immunisé_contre_cet_effet_sil_ne_se_repose_pas_sur_sa_vue_sil_dispose_de_vision_aveugle_par_exemple_ou_sil_peut_percer_les_illusions_à_jour_avec_vision_parfaite"/>Votre corps semble devenir flou, il ondule et vacille comme une flamme aux yeux d’autrui. Pendant toute la durée du sort, les créatures subissent un <text:span text:style-name="T2">désavantage</text:span> lorsqu’elles font un <text:a xlink:type="simple" xlink:href="/combattre/#jets-d-attaque" office:name=""><text:span text:style-name="Definition">jet d’attaque</text:span></text:a> contre vous. Un attaquant est immunisé contre cet effet s’il ne se repose pas sur sa vue, s’il dispose de vision aveugle, par exemple, ou s’il peut percer les illusions à jour avec vision parfaite.<text:bookmark-end text:name="_votre_corps_semble_devenir_flou_il_ondule_et_vacille_comme_une_flamme_aux_yeux_dautrui_pendant_toute_la_durée_du_sort_les_créatures_subissent_un_désavantage_lorsquelles_font_un_jet_dattaque_contre_vous_un_attaquant_est_immunisé_contre_cet_effet_sil_ne_se_repose_pas_sur_sa_vue_sil_dispose_de_vision_aveugle_par_exemple_ou_sil_peut_percer_les_illusions_à_jour_avec_vision_parfaite"/></text:h>
      <text:p text:style-name="First_20_paragraph">title: "Forme éthérée" description: "Le PJ entre sur le plan éthéré et peut s’y déplacer." school: "Transmutation" level: 3 concentration: false casting_time: "1 action" duration: "jusqu’à 8 heures" range: "personnelle" components: verbal: true somatic: true material: false materials: "" ritual: false classes: - Foi - Magie</text:p>
      <text:p text:style-name="Horizontal_20_Line"/>
      <text:p text:style-name="First_20_paragraph"><text:span text:style-name="T1">Coût</text:span> : 14 points de Magie + Vous pénétrez dans la région frontalière du plan éthéré, dans une zone où il chevauche votre plan actuel. Vous restez sur la frontière éthérée pendant toute la durée du sort ou jusqu’à ce que vous utilisiez une action pour y mettre fin. Pendant cette période, vous pouvez vous déplacer dans n’importe quelle direction. Si vous optez pour un déplacement vers le haut ou le bas, le prix du mouvement est doublé, chaque mètre de déplacement vous coûtant 1 mètre supplémentaire. Vous voyez et entendez ce qui se passe sur le plan d’où vous venez, mais tout y est gris et vous ne voyez plus rien au-delà de 18 mètres.</text:p>
      <text:p text:style-name="Text_20_body">Une fois sur le plan éthéré, vous pouvez affecter uniquement des créatures situées sur ce plan, et elles sont les seules à pouvoir vous affecter. Celles qui ne se trouvent pas sur ce plan ne vous perçoivent pas et sont incapables d’interagir avec vous, à moins qu’un pouvoir spécial ou magique ne le leur permette.</text:p>
      <text:p text:style-name="Text_20_body">Les objets et effets qui ne se trouvent pas sur le plan éthéré n’ont aucune incidence sur vous, ce qui vous permet de traverser des objets que vous apercevez sur le plan d’où vous venez.</text:p>
      <text:p text:style-name="Text_20_body">Quand le sort se termine, vous retournez immédiatement sur le plan d’où vous venez, à l’endroit que vous occupez actuellement. Si vous occupez le même emplacement qu’un objet solide ou une créature lorsque cela se produit, vous êtes immédiatement projeté dans l’espace inoccupé le plus proche susceptible de vous accueillir et subissez 6 points de dégâts de force par mètre de distance de cette projection.</text:p>
      <text:p text:style-name="Text_20_body">Ce sort n’a aucun effet si vous le lancez alors que vous vous trouvez sur le plan éthéré ou sur un plan non limitrophe, comme les plans extérieurs.</text:p>
      <text:h text:style-name="Heading_20_4" text:outline-level="4"><text:bookmark-start text:name="_à_plus_haut_niveau_si_vous_lancez_ce_sort_en_utilisant_un_emplacement_de_niveau_dexpert_ou_supérieur_vous_pouvez_affecter_jusquà_trois_créatures_consentantes_vous_y_compris_par_niveau_au_delà_du_niveau_dadepte_toutes_ces_créatures_doivent_se_trouver_dans_un_rayon_de_3_mètres_autour_de_vous_quand_vous_lancez_le_sort"/><text:span text:style-name="T1">À plus haut niveau</text:span>. Si vous lancez ce sort en utilisant un emplacement de niveau d’Expert ou supérieur, vous pouvez affecter jusqu’à trois créatures consentantes (vous y compris) par niveau au-delà du niveau d’Adepte. Toutes ces créatures doivent se trouver dans un rayon de 3 mètres autour de vous quand vous lancez le sort.<text:bookmark-end text:name="_à_plus_haut_niveau_si_vous_lancez_ce_sort_en_utilisant_un_emplacement_de_niveau_dexpert_ou_supérieur_vous_pouvez_affecter_jusquà_trois_créatures_consentantes_vous_y_compris_par_niveau_au_delà_du_niveau_dadepte_toutes_ces_créatures_doivent_se_trouver_dans_un_rayon_de_3_mètres_autour_de_vous_quand_vous_lancez_le_sort"/></text:h>
      <text:p text:style-name="First_20_paragraph">title: "Fou rire" description: "La cible est <text:span text:style-name="T2">à terre</text:span> et <text:span text:style-name="T2">neutralisée</text:span>." school: "Enchantement" level: 0 concentration: true casting_time: "1 action" duration: "jusqu’à 1 minute" range: "9 mètres" components: verbal: true somatic: true material: true materials: "de minuscules tartes et une plume à agiter dans les airs" ritual: false classes:</text:p>
      <text:p text:style-name="P77">- Magie --- **Coût** : 2 points de Magie <text:s text:c="2"/>Une créature de votre choix située à portée et dans votre champ de vision trouve soudain tout ce qui l'entoure d'une drôlerie hilarante et succombe à un fou rire irrépressible dès que ce sort l'affecte. Elle doit réussir un [jet de sauvegarde](/utiliser-les-caracteristiques/#jets-de-sauvegarde) de Sagesse ou se retrouver [_à terre_](/gerer-la-sante-du-personnage/#a-terre), [_neutralisée_](/gerer-la-sante-du-personnage/#neutralise) et incapable de se relever pendant toute la durée du sort. Ce sort n'affecte pas les créatures dotées d'une Intelligence de 4 ou moins.</text:p>
      <text:h text:style-name="Heading_20_4" text:outline-level="4"><text:bookmark-start text:name="_à_la_fin_de_chacun_de_ses_tours_et_à_chaque_fois_quelle_subit_des_dégâts_la_cible_a_droit_à_un_nouveau_jet_de_sauvegarde_de_sagesse_elle_bénéficie_dun_avantage_lors_de_ce_jet_si_ce_sont_des_dégâts_qui_lont_provoqué_si_le_jet_est_réussi_le_sort_se_termine"/>À la fin de chacun de ses tours et à chaque fois qu’elle subit des dégâts, la cible a droit à un nouveau <text:a xlink:type="simple" xlink:href="/utiliser-les-caracteristiques/#jets-de-sauvegarde" office:name=""><text:span text:style-name="Definition">jet de sauvegarde</text:span></text:a> de Sagesse. Elle bénéficie d’un <text:a xlink:type="simple" xlink:href="/utiliser-les-caracteristiques/#avantage-et-desavantage" office:name=""><text:span text:style-name="Definition"><text:span text:style-name="T2">avantage</text:span></text:span></text:a> lors de ce jet si ce sont des dégâts qui l’ont provoqué. Si le jet est réussi, le sort se termine.<text:bookmark-end text:name="_à_la_fin_de_chacun_de_ses_tours_et_à_chaque_fois_quelle_subit_des_dégâts_la_cible_a_droit_à_un_nouveau_jet_de_sauvegarde_de_sagesse_elle_bénéficie_dun_avantage_lors_de_ce_jet_si_ce_sont_des_dégâts_qui_lont_provoqué_si_le_jet_est_réussi_le_sort_se_termine"/></text:h>
      <text:p text:style-name="First_20_paragraph">title: "Frappe du juste" description: "La prochaine attaque du PJ inflige 2d6 dégâts et un effet secondaire." school: "Évocation" level: 0 concentration: true casting_time: "1 action bonus" duration: "jusqu’à 1 minute" range: "personnelle" components: verbal: true somatic: false material: false materials: "" ritual: false classes: - Foi — <text:span text:style-name="T1">Coût</text:span> : 2 points de Foi</text:p>
      <text:p text:style-name="Text_20_body">La prochaine fois que vous réussissez une attaque de corps-à-corps pendant la durée du sort, votre arme frappe votre cible avec l’énergie de la justice sacrée. La cible subit 2d6 dégâts supplémentaires et un effet secondaire. Le type de dégâts supplémentaires infligés et la nature de l’effet dépendent du type de dégâts infligés par votre arme (par exemple, tranchant pour une épée, contondant pour un marteau) :</text:p>
      <text:list text:style-name="L67">
        <text:list-item>
          <text:p text:style-name="P78"><text:span text:style-name="T1">Contondant</text:span> : dégâts de tonnerre et <text:a xlink:type="simple" xlink:href="/utiliser-les-caracteristiques/#jets-de-sauvegarde" office:name=""><text:span text:style-name="Definition">jet de sauvegarde</text:span></text:a> de Force ou <text:a xlink:type="simple" xlink:href="/gerer-la-sante-du-personnage/#assourdi" office:name=""><text:span text:style-name="Definition"><text:span text:style-name="T2">assourdi</text:span></text:span></text:a> pendant 1 round et <text:a xlink:type="simple" xlink:href="/gerer-la-sante-du-personnage/#a-terre" office:name=""><text:span text:style-name="Definition"><text:span text:style-name="T2">à terre</text:span></text:span></text:a>.</text:p>
        </text:list-item>
        <text:list-item>
          <text:p text:style-name="P78"><text:span text:style-name="T1">Perçant</text:span> : dégâts psychiques et <text:a xlink:type="simple" xlink:href="/utiliser-les-caracteristiques/#jets-de-sauvegarde" office:name=""><text:span text:style-name="Definition">jet de sauvegarde</text:span></text:a> de Sagesse ou <text:a xlink:type="simple" xlink:href="/gerer-la-sante-du-personnage/#terrorise" office:name=""><text:span text:style-name="Definition"><text:span text:style-name="T2">terrorisé</text:span></text:span></text:a> pendant 1 round.</text:p>
        </text:list-item>
        <text:list-item>
          <text:p text:style-name="P78"><text:span text:style-name="T1">Tranchant</text:span> : dégâts radiants et <text:a xlink:type="simple" xlink:href="/utiliser-les-caracteristiques/#jets-de-sauvegarde" office:name=""><text:span text:style-name="Definition">jet de sauvegarde</text:span></text:a> de Charisme ou <text:a xlink:type="simple" xlink:href="/gerer-la-sante-du-personnage/#aveugle" office:name=""><text:span text:style-name="Definition"><text:span text:style-name="T2">aveuglé</text:span></text:span></text:a> pendant 1 round.</text:p>
        </text:list-item>
      </text:list>
      <text:h text:style-name="Heading_20_4" text:outline-level="4"><text:bookmark-start text:name="_à_plus_haut_niveau_si_vous_lancez_ce_sort_en_utilisant_un_emplacement_de_niveau_disciple_ou_supérieur_vous_infligez_1d6_points_de_dégât_par_niveau_demplacement_de_sort_au_dessus_du_niveau_de_novice"/><text:span text:style-name="T1">À plus haut niveau</text:span>. Si vous lancez ce sort en utilisant un emplacement de niveau Disciple ou supérieur, vous infligez 1d6 points de dégât par niveau d’emplacement de sort au-dessus du niveau de Novice.<text:bookmark-end text:name="_à_plus_haut_niveau_si_vous_lancez_ce_sort_en_utilisant_un_emplacement_de_niveau_disciple_ou_supérieur_vous_infligez_1d6_points_de_dégât_par_niveau_demplacement_de_sort_au_dessus_du_niveau_de_novice"/></text:h>
      <text:p text:style-name="First_20_paragraph">title: "Frappe lumineuse" description: "La prochaine attaque du PJ inflige 2d6 dégâts et annule l'<text:span text:style-name="T2">invisibilité</text:span>." school: "Évocation" level: 0 concentration: true casting_time: "1 action bonus" duration: "jusqu’à 1 minute" range: "personnelle" components: verbal: true somatic: false material: false materials: "" ritual: false classes: - Foi — <text:span text:style-name="T1">Coût</text:span> : 4 points de Foi + La prochaine attaque avec une arme de corps-à-corps ou à distance qui vous permet de toucher une créature avant la fin de ce sort voit votre arme briller soudain d’une lumière astrale et infliger 2d6 dégâts radiants additionnels à votre cible, qui devient visible si elle était invisible et se met à émettre une faible lumière dans un rayon de 1,50 mètre jusqu’à la fin du sort. Elle ne peut plus devenir invisible pendant toute cette durée.</text:p>
      <text:h text:style-name="Heading_20_4" text:outline-level="4"><text:bookmark-start text:name="_à_plus_haut_niveau_si_vous_lancez_ce_sort_en_utilisant_un_emplacement_de_niveau_disciple_ou_supérieur_les_dégâts_augmentent_de_1d6_par_emplacement_de_sort_au_dessus_du_niveau_de_novice"/><text:span text:style-name="T1">À plus haut niveau</text:span>. Si vous lancez ce sort en utilisant un emplacement de niveau Disciple ou supérieur, les dégâts augmentent de 1d6 par emplacement de sort au-dessus du niveau de Novice.<text:bookmark-end text:name="_à_plus_haut_niveau_si_vous_lancez_ce_sort_en_utilisant_un_emplacement_de_niveau_disciple_ou_supérieur_les_dégâts_augmentent_de_1d6_par_emplacement_de_sort_au_dessus_du_niveau_de_novice"/></text:h>
      <text:p text:style-name="First_20_paragraph">title: "Fusion dans la pierre" description: "Le PJ peut se fondre dans la pierre." school: "Transmutation" level: 1 concentration: false casting_time: "1 action" duration: "8 heures" range: "contact" components: verbal: true somatic: true material: false materials: "" ritual: true classes: - Foi</text:p>
      <text:p text:style-name="Horizontal_20_Line"/>
      <text:p text:style-name="First_20_paragraph"><text:span text:style-name="T1">Coût</text:span> : 6 points de Foi + Vous entrez dans un objet ou une surface de pierre assez grande pour contenir entièrement votre corps, votre personne et votre équipement fusionnant avec la pierre pendant toute la durée du sort. Vous utilisez votre déplacement pour entrer dans la pierre en un point que vous êtes en mesure de toucher. Il ne reste alors rien de visible ni de détectable indiquant votre présence pour des sens non-magiques.</text:p>
      <text:p text:style-name="Text_20_body">Tant que vous êtes fusionné avec la pierre, vous ne voyez pas ce qui se passe à l’extérieur et vous êtes affecté par un <text:a xlink:type="simple" xlink:href="/utiliser-les-caracteristiques/#avantage-et-desavantage" office:name=""><text:span text:style-name="Definition"><text:span text:style-name="T2">désavantage</text:span></text:span></text:a> lors des tests de Sagesse (Perception) destinés à entendre les sons qui retentissent à l’extérieur de la pierre. Vous restez conscient du temps qui passe et vous pouvez lancer des sorts à portée personnelle. Vous pouvez utiliser votre déplacement pour quitter la pierre par l’endroit par où vous y êtes entré, ce qui met fin au sort. En dehors de cela, vous êtes dans l’incapacité de vous déplacer.</text:p>
      <text:h text:style-name="Heading_20_4" text:outline-level="4"><text:bookmark-start text:name="_vous_nêtes_pas_blessé_si_la_pierre_subit_des_dégâts_mineurs_mais_si_elle_est_partiellement_détruite_ou_change_de_forme_au_point_que_vous_ne_tenez_plus_entièrement_à_lintérieur_elle_vous_expulse_et_vous_subissez_6d6_dégâts_contondants_si_la_pierre_est_complètement_détruite_ou_transmutée_en_une_substance_différente_elle_vous_expulse_et_vous_subissez_50_dégâts_contondants_si_vous_vous_faites_expulser_de_la_pierre_vous_vous_retrouvez_à_terre_dans_lemplacement_inoccupé_le_plus_proche_de_celui_par_lequel_vous_êtes_entré_dans_la_roche"/>Vous n’êtes pas blessé si la pierre subit des dégâts mineurs mais, si elle est partiellement détruite ou change de forme (au point que vous ne tenez plus entièrement à l’intérieur), elle vous expulse et vous subissez 6d6 dégâts contondants. Si la pierre est complètement détruite (ou transmutée en une substance différente), elle vous expulse et vous subissez 50 dégâts contondants. Si vous vous faites expulser de la pierre, vous vous retrouvez <text:a xlink:type="simple" xlink:href="/gerer-la-sante-du-personnage/#a-terre" office:name=""><text:span text:style-name="Definition"><text:span text:style-name="T2">à terre</text:span></text:span></text:a> dans l’emplacement inoccupé le plus proche de celui par lequel vous êtes entré dans la roche.<text:bookmark-end text:name="_vous_nêtes_pas_blessé_si_la_pierre_subit_des_dégâts_mineurs_mais_si_elle_est_partiellement_détruite_ou_change_de_forme_au_point_que_vous_ne_tenez_plus_entièrement_à_lintérieur_elle_vous_expulse_et_vous_subissez_6d6_dégâts_contondants_si_la_pierre_est_complètement_détruite_ou_transmutée_en_une_substance_différente_elle_vous_expulse_et_vous_subissez_50_dégâts_contondants_si_vous_vous_faites_expulser_de_la_pierre_vous_vous_retrouvez_à_terre_dans_lemplacement_inoccupé_le_plus_proche_de_celui_par_lequel_vous_êtes_entré_dans_la_roche"/></text:h>
      <text:p text:style-name="First_20_paragraph">title: "Gardien de la foi" description: "Crée un gardien spectral qui attaque quiconque passe à proximité." school: "Invocation" level: 1 concentration: false casting_time: "1 action" duration: "8 heures" range: "9 mètres" components: verbal: true somatic: false material: false materials: "" ritual: false classes: - Foi — <text:span text:style-name="T1">Coût</text:span> : 8 points de Foi + Un gardien spectral de taille G apparaît et flotte dans un emplacement inoccupé de votre choix situé dans votre champ de vision et à portée. Il occupe alors cet emplacement, mais sa silhouette reste invisible.</text:p>
      <text:h text:style-name="Heading_20_4" text:outline-level="4"><text:bookmark-start text:name="_toute_créature_hostile_envers_vous_qui_entre_dans_un_emplacement_situé_dans_un_rayon_de_3_mètres_autour_du_gardien_pour_la_première_fois_de_son_tour_doit_réussir_un_jet_de_sauvegarde_de_dextérité_si_elle_échoue_elle_subit_20_dégâts_radiant_la_moitié_seulement_si_elle_réussit_le_gardien_disparaît_dès_quil_a_infligé_un_total_de_60_dégâts"/>Toute créature hostile envers vous qui entre dans un emplacement situé dans un rayon de 3 mètres autour du gardien pour la première fois de son tour doit réussir un <text:a xlink:type="simple" xlink:href="/utiliser-les-caracteristiques/#jets-de-sauvegarde" office:name=""><text:span text:style-name="Definition">jet de sauvegarde</text:span></text:a> de Dextérité. Si elle échoue, elle subit 20 dégâts radiant, la moitié seulement si elle réussit. Le gardien disparaît dès qu’il a infligé un total de 60 dégâts.<text:bookmark-end text:name="_toute_créature_hostile_envers_vous_qui_entre_dans_un_emplacement_situé_dans_un_rayon_de_3_mètres_autour_du_gardien_pour_la_première_fois_de_son_tour_doit_réussir_un_jet_de_sauvegarde_de_dextérité_si_elle_échoue_elle_subit_20_dégâts_radiant_la_moitié_seulement_si_elle_réussit_le_gardien_disparaît_dès_quil_a_infligé_un_total_de_60_dégâts"/></text:h>
      <text:p text:style-name="First_20_paragraph">title: "Geyser d’énergie" description: "De l’énergie jaillit du sol et inflige 4d6 dégâts du type d’énergie choisi." school: "Évocation" level: 0 concentration: false casting_time: "1 action" duration: "instantanée" range: "27 mètres" components: verbal: true somatic: true material: false materials: "" ritual: false classes: - Magie + — <text:span text:style-name="T1">Coût</text:span> : 2 points de Magie + Un geyser d’énergie invisible que seul un adepte de la magie peut distinguer, jaillit du sol d’un endroit que vous spécifiez dans la portée du sort. Vous choisissez acide, foudre, feu, froid, poison ou tonnerre comme type d’énergie pour le geyser. Chaque créature située dans le cylindre de 1,50 mètre de diamètre et de 6 mètres de haut doit réussir un <text:a xlink:type="simple" xlink:href="/utiliser-les-caracteristiques/#jets-de-sauvegarde" office:name=""><text:span text:style-name="Definition">jet de sauvegarde</text:span></text:a> de Dextérité, sans quoi elle subit 4d6 dégâts du type préalablement déterminé. Si le jet est réussi, les dégâts sont réduits de moitié.</text:p>
      <text:h text:style-name="Heading_20_4" text:outline-level="4"><text:bookmark-start text:name="_à_plus_haut_niveau_lorsque_vous_lancez_ce_sort_en_utilisant_un_emplacement_de_sort_de_niveau_de_disciple_ou_supérieur_les_dégâts_sont_augmentés_de_1d6_par_niveau_au_delà_du_niveau_de_novice"/><text:span text:style-name="T1">À plus haut niveau</text:span>. Lorsque vous lancez ce sort en utilisant un emplacement de sort de niveau de Disciple ou supérieur, les dégâts sont augmentés de 1d6 par niveau au-delà du niveau de Novice.<text:bookmark-end text:name="_à_plus_haut_niveau_lorsque_vous_lancez_ce_sort_en_utilisant_un_emplacement_de_sort_de_niveau_de_disciple_ou_supérieur_les_dégâts_sont_augmentés_de_1d6_par_niveau_au_delà_du_niveau_de_novice"/></text:h>
      <text:p text:style-name="First_20_paragraph">title: "Glas funèbre" description: "Sonner le glas" school: "Nécromancie" level: 0 concentration: false casting_time: "1 action" range: "18 mètres" components: verbal: true somatic: true material: true materials: "Une cloche ou une clochette" duration: "Instantanée" ritual: false classes: - Magie — <text:span text:style-name="T1">Coût</text:span> : 1 point de Magie + <text:span text:style-name="T1">Enchantement</text:span> : l’enchantement préalable de la clochette est nécessaire et doit être consacré par son utilisateur. Le rituel d’enchantement nécessite une clochette, 5 po de consommable (encens, bougies), une nuit sans lune pour le commencement et une grotte.</text:p>
      <text:p text:style-name="Text_20_body">Le lanceur de sort peut désigner une cible qui se trouve à 18 mètres. Il doit pouvoir voir sa cible. Il agite sa cloche(tte) et le son de la cloche(tte) devient douloureux pour elle pendant un moment. La cible doit réussir un <text:a xlink:type="simple" xlink:href="/utiliser-les-caracteristiques/#jets-de-sauvegarde" office:name=""><text:span text:style-name="Definition">jet de sauvegarde</text:span></text:a> de sagesse(SAG) ou subir 1d6 dégâts nécrotiques. Si la cible ne possède pas ses points d’action maximums, elle subit 2d6 de dégâts nécrotiques. Les dégâts du sort augmentent de un dé lorsque vous atteignez le niveau 5 (2d6 ou 4d6), le niveau 11 (3d6 ou 6d6) et le niveau 17 (4d6 ou 8d6). — title: "Globe d’invulnérabilité" description: "Barrière qui empêche les sorts de niveau Apprenti ou moins de la traverser." school: "Abjuration" level: 2 concentration: true casting_time: "1 action" duration: "jusqu’à 1 minute" range: "personnelle (3 mètres)" components: verbal: true somatic: true material: true materials: "une perle de verre ou de cristal qui explose à la fin du sort" ritual: false classes: - Magie — <text:span text:style-name="T1">Coût</text:span> : 12 points de Magie + Une barrière immobile scintille légèrement dans un rayon de 3 mètres autour de vous et persiste pendant toute la durée du sort.</text:p>
      <text:p text:style-name="Text_20_body">Tout sort de niveau Disciple ou inférieur lancé depuis l’extérieur de la barrière se trouve dans l’incapacité d’affecter les créatures et les objets se trouvant à l’intérieur, même si le lanceur de sort utilise un emplacement de niveau supérieur. Le sort peut très bien viser les créatures et les objets situés au sein de la barrière, mais il n’a aucun effet sur eux. De même, la zone protégée par la barrière est exclue de la zone affectée par les sorts de ces niveaux.</text:p>
      <text:h text:style-name="Heading_20_4" text:outline-level="4"><text:bookmark-start text:name="_à_plus_haut_niveau_si_vous_lancez_ce_sort_en_utilisant_un_emplacement_de_niveau_adepte_ou_supérieur_la_barrière_bloque_les_sorts_dun_niveau_de_plus_par_niveau_au_delà_du_niveau_dapprenti"/><text:span text:style-name="T1">À plus haut niveau</text:span>. Si vous lancez ce sort en utilisant un emplacement de niveau Adepte ou supérieur, la barrière bloque les sorts d’un niveau de plus par niveau au-delà du niveau d’Apprenti.<text:bookmark-end text:name="_à_plus_haut_niveau_si_vous_lancez_ce_sort_en_utilisant_un_emplacement_de_niveau_adepte_ou_supérieur_la_barrière_bloque_les_sorts_dun_niveau_de_plus_par_niveau_au_delà_du_niveau_dapprenti"/></text:h>
      <text:p text:style-name="First_20_paragraph">title: "Glyphe de protection" description: "Piège magique déclenchant un sort ou une explosion." school: "Abjuration" level: 1 concentration: false casting_time: "1 heure" duration: "jusqu’à dissipation ou déclenchement" range: "contact" components: verbal: true somatic: true material: true materials: "encens et poudre de diamant d’une valeur minimale de 200 po, que le sort consume" ritual: false classes: - Foi - Magie — <text:span text:style-name="T1">Coût</text:span> : 6 points de Foi ou de Magie</text:p>
      <text:p text:style-name="Text_20_body">Lorsque vous lancez ce sort, vous inscrivez un glyphe capable de blesser autrui, soit sur une surface quelconque comme une table, le sol ou un mur, soit dans un objet que l’on peut refermer pour dissimuler l’inscription, comme un livre, un parchemin ou un coffre au trésor. Si vous optez pour une surface, le glyphe peut couvrir une zone de 3 mètres de diamètre au maximum. Si vous choisissez un objet, il ne faut plus le déplacer par la suite : si quelqu’un le déplace à plus de 3 mètres de l’endroit où vous avez jeté ce sort, le glyphe se brise et le sort se termine sans avoir été déclenché.</text:p>
      <text:p text:style-name="Text_20_body">Le glyphe est presque invisible. Pour le discerner, il faut réussir un test d’Intelligence (Investigation) contre le DD du <text:a xlink:type="simple" xlink:href="/utiliser-les-caracteristiques/#jets-de-sauvegarde" office:name=""><text:span text:style-name="Definition">jet de sauvegarde</text:span></text:a> de votre sort.</text:p>
      <text:p text:style-name="Text_20_body">Lors de l’incantation, c’est à vous de décider de ce qui déclenchera le sort. Pour les glyphes tracés sur une surface quelconque, les déclencheurs les plus courants consistent à toucher le glyphe ou se tenir dessus, à déplacer un objet recouvrant le glyphe, à s’approcher à une certaine distance du glyphe ou encore à manipuler l’objet sur lequel le glyphe est tracé. Pour les glyphes inscrits dans un objet, on trouve parmi les déclencheurs les plus répandus le fait d’ouvrir l’objet, de s’en approcher à une certaine distance ou de voir ou de lire le glyphe. Le sort se termine dès que le glyphe se déclenche.</text:p>
      <text:p text:style-name="Text_20_body">Vous pouvez affiner le déclencheur, de façon à ce que le sort s’active sous certaines conditions ou en fonction de certaines caractéristiques physiques (comme le poids ou la taille), selon un type de créatures (pour un glyphe destiné aux aberrations ou aux elfes noirs par exemple) ou selon l’alignement. Vous pouvez aussi définir des conditions pour que certaines créatures ne déclenchent pas le glyphe, en prononçant un mot de passe, par exemple.</text:p>
      <text:p text:style-name="Text_20_body">Lorsque vous dessinez le glyphe, vous devez choisir entre des runes explosives ou un glyphe à sort.</text:p>
      <text:p text:style-name="Text_20_body"><text:span text:style-name="T1">Glyphe à sort</text:span>. Vous pouvez stocker un sort de niveau Disciple ou inférieur dans le glyphe en le lançant lors de l’incantation du glyphe. Ce sort doit viser une créature unique ou une zone. Le sort stocké n’a aucun effet immédiat quand il est lancé ainsi. Il se lance quand quelqu’un déclenche le glyphe. Si le sort affecte une cible, il vise celle qui a déclenché le glyphe. S’il affecte une zone, cette dernière est centrée sur la créature qui a déclenché le glyphe. Si le sort invoque des créatures hostiles ou crée des objets néfastes ou des pièges, ils apparaissent aussi près de l’intrus que possible et s’en prennent à lui. Si le sort nécessite de la concentration, il persiste jusqu’à la fin de sa durée maximale.</text:p>
      <text:p text:style-name="Text_20_body"><text:span text:style-name="T1">Runes explosives</text:span>. Quand le glyphe se déclenche, il explose dans une sphère de 6 mètres de rayon centrée sur lui. La sphère s’étend en contournant les angles si besoin. Chaque créature de la zone doit effectuer un <text:a xlink:type="simple" xlink:href="/utiliser-les-caracteristiques/#jets-de-sauvegarde" office:name=""><text:span text:style-name="Definition">jet de sauvegarde</text:span></text:a> de Dextérité. Une créature reçoit 7d6 dégâts d’acide, de froid, de feu, de foudre ou de tonnerre si elle rate son jet (à vous de choisir le type de dégâts lors de l’incantation), la moitié seulement si elle le réussit.</text:p>
      <text:h text:style-name="Heading_20_4" text:outline-level="4"><text:bookmark-start text:name="_à_plus_haut_niveau_si_vous_lancez_ce_sort_en_utilisant_un_emplacement_de_niveau_apprenti_ou_supérieur_les_dégâts_des_runes_explosives_augmentent_de_1d6_par_niveau_au_delà_du_niveau_de_disciple_si_vous_créez_un_glyphe_à_sort_vous_pouvez_stocker_un_sort_dun_niveau_égal_ou_inférieur_à_celui_employé_pour_lancer_le_glyphe"/><text:span text:style-name="T1">À plus haut niveau</text:span>. Si vous lancez ce sort en utilisant un emplacement de niveau Apprenti ou supérieur, les dégâts des runes explosives augmentent de 1d6 par niveau au-delà du niveau de Disciple. Si vous créez un glyphe à sort, vous pouvez stocker un sort d’un niveau égal ou inférieur à celui employé pour lancer le glyphe.<text:bookmark-end text:name="_à_plus_haut_niveau_si_vous_lancez_ce_sort_en_utilisant_un_emplacement_de_niveau_apprenti_ou_supérieur_les_dégâts_des_runes_explosives_augmentent_de_1d6_par_niveau_au_delà_du_niveau_de_disciple_si_vous_créez_un_glyphe_à_sort_vous_pouvez_stocker_un_sort_dun_niveau_égal_ou_inférieur_à_celui_employé_pour_lancer_le_glyphe"/></text:h>
      <text:p text:style-name="First_20_paragraph">title: "Gourdin magique" description: "Transforme un bâton en arme magique." school: "Transmutation" level: 0 concentration: false casting_time: "1 action bonus" duration: "1 minute" range: "contact" components: verbal: true somatic: true material: true materials: "du gui, une feuille de trèfle et un bâton ou un gourdin" ritual: false classes: - Foi — <text:span text:style-name="T1">Coût</text:span> : 1 point de Foi + La puissance du monde naturel imprègne le bois du bâton ou du gourdin que vous tenez. Pendant toute la durée du sort, vous pouvez utiliser votre caractéristique d’incantation au lieu de votre Force pour effectuer les jets d’attaque et de dégâts au corps-à-corps avec cette arme. Les dégâts de l’arme devient 8. L’arme devient magique si elle ne l’était pas déjà. Le sort se termine si vous le lancez de nouveau ou si vous lâchez votre arme. + — title: "Graisse" description: "Une zone de 3 mètres de côté devient extrêmement glissante." school: "Invocation" level: 0 concentration: false casting_time: "1 action" duration: "1 minute" range: "18 mètres" components: verbal: true somatic: true material: true materials: "de la couenne de porc ou du beurre" ritual: false classes: - Magie — <text:span text:style-name="T1">Coût</text:span> : 2 points de Magie + Une couche de graisse particulièrement glissante recouvre le sol dans une zone de 3 mètres de côté centrée sur un point situé à portée et le change en terrain difficile pour toute la durée du sort.</text:p>
      <text:h text:style-name="Heading_20_4" text:outline-level="4"><text:bookmark-start text:name="_lorsque_la_graisse_apparaît_chaque_créature_qui_se_trouve_dans_la_zone_affectée_doit_réussir_un_jet_de_sauvegarde_de_dextérité_ou_tomber_à_terre_une_créature_qui_entre_dans_la_zone_ou_y_termine_son_tour_doit_aussi_réussir_ce_jet_sous_peine_de_se_retrouver_à_terre"/>Lorsque la graisse apparaît, chaque créature qui se trouve dans la zone affectée doi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 Une créature qui entre dans la zone ou y termine son tour doit aussi réussir ce jet sous peine de se retrouver <text:a xlink:type="simple" xlink:href="/gerer-la-sante-du-personnage/#a-terre" office:name=""><text:span text:style-name="Definition"><text:span text:style-name="T2">à terre</text:span></text:span></text:a>.<text:bookmark-end text:name="_lorsque_la_graisse_apparaît_chaque_créature_qui_se_trouve_dans_la_zone_affectée_doit_réussir_un_jet_de_sauvegarde_de_dextérité_ou_tomber_à_terre_une_créature_qui_entre_dans_la_zone_ou_y_termine_son_tour_doit_aussi_réussir_ce_jet_sous_peine_de_se_retrouver_à_terre"/></text:h>
      <text:p text:style-name="First_20_paragraph">title: "Grande foulée" description: "+3 mètres à la vitesse de la cible." school: "Transmutation" level: 0 concentration: false casting_time: "1 action" duration: "1 heure" range: "contact" components: verbal: true somatic: true material: true materials: "une pincée de poussière" ritual: false classes: - Foi - Magie</text:p>
      <text:p text:style-name="Horizontal_20_Line"/>
      <text:p text:style-name="First_20_paragraph"><text:span text:style-name="T1">Coût</text:span> : 2 points de Foi ou de Magie + Vous touchez une créature dont la vitesse augmente de 3 mètres jusqu’à la fin du sort.</text:p>
      <text:h text:style-name="Heading_20_4" text:outline-level="4"><text:bookmark-start text:name="_à_plus_haut_niveau_si_vous_lancez_ce_sort_en_utilisant_un_emplacement_de_niveau_disciple_ou_supérieur_vous_pouvez_affecter_une_créature_de_plus_par_niveau_au_delà_du_niveau_novice"/><text:span text:style-name="T1">À plus haut niveau</text:span>. Si vous lancez ce sort en utilisant un emplacement de niveau Disciple ou supérieur, vous pouvez affecter une créature de plus par niveau au-delà du niveau Novice.<text:bookmark-end text:name="_à_plus_haut_niveau_si_vous_lancez_ce_sort_en_utilisant_un_emplacement_de_niveau_disciple_ou_supérieur_vous_pouvez_affecter_une_créature_de_plus_par_niveau_au_delà_du_niveau_novice"/></text:h>
      <text:p text:style-name="First_20_paragraph">title: "Guérison" description: "Soigne 70 PA, annule les états <text:span text:style-name="T2">aveuglé</text:span> et <text:span text:style-name="T2">assourdi</text:span> et guérit les maladies." school: "Évocation" level: 2 concentration: false casting_time: "1 action" duration: "instantanée" range: "18 mètres" components: verbal: true somatic: true material: false materials: "" ritual: false classes: - Foi — <text:span text:style-name="T1">Coût</text:span> : 12 points de Foi + Choisissez une créature située à portée et dans votre champ de vision. Une bouffée d’énergie positive la traverse et lui rend 70 points d’Action. Ce sort annule aussi les états <text:a xlink:type="simple" xlink:href="/gerer-la-sante-du-personnage/#aveugle" office:name=""><text:span text:style-name="Definition"><text:span text:style-name="T2">aveuglé</text:span></text:span></text:a> et <text:a xlink:type="simple" xlink:href="/gerer-la-sante-du-personnage/#assourdi" office:name=""><text:span text:style-name="Definition"><text:span text:style-name="T2">assourdi</text:span></text:span></text:a>, ainsi que toutes les maladies qui l’affectent. Ce sort n’a aucun effet sur les créatures artificielles et les morts-vivants.</text:p>
      <text:h text:style-name="Heading_20_4" text:outline-level="4"><text:bookmark-start text:name="_à_plus_haut_niveau_si_vous_lancez_ce_sort_en_utilisant_un_emplacement_de_niveau_adepte_ou_supérieur_la_quantité_de_soins_prodigués_augmente_de_10_points_par_niveau_au_delà_du_niveau_dapprenti"/><text:span text:style-name="T1">À plus haut niveau</text:span>. Si vous lancez ce sort en utilisant un emplacement de niveau Adepte ou supérieur, la quantité de soins prodigués augmente de 10 points par niveau au-delà du niveau d’Apprenti.<text:bookmark-end text:name="_à_plus_haut_niveau_si_vous_lancez_ce_sort_en_utilisant_un_emplacement_de_niveau_adepte_ou_supérieur_la_quantité_de_soins_prodigués_augmente_de_10_points_par_niveau_au_delà_du_niveau_dapprenti"/></text:h>
      <text:p text:style-name="First_20_paragraph">title: "Guérison de groupe" description: "Rend jusqu’à 700 PA et guérit les maladies." school: "Évocation" level: 5 concentration: false casting_time: "1 action" duration: "instantanée" range: "18 mètres" components: verbal: true somatic: true material: false materials: "" ritual: false classes: - Foi + — <text:span text:style-name="T1">Coût</text:span> : 18 points de Foi + Un flot d’énergie curative émane de vous et enveloppe les créatures blessées qui vous entourent. Vous rendez jusqu’à 700 points d’Action, divisés comme bon vous semble entre autant de créatures situées à portée et dans votre champ de vision que vous le souhaitez. Le sort débarrasse aussi les créatures qu’il guérit de leurs maladies et des états <text:a xlink:type="simple" xlink:href="/gerer-la-sante-du-personnage/#assourdi" office:name=""><text:span text:style-name="Definition"><text:span text:style-name="T2">assourdi</text:span></text:span></text:a> ou <text:a xlink:type="simple" xlink:href="/gerer-la-sante-du-personnage/#aveugle" office:name=""><text:span text:style-name="Definition"><text:span text:style-name="T2">aveuglé</text:span></text:span></text:a>. Ce sort n’a aucun effet sur les morts-vivants et sur les créatures artificielles. — title: "Harmonique miraculeuse" description: "Rend 10 PA par tour aux cibles et annule des effets néfastes." school: "Évocation" level: 5 concentration: true casting_time: "1 action" duration: "jusqu’à 1 minute" range: "12 mètres" components: verbal: true somatic: true material: true materials: "un verre en cristal d’une valeur de 500 po" ritual: false classes: - Magie — <text:span text:style-name="T1">Coût</text:span> : 18 points de Magie + <text:span text:style-name="T1">Enchantement</text:span> : Le mage doit enchanter n verre en cristal d’une valeur de 500 po et dépenser 90 po de matériel de rituel (encens &amp; bougies).</text:p>
      <text:h text:style-name="Heading_20_4" text:outline-level="4"><text:bookmark-start text:name="_vous_effleurez_le_bord_dun_verre_et_le_corps_de_vos_alliés_à_portée_et_capables_entendre_le_son_produit_se_met_à_résonner_avec_lénergie_positive_vous_même_et_chaque_créature_affectée_récupérez_10_points_daction_et_annulez_un_niveau_dépuisement_au_début_de_chacun_de_vos_tours_enfin_le_sort_met_un_terme_aux_effets_de_réduction_des_points_daction_maximum_provoqué_par_certaines_créatures_momie_spectre_vampire_etc_ainsi_quaux_états_charmé_et_pétrifié"/>Vous effleurez le bord d’un verre, et le corps de vos alliés à portée et capables entendre le son produit se met à résonner avec l’énergie positive. Vous-même et chaque créature affectée récupérez 10 points d’Action et annulez un niveau d’épuisement au début de chacun de vos tours. Enfin, le sort met un terme aux effets de réduction des points d’Action maximum provoqué par certaines créatures (momie, spectre, vampire, etc.) ainsi qu’aux états <text:a xlink:type="simple" xlink:href="/gerer-la-sante-du-personnage/#charme" office:name=""><text:span text:style-name="Definition"><text:span text:style-name="T2">charmé</text:span></text:span></text:a> et <text:a xlink:type="simple" xlink:href="/gerer-la-sante-du-personnage/#petrifie" office:name=""><text:span text:style-name="Definition"><text:span text:style-name="T2">pétrifié</text:span></text:span></text:a>.<text:bookmark-end text:name="_vous_effleurez_le_bord_dun_verre_et_le_corps_de_vos_alliés_à_portée_et_capables_entendre_le_son_produit_se_met_à_résonner_avec_lénergie_positive_vous_même_et_chaque_créature_affectée_récupérez_10_points_daction_et_annulez_un_niveau_dépuisement_au_début_de_chacun_de_vos_tours_enfin_le_sort_met_un_terme_aux_effets_de_réduction_des_points_daction_maximum_provoqué_par_certaines_créatures_momie_spectre_vampire_etc_ainsi_quaux_états_charmé_et_pétrifié"/></text:h>
      <text:p text:style-name="First_20_paragraph">title: "Hâte" description: "La cible double sa vitesse, a +2 à la VD, une action de plus par tour et d’autres bonus." school: "Transmutation" level: 1 concentration: true casting_time: "1 action" duration: "jusqu’à 1 minute" range: "9 mètres" components: verbal: true somatic: true material: true materials: "un copeau de racine de réglisse" ritual: false classes: - Magie — <text:span text:style-name="T1">Coût</text:span> : 6 points de Magie + Choisissez une créature consentante située à portée et dans votre champ de vision. Jusqu’à la fin du sort, la cible voit sa vitesse doubler, bénéficie d’un bonus de +2 à la VD, a l’<text:a xlink:type="simple" xlink:href="/utiliser-les-caracteristiques/#avantage-et-desavantage" office:name=""><text:span text:style-name="Definition"><text:span text:style-name="T2">avantage</text:span></text:span></text:a> lors des jets de sauvegarde de Dextérité et dispose d’une action de plus par tour. Cette action est uniquement réservée aux actions suivantes : <text:a xlink:type="simple" xlink:href="/combattre/#attaquer" office:name=""><text:span text:style-name="Definition"><text:span text:style-name="T2">attaquer</text:span></text:span></text:a> (permet seulement une unique attaque),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text:a xlink:type="simple" xlink:href="/combattre/#se-cacher" office:name=""><text:span text:style-name="Definition"><text:span text:style-name="T2">se cacher</text:span></text:span></text:a> ou <text:span text:style-name="T2">utiliser un objet</text:span>.</text:p>
      <text:h text:style-name="Heading_20_4" text:outline-level="4"><text:bookmark-start text:name="_quand_le_sort_se_termine_la_cible_ne_peut_pas_se_déplacer_ni_effectuer_une_action_avant_que_son_prochain_tour_ne_se_soit_écoulé_car_une_vague_de_léthargie_déferle_sur_elle"/>Quand le sort se termine, la cible ne peut pas se déplacer ni effectuer une action avant que son prochain tour ne se soit écoulé, car une vague de léthargie déferle sur elle.<text:bookmark-end text:name="_quand_le_sort_se_termine_la_cible_ne_peut_pas_se_déplacer_ni_effectuer_une_action_avant_que_son_prochain_tour_ne_se_soit_écoulé_car_une_vague_de_léthargie_déferle_sur_elle"/></text:h>
      <text:p text:style-name="First_20_paragraph">title: "Hébétement" description: "brouille les idées d’une personne" school: Enchantement level: 0 concentration: false casting_time: "1 action" duration: "1 round" range: "18 mètres" components: verbal: true somatic: true material: false ritual: false classes:</text:p>
      <text:list text:style-name="L68">
        <text:list-item>
          <text:p text:style-name="P79">Magie</text:p>
        </text:list-item>
      </text:list>
      <text:p text:style-name="Horizontal_20_Line"/>
      <text:p text:style-name="First_20_paragraph"><text:span text:style-name="T1">Coût</text:span> : 1 point de Magie</text:p>
      <text:h text:style-name="Heading_20_4" text:outline-level="4"><text:bookmark-start text:name="_le_mage_par_un_mot_de_pouvoir_susurré_et_un_geste_hypnotique_brouille_les_idées_dune_personne_ce_qui_lempêche_dentreprendre_la_moindre_action_cet_enchantement_ne_peut_pas_être_utilisé_deux_fois_sur_une_même_personne_dans_un_même_temps_donné_ex_un_combat_la_cible_peut_éviter_cet_effet_en_réussissant_un_jet_de_sauvegarde_de_sagesse_contre_le_dd_du_lanceur_de_sort"/>Le mage par un mot de pouvoir susurré et un geste hypnotique brouille les idées d’une personne, ce qui l’empêche d’entreprendre la moindre action. Cet enchantement ne peut pas être utilisé deux fois sur une même personne dans un même temps donné (ex un combat). La cible peut éviter cet effet en réussissant un <text:a xlink:type="simple" xlink:href="/utiliser-les-caracteristiques/#jets-de-sauvegarde" office:name=""><text:span text:style-name="Definition">jet de sauvegarde</text:span></text:a> de Sagesse contre le DD du lanceur de sort.<text:bookmark-end text:name="_le_mage_par_un_mot_de_pouvoir_susurré_et_un_geste_hypnotique_brouille_les_idées_dune_personne_ce_qui_lempêche_dentreprendre_la_moindre_action_cet_enchantement_ne_peut_pas_être_utilisé_deux_fois_sur_une_même_personne_dans_un_même_temps_donné_ex_un_combat_la_cible_peut_éviter_cet_effet_en_réussissant_un_jet_de_sauvegarde_de_sagesse_contre_le_dd_du_lanceur_de_sort"/></text:h>
      <text:p text:style-name="First_20_paragraph">title: "Héroïsme" description: "La cible est immunisée à l’état <text:span text:style-name="T2">terrorisé</text:span> et gagne des points d’Action temporaires." school: "Enchantement" level: 0 concentration: true casting_time: "1 action" duration: "jusqu’à 1 minute" range: "contact" components: verbal: true somatic: true material: false materials: "" ritual: false classes: - Foi - Magie — <text:span text:style-name="T1">Coût</text:span> : 2 points de Foi ou de Magie + Vous imprégnez de courage une créature consentante que vous touchez. Jusqu’à la fin du sort, elle est immunisée contre l’état <text:a xlink:type="simple" xlink:href="/gerer-la-sante-du-personnage/#terrorise" office:name=""><text:span text:style-name="Definition"><text:span text:style-name="T2">terrorisé</text:span></text:span></text:a> et, au début de chacun de ses tours, elle gagne un nombre de points d’Action temporaires égal à votre modificateur de caractéristique d’incantation. Quand le sort se termine, la cible perd les éventuels points de vie temporaires restants issus de ce sort.</text:p>
      <text:h text:style-name="Heading_20_4" text:outline-level="4"><text:bookmark-start text:name="_à_plus_haut_niveau_si_vous_lancez_ce_sort_en_utilisant_un_emplacement_de_niveau_de_disciple_ou_supérieur_vous_pouvez_affecter_une_créature_de_plus_par_niveau_au_delà_du_niveau_de_novice"/><text:span text:style-name="T1">À plus haut niveau</text:span>. Si vous lancez ce sort en utilisant un emplacement de niveau de Disciple ou supérieur, vous pouvez affecter une créature de plus par niveau au-delà du niveau de Novice.<text:bookmark-end text:name="_à_plus_haut_niveau_si_vous_lancez_ce_sort_en_utilisant_un_emplacement_de_niveau_de_disciple_ou_supérieur_vous_pouvez_affecter_une_créature_de_plus_par_niveau_au_delà_du_niveau_de_novice"/></text:h>
      <text:p text:style-name="First_20_paragraph">title: Hors saison description: "permet d’obtenir des récoltes hors saison" school: Transmutation level: 1 concentration: false casting_time: "4 heures" duration: "1 saison" range: "5 mètres" components: verbal: true somatic: true material: true materials: "Hirondelle/Blé/chrysanthèmes/crâne humain et animal" ritual: true classes: - Magie source: "Elric" — <text:span text:style-name="T1">Coût</text:span> : 8 points de Magie + <text:span text:style-name="T1">Enchantement</text:span> Le lanceur de sort enchante une Hirondelle/Blé/chrysanthèmes/crâne humain et animal (Voir description détaillée ci-dessous). Il a pour cela besoin de 40 po de matériel (encens, bougies…​). + Ce sort possède 4 variantes. Il permet à un organisme comme un arbre ou une fleure de se désaccorder aux saisons, ce qui permet d’obtenir des cerises pendant l’hiver par exemple.</text:p>
      <text:list text:style-name="L69">
        <text:list-item>
          <text:p text:style-name="P80">Pour dérégler un organisme et le régler au printemps, il faut brûler une hirondelle et récupérer la fumée du cadavre dans une fiole en verre. Puis le sorcier doit exposer la fiole au levé du jour tout en priant vers l’Est. La préparation peut être conservée jusqu’à ce que le sort soit jeté.</text:p>
        </text:list-item>
        <text:list-item>
          <text:p text:style-name="P80">Pour l’été, il suffit de faire brûler des épis de blé et de récupérer la cendre dans une fiole en verre. Puis le sorcier doit exposer la fiole au zénith tout en priant vers le Sud. La préparation peut être conservée jusqu’à ce que le sort soit jeté.</text:p>
        </text:list-item>
        <text:list-item>
          <text:p text:style-name="P80">Pour l’automne, il suffit de faire sécher un chrysanthème et de l’exposer lors du crépuscule, tout en priant vers l’Ouest. La préparation peut être conservée jusqu’à ce que le sort soit jeté.</text:p>
        </text:list-item>
        <text:list-item>
          <text:p text:style-name="P80">Pour l’hiver, il suffit de récupérer un crâne humain et un crâne animal puis les exposer au nadir La préparation peut être conservée jusqu’à ce que le sort soit jeté.</text:p>
        </text:list-item>
      </text:list>
      <text:h text:style-name="Heading_20_4" text:outline-level="4"><text:bookmark-start text:name="_pour_que_le_sort_opère_il_suffit_de_répandre_la_fumée_ou_la_cendre_sur_lorganisme_à_dérégler_ou_bien_denterrer_les_chrysanthèmes_séchés_ou_les_crânes_le_sort_ne_dure_quune_saison_un_organisme_prend_1_mois_pour_se_dérégler_et_1_mois_pour_se_régler_de_nouveau_sur_un_total_de_4_mois"/>Pour que le sort opère il suffit de répandre la fumée ou la cendre sur l’organisme à dérégler, ou bien d’enterrer les chrysanthèmes séchés ou les crânes. Le sort ne dure qu’une saison. Un organisme prend 1 mois pour se dérégler et 1 mois pour se régler de nouveau sur un total de 4 mois.<text:bookmark-end text:name="_pour_que_le_sort_opère_il_suffit_de_répandre_la_fumée_ou_la_cendre_sur_lorganisme_à_dérégler_ou_bien_denterrer_les_chrysanthèmes_séchés_ou_les_crânes_le_sort_ne_dure_quune_saison_un_organisme_prend_1_mois_pour_se_dérégler_et_1_mois_pour_se_régler_de_nouveau_sur_un_total_de_4_mois"/></text:h>
      <text:p text:style-name="First_20_paragraph">title: Hydromancie description: "permet de voir un événement passé d’une personne" school: Divination level: 1 concentration: false casting_time: "2 rounds" duration: "instantanée" range: "Contact" components: verbal: true somatic: true material: true materials: "Flaque d’eau, bille d’argent" ritual: true classes: - Magie source: "Elric" — <text:span text:style-name="T1">Coût</text:span> : 6 points de Magie + <text:span text:style-name="T1">Enchantement</text:span> Le lanceur de sort enchante une bille d’argent. Il a pour cela besoin de 30 po de matériel (encens, bougies…​). + Ce sort permet de voir un événement passé d’une personne. Le sorcier doit mettre une bille d’argent dans une flaque d’eau en pensant à une personne qui doit être dans son champs de vision. Des images se formeront à la surface de l’eau durant un demi round avant de disparaître. Le sorcier doit jeter 3d6 explosif. Si le résultat est entre 3 et 6 l’image possède un lien très mince avec le sujet et est rarement pertinent, entre 7 et 12, le résultat possède un lien concret avec le sujet, entre 13 et 18, le résultat est pertinent, 18 et +, le résultat est révélateur et permet le dénouement de choses importantes. + <text:span text:style-name="T1">À plus haut niveau.</text:span> Chaque emplacement de surcharge ajoute un bonus de +2 au jet. + — title: Hypersensibilité description: "décuple les sentiments et les émotions d’une personne" school: Enchantement level: 1 concentration: false casting_time: "10 heures" duration: "Jusqu’au levé du soleil" range: "10 mètres" components: verbal: true somatic: true material: true materials: "Un objet à valeur sentimentale aux yeux de la victime" ritual: true classes: - Magie - Foi source: "Elric" — <text:span text:style-name="T1">Coût</text:span> : 8 points de Magie ou de Foi + <text:span text:style-name="T1">Enchantement</text:span> Le lanceur de sort enchante Un objet à valeur sentimentale aux yeux de la victime. Il a pour cela besoin de 40 po de matériel (encens, bougies…​). + Le sorcier doit incanter durant 10 heures sur un objet important aux yeux de la victime puis pour lancer le sort, briser ou fêler cet objet. Le sort peut donc être conservé durant longtemps (jusqu’à ce que cet objet n’ait plus de valeur aux yeux de la cible). Ce sortilège décuple les sentiments et les émotions d’une personne. Chaque sentiment envers une personne ou une situation augmente d’un cran par rapport aux situation normales. Voici l’enchaînement des sentiments :</text:p>
      <text:list text:style-name="L70">
        <text:list-item>
          <text:p text:style-name="P81">Indifférence → amitiés/respect → amour/peur → terreur/adoration → folie → meurtre passionnel/suicide → dépression.</text:p>
        </text:list-item>
        <text:list-item>
          <text:p text:style-name="First_20_paragraph">== Indifférence → jalousie ou colère/tristesse → haine/tristesse → folie meurtrière/dépression.</text:p>
          <text:p text:style-name="Text_20_body">title: "Identification" description: "Permet d’identifier les propriétés et l’usage d’un objet magique." school: "Divination" level: 0 concentration: false casting_time: "1 minute" duration: "instantanée" range: "contact" components: verbal: true somatic: true material: true materials: "une perle d’une valeur minimale de 100 po et une plume de hibou" ritual: true classes: **</text:p>
          <text:p text:style-name="Text_20_body">+ == Magie</text:p>
          <text:p text:style-name="Text_20_body">+ <text:span text:style-name="T1">Coût</text:span> : 2 points de Magie + Vous choisissez un objet avec lequel vous devez rester en contact pendant toute l’incantation du sort. Si c’est un objet magique ou un objet imprégné de magie, vous apprenez immédiatement quelles sont ses propriétés et comment vous en servir. Vous savez aussi s’il faut s’harmoniser avec lui pour l’utiliser et combien de charges il possède, le cas échéant. Vous savez si des sorts affectent l’objet et quel est leur nom. Si l’objet a été créé grâce à un sort, vous apprenez quel sort lui a donné naissance.</text:p>
        </text:list-item>
      </text:list>
      <text:h text:style-name="Heading_20_4" text:outline-level="4"><text:bookmark-start text:name="_si_à_la_place_vous_touchez_une_créature_pendant_toute_lincantation_vous_découvrez_quels_sorts_laffectent_présentement_le_cas_échéant"/>Si, à la place, vous touchez une créature pendant toute l’incantation, vous découvrez quels sorts l’affectent présentement, le cas échéant.<text:bookmark-end text:name="_si_à_la_place_vous_touchez_une_créature_pendant_toute_lincantation_vous_découvrez_quels_sorts_laffectent_présentement_le_cas_échéant"/></text:h>
      <text:p text:style-name="First_20_paragraph">title: "Illumination" description: "génère une vive lumière en utilisant la réflexion d’une source de lumière existante" school: Evocation level: 0 concentration: false casting_time: "1 action" duration: "instantanée" range: "9 mètres" components: verbal: true somatic: true material: true materials: "Une pièce de verre ou de métal poli" ritual: false classes:</text:p>
      <text:list text:style-name="L71">
        <text:list-item>
          <text:p text:style-name="P82">Magie</text:p>
        </text:list-item>
        <text:list-item>
          <text:p text:style-name="First_20_paragraph">== Foi</text:p>
          <text:p text:style-name="Text_20_body"><text:span text:style-name="T1">Coût</text:span> : 1 point de Magie ou de Foi</text:p>
        </text:list-item>
      </text:list>
      <text:p text:style-name="Text_20_body"><text:span text:style-name="T1">enchantement</text:span> Avec ce rituel, le lanceur de sort enchante une pièce de verre ou de métal poli.</text:p>
      <text:h text:style-name="Heading_20_4" text:outline-level="4"><text:bookmark-start text:name="_ce_petit_tour_de_magie_génère_une_vive_lumière_en_utilisant_la_réflexion_dune_source_de_lumière_existante_pour_peu_quon_la_fasse_apparaître_directement_devant_une_créature_celle_ci_se_retrouve_éblouie_pendant_1_minute_sauf_si_elle_réussit_un_jet_de_sauvegarde_de_sagesse_les_créatures_aveugles_et_celles_qui_sont_déjà_éblouies_ne_sont_pas_affectées_par_illumination_léblouissement_équivaut_à_leffet_aveuglé"/>Ce petit tour de magie génère une vive lumière en utilisant la réflexion d’une source de lumière existante. Pour peu qu’on la fasse apparaître directement devant une créature, celle-ci se retrouve éblouie pendant 1 minute sauf si elle réussit un <text:a xlink:type="simple" xlink:href="/utiliser-les-caracteristiques/#jets-de-sauvegarde" office:name=""><text:span text:style-name="Definition">jet de sauvegarde</text:span></text:a> de Sagesse. Les créatures aveugles, et celles qui sont déjà éblouies, ne sont pas affectées par illumination. L’éblouissement équivaut à l’effet <text:a xlink:type="simple" xlink:href="/gerer-la-sante-du-personnage/#aveugle" office:name=""><text:span text:style-name="Definition"><text:span text:style-name="T2">aveuglé</text:span></text:span></text:a>.<text:bookmark-end text:name="_ce_petit_tour_de_magie_génère_une_vive_lumière_en_utilisant_la_réflexion_dune_source_de_lumière_existante_pour_peu_quon_la_fasse_apparaître_directement_devant_une_créature_celle_ci_se_retrouve_éblouie_pendant_1_minute_sauf_si_elle_réussit_un_jet_de_sauvegarde_de_sagesse_les_créatures_aveugles_et_celles_qui_sont_déjà_éblouies_ne_sont_pas_affectées_par_illumination_léblouissement_équivaut_à_leffet_aveuglé"/></text:h>
      <text:p text:style-name="First_20_paragraph">title: "Immobiliser un humanoïde" description: "La cible est <text:span text:style-name="T2">paralysée</text:span>." school: "Enchantement" level: 0 concentration: true casting_time: "1 action" duration: "jusqu’à 1 minute" range: "18 mètres" components: verbal: true somatic: true material: true materials: "un petit morceau de fer bien droit" ritual: false classes: - Foi - Magie</text:p>
      <text:p text:style-name="Horizontal_20_Line"/>
      <text:p text:style-name="First_20_paragraph"><text:span text:style-name="T1">Coût</text:span> : 4 points de Foi ou de Magie Choisissez un humanoïde situé à portée et dans votre champ de vision. Il doit réussir un <text:a xlink:type="simple" xlink:href="/utiliser-les-caracteristiques/#jets-de-sauvegarde" office:name=""><text:span text:style-name="Definition">jet de sauvegarde</text:span></text:a> de Sagesse, sans quoi il est <text:a xlink:type="simple" xlink:href="/gerer-la-sante-du-personnage/#paralyse" office:name=""><text:span text:style-name="Definition"><text:span text:style-name="T2">paralysé</text:span></text:span></text:a> pour toute la durée du sort. À la fin de chacun de ses tours, la cible a droit à un nouveau <text:a xlink:type="simple" xlink:href="/utiliser-les-caracteristiques/#jets-de-sauvegarde" office:name=""><text:span text:style-name="Definition">jet de sauvegarde</text:span></text:a> de Sagesse. Si elle le réussit, le sort se termine.</text:p>
      <text:h text:style-name="Heading_20_4" text:outline-level="4"><text:bookmark-start text:name="_à_plus_haut_niveau_si_vous_lancez_ce_sort_en_utilisant_un_emplacement_de_niveau_disciple_ou_supérieur_vous_pouvez_viser_un_humanoïde_de_plus_par_niveau_au_delà_du_niveau_de_novice_les_humanoïdes_visés_doivent_se_trouver_à_9_mètres_ou_moins_les_uns_des_autres_au_moment_où_vous_lancez_le_sort"/><text:span text:style-name="T1">À plus haut niveau</text:span>. Si vous lancez ce sort en utilisant un emplacement de niveau Disciple ou supérieur, vous pouvez viser un humanoïde de plus par niveau au-delà du niveau de Novice. Les humanoïdes visés doivent se trouver à 9 mètres ou moins les uns des autres au moment où vous lancez le sort.<text:bookmark-end text:name="_à_plus_haut_niveau_si_vous_lancez_ce_sort_en_utilisant_un_emplacement_de_niveau_disciple_ou_supérieur_vous_pouvez_viser_un_humanoïde_de_plus_par_niveau_au_delà_du_niveau_de_novice_les_humanoïdes_visés_doivent_se_trouver_à_9_mètres_ou_moins_les_uns_des_autres_au_moment_où_vous_lancez_le_sort"/></text:h>
      <text:p text:style-name="First_20_paragraph">title: "Immobiliser un monstre" description: "La cible est <text:span text:style-name="T2">paralysée</text:span>." school: "Enchantement" level: 2 concentration: true casting_time: "1 action" duration: "jusqu’à 1 minute" range: "27 mètres" components: verbal: true somatic: true material: true materials: "un petit morceau de fer bien droit" ritual: false classes:</text:p>
      <text:p text:style-name="P83">- Magie</text:p>
      <text:p text:style-name="Horizontal_20_Line"/>
      <text:p text:style-name="First_20_paragraph"><text:span text:style-name="T1">Coût</text:span> : 10 points de Magie + Choisissez une créature située à portée et dans votre champ de vision. Elle doit réussir un <text:a xlink:type="simple" xlink:href="/utiliser-les-caracteristiques/#jets-de-sauvegarde" office:name=""><text:span text:style-name="Definition">jet de sauvegarde</text:span></text:a> de Sagesse, sans quoi elle est <text:a xlink:type="simple" xlink:href="/gerer-la-sante-du-personnage/#paralyse" office:name=""><text:span text:style-name="Definition"><text:span text:style-name="T2">paralysée</text:span></text:span></text:a> pour toute la durée du sort. Ce sort est sans effet sur les morts-vivants. À la fin de chacun de ses tours, la cible a droit à un nouveau <text:a xlink:type="simple" xlink:href="/utiliser-les-caracteristiques/#jets-de-sauvegarde" office:name=""><text:span text:style-name="Definition">jet de sauvegarde</text:span></text:a> de Sagesse. Si elle le réussit, le sort se termine.</text:p>
      <text:h text:style-name="Heading_20_4" text:outline-level="4"><text:bookmark-start text:name="_à_plus_haut_niveau_si_vous_lancez_ce_sort_en_utilisant_un_emplacement_de_niveau_adepte_ou_supérieur_vous_pouvez_viser_une_créature_de_plus_par_niveau_au_delà_du_niveau_dapprenti_les_créatures_visées_doivent_se_trouver_à_9_mètres_ou_moins_les_unes_des_autres_au_moment_où_vous_lancez_le_sort"/><text:span text:style-name="T1">À plus haut niveau</text:span>. Si vous lancez ce sort en utilisant un emplacement de niveau Adepte ou supérieur, vous pouvez viser une créature de plus par niveau au-delà du niveau d’Apprenti. Les créatures visées doivent se trouver à 9 mètres ou moins les unes des autres au moment où vous lancez le sort.<text:bookmark-end text:name="_à_plus_haut_niveau_si_vous_lancez_ce_sort_en_utilisant_un_emplacement_de_niveau_adepte_ou_supérieur_vous_pouvez_viser_une_créature_de_plus_par_niveau_au_delà_du_niveau_dapprenti_les_créatures_visées_doivent_se_trouver_à_9_mètres_ou_moins_les_unes_des_autres_au_moment_où_vous_lancez_le_sort"/></text:h>
      <text:p text:style-name="First_20_paragraph">title: "Infestation" description: "Rend magnétique une pièce de métal" school: Enchantement level: 0 concentration: false casting_time: "1 action" duration: "instantanée" range: "9 mètres" components: verbal: true somatic: true material: true materials: "Une puce ou une tique prise dans de la résine de pin" ritual: false classes:</text:p>
      <text:list text:style-name="L72">
        <text:list-item>
          <text:p text:style-name="P84">Magie</text:p>
        </text:list-item>
        <text:list-item>
          <text:p text:style-name="First_20_paragraph">== Foi</text:p>
          <text:p text:style-name="Text_20_body"><text:span text:style-name="T1">Coût</text:span> : 1 point de Magie ou de Foi</text:p>
        </text:list-item>
      </text:list>
      <text:p text:style-name="Text_20_body"><text:span text:style-name="T1">enchantement</text:span> Avec ce rituel, le lanceur de sort enchante un parasite pris dans de la résine.</text:p>
      <text:p text:style-name="Text_20_body">Il fait apparaître momentanément sur la cible qui doit être visible et à portée un nuage parasites. La cible doit réussir un jet de sauvegarde de Constitution ou bien prendre 1d6 dégâts de poison et se déplacer de 1,50 mètre dans une direction aléatoire si elle peut se déplacer et que sa vitesse est d’au moins 1,50 mètre. Ce mouvement ne provoque pas d’attaques d’opportunité, et si la direction indiquée est bloquée la cible ne bouge pas. Les dégâts du sort augmentent de 1d6 lorsque vous atteignez le niveau 5 (2d6), le niveau 11 (3d6) et le niveau 17 (4d6). + — title: "Injonction" description: "La cible doit obéir à un ordre d’un seul mot." school: "Enchantement" level: 0 concentration: false casting_time: "1 action" duration: "1 round" range: "18 mètres" components: verbal: true somatic: false material: false materials: "" ritual: false classes: - Foi</text:p>
      <text:p text:style-name="Horizontal_20_Line"/>
      <text:p text:style-name="First_20_paragraph"><text:span text:style-name="T1">Coût</text:span> : 2 points de Foi + Vous lancez un ordre d’un mot à une créature située à portée et dans votre champ de vision. Elle doit réussir un <text:a xlink:type="simple" xlink:href="/utiliser-les-caracteristiques/#jets-de-sauvegarde" office:name=""><text:span text:style-name="Definition">jet de sauvegarde</text:span></text:a> de Sagesse, sans quoi elle exécute votre ordre à son prochain tour. Le sort reste sans effet si la cible est un mort-vivant, si elle ne comprend pas votre langue ou si votre ordre la met directement en danger.</text:p>
      <text:p text:style-name="Text_20_body">Voici quelques ordres typiques et leurs effets. Vous pouvez donner un ordre différent de ceux présentés ici mais, dans ce cas, c’est au MJ de décider comment la victime se comporte. Le sort se termine si elle se trouve dans l’incapacité d’obéir à l’ordre reçu.</text:p>
      <text:p text:style-name="Text_20_body"><text:span text:style-name="T1">Approche</text:span>. La cible s’approche de vous en empruntant l’itinéraire le plus court et le plus direct. Elle termine son tour dès qu’elle arrive dans un rayon de 1,50 mètre autour de vous.</text:p>
      <text:p text:style-name="Text_20_body"><text:span text:style-name="T1">Arrête</text:span>. La cible ne bouge pas et n’entreprend aucune action. Une créature en vol reste dans les airs, à condition qu’elle soit en mesure de le faire. Si elle est obligée de se déplacer pour rester en vol, elle parcourt la distance minimum requise pour ce faire.</text:p>
      <text:p text:style-name="Text_20_body"><text:span text:style-name="T1">Fuis</text:span>. La cible passe son tour à s’éloigner de vous par la méthode la plus rapide à sa disposition.</text:p>
      <text:p text:style-name="Text_20_body"><text:span text:style-name="T1">Lâche</text:span>. La cible lâche ce qu’elle tient et son tour se termine.</text:p>
      <text:p text:style-name="Text_20_body"><text:span text:style-name="T1">Rampe</text:span>. La cible se laisse tomber <text:a xlink:type="simple" xlink:href="/gerer-la-sante-du-personnage/#a-terre" office:name=""><text:span text:style-name="Definition"><text:span text:style-name="T2">à terre</text:span></text:span></text:a> et termine son tour.</text:p>
      <text:h text:style-name="Heading_20_4" text:outline-level="4"><text:bookmark-start text:name="_à_plus_haut_niveau_si_vous_lancez_ce_sort_en_utilisant_un_emplacement_de_niveau_disciple_ou_supérieur_vous_pouvez_affecter_une_créature_de_plus_par_niveau_au_delà_du_niveau_de_novice_ces_créatures_doivent_toutes_se_trouver_à_9_mètres_ou_moins_les_unes_des_autres_lorsque_vous_lancez_le_sort"/><text:span text:style-name="T1">À plus haut niveau</text:span>. Si vous lancez ce sort en utilisant un emplacement de niveau Disciple ou supérieur, vous pouvez affecter une créature de plus par niveau au-delà du niveau de Novice. Ces créatures doivent toutes se trouver à 9 mètres ou moins les unes des autres lorsque vous lancez le sort.<text:bookmark-end text:name="_à_plus_haut_niveau_si_vous_lancez_ce_sort_en_utilisant_un_emplacement_de_niveau_disciple_ou_supérieur_vous_pouvez_affecter_une_créature_de_plus_par_niveau_au_delà_du_niveau_de_novice_ces_créatures_doivent_toutes_se_trouver_à_9_mètres_ou_moins_les_unes_des_autres_lorsque_vous_lancez_le_sort"/></text:h>
      <text:p text:style-name="First_20_paragraph">title: Instinct primal description: "permet de réveiller l’esprit animal en une cible" school: Enchantement level: 1 concentration: false casting_time: "1 action" duration: "7 rounds" range: "15 mètres" components: verbal: true somatic: true material: false materials: "" ritual: true classes: - Magie - Foi source: "Elric" — <text:span text:style-name="T1">Coût</text:span> : 6 points de Magie ou de Foi</text:p>
      <text:h text:style-name="Heading_20_4" text:outline-level="4"><text:bookmark-start text:name="_ce_sort_permet_de_réveiller_lesprit_animal_en_une_cible_ce_qui_lui_confère_un_avantage_à_tout_les_jets_de_sauvegarde_de_dex_con_et_for_et_dans_les_attaques_mais_un_désavantage_à_tout_les_jets_de_sauvegarde_de_sag_et_int_et_dans_toutes_les_caractéristique_qui_sont_basées_sur_lint_et_la_sag"/>Ce sort permet de réveiller l’esprit animal en une cible, ce qui lui confère un avantage à tout les jets de sauvegarde de DEX, CON et FOR et dans les attaques, mais un désavantage à tout les jets de sauvegarde de SAG et INT et dans toutes les caractéristique qui sont basées sur l’INT et la SAG.<text:bookmark-end text:name="_ce_sort_permet_de_réveiller_lesprit_animal_en_une_cible_ce_qui_lui_confère_un_avantage_à_tout_les_jets_de_sauvegarde_de_dex_con_et_for_et_dans_les_attaques_mais_un_désavantage_à_tout_les_jets_de_sauvegarde_de_sag_et_int_et_dans_toutes_les_caractéristique_qui_sont_basées_sur_lint_et_la_sag"/></text:h>
      <text:p text:style-name="First_20_paragraph">title: "Invisibilité" description: "La cible est <text:span text:style-name="T2">invisible</text:span>. Le sort prend fin si la cible attaque ou lance un sort." school: "Illusion" level: 0 concentration: true casting_time: "1 action" duration: "jusqu’à 1 heure" range: "contact" components: verbal: true somatic: true material: true materials: "un cil enrobé de gomme arabique" ritual: false classes:</text:p>
      <text:p text:style-name="P85">- Magie --- **Coût** : 4 points de Magie <text:s text:c="2"/>La créature que vous touchez devient [_invisible_](/gerer-la-sante-du-personnage/#invisible) jusqu'à la fin du sort. Tout ce qu'elle porte et transporte reste [_invisible_](/gerer-la-sante-du-personnage/#invisible) tant qu'elle le garde sur elle. Le sort se termine si la cible attaque ou lance un sort.</text:p>
      <text:h text:style-name="Heading_20_4" text:outline-level="4"><text:bookmark-start text:name="_à_plus_haut_niveau_si_vous_lancez_ce_sort_en_utilisant_un_emplacement_de_niveau_de_disciple_ou_supérieur_vous_pouvez_viser_une_créature_de_plus_par_niveau_au_delà_du_niveau_de_novice"/><text:span text:style-name="T1">À plus haut niveau</text:span>. Si vous lancez ce sort en utilisant un emplacement de niveau de Disciple ou supérieur, vous pouvez viser une créature de plus par niveau au-delà du niveau de Novice.<text:bookmark-end text:name="_à_plus_haut_niveau_si_vous_lancez_ce_sort_en_utilisant_un_emplacement_de_niveau_de_disciple_ou_supérieur_vous_pouvez_viser_une_créature_de_plus_par_niveau_au_delà_du_niveau_de_novice"/></text:h>
      <text:p text:style-name="First_20_paragraph">title: "Invisibilité supérieure" description: "La cible est <text:span text:style-name="T2">invisible</text:span> pendant toute la durée du sort." school: "Illusion" level: 1 concentration: true casting_time: "1 action" duration: "jusqu’à 1 minute" range: "contact" components: verbal: true somatic: true material: false materials: "" ritual: false classes:</text:p>
      <text:p text:style-name="P86">- Magie --- **Coût** : 8 points de Magie <text:s text:c="4"/>Vous devenez [_invisible_](/gerer-la-sante-du-personnage/#invisible) jusqu'à ce que le sort se termine, ou vous pouvez accorder cet effet à une créature consentante que vous touchez. Tout ce que porte la cible devient [_invisible_](/gerer-la-sante-du-personnage/#invisible) tant que les objets restent sur sa personne. --- title: "Invoquer des élémentaires mineurs" description: "Invoque des élémentaires qui obéissent au PJ." school: "Invocation" level: 1 concentration: true casting_time: "1 minute" duration: "jusqu'à 1 heure" range: "27 mètres" components: <text:s text:c="2"/>verbal: true <text:s text:c="2"/>somatic: true <text:s text:c="2"/>material: false <text:s text:c="2"/>materials: "" ritual: false classes:</text:p>
      <text:p text:style-name="P87">- Foi</text:p>
      <text:p text:style-name="P88">- Magie</text:p>
      <text:p text:style-name="Horizontal_20_Line"/>
      <text:p text:style-name="First_20_paragraph"><text:span text:style-name="T1">Coût</text:span> : 8 points de Foi ou de Magie Vous invoquez des élémentaires qui apparaissent dans des espaces inoccupés situés à portée et dans votre champ de vision. Choisissez l’une des options suivantes pour déterminer quelles créatures apparaissent.</text:p>
      <text:list text:style-name="L73">
        <text:list-item>
          <text:p text:style-name="P89">Un élémentaire dont l’indice de dangerosité est inférieur ou égal à 2.</text:p>
        </text:list-item>
        <text:list-item>
          <text:p text:style-name="P89">Deux élémentaires dont l’indice de dangerosité est inférieur ou égal à 1.</text:p>
        </text:list-item>
        <text:list-item>
          <text:p text:style-name="P89">Quatre élémentaires dont l’indice de dangerosité est inférieur ou égal à 1⁄2.</text:p>
        </text:list-item>
        <text:list-item>
          <text:p text:style-name="P89">Huit élémentaires dont l’indice de dangerosité est inférieur ou égal à 1⁄4.</text:p>
        </text:list-item>
      </text:list>
      <text:p text:style-name="First_20_paragraph">Un élémentaire ainsi invoqué disparaît dès qu’il tombe à 0 point d’Action ou quand le sort se termine.</text:p>
      <text:p text:style-name="Text_20_body">Les créatures invoquées se montrent amicales envers vous et vos compagnons. Déterminez une initiative pour les créatures invoquées, elles forment un groupe qui dispose de ses propres tours de jeu. Les élémentaires obéissent aux ordres verbaux que vous leur donnez (sans que cela vous demande d’utiliser une action). En l’absence d’ordre, ils se défendent contre les créatures hostiles, mais n’entreprennent pas d’autre action.</text:p>
      <text:p text:style-name="Text_20_body">C’est le MJ qui dispose du profil technique des créatures.</text:p>
      <text:h text:style-name="Heading_20_4" text:outline-level="4"><text:bookmark-start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text:span text:style-name="T1">À plus haut niveau</text:span>. Si vous lancez ce sort en utilisant certains emplacements de niveau supérieur, vous choisissez l’une des options d’invocation décrites précédemment et faites apparaître plus de créatures : deux fois plus pour un emplacement de niveau d’Apprenti et trois fois plus pour un emplacement de niveau d’Expert.<text:bookmark-end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text:h>
      <text:p text:style-name="First_20_paragraph">title: "Invoquer des êtres des bois" description: "Invoque des fées qui obéissent au PJ." school: "Invocation" level: 1 concentration: true casting_time: "1 action" duration: "jusqu’à 1 heure" range: "18 mètres" components: verbal: true somatic: true material: true materials: "une baie de houx par créature invoquée" ritual: false classes: - Foi</text:p>
      <text:p text:style-name="Horizontal_20_Line"/>
      <text:p text:style-name="First_20_paragraph"><text:span text:style-name="T1">Coût</text:span> : 8 points de Foi + Vous invoquez des créatures féeriques qui apparaissent dans des cases inoccupées situées à portée et dans votre champ de vision. Choisissez l’une des options suivantes pour déterminer quelles créatures apparaissent.</text:p>
      <text:list text:style-name="L74">
        <text:list-item>
          <text:p text:style-name="P90">Une créature féerique dont l’indice de dangerosité est inférieur ou égal à 2.</text:p>
        </text:list-item>
        <text:list-item>
          <text:p text:style-name="P90">Deux créatures féeriques dont l’indice de dangerosité est inférieur ou égal à 1.</text:p>
        </text:list-item>
        <text:list-item>
          <text:p text:style-name="P90">Quatre créatures féeriques dont l’indice de dangerosité est inférieur ou égal à 1⁄2.</text:p>
        </text:list-item>
        <text:list-item>
          <text:p text:style-name="P90">Huit créatures féeriques dont l’indice de dangerosité est inférieur ou égal à 1⁄4.</text:p>
        </text:list-item>
      </text:list>
      <text:p text:style-name="First_20_paragraph">Une créature invoquée disparaît dès qu’elle tombe à 0 point de vie ou quand le sort se termine.</text:p>
      <text:p text:style-name="Text_20_body">Les créatures invoquées se montrent amicales envers vous et vos compagnons. Déterminez une initiative pour les créatures invoquées, elles forment un groupe qui dispose de ses propres tours de jeu.. Les créatures féeriques obéissent aux ordres verbaux que vous leur donnez (sans que cela vous demande d’utiliser une action). En l’absence d’ordre, elles se défendent contre les créatures hostiles, mais n’entreprennent pas d’autre action.</text:p>
      <text:p text:style-name="Text_20_body">C’est le MJ qui dispose du profil technique des créatures.</text:p>
      <text:h text:style-name="Heading_20_4" text:outline-level="4"><text:bookmark-start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_2"/><text:span text:style-name="T1">À plus haut niveau</text:span>. Si vous lancez ce sort en utilisant certains emplacements de niveau supérieur, vous choisissez l’une des options d’invocation décrites précédemment et faites apparaître plus de créatures : deux fois plus pour un emplacement de niveau d’Apprenti, et trois fois plus pour un emplacement de niveau d’Expert.<text:bookmark-end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_2"/></text:h>
      <text:p text:style-name="First_20_paragraph">title: "Invoquer les fantômes" description: "Invoque un élémentaire puissant qui obéit au PJ." school: "Invocation" level: 3 concentration: true casting_time: "1 minute" duration: "jusqu’à 1 heure ou spécial" range: "27 mètres" components: verbal: true somatic: true material: true materials: "De la terre d’un cimetière connu pour être hanté" ritual: false classes: - Magie — <text:span text:style-name="T1">Coût</text:span> : 14 points de Magie + Vous invoquez un fantôme qui à les caractéristique d’un <text:a xlink:type="simple" xlink:href="/bestiaire/spectre" office:name=""><text:span text:style-name="Definition">spectre</text:span></text:a>. Choisissez une zone de terre occupant un cube de 3 mètres d’arête situé à portée. Un spectre apparaît dans un espace inoccupé situé dans un rayon de 3 mètres autour d’elle.</text:p>
      <text:p text:style-name="Text_20_body">Le spectre se montre obéissant envers vous et neutre envers vos compagnons. Déterminez son initiative, sachant qu’il dispose de ses propres tours de jeu. Il obéit aux ordres verbaux que vous lui donnez (sans que cela vous demande d’utiliser une action). En l’absence d’ordre, il se défend contre les créatures hostiles, mais n’entreprend pas d’autre action.</text:p>
      <text:p text:style-name="Text_20_body">Si votre concentration se brise, le <text:a xlink:type="simple" xlink:href="/bestiaire/spectre" office:name=""><text:span text:style-name="Definition">spectre</text:span></text:a> ne disparaît pas, mais il échappe à votre contrôle et devient hostile envers vous et vos compagnons. Il peut aller jusqu’à vous attaquer. Vous ne pouvez pas renvoyer un <text:a xlink:type="simple" xlink:href="/bestiaire/spectre" office:name=""><text:span text:style-name="Definition">spectre</text:span></text:a> qui est hors de contrôle, il disparaît simplement 1 heure après que vous l’avez invoqué.</text:p>
      <text:p text:style-name="Text_20_body">C’est le MJ qui dispose du profil technique du <text:a xlink:type="simple" xlink:href="/bestiaire/spectre" office:name=""><text:span text:style-name="Definition">spectre</text:span></text:a>.</text:p>
      <text:p text:style-name="Text_20_body">Si le lanceur de sort veut se lier un <text:a xlink:type="simple" xlink:href="/bestiaire/spectre" office:name=""><text:span text:style-name="Definition">spectre</text:span></text:a>, i peut le faire par rituel. Il doit lancer le sort pendant une lune noire, sacrifier une perle noire d’une valeur de 500 po et dépenser 70 pièces d’or de matériel de rituel en bougie et en encens. + Après avoir enchanté la perle, il s’incise une partie de son corps pour y loger la perle. La perle doit être dans le corps mais aussi à l’extérieur pour symboliser le lien entre les deux mondes. + Le magicien peut se lier autant de Spectre que son modificateur de Charisme. Il doit cependant faire un rituel par <text:a xlink:type="simple" xlink:href="/bestiaire/spectre" office:name=""><text:span text:style-name="Definition">spectre</text:span></text:a> lié.</text:p>
      <text:p text:style-name="Text_20_body">Les <text:a xlink:type="simple" xlink:href="/bestiaire/spectre" office:name=""><text:span text:style-name="Definition">spectres</text:span></text:a> apparaissent à la demande du lanceur de sort lorsqu’il fait nuit ou dans des zones d’ombre comme des souterrains. Si un <text:a xlink:type="simple" xlink:href="/bestiaire/spectre" office:name=""><text:span text:style-name="Definition">spectre</text:span></text:a> est tué, il mettre une lune à se reconstituer.</text:p>
      <text:p text:style-name="Text_20_body">Le lien avec le sorcier est permanent jusqu’à sa mort. L’alignement du sorcier bascule progressivement vers le chaotique mauvais.</text:p>
      <text:h text:style-name="Heading_20_4" text:outline-level="4"><text:bookmark-start text:name="_à_plus_haut_niveau_si_vous_lancez_ce_sort_en_utilisant_un_emplacement_de_niveau_expert_ou_supérieur_lindice_de_dangerosité_du_spectre_augmente_de_1_par_niveau_au_delà_du_niveau_dapprenti"/><text:span text:style-name="T1">À plus haut niveau</text:span>. Si vous lancez ce sort en utilisant un emplacement de niveau Expert ou supérieur, l’indice de dangerosité du <text:a xlink:type="simple" xlink:href="/bestiaire/spectre" office:name=""><text:span text:style-name="Definition">spectre</text:span></text:a> augmente de 1 par niveau au-delà du niveau d’Apprenti.<text:bookmark-end text:name="_à_plus_haut_niveau_si_vous_lancez_ce_sort_en_utilisant_un_emplacement_de_niveau_expert_ou_supérieur_lindice_de_dangerosité_du_spectre_augmente_de_1_par_niveau_au_delà_du_niveau_dapprenti"/></text:h>
      <text:p text:style-name="First_20_paragraph">title: "Invoquer un céleste" description: "Invoque un céleste qui obéit aux ordres du PJ." school: "Invocation" level: 3 concentration: true casting_time: "1 minute" duration: "jusqu’à 1 heure" range: "27 mètres" components: verbal: true somatic: true material: false materials: "" ritual: false classes: - Foi</text:p>
      <text:p text:style-name="Horizontal_20_Line"/>
      <text:p text:style-name="First_20_paragraph"><text:span text:style-name="T1">Coût</text:span> : 14 points de Foi + Vous invoquez un céleste doté d’un indice de dangerosité inférieur ou égal à 4. Il apparaît dans une case inoccupée située à portée et dans votre champ de vision. Le céleste disparaît dès qu’il tombe à 0 point de vie ou quand le sort se termine.</text:p>
      <text:p text:style-name="Text_20_body">Le céleste se montre amical envers vous et vos compagnons. Déterminez son initiative, sachant qu’il dispose de ses propres tours de jeu. Il obéit aux ordres verbaux que vous lui donnez (sans que cela vous demande d’utiliser une action), tant qu’ils ne vont pas à l’encontre de son alignement. En l’absence d’ordre, il se défend contre les créatures hostiles, mais n’entreprend pas d’autre action.</text:p>
      <text:p text:style-name="Text_20_body">C’est le MJ qui dispose du profil technique du céleste.</text:p>
      <text:h text:style-name="Heading_20_4" text:outline-level="4"><text:bookmark-start text:name="_à_plus_haut_niveau_si_vous_lancez_ce_sort_en_utilisant_un_emplacement_de_niveau_de_maître_vous_invoquez_un_céleste_doté_dun_indice_de_dangerosité_inférieur_ou_égal_à_5"/><text:span text:style-name="T1">À plus haut niveau</text:span>. Si vous lancez ce sort en utilisant un emplacement de niveau de Maître, vous invoquez un céleste doté d’un indice de dangerosité inférieur ou égal à 5.<text:bookmark-end text:name="_à_plus_haut_niveau_si_vous_lancez_ce_sort_en_utilisant_un_emplacement_de_niveau_de_maître_vous_invoquez_un_céleste_doté_dun_indice_de_dangerosité_inférieur_ou_égal_à_5"/></text:h>
      <text:p text:style-name="First_20_paragraph">title: "Invoquer une fée" description: "Invoque une fée puissante qui obéit au PJ." school: "Invocation" level: 2 concentration: true casting_time: "1 minute" duration: "jusqu’à 1 heure" range: "27 mètres" components: verbal: true somatic: true material: false materials: "" ritual: false classes: - Foi - Magie</text:p>
      <text:p text:style-name="Horizontal_20_Line"/>
      <text:p text:style-name="First_20_paragraph"><text:span text:style-name="T1">Coût</text:span> : 12 points de Foi ou de Magie + Vous invoquez une créature féerique, ou un esprit féerique qui revêt l’apparence d’une bête, dotée d’un indice de dangerosité inférieur ou égal à 6. La créature apparaît dans une case inoccupée située à portée et dans votre champ de vision. Elle disparaît dès qu’elle tombe à 0 point de vie ou quand le sort se termine.</text:p>
      <text:p text:style-name="Text_20_body">La créature féerique se montre amicale envers vous et vos compagnons. Lancez l’initiative pour elle, sachant qu’elle dispose de ses propres tours de jeu. Elle obéit aux ordres verbaux que vous lui donnez (sans que cela vous demande d’utiliser une action), tant qu’ils ne vont pas à l’encontre de son alignement. En l’absence d’ordre, elle se défend contre les créatures hostiles, mais n’entreprend pas d’autre action.</text:p>
      <text:p text:style-name="Text_20_body">Si votre concentration se brise, la créature féerique ne disparaît pas, mais elle échappe à votre contrôle et devient hostile envers vous et vos compagnons. Elle peut aller jusqu’à vous attaquer. Vous ne pouvez pas renvoyer une créature féerique qui est hors de contrôle, elle disparaît simplement 1 heure après que vous l’avez invoquée.</text:p>
      <text:p text:style-name="Text_20_body">C’est le MJ qui dispose du profil technique de la créature féerique.</text:p>
      <text:h text:style-name="Heading_20_4" text:outline-level="4"><text:bookmark-start text:name="_à_plus_haut_niveau_si_vous_lancez_ce_sort_en_utilisant_un_emplacement_de_niveau_adepte_ou_supérieur_lindice_de_dangerosité_de_lélémentaire_augmente_de_1_par_niveau_au_delà_du_niveau_dapprenti"/><text:span text:style-name="T1">À plus haut niveau</text:span>. Si vous lancez ce sort en utilisant un emplacement de niveau Adepte ou supérieur, l’indice de dangerosité de l’élémentaire augmente de 1 par niveau au-delà du niveau d’Apprenti.<text:bookmark-end text:name="_à_plus_haut_niveau_si_vous_lancez_ce_sort_en_utilisant_un_emplacement_de_niveau_adepte_ou_supérieur_lindice_de_dangerosité_de_lélémentaire_augmente_de_1_par_niveau_au_delà_du_niveau_dapprenti"/></text:h>
      <text:p text:style-name="First_20_paragraph">title: "Invoquer un élémentaire" description: "Invoque un élémentaire puissant qui obéit au PJ." school: "Invocation" level: 2 concentration: true casting_time: "1 minute" duration: "jusqu’à 1 heure" range: "27 mètres" components: verbal: true somatic: true material: true materials: "encens à brûler pour l’air, argile molle pour la terre, soufre et phosphore pour le feu, ou sable et eau pour l’eau" ritual: false classes: - Foi - Magie — <text:span text:style-name="T1">Coût</text:span> : 12 points de Foi ou de Magie + Vous invoquez un serviteur élémentaire. Choisissez une zone d’air, de terre, de feu ou d’eau occupant un cube de 3 mètres d’arête situé à portée. Un élémentaire doté d’un indice de dangerosité inférieur ou égal à 5 et adapté à la zone que vous avez choisie apparaît dans un espace inoccupé situé dans un rayon de 3 mètres autour d’elle. Par exemple, un élémentaire du feu jaillit d’un brasier tandis qu’un élémentaire de la terre sort du sol. L’élémentaire disparaît dès qu’il tombe à 0 point de vie ou quand le sort se termine.</text:p>
      <text:p text:style-name="Text_20_body">L’élémentaire se montre amical envers vous et vos compagnons. Déterminez son initiative, sachant qu’il dispose de ses propres tours de jeu. Il obéit aux ordres verbaux que vous lui donnez (sans que cela vous demande d’utiliser une action). En l’absence d’ordre, il se défend contre les créatures hostiles, mais n’entreprend pas d’autre action.</text:p>
      <text:p text:style-name="Text_20_body">Si votre concentration se brise, l’élémentaire ne disparaît pas, mais il échappe à votre contrôle et devient hostile envers vous et vos compagnons. Il peut aller jusqu’à vous attaquer. Vous ne pouvez pas renvoyer un élémentaire qui est hors de contrôle, il disparaît simplement 1 heure après que vous l’avez invoqué.</text:p>
      <text:p text:style-name="Text_20_body">C’est le MJ qui dispose du profil technique de l’élémentaire.</text:p>
      <text:h text:style-name="Heading_20_4" text:outline-level="4"><text:bookmark-start text:name="_à_plus_haut_niveau_si_vous_lancez_ce_sort_en_utilisant_un_emplacement_de_niveau_adepte_ou_supérieur_lindice_de_dangerosité_de_lélémentaire_augmente_de_1_par_niveau_au_delà_du_niveau_dapprenti_2"/><text:span text:style-name="T1">À plus haut niveau</text:span>. Si vous lancez ce sort en utilisant un emplacement de niveau Adepte ou supérieur, l’indice de dangerosité de l’élémentaire augmente de 1 par niveau au-delà du niveau d’Apprenti.<text:bookmark-end text:name="_à_plus_haut_niveau_si_vous_lancez_ce_sort_en_utilisant_un_emplacement_de_niveau_adepte_ou_supérieur_lindice_de_dangerosité_de_lélémentaire_augmente_de_1_par_niveau_au_delà_du_niveau_dapprenti_2"/></text:h>
      <text:p text:style-name="First_20_paragraph">title: "Jeter une malédiction" description: "La cible subit des <text:span text:style-name="T2">désavantages</text:span>, des dégâts ou perd ses actions." school: "Nécromancie" level: 1 concentration: true casting_time: "1 action" duration: "jusqu’à 1 minute" range: "contact" components: verbal: true somatic: true material: false materials: "" ritual: false classes: - Foi - Magie — <text:span text:style-name="T1">Coût</text:span> : 6 points de Foi ou de Magie + Vous touchez une créature qui doit réussir un <text:a xlink:type="simple" xlink:href="/utiliser-les-caracteristiques/#jets-de-sauvegarde" office:name=""><text:span text:style-name="Definition">jet de sauvegarde</text:span></text:a> de Sagesse, sans quoi elle est maudite pour toute la durée du sort. À vous de choisir la nature de cette malédiction parmi les options suivantes au moment de l’incantation.</text:p>
      <text:list text:style-name="L75">
        <text:list-item>
          <text:p text:style-name="P91">Choisissez une caractéristique. Tant que la cible est maudite, elle est affectée par un <text:a xlink:type="simple" xlink:href="/utiliser-les-caracteristiques/#avantage-et-desavantage" office:name=""><text:span text:style-name="Definition"><text:span text:style-name="T2">désavantage</text:span></text:span></text:a> lors des tests et des jets de sauvegarde basés sur cette caractéristique.</text:p>
        </text:list-item>
        <text:list-item>
          <text:p text:style-name="P91">Tant que la cible est maudite, elle subit un <text:a xlink:type="simple" xlink:href="/utiliser-les-caracteristiques/#avantage-et-desavantage" office:name=""><text:span text:style-name="Definition"><text:span text:style-name="T2">désavantage</text:span></text:span></text:a> lors de ses jets d’attaque contre vous.</text:p>
        </text:list-item>
        <text:list-item>
          <text:p text:style-name="P91">Tant que la cible est maudite, elle doit faire un <text:a xlink:type="simple" xlink:href="/utiliser-les-caracteristiques/#jets-de-sauvegarde" office:name=""><text:span text:style-name="Definition">jet de sauvegarde</text:span></text:a> de Sagesse au début de chacun de ses tours. Si elle le rate, elle gaspille son action du tour et ne fait rien.</text:p>
        </text:list-item>
        <text:list-item>
          <text:p text:style-name="P91">Tant que la cible est maudite, vos sorts et vos attaques à son encontre lui infligent 2d6 dégâts nécrotiques supplémentaires.</text:p>
        </text:list-item>
      </text:list>
      <text:p text:style-name="First_20_paragraph">Le sort met un terme à cet effet. Si le MJ est d’accord, vous pouvez choisir un autre effet de malédiction, mais il ne doit pas être plus puissant que ceux proposés ici. C’est au MJ de décider s’il accepte ou non le nouvel effet de malédiction.</text:p>
      <text:h text:style-name="Heading_20_4" text:outline-level="4"><text:bookmark-start text:name="_à_plus_haut_niveau_si_vous_lancez_ce_sort_en_utilisant_un_emplacement_de_niveau_apprenti_ou_supérieur_le_sort_fait_effet_tant_que_vous_vous_concentrez_sans_dépasser_un_maximum_de_10_minutes_si_vous_utilisez_un_emplacement_de_niveau_adepte_ou_supérieur_la_durée_est_de_8_heures_tandis_quelle_passe_à_24_heures_si_vous_utilisez_un_emplacement_de_sort_de_niveau_expert_ou_plus_si_vous_utilisez_un_emplacement_de_niveau_de_maître_le_sort_persiste_jusquà_ce_quil_soit_dissipé_lutilisation_dun_emplacement_de_niveau_apprenti_ou_plus_vous_dispense_de_vous_concentrer"/><text:span text:style-name="T1">À plus haut niveau</text:span>. Si vous lancez ce sort en utilisant un emplacement de niveau Apprenti ou supérieur, le sort fait effet tant que vous vous concentrez, sans dépasser un maximum de 10 minutes. Si vous utilisez un emplacement de niveau Adepte ou supérieur, la durée est de 8 heures, tandis qu’elle passe à 24 heures si vous utilisez un emplacement de sort de niveau Expert ou plus. Si vous utilisez un emplacement de niveau de Maître, le sort persiste jusqu’à ce qu’il soit dissipé. L’utilisation d’un emplacement de niveau Apprenti ou plus vous dispense de vous concentrer.<text:bookmark-end text:name="_à_plus_haut_niveau_si_vous_lancez_ce_sort_en_utilisant_un_emplacement_de_niveau_apprenti_ou_supérieur_le_sort_fait_effet_tant_que_vous_vous_concentrez_sans_dépasser_un_maximum_de_10_minutes_si_vous_utilisez_un_emplacement_de_niveau_adepte_ou_supérieur_la_durée_est_de_8_heures_tandis_quelle_passe_à_24_heures_si_vous_utilisez_un_emplacement_de_sort_de_niveau_expert_ou_plus_si_vous_utilisez_un_emplacement_de_niveau_de_maître_le_sort_persiste_jusquà_ce_quil_soit_dissipé_lutilisation_dun_emplacement_de_niveau_apprenti_ou_plus_vous_dispense_de_vous_concentrer"/></text:h>
      <text:p text:style-name="First_20_paragraph">title: "Jugement dernier" description: "5d6 dégâts radiants dans une sphère de 9 mètres." school: "Nécromancie" level: 2 concentration: false casting_time: "1 action" duration: "instantanée" range: "9 mètres" components: verbal: true somatic: true material: false materials: "" ritual: false classes: - Foi + — <text:span text:style-name="T1">Coût</text:span> : 10 points de Foi + Vous créez une sphère de 9 mètres de rayon centrée sur un point visible de votre choix à portée. Toute créature située dans la sphère doit réussir un <text:a xlink:type="simple" xlink:href="/utiliser-les-caracteristiques/#jets-de-sauvegarde" office:name=""><text:span text:style-name="Definition">jet de sauvegarde</text:span></text:a> de Charisme ou subir 5d6 points de dégâts radiants. Si la créature est une créature céleste, un fiélon ou un mort-vivant les dégâts sont doublées et la créature est <text:a xlink:type="simple" xlink:href="/gerer-la-sante-du-personnage/#aveugle" office:name=""><text:span text:style-name="Definition"><text:span text:style-name="T2">aveuglée</text:span></text:span></text:a> pour 1 round. En cas de réussite, la cible subit seulement la moitié des dégâts et n’est pas <text:a xlink:type="simple" xlink:href="/gerer-la-sante-du-personnage/#aveugle" office:name=""><text:span text:style-name="Definition"><text:span text:style-name="T2">aveuglée</text:span></text:span></text:a>. — title: "Labyrinthe" description: "Bannit une créature dans un demi-plan labyrinthique." school: "Invocation" level: 4 concentration: true casting_time: "1 action" duration: "jusqu’à 10 minutes" range: "18 mètres" components: verbal: true somatic: true material: false materials: "" ritual: false classes: - Magie — <text:span text:style-name="T1">Coût</text:span> : 16 points de Magie + Vous bannissez une créature située à portée et dans votre champ de vision dans un demi-plan labyrinthique. La cible y reste pendant toute la durée du sort, ou jusqu’à ce qu’elle s’échappe du dédale.</text:p>
      <text:p text:style-name="Text_20_body">Elle peut utiliser une action pour tenter de s’évader. Pour cela, elle effectue un test d’Intelligence DD 20. Si elle le réussit, elle s’échappe et le sort se termine.</text:p>
      <text:h text:style-name="Heading_20_4" text:outline-level="4"><text:bookmark-start text:name="_quand_le_sort_se_termine_la_cible_réapparaît_à_lemplacement_quelle_a_quitté_ou_sil_est_occupé_dans_lemplacement_libre_le_plus_proche"/>Quand le sort se termine, la cible réapparaît à l’emplacement qu’elle a quitté ou, s’il est occupé, dans l’emplacement libre le plus proche.<text:bookmark-end text:name="_quand_le_sort_se_termine_la_cible_réapparaît_à_lemplacement_quelle_a_quitté_ou_sil_est_occupé_dans_lemplacement_libre_le_plus_proche"/></text:h>
      <text:p text:style-name="First_20_paragraph">title: "Lame de feu" description: "Le PJ invoque une lame enflammée qui inflige 3d6 dégâts de feu." school: "Évocation" level: 0 concentration: true casting_time: "1 action bonus" duration: "jusqu’à 10 minutes" range: "personnelle" components: verbal: true somatic: true material: true materials: "feuille de sumac" ritual: false classes: - Foi — <text:span text:style-name="T1">Coût</text:span> : 4 points de Foi + Vous enflammez la lame d’une épée. Si vous lâchez l’épée, les flammes disparaissent, mais vous pouvez les invoquer de nouveau par une action bonus.</text:p>
      <text:p text:style-name="Text_20_body">Vous pouvez utiliser votre action pour faire une attaque de sort au corps-à-corps avec la lame enflammée. Si vous touchez la cible, cette dernière subit 3d6 dégâts de feu en plus des dégâts normaux.</text:p>
      <text:p text:style-name="Text_20_body">La lame enflammée émet une vive lumière dans un rayon de 3 mètres et une faible lumière dans un rayon de 3 mètres de plus.</text:p>
      <text:h text:style-name="Heading_20_4" text:outline-level="4"><text:bookmark-start text:name="_à_plus_haut_niveau_si_vous_lancez_ce_sort_en_utilisant_un_emplacement_de_niveau_disciple_ou_supérieur_les_dégâts_augmentent_de_1d6_tous_les_niveaux_au_delà_du_niveau_novice"/><text:span text:style-name="T1">À plus haut niveau</text:span>. Si vous lancez ce sort en utilisant un emplacement de niveau Disciple ou supérieur, les dégâts augmentent de 1d6 tous les niveaux au-delà du niveau Novice.<text:bookmark-end text:name="_à_plus_haut_niveau_si_vous_lancez_ce_sort_en_utilisant_un_emplacement_de_niveau_disciple_ou_supérieur_les_dégâts_augmentent_de_1d6_tous_les_niveaux_au_delà_du_niveau_novice"/></text:h>
      <text:p text:style-name="First_20_paragraph">title: "Lame urticante" description: "Rend une arme particulèrement douloureuse" school: Evocation level: 0 concentration: false casting_time: "1 action" duration: "Une lune ou jusqu’à utilisation" range: "contact" components: verbal: true somatic: true material: true materials: "Une arme &amp; un récipient de purin d’ortie" ritual: false classes:</text:p>
      <text:list text:style-name="L76">
        <text:list-item>
          <text:p text:style-name="P92">Magie</text:p>
        </text:list-item>
      </text:list>
      <text:p text:style-name="Horizontal_20_Line"/>
      <text:p text:style-name="First_20_paragraph"><text:span text:style-name="T1">Coût</text:span> : 1 point de Magie</text:p>
      <text:p text:style-name="Text_20_body"><text:span text:style-name="T1">enchantement</text:span> Avec ce rituel, le lanceur de sort doit enchanter un purin d’ortie qui a macéré depuis une demi lune. Le rituel créé une dose par lancement de sort. D’autre part, le purin d’ortie n’agit qu’avec l’arme enchantée en même temps. Une seule arme peut-être enchantée en même temps. La matière urticante imprègne l’arme pour une durée d’une lune ou jusqu’à son utilisation. Une arme de la taille d’une dague peut s’imprégner de 3 doses, une épée de 6 doses et une arme à deux mains de 9 doses.</text:p>
      <text:p text:style-name="Text_20_body">Lorsque vous effectuez une attaque au corps à corps avec une arme contre un adversaire avec l’arme enchantée. Si l’attaque touche, la cible subit les effets normaux de cette attaque, plus des dégâts supplémentaires du purin enchanté. Les dégâts sont de chaleur pour un montant d'1d6 et augmentent lorsque vous atteignez des niveaux supérieurs. Au niveau 5, l’attaque de corps à corps inflige 2d6 de dégâts de feu supplémentaires puis 3d6 au niveau 11 et 4d6 au niveau 17. + — title: "Lance du juste" description: "Une lance qui inflige 4d6 dégâts radiants et <text:span text:style-name="T2">aveugle</text:span> la cible." school: "Transmutation" level: 1 concentration: true casting_time: "1 action" duration: "jusqu’à 1 minute" range: "18 mètres" components: verbal: true somatic: true material: true materials: "Une lance" ritual: false classes: - Foi — <text:span text:style-name="T1">Coût</text:span> : 6 points de Foi + Vous concentrez l’énergie dans votre lance. Vous devez réussir une <text:span text:style-name="T2">attaque au corps-à-corps</text:span> pour frapper la cible. La lance de lumière inflige 4d6 dégâts radiants. De plus, la créature touchée se retrouve <text:a xlink:type="simple" xlink:href="/gerer-la-sante-du-personnage/#aveugle" office:name=""><text:span text:style-name="Definition"><text:span text:style-name="T2">aveuglée</text:span></text:span></text:a>. Elle doit effectuer un <text:a xlink:type="simple" xlink:href="/utiliser-les-caracteristiques/#jets-de-sauvegarde" office:name=""><text:span text:style-name="Definition">jet de sauvegarde</text:span></text:a> de Constitution à chacun de ses tours suivants jusqu’à réussite pour ne plus être <text:a xlink:type="simple" xlink:href="/gerer-la-sante-du-personnage/#aveugle" office:name=""><text:span text:style-name="Definition"><text:span text:style-name="T2">aveuglée</text:span></text:span></text:a>. — title: "Langues" description: "La cible comprend et peut parler toutes les langues." school: "Divination" level: 1 concentration: false casting_time: "1 action" duration: "1 heure" range: "contact" components: verbal: true somatic: false material: true materials: "un modèle réduit de ziggourat en argile" ritual: false classes: - Foi - Magie</text:p>
      <text:p text:style-name="Horizontal_20_Line"/>
      <text:p text:style-name="First_20_paragraph"><text:span text:style-name="T1">Coût</text:span> : 6 points de Foi ou de Magie + Ce sort permet à la créature que vous touchez de comprendre toutes les langues parlées qu’elle entend. De plus, quand elle parle, toute créature qui maîtrise au moins une langue et l’entend comprend ce qu’elle dit. + — title: "Légende" description: "Permet de découvrir des informations secrètes à propos de la cible." school: "Divination" level: 2 concentration: false casting_time: "10 minutes" duration: "instantanée" range: "personnelle" components: verbal: true somatic: true material: true materials: "de l’encens d’une valeur minimale de 250 po que le sort consume et quatre bandelettes d’ivoire valant au moins 50 po chaque" ritual: false classes: - Foi - Magie — <text:span text:style-name="T1">Coût</text:span> : 10 points de Foi ou de Magie + Nommez ou décrivez une personne, un lieu ou un objet. Le sort porte à votre connaissance un bref résumé des connaissances essentielles se rapportant à la chose nommée. Ces connaissances peuvent se présenter sous la forme d’histoires actuelles, de contes oubliés ou même d’un savoir secret qui n’a jamais été révélé. Si la chose que vous nommez n’est pas digne de figurer dans une légende, vous n’obtenez aucune information. Plus vous possédez d’informations sur cette chose, plus celles que vous recevez via le sort sont précises et détaillées.</text:p>
      <text:h text:style-name="Heading_20_4" text:outline-level="4"><text:bookmark-start text:name="_les_informations_obtenues_sont_exactes_mais_susceptibles_de_se_présenter_dans_un_langage_figuré_par_exemple_si_vous_avez_une_mystérieuse_hache_en_main_le_sort_peut_vous_donner_les_renseignements_suivants_malheur_au_malfaisant_qui_pose_la_main_sur_cette_hache_car_même_son_manche_peut_entailler_la_main_des_mécréants_seul_un_véritable_enfant_de_la_pierre_un_être_qui_aime_gorom_et_en_est_aimé_en_retour_pourra_éveiller_la_véritable_puissance_de_cette_hache_à_condition_de_prononcer_le_mot_sacré_rudnogg"/>Les informations obtenues sont exactes, mais susceptibles de se présenter dans un langage figuré. Par exemple, si vous avez une mystérieuse hache en main, le sort peut vous donner les renseignements suivants : « <text:span text:style-name="T2">Malheur au malfaisant qui pose la main sur cette hache, car même son manche peut entailler la main des mécréants. Seul un véritable enfant de la pierre, un être qui aime Gorom et en est aimé en retour, pourra éveiller la véritable puissance de cette hache, à condition de prononcer le mot sacré Rudnogg.</text:span> »<text:bookmark-end text:name="_les_informations_obtenues_sont_exactes_mais_susceptibles_de_se_présenter_dans_un_langage_figuré_par_exemple_si_vous_avez_une_mystérieuse_hache_en_main_le_sort_peut_vous_donner_les_renseignements_suivants_malheur_au_malfaisant_qui_pose_la_main_sur_cette_hache_car_même_son_manche_peut_entailler_la_main_des_mécréants_seul_un_véritable_enfant_de_la_pierre_un_être_qui_aime_gorom_et_en_est_aimé_en_retour_pourra_éveiller_la_véritable_puissance_de_cette_hache_à_condition_de_prononcer_le_mot_sacré_rudnogg"/></text:h>
      <text:p text:style-name="First_20_paragraph">title: "Léger comme une plume" description: "Ralentit la chute de 5 cibles." school: "Transmutation" level: 0 concentration: false casting_time: "1 réaction, que vous effectuez quand vous-même ou une créature située dans un rayon de 18 mètres tombe soudain" duration: "1 round" range: "18 mètres" components: verbal: true somatic: false material: true materials: "une petite plume ou un peu de duvet" ritual: false classes: - Magie — <text:span text:style-name="T1">Coût</text:span> : 2 points de Magie + Choisissez jusqu’à cinq créatures à portée en train de chuter. La vitesse de chute reste normale mais la hauteur est ignorée jusqu’à 18 mètres. — title: "Lenteur" description: "Les cibles voient leur vitesse, leur VD et leur nombre d’actions diminués." school: "Transmutation" level: 1 concentration: true casting_time: "1 action" duration: "jusqu’à 1 minute" range: "36 mètres" components: verbal: true somatic: true material: true materials: "une goutte de mélasse" ritual: false classes:</text:p>
      <text:p text:style-name="P93">- Magie --- **Coût** : 6 points de Magie <text:s text:c="4"/>Vous modifiez le cours du temps autour d'un maximum de six créatures de votre choix situées dans un cube de 12 mètres d'arête situé à portée. Chaque cible doit réussir un [jet de sauvegarde](/utiliser-les-caracteristiques/#jets-de-sauvegarde) de Sagesse, sans quoi le sort l'affecte pendant toute sa durée.</text:p>
      <text:p text:style-name="First_20_paragraph">Une cible affectée voit sa vitesse réduite de moitié. De plus, elle subit un malus de -2 à la VD et aux jets de sauvegarde de Dextérité et ne peut plus utiliser de réaction. À son tour, elle peut utiliser une action ou une action bonus, mais pas les deux. Elle ne peut pas faire plus d’une attaque au corps-à-corps ou à distance à son tour, quels que soient ses aptitudes et ses objets magiques.</text:p>
      <text:p text:style-name="Text_20_body">Si la créature affectée tente de lancer un sort doté d’un temps d’incantation de 1 action, lancez 3d6. Sur un résultat de 12 ou plus, le sort agit seulement au prochain tour de la créature, qui doit utiliser son action de ce tour pour terminer l’incantation. Si elle en est incapable, le sort n’a aucun effet.</text:p>
      <text:h text:style-name="Heading_20_4" text:outline-level="4"><text:bookmark-start text:name="_une_créature_affectée_par_ce_sort_fait_un_nouveau_jet_de_sauvegarde_de_sagesse_à_la_fin_de_chacun_de_ses_tours_si_elle_le_réussit_le_sort_se_termine_pour_elle"/>Une créature affectée par ce sort fait un nouveau <text:a xlink:type="simple" xlink:href="/utiliser-les-caracteristiques/#jets-de-sauvegarde" office:name=""><text:span text:style-name="Definition">jet de sauvegarde</text:span></text:a> de Sagesse à la fin de chacun de ses tours. Si elle le réussit, le sort se termine pour elle.<text:bookmark-end text:name="_une_créature_affectée_par_ce_sort_fait_un_nouveau_jet_de_sauvegarde_de_sagesse_à_la_fin_de_chacun_de_ses_tours_si_elle_le_réussit_le_sort_se_termine_pour_elle"/></text:h>
      <text:p text:style-name="First_20_paragraph">title: "Lever une malédiction" description: "Annule toutes les malédictions qui affectent la cible." school: "Abjuration" level: 1 concentration: false casting_time: "1 action" duration: "instantanée" range: "contact" components: verbal: true somatic: true material: false materials: "" ritual: false classes: - Foi - Magie — <text:span text:style-name="T1">Coût</text:span> : 6 points de Magie ou de Foi + À votre contact, toutes les malédictions qui affectent une créature ou un objet disparaissent. Si l’objet est un objet magique maudit, la malédiction persiste, mais le sort rompt l’harmonisation entre l’objet et son détenteur, ce qui permet à ce dernier de l’ôter ou de s’en débarrasser. — title: "Liberté de mouvement" description: "Impossible de ralentir, de <text:span text:style-name="T2">paralyser</text:span> ou d'<text:span text:style-name="T2">entraver</text:span> la cible." school: "Abjuration" level: 1 concentration: false casting_time: "1 action" duration: "1 heure" range: "contact" components: verbal: true somatic: true material: true materials: "un lien de cuir enroulé autour d’un bras ou d’un appendice similaire" ritual: false classes: - Foi</text:p>
      <text:p text:style-name="Horizontal_20_Line"/>
      <text:p text:style-name="First_20_paragraph"><text:span text:style-name="T1">Coût</text:span> : 8 points de Foi + Vous touchez une créature consentante. Pendant toute la durée du sort, ses déplacements ne sont pas affectés par un terrain difficile, tandis que les sorts et autres effets magiques ne peuvent ni réduire sa vitesse, ni provoquer l’état <text:a xlink:type="simple" xlink:href="/gerer-la-sante-du-personnage/#paralyse" office:name=""><text:span text:style-name="Definition"><text:span text:style-name="T2">paralysé</text:span></text:span></text:a> ou <text:a xlink:type="simple" xlink:href="/gerer-la-sante-du-personnage/#entrave" office:name=""><text:span text:style-name="Definition"><text:span text:style-name="T2">entravé</text:span></text:span></text:a>.</text:p>
      <text:h text:style-name="Heading_20_4" text:outline-level="4"><text:bookmark-start text:name="_la_cible_peut_également_dépenser_150_mètre_de_déplacement_pour_échapper_automatiquement_à_des_liens_non_magiques_comme_des_menottes_ou_la_prise_dune_créature_qui_lempoigne_enfin_sous_leau_elle_ne_subit_pas_de_malus_aux_déplacements_ni_aux_attaques"/>La cible peut également dépenser 1,50 mètre de déplacement pour échapper automatiquement à des liens non magiques, comme des menottes ou la prise d’une créature qui l’empoigne. Enfin, sous l’eau, elle ne subit pas de malus aux déplacements ni aux attaques.<text:bookmark-end text:name="_la_cible_peut_également_dépenser_150_mètre_de_déplacement_pour_échapper_automatiquement_à_des_liens_non_magiques_comme_des_menottes_ou_la_prise_dune_créature_qui_lempoigne_enfin_sous_leau_elle_ne_subit_pas_de_malus_aux_déplacements_ni_aux_attaques"/></text:h>
      <text:p text:style-name="First_20_paragraph">title: "Lien de protection" description: "+1 à la VD et résistance pour la cible. Le PJ subit les mêmes dégâts." school: "Abjuration" level: 0 concentration: false casting_time: "1 action" duration: "1 heure" range: "contact" components: verbal: true somatic: true material: true materials: "une paire d’anneaux de platine valant chacun au moins 50 po, que la cible et vous devez porter pendant toute la durée" ritual: false classes: - Foi — <text:span text:style-name="T1">Coût</text:span> : 4 points de Foi + <text:span text:style-name="T1">Enchantement</text:span> : Le prêtre doit enchanter une paire d’anneaux de platine valant chacun au moins 50 po, que la cible et vous devez porter pendant toute la durée et dépenser 40po de matériel de rituel. + Ce sort protège une créature consentante et crée un lien mystique entre vous et votre cible jusqu’à la fin du sort. Tant que la cible se trouve dans un rayon de 18 mètres autour de vous, elle bénéficie d’un bonus de +1 à la VD et aux jets de sauvegarde et devient résistante à tous les types de dégâts. En revanche, à chaque fois qu’elle subit des dégâts, vous subissez exactement les mêmes.</text:p>
      <text:h text:style-name="Heading_20_4" text:outline-level="4"><text:bookmark-start text:name="_le_sort_se_termine_si_vous_tombez_à_0_point_daction_ou_si_votre_cible_et_vous_êtes_séparés_de_plus_18_mètres_il_se_termine_aussi_si_vous_le_lancez_de_nouveau_le_sort_vous_pouvez_également_révoquer_le_sort_par_une_action"/>Le sort se termine si vous tombez à 0 point d’Action ou si votre cible et vous êtes séparés de plus 18 mètres. Il se termine aussi si vous le lancez de nouveau le sort. Vous pouvez également révoquer le sort par une action.<text:bookmark-end text:name="_le_sort_se_termine_si_vous_tombez_à_0_point_daction_ou_si_votre_cible_et_vous_êtes_séparés_de_plus_18_mètres_il_se_termine_aussi_si_vous_le_lancez_de_nouveau_le_sort_vous_pouvez_également_révoquer_le_sort_par_une_action"/></text:h>
      <text:p text:style-name="First_20_paragraph">title: "Lien télépathique" description: "Crée un lien entre 8 créatures qui peuvent communiquer par la pensée." school: "Divination" level: 2 concentration: false casting_time: "1 action" duration: "1 heure" range: "9 mètres" components: verbal: true somatic: true material: true materials: "bouts de coquille d’œuf issus de deux espèces de créatures différentes" ritual: true classes: - Magie — <text:span text:style-name="T1">Coût</text:span> : 10 points de Magie + Vous forgez un lien télépathique entre un maximum de huit créatures consentantes situées à portée. Elles sont alors psychiquement liées les unes aux autres pendant la durée du sort. Ce sort n’affecte pas les créatures dotées d’une Intelligence de 2 ou moins.</text:p>
      <text:p text:style-name="Text_20_body">Jusqu’à la fin du sort, les cibles peuvent communiquer entre elles par télépathie via le lien créé, qu’elles partagent un même langage ou non. Cette communication fonctionne quelle que soit la distance qui les sépare, mais ne s’étend pas aux autres plans d’existence.</text:p>
      <text:h text:style-name="Heading_20_4" text:outline-level="4"><text:bookmark-start text:name="_à_plus_haut_niveau_lorsque_vous_lancez_ce_sort_en_dépensant_un_emplacement_de_sort_de_niveau_adepte_la_durée_passe_à_12_heures_au_niveau_expert_vous_pouvez_transmettre_des_images_sons_et_autres_perceptions_sensorielles_aux_créatures_ciblées_enfin_au_niveau_maître_la_portée_devient_illimitée_tant_que_vous_êtes_sur_le_même_plan_et_que_vous_connaissez_les_créatures_ciblées"/><text:span text:style-name="T1">À plus haut niveau</text:span>. Lorsque vous lancez ce sort en dépensant un emplacement de sort de niveau Adepte, la durée passe à 12 heures. Au niveau Expert, vous pouvez transmettre des images, sons et autres perceptions sensorielles aux créatures ciblées. Enfin, au niveau Maître, la portée devient illimitée tant que vous êtes sur le même plan et que vous connaissez les créatures ciblées.<text:bookmark-end text:name="_à_plus_haut_niveau_lorsque_vous_lancez_ce_sort_en_dépensant_un_emplacement_de_sort_de_niveau_adepte_la_durée_passe_à_12_heures_au_niveau_expert_vous_pouvez_transmettre_des_images_sons_et_autres_perceptions_sensorielles_aux_créatures_ciblées_enfin_au_niveau_maître_la_portée_devient_illimitée_tant_que_vous_êtes_sur_le_même_plan_et_que_vous_connaissez_les_créatures_ciblées"/></text:h>
      <text:p text:style-name="First_20_paragraph">title: "Localiser des animaux ou des plantes" description: "Trouver un spécimen d’une bête ou d’une plante." school: "Divination" level: 0 concentration: false casting_time: "1 action" duration: "instantanée" range: "contact" components: verbal: true somatic: true material: true materials: "des poils de chien de chasse" ritual: true classes: - Foi - Magie — <text:span text:style-name="T1">Coût</text:span> : 4 points de Foi ou de Magie + Décrivez ou nommez un type spécifique de bêtes ou de plantes. Vous vous concentrez sur la voix de la nature qui vous entoure et découvrez dans quelle direction et à quelle distance se trouve le spécimen le plus proche, s’il y en a, dans un rayon de 7,5 kilomètres. + Ce sort donne un bonus de +5 aux tests de survie pour trouver des plantes rares. + — title: "Localiser une créature" description: "Permet de trouver la direction vers une créature." school: "Divination" level: 1 concentration: true casting_time: "1 action" duration: "jusqu’à 1 heure" range: "personnelle" components: verbal: true somatic: true material: true materials: "des poils de chien de chasse" ritual: false classes: - Foi - Magie — <text:span text:style-name="T1">Coût</text:span> : 8 points de Foi ou de Magie + Décrivez ou nommez une créature qui vous est familière. Vous sentez dans quelle direction elle se trouve, à condition qu’elle soit dans un rayon de 300 mètres. Si elle se déplace, vous savez dans quelle direction.</text:p>
      <text:p text:style-name="Text_20_body">Le sort permet de localiser une créature spécifique de votre connaissance ou la créature la plus proche du même type (comme un humain ou une licorne), mais pour cela, vous devez avoir déjà vu une telle créature de près, c’est-à-dire vous être trouvé à moins de 9 mètres d’elle au moins une fois dans votre vie. Si la créature que vous décrivez ou nommez se trouve actuellement sous une forme différente, sous l’effet d’un sort de <text:span text:style-name="T2">métamorphose</text:span>, par exemple, ce sort est incapable de la localiser.</text:p>
      <text:h text:style-name="Heading_20_4" text:outline-level="4"><text:bookmark-start text:name="_le_sort_ne_parvient_pas_à_localiser_la_créature_si_le_chemin_qui_vous_relie_directement_est_coupé_par_une_étendue_deau_courante_dau_moins_3_mètres_de_large"/>Le sort ne parvient pas à localiser la créature si le chemin qui vous relie directement est coupé par une étendue d’eau courante d’au moins 3 mètres de large.<text:bookmark-end text:name="_le_sort_ne_parvient_pas_à_localiser_la_créature_si_le_chemin_qui_vous_relie_directement_est_coupé_par_une_étendue_deau_courante_dau_moins_3_mètres_de_large"/></text:h>
      <text:p text:style-name="First_20_paragraph">title: "Localiser un objet" description: "Permet de trouver la direction vers un objet proche." school: "Divination" level: 0 concentration: true casting_time: "1 action" duration: "jusqu’à 10 minutes" range: "personnelle" components: verbal: true somatic: true material: true materials: "une branche fourchue" ritual: false classes: - Foi - Magie — <text:span text:style-name="T1">Coût</text:span> : 4 points de Foi ou de Magie + Décrivez ou nommez un objet qui vous est familier. Vous sentez dans quelle direction il se trouve, à condition qu’il soit dans un rayon de 300 mètres. S’il se déplace, vous savez dans quelle direction.</text:p>
      <text:p text:style-name="Text_20_body">Le sort permet de localiser un objet spécifique de votre connaissance à condition que vous l’ayez vu de près, c’est-à-dire vous être trouvé à moins de 9 mètres de lui une fois dans votre vie. Sinon, le sort peut localiser l’objet d’un type donné le plus proche, comme un type d’appareil, de bijou, de meuble, d’outil ou d’arme.</text:p>
      <text:h text:style-name="Heading_20_4" text:outline-level="4"><text:bookmark-start text:name="_le_sort_ne_parvient_pas_à_localiser_lobjet_si_une_couche_de_plomb_aussi_mince_soit_elle_bloque_une_trajectoire_directe_entre_vous_et_lobjet"/>Le sort ne parvient pas à localiser l’objet si une couche de plomb, aussi mince soit-elle, bloque une trajectoire directe entre vous et l’objet.<text:bookmark-end text:name="_le_sort_ne_parvient_pas_à_localiser_lobjet_si_une_couche_de_plomb_aussi_mince_soit_elle_bloque_une_trajectoire_directe_entre_vous_et_lobjet"/></text:h>
      <text:p text:style-name="First_20_paragraph">title: "Lueur d’espoir" description: "Les cibles peuvent éviter la mort et être soignées plus efficacement." school: "Abjuration" level: 1 concentration: true casting_time: "1 action" duration: "jusqu’à 1 minute" range: "9 mètres" components: verbal: true somatic: true material: false materials: "" ritual: false classes: - Foi — <text:span text:style-name="T1">Coût</text:span> : 6 points de Foi + Ce sort offre espoir et robustesse. Choisissez autant de créatures consentantes à portée que vous le désirez. Pendant toute la durée du sort, elles bénéficient d’un <text:a xlink:type="simple" xlink:href="/utiliser-les-caracteristiques/#avantage-et-desavantage" office:name=""><text:span text:style-name="Definition"><text:span text:style-name="T2">avantage</text:span></text:span></text:a> lors des jets de sauvegarde de Sagesse et des jets de sauvegarde contre la mort. De plus, elles récupèrent le maximum de points d’action possible dès qu’elles reçoivent des soins. — title: "Lumière" description: "L’objet ciblé émet de la lumière dans un rayon de 12 mètres." school: "Évocation" level: 0 concentration: false casting_time: "1 action" duration: "1 heure" range: "contact" components: verbal: true somatic: false material: true materials: "une luciole ou de la mousse phosphorescente" ritual: false classes: - Foi - Magie — <text:span text:style-name="T1">Coût</text:span> : 1 point de Foi ou de Magie + Vous touchez un objet qui ne fait pas plus de 3 mètres dans chaque dimension. Jusqu’à la fin du sort, il émet une vive lumière dans un rayon de 6 mètres et une faible lumière dans un rayon additionnel de 6 mètres. Vous pouvez colorer cette lumière comme vous le souhaitez. Il suffit de recouvrir complètement l’objet avec quelque chose d’opaque pour bloquer la lumière. Le sort se termine si vous le lancez de nouveau ou si vous le révoquez en dépensant une action.</text:p>
      <text:h text:style-name="Heading_20_4" text:outline-level="4"><text:bookmark-start text:name="_si_vous_visez_un_objet_porté_ou_transporté_par_une_créature_hostile_cette_dernière_doit_réussir_un_jet_de_sauvegarde_de_dextérité_pour_éviter_les_effets_du_sort"/>Si vous visez un objet porté ou transporté par une créature hostile, cette dernière doit réussir un <text:a xlink:type="simple" xlink:href="/utiliser-les-caracteristiques/#jets-de-sauvegarde" office:name=""><text:span text:style-name="Definition">jet de sauvegarde</text:span></text:a> de Dextérité pour éviter les effets du sort.<text:bookmark-end text:name="_si_vous_visez_un_objet_porté_ou_transporté_par_une_créature_hostile_cette_dernière_doit_réussir_un_jet_de_sauvegarde_de_dextérité_pour_éviter_les_effets_du_sort"/></text:h>
      <text:p text:style-name="First_20_paragraph">title: "Magnétisation" description: "Rend magnétique une pièce de métal" school: Enchantement level: 0 concentration: false casting_time: "15 minutes" duration: "1 année" range: "contact" components: verbal: false somatic: true material: false materials: ritual: false classes:</text:p>
      <text:list text:style-name="L77">
        <text:list-item>
          <text:p text:style-name="P94">Magie</text:p>
        </text:list-item>
        <text:list-item>
          <text:p text:style-name="P94">Foi source: "Georges" — <text:span text:style-name="T1">Coût</text:span> : 4 points de Magie ou de Foi</text:p>
        </text:list-item>
      </text:list>
      <text:h text:style-name="Heading_20_4" text:outline-level="4"><text:bookmark-start text:name="_le_sorcier_magnétise_par_magie_un_morceau_de_fer_cette_pièce_de_métal_exercera_une_force_dattraction_sur_tout_objet_en_fer_le_sort_peut_être_répété_plusieurs_fois_augmentant_la_puissance_de_la_force_à_chaque_magnétisation_1_petite_fermeture_de_sacoche_2_maintenir_une_dague_au_mur_3_figer_une_épée_4_attirer_des_flèches_en_vol_diamètre_1d6_mètres"/>Le sorcier magnétise par magie un morceau de fer. Cette pièce de métal exercera une force d’attraction sur tout objet en fer. Le sort peut être répété plusieurs fois, augmentant la puissance de la force à chaque magnétisation. (1 : petite fermeture de sacoche, 2 : maintenir une dague au mur, 3 : figer une épée, 4 : attirer des flèches en vol diamètre 1d6 mètres).<text:bookmark-end text:name="_le_sorcier_magnétise_par_magie_un_morceau_de_fer_cette_pièce_de_métal_exercera_une_force_dattraction_sur_tout_objet_en_fer_le_sort_peut_être_répété_plusieurs_fois_augmentant_la_puissance_de_la_force_à_chaque_magnétisation_1_petite_fermeture_de_sacoche_2_maintenir_une_dague_au_mur_3_figer_une_épée_4_attirer_des_flèches_en_vol_diamètre_1d6_mètres"/></text:h>
      <text:p text:style-name="First_20_paragraph">title: "Coup au fer blanc" description: "Rend les main brûlante comme du fer" school: Évocation level: 0 concentration: false casting_time: "1 action" duration: "1 minute" range: "contact" components: verbal: true somatic: true material: true materials: "Pâte chauffante" + ritual: false classes:</text:p>
      <text:list text:style-name="L78">
        <text:list-item>
          <text:p text:style-name="P95">Magie source: "Gwion" — <text:span text:style-name="T1">Coût</text:span> : 2 points de Magie + <text:span text:style-name="T1">Enchantement</text:span> Le sorcier enchante un petit pot remplie de pâte qui prend la forme d’un onguent chauffant. Il a pour cela besoin de saindoux, de 5 po de matériel (encens, bougies…​) et d’un feu de cheminée.</text:p>
        </text:list-item>
      </text:list>
      <text:h text:style-name="Heading_20_4" text:outline-level="4"><text:bookmark-start text:name="_le_sorcier_doit_enduire_ses_mains_de_pâte_chauffante_ce_qui_rend_la_main_du_lanceur_de_sort_comme_chauffée_au_fer_blanc_le_lanceur_de_sort_ne_souffre_pas_et_le_sort_ne_lui_laisse_pas_de_cicatrice_le_combat_au_corps_à_corps_fait_subir_1d6_points_de_dégât_de_feu_aux_ennemis_le_sort_ne_permet_pas_denflammer_des_objets"/>Le sorcier doit enduire ses mains de pâte chauffante ce qui rend la main du lanceur de sort comme chauffée au fer blanc ( le lanceur de sort ne souffre pas et le sort ne lui laisse pas de cicatrice). Le combat au corps à corps fait subir 1d6 points de dégât de feu aux ennemis. Le sort ne permet pas d’enflammer des objets.<text:bookmark-end text:name="_le_sorcier_doit_enduire_ses_mains_de_pâte_chauffante_ce_qui_rend_la_main_du_lanceur_de_sort_comme_chauffée_au_fer_blanc_le_lanceur_de_sort_ne_souffre_pas_et_le_sort_ne_lui_laisse_pas_de_cicatrice_le_combat_au_corps_à_corps_fait_subir_1d6_points_de_dégât_de_feu_aux_ennemis_le_sort_ne_permet_pas_denflammer_des_objets"/></text:h>
      <text:p text:style-name="First_20_paragraph">title: "Main de l’air" description: "Fait jaillir de l’air des mains du mage" school: Évocation level: 0 concentration: false casting_time: "1 action" duration: "20 rounds" range: "contact" components: verbal: true somatic: true material: false materials: ritual: false classes:</text:p>
      <text:list text:style-name="L79">
        <text:list-item>
          <text:p text:style-name="First_20_paragraph">== Magie</text:p>
          <text:p text:style-name="Text_20_body"><text:span text:style-name="T1">Coût</text:span> : 2 points de Magie</text:p>
        </text:list-item>
      </text:list>
      <text:h text:style-name="Heading_20_4" text:outline-level="4"><text:bookmark-start text:name="_le_sorcier_doit_se_concentrer_un_court_instant_avant_de_souffler_dans_ses_mains_ce_sort_permet_de_faire_sortir_de_lair_de_ses_mains_ce_sort_peut_être_un_simple_tour_pour_amuser_les_enfants_en_plongeant_les_mains_dans_leau_et_invoquer_le_sort_ou_bien_une_vraie_aubaine_pour_créer_une_poche_dair_dans_une_cavité_sous_leau"/>Le sorcier doit se concentrer un court instant avant de souffler dans ses mains. Ce sort permet de faire sortir de l’air de ses mains. Ce sort peut être un simple tour pour amuser les enfants ( en plongeant les mains dans l’eau et invoquer le sort ), ou bien une vraie aubaine pour créer une poche d’air dans une cavité sous l’eau.<text:bookmark-end text:name="_le_sorcier_doit_se_concentrer_un_court_instant_avant_de_souffler_dans_ses_mains_ce_sort_permet_de_faire_sortir_de_lair_de_ses_mains_ce_sort_peut_être_un_simple_tour_pour_amuser_les_enfants_en_plongeant_les_mains_dans_leau_et_invoquer_le_sort_ou_bien_une_vraie_aubaine_pour_créer_une_poche_dair_dans_une_cavité_sous_leau"/></text:h>
      <text:p text:style-name="First_20_paragraph">title: "Main du mage" description: "Fait apparaître et permet de contrôler une main spectrale." school: "Invocation" level: 0 concentration: false casting_time: "1 action" duration: "1 minute" range: "9 mètres" components: verbal: true somatic: true material: false materials: "" ritual: false classes: - Magie</text:p>
      <text:p text:style-name="Horizontal_20_Line"/>
      <text:p text:style-name="First_20_paragraph"><text:span text:style-name="T1">Coût</text:span> : 1 point de Magie</text:p>
      <text:p text:style-name="Text_20_body">Une main spectrale flottante seulement visible par le mage apparaît à portée, en un point de votre choix. Elle persiste pendant toute la durée du sort ou jusqu’à ce que vous révoquiez le sort par une action. La main disparaît si elle s’éloigne à plus de 9 mètres de vous ou si vous relancez le sort.</text:p>
      <text:p text:style-name="Text_20_body">Vous pouvez utiliser votre action pour contrôler la main et vous en servir pour manipuler un objet, ouvrir une porte ou un récipient qui ne sont pas verrouillés, placer un objet dans un récipient ouvert ou l’en sortir, ou bien verser le contenu d’une flasque. Vous pouvez déplacer la main d’un maximum de 9 mètres à chaque fois que vous l’utilisez.</text:p>
      <text:h text:style-name="Heading_20_4" text:outline-level="4"><text:bookmark-start text:name="_la_main_ne_peut_pas_attaquer_activer_un_objet_magique_ni_transporter_plus_de_5_kilogrammes"/>La main ne peut pas attaquer, activer un objet magique, ni transporter plus de 5 kilogrammes.<text:bookmark-end text:name="_la_main_ne_peut_pas_attaquer_activer_un_objet_magique_ni_transporter_plus_de_5_kilogrammes"/></text:h>
      <text:p text:style-name="First_20_paragraph">title: "Main magique" description: "Crée une énorme main de force qui peut agripper, attaquer, s’interposer, etc." school: "Évocation" level: 2 concentration: true casting_time: "1 action" duration: "jusqu’à 1 minute" range: "36 mètres" components: verbal: true somatic: true material: true materials: "une coquille d’œuf et un gant en peau de serpent" ritual: false classes: - Magie — <text:span text:style-name="T1">Coût</text:span> : 10 point de Magie + <text:span text:style-name="T1">Enchantement</text:span> Le sorcier enchante un gant en peau de serpent pendant une nuit complète. Il a pour cela besoin d’un gants, de 50 po de matériel (encens, bougies…​) et d’une nuit sans lune ou d’une éclipse lunaire.</text:p>
      <text:p text:style-name="Text_20_body">Vous créez une main de force luisante et translucide, de taille G, dans un espace inoccupé situé à portée et dans votre champ de vision. La main existe pendant toute la durée du sort, se déplace sur votre ordre et imite les mouvements de votre propre main.</text:p>
      <text:p text:style-name="Text_20_body">La main est un objet doté d’une VD de 20 et d’un nombre de points d’action égal à votre maximum de points d’action. Si elle tombe à 0 point d’action, le sort se dissipe. La main possède une Force de 26 (+8) et une Dextérité de 10 (+0). Elle n’occupe pas la case où elle se trouve.</text:p>
      <text:p text:style-name="Text_20_body">Lorsque vous lancez le sort, puis via une action bonus lors de vos tours ultérieurs, vous pouvez déplacer la main sur une distance maximale de 18 mètres et lui faire appliquer l’un des effets suivants.</text:p>
      <text:p text:style-name="Text_20_body"><text:span text:style-name="T1">Main agrippeuse</text:span>. La main tente d’empoigner une créature de taille TG ou inférieure qui se trouve dans un rayon de 1,50 mètre. Utilisez la valeur de Force de la main pour résoudre le test d’empoignade. Si la cible est de taille M ou inférieure, vous bénéficiez d’un <text:a xlink:type="simple" xlink:href="/utiliser-les-caracteristiques/#avantage-et-desavantage" office:name=""><text:span text:style-name="Definition"><text:span text:style-name="T2">avantage</text:span></text:span></text:a> lors du test. Tant que la cible est <text:a xlink:type="simple" xlink:href="/gerer-la-sante-du-personnage/#empoigne" office:name=""><text:span text:style-name="Definition"><text:span text:style-name="T2">empoignée</text:span></text:span></text:a> par la main, vous pouvez utiliser une action bonus pour que la main la broie. Dans ce cas, la cible subit un total de dégâts contondants égal à 2d6 + votre modificateur de caractéristique d’incantation.</text:p>
      <text:p text:style-name="Text_20_body"><text:span text:style-name="T1">Main interposée</text:span>. La main s’interpose entre vous et une créature de votre choix jusqu’à ce que vous lui donniez un autre ordre. Elle se déplace de manière à toujours rester entre vous et la cible désignée et vous offre un abri partiel contre elle. La cible ne peut pas franchir la zone occupée par la main si sa valeur de Force est inférieure ou égale à celle de la main. Si elle est supérieure, elle peut se déplacer dans votre direction en traversant la zone de la main, mais cette zone est considérée pour elle comme un terrain difficile.</text:p>
      <text:p text:style-name="Text_20_body"><text:span text:style-name="T1">Main percutante</text:span>. La main tente de bousculer une créature située dans un rayon de 1,50 mètre dans la direction de votre choix. Faites un test avec la Force de la main opposé au test de Force (Athlétisme) de la cible. Si cette dernière est de taille M ou inférieur, vous bénéficiez d’un <text:a xlink:type="simple" xlink:href="/utiliser-les-caracteristiques/#avantage-et-desavantage" office:name=""><text:span text:style-name="Definition"><text:span text:style-name="T2">avantage</text:span></text:span></text:a> lors du test. Si vous l’emportez, la main pousse la cible sur 1,50 mètre plus 1,50 mètre multiplié par votre modificateur de caractéristique d’incantation. La main se déplace de manière à rester à moins de 1,50 mètre de la cible.</text:p>
      <text:p text:style-name="Text_20_body"><text:span text:style-name="T1">Poing serré</text:span>. La main frappe une créature ou un objet situé dans un rayon de 1,50 mètre autour d’elle. Faites une attaque de sort de contact pour la main en utilisant vos propres bonus d’attaque. Si elle touche, la cible subit 5d6 dégâts de force.</text:p>
      <text:h text:style-name="Heading_20_4" text:outline-level="4"><text:bookmark-start text:name="_à_plus_haut_niveau_si_vous_lancez_ce_sort_en_utilisant_un_emplacement_de_niveau_adepte_ou_supérieur_les_dégâts_de_loption_poing_serré_augmentent_de_2d6_et_ceux_de_la_main_agrippeuse_de_2d6_par_niveau_au_delà_du_niveau_dapprenti"/><text:span text:style-name="T1">À plus haut niveau</text:span>. Si vous lancez ce sort en utilisant un emplacement de niveau Adepte ou supérieur, les dégâts de l’option poing serré augmentent de 2d6 et ceux de la main agrippeuse de 2d6 par niveau au-delà du niveau d’Apprenti.<text:bookmark-end text:name="_à_plus_haut_niveau_si_vous_lancez_ce_sort_en_utilisant_un_emplacement_de_niveau_adepte_ou_supérieur_les_dégâts_de_loption_poing_serré_augmentent_de_2d6_et_ceux_de_la_main_agrippeuse_de_2d6_par_niveau_au_delà_du_niveau_dapprenti"/></text:h>
      <text:p text:style-name="First_20_paragraph">title: "Mains brûlantes" description: "Cône de flammes infligeant 3d6 dégâts de feu." school: "Évocation" level: 0 concentration: false casting_time: "1 action" duration: "instantanée" range: "personnelle (cône de 4,50 mètres)" components: verbal: true somatic: true material: true materials: "n’importe quel liquide inflammable" ritual: false classes: - Magie — <text:span text:style-name="T1">Coût</text:span> : 2 point de Magie + Alors que vous vous tenez les doigts écartés en éventail et les pouces l’un contre l’autre, dans vos mains imbibées de liquide inflammable, une mince nappe de feu s’étend depuis vos mains tendues. Chaque créature située dans un cône de 4,50 mètres doit faire un <text:a xlink:type="simple" xlink:href="/utiliser-les-caracteristiques/#jets-de-sauvegarde" office:name=""><text:span text:style-name="Definition">jet de sauvegarde</text:span></text:a> de Dextérité. Celles qui échouent reçoivent 3d6 dégâts de feu, les autres la moitié seulement.</text:p>
      <text:p text:style-name="Text_20_body">Le feu embrase tous les objets inflammables de la zone, à moins que quelqu’un ne les porte ou ne les transporte.</text:p>
      <text:h text:style-name="Heading_20_4" text:outline-level="4"><text:bookmark-start text:name="_à_plus_haut_niveau_si_vous_lancez_ce_sort_en_utilisant_un_emplacement_de_niveau_disciple_ou_supérieur_les_dégâts_augmentent_de_1d6_par_niveau_au_delà_du_niveau_de_novice_2"/><text:span text:style-name="T1">À plus haut niveau</text:span>. Si vous lancez ce sort en utilisant un emplacement de niveau Disciple ou supérieur, les dégâts augmentent de 1d6 par niveau au-delà du niveau de Novice.<text:bookmark-end text:name="_à_plus_haut_niveau_si_vous_lancez_ce_sort_en_utilisant_un_emplacement_de_niveau_disciple_ou_supérieur_les_dégâts_augmentent_de_1d6_par_niveau_au_delà_du_niveau_de_novice_2"/></text:h>
      <text:p text:style-name="First_20_paragraph">title: "Manteau de givre" description: "Le PJ devient résistant aux dégâts de la prochaine attaque." school: "Abjuration" level: 0 concentration: false casting_time: "1 action" duration: "8 heures" range: "personnelle" components: verbal: true somatic: true material: true materials: "un peu d’eau" ritual: false classes: - Magie</text:p>
      <text:p text:style-name="Horizontal_20_Line"/>
      <text:p text:style-name="First_20_paragraph"><text:span text:style-name="T1">Coût</text:span> : 2 point de Magie + Vous vous recouvrez d’une enveloppe de givre. Vous bénéficiez d’une résistance aux dégâts contre la prochaine attaque réussie contre vous, tandis que la créature qui vous a attaqué subit la moitié des dégâts de son attaque sous forme de dégâts de froid. Ensuite, le sort cesse de faire effet.</text:p>
      <text:h text:style-name="Heading_20_4" text:outline-level="4"><text:bookmark-start text:name="_à_plus_haut_niveau_si_vous_lancez_ce_sort_en_utilisant_un_emplacement_de_niveau_disciple_ou_supérieur_le_sort_fait_effet_sur_une_attaque_supplémentaire_par_niveau_au_dessus_du_premier"/><text:span text:style-name="T1">À plus haut niveau</text:span>. Si vous lancez ce sort en utilisant un emplacement de niveau Disciple ou supérieur, le sort fait effet sur une attaque supplémentaire par niveau au-dessus du premier.<text:bookmark-end text:name="_à_plus_haut_niveau_si_vous_lancez_ce_sort_en_utilisant_un_emplacement_de_niveau_disciple_ou_supérieur_le_sort_fait_effet_sur_une_attaque_supplémentaire_par_niveau_au_dessus_du_premier"/></text:h>
      <text:p text:style-name="First_20_paragraph">title: "Marque du chasseur" description: "Le PJ inflige 1d6 dégâts supplémentaires à sa cible et peut la traquer." school: "Divination" level: 1 concentration: true casting_time: "1 action bonus" duration: "jusqu’à 1 heure" range: "27 mètres" components: verbal: true somatic: false material: false materials: "" ritual: false classes: - Foi — <text:span text:style-name="T1">Coût</text:span> : 2 point de Foi + Vous choisissez une créature située dans votre champ de vision et à portée et lui apposez une marque mystique la désignant comme votre proie. Jusqu’à la fin du sort, vous lui infligez 1d6 dégâts supplémentaires à chaque fois que vous réussissez à lui infliger des dégâts avec une arme et vous avez l’<text:a xlink:type="simple" xlink:href="/utiliser-les-caracteristiques/#avantage-et-desavantage" office:name=""><text:span text:style-name="Definition"><text:span text:style-name="T2">avantage</text:span></text:span></text:a> sur les éventuels tests de Sagesse (Perception) ou Sagesse (Survie) que vous faites pour la retrouver. Si la cible tombe à 0 point d’action avant que ce sort se termine, vous pouvez utiliser une action bonus lors d’un tour ultérieur pour marquer une nouvelle créature.</text:p>
      <text:h text:style-name="Heading_20_4" text:outline-level="4"><text:bookmark-start text:name="_à_plus_haut_niveau_si_vous_lancez_ce_sort_en_utilisant_un_emplacement_de_niveau_disciple_vous_pouvez_vous_concentrer_sur_le_sort_pendant_8_heures_si_vous_utilisez_un_emplacement_de_niveau_apprenti_ou_supérieur_vous_pouvez_maintenir_votre_concentration_sur_le_sort_jusquà_24_heures"/><text:span text:style-name="T1">À plus haut niveau</text:span>. Si vous lancez ce sort en utilisant un emplacement de niveau Disciple, vous pouvez vous concentrer sur le sort pendant 8 heures. Si vous utilisez un emplacement de niveau Apprenti ou supérieur, vous pouvez maintenir votre concentration sur le sort jusqu’à 24 heures.<text:bookmark-end text:name="_à_plus_haut_niveau_si_vous_lancez_ce_sort_en_utilisant_un_emplacement_de_niveau_disciple_vous_pouvez_vous_concentrer_sur_le_sort_pendant_8_heures_si_vous_utilisez_un_emplacement_de_niveau_apprenti_ou_supérieur_vous_pouvez_maintenir_votre_concentration_sur_le_sort_jusquà_24_heures"/></text:h>
      <text:p text:style-name="First_20_paragraph">title: "Mauvais œil" description: "Le regard du PJ cause des effets néfastes pendant la durée du sort." school: "Nécromancie" level: 2 concentration: true casting_time: "1 action" duration: "jusqu’à 1 minute" range: "personnelle" components: verbal: true somatic: true material: false materials: "" ritual: false classes:</text:p>
      <text:p text:style-name="P97">- Magie --- **Coût** : 12 point de Magie <text:s text:c="2"/>Pendant la durée du sort, vos yeux semblent devenir deux trous noirs regorgeant d'un pouvoir terrifiant. Une créature de votre choix, située dans votre champ de vision et dans un rayon de 18 mètres doit réussir un [jet de sauvegarde](/utiliser-les-caracteristiques/#jets-de-sauvegarde) de Sagesse ou se voir affectée par l'un des effets suivants, choisi par vos soins, pendant toute la durée du sort. À chacun de vos tours jusqu'à ce que le sort se termine, vous pouvez utiliser votre action pour viser une autre créature, mais vous ne pouvez pas reprendre pour cible une créature ayant déjà réussi un [jet de sauvegarde](/utiliser-les-caracteristiques/#jets-de-sauvegarde) contre l'incantation de mauvais œil en cours.</text:p>
      <text:p text:style-name="First_20_paragraph"><text:span text:style-name="T1">Nauséeux</text:span>. La cible est affectée par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 Elle a droit à un nouveau <text:a xlink:type="simple" xlink:href="/utiliser-les-caracteristiques/#jets-de-sauvegarde" office:name=""><text:span text:style-name="Definition">jet de sauvegarde</text:span></text:a> de Sagesse à la fin de chacun de ses tours. L’effet se termine si elle le réussit.</text:p>
      <text:p text:style-name="Text_20_body"><text:span text:style-name="T1">Endormi</text:span>. La cible tombe <text:a xlink:type="simple" xlink:href="/gerer-la-sante-du-personnage/#inconscient" office:name=""><text:span text:style-name="Definition"><text:span text:style-name="T2">inconsciente</text:span></text:span></text:a>. Elle se réveille si elle subit le moindre dégât ou si une tierce personne utilise une action pour la réveiller en la secouant.</text:p>
      <text:h text:style-name="Heading_20_4" text:outline-level="4"><text:bookmark-start text:name="_paniqué_vous_terrorisez_la_cible_à_chacun_de_ses_tours_la_cible_terrorisée_doit_utiliser_laction_se_précipiter_et_séloigner_de_vous_via_litinéraire_le_plus_rapide_et_le_plus_sûr_à_moins_quelle_nait_nulle_part_où_aller_cet_effet_se_termine_si_la_cible_gagne_un_emplacement_situé_à_au_moins_18_mètres_de_vous_et_doù_elle_ne_vous_voit_plus"/><text:span text:style-name="T1">Paniqué</text:span>. Vous terrorisez la cible. À chacun de ses tours, la cible <text:a xlink:type="simple" xlink:href="/gerer-la-sante-du-personnage/#terrorise" office:name=""><text:span text:style-name="Definition"><text:span text:style-name="T2">terrorisée</text:span></text:span></text:a> doit utiliser l’action se précipiter et s’éloigner de vous via l’itinéraire le plus rapide et le plus sûr, à moins qu’elle n’ait nulle part où aller. Cet effet se termine si la cible gagne un emplacement situé à au moins 18 mètres de vous et d’où elle ne vous voit plus.<text:bookmark-end text:name="_paniqué_vous_terrorisez_la_cible_à_chacun_de_ses_tours_la_cible_terrorisée_doit_utiliser_laction_se_précipiter_et_séloigner_de_vous_via_litinéraire_le_plus_rapide_et_le_plus_sûr_à_moins_quelle_nait_nulle_part_où_aller_cet_effet_se_termine_si_la_cible_gagne_un_emplacement_situé_à_au_moins_18_mètres_de_vous_et_doù_elle_ne_vous_voit_plus"/></text:h>
      <text:p text:style-name="First_20_paragraph">title: "Message" description: "Conversation murmurée à distance." school: "Transmutation" level: 0 concentration: false casting_time: "1 action" duration: "1 round" range: "36 mètres" components: verbal: true somatic: true material: true materials: "un petit bout de fil de cuivre" ritual: false classes: - Magie</text:p>
      <text:p text:style-name="Horizontal_20_Line"/>
      <text:p text:style-name="First_20_paragraph"><text:span text:style-name="T1">Coût</text:span> : 1 point de Magie + <text:span text:style-name="T1">Enchantement</text:span> + Le ritualiste enchante un petit bout de fil de cuivre qu’il peut ensuite utiliser au prix d’une action.</text:p>
      <text:p text:style-name="Text_20_body">Vous pointez du doigt une créature à portée et murmurez un message. La cible (et elle seule) l’entend et peut répondre dans un murmure que vous êtes le seul à entendre.</text:p>
      <text:h text:style-name="Heading_20_4" text:outline-level="4"><text:bookmark-start text:name="_vous_pouvez_lancer_ce_sort_au_travers_dun_objet_solide_si_vous_connaissez_bien_la_cible_et_savez_quelle_se_trouve_de_lautre_côté_de_cet_obstacle_le_sort_est_bloqué_par_un_silence_magique_30_centimètres_de_pierre_25_centimètres_de_métal_ordinaire_une_mince_couche_de_plomb_ou_90_centimètres_de_bois_le_sort_na_pas_besoin_de_voyager_en_ligne_directe_il_peut_contourner_les_angles_et_franchir_les_ouvertures"/>Vous pouvez lancer ce sort au travers d’un objet solide si vous connaissez bien la cible et savez qu’elle se trouve de l’autre côté de cet obstacle. Le sort est bloqué par un silence magique, 30 centimètres de pierre, 2,5 centimètres de métal ordinaire, une mince couche de plomb ou 90 centimètres de bois. Le sort n’a pas besoin de voyager en ligne directe, il peut contourner les angles et franchir les ouvertures.<text:bookmark-end text:name="_vous_pouvez_lancer_ce_sort_au_travers_dun_objet_solide_si_vous_connaissez_bien_la_cible_et_savez_quelle_se_trouve_de_lautre_côté_de_cet_obstacle_le_sort_est_bloqué_par_un_silence_magique_30_centimètres_de_pierre_25_centimètres_de_métal_ordinaire_une_mince_couche_de_plomb_ou_90_centimètres_de_bois_le_sort_na_pas_besoin_de_voyager_en_ligne_directe_il_peut_contourner_les_angles_et_franchir_les_ouvertures"/></text:h>
      <text:p text:style-name="First_20_paragraph">title: "Messager animal" description: "Envoie un petit animal porter un message de 25 mots." school: "Enchantement" level: 0 concentration: false casting_time: "1 action" duration: "24 heures" range: "9 mètres" components: verbal: true somatic: true material: true materials: "un peu de nourriture" ritual: true classes: - Magie - Foi — <text:span text:style-name="T1">Coût</text:span> : 4 points de Magie ou de Foi + Grâce à ce sort, vous chargez un animal de délivrer un message pour vous. Choisissez une bête de taille TP située à portée et dans votre champ de vision, comme un écureuil, un geai ou une chauve-souris. Vous lui précisez l’endroit où se rendre (où vous devez vous être déjà rendu vous-même auparavant) et donnez une description générale du destinataire, comme « <text:span text:style-name="T2">un homme ou une femme vêtus de l’uniforme de la garde de la ville</text:span> » ou « <text:span text:style-name="T2">un nain roux avec un chapeau pointu</text:span> ». Vous prononcez ensuite votre message, de vingt-cinq mots au maximum. La bête chargée du message fait alors route vers la destination indiquée pendant toute la durée du sort. Elle parcourt environ 75 kilomètres par 24 heures si elle vole, ou environ 35 kilomètres dans le cas contraire.</text:p>
      <text:p text:style-name="Text_20_body">Quand elle arrive sur place, elle transmet votre message à la créature que vous avez décrite, imitant le son de votre voix. Le messager parle uniquement à une créature correspondant à la description que vous lui avez donnée. S’il n’atteint pas sa destination avant la fin du sort, le message est perdu et l’animal retourne là où vous avez lancé le sort.</text:p>
      <text:h text:style-name="Heading_20_4" text:outline-level="4"><text:bookmark-start text:name="_à_plus_haut_niveau_si_vous_lancez_ce_sort_en_utilisant_un_emplacement_de_niveau_disciple_ou_supérieur_la_durée_du_sort_augmente_de_48_heures_par_niveau_au_delà_du_niveau_de_novice"/><text:span text:style-name="T1">À plus haut niveau</text:span>. Si vous lancez ce sort en utilisant un emplacement de niveau Disciple ou supérieur, la durée du sort augmente de 48 heures par niveau au-delà du niveau de Novice.<text:bookmark-end text:name="_à_plus_haut_niveau_si_vous_lancez_ce_sort_en_utilisant_un_emplacement_de_niveau_disciple_ou_supérieur_la_durée_du_sort_augmente_de_48_heures_par_niveau_au_delà_du_niveau_de_novice"/></text:h>
      <text:p text:style-name="First_20_paragraph">title: "Miroir du Douargwar" description: "Donne de la force supplémentaire pour frapper" school: Transmutation level: 0 concentration: false casting_time: "1 action" duration: "1 minute" range: "contact" components: verbal: true somatic: true material: true materials: "Miroir" ritual: true classes:</text:p>
      <text:list text:style-name="L80">
        <text:list-item>
          <text:p text:style-name="First_20_paragraph">== Magie</text:p>
          <text:p text:style-name="Text_20_body"><text:span text:style-name="T1">Coût</text:span> : 4 points de Magie + <text:span text:style-name="T1">Enchantement</text:span> Le sorcier enchante un miroir pendant une nuit complète. Il a pour cela besoin d’un miroir, de 5 po de matériel (encens, bougies…​) et de 20 po de matériel d’alchimie et un demi litre de mercure pur, de la lavande séchée et d’une nuit sans lune ou d’une éclipse lunaire.</text:p>
        </text:list-item>
      </text:list>
      <text:h text:style-name="Heading_20_4" text:outline-level="4"><text:bookmark-start text:name="_le_sorcier_doit_lors_dune_nuit_sans_lune_ou_dune_éclipse_lunaire_incanter_sur_un_petit_miroir_puis_plonger_le_miroir_toutes_les_demies_heures_dans_le_mercure_pur_en_continuant_dincanter_lenchanteur_doit_aussi_fouetter_le_miroir_avec_de_la_lavande_séchée_ce_petit_miroir_semble_anodin_en_apparence_mais_en_regardant_attentivement_on_peut_voir_des_reflets_qui_nexistent_pas_dans_le_monde_physique_le_miroir_montre_ce_quil_y_a_dans_son_dos_le_monde_des_esprits_si_le_miroir_est_brisé_les_fragments_montrent_quand_même_lautre_dimension"/>Le sorcier doit lors d’une nuit sans lune ou d’une éclipse lunaire, incanter sur un petit miroir puis plonger le miroir toutes les demies-heures dans le mercure pur en continuant d’incanter. L’enchanteur doit aussi fouetter le miroir avec de la lavande séchée. Ce petit miroir semble anodin en apparence, mais en regardant attentivement, on peut voir des reflets qui n’existent pas dans le monde physique. Le miroir montre ce qu’il y a dans son dos, le monde des esprits. Si le miroir est brisé, les fragments montrent quand même l’autre dimension.<text:bookmark-end text:name="_le_sorcier_doit_lors_dune_nuit_sans_lune_ou_dune_éclipse_lunaire_incanter_sur_un_petit_miroir_puis_plonger_le_miroir_toutes_les_demies_heures_dans_le_mercure_pur_en_continuant_dincanter_lenchanteur_doit_aussi_fouetter_le_miroir_avec_de_la_lavande_séchée_ce_petit_miroir_semble_anodin_en_apparence_mais_en_regardant_attentivement_on_peut_voir_des_reflets_qui_nexistent_pas_dans_le_monde_physique_le_miroir_montre_ce_quil_y_a_dans_son_dos_le_monde_des_esprits_si_le_miroir_est_brisé_les_fragments_montrent_quand_même_lautre_dimension"/></text:h>
      <text:p text:style-name="First_20_paragraph">title: "Modification de mémoire" description: "Permet de remodeler les souvenirs de la cible." school: "Enchantement" level: 2 concentration: true casting_time: "1 action" duration: "jusqu’à 1 minute" range: "9 mètres" components: verbal: true somatic: true material: false materials: "" ritual: false classes:</text:p>
      <text:p text:style-name="P99">- Magie --- **Coût** : 10 points de Magie <text:s text:c="2"/>Vous tentez de remodeler les souvenirs d'autrui. Une créature située dans votre champ de vision doit effectuer un [jet de sauvegarde](/utiliser-les-caracteristiques/#jets-de-sauvegarde) de Sagesse. Si vous combattez cette créature, elle a l'[_avantage_](/utiliser-les-caracteristiques/#avantage-et-desavantage) lors du jet. Si elle échoue, elle est [_charmée_](/gerer-la-sante-du-personnage/#charme) par vous pendant toute la durée du sort. Elle est alors [_neutralisée_](/gerer-la-sante-du-personnage/#neutralise) et n'a plus conscience de ce qui l'entoure, mais elle vous entend toujours. Le sort se termine si elle subit le moindre dégât ou si elle est la cible d'un autre sort, auquel cas ses souvenirs restent tous intacts.</text:p>
      <text:p text:style-name="First_20_paragraph">Tant que le sort persiste, vous pouvez influer sur les souvenirs de la cible liés à un événement qui s’est déroulé dans les 24 heures précédentes et qui n’a pas duré plus de 10 minutes. Vous pouvez éliminer définitivement tout souvenir de cet événement, permettre à la cible de s’en souvenir parfaitement dans les moindres détails, modifier les détails dont elle se souvient ou créer un souvenir décrivant un tout autre événement.</text:p>
      <text:p text:style-name="Text_20_body">Vous devez parler à votre cible pour décrire comment ses souvenirs sont affectés et, pour que les nouveaux souvenirs s’implantent dans sa mémoire, elle doit être à même de comprendre votre langue. Son esprit se charge de combler les manques dans votre description. Si le sort se termine avant que vous ayez fini de décrire les souvenirs modifiés, la mémoire de la cible ne subit aucune modification. Sinon, elle tient compte des modifications qui lui ont été apportées dès que le sort se termine.</text:p>
      <text:p text:style-name="Text_20_body">Les souvenirs modifiés ne changent pas forcément l’attitude de la créature, surtout s’ils entrent en contradiction avec ses penchants naturels, son alignement ou ses croyances. Un souvenir modifié illogique sera ignoré : par exemple, si la cible se souvient combien elle a aimé se baigner dans de l’acide, elle prendra cela pour un mauvais rêve. Le MJ peut estimer qu’un souvenir est modifié de manière tellement insensée qu’il n’affecte pas la cible de manière significative.</text:p>
      <text:p text:style-name="Text_20_body">Un sort ou permet à la cible de retrouver ses véritables souvenirs.</text:p>
      <text:h text:style-name="Heading_20_4" text:outline-level="4"><text:bookmark-start text:name="_à_plus_haut_niveau_si_vous_lancez_ce_sort_en_utilisant_un_emplacement_de_niveau_adepte_ou_supérieur_vous_pouvez_modifier_les_souvenirs_dun_événement_remontant_de_7_jours_à_30_jours_niveau_adepte_1_an_niveau_expert_ou_issus_de_nimporte_quelle_période_du_passé_de_la_cible_niveau_maître"/><text:span text:style-name="T1">À plus haut niveau</text:span>. Si vous lancez ce sort en utilisant un emplacement de niveau Adepte ou supérieur, vous pouvez modifier les souvenirs d’un événement remontant de 7 jours à 30 jours (niveau Adepte), 1 an (niveau Expert) ou issus de n’importe quelle période du passé de la cible (niveau Maître).<text:bookmark-end text:name="_à_plus_haut_niveau_si_vous_lancez_ce_sort_en_utilisant_un_emplacement_de_niveau_adepte_ou_supérieur_vous_pouvez_modifier_les_souvenirs_dun_événement_remontant_de_7_jours_à_30_jours_niveau_adepte_1_an_niveau_expert_ou_issus_de_nimporte_quelle_période_du_passé_de_la_cible_niveau_maître"/></text:h>
      <text:p text:style-name="First_20_paragraph">title: "Moquerie cruelle" description: "Sarcasmes provoquant 1d6 dégâts psychiques et <text:span text:style-name="T2">désavantage</text:span>." school: "Enchantement" level: 0 concentration: false casting_time: "1 action" duration: "instantanée" range: "18 mètres" components: verbal: true somatic: false material: false materials: "" ritual: false classes: - Magie — <text:span text:style-name="T1">Coût</text:span> : 1 point de Magie + Vous lancez une bordée d’insultes empreintes d’un subtil enchantement à une créature située à portée et dans votre champ de vision. Tant qu’elle vous entend (elle n’a pas besoin de vous comprendre), elle doit réussir un <text:a xlink:type="simple" xlink:href="/utiliser-les-caracteristiques/#jets-de-sauvegarde" office:name=""><text:span text:style-name="Definition">jet de sauvegarde</text:span></text:a> de Sagesse, sans quoi elle subit 1d6 dégâts psychiques et subit un <text:a xlink:type="simple" xlink:href="/utiliser-les-caracteristiques/#avantage-et-desavantage" office:name=""><text:span text:style-name="Definition"><text:span text:style-name="T2">désavantage</text:span></text:span></text:a> sur le prochain <text:a xlink:type="simple" xlink:href="/combattre/#jets-d-attaque" office:name=""><text:span text:style-name="Definition">jet d’attaque</text:span></text:a> qu’elle effectue avant la fin de son prochain tour.</text:p>
      <text:h text:style-name="Heading_20_4" text:outline-level="4"><text:bookmark-start text:name="_les_dégâts_du_sort_augmentent_de_1d6_quand_vous_atteignez_le_niveau_5_2d6_le_niveau_11_3d6_et_le_niveau_17_4d6"/>Les dégâts du sort augmentent de 1d6 quand vous atteignez le niveau 5 (2d6), le niveau 11 (3d6) et le niveau 17 (4d6).<text:bookmark-end text:name="_les_dégâts_du_sort_augmentent_de_1d6_quand_vous_atteignez_le_niveau_5_2d6_le_niveau_11_3d6_et_le_niveau_17_4d6"/></text:h>
      <text:p text:style-name="First_20_paragraph">title: "Mot de guérison" description: "Sort en action bonus qui permet de rendre 1d6+modificateur points d’action." school: "Évocation" level: 0 concentration: false casting_time: "1 action bonus" duration: "instantanée" range: "18 mètres" components: verbal: true somatic: false material: false materials: "" ritual: false classes: - Magie - Foi</text:p>
      <text:p text:style-name="Horizontal_20_Line"/>
      <text:p text:style-name="First_20_paragraph"><text:span text:style-name="T1">Coût</text:span> : 2 points de Magie ou de Foi + Une créature de votre choix située à portée et dans votre champ de vision récupère un nombre de points d’action égal à 1d6 + votre modificateur de caractéristique d’incantation. Ce sort n’a aucun effet sur les créatures artificielles et les morts-vivants.</text:p>
      <text:h text:style-name="Heading_20_4" text:outline-level="4"><text:bookmark-start text:name="_à_plus_haut_niveau_si_vous_lancez_ce_sort_en_utilisant_un_emplacement_de_niveau_disciple_ou_supérieur_les_soins_augmentent_de_1d6_par_niveau_au_delà_du_niveau_de_novice"/><text:span text:style-name="T1">À plus haut niveau</text:span>. Si vous lancez ce sort en utilisant un emplacement de niveau Disciple ou supérieur, les soins augmentent de 1d6 par niveau au-delà du niveau de Novice.<text:bookmark-end text:name="_à_plus_haut_niveau_si_vous_lancez_ce_sort_en_utilisant_un_emplacement_de_niveau_disciple_ou_supérieur_les_soins_augmentent_de_1d6_par_niveau_au_delà_du_niveau_de_novice"/></text:h>
      <text:p text:style-name="First_20_paragraph">title: "Mot de guérison de groupe" description: "Sort en action bonus qui rend 1d6+modificateur PA à six cibles." school: "Évocation" level: 1 concentration: false casting_time: "1 action bonus" duration: "instantanée" range: "18 mètres" components: verbal: true somatic: false material: false materials: "" ritual: false classes: - Foi — <text:span text:style-name="T1">Coût</text:span> : 6 points de Foi + Vous prononcez des paroles curatives qui rendent un nombre de points de vie égal à 1d6 + votre modificateur de caractéristique d’incantation à un maximum de six créatures de votre choix situées à portée et dans votre champ de vision. Ce sort reste sans effet sur les morts-vivants et les créatures artificielles.</text:p>
      <text:h text:style-name="Heading_20_4" text:outline-level="4"><text:bookmark-start text:name="_à_plus_haut_niveau_si_vous_lancez_ce_sort_en_utilisant_un_emplacement_de_niveau_apprenti_ou_supérieur_les_soins_augmentent_de_1d6_par_niveau_au_delà_du_niveau_de_disciple"/><text:span text:style-name="T1">À plus haut niveau</text:span>. Si vous lancez ce sort en utilisant un emplacement de niveau Apprenti ou supérieur, les soins augmentent de 1d6 par niveau au-delà du niveau de Disciple.<text:bookmark-end text:name="_à_plus_haut_niveau_si_vous_lancez_ce_sort_en_utilisant_un_emplacement_de_niveau_apprenti_ou_supérieur_les_soins_augmentent_de_1d6_par_niveau_au_delà_du_niveau_de_disciple"/></text:h>
      <text:p text:style-name="First_20_paragraph">title: "Mot de pouvoir étourdissant" description: "La cible, qui possède moins de 150 PA, est <text:span text:style-name="T2">étourdie</text:span>." school: "Enchantement" level: 4 concentration: false casting_time: "1 action" duration: "instantanée" range: "18 mètres" components: verbal: true somatic: false material: false materials: "" ritual: false classes: - Magie</text:p>
      <text:p text:style-name="Horizontal_20_Line"/>
      <text:p text:style-name="First_20_paragraph"><text:span text:style-name="T1">Coût</text:span> : 16 points de Magie + Vous prononcez un mot de pouvoir capable de submerger l’esprit d’une créature située à portée et dans votre champ de vision. Elle en est abasourdie. Si elle possède 150 points d’action ou moins, elle est <text:a xlink:type="simple" xlink:href="/gerer-la-sante-du-personnage/#etourdi" office:name=""><text:span text:style-name="Definition"><text:span text:style-name="T2">étourdie</text:span></text:span></text:a>, sinon le sort est sans effet.</text:p>
      <text:h text:style-name="Heading_20_4" text:outline-level="4"><text:bookmark-start text:name="_une_cible_étourdie_a_droit_à_un_jet_de_sauvegarde_de_constitution_à_la_fin_de_chacun_de_ses_tours_leffet_détourdissement_se_termine_dès_quelle_en_réussit_un"/>Une cible <text:a xlink:type="simple" xlink:href="/gerer-la-sante-du-personnage/#etourdi" office:name=""><text:span text:style-name="Definition"><text:span text:style-name="T2">étourdie</text:span></text:span></text:a> a droit à un <text:a xlink:type="simple" xlink:href="/utiliser-les-caracteristiques/#jets-de-sauvegarde" office:name=""><text:span text:style-name="Definition">jet de sauvegarde</text:span></text:a> de Constitution à la fin de chacun de ses tours. L’effet d’étourdissement se termine dès qu’elle en réussit un.<text:bookmark-end text:name="_une_cible_étourdie_a_droit_à_un_jet_de_sauvegarde_de_constitution_à_la_fin_de_chacun_de_ses_tours_leffet_détourdissement_se_termine_dès_quelle_en_réussit_un"/></text:h>
      <text:p text:style-name="First_20_paragraph">title: "Mot de pouvoir mortel" description: "La cible, qui possède moins de 100 PA, meurt instantanément." school: "Enchantement" level: 5 concentration: false casting_time: "1 action" duration: "instantanée" range: "18 mètres" components: verbal: true somatic: false material: false materials: "" ritual: false classes: - Magie — <text:span text:style-name="T1">Coût</text:span> : 18 points de Magie + Vous prononcez un mot de pouvoir capable d’obliger une créature située à portée et dans votre champ de vision à mourir instantanément. Si la créature choisie a 100 points d’action ou moins, elle meurt, sinon le sort n’a aucun effet. — title: "Motif hypnotique" description: "Cibles <text:span text:style-name="T2">charmées</text:span> et <text:span text:style-name="T2">neutralisées</text:span> dans un cube de 9 mètres." school: "Illusion" level: 1 concentration: true casting_time: "1 action" duration: "jusqu’à 1 minute" range: "36 mètres" components: verbal: false somatic: true material: true materials: "un bâtonnet d’encens incandescent ou une fiole de cristal remplie d’une matière phosphorescente" ritual: false classes:</text:p>
      <text:p text:style-name="P100">- Magie --- **Coût** : 6 points de Magie <text:s text:c="2"/>Vous tissez dans les airs un motif aux couleurs mouvantes dans un cube de 9 mètres d'arête situé à portée. Le motif apparaît pendant un bref instant avant de s'évanouir. Chaque créature qui se trouve dans la zone et voit le motif doit faire un [jet de sauvegarde](/utiliser-les-caracteristiques/#jets-de-sauvegarde) de Sagesse. Celles qui échouent sont charmées pendant la durée du sort. Tant qu'une créature est [_charmée_](/gerer-la-sante-du-personnage/#charme) par ce sort, elle est [_neutralisée_](/gerer-la-sante-du-personnage/#neutralise) et a une vitesse de 0.</text:p>
      <text:h text:style-name="Heading_20_4" text:outline-level="4"><text:bookmark-start text:name="_le_sort_se_termine_pour_une_créature_donnée_si_elle_subit_le_moindre_dégât_ou_si_quelquun_dautre_utilise_son_action_pour_la_secouer_et_la_sortir_de_sa_torpeur"/>Le sort se termine pour une créature donnée si elle subit le moindre dégât ou si quelqu’un d’autre utilise son action pour la secouer et la sortir de sa torpeur.<text:bookmark-end text:name="_le_sort_se_termine_pour_une_créature_donnée_si_elle_subit_le_moindre_dégât_ou_si_quelquun_dautre_utilise_son_action_pour_la_secouer_et_la_sortir_de_sa_torpeur"/></text:h>
      <text:p text:style-name="First_20_paragraph">title: "Mur de feu" description: "Crée un mur qui inflige 5d8 dégâts aux créatures qui l’approchent." school: "Évocation" level: 1 concentration: true casting_time: "1 action" duration: "jusqu’à 1 minute" range: "36 mètres" components: verbal: true somatic: true material: true materials: "un éclat de phosphore" ritual: false classes: - Foi - Magie</text:p>
      <text:p text:style-name="Horizontal_20_Line"/>
      <text:p text:style-name="First_20_paragraph"><text:span text:style-name="T1">Coût</text:span> : 8 points de Magie ou de Foi + Vous créez un mur de feu sur une surface solide située à portée. Il peut faire un maximum de 18 mètres de long, 6 mètres de haut et 30 centimètres d’épaisseur, ou prendre une forme circulaire de 6 mètres de diamètre pour 6 mètres de haut et 30 centimètres d’épaisseur. Le mur est opaque et persiste toute la durée du sort.</text:p>
      <text:p text:style-name="Text_20_body">Quand le mur apparaît, chaque créature présente dans sa zone d’effet doit effectuer un <text:a xlink:type="simple" xlink:href="/utiliser-les-caracteristiques/#jets-de-sauvegarde" office:name=""><text:span text:style-name="Definition">jet de sauvegarde</text:span></text:a> de Dextérité. Celles qui échouent reçoivent 7d6 dégâts de feu, les autres la moitié seulement.</text:p>
      <text:p text:style-name="Text_20_body">Une face du mur (celle de votre choix) inflige 5d8 dégâts de feu à chaque créature qui termine son tour à 3 mètres d’elle ou moins ou au sein du mur. Une créature qui pénètre dans le mur pour la première fois de son tour ou y termine son tour subit les mêmes dégâts. L’autre face du mur n’inflige pas de dégâts.</text:p>
      <text:h text:style-name="Heading_20_4" text:outline-level="4"><text:bookmark-start text:name="_à_plus_haut_niveau_si_vous_lancez_ce_sort_en_utilisant_un_emplacement_de_niveau_apprenti_ou_supérieur_les_dégâts_augmentent_de_1d6_par_niveau_au_delà_du_niveau_de_disciple_2"/><text:span text:style-name="T1">À plus haut niveau</text:span>. Si vous lancez ce sort en utilisant un emplacement de niveau Apprenti ou supérieur, les dégâts augmentent de 1d6 par niveau au-delà du niveau de Disciple.<text:bookmark-end text:name="_à_plus_haut_niveau_si_vous_lancez_ce_sort_en_utilisant_un_emplacement_de_niveau_apprenti_ou_supérieur_les_dégâts_augmentent_de_1d6_par_niveau_au_delà_du_niveau_de_disciple_2"/></text:h>
      <text:p text:style-name="First_20_paragraph">title: "Mur de force" description: "Crée un mur infranchissable immunisé à tous les dégâts." school: "Évocation" level: 2 concentration: true casting_time: "1 action" duration: "jusqu’à 10 minutes" range: "36 mètres" components: verbal: true somatic: true material: true materials: "une pincée de poudre de gemme translucide" ritual: false classes: - Magie — <text:span text:style-name="T1">Coût</text:span> : 10 points de Magie + Un mur de force invisible se matérialise soudain en un point de votre choix situé à portée. Il s’oriente comme bon vous semble, comme une barrière horizontale, verticale ou inclinée. Il peut flotter librement ou reposer sur une surface solide. Vous pouvez lui donner une forme de dôme hémisphérique ou de sphère d’un rayon maximal de 3 mètres ou en faire une surface plane composée de dix panneaux de 3 mètres sur 3. Chaque panneau doit être contigu à un autre. Quelle que soit sa forme, le mur fait 0,5 centimètre d’épaisseur et persiste pendant toute la durée du sort. Si le mur passe par l’emplacement d’une créature lorsqu’il apparaît, il l’expulse d’un côté ou de l’autre (à vous de choisir).</text:p>
      <text:h text:style-name="Heading_20_4" text:outline-level="4"><text:bookmark-start text:name="_aucun_élément_ne_peut_franchir_physiquement_le_mur_qui_est_immunisé_contre_tous_les_dégâts_et_résiste_à_toute_dissipation_de_la_magie_en_revanche_on_peut_le_détruire_instantanément_avec_une_le_mur_sétend_également_sur_le_plan_éthéré_ce_qui_empêche_de_le_franchir_sous_forme_éthérée"/>Aucun élément ne peut franchir physiquement le mur, qui est immunisé contre tous les dégâts et résiste à toute dissipation de la magie. En revanche, on peut le détruire instantanément avec une . Le mur s’étend également sur le plan éthéré, ce qui empêche de le franchir sous forme éthérée.<text:bookmark-end text:name="_aucun_élément_ne_peut_franchir_physiquement_le_mur_qui_est_immunisé_contre_tous_les_dégâts_et_résiste_à_toute_dissipation_de_la_magie_en_revanche_on_peut_le_détruire_instantanément_avec_une_le_mur_sétend_également_sur_le_plan_éthéré_ce_qui_empêche_de_le_franchir_sous_forme_éthérée"/></text:h>
      <text:p text:style-name="First_20_paragraph">title: "Mur de glace" description: "Crée un mur de glace qui inflige des dégâts de froid à ceux qui l’approchent." school: "Évocation" level: 2 concentration: true casting_time: "1 action" duration: "jusqu’à 10 minutes" range: "36 mètres" components: verbal: true somatic: true material: true materials: "un éclat de quartz" ritual: false classes: - Magie — <text:span text:style-name="T1">Coût</text:span> : 12 points de Magie + <text:span text:style-name="T1">Enchantement</text:span> Le sorcier enchante un quartz pendant une journée complète. Il a pour cela besoin d’un quartz, de 60 po de matériel (encens, bougies…​) et se trouver sur une montagne enneigée ou un glacier.</text:p>
      <text:p text:style-name="Text_20_body">Vous créez un mur de glace sur une surface solide à portée. Vous pouvez lui donner une forme de dôme hémisphérique ou de sphère d’un rayon maximal de 3 mètres ou en faire une surface plane composée de dix panneaux de 3 mètres d’arête. Chaque panneau doit être contigu à un autre. Quelle que soit sa forme, le mur fait 30 centimètres d’épaisseur et persiste pendant toute la durée du sort. Si le mur passe par l’emplacement d’une créature lorsqu’il apparaît, il l’expulse d’un côté ou de l’autre et elle doit effectuer un <text:a xlink:type="simple" xlink:href="/utiliser-les-caracteristiques/#jets-de-sauvegarde" office:name=""><text:span text:style-name="Definition">jet de sauvegarde</text:span></text:a> de Dextérité. Si elle échoue, elle subit 10d6 dégâts de froid, la moitié seulement si elle réussit.</text:p>
      <text:p text:style-name="Text_20_body">Le mur est un objet que l’on peut endommager, et on peut donc y ouvrir des brèches. Il a une CA de 12 et 30 points de vie par section de 3 mètres de côté. Il est vulnérable aux dégâts de feu. Si une section de 3 mètres de côté tombe à 0 point de vie, elle est détruite et laisse juste une zone d’air glacé à l’emplacement où se trouvait le pan de mur. Quand une créature se déplace dans cette zone frigorifique pour la première fois de son tour, elle doit effectuer un <text:a xlink:type="simple" xlink:href="/utiliser-les-caracteristiques/#jets-de-sauvegarde" office:name=""><text:span text:style-name="Definition">jet de sauvegarde</text:span></text:a> de Constitution. Si elle échoue, elle subit 5d6 dégâts de froid, la moitié seulement si elle réussit.</text:p>
      <text:h text:style-name="Heading_20_4" text:outline-level="4"><text:bookmark-start text:name="_à_plus_haut_niveau_si_vous_lancez_ce_sort_en_utilisant_un_emplacement_de_niveau_adepte_ou_supérieur_les_dégâts_que_le_mur_inflige_en_apparaissant_augmentent_de_2d6_et_les_dégâts_provoqués_par_un_passage_dans_la_zone_dair_glacé_augmentent_de_1d6_par_niveau_au_delà_du_niveau_dapprenti"/><text:span text:style-name="T1">À plus haut niveau</text:span>. Si vous lancez ce sort en utilisant un emplacement de niveau Adepte ou supérieur, les dégâts que le mur inflige en apparaissant augmentent de 2d6 et les dégâts provoqués par un passage dans la zone d’air glacé augmentent de 1d6 par niveau au-delà du niveau d’Apprenti.<text:bookmark-end text:name="_à_plus_haut_niveau_si_vous_lancez_ce_sort_en_utilisant_un_emplacement_de_niveau_adepte_ou_supérieur_les_dégâts_que_le_mur_inflige_en_apparaissant_augmentent_de_2d6_et_les_dégâts_provoqués_par_un_passage_dans_la_zone_dair_glacé_augmentent_de_1d6_par_niveau_au_delà_du_niveau_dapprenti"/></text:h>
      <text:p text:style-name="First_20_paragraph">title: "Mur d’épines" description: "Crée un mur de buissons hérissés d’épines." school: "Invocation" level: 2 concentration: true casting_time: "1 action" duration: "jusqu’à 10 minutes" range: "36 mètres" components: verbal: true somatic: true material: true materials: "une poignée d’épines" ritual: false classes: - Foi — <text:span text:style-name="T1">Coût</text:span> : 12 points de Foi + Vous créez un mur fait de buissons souples et robustes, enchevêtrés et hérissés d’épines acérées. Il apparaît à portée sur une surface solide et persiste pendant toute la durée du sort. Vous pouvez créer un mur de 18 mètres de long, 3 mètres de haut et 1,50 mètre d’épaisseur, ou le disposer en un cercle de 6 mètres de diamètre pour une hauteur maximum de 6 mètres et une épaisseur de 1,50 mètre. Le mur bloque le champ de vision.</text:p>
      <text:p text:style-name="Text_20_body">Quand le mur apparaît, chaque créature située dans sa zone doit effectuer un <text:a xlink:type="simple" xlink:href="/utiliser-les-caracteristiques/#jets-de-sauvegarde" office:name=""><text:span text:style-name="Definition">jet de sauvegarde</text:span></text:a> de Dextérité. Celles qui échouent subissent 9d6 dégâts perforants, les autres la moitié seulement.</text:p>
      <text:p text:style-name="Text_20_body">Une créature peut traverser le mur, mais lentement et dans la douleur. Elle doit dépenser 1,20 mètre de déplacement pour avancer de 30 centimètres au sein du mur. De plus, quand elle entre dans le mur pour la première fois de son tour ou quand elle y termine son tour, elle doit effectuer un <text:a xlink:type="simple" xlink:href="/utiliser-les-caracteristiques/#jets-de-sauvegarde" office:name=""><text:span text:style-name="Definition">jet de sauvegarde</text:span></text:a> de Dextérité. Elle subit 7d8 dégâts tranchants si elle rate son jet, la moitié si elle le réussit.</text:p>
      <text:h text:style-name="Heading_20_4" text:outline-level="4"><text:bookmark-start text:name="_à_plus_haut_niveau_si_vous_lancez_ce_sort_en_utilisant_un_emplacement_de_niveau_adepte_ou_supérieur_les_deux_types_de_dégâts_augmentent_chacun_de_1d6_par_niveau_au_delà_du_niveau_dapprenti"/><text:span text:style-name="T1">À plus haut niveau</text:span>. Si vous lancez ce sort en utilisant un emplacement de niveau Adepte ou supérieur, les deux types de dégâts augmentent chacun de 1d6 par niveau au-delà du niveau d’Apprenti.<text:bookmark-end text:name="_à_plus_haut_niveau_si_vous_lancez_ce_sort_en_utilisant_un_emplacement_de_niveau_adepte_ou_supérieur_les_deux_types_de_dégâts_augmentent_chacun_de_1d6_par_niveau_au_delà_du_niveau_dapprenti"/></text:h>
      <text:p text:style-name="First_20_paragraph">title: "Mur de vent" description: "Invoque un mur d’air qui empêche le tir de projectiles." school: "Évocation" level: 1 concentration: true casting_time: "1 action" duration: "jusqu’à 1 minute" range: "36 mètres" components: verbal: true somatic: true material: true materials: "un petit éventail ou une plume exotique" ritual: false classes: - Foi — <text:span text:style-name="T1">Coût</text:span> : 6 point de Foi + <text:span text:style-name="T1">Enchantement</text:span> Le lanceur de sort enchante un petit éventail ou une plume exotique pendant une journée de grand vent. Il a pour cela besoin de 30 po de matériel (encens, bougies…​).</text:p>
      <text:p text:style-name="Text_20_body">Un mur de vent fort se lève soudain depuis le sol en un point de votre choix à portée. Vous pouvez lui faire couvrir jusqu’à 15 mètres de long, 4,50 mètres de haut et 30 centimètres d’épaisseur. Vous pouvez lui donner la forme que vous voulez tant qu’il dessine un chemin continu au sol. Ce mur persiste pendant toute la durée du sort.</text:p>
      <text:p text:style-name="Text_20_body">Quand le mur apparaît, chaque créature située dans sa zone doit effectuer un <text:a xlink:type="simple" xlink:href="/utiliser-les-caracteristiques/#jets-de-sauvegarde" office:name=""><text:span text:style-name="Definition">jet de sauvegarde</text:span></text:a> de Force. Les créatures qui échouent subissent 3d8 dégâts contondants, les autres la moitié seulement.</text:p>
      <text:h text:style-name="Heading_20_4" text:outline-level="4"><text:bookmark-start text:name="_le_vent_fort_maintient_la_brume_la_fumée_et_les_autres_gaz_à_lécart_les_créatures_et_objets_volants_de_taille_p_ou_inférieure_ne_peuvent_pas_traverser_le_mur_les_matériaux_libres_et_légers_senvolent_si_on_les_apporte_dans_le_mur_les_flèches_les_carreaux_et_autres_projectiles_ordinaires_visant_une_cible_située_derrière_le_mur_sont_systématiquement_détournés_vers_le_haut_et_ratent_automatiquement_leur_cible_ce_phénomène_naffecte_pas_les_rochers_que_lancent_les_géants_ou_les_engins_de_siège_ni_les_projectiles_similaires_les_créatures_sous_forme_gazeuse_ne_peuvent_pas_franchir_le_mur"/>Le vent fort maintient la brume, la fumée et les autres gaz à l’écart. Les créatures et objets volants de taille P ou inférieure ne peuvent pas traverser le mur. Les matériaux libres et légers s’envolent si on les apporte dans le mur. Les flèches, les carreaux et autres projectiles ordinaires visant une cible située derrière le mur sont systématiquement détournés vers le haut et ratent automatiquement leur cible. (Ce phénomène n’affecte pas les rochers que lancent les géants ou les engins de siège, ni les projectiles similaires.) Les créatures sous forme gazeuse ne peuvent pas franchir le mur.<text:bookmark-end text:name="_le_vent_fort_maintient_la_brume_la_fumée_et_les_autres_gaz_à_lécart_les_créatures_et_objets_volants_de_taille_p_ou_inférieure_ne_peuvent_pas_traverser_le_mur_les_matériaux_libres_et_légers_senvolent_si_on_les_apporte_dans_le_mur_les_flèches_les_carreaux_et_autres_projectiles_ordinaires_visant_une_cible_située_derrière_le_mur_sont_systématiquement_détournés_vers_le_haut_et_ratent_automatiquement_leur_cible_ce_phénomène_naffecte_pas_les_rochers_que_lancent_les_géants_ou_les_engins_de_siège_ni_les_projectiles_similaires_les_créatures_sous_forme_gazeuse_ne_peuvent_pas_franchir_le_mur"/></text:h>
      <text:p text:style-name="First_20_paragraph">title: "Murmure aquatique" description: "L’enchanteur peut alors entendre les murmures de la rivière" school: Transmutation level: 1 concentration: false casting_time: "1 action" duration: "1 minute par niveau" range: "illimité" components: verbal: true somatic: true material: false materials: ritual: true classes:</text:p>
      <text:list text:style-name="L81">
        <text:list-item>
          <text:p text:style-name="First_20_paragraph">== Magie</text:p>
          <text:p text:style-name="Text_20_body"><text:span text:style-name="T1">Coût</text:span> : 6 points de Magie + L’enchanteur peut alors entendre les murmures de la rivière. Il peut ainsi obtenir différentes informations comme localiser un gué à proximité ( à moins de 500 m par point de la compétence arcanes que ce soit vers l’amont ou vers l’aval) ou bien savoir si quelqu’un vient de traverser un gué récemment. Il peut aussi délivrer un message en aval qui sera murmuré dans un remous à un instant défini inclus dans la durée ou à une distance établie. Le message descend à la vitesse du courant et peut ainsi nécessiter un certain temps pour être délivré. Par contre le message peut se mettre en attente dans un endroit et être délivré au moment décidé. + — title: "Nappe de brouillard" description: "Crée un brouillard dans lequel la visibilité est nulle." school: "Invocation" level: 1 concentration: true casting_time: "1 action" duration: "jusqu’à 1 heure" range: "36 mètres" components: verbal: true somatic: true material: false materials: "" ritual: false classes: <text:span text:style-name="T1">Foi</text:span> Magie</text:p>
        </text:list-item>
      </text:list>
      <text:p text:style-name="Horizontal_20_Line"/>
      <text:p text:style-name="First_20_paragraph"><text:span text:style-name="T1">Coût</text:span> : 2 points de Magie ou de Foi + Vous créez une sphère de brouillard de 6 mètres de rayon centrée sur un point à portée. La sphère s’étend en contournant les angles et, dans la zone qu’elle occupe, la visibilité est nulle. Le brouillard persiste pendant toute la durée du sort ou jusqu’à ce qu’un vent modéré ou plus violent (soufflant au moins à 15 kilomètres par heure) le disperse.</text:p>
      <text:h text:style-name="Heading_20_4" text:outline-level="4"><text:bookmark-start text:name="_à_plus_haut_niveau_si_vous_lancez_ce_sort_en_utilisant_un_emplacement_de_niveau_apprenti_ou_supérieur_le_rayon_de_la_sphère_augmente_de_6_mètres_par_niveau_au_delà_du_niveau_de_disciple"/><text:span text:style-name="T1">À plus haut niveau</text:span>. Si vous lancez ce sort en utilisant un emplacement de niveau Apprenti ou supérieur, le rayon de la sphère augmente de 6 mètres par niveau au-delà du niveau de Disciple.<text:bookmark-end text:name="_à_plus_haut_niveau_si_vous_lancez_ce_sort_en_utilisant_un_emplacement_de_niveau_apprenti_ou_supérieur_le_rayon_de_la_sphère_augmente_de_6_mètres_par_niveau_au_delà_du_niveau_de_disciple"/></text:h>
      <text:p text:style-name="First_20_paragraph">title: "Nimbe de bienfaisance" description: "Aura qui soigne et aide les alliés et blesse les morts-vivants." school: "Abjuration" level: 1 concentration: true casting_time: "1 action" duration: "jusqu’à 10 minutes" range: "personnelle" components: verbal: true somatic: false material: false materials: "" ritual: false classes: - Foi — <text:span text:style-name="T1">Coût</text:span> : 8 points de Foi + Un nimbe d’énergie sacrée vous entoure pour la durée du sort. Au moment de l’incantation, les créatures vivantes situées à 3 mètres ou moins de vous récupèrent autant de points d’action que leur bonus de maîtrise, sans dépasser leur maximum. De plus, toutes bénéficient d’une résistance aux dégâts nécrotiques pour toute la durée du sort. Les morts-vivants présents dans cette zone au début de leur tour subissent 1d6 points de dégâts radiants.</text:p>
      <text:h text:style-name="Heading_20_4" text:outline-level="4"><text:bookmark-start text:name="_à_plus_haut_niveau_lorsque_vous_lancez_ce_sort_en_utilisant_un_emplacement_de_sorts_de_niveau_apprenti_ou_supérieur_les_dégâts_augmentent_de_1d6_par_niveau_au_delà_du_niveau_de_disciple"/><text:span text:style-name="T1">À plus haut niveau</text:span>. Lorsque vous lancez ce sort en utilisant un emplacement de sorts de niveau Apprenti ou supérieur, les dégâts augmentent de 1d6 par niveau au-delà du niveau de Disciple.<text:bookmark-end text:name="_à_plus_haut_niveau_lorsque_vous_lancez_ce_sort_en_utilisant_un_emplacement_de_sorts_de_niveau_apprenti_ou_supérieur_les_dégâts_augmentent_de_1d6_par_niveau_au_delà_du_niveau_de_disciple"/></text:h>
      <text:p text:style-name="First_20_paragraph">title: "Non-détection" description: "La cible est dissimulée à toute magie de divination." school: "Abjuration" level: 2 concentration: false casting_time: "1 action" duration: "8 heures" range: "contact" components: verbal: true somatic: true material: true materials: "une pincée de poussière de diamant d’une valeur de 25 po, que le sort consume une fois saupoudrée sur la cible" ritual: false classes: - Magie — <text:span text:style-name="T1">Coût</text:span> : 6 points de Magie</text:p>
      <text:h text:style-name="Heading_20_4" text:outline-level="4"><text:bookmark-start text:name="_pour_toute_la_durée_du_sort_vous_dissimulez_la_cible_que_vous_touchez_aux_yeux_de_la_magie_de_divination_vous_pouvez_prendre_pour_cible_une_créature_consentante_un_endroit_ou_un_objet_ne_mesurant_pas_plus_de_3_mètres_dans_chaque_dimension_la_magie_de_divination_ne_peut_plus_viser_votre_cible_et_les_organes_de_scrutation_magiques_ne_la_perçoivent_plus"/>Pour toute la durée du sort, vous dissimulez la cible que vous touchez aux yeux de la magie de divination. Vous pouvez prendre pour cible une créature consentante, un endroit ou un objet ne mesurant pas plus de 3 mètres dans chaque dimension. La magie de divination ne peut plus viser votre cible et les organes de scrutation magiques ne la perçoivent plus.<text:bookmark-end text:name="_pour_toute_la_durée_du_sort_vous_dissimulez_la_cible_que_vous_touchez_aux_yeux_de_la_magie_de_divination_vous_pouvez_prendre_pour_cible_une_créature_consentante_un_endroit_ou_un_objet_ne_mesurant_pas_plus_de_3_mètres_dans_chaque_dimension_la_magie_de_divination_ne_peut_plus_viser_votre_cible_et_les_organes_de_scrutation_magiques_ne_la_perçoivent_plus"/></text:h>
      <text:p text:style-name="First_20_paragraph">title: "Nuage incendiaire" description: "Nuage incandescent qui inflige 15d6 dégâts de feu aux créatures." school: "Invocation" level: 4 concentration: true casting_time: "1 action" duration: "jusqu’à 1 minute" range: "45 mètres" components: verbal: true somatic: true material: false materials: "" ritual: false classes:</text:p>
      <text:p text:style-name="P102">- Magie --- **Coût** : 16 points de Magie <text:s text:c="2"/>Un nuage de fumée ondoyant constellé de braises rougeoyantes apparaît sous la forme d'une sphère de 6 <text:s text:c="1"/>mètres de rayon centrée sur un point à portée. Le nuage se répand en contournant les angles si nécessaire et la visibilité est nulle à l'intérieur. Le nuage persiste pendant toute la durée du sort ou jusqu'à ce qu'un vent fort ou modéré (au moins 15 km/h) le disperse.</text:p>
      <text:p text:style-name="First_20_paragraph">Quand le nuage apparaît, chaque créature se trouvant à l’intérieur doit effectuer un <text:a xlink:type="simple" xlink:href="/utiliser-les-caracteristiques/#jets-de-sauvegarde" office:name=""><text:span text:style-name="Definition">jet de sauvegarde</text:span></text:a> de Dextérité. Celles qui échouent subissent 15d6 dégâts de feu, les autres la moitié seulement. Une créature doit aussi effectuer ce jet quand elle entre dans la zone affectée pour la première fois du tour ou lorsqu’elle y finit son tour.</text:p>
      <text:h text:style-name="Heading_20_4" text:outline-level="4"><text:bookmark-start text:name="_le_nuage_séloigne_de_vous_sur_3_mètres_dans_la_direction_de_votre_choix_au_début_de_chacun_de_vos_tours"/>Le nuage s’éloigne de vous sur 3 mètres dans la direction de votre choix au début de chacun de vos tours.<text:bookmark-end text:name="_le_nuage_séloigne_de_vous_sur_3_mètres_dans_la_direction_de_votre_choix_au_début_de_chacun_de_vos_tours"/></text:h>
      <text:p text:style-name="First_20_paragraph">title: "Nuage mortel" description: "Les créatures qui respirent le brouillard subissent 7d6 dégâts de poison." school: "Invocation" level: 2 concentration: true casting_time: "1 action" duration: "jusqu’à 10 minutes" range: "36 mètres" components: verbal: true somatic: true material: false materials: "" ritual: false classes: - Magie — <text:span text:style-name="T1">Coût</text:span> : 10 points de Magie + Vous créez une sphère de 6 mètres de rayon faite d’un brouillard verdâtre toxique. Il est centré sur un point de votre choix situé à portée. Le brouillard s’étend en contournant les coins au besoin. Il persiste pendant toute la durée du sort ou jusqu’à ce qu’un vent fort le disperse et mette un terme au sort. La visibilité est nulle dans sa zone d’effet.</text:p>
      <text:p text:style-name="Text_20_body">Quand une créature entre dans la zone du sort pour la première fois de son tour ou qu’elle y débute son tour, elle doit effectuer un <text:a xlink:type="simple" xlink:href="/utiliser-les-caracteristiques/#jets-de-sauvegarde" office:name=""><text:span text:style-name="Definition">jet de sauvegarde</text:span></text:a> de Constitution. Elle subit 7d6 dégâts de poison si elle rate son jet et seulement la moitié si elle le réussit. Le brouillard affecte même les créatures qui retiennent leur souffle ou qui n’ont pas besoin de respirer.</text:p>
      <text:p text:style-name="Text_20_body">Le brouillard s’éloigne de vous sur une distance de 3 mètres au début de chacun de vos tours, rampant à la surface du sol. Comme ses vapeurs sont plus lourdes que l’air, il s’enfonce dans les replis du terrain et s’infiltre même dans les ouvertures.</text:p>
      <text:h text:style-name="Heading_20_4" text:outline-level="4"><text:bookmark-start text:name="_à_plus_haut_niveau_si_vous_lancez_ce_sort_en_utilisant_un_emplacement_de_niveau_adepte_ou_supérieur_les_dégâts_augmentent_de_1d6_par_niveau_au_delà_du_niveau_dapprenti"/><text:span text:style-name="T1">À plus haut niveau</text:span>. Si vous lancez ce sort en utilisant un emplacement de niveau Adepte ou supérieur, les dégâts augmentent de 1d6 par niveau au-delà du niveau d’Apprenti.<text:bookmark-end text:name="_à_plus_haut_niveau_si_vous_lancez_ce_sort_en_utilisant_un_emplacement_de_niveau_adepte_ou_supérieur_les_dégâts_augmentent_de_1d6_par_niveau_au_delà_du_niveau_dapprenti"/></text:h>
      <text:p text:style-name="First_20_paragraph">title: "Nuage puant" description: "Nuage de gaz dans une sphère de 6 mètres qui cause des vomissements." school: "Invocation" level: 3 concentration: true casting_time: "1 action" duration: "jusqu’à 1 minute" range: "27 mètres" components: verbal: true somatic: true material: true materials: "un œuf pourri ou des feuilles de chou pourri" ritual: false classes: - Magie — <text:span text:style-name="T1">Coût</text:span> : 6 points de Magie + Vous créez une sphère d’un gaz jaunâtre et nauséabond de 6 mètres de rayon centrée sur un point à portée. Le nuage se répand en contournant les angles et la visibilité est nulle dans toute sa zone. Le nuage persiste dans la zone affectée pendant toute la durée du sort.</text:p>
      <text:p text:style-name="Text_20_body">Chaque créature entièrement englobée dans le nuage au début de son tour doit effectuer un <text:a xlink:type="simple" xlink:href="/utiliser-les-caracteristiques/#jets-de-sauvegarde" office:name=""><text:span text:style-name="Definition">jet de sauvegarde</text:span></text:a> de Constitution contre le poison. Celles qui échouent passent toutes leurs actions du tour à vomir. Les créatures qui ne respirent pas et celles qui sont immunisées contre le poison réussissent automatiquement ce jet.</text:p>
      <text:h text:style-name="Heading_20_4" text:outline-level="4"><text:bookmark-start text:name="_un_vent_modéré_au_moins_15_kmh_disperse_le_nuage_après_4_rounds_un_vent_fort_au_moins_30_kmh_le_disperse_au_bout_de_seulement_1_round"/>Un vent modéré (au moins 15 km/h) disperse le nuage après 4 rounds. Un vent fort (au moins 30 km/h) le disperse au bout de seulement 1 round.<text:bookmark-end text:name="_un_vent_modéré_au_moins_15_kmh_disperse_le_nuage_après_4_rounds_un_vent_fort_au_moins_30_kmh_le_disperse_au_bout_de_seulement_1_round"/></text:h>
      <text:p text:style-name="First_20_paragraph">title: "Œil magique" description: "Crée un œil <text:span text:style-name="T2">invisible</text:span> par lequel peut voir le PJ." school: "Divination" level: 1 concentration: true casting_time: "1 action" duration: "jusqu’à 1 heure" range: "9 mètres" components: verbal: true somatic: true material: true materials: "des poils de chauve-souris" ritual: false classes: - Magie — <text:span text:style-name="T1">Coût</text:span> : 8 points de Magie + Vous créez un œil magique invisible à portée, qui flotte dans les airs pendant toute la durée du sort. Il vous envoie mentalement des informations visuelles grâce à sa vision normale et dans le noir dans un rayon de 9 mètres. Il peut regarder dans toutes les directions.</text:p>
      <text:h text:style-name="Heading_20_4" text:outline-level="4"><text:bookmark-start text:name="_par_une_action_vous_pouvez_déplacer_lœil_dun_maximum_de_9_mètres_dans_la_direction_de_votre_choix_il_peut_séloigner_de_vous_sur_une_distance_illimitée_mais_il_ne_peut_pas_entrer_dans_un_autre_plan_dexistence_une_barrière_solide_lempêche_de_passer_mais_il_peut_se_glisser_à_travers_une_ouverture_dau_minimum_25_centimètres_de_diamètre"/>Par une action, vous pouvez déplacer l’œil d’un maximum de 9 mètres dans la direction de votre choix. Il peut s’éloigner de vous sur une distance illimitée, mais il ne peut pas entrer dans un autre plan d’existence. Une barrière solide l’empêche de passer, mais il peut se glisser à travers une ouverture d’au minimum 2,5 centimètres de diamètre.<text:bookmark-end text:name="_par_une_action_vous_pouvez_déplacer_lœil_dun_maximum_de_9_mètres_dans_la_direction_de_votre_choix_il_peut_séloigner_de_vous_sur_une_distance_illimitée_mais_il_ne_peut_pas_entrer_dans_un_autre_plan_dexistence_une_barrière_solide_lempêche_de_passer_mais_il_peut_se_glisser_à_travers_une_ouverture_dau_minimum_25_centimètres_de_diamètre"/></text:h>
      <text:p text:style-name="First_20_paragraph">title: "Offrande inéluctable" description: "Force la cible à vous donner l’objet qu’elle tient en main." school: "Enchantement" level: 0 concentration: true casting_time: "1 action" duration: "jusqu’à 1 minute" range: "36 mètres" components: verbal: true somatic: true material: false materials: "" ritual: false classes: - Magie — <text:span text:style-name="T1">Coût</text:span> : 4 points de Magie + Une créature vivante à portée et dans votre champ de vision doit réussir un <text:a xlink:type="simple" xlink:href="/utiliser-les-caracteristiques/#jets-de-sauvegarde" office:name=""><text:span text:style-name="Definition">jet de sauvegarde</text:span></text:a> de Sagesse sous peine de se sentir soudainement obligée de vous donner ce qu’elle tient au moment où vous lancez le sort. Dès son tour, la cible se rapproche aussi près que possible de vous et vous tend l’objet. Pour toute la durée du sort, la cible fait en sorte de protéger l’objet qu’elle doit vous donner et ne peut donc pas s’en servir pour attaquer ni pour se défendre et subit par ailleurs d’un <text:a xlink:type="simple" xlink:href="/utiliser-les-caracteristiques/#avantage-et-desavantage" office:name=""><text:span text:style-name="Definition"><text:span text:style-name="T2">désavantage</text:span></text:span></text:a> sur ses jets d’attaques.</text:p>
      <text:h text:style-name="Heading_20_4" text:outline-level="4"><text:bookmark-start text:name="_le_sort_prend_fin_si_vous_ou_vos_alliés_blessez_la_cible_ou_lui_lancez_un_sort_néfaste_ou_si_vous_vous_trouvez_au_delà_de_la_portée_du_sort"/>Le sort prend fin si vous ou vos alliés blessez la cible ou lui lancez un sort néfaste, ou si vous vous trouvez au-delà de la portée du sort.<text:bookmark-end text:name="_le_sort_prend_fin_si_vous_ou_vos_alliés_blessez_la_cible_ou_lui_lancez_un_sort_néfaste_ou_si_vous_vous_trouvez_au_delà_de_la_portée_du_sort"/></text:h>
      <text:p text:style-name="First_20_paragraph">title: "Ombres imaginaires" description: "La cible subit un <text:span text:style-name="T2">désavantage</text:span> à toutes ses actions." school: "Illusion" level: 1 concentration: true casting_time: "1 action" duration: "jusqu’à 1 minute" range: "18 mètres" components: verbal: true somatic: true material: true materials: "un morceau de charbon" ritual: false classes:</text:p>
      <text:p text:style-name="P103">- Magie --- **Coût** : 4 points de Magie <text:s text:c="3"/>Vous désignez une cible à portée et dans votre champ de vision. Vous créez des images fantasmagoriques cauchemardesques dans son esprit. La victime doit réussir un [jet de sauvegarde](/utiliser-les-caracteristiques/#jets-de-sauvegarde) d'Intelligence. En cas d'échec, elle perçoit des silhouettes d'ombres qui l'assaillent, ce qui lui inflige un [_désavantage_](/utiliser-les-caracteristiques/#avantage-et-desavantage) à toutes ses actions pendant la durée du sort.</text:p>
      <text:h text:style-name="Heading_20_4" text:outline-level="4"><text:bookmark-start text:name="_à_plus_haut_niveau_lorsque_vous_lancez_ce_sort_en_utilisant_un_emplacement_de_sort_de_niveau_apprenti_ou_supérieur_le_sort_persiste_jusquà_la_fin_de_sa_durée_normale_sans_nécessiter_de_concentration"/><text:span text:style-name="T1">À plus haut niveau</text:span>. Lorsque vous lancez ce sort en utilisant un emplacement de sort de niveau Apprenti ou supérieur, le sort persiste jusqu’à la fin de sa durée normale sans nécessiter de concentration.<text:bookmark-end text:name="_à_plus_haut_niveau_lorsque_vous_lancez_ce_sort_en_utilisant_un_emplacement_de_sort_de_niveau_apprenti_ou_supérieur_le_sort_persiste_jusquà_la_fin_de_sa_durée_normale_sans_nécessiter_de_concentration"/></text:h>
      <text:p text:style-name="First_20_paragraph">title: Ordre description: "donne 5 ordres simultanément dans des directions différentes" school: Évocation level: 1 concentration: false casting_time: "1 action bonus" duration: "instantanée" range: "80 mètres" components: verbal: true somatic: true material: false materials: "" ritual: true classes: - Magie source: "Elric" — <text:span text:style-name="T1">Coût</text:span> : 6 points de Magie + Ce sort permet de donner 5 ordres simultanément dans des directions différentes. Les cibles comprennent directement l’ordre sans être gênées par les autres indications. Les ordres ne permettent pas d’influencer le comportement des cibles. Les consignes du lanceur de sort doivent être des phrases simples tel que « coupe la corde », « tire », « attaque », « derrière-toi », « fuit », etc. . + — title: "Ouverture/Fermeture" description: "Permet d’ouvrir." school: "Transmutation" level: 0 concentration: false casting_time: "1 action" duration: "jusqu’à 1 minute" range: "9 mètres" components: verbal: true somatic: true material: true materials: "" ritual: false classes: - Magie</text:p>
      <text:p text:style-name="Horizontal_20_Line"/>
      <text:p text:style-name="First_20_paragraph"><text:span text:style-name="T1">Coût</text:span> : 1 point de Magie + <text:span text:style-name="T1">enchantement</text:span> + Le ritualiste enchante une petite clef qu’il peut ensuite utiliser au prix d’une action.</text:p>
      <text:h text:style-name="Heading_20_4" text:outline-level="4"><text:bookmark-start text:name="_ce_sort_permet_au_choix_douvrir_ou_de_fermer_une_porte_un_coffre_une_boîte_une_fenêtre_un_sac_une_bourse_une_bouteille_ou_tout_autre_récipient_il_échoue_automatiquement_si_un_mécanisme_de_fermeture_barre_serrure_fermée_etc_lui_résiste_de_plus_il_ne_peut_ouvrir_ou_fermer_que_les_objets_pesant_15_kg_ou_moins_le_couvercle_dun_gros_coffre_ou_une_porte_de_grande_taille_constituent_des_masses_trop_importantes_pour_lui"/>Ce sort permet, au choix, d’ouvrir ou de fermer une porte, un coffre, une boîte, une fenêtre, un sac, une bourse, une bouteille ou tout autre récipient. Il échoue automatiquement si un mécanisme de fermeture (barre, serrure fermée, etc.) lui résiste. De plus, il ne peut ouvrir ou fermer que les objets pesant 15 kg ou moins Le couvercle d’un gros coffre ou une porte de grande taille constituent des masses trop importantes pour lui.<text:bookmark-end text:name="_ce_sort_permet_au_choix_douvrir_ou_de_fermer_une_porte_un_coffre_une_boîte_une_fenêtre_un_sac_une_bourse_une_bouteille_ou_tout_autre_récipient_il_échoue_automatiquement_si_un_mécanisme_de_fermeture_barre_serrure_fermée_etc_lui_résiste_de_plus_il_ne_peut_ouvrir_ou_fermer_que_les_objets_pesant_15_kg_ou_moins_le_couvercle_dun_gros_coffre_ou_une_porte_de_grande_taille_constituent_des_masses_trop_importantes_pour_lui"/></text:h>
      <text:p text:style-name="First_20_paragraph">title: "Panacée" description: "Annule les poisons, les maladies et de nombreux états spéciaux." school: "Abjuration" level: 1 concentration: false casting_time: "1 action" duration: "instantanée" range: "personnelle (3 mètres de rayon)" components: verbal: true somatic: true material: false materials: "" ritual: false classes: - Foi — <text:span text:style-name="T1">Coût</text:span> : 8 points de Foi + Vous libérez une vague d’énergie purificatrice qui met instantanément fin aux maladies, poisons et états spéciaux suivants qui affectent vos alliés situés dans la zone : <text:a xlink:type="simple" xlink:href="/gerer-la-sante-du-personnage/#assourdi" office:name=""><text:span text:style-name="Definition"><text:span text:style-name="T2">assourdi</text:span></text:span></text:a>, <text:a xlink:type="simple" xlink:href="/gerer-la-sante-du-personnage/#aveugle" office:name=""><text:span text:style-name="Definition"><text:span text:style-name="T2">aveuglé</text:span></text:span></text:a>, <text:a xlink:type="simple" xlink:href="/gerer-la-sante-du-personnage/#charme" office:name=""><text:span text:style-name="Definition"><text:span text:style-name="T2">charmé</text:span></text:span></text:a>, <text:a xlink:type="simple" xlink:href="/gerer-la-sante-du-personnage/#empoisonne" office:name=""><text:span text:style-name="Definition"><text:span text:style-name="T2">empoisonné</text:span></text:span></text:a>, <text:a xlink:type="simple" xlink:href="/gerer-la-sante-du-personnage/#etourdi" office:name=""><text:span text:style-name="Definition"><text:span text:style-name="T2">étourdi</text:span></text:span></text:a>, <text:a xlink:type="simple" xlink:href="/gerer-la-sante-du-personnage/#neutralise" office:name=""><text:span text:style-name="Definition"><text:span text:style-name="T2">neutralisé</text:span></text:span></text:a>, <text:a xlink:type="simple" xlink:href="/gerer-la-sante-du-personnage/#petrifie" office:name=""><text:span text:style-name="Definition"><text:span text:style-name="T2">pétrifié</text:span></text:span></text:a> et <text:a xlink:type="simple" xlink:href="/gerer-la-sante-du-personnage/#terrorise" office:name=""><text:span text:style-name="Definition"><text:span text:style-name="T2">terrorisé</text:span></text:span></text:a>. Elle annule également les effets de sommeil et les effets du sort <text:span text:style-name="T2">esprit faible</text:span>. — title: Paranoïa description: "fait croire à la victime qu’elle est suivie par quelqu’un" school: Illusion level: 1 concentration: false casting_time: "2 heures" duration: "instantanée" range: "contact" components: verbal: true somatic: true material: true materials: "Objet appartenant à la victime" ritual: true classes: - Magie source: "Elric" — <text:span text:style-name="T1">Coût</text:span> : 6 points de Magie + <text:span text:style-name="T1">Enchantement</text:span> e lanceur de sort enchante un objet appartenant à la victime. Il a pour cela besoin de 30 po de matériel (encens, bougies…​).</text:p>
      <text:h text:style-name="Heading_20_4" text:outline-level="4"><text:bookmark-start text:name="_ce_sort_fait_croire_à_la_victime_quelle_est_suivie_par_quelquun_le_sorcier_doit_incanter_pendant_2_heures_sur_un_objet_appartenant_à_la_cible_puis_glisser_cet_objet_dans_les_affaires_de_la_victime_celle_ci_aura_limpression_dêtre_sans_arrêt_suivi_par_un_homme_ou_une_femme_dont_le_sorcier_choisi_lapparence_le_sort_cesse_dagir_si_lobjet_ensorcelé_par_le_magicien_est_séparé_des_affaires_de_la_victime_lillusion_qui_suit_la_cible_doit_être_quelquun_quelle_connaît_ou_quelle_a_déjà_vu_lillusion_peut_aussi_bien_être_quelquun_de_mort_dès_que_la_victime_tente_dapprocher_lillusion_celle_ci_fuit_ou_bien_disparaît_lorsque_la_victime_ne_la_voit_plus"/>Ce sort fait croire à la victime qu’elle est suivie par quelqu’un. Le sorcier doit incanter pendant 2 heures sur un objet appartenant à la cible, puis glisser cet objet dans les affaires de la victime. Celle-ci aura l’impression d’être sans arrêt suivi par un homme ou une femme dont le sorcier choisi l’apparence. Le sort cesse d’agir si l’objet ensorcelé par le magicien est séparé des affaires de la victime. L’illusion qui suit la cible doit être quelqu’un qu’elle connaît ou qu’elle a déjà vu. L’illusion peut aussi bien être quelqu’un de mort. Dès que la victime tente d’approcher l’illusion, celle-ci fuit ou bien disparaît lorsque la victime ne la voit plus.<text:bookmark-end text:name="_ce_sort_fait_croire_à_la_victime_quelle_est_suivie_par_quelquun_le_sorcier_doit_incanter_pendant_2_heures_sur_un_objet_appartenant_à_la_cible_puis_glisser_cet_objet_dans_les_affaires_de_la_victime_celle_ci_aura_limpression_dêtre_sans_arrêt_suivi_par_un_homme_ou_une_femme_dont_le_sorcier_choisi_lapparence_le_sort_cesse_dagir_si_lobjet_ensorcelé_par_le_magicien_est_séparé_des_affaires_de_la_victime_lillusion_qui_suit_la_cible_doit_être_quelquun_quelle_connaît_ou_quelle_a_déjà_vu_lillusion_peut_aussi_bien_être_quelquun_de_mort_dès_que_la_victime_tente_dapprocher_lillusion_celle_ci_fuit_ou_bien_disparaît_lorsque_la_victime_ne_la_voit_plus"/></text:h>
      <text:p text:style-name="First_20_paragraph">title: "Parole divine" description: "Mot qui peut <text:span text:style-name="T2">assourdir</text:span>, <text:span text:style-name="T2">aveugler</text:span>, <text:span text:style-name="T2">étourdir</text:span>, voire tuer sur-le-champ." school: "Évocation" level: 3 concentration: false casting_time: "1 action bonus" duration: "instantanée" range: "9 mètres" components: verbal: true somatic: false material: false materials: "" ritual: false classes: - Foi — <text:span text:style-name="T1">Coût</text:span> : 14 points de Foi + Vous prononcez une parole divine, empreinte de la puissance qui a façonné le monde à l’aube de la création. Choisissez autant de créatures situées à portée et dans votre champ de vision que vous le désirez. Chacune de celles qui vous entendent doit réussir un <text:a xlink:type="simple" xlink:href="/utiliser-les-caracteristiques/#jets-de-sauvegarde" office:name=""><text:span text:style-name="Definition">jet de sauvegarde</text:span></text:a> de Charisme, ou souffrir d’un des effets suivants, selon son total actuel de points de vie.</text:p>
      <text:list text:style-name="L82">
        <text:list-item>
          <text:p text:style-name="P104">50 points d’action ou moins : <text:a xlink:type="simple" xlink:href="/gerer-la-sante-du-personnage/#assourdi" office:name=""><text:span text:style-name="Definition"><text:span text:style-name="T2">assourdie</text:span></text:span></text:a> pour 1 minute.</text:p>
        </text:list-item>
        <text:list-item>
          <text:p text:style-name="P104">40 points d’action ou moins : <text:a xlink:type="simple" xlink:href="/gerer-la-sante-du-personnage/#aveugle" office:name=""><text:span text:style-name="Definition"><text:span text:style-name="T2">aveuglée</text:span></text:span></text:a> et <text:a xlink:type="simple" xlink:href="/gerer-la-sante-du-personnage/#assourdi" office:name=""><text:span text:style-name="Definition"><text:span text:style-name="T2">assourdie</text:span></text:span></text:a> pour 10 minutes.</text:p>
        </text:list-item>
        <text:list-item>
          <text:p text:style-name="P104">30 points d’action ou moins : <text:a xlink:type="simple" xlink:href="/gerer-la-sante-du-personnage/#aveugle" office:name=""><text:span text:style-name="Definition"><text:span text:style-name="T2">aveuglée</text:span></text:span></text:a>, <text:a xlink:type="simple" xlink:href="/gerer-la-sante-du-personnage/#assourdi" office:name=""><text:span text:style-name="Definition"><text:span text:style-name="T2">assourdie</text:span></text:span></text:a> et <text:a xlink:type="simple" xlink:href="/gerer-la-sante-du-personnage/#etourdi" office:name=""><text:span text:style-name="Definition"><text:span text:style-name="T2">étourdie</text:span></text:span></text:a> pour 1 heure.</text:p>
        </text:list-item>
        <text:list-item>
          <text:p text:style-name="P104">20 points d’action ou moins : morte sur-le-champ.</text:p>
        </text:list-item>
      </text:list>
      <text:h text:style-name="Heading_20_4" text:outline-level="4"><text:bookmark-start text:name="_quels_que_soient_ses_points_daction_si_un_céleste_un_élémentaire_une_fée_ou_un_fiélon_rate_son_jet_de_sauvegarde_il_est_immédiatement_renvoyé_sur_son_plan_natal_sil_ne_sy_trouve_pas_déjà_il_ne_peut_pas_revenir_sur_votre_propre_plan_pendant_les_24_heures_qui_suivent_à_moins_duser_dun"/>Quels que soient ses points d’action, si un céleste, un élémentaire, une fée ou un fiélon rate son jet de sauvegarde, il est immédiatement renvoyé sur son plan natal (s’il ne s’y trouve pas déjà). Il ne peut pas revenir sur votre propre plan pendant les 24 heures qui suivent, à moins d’user d’un .<text:bookmark-end text:name="_quels_que_soient_ses_points_daction_si_un_céleste_un_élémentaire_une_fée_ou_un_fiélon_rate_son_jet_de_sauvegarde_il_est_immédiatement_renvoyé_sur_son_plan_natal_sil_ne_sy_trouve_pas_déjà_il_ne_peut_pas_revenir_sur_votre_propre_plan_pendant_les_24_heures_qui_suivent_à_moins_duser_dun"/></text:h>
      <text:p text:style-name="First_20_paragraph">title: "Pas brumeux" description: "Téléportation à 9 mètres pour une action bonus." school: "Invocation" level: 0 concentration: false casting_time: "1 action bonus" duration: "instantanée" range: "personnelle" components: verbal: true somatic: false material: false materials: "" ritual: false classes: - Magie — <text:span text:style-name="T1">Coût</text:span> : 4 points de Magie + Vous êtes brièvement entouré d’un nuage de poussière et vous vous téléportez sur un maximum de 9 mètres jusqu’à un emplacement inoccupé situé dans votre champ de vision. — title: "Passage dimensionnel" description: "Forme un passage permettant la téléportation à 150 mètres." school: "Invocation" level: 2 concentration: true casting_time: "1 action" duration: "jusqu’à 10 minutes" range: "150 mètres" components: verbal: true somatic: true material: false materials: "" ritual: false classes: - Magie — <text:span text:style-name="T1">Coût</text:span> : 12 points de Magie + Vous désignez un point sur une surface à portée dans votre champ de vision et créez une ouverture circulaire de 1,50 mètre de diamètre entourée de runes rayonnantes. Avant la fin du sort, par une action bonus, vous désignez un deuxième point sur une autre surface située à 150 mètres ou moins de la première pour créer une seconde ouverture faisant le lien avec la première et formant un passage extra-dimensionnelle bidirectionnel. Les surfaces ne doivent pas forcément avoir la même inclinaison mais doivent être planes et solides (ex: sol, mur ou plafond) et ne pas comporter de métal.</text:p>
      <text:p text:style-name="Text_20_body">Toute créature ou objet solide entrant par une ouverture ressort instantanément par l’autre, perpendiculairement à l’ouverture et en conservant sa vitesse. Il est ainsi possible de lancer un objet ou de tirer un projectile par l’ouverture, de ramasser un objet de l’autre côté, de laisser tomber un objet lourd par une ouverture dans le sol pour qu’il retombe de l’autre côté, de sauter au travers pour accéder de l’autre côté sur un passage en hauteur, etc.</text:p>
      <text:p text:style-name="Text_20_body">Les ouvertures ne laissent pas passer les matières liquides ou gazeuses sauf si elles sont contenues (des flots d’eau ou de lave ne peuvent pas passer au travers, mais une bouteille, une fiole ou un seau d’eau oui). Les sorts et les énergies ne peuvent pas franchir le passage, toutefois la lumière non magique passe au travers ce qui permet de voir de l’autre côté. Si la surface désignée ne peut accueillir l’ouverture, le sort est perdu ou s’arrête. Chacune des ouvertures n’a pas d’épaisseur et n’a qu’une seule face correspondant avec l’autre.</text:p>
      <text:h text:style-name="Heading_20_4" text:outline-level="4"><text:bookmark-start text:name="_à_plus_haut_niveau_lorsque_vous_lancez_ce_sort_en_utilisant_un_emplacement_de_sort_de_niveau_7_ou_supérieur_le_diamètre_de_louverture_augmente_de_150_mètre_par_niveau_au_delà_du_niveau_6"/><text:span text:style-name="T1">À plus haut niveau</text:span>. Lorsque vous lancez ce sort en utilisant un emplacement de sort de niveau 7 ou supérieur, le diamètre de l’ouverture augmente de 1,50 mètre par niveau au-delà du niveau 6.<text:bookmark-end text:name="_à_plus_haut_niveau_lorsque_vous_lancez_ce_sort_en_utilisant_un_emplacement_de_sort_de_niveau_7_ou_supérieur_le_diamètre_de_louverture_augmente_de_150_mètre_par_niveau_au_delà_du_niveau_6"/></text:h>
      <text:p text:style-name="First_20_paragraph">title: "Passage par les arbres" description: "Le PJ peut voyager entre deux arbres distants de 150 mètres." school: "Invocation" level: 2 concentration: true casting_time: "1 action" duration: "jusqu’à 1 minute" range: "personnelle" components: verbal: true somatic: true material: false materials: "" ritual: false classes: - Foi — <text:span text:style-name="T1">Coût</text:span> : 10 points de Foi + Vous êtes soudain capable d’entrer dans un arbre et de passer de son sein à celui d’un autre arbre de la même espèce situé dans un rayon de 150 mètres. Ces deux arbres doivent être vivants et au moins de la même taille que vous. Vous devez dépenser 1,50 mètre de déplacement pour entrer dans un arbre. Vous apprenez alors instantanément où se trouvent tous les autres arbres de la même espèce dans un rayon de 150 mètres et vous pouvez gagner l’un d’eux ou ressortir par l’arbre dans lequel vous êtes entré, ce mouvement faisant partie de votre déplacement de 1,50 mètre. Vous apparaissez à l’endroit de votre choix dans un rayon de 1,50 mètre autour de l’arbre dans lequel vous êtes arrivé en dépensant de nouveau 1,50 mètre de déplacement. S’il ne vous reste pas de distance de déplacement à dépenser, vous apparaissez dans un rayon de 1,50 mètre autour de l’arbre par lequel vous êtes entré.</text:p>
      <text:h text:style-name="Heading_20_4" text:outline-level="4"><text:bookmark-start text:name="_vous_pouvez_utiliser_cette_capacité_de_transport_une_fois_par_round_pendant_toute_la_durée_du_sort_vous_devez_terminer_chaque_tour_en_dehors_dun_arbre"/>Vous pouvez utiliser cette capacité de transport une fois par round pendant toute la durée du sort. Vous devez terminer chaque tour en dehors d’un arbre.<text:bookmark-end text:name="_vous_pouvez_utiliser_cette_capacité_de_transport_une_fois_par_round_pendant_toute_la_durée_du_sort_vous_devez_terminer_chaque_tour_en_dehors_dun_arbre"/></text:h>
      <text:p text:style-name="First_20_paragraph">title: "Passage sans trace" description: "Le PJ et ses alliés ont +10 en Discrétion et ne laissent pas de trace." school: "Abjuration" level: 0 concentration: true casting_time: "1 action" duration: "jusqu’à 1 heure" range: "personnelle" components: verbal: true somatic: true material: true materials: "cendres d’une feuille de gui et une brindille d’épicéa" ritual: false classes: - Foi — <text:span text:style-name="T1">Coût</text:span> : 4 points de Foi + Une aura d’ombre et de silence émane de vous et enveloppe vos compagnons, vous dissimulant aux sens d’autrui. Pendant toute la durée du sort, chaque créature que vous choisissez et qui se trouve dans un rayon de 9 mètres (vous y compris) bénéficie d’un bonus de +10 aux tests de Dextérité (Discrétion) et il devient impossible de suivre sa piste à moins de recourir à des méthodes magiques. Une créature qui profite de ce bonus ne laisse derrière elle aucune trace ni aucun autre indice de son passage. — title: "Passe-muraille" description: "Crée un passage sur un mur, un sol ou un plafond." school: "Transmutation" level: 5 concentration: false casting_time: "1 action" duration: "1 heure" range: "9 mètres" components: verbal: true somatic: true material: true materials: "une pincée de graines de sésame" ritual: false classes: - Magie — Un passage apparaît en un point de votre choix situé à portée et dans votre champ de vision sur une surface de bois, de plâtre ou de pierre (comme un mur, un sol ou un plafond). Il persiste pendant toute la durée du sort. À vous de décider des dimensions de l’ouverture qui peut faire, au maximum, 1,50 mètre de large pour 2,50 mètres de haut et 6 mètres de profondeur. L’apparition du passage ne crée aucune faiblesse dans la structure qui l’entoure.</text:p>
      <text:h text:style-name="Heading_20_4" text:outline-level="4"><text:bookmark-start text:name="_quand_louverture_disparaît_les_créatures_et_les_objets_qui_sy_trouvaient_encore_sont_expulsés_en_toute_sécurité_dans_lemplacement_inoccupé_le_plus_proche_de_la_surface_sur_laquelle_vous_avez_lancé_le_sort"/>Quand l’ouverture disparaît, les créatures et les objets qui s’y trouvaient encore sont expulsés en toute sécurité dans l’emplacement inoccupé le plus proche de la surface sur laquelle vous avez lancé le sort.<text:bookmark-end text:name="_quand_louverture_disparaît_les_créatures_et_les_objets_qui_sy_trouvaient_encore_sont_expulsés_en_toute_sécurité_dans_lemplacement_inoccupé_le_plus_proche_de_la_surface_sur_laquelle_vous_avez_lancé_le_sort"/></text:h>
      <text:p text:style-name="First_20_paragraph">title: "Pattes d’araignée" description: "La cible peut marcher aux murs et aux plafonds." school: "Transmutation" level: 0 concentration: true casting_time: "1 action" duration: "jusqu’à 1 heure" range: "contact" components: verbal: true somatic: true material: true materials: "une goutte de bitume et une araignée" ritual: false classes: - Magie — <text:span text:style-name="T1">Coût</text:span> : 4 points de Magie + Jusqu’à la fin du sort, une créature consentante que vous touchez devient capable de se déplacer sur les surfaces verticales avec un bonus de +10 à ses tests d’athlétisme. La cible bénéficie aussi d’une vitesse d’escalade égale à sa vitesse de marche. + — title: "Peau d’écorce" description: "La cible a une valeur de défense de minimum 16." school: "Transmutation" level: 0 concentration: true casting_time: "1 action" duration: "jusqu’à 1 heure" range: "contact" components: verbal: true somatic: true material: true materials: "une poignée d’écorce de chêne" ritual: false classes: - Foi</text:p>
      <text:p text:style-name="Horizontal_20_Line"/>
      <text:p text:style-name="First_20_paragraph"><text:span text:style-name="T1">Coût</text:span> : 4 points de Foi + Vous touchez une créature consentante. Pendant toute la durée du sort, sa Valeur de Défense ne peut pas descendre au-dessous de 16, quelle que soit l’armure qu’elle porte. + — title: "Peau de pierre" description: "La cible est résistante aux dégâts contondants, perforants et tranchants." school: "Abjuration" level: 1 concentration: true casting_time: "1 action" duration: "jusqu’à 1 heure" range: "contact" components: verbal: true somatic: true material: true materials: "poussière de diamant d’une valeur de 100 po, que le sort consume" ritual: false classes: - Foi - Magie — <text:span text:style-name="T1">Coût</text:span> : 8 points de Magie ou de Foi + Ce sort modifie la chair d’une créature consentante pour la rendre aussi dure que de la pierre. Jusqu’à la fin du sort, la cible est résistante aux dégâts non magiques contondants, perforants et tranchants. — title: "Petite hutte" description: "Crée un dôme de 3 mètres infranchissable et imperméable à toute magie." school: "Évocation" level: 1 concentration: false casting_time: "1 minute" duration: "8 heures" range: "personnelle (hémisphère de 3 mètres de rayon)" components: verbal: true somatic: true material: true materials: "une petite perle de cristal" ritual: true classes:</text:p>
      <text:p text:style-name="P105">- Magie --- **Coût** : 6 points de Magie <text:s text:c="3"/>**Enchantement** Le lanceur de sort enchante une petite perle de cristal. Il a pour cela besoin de 30 po de matériel (encens, bougies...).</text:p>
      <text:p text:style-name="First_20_paragraph">Un dôme de force immobile, de 3 mètres de rayon, apparaît soudain autour et au-dessus de vous. Il reste stationnaire pendant toute la durée du sort. Ce dernier se termine si vous quittez sa zone.</text:p>
      <text:p text:style-name="Text_20_body">Le dôme peut abriter un maximum de neuf créatures de taille M ou inférieure, en plus de vous. Le sort échoue si la zone comprend une créature de taille supérieure ou plus de dix créatures. Les créatures et les objets qui se trouvent à l’intérieur du dôme lors de l’incantation peuvent en sortir et y rentrer librement ; en revanche, les autres créatures sont incapables de franchir ses limites. Les sorts et autres effets magiques ne peuvent pas s’étendre au-delà de la limite du dôme ni être lancés à travers. L’atmosphère au sein du dôme est agréable et sèche, quelles que soient les conditions météorologiques à l’extérieur.</text:p>
      <text:h text:style-name="Heading_20_4" text:outline-level="4"><text:bookmark-start text:name="_tant_que_le_sort_nest_pas_terminé_vous_pouvez_faire_en_sorte_que_lintérieur_du_dôme_soit_faiblement_éclairé_ou_plongé_dans_le_noir_vu_de_lextérieur_le_dôme_est_opaque_de_la_couleur_que_vous_désirez_mais_vu_de_lintérieur_il_est_transparent"/>Tant que le sort n’est pas terminé, vous pouvez faire en sorte que l’intérieur du dôme soit faiblement éclairé ou plongé dans le noir. Vu de l’extérieur, le dôme est opaque, de la couleur que vous désirez, mais vu de l’intérieur, il est transparent.<text:bookmark-end text:name="_tant_que_le_sort_nest_pas_terminé_vous_pouvez_faire_en_sorte_que_lintérieur_du_dôme_soit_faiblement_éclairé_ou_plongé_dans_le_noir_vu_de_lextérieur_le_dôme_est_opaque_de_la_couleur_que_vous_désirez_mais_vu_de_lintérieur_il_est_transparent"/></text:h>
      <text:p text:style-name="First_20_paragraph">title: "Pétrification" description: "La cible est <text:span text:style-name="T2">entravée</text:span>, et potentiellement <text:span text:style-name="T2">pétrifiée</text:span>." school: "Transmutation" level: 2 concentration: true casting_time: "1 action" duration: "jusqu’à 1 minute" range: "18 mètres" components: verbal: true somatic: true material: true materials: "une pincée de chaux, de l’eau et de la terre" ritual: false classes: - Magie — <text:span text:style-name="T1">Coût</text:span> : 12 points de Magie + Vous tentez de paralyser une créature comme si elle était changée en pierre. La créature doit être située à portée et dans votre champ de vision. Si le corps de la cible est fait de chair, elle doit réussir un <text:a xlink:type="simple" xlink:href="/utiliser-les-caracteristiques/#jets-de-sauvegarde" office:name=""><text:span text:style-name="Definition">jet de sauvegarde</text:span></text:a> de Constitution ou se retrouver <text:a xlink:type="simple" xlink:href="/gerer-la-sante-du-personnage/#entrave" office:name=""><text:span text:style-name="Definition"><text:span text:style-name="T2">entravée</text:span></text:span></text:a>, car elle a l’impression que sa chair se met à durcir.</text:p>
      <text:p text:style-name="Text_20_body">Une créature <text:a xlink:type="simple" xlink:href="/gerer-la-sante-du-personnage/#entrave" office:name=""><text:span text:style-name="Definition"><text:span text:style-name="T2">entravée</text:span></text:span></text:a> par ce sort doit effectuer un nouveau <text:a xlink:type="simple" xlink:href="/utiliser-les-caracteristiques/#jets-de-sauvegarde" office:name=""><text:span text:style-name="Definition">jet de sauvegarde</text:span></text:a> de Constitution à la fin de chacun de ses tours. Si elle en réussit trois, le sort se termine. Si elle en rate trois, elle se change en pierre et se retrouve <text:a xlink:type="simple" xlink:href="/gerer-la-sante-du-personnage/#petrifie" office:name=""><text:span text:style-name="Definition"><text:span text:style-name="T2">pétrifiée</text:span></text:span></text:a> pendant toute la durée du sort. Il est inutile que les succès et les échecs soient consécutifs, notez juste leur nombre jusqu’à ce que la cible arrive à en accumuler trois d’une sorte ou de l’autre.</text:p>
      <text:h text:style-name="Heading_20_4" text:outline-level="4"><text:bookmark-start text:name="_si_vous_maintenez_votre_concentration_sur_ce_sort_jusquà_la_fin_de_la_durée_maximale_la_cible_est_paralysée_de_manière_permanente_jusquà_ce_que_quelquun_dissipe_leffet"/>Si vous maintenez votre concentration sur ce sort jusqu’à la fin de la durée maximale, la cible est paralysée de manière permanente jusqu’à ce que quelqu’un dissipe l’effet.<text:bookmark-end text:name="_si_vous_maintenez_votre_concentration_sur_ce_sort_jusquà_la_fin_de_la_durée_maximale_la_cible_est_paralysée_de_manière_permanente_jusquà_ce_que_quelquun_dissipe_leffet"/></text:h>
      <text:p text:style-name="First_20_paragraph">title: "Peur" description: "Dans un cône de 9 mètres les cibles sont <text:span text:style-name="T2">terrorisées</text:span> et fuient." school: "Illusion" level: 1 concentration: true casting_time: "1 action" duration: "jusqu’à 1 minute" range: "personnelle (cône de 9 mètres)" components: verbal: true somatic: true material: true materials: "une plume blanche ou un cœur de poule" ritual: false classes: - Magie — <text:span text:style-name="T1">Coût</text:span> : 6 points de Magie + Vous projetez une image fantasmagorique des pires terreurs d’une créature. Chaque créature située dans un cône de 9 mètres doit réussir un <text:a xlink:type="simple" xlink:href="/utiliser-les-caracteristiques/#jets-de-sauvegarde" office:name=""><text:span text:style-name="Definition">jet de sauvegarde</text:span></text:a> de Sagesse ou lâcher tout ce qu’elle tient en main et être <text:a xlink:type="simple" xlink:href="/gerer-la-sante-du-personnage/#terrorise" office:name=""><text:span text:style-name="Definition"><text:span text:style-name="T2">terrorisée</text:span></text:span></text:a> pendant toute la durée du sort.</text:p>
      <text:h text:style-name="Heading_20_4" text:outline-level="4"><text:bookmark-start text:name="_tant_quune_créature_est_terrorisée_par_ce_sort_elle_est_obligée_dutiliser_laction_se_précipiter_à_chacun_de_ses_tours_et_de_séloigner_de_vous_par_litinéraire_le_plus_sûr_à_moins_quelle_nait_nulle_part_où_aller_si_elle_termine_son_tour_en_un_endroit_où_vous_ne_figurez_plus_dans_son_champ_de_vision_elle_peut_faire_un_jet_de_sauvegarde_de_sagesse_si_elle_le_réussit_le_sort_se_termine_pour_elle"/>Tant qu’une créature est <text:a xlink:type="simple" xlink:href="/gerer-la-sante-du-personnage/#terrorise" office:name=""><text:span text:style-name="Definition"><text:span text:style-name="T2">terrorisée</text:span></text:span></text:a> par ce sort, elle est obligée d’utiliser l’action se précipiter à chacun de ses tours et de s’éloigner de vous par l’itinéraire le plus sûr, à moins qu’elle n’ait nulle part où aller. Si elle termine son tour en un endroit où vous ne figurez plus dans son champ de vision, elle peut faire un <text:a xlink:type="simple" xlink:href="/utiliser-les-caracteristiques/#jets-de-sauvegarde" office:name=""><text:span text:style-name="Definition">jet de sauvegarde</text:span></text:a> de Sagesse. Si elle le réussit, le sort se termine pour elle.<text:bookmark-end text:name="_tant_quune_créature_est_terrorisée_par_ce_sort_elle_est_obligée_dutiliser_laction_se_précipiter_à_chacun_de_ses_tours_et_de_séloigner_de_vous_par_litinéraire_le_plus_sûr_à_moins_quelle_nait_nulle_part_où_aller_si_elle_termine_son_tour_en_un_endroit_où_vous_ne_figurez_plus_dans_son_champ_de_vision_elle_peut_faire_un_jet_de_sauvegarde_de_sagesse_si_elle_le_réussit_le_sort_se_termine_pour_elle"/></text:h>
      <text:p text:style-name="First_20_paragraph">title: "Poigne électrique" description: "Attaque de contact infligeant 2d6 dégâts de foudre." school: "Évocation" level: 0 concentration: false casting_time: "1 action" duration: "instantanée" range: "contact" components: verbal: true somatic: true material: false materials: "" ritual: false classes: - Magie — <text:span text:style-name="T1">Coût</text:span> : 1 point de Magie + Votre main semble chargée d’électricité et affecte la créature que vous tentez de toucher. Faites une attaque de sort au corps-à-corps contre la cible. Vous bénéficiez d’un <text:a xlink:type="simple" xlink:href="/utiliser-les-caracteristiques/#avantage-et-desavantage" office:name=""><text:span text:style-name="Definition"><text:span text:style-name="T2">avantage</text:span></text:span></text:a> lors du <text:a xlink:type="simple" xlink:href="/combattre/#jets-d-attaque" office:name=""><text:span text:style-name="Definition">jet d’attaque</text:span></text:a> si votre cible porte une armure métallique. Si vous touchez la cible, elle subit 2d6 dégâts de foudre et ne peut pas effectuer de réaction avant le début de son prochain tour.</text:p>
      <text:h text:style-name="Heading_20_4" text:outline-level="4"><text:bookmark-start text:name="_les_dégâts_du_sort_augmentent_de_1d6_quand_vous_atteignez_le_niveau_5_3d6_11_4d6_et_17_5d6"/>Les dégâts du sort augmentent de 1d6 quand vous atteignez le niveau 5 (3d6), 11 (4d6) et 17 (5d6).<text:bookmark-end text:name="_les_dégâts_du_sort_augmentent_de_1d6_quand_vous_atteignez_le_niveau_5_3d6_11_4d6_et_17_5d6"/></text:h>
      <text:p text:style-name="First_20_paragraph">title: "Poing purificateur" description: "Donne de un coup de poing qui dessoûle immédiatement la cible" school: Abjuration level: 0 concentration: false casting_time: "1 action" duration: "instantané" range: "contact" components: verbal: true somatic: true material: false materials: ritual: false classes:</text:p>
      <text:list text:style-name="L83">
        <text:list-item>
          <text:p text:style-name="P106">Foi source: "Gwion" — <text:span text:style-name="T1">Coût</text:span> : 2 points de Foi</text:p>
        </text:list-item>
      </text:list>
      <text:h text:style-name="Heading_20_4" text:outline-level="4"><text:bookmark-start text:name="_le_geste_plus_que_les_mots_la_formule_traditionnellement_dite_est_cest_pour_ton_bien_avant_dasséner_un_coup_à_la_cible_ce_sort_permet_de_faire_disparaître_les_effets_de_lalcool_sur_la_cible_il_suffit_de_frapper_livrogne_au_visage_ce_coup_de_poing_en_plus_denlever_les_effets_de_lalcool_fait_subir_1_point_de_dégât_au_soûlard_ce_sort_ne_permet_pas_de_lutter_contre_les_poisons_ou_les_solutions_alchimiques"/>Le geste plus que les mots. La formule traditionnellement dite est :"C’est pour ton bien" avant d’asséner un coup à la cible. Ce sort permet de faire disparaître les effets de l’alcool sur la cible. Il suffit de frapper l’ivrogne au visage. Ce coup de poing en plus d’enlever les effets de l’alcool fait subir 1 point de dégât au soûlard. Ce sort ne permet pas de lutter contre les poisons ou les solutions alchimiques.<text:bookmark-end text:name="_le_geste_plus_que_les_mots_la_formule_traditionnellement_dite_est_cest_pour_ton_bien_avant_dasséner_un_coup_à_la_cible_ce_sort_permet_de_faire_disparaître_les_effets_de_lalcool_sur_la_cible_il_suffit_de_frapper_livrogne_au_visage_ce_coup_de_poing_en_plus_denlever_les_effets_de_lalcool_fait_subir_1_point_de_dégât_au_soûlard_ce_sort_ne_permet_pas_de_lutter_contre_les_poisons_ou_les_solutions_alchimiques"/></text:h>
      <text:p text:style-name="First_20_paragraph">title: "Poison naturel" description: "<text:span text:style-name="T2">Empoisonne</text:span> une arme qui inflige 2d6 dégâts lors de sa prochaine attaque." school: "Invocation" level: 0 concentration: true casting_time: "1 action bonus" duration: "jusqu’à 1 minute" range: "personnelle" components: verbal: true somatic: false material: false materials: "" ritual: false classes: - Foi — <text:span text:style-name="T1">Coût</text:span> : 2 points de Foi + Une arme de votre choix exsude une substance poisseuse et venimeuse. À la première attaque que vous réussissez avec cette arme, la victime doit réussir un <text:a xlink:type="simple" xlink:href="/utiliser-les-caracteristiques/#jets-de-sauvegarde" office:name=""><text:span text:style-name="Definition">jet de sauvegarde</text:span></text:a> de Constitution ou subir 2d6 dégât de poison et être <text:a xlink:type="simple" xlink:href="/gerer-la-sante-du-personnage/#empoisonne" office:name=""><text:span text:style-name="Definition"><text:span text:style-name="T2">empoisonnée</text:span></text:span></text:a>. En cas de succès, elle subit seulement la moitié des dégâts et elle n’est pas <text:a xlink:type="simple" xlink:href="/gerer-la-sante-du-personnage/#empoisonne" office:name=""><text:span text:style-name="Definition"><text:span text:style-name="T2">empoisonnée</text:span></text:span></text:a>.</text:p>
      <text:h text:style-name="Heading_20_4" text:outline-level="4"><text:bookmark-start text:name="_à_plus_haut_niveau_si_vous_lancez_ce_sort_en_utilisant_un_emplacement_de_niveau_disciple_ou_supérieur_les_dégâts_augmentent_de_1d6_par_niveau_au_delà_du_niveau_de_novice_3"/><text:span text:style-name="T1">À plus haut niveau</text:span>. Si vous lancez ce sort en utilisant un emplacement de niveau Disciple ou supérieur, les dégâts augmentent de 1d6 par niveau au-delà du niveau de Novice.<text:bookmark-end text:name="_à_plus_haut_niveau_si_vous_lancez_ce_sort_en_utilisant_un_emplacement_de_niveau_disciple_ou_supérieur_les_dégâts_augmentent_de_1d6_par_niveau_au_delà_du_niveau_de_novice_3"/></text:h>
      <text:p text:style-name="First_20_paragraph">title: "Porte-bonheur" description: "Résistance aux dégâts élémentaires." school: "Abjuration" level: 0 concentration: false casting_time: "1 action" duration: "1 round" range: "personnel" components: verbal: true somatic: true material: true materials: "objet porte-bonheur" ritual: false classes:</text:p>
      <text:p text:style-name="P107">- Magie --- **Coût** : 1 point de Magie <text:s text:c="3"/>Vous agrippez votre objet porte-bonheur (gri-gri, talisman, amulette, etc.) et, jusqu'à la fin de votre prochain tour, vous bénéficiez d'une résistance aux dégâts élémentaires (acide, feu, froid, foudre). --- title: "Possession" description: "Le PJ envoie son âme dans le corps d'autrui, l'âme de la cible est prisonnière." school: "Nécromancie" level: 2 concentration: false casting_time: "1 minute" duration: "jusqu'à dissipation" range: "personnelle" components: <text:s text:c="2"/>verbal: true <text:s text:c="2"/>somatic: true <text:s text:c="2"/>material: true <text:s text:c="2"/>materials: "une gemme, un cristal, un reliquaire ou un autre réceptacle ornemental d'une valeur minimale de 500 po" ritual: false classes:</text:p>
      <text:p text:style-name="P108">- Magie --- **Coût** : 12 points de Magie <text:s text:c="3"/>**Enchantement** Le lanceur de sort enchante une gemme, un cristal, un reliquaire ou un autre réceptacle ornemental d'une valeur minimale de 500 po. Il a pour cela besoin de 60 po de matériel (encens, bougies...). <text:s text:c="2"/>Votre corps tombe en catatonie tandis que votre âme le quitte et pénètre dans le réceptacle utilisé comme composante de sort. Tant qu'elle se trouve là, vous percevez votre environnement comme si votre corps occupait le même espace que le réceptacle. En revanche, vous ne pouvez pas bouger ni utiliser de réaction. Vous ne pouvez accomplir qu'une action : projeter votre âme dans un rayon de 30 mètres au maximum autour du réceptacle, soit pour retourner dans votre corps (ce qui met fin au sort), soit pour prendre possession d'un autre corps humanoïde.</text:p>
      <text:p text:style-name="First_20_paragraph">Vous pouvez tenter de prendre possession de n’importe quel humanoïde situé dans votre champ de vision et dans un rayon de 30 mètres (sachant que les créatures protégées par une ou par un sont immunisées contre la possession). La cible doit faire un <text:a xlink:type="simple" xlink:href="/utiliser-les-caracteristiques/#jets-de-sauvegarde" office:name=""><text:span text:style-name="Definition">jet de sauvegarde</text:span></text:a> de Charisme. Si elle échoue, votre âme s’installe dans son corps et la sienne est prisonnière du réceptacle. Si elle réussit son test, elle résiste à votre tentative de possession et vous ne pouvez plus essayer de la posséder pendant 24 heures.</text:p>
      <text:p text:style-name="Text_20_body">Une fois que vous avez pris possession du corps d’une autre créature, vous le contrôlez totalement. Votre profil technique est remplacé par celui de cette créature, bien que vous conserviez votre alignement et vos valeurs d’Intelligence, de Sagesse et de Charisme. Vous conservez aussi vos aptitudes de classe. Si votre cible possède des niveaux de classe, vous n’avez pas accès aux aptitudes correspondantes.</text:p>
      <text:p text:style-name="Text_20_body">Pendant ce temps, l’âme de la créature possédée perçoit ce qui se passe autour du réceptacle grâce à ses propres sens, mais elle ne peut pas se déplacer ni effectuer la moindre action.</text:p>
      <text:p text:style-name="Text_20_body">Tant que vous possédez le corps d’autrui, vous pouvez utiliser votre action pour le quitter et regagner le réceptacle s’il se trouve à 30 mètres de vous ou moins. L’âme de votre hôte retourne alors dans son propre corps. Si le corps de l’hôte périt alors que vous l’occupez, l’hôte meurt et vous devez faire un <text:a xlink:type="simple" xlink:href="/utiliser-les-caracteristiques/#jets-de-sauvegarde" office:name=""><text:span text:style-name="Definition">jet de sauvegarde</text:span></text:a> de Charisme contre votre propre DD d’incantation. Si vous réussissez, vous regagnez le réceptacle, à condition qu’il se trouve dans un rayon de 30 mètres. Sinon, vous mourez.</text:p>
      <text:p text:style-name="Text_20_body">Si le réceptacle est détruit ou que le sort se termine, votre âme regagne immédiatement votre corps, à moins qu’il ne se trouve à plus de 30 mètres d’elle ou qu’il ait succombé, auquel cas vous périssez. Si l’âme d’une autre créature occupe le réceptacle au moment où il est détruit, cette âme retourne immédiatement dans son corps, à condition qu’il se trouve dans un rayon de 30 mètres et soit encore en vie. Sinon, elle meurt.</text:p>
      <text:h text:style-name="Heading_20_4" text:outline-level="4"><text:bookmark-start text:name="_le_réceptacle_est_détruit_quand_le_sort_se_termine"/>Le réceptacle est détruit quand le sort se termine.<text:bookmark-end text:name="_le_réceptacle_est_détruit_quand_le_sort_se_termine"/></text:h>
      <text:p text:style-name="First_20_paragraph">title: "Prémonition" description: "La cible ne peut pas être <text:span text:style-name="T2">surprise</text:span> et bénéficie d'<text:span text:style-name="T2">avantages</text:span>." school: "Divination" level: 5 concentration: false casting_time: "1 minute" duration: "8 heures" range: "contact" components: verbal: true somatic: true material: true materials: "une plume d’oiseau chanteur" ritual: false classes: - Foi - Magie — <text:span text:style-name="T1">Coût</text:span> : 18 points de Magie ou de Foi + <text:span text:style-name="T1">Enchantement</text:span> Le lanceur de sort enchante une plume d’oiseau chanteur. Il a pour cela besoin de 90 po de matériel (encens, bougies…​). + Vous touchez une créature consentante et lui conférez une aptitude limitée à voir dans le futur immédiat. Pendant toute la durée du sort, elle ne peut pas être <text:a xlink:type="simple" xlink:href="/gerer-la-sante-du-personnage/#surpris" office:name=""><text:span text:style-name="Definition"><text:span text:style-name="T2">surprise</text:span></text:span></text:a> et elle a l’<text:a xlink:type="simple" xlink:href="/utiliser-les-caracteristiques/#avantage-et-desavantage" office:name=""><text:span text:style-name="Definition"><text:span text:style-name="T2">avantage</text:span></text:span></text:a> sur les jets d’attaque, les <text:a xlink:type="simple" xlink:href="/utiliser-les-caracteristiques/#tests-de-caracteristique" office:name=""><text:span text:style-name="Definition">tests de caractéristique</text:span></text:a> et les jets de sauvegarde. De plus, les autres créatures sont affectées par un <text:a xlink:type="simple" xlink:href="/utiliser-les-caracteristiques/#avantage-et-desavantage" office:name=""><text:span text:style-name="Definition"><text:span text:style-name="T2">désavantage</text:span></text:span></text:a> lors de leurs jets d’attaque contre elle pendant toute la durée du sort.</text:p>
      <text:h text:style-name="Heading_20_4" text:outline-level="4"><text:bookmark-start text:name="_le_sort_se_termine_immédiatement_si_vous_le_lancez_de_nouveau_avant_la_fin_de_sa_durée"/>Le sort se termine immédiatement si vous le lancez de nouveau avant la fin de sa durée.<text:bookmark-end text:name="_le_sort_se_termine_immédiatement_si_vous_le_lancez_de_nouveau_avant_la_fin_de_sa_durée"/></text:h>
      <text:p text:style-name="First_20_paragraph">title: "Prestidigitation" description: "Tours de magie basiques." school: "Transmutation" level: 0 concentration: false casting_time: "1 action" duration: "jusqu’à 1 heure" range: "3 mètres" components: verbal: true somatic: true material: false materials: "" ritual: false classes: - Magie — <text:span text:style-name="T1">Coût</text:span> : 1 point de Magie + Ce sort est un tour de magie basique que les novices utilisent pour s’entraîner. Vous l’utilisez pour créer à portée l’un des effets magiques suivants :</text:p>
      <text:list text:style-name="L84">
        <text:list-item>
          <text:p text:style-name="P109">Le sort crée instantanément un effet sensoriel inoffensif, comme une pluie d’étincelles, un bouffée d’air, ou une étrange odeur.</text:p>
        </text:list-item>
        <text:list-item>
          <text:p text:style-name="P109">Le sort allume ou éteint instantanément une bougie, torche ou un petit feu de camp.</text:p>
        </text:list-item>
        <text:list-item>
          <text:p text:style-name="P109">Le sort nettoie ou souille un objet en 1d6 minutes pas plus volumineux qu’un cube de 30 cm d’arête.</text:p>
        </text:list-item>
        <text:list-item>
          <text:p text:style-name="P109">Le sort réchauffe ou refroidit du matériel non vivant pouvant être contenu dans un cube de 30 cm d’arête pendant 1 heure.</text:p>
        </text:list-item>
        <text:list-item>
          <text:p text:style-name="P109">Le sort permet d’écrire du bout du doigt un symbole, une petite marque ou couleur sur un objet ou une surface pendant 1 heure. Si le sort est lancé plusieurs fois, il est possible de conserver actifs 3 de ces effets non instantanés simultanément, et il est possible de révoquer ces effets au prix d’une action. — title: "Prière de soins" description: "Jusqu’à six créatures récupèrent 3d6 + modificateur points d’action." school: "Évocation" level: 1 concentration: false casting_time: "10 minutes" duration: "instantanée" range: "9 mètres" components: verbal: true somatic: false material: false materials: "" ritual: false classes:</text:p>
          <text:list text:style-name="L85">
            <text:list-item>
              <text:p text:style-name="First_20_paragraph">== Foi</text:p>
              <text:p text:style-name="Text_20_body"><text:span text:style-name="T1">Coût</text:span> : 6 points de Foi + Un maximum de six créatures de votre choix, situées à portée et dans votre champ de vision, récupèrent chacune un nombre de points d’action égal à 3d6 + votre modificateur de caractéristique d’incantation. Ce sort n’a aucun effet sur les morts-vivants et les créatures artificielles.</text:p>
            </text:list-item>
          </text:list>
        </text:list-item>
      </text:list>
      <text:h text:style-name="Heading_20_4" text:outline-level="4"><text:bookmark-start text:name="_à_plus_haut_niveau_si_vous_lancez_ce_sort_en_utilisant_un_emplacement_de_niveau_disciple_ou_supérieur_les_soins_augmentent_de_1d6_par_niveau_au_delà_du_niveau_de_novice_2"/><text:span text:style-name="T1">À plus haut niveau</text:span>. Si vous lancez ce sort en utilisant un emplacement de niveau Disciple ou supérieur, les soins augmentent de 1d6 par niveau au-delà du niveau de Novice.<text:bookmark-end text:name="_à_plus_haut_niveau_si_vous_lancez_ce_sort_en_utilisant_un_emplacement_de_niveau_disciple_ou_supérieur_les_soins_augmentent_de_1d6_par_niveau_au_delà_du_niveau_de_novice_2"/></text:h>
      <text:p text:style-name="First_20_paragraph">title: "Produire une flamme" description: "Fait apparaître une flamme dans la main du PJ." school: "Invocation" level: 0 concentration: false casting_time: "1 action" duration: "10 minutes" range: "personnelle" components: verbal: true somatic: true material: true materials: "un petit objet inflammable (pomme de pin, marron, fruits à coque)" ritual: false classes: - Foi — <text:span text:style-name="T1">Coût</text:span> : 1 point de Foi + Une flamme vacillante apparaît dans votre main en embrasant votre ingrédient. Elle y reste pendant toute la durée du sort et ne vous blesse pas, pas plus qu’elle n’endommage votre équipement. La flamme émet une lumière vive dans un rayon de 3 mètres et une lumière faible dans un rayon additionnel de 3 mètres. Le sort se termine si vous le révoquez par une action ou si vous le lancez de nouveau.</text:p>
      <text:p text:style-name="Text_20_body">Vous pouvez attaquer avec la flamme, mais cela met fin au sort. Pour cela, quand vous lancez le sort, ou par une action lors d’un tour ultérieur, vous lancez la flamme sur une créature située dans un rayon de 9 mètres. Faites une attaque de sort à distance. Si vous touchez, la cible subit 2d6 dégâts de feu.</text:p>
      <text:h text:style-name="Heading_20_4" text:outline-level="4"><text:bookmark-start text:name="_les_dégâts_de_ce_sort_augmentent_de_1d6_quand_vous_atteignez_le_niveau_5_3d6_le_niveau_11_4d6_et_le_niveau_17_5d6"/>Les dégâts de ce sort augmentent de 1d6 quand vous atteignez le niveau 5 (3d6), le niveau 11 (4d6) et le niveau 17 (5d6).<text:bookmark-end text:name="_les_dégâts_de_ce_sort_augmentent_de_1d6_quand_vous_atteignez_le_niveau_5_3d6_le_niveau_11_4d6_et_le_niveau_17_5d6"/></text:h>
      <text:p text:style-name="First_20_paragraph">title: "Projectile magique" description: "Trois flèches touchent automatiquement et infligent 1d6 dégâts." school: "Évocation" level: 0 concentration: false casting_time: "1 action" duration: "instantanée" range: "36 mètres" components: verbal: true somatic: true material: true materials: "une poignée de graviers ou de glands ou de grains de céréales " ritual: false classes: - Magie — <text:span text:style-name="T1">Coût</text:span> : 2 points de Magie + Vous créez trois projectiles à partir de graviers que vous chargez d’énergie magique. Chacun touche une créature de votre choix, située à portée et dans votre champ de vision. Un projectile inflige 1d6 dégâts de force à la cible. Tous les projectiles frappent leur cible en même temps, sachant que vous pouvez tous les diriger contre une seule et même créature ou les répartir entre plusieurs.</text:p>
      <text:h text:style-name="Heading_20_4" text:outline-level="4"><text:bookmark-start text:name="_à_plus_haut_niveau_si_vous_lancez_ce_sort_en_utilisant_des_niveaux_de_surcharge_le_sort_crée_un_projectile_de_plus_par_niveau_au_delà_du_niveau_de_novice"/><text:span text:style-name="T1">À plus haut niveau</text:span>. Si vous lancez ce sort en utilisant des niveaux de surcharge, le sort crée un projectile de plus par niveau au-delà du niveau de Novice.<text:bookmark-end text:name="_à_plus_haut_niveau_si_vous_lancez_ce_sort_en_utilisant_des_niveaux_de_surcharge_le_sort_crée_un_projectile_de_plus_par_niveau_au_delà_du_niveau_de_novice"/></text:h>
      <text:p text:style-name="First_20_paragraph">title: "Projectile toxique" description: "Un projectile lancé ou tiré explose à l’impact et <text:span text:style-name="T2">empoisonne</text:span> les victimes." school: "Invocation" level: 1 concentration: false casting_time: "1 action bonus" duration: "instantanée" range: "selon l’arme utilisée" components: verbal: true somatic: true material: true materials: "un projectile" ritual: false classes: - Magie — <text:span text:style-name="T1">Coût</text:span> : 6 points de Magie + Vous utilisez votre action pour lancer une arme ou tirer un projectile et une action bonus pour lancer le sort. À son impact, le projectile explose en un nuage toxique de 3 mètres de diamètre, centré sur votre cible. Si vous touchez votre cible, elle doit réussir un <text:a xlink:type="simple" xlink:href="/utiliser-les-caracteristiques/#jets-de-sauvegarde" office:name=""><text:span text:style-name="Definition">jet de sauvegarde</text:span></text:a> de Constitution ou subir 4d6 dégâts de poison (en remplacement des dégâts habituels) et être <text:a xlink:type="simple" xlink:href="/gerer-la-sante-du-personnage/#empoisonne" office:name=""><text:span text:style-name="Definition"><text:span text:style-name="T2">empoisonnée</text:span></text:span></text:a> pendant 1 minute. En cas de réussite, elle divise les dégâts par deux et n’est pas <text:a xlink:type="simple" xlink:href="/gerer-la-sante-du-personnage/#empoisonne" office:name=""><text:span text:style-name="Definition"><text:span text:style-name="T2">empoisonnée</text:span></text:span></text:a>. Toutes les créatures dans la zone d’effet, y compris la cible initiale si vous l’avez manquée, subissent 2d6 dégâts de poison (la moitié si la sauvegarde est réussie) et, en cas de <text:a xlink:type="simple" xlink:href="/utiliser-les-caracteristiques/#jets-de-sauvegarde" office:name=""><text:span text:style-name="Definition">jet de sauvegarde</text:span></text:a> raté, elles sont pendant seulement 1 round.</text:p>
      <text:h text:style-name="Heading_20_4" text:outline-level="4"><text:bookmark-start text:name="_à_plus_haut_niveau_lorsque_vous_lancez_ce_sort_en_utilisant_un_emplacement_de_sort_de_niveau_apprenti_ou_supérieur_les_dégâts_augmentent_de_1d6_par_niveau_au_delà_du_niveau_de_disciple"/><text:span text:style-name="T1">À plus haut niveau</text:span>. Lorsque vous lancez ce sort en utilisant un emplacement de sort de niveau Apprenti ou supérieur, les dégâts augmentent de 1d6 par niveau au-delà du niveau de Disciple.<text:bookmark-end text:name="_à_plus_haut_niveau_lorsque_vous_lancez_ce_sort_en_utilisant_un_emplacement_de_sort_de_niveau_apprenti_ou_supérieur_les_dégâts_augmentent_de_1d6_par_niveau_au_delà_du_niveau_de_disciple"/></text:h>
      <text:p text:style-name="First_20_paragraph">title: "Projection astrale" description: "Le PJ et ses alliés sont projetés sur le plan astral." school: "Nécromancie" level: 5 concentration: false casting_time: "1 heure" duration: "spéciale" range: "3 mètres" components: verbal: true somatic: true material: true materials: "un zircon jaune d’une valeur minimale de 1000 po et un lingot d’argent gravé d’une valeur minimale de 100 po par créature ; le sort consomme ces composantes" ritual: false classes: - Foi - Magie — <text:span text:style-name="T1">Coût</text:span> : 18 points de Magie ou de Foi</text:p>
      <text:p text:style-name="Text_20_body"><text:span text:style-name="T1">Enchantement</text:span> Le lanceur de sort enchante un zircon jaune d’une valeur minimale de 1000 po et un lingot d’argent gravé d’une valeur minimale de 100 po par créature ; le sort consomme ces composantes. Il a pour cela besoin de 90 po de matériel (encens, bougies…​). Les objets enchantés sont consommés par le sort.</text:p>
      <text:p text:style-name="Text_20_body">Vous et un maximum de huit créatures consentantes à portée projetez vos corps astraux sur le plan astral (si vous vous trouvez déjà sur ce plan, le sort échoue et l’incantation est gâchée). Les corps physiques que vous laissez derrière vous sont <text:span text:style-name="T2">inconscients</text:span>, en état d’animation suspendue. Ils n’ont pas besoin de nourriture ni d’air et ne vieillissent pas.</text:p>
      <text:p text:style-name="Text_20_body">Votre corps astral ressemble fort à votre corps physique, jusqu’à reproduire son profil technique et dupliquer ses possessions. La principale différence, c’est le cordon argenté qui sort entre vos omoplates et se prolonge derrière vous, disparaissant du champ de vision après une trentaine de centimètres. C’est lui qui vous relie à votre corps physique. Tant que ce lien est intact, vous pourrez rentrer chez vous, mais s’il est coupé (ce qui se produit seulement si un effet le précise), votre âme est soudain séparée de votre corps et vous mourez sur-le-champ.</text:p>
      <text:p text:style-name="Text_20_body">Votre forme astrale se déplace librement sur le plan astral et peut traverser les portails menant à d’autres plans. Si vous pénétrez sur un nouveau plan ou si vous retournez sur le plan où vous étiez lorsque vous avez lancé ce sort, votre corps et vos possessions physiques sont transportés le long du cordon argenté, ce qui vous permet de réintégrer votre corps dès que vous arrivez sur le nouveau plan. Votre forme astrale est une incarnation distincte : les dégâts et autres effets s’appliquant sur elle n’ont aucun effet sur votre corps physique et ne vous affectent plus dès que vous le regagnez.</text:p>
      <text:p text:style-name="Text_20_body">Le sort se termine pour vous et vos compagnons dès que vous utilisez une action pour y mettre fin. À ce moment, les créatures affectées regagnent leurs corps physiques, qui se réveillent.</text:p>
      <text:p text:style-name="Text_20_body">Le sort peut se terminer plus tôt pour vous ou pour l’un de vos camarades. Si quelqu’un réussit une <text:span text:style-name="T2">dissipation de la magie</text:span> contre le corps astral ou physique d’une créature affectée, le sort se termine pour elle seule. Il en va de même si la forme astrale ou le corps physique d’une créature affectée tombe à 0 point de vie. Si le sort se termine alors que le cordon argenté est intact, celui-ci ramène la forme astrale dans le corps physique, mettant un terme à l’état d’animation suspendue.</text:p>
      <text:h text:style-name="Heading_20_4" text:outline-level="4"><text:bookmark-start text:name="_si_vous_êtes_prématurément_renvoyé_dans_votre_corps_physique_vos_compagnons_restent_sous_forme_astrale_et_doivent_se_débrouiller_seuls_pour_regagner_leur_corps_physique_en_général_en_se_laissant_tomber_à_0_point_de_vie"/>Si vous êtes prématurément renvoyé dans votre corps physique, vos compagnons restent sous forme astrale et doivent se débrouiller seuls pour regagner leur corps physique, en général en se laissant tomber à 0 point de vie.<text:bookmark-end text:name="_si_vous_êtes_prématurément_renvoyé_dans_votre_corps_physique_vos_compagnons_restent_sous_forme_astrale_et_doivent_se_débrouiller_seuls_pour_regagner_leur_corps_physique_en_général_en_se_laissant_tomber_à_0_point_de_vie"/></text:h>
      <text:p text:style-name="First_20_paragraph">title: "Protection contre la mort" description: "Évite à la cible de tomber à 0 PA ou de subir un effet mortel." school: "Abjuration" level: 1 concentration: false casting_time: "1 action" duration: "8 heures" range: "contact" components: verbal: true somatic: true material: false materials: "" ritual: false classes: - Foi — <text:span text:style-name="T1">Coût</text:span> : 8 points de Foi + Vous touchez une créature et lui donnez une protection relative contre la mort. Quand elle devrait tomber à 0 point d’action pour la première fois suite à des dégâts, elle tombe à la place à 1 point d’action et le sort se termine.</text:p>
      <text:h text:style-name="Heading_20_4" text:outline-level="4"><text:bookmark-start text:name="_si_le_sort_est_encore_actif_quand_la_cible_est_soumise_à_un_effet_qui_devrait_la_tuer_sur_le_champ_sans_lui_infliger_de_dégâts_leffet_est_annulé_contre_cette_cible_et_le_sort_se_termine"/>Si le sort est encore actif quand la cible est soumise à un effet qui devrait la tuer sur-le-champ sans lui infliger de dégâts, l’effet est annulé contre cette cible et le sort se termine.<text:bookmark-end text:name="_si_le_sort_est_encore_actif_quand_la_cible_est_soumise_à_un_effet_qui_devrait_la_tuer_sur_le_champ_sans_lui_infliger_de_dégâts_leffet_est_annulé_contre_cette_cible_et_le_sort_se_termine"/></text:h>
      <text:p text:style-name="First_20_paragraph">title: "Protection contre le mal et le bien" description: "La cible est protégée contre certains types de créatures." school: "Abjuration" level: 0 concentration: true casting_time: "1 action" duration: "jusqu’à 10 minutes" range: "contact" components: verbal: true somatic: true material: true materials: "eau bénite ou poudre de fer et d’argent, que le sort consume" ritual: false classes: - Foi - Magie — <text:span text:style-name="T1">Coût</text:span> : 2 points de Magie ou de Foi Jusqu’à la fin du sort, une créature consentante que vous touchez est protégée contre certains types de créatures : les aberrations, les célestes, les élémentaires, les fées, les fiélons et les morts-vivants.</text:p>
      <text:h text:style-name="Heading_20_4" text:outline-level="4"><text:bookmark-start text:name="_cette_protection_se_traduit_par_plusieurs_bénéfices_les_créatures_des_types_précédemment_nommés_subissent_un_désavantage_lors_des_jets_dattaque_contre_la_cible_et_cette_dernière_ne_peut_être_charmée_terrorisée_ou_possédée_par_elles_si_la_cible_est_déjà_sous_leffet_dun_tel_état_spécial_émanant_dune_telle_créature_elle_obtient_un_avantage_lors_dun_éventuel_nouveau_jet_de_sauvegarde_contre_leffet_en_question"/>Cette protection se traduit par plusieurs bénéfices. Les créatures des types précédemment nommés subissent un <text:a xlink:type="simple" xlink:href="/utiliser-les-caracteristiques/#avantage-et-desavantage" office:name=""><text:span text:style-name="Definition"><text:span text:style-name="T2">désavantage</text:span></text:span></text:a> lors des jets d’attaque contre la cible, et cette dernière ne peut être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elles. Si la cible est déjà sous l’effet d’un tel état spécial émanant d’une telle créature, elle obtient un <text:a xlink:type="simple" xlink:href="/utiliser-les-caracteristiques/#avantage-et-desavantage" office:name=""><text:span text:style-name="Definition"><text:span text:style-name="T2">avantage</text:span></text:span></text:a> lors d’un éventuel nouveau <text:a xlink:type="simple" xlink:href="/utiliser-les-caracteristiques/#jets-de-sauvegarde" office:name=""><text:span text:style-name="Definition">jet de sauvegarde</text:span></text:a> contre l’effet en question.<text:bookmark-end text:name="_cette_protection_se_traduit_par_plusieurs_bénéfices_les_créatures_des_types_précédemment_nommés_subissent_un_désavantage_lors_des_jets_dattaque_contre_la_cible_et_cette_dernière_ne_peut_être_charmée_terrorisée_ou_possédée_par_elles_si_la_cible_est_déjà_sous_leffet_dun_tel_état_spécial_émanant_dune_telle_créature_elle_obtient_un_avantage_lors_dun_éventuel_nouveau_jet_de_sauvegarde_contre_leffet_en_question"/></text:h>
      <text:p text:style-name="First_20_paragraph">title: "Protection contre le poison" description: "Neutralise le poison chez une cible <text:span text:style-name="T2">empoisonnée</text:span>." school: "Abjuration" level: 0 concentration: false casting_time: "1 action" duration: "1 heure" range: "contact" components: verbal: true somatic: true material: false materials: "" ritual: false classes: - Foi — <text:span text:style-name="T1">Coût</text:span> : 4 points de Foi + Vous touchez une créature. Si elle est <text:a xlink:type="simple" xlink:href="/gerer-la-sante-du-personnage/#empoisonne" office:name=""><text:span text:style-name="Definition"><text:span text:style-name="T2">empoisonnée</text:span></text:span></text:a>, vous neutralisez ce poison. Si elle est victime de plusieurs poisons, vous en neutralisez un dont vous avez détecté la présence ou un au hasard.</text:p>
      <text:h text:style-name="Heading_20_4" text:outline-level="4"><text:bookmark-start text:name="_pendant_toute_la_durée_du_sort_la_cible_bénéficie_dun_avantage_lors_des_jets_de_sauvegarde_contre_le_poison_et_se_montre_résistante_aux_dégâts_de_poison"/>Pendant toute la durée du sort, la cible bénéficie d’un <text:a xlink:type="simple" xlink:href="/utiliser-les-caracteristiques/#avantage-et-desavantage" office:name=""><text:span text:style-name="Definition"><text:span text:style-name="T2">avantage</text:span></text:span></text:a> lors des jets de sauvegarde contre le poison et se montre résistante aux dégâts de poison.<text:bookmark-end text:name="_pendant_toute_la_durée_du_sort_la_cible_bénéficie_dun_avantage_lors_des_jets_de_sauvegarde_contre_le_poison_et_se_montre_résistante_aux_dégâts_de_poison"/></text:h>
      <text:p text:style-name="First_20_paragraph">title: Protection contre les charmes description: "permet au magicien de résister aux sorts d’enchantement qui influencent le comportement" school: Abjuration level: 1 concentration: false casting_time: "1 actions" duration: "une lune" range: "personnelle" components: verbal: true somatic: true material: true materials: "linge, graisse de carnivore, agate ( destruction après utilisation ), peau de carnivore, cœur de volatile" ritual: true classes: - Magie + - Foi source: "Elric" — <text:span text:style-name="T1">Coût</text:span> : 6 points de Magie ou de Foi + <text:span text:style-name="T1">Enchantement</text:span> Le lanceur de sort enchante un linge, graisse de carnivore, agate ( destruction après utilisation ), peau de carnivore, cœur de volatile. Il a pour cela besoin de 30 po de matériel (encens, bougies…​).</text:p>
      <text:p text:style-name="Text_20_body">Ce sort permet au magicien de résister aux sorts d’enchantement qui influencent le comportement. Le lanceur de sort doit tremper un morceau de linge dans de la graisse de carnivore, répandre de la poudre d’agate sur le linge puis le ceindre sur une partie du corps comme le front, le poignet ou encore la cheville. Le lanceur de sort doit aussi tenir sur sa poitrine ou dans sa paume un cœur de volatile dans un morceau de peau de carnivore. Les sortilèges sont à coup sûr arrêtés grâce à la protection. Les charmes lancés en vain sur le lanceur de sort lui soustrait des points de magie :</text:p>
      <text:p text:style-name="Text_20_body">§§§ .table-container |Niveau du charme lancé |Coût| |:-:|:-:| |Novice |4 | |Apprenti|8 | |Adepte| 12| |Expert| 14| |Maître| 18| §§§</text:p>
      <text:h text:style-name="Heading_20_4" text:outline-level="4"><text:bookmark-start text:name="_pour_rompre_la_protection_le_lanceur_de_sort_doit_brûler_le_linge_ceint_sur_son_corps_et_défaire_le_cœur_de_la_peau_du_carnivore_si_le_lanceur_de_sort_na_plus_de_points_de_magie_les_charmes_affectent_alors_sa_vie"/>Pour rompre la protection, le lanceur de sort doit brûler le linge ceint sur son corps et défaire le cœur de la peau du carnivore. Si le lanceur de sort n’a plus de points de magie, les charmes affectent alors sa vie.<text:bookmark-end text:name="_pour_rompre_la_protection_le_lanceur_de_sort_doit_brûler_le_linge_ceint_sur_son_corps_et_défaire_le_cœur_de_la_peau_du_carnivore_si_le_lanceur_de_sort_na_plus_de_points_de_magie_les_charmes_affectent_alors_sa_vie"/></text:h>
      <text:p text:style-name="First_20_paragraph">title: "Protection contre les énergies" description: "La cible devient résistante aux dégâts d’un certain type." school: "Abjuration" level: 1 concentration: true casting_time: "1 action" duration: "jusqu’à 1 heure" range: "contact" components: verbal: true somatic: true material: false materials: "" ritual: false classes: - Foi - Magie — <text:span text:style-name="T1">Coût</text:span> : 6 points de Magie ou de Foi + Pendant toute la durée du sort, la créature consentante que vous touchez devient résistante à un type de dégâts de votre choix : acide, feu, froid, foudre ou tonnerre. — title: "Protections et sceaux" description: "Permet de placer des protections dans un bâtiment." school: "Abjuration" level: 2 concentration: false casting_time: "10 minutes" duration: "24 heures" range: "contact" components: verbal: true somatic: true material: true materials: "encens incandescent, petite dose de soufre et d’huile, cordelette avec des nœuds, petite dose de sang d’ombre des roches et petit sceptre en argent d’une valeur minimale de 10 po" ritual: false classes:</text:p>
      <text:p text:style-name="P111">- Magie --- **Coût** : 12 points de Magie <text:s text:c="3"/>Vous créez un sceau protégeant une zone au sol de 225 mètres carrés (soit une zone de 15 mètres de côté, soit une centaine de zones de 1,50 mètre de côté, soit vingt-cinq zones de 3 mètres de côté). La zone protégée fait au maximum 6 mètres de haut et prend la forme de votre choix. Vous pouvez protéger ainsi plusieurs étages d'une place forte en répartissant la zone affectée entre eux tant que vous pouvez relier toutes les zones contiguës en marchant lorsque vous lancez le sort.</text:p>
      <text:p text:style-name="First_20_paragraph">Lors de l’incantation, vous pouvez définir quels individus ne seront pas affectés par un ou tous les effets du sort. Vous pouvez aussi choisir un mot de passe qui immunise celui qui le prononce à haute voix contre ces effets.</text:p>
      <text:p text:style-name="Text_20_body"><text:span text:style-name="T2">Protections et sceaux</text:span> produit les effets suivants dans la zone protégée.</text:p>
      <text:p text:style-name="Text_20_body"><text:span text:style-name="T1">Couloirs</text:span>. Le brouillard envahit tous les couloirs, où la visibilité est alors nulle. De plus, à chaque intersection ou embranchement laissant un choix de direction, il y a 50 % de chances que les créatures autres que vous soient persuadées d’aller dans la direction opposée à celle qu’elles ont choisie.</text:p>
      <text:p text:style-name="Text_20_body"><text:span text:style-name="T1">Escaliers</text:span>. Des toiles d’araignées, comme le sort du même nom, emplissent tous les escaliers de la zone protégée, du sol au plafond. Tant que <text:span text:style-name="T2">protections et sceaux</text:span> persiste, ces fils réapparaissent en 10 minutes si quelqu’un les brûle ou les arrache.</text:p>
      <text:p text:style-name="Text_20_body"><text:span text:style-name="T1">Portes</text:span>. Toutes les portes de la zone protégée sont fermées par magie, comme scellées avec un . De plus, vous pouvez recouvrir jusqu’à dix portes d’une illusion (comme la fonction d’objet illusoire du sort ), afin de les faire passer pour une section de mur ordinaire.</text:p>
      <text:p text:style-name="Text_20_body"><text:span text:style-name="T1">Autres effets de sort</text:span>. Vous pouvez placer l’un des effets suivants, au choix, dans la zone protégée par le sort.</text:p>
      <text:list text:style-name="L86">
        <text:list-item>
          <text:p text:style-name="P112">Placer une en deux endroits.</text:p>
        </text:list-item>
        <text:list-item>
          <text:p text:style-name="P112">Placer un en deux endroits. Les vapeurs apparaissent à l’endroit de votre choix. Tant que protections et sceaux persiste, elles réapparaissent au bout de 10 minutes si le vent les disperse.</text:p>
        </text:list-item>
        <text:list-item>
          <text:p text:style-name="P112">Placer une constante dans un couloir ou une pièce.</text:p>
        </text:list-item>
        <text:list-item>
          <text:p text:style-name="P112">Placer une en un endroit. Choisissez une zone d’au maximum 1,50 mètre de côté : toute créature qui y pénètre ou la traverse reçoit une suggestion mentale.</text:p>
        </text:list-item>
      </text:list>
      <text:p text:style-name="First_20_paragraph">Toute la zone protégée émet une aura magique. Si quelqu’un lance avec succès une sur un effet spécifique, il élimine seulement cet effet.</text:p>
      <text:h text:style-name="Heading_20_4" text:outline-level="4"><text:bookmark-start text:name="_vous_pouvez_protéger_une_structure_en_permanence_si_vous_lancez_ce_sort_tous_les_jours_pendant_un_an"/>Vous pouvez protéger une structure en permanence si vous lancez ce sort tous les jours pendant un an.<text:bookmark-end text:name="_vous_pouvez_protéger_une_structure_en_permanence_si_vous_lancez_ce_sort_tous_les_jours_pendant_un_an"/></text:h>
      <text:p text:style-name="First_20_paragraph">title: "Puissance guerrière" description: "Le lanceur de sort se transforme en force de la nature." school: "Transmutation" level: 2 concentration: true casting_time: "1 action" duration: "variable" range: "contact" components: verbal: true somatic: true material: false materials: "" ritual: false classes: - Foi - Magie — <text:span text:style-name="T1">Coût</text:span> : 10 points de Magie ou de Foi puis 5PM/PF par round après le premier. + Le lanceur de sort invoque la puissance magique pour augmenter ses capacités physiques. Ses muscles se contractent à leur maximum et les veines sont gonflées, semblant prêtes à éclater et le blanc de ses yeux se remplie de sang. La Force (FOR) et la constitution (CON) du lanceurt de sort passent à 20. + Il gagne 3 point d’actions (PA) temporaires par niveau. Lorsqu’il met fin à ce sort, il subit 2d6 points d’action de dégâts et prend immédiatement deux niveaux de fatigues.</text:p>
      <text:p text:style-name="Text_20_body">§§§ .hero "<text:span text:style-name="T2">Je sortis de mon abri. Le sorcier, appuyé contre la table, reprenait son souffle et fut étonné de me voir vivant. Sa surprise se transforma en inquiétude. Je m’étais réfugié derrière une colonne de pierre et j’avais entendu les hurlements d’agonie de mes compagnons melgs. Je n’étais pas fier de moi. Je voyais Thorlak, à gauche dans la pièce, complètement désarticulé. De l’autre côté, Arvid avait eu le casque propulsé quand son cerveau avait jailli de sa boîte crânienne. Olof, au centre de la pièce, avait eu la cage thoracique écrasée, comme si un chariot lui était passé dessus. Je m’avançai vers le sorcier d’un pas décidé, la fatigue l’empêchait de fuir.</text:span> <text:span text:style-name="T2">Son inquiétude se transforma en peur.</text:span> <text:span text:style-name="T2">J’arrivai à sa hauteur et il leva le bras pour protéger son visage, ses yeux implorant ma pitié. Il n’en avait pas eu pour mes compagnons et la pitié n’habitait pas mon coeur. D’un geste ample, je lui tranchais la gorge à la hauteur de la glotte et je le regardais mourir</text:span>." + <text:span text:style-name="T1">Souvenirs d’Anestas, guerriers &amp; aventurier</text:span> + §§§ + — title: "Purification de la nourriture et de l’eau" description: "Ôte de nourriture et boisson toute maladie ou poison." school: "Transmutation" level: 0 concentration: false casting_time: "1 action" duration: "instantanée" range: "3 mètres" components: verbal: true somatic: true material: false materials: "" ritual: false classes: - Foi — <text:span text:style-name="T1">Coût</text:span> : 2 points de Foi + Toute la nourriture et les boissons non magiques présentes dans une sphère d’un rayon de 1,50 mètre centrée autour d’un point de votre choix situé à portée sont purifiées et débarrassées de tout poison et maladie. — title: "Putréfaction" description: "La cible subit 1d6 dégâts par round et peut propager le sort si elle meurt." school: "Nécromancie" level: 0 concentration: true casting_time: "1 action" duration: "jusqu’à 1 heure" range: "30 mètres" components: verbal: true somatic: true material: false materials: "" ritual: false classes: - Magie — <text:span text:style-name="T1">Coût</text:span> : 2 points de Magie + Une créature à portée et que vous pouvez voir subit votre malédiction. Dès que vous lui infligez une blessure, cette plaie se répand petit à petit à l’ensemble de son corps, qui prend une teinte violacée. Les plaies s’infectent et suppurent. Jusqu’à la fin du sort, la cible subit 1d6 points de dégâts nécrotique au début de son tour et obtient un <text:a xlink:type="simple" xlink:href="/utiliser-les-caracteristiques/#avantage-et-desavantage" office:name=""><text:span text:style-name="Definition"><text:span text:style-name="T2">désavantage</text:span></text:span></text:a> sur ses jets de Constitution. Les dégâts cessent si la cible quitte la portée du sort.</text:p>
      <text:p text:style-name="Text_20_body">Si la cible décède pendant qu’elle est sous l’effet du sort, son corps éclate et affecte les créatures situées à 1,50 mètre ou moins d’elle. Les nouvelles cibles affectées doivent réussir un <text:a xlink:type="simple" xlink:href="/utiliser-les-caracteristiques/#jets-de-sauvegarde" office:name=""><text:span text:style-name="Definition">jet de sauvegarde</text:span></text:a> de Constitution ou de Dextérité pour éviter d’être affecté par le sort.</text:p>
      <text:h text:style-name="Heading_20_4" text:outline-level="4"><text:bookmark-start text:name="_à_plus_haut_niveau_lorsque_vous_lancez_ce_sort_en_utilisant_un_emplacement_de_niveau_disciple_les_victimes_subissent_2d6_dégâts_les_dégâts_passent_à_3d6_au_niveau_apprenti_4d6_au_niveau_adepte_et_5d6_au_niveau_maître"/><text:span text:style-name="T1">À plus haut niveau</text:span>. Lorsque vous lancez ce sort en utilisant un emplacement de niveau Disciple, les victimes subissent 2d6 dégâts. Les dégâts passent à 3d6 au niveau Apprenti, 4d6 au niveau Adepte et 5d6 au niveau Maître.<text:bookmark-end text:name="_à_plus_haut_niveau_lorsque_vous_lancez_ce_sort_en_utilisant_un_emplacement_de_niveau_disciple_les_victimes_subissent_2d6_dégâts_les_dégâts_passent_à_3d6_au_niveau_apprenti_4d6_au_niveau_adepte_et_5d6_au_niveau_maître"/></text:h>
      <text:p text:style-name="First_20_paragraph">title: Pyromancie description: "permet de voir un événement présent en lien avec une personne." school: Divination level: 1 concentration: false casting_time: "2 rounds" duration: "instantanée" range: "contact" components: verbal: true somatic: true material: true materials: "Feu, quartz" ritual: true classes: - Magie source: "Elric" — <text:span text:style-name="T1">Coût</text:span> : 8 points de Magie + <text:span text:style-name="T1">Enchantement</text:span> e lanceur de sort enchante un quartz. Il a pour cela besoin de 40 po de matériel (encens, bougies…​).</text:p>
      <text:p text:style-name="Text_20_body">Ce sort permet de voir un événement présent en lien avec une personne. Le sorcier doit placer un morceau de quartz dans un feu en pensant à une personne. Des images se formeront à la surface de l’eau durant 2 secondes avant de disparaître. Le sorcier doit jeter 3d6 explosif. Si le résultat est entre 3 et 15 l’image est floue, entre 16 et +, l’image est claire. + <text:span text:style-name="T1">À plus haut niveau.</text:span> Chaque emplacement de surcharge ajoute un bonus de +2 au jet. + — title: "Rafale de vent" description: "Permet de manipuler le vent." school: "Transmutation" level: 0 concentration: false casting_time: "1 action" duration: "instantanée" range: "9 mètres" components: verbal: true somatic: true material: false materials: "" ritual: false classes: - Foi - Magie</text:p>
      <text:p text:style-name="Horizontal_20_Line"/>
      <text:p text:style-name="First_20_paragraph"><text:span text:style-name="T1">Coût</text:span> : 1 Point de Magie ou 1 Point de Foi</text:p>
      <text:p text:style-name="Text_20_body">Vous saisissez l’air et l’obligez à créer un des effets suivants à un point que vous pouvez voir à portée : • Une créature de taille M ou plus petite que vous choisissez doit réussir un jet de sauvegarde de Force ou bien être repoussée de 1,50 mètre de vous. • Vous créez une petite explosion d’air capable de bouger un objet qui n’est pas tenu ni porté et qui ne pèse pas plus que 2,5 kg. L’objet est repoussé de 3 mètres. Il n’est pas poussé avec assez de force pour faire des dégâts. + • Vous créez un effet sensoriel inoffensif qui utilise l’air, comme provoquer le bruissement de feuilles, faire claquer des volets ou faire onduler des vêtements dans une brise. + — title: "Rappel à la vie" description: "Ramène à la vie une créature décédée depuis moins de 1 jour." school: "Nécromancie" level: 2 concentration: false casting_time: "1 heure" duration: "instantanée" range: "contact" components: verbal: true somatic: true material: true materials: "un diamant d’une valeur minimale de 500 po, que le sort consume" ritual: false classes: - Foi — <text:span text:style-name="T1">Coût</text:span> : 10 points de Foi</text:p>
      <text:p text:style-name="Text_20_body"><text:span text:style-name="T1">Enchantement</text:span> Le lanceur de sort enchante un diamant d’une valeur minimale de 500 po, que le sort consume. Il a pour cela besoin de 50 po de matériel (encens, bougies…​).</text:p>
      <text:p text:style-name="Text_20_body">Vous touchez une créature décédée et la ramenez à la vie, à condition que son trépas ne remonte pas à plus de une journée. Si l’âme de la créature est désireuse de rejoindre son corps et libre de le faire, le défunt revient à la vie avec 1 point d’action.</text:p>
      <text:p text:style-name="Text_20_body">Ce sort neutralise également les poisons et soigne les maladies non-magiques qui affectaient la créature au moment de sa mort. En revanche, il ne la débarrasse pas des maladies magiques, des malédictions et des effets similaires. Si on ne supprime pas ces effets sur le cadavre avant de lancer le sort, ils affectent de nouveau la créature ramenée à la vie. Ce sort est incapable de ramener un mort-vivant à la vie.</text:p>
      <text:p text:style-name="Text_20_body">Ce sort ne referme pas les plaies mortelles et ne restaure pas les parties manquantes du corps. Si la créature est privée d’un organe ou d’un morceau indispensable à sa survie, comme sa tête, le sort échoue automatiquement.</text:p>
      <text:h text:style-name="Heading_20_4" text:outline-level="4"><text:bookmark-start text:name="_le_retour_dentre_les_morts_est_une_rude_épreuve_qui_se_traduit_par_un_malus_de_4_aux_jets_dattaque_et_de_sauvegarde_ainsi_quaux_tests_de_caractéristique_pendant_plusieurs_lune_à_chaque_fois_quune_lune_se_termine_ce_malus_se_réduit_de_1_jusquà_disparaître"/>Le retour d’entre les morts est une rude épreuve qui se traduit par un malus de -4 aux jets d’attaque et de sauvegarde ainsi qu’aux <text:a xlink:type="simple" xlink:href="/utiliser-les-caracteristiques/#tests-de-caracteristique" office:name=""><text:span text:style-name="Definition">tests de caractéristique</text:span></text:a> pendant plusieurs lune. À chaque fois qu’une lune se termine, ce malus se réduit de 1 jusqu’à disparaître.<text:bookmark-end text:name="_le_retour_dentre_les_morts_est_une_rude_épreuve_qui_se_traduit_par_un_malus_de_4_aux_jets_dattaque_et_de_sauvegarde_ainsi_quaux_tests_de_caractéristique_pendant_plusieurs_lune_à_chaque_fois_quune_lune_se_termine_ce_malus_se_réduit_de_1_jusquà_disparaître"/></text:h>
      <text:p text:style-name="First_20_paragraph">title: "Réparation" description: "Permet de réparer un objet cassé ou déchiré." school: "Transmutation" level: 0 concentration: false casting_time: "1 minute" duration: "instantanée" range: "contact" components: verbal: true somatic: true material: true materials: "deux magnétites" ritual: false classes: - Foi - Magie</text:p>
      <text:p text:style-name="Horizontal_20_Line"/>
      <text:p text:style-name="First_20_paragraph"><text:span text:style-name="T1">Coût</text:span> : 1 point de Magie ou de Foi</text:p>
      <text:p text:style-name="Text_20_body"><text:span text:style-name="T1">enchantement</text:span> Le lanceur de sort doit avoir préalablement enchanté deux magnétites.</text:p>
      <text:h text:style-name="Heading_20_4" text:outline-level="4"><text:bookmark-start text:name="_ce_sort_répare_une_simple_fissure_déchirure_ou_fêlure_sur_un_objet_que_vous_touchez_comme_un_maillon_de_chaîne_cassé_une_clé_brisée_en_deux_morceaux_un_accroc_sur_un_manteau_ou_une_fuite_sur_une_outre_tant_que_la_fissure_ou_laccroc_nexcède_pas_30_cm_dans_toutes_les_dimensions_vous_le_réparez_ne_laissant_aucune_trace_de_la_détérioration_passée_ce_sort_peut_réparer_physiquement_un_objet_mais_pas_son_essence_magique_par_exemple"/>Ce sort répare une simple fissure, déchirure ou fêlure sur un objet que vous touchez, comme un maillon de chaîne cassé, une clé brisée en deux morceaux, un accroc sur un manteau ou une fuite sur une outre. Tant que la fissure ou l’accroc n’excède pas 30 cm dans toutes les dimensions, vous le réparez, ne laissant aucune trace de la détérioration passée. Ce sort peut réparer physiquement un objet mais pas son essence magique par exemple.<text:bookmark-end text:name="_ce_sort_répare_une_simple_fissure_déchirure_ou_fêlure_sur_un_objet_que_vous_touchez_comme_un_maillon_de_chaîne_cassé_une_clé_brisée_en_deux_morceaux_un_accroc_sur_un_manteau_ou_une_fuite_sur_une_outre_tant_que_la_fissure_ou_laccroc_nexcède_pas_30_cm_dans_toutes_les_dimensions_vous_le_réparez_ne_laissant_aucune_trace_de_la_détérioration_passée_ce_sort_peut_réparer_physiquement_un_objet_mais_pas_son_essence_magique_par_exemple"/></text:h>
      <text:p text:style-name="First_20_paragraph">title: "Repli expéditif" description: "Le PJ peut utiliser l’action <text:span text:style-name="T2">se précipiter</text:span> en action bonus." school: "Transmutation" level: 0 concentration: true casting_time: "1 action bonus" duration: "jusqu’à 10 minutes" range: "personnelle" components: verbal: true somatic: true material: false materials: "" ritual: false classes:</text:p>
      <text:p text:style-name="P113">- Magie --- **Coût** : 2 points de Magie <text:s text:c="3"/>Ce sort vous permet de vous déplacer à une vitesse incroyable. Vous pouvez utiliser l'action [_se précipiter_](/combattre/#se-precipiter) quand vous le lancez, puis par une action bonus à chacun de vos tours jusqu'à ce que le sort se termine. --- title: "Représailles infernales" description: "Réaction qui inflige 3d6 dégâts à la cible qui vient de blesser le PJ." school: "Évocation" level: 0 concentration: false casting_time: "1 réaction en réponse aux dégâts que vous inflige une créature située dans votre champ de vision et dans un rayon de 18 mètres autour de vous" duration: "instantanée" range: "18 mètres" components: <text:s text:c="2"/>verbal: true <text:s text:c="2"/>somatic: true <text:s text:c="2"/>material: false <text:s text:c="2"/>materials: "" ritual: false classes:</text:p>
      <text:p text:style-name="P114">- Magie --- **Coût** : 2 points de Magie Il vous suffit de pointer le doigt vers la créature qui vient de vous blesser pour qu'elle commence à souffrir comme si elle se trouvait dans des flammes infernales. Elle doit faire un [jet de sauvegarde](/utiliser-les-caracteristiques/#jets-de-sauvegarde) de Dextérité. Si elle échoue, elle subit 3d6 dégâts de feu, sinon la moitié seulement.</text:p>
      <text:h text:style-name="Heading_20_4" text:outline-level="4"><text:bookmark-start text:name="_à_plus_haut_niveau_si_vous_lancez_ce_sort_en_utilisant_un_emplacement_de_niveau_disciple_ou_supérieur_les_dégâts_augmentent_de_1d6_par_emplacement_de_sort_au_dessus_de_novice"/><text:span text:style-name="T1">À plus haut niveau</text:span>. Si vous lancez ce sort en utilisant un emplacement de niveau Disciple ou supérieur, les dégâts augmentent de 1d6 par emplacement de sort au-dessus de Novice.<text:bookmark-end text:name="_à_plus_haut_niveau_si_vous_lancez_ce_sort_en_utilisant_un_emplacement_de_niveau_disciple_ou_supérieur_les_dégâts_augmentent_de_1d6_par_emplacement_de_sort_au_dessus_de_novice"/></text:h>
      <text:p text:style-name="First_20_paragraph">title: "Répulsion/attirance" description: "Oblige ou empêche un type de créature de s’approcher d’une zone." school: "Enchantement" level: 4 concentration: false casting_time: "1 heure" duration: "10 jours" range: "18 mètres" components: verbal: true somatic: true material: true materials: "un cristal d’alun trempé dans le vinaigre pour répulsion ou une goutte de miel pour attirance" ritual: false classes: - Foi - Magie — <text:span text:style-name="T1">Coût</text:span> : 16 points de Magie ou de Foi</text:p>
      <text:p text:style-name="Text_20_body"><text:span text:style-name="T1">Enchantement</text:span> Le lanceur de sort enchante un cristal d’alun trempé dans le vinaigre pour répulsion ou une goutte de miel pour attirance. Il a pour cela besoin de 80 po de matériel (encens, bougies…​). + Ce sort attire ou refoule les créatures de votre choix. Vous choisissez un objet ou une créature de taille TG ou inférieure situés à portée ou une zone pas plus grande qu’un cube de 60 mètres de côté. Ensuite, vous décrivez une catégorie de créatures intelligentes, comme les dragons rouges, les gobelins ou les vampires. La cible est alors baignée d’une aura qui attire ou refoule ces créatures pendant toute la durée du sort. Vous devez choisir la répulsion ou l’attirance comme effet de l’aura.</text:p>
      <text:p text:style-name="Text_20_body"><text:span text:style-name="T1">Attirance</text:span>. L’enchantement génère chez la créature une envie irrépressible de s’approcher de la cible dès qu’elle se trouve à 18 mètres ou moins d’elle ou dès qu’elle la voit. Quand la créature voit la cible ou se trouve dans un rayon de 18 mètres autour d’elle, elle doit réussir un <text:a xlink:type="simple" xlink:href="/utiliser-les-caracteristiques/#jets-de-sauvegarde" office:name=""><text:span text:style-name="Definition">jet de sauvegarde</text:span></text:a> de Sagesse, sans quoi, à chacun de ses tours, elle se déplace de manière à entrer dans la zone désirée ou à arriver à portée de la cible. Une fois là, la créature ne peut plus s’éloigner de sa propre initiative.</text:p>
      <text:p text:style-name="Text_20_body">Si la cible blesse ou fait du mal à la créature affectée, cette dernière a droit à un nouveau <text:a xlink:type="simple" xlink:href="/utiliser-les-caracteristiques/#jets-de-sauvegarde" office:name=""><text:span text:style-name="Definition">jet de sauvegarde</text:span></text:a> de Sagesse pour mettre un terme à l’effet, comme décrit plus bas.</text:p>
      <text:p text:style-name="Text_20_body"><text:span text:style-name="T1">Répulsion</text:span>. L’enchantement génère chez les créatures de la catégorie choisie un intense besoin de quitter les lieux et d’éviter la cible. Quand une telle créature voit la cible ou se trouve dans un rayon de 18 mètres autour d’elle, elle doit réussir un <text:a xlink:type="simple" xlink:href="/utiliser-les-caracteristiques/#jets-de-sauvegarde" office:name=""><text:span text:style-name="Definition">jet de sauvegarde</text:span></text:a> de Sagesse ou se retrouver <text:a xlink:type="simple" xlink:href="/gerer-la-sante-du-personnage/#terrorise" office:name=""><text:span text:style-name="Definition"><text:span text:style-name="T2">terrorisée</text:span></text:span></text:a>. Elle reste dans cet état tant qu’elle voit la cible ou se trouve à 18 mètres ou moins d’elle. Tant que la cible l’effraie, la créature doit impérativement utiliser son déplacement pour gagner l’endroit sûr le plus proche, c’est-à-dire un endroit d’où elle ne verra plus la cible. Si la créature s’éloigne à plus de 18 mètres de la cible et ne la voit plus, elle n’est plus <text:a xlink:type="simple" xlink:href="/gerer-la-sante-du-personnage/#terrorise" office:name=""><text:span text:style-name="Definition"><text:span text:style-name="T2">terrorisée</text:span></text:span></text:a>, mais elle le redevient si la cible apparaît de nouveau en vue ou si elle s’approche à 18 mètres ou moins d’elle.</text:p>
      <text:p text:style-name="Text_20_body"><text:span text:style-name="T1">Mettre un terme à l’effet</text:span>. Si une créature affectée termine son tour alors qu’elle ne se trouve pas à 18 mètres ou moins de la cible ou qu’elle ne peut pas la voir, elle a droit à un <text:a xlink:type="simple" xlink:href="/utiliser-les-caracteristiques/#jets-de-sauvegarde" office:name=""><text:span text:style-name="Definition">jet de sauvegarde</text:span></text:a> de Sagesse. Si elle le réussit, la cible n’exerce plus d’effet sur elle et elle comprend que le sentiment d’attirance ou de répulsion qu’elle ressentait était d’origine magique. De plus, une créature affectée par le sort a droit à un <text:a xlink:type="simple" xlink:href="/utiliser-les-caracteristiques/#jets-de-sauvegarde" office:name=""><text:span text:style-name="Definition">jet de sauvegarde</text:span></text:a> de Sagesse toutes les 24 heures tant que le sort persiste.</text:p>
      <text:h text:style-name="Heading_20_4" text:outline-level="4"><text:bookmark-start text:name="_une_créature_qui_réussit_son_jet_de_sauvegarde_contre_leffet_est_immunisée_contre_lui_pendant_1_minute_après_quoi_il_peut_de_nouveau_laffecter"/>Une créature qui réussit son <text:a xlink:type="simple" xlink:href="/utiliser-les-caracteristiques/#jets-de-sauvegarde" office:name=""><text:span text:style-name="Definition">jet de sauvegarde</text:span></text:a> contre l’effet est immunisée contre lui pendant 1 minute, après quoi, il peut de nouveau l’affecter.<text:bookmark-end text:name="_une_créature_qui_réussit_son_jet_de_sauvegarde_contre_leffet_est_immunisée_contre_lui_pendant_1_minute_après_quoi_il_peut_de_nouveau_laffecter"/></text:h>
      <text:p text:style-name="First_20_paragraph">title: Réservoir arcanique description: "fait croire à la victime qu’elle est suivie par quelqu’un" school: Enchantement level: 2 concentration: false casting_time: "Variable" duration: "instantanée" range: "5 mètres" components: verbal: true somatic: true material: true materials: "Gemme à 1000 PO minimum" ritual: true classes: - Magie source: "Elric" — <text:span text:style-name="T1">Coût</text:span> : Spécial : 36 points de Magie + <text:span text:style-name="T1">Enchantement</text:span> e lanceur de sort enchante une gemme à 1000 PO minimum. Il a pour cela besoin de 360 po de matériel (encens, bougies…​). + Rituel. Ce sort permet de stocker des réserves de points de magie. Ces réservoirs doivent être placés dans des lieux importants historiquement (ex : champ de bataille d’une guerre légendaire) ou géographiquement (ex : au dessus d’un gouffre ou sur une montagne sujette à des orages impressionnant). Le lanceur de sort doit utiliser une pierre précieuse valant 1000 PO comme réservoir et peut stocker un maximum de (1d6 X PM maximumX 0,5) de points de magie dans la pierre. Le sorcier doit incanter sur cette pierre pendant un événement singulier ayant un lien particulier avec le lieu choisi comme emplacement (ex : éclipse, orage, ouragan, équinoxe, pleine lune, nuit sans lune, etc.). Après ceci, le magicien doit laisser la pierre à l’endroit choisi où elle chargera 2 PM par jour. Une fois remplie, la pierre ne pourra plus être utilisée pour ce sort. Lorsque le réservoir tombe à 0 PM, la pierre tombe en poussière. Il est possible de posséder jusqu’à un maximum de réservoirs égaux au modificateur d’intelligence. Le sorcier peut cependant en avoir d’autres mais chaque réservoirs en plus soumettra le lanceur de sort à un jet de sauvegarde de sagesse difficile à chaque pleine lune. Au premier test raté, le magicien devient fou et donc gagne une folie dans le tableau des folies illimitées. Au bout de 5 tests ratés, le lanceur de sort développe une seconde personnalité qui le consumera totalement au dixième test raté. + <text:span text:style-name="T1">À plus haut niveau.</text:span> Sur ce sort, les emplacements de surcharges ne demandent pas de PM supplémentaires. Avec un emplacement de surcharge d’apprenti, la pierre doit avoir une valeur de 2500 PO et peut stocker (2d6 X PM maximum X 0,5). Avec un emplacement de surcharge d’adepte, la pierre doit avoir une valeur de 5000 PO et peut stocker (3d6 X PM maximum X 0,5). Avec un emplacement de surcharge d’expert, la pierre doit avoir une valeur de 10 000 PO et peut stocker (4d6 X PM maximum X 0,. Avec un emplacement de surcharge de maître, la pierre doit avoir une valeur de 15 000 PO et peut stocker (5d6 X PM maximum X 0,5). + — title: "Résistance" description: "La cible peut ajouter 1d4 à un jet de sauvegarde." school: "Abjuration" level: 0 concentration: true casting_time: "1 action" duration: "jusqu’à 1 minute" range: "contact" components: verbal: true somatic: true material: true materials: "une cape miniature" ritual: false classes: - Foi</text:p>
      <text:p text:style-name="Horizontal_20_Line"/>
      <text:p text:style-name="First_20_paragraph"><text:span text:style-name="T1">Coût</text:span> : 1 point de Foi</text:p>
      <text:p text:style-name="Text_20_body"><text:span text:style-name="T1">enchantement</text:span> + Le ritualiste enchante une petite cape miniature cousue à la main. Cet élément matériel permet ensuite de lancer au prix du sort et d’une action.</text:p>
      <text:h text:style-name="Heading_20_4" text:outline-level="4"><text:bookmark-start text:name="_vous_touchez_une_créature_consentante_une_fois_avant_la_fin_du_sort_elle_peut_lancer_1d6_et_ajouter_le_résultat_obtenu_à_un_unique_jet_de_sauvegarde_de_son_choix_elle_peut_lancer_le_dé_avant_ou_après_avoir_fait_son_jet_de_sauvegarde_le_sort_se_termine_alors"/>Vous touchez une créature consentante. Une fois avant la fin du sort, elle peut lancer 1d6 et ajouter le résultat obtenu à un unique <text:a xlink:type="simple" xlink:href="/utiliser-les-caracteristiques/#jets-de-sauvegarde" office:name=""><text:span text:style-name="Definition">jet de sauvegarde</text:span></text:a> de son choix. Elle peut lancer le dé avant ou après avoir fait son <text:a xlink:type="simple" xlink:href="/utiliser-les-caracteristiques/#jets-de-sauvegarde" office:name=""><text:span text:style-name="Definition">jet de sauvegarde</text:span></text:a>. Le sort se termine alors.<text:bookmark-end text:name="_vous_touchez_une_créature_consentante_une_fois_avant_la_fin_du_sort_elle_peut_lancer_1d6_et_ajouter_le_résultat_obtenu_à_un_unique_jet_de_sauvegarde_de_son_choix_elle_peut_lancer_le_dé_avant_ou_après_avoir_fait_son_jet_de_sauvegarde_le_sort_se_termine_alors"/></text:h>
      <text:p text:style-name="First_20_paragraph">title: "Respiration aquatique" description: "Jusqu’à dix cibles peuvent respirer sous l’eau." school: "Transmutation" level: 1 concentration: false casting_time: "1 action" duration: "24 heures" range: "9 mètres" components: verbal: true somatic: true material: true materials: "un petit roseau ou un brin de paille" ritual: true classes: - Foi - Magie — <text:span text:style-name="T1">Coût</text:span> : 6 points de Magie ou de Foi + <text:span text:style-name="T1">Enchantement</text:span> Le lanceur de sort enchante un petit roseau ou un brin de paille. Il a pour cela besoin de 30 po de matériel (encens, bougies…​). + Grâce à ce sort, un maximum de dix créatures situées à portée et dans votre champ de vision deviennent capables de respirer sous l’eau jusqu’à la fin du sort. Les créatures affectées conservent en plus leur mode de respiration normal. — title: "Restauration inférieure" description: "Guérit maladies et états <text:span text:style-name="T2">aveuglé</text:span>, <text:span text:style-name="T2">assourdi</text:span>, <text:span text:style-name="T2">paralysé</text:span> et <text:span text:style-name="T2">empoisonné</text:span>." school: "Abjuration" level: 0 concentration: false casting_time: "1 action" duration: "instantanée" range: "contact" components: verbal: true somatic: true material: false materials: "" ritual: false classes: - Foi + - Magie — <text:span text:style-name="T1">Coût</text:span> : 4 points de Magie ou de Foi + Vous touchez une créature et mettez fin à une maladie ou à un état spécial qui l’affectait, parmi <text:a xlink:type="simple" xlink:href="/gerer-la-sante-du-personnage/#aveugle" office:name=""><text:span text:style-name="Definition"><text:span text:style-name="T2">aveuglé</text:span></text:span></text:a>, <text:a xlink:type="simple" xlink:href="/gerer-la-sante-du-personnage/#assourdi" office:name=""><text:span text:style-name="Definition"><text:span text:style-name="T2">assourdi</text:span></text:span></text:a>, <text:a xlink:type="simple" xlink:href="/gerer-la-sante-du-personnage/#paralyse" office:name=""><text:span text:style-name="Definition"><text:span text:style-name="T2">paralysé</text:span></text:span></text:a> ou <text:a xlink:type="simple" xlink:href="/gerer-la-sante-du-personnage/#empoisonne" office:name=""><text:span text:style-name="Definition"><text:span text:style-name="T2">empoisonné</text:span></text:span></text:a>. — title: "Restauration supérieure" description: "La cible est débarrassée d’un état néfaste." school: "Abjuration" level: 2 concentration: false casting_time: "1 action" duration: "instantanée" range: "contact" components: verbal: true somatic: true material: true materials: "poussière de diamant d’une valeur minimale de 100 po, que le sort consume" ritual: false classes: - Magie - Foi — <text:span text:style-name="T1">Coût</text:span> : 10 points de Magie ou de Foi + <text:span text:style-name="T1">Enchantement</text:span> Le lanceur de sort enchante de la poussière de diamant d’une valeur minimale de 100 po, que le sort consume. Il a pour cela besoin de 50 po de matériel (encens, bougies…​). + Vous imprégnez la créature que vous touchez d’énergie positive, afin de la débarrasser d’un effet débilitant. Vous pouvez ainsi réduire le niveau d’épuisement de la cible d’un cran ou mettre un terme à l’un des effets suivants l’affectant.</text:p>
      <text:list text:style-name="L87">
        <text:list-item>
          <text:p text:style-name="P115">L’état <text:a xlink:type="simple" xlink:href="/gerer-la-sante-du-personnage/#charme" office:name=""><text:span text:style-name="Definition"><text:span text:style-name="T2">charmé</text:span></text:span></text:a> ou <text:a xlink:type="simple" xlink:href="/gerer-la-sante-du-personnage/#petrifie" office:name=""><text:span text:style-name="Definition"><text:span text:style-name="T2">pétrifié</text:span></text:span></text:a>.</text:p>
        </text:list-item>
        <text:list-item>
          <text:p text:style-name="P115">Une malédiction, y compris l’harmonisation entre la cible et un objet magique maudit.</text:p>
        </text:list-item>
        <text:list-item>
          <text:p text:style-name="P115">Une réduction sur l’une des valeurs de caractéristique de la cible.</text:p>
        </text:list-item>
        <text:list-item>
          <text:p text:style-name="First_20_paragraph">== Un effet réduisant le maximum de points d’action de la cible.</text:p>
          <text:p text:style-name="Text_20_body">title: "Rêve" description: "Permet de communiquer à distance avec la cible à travers les rêves." school: "Illusion" level: 2 concentration: false casting_time: "1 minute" duration: "8 heures" range: "spéciale" components: verbal: true somatic: true material: true materials: "une poignée de sable, une goutte d’encre et une plume d’écrivain prélevée sur un oiseau endormi" ritual: false classes: **</text:p>
          <text:p text:style-name="Text_20_body">+ == Magie</text:p>
          <text:p text:style-name="Text_20_body">+ <text:span text:style-name="T1">Coût</text:span> : 10 points de Magie + Ce sort façonne les rêves d’une créature. Choisissez comme cible une créature de votre connaissance. Elle doit se trouver sur le même plan d’existence que vous. Il est impossible de contacter via ce sort une créature qui ne dort pas, tel un elfe. Vous entrez dans un état de transe et servez de messager, à moins que vous ne confiiez ce rôle à une autre créature consentante. Pendant la transe, le messager est conscient de son environnement, mais il ne peut pas entreprendre d’action ni se déplacer.</text:p>
        </text:list-item>
      </text:list>
      <text:p text:style-name="Text_20_body">Si la cible est endormie, le messager apparaît dans son rêve et peut discuter avec elle tant qu’elle est endormie, pendant toute la durée du sort. Le messager peut aussi modeler l’environnement onirique, en créant des objets, un paysage et d’autres images. Il peut sortir de sa transe quand bon lui semble, mettant alors un terme prématuré au sort. La cible se souvient parfaitement de son rêve quand elle se réveille. Si la cible est éveillée quand vous lancez le sort, le messager le sait et peut sortir de sa transe (et mettre un terme au sort) ou attendre qu’elle s’endorme, car il apparaîtra dans ses rêves à ce moment.</text:p>
      <text:p text:style-name="Text_20_body">Vous pouvez affubler le messager d’une apparence que la cible trouvera monstrueuse et terrifiante. Dans ce cas, le message qu’il transmet ne peut excéder dix mots et la cible est obligée d’effectuer un <text:a xlink:type="simple" xlink:href="/utiliser-les-caracteristiques/#jets-de-sauvegarde" office:name=""><text:span text:style-name="Definition">jet de sauvegarde</text:span></text:a> de Sagesse. Si elle échoue, les échos de cette monstruosité fantasmagorique génèrent un cauchemar qui dure pendant tout le sommeil de la cible et l’empêche de bénéficier de sa période de repos. De plus, quand elle se réveille, elle subit 3d6 dégâts psychiques.</text:p>
      <text:h text:style-name="Heading_20_4" text:outline-level="4"><text:bookmark-start text:name="_si_vous_êtes_en_possession_dun_élément_corporel_de_la_cible_comme_une_mèche_de_cheveux_des_rognures_dongles_ou_autre_elle_subit_un_désavantage_lors_de_son_jet_de_sauvegarde"/>Si vous êtes en possession d’un élément corporel de la cible, comme une mèche de cheveux, des rognures d’ongles ou autre, elle subit un <text:a xlink:type="simple" xlink:href="/utiliser-les-caracteristiques/#avantage-et-desavantage" office:name=""><text:span text:style-name="Definition"><text:span text:style-name="T2">désavantage</text:span></text:span></text:a> lors de son <text:a xlink:type="simple" xlink:href="/utiliser-les-caracteristiques/#jets-de-sauvegarde" office:name=""><text:span text:style-name="Definition">jet de sauvegarde</text:span></text:a>.<text:bookmark-end text:name="_si_vous_êtes_en_possession_dun_élément_corporel_de_la_cible_comme_une_mèche_de_cheveux_des_rognures_dongles_ou_autre_elle_subit_un_désavantage_lors_de_son_jet_de_sauvegarde"/></text:h>
      <text:p text:style-name="First_20_paragraph">title: "Revigorer" description: "Ramène à la vie, avec 1 PA, une créature morte dans l’heure." school: "Nécromancie" level: 1 concentration: false casting_time: "1 action" duration: "instantanée" range: "contact" components: verbal: true somatic: true material: true materials: "diamant d’une valeur de 300 po, que le sort consume" ritual: false classes: - Foi — <text:span text:style-name="T1">Coût</text:span> : 6 points de Foi + <text:span text:style-name="T1">Enchantement</text:span> Le lanceur de sort enchante un diamant d’une valeur de 300 po, que le sort consume. Il a pour cela besoin de 30 po de matériel (encens, bougies…​). + Vous touchez une créature morte au cours de la dernière heure. Elle revient à la vie avec 1 point d’action. Ce sort ne ramène pas à la vie les créatures mortes de vieillesse et ne restaure pas les parties manquantes du corps. + — title: "Sacrement de l’arbre fruitier" description: "permet de bénir les arbres fruitiers de la grâce des forces de la nature" school: Transmutation level: 4 concentration: false casting_time: "1 action" duration: "permanente" range: "contact" components: verbal: true somatic: true material: false materials: ritual: true classes:</text:p>
      <text:list text:style-name="L88">
        <text:list-item>
          <text:p text:style-name="P116">Magie</text:p>
        </text:list-item>
        <text:list-item>
          <text:p text:style-name="First_20_paragraph">== Foi</text:p>
          <text:p text:style-name="Text_20_body"><text:span text:style-name="T1">Coût</text:span> : 16 points de Magie ou de Foi + Ce sort permet de bénir les arbres fruitiers de la grâce des forces de la nature. Ces arbres donneront par la suite des fruits plus sucrés ayant des vertus bienfaitrices pour ceux qui les mangeront. Outre le fait qu’ils se conservent trois fois plus longtemps, ces fruits redonnent de la vigueur aux voyageurs en doublant le bénéfice d’une période de repos qui fait suite à leur ingestion. Ce sort peut aussi affecter des graines qui bénéficieront ainsi d’une croissance deux fois plus rapide et qui donneront de tels fruits si ce sont des arbres fruitiers. + Les arbres ne peuvent plus se reproduire au delà d’une génération depuis l’arbre d’origine. + — title: "Sanctification" description: "Protège une large zone contre certaines créatures et y ajoute un effet." school: "Évocation" level: 2 concentration: false casting_time: "24 heures" duration: "jusqu’à dissipation" range: "contact" components: verbal: true somatic: true material: true materials: "herbes, huiles et encens d’une valeur minimale de 1000 po, que le sort consume" ritual: false classes: **</text:p>
          <text:p text:style-name="Text_20_body">+ == Foi</text:p>
          <text:p text:style-name="Text_20_body">+ <text:span text:style-name="T1">Coût</text:span> : 10 points de Foi + <text:span text:style-name="T1">Enchantement</text:span> Le lanceur de sort enchante des herbes, huiles et encens d’une valeur minimale de 1000 po, que le sort consume. Il a pour cela besoin de 50 po de matériel (encens, bougies…​).</text:p>
        </text:list-item>
      </text:list>
      <text:p text:style-name="Text_20_body">Vous touchez un point et imprégnez la zone qui l’entoure de puissance bénie (ou impie). Cette zone possède un rayon maximal de 18 mètres, sachant que le sort échoue si cette zone chevauche une autre zone déjà sous l’effet d’un sort de <text:span text:style-name="T2">sanctification</text:span>. La zone affectée est soumise aux effets suivants.</text:p>
      <text:p text:style-name="Text_20_body">Premièrement, les célestes, les élémentaires, les fées, les fiélons et les morts-vivants ne peuvent entrer dans la zone. Les créatures qui se trouvent dans la zone ne peuvent être &lt;RT l="charmées t="charme"/&gt;, ou possédées par l’une de ces créatures. Une créature déjà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l’une de ces créatures ne l’est plus dès qu’elle pénètre dans la zone. Vous pouvez décider qu’un ou plusieurs des types de créatures mentionnés ne seront pas affectés par cet effet.</text:p>
      <text:p text:style-name="Text_20_body">Deuxièmement, vous pouvez apposer un effet supplémentaire sur la zone. Choisissez l’un des effets de la liste suivante ou optez pour un autre que propose votre MJ. Certains effets s’appliquent aux créatures de la zone. Dans ce cas, vous pouvez préciser s’ils affectent toutes les créatures, uniquement celles qui obéissent à une divinité ou à un chef particulier, ou seulement celles d’un type donné, comme les orcs ou les trolls. Quand une créature susceptible d’être affectée pénètre dans la zone d’effet du sort pour la première fois de son tour ou quand elle y commence son tour, elle peut effectuer un <text:a xlink:type="simple" xlink:href="/utiliser-les-caracteristiques/#jets-de-sauvegarde" office:name=""><text:span text:style-name="Definition">jet de sauvegarde</text:span></text:a> de Charisme. Si elle le réussit, elle ignore l’effet supplémentaire jusqu’à ce qu’elle quitte la zone.</text:p>
      <text:p text:style-name="Text_20_body"><text:span text:style-name="T1">Courage</text:span>. Les créatures affectées ne peuvent être tant qu’elles se trouvent dans la zone.</text:p>
      <text:p text:style-name="Text_20_body"><text:span text:style-name="T1">Interférence extradimensionnelle</text:span>. Les créatures affectées ne peuvent pas se déplacer ni voyager en usant de téléportation, ni de moyens extradimensionnels ou interplanaires.</text:p>
      <text:p text:style-name="Text_20_body"><text:span text:style-name="T1">Langues</text:span>. Les créatures affectées peuvent communiquer avec n’importe quelle créature de la zone, même si elles ne partagent pas le même langage.</text:p>
      <text:p text:style-name="Text_20_body"><text:span text:style-name="T1">Lumière du jour</text:span>. Une vive lumière emplit la zone. Les ténèbres magiques issues d’un sort de niveau inférieur à celui de l’emplacement que vous avez utilisé pour lancer sanctification ne peuvent étouffer cette lumière.</text:p>
      <text:p text:style-name="Text_20_body"><text:span text:style-name="T1">Protection contres les énergies</text:span>. Les créatures affectées situées dans la zone gagnent une résistance contre un type de dégâts de votre choix, à l’exception des dégâts contondants, perforants et tranchants.</text:p>
      <text:p text:style-name="Text_20_body"><text:span text:style-name="T1">Repos éternel</text:span>. Les cadavres inhumés dans la zone ne peuvent pas se changer en morts-vivants.</text:p>
      <text:p text:style-name="Text_20_body"><text:span text:style-name="T1">Ténèbres</text:span>. Les ténèbres s’abattent sur la zone. La lumière normale est incapable d’illuminer les lieux, tout comme les lumières magiques issues d’un sort de niveau inférieur à celui de l’emplacement que vous avez utilisé pour lancer sanctification.</text:p>
      <text:p text:style-name="Text_20_body"><text:span text:style-name="T1">Vulnérabilité à l’énergie</text:span>. Les créatures affectées situées dans la zone sont affligées d’une vulnérabilité à un type de dégâts de votre choix, à l’exception des dégâts contondants, perforants et tranchants.</text:p>
      <text:p text:style-name="Text_20_body"><text:span text:style-name="T1">Silence</text:span>. Aucun son n’émane de l’intérieur de la zone et aucun son ne peut y pénétrer.</text:p>
      <text:h text:style-name="Heading_20_4" text:outline-level="4"><text:bookmark-start text:name="_terreur_les_créatures_affectées_sont_tant_quelles_se_trouvent_dans_la_zone"/><text:span text:style-name="T1">Terreur</text:span>. Les créatures affectées sont tant qu’elles se trouvent dans la zone.<text:bookmark-end text:name="_terreur_les_créatures_affectées_sont_tant_quelles_se_trouvent_dans_la_zone"/></text:h>
      <text:p text:style-name="First_20_paragraph">title: "Sanctuaire" description: "Pour attaquer la cible, l’assaillant doit réussir un jet de sauvegarde de Sagesse." school: "Abjuration" level: 0 concentration: false casting_time: "1 action bonus" duration: "1 minute" range: "9 mètres" components: verbal: true somatic: true material: true materials: "un petit miroir en argent" ritual: false classes: - Foi — <text:span text:style-name="T1">Coût</text:span> : 2 points de Foi + <text:span text:style-name="T1">Enchantement</text:span> Le lanceur de sort enchante un petit miroir en argent. Il a pour cela besoin de 10 po de matériel (encens, bougies…​). + Vous protégez une créature à portée contre les attaques. Jusqu’à la fin du sort, toute créature qui vise la cible avec une attaque ou un sort néfaste doit d’abord effectuer un <text:a xlink:type="simple" xlink:href="/utiliser-les-caracteristiques/#jets-de-sauvegarde" office:name=""><text:span text:style-name="Definition">jet de sauvegarde</text:span></text:a> de Sagesse. Si elle le rate, elle doit choisir une nouvelle cible, sans quoi l’attaque ou le sort est perdu. Ce sort ne protège pas la cible contre les effets de zone.</text:p>
      <text:h text:style-name="Heading_20_4" text:outline-level="4"><text:bookmark-start text:name="_ce_sort_se_termine_si_la_créature_protégée_attaque_ou_lance_un_sort_affectant_une_créature_ennemie"/>Ce sort se termine si la créature protégée attaque ou lance un sort affectant une créature ennemie.<text:bookmark-end text:name="_ce_sort_se_termine_si_la_créature_protégée_attaque_ou_lance_un_sort_affectant_une_créature_ennemie"/></text:h>
      <text:p text:style-name="First_20_paragraph">title: "Sanctuaire privé" description: "Protège une zone contre la vision, la divination, etc." school: "Abjuration" level: 1 concentration: false casting_time: "10 minutes" duration: "24 heures" range: "36 mètres" components: verbal: true somatic: true material: true materials: "une mince feuille de plomb, un morceau de verre opaque, un bout de coton ou de tissu et de la chrysolite en poudre" ritual: false classes: - Magie — <text:span text:style-name="T1">Coût</text:span> : 8 points de Magie + Vous sécurisez par magie une zone à portée. Il s’agit d’un cube de 1,50 mètre à 30 mètres d’arête. Le sort persiste pendant toute sa durée ou jusqu’à ce que vous utilisiez une action pour le révoquer.</text:p>
      <text:p text:style-name="Text_20_body">Vous décidez de la sécurité offerte par le sort au moment de l’incantation en choisissant une ou plusieurs propriétés parmi les suivantes.</text:p>
      <text:list text:style-name="L89">
        <text:list-item>
          <text:p text:style-name="P117">Les sons ne peuvent pas franchir la barrière qui délimite la zone protégée.</text:p>
        </text:list-item>
        <text:list-item>
          <text:p text:style-name="P117">La barrière délimitant la zone protégée est sombre et brumeuse, ce qui empêche de voir au travers (même avec la vision dans le noir).</text:p>
        </text:list-item>
        <text:list-item>
          <text:p text:style-name="P117">Les organes sensoriels créés via un sort de divination ne peuvent pas apparaître au sein de la zone protégée ni traverser la barrière qui délimite son périmètre.</text:p>
        </text:list-item>
        <text:list-item>
          <text:p text:style-name="P117">Les sorts de divination ne peuvent pas prendre les créatures de la zone pour cible.</text:p>
        </text:list-item>
        <text:list-item>
          <text:p text:style-name="P117">Les voyages planaires sont bloqués au sein de la zone protégée.</text:p>
        </text:list-item>
      </text:list>
      <text:p text:style-name="First_20_paragraph">Si on lance ce sort tous les jours au même endroit pendant un an, ses effets deviennent permanents.</text:p>
      <text:h text:style-name="Heading_20_4" text:outline-level="4"><text:bookmark-start text:name="_à_plus_haut_niveau_si_vous_lancez_ce_sort_en_utilisant_un_emplacement_de_niveau_adepte_ou_supérieur_vous_pouvez_augmenter_la_taille_du_cube_de_30_mètres_par_niveau_au_delà_du_niveau_apprenti_ainsi_avec_un_emplacement_de_niveau_adepte_vous_pouvez_protéger_une_zone_de_60_mètres_de_côté"/><text:span text:style-name="T1">À plus haut niveau</text:span>. Si vous lancez ce sort en utilisant un emplacement de niveau Adepte ou supérieur, vous pouvez augmenter la taille du cube de 30 mètres par niveau au-delà du niveau Apprenti. Ainsi, avec un emplacement de niveau Adepte, vous pouvez protéger une zone de 60 mètres de côté.<text:bookmark-end text:name="_à_plus_haut_niveau_si_vous_lancez_ce_sort_en_utilisant_un_emplacement_de_niveau_adepte_ou_supérieur_vous_pouvez_augmenter_la_taille_du_cube_de_30_mètres_par_niveau_au_delà_du_niveau_apprenti_ainsi_avec_un_emplacement_de_niveau_adepte_vous_pouvez_protéger_une_zone_de_60_mètres_de_côté"/></text:h>
      <text:p text:style-name="First_20_paragraph">title: "Sang du démon" description: "La cible subit 1d6 dégâts d’acide à chaque tour." school: "Nécromancie" level: 0 concentration: true casting_time: "1 action" duration: "jusqu’à 1 minute" range: "contact" components: verbal: true somatic: true material: true materials: "une fiole d’un mélange de sang et d’acide" ritual: false classes:</text:p>
      <text:p text:style-name="P118">- Magie --- **Coût** : 2 points de Magie <text:s text:c="3"/>Vous contaminez le sang d'une créature vivante que vous touchez. Vous effectuez une attaque de sort au contact. Si elle est réussie, le sang de la cible devient corrosif, lui infligeant 1d6 dégâts d'acide à chacun de vos tours. Si la cible réussit un [jet de sauvegarde](/utiliser-les-caracteristiques/#jets-de-sauvegarde) de Constitution, les dégâts sont ignorés pour ce tour.</text:p>
      <text:h text:style-name="Heading_20_4" text:outline-level="4"><text:bookmark-start text:name="_à_plus_haut_niveau_si_vous_lancez_ce_sort_en_utilisant_un_emplacement_de_sort_de_niveau_disciple_ou_supérieur_les_dégâts_augmentent_de_1d6_pour_chaque_niveau_au_delà_du_niveau_de_novice"/><text:span text:style-name="T1">À plus haut niveau</text:span>. Si vous lancez ce sort en utilisant un emplacement de sort de niveau Disciple ou supérieur, les dégâts augmentent de 1d6 pour chaque niveau au-delà du niveau de Novice.<text:bookmark-end text:name="_à_plus_haut_niveau_si_vous_lancez_ce_sort_en_utilisant_un_emplacement_de_sort_de_niveau_disciple_ou_supérieur_les_dégâts_augmentent_de_1d6_pour_chaque_niveau_au_delà_du_niveau_de_novice"/></text:h>
      <text:p text:style-name="First_20_paragraph">title: "Saut" description: "La cible voit sa distance de saut triplée." school: "Transmutation" level: 0 concentration: false casting_time: "1 action" duration: "1 minute" range: "contact" components: verbal: true somatic: true material: true materials: "une patte arrière de sauterelle" ritual: false classes: - Foi - Magie — <text:span text:style-name="T1">Coût</text:span> : 2 points de Magie ou de Foi + Vous touchez une créature et triplez sa distance de saut jusqu’à ce que le sort se termine. — title: "Scrutation" description: "" school: "Divination" level: 2 concentration: true casting_time: "10 minutes" duration: "jusqu’à 10 minutes" range: "personnelle" components: verbal: true somatic: true material: true materials: "un focaliseur d’une valeur minimale de 1000 po comme une boule de cristal, un miroir en argent ou un bénitier rempli d’eau bénite" ritual: false classes: - Foi - Magie — <text:span text:style-name="T1">Coût</text:span> : 10 points de Magie ou de Foi</text:p>
      <text:p text:style-name="Text_20_body"><text:span text:style-name="T1">Enchantement</text:span> Le lanceur de sort enchante un focaliseur d’une valeur minimale de 1000 po comme une boule de cristal, un miroir en argent ou un bénitier rempli d’eau bénite. Il a pour cela besoin de 50 po de matériel (encens, bougies…​).</text:p>
      <text:p text:style-name="Text_20_body">Vous voyez et entendez une créature donnée de votre choix, à condition qu’elle se trouve sur le même plan d’existence que vous. La cible doit effectuer un <text:a xlink:type="simple" xlink:href="/utiliser-les-caracteristiques/#jets-de-sauvegarde" office:name=""><text:span text:style-name="Definition">jet de sauvegarde</text:span></text:a> de Sagesse, modifié par le degré de connaissance que vous avez d’elle et le type de lien physique que vous avez établi avec elle. Si la cible sait que vous lancez ce sort, elle peut rater volontairement son <text:a xlink:type="simple" xlink:href="/utiliser-les-caracteristiques/#jets-de-sauvegarde" office:name=""><text:span text:style-name="Definition">jet de sauvegarde</text:span></text:a> si elle veut que vous l’observiez.</text:p>
      <text:p text:style-name="Text_20_body">§§§ .table-container |Connaissance|Modificateur du jet de sauvegarde| |:-|:-:| |Deuxième main (vous avez entendu parler de la cible)|+5| + |Première main (vous avez rencontré la cible)|0| + |Familière (vous connaissez bien la cible)|-5| + §§§</text:p>
      <text:p text:style-name="Text_20_body">§§§ .table-container |Lien|Modificateur du jet de sauvegarde| |:-|:-:| |Représentation ou portrait|-2| + |Possession ou vêtement|-4| + |Partie du corps, cheveux, ongles, etc.|-10| + §§§</text:p>
      <text:p text:style-name="Text_20_body">Si la cible réussit son jet de sauvegarde, elle n’est pas affectée et vous ne pouvez plus utiliser ce sort sur elle pendant 24 heures.</text:p>
      <text:p text:style-name="Text_20_body">Si elle rate son jet, le sort crée un organe sensoriel <text:a xlink:type="simple" xlink:href="/gerer-la-sante-du-personnage/#invisible" office:name=""><text:span text:style-name="Definition"><text:span text:style-name="T2">invisible</text:span></text:span></text:a> dans un rayon de 3 mètres autour d’elle. Vous voyez et entendez à travers cet organe comme si vous vous trouviez à sa place. L’organe sensoriel se déplace avec la cible et reste dans un rayon de 3 mètres autour d’elle pendant toute la durée du sort. Une créature capable de voir les objets invisibles perçoit l’organe sensoriel comme un orbe lumineux de la taille de votre poing.</text:p>
      <text:h text:style-name="Heading_20_4" text:outline-level="4"><text:bookmark-start text:name="_au_lieu_de_prendre_une_créature_pour_cible_vous_pouvez_choisir_un_lieu_que_vous_avez_déjà_vu_lorgane_sensoriel_apparaît_alors_à_cet_endroit_et_nen_bouge_pas"/>Au lieu de prendre une créature pour cible, vous pouvez choisir un lieu que vous avez déjà vu. L’organe sensoriel apparaît alors à cet endroit et n’en bouge pas.<text:bookmark-end text:name="_au_lieu_de_prendre_une_créature_pour_cible_vous_pouvez_choisir_un_lieu_que_vous_avez_déjà_vu_lorgane_sensoriel_apparaît_alors_à_cet_endroit_et_nen_bouge_pas"/></text:h>
      <text:p text:style-name="First_20_paragraph">title: "Séquestration" description: "Rend un objet <text:span text:style-name="T2">invisible</text:span>, tant visuellement qu’à la divination." school: "Transmutation" level: 3 concentration: false casting_time: "1 action" duration: "jusqu’à dissipation" range: "contact" components: verbal: true somatic: true material: true materials: "une poudre de diamant, d’émeraude, de rubis et de saphir d’une valeur minimum de 5000 po, que le sort consume" ritual: false classes: - Magie — <text:span text:style-name="T1">Coût</text:span> : 14 points de Magie <text:span text:style-name="T1">Enchantement</text:span> Le lanceur de sort enchante une poudre de diamant, d’émeraude, de rubis et de saphir d’une valeur minimum de 5000 po, que le sort consume. Il a pour cela besoin de 70 po de matériel (encens, bougies…​).</text:p>
      <text:p text:style-name="Text_20_body">Grâce à ce sort, vous pouvez dissimuler une créature consentante ou un objet qui sera invisible à tout moyen de détection pendant toute la durée du sort. Quand vous lancez le sort et touchez la cible, elle devient invisible et ne peut plus être la cible de sorts de divination. De plus, les organes sensoriels de scrutation issus d’un sort de divination ne la perçoivent plus.</text:p>
      <text:p text:style-name="Text_20_body">Si la cible est une créature, elle entre en état d’animation suspendue. Le temps ne s’écoule plus pour elle et elle ne vieillit plus.</text:p>
      <text:h text:style-name="Heading_20_4" text:outline-level="4"><text:bookmark-start text:name="_vous_pouvez_décider_dune_condition_qui_mettra_un_terme_prématuré_au_sort_ce_peut_être_ce_que_vous_voulez_mais_ce_doit_être_visible_ou_se_produire_dans_un_rayon_de_15_kilomètre_autour_de_la_cible_par_exemple_au_bout_de_1000_ans_ou_quand_la_tarasque_se_réveillera_ce_sort_se_termine_également_si_la_cible_subit_le_moindre_dégât"/>Vous pouvez décider d’une condition qui mettra un terme prématuré au sort. Ce peut être ce que vous voulez, mais ce doit être visible ou se produire dans un rayon de 1,5 kilomètre autour de la cible. Par exemple, « <text:span text:style-name="T2">au bout de 1000 ans</text:span> » ou « <text:span text:style-name="T2">quand la tarasque se réveillera</text:span> ». Ce sort se termine également si la cible subit le moindre dégât.<text:bookmark-end text:name="_vous_pouvez_décider_dune_condition_qui_mettra_un_terme_prématuré_au_sort_ce_peut_être_ce_que_vous_voulez_mais_ce_doit_être_visible_ou_se_produire_dans_un_rayon_de_15_kilomètre_autour_de_la_cible_par_exemple_au_bout_de_1000_ans_ou_quand_la_tarasque_se_réveillera_ce_sort_se_termine_également_si_la_cible_subit_le_moindre_dégât"/></text:h>
      <text:p text:style-name="First_20_paragraph">title: "Serviteur invisible" description: "Crée une force <text:span text:style-name="T2">invisible</text:span> capable d’effectuer des tâches simples." school: "Invocation" level: 0 concentration: false casting_time: "1 action" duration: "1 heure" range: "18 mètres" components: verbal: true somatic: true material: true materials: "un bout de ficelle et un morceau de bois" ritual: true classes: - Magie — <text:span text:style-name="T1">Coût</text:span> : 2 points de Magie + Ce sort crée une force invisible, dépourvue de forme et d’intellect, mais capable d’accomplir des tâches simples sur votre ordre jusqu’à la fin du sort. Le serviteur se matérialise au sol, dans un emplacement inoccupé situé à portée. Il a une VD de 10, 1 PA, une Force de 2 et il est incapable d’attaquer. S’il tombe à 0 point d’action, le sort se termine.</text:p>
      <text:p text:style-name="Text_20_body">Une fois à chacun de vos tours, vous pouvez utiliser une action bonus pour ordonner mentalement à votre serviteur de se déplacer d’un maximum de 4,50 mètres et d’interagir avec un objet. Le serviteur peut accomplir des tâches simples à la portée d’un domestique humain, comme aller chercher des affaires, faire le ménage, repriser, plier les habits, allumer la cheminée, servir les plats et la boisson, etc. Une fois que vous avez donné votre ordre, il fait de son mieux pour y obéir jusqu’à ce qu’il ait terminé. Il attend alors l’ordre suivant.</text:p>
      <text:h text:style-name="Heading_20_4" text:outline-level="4"><text:bookmark-start text:name="_si_vous_ordonnez_à_votre_serviteur_daccomplir_une_tâche_qui_léloigne_à_plus_de_18_mètres_de_vous_le_sort_se_termine"/>Si vous ordonnez à votre serviteur d’accomplir une tâche qui l’éloigne à plus de 18 mètres de vous, le sort se termine.<text:bookmark-end text:name="_si_vous_ordonnez_à_votre_serviteur_daccomplir_une_tâche_qui_léloigne_à_plus_de_18_mètres_de_vous_le_sort_se_termine"/></text:h>
      <text:p text:style-name="First_20_paragraph">title: "Signature magique" description: " inscrire dans le monde vibratoire supérieure sa signature." school: "Transmutation" level: 0 concentration: false casting_time: "1 action" duration: "permanent" range: "contact" components: verbal: false somatic: true material: true materials: "Une rune gravée" ritual: false classes: - Foi</text:p>
      <text:p text:style-name="Horizontal_20_Line"/>
      <text:p text:style-name="First_20_paragraph"><text:span text:style-name="T1">Coût</text:span> : 1 point de Magie</text:p>
      <text:h text:style-name="Heading_20_4" text:outline-level="4"><text:bookmark-start text:name="_le_ritualiste_inscrit_dans_le_monde_vibratoire_supérieure_sa_signature_qui_peut_être_ressentie_par_un_autre_ritualiste_si_il_est_mis_en_la_présence_de_lobjet_ce_sort_est_souvent_utilisé_dans_des_cercles_de_magie_ou_entre_maître_et_disciple"/>Le ritualiste inscrit dans le monde vibratoire supérieure sa signature qui peut-être ressentie par un autre ritualiste si il est mis en la présence de l’objet. Ce sort est souvent utilisé dans des cercles de magie ou entre Maître et disciple.<text:bookmark-end text:name="_le_ritualiste_inscrit_dans_le_monde_vibratoire_supérieure_sa_signature_qui_peut_être_ressentie_par_un_autre_ritualiste_si_il_est_mis_en_la_présence_de_lobjet_ce_sort_est_souvent_utilisé_dans_des_cercles_de_magie_ou_entre_maître_et_disciple"/></text:h>
      <text:p text:style-name="First_20_paragraph">title: "Silence" description: "Sphère de 6 mètres sans aucun son. Créatures <text:span text:style-name="T2">assourdies</text:span>, pas de sort verbal." school: "Illusion" level: 0 concentration: true casting_time: "1 action" duration: "jusqu’à 10 minutes" range: "36 mètres" components: verbal: true somatic: true material: false materials: "" ritual: true classes: - Magie - Foi — <text:span text:style-name="T1">Coût</text:span> : 4 points de Magie ou de Foi + Pendant toute la durée du sort, aucun son ne peut se créer au sein d’une sphère de 6 mètres de rayon centrée sur un point de votre choix à portée, ni la traverser. Une créature ou un objet entièrement contenu dans la sphère sont immunisés contre les dégâts de tonnerre, et les créatures entièrement contenues dans la sphère sont . Il est impossible de lancer un sort à composante verbale depuis la sphère. — title: "Soin des blessures" description: "Rend 1d6 + modificateur points d’action." school: "Évocation" level: 0 concentration: false casting_time: "1 action" duration: "instantanée" range: "contact" components: verbal: true somatic: true material: false materials: "" ritual: false classes: - Foi — <text:span text:style-name="T1">Coût</text:span> : 2 point de Foi + La créature que vous touchez récupère un nombre de points d’action égal à 1d6 + votre modificateur de caractéristique d’incantation. Ce sort n’a aucun effet sur les morts-vivants et les créatures artificielles.</text:p>
      <text:h text:style-name="Heading_20_4" text:outline-level="4"><text:bookmark-start text:name="_à_plus_haut_niveau_si_vous_lancez_ce_sort_en_utilisant_des_niveaux_de_surcharge_les_soins_augmentent_de_1d6_par_niveau_au_delà_du_niveau_de_novice"/><text:span text:style-name="T1">À plus haut niveau</text:span>. Si vous lancez ce sort en utilisant des niveaux de surcharge, les soins augmentent de 1d6 par niveau au-delà du niveau de Novice.<text:bookmark-end text:name="_à_plus_haut_niveau_si_vous_lancez_ce_sort_en_utilisant_des_niveaux_de_surcharge_les_soins_augmentent_de_1d6_par_niveau_au_delà_du_niveau_de_novice"/></text:h>
      <text:p text:style-name="First_20_paragraph">title: "Soin des blessures de groupe" description: "Rend 4d6+modificateur points d’action à six créatures proches." school: "Évocation" level: 2 concentration: false casting_time: "1 action" duration: "instantanée" range: "18 mètres" components: verbal: true somatic: true material: false materials: "" ritual: false classes: - Foi</text:p>
      <text:p text:style-name="Horizontal_20_Line"/>
      <text:p text:style-name="First_20_paragraph"><text:span text:style-name="T1">Coût</text:span> : 10 points de Foi + Une vague d’énergie curative s’étend depuis un point de votre choix situé à portée. Choisissez un maximum de six créatures présentes dans une sphère de 9 mètres de rayon centrée sur ce point. Chacune d’entre elles récupère un nombre de points d’action égal à 4d6 + votre modificateur de caractéristique d’incantation. Ce sort n’a aucun effet sur les morts-vivants ni sur les créatures artificielles.</text:p>
      <text:h text:style-name="Heading_20_4" text:outline-level="4"><text:bookmark-start text:name="_à_plus_haut_niveau_si_vous_lancez_ce_sort_en_utilisant_un_emplacement_de_niveau_adepte_ou_supérieur_les_soins_augmentent_de_2d6_par_niveau_au_delà_du_niveau_dapprenti"/><text:span text:style-name="T1">À plus haut niveau</text:span>. Si vous lancez ce sort en utilisant un emplacement de niveau Adepte ou supérieur, les soins augmentent de 2d6 par niveau au-delà du niveau d’Apprenti.<text:bookmark-end text:name="_à_plus_haut_niveau_si_vous_lancez_ce_sort_en_utilisant_un_emplacement_de_niveau_adepte_ou_supérieur_les_soins_augmentent_de_2d6_par_niveau_au_delà_du_niveau_dapprenti"/></text:h>
      <text:p text:style-name="First_20_paragraph">title: "Sommeil" description: "Rend inconscientes les cibles dans un rayon de 6 mètres." school: "Enchantement" level: 0 concentration: false casting_time: "1 action" duration: "1 minute" range: "27 mètres" components: verbal: true somatic: true material: true materials: "une pincée de sable fin, des pétales de rose ou un criquet" ritual: false classes:</text:p>
      <text:p text:style-name="P119">- Magie --- **Coût** : 2 points de Magie <text:s text:c="2"/>Ce sort plonge quelques créatures dans un sommeil magique. Lancez 7d6. Le total indique le nombre de points d'action de créatures que le sort affecte. Les créatures qui se trouvent dans un rayon de 6 mètres autour d'un point de votre choix situé à portée sont affectées dans l'ordre croissant de leur total actuel de points de vie (en ignorant les créatures &lt;RT l="inconscientes" t="inconscient"/&gt;).</text:p>
      <text:p text:style-name="First_20_paragraph">Chaque créature affectée par le sort tombe <text:a xlink:type="simple" xlink:href="/gerer-la-sante-du-personnage/#inconscient" office:name=""><text:span text:style-name="Definition"><text:span text:style-name="T2">inconsciente</text:span></text:span></text:a>, en commençant par celle qui possède actuellement le moins de vie. Elle reste ainsi jusqu’à la fin de la durée du sort, jusqu’à ce qu’elle subisse des dégâts ou jusqu’à ce que quelqu’un utilise son action pour la réveiller en la secouant ou en la giflant. Soustrayez le nombre de points de vie de la créature endormie du total auquel vous avez droit avant de passer à la suivante, c’est-à-dire celle qui a le moins de points de vie après elle. Le nombre de points de vie de la créature doit être égal ou inférieur au total vous restant, sinon le sort n’affecte pas la créature.</text:p>
      <text:p text:style-name="Text_20_body">Ce sort reste sans effet sur les morts-vivants et les créatures qui ne peuvent être .</text:p>
      <text:h text:style-name="Heading_20_4" text:outline-level="4"><text:bookmark-start text:name="_à_plus_haut_niveau_si_vous_lancez_ce_sort_en_utilisant_un_emplacement_de_niveau_disciple_ou_supérieur_lancez_3d6_de_plus_par_niveau_au_delà_du_niveau_de_novice"/><text:span text:style-name="T1">À plus haut niveau</text:span>. Si vous lancez ce sort en utilisant un emplacement de niveau Disciple ou supérieur, lancez 3d6 de plus par niveau au-delà du niveau de Novice.<text:bookmark-end text:name="_à_plus_haut_niveau_si_vous_lancez_ce_sort_en_utilisant_un_emplacement_de_niveau_disciple_ou_supérieur_lancez_3d6_de_plus_par_niveau_au_delà_du_niveau_de_novice"/></text:h>
      <text:p text:style-name="First_20_paragraph">title: Son de la pierre description: "Variable voir description ci-dessous" school: Évocation level: 1 concentration: false casting_time: "1 réaction ou 1 action bonus" duration: "Instantanée" range: "Personnelle" components: verbal: true somatic: true material: true materials: "Bâton gravé (ou arme en métal gravé) de symboles magiques ou bénis" ritual: true classes: - Magie - Foi source: "Elric" — <text:span text:style-name="T1">Coût</text:span> : 6 points de Magie ou de Foi + <text:span text:style-name="T1">Enchantement</text:span> Le lanceur de sort enchante un Bâton gravé (ou arme en métal gravé) de symboles magiques ou bénis. Il a pour cela besoin de 30 po de matériel (encens, bougies…​).</text:p>
      <text:p text:style-name="Text_20_body">Ce sort possède 2 variantes. Pour pouvoir invoquer ce sort, le lanceur de sort doit posséder un bâton gravé de symboles magiques pour les sorciers ou bien de symboles bénis pour les druides. Le sort ne fonctionne que si un sol rocheux est frappé par l’arme gravée. Le sol rocheux peut être de la pierre, des graviers, du calcaire, etc. La variante de ce sort est basée sur le sable.</text:p>
      <text:p text:style-name="Text_20_body"><text:span text:style-name="T1">Détonation rocheuse.</text:span> Cette variante, permet au lanceur de sort de repousser, de faire tomber ou même d’assommer les cibles du sort. Le sorcier doit frapper une surface rocheuse avec son bâton gravé, ce qui produira un son qui déstabilisera l’ennemi. La puissance et l’étendue du sort dépend de la surface frappé.</text:p>
      <text:p text:style-name="Text_20_body">§§§ .table-container |Type de sol frappé |étendue du sort| |:-:|:-:| |Roche épaisse (montagne) |5 mètres de rayon| |Roche fine |3 mètres de rayon | |Gravier ou galet |2 mètres de rayon | |Calcaire| 1 mètre de rayon| §§§</text:p>
      <text:p text:style-name="Text_20_body">L’état de l’ennemi dépend du type de sol frappé et de la distance où se trouve l’ennemi. Les cibles ont le droit à un jet de sauvegarde DD 16 de dextérité. S’il est réussi, l’effet est rétrogradé d’un rang. Un état comme inconscient deviendra à terre, à terre deviendra repoussé et l’effet repoussé sera annulé.</text:p>
      <text:p text:style-name="Text_20_body">Type de sol frappé étendue du sort §§§ .table-container |Pour la roche épaisse : || |Distance |État| |:-:|:-:| |5-3 mètres |repoussé| |2-1 mètres | à terre| |moins de 1 mètre |inconscient| §§§</text:p>
      <text:p text:style-name="Text_20_body">§§§ .table-container |Pour la roche fine : || |Distance |État| |:-:|:-:| | 3-2 mètres |repoussé| |2 mètres ou moins | à terre| |-|-| |-|-| §§§</text:p>
      <text:p text:style-name="Text_20_body">§§§ .table-container |Pour les graviers ou les galets : || |Distance |État| |:-:|:-:| | 2-1 mètres |repoussé| |moins d'1 mètre | à terre| §§§</text:p>
      <text:p text:style-name="Text_20_body">§§§ .table-container |Pour le calcaire : || |Distance |État| |:-:|:-:| | 1 mètre ou moins |repoussé| §§§</text:p>
      <text:h text:style-name="Heading_20_4" text:outline-level="4"><text:bookmark-start text:name="_appel_sableux_est_la_deuxième_variante_de_ce_sort_cette_variante_a_été_inventée_par_un_sorcier_qui_sétait_perdu_dans_les_déserts_ashkémith_il_suffit_de_frapper_le_sable_avec_larme_gravée_et_alors_une_vibration_se_répandra_sur_10_lieux_de_rayonminutes_pour_un_maximum_de_24_heures_le_sorcier_peut_aussi_accompagner_la_vibration_par_une_phrase_plus_la_personne_qui_sent_la_vibration_est_loin_du_foyer_du_sort_plus_elle_aura_du_mal_a_comprendre_la_phrase_il_ne_faut_pas_de_jet_pour_pouvoir_retrouver_le_point_où_a_été_lancé_le_sort"/><text:span text:style-name="T1">Appel sableux</text:span> est la deuxième variante de ce sort. Cette variante a été inventée par un sorcier qui s’était perdu dans les déserts Ashkémith. Il suffit de frapper le sable avec l’arme gravée, et alors une vibration se répandra sur 10 lieux de rayon/minutes pour un maximum de 24 heures. Le sorcier peut aussi accompagner la vibration par une phrase. Plus la personne qui sent la vibration est loin du foyer du sort, plus elle aura du mal a comprendre la phrase. Il ne faut pas de jet pour pouvoir retrouver le point où a été lancé le sort.<text:bookmark-end text:name="_appel_sableux_est_la_deuxième_variante_de_ce_sort_cette_variante_a_été_inventée_par_un_sorcier_qui_sétait_perdu_dans_les_déserts_ashkémith_il_suffit_de_frapper_le_sable_avec_larme_gravée_et_alors_une_vibration_se_répandra_sur_10_lieux_de_rayonminutes_pour_un_maximum_de_24_heures_le_sorcier_peut_aussi_accompagner_la_vibration_par_une_phrase_plus_la_personne_qui_sent_la_vibration_est_loin_du_foyer_du_sort_plus_elle_aura_du_mal_a_comprendre_la_phrase_il_ne_faut_pas_de_jet_pour_pouvoir_retrouver_le_point_où_a_été_lancé_le_sort"/></text:h>
      <text:p text:style-name="First_20_paragraph">title: "Souffle de messager" description: "envoyer un message qui sera transporté par les vents" school: Transmutation level: 0 concentration: false casting_time: "1 action" duration: "1 jour par niveau" range: "illimité" components: verbal: true somatic: true material: false materials: ritual: false classes:</text:p>
      <text:list text:style-name="L90">
        <text:list-item>
          <text:p text:style-name="First_20_paragraph">== Magie</text:p>
          <text:p text:style-name="Text_20_body"><text:span text:style-name="T1">Coût</text:span> : 4 points de Magie ou de Foi + Ce sort permet d’envoyer un message qui sera transporté par les vents jusqu’à un endroit choisi par l’enchanteur. Les vents délivrent leur message automatiquement et toute personne présente à l’endroit choisi entendra le message. Le vent doit physiquement atteindre le point d’arrivée et peut donc mettre plusieurs jours à délivrer le message. Peu importe si une personne et présence, le message est délivré au moment de l’arrivée du vent. Plus la distance est grande, plus la délivrance est hasardeuse. Si la durée n’est pas suffisante pour atteindre la cible, le message se perd. Les vents suivent les courants d’air et ne se déplacent donc pas forcément en ligne droite. + — title: "Souhait" description: "Modifie les fondements de la réalité ou réplique n’importe quel sort." school: "Invocation" level: 5 concentration: false casting_time: "1 action" duration: "instantanée" range: "personnelle" components: verbal: true somatic: false material: false materials: "" ritual: false classes: **</text:p>
          <text:p text:style-name="Text_20_body">+ == Magie</text:p>
          <text:p text:style-name="Text_20_body">+ <text:span text:style-name="T1">Coût</text:span> : Spécial : 90 points de Magie Le souhait est le plus puissant des sorts qu’une créature mortelle puisse lancer. Vous pouvez modifier les fondements de la réalité selon vos désirs, simplement en prononçant quelques mots.</text:p>
        </text:list-item>
      </text:list>
      <text:p text:style-name="Text_20_body">L’utilisation basique de ce sort consiste à dupliquer les effets de n’importe quel sort de niveau Expert ou moins. Vous n’avez alors pas besoin de remplir les conditions requises, pas même de fournir les composantes matérielles onéreuses, le sort fait tout simplement effet.</text:p>
      <text:p text:style-name="Text_20_body">Sinon, vous pouvez créer l’un des effets suivants, au choix.</text:p>
      <text:list text:style-name="L91">
        <text:list-item>
          <text:p text:style-name="P121">Vous permettez à un maximum de vingt créatures situées dans votre champ de vision de récupérer la totalité de leurs points d’action et vous mettez fin à tous les effets les affectant, tel que décrit dans le sort de .</text:p>
        </text:list-item>
        <text:list-item>
          <text:p text:style-name="P121">Vous conférez à un maximum de dix créatures situées dans votre champ de vision une résistance à un type de dégâts de votre choix.</text:p>
        </text:list-item>
        <text:list-item>
          <text:p text:style-name="P121">Vous conférez à un maximum de dix créatures situées dans votre champ de vision l’immunité contre un unique sort ou un autre effet magique pendant 8 heures. Par exemple, vous pouvez vous immuniser, ainsi que tous vos compagnons, contre l’attaque absorption de vie des liches.</text:p>
        </text:list-item>
        <text:list-item>
          <text:p text:style-name="P121">Vous défaites un unique événement récent en faisant relancer un jet de dé effectué au cours du round précédent (y compris lors de votre dernier tour). La réalité se modifie pour s’adapter au nouveau résultat. Par exemple, un souhait peut obliger un adversaire à relancer un <text:a xlink:type="simple" xlink:href="/utiliser-les-caracteristiques/#jets-de-sauvegarde" office:name=""><text:span text:style-name="Definition">jet de sauvegarde</text:span></text:a> réussi, un ennemi à refaire son jet de critique ou un ami à rejouer un <text:a xlink:type="simple" xlink:href="/utiliser-les-caracteristiques/#jets-de-sauvegarde" office:name=""><text:span text:style-name="Definition">jet de sauvegarde</text:span></text:a> raté. Vous pouvez attribuer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à la créature qui relance le dé et vous êtes libre d’appliquer le résultat du premier jet ou de la relance.</text:p>
        </text:list-item>
      </text:list>
      <text:p text:style-name="First_20_paragraph">Ce sort peut également vous permettre d’accomplir des exploits dépassant le cadre des exemples précédents. Formulez votre souhait à votre MJ de la manière la plus précise possible. Le MJ dispose d’une grande liberté pour gérer ce genre de cas. Plus le souhait est important, plus il y a de chances que quelque chose tourne mal. Le sort peut tout simplement échouer, avoir des effets partiels seulement ou s’accompagner de conséquences inattendues en raison de la manière dont vous l’avez formulé.</text:p>
      <text:h text:style-name="Heading_20_4" text:outline-level="4"><text:bookmark-start text:name="_le_stress_lié_à_lincantation_dun_souhait_pour_faire_autre_chose_que_répliquer_un_autre_sort_vous_affaiblit_grandement_à_tel_point_que_vous_subissez_2d6_dégâts_nécrotiques_par_niveau_de_sort_à_chaque_fois_que_vous_lancez_un_autre_sort_par_la_suite_et_ce_jusquà_ce_que_vous_ayez_terminé_un_repos_long_il_est_absolument_impossible_de_réduire_ces_dégâts_ou_de_les_empêcher_de_quelque_manière_que_ce_soit_de_plus_votre_force_tombe_à_3_si_elle_nest_pas_déjà_de_3_ou_moins_pendant_2d6_jours_à_chaque_fois_que_vous_passez_une_de_ces_journées_à_vous_reposer_et_ne_rien_faire_de_plus_que_des_activités_légères_le_temps_de_récupération_qui_vous_reste_diminue_de_2_jours"/>Le stress lié à l’incantation d’un <text:span text:style-name="T2">souhait</text:span> pour faire autre chose que répliquer un autre sort vous affaiblit grandement. À tel point que vous subissez 2d6 dégâts nécrotiques par niveau de sort à chaque fois que vous lancez un autre sort par la suite, et ce jusqu’à ce que vous ayez terminé un <text:a xlink:type="simple" xlink:href="/gerer-la-sante-du-personnage/#repos-long" office:name=""><text:span text:style-name="Definition"><text:span text:style-name="T2">repos long</text:span></text:span></text:a>. Il est absolument impossible de réduire ces dégâts ou de les empêcher, de quelque manière que ce soit. De plus, votre Force tombe à 3 (si elle n’est pas déjà de 3 ou moins) pendant 2d6 jours. À chaque fois que vous passez une de ces journées à vous reposer et ne rien faire de plus que des activités légères, le temps de récupération qui vous reste diminue de 2 jours.<text:bookmark-end text:name="_le_stress_lié_à_lincantation_dun_souhait_pour_faire_autre_chose_que_répliquer_un_autre_sort_vous_affaiblit_grandement_à_tel_point_que_vous_subissez_2d6_dégâts_nécrotiques_par_niveau_de_sort_à_chaque_fois_que_vous_lancez_un_autre_sort_par_la_suite_et_ce_jusquà_ce_que_vous_ayez_terminé_un_repos_long_il_est_absolument_impossible_de_réduire_ces_dégâts_ou_de_les_empêcher_de_quelque_manière_que_ce_soit_de_plus_votre_force_tombe_à_3_si_elle_nest_pas_déjà_de_3_ou_moins_pendant_2d6_jours_à_chaque_fois_que_vous_passez_une_de_ces_journées_à_vous_reposer_et_ne_rien_faire_de_plus_que_des_activités_légères_le_temps_de_récupération_qui_vous_reste_diminue_de_2_jours"/></text:h>
      <text:p text:style-name="First_20_paragraph">title: "Strangulation" description: "Le PJ étrangle une cible à distance, lui inflige 1d6 dégâts et l'<text:span text:style-name="T2">entrave</text:span>." school: "Invocation" level: 0 concentration: true casting_time: "1 action" duration: "jusqu’à 1 minute" range: "9 mètres" components: verbal: true somatic: true material: false materials: "" ritual: false classes:</text:p>
      <text:p text:style-name="P122">- Magie --- **Coût** : 2 points de Magie <text:s text:c="2"/>Vous tendez le bras en direction de votre cible et, de votre main, vous mimez son étranglement. Faites une attaque de sort à distance. En cas de réussite, la cible subit 1d6 points de dégâts contondants et elle doit faire un [jet de sauvegarde](/utiliser-les-caracteristiques/#jets-de-sauvegarde) de Force ou être [_entravée_](/gerer-la-sante-du-personnage/#entrave). Si le [jet d'attaque](/combattre/#jets-d-attaque) initial était un succès, à chacun de vos tours pendant la durée du sort, vous pouvez utiliser votre action pour lui infliger automatiquement les mêmes dégâts et l'obliger à faire un nouveau [jet de sauvegarde](/utiliser-les-caracteristiques/#jets-de-sauvegarde) de Force. Si vous faites quoi que ce soit d'autre (vous pouvez toutefois parler), le sort prend fin. Le sort prend aussi fin si la cible passe hors de portée ou en dehors de votre champ de vision.</text:p>
      <text:h text:style-name="Heading_20_4" text:outline-level="4"><text:bookmark-start text:name="_à_plus_haut_niveau_si_vous_lancez_ce_sort_en_utilisant_un_emplacement_de_niveau_disciple_vous_infligez_1d6_points_de_dégât_par_round_vous_augmentez_les_dégâts_de_1d6_supplémentaires_par_niveaux_de_plus_jusquà_5d6_au_niveau_maître"/><text:span text:style-name="T1">À plus haut niveau</text:span>. Si vous lancez ce sort en utilisant un emplacement de niveau Disciple, vous infligez 1d6 points de dégât par round. Vous augmentez les dégâts de 1d6 supplémentaires par niveaux de plus (jusqu’à 5d6 au niveau Maître).<text:bookmark-end text:name="_à_plus_haut_niveau_si_vous_lancez_ce_sort_en_utilisant_un_emplacement_de_niveau_disciple_vous_infligez_1d6_points_de_dégât_par_round_vous_augmentez_les_dégâts_de_1d6_supplémentaires_par_niveaux_de_plus_jusquà_5d6_au_niveau_maître"/></text:h>
      <text:p text:style-name="First_20_paragraph">title: "Suggestion" description: "Impose la conduite à suivre à la cible." school: "Enchantement" level: 0 concentration: true casting_time: "1 action" duration: "jusqu’à 8 heures" range: "9 mètres" components: verbal: true somatic: false material: true materials: "une langue de serpent et soit un rayon de miel, soit une goutte d’huile d’olive" ritual: false classes:</text:p>
      <text:p text:style-name="P123">- Magie --- **Coût** : 4 points de Magie <text:s text:c="3"/>Vous visez une créature située à portée et dans votre champ de vision et à même de vous entendre et de vous comprendre. Vous l'influencez par magie de façon à ce qu'elle suive la conduite que vous lui proposez (en seulement une phrase ou deux). Les créatures qui ne peuvent être _charmées_ sont immunisées contre ce sort. Vous devez formuler votre suggestion de manière à ce que la conduite à tenir semble tout à fait raisonnable. Si vous demandez à une créature de se poignarder, de se laisser tomber sur une lance, de s'immoler ou d'accomplir n'importe quelle action à l'évidence néfaste, le sort se termine automatiquement.</text:p>
      <text:p text:style-name="First_20_paragraph">La cible doit réussir un <text:a xlink:type="simple" xlink:href="/utiliser-les-caracteristiques/#jets-de-sauvegarde" office:name=""><text:span text:style-name="Definition">jet de sauvegarde</text:span></text:a> de Sagesse, sans quoi elle fait de son mieux pour suivre la conduite que vous lui avez suggérée et cela peut continuer pendant toute la durée du sort. Si l’action suggérée peut se finir plus rapidement, le sort se termine quand la cible a accompli ce que vous lui aviez demandé.</text:p>
      <text:p text:style-name="Text_20_body">Vous pouvez spécifier des conditions qui déclenchent une conduite spéciale pendant la durée du sort. Par exemple, vous pouvez suggérer à un chevalier de donner son cheval de guerre au premier mendiant qu’il rencontre. Si les conditions ne sont pas remplies avant la fin du sort, la cible n’accomplit pas l’action.</text:p>
      <text:h text:style-name="Heading_20_4" text:outline-level="4"><text:bookmark-start text:name="_si_vous_ou_lun_de_vos_compagnons_blessez_une_créature_affectée_par_ce_sort_le_sort_se_termine"/>Si vous (ou l’un de vos compagnons) blessez une créature affectée par ce sort, le sort se termine.<text:bookmark-end text:name="_si_vous_ou_lun_de_vos_compagnons_blessez_une_créature_affectée_par_ce_sort_le_sort_se_termine"/></text:h>
      <text:p text:style-name="First_20_paragraph">title: "Suggestion de groupe" description: "Les cibles suivent les ordres du PJ pendant 24 heures." school: "Enchantement" level: 2 concentration: false casting_time: "1 action" duration: "24 heures" range: "18 mètres" components: verbal: true somatic: false material: true materials: "une langue de serpent et soit un rayon de miel, soit une goutte d’huile d’olive" ritual: false classes:</text:p>
      <text:p text:style-name="P124">- Magie --- **Coût** : 12 points de Magie <text:s text:c="3"/>Vous visez un maximum de douze créatures de votre choix, situées à portée et dans votre champ de vision et à même de vous entendre et de vous comprendre. Vous les influencez par magie de façon à ce qu'elles suivent la conduite que vous leur proposez (en seulement une phrase ou deux). Les créatures qui ne peuvent être _charmées_ sont immunisées contre ce sort. Vous devez formuler votre suggestion de manière à ce que la conduite à tenir semble tout à fait raisonnable. Si vous demandez à une créature de se poignarder, de se laisser tomber sur une lance, de s'immoler ou d'accomplir n'importe quelle action à l'évidence néfaste, l'effet du sort s'annule automatiquement.</text:p>
      <text:p text:style-name="First_20_paragraph">Chaque cible doit réussir un <text:a xlink:type="simple" xlink:href="/utiliser-les-caracteristiques/#jets-de-sauvegarde" office:name=""><text:span text:style-name="Definition">jet de sauvegarde</text:span></text:a> de Sagesse, sans quoi elle fait de son mieux pour suivre la conduite que vous lui avez suggérée et cela peut occuper toute la durée du sort. Si l’action suggérée peut se finir plus rapidement, le sort se termine quand la cible a accompli ce que vous lui aviez demandé.</text:p>
      <text:p text:style-name="Text_20_body">Vous pouvez spécifier des conditions qui déclenchent une conduite spéciale pendant la durée du sort. Par exemple, vous pouvez suggérer à un groupe de soldats de donner tout leur argent au premier mendiant qu’ils rencontrent. Si les conditions ne sont pas remplies avant la fin du sort, la cible n’accomplit pas l’action.</text:p>
      <text:p text:style-name="Text_20_body">Si vous (ou l’un de vos compagnons) blessez une créature affectée par ce sort, le sort se termine pour elle.</text:p>
      <text:h text:style-name="Heading_20_4" text:outline-level="4"><text:bookmark-start text:name="_à_plus_haut_niveau_si_vous_lancez_ce_sort_en_utilisant_un_emplacement_de_niveau_adepte_ou_supérieur_la_durée_du_sort_est_de_10_jours_si_vous_utilisez_un_emplacement_de_niveau_expert_elle_est_de_30_jours_et_si_vous_utilisez_un_emplacement_de_niveau_maître_elle_est_de_1_an_et_1_jour"/><text:span text:style-name="T1">À plus haut niveau</text:span>. Si vous lancez ce sort en utilisant un emplacement de niveau Adepte ou supérieur, la durée du sort est de 10 jours. Si vous utilisez un emplacement de niveau Expert, elle est de 30 jours et si vous utilisez un emplacement de niveau Maître, elle est de 1 an et 1 jour.<text:bookmark-end text:name="_à_plus_haut_niveau_si_vous_lancez_ce_sort_en_utilisant_un_emplacement_de_niveau_adepte_ou_supérieur_la_durée_du_sort_est_de_10_jours_si_vous_utilisez_un_emplacement_de_niveau_expert_elle_est_de_30_jours_et_si_vous_utilisez_un_emplacement_de_niveau_maître_elle_est_de_1_an_et_1_jour"/></text:h>
      <text:p text:style-name="First_20_paragraph">title: "Symbole" description: "Crée un glyphe piégé qui affecte tous ceux qui le lisent." school: "Abjuration" level: 3 concentration: false casting_time: "1 minute" duration: "jusqu’à dissipation ou déclenchement" range: "contact" components: verbal: true somatic: true material: true materials: "mercure, phosphore et poudre de diamant et d’opale d’une valeur totale d’au moins 1000 po, que le sort consume" ritual: false classes: - Foi - Magie — <text:span text:style-name="T1">Coût</text:span> : 14 points de Magie ou de Foi</text:p>
      <text:p text:style-name="Text_20_body"><text:span text:style-name="T1">Enchantement</text:span> Le lanceur de sort enchante du mercure, phosphore et poudre de diamant et d’opale d’une valeur totale d’au moins 1000 po, que le sort consume. Il a pour cela besoin de 70 po de matériel (encens, bougies…​). + Quand vous lancez ce sort, vous inscrivez un glyphe néfaste sur une surface (comme une partie du sol, un pan de mur ou une table) ou dans un objet que l’on peut refermer pour le dissimuler, comme un livre, un parchemin ou un coffre au trésor. Si vous optez pour une surface, le glyphe peut couvrir une zone de 3 mètres de diamètre au maximum. Si vous choisissez un objet, il ne faut plus le déplacer par la suite : si quelqu’un le déplace à plus de 3 mètres de l’endroit où vous avez jeté ce sort, le glyphe se brise et le sort se termine sans avoir été déclenché.</text:p>
      <text:p text:style-name="Text_20_body">Le glyphe est presque invisible. Pour le discerner, il faut réussir un test d’Intelligence (Investigation) contre le DD du <text:a xlink:type="simple" xlink:href="/utiliser-les-caracteristiques/#jets-de-sauvegarde" office:name=""><text:span text:style-name="Definition">jet de sauvegarde</text:span></text:a> de votre sort.</text:p>
      <text:p text:style-name="Text_20_body">C’est lors de l’incantation que vous décidez de ce qui déclenchera le sort. Pour les glyphes tracés sur une surface quelconque, les déclencheurs les plus courants consistent à toucher le glyphe ou à se tenir dessus, à déplacer un objet recouvrant le glyphe, à s’approcher à une certaine distance du glyphe ou encore à manipuler l’objet sur lequel le glyphe est tracé. Pour les glyphes inscrits dans un objet, on trouve parmi les déclencheurs les plus répandus le fait d’ouvrir l’objet, de s’en approcher à une certaine distance, ou de voir ou de lire le glyphe.</text:p>
      <text:p text:style-name="Text_20_body">Vous pouvez affiner le déclencheur, de façon à ce que le sort s’active sous certaines conditions ou en fonction de certaines caractéristiques physiques (comme le poids ou la taille), ou selon un type de créature. Vous pouvez aussi définir des conditions pour que certaines créatures ne déclenchent pas le glyphe, en prononçant un mot de passe, par exemple.</text:p>
      <text:p text:style-name="Text_20_body">Lorsque vous dessinez le glyphe, vous devez choisir l’une des options suivantes. Une fois le glyphe déclenché, il se met à luire et emplit une sphère de 18 mètres de rayon avec une faible lumière pendant 10 minutes, après quoi le sort se termine. Chaque créature présente dans la sphère quand le glyphe s’active est visée par ses effets, tout comme une créature qui entre dans la sphère pour la première fois de son tour ou qui y termine son tour.</text:p>
      <text:p text:style-name="Text_20_body"><text:span text:style-name="T1">Démence</text:span>. Chaque cible doit effectuer un <text:a xlink:type="simple" xlink:href="/utiliser-les-caracteristiques/#jets-de-sauvegarde" office:name=""><text:span text:style-name="Definition">jet de sauvegarde</text:span></text:a> d’Intelligence. Celles qui échouent deviennent folles pendant 1 minute. Une créature démente ne peut pas entreprendre la moindre action, ne comprend pas ce que disent les autres créatures, ne peut pas lire et ne parle que dans un charabia incompréhensible. C’est le MJ qui contrôle ses déplacements qui deviennent complètement erratiques.</text:p>
      <text:p text:style-name="Text_20_body"><text:span text:style-name="T1">Désespoir</text:span>. Chaque cible doit réussir un <text:a xlink:type="simple" xlink:href="/utiliser-les-caracteristiques/#jets-de-sauvegarde" office:name=""><text:span text:style-name="Definition">jet de sauvegarde</text:span></text:a> de Charisme ou être submergée par le désespoir pendant 1 minute. Pendant tout ce temps, elles ne peuvent pas attaquer ni viser une créature avec une capacité, un sort ou un autre effet magique hostile.</text:p>
      <text:p text:style-name="Text_20_body"><text:span text:style-name="T1">Discorde</text:span>. Chaque cible doit effectuer un <text:a xlink:type="simple" xlink:href="/utiliser-les-caracteristiques/#jets-de-sauvegarde" office:name=""><text:span text:style-name="Definition">jet de sauvegarde</text:span></text:a> de Constitution. Celles qui le ratent se mettent à se quereller avec les autres créatures pendant 1 minute. Pendant tout ce temps, elles sont incapables de tenir une conversation sensée et subissent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text:p>
      <text:p text:style-name="Text_20_body"><text:span text:style-name="T1">Douleur</text:span>. Chaque cible doit réussir un <text:a xlink:type="simple" xlink:href="/utiliser-les-caracteristiques/#jets-de-sauvegarde" office:name=""><text:span text:style-name="Definition">jet de sauvegarde</text:span></text:a> de Constitution ou être <text:a xlink:type="simple" xlink:href="/gerer-la-sante-du-personnage/#neutralise" office:name=""><text:span text:style-name="Definition"><text:span text:style-name="T2">neutralisée</text:span></text:span></text:a> par une douleur insoutenable pendant 1 minute.</text:p>
      <text:p text:style-name="Text_20_body"><text:span text:style-name="T1">Étourdissement</text:span>. Chaque cible doit réussir un <text:a xlink:type="simple" xlink:href="/utiliser-les-caracteristiques/#jets-de-sauvegarde" office:name=""><text:span text:style-name="Definition">jet de sauvegarde</text:span></text:a> de Sagesse ou être <text:a xlink:type="simple" xlink:href="/gerer-la-sante-du-personnage/#etourdi" office:name=""><text:span text:style-name="Definition"><text:span text:style-name="T2">étourdie</text:span></text:span></text:a> pendant 1 minute.</text:p>
      <text:p text:style-name="Text_20_body"><text:span text:style-name="T1">Frayeur</text:span>. Chaque cible doit effectuer un <text:a xlink:type="simple" xlink:href="/utiliser-les-caracteristiques/#jets-de-sauvegarde" office:name=""><text:span text:style-name="Definition">jet de sauvegarde</text:span></text:a> de Sagesse. Celles qui échouent sont <text:a xlink:type="simple" xlink:href="/gerer-la-sante-du-personnage/#terrorise" office:name=""><text:span text:style-name="Definition"><text:span text:style-name="T2">terrorisées</text:span></text:span></text:a> pendant 1 minute. Une cible <text:a xlink:type="simple" xlink:href="/gerer-la-sante-du-personnage/#terrorise" office:name=""><text:span text:style-name="Definition"><text:span text:style-name="T2">terrorisée</text:span></text:span></text:a> lâche tout ce qu’elle tient et doit s’éloigner du glyphe de 9 mètres au minimum à chacun de ses tours, dans la mesure du possible.</text:p>
      <text:p text:style-name="Text_20_body"><text:span text:style-name="T1">Mort</text:span>. Chaque cible doit effectuer un <text:a xlink:type="simple" xlink:href="/utiliser-les-caracteristiques/#jets-de-sauvegarde" office:name=""><text:span text:style-name="Definition">jet de sauvegarde</text:span></text:a> de Constitution. Celles qui échouent subissent 10d10 dégâts nécrotiques, les autres la moitié seulement.</text:p>
      <text:h text:style-name="Heading_20_4" text:outline-level="4"><text:bookmark-start text:name="_sommeil_chaque_cible_doit_réussir_un_jet_de_sauvegarde_de_sagesse_ou_tomber_inconsciente_pendant_10_minutes_une_telle_créature_se_réveille_si_elle_subit_des_dégâts_ou_si_quelquun_utilise_son_action_pour_la_réveiller_en_la_secouant_ou_la_giflant"/><text:span text:style-name="T1">Sommeil</text:span>. Chaque cible doit réussir un <text:a xlink:type="simple" xlink:href="/utiliser-les-caracteristiques/#jets-de-sauvegarde" office:name=""><text:span text:style-name="Definition">jet de sauvegarde</text:span></text:a> de Sagesse ou tomber <text:a xlink:type="simple" xlink:href="/gerer-la-sante-du-personnage/#inconscient" office:name=""><text:span text:style-name="Definition"><text:span text:style-name="T2">inconsciente</text:span></text:span></text:a> pendant 10 minutes. Une telle créature se réveille si elle subit des dégâts ou si quelqu’un utilise son action pour la réveiller en la secouant ou la giflant.<text:bookmark-end text:name="_sommeil_chaque_cible_doit_réussir_un_jet_de_sauvegarde_de_sagesse_ou_tomber_inconsciente_pendant_10_minutes_une_telle_créature_se_réveille_si_elle_subit_des_dégâts_ou_si_quelquun_utilise_son_action_pour_la_réveiller_en_la_secouant_ou_la_giflant"/></text:h>
      <text:p text:style-name="First_20_paragraph">title: "Tempête de grêle" description: "Invoque une tempête qui inflige des dégâts contondants et de froid." school: "Évocation" level: 1 concentration: false casting_time: "1 action" duration: "instantanée" range: "90 mètres" components: verbal: true somatic: true material: true materials: "une pincée de poussière et quelques gouttes d’eau" ritual: false classes: - Foi - Magie — <text:span text:style-name="T1">Coût</text:span> : 8 points de Magie ou de Foi + Des grêlons durs comme de la pierre s’abattent dans un cylindre de 6 mètres de rayon pour 12 mètres de haut, centré sur un point de votre choix à portée. Chaque créature présente dans le cylindre doit effectuer un <text:a xlink:type="simple" xlink:href="/utiliser-les-caracteristiques/#jets-de-sauvegarde" office:name=""><text:span text:style-name="Definition">jet de sauvegarde</text:span></text:a> de Dextérité. Celles qui échouent subissent 2d8 dégâts contondants et 4d6 dégâts de froid tandis que les autres en subissent la moitié seulement.</text:p>
      <text:p text:style-name="Text_20_body">Les grêlons transforment la zone en terrain difficile jusqu’à la fin de votre prochain tour.</text:p>
      <text:h text:style-name="Heading_20_4" text:outline-level="4"><text:bookmark-start text:name="_à_plus_haut_niveau_si_vous_lancez_ce_sort_en_utilisant_un_emplacement_de_niveau_apprenti_ou_supérieur_les_dégâts_contondants_augmentent_de_1d6_par_niveau_au_delà_du_niveau_de_disciple"/><text:span text:style-name="T1">À plus haut niveau</text:span>. Si vous lancez ce sort en utilisant un emplacement de niveau Apprenti ou supérieur, les dégâts contondants augmentent de 1d6 par niveau au-delà du niveau de Disciple.<text:bookmark-end text:name="_à_plus_haut_niveau_si_vous_lancez_ce_sort_en_utilisant_un_emplacement_de_niveau_apprenti_ou_supérieur_les_dégâts_contondants_augmentent_de_1d6_par_niveau_au_delà_du_niveau_de_disciple"/></text:h>
      <text:p text:style-name="First_20_paragraph">title: "Tempête de neige" description: "Invoque une tempête qui fait chuter les créatures." school: "Invocation" level: 1 concentration: true casting_time: "1 action" duration: "jusqu’à 1 minute" range: "45 mètres" components: verbal: true somatic: true material: true materials: "une pincée de poussière et quelques gouttes d’eau" ritual: false classes: - Foi - Magie — <text:span text:style-name="T1">Coût</text:span> : 6 points de Magie ou de Foi Jusqu’à la fin du sort, une averse de flocons et de neige fondue s’abat dans un cylindre de 6 mètres de haut pour un rayon de 12 mètres centré sur un point de votre choix situé à portée. Dans la zone, la visibilité est nulle et les flammes à nu s’éteignent.</text:p>
      <text:p text:style-name="Text_20_body">Le sol de la zone est couvert d’une couche de verglas si glissante que le terrain devient difficile. Quand une créature entre dans la zone d’effet pour la première fois de son tour ou y débute son tour, elle doi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text:p>
      <text:h text:style-name="Heading_20_4" text:outline-level="4"><text:bookmark-start text:name="_si_une_créature_se_concentre_dans_la_zone_deffet_du_sort_elle_doit_réussir_un_jet_de_sauvegarde_de_constitution_contre_le_dd_du_jet_de_sauvegarde_de_votre_sort_ou_perdre_sa_concentration"/>Si une créature se concentre dans la zone d’effet du sort, elle doit réussir un <text:a xlink:type="simple" xlink:href="/utiliser-les-caracteristiques/#jets-de-sauvegarde" office:name=""><text:span text:style-name="Definition">jet de sauvegarde</text:span></text:a> de Constitution contre le DD du <text:a xlink:type="simple" xlink:href="/utiliser-les-caracteristiques/#jets-de-sauvegarde" office:name=""><text:span text:style-name="Definition">jet de sauvegarde</text:span></text:a> de votre sort, ou perdre sa concentration.<text:bookmark-end text:name="_si_une_créature_se_concentre_dans_la_zone_deffet_du_sort_elle_doit_réussir_un_jet_de_sauvegarde_de_constitution_contre_le_dd_du_jet_de_sauvegarde_de_votre_sort_ou_perdre_sa_concentration"/></text:h>
      <text:p text:style-name="First_20_paragraph">title: "Tempête de sable" description: "Crée une tempête de sable mouvante qui inflige 8d6 dégâts." school: "Invocation" level: 4 concentration: true casting_time: "1 action" duration: "jusqu’à 1 minute" range: "1 kilomètre" components: verbal: true somatic: true material: true materials: "une rose des sables" ritual: false classes: - Foi — <text:span text:style-name="T1">Coût</text:span> : 16 points de Foi + <text:span text:style-name="T1">Enchantement</text:span> Le lanceur de sort enchante une rose des sables. Il a pour cela besoin de 80 po de matériel (encens, bougies…​). + Vous créez une gigantesque tempête de sable qui balaye tout sur son passage. La vague de sable mesure 150 mètres de large, 24 mètres de long et 24 mètres de haut. Elle débute au point désigné situé à portée puis se déplace à une vitesse de 24 mètres par round dans la direction de votre choix. Une fois la direction fixée, il n’est plus possible d’en modifier la course. La vague inflige 8d6 dégâts contondants à toute créature qui se trouve sur son passage. Chaque créature affectée a droit à un <text:a xlink:type="simple" xlink:href="/utiliser-les-caracteristiques/#jets-de-sauvegarde" office:name=""><text:span text:style-name="Definition">jet de sauvegarde</text:span></text:a> de Force pour réduire les dégâts de moitié. Les créatures de taille G ou inférieure qui le ratent sont emportées dans les airs et subissent 3d6 dégâts supplémentaires (non affectés par le résultat du jet de sauvegarde), tandis que les créatures de taille TG ou supérieure tombent <text:a xlink:type="simple" xlink:href="/gerer-la-sante-du-personnage/#a-terre" office:name=""><text:span text:style-name="Definition"><text:span text:style-name="T2">à terre</text:span></text:span></text:a>. Tant qu’une créature se trouve dans la zone d’effet de la tempête, elle est <text:a xlink:type="simple" xlink:href="/gerer-la-sante-du-personnage/#aveugle" office:name=""><text:span text:style-name="Definition"><text:span text:style-name="T2">aveuglée</text:span></text:span></text:a> et elle bénéficie d’un abri important.</text:p>
      <text:h text:style-name="Heading_20_4" text:outline-level="4"><text:bookmark-start text:name="_si_ce_sort_est_lancé_dans_un_désert_de_sable_ou_de_pierre_il_inflige_4d6_dégâts_supplémentaires_qui_sont_divisés_par_deux_en_cas_de_jet_de_sauvegarde_de_force_réussi"/>Si ce sort est lancé dans un désert de sable ou de pierre, il inflige 4d6 dégâts supplémentaires (qui sont divisés par deux en cas de <text:a xlink:type="simple" xlink:href="/utiliser-les-caracteristiques/#jets-de-sauvegarde" office:name=""><text:span text:style-name="Definition">jet de sauvegarde</text:span></text:a> de Force réussi).<text:bookmark-end text:name="_si_ce_sort_est_lancé_dans_un_désert_de_sable_ou_de_pierre_il_inflige_4d6_dégâts_supplémentaires_qui_sont_divisés_par_deux_en_cas_de_jet_de_sauvegarde_de_force_réussi"/></text:h>
      <text:p text:style-name="First_20_paragraph">title: "Tempête vengeresse" description: "Crée une violente tempête dont les effets évoluent de round en round." school: "Invocation" level: 5 concentration: true casting_time: "1 action" duration: "jusqu’à 1 minute" range: "champ de vision" components: verbal: true somatic: true material: false materials: "" ritual: false classes: - Foi — <text:span text:style-name="T1">Coût</text:span> : 18 points de Foi + De menaçantes nuées orageuses se forment en un point situé dans votre champ de vision et s’étendent dans un rayon de 110 mètres. Des éclairs strient la zone, le tonnerre gronde et un vent fort se lève. Chaque créature située sous le nuage lors de son apparition (mais pas à plus de 1500 mètres au-dessous) doit faire un <text:a xlink:type="simple" xlink:href="/utiliser-les-caracteristiques/#jets-de-sauvegarde" office:name=""><text:span text:style-name="Definition">jet de sauvegarde</text:span></text:a> de Constitution. Celles qui échouent subissent 2d6 dégâts de tonnerre et sont <text:span text:style-name="T2">assourdies</text:span> pendant 5 minutes.</text:p>
      <text:p text:style-name="Text_20_body">À chaque round où vous continuez à vous concentrer sur ce sort, il génère des effets supplémentaires à votre tour.</text:p>
      <text:p text:style-name="Text_20_body"><text:span text:style-name="T1">Round 2</text:span>. Une pluie acide se met à tomber. Les créatures et les objets situés sous le nuage subissent 1d6 dégâts d’acide.</text:p>
      <text:p text:style-name="Text_20_body"><text:span text:style-name="T1">Round 3</text:span>. Vous appelez six éclairs qui s’abattent du nuage sur six créatures ou objets de votre choix situés sous la nuée. Une même créature ou un même objet ne peut pas être la cible de plusieurs éclairs. Une créature frappée par la foudre doit effectuer un <text:a xlink:type="simple" xlink:href="/utiliser-les-caracteristiques/#jets-de-sauvegarde" office:name=""><text:span text:style-name="Definition">jet de sauvegarde</text:span></text:a> de Dextérité. Si elle échoue, elle subit 10d6 dégâts de foudre, la moitié seulement si elle réussit.</text:p>
      <text:p text:style-name="Text_20_body"><text:span text:style-name="T1">Round 4</text:span>. La grêle se met à tomber. Chaque créature située sous le nuage subit 2d6 dégâts contondants.</text:p>
      <text:h text:style-name="Heading_20_4" text:outline-level="4"><text:bookmark-start text:name="_rounds_5_à_10_des_bourrasques_et_une_pluie_glacée_balaient_la_zone_sous_le_nuage_et_la_transforment_en_terrain_difficile_où_la_visibilité_est_nulle_chaque_créature_qui_sy_trouve_subit_1d6_dégâts_de_froid_il_est_impossible_deffectuer_une_attaque_avec_une_arme_à_distance_dans_la_zone_le_vent_et_la_pluie_fonctionnent_comme_une_distraction_sévère_quand_il_sagit_de_se_concentrer_sur_un_sort_enfin_des_bourrasques_de_vent_fort_de_30_à_75_kilomètres_par_heure_dispersent_automatiquement_le_brouillard_la_brume_et_les_phénomènes_similaires_stagnant_dans_la_zone_quils_soient_dorigine_ordinaire_ou_magique"/><text:span text:style-name="T1">Rounds 5 à 10</text:span>. Des bourrasques et une pluie glacée balaient la zone sous le nuage et la transforment en terrain difficile où la visibilité est nulle. Chaque créature qui s’y trouve subit 1d6 dégâts de froid. Il est impossible d’effectuer une attaque avec une arme à distance dans la zone. Le vent et la pluie fonctionnent comme une distraction sévère quand il s’agit de se concentrer sur un sort. Enfin, des bourrasques de vent fort (de 30 à 75 kilomètres par heure) dispersent automatiquement le brouillard, la brume et les phénomènes similaires stagnant dans la zone, qu’ils soient d’origine ordinaire ou magique.<text:bookmark-end text:name="_rounds_5_à_10_des_bourrasques_et_une_pluie_glacée_balaient_la_zone_sous_le_nuage_et_la_transforment_en_terrain_difficile_où_la_visibilité_est_nulle_chaque_créature_qui_sy_trouve_subit_1d6_dégâts_de_froid_il_est_impossible_deffectuer_une_attaque_avec_une_arme_à_distance_dans_la_zone_le_vent_et_la_pluie_fonctionnent_comme_une_distraction_sévère_quand_il_sagit_de_se_concentrer_sur_un_sort_enfin_des_bourrasques_de_vent_fort_de_30_à_75_kilomètres_par_heure_dispersent_automatiquement_le_brouillard_la_brume_et_les_phénomènes_similaires_stagnant_dans_la_zone_quils_soient_dorigine_ordinaire_ou_magique"/></text:h>
      <text:p text:style-name="First_20_paragraph">title: "Ténèbres" description: "Sphère de 4,50 mètres plongée dans le noir complet." school: "Évocation" level: 0 concentration: true casting_time: "1 action" duration: "jusqu’à 10 minutes" range: "18 mètres" components: verbal: true somatic: false material: true materials: "des poils de chauve-souris et une goutte de poix ou un bout de charbon, condition de nuit ou sous terre" ritual: false classes:</text:p>
      <text:p text:style-name="P125">- Magie --- **Coût** : 4 points de Magie <text:s text:c="3"/>Des ténèbres magiques se répandent depuis un point de votre choix situé à portée, jusqu'à englober une sphère de 4,50 mètres de rayon. Les ténèbres s'étendent en franchissant tout angle éventuel. La vision dans le noir d'une créature ne suffit pas à percer ces ténèbres et les lumières non-magiques se révèlent incapables de les éclairer.</text:p>
      <text:p text:style-name="First_20_paragraph">Si le point que vous avez choisi est un objet en votre possession ou un objet qui n’est ni porté ni transporté par autrui, les ténèbres émanent de l’objet et se déplacent avec lui. Il suffit de recouvrir complètement l’objet affecté avec un objet opaque, comme un bol ou un heaume, pour bloquer les ténèbres.</text:p>
      <text:h text:style-name="Heading_20_4" text:outline-level="4"><text:bookmark-start text:name="_si_une_partie_de_la_zone_affectée_par_ce_sort_chevauche_une_zone_de_lumière_issue_dun_sort_de_niveau_2_ou_moins_elle_dissipe_le_sort_de_lumière"/>Si une partie de la zone affectée par ce sort chevauche une zone de lumière issue d’un sort de niveau 2 ou moins, elle dissipe le sort de lumière.<text:bookmark-end text:name="_si_une_partie_de_la_zone_affectée_par_ce_sort_chevauche_une_zone_de_lumière_issue_dun_sort_de_niveau_2_ou_moins_elle_dissipe_le_sort_de_lumière"/></text:h>
      <text:p text:style-name="First_20_paragraph">title: "Texte illusoire" description: "Le véritable texte écrit n’est lisible que par les personnes désignées." school: "Illusion" level: 0 concentration: false casting_time: "1 minute" duration: "10 jours" range: "contact" components: verbal: false somatic: true material: true materials: "de l’encre à base de plomb valant au minimum 10 po, que le sort consume" ritual: true classes:</text:p>
      <text:p text:style-name="P126">- Magie --- **Coût** : 2 points de Magie <text:s text:c="3"/>Vous écrivez sur un papier, un parchemin ou un autre matériau adapté à l'écriture et l'imprégnez d'une puissante illusion qui persiste pendant toute la durée du sort.</text:p>
      <text:p text:style-name="First_20_paragraph">À vos yeux et à ceux de toutes les créatures que vous désignez lors de l’incantation, l’écriture semble normale, de votre main, et transmet le message que vous aviez en tête en rédigeant le texte. Pour les autres personnes, vos écrits semblent appartenir à une langue inconnue ou magique complètement inintelligible, ou alors ils transmettent un message complètement différent de la réalité, rédigé d’une main qui n’est pas la vôtre et dans une autre langue de votre connaissance.</text:p>
      <text:h text:style-name="Heading_20_4" text:outline-level="4"><text:bookmark-start text:name="_si_quelquun_dissipe_le_sort_lillusion_disparaît_mais_le_message_original_aussi_une_créature_dotée_de_vision_parfaite_est_capable_de_lire_le_message_original"/>Si quelqu’un dissipe le sort, l’illusion disparaît, mais le message original aussi. Une créature dotée de vision parfaite est capable de lire le message original.<text:bookmark-end text:name="_si_quelquun_dissipe_le_sort_lillusion_disparaît_mais_le_message_original_aussi_une_créature_dotée_de_vision_parfaite_est_capable_de_lire_le_message_original"/></text:h>
      <text:p text:style-name="First_20_paragraph">title: "Thaumaturgie" description: "Permet de créer un effet magique mineur à choisir dans une liste." school: "Transmutation" level: 0 concentration: false casting_time: "1 action" duration: "jusqu’à 1 minute" range: "9 mètres" components: verbal: true somatic: false material: false materials: "" ritual: false classes: - Foi</text:p>
      <text:p text:style-name="Horizontal_20_Line"/>
      <text:p text:style-name="First_20_paragraph"><text:span text:style-name="T1">Coût</text:span> : 1 point de Foi</text:p>
      <text:p text:style-name="Text_20_body">Vous créez une manifestation merveilleuse mineure ou un signe de puissance surnaturelle à portée, ce qui génère l’un des effets magiques suivants à portée.</text:p>
      <text:list text:style-name="L92">
        <text:list-item>
          <text:p text:style-name="P127">Votre voix retentit jusqu’à trois fois plus fort que la normale pendant 1 minute.</text:p>
        </text:list-item>
        <text:list-item>
          <text:p text:style-name="P127">Les flammes vacillent, se ravivent, se réduisent ou changent de couleur pendant une minute.</text:p>
        </text:list-item>
        <text:list-item>
          <text:p text:style-name="P127">Vous provoquez des secousses inoffensives qui agitent le sol pendant 1 minute.</text:p>
        </text:list-item>
        <text:list-item>
          <text:p text:style-name="P127">Vous émettez un son instantané qui émane d’un point de votre choix situé à portée, comme un roulement de tonnerre, le croassement d’un corbeau ou des murmures inquiétants.</text:p>
        </text:list-item>
        <text:list-item>
          <text:p text:style-name="P127">Vous provoquez la fermeture ou l’ouverture violente et immédiate d’une porte ou d’une fenêtre non verrouillée.</text:p>
        </text:list-item>
        <text:list-item>
          <text:p text:style-name="P127">Vous modifiez l’apparence de vos yeux pendant 1 minute.</text:p>
        </text:list-item>
      </text:list>
      <text:h text:style-name="Heading_20_4" text:outline-level="4"><text:bookmark-start text:name="_si_vous_lancez_ce_sort_à_plusieurs_reprises_vous_ne_pouvez_avoir_que_trois_effets_dune_minute_actifs_à_la_fois_vous_pouvez_révoquer_un_tel_effet_par_une_action"/>Si vous lancez ce sort à plusieurs reprises, vous ne pouvez avoir que trois effets d’une minute actifs à la fois. Vous pouvez révoquer un tel effet par une action.<text:bookmark-end text:name="_si_vous_lancez_ce_sort_à_plusieurs_reprises_vous_ne_pouvez_avoir_que_trois_effets_dune_minute_actifs_à_la_fois_vous_pouvez_révoquer_un_tel_effet_par_une_action"/></text:h>
      <text:p text:style-name="First_20_paragraph">title: "Torche" description: "Transforme une branche en torche" school: Transmutation level: 0 concentration: true casting_time: "1 action" duration: "7 heures plus bonus d’intelligence ou de sagesse." range: "contact" components: verbal: true somatic: false material: true materials: "Sève" ritual: true classes:</text:p>
      <text:list text:style-name="L93">
        <text:list-item>
          <text:p text:style-name="P128">Magie</text:p>
        </text:list-item>
        <text:list-item>
          <text:p text:style-name="P128">Foi source: "Gwion" — <text:span text:style-name="T1">Coût</text:span> : 4 points de Magie + <text:span text:style-name="T1">Enchantement</text:span> Le lanceur de sort utilise de la sève qu’il a prélevé sur un résineux. Il a pour cela besoin de 5 po de matériel (encens, bougies…​). La sève se conditionne en bâtonnet semblable à de la colophane. Un enchantement permet d’obtenir 2d6 doses.</text:p>
        </text:list-item>
      </text:list>
      <text:h text:style-name="Heading_20_4" text:outline-level="4"><text:bookmark-start text:name="_le_lanceurt_de_sort_incante_sur_de_la_sève_avant_de_lappliquer_sur_un_morceau_de_bois_choisi_le_morceau_de_bois_devient_alors_une_vraie_torche_les_propriétés_magiques_de_la_sève_sannule_au_bout_de_deux_jours_le_sorcier_peut_se_concentrer_sur_un_maximum_de_24_torches_mais_alors_la_durée_du_sort_est_divisée_par_le_nombre_de_torche_avec_un_minimum_de_15_minutes"/>Le lanceurt de sort incante sur de la sève avant de l’appliquer sur un morceau de bois choisi. Le morceau de bois devient alors une vraie torche. Les propriétés magiques de la sève s’annule au bout de deux jours. Le sorcier peut se concentrer sur un maximum de 24 torches, mais alors la durée du sort est divisée par le nombre de torche avec un minimum de 15 minutes.<text:bookmark-end text:name="_le_lanceurt_de_sort_incante_sur_de_la_sève_avant_de_lappliquer_sur_un_morceau_de_bois_choisi_le_morceau_de_bois_devient_alors_une_vraie_torche_les_propriétés_magiques_de_la_sève_sannule_au_bout_de_deux_jours_le_sorcier_peut_se_concentrer_sur_un_maximum_de_24_torches_mais_alors_la_durée_du_sort_est_divisée_par_le_nombre_de_torche_avec_un_minimum_de_15_minutes"/></text:h>
      <text:p text:style-name="First_20_paragraph">title: Torche divine description: "Augmente l’effet d’une torche" school: Transmutation level: 1 concentration: false casting_time: "1 actions" duration: "Jusqu’à ce que le feu s’éteigne." range: "contact" components: verbal: true somatic: true material: true materials: "onguent à base de Fluor et poudre noir" ritual: true classes:</text:p>
      <text:p text:style-name="P129">- Foi source: "Elric" --- **Coût** : 6 points de Foi <text:s text:c="2"/>**Enchantement** Le lanceur de sort enchante un onguent à base de Fluor et poudre noir. Il a pour cela besoin de 30 po de matériel (encens, bougies...).</text:p>
      <text:p text:style-name="First_20_paragraph">Le sorcier doit préparer puis incanter pendant 2 heures sur un onguent à base de poudre à canon et de fluor. Cette onguent peut être conservé pendant un mois au maximum avant de devoir relancer le sort.Le sorcier doit par la suite appliquer cette onguent sur une torche, ce qui doublera sa zone de lumière vive et sa zone de lumière faible. Ce sort éblouie instantanément toutes créatures vivant dans l’obscurité sans jet de sauvegarde. Cette torche a les mêmes inconvénients qu’une simple torche mais elle peut être toute fois combinée avec le sort « torche ». + <text:span text:style-name="T1">À plus haut niveau.</text:span> Pour chaque emplacement de surcharge, la zone de lumière vive est augmentée de 6 mètres et la zone de faible lumière de 6 mètres elle aussi. + — title: "Transpercer" description: "Le projectile du PJ inflige 1d6 dégâts à chaque round." school: "Invocation" level: 0 concentration: true casting_time: "1 action bonus" duration: "jusqu’à 1 minute" range: "personnelle" components: verbal: true somatic: false material: false materials: "" ritual: false classes: - Foi — <text:span text:style-name="T1">Coût</text:span> : 2 points de Foi + La prochaine fois que vous blessez une créature avec une arme à distance qui inflige des dégâts perçants ou tranchants, l’arme reste fichée dans le corps de votre cible. Elle lui inflige 1d6 dégâts supplémentaires à chacun de vos tours suivants jusqu’à la fin du sort, ou jusqu’à ce qu’elle utilise son action pour retirer l’arme. Retirer l’arme lui inflige 2d6 dégâts, ou la moitié si elle réussit un <text:a xlink:type="simple" xlink:href="/utiliser-les-caracteristiques/#jets-de-sauvegarde" office:name=""><text:span text:style-name="Definition">jet de sauvegarde</text:span></text:a> de Dextérité. — title: "Transport végétal" description: "Crée un lien entre deux plantes qui permet le déplacement." school: "Invocation" level: 2 concentration: false casting_time: "1 action" duration: "1 round" range: "3 mètres" components: verbal: true somatic: true material: false materials: "" ritual: false classes: - Foi — <text:span text:style-name="T1">Coût</text:span> : 12 points de Foi + Ce sort crée un lien magique entre une plante inanimée de taille G ou supérieure située à portée et une autre plante de mêmes dimensions, située à n’importe quelle distance mais sur le même plan d’existence. Vous devez impérativement avoir vu ou touché la plante de destination au moins une fois auparavant. Pendant toute la durée du sort, Seul vous pouvez entrer par la plante de départ et ressortir par celle d’arrivée en dépensant 1,50 mètre de déplacement. — title: "Tremblement de terre" description: "Séisme qui ébranle les créatures et endommage les bâtiments." school: "Évocation" level: 4 concentration: true casting_time: "1 action" duration: "jusqu’à 1 minute" range: "150 mètres" components: verbal: true somatic: true material: true materials: "une pincée de poussière, un caillou et un peu d’argile" ritual: false classes: - Foi - Magie — <text:span text:style-name="T1">Coût</text:span> : 16 points de Magie ou de Foi + Vous créez une perturbation sismique en un point situé au niveau du sol, dans votre champ de vision et à portée. Pendant toute la durée du sort, d’intenses secousses agitent le sol dans un cercle de 30 mètres de rayon centré sur le point choisi. Elles ébranlent toutes les créatures et structures en contact avec le sol de cette zone.</text:p>
      <text:p text:style-name="Text_20_body">Le sol affecté devient un terrain difficile. Toute créature qui se trouve en contact avec le sol et en pleine concentration doit réussir un <text:a xlink:type="simple" xlink:href="/utiliser-les-caracteristiques/#jets-de-sauvegarde" office:name=""><text:span text:style-name="Definition">jet de sauvegarde</text:span></text:a> de Constitution sous peine de voir sa concentration brisée.</text:p>
      <text:p text:style-name="Text_20_body">Quand vous lancez ce sort, et à la fin de chacun de vos tours passés à vous concentrer dessus, toutes les créatures en contact avec le sol de la zone affectée doiven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text:p>
      <text:p text:style-name="Text_20_body">Le sort a des effets supplémentaires selon le terrain affecté. C’est au MJ de déterminer cela.</text:p>
      <text:p text:style-name="Text_20_body"><text:span text:style-name="T1">Fissures</text:span>. Une fois que vous avez lancé le sort, des fissures s’ouvrent dans toute la zone affectée au début de votre tour suivant. 1d6 fissures s’ouvrent en des points choisis par le MJ. Chacune fait 1d10×3 mètres de profondeur pour 3 mètres de large et s’étend d’un bout de la zone sismique à l’autre. Une créature qui se tient sur l’emplacement d’une fissure en train de s’ouvrir doit effectuer un <text:a xlink:type="simple" xlink:href="/utiliser-les-caracteristiques/#jets-de-sauvegarde" office:name=""><text:span text:style-name="Definition">jet de sauvegarde</text:span></text:a> de Dextérité. Si elle le rate, elle tombe dedans, sinon elle réussit à s’écarter à temps.</text:p>
      <text:p text:style-name="Text_20_body">Une structure s’effondre automatiquement si une fissure s’ouvre sous elle (voir plus loin).</text:p>
      <text:h text:style-name="Heading_20_4" text:outline-level="4"><text:bookmark-start text:name="_structures_les_secousses_infligent_50_dégâts_contondants_à_toute_structure_en_contact_avec_le_sol_au_moment_où_vous_lancez_le_sort_et_au_début_de_chacun_de_vos_tours_jusquà_la_fin_du_sort_si_lune_delles_tombe_à_0_point_de_vie_elle_seffondre_et_blesse_peut_être_les_créatures_voisines_une_créature_qui_se_trouve_près_dun_bâtiment_en_train_de_seffondrer_à_une_distance_égale_ou_inférieure_à_la_moitié_de_la_hauteur_de_ce_bâtiment_doit_effectuer_un_jet_de_sauvegarde_de_dextérité_si_elle_échoue_elle_subit_5d6_dégâts_contondants_elle_tombe_à_terre_et_elle_est_ensevelie_sous_les_décombres_il_faut_réussir_un_test_de_force_athlétisme_dd_20_via_une_action_pour_y_échapper_le_mj_peut_modifier_le_dd_en_fonction_de_la_nature_des_décombres_si_la_créature_réussit_son_jet_de_sauvegarde_elle_subit_seulement_la_moitié_des_dégâts_ne_tombe_pas_à_terre_et_nest_pas_ensevelie"/><text:span text:style-name="T1">Structures</text:span>. Les secousses infligent 50 dégâts contondants à toute structure en contact avec le sol au moment où vous lancez le sort et au début de chacun de vos tours jusqu’à la fin du sort. Si l’une d’elles tombe à 0 point de vie, elle s’effondre et blesse peut-être les créatures voisines. Une créature qui se trouve près d’un bâtiment en train de s’effondrer, à une distance égale ou inférieure à la moitié de la hauteur de ce bâtiment, doit effectuer un <text:a xlink:type="simple" xlink:href="/utiliser-les-caracteristiques/#jets-de-sauvegarde" office:name=""><text:span text:style-name="Definition">jet de sauvegarde</text:span></text:a> de Dextérité. Si elle échoue, elle subit 5d6 dégâts contondants, elle tombe <text:a xlink:type="simple" xlink:href="/gerer-la-sante-du-personnage/#a-terre" office:name=""><text:span text:style-name="Definition"><text:span text:style-name="T2">à terre</text:span></text:span></text:a> et elle est ensevelie sous les décombres. Il faut réussir un test de Force (Athlétisme) DD 20 via une action pour y échapper. Le MJ peut modifier le DD en fonction de la nature des décombres. Si la créature réussit son jet de sauvegarde, elle subit seulement la moitié des dégâts, ne tombe pas <text:a xlink:type="simple" xlink:href="/gerer-la-sante-du-personnage/#a-terre" office:name=""><text:span text:style-name="Definition"><text:span text:style-name="T2">à terre</text:span></text:span></text:a> et n’est pas ensevelie.<text:bookmark-end text:name="_structures_les_secousses_infligent_50_dégâts_contondants_à_toute_structure_en_contact_avec_le_sol_au_moment_où_vous_lancez_le_sort_et_au_début_de_chacun_de_vos_tours_jusquà_la_fin_du_sort_si_lune_delles_tombe_à_0_point_de_vie_elle_seffondre_et_blesse_peut_être_les_créatures_voisines_une_créature_qui_se_trouve_près_dun_bâtiment_en_train_de_seffondrer_à_une_distance_égale_ou_inférieure_à_la_moitié_de_la_hauteur_de_ce_bâtiment_doit_effectuer_un_jet_de_sauvegarde_de_dextérité_si_elle_échoue_elle_subit_5d6_dégâts_contondants_elle_tombe_à_terre_et_elle_est_ensevelie_sous_les_décombres_il_faut_réussir_un_test_de_force_athlétisme_dd_20_via_une_action_pour_y_échapper_le_mj_peut_modifier_le_dd_en_fonction_de_la_nature_des_décombres_si_la_créature_réussit_son_jet_de_sauvegarde_elle_subit_seulement_la_moitié_des_dégâts_ne_tombe_pas_à_terre_et_nest_pas_ensevelie"/></text:h>
      <text:p text:style-name="First_20_paragraph">title: "Tromperie" description: "Le PJ est <text:span text:style-name="T2">invisible</text:span> et crée un double illusoire de lui-même." school: "Illusion" level: 2 concentration: true casting_time: "1 action" duration: "jusqu’à 1 heure" range: "personnelle" components: verbal: false somatic: true material: false materials: "" ritual: false classes:</text:p>
      <text:p text:style-name="P130">- Magie --- **Coût** : 10 points de Magie <text:s text:c="3"/>Vous devenez [_invisible_](/gerer-la-sante-du-personnage/#invisible) à l'instant même où un double illusoire de votre personne apparaît là où vous vous trouvez. Ce double persiste pendant toute la durée du sort, mais votre invisibilité se termine dès que vous lancez un sort ou attaquez. Par contre si une quelconque personne s'approche de moins de 15 m, l'illusion disparait.</text:p>
      <text:p text:style-name="First_20_paragraph">Vous pouvez utiliser votre action pour déplacer votre double d’un maximum de deux fois votre vitesse et le faire bouger, parler et se comporter comme bon vous semble.</text:p>
      <text:h text:style-name="Heading_20_4" text:outline-level="4"><text:bookmark-start text:name="_vous_pouvez_voir_par_les_yeux_et_entendre_par_les_oreilles_de_votre_double_comme_si_vous_vous_trouviez_à_son_emplacement_à_chacun_de_vos_tours_vous_pouvez_utiliser_une_action_bonus_pour_passer_dune_perception_via_ses_sens_à_une_perception_via_les_vôtres_ou_inversement_tant_que_vous_utilisez_les_sens_de_votre_double_vous_êtes_sourd_et_aveugle_à_ce_qui_se_passe_directement_autour_de_vous"/>Vous pouvez voir par les yeux et entendre par les oreilles de votre double comme si vous vous trouviez à son emplacement. À chacun de vos tours, vous pouvez utiliser une action bonus pour passer d’une perception via ses sens à une perception via les vôtres ou inversement. Tant que vous utilisez les sens de votre double, vous êtes sourd et aveugle à ce qui se passe directement autour de vous.<text:bookmark-end text:name="_vous_pouvez_voir_par_les_yeux_et_entendre_par_les_oreilles_de_votre_double_comme_si_vous_vous_trouviez_à_son_emplacement_à_chacun_de_vos_tours_vous_pouvez_utiliser_une_action_bonus_pour_passer_dune_perception_via_ses_sens_à_une_perception_via_les_vôtres_ou_inversement_tant_que_vous_utilisez_les_sens_de_votre_double_vous_êtes_sourd_et_aveugle_à_ce_qui_se_passe_directement_autour_de_vous"/></text:h>
      <text:p text:style-name="First_20_paragraph">title: "Trouver les pièges" description: "Le PJ perçoit la présence de pièges." school: "Divination" level: 0 concentration: false casting_time: "1 action" duration: "instantanée" range: "36 mètres" components: verbal: true somatic: true material: false materials: "" ritual: false classes: - Foi — <text:span text:style-name="T1">Coût</text:span> : 4 points de Foi + Vous percevez la présence de tout piège se trouvant à portée et dans votre champ de vision. Concernant ce sort, le terme de piège désigne toute chose qui inflige soudainement ou de façon inattendue un effet considéré comme néfaste ou indésirable et que son créateur a conçu dans ce but. Ainsi, le sort prévient si une zone est affectée par une alarme, un glyphe de garde ou une fosse piégée mécanique, mais il ne révèle pas une faiblesse naturelle dans un plancher, un plafond instable ou une doline cachée.</text:p>
      <text:h text:style-name="Heading_20_4" text:outline-level="4"><text:bookmark-start text:name="_le_sort_indique_simplement_quil_y_a_un_piège_il_ne_précise_pas_où_mais_vous_donne_une_idée_générale_de_la_nature_du_danger_quil_représente"/>Le sort indique simplement qu’il y a un piège ; il ne précise pas où, mais vous donne une idée générale de la nature du danger qu’il représente.<text:bookmark-end text:name="_le_sort_indique_simplement_quil_y_a_un_piège_il_ne_précise_pas_où_mais_vous_donne_une_idée_générale_de_la_nature_du_danger_quil_représente"/></text:h>
      <text:p text:style-name="First_20_paragraph">title: "Trouver un chemin" description: "Permet de déterminer le chemin le plus court vers une destination." school: "Divination" level: 2 concentration: true casting_time: "1 minute" duration: "jusqu’à 1 jour" range: "personnelle" components: verbal: true somatic: true material: true materials: "un ensemble d’instruments de divination [comme des os, des bâtonnets en ivoire, des cartes, des dents ou des runes gravées] d’une valeur de 100 po et un objet venant de l’endroit que vous cherchez" ritual: false classes: - Magie + - Foi + — <text:span text:style-name="T1">Coût</text:span> : 12 points de Magie ou de Foi</text:p>
      <text:p text:style-name="Text_20_body"><text:span text:style-name="T1">Enchantement</text:span> Le lanceur de sort enchante un ensemble d’instruments de divination [comme des os, des bâtonnets en ivoire, des cartes, des dents ou des runes gravées] d’une valeur de 100 po et un objet venant de l’endroit que vous cherchez. Il a pour cela besoin de 60 po de matériel (encens, bougies…​). + Ce sort vous permet de trouver le chemin physique le plus direct et le plus court vers un endroit fixe spécifique avec lequel vous êtes familier et qui se trouve sur le même plan d’existence que vous. Le sort échoue si vous choisissez une destination située sur un autre plan d’existence, une destination mouvante (comme une forteresse mobile) ou une destination n’ayant rien de spécifique (comme l’antre d’un dragon vert).</text:p>
      <text:h text:style-name="Heading_20_4" text:outline-level="4"><text:bookmark-start text:name="_tant_que_le_sort_persiste_et_que_vous_êtes_sur_le_même_plan_dexistence_que_votre_destination_vous_savez_dans_quelle_direction_et_à_quelle_distance_elle_se_trouve_tant_que_vous_faites_route_vers_votre_destination_à_chaque_fois_que_vous_avez_le_choix_entre_plusieurs_itinéraires_vous_déterminez_automatiquement_celui_qui_sera_le_plus_court_et_le_plus_direct_mais_pas_forcément_le_plus_sûr"/>Tant que le sort persiste et que vous êtes sur le même plan d’existence que votre destination, vous savez dans quelle direction et à quelle distance elle se trouve. Tant que vous faites route vers votre destination, à chaque fois que vous avez le choix entre plusieurs itinéraires, vous déterminez automatiquement celui qui sera le plus court et le plus direct (mais pas forcément le plus sûr).<text:bookmark-end text:name="_tant_que_le_sort_persiste_et_que_vous_êtes_sur_le_même_plan_dexistence_que_votre_destination_vous_savez_dans_quelle_direction_et_à_quelle_distance_elle_se_trouve_tant_que_vous_faites_route_vers_votre_destination_à_chaque_fois_que_vous_avez_le_choix_entre_plusieurs_itinéraires_vous_déterminez_automatiquement_celui_qui_sera_le_plus_court_et_le_plus_direct_mais_pas_forcément_le_plus_sûr"/></text:h>
      <text:p text:style-name="First_20_paragraph">title: "Trouver une monture" description: "Invoque une fidèle monture hors du commun." school: "Invocation" level: 0 concentration: false casting_time: "10 minutes" duration: "instantanée" range: "9 mètres" components: verbal: true somatic: true material: false materials: "" ritual: false classes: - Foi + — <text:span text:style-name="T1">Coût</text:span> : 4 points de Foi + Vous invoquez un esprit qui prend la forme d’une monture dotée d’une intelligence, d’une puissance et d’une loyauté hors du commun, et créez un lien durable avec lui. La monture arrive en 1d6 x 10 minutes si elle a la possibilité de rejoindre le lanceur de sort. La monture possède le profil technique de la forme choisie mais, au lieu d’être de type normal, elle est céleste, féerique ou fiélone (à vous de choisir). De plus, si elle a d’ordinaire une Intelligence de 5 ou moins, cette caractéristique passe à 6 et elle comprend un langage de votre choix que vous maîtrisez.</text:p>
      <text:p text:style-name="Text_20_body">Vous pouvez chevaucher votre monture au combat ou en dehors des affrontements, et le lien instinctif que vous partagez avec elle vous permet de vous battre ensemble comme si vous étiez une seule et même entité. Tant que vous la chevauchez, les sorts qui vous visent exclusivement l’affectent aussi si vous le désirez.</text:p>
      <text:p text:style-name="Text_20_body">Quand la monture tombe à 0 point d’action, elle meurt. Vous pouvez la renvoyer quand vous le désirez par une action et elle quitte votre service.</text:p>
      <text:p text:style-name="Text_20_body">Vous pouvez communiquer par télépathie avec votre monture tant qu’elle se trouve dans un rayon de 1,50 kilomètre.</text:p>
      <text:h text:style-name="Heading_20_4" text:outline-level="4"><text:bookmark-start text:name="_vous_ne_pouvez_vous_lier_quà_une_seule_monture_issue_de_ce_sort_à_la_fois_vous_pouvez_libérer_la_monture_du_lien_quand_vous_le_désirez_par_une_action"/>Vous ne pouvez vous lier qu’à une seule monture issue de ce sort à la fois. Vous pouvez libérer la monture du lien quand vous le désirez, par une action.<text:bookmark-end text:name="_vous_ne_pouvez_vous_lier_quà_une_seule_monture_issue_de_ce_sort_à_la_fois_vous_pouvez_libérer_la_monture_du_lien_quand_vous_le_désirez_par_une_action"/></text:h>
      <text:p text:style-name="First_20_paragraph">title: "Vague tonnante" description: "Les cibles subissent 3d6 dégâts et sont repoussées de 3 mètres." school: "Évocation" level: 0 concentration: false casting_time: "1 action" duration: "instantanée" range: "personnelle (cube de 4,50 mètres)" components: verbal: true somatic: true material: false materials: "" ritual: false classes: - Foi - Magie — <text:span text:style-name="T1">Coût</text:span> : 2 points de Magie ou de Foi + Une vague de force tonnante émane de vous. Chaque créature située dans un cube de 4,50 mètres d’arête partant de vous doit faire un <text:a xlink:type="simple" xlink:href="/utiliser-les-caracteristiques/#jets-de-sauvegarde" office:name=""><text:span text:style-name="Definition">jet de sauvegarde</text:span></text:a> de Constitution. Les créatures qui échouent subissent 3d6 dégâts de tonnerre et sont bousculées de 3 mètres en face de vous. Les autres subissent seulement la moitié des dégâts et ne sont pas bousculées.</text:p>
      <text:p text:style-name="Text_20_body">De plus, les objets qui ne sont pas arrimés et se trouvent entièrement englobés dans la zone affectée sont automatiquement éloignés de 3 mètres à l’opposé de vous. Le sort émet un grondement de tonnerre qui s’entend dans un rayon de 90 mètres.</text:p>
      <text:h text:style-name="Heading_20_4" text:outline-level="4"><text:bookmark-start text:name="_à_plus_haut_niveau_si_vous_lancez_ce_sort_en_utilisant_un_emplacement_de_niveau_disciple_ou_supérieur_les_dégâts_augmentent_de_1d6_par_niveau_au_delà_du_premier"/><text:span text:style-name="T1">À plus haut niveau</text:span>. Si vous lancez ce sort en utilisant un emplacement de niveau Disciple ou supérieur, les dégâts augmentent de 1d6 par niveau au-delà du premier.<text:bookmark-end text:name="_à_plus_haut_niveau_si_vous_lancez_ce_sort_en_utilisant_un_emplacement_de_niveau_disciple_ou_supérieur_les_dégâts_augmentent_de_1d6_par_niveau_au_delà_du_premier"/></text:h>
      <text:p text:style-name="First_20_paragraph">title: "Verrou magique" description: "Bloque l’ouverture d’une porte, une fenêtre, un portail, un coffre, etc." school: "Abjuration" level: 0 concentration: false casting_time: "1 action" duration: "jusqu’à dissipation" range: "contact" components: verbal: true somatic: true material: true materials: "poussière d’or d’une valeur minimum de 25 po, que le sort consume" ritual: false classes: - Magie — <text:span text:style-name="T1">Coût</text:span> : 4 points de Magie + Vous touchez une ouverture fermée, comme une porte, une fenêtre, un portail, un coffre ou autre. Elle se verrouille alors pour toute la durée du sort. Vous et toutes les créatures désignées lors de l’incantation du sort pouvez ouvrir l’ouverture normalement. Vous pouvez aussi définir un mot de passe qui, une fois prononcé dans un rayon de 1,50 mètre autour de l’objet fermé, dissipe le sort pendant 1 minute. Sinon, impossible d’ouvrir l’objet à moins de le briser ou de dissiper ou supprimer le sort. Un sort de supprime le <text:span text:style-name="T2">verrou magique</text:span> pendant 10 minutes.</text:p>
      <text:h text:style-name="Heading_20_4" text:outline-level="4"><text:bookmark-start text:name="_tant_que_lobjet_est_affecté_par_ce_sort_il_est_bien_plus_difficile_à_briser_ou_à_ouvrir_de_force_le_dd_pour_le_briser_ou_crocheter_ses_éventuelles_serrures_augmente_de_10"/>Tant que l’objet est affecté par ce sort, il est bien plus difficile à briser ou à ouvrir de force : le DD pour le briser ou crocheter ses éventuelles serrures augmente de 10.<text:bookmark-end text:name="_tant_que_lobjet_est_affecté_par_ce_sort_il_est_bien_plus_difficile_à_briser_ou_à_ouvrir_de_force_le_dd_pour_le_briser_ou_crocheter_ses_éventuelles_serrures_augmente_de_10"/></text:h>
      <text:p text:style-name="First_20_paragraph">title: "Viser juste" description: "Le PJ obtient un <text:span text:style-name="T2">avantage</text:span> sur son prochain jet d’attaque." school: "Divination" level: 0 concentration: true casting_time: "1 action" duration: "jusqu’à 1 round" range: "9 mètres" components: verbal: false somatic: true material: false materials: "" ritual: false classes:</text:p>
      <text:p text:style-name="P131">- Magie --- **Coût** : 1 point de Magie Vous tendez la main et pointez du doigt une cible à portée. Votre magie vous donne un bref aperçu de ses défenses. À votre prochain tour, vous avez l'[_avantage_](/utiliser-les-caracteristiques/#avantage-et-desavantage) lors de votre premier [jet d'attaque](/combattre/#jets-d-attaque) contre elle, à condition que le sort ne se soit pas terminé avant. --- title: "Vision animale" description: "Augmente les sens" school: Transmutation level: 0 concentration: false casting_time: "1 action" duration: "1 heure" range: "personnelle" components: <text:s text:c="2"/>verbal: true <text:s text:c="2"/>somatic: true <text:s text:c="2"/>material: true <text:s text:c="2"/>materials: "Graisse de chien ou de loup (ou autres canidés)" ritual: true classes: <text:s text:c="2"/>- Magie <text:s text:c="2"/>- Foi --- **Coût** : 4 points de Magie ou de Foi</text:p>
      <text:p text:style-name="First_20_paragraph"><text:span text:style-name="T1">Enchantement</text:span> Le sorcier enchante une petite quantité de graisse de chien ou de loup Il a pour cela besoin de 100 grammes de graisse de chien ou de loup, de 5 po de matériel (encens, bougies…​). L’enchantement permet de créer 2d6 doses.</text:p>
      <text:p text:style-name="Text_20_body">Le lanceur de sort doit ensuite appliquer cet onguent sur ses yeux, ses oreilles, ses lèvres et son nez pour avoir la même capacité d’odorat, de goût, de vision et d’ouïs que les animaux. Ce sort octroie l’un des effets suivant aléatoirement : §§§ .table-container |1d6|Effet| |:-:|:-:| |1-2 |les tests de compétences liés à la sagesse inclus nature et exclus dressage et médecine sont baissés d’un cran de difficulté. (les test de difficulté facile sont considérés comme acquis).| |3-4 |le joueur obtient un avantage à tout ses jets de sagesse, inclus nature et exclus dressage et médecine.| |5-6| le joueur obtient un bonus de +4 à tout ses jets de sagesse, inclus nature et exclus dressage et médecine.| §§§ — title: "Vision dans le noir" description: "La cible bénéficie d’une vision dans le noir à 18 mètres." school: "Transmutation" level: 0 concentration: false casting_time: "1 action" duration: "8 heures" range: "contact" components: verbal: true somatic: true material: true materials: "une pincée de carotte séchée ou une agate" ritual: false classes: - Foi - Magie — <text:span text:style-name="T1">Coût</text:span> : 4 points de Magie ou de Foi + Vous touchez une créature consentante pour lui permettre de voir dans le noir. Pendant toute la durée du sort, elle bénéficie de la vision dans le noir à une distance de 18 mètres. — title: "Vision suprême" description: "La cible repère les portes cachées par magie et voit le plan éthéré." school: "Divination" level: 2 concentration: false casting_time: "1 action" duration: "1 heure" range: "contact" components: verbal: true somatic: true material: true materials: "un collyre coûtant 25 po, fait de poudre de champignon, de safran et de graisse, que le sort consume" ritual: false classes: - Foi - Magie — <text:span text:style-name="T1">Coût</text:span> : 12 points de Magie ou de Foi + <text:span text:style-name="T1">Enchantement</text:span> Le lanceur de sort enchante un collyre coûtant 25 po, fait de poudre de champignon, de safran et de graisse, que le sort consume. Il a pour cela besoin de 60 po de matériel (encens, bougies…​). + Grâce à ce sort, la créature consentante que vous touchez est capable de voir les choses telles qu’elles sont réellement. Pendant toute la durée du sort, la cible bénéficie de vision parfaite, repère les portes dérobées cachées par magie et voit le plan éthéré, tout cela dans un rayon de 36 mètres. + — title: "Vitalité" description: "Jusqu’à six cibles récupèrent 1 point de vie par round." school: "Évocation" level: 1 concentration: false casting_time: "1 action" duration: "1 minute" range: "9 mètres" components: verbal: true somatic: true material: false materials: "" ritual: false classes: - Foi — <text:span text:style-name="T1">Coût</text:span> : 6 points de Foi + Jusqu’à six créatures vivantes de votre choix, à portée et dans votre champ de vision, récupèrent 1 point d’action par round jusqu’à la fin du sort.</text:p>
      <text:h text:style-name="Heading_20_4" text:outline-level="4"><text:bookmark-start text:name="_à_plus_haut_niveau_lorsque_vous_lancez_ce_sort_en_utilisant_un_emplacement_de_sorts_de_niveau_apprenti_ou_supérieur_vous_augmentez_le_nombre_de_points_daction_récupéré_par_round_de_1_point_par_niveau_au_delà_du_niveau_disciple"/><text:span text:style-name="T1">À plus haut niveau</text:span>. Lorsque vous lancez ce sort en utilisant un emplacement de sorts de niveau Apprenti ou supérieur, vous augmentez le nombre de points d’action récupéré par round de 1 point par niveau au-delà du niveau Disciple.<text:bookmark-end text:name="_à_plus_haut_niveau_lorsque_vous_lancez_ce_sort_en_utilisant_un_emplacement_de_sorts_de_niveau_apprenti_ou_supérieur_vous_augmentez_le_nombre_de_points_daction_récupéré_par_round_de_1_point_par_niveau_au_delà_du_niveau_disciple"/></text:h>
      <text:p text:style-name="First_20_paragraph">title: "Voeux de contraception" description: "Enchante un objet qui agit comme un contraceptif" school: Transmutation level: 0 concentration: false casting_time: "10 minutes" duration: "12 heures" range: "contact" components: verbal: true somatic: true material: true materials: "Bracelet de cuivre ( oxydé ), encens de 15 PO" ritual: true classes:</text:p>
      <text:list text:style-name="L94">
        <text:list-item>
          <text:p text:style-name="P132">Magie</text:p>
        </text:list-item>
        <text:list-item>
          <text:p text:style-name="P132">Foi source: "Gwion" — <text:span text:style-name="T1">Coût</text:span> : 4 point de Magie ou de Foi</text:p>
        </text:list-item>
      </text:list>
      <text:h text:style-name="Heading_20_4" text:outline-level="4"><text:bookmark-start text:name="_le_sorcier_enchante_temporairement_un_petit_bracelet_de_cuivre_oxydé_que_quelquun_porte_au_poignet_la_personne_qui_porte_le_bracelet_ne_doit_pas_enlever_le_bracelet_durant_tout_le_sort_sous_risque_de_le_briser_ce_sort_permet_déviter_dengrosser_ou_de_se_faire_engrosser_durant_une_période_de_12_heures"/>Le sorcier enchante temporairement un petit bracelet de cuivre oxydé que quelqu’un porte au poignet. La personne qui porte le bracelet ne doit pas enlever le bracelet durant tout le sort sous risque de le briser. Ce sort permet d’éviter d’engrosser ou de se faire engrosser durant une période de 12 heures.<text:bookmark-end text:name="_le_sorcier_enchante_temporairement_un_petit_bracelet_de_cuivre_oxydé_que_quelquun_porte_au_poignet_la_personne_qui_porte_le_bracelet_ne_doit_pas_enlever_le_bracelet_durant_tout_le_sort_sous_risque_de_le_briser_ce_sort_permet_déviter_dengrosser_ou_de_se_faire_engrosser_durant_une_période_de_12_heures"/></text:h>
      <text:p text:style-name="First_20_paragraph">title: "Voir l’invisible" description: "Le PJ peut voir les créatures et objets <text:span text:style-name="T2">invisibles</text:span> et observer le plan éthéré." school: "Divination" level: 0 concentration: false casting_time: "1 action" duration: "1 heure" range: "personnelle" components: verbal: true somatic: true material: true materials: "une pincée de talc et un saupoudrage de poudre d’argent" ritual: false classes:</text:p>
      <text:p text:style-name="P133">- Magie --- **Coût** : 4 points de Magie <text:s text:c="2"/>Pendant toute la durée du sort, vous voyez les créatures et les objets [_invisibles_](/gerer-la-sante-du-personnage/#invisible) comme s'ils étaient bien visibles et vous pouvez aussi observer le plan éthéré. Les créatures et les objets éthérés vous apparaissent comme des silhouettes translucides et fantomatiques. --- title: "Zone de vérité" description: "Sphère de 4,50 mètres dans laquelle il est impossible de mentir." school: "Enchantement" level: 0 concentration: false casting_time: "1 action" duration: "10 minutes" range: "18 mètres" components: <text:s text:c="2"/>verbal: true <text:s text:c="2"/>somatic: true <text:s text:c="2"/>material: false <text:s text:c="2"/>materials: "" ritual: false classes:</text:p>
      <text:p text:style-name="P134">- Magie</text:p>
      <text:p text:style-name="P135">- Foi --- **Coût** : 4 points de Magie ou de Foi <text:s text:c="3"/>Vous créez une zone magique capable de protéger contre la duplicité, de la forme d'une sphère de 4,50 mètres de rayon centrée sur un point de votre choix situé à portée. Jusqu'à la fin du sort, une créature qui pénètre dans la sphère pour la première fois de son tour ou y commence son tour doit réussir un [jet de sauvegarde](/utiliser-les-caracteristiques/#jets-de-sauvegarde) de Charisme. Si elle échoue, elle ne peut pas mentir délibérément tant qu'elle reste dans la zone du sort. Vous savez si chaque créature présente a réussi ou raté son [jet de sauvegarde](/utiliser-les-caracteristiques/#jets-de-sauvegarde).</text:p>
      <text:p text:style-name="First_20_paragraph">Une créature affectée est consciente du sort qui la limite et peut donc soigneusement éviter de répondre aux questions qui susciteraient normalement un mensonge de sa part. Une telle créature peut rester évasive dans ses réponses, tant qu’elle reste dans les limites de la vérité.</text:p>
      <text:p text:style-name="Text_20_body">Last updated 2021-07-29 14:54:32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réation du personnage</dc:title>
    <dc:description>Règles de création de personnage</dc:description>
    <dc:subject/>
    <meta:keyword/>
    <dc:language>en</dc:language>
    <meta:initial-creator/>
    <dc:creator/>
    <meta:creation-date>2021-07-29T12:54:42Z</meta:creation-date>
    <dc:date>2021-07-29T12:54:42Z</dc:date>
    <meta:user-defined meta:name="generator" meta:value-type="string">Asciidoctor 2.0.12</meta:user-defined>
    <meta:user-defined meta:name="viewport" meta:value-type="string">width=device-width, initial-scale=1.0</meta:user-defined>
  </office:meta>
</office:document-meta>
</file>